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4.908cm" svg:y="0cm">
            <draw:object draw:notify-on-update-of-ranges="Sheet1.L1:Sheet1.L1 Sheet1.L2:Sheet1.L10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4.553cm" svg:y="10.406cm">
            <draw:object draw:notify-on-update-of-ranges="Sheet1.M1:Sheet1.M1 Sheet1.M2:Sheet1.M10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4.615cm" svg:y="19.57cm">
            <draw:object draw:notify-on-update-of-ranges="Sheet1.N1:Sheet1.N1 Sheet1.N2:Sheet1.N10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acceleration: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ation: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redGravityX</text:p>
          </table:table-cell>
          <table:table-cell office:value-type="string" calcext:value-type="string">
            <text:p>PredGravityY</text:p>
          </table:table-cell>
          <table:table-cell office:value-type="string" calcext:value-type="string">
            <text:p>PredGravityZ</text:p>
          </table:table-cell>
          <table:table-cell/>
          <table:table-cell office:value-type="string" calcext:value-type="string">
            <text:p>Difference predicted – actual sqr then rooted </text:p>
          </table:table-cell>
          <table:table-cell table:style-name="Default" office:value-type="string" calcext:value-type="string">
            <text:p>Diff in X</text:p>
          </table:table-cell>
          <table:table-cell office:value-type="string" calcext:value-type="string">
            <text:p>Diff in Y</text:p>
          </table:table-cell>
          <table:table-cell office:value-type="string" calcext:value-type="string">
            <text:p>Diff in Z</text:p>
          </table:table-cell>
          <table:table-cell table:style-name="ce3" office:value-type="string" calcext:value-type="string">
            <text:p>Sum diff X</text:p>
          </table:table-cell>
        </table:table-row>
        <table:table-row table:style-name="ro1">
          <table:table-cell office:value-type="float" office:value="0.492081" calcext:value-type="float">
            <text:p>0.492081</text:p>
          </table:table-cell>
          <table:table-cell office:value-type="float" office:value="0.0687103" calcext:value-type="float">
            <text:p>0.0687103</text:p>
          </table:table-cell>
          <table:table-cell office:value-type="float" office:value="-9.81509" calcext:value-type="float">
            <text:p>-9.81509</text:p>
          </table:table-cell>
          <table:table-cell office:value-type="float" office:value="2.90775" calcext:value-type="float">
            <text:p>2.90775</text:p>
          </table:table-cell>
          <table:table-cell office:value-type="float" office:value="-0.0281917" calcext:value-type="float">
            <text:p>-0.0281917</text:p>
          </table:table-cell>
          <table:table-cell office:value-type="float" office:value="-3.11618" calcext:value-type="float">
            <text:p>-3.11618</text:p>
          </table:table-cell>
          <table:table-cell office:value-type="float" office:value="0.276244" calcext:value-type="float">
            <text:p>0.276244</text:p>
          </table:table-cell>
          <table:table-cell office:value-type="float" office:value="0.248963" calcext:value-type="float">
            <text:p>0.248963</text:p>
          </table:table-cell>
          <table:table-cell office:value-type="float" office:value="-9.79294" calcext:value-type="float">
            <text:p>-9.79294</text:p>
          </table:table-cell>
          <table:table-cell/>
          <table:table-cell table:formula="of:= SQRT(([.G2]-[.A2])^2 + ([.H2]-[.B2])^2 + ([.I2]-[.C2])^2)" office:value-type="float" office:value="0.282076707521713" calcext:value-type="float">
            <text:p>0.2820767075</text:p>
          </table:table-cell>
          <table:table-cell table:formula="of:=[.A2]-[.G2]" office:value-type="float" office:value="0.215837" calcext:value-type="float">
            <text:p>0.215837</text:p>
          </table:table-cell>
          <table:table-cell table:formula="of:=[.B2]-[.H2]" office:value-type="float" office:value="-0.1802527" calcext:value-type="float">
            <text:p>-0.1802527</text:p>
          </table:table-cell>
          <table:table-cell table:formula="of:=[.C2]-[.I2]" office:value-type="float" office:value="-0.0221499999999999" calcext:value-type="float">
            <text:p>-0.02215</text:p>
          </table:table-cell>
          <table:table-cell table:style-name="ce4" table:formula="of:=SUM([.L$1:.L$1048576])" office:value-type="float" office:value="109.74259662" calcext:value-type="float">
            <text:p>109.74259662</text:p>
          </table:table-cell>
        </table:table-row>
        <table:table-row table:style-name="ro1">
          <table:table-cell office:value-type="float" office:value="0.451614" calcext:value-type="float">
            <text:p>0.451614</text:p>
          </table:table-cell>
          <table:table-cell office:value-type="float" office:value="0.104416" calcext:value-type="float">
            <text:p>0.104416</text:p>
          </table:table-cell>
          <table:table-cell office:value-type="float" office:value="-9.89603" calcext:value-type="float">
            <text:p>-9.89603</text:p>
          </table:table-cell>
          <table:table-cell office:value-type="float" office:value="2.90775" calcext:value-type="float">
            <text:p>2.90775</text:p>
          </table:table-cell>
          <table:table-cell office:value-type="float" office:value="-0.0281917" calcext:value-type="float">
            <text:p>-0.0281917</text:p>
          </table:table-cell>
          <table:table-cell office:value-type="float" office:value="-3.11618" calcext:value-type="float">
            <text:p>-3.11618</text:p>
          </table:table-cell>
          <table:table-cell office:value-type="float" office:value="0.276244" calcext:value-type="float">
            <text:p>0.276244</text:p>
          </table:table-cell>
          <table:table-cell office:value-type="float" office:value="0.248963" calcext:value-type="float">
            <text:p>0.248963</text:p>
          </table:table-cell>
          <table:table-cell office:value-type="float" office:value="-9.79294" calcext:value-type="float">
            <text:p>-9.79294</text:p>
          </table:table-cell>
          <table:table-cell/>
          <table:table-cell table:formula="of:= SQRT(([.G3]-[.A3])^2 + ([.H3]-[.B3])^2 + ([.I3]-[.C3])^2)" office:value-type="float" office:value="0.249551638361682" calcext:value-type="float">
            <text:p>0.2495516384</text:p>
          </table:table-cell>
          <table:table-cell table:formula="of:=[.A3]-[.G3]" office:value-type="float" office:value="0.17537" calcext:value-type="float">
            <text:p>0.17537</text:p>
          </table:table-cell>
          <table:table-cell table:formula="of:=[.B3]-[.H3]" office:value-type="float" office:value="-0.144547" calcext:value-type="float">
            <text:p>-0.144547</text:p>
          </table:table-cell>
          <table:table-cell table:formula="of:=[.C3]-[.I3]" office:value-type="float" office:value="-0.10309" calcext:value-type="float">
            <text:p>-0.10309</text:p>
          </table:table-cell>
          <table:table-cell table:style-name="ce5" table:formula="of:=AVERAGE([.L$1:.L$1048576])" office:value-type="float" office:value="0.103433173063148" calcext:value-type="float">
            <text:p>0.1034331731</text:p>
          </table:table-cell>
        </table:table-row>
        <table:table-row table:style-name="ro1">
          <table:table-cell office:value-type="float" office:value="0.451614" calcext:value-type="float">
            <text:p>0.451614</text:p>
          </table:table-cell>
          <table:table-cell office:value-type="float" office:value="0.104416" calcext:value-type="float">
            <text:p>0.104416</text:p>
          </table:table-cell>
          <table:table-cell office:value-type="float" office:value="-9.89603" calcext:value-type="float">
            <text:p>-9.89603</text:p>
          </table:table-cell>
          <table:table-cell office:value-type="float" office:value="2.90749" calcext:value-type="float">
            <text:p>2.90749</text:p>
          </table:table-cell>
          <table:table-cell office:value-type="float" office:value="-0.025887" calcext:value-type="float">
            <text:p>-0.025887</text:p>
          </table:table-cell>
          <table:table-cell office:value-type="float" office:value="-3.11795" calcext:value-type="float">
            <text:p>-3.11795</text:p>
          </table:table-cell>
          <table:table-cell office:value-type="float" office:value="0.253662" calcext:value-type="float">
            <text:p>0.253662</text:p>
          </table:table-cell>
          <table:table-cell office:value-type="float" office:value="0.231576" calcext:value-type="float">
            <text:p>0.231576</text:p>
          </table:table-cell>
          <table:table-cell office:value-type="float" office:value="-9.79398" calcext:value-type="float">
            <text:p>-9.79398</text:p>
          </table:table-cell>
          <table:table-cell/>
          <table:table-cell table:formula="of:= SQRT(([.G4]-[.A4])^2 + ([.H4]-[.B4])^2 + ([.I4]-[.C4])^2)" office:value-type="float" office:value="0.256454406091999" calcext:value-type="float">
            <text:p>0.2564544061</text:p>
          </table:table-cell>
          <table:table-cell table:formula="of:=[.A4]-[.G4]" office:value-type="float" office:value="0.197952" calcext:value-type="float">
            <text:p>0.197952</text:p>
          </table:table-cell>
          <table:table-cell table:formula="of:=[.B4]-[.H4]" office:value-type="float" office:value="-0.12716" calcext:value-type="float">
            <text:p>-0.12716</text:p>
          </table:table-cell>
          <table:table-cell table:formula="of:=[.C4]-[.I4]" office:value-type="float" office:value="-0.10205" calcext:value-type="float">
            <text:p>-0.10205</text:p>
          </table:table-cell>
          <table:table-cell/>
        </table:table-row>
        <table:table-row table:style-name="ro1">
          <table:table-cell office:value-type="float" office:value="0.48494" calcext:value-type="float">
            <text:p>0.48494</text:p>
          </table:table-cell>
          <table:table-cell office:value-type="float" office:value="0.187729" calcext:value-type="float">
            <text:p>0.187729</text:p>
          </table:table-cell>
          <table:table-cell office:value-type="float" office:value="-10.015" calcext:value-type="float">
            <text:p>-10.015</text:p>
          </table:table-cell>
          <table:table-cell office:value-type="float" office:value="2.9069" calcext:value-type="float">
            <text:p>2.9069</text:p>
          </table:table-cell>
          <table:table-cell office:value-type="float" office:value="-0.0246283" calcext:value-type="float">
            <text:p>-0.0246283</text:p>
          </table:table-cell>
          <table:table-cell office:value-type="float" office:value="-3.11893" calcext:value-type="float">
            <text:p>-3.11893</text:p>
          </table:table-cell>
          <table:table-cell office:value-type="float" office:value="0.241332" calcext:value-type="float">
            <text:p>0.241332</text:p>
          </table:table-cell>
          <table:table-cell office:value-type="float" office:value="0.222039" calcext:value-type="float">
            <text:p>0.222039</text:p>
          </table:table-cell>
          <table:table-cell office:value-type="float" office:value="-9.79451" calcext:value-type="float">
            <text:p>-9.79451</text:p>
          </table:table-cell>
          <table:table-cell/>
          <table:table-cell table:formula="of:= SQRT(([.G5]-[.A5])^2 + ([.H5]-[.B5])^2 + ([.I5]-[.C5])^2)" office:value-type="float" office:value="0.330360218343553" calcext:value-type="float">
            <text:p>0.3303602183</text:p>
          </table:table-cell>
          <table:table-cell table:formula="of:=[.A5]-[.G5]" office:value-type="float" office:value="0.243608" calcext:value-type="float">
            <text:p>0.243608</text:p>
          </table:table-cell>
          <table:table-cell table:formula="of:=[.B5]-[.H5]" office:value-type="float" office:value="-0.03431" calcext:value-type="float">
            <text:p>-0.03431</text:p>
          </table:table-cell>
          <table:table-cell table:formula="of:=[.C5]-[.I5]" office:value-type="float" office:value="-0.22049" calcext:value-type="float">
            <text:p>-0.22049</text:p>
          </table:table-cell>
          <table:table-cell table:style-name="ce3" office:value-type="string" calcext:value-type="string">
            <text:p>Sum diff Y</text:p>
          </table:table-cell>
        </table:table-row>
        <table:table-row table:style-name="ro1">
          <table:table-cell office:value-type="float" office:value="0.427811" calcext:value-type="float">
            <text:p>0.427811</text:p>
          </table:table-cell>
          <table:table-cell office:value-type="float" office:value="0.171066" calcext:value-type="float">
            <text:p>0.171066</text:p>
          </table:table-cell>
          <table:table-cell office:value-type="float" office:value="-10.0174" calcext:value-type="float">
            <text:p>-10.0174</text:p>
          </table:table-cell>
          <table:table-cell office:value-type="float" office:value="2.9069" calcext:value-type="float">
            <text:p>2.9069</text:p>
          </table:table-cell>
          <table:table-cell office:value-type="float" office:value="-0.0246283" calcext:value-type="float">
            <text:p>-0.0246283</text:p>
          </table:table-cell>
          <table:table-cell office:value-type="float" office:value="-3.11893" calcext:value-type="float">
            <text:p>-3.11893</text:p>
          </table:table-cell>
          <table:table-cell office:value-type="float" office:value="0.241332" calcext:value-type="float">
            <text:p>0.241332</text:p>
          </table:table-cell>
          <table:table-cell office:value-type="float" office:value="0.222039" calcext:value-type="float">
            <text:p>0.222039</text:p>
          </table:table-cell>
          <table:table-cell office:value-type="float" office:value="-9.79451" calcext:value-type="float">
            <text:p>-9.79451</text:p>
          </table:table-cell>
          <table:table-cell/>
          <table:table-cell table:formula="of:= SQRT(([.G6]-[.A6])^2 + ([.H6]-[.B6])^2 + ([.I6]-[.C6])^2)" office:value-type="float" office:value="0.295046803524457" calcext:value-type="float">
            <text:p>0.2950468035</text:p>
          </table:table-cell>
          <table:table-cell table:formula="of:=[.A6]-[.G6]" office:value-type="float" office:value="0.186479" calcext:value-type="float">
            <text:p>0.186479</text:p>
          </table:table-cell>
          <table:table-cell table:formula="of:=[.B6]-[.H6]" office:value-type="float" office:value="-0.050973" calcext:value-type="float">
            <text:p>-0.050973</text:p>
          </table:table-cell>
          <table:table-cell table:formula="of:=[.C6]-[.I6]" office:value-type="float" office:value="-0.22289" calcext:value-type="float">
            <text:p>-0.22289</text:p>
          </table:table-cell>
          <table:table-cell table:style-name="ce4" table:formula="of:=SUM([.M$1:.M$1048576])" office:value-type="float" office:value="-177.596276625" calcext:value-type="float">
            <text:p>-177.596276625</text:p>
          </table:table-cell>
        </table:table-row>
        <table:table-row table:style-name="ro1">
          <table:table-cell office:value-type="float" office:value="0.427811" calcext:value-type="float">
            <text:p>0.427811</text:p>
          </table:table-cell>
          <table:table-cell office:value-type="float" office:value="0.171066" calcext:value-type="float">
            <text:p>0.171066</text:p>
          </table:table-cell>
          <table:table-cell office:value-type="float" office:value="-10.0174" calcext:value-type="float">
            <text:p>-10.0174</text:p>
          </table:table-cell>
          <table:table-cell office:value-type="float" office:value="2.90769" calcext:value-type="float">
            <text:p>2.90769</text:p>
          </table:table-cell>
          <table:table-cell office:value-type="float" office:value="-0.0239101" calcext:value-type="float">
            <text:p>-0.0239101</text:p>
          </table:table-cell>
          <table:table-cell office:value-type="float" office:value="-3.11874" calcext:value-type="float">
            <text:p>-3.11874</text:p>
          </table:table-cell>
          <table:table-cell office:value-type="float" office:value="0.234296" calcext:value-type="float">
            <text:p>0.234296</text:p>
          </table:table-cell>
          <table:table-cell office:value-type="float" office:value="0.223845" calcext:value-type="float">
            <text:p>0.223845</text:p>
          </table:table-cell>
          <table:table-cell office:value-type="float" office:value="-9.79464" calcext:value-type="float">
            <text:p>-9.79464</text:p>
          </table:table-cell>
          <table:table-cell/>
          <table:table-cell table:formula="of:= SQRT(([.G7]-[.A7])^2 + ([.H7]-[.B7])^2 + ([.I7]-[.C7])^2)" office:value-type="float" office:value="0.299759396293094" calcext:value-type="float">
            <text:p>0.2997593963</text:p>
          </table:table-cell>
          <table:table-cell table:formula="of:=[.A7]-[.G7]" office:value-type="float" office:value="0.193515" calcext:value-type="float">
            <text:p>0.193515</text:p>
          </table:table-cell>
          <table:table-cell table:formula="of:=[.B7]-[.H7]" office:value-type="float" office:value="-0.052779" calcext:value-type="float">
            <text:p>-0.052779</text:p>
          </table:table-cell>
          <table:table-cell table:formula="of:=[.C7]-[.I7]" office:value-type="float" office:value="-0.222760000000001" calcext:value-type="float">
            <text:p>-0.22276</text:p>
          </table:table-cell>
          <table:table-cell table:style-name="ce5" table:formula="of:=AVERAGE([.M$1:.M$1048576])" office:value-type="float" office:value="-0.167385746112158" calcext:value-type="float">
            <text:p>-0.1673857461</text:p>
          </table:table-cell>
        </table:table-row>
        <table:table-row table:style-name="ro1">
          <table:table-cell office:value-type="float" office:value="0.406387" calcext:value-type="float">
            <text:p>0.406387</text:p>
          </table:table-cell>
          <table:table-cell office:value-type="float" office:value="0.182968" calcext:value-type="float">
            <text:p>0.182968</text:p>
          </table:table-cell>
          <table:table-cell office:value-type="float" office:value="-10.015" calcext:value-type="float">
            <text:p>-10.015</text:p>
          </table:table-cell>
          <table:table-cell office:value-type="float" office:value="2.90881" calcext:value-type="float">
            <text:p>2.90881</text:p>
          </table:table-cell>
          <table:table-cell office:value-type="float" office:value="-0.0226764" calcext:value-type="float">
            <text:p>-0.0226764</text:p>
          </table:table-cell>
          <table:table-cell office:value-type="float" office:value="-3.11845" calcext:value-type="float">
            <text:p>-3.11845</text:p>
          </table:table-cell>
          <table:table-cell office:value-type="float" office:value="0.222207" calcext:value-type="float">
            <text:p>0.222207</text:p>
          </table:table-cell>
          <table:table-cell office:value-type="float" office:value="0.226765" calcext:value-type="float">
            <text:p>0.226765</text:p>
          </table:table-cell>
          <table:table-cell office:value-type="float" office:value="-9.79486" calcext:value-type="float">
            <text:p>-9.79486</text:p>
          </table:table-cell>
          <table:table-cell/>
          <table:table-cell table:formula="of:= SQRT(([.G8]-[.A8])^2 + ([.H8]-[.B8])^2 + ([.I8]-[.C8])^2)" office:value-type="float" office:value="0.290348186164474" calcext:value-type="float">
            <text:p>0.2903481862</text:p>
          </table:table-cell>
          <table:table-cell table:formula="of:=[.A8]-[.G8]" office:value-type="float" office:value="0.18418" calcext:value-type="float">
            <text:p>0.18418</text:p>
          </table:table-cell>
          <table:table-cell table:formula="of:=[.B8]-[.H8]" office:value-type="float" office:value="-0.043797" calcext:value-type="float">
            <text:p>-0.043797</text:p>
          </table:table-cell>
          <table:table-cell table:formula="of:=[.C8]-[.I8]" office:value-type="float" office:value="-0.220140000000001" calcext:value-type="float">
            <text:p>-0.22014</text:p>
          </table:table-cell>
          <table:table-cell/>
        </table:table-row>
        <table:table-row table:style-name="ro1">
          <table:table-cell office:value-type="float" office:value="0.325455" calcext:value-type="float">
            <text:p>0.325455</text:p>
          </table:table-cell>
          <table:table-cell office:value-type="float" office:value="0.0782318" calcext:value-type="float">
            <text:p>0.0782318</text:p>
          </table:table-cell>
          <table:table-cell office:value-type="float" office:value="-10.0222" calcext:value-type="float">
            <text:p>-10.0222</text:p>
          </table:table-cell>
          <table:table-cell office:value-type="float" office:value="2.90881" calcext:value-type="float">
            <text:p>2.90881</text:p>
          </table:table-cell>
          <table:table-cell office:value-type="float" office:value="-0.0226764" calcext:value-type="float">
            <text:p>-0.0226764</text:p>
          </table:table-cell>
          <table:table-cell office:value-type="float" office:value="-3.11845" calcext:value-type="float">
            <text:p>-3.11845</text:p>
          </table:table-cell>
          <table:table-cell office:value-type="float" office:value="0.222207" calcext:value-type="float">
            <text:p>0.222207</text:p>
          </table:table-cell>
          <table:table-cell office:value-type="float" office:value="0.226765" calcext:value-type="float">
            <text:p>0.226765</text:p>
          </table:table-cell>
          <table:table-cell office:value-type="float" office:value="-9.79486" calcext:value-type="float">
            <text:p>-9.79486</text:p>
          </table:table-cell>
          <table:table-cell/>
          <table:table-cell table:formula="of:= SQRT(([.G9]-[.A9])^2 + ([.H9]-[.B9])^2 + ([.I9]-[.C9])^2)" office:value-type="float" office:value="0.290526653865424" calcext:value-type="float">
            <text:p>0.2905266539</text:p>
          </table:table-cell>
          <table:table-cell table:formula="of:=[.A9]-[.G9]" office:value-type="float" office:value="0.103248" calcext:value-type="float">
            <text:p>0.103248</text:p>
          </table:table-cell>
          <table:table-cell table:formula="of:=[.B9]-[.H9]" office:value-type="float" office:value="-0.1485332" calcext:value-type="float">
            <text:p>-0.1485332</text:p>
          </table:table-cell>
          <table:table-cell table:formula="of:=[.C9]-[.I9]" office:value-type="float" office:value="-0.22734" calcext:value-type="float">
            <text:p>-0.22734</text:p>
          </table:table-cell>
          <table:table-cell table:style-name="ce3" office:value-type="string" calcext:value-type="string">
            <text:p>Sum diff Z</text:p>
          </table:table-cell>
        </table:table-row>
        <table:table-row table:style-name="ro1">
          <table:table-cell office:value-type="float" office:value="0.325455" calcext:value-type="float">
            <text:p>0.325455</text:p>
          </table:table-cell>
          <table:table-cell office:value-type="float" office:value="0.0782318" calcext:value-type="float">
            <text:p>0.0782318</text:p>
          </table:table-cell>
          <table:table-cell office:value-type="float" office:value="-10.0222" calcext:value-type="float">
            <text:p>-10.0222</text:p>
          </table:table-cell>
          <table:table-cell office:value-type="float" office:value="2.90966" calcext:value-type="float">
            <text:p>2.90966</text:p>
          </table:table-cell>
          <table:table-cell office:value-type="float" office:value="-0.0205966" calcext:value-type="float">
            <text:p>-0.0205966</text:p>
          </table:table-cell>
          <table:table-cell office:value-type="float" office:value="-3.11865" calcext:value-type="float">
            <text:p>-3.11865</text:p>
          </table:table-cell>
          <table:table-cell office:value-type="float" office:value="0.20183" calcext:value-type="float">
            <text:p>0.20183</text:p>
          </table:table-cell>
          <table:table-cell office:value-type="float" office:value="0.224772" calcext:value-type="float">
            <text:p>0.224772</text:p>
          </table:table-cell>
          <table:table-cell office:value-type="float" office:value="-9.79534" calcext:value-type="float">
            <text:p>-9.79534</text:p>
          </table:table-cell>
          <table:table-cell/>
          <table:table-cell table:formula="of:= SQRT(([.G10]-[.A10])^2 + ([.H10]-[.B10])^2 + ([.I10]-[.C10])^2)" office:value-type="float" office:value="0.297022945984044" calcext:value-type="float">
            <text:p>0.297022946</text:p>
          </table:table-cell>
          <table:table-cell table:formula="of:=[.A10]-[.G10]" office:value-type="float" office:value="0.123625" calcext:value-type="float">
            <text:p>0.123625</text:p>
          </table:table-cell>
          <table:table-cell table:formula="of:=[.B10]-[.H10]" office:value-type="float" office:value="-0.1465402" calcext:value-type="float">
            <text:p>-0.1465402</text:p>
          </table:table-cell>
          <table:table-cell table:formula="of:=[.C10]-[.I10]" office:value-type="float" office:value="-0.22686" calcext:value-type="float">
            <text:p>-0.22686</text:p>
          </table:table-cell>
          <table:table-cell table:style-name="ce4" table:formula="of:=SUM([.N$1:.N$1048576])" office:value-type="float" office:value="-113.20376" calcext:value-type="float">
            <text:p>-113.20376</text:p>
          </table:table-cell>
        </table:table-row>
        <table:table-row table:style-name="ro1">
          <table:table-cell office:value-type="float" office:value="0.315933" calcext:value-type="float">
            <text:p>0.315933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9.91983" calcext:value-type="float">
            <text:p>-9.91983</text:p>
          </table:table-cell>
          <table:table-cell office:value-type="float" office:value="2.90966" calcext:value-type="float">
            <text:p>2.90966</text:p>
          </table:table-cell>
          <table:table-cell office:value-type="float" office:value="-0.0205966" calcext:value-type="float">
            <text:p>-0.0205966</text:p>
          </table:table-cell>
          <table:table-cell office:value-type="float" office:value="-3.11865" calcext:value-type="float">
            <text:p>-3.11865</text:p>
          </table:table-cell>
          <table:table-cell office:value-type="float" office:value="0.20183" calcext:value-type="float">
            <text:p>0.20183</text:p>
          </table:table-cell>
          <table:table-cell office:value-type="float" office:value="0.224772" calcext:value-type="float">
            <text:p>0.224772</text:p>
          </table:table-cell>
          <table:table-cell office:value-type="float" office:value="-9.79534" calcext:value-type="float">
            <text:p>-9.79534</text:p>
          </table:table-cell>
          <table:table-cell/>
          <table:table-cell table:formula="of:= SQRT(([.G11]-[.A11])^2 + ([.H11]-[.B11])^2 + ([.I11]-[.C11])^2)" office:value-type="float" office:value="0.250208016478709" calcext:value-type="float">
            <text:p>0.2502080165</text:p>
          </table:table-cell>
          <table:table-cell table:formula="of:=[.A11]-[.G11]" office:value-type="float" office:value="0.114103" calcext:value-type="float">
            <text:p>0.114103</text:p>
          </table:table-cell>
          <table:table-cell table:formula="of:=[.B11]-[.H11]" office:value-type="float" office:value="-0.1846261" calcext:value-type="float">
            <text:p>-0.1846261</text:p>
          </table:table-cell>
          <table:table-cell table:formula="of:=[.C11]-[.I11]" office:value-type="float" office:value="-0.12449" calcext:value-type="float">
            <text:p>-0.12449</text:p>
          </table:table-cell>
          <table:table-cell table:style-name="ce5" table:formula="of:=AVERAGE([.N$1:.N$1048576])" office:value-type="float" office:value="-0.10669534401508" calcext:value-type="float">
            <text:p>-0.106695344</text:p>
          </table:table-cell>
        </table:table-row>
        <table:table-row table:style-name="ro1">
          <table:table-cell office:value-type="float" office:value="0.315933" calcext:value-type="float">
            <text:p>0.315933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9.91983" calcext:value-type="float">
            <text:p>-9.91983</text:p>
          </table:table-cell>
          <table:table-cell office:value-type="float" office:value="2.91129" calcext:value-type="float">
            <text:p>2.91129</text:p>
          </table:table-cell>
          <table:table-cell office:value-type="float" office:value="-0.0179154" calcext:value-type="float">
            <text:p>-0.0179154</text:p>
          </table:table-cell>
          <table:table-cell office:value-type="float" office:value="-3.11979" calcext:value-type="float">
            <text:p>-3.11979</text:p>
          </table:table-cell>
          <table:table-cell office:value-type="float" office:value="0.175563" calcext:value-type="float">
            <text:p>0.175563</text:p>
          </table:table-cell>
          <table:table-cell office:value-type="float" office:value="0.213609" calcext:value-type="float">
            <text:p>0.213609</text:p>
          </table:table-cell>
          <table:table-cell office:value-type="float" office:value="-9.7961" calcext:value-type="float">
            <text:p>-9.7961</text:p>
          </table:table-cell>
          <table:table-cell/>
          <table:table-cell table:formula="of:= SQRT(([.G12]-[.A12])^2 + ([.H12]-[.B12])^2 + ([.I12]-[.C12])^2)" office:value-type="float" office:value="0.25515151745896" calcext:value-type="float">
            <text:p>0.2551515175</text:p>
          </table:table-cell>
          <table:table-cell table:formula="of:=[.A12]-[.G12]" office:value-type="float" office:value="0.14037" calcext:value-type="float">
            <text:p>0.14037</text:p>
          </table:table-cell>
          <table:table-cell table:formula="of:=[.B12]-[.H12]" office:value-type="float" office:value="-0.1734631" calcext:value-type="float">
            <text:p>-0.1734631</text:p>
          </table:table-cell>
          <table:table-cell table:formula="of:=[.C12]-[.I12]" office:value-type="float" office:value="-0.12373" calcext:value-type="float">
            <text:p>-0.12373</text:p>
          </table:table-cell>
          <table:table-cell/>
        </table:table-row>
        <table:table-row table:style-name="ro1">
          <table:table-cell office:value-type="float" office:value="0.180252" calcext:value-type="float">
            <text:p>0.180252</text:p>
          </table:table-cell>
          <table:table-cell office:value-type="float" office:value="-0.00984192" calcext:value-type="float">
            <text:p>-0.00984192</text:p>
          </table:table-cell>
          <table:table-cell office:value-type="float" office:value="-9.92935" calcext:value-type="float">
            <text:p>-9.92935</text:p>
          </table:table-cell>
          <table:table-cell office:value-type="float" office:value="2.91274" calcext:value-type="float">
            <text:p>2.91274</text:p>
          </table:table-cell>
          <table:table-cell office:value-type="float" office:value="-0.0152031" calcext:value-type="float">
            <text:p>-0.0152031</text:p>
          </table:table-cell>
          <table:table-cell office:value-type="float" office:value="-3.12099" calcext:value-type="float">
            <text:p>-3.12099</text:p>
          </table:table-cell>
          <table:table-cell office:value-type="float" office:value="0.148983" calcext:value-type="float">
            <text:p>0.148983</text:p>
          </table:table-cell>
          <table:table-cell office:value-type="float" office:value="0.201857" calcext:value-type="float">
            <text:p>0.201857</text:p>
          </table:table-cell>
          <table:table-cell office:value-type="float" office:value="-9.79679" calcext:value-type="float">
            <text:p>-9.79679</text:p>
          </table:table-cell>
          <table:table-cell/>
          <table:table-cell table:formula="of:= SQRT(([.G13]-[.A13])^2 + ([.H13]-[.B13])^2 + ([.I13]-[.C13])^2)" office:value-type="float" office:value="0.251726710323252" calcext:value-type="float">
            <text:p>0.2517267103</text:p>
          </table:table-cell>
          <table:table-cell table:formula="of:=[.A13]-[.G13]" office:value-type="float" office:value="0.031269" calcext:value-type="float">
            <text:p>0.031269</text:p>
          </table:table-cell>
          <table:table-cell table:formula="of:=[.B13]-[.H13]" office:value-type="float" office:value="-0.21169892" calcext:value-type="float">
            <text:p>-0.21169892</text:p>
          </table:table-cell>
          <table:table-cell table:formula="of:=[.C13]-[.I13]" office:value-type="float" office:value="-0.13256" calcext:value-type="float">
            <text:p>-0.13256</text:p>
          </table:table-cell>
          <table:table-cell table:style-name="ce3" office:value-type="string" calcext:value-type="string">
            <text:p>MagDiff</text:p>
          </table:table-cell>
        </table:table-row>
        <table:table-row table:style-name="ro1">
          <table:table-cell office:value-type="float" office:value="0.132645" calcext:value-type="float">
            <text:p>0.132645</text:p>
          </table:table-cell>
          <table:table-cell office:value-type="float" office:value="0.106796" calcext:value-type="float">
            <text:p>0.106796</text:p>
          </table:table-cell>
          <table:table-cell office:value-type="float" office:value="-10.0174" calcext:value-type="float">
            <text:p>-10.0174</text:p>
          </table:table-cell>
          <table:table-cell office:value-type="float" office:value="2.91274" calcext:value-type="float">
            <text:p>2.91274</text:p>
          </table:table-cell>
          <table:table-cell office:value-type="float" office:value="-0.0152031" calcext:value-type="float">
            <text:p>-0.0152031</text:p>
          </table:table-cell>
          <table:table-cell office:value-type="float" office:value="-3.12099" calcext:value-type="float">
            <text:p>-3.12099</text:p>
          </table:table-cell>
          <table:table-cell office:value-type="float" office:value="0.148983" calcext:value-type="float">
            <text:p>0.148983</text:p>
          </table:table-cell>
          <table:table-cell office:value-type="float" office:value="0.201857" calcext:value-type="float">
            <text:p>0.201857</text:p>
          </table:table-cell>
          <table:table-cell office:value-type="float" office:value="-9.79679" calcext:value-type="float">
            <text:p>-9.79679</text:p>
          </table:table-cell>
          <table:table-cell/>
          <table:table-cell table:formula="of:= SQRT(([.G14]-[.A14])^2 + ([.H14]-[.B14])^2 + ([.I14]-[.C14])^2)" office:value-type="float" office:value="0.240774367541481" calcext:value-type="float">
            <text:p>0.2407743675</text:p>
          </table:table-cell>
          <table:table-cell table:formula="of:=[.A14]-[.G14]" office:value-type="float" office:value="-0.016338" calcext:value-type="float">
            <text:p>-0.016338</text:p>
          </table:table-cell>
          <table:table-cell table:formula="of:=[.B14]-[.H14]" office:value-type="float" office:value="-0.095061" calcext:value-type="float">
            <text:p>-0.095061</text:p>
          </table:table-cell>
          <table:table-cell table:formula="of:=[.C14]-[.I14]" office:value-type="float" office:value="-0.220610000000001" calcext:value-type="float">
            <text:p>-0.22061</text:p>
          </table:table-cell>
          <table:table-cell table:style-name="ce4" table:formula="of:=SUM([.K$1:.K$1048576])" office:value-type="float" office:value="1331.54225315318" calcext:value-type="float">
            <text:p>1331.5422531532</text:p>
          </table:table-cell>
        </table:table-row>
        <table:table-row table:style-name="ro1">
          <table:table-cell office:value-type="float" office:value="0.194534" calcext:value-type="float">
            <text:p>0.194534</text:p>
          </table:table-cell>
          <table:table-cell office:value-type="float" office:value="-0.0288849" calcext:value-type="float">
            <text:p>-0.0288849</text:p>
          </table:table-cell>
          <table:table-cell office:value-type="float" office:value="-10.0484" calcext:value-type="float">
            <text:p>-10.0484</text:p>
          </table:table-cell>
          <table:table-cell office:value-type="float" office:value="2.91245" calcext:value-type="float">
            <text:p>2.91245</text:p>
          </table:table-cell>
          <table:table-cell office:value-type="float" office:value="-0.0119552" calcext:value-type="float">
            <text:p>-0.0119552</text:p>
          </table:table-cell>
          <table:table-cell office:value-type="float" office:value="-3.12193" calcext:value-type="float">
            <text:p>-3.12193</text:p>
          </table:table-cell>
          <table:table-cell office:value-type="float" office:value="0.117157" calcext:value-type="float">
            <text:p>0.117157</text:p>
          </table:table-cell>
          <table:table-cell office:value-type="float" office:value="0.192719" calcext:value-type="float">
            <text:p>0.192719</text:p>
          </table:table-cell>
          <table:table-cell office:value-type="float" office:value="-9.7974" calcext:value-type="float">
            <text:p>-9.7974</text:p>
          </table:table-cell>
          <table:table-cell/>
          <table:table-cell table:formula="of:= SQRT(([.G15]-[.A15])^2 + ([.H15]-[.B15])^2 + ([.I15]-[.C15])^2)" office:value-type="float" office:value="0.343651696670059" calcext:value-type="float">
            <text:p>0.3436516967</text:p>
          </table:table-cell>
          <table:table-cell table:formula="of:=[.A15]-[.G15]" office:value-type="float" office:value="0.077377" calcext:value-type="float">
            <text:p>0.077377</text:p>
          </table:table-cell>
          <table:table-cell table:formula="of:=[.B15]-[.H15]" office:value-type="float" office:value="-0.2216039" calcext:value-type="float">
            <text:p>-0.2216039</text:p>
          </table:table-cell>
          <table:table-cell table:formula="of:=[.C15]-[.I15]" office:value-type="float" office:value="-0.251000000000001" calcext:value-type="float">
            <text:p>-0.251</text:p>
          </table:table-cell>
          <table:table-cell table:style-name="ce5" table:formula="of:=AVERAGE([.L$1:.L$1048576])" office:value-type="float" office:value="0.103433173063148" calcext:value-type="float">
            <text:p>0.1034331731</text:p>
          </table:table-cell>
        </table:table-row>
        <table:table-row table:style-name="ro1">
          <table:table-cell office:value-type="float" office:value="0.194534" calcext:value-type="float">
            <text:p>0.194534</text:p>
          </table:table-cell>
          <table:table-cell office:value-type="float" office:value="-0.0288849" calcext:value-type="float">
            <text:p>-0.0288849</text:p>
          </table:table-cell>
          <table:table-cell office:value-type="float" office:value="-10.0484" calcext:value-type="float">
            <text:p>-10.0484</text:p>
          </table:table-cell>
          <table:table-cell office:value-type="float" office:value="2.91098" calcext:value-type="float">
            <text:p>2.91098</text:p>
          </table:table-cell>
          <table:table-cell office:value-type="float" office:value="-0.0085189" calcext:value-type="float">
            <text:p>-0.0085189</text:p>
          </table:table-cell>
          <table:table-cell office:value-type="float" office:value="-3.12191" calcext:value-type="float">
            <text:p>-3.12191</text:p>
          </table:table-cell>
          <table:table-cell office:value-type="float" office:value="0.0834828" calcext:value-type="float">
            <text:p>0.0834828</text:p>
          </table:table-cell>
          <table:table-cell office:value-type="float" office:value="0.192846" calcext:value-type="float">
            <text:p>0.192846</text:p>
          </table:table-cell>
          <table:table-cell office:value-type="float" office:value="-9.79775" calcext:value-type="float">
            <text:p>-9.79775</text:p>
          </table:table-cell>
          <table:table-cell/>
          <table:table-cell table:formula="of:= SQRT(([.G16]-[.A16])^2 + ([.H16]-[.B16])^2 + ([.I16]-[.C16])^2)" office:value-type="float" office:value="0.352593793955949" calcext:value-type="float">
            <text:p>0.352593794</text:p>
          </table:table-cell>
          <table:table-cell table:formula="of:=[.A16]-[.G16]" office:value-type="float" office:value="0.1110512" calcext:value-type="float">
            <text:p>0.1110512</text:p>
          </table:table-cell>
          <table:table-cell table:formula="of:=[.B16]-[.H16]" office:value-type="float" office:value="-0.2217309" calcext:value-type="float">
            <text:p>-0.2217309</text:p>
          </table:table-cell>
          <table:table-cell table:formula="of:=[.C16]-[.I16]" office:value-type="float" office:value="-0.25065" calcext:value-type="float">
            <text:p>-0.25065</text:p>
          </table:table-cell>
          <table:table-cell/>
        </table:table-row>
        <table:table-row table:style-name="ro1">
          <table:table-cell office:value-type="float" office:value="0.118362" calcext:value-type="float">
            <text:p>0.118362</text:p>
          </table:table-cell>
          <table:table-cell office:value-type="float" office:value="-0.00270081" calcext:value-type="float">
            <text:p>-0.00270081</text:p>
          </table:table-cell>
          <table:table-cell office:value-type="float" office:value="-10.0008" calcext:value-type="float">
            <text:p>-10.0008</text:p>
          </table:table-cell>
          <table:table-cell office:value-type="float" office:value="2.90839" calcext:value-type="float">
            <text:p>2.90839</text:p>
          </table:table-cell>
          <table:table-cell office:value-type="float" office:value="-0.00567875" calcext:value-type="float">
            <text:p>-0.00567875</text:p>
          </table:table-cell>
          <table:table-cell office:value-type="float" office:value="-3.12217" calcext:value-type="float">
            <text:p>-3.12217</text:p>
          </table:table-cell>
          <table:table-cell office:value-type="float" office:value="0.0556522" calcext:value-type="float">
            <text:p>0.0556522</text:p>
          </table:table-cell>
          <table:table-cell office:value-type="float" office:value="0.190296" calcext:value-type="float">
            <text:p>0.190296</text:p>
          </table:table-cell>
          <table:table-cell office:value-type="float" office:value="-9.79799" calcext:value-type="float">
            <text:p>-9.79799</text:p>
          </table:table-cell>
          <table:table-cell/>
          <table:table-cell table:formula="of:= SQRT(([.G17]-[.A17])^2 + ([.H17]-[.B17])^2 + ([.I17]-[.C17])^2)" office:value-type="float" office:value="0.286900999974235" calcext:value-type="float">
            <text:p>0.286901</text:p>
          </table:table-cell>
          <table:table-cell table:formula="of:=[.A17]-[.G17]" office:value-type="float" office:value="0.0627098" calcext:value-type="float">
            <text:p>0.0627098</text:p>
          </table:table-cell>
          <table:table-cell table:formula="of:=[.B17]-[.H17]" office:value-type="float" office:value="-0.19299681" calcext:value-type="float">
            <text:p>-0.19299681</text:p>
          </table:table-cell>
          <table:table-cell table:formula="of:=[.C17]-[.I17]" office:value-type="float" office:value="-0.202809999999999" calcext:value-type="float">
            <text:p>-0.20281</text:p>
          </table:table-cell>
          <table:table-cell/>
        </table:table-row>
        <table:table-row table:style-name="ro1">
          <table:table-cell office:value-type="float" office:value="0.180252" calcext:value-type="float">
            <text:p>0.180252</text:p>
          </table:table-cell>
          <table:table-cell office:value-type="float" office:value="0.137741" calcext:value-type="float">
            <text:p>0.137741</text:p>
          </table:table-cell>
          <table:table-cell office:value-type="float" office:value="-9.88651" calcext:value-type="float">
            <text:p>-9.88651</text:p>
          </table:table-cell>
          <table:table-cell office:value-type="float" office:value="2.90815" calcext:value-type="float">
            <text:p>2.90815</text:p>
          </table:table-cell>
          <table:table-cell office:value-type="float" office:value="-0.00317008" calcext:value-type="float">
            <text:p>-0.00317008</text:p>
          </table:table-cell>
          <table:table-cell office:value-type="float" office:value="-3.12264" calcext:value-type="float">
            <text:p>-3.12264</text:p>
          </table:table-cell>
          <table:table-cell office:value-type="float" office:value="0.031066" calcext:value-type="float">
            <text:p>0.031066</text:p>
          </table:table-cell>
          <table:table-cell office:value-type="float" office:value="0.185729" calcext:value-type="float">
            <text:p>0.185729</text:p>
          </table:table-cell>
          <table:table-cell office:value-type="float" office:value="-9.79819" calcext:value-type="float">
            <text:p>-9.79819</text:p>
          </table:table-cell>
          <table:table-cell/>
          <table:table-cell table:formula="of:= SQRT(([.G18]-[.A18])^2 + ([.H18]-[.B18])^2 + ([.I18]-[.C18])^2)" office:value-type="float" office:value="0.179888112836841" calcext:value-type="float">
            <text:p>0.1798881128</text:p>
          </table:table-cell>
          <table:table-cell table:formula="of:=[.A18]-[.G18]" office:value-type="float" office:value="0.149186" calcext:value-type="float">
            <text:p>0.149186</text:p>
          </table:table-cell>
          <table:table-cell table:formula="of:=[.B18]-[.H18]" office:value-type="float" office:value="-0.047988" calcext:value-type="float">
            <text:p>-0.047988</text:p>
          </table:table-cell>
          <table:table-cell table:formula="of:=[.C18]-[.I18]" office:value-type="float" office:value="-0.0883199999999995" calcext:value-type="float">
            <text:p>-0.08832</text:p>
          </table:table-cell>
          <table:table-cell/>
        </table:table-row>
        <table:table-row table:style-name="ro1">
          <table:table-cell office:value-type="float" office:value="0.0945587" calcext:value-type="float">
            <text:p>0.0945587</text:p>
          </table:table-cell>
          <table:table-cell office:value-type="float" office:value="0.154404" calcext:value-type="float">
            <text:p>0.154404</text:p>
          </table:table-cell>
          <table:table-cell office:value-type="float" office:value="-9.73892" calcext:value-type="float">
            <text:p>-9.73892</text:p>
          </table:table-cell>
          <table:table-cell office:value-type="float" office:value="2.90815" calcext:value-type="float">
            <text:p>2.90815</text:p>
          </table:table-cell>
          <table:table-cell office:value-type="float" office:value="-0.00317008" calcext:value-type="float">
            <text:p>-0.00317008</text:p>
          </table:table-cell>
          <table:table-cell office:value-type="float" office:value="-3.12264" calcext:value-type="float">
            <text:p>-3.12264</text:p>
          </table:table-cell>
          <table:table-cell office:value-type="float" office:value="0.031066" calcext:value-type="float">
            <text:p>0.031066</text:p>
          </table:table-cell>
          <table:table-cell office:value-type="float" office:value="0.185729" calcext:value-type="float">
            <text:p>0.185729</text:p>
          </table:table-cell>
          <table:table-cell office:value-type="float" office:value="-9.79819" calcext:value-type="float">
            <text:p>-9.79819</text:p>
          </table:table-cell>
          <table:table-cell/>
          <table:table-cell table:formula="of:= SQRT(([.G19]-[.A19])^2 + ([.H19]-[.B19])^2 + ([.I19]-[.C19])^2)" office:value-type="float" office:value="0.0923336963317833" calcext:value-type="float">
            <text:p>0.0923336963</text:p>
          </table:table-cell>
          <table:table-cell table:formula="of:=[.A19]-[.G19]" office:value-type="float" office:value="0.0634927" calcext:value-type="float">
            <text:p>0.0634927</text:p>
          </table:table-cell>
          <table:table-cell table:formula="of:=[.B19]-[.H19]" office:value-type="float" office:value="-0.031325" calcext:value-type="float">
            <text:p>-0.031325</text:p>
          </table:table-cell>
          <table:table-cell table:formula="of:=[.C19]-[.I19]" office:value-type="float" office:value="0.0592699999999997" calcext:value-type="float">
            <text:p>0.05927</text:p>
          </table:table-cell>
          <table:table-cell/>
        </table:table-row>
        <table:table-row table:style-name="ro1">
          <table:table-cell office:value-type="float" office:value="0.0945587" calcext:value-type="float">
            <text:p>0.0945587</text:p>
          </table:table-cell>
          <table:table-cell office:value-type="float" office:value="0.154404" calcext:value-type="float">
            <text:p>0.154404</text:p>
          </table:table-cell>
          <table:table-cell office:value-type="float" office:value="-9.73892" calcext:value-type="float">
            <text:p>-9.73892</text:p>
          </table:table-cell>
          <table:table-cell office:value-type="float" office:value="2.90821" calcext:value-type="float">
            <text:p>2.90821</text:p>
          </table:table-cell>
          <table:table-cell office:value-type="float" office:value="-0.00138661" calcext:value-type="float">
            <text:p>-0.00138661</text:p>
          </table:table-cell>
          <table:table-cell office:value-type="float" office:value="-3.12259" calcext:value-type="float">
            <text:p>-3.12259</text:p>
          </table:table-cell>
          <table:table-cell office:value-type="float" office:value="0.0135882" calcext:value-type="float">
            <text:p>0.0135882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-9.79822" calcext:value-type="float">
            <text:p>-9.79822</text:p>
          </table:table-cell>
          <table:table-cell/>
          <table:table-cell table:formula="of:= SQRT(([.G20]-[.A20])^2 + ([.H20]-[.B20])^2 + ([.I20]-[.C20])^2)" office:value-type="float" office:value="0.105290321299016" calcext:value-type="float">
            <text:p>0.1052903213</text:p>
          </table:table-cell>
          <table:table-cell table:formula="of:=[.A20]-[.G20]" office:value-type="float" office:value="0.0809705" calcext:value-type="float">
            <text:p>0.0809705</text:p>
          </table:table-cell>
          <table:table-cell table:formula="of:=[.B20]-[.H20]" office:value-type="float" office:value="-0.031833" calcext:value-type="float">
            <text:p>-0.031833</text:p>
          </table:table-cell>
          <table:table-cell table:formula="of:=[.C20]-[.I20]" office:value-type="float" office:value="0.0593000000000004" calcext:value-type="float">
            <text:p>0.0593</text:p>
          </table:table-cell>
          <table:table-cell/>
        </table:table-row>
        <table:table-row table:style-name="ro1">
          <table:table-cell office:value-type="float" office:value="0.0350494" calcext:value-type="float">
            <text:p>0.0350494</text:p>
          </table:table-cell>
          <table:table-cell office:value-type="float" office:value="0.12822" calcext:value-type="float">
            <text:p>0.12822</text:p>
          </table:table-cell>
          <table:table-cell office:value-type="float" office:value="-9.73654" calcext:value-type="float">
            <text:p>-9.73654</text:p>
          </table:table-cell>
          <table:table-cell office:value-type="float" office:value="2.9083" calcext:value-type="float">
            <text:p>2.9083</text:p>
          </table:table-cell>
          <table:table-cell table:style-name="ce1" office:value-type="float" office:value="-0.0000832891" calcext:value-type="float">
            <text:p>-8.33E-005</text:p>
          </table:table-cell>
          <table:table-cell office:value-type="float" office:value="-3.1222" calcext:value-type="float">
            <text:p>-3.1222</text:p>
          </table:table-cell>
          <table:table-cell office:value-type="float" office:value="0.00081668" calcext:value-type="float">
            <text:p>0.00081668</text:p>
          </table:table-cell>
          <table:table-cell office:value-type="float" office:value="0.19" calcext:value-type="float">
            <text:p>0.19</text:p>
          </table:table-cell>
          <table:table-cell office:value-type="float" office:value="-9.79816" calcext:value-type="float">
            <text:p>-9.79816</text:p>
          </table:table-cell>
          <table:table-cell/>
          <table:table-cell table:formula="of:= SQRT(([.G21]-[.A21])^2 + ([.H21]-[.B21])^2 + ([.I21]-[.C21])^2)" office:value-type="float" office:value="0.0937319151548625" calcext:value-type="float">
            <text:p>0.0937319152</text:p>
          </table:table-cell>
          <table:table-cell table:formula="of:=[.A21]-[.G21]" office:value-type="float" office:value="0.03423272" calcext:value-type="float">
            <text:p>0.03423272</text:p>
          </table:table-cell>
          <table:table-cell table:formula="of:=[.B21]-[.H21]" office:value-type="float" office:value="-0.06178" calcext:value-type="float">
            <text:p>-0.06178</text:p>
          </table:table-cell>
          <table:table-cell table:formula="of:=[.C21]-[.I21]" office:value-type="float" office:value="0.0616199999999996" calcext:value-type="float">
            <text:p>0.06162</text:p>
          </table:table-cell>
          <table:table-cell/>
        </table:table-row>
        <table:table-row table:style-name="ro1">
          <table:table-cell office:value-type="float" office:value="0.0874176" calcext:value-type="float">
            <text:p>0.0874176</text:p>
          </table:table-cell>
          <table:table-cell office:value-type="float" office:value="0.092514" calcext:value-type="float">
            <text:p>0.092514</text:p>
          </table:table-cell>
          <table:table-cell office:value-type="float" office:value="-9.79843" calcext:value-type="float">
            <text:p>-9.79843</text:p>
          </table:table-cell>
          <table:table-cell office:value-type="float" office:value="2.90835" calcext:value-type="float">
            <text:p>2.90835</text:p>
          </table:table-cell>
          <table:table-cell office:value-type="float" office:value="0.00134904" calcext:value-type="float">
            <text:p>0.00134904</text:p>
          </table:table-cell>
          <table:table-cell office:value-type="float" office:value="-3.12192" calcext:value-type="float">
            <text:p>-3.12192</text:p>
          </table:table-cell>
          <table:table-cell office:value-type="float" office:value="-0.0132205" calcext:value-type="float">
            <text:p>-0.0132205</text:p>
          </table:table-cell>
          <table:table-cell office:value-type="float" office:value="0.192781" calcext:value-type="float">
            <text:p>0.192781</text:p>
          </table:table-cell>
          <table:table-cell office:value-type="float" office:value="-9.79809" calcext:value-type="float">
            <text:p>-9.79809</text:p>
          </table:table-cell>
          <table:table-cell/>
          <table:table-cell table:formula="of:= SQRT(([.G22]-[.A22])^2 + ([.H22]-[.B22])^2 + ([.I22]-[.C22])^2)" office:value-type="float" office:value="0.142062007801558" calcext:value-type="float">
            <text:p>0.1420620078</text:p>
          </table:table-cell>
          <table:table-cell table:formula="of:=[.A22]-[.G22]" office:value-type="float" office:value="0.1006381" calcext:value-type="float">
            <text:p>0.1006381</text:p>
          </table:table-cell>
          <table:table-cell table:formula="of:=[.B22]-[.H22]" office:value-type="float" office:value="-0.100267" calcext:value-type="float">
            <text:p>-0.100267</text:p>
          </table:table-cell>
          <table:table-cell table:formula="of:=[.C22]-[.I22]" office:value-type="float" office:value="-0.000339999999999563" calcext:value-type="float">
            <text:p>-0.00034</text:p>
          </table:table-cell>
          <table:table-cell/>
        </table:table-row>
        <table:table-row table:style-name="ro1">
          <table:table-cell office:value-type="float" office:value="0.125504" calcext:value-type="float">
            <text:p>0.125504</text:p>
          </table:table-cell>
          <table:table-cell office:value-type="float" office:value="0.159164" calcext:value-type="float">
            <text:p>0.159164</text:p>
          </table:table-cell>
          <table:table-cell office:value-type="float" office:value="-9.88412" calcext:value-type="float">
            <text:p>-9.88412</text:p>
          </table:table-cell>
          <table:table-cell office:value-type="float" office:value="2.90835" calcext:value-type="float">
            <text:p>2.90835</text:p>
          </table:table-cell>
          <table:table-cell office:value-type="float" office:value="0.00134904" calcext:value-type="float">
            <text:p>0.00134904</text:p>
          </table:table-cell>
          <table:table-cell office:value-type="float" office:value="-3.12192" calcext:value-type="float">
            <text:p>-3.12192</text:p>
          </table:table-cell>
          <table:table-cell office:value-type="float" office:value="-0.0132205" calcext:value-type="float">
            <text:p>-0.0132205</text:p>
          </table:table-cell>
          <table:table-cell office:value-type="float" office:value="0.192781" calcext:value-type="float">
            <text:p>0.192781</text:p>
          </table:table-cell>
          <table:table-cell office:value-type="float" office:value="-9.79809" calcext:value-type="float">
            <text:p>-9.79809</text:p>
          </table:table-cell>
          <table:table-cell/>
          <table:table-cell table:formula="of:= SQRT(([.G23]-[.A23])^2 + ([.H23]-[.B23])^2 + ([.I23]-[.C23])^2)" office:value-type="float" office:value="0.166660584690112" calcext:value-type="float">
            <text:p>0.1666605847</text:p>
          </table:table-cell>
          <table:table-cell table:formula="of:=[.A23]-[.G23]" office:value-type="float" office:value="0.1387245" calcext:value-type="float">
            <text:p>0.1387245</text:p>
          </table:table-cell>
          <table:table-cell table:formula="of:=[.B23]-[.H23]" office:value-type="float" office:value="-0.033617" calcext:value-type="float">
            <text:p>-0.033617</text:p>
          </table:table-cell>
          <table:table-cell table:formula="of:=[.C23]-[.I23]" office:value-type="float" office:value="-0.0860299999999992" calcext:value-type="float">
            <text:p>-0.08603</text:p>
          </table:table-cell>
          <table:table-cell/>
        </table:table-row>
        <table:table-row table:style-name="ro1">
          <table:table-cell office:value-type="float" office:value="0.106461" calcext:value-type="float">
            <text:p>0.106461</text:p>
          </table:table-cell>
          <table:table-cell office:value-type="float" office:value="0.0782318" calcext:value-type="float">
            <text:p>0.0782318</text:p>
          </table:table-cell>
          <table:table-cell office:value-type="float" office:value="-9.75558" calcext:value-type="float">
            <text:p>-9.75558</text:p>
          </table:table-cell>
          <table:table-cell office:value-type="float" office:value="2.90905" calcext:value-type="float">
            <text:p>2.90905</text:p>
          </table:table-cell>
          <table:table-cell office:value-type="float" office:value="0.00328215" calcext:value-type="float">
            <text:p>0.00328215</text:p>
          </table:table-cell>
          <table:table-cell office:value-type="float" office:value="-3.12233" calcext:value-type="float">
            <text:p>-3.12233</text:p>
          </table:table-cell>
          <table:table-cell office:value-type="float" office:value="-0.0321644" calcext:value-type="float">
            <text:p>-0.0321644</text:p>
          </table:table-cell>
          <table:table-cell office:value-type="float" office:value="0.188747" calcext:value-type="float">
            <text:p>0.188747</text:p>
          </table:table-cell>
          <table:table-cell office:value-type="float" office:value="-9.79813" calcext:value-type="float">
            <text:p>-9.79813</text:p>
          </table:table-cell>
          <table:table-cell/>
          <table:table-cell table:formula="of:= SQRT(([.G24]-[.A24])^2 + ([.H24]-[.B24])^2 + ([.I24]-[.C24])^2)" office:value-type="float" office:value="0.182321456379111" calcext:value-type="float">
            <text:p>0.1823214564</text:p>
          </table:table-cell>
          <table:table-cell table:formula="of:=[.A24]-[.G24]" office:value-type="float" office:value="0.1386254" calcext:value-type="float">
            <text:p>0.1386254</text:p>
          </table:table-cell>
          <table:table-cell table:formula="of:=[.B24]-[.H24]" office:value-type="float" office:value="-0.1105152" calcext:value-type="float">
            <text:p>-0.1105152</text:p>
          </table:table-cell>
          <table:table-cell table:formula="of:=[.C24]-[.I24]" office:value-type="float" office:value="0.0425500000000003" calcext:value-type="float">
            <text:p>0.04255</text:p>
          </table:table-cell>
          <table:table-cell/>
        </table:table-row>
        <table:table-row table:style-name="ro1">
          <table:table-cell office:value-type="float" office:value="0.106461" calcext:value-type="float">
            <text:p>0.106461</text:p>
          </table:table-cell>
          <table:table-cell office:value-type="float" office:value="0.0782318" calcext:value-type="float">
            <text:p>0.0782318</text:p>
          </table:table-cell>
          <table:table-cell office:value-type="float" office:value="-9.75558" calcext:value-type="float">
            <text:p>-9.75558</text:p>
          </table:table-cell>
          <table:table-cell office:value-type="float" office:value="2.90905" calcext:value-type="float">
            <text:p>2.90905</text:p>
          </table:table-cell>
          <table:table-cell office:value-type="float" office:value="0.00328215" calcext:value-type="float">
            <text:p>0.00328215</text:p>
          </table:table-cell>
          <table:table-cell office:value-type="float" office:value="-3.12233" calcext:value-type="float">
            <text:p>-3.12233</text:p>
          </table:table-cell>
          <table:table-cell office:value-type="float" office:value="-0.0321644" calcext:value-type="float">
            <text:p>-0.0321644</text:p>
          </table:table-cell>
          <table:table-cell office:value-type="float" office:value="0.188747" calcext:value-type="float">
            <text:p>0.188747</text:p>
          </table:table-cell>
          <table:table-cell office:value-type="float" office:value="-9.79813" calcext:value-type="float">
            <text:p>-9.79813</text:p>
          </table:table-cell>
          <table:table-cell/>
          <table:table-cell table:formula="of:= SQRT(([.G25]-[.A25])^2 + ([.H25]-[.B25])^2 + ([.I25]-[.C25])^2)" office:value-type="float" office:value="0.182321456379111" calcext:value-type="float">
            <text:p>0.1823214564</text:p>
          </table:table-cell>
          <table:table-cell table:formula="of:=[.A25]-[.G25]" office:value-type="float" office:value="0.1386254" calcext:value-type="float">
            <text:p>0.1386254</text:p>
          </table:table-cell>
          <table:table-cell table:formula="of:=[.B25]-[.H25]" office:value-type="float" office:value="-0.1105152" calcext:value-type="float">
            <text:p>-0.1105152</text:p>
          </table:table-cell>
          <table:table-cell table:formula="of:=[.C25]-[.I25]" office:value-type="float" office:value="0.0425500000000003" calcext:value-type="float">
            <text:p>0.04255</text:p>
          </table:table-cell>
          <table:table-cell/>
        </table:table-row>
        <table:table-row table:style-name="ro1">
          <table:table-cell office:value-type="float" office:value="0.106461" calcext:value-type="float">
            <text:p>0.106461</text:p>
          </table:table-cell>
          <table:table-cell office:value-type="float" office:value="0.0877533" calcext:value-type="float">
            <text:p>0.0877533</text:p>
          </table:table-cell>
          <table:table-cell office:value-type="float" office:value="-9.66275" calcext:value-type="float">
            <text:p>-9.66275</text:p>
          </table:table-cell>
          <table:table-cell office:value-type="float" office:value="2.9099" calcext:value-type="float">
            <text:p>2.9099</text:p>
          </table:table-cell>
          <table:table-cell office:value-type="float" office:value="0.00453227" calcext:value-type="float">
            <text:p>0.00453227</text:p>
          </table:table-cell>
          <table:table-cell office:value-type="float" office:value="-3.12353" calcext:value-type="float">
            <text:p>-3.12353</text:p>
          </table:table-cell>
          <table:table-cell office:value-type="float" office:value="-0.0444161" calcext:value-type="float">
            <text:p>-0.0444161</text:p>
          </table:table-cell>
          <table:table-cell office:value-type="float" office:value="0.177003" calcext:value-type="float">
            <text:p>0.177003</text:p>
          </table:table-cell>
          <table:table-cell office:value-type="float" office:value="-9.7983" calcext:value-type="float">
            <text:p>-9.7983</text:p>
          </table:table-cell>
          <table:table-cell/>
          <table:table-cell table:formula="of:= SQRT(([.G26]-[.A26])^2 + ([.H26]-[.B26])^2 + ([.I26]-[.C26])^2)" office:value-type="float" office:value="0.221592442909273" calcext:value-type="float">
            <text:p>0.2215924429</text:p>
          </table:table-cell>
          <table:table-cell table:formula="of:=[.A26]-[.G26]" office:value-type="float" office:value="0.1508771" calcext:value-type="float">
            <text:p>0.1508771</text:p>
          </table:table-cell>
          <table:table-cell table:formula="of:=[.B26]-[.H26]" office:value-type="float" office:value="-0.0892497" calcext:value-type="float">
            <text:p>-0.0892497</text:p>
          </table:table-cell>
          <table:table-cell table:formula="of:=[.C26]-[.I26]" office:value-type="float" office:value="0.135549999999999" calcext:value-type="float">
            <text:p>0.13555</text:p>
          </table:table-cell>
          <table:table-cell/>
        </table:table-row>
        <table:table-row table:style-name="ro1">
          <table:table-cell office:value-type="float" office:value="0.0207672" calcext:value-type="float">
            <text:p>0.0207672</text:p>
          </table:table-cell>
          <table:table-cell office:value-type="float" office:value="0.290085" calcext:value-type="float">
            <text:p>0.290085</text:p>
          </table:table-cell>
          <table:table-cell office:value-type="float" office:value="-9.76749" calcext:value-type="float">
            <text:p>-9.76749</text:p>
          </table:table-cell>
          <table:table-cell office:value-type="float" office:value="2.9099" calcext:value-type="float">
            <text:p>2.9099</text:p>
          </table:table-cell>
          <table:table-cell office:value-type="float" office:value="0.00453227" calcext:value-type="float">
            <text:p>0.00453227</text:p>
          </table:table-cell>
          <table:table-cell office:value-type="float" office:value="-3.12353" calcext:value-type="float">
            <text:p>-3.12353</text:p>
          </table:table-cell>
          <table:table-cell office:value-type="float" office:value="-0.0444161" calcext:value-type="float">
            <text:p>-0.0444161</text:p>
          </table:table-cell>
          <table:table-cell office:value-type="float" office:value="0.177003" calcext:value-type="float">
            <text:p>0.177003</text:p>
          </table:table-cell>
          <table:table-cell office:value-type="float" office:value="-9.7983" calcext:value-type="float">
            <text:p>-9.7983</text:p>
          </table:table-cell>
          <table:table-cell/>
          <table:table-cell table:formula="of:= SQRT(([.G27]-[.A27])^2 + ([.H27]-[.B27])^2 + ([.I27]-[.C27])^2)" office:value-type="float" office:value="0.134110616369063" calcext:value-type="float">
            <text:p>0.1341106164</text:p>
          </table:table-cell>
          <table:table-cell table:formula="of:=[.A27]-[.G27]" office:value-type="float" office:value="0.0651833" calcext:value-type="float">
            <text:p>0.0651833</text:p>
          </table:table-cell>
          <table:table-cell table:formula="of:=[.B27]-[.H27]" office:value-type="float" office:value="0.113082" calcext:value-type="float">
            <text:p>0.113082</text:p>
          </table:table-cell>
          <table:table-cell table:formula="of:=[.C27]-[.I27]" office:value-type="float" office:value="0.0308099999999989" calcext:value-type="float">
            <text:p>0.03081</text:p>
          </table:table-cell>
          <table:table-cell/>
        </table:table-row>
        <table:table-row table:style-name="ro1">
          <table:table-cell office:value-type="float" office:value="-0.0411224" calcext:value-type="float">
            <text:p>-0.0411224</text:p>
          </table:table-cell>
          <table:table-cell office:value-type="float" office:value="0.137741" calcext:value-type="float">
            <text:p>0.137741</text:p>
          </table:table-cell>
          <table:table-cell office:value-type="float" office:value="-9.69131" calcext:value-type="float">
            <text:p>-9.69131</text:p>
          </table:table-cell>
          <table:table-cell office:value-type="float" office:value="2.91267" calcext:value-type="float">
            <text:p>2.91267</text:p>
          </table:table-cell>
          <table:table-cell office:value-type="float" office:value="0.00532263" calcext:value-type="float">
            <text:p>0.00532263</text:p>
          </table:table-cell>
          <table:table-cell office:value-type="float" office:value="-3.12447" calcext:value-type="float">
            <text:p>-3.12447</text:p>
          </table:table-cell>
          <table:table-cell office:value-type="float" office:value="-0.0521617" calcext:value-type="float">
            <text:p>-0.0521617</text:p>
          </table:table-cell>
          <table:table-cell office:value-type="float" office:value="0.167756" calcext:value-type="float">
            <text:p>0.167756</text:p>
          </table:table-cell>
          <table:table-cell office:value-type="float" office:value="-9.79843" calcext:value-type="float">
            <text:p>-9.79843</text:p>
          </table:table-cell>
          <table:table-cell/>
          <table:table-cell table:formula="of:= SQRT(([.G28]-[.A28])^2 + ([.H28]-[.B28])^2 + ([.I28]-[.C28])^2)" office:value-type="float" office:value="0.11179204251417" calcext:value-type="float">
            <text:p>0.1117920425</text:p>
          </table:table-cell>
          <table:table-cell table:formula="of:=[.A28]-[.G28]" office:value-type="float" office:value="0.0110393" calcext:value-type="float">
            <text:p>0.0110393</text:p>
          </table:table-cell>
          <table:table-cell table:formula="of:=[.B28]-[.H28]" office:value-type="float" office:value="-0.030015" calcext:value-type="float">
            <text:p>-0.030015</text:p>
          </table:table-cell>
          <table:table-cell table:formula="of:=[.C28]-[.I28]" office:value-type="float" office:value="0.10712" calcext:value-type="float">
            <text:p>0.10712</text:p>
          </table:table-cell>
          <table:table-cell/>
        </table:table-row>
        <table:table-row table:style-name="ro1">
          <table:table-cell office:value-type="float" office:value="0.0326691" calcext:value-type="float">
            <text:p>0.0326691</text:p>
          </table:table-cell>
          <table:table-cell office:value-type="float" office:value="0.0901337" calcext:value-type="float">
            <text:p>0.0901337</text:p>
          </table:table-cell>
          <table:table-cell office:value-type="float" office:value="-9.67227" calcext:value-type="float">
            <text:p>-9.67227</text:p>
          </table:table-cell>
          <table:table-cell office:value-type="float" office:value="2.91267" calcext:value-type="float">
            <text:p>2.91267</text:p>
          </table:table-cell>
          <table:table-cell office:value-type="float" office:value="0.00532263" calcext:value-type="float">
            <text:p>0.00532263</text:p>
          </table:table-cell>
          <table:table-cell office:value-type="float" office:value="-3.12447" calcext:value-type="float">
            <text:p>-3.12447</text:p>
          </table:table-cell>
          <table:table-cell office:value-type="float" office:value="-0.0521617" calcext:value-type="float">
            <text:p>-0.0521617</text:p>
          </table:table-cell>
          <table:table-cell office:value-type="float" office:value="0.167756" calcext:value-type="float">
            <text:p>0.167756</text:p>
          </table:table-cell>
          <table:table-cell office:value-type="float" office:value="-9.79843" calcext:value-type="float">
            <text:p>-9.79843</text:p>
          </table:table-cell>
          <table:table-cell/>
          <table:table-cell table:formula="of:= SQRT(([.G29]-[.A29])^2 + ([.H29]-[.B29])^2 + ([.I29]-[.C29])^2)" office:value-type="float" office:value="0.170698071711224" calcext:value-type="float">
            <text:p>0.1706980717</text:p>
          </table:table-cell>
          <table:table-cell table:formula="of:=[.A29]-[.G29]" office:value-type="float" office:value="0.0848308" calcext:value-type="float">
            <text:p>0.0848308</text:p>
          </table:table-cell>
          <table:table-cell table:formula="of:=[.B29]-[.H29]" office:value-type="float" office:value="-0.0776223" calcext:value-type="float">
            <text:p>-0.0776223</text:p>
          </table:table-cell>
          <table:table-cell table:formula="of:=[.C29]-[.I29]" office:value-type="float" office:value="0.126160000000001" calcext:value-type="float">
            <text:p>0.12616</text:p>
          </table:table-cell>
          <table:table-cell/>
        </table:table-row>
        <table:table-row table:style-name="ro1">
          <table:table-cell office:value-type="float" office:value="0.0326691" calcext:value-type="float">
            <text:p>0.0326691</text:p>
          </table:table-cell>
          <table:table-cell office:value-type="float" office:value="0.0901337" calcext:value-type="float">
            <text:p>0.0901337</text:p>
          </table:table-cell>
          <table:table-cell office:value-type="float" office:value="-9.67227" calcext:value-type="float">
            <text:p>-9.67227</text:p>
          </table:table-cell>
          <table:table-cell office:value-type="float" office:value="2.91322" calcext:value-type="float">
            <text:p>2.91322</text:p>
          </table:table-cell>
          <table:table-cell office:value-type="float" office:value="0.00621635" calcext:value-type="float">
            <text:p>0.00621635</text:p>
          </table:table-cell>
          <table:table-cell office:value-type="float" office:value="-3.12466" calcext:value-type="float">
            <text:p>-3.12466</text:p>
          </table:table-cell>
          <table:table-cell office:value-type="float" office:value="-0.0609193" calcext:value-type="float">
            <text:p>-0.0609193</text:p>
          </table:table-cell>
          <table:table-cell office:value-type="float" office:value="0.165959" calcext:value-type="float">
            <text:p>0.165959</text:p>
          </table:table-cell>
          <table:table-cell office:value-type="float" office:value="-9.79841" calcext:value-type="float">
            <text:p>-9.79841</text:p>
          </table:table-cell>
          <table:table-cell/>
          <table:table-cell table:formula="of:= SQRT(([.G30]-[.A30])^2 + ([.H30]-[.B30])^2 + ([.I30]-[.C30])^2)" office:value-type="float" office:value="0.174412053295208" calcext:value-type="float">
            <text:p>0.1744120533</text:p>
          </table:table-cell>
          <table:table-cell table:formula="of:=[.A30]-[.G30]" office:value-type="float" office:value="0.0935884" calcext:value-type="float">
            <text:p>0.0935884</text:p>
          </table:table-cell>
          <table:table-cell table:formula="of:=[.B30]-[.H30]" office:value-type="float" office:value="-0.0758253" calcext:value-type="float">
            <text:p>-0.0758253</text:p>
          </table:table-cell>
          <table:table-cell table:formula="of:=[.C30]-[.I30]" office:value-type="float" office:value="0.126140000000001" calcext:value-type="float">
            <text:p>0.12614</text:p>
          </table:table-cell>
          <table:table-cell/>
        </table:table-row>
        <table:table-row table:style-name="ro1">
          <table:table-cell office:value-type="float" office:value="-0.0792084" calcext:value-type="float">
            <text:p>-0.0792084</text:p>
          </table:table-cell>
          <table:table-cell office:value-type="float" office:value="0.175827" calcext:value-type="float">
            <text:p>0.175827</text:p>
          </table:table-cell>
          <table:table-cell office:value-type="float" office:value="-9.61276" calcext:value-type="float">
            <text:p>-9.61276</text:p>
          </table:table-cell>
          <table:table-cell office:value-type="float" office:value="2.91382" calcext:value-type="float">
            <text:p>2.91382</text:p>
          </table:table-cell>
          <table:table-cell office:value-type="float" office:value="0.00746897" calcext:value-type="float">
            <text:p>0.00746897</text:p>
          </table:table-cell>
          <table:table-cell office:value-type="float" office:value="-3.12514" calcext:value-type="float">
            <text:p>-3.12514</text:p>
          </table:table-cell>
          <table:table-cell office:value-type="float" office:value="-0.0731953" calcext:value-type="float">
            <text:p>-0.0731953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-9.7984" calcext:value-type="float">
            <text:p>-9.7984</text:p>
          </table:table-cell>
          <table:table-cell/>
          <table:table-cell table:formula="of:= SQRT(([.G31]-[.A31])^2 + ([.H31]-[.B31])^2 + ([.I31]-[.C31])^2)" office:value-type="float" office:value="0.18630865308034" calcext:value-type="float">
            <text:p>0.1863086531</text:p>
          </table:table-cell>
          <table:table-cell table:formula="of:=[.A31]-[.G31]" office:value-type="float" office:value="-0.00601310000000001" calcext:value-type="float">
            <text:p>-0.0060131</text:p>
          </table:table-cell>
          <table:table-cell table:formula="of:=[.B31]-[.H31]" office:value-type="float" office:value="0.014579" calcext:value-type="float">
            <text:p>0.014579</text:p>
          </table:table-cell>
          <table:table-cell table:formula="of:=[.C31]-[.I31]" office:value-type="float" office:value="0.185640000000001" calcext:value-type="float">
            <text:p>0.18564</text:p>
          </table:table-cell>
          <table:table-cell/>
        </table:table-row>
        <table:table-row table:style-name="ro1">
          <table:table-cell office:value-type="float" office:value="-0.179184" calcext:value-type="float">
            <text:p>-0.179184</text:p>
          </table:table-cell>
          <table:table-cell office:value-type="float" office:value="0.230576" calcext:value-type="float">
            <text:p>0.230576</text:p>
          </table:table-cell>
          <table:table-cell office:value-type="float" office:value="-9.51517" calcext:value-type="float">
            <text:p>-9.51517</text:p>
          </table:table-cell>
          <table:table-cell office:value-type="float" office:value="2.91382" calcext:value-type="float">
            <text:p>2.91382</text:p>
          </table:table-cell>
          <table:table-cell office:value-type="float" office:value="0.00746897" calcext:value-type="float">
            <text:p>0.00746897</text:p>
          </table:table-cell>
          <table:table-cell office:value-type="float" office:value="-3.12514" calcext:value-type="float">
            <text:p>-3.12514</text:p>
          </table:table-cell>
          <table:table-cell office:value-type="float" office:value="-0.0731953" calcext:value-type="float">
            <text:p>-0.0731953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-9.7984" calcext:value-type="float">
            <text:p>-9.7984</text:p>
          </table:table-cell>
          <table:table-cell/>
          <table:table-cell table:formula="of:= SQRT(([.G32]-[.A32])^2 + ([.H32]-[.B32])^2 + ([.I32]-[.C32])^2)" office:value-type="float" office:value="0.310256682460976" calcext:value-type="float">
            <text:p>0.3102566825</text:p>
          </table:table-cell>
          <table:table-cell table:formula="of:=[.A32]-[.G32]" office:value-type="float" office:value="-0.1059887" calcext:value-type="float">
            <text:p>-0.1059887</text:p>
          </table:table-cell>
          <table:table-cell table:formula="of:=[.B32]-[.H32]" office:value-type="float" office:value="0.069328" calcext:value-type="float">
            <text:p>0.069328</text:p>
          </table:table-cell>
          <table:table-cell table:formula="of:=[.C32]-[.I32]" office:value-type="float" office:value="0.283230000000001" calcext:value-type="float">
            <text:p>0.28323</text:p>
          </table:table-cell>
          <table:table-cell/>
        </table:table-row>
        <table:table-row table:style-name="ro1">
          <table:table-cell office:value-type="float" office:value="-0.179184" calcext:value-type="float">
            <text:p>-0.179184</text:p>
          </table:table-cell>
          <table:table-cell office:value-type="float" office:value="0.230576" calcext:value-type="float">
            <text:p>0.230576</text:p>
          </table:table-cell>
          <table:table-cell office:value-type="float" office:value="-9.51517" calcext:value-type="float">
            <text:p>-9.51517</text:p>
          </table:table-cell>
          <table:table-cell office:value-type="float" office:value="2.91382" calcext:value-type="float">
            <text:p>2.91382</text:p>
          </table:table-cell>
          <table:table-cell office:value-type="float" office:value="0.00746897" calcext:value-type="float">
            <text:p>0.00746897</text:p>
          </table:table-cell>
          <table:table-cell office:value-type="float" office:value="-3.12514" calcext:value-type="float">
            <text:p>-3.12514</text:p>
          </table:table-cell>
          <table:table-cell office:value-type="float" office:value="-0.0731953" calcext:value-type="float">
            <text:p>-0.0731953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-9.7984" calcext:value-type="float">
            <text:p>-9.7984</text:p>
          </table:table-cell>
          <table:table-cell/>
          <table:table-cell table:formula="of:= SQRT(([.G33]-[.A33])^2 + ([.H33]-[.B33])^2 + ([.I33]-[.C33])^2)" office:value-type="float" office:value="0.310256682460976" calcext:value-type="float">
            <text:p>0.3102566825</text:p>
          </table:table-cell>
          <table:table-cell table:formula="of:=[.A33]-[.G33]" office:value-type="float" office:value="-0.1059887" calcext:value-type="float">
            <text:p>-0.1059887</text:p>
          </table:table-cell>
          <table:table-cell table:formula="of:=[.B33]-[.H33]" office:value-type="float" office:value="0.069328" calcext:value-type="float">
            <text:p>0.069328</text:p>
          </table:table-cell>
          <table:table-cell table:formula="of:=[.C33]-[.I33]" office:value-type="float" office:value="0.283230000000001" calcext:value-type="float">
            <text:p>0.28323</text:p>
          </table:table-cell>
          <table:table-cell/>
        </table:table-row>
        <table:table-row table:style-name="ro1">
          <table:table-cell office:value-type="float" office:value="-0.179184" calcext:value-type="float">
            <text:p>-0.179184</text:p>
          </table:table-cell>
          <table:table-cell office:value-type="float" office:value="0.230576" calcext:value-type="float">
            <text:p>0.230576</text:p>
          </table:table-cell>
          <table:table-cell office:value-type="float" office:value="-9.51517" calcext:value-type="float">
            <text:p>-9.51517</text:p>
          </table:table-cell>
          <table:table-cell office:value-type="float" office:value="2.91382" calcext:value-type="float">
            <text:p>2.91382</text:p>
          </table:table-cell>
          <table:table-cell office:value-type="float" office:value="0.00746897" calcext:value-type="float">
            <text:p>0.00746897</text:p>
          </table:table-cell>
          <table:table-cell office:value-type="float" office:value="-3.12514" calcext:value-type="float">
            <text:p>-3.12514</text:p>
          </table:table-cell>
          <table:table-cell office:value-type="float" office:value="-0.0731953" calcext:value-type="float">
            <text:p>-0.0731953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-9.7984" calcext:value-type="float">
            <text:p>-9.7984</text:p>
          </table:table-cell>
          <table:table-cell/>
          <table:table-cell table:formula="of:= SQRT(([.G34]-[.A34])^2 + ([.H34]-[.B34])^2 + ([.I34]-[.C34])^2)" office:value-type="float" office:value="0.310256682460976" calcext:value-type="float">
            <text:p>0.3102566825</text:p>
          </table:table-cell>
          <table:table-cell table:formula="of:=[.A34]-[.G34]" office:value-type="float" office:value="-0.1059887" calcext:value-type="float">
            <text:p>-0.1059887</text:p>
          </table:table-cell>
          <table:table-cell table:formula="of:=[.B34]-[.H34]" office:value-type="float" office:value="0.069328" calcext:value-type="float">
            <text:p>0.069328</text:p>
          </table:table-cell>
          <table:table-cell table:formula="of:=[.C34]-[.I34]" office:value-type="float" office:value="0.283230000000001" calcext:value-type="float">
            <text:p>0.28323</text:p>
          </table:table-cell>
          <table:table-cell/>
        </table:table-row>
        <table:table-row table:style-name="ro1">
          <table:table-cell office:value-type="float" office:value="-0.179184" calcext:value-type="float">
            <text:p>-0.179184</text:p>
          </table:table-cell>
          <table:table-cell office:value-type="float" office:value="0.230576" calcext:value-type="float">
            <text:p>0.230576</text:p>
          </table:table-cell>
          <table:table-cell office:value-type="float" office:value="-9.51517" calcext:value-type="float">
            <text:p>-9.51517</text:p>
          </table:table-cell>
          <table:table-cell office:value-type="float" office:value="2.91382" calcext:value-type="float">
            <text:p>2.91382</text:p>
          </table:table-cell>
          <table:table-cell office:value-type="float" office:value="0.00746897" calcext:value-type="float">
            <text:p>0.00746897</text:p>
          </table:table-cell>
          <table:table-cell office:value-type="float" office:value="-3.12514" calcext:value-type="float">
            <text:p>-3.12514</text:p>
          </table:table-cell>
          <table:table-cell office:value-type="float" office:value="-0.0731953" calcext:value-type="float">
            <text:p>-0.0731953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-9.7984" calcext:value-type="float">
            <text:p>-9.7984</text:p>
          </table:table-cell>
          <table:table-cell/>
          <table:table-cell table:formula="of:= SQRT(([.G35]-[.A35])^2 + ([.H35]-[.B35])^2 + ([.I35]-[.C35])^2)" office:value-type="float" office:value="0.310256682460976" calcext:value-type="float">
            <text:p>0.3102566825</text:p>
          </table:table-cell>
          <table:table-cell table:formula="of:=[.A35]-[.G35]" office:value-type="float" office:value="-0.1059887" calcext:value-type="float">
            <text:p>-0.1059887</text:p>
          </table:table-cell>
          <table:table-cell table:formula="of:=[.B35]-[.H35]" office:value-type="float" office:value="0.069328" calcext:value-type="float">
            <text:p>0.069328</text:p>
          </table:table-cell>
          <table:table-cell table:formula="of:=[.C35]-[.I35]" office:value-type="float" office:value="0.283230000000001" calcext:value-type="float">
            <text:p>0.28323</text:p>
          </table:table-cell>
          <table:table-cell/>
        </table:table-row>
        <table:table-row table:style-name="ro1">
          <table:table-cell office:value-type="float" office:value="-0.34343" calcext:value-type="float">
            <text:p>-0.34343</text:p>
          </table:table-cell>
          <table:table-cell office:value-type="float" office:value="0.104416" calcext:value-type="float">
            <text:p>0.104416</text:p>
          </table:table-cell>
          <table:table-cell office:value-type="float" office:value="-9.11288" calcext:value-type="float">
            <text:p>-9.11288</text:p>
          </table:table-cell>
          <table:table-cell office:value-type="float" office:value="2.91491" calcext:value-type="float">
            <text:p>2.91491</text:p>
          </table:table-cell>
          <table:table-cell office:value-type="float" office:value="0.0092043" calcext:value-type="float">
            <text:p>0.0092043</text:p>
          </table:table-cell>
          <table:table-cell office:value-type="float" office:value="-3.12499" calcext:value-type="float">
            <text:p>-3.12499</text:p>
          </table:table-cell>
          <table:table-cell office:value-type="float" office:value="-0.0902006" calcext:value-type="float">
            <text:p>-0.0902006</text:p>
          </table:table-cell>
          <table:table-cell office:value-type="float" office:value="0.16274" calcext:value-type="float">
            <text:p>0.16274</text:p>
          </table:table-cell>
          <table:table-cell office:value-type="float" office:value="-9.79823" calcext:value-type="float">
            <text:p>-9.79823</text:p>
          </table:table-cell>
          <table:table-cell/>
          <table:table-cell table:formula="of:= SQRT(([.G36]-[.A36])^2 + ([.H36]-[.B36])^2 + ([.I36]-[.C36])^2)" office:value-type="float" office:value="0.732960735988197" calcext:value-type="float">
            <text:p>0.732960736</text:p>
          </table:table-cell>
          <table:table-cell table:formula="of:=[.A36]-[.G36]" office:value-type="float" office:value="-0.2532294" calcext:value-type="float">
            <text:p>-0.2532294</text:p>
          </table:table-cell>
          <table:table-cell table:formula="of:=[.B36]-[.H36]" office:value-type="float" office:value="-0.058324" calcext:value-type="float">
            <text:p>-0.058324</text:p>
          </table:table-cell>
          <table:table-cell table:formula="of:=[.C36]-[.I36]" office:value-type="float" office:value="0.68535" calcext:value-type="float">
            <text:p>0.68535</text:p>
          </table:table-cell>
          <table:table-cell/>
        </table:table-row>
        <table:table-row table:style-name="ro1">
          <table:table-cell office:value-type="float" office:value="-0.533859" calcext:value-type="float">
            <text:p>-0.533859</text:p>
          </table:table-cell>
          <table:table-cell office:value-type="float" office:value="0.209152" calcext:value-type="float">
            <text:p>0.209152</text:p>
          </table:table-cell>
          <table:table-cell office:value-type="float" office:value="-8.87723" calcext:value-type="float">
            <text:p>-8.87723</text:p>
          </table:table-cell>
          <table:table-cell office:value-type="float" office:value="2.91555" calcext:value-type="float">
            <text:p>2.91555</text:p>
          </table:table-cell>
          <table:table-cell office:value-type="float" office:value="0.0164928" calcext:value-type="float">
            <text:p>0.0164928</text:p>
          </table:table-cell>
          <table:table-cell office:value-type="float" office:value="-3.12366" calcext:value-type="float">
            <text:p>-3.12366</text:p>
          </table:table-cell>
          <table:table-cell office:value-type="float" office:value="-0.161621" calcext:value-type="float">
            <text:p>-0.161621</text:p>
          </table:table-cell>
          <table:table-cell office:value-type="float" office:value="0.17575" calcext:value-type="float">
            <text:p>0.17575</text:p>
          </table:table-cell>
          <table:table-cell office:value-type="float" office:value="-9.79709" calcext:value-type="float">
            <text:p>-9.79709</text:p>
          </table:table-cell>
          <table:table-cell/>
          <table:table-cell table:formula="of:= SQRT(([.G37]-[.A37])^2 + ([.H37]-[.B37])^2 + ([.I37]-[.C37])^2)" office:value-type="float" office:value="0.992884304361792" calcext:value-type="float">
            <text:p>0.9928843044</text:p>
          </table:table-cell>
          <table:table-cell table:formula="of:=[.A37]-[.G37]" office:value-type="float" office:value="-0.372238" calcext:value-type="float">
            <text:p>-0.372238</text:p>
          </table:table-cell>
          <table:table-cell table:formula="of:=[.B37]-[.H37]" office:value-type="float" office:value="0.033402" calcext:value-type="float">
            <text:p>0.033402</text:p>
          </table:table-cell>
          <table:table-cell table:formula="of:=[.C37]-[.I37]" office:value-type="float" office:value="0.91986" calcext:value-type="float">
            <text:p>0.91986</text:p>
          </table:table-cell>
          <table:table-cell/>
        </table:table-row>
        <table:table-row table:style-name="ro1">
          <table:table-cell office:value-type="float" office:value="-1.03612" calcext:value-type="float">
            <text:p>-1.03612</text:p>
          </table:table-cell>
          <table:table-cell office:value-type="float" office:value="0.121078" calcext:value-type="float">
            <text:p>0.121078</text:p>
          </table:table-cell>
          <table:table-cell office:value-type="float" office:value="-7.48471" calcext:value-type="float">
            <text:p>-7.48471</text:p>
          </table:table-cell>
          <table:table-cell office:value-type="float" office:value="2.91321" calcext:value-type="float">
            <text:p>2.91321</text:p>
          </table:table-cell>
          <table:table-cell office:value-type="float" office:value="0.0337585" calcext:value-type="float">
            <text:p>0.0337585</text:p>
          </table:table-cell>
          <table:table-cell office:value-type="float" office:value="-3.11821" calcext:value-type="float">
            <text:p>-3.11821</text:p>
          </table:table-cell>
          <table:table-cell office:value-type="float" office:value="-0.33077" calcext:value-type="float">
            <text:p>-0.33077</text:p>
          </table:table-cell>
          <table:table-cell office:value-type="float" office:value="0.229006" calcext:value-type="float">
            <text:p>0.229006</text:p>
          </table:table-cell>
          <table:table-cell office:value-type="float" office:value="-9.79174" calcext:value-type="float">
            <text:p>-9.79174</text:p>
          </table:table-cell>
          <table:table-cell/>
          <table:table-cell table:formula="of:= SQRT(([.G38]-[.A38])^2 + ([.H38]-[.B38])^2 + ([.I38]-[.C38])^2)" office:value-type="float" office:value="2.41486117542686" calcext:value-type="float">
            <text:p>2.4148611754</text:p>
          </table:table-cell>
          <table:table-cell table:formula="of:=[.A38]-[.G38]" office:value-type="float" office:value="-0.70535" calcext:value-type="float">
            <text:p>-0.70535</text:p>
          </table:table-cell>
          <table:table-cell table:formula="of:=[.B38]-[.H38]" office:value-type="float" office:value="-0.107928" calcext:value-type="float">
            <text:p>-0.107928</text:p>
          </table:table-cell>
          <table:table-cell table:formula="of:=[.C38]-[.I38]" office:value-type="float" office:value="2.30703" calcext:value-type="float">
            <text:p>2.30703</text:p>
          </table:table-cell>
          <table:table-cell/>
        </table:table-row>
        <table:table-row table:style-name="ro1">
          <table:table-cell office:value-type="float" office:value="-1.37889" calcext:value-type="float">
            <text:p>-1.37889</text:p>
          </table:table-cell>
          <table:table-cell office:value-type="float" office:value="0.0710907" calcext:value-type="float">
            <text:p>0.0710907</text:p>
          </table:table-cell>
          <table:table-cell office:value-type="float" office:value="-6.79202" calcext:value-type="float">
            <text:p>-6.79202</text:p>
          </table:table-cell>
          <table:table-cell office:value-type="float" office:value="2.91229" calcext:value-type="float">
            <text:p>2.91229</text:p>
          </table:table-cell>
          <table:table-cell office:value-type="float" office:value="0.0440983" calcext:value-type="float">
            <text:p>0.0440983</text:p>
          </table:table-cell>
          <table:table-cell office:value-type="float" office:value="-3.11357" calcext:value-type="float">
            <text:p>-3.11357</text:p>
          </table:table-cell>
          <table:table-cell office:value-type="float" office:value="-0.432023" calcext:value-type="float">
            <text:p>-0.432023</text:p>
          </table:table-cell>
          <table:table-cell office:value-type="float" office:value="0.274346" calcext:value-type="float">
            <text:p>0.274346</text:p>
          </table:table-cell>
          <table:table-cell office:value-type="float" office:value="-9.78663" calcext:value-type="float">
            <text:p>-9.78663</text:p>
          </table:table-cell>
          <table:table-cell/>
          <table:table-cell table:formula="of:= SQRT(([.G39]-[.A39])^2 + ([.H39]-[.B39])^2 + ([.I39]-[.C39])^2)" office:value-type="float" office:value="3.14730978531938" calcext:value-type="float">
            <text:p>3.1473097853</text:p>
          </table:table-cell>
          <table:table-cell table:formula="of:=[.A39]-[.G39]" office:value-type="float" office:value="-0.946867" calcext:value-type="float">
            <text:p>-0.946867</text:p>
          </table:table-cell>
          <table:table-cell table:formula="of:=[.B39]-[.H39]" office:value-type="float" office:value="-0.2032553" calcext:value-type="float">
            <text:p>-0.2032553</text:p>
          </table:table-cell>
          <table:table-cell table:formula="of:=[.C39]-[.I39]" office:value-type="float" office:value="2.99461" calcext:value-type="float">
            <text:p>2.99461</text:p>
          </table:table-cell>
          <table:table-cell/>
        </table:table-row>
        <table:table-row table:style-name="ro1">
          <table:table-cell office:value-type="float" office:value="-1.37889" calcext:value-type="float">
            <text:p>-1.37889</text:p>
          </table:table-cell>
          <table:table-cell office:value-type="float" office:value="0.0710907" calcext:value-type="float">
            <text:p>0.0710907</text:p>
          </table:table-cell>
          <table:table-cell office:value-type="float" office:value="-6.79202" calcext:value-type="float">
            <text:p>-6.79202</text:p>
          </table:table-cell>
          <table:table-cell office:value-type="float" office:value="2.91229" calcext:value-type="float">
            <text:p>2.91229</text:p>
          </table:table-cell>
          <table:table-cell office:value-type="float" office:value="0.0440983" calcext:value-type="float">
            <text:p>0.0440983</text:p>
          </table:table-cell>
          <table:table-cell office:value-type="float" office:value="-3.11357" calcext:value-type="float">
            <text:p>-3.11357</text:p>
          </table:table-cell>
          <table:table-cell office:value-type="float" office:value="-0.432023" calcext:value-type="float">
            <text:p>-0.432023</text:p>
          </table:table-cell>
          <table:table-cell office:value-type="float" office:value="0.274346" calcext:value-type="float">
            <text:p>0.274346</text:p>
          </table:table-cell>
          <table:table-cell office:value-type="float" office:value="-9.78663" calcext:value-type="float">
            <text:p>-9.78663</text:p>
          </table:table-cell>
          <table:table-cell/>
          <table:table-cell table:formula="of:= SQRT(([.G40]-[.A40])^2 + ([.H40]-[.B40])^2 + ([.I40]-[.C40])^2)" office:value-type="float" office:value="3.14730978531938" calcext:value-type="float">
            <text:p>3.1473097853</text:p>
          </table:table-cell>
          <table:table-cell table:formula="of:=[.A40]-[.G40]" office:value-type="float" office:value="-0.946867" calcext:value-type="float">
            <text:p>-0.946867</text:p>
          </table:table-cell>
          <table:table-cell table:formula="of:=[.B40]-[.H40]" office:value-type="float" office:value="-0.2032553" calcext:value-type="float">
            <text:p>-0.2032553</text:p>
          </table:table-cell>
          <table:table-cell table:formula="of:=[.C40]-[.I40]" office:value-type="float" office:value="2.99461" calcext:value-type="float">
            <text:p>2.99461</text:p>
          </table:table-cell>
          <table:table-cell/>
        </table:table-row>
        <table:table-row table:style-name="ro1">
          <table:table-cell office:value-type="float" office:value="-0.850449" calcext:value-type="float">
            <text:p>-0.850449</text:p>
          </table:table-cell>
          <table:table-cell office:value-type="float" office:value="-0.466873" calcext:value-type="float">
            <text:p>-0.466873</text:p>
          </table:table-cell>
          <table:table-cell office:value-type="float" office:value="-5.95413" calcext:value-type="float">
            <text:p>-5.95413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0.0567091" calcext:value-type="float">
            <text:p>0.0567091</text:p>
          </table:table-cell>
          <table:table-cell office:value-type="float" office:value="-3.10709" calcext:value-type="float">
            <text:p>-3.10709</text:p>
          </table:table-cell>
          <table:table-cell office:value-type="float" office:value="-0.55545" calcext:value-type="float">
            <text:p>-0.55545</text:p>
          </table:table-cell>
          <table:table-cell office:value-type="float" office:value="0.337536" calcext:value-type="float">
            <text:p>0.337536</text:p>
          </table:table-cell>
          <table:table-cell office:value-type="float" office:value="-9.77842" calcext:value-type="float">
            <text:p>-9.77842</text:p>
          </table:table-cell>
          <table:table-cell/>
          <table:table-cell table:formula="of:= SQRT(([.G41]-[.A41])^2 + ([.H41]-[.B41])^2 + ([.I41]-[.C41])^2)" office:value-type="float" office:value="3.91909329480455" calcext:value-type="float">
            <text:p>3.9190932948</text:p>
          </table:table-cell>
          <table:table-cell table:formula="of:=[.A41]-[.G41]" office:value-type="float" office:value="-0.294999" calcext:value-type="float">
            <text:p>-0.294999</text:p>
          </table:table-cell>
          <table:table-cell table:formula="of:=[.B41]-[.H41]" office:value-type="float" office:value="-0.804409" calcext:value-type="float">
            <text:p>-0.804409</text:p>
          </table:table-cell>
          <table:table-cell table:formula="of:=[.C41]-[.I41]" office:value-type="float" office:value="3.82429" calcext:value-type="float">
            <text:p>3.82429</text:p>
          </table:table-cell>
          <table:table-cell/>
        </table:table-row>
        <table:table-row table:style-name="ro1">
          <table:table-cell office:value-type="float" office:value="-0.850449" calcext:value-type="float">
            <text:p>-0.850449</text:p>
          </table:table-cell>
          <table:table-cell office:value-type="float" office:value="-0.466873" calcext:value-type="float">
            <text:p>-0.466873</text:p>
          </table:table-cell>
          <table:table-cell office:value-type="float" office:value="-5.95413" calcext:value-type="float">
            <text:p>-5.95413</text:p>
          </table:table-cell>
          <table:table-cell office:value-type="float" office:value="2.90682" calcext:value-type="float">
            <text:p>2.90682</text:p>
          </table:table-cell>
          <table:table-cell office:value-type="float" office:value="0.0710153" calcext:value-type="float">
            <text:p>0.0710153</text:p>
          </table:table-cell>
          <table:table-cell office:value-type="float" office:value="-3.09952" calcext:value-type="float">
            <text:p>-3.09952</text:p>
          </table:table-cell>
          <table:table-cell office:value-type="float" office:value="-0.695365" calcext:value-type="float">
            <text:p>-0.695365</text:p>
          </table:table-cell>
          <table:table-cell office:value-type="float" office:value="0.411116" calcext:value-type="float">
            <text:p>0.411116</text:p>
          </table:table-cell>
          <table:table-cell office:value-type="float" office:value="-9.76665" calcext:value-type="float">
            <text:p>-9.76665</text:p>
          </table:table-cell>
          <table:table-cell/>
          <table:table-cell table:formula="of:= SQRT(([.G42]-[.A42])^2 + ([.H42]-[.B42])^2 + ([.I42]-[.C42])^2)" office:value-type="float" office:value="3.91538305681283" calcext:value-type="float">
            <text:p>3.9153830568</text:p>
          </table:table-cell>
          <table:table-cell table:formula="of:=[.A42]-[.G42]" office:value-type="float" office:value="-0.155084" calcext:value-type="float">
            <text:p>-0.155084</text:p>
          </table:table-cell>
          <table:table-cell table:formula="of:=[.B42]-[.H42]" office:value-type="float" office:value="-0.877989" calcext:value-type="float">
            <text:p>-0.877989</text:p>
          </table:table-cell>
          <table:table-cell table:formula="of:=[.C42]-[.I42]" office:value-type="float" office:value="3.81252" calcext:value-type="float">
            <text:p>3.81252</text:p>
          </table:table-cell>
          <table:table-cell/>
        </table:table-row>
        <table:table-row table:style-name="ro1">
          <table:table-cell office:value-type="float" office:value="-0.762375" calcext:value-type="float">
            <text:p>-0.762375</text:p>
          </table:table-cell>
          <table:table-cell office:value-type="float" office:value="-0.00984192" calcext:value-type="float">
            <text:p>-0.00984192</text:p>
          </table:table-cell>
          <table:table-cell office:value-type="float" office:value="-5.93271" calcext:value-type="float">
            <text:p>-5.93271</text:p>
          </table:table-cell>
          <table:table-cell office:value-type="float" office:value="2.90289" calcext:value-type="float">
            <text:p>2.90289</text:p>
          </table:table-cell>
          <table:table-cell office:value-type="float" office:value="0.0840804" calcext:value-type="float">
            <text:p>0.0840804</text:p>
          </table:table-cell>
          <table:table-cell office:value-type="float" office:value="-3.09126" calcext:value-type="float">
            <text:p>-3.09126</text:p>
          </table:table-cell>
          <table:table-cell office:value-type="float" office:value="-0.823018" calcext:value-type="float">
            <text:p>-0.823018</text:p>
          </table:table-cell>
          <table:table-cell office:value-type="float" office:value="0.491309" calcext:value-type="float">
            <text:p>0.491309</text:p>
          </table:table-cell>
          <table:table-cell office:value-type="float" office:value="-9.75301" calcext:value-type="float">
            <text:p>-9.75301</text:p>
          </table:table-cell>
          <table:table-cell/>
          <table:table-cell table:formula="of:= SQRT(([.G43]-[.A43])^2 + ([.H43]-[.B43])^2 + ([.I43]-[.C43])^2)" office:value-type="float" office:value="3.85350774075593" calcext:value-type="float">
            <text:p>3.8535077408</text:p>
          </table:table-cell>
          <table:table-cell table:formula="of:=[.A43]-[.G43]" office:value-type="float" office:value="0.060643" calcext:value-type="float">
            <text:p>0.060643</text:p>
          </table:table-cell>
          <table:table-cell table:formula="of:=[.B43]-[.H43]" office:value-type="float" office:value="-0.50115092" calcext:value-type="float">
            <text:p>-0.50115092</text:p>
          </table:table-cell>
          <table:table-cell table:formula="of:=[.C43]-[.I43]" office:value-type="float" office:value="3.8203" calcext:value-type="float">
            <text:p>3.8203</text:p>
          </table:table-cell>
          <table:table-cell/>
        </table:table-row>
        <table:table-row table:style-name="ro1">
          <table:table-cell office:value-type="float" office:value="-0.98851" calcext:value-type="float">
            <text:p>-0.98851</text:p>
          </table:table-cell>
          <table:table-cell office:value-type="float" office:value="-0.0503082" calcext:value-type="float">
            <text:p>-0.0503082</text:p>
          </table:table-cell>
          <table:table-cell office:value-type="float" office:value="-5.74466" calcext:value-type="float">
            <text:p>-5.74466</text:p>
          </table:table-cell>
          <table:table-cell office:value-type="float" office:value="2.90289" calcext:value-type="float">
            <text:p>2.90289</text:p>
          </table:table-cell>
          <table:table-cell office:value-type="float" office:value="0.0840804" calcext:value-type="float">
            <text:p>0.0840804</text:p>
          </table:table-cell>
          <table:table-cell office:value-type="float" office:value="-3.09126" calcext:value-type="float">
            <text:p>-3.09126</text:p>
          </table:table-cell>
          <table:table-cell office:value-type="float" office:value="-0.823018" calcext:value-type="float">
            <text:p>-0.823018</text:p>
          </table:table-cell>
          <table:table-cell office:value-type="float" office:value="0.491309" calcext:value-type="float">
            <text:p>0.491309</text:p>
          </table:table-cell>
          <table:table-cell office:value-type="float" office:value="-9.75301" calcext:value-type="float">
            <text:p>-9.75301</text:p>
          </table:table-cell>
          <table:table-cell/>
          <table:table-cell table:formula="of:= SQRT(([.G44]-[.A44])^2 + ([.H44]-[.B44])^2 + ([.I44]-[.C44])^2)" office:value-type="float" office:value="4.04816088068395" calcext:value-type="float">
            <text:p>4.0481608807</text:p>
          </table:table-cell>
          <table:table-cell table:formula="of:=[.A44]-[.G44]" office:value-type="float" office:value="-0.165492" calcext:value-type="float">
            <text:p>-0.165492</text:p>
          </table:table-cell>
          <table:table-cell table:formula="of:=[.B44]-[.H44]" office:value-type="float" office:value="-0.5416172" calcext:value-type="float">
            <text:p>-0.5416172</text:p>
          </table:table-cell>
          <table:table-cell table:formula="of:=[.C44]-[.I44]" office:value-type="float" office:value="4.00835" calcext:value-type="float">
            <text:p>4.00835</text:p>
          </table:table-cell>
          <table:table-cell/>
        </table:table-row>
        <table:table-row table:style-name="ro1">
          <table:table-cell office:value-type="float" office:value="-0.98851" calcext:value-type="float">
            <text:p>-0.98851</text:p>
          </table:table-cell>
          <table:table-cell office:value-type="float" office:value="-0.0503082" calcext:value-type="float">
            <text:p>-0.0503082</text:p>
          </table:table-cell>
          <table:table-cell office:value-type="float" office:value="-5.74466" calcext:value-type="float">
            <text:p>-5.74466</text:p>
          </table:table-cell>
          <table:table-cell office:value-type="float" office:value="2.89686" calcext:value-type="float">
            <text:p>2.89686</text:p>
          </table:table-cell>
          <table:table-cell office:value-type="float" office:value="0.0942225" calcext:value-type="float">
            <text:p>0.0942225</text:p>
          </table:table-cell>
          <table:table-cell office:value-type="float" office:value="-3.08092" calcext:value-type="float">
            <text:p>-3.08092</text:p>
          </table:table-cell>
          <table:table-cell office:value-type="float" office:value="-0.922015" calcext:value-type="float">
            <text:p>-0.922015</text:p>
          </table:table-cell>
          <table:table-cell office:value-type="float" office:value="0.591583" calcext:value-type="float">
            <text:p>0.591583</text:p>
          </table:table-cell>
          <table:table-cell office:value-type="float" office:value="-9.73858" calcext:value-type="float">
            <text:p>-9.73858</text:p>
          </table:table-cell>
          <table:table-cell/>
          <table:table-cell table:formula="of:= SQRT(([.G45]-[.A45])^2 + ([.H45]-[.B45])^2 + ([.I45]-[.C45])^2)" office:value-type="float" office:value="4.04571907873773" calcext:value-type="float">
            <text:p>4.0457190787</text:p>
          </table:table-cell>
          <table:table-cell table:formula="of:=[.A45]-[.G45]" office:value-type="float" office:value="-0.0664950000000002" calcext:value-type="float">
            <text:p>-0.066495</text:p>
          </table:table-cell>
          <table:table-cell table:formula="of:=[.B45]-[.H45]" office:value-type="float" office:value="-0.6418912" calcext:value-type="float">
            <text:p>-0.6418912</text:p>
          </table:table-cell>
          <table:table-cell table:formula="of:=[.C45]-[.I45]" office:value-type="float" office:value="3.99392" calcext:value-type="float">
            <text:p>3.99392</text:p>
          </table:table-cell>
          <table:table-cell/>
        </table:table-row>
        <table:table-row table:style-name="ro1">
          <table:table-cell office:value-type="float" office:value="-0.650497" calcext:value-type="float">
            <text:p>-0.650497</text:p>
          </table:table-cell>
          <table:table-cell office:value-type="float" office:value="-0.100296" calcext:value-type="float">
            <text:p>-0.100296</text:p>
          </table:table-cell>
          <table:table-cell office:value-type="float" office:value="-5.28049" calcext:value-type="float">
            <text:p>-5.28049</text:p>
          </table:table-cell>
          <table:table-cell office:value-type="float" office:value="2.88802" calcext:value-type="float">
            <text:p>2.88802</text:p>
          </table:table-cell>
          <table:table-cell office:value-type="float" office:value="0.104143" calcext:value-type="float">
            <text:p>0.104143</text:p>
          </table:table-cell>
          <table:table-cell office:value-type="float" office:value="-3.06934" calcext:value-type="float">
            <text:p>-3.06934</text:p>
          </table:table-cell>
          <table:table-cell office:value-type="float" office:value="-1.01875" calcext:value-type="float">
            <text:p>-1.01875</text:p>
          </table:table-cell>
          <table:table-cell office:value-type="float" office:value="0.703591" calcext:value-type="float">
            <text:p>0.703591</text:p>
          </table:table-cell>
          <table:table-cell office:value-type="float" office:value="-9.72148" calcext:value-type="float">
            <text:p>-9.72148</text:p>
          </table:table-cell>
          <table:table-cell/>
          <table:table-cell table:formula="of:= SQRT(([.G46]-[.A46])^2 + ([.H46]-[.B46])^2 + ([.I46]-[.C46])^2)" office:value-type="float" office:value="4.52816041686666" calcext:value-type="float">
            <text:p>4.5281604169</text:p>
          </table:table-cell>
          <table:table-cell table:formula="of:=[.A46]-[.G46]" office:value-type="float" office:value="0.368253" calcext:value-type="float">
            <text:p>0.368253</text:p>
          </table:table-cell>
          <table:table-cell table:formula="of:=[.B46]-[.H46]" office:value-type="float" office:value="-0.803887" calcext:value-type="float">
            <text:p>-0.803887</text:p>
          </table:table-cell>
          <table:table-cell table:formula="of:=[.C46]-[.I46]" office:value-type="float" office:value="4.44099" calcext:value-type="float">
            <text:p>4.44099</text:p>
          </table:table-cell>
          <table:table-cell/>
        </table:table-row>
        <table:table-row table:style-name="ro1">
          <table:table-cell office:value-type="float" office:value="-0.562424" calcext:value-type="float">
            <text:p>-0.562424</text:p>
          </table:table-cell>
          <table:table-cell office:value-type="float" office:value="-0.50972" calcext:value-type="float">
            <text:p>-0.50972</text:p>
          </table:table-cell>
          <table:table-cell office:value-type="float" office:value="-4.97342" calcext:value-type="float">
            <text:p>-4.97342</text:p>
          </table:table-cell>
          <table:table-cell office:value-type="float" office:value="2.88802" calcext:value-type="float">
            <text:p>2.88802</text:p>
          </table:table-cell>
          <table:table-cell office:value-type="float" office:value="0.104143" calcext:value-type="float">
            <text:p>0.104143</text:p>
          </table:table-cell>
          <table:table-cell office:value-type="float" office:value="-3.06934" calcext:value-type="float">
            <text:p>-3.06934</text:p>
          </table:table-cell>
          <table:table-cell office:value-type="float" office:value="-1.01875" calcext:value-type="float">
            <text:p>-1.01875</text:p>
          </table:table-cell>
          <table:table-cell office:value-type="float" office:value="0.703591" calcext:value-type="float">
            <text:p>0.703591</text:p>
          </table:table-cell>
          <table:table-cell office:value-type="float" office:value="-9.72148" calcext:value-type="float">
            <text:p>-9.72148</text:p>
          </table:table-cell>
          <table:table-cell/>
          <table:table-cell table:formula="of:= SQRT(([.G47]-[.A47])^2 + ([.H47]-[.B47])^2 + ([.I47]-[.C47])^2)" office:value-type="float" office:value="4.92183205367646" calcext:value-type="float">
            <text:p>4.9218320537</text:p>
          </table:table-cell>
          <table:table-cell table:formula="of:=[.A47]-[.G47]" office:value-type="float" office:value="0.456326" calcext:value-type="float">
            <text:p>0.456326</text:p>
          </table:table-cell>
          <table:table-cell table:formula="of:=[.B47]-[.H47]" office:value-type="float" office:value="-1.213311" calcext:value-type="float">
            <text:p>-1.213311</text:p>
          </table:table-cell>
          <table:table-cell table:formula="of:=[.C47]-[.I47]" office:value-type="float" office:value="4.74806" calcext:value-type="float">
            <text:p>4.74806</text:p>
          </table:table-cell>
          <table:table-cell/>
        </table:table-row>
        <table:table-row table:style-name="ro1">
          <table:table-cell office:value-type="float" office:value="-0.562424" calcext:value-type="float">
            <text:p>-0.562424</text:p>
          </table:table-cell>
          <table:table-cell office:value-type="float" office:value="-0.50972" calcext:value-type="float">
            <text:p>-0.50972</text:p>
          </table:table-cell>
          <table:table-cell office:value-type="float" office:value="-4.97342" calcext:value-type="float">
            <text:p>-4.97342</text:p>
          </table:table-cell>
          <table:table-cell office:value-type="float" office:value="2.87909" calcext:value-type="float">
            <text:p>2.87909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-3.0581" calcext:value-type="float">
            <text:p>-3.0581</text:p>
          </table:table-cell>
          <table:table-cell office:value-type="float" office:value="-1.14745" calcext:value-type="float">
            <text:p>-1.14745</text:p>
          </table:table-cell>
          <table:table-cell office:value-type="float" office:value="0.811631" calcext:value-type="float">
            <text:p>0.811631</text:p>
          </table:table-cell>
          <table:table-cell office:value-type="float" office:value="-9.69869" calcext:value-type="float">
            <text:p>-9.69869</text:p>
          </table:table-cell>
          <table:table-cell/>
          <table:table-cell table:formula="of:= SQRT(([.G48]-[.A48])^2 + ([.H48]-[.B48])^2 + ([.I48]-[.C48])^2)" office:value-type="float" office:value="4.94129542314331" calcext:value-type="float">
            <text:p>4.9412954231</text:p>
          </table:table-cell>
          <table:table-cell table:formula="of:=[.A48]-[.G48]" office:value-type="float" office:value="0.585026" calcext:value-type="float">
            <text:p>0.585026</text:p>
          </table:table-cell>
          <table:table-cell table:formula="of:=[.B48]-[.H48]" office:value-type="float" office:value="-1.321351" calcext:value-type="float">
            <text:p>-1.321351</text:p>
          </table:table-cell>
          <table:table-cell table:formula="of:=[.C48]-[.I48]" office:value-type="float" office:value="4.72527" calcext:value-type="float">
            <text:p>4.72527</text:p>
          </table:table-cell>
          <table:table-cell/>
        </table:table-row>
        <table:table-row table:style-name="ro1">
          <table:table-cell office:value-type="float" office:value="-0.66478" calcext:value-type="float">
            <text:p>-0.66478</text:p>
          </table:table-cell>
          <table:table-cell office:value-type="float" office:value="-0.0669708" calcext:value-type="float">
            <text:p>-0.0669708</text:p>
          </table:table-cell>
          <table:table-cell office:value-type="float" office:value="-5.23526" calcext:value-type="float">
            <text:p>-5.23526</text:p>
          </table:table-cell>
          <table:table-cell office:value-type="float" office:value="2.87066" calcext:value-type="float">
            <text:p>2.87066</text:p>
          </table:table-cell>
          <table:table-cell office:value-type="float" office:value="0.134941" calcext:value-type="float">
            <text:p>0.134941</text:p>
          </table:table-cell>
          <table:table-cell office:value-type="float" office:value="-3.04744" calcext:value-type="float">
            <text:p>-3.04744</text:p>
          </table:table-cell>
          <table:table-cell office:value-type="float" office:value="-1.31841" calcext:value-type="float">
            <text:p>-1.31841</text:p>
          </table:table-cell>
          <table:table-cell office:value-type="float" office:value="0.913004" calcext:value-type="float">
            <text:p>0.913004</text:p>
          </table:table-cell>
          <table:table-cell office:value-type="float" office:value="-9.6679" calcext:value-type="float">
            <text:p>-9.6679</text:p>
          </table:table-cell>
          <table:table-cell/>
          <table:table-cell table:formula="of:= SQRT(([.G49]-[.A49])^2 + ([.H49]-[.B49])^2 + ([.I49]-[.C49])^2)" office:value-type="float" office:value="4.58648887005463" calcext:value-type="float">
            <text:p>4.5864888701</text:p>
          </table:table-cell>
          <table:table-cell table:formula="of:=[.A49]-[.G49]" office:value-type="float" office:value="0.65363" calcext:value-type="float">
            <text:p>0.65363</text:p>
          </table:table-cell>
          <table:table-cell table:formula="of:=[.B49]-[.H49]" office:value-type="float" office:value="-0.9799748" calcext:value-type="float">
            <text:p>-0.9799748</text:p>
          </table:table-cell>
          <table:table-cell table:formula="of:=[.C49]-[.I49]" office:value-type="float" office:value="4.43264" calcext:value-type="float">
            <text:p>4.43264</text:p>
          </table:table-cell>
          <table:table-cell/>
        </table:table-row>
        <table:table-row table:style-name="ro1">
          <table:table-cell office:value-type="float" office:value="-0.66478" calcext:value-type="float">
            <text:p>-0.66478</text:p>
          </table:table-cell>
          <table:table-cell office:value-type="float" office:value="-0.0669708" calcext:value-type="float">
            <text:p>-0.0669708</text:p>
          </table:table-cell>
          <table:table-cell office:value-type="float" office:value="-5.23526" calcext:value-type="float">
            <text:p>-5.23526</text:p>
          </table:table-cell>
          <table:table-cell office:value-type="float" office:value="2.87066" calcext:value-type="float">
            <text:p>2.87066</text:p>
          </table:table-cell>
          <table:table-cell office:value-type="float" office:value="0.134941" calcext:value-type="float">
            <text:p>0.134941</text:p>
          </table:table-cell>
          <table:table-cell office:value-type="float" office:value="-3.04744" calcext:value-type="float">
            <text:p>-3.04744</text:p>
          </table:table-cell>
          <table:table-cell office:value-type="float" office:value="-1.31841" calcext:value-type="float">
            <text:p>-1.31841</text:p>
          </table:table-cell>
          <table:table-cell office:value-type="float" office:value="0.913004" calcext:value-type="float">
            <text:p>0.913004</text:p>
          </table:table-cell>
          <table:table-cell office:value-type="float" office:value="-9.6679" calcext:value-type="float">
            <text:p>-9.6679</text:p>
          </table:table-cell>
          <table:table-cell/>
          <table:table-cell table:formula="of:= SQRT(([.G50]-[.A50])^2 + ([.H50]-[.B50])^2 + ([.I50]-[.C50])^2)" office:value-type="float" office:value="4.58648887005463" calcext:value-type="float">
            <text:p>4.5864888701</text:p>
          </table:table-cell>
          <table:table-cell table:formula="of:=[.A50]-[.G50]" office:value-type="float" office:value="0.65363" calcext:value-type="float">
            <text:p>0.65363</text:p>
          </table:table-cell>
          <table:table-cell table:formula="of:=[.B50]-[.H50]" office:value-type="float" office:value="-0.9799748" calcext:value-type="float">
            <text:p>-0.9799748</text:p>
          </table:table-cell>
          <table:table-cell table:formula="of:=[.C50]-[.I50]" office:value-type="float" office:value="4.43264" calcext:value-type="float">
            <text:p>4.43264</text:p>
          </table:table-cell>
          <table:table-cell/>
        </table:table-row>
        <table:table-row table:style-name="ro1">
          <table:table-cell office:value-type="float" office:value="-0.245834" calcext:value-type="float">
            <text:p>-0.245834</text:p>
          </table:table-cell>
          <table:table-cell office:value-type="float" office:value="0.104416" calcext:value-type="float">
            <text:p>0.104416</text:p>
          </table:table-cell>
          <table:table-cell office:value-type="float" office:value="-6.58493" calcext:value-type="float">
            <text:p>-6.58493</text:p>
          </table:table-cell>
          <table:table-cell office:value-type="float" office:value="2.86054" calcext:value-type="float">
            <text:p>2.86054</text:p>
          </table:table-cell>
          <table:table-cell office:value-type="float" office:value="0.155399" calcext:value-type="float">
            <text:p>0.155399</text:p>
          </table:table-cell>
          <table:table-cell office:value-type="float" office:value="-3.03664" calcext:value-type="float">
            <text:p>-3.03664</text:p>
          </table:table-cell>
          <table:table-cell office:value-type="float" office:value="-1.51679" calcext:value-type="float">
            <text:p>-1.51679</text:p>
          </table:table-cell>
          <table:table-cell office:value-type="float" office:value="1.01428" calcext:value-type="float">
            <text:p>1.01428</text:p>
          </table:table-cell>
          <table:table-cell office:value-type="float" office:value="-9.62863" calcext:value-type="float">
            <text:p>-9.62863</text:p>
          </table:table-cell>
          <table:table-cell/>
          <table:table-cell table:formula="of:= SQRT(([.G51]-[.A51])^2 + ([.H51]-[.B51])^2 + ([.I51]-[.C51])^2)" office:value-type="float" office:value="3.42159193102158" calcext:value-type="float">
            <text:p>3.421591931</text:p>
          </table:table-cell>
          <table:table-cell table:formula="of:=[.A51]-[.G51]" office:value-type="float" office:value="1.270956" calcext:value-type="float">
            <text:p>1.270956</text:p>
          </table:table-cell>
          <table:table-cell table:formula="of:=[.B51]-[.H51]" office:value-type="float" office:value="-0.909864" calcext:value-type="float">
            <text:p>-0.909864</text:p>
          </table:table-cell>
          <table:table-cell table:formula="of:=[.C51]-[.I51]" office:value-type="float" office:value="3.0437" calcext:value-type="float">
            <text:p>3.0437</text:p>
          </table:table-cell>
          <table:table-cell/>
        </table:table-row>
        <table:table-row table:style-name="ro1">
          <table:table-cell office:value-type="float" office:value="-0.231552" calcext:value-type="float">
            <text:p>-0.231552</text:p>
          </table:table-cell>
          <table:table-cell office:value-type="float" office:value="-0.290726" calcext:value-type="float">
            <text:p>-0.290726</text:p>
          </table:table-cell>
          <table:table-cell office:value-type="float" office:value="-7.0015" calcext:value-type="float">
            <text:p>-7.0015</text:p>
          </table:table-cell>
          <table:table-cell office:value-type="float" office:value="2.85012" calcext:value-type="float">
            <text:p>2.85012</text:p>
          </table:table-cell>
          <table:table-cell office:value-type="float" office:value="0.174489" calcext:value-type="float">
            <text:p>0.174489</text:p>
          </table:table-cell>
          <table:table-cell office:value-type="float" office:value="-3.02894" calcext:value-type="float">
            <text:p>-3.02894</text:p>
          </table:table-cell>
          <table:table-cell office:value-type="float" office:value="-1.70133" calcext:value-type="float">
            <text:p>-1.70133</text:p>
          </table:table-cell>
          <table:table-cell office:value-type="float" office:value="1.08497" calcext:value-type="float">
            <text:p>1.08497</text:p>
          </table:table-cell>
          <table:table-cell office:value-type="float" office:value="-9.59001" calcext:value-type="float">
            <text:p>-9.59001</text:p>
          </table:table-cell>
          <table:table-cell/>
          <table:table-cell table:formula="of:= SQRT(([.G52]-[.A52])^2 + ([.H52]-[.B52])^2 + ([.I52]-[.C52])^2)" office:value-type="float" office:value="3.27920278021961" calcext:value-type="float">
            <text:p>3.2792027802</text:p>
          </table:table-cell>
          <table:table-cell table:formula="of:=[.A52]-[.G52]" office:value-type="float" office:value="1.469778" calcext:value-type="float">
            <text:p>1.469778</text:p>
          </table:table-cell>
          <table:table-cell table:formula="of:=[.B52]-[.H52]" office:value-type="float" office:value="-1.375696" calcext:value-type="float">
            <text:p>-1.375696</text:p>
          </table:table-cell>
          <table:table-cell table:formula="of:=[.C52]-[.I52]" office:value-type="float" office:value="2.58851" calcext:value-type="float">
            <text:p>2.58851</text:p>
          </table:table-cell>
          <table:table-cell/>
        </table:table-row>
        <table:table-row table:style-name="ro1">
          <table:table-cell office:value-type="float" office:value="-0.398178" calcext:value-type="float">
            <text:p>-0.398178</text:p>
          </table:table-cell>
          <table:table-cell office:value-type="float" office:value="-1.37856" calcext:value-type="float">
            <text:p>-1.37856</text:p>
          </table:table-cell>
          <table:table-cell office:value-type="float" office:value="-6.82535" calcext:value-type="float">
            <text:p>-6.82535</text:p>
          </table:table-cell>
          <table:table-cell office:value-type="float" office:value="2.85012" calcext:value-type="float">
            <text:p>2.85012</text:p>
          </table:table-cell>
          <table:table-cell office:value-type="float" office:value="0.174489" calcext:value-type="float">
            <text:p>0.174489</text:p>
          </table:table-cell>
          <table:table-cell office:value-type="float" office:value="-3.02894" calcext:value-type="float">
            <text:p>-3.02894</text:p>
          </table:table-cell>
          <table:table-cell office:value-type="float" office:value="-1.70133" calcext:value-type="float">
            <text:p>-1.70133</text:p>
          </table:table-cell>
          <table:table-cell office:value-type="float" office:value="1.08497" calcext:value-type="float">
            <text:p>1.08497</text:p>
          </table:table-cell>
          <table:table-cell office:value-type="float" office:value="-9.59001" calcext:value-type="float">
            <text:p>-9.59001</text:p>
          </table:table-cell>
          <table:table-cell/>
          <table:table-cell table:formula="of:= SQRT(([.G53]-[.A53])^2 + ([.H53]-[.B53])^2 + ([.I53]-[.C53])^2)" office:value-type="float" office:value="3.92562480525126" calcext:value-type="float">
            <text:p>3.9256248053</text:p>
          </table:table-cell>
          <table:table-cell table:formula="of:=[.A53]-[.G53]" office:value-type="float" office:value="1.303152" calcext:value-type="float">
            <text:p>1.303152</text:p>
          </table:table-cell>
          <table:table-cell table:formula="of:=[.B53]-[.H53]" office:value-type="float" office:value="-2.46353" calcext:value-type="float">
            <text:p>-2.46353</text:p>
          </table:table-cell>
          <table:table-cell table:formula="of:=[.C53]-[.I53]" office:value-type="float" office:value="2.76466" calcext:value-type="float">
            <text:p>2.76466</text:p>
          </table:table-cell>
          <table:table-cell/>
        </table:table-row>
        <table:table-row table:style-name="ro1">
          <table:table-cell office:value-type="float" office:value="-0.398178" calcext:value-type="float">
            <text:p>-0.398178</text:p>
          </table:table-cell>
          <table:table-cell office:value-type="float" office:value="-1.37856" calcext:value-type="float">
            <text:p>-1.37856</text:p>
          </table:table-cell>
          <table:table-cell office:value-type="float" office:value="-6.82535" calcext:value-type="float">
            <text:p>-6.82535</text:p>
          </table:table-cell>
          <table:table-cell office:value-type="float" office:value="2.84465" calcext:value-type="float">
            <text:p>2.84465</text:p>
          </table:table-cell>
          <table:table-cell office:value-type="float" office:value="0.189511" calcext:value-type="float">
            <text:p>0.189511</text:p>
          </table:table-cell>
          <table:table-cell office:value-type="float" office:value="-3.02981" calcext:value-type="float">
            <text:p>-3.02981</text:p>
          </table:table-cell>
          <table:table-cell office:value-type="float" office:value="-1.84611" calcext:value-type="float">
            <text:p>-1.84611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-9.56448" calcext:value-type="float">
            <text:p>-9.56448</text:p>
          </table:table-cell>
          <table:table-cell/>
          <table:table-cell table:formula="of:= SQRT(([.G54]-[.A54])^2 + ([.H54]-[.B54])^2 + ([.I54]-[.C54])^2)" office:value-type="float" office:value="3.95125041676986" calcext:value-type="float">
            <text:p>3.9512504168</text:p>
          </table:table-cell>
          <table:table-cell table:formula="of:=[.A54]-[.G54]" office:value-type="float" office:value="1.447932" calcext:value-type="float">
            <text:p>1.447932</text:p>
          </table:table-cell>
          <table:table-cell table:formula="of:=[.B54]-[.H54]" office:value-type="float" office:value="-2.45215" calcext:value-type="float">
            <text:p>-2.45215</text:p>
          </table:table-cell>
          <table:table-cell table:formula="of:=[.C54]-[.I54]" office:value-type="float" office:value="2.73913" calcext:value-type="float">
            <text:p>2.73913</text:p>
          </table:table-cell>
          <table:table-cell/>
        </table:table-row>
        <table:table-row table:style-name="ro1">
          <table:table-cell office:value-type="float" office:value="-0.436264" calcext:value-type="float">
            <text:p>-0.436264</text:p>
          </table:table-cell>
          <table:table-cell office:value-type="float" office:value="-0.740616" calcext:value-type="float">
            <text:p>-0.740616</text:p>
          </table:table-cell>
          <table:table-cell office:value-type="float" office:value="-8.30118" calcext:value-type="float">
            <text:p>-8.30118</text:p>
          </table:table-cell>
          <table:table-cell office:value-type="float" office:value="2.84465" calcext:value-type="float">
            <text:p>2.84465</text:p>
          </table:table-cell>
          <table:table-cell office:value-type="float" office:value="0.189511" calcext:value-type="float">
            <text:p>0.189511</text:p>
          </table:table-cell>
          <table:table-cell office:value-type="float" office:value="-3.02981" calcext:value-type="float">
            <text:p>-3.02981</text:p>
          </table:table-cell>
          <table:table-cell office:value-type="float" office:value="-1.84611" calcext:value-type="float">
            <text:p>-1.84611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-9.56448" calcext:value-type="float">
            <text:p>-9.56448</text:p>
          </table:table-cell>
          <table:table-cell/>
          <table:table-cell table:formula="of:= SQRT(([.G55]-[.A55])^2 + ([.H55]-[.B55])^2 + ([.I55]-[.C55])^2)" office:value-type="float" office:value="2.62200992449533" calcext:value-type="float">
            <text:p>2.6220099245</text:p>
          </table:table-cell>
          <table:table-cell table:formula="of:=[.A55]-[.G55]" office:value-type="float" office:value="1.409846" calcext:value-type="float">
            <text:p>1.409846</text:p>
          </table:table-cell>
          <table:table-cell table:formula="of:=[.B55]-[.H55]" office:value-type="float" office:value="-1.814206" calcext:value-type="float">
            <text:p>-1.814206</text:p>
          </table:table-cell>
          <table:table-cell table:formula="of:=[.C55]-[.I55]" office:value-type="float" office:value="1.2633" calcext:value-type="float">
            <text:p>1.2633</text:p>
          </table:table-cell>
          <table:table-cell/>
        </table:table-row>
        <table:table-row table:style-name="ro1">
          <table:table-cell office:value-type="float" office:value="-0.4077" calcext:value-type="float">
            <text:p>-0.4077</text:p>
          </table:table-cell>
          <table:table-cell office:value-type="float" office:value="0.744736" calcext:value-type="float">
            <text:p>0.744736</text:p>
          </table:table-cell>
          <table:table-cell office:value-type="float" office:value="-10.453" calcext:value-type="float">
            <text:p>-10.453</text:p>
          </table:table-cell>
          <table:table-cell office:value-type="float" office:value="2.84888" calcext:value-type="float">
            <text:p>2.84888</text:p>
          </table:table-cell>
          <table:table-cell office:value-type="float" office:value="0.200208" calcext:value-type="float">
            <text:p>0.200208</text:p>
          </table:table-cell>
          <table:table-cell office:value-type="float" office:value="-3.06268" calcext:value-type="float">
            <text:p>-3.06268</text:p>
          </table:table-cell>
          <table:table-cell office:value-type="float" office:value="-1.94896" calcext:value-type="float">
            <text:p>-1.94896</text:p>
          </table:table-cell>
          <table:table-cell office:value-type="float" office:value="0.757154" calcext:value-type="float">
            <text:p>0.757154</text:p>
          </table:table-cell>
          <table:table-cell office:value-type="float" office:value="-9.57436" calcext:value-type="float">
            <text:p>-9.57436</text:p>
          </table:table-cell>
          <table:table-cell/>
          <table:table-cell table:formula="of:= SQRT(([.G56]-[.A56])^2 + ([.H56]-[.B56])^2 + ([.I56]-[.C56])^2)" office:value-type="float" office:value="1.77416032080644" calcext:value-type="float">
            <text:p>1.7741603208</text:p>
          </table:table-cell>
          <table:table-cell table:formula="of:=[.A56]-[.G56]" office:value-type="float" office:value="1.54126" calcext:value-type="float">
            <text:p>1.54126</text:p>
          </table:table-cell>
          <table:table-cell table:formula="of:=[.B56]-[.H56]" office:value-type="float" office:value="-0.012418" calcext:value-type="float">
            <text:p>-0.012418</text:p>
          </table:table-cell>
          <table:table-cell table:formula="of:=[.C56]-[.I56]" office:value-type="float" office:value="-0.878639999999999" calcext:value-type="float">
            <text:p>-0.87864</text:p>
          </table:table-cell>
          <table:table-cell/>
        </table:table-row>
        <table:table-row table:style-name="ro1">
          <table:table-cell office:value-type="float" office:value="-0.855209" calcext:value-type="float">
            <text:p>-0.855209</text:p>
          </table:table-cell>
          <table:table-cell office:value-type="float" office:value="-0.347855" calcext:value-type="float">
            <text:p>-0.347855</text:p>
          </table:table-cell>
          <table:table-cell office:value-type="float" office:value="-10.8934" calcext:value-type="float">
            <text:p>-10.8934</text:p>
          </table:table-cell>
          <table:table-cell office:value-type="float" office:value="2.84935" calcext:value-type="float">
            <text:p>2.84935</text:p>
          </table:table-cell>
          <table:table-cell office:value-type="float" office:value="0.185962" calcext:value-type="float">
            <text:p>0.185962</text:p>
          </table:table-cell>
          <table:table-cell office:value-type="float" office:value="-3.07922" calcext:value-type="float">
            <text:p>-3.07922</text:p>
          </table:table-cell>
          <table:table-cell office:value-type="float" office:value="-1.81194" calcext:value-type="float">
            <text:p>-1.81194</text:p>
          </table:table-cell>
          <table:table-cell office:value-type="float" office:value="0.600371" calcext:value-type="float">
            <text:p>0.600371</text:p>
          </table:table-cell>
          <table:table-cell office:value-type="float" office:value="-9.61231" calcext:value-type="float">
            <text:p>-9.61231</text:p>
          </table:table-cell>
          <table:table-cell/>
          <table:table-cell table:formula="of:= SQRT(([.G57]-[.A57])^2 + ([.H57]-[.B57])^2 + ([.I57]-[.C57])^2)" office:value-type="float" office:value="1.85894011241271" calcext:value-type="float">
            <text:p>1.8589401124</text:p>
          </table:table-cell>
          <table:table-cell table:formula="of:=[.A57]-[.G57]" office:value-type="float" office:value="0.956731" calcext:value-type="float">
            <text:p>0.956731</text:p>
          </table:table-cell>
          <table:table-cell table:formula="of:=[.B57]-[.H57]" office:value-type="float" office:value="-0.948226" calcext:value-type="float">
            <text:p>-0.948226</text:p>
          </table:table-cell>
          <table:table-cell table:formula="of:=[.C57]-[.I57]" office:value-type="float" office:value="-1.28109" calcext:value-type="float">
            <text:p>-1.28109</text:p>
          </table:table-cell>
          <table:table-cell/>
        </table:table-row>
        <table:table-row table:style-name="ro1">
          <table:table-cell office:value-type="float" office:value="-1.20274" calcext:value-type="float">
            <text:p>-1.20274</text:p>
          </table:table-cell>
          <table:table-cell office:value-type="float" office:value="-1.96175" calcext:value-type="float">
            <text:p>-1.96175</text:p>
          </table:table-cell>
          <table:table-cell office:value-type="float" office:value="-10.2912" calcext:value-type="float">
            <text:p>-10.2912</text:p>
          </table:table-cell>
          <table:table-cell office:value-type="float" office:value="2.84269" calcext:value-type="float">
            <text:p>2.84269</text:p>
          </table:table-cell>
          <table:table-cell office:value-type="float" office:value="0.158264" calcext:value-type="float">
            <text:p>0.158264</text:p>
          </table:table-cell>
          <table:table-cell office:value-type="float" office:value="-3.08974" calcext:value-type="float">
            <text:p>-3.08974</text:p>
          </table:table-cell>
          <table:table-cell office:value-type="float" office:value="-1.54452" calcext:value-type="float">
            <text:p>-1.54452</text:p>
          </table:table-cell>
          <table:table-cell office:value-type="float" office:value="0.501584" calcext:value-type="float">
            <text:p>0.501584</text:p>
          </table:table-cell>
          <table:table-cell office:value-type="float" office:value="-9.66452" calcext:value-type="float">
            <text:p>-9.66452</text:p>
          </table:table-cell>
          <table:table-cell/>
          <table:table-cell table:formula="of:= SQRT(([.G58]-[.A58])^2 + ([.H58]-[.B58])^2 + ([.I58]-[.C58])^2)" office:value-type="float" office:value="2.56467459658258" calcext:value-type="float">
            <text:p>2.5646745966</text:p>
          </table:table-cell>
          <table:table-cell table:formula="of:=[.A58]-[.G58]" office:value-type="float" office:value="0.34178" calcext:value-type="float">
            <text:p>0.34178</text:p>
          </table:table-cell>
          <table:table-cell table:formula="of:=[.B58]-[.H58]" office:value-type="float" office:value="-2.463334" calcext:value-type="float">
            <text:p>-2.463334</text:p>
          </table:table-cell>
          <table:table-cell table:formula="of:=[.C58]-[.I58]" office:value-type="float" office:value="-0.62668" calcext:value-type="float">
            <text:p>-0.62668</text:p>
          </table:table-cell>
          <table:table-cell/>
        </table:table-row>
        <table:table-row table:style-name="ro1">
          <table:table-cell office:value-type="float" office:value="-1.20274" calcext:value-type="float">
            <text:p>-1.20274</text:p>
          </table:table-cell>
          <table:table-cell office:value-type="float" office:value="-1.96175" calcext:value-type="float">
            <text:p>-1.96175</text:p>
          </table:table-cell>
          <table:table-cell office:value-type="float" office:value="-10.2912" calcext:value-type="float">
            <text:p>-10.2912</text:p>
          </table:table-cell>
          <table:table-cell office:value-type="float" office:value="2.84269" calcext:value-type="float">
            <text:p>2.84269</text:p>
          </table:table-cell>
          <table:table-cell office:value-type="float" office:value="0.158264" calcext:value-type="float">
            <text:p>0.158264</text:p>
          </table:table-cell>
          <table:table-cell office:value-type="float" office:value="-3.08974" calcext:value-type="float">
            <text:p>-3.08974</text:p>
          </table:table-cell>
          <table:table-cell office:value-type="float" office:value="-1.54452" calcext:value-type="float">
            <text:p>-1.54452</text:p>
          </table:table-cell>
          <table:table-cell office:value-type="float" office:value="0.501584" calcext:value-type="float">
            <text:p>0.501584</text:p>
          </table:table-cell>
          <table:table-cell office:value-type="float" office:value="-9.66452" calcext:value-type="float">
            <text:p>-9.66452</text:p>
          </table:table-cell>
          <table:table-cell/>
          <table:table-cell table:formula="of:= SQRT(([.G59]-[.A59])^2 + ([.H59]-[.B59])^2 + ([.I59]-[.C59])^2)" office:value-type="float" office:value="2.56467459658258" calcext:value-type="float">
            <text:p>2.5646745966</text:p>
          </table:table-cell>
          <table:table-cell table:formula="of:=[.A59]-[.G59]" office:value-type="float" office:value="0.34178" calcext:value-type="float">
            <text:p>0.34178</text:p>
          </table:table-cell>
          <table:table-cell table:formula="of:=[.B59]-[.H59]" office:value-type="float" office:value="-2.463334" calcext:value-type="float">
            <text:p>-2.463334</text:p>
          </table:table-cell>
          <table:table-cell table:formula="of:=[.C59]-[.I59]" office:value-type="float" office:value="-0.62668" calcext:value-type="float">
            <text:p>-0.62668</text:p>
          </table:table-cell>
          <table:table-cell/>
        </table:table-row>
        <table:table-row table:style-name="ro1">
          <table:table-cell office:value-type="float" office:value="-1.20274" calcext:value-type="float">
            <text:p>-1.20274</text:p>
          </table:table-cell>
          <table:table-cell office:value-type="float" office:value="-1.96175" calcext:value-type="float">
            <text:p>-1.96175</text:p>
          </table:table-cell>
          <table:table-cell office:value-type="float" office:value="-10.2912" calcext:value-type="float">
            <text:p>-10.2912</text:p>
          </table:table-cell>
          <table:table-cell office:value-type="float" office:value="2.84269" calcext:value-type="float">
            <text:p>2.84269</text:p>
          </table:table-cell>
          <table:table-cell office:value-type="float" office:value="0.158264" calcext:value-type="float">
            <text:p>0.158264</text:p>
          </table:table-cell>
          <table:table-cell office:value-type="float" office:value="-3.08974" calcext:value-type="float">
            <text:p>-3.08974</text:p>
          </table:table-cell>
          <table:table-cell office:value-type="float" office:value="-1.54452" calcext:value-type="float">
            <text:p>-1.54452</text:p>
          </table:table-cell>
          <table:table-cell office:value-type="float" office:value="0.501584" calcext:value-type="float">
            <text:p>0.501584</text:p>
          </table:table-cell>
          <table:table-cell office:value-type="float" office:value="-9.66452" calcext:value-type="float">
            <text:p>-9.66452</text:p>
          </table:table-cell>
          <table:table-cell/>
          <table:table-cell table:formula="of:= SQRT(([.G60]-[.A60])^2 + ([.H60]-[.B60])^2 + ([.I60]-[.C60])^2)" office:value-type="float" office:value="2.56467459658258" calcext:value-type="float">
            <text:p>2.5646745966</text:p>
          </table:table-cell>
          <table:table-cell table:formula="of:=[.A60]-[.G60]" office:value-type="float" office:value="0.34178" calcext:value-type="float">
            <text:p>0.34178</text:p>
          </table:table-cell>
          <table:table-cell table:formula="of:=[.B60]-[.H60]" office:value-type="float" office:value="-2.463334" calcext:value-type="float">
            <text:p>-2.463334</text:p>
          </table:table-cell>
          <table:table-cell table:formula="of:=[.C60]-[.I60]" office:value-type="float" office:value="-0.62668" calcext:value-type="float">
            <text:p>-0.62668</text:p>
          </table:table-cell>
          <table:table-cell/>
        </table:table-row>
        <table:table-row table:style-name="ro1">
          <table:table-cell office:value-type="float" office:value="-0.595749" calcext:value-type="float">
            <text:p>-0.595749</text:p>
          </table:table-cell>
          <table:table-cell office:value-type="float" office:value="0.861374" calcext:value-type="float">
            <text:p>0.861374</text:p>
          </table:table-cell>
          <table:table-cell office:value-type="float" office:value="-13.5213" calcext:value-type="float">
            <text:p>-13.5213</text:p>
          </table:table-cell>
          <table:table-cell office:value-type="float" office:value="2.83539" calcext:value-type="float">
            <text:p>2.83539</text:p>
          </table:table-cell>
          <table:table-cell office:value-type="float" office:value="0.14134" calcext:value-type="float">
            <text:p>0.14134</text:p>
          </table:table-cell>
          <table:table-cell office:value-type="float" office:value="-3.10133" calcext:value-type="float">
            <text:p>-3.10133</text:p>
          </table:table-cell>
          <table:table-cell office:value-type="float" office:value="-1.38053" calcext:value-type="float">
            <text:p>-1.38053</text:p>
          </table:table-cell>
          <table:table-cell office:value-type="float" office:value="0.390579" calcext:value-type="float">
            <text:p>0.390579</text:p>
          </table:table-cell>
          <table:table-cell office:value-type="float" office:value="-9.69441" calcext:value-type="float">
            <text:p>-9.69441</text:p>
          </table:table-cell>
          <table:table-cell/>
          <table:table-cell table:formula="of:= SQRT(([.G61]-[.A61])^2 + ([.H61]-[.B61])^2 + ([.I61]-[.C61])^2)" office:value-type="float" office:value="3.93479557564126" calcext:value-type="float">
            <text:p>3.9347955756</text:p>
          </table:table-cell>
          <table:table-cell table:formula="of:=[.A61]-[.G61]" office:value-type="float" office:value="0.784781" calcext:value-type="float">
            <text:p>0.784781</text:p>
          </table:table-cell>
          <table:table-cell table:formula="of:=[.B61]-[.H61]" office:value-type="float" office:value="0.470795" calcext:value-type="float">
            <text:p>0.470795</text:p>
          </table:table-cell>
          <table:table-cell table:formula="of:=[.C61]-[.I61]" office:value-type="float" office:value="-3.82689" calcext:value-type="float">
            <text:p>-3.82689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-0.390701" calcext:value-type="float">
            <text:p>-0.390701</text:p>
          </table:table-cell>
          <table:table-cell office:value-type="float" office:value="-12.5739" calcext:value-type="float">
            <text:p>-12.5739</text:p>
          </table:table-cell>
          <table:table-cell office:value-type="float" office:value="2.82601" calcext:value-type="float">
            <text:p>2.82601</text:p>
          </table:table-cell>
          <table:table-cell office:value-type="float" office:value="0.0924388" calcext:value-type="float">
            <text:p>0.0924388</text:p>
          </table:table-cell>
          <table:table-cell office:value-type="float" office:value="-3.13944" calcext:value-type="float">
            <text:p>-3.13944</text:p>
          </table:table-cell>
          <table:table-cell office:value-type="float" office:value="-0.90461" calcext:value-type="float">
            <text:p>-0.90461</text:p>
          </table:table-cell>
          <table:table-cell office:value-type="float" office:value="0.0210204" calcext:value-type="float">
            <text:p>0.0210204</text:p>
          </table:table-cell>
          <table:table-cell office:value-type="float" office:value="-9.75814" calcext:value-type="float">
            <text:p>-9.75814</text:p>
          </table:table-cell>
          <table:table-cell/>
          <table:table-cell table:formula="of:= SQRT(([.G62]-[.A62])^2 + ([.H62]-[.B62])^2 + ([.I62]-[.C62])^2)" office:value-type="float" office:value="2.84811547548865" calcext:value-type="float">
            <text:p>2.8481154755</text:p>
          </table:table-cell>
          <table:table-cell table:formula="of:=[.A62]-[.G62]" office:value-type="float" office:value="-0.11723" calcext:value-type="float">
            <text:p>-0.11723</text:p>
          </table:table-cell>
          <table:table-cell table:formula="of:=[.B62]-[.H62]" office:value-type="float" office:value="-0.4117214" calcext:value-type="float">
            <text:p>-0.4117214</text:p>
          </table:table-cell>
          <table:table-cell table:formula="of:=[.C62]-[.I62]" office:value-type="float" office:value="-2.81576" calcext:value-type="float">
            <text:p>-2.81576</text:p>
          </table:table-cell>
          <table:table-cell/>
        </table:table-row>
        <table:table-row table:style-name="ro1">
          <table:table-cell office:value-type="float" office:value="-0.976608" calcext:value-type="float">
            <text:p>-0.976608</text:p>
          </table:table-cell>
          <table:table-cell office:value-type="float" office:value="-1.56184" calcext:value-type="float">
            <text:p>-1.56184</text:p>
          </table:table-cell>
          <table:table-cell office:value-type="float" office:value="-11.9741" calcext:value-type="float">
            <text:p>-11.9741</text:p>
          </table:table-cell>
          <table:table-cell office:value-type="float" office:value="2.82601" calcext:value-type="float">
            <text:p>2.82601</text:p>
          </table:table-cell>
          <table:table-cell office:value-type="float" office:value="0.0924388" calcext:value-type="float">
            <text:p>0.0924388</text:p>
          </table:table-cell>
          <table:table-cell office:value-type="float" office:value="-3.13944" calcext:value-type="float">
            <text:p>-3.13944</text:p>
          </table:table-cell>
          <table:table-cell office:value-type="float" office:value="-0.90461" calcext:value-type="float">
            <text:p>-0.90461</text:p>
          </table:table-cell>
          <table:table-cell office:value-type="float" office:value="0.0210204" calcext:value-type="float">
            <text:p>0.0210204</text:p>
          </table:table-cell>
          <table:table-cell office:value-type="float" office:value="-9.75814" calcext:value-type="float">
            <text:p>-9.75814</text:p>
          </table:table-cell>
          <table:table-cell/>
          <table:table-cell table:formula="of:= SQRT(([.G63]-[.A63])^2 + ([.H63]-[.B63])^2 + ([.I63]-[.C63])^2)" office:value-type="float" office:value="2.72417133813058" calcext:value-type="float">
            <text:p>2.7241713381</text:p>
          </table:table-cell>
          <table:table-cell table:formula="of:=[.A63]-[.G63]" office:value-type="float" office:value="-0.0719979999999999" calcext:value-type="float">
            <text:p>-0.071998</text:p>
          </table:table-cell>
          <table:table-cell table:formula="of:=[.B63]-[.H63]" office:value-type="float" office:value="-1.5828604" calcext:value-type="float">
            <text:p>-1.5828604</text:p>
          </table:table-cell>
          <table:table-cell table:formula="of:=[.C63]-[.I63]" office:value-type="float" office:value="-2.21596" calcext:value-type="float">
            <text:p>-2.21596</text:p>
          </table:table-cell>
          <table:table-cell/>
        </table:table-row>
        <table:table-row table:style-name="ro1">
          <table:table-cell office:value-type="float" office:value="-0.057785" calcext:value-type="float">
            <text:p>-0.057785</text:p>
          </table:table-cell>
          <table:table-cell office:value-type="float" office:value="-0.547806" calcext:value-type="float">
            <text:p>-0.547806</text:p>
          </table:table-cell>
          <table:table-cell office:value-type="float" office:value="-13.1238" calcext:value-type="float">
            <text:p>-13.1238</text:p>
          </table:table-cell>
          <table:table-cell office:value-type="float" office:value="2.81562" calcext:value-type="float">
            <text:p>2.81562</text:p>
          </table:table-cell>
          <table:table-cell office:value-type="float" office:value="0.0555586" calcext:value-type="float">
            <text:p>0.0555586</text:p>
          </table:table-cell>
          <table:table-cell office:value-type="float" office:value="3.11303" calcext:value-type="float">
            <text:p>3.11303</text:p>
          </table:table-cell>
          <table:table-cell office:value-type="float" office:value="-0.544193" calcext:value-type="float">
            <text:p>-0.544193</text:p>
          </table:table-cell>
          <table:table-cell office:value-type="float" office:value="-0.279461" calcext:value-type="float">
            <text:p>-0.279461</text:p>
          </table:table-cell>
          <table:table-cell office:value-type="float" office:value="-9.78089" calcext:value-type="float">
            <text:p>-9.78089</text:p>
          </table:table-cell>
          <table:table-cell/>
          <table:table-cell table:formula="of:= SQRT(([.G64]-[.A64])^2 + ([.H64]-[.B64])^2 + ([.I64]-[.C64])^2)" office:value-type="float" office:value="3.38875331790158" calcext:value-type="float">
            <text:p>3.3887533179</text:p>
          </table:table-cell>
          <table:table-cell table:formula="of:=[.A64]-[.G64]" office:value-type="float" office:value="0.486408" calcext:value-type="float">
            <text:p>0.486408</text:p>
          </table:table-cell>
          <table:table-cell table:formula="of:=[.B64]-[.H64]" office:value-type="float" office:value="-0.268345" calcext:value-type="float">
            <text:p>-0.268345</text:p>
          </table:table-cell>
          <table:table-cell table:formula="of:=[.C64]-[.I64]" office:value-type="float" office:value="-3.34291" calcext:value-type="float">
            <text:p>-3.34291</text:p>
          </table:table-cell>
          <table:table-cell/>
        </table:table-row>
        <table:table-row table:style-name="ro1">
          <table:table-cell office:value-type="float" office:value="-0.057785" calcext:value-type="float">
            <text:p>-0.057785</text:p>
          </table:table-cell>
          <table:table-cell office:value-type="float" office:value="-0.547806" calcext:value-type="float">
            <text:p>-0.547806</text:p>
          </table:table-cell>
          <table:table-cell office:value-type="float" office:value="-13.1238" calcext:value-type="float">
            <text:p>-13.1238</text:p>
          </table:table-cell>
          <table:table-cell office:value-type="float" office:value="2.81562" calcext:value-type="float">
            <text:p>2.81562</text:p>
          </table:table-cell>
          <table:table-cell office:value-type="float" office:value="0.0555586" calcext:value-type="float">
            <text:p>0.0555586</text:p>
          </table:table-cell>
          <table:table-cell office:value-type="float" office:value="3.11303" calcext:value-type="float">
            <text:p>3.11303</text:p>
          </table:table-cell>
          <table:table-cell office:value-type="float" office:value="-0.544193" calcext:value-type="float">
            <text:p>-0.544193</text:p>
          </table:table-cell>
          <table:table-cell office:value-type="float" office:value="-0.279461" calcext:value-type="float">
            <text:p>-0.279461</text:p>
          </table:table-cell>
          <table:table-cell office:value-type="float" office:value="-9.78089" calcext:value-type="float">
            <text:p>-9.78089</text:p>
          </table:table-cell>
          <table:table-cell/>
          <table:table-cell table:formula="of:= SQRT(([.G65]-[.A65])^2 + ([.H65]-[.B65])^2 + ([.I65]-[.C65])^2)" office:value-type="float" office:value="3.38875331790158" calcext:value-type="float">
            <text:p>3.3887533179</text:p>
          </table:table-cell>
          <table:table-cell table:formula="of:=[.A65]-[.G65]" office:value-type="float" office:value="0.486408" calcext:value-type="float">
            <text:p>0.486408</text:p>
          </table:table-cell>
          <table:table-cell table:formula="of:=[.B65]-[.H65]" office:value-type="float" office:value="-0.268345" calcext:value-type="float">
            <text:p>-0.268345</text:p>
          </table:table-cell>
          <table:table-cell table:formula="of:=[.C65]-[.I65]" office:value-type="float" office:value="-3.34291" calcext:value-type="float">
            <text:p>-3.34291</text:p>
          </table:table-cell>
          <table:table-cell/>
        </table:table-row>
        <table:table-row table:style-name="ro1">
          <table:table-cell office:value-type="float" office:value="0.392105" calcext:value-type="float">
            <text:p>0.392105</text:p>
          </table:table-cell>
          <table:table-cell office:value-type="float" office:value="0.935165" calcext:value-type="float">
            <text:p>0.935165</text:p>
          </table:table-cell>
          <table:table-cell office:value-type="float" office:value="-13.5166" calcext:value-type="float">
            <text:p>-13.5166</text:p>
          </table:table-cell>
          <table:table-cell office:value-type="float" office:value="2.81574" calcext:value-type="float">
            <text:p>2.81574</text:p>
          </table:table-cell>
          <table:table-cell office:value-type="float" office:value="0.0415801" calcext:value-type="float">
            <text:p>0.0415801</text:p>
          </table:table-cell>
          <table:table-cell office:value-type="float" office:value="3.08832" calcext:value-type="float">
            <text:p>3.08832</text:p>
          </table:table-cell>
          <table:table-cell office:value-type="float" office:value="-0.407368" calcext:value-type="float">
            <text:p>-0.407368</text:p>
          </table:table-cell>
          <table:table-cell office:value-type="float" office:value="-0.521383" calcext:value-type="float">
            <text:p>-0.521383</text:p>
          </table:table-cell>
          <table:table-cell office:value-type="float" office:value="-9.77764" calcext:value-type="float">
            <text:p>-9.77764</text:p>
          </table:table-cell>
          <table:table-cell/>
          <table:table-cell table:formula="of:= SQRT(([.G66]-[.A66])^2 + ([.H66]-[.B66])^2 + ([.I66]-[.C66])^2)" office:value-type="float" office:value="4.09151696020351" calcext:value-type="float">
            <text:p>4.0915169602</text:p>
          </table:table-cell>
          <table:table-cell table:formula="of:=[.A66]-[.G66]" office:value-type="float" office:value="0.799473" calcext:value-type="float">
            <text:p>0.799473</text:p>
          </table:table-cell>
          <table:table-cell table:formula="of:=[.B66]-[.H66]" office:value-type="float" office:value="1.456548" calcext:value-type="float">
            <text:p>1.456548</text:p>
          </table:table-cell>
          <table:table-cell table:formula="of:=[.C66]-[.I66]" office:value-type="float" office:value="-3.73896" calcext:value-type="float">
            <text:p>-3.73896</text:p>
          </table:table-cell>
          <table:table-cell/>
        </table:table-row>
        <table:table-row table:style-name="ro1">
          <table:table-cell office:value-type="float" office:value="0.392105" calcext:value-type="float">
            <text:p>0.392105</text:p>
          </table:table-cell>
          <table:table-cell office:value-type="float" office:value="0.935165" calcext:value-type="float">
            <text:p>0.935165</text:p>
          </table:table-cell>
          <table:table-cell office:value-type="float" office:value="-13.5166" calcext:value-type="float">
            <text:p>-13.5166</text:p>
          </table:table-cell>
          <table:table-cell office:value-type="float" office:value="2.81574" calcext:value-type="float">
            <text:p>2.81574</text:p>
          </table:table-cell>
          <table:table-cell office:value-type="float" office:value="0.0415801" calcext:value-type="float">
            <text:p>0.0415801</text:p>
          </table:table-cell>
          <table:table-cell office:value-type="float" office:value="3.08832" calcext:value-type="float">
            <text:p>3.08832</text:p>
          </table:table-cell>
          <table:table-cell office:value-type="float" office:value="-0.407368" calcext:value-type="float">
            <text:p>-0.407368</text:p>
          </table:table-cell>
          <table:table-cell office:value-type="float" office:value="-0.521383" calcext:value-type="float">
            <text:p>-0.521383</text:p>
          </table:table-cell>
          <table:table-cell office:value-type="float" office:value="-9.77764" calcext:value-type="float">
            <text:p>-9.77764</text:p>
          </table:table-cell>
          <table:table-cell/>
          <table:table-cell table:formula="of:= SQRT(([.G67]-[.A67])^2 + ([.H67]-[.B67])^2 + ([.I67]-[.C67])^2)" office:value-type="float" office:value="4.09151696020351" calcext:value-type="float">
            <text:p>4.0915169602</text:p>
          </table:table-cell>
          <table:table-cell table:formula="of:=[.A67]-[.G67]" office:value-type="float" office:value="0.799473" calcext:value-type="float">
            <text:p>0.799473</text:p>
          </table:table-cell>
          <table:table-cell table:formula="of:=[.B67]-[.H67]" office:value-type="float" office:value="1.456548" calcext:value-type="float">
            <text:p>1.456548</text:p>
          </table:table-cell>
          <table:table-cell table:formula="of:=[.C67]-[.I67]" office:value-type="float" office:value="-3.73896" calcext:value-type="float">
            <text:p>-3.73896</text:p>
          </table:table-cell>
          <table:table-cell/>
        </table:table-row>
        <table:table-row table:style-name="ro1">
          <table:table-cell office:value-type="float" office:value="0.392105" calcext:value-type="float">
            <text:p>0.392105</text:p>
          </table:table-cell>
          <table:table-cell office:value-type="float" office:value="0.935165" calcext:value-type="float">
            <text:p>0.935165</text:p>
          </table:table-cell>
          <table:table-cell office:value-type="float" office:value="-13.5166" calcext:value-type="float">
            <text:p>-13.5166</text:p>
          </table:table-cell>
          <table:table-cell office:value-type="float" office:value="2.81574" calcext:value-type="float">
            <text:p>2.81574</text:p>
          </table:table-cell>
          <table:table-cell office:value-type="float" office:value="0.0415801" calcext:value-type="float">
            <text:p>0.0415801</text:p>
          </table:table-cell>
          <table:table-cell office:value-type="float" office:value="3.08832" calcext:value-type="float">
            <text:p>3.08832</text:p>
          </table:table-cell>
          <table:table-cell office:value-type="float" office:value="-0.407368" calcext:value-type="float">
            <text:p>-0.407368</text:p>
          </table:table-cell>
          <table:table-cell office:value-type="float" office:value="-0.521383" calcext:value-type="float">
            <text:p>-0.521383</text:p>
          </table:table-cell>
          <table:table-cell office:value-type="float" office:value="-9.77764" calcext:value-type="float">
            <text:p>-9.77764</text:p>
          </table:table-cell>
          <table:table-cell/>
          <table:table-cell table:formula="of:= SQRT(([.G68]-[.A68])^2 + ([.H68]-[.B68])^2 + ([.I68]-[.C68])^2)" office:value-type="float" office:value="4.09151696020351" calcext:value-type="float">
            <text:p>4.0915169602</text:p>
          </table:table-cell>
          <table:table-cell table:formula="of:=[.A68]-[.G68]" office:value-type="float" office:value="0.799473" calcext:value-type="float">
            <text:p>0.799473</text:p>
          </table:table-cell>
          <table:table-cell table:formula="of:=[.B68]-[.H68]" office:value-type="float" office:value="1.456548" calcext:value-type="float">
            <text:p>1.456548</text:p>
          </table:table-cell>
          <table:table-cell table:formula="of:=[.C68]-[.I68]" office:value-type="float" office:value="-3.73896" calcext:value-type="float">
            <text:p>-3.73896</text:p>
          </table:table-cell>
          <table:table-cell/>
        </table:table-row>
        <table:table-row table:style-name="ro1">
          <table:table-cell office:value-type="float" office:value="-0.507675" calcext:value-type="float">
            <text:p>-0.507675</text:p>
          </table:table-cell>
          <table:table-cell office:value-type="float" office:value="-0.673965" calcext:value-type="float">
            <text:p>-0.673965</text:p>
          </table:table-cell>
          <table:table-cell office:value-type="float" office:value="-13.0714" calcext:value-type="float">
            <text:p>-13.0714</text:p>
          </table:table-cell>
          <table:table-cell office:value-type="float" office:value="2.81574" calcext:value-type="float">
            <text:p>2.81574</text:p>
          </table:table-cell>
          <table:table-cell office:value-type="float" office:value="0.0415801" calcext:value-type="float">
            <text:p>0.0415801</text:p>
          </table:table-cell>
          <table:table-cell office:value-type="float" office:value="3.08832" calcext:value-type="float">
            <text:p>3.08832</text:p>
          </table:table-cell>
          <table:table-cell office:value-type="float" office:value="-0.407368" calcext:value-type="float">
            <text:p>-0.407368</text:p>
          </table:table-cell>
          <table:table-cell office:value-type="float" office:value="-0.521383" calcext:value-type="float">
            <text:p>-0.521383</text:p>
          </table:table-cell>
          <table:table-cell office:value-type="float" office:value="-9.77764" calcext:value-type="float">
            <text:p>-9.77764</text:p>
          </table:table-cell>
          <table:table-cell/>
          <table:table-cell table:formula="of:= SQRT(([.G69]-[.A69])^2 + ([.H69]-[.B69])^2 + ([.I69]-[.C69])^2)" office:value-type="float" office:value="3.298817621296" calcext:value-type="float">
            <text:p>3.2988176213</text:p>
          </table:table-cell>
          <table:table-cell table:formula="of:=[.A69]-[.G69]" office:value-type="float" office:value="-0.100307" calcext:value-type="float">
            <text:p>-0.100307</text:p>
          </table:table-cell>
          <table:table-cell table:formula="of:=[.B69]-[.H69]" office:value-type="float" office:value="-0.152582" calcext:value-type="float">
            <text:p>-0.152582</text:p>
          </table:table-cell>
          <table:table-cell table:formula="of:=[.C69]-[.I69]" office:value-type="float" office:value="-3.29376" calcext:value-type="float">
            <text:p>-3.29376</text:p>
          </table:table-cell>
          <table:table-cell/>
        </table:table-row>
        <table:table-row table:style-name="ro1">
          <table:table-cell office:value-type="float" office:value="-0.383896" calcext:value-type="float">
            <text:p>-0.383896</text:p>
          </table:table-cell>
          <table:table-cell office:value-type="float" office:value="-1.17622" calcext:value-type="float">
            <text:p>-1.17622</text:p>
          </table:table-cell>
          <table:table-cell office:value-type="float" office:value="-12.4478" calcext:value-type="float">
            <text:p>-12.4478</text:p>
          </table:table-cell>
          <table:table-cell office:value-type="float" office:value="2.81087" calcext:value-type="float">
            <text:p>2.81087</text:p>
          </table:table-cell>
          <table:table-cell office:value-type="float" office:value="0.00886131" calcext:value-type="float">
            <text:p>0.00886131</text:p>
          </table:table-cell>
          <table:table-cell office:value-type="float" office:value="3.06271" calcext:value-type="float">
            <text:p>3.06271</text:p>
          </table:table-cell>
          <table:table-cell office:value-type="float" office:value="-0.0868419" calcext:value-type="float">
            <text:p>-0.0868419</text:p>
          </table:table-cell>
          <table:table-cell office:value-type="float" office:value="-0.772194" calcext:value-type="float">
            <text:p>-0.772194</text:p>
          </table:table-cell>
          <table:table-cell office:value-type="float" office:value="-9.76914" calcext:value-type="float">
            <text:p>-9.76914</text:p>
          </table:table-cell>
          <table:table-cell/>
          <table:table-cell table:formula="of:= SQRT(([.G70]-[.A70])^2 + ([.H70]-[.B70])^2 + ([.I70]-[.C70])^2)" office:value-type="float" office:value="2.72519678970213" calcext:value-type="float">
            <text:p>2.7251967897</text:p>
          </table:table-cell>
          <table:table-cell table:formula="of:=[.A70]-[.G70]" office:value-type="float" office:value="-0.2970541" calcext:value-type="float">
            <text:p>-0.2970541</text:p>
          </table:table-cell>
          <table:table-cell table:formula="of:=[.B70]-[.H70]" office:value-type="float" office:value="-0.404026" calcext:value-type="float">
            <text:p>-0.404026</text:p>
          </table:table-cell>
          <table:table-cell table:formula="of:=[.C70]-[.I70]" office:value-type="float" office:value="-2.67866" calcext:value-type="float">
            <text:p>-2.67866</text:p>
          </table:table-cell>
          <table:table-cell/>
        </table:table-row>
        <table:table-row table:style-name="ro1">
          <table:table-cell office:value-type="float" office:value="0.0802765" calcext:value-type="float">
            <text:p>0.0802765</text:p>
          </table:table-cell>
          <table:table-cell office:value-type="float" office:value="-0.495438" calcext:value-type="float">
            <text:p>-0.495438</text:p>
          </table:table-cell>
          <table:table-cell office:value-type="float" office:value="-13.2285" calcext:value-type="float">
            <text:p>-13.2285</text:p>
          </table:table-cell>
          <table:table-cell office:value-type="float" office:value="2.80925" calcext:value-type="float">
            <text:p>2.80925</text:p>
          </table:table-cell>
          <table:table-cell office:value-type="float" office:value="-0.00241326" calcext:value-type="float">
            <text:p>-0.00241326</text:p>
          </table:table-cell>
          <table:table-cell office:value-type="float" office:value="3.04822" calcext:value-type="float">
            <text:p>3.04822</text:p>
          </table:table-cell>
          <table:table-cell office:value-type="float" office:value="0.0236491" calcext:value-type="float">
            <text:p>0.0236491</text:p>
          </table:table-cell>
          <table:table-cell office:value-type="float" office:value="-0.913706" calcext:value-type="float">
            <text:p>-0.913706</text:p>
          </table:table-cell>
          <table:table-cell office:value-type="float" office:value="-9.75728" calcext:value-type="float">
            <text:p>-9.75728</text:p>
          </table:table-cell>
          <table:table-cell/>
          <table:table-cell table:formula="of:= SQRT(([.G71]-[.A71])^2 + ([.H71]-[.B71])^2 + ([.I71]-[.C71])^2)" office:value-type="float" office:value="3.49678753581838" calcext:value-type="float">
            <text:p>3.4967875358</text:p>
          </table:table-cell>
          <table:table-cell table:formula="of:=[.A71]-[.G71]" office:value-type="float" office:value="0.0566274" calcext:value-type="float">
            <text:p>0.0566274</text:p>
          </table:table-cell>
          <table:table-cell table:formula="of:=[.B71]-[.H71]" office:value-type="float" office:value="0.418268" calcext:value-type="float">
            <text:p>0.418268</text:p>
          </table:table-cell>
          <table:table-cell table:formula="of:=[.C71]-[.I71]" office:value-type="float" office:value="-3.47122" calcext:value-type="float">
            <text:p>-3.47122</text:p>
          </table:table-cell>
          <table:table-cell/>
        </table:table-row>
        <table:table-row table:style-name="ro1">
          <table:table-cell office:value-type="float" office:value="-0.312485" calcext:value-type="float">
            <text:p>-0.312485</text:p>
          </table:table-cell>
          <table:table-cell office:value-type="float" office:value="-1.18098" calcext:value-type="float">
            <text:p>-1.18098</text:p>
          </table:table-cell>
          <table:table-cell office:value-type="float" office:value="-12.8858" calcext:value-type="float">
            <text:p>-12.8858</text:p>
          </table:table-cell>
          <table:table-cell office:value-type="float" office:value="2.80685" calcext:value-type="float">
            <text:p>2.80685</text:p>
          </table:table-cell>
          <table:table-cell office:value-type="float" office:value="-0.0235653" calcext:value-type="float">
            <text:p>-0.0235653</text:p>
          </table:table-cell>
          <table:table-cell office:value-type="float" office:value="3.02016" calcext:value-type="float">
            <text:p>3.02016</text:p>
          </table:table-cell>
          <table:table-cell office:value-type="float" office:value="0.23092" calcext:value-type="float">
            <text:p>0.23092</text:p>
          </table:table-cell>
          <table:table-cell office:value-type="float" office:value="-1.1868" calcext:value-type="float">
            <text:p>-1.1868</text:p>
          </table:table-cell>
          <table:table-cell office:value-type="float" office:value="-9.72513" calcext:value-type="float">
            <text:p>-9.72513</text:p>
          </table:table-cell>
          <table:table-cell/>
          <table:table-cell table:formula="of:= SQRT(([.G72]-[.A72])^2 + ([.H72]-[.B72])^2 + ([.I72]-[.C72])^2)" office:value-type="float" office:value="3.20704813112073" calcext:value-type="float">
            <text:p>3.2070481311</text:p>
          </table:table-cell>
          <table:table-cell table:formula="of:=[.A72]-[.G72]" office:value-type="float" office:value="-0.543405" calcext:value-type="float">
            <text:p>-0.543405</text:p>
          </table:table-cell>
          <table:table-cell table:formula="of:=[.B72]-[.H72]" office:value-type="float" office:value="0.00582000000000016" calcext:value-type="float">
            <text:p>0.00582</text:p>
          </table:table-cell>
          <table:table-cell table:formula="of:=[.C72]-[.I72]" office:value-type="float" office:value="-3.16067" calcext:value-type="float">
            <text:p>-3.16067</text:p>
          </table:table-cell>
          <table:table-cell/>
        </table:table-row>
        <table:table-row table:style-name="ro1">
          <table:table-cell office:value-type="float" office:value="-0.0887299" calcext:value-type="float">
            <text:p>-0.0887299</text:p>
          </table:table-cell>
          <table:table-cell office:value-type="float" office:value="-1.02864" calcext:value-type="float">
            <text:p>-1.02864</text:p>
          </table:table-cell>
          <table:table-cell office:value-type="float" office:value="-12.4644" calcext:value-type="float">
            <text:p>-12.4644</text:p>
          </table:table-cell>
          <table:table-cell office:value-type="float" office:value="2.80685" calcext:value-type="float">
            <text:p>2.80685</text:p>
          </table:table-cell>
          <table:table-cell office:value-type="float" office:value="-0.0235653" calcext:value-type="float">
            <text:p>-0.0235653</text:p>
          </table:table-cell>
          <table:table-cell office:value-type="float" office:value="3.02016" calcext:value-type="float">
            <text:p>3.02016</text:p>
          </table:table-cell>
          <table:table-cell office:value-type="float" office:value="0.23092" calcext:value-type="float">
            <text:p>0.23092</text:p>
          </table:table-cell>
          <table:table-cell office:value-type="float" office:value="-1.1868" calcext:value-type="float">
            <text:p>-1.1868</text:p>
          </table:table-cell>
          <table:table-cell office:value-type="float" office:value="-9.72513" calcext:value-type="float">
            <text:p>-9.72513</text:p>
          </table:table-cell>
          <table:table-cell/>
          <table:table-cell table:formula="of:= SQRT(([.G73]-[.A73])^2 + ([.H73]-[.B73])^2 + ([.I73]-[.C73])^2)" office:value-type="float" office:value="2.76238859993847" calcext:value-type="float">
            <text:p>2.7623885999</text:p>
          </table:table-cell>
          <table:table-cell table:formula="of:=[.A73]-[.G73]" office:value-type="float" office:value="-0.3196499" calcext:value-type="float">
            <text:p>-0.3196499</text:p>
          </table:table-cell>
          <table:table-cell table:formula="of:=[.B73]-[.H73]" office:value-type="float" office:value="0.15816" calcext:value-type="float">
            <text:p>0.15816</text:p>
          </table:table-cell>
          <table:table-cell table:formula="of:=[.C73]-[.I73]" office:value-type="float" office:value="-2.73927" calcext:value-type="float">
            <text:p>-2.73927</text:p>
          </table:table-cell>
          <table:table-cell/>
        </table:table-row>
        <table:table-row table:style-name="ro1">
          <table:table-cell office:value-type="float" office:value="0.299271" calcext:value-type="float">
            <text:p>0.299271</text:p>
          </table:table-cell>
          <table:table-cell office:value-type="float" office:value="-0.816788" calcext:value-type="float">
            <text:p>-0.816788</text:p>
          </table:table-cell>
          <table:table-cell office:value-type="float" office:value="-12.4002" calcext:value-type="float">
            <text:p>-12.4002</text:p>
          </table:table-cell>
          <table:table-cell office:value-type="float" office:value="2.80484" calcext:value-type="float">
            <text:p>2.80484</text:p>
          </table:table-cell>
          <table:table-cell office:value-type="float" office:value="-0.0348313" calcext:value-type="float">
            <text:p>-0.0348313</text:p>
          </table:table-cell>
          <table:table-cell office:value-type="float" office:value="3.00103" calcext:value-type="float">
            <text:p>3.00103</text:p>
          </table:table-cell>
          <table:table-cell office:value-type="float" office:value="0.341277" calcext:value-type="float">
            <text:p>0.341277</text:p>
          </table:table-cell>
          <table:table-cell office:value-type="float" office:value="-1.37214" calcext:value-type="float">
            <text:p>-1.37214</text:p>
          </table:table-cell>
          <table:table-cell office:value-type="float" office:value="-9.69746" calcext:value-type="float">
            <text:p>-9.69746</text:p>
          </table:table-cell>
          <table:table-cell/>
          <table:table-cell table:formula="of:= SQRT(([.G74]-[.A74])^2 + ([.H74]-[.B74])^2 + ([.I74]-[.C74])^2)" office:value-type="float" office:value="2.75952602008751" calcext:value-type="float">
            <text:p>2.7595260201</text:p>
          </table:table-cell>
          <table:table-cell table:formula="of:=[.A74]-[.G74]" office:value-type="float" office:value="-0.042006" calcext:value-type="float">
            <text:p>-0.042006</text:p>
          </table:table-cell>
          <table:table-cell table:formula="of:=[.B74]-[.H74]" office:value-type="float" office:value="0.555352" calcext:value-type="float">
            <text:p>0.555352</text:p>
          </table:table-cell>
          <table:table-cell table:formula="of:=[.C74]-[.I74]" office:value-type="float" office:value="-2.70274" calcext:value-type="float">
            <text:p>-2.70274</text:p>
          </table:table-cell>
          <table:table-cell/>
        </table:table-row>
        <table:table-row table:style-name="ro1">
          <table:table-cell office:value-type="float" office:value="0.299271" calcext:value-type="float">
            <text:p>0.299271</text:p>
          </table:table-cell>
          <table:table-cell office:value-type="float" office:value="-0.816788" calcext:value-type="float">
            <text:p>-0.816788</text:p>
          </table:table-cell>
          <table:table-cell office:value-type="float" office:value="-12.4002" calcext:value-type="float">
            <text:p>-12.4002</text:p>
          </table:table-cell>
          <table:table-cell office:value-type="float" office:value="2.80484" calcext:value-type="float">
            <text:p>2.80484</text:p>
          </table:table-cell>
          <table:table-cell office:value-type="float" office:value="-0.0348313" calcext:value-type="float">
            <text:p>-0.0348313</text:p>
          </table:table-cell>
          <table:table-cell office:value-type="float" office:value="3.00103" calcext:value-type="float">
            <text:p>3.00103</text:p>
          </table:table-cell>
          <table:table-cell office:value-type="float" office:value="0.341277" calcext:value-type="float">
            <text:p>0.341277</text:p>
          </table:table-cell>
          <table:table-cell office:value-type="float" office:value="-1.37214" calcext:value-type="float">
            <text:p>-1.37214</text:p>
          </table:table-cell>
          <table:table-cell office:value-type="float" office:value="-9.69746" calcext:value-type="float">
            <text:p>-9.69746</text:p>
          </table:table-cell>
          <table:table-cell/>
          <table:table-cell table:formula="of:= SQRT(([.G75]-[.A75])^2 + ([.H75]-[.B75])^2 + ([.I75]-[.C75])^2)" office:value-type="float" office:value="2.75952602008751" calcext:value-type="float">
            <text:p>2.7595260201</text:p>
          </table:table-cell>
          <table:table-cell table:formula="of:=[.A75]-[.G75]" office:value-type="float" office:value="-0.042006" calcext:value-type="float">
            <text:p>-0.042006</text:p>
          </table:table-cell>
          <table:table-cell table:formula="of:=[.B75]-[.H75]" office:value-type="float" office:value="0.555352" calcext:value-type="float">
            <text:p>0.555352</text:p>
          </table:table-cell>
          <table:table-cell table:formula="of:=[.C75]-[.I75]" office:value-type="float" office:value="-2.70274" calcext:value-type="float">
            <text:p>-2.70274</text:p>
          </table:table-cell>
          <table:table-cell/>
        </table:table-row>
        <table:table-row table:style-name="ro1">
          <table:table-cell office:value-type="float" office:value="0.149307" calcext:value-type="float">
            <text:p>0.149307</text:p>
          </table:table-cell>
          <table:table-cell office:value-type="float" office:value="-1.14052" calcext:value-type="float">
            <text:p>-1.14052</text:p>
          </table:table-cell>
          <table:table-cell office:value-type="float" office:value="-12.0193" calcext:value-type="float">
            <text:p>-12.0193</text:p>
          </table:table-cell>
          <table:table-cell office:value-type="float" office:value="2.80508" calcext:value-type="float">
            <text:p>2.80508</text:p>
          </table:table-cell>
          <table:table-cell office:value-type="float" office:value="-0.0435445" calcext:value-type="float">
            <text:p>-0.0435445</text:p>
          </table:table-cell>
          <table:table-cell office:value-type="float" office:value="2.98971" calcext:value-type="float">
            <text:p>2.98971</text:p>
          </table:table-cell>
          <table:table-cell office:value-type="float" office:value="0.426601" calcext:value-type="float">
            <text:p>0.426601</text:p>
          </table:table-cell>
          <table:table-cell office:value-type="float" office:value="-1.48132" calcext:value-type="float">
            <text:p>-1.48132</text:p>
          </table:table-cell>
          <table:table-cell office:value-type="float" office:value="-9.678" calcext:value-type="float">
            <text:p>-9.678</text:p>
          </table:table-cell>
          <table:table-cell/>
          <table:table-cell table:formula="of:= SQRT(([.G76]-[.A76])^2 + ([.H76]-[.B76])^2 + ([.I76]-[.C76])^2)" office:value-type="float" office:value="2.38216756178821" calcext:value-type="float">
            <text:p>2.3821675618</text:p>
          </table:table-cell>
          <table:table-cell table:formula="of:=[.A76]-[.G76]" office:value-type="float" office:value="-0.277294" calcext:value-type="float">
            <text:p>-0.277294</text:p>
          </table:table-cell>
          <table:table-cell table:formula="of:=[.B76]-[.H76]" office:value-type="float" office:value="0.3408" calcext:value-type="float">
            <text:p>0.3408</text:p>
          </table:table-cell>
          <table:table-cell table:formula="of:=[.C76]-[.I76]" office:value-type="float" office:value="-2.3413" calcext:value-type="float">
            <text:p>-2.3413</text:p>
          </table:table-cell>
          <table:table-cell/>
        </table:table-row>
        <table:table-row table:style-name="ro1">
          <table:table-cell office:value-type="float" office:value="0.070755" calcext:value-type="float">
            <text:p>0.070755</text:p>
          </table:table-cell>
          <table:table-cell office:value-type="float" office:value="-1.14528" calcext:value-type="float">
            <text:p>-1.14528</text:p>
          </table:table-cell>
          <table:table-cell office:value-type="float" office:value="-12.0574" calcext:value-type="float">
            <text:p>-12.0574</text:p>
          </table:table-cell>
          <table:table-cell office:value-type="float" office:value="2.80484" calcext:value-type="float">
            <text:p>2.80484</text:p>
          </table:table-cell>
          <table:table-cell office:value-type="float" office:value="-0.0529967" calcext:value-type="float">
            <text:p>-0.0529967</text:p>
          </table:table-cell>
          <table:table-cell office:value-type="float" office:value="2.97825" calcext:value-type="float">
            <text:p>2.97825</text:p>
          </table:table-cell>
          <table:table-cell office:value-type="float" office:value="0.519122" calcext:value-type="float">
            <text:p>0.519122</text:p>
          </table:table-cell>
          <table:table-cell office:value-type="float" office:value="-1.59146" calcext:value-type="float">
            <text:p>-1.59146</text:p>
          </table:table-cell>
          <table:table-cell office:value-type="float" office:value="-9.65597" calcext:value-type="float">
            <text:p>-9.65597</text:p>
          </table:table-cell>
          <table:table-cell/>
          <table:table-cell table:formula="of:= SQRT(([.G77]-[.A77])^2 + ([.H77]-[.B77])^2 + ([.I77]-[.C77])^2)" office:value-type="float" office:value="2.48333960705921" calcext:value-type="float">
            <text:p>2.4833396071</text:p>
          </table:table-cell>
          <table:table-cell table:formula="of:=[.A77]-[.G77]" office:value-type="float" office:value="-0.448367" calcext:value-type="float">
            <text:p>-0.448367</text:p>
          </table:table-cell>
          <table:table-cell table:formula="of:=[.B77]-[.H77]" office:value-type="float" office:value="0.44618" calcext:value-type="float">
            <text:p>0.44618</text:p>
          </table:table-cell>
          <table:table-cell table:formula="of:=[.C77]-[.I77]" office:value-type="float" office:value="-2.40143" calcext:value-type="float">
            <text:p>-2.40143</text:p>
          </table:table-cell>
          <table:table-cell/>
        </table:table-row>
        <table:table-row table:style-name="ro1">
          <table:table-cell office:value-type="float" office:value="0.070755" calcext:value-type="float">
            <text:p>0.070755</text:p>
          </table:table-cell>
          <table:table-cell office:value-type="float" office:value="-1.14528" calcext:value-type="float">
            <text:p>-1.14528</text:p>
          </table:table-cell>
          <table:table-cell office:value-type="float" office:value="-12.0574" calcext:value-type="float">
            <text:p>-12.0574</text:p>
          </table:table-cell>
          <table:table-cell office:value-type="float" office:value="2.80484" calcext:value-type="float">
            <text:p>2.80484</text:p>
          </table:table-cell>
          <table:table-cell office:value-type="float" office:value="-0.0529967" calcext:value-type="float">
            <text:p>-0.0529967</text:p>
          </table:table-cell>
          <table:table-cell office:value-type="float" office:value="2.97825" calcext:value-type="float">
            <text:p>2.97825</text:p>
          </table:table-cell>
          <table:table-cell office:value-type="float" office:value="0.519122" calcext:value-type="float">
            <text:p>0.519122</text:p>
          </table:table-cell>
          <table:table-cell office:value-type="float" office:value="-1.59146" calcext:value-type="float">
            <text:p>-1.59146</text:p>
          </table:table-cell>
          <table:table-cell office:value-type="float" office:value="-9.65597" calcext:value-type="float">
            <text:p>-9.65597</text:p>
          </table:table-cell>
          <table:table-cell/>
          <table:table-cell table:formula="of:= SQRT(([.G78]-[.A78])^2 + ([.H78]-[.B78])^2 + ([.I78]-[.C78])^2)" office:value-type="float" office:value="2.48333960705921" calcext:value-type="float">
            <text:p>2.4833396071</text:p>
          </table:table-cell>
          <table:table-cell table:formula="of:=[.A78]-[.G78]" office:value-type="float" office:value="-0.448367" calcext:value-type="float">
            <text:p>-0.448367</text:p>
          </table:table-cell>
          <table:table-cell table:formula="of:=[.B78]-[.H78]" office:value-type="float" office:value="0.44618" calcext:value-type="float">
            <text:p>0.44618</text:p>
          </table:table-cell>
          <table:table-cell table:formula="of:=[.C78]-[.I78]" office:value-type="float" office:value="-2.40143" calcext:value-type="float">
            <text:p>-2.40143</text:p>
          </table:table-cell>
          <table:table-cell/>
        </table:table-row>
        <table:table-row table:style-name="ro1">
          <table:table-cell office:value-type="float" office:value="0.201675" calcext:value-type="float">
            <text:p>0.201675</text:p>
          </table:table-cell>
          <table:table-cell office:value-type="float" office:value="-1.14528" calcext:value-type="float">
            <text:p>-1.14528</text:p>
          </table:table-cell>
          <table:table-cell office:value-type="float" office:value="-12.5501" calcext:value-type="float">
            <text:p>-12.5501</text:p>
          </table:table-cell>
          <table:table-cell office:value-type="float" office:value="2.80537" calcext:value-type="float">
            <text:p>2.80537</text:p>
          </table:table-cell>
          <table:table-cell office:value-type="float" office:value="-0.057438" calcext:value-type="float">
            <text:p>-0.057438</text:p>
          </table:table-cell>
          <table:table-cell office:value-type="float" office:value="2.96939" calcext:value-type="float">
            <text:p>2.96939</text:p>
          </table:table-cell>
          <table:table-cell office:value-type="float" office:value="0.562585" calcext:value-type="float">
            <text:p>0.562585</text:p>
          </table:table-cell>
          <table:table-cell office:value-type="float" office:value="-1.67647" calcext:value-type="float">
            <text:p>-1.67647</text:p>
          </table:table-cell>
          <table:table-cell office:value-type="float" office:value="-9.63914" calcext:value-type="float">
            <text:p>-9.63914</text:p>
          </table:table-cell>
          <table:table-cell/>
          <table:table-cell table:formula="of:= SQRT(([.G79]-[.A79])^2 + ([.H79]-[.B79])^2 + ([.I79]-[.C79])^2)" office:value-type="float" office:value="2.98095739080585" calcext:value-type="float">
            <text:p>2.9809573908</text:p>
          </table:table-cell>
          <table:table-cell table:formula="of:=[.A79]-[.G79]" office:value-type="float" office:value="-0.36091" calcext:value-type="float">
            <text:p>-0.36091</text:p>
          </table:table-cell>
          <table:table-cell table:formula="of:=[.B79]-[.H79]" office:value-type="float" office:value="0.53119" calcext:value-type="float">
            <text:p>0.53119</text:p>
          </table:table-cell>
          <table:table-cell table:formula="of:=[.C79]-[.I79]" office:value-type="float" office:value="-2.91096" calcext:value-type="float">
            <text:p>-2.91096</text:p>
          </table:table-cell>
          <table:table-cell/>
        </table:table-row>
        <table:table-row table:style-name="ro1">
          <table:table-cell office:value-type="float" office:value="0.201675" calcext:value-type="float">
            <text:p>0.201675</text:p>
          </table:table-cell>
          <table:table-cell office:value-type="float" office:value="-1.14528" calcext:value-type="float">
            <text:p>-1.14528</text:p>
          </table:table-cell>
          <table:table-cell office:value-type="float" office:value="-12.5501" calcext:value-type="float">
            <text:p>-12.5501</text:p>
          </table:table-cell>
          <table:table-cell office:value-type="float" office:value="2.80631" calcext:value-type="float">
            <text:p>2.80631</text:p>
          </table:table-cell>
          <table:table-cell office:value-type="float" office:value="-0.0582798" calcext:value-type="float">
            <text:p>-0.0582798</text:p>
          </table:table-cell>
          <table:table-cell office:value-type="float" office:value="2.96278" calcext:value-type="float">
            <text:p>2.96278</text:p>
          </table:table-cell>
          <table:table-cell office:value-type="float" office:value="0.570817" calcext:value-type="float">
            <text:p>0.570817</text:p>
          </table:table-cell>
          <table:table-cell office:value-type="float" office:value="-1.74013" calcext:value-type="float">
            <text:p>-1.74013</text:p>
          </table:table-cell>
          <table:table-cell office:value-type="float" office:value="-9.62736" calcext:value-type="float">
            <text:p>-9.62736</text:p>
          </table:table-cell>
          <table:table-cell/>
          <table:table-cell table:formula="of:= SQRT(([.G80]-[.A80])^2 + ([.H80]-[.B80])^2 + ([.I80]-[.C80])^2)" office:value-type="float" office:value="3.00541535336865" calcext:value-type="float">
            <text:p>3.0054153534</text:p>
          </table:table-cell>
          <table:table-cell table:formula="of:=[.A80]-[.G80]" office:value-type="float" office:value="-0.369142" calcext:value-type="float">
            <text:p>-0.369142</text:p>
          </table:table-cell>
          <table:table-cell table:formula="of:=[.B80]-[.H80]" office:value-type="float" office:value="0.59485" calcext:value-type="float">
            <text:p>0.59485</text:p>
          </table:table-cell>
          <table:table-cell table:formula="of:=[.C80]-[.I80]" office:value-type="float" office:value="-2.92274" calcext:value-type="float">
            <text:p>-2.92274</text:p>
          </table:table-cell>
          <table:table-cell/>
        </table:table-row>
        <table:table-row table:style-name="ro1">
          <table:table-cell office:value-type="float" office:value="0.0945587" calcext:value-type="float">
            <text:p>0.0945587</text:p>
          </table:table-cell>
          <table:table-cell office:value-type="float" office:value="-1.20479" calcext:value-type="float">
            <text:p>-1.20479</text:p>
          </table:table-cell>
          <table:table-cell office:value-type="float" office:value="-12.5763" calcext:value-type="float">
            <text:p>-12.5763</text:p>
          </table:table-cell>
          <table:table-cell office:value-type="float" office:value="2.80631" calcext:value-type="float">
            <text:p>2.80631</text:p>
          </table:table-cell>
          <table:table-cell office:value-type="float" office:value="-0.0582798" calcext:value-type="float">
            <text:p>-0.0582798</text:p>
          </table:table-cell>
          <table:table-cell office:value-type="float" office:value="2.96278" calcext:value-type="float">
            <text:p>2.96278</text:p>
          </table:table-cell>
          <table:table-cell office:value-type="float" office:value="0.570817" calcext:value-type="float">
            <text:p>0.570817</text:p>
          </table:table-cell>
          <table:table-cell office:value-type="float" office:value="-1.74013" calcext:value-type="float">
            <text:p>-1.74013</text:p>
          </table:table-cell>
          <table:table-cell office:value-type="float" office:value="-9.62736" calcext:value-type="float">
            <text:p>-9.62736</text:p>
          </table:table-cell>
          <table:table-cell/>
          <table:table-cell table:formula="of:= SQRT(([.G81]-[.A81])^2 + ([.H81]-[.B81])^2 + ([.I81]-[.C81])^2)" office:value-type="float" office:value="3.03474183539867" calcext:value-type="float">
            <text:p>3.0347418354</text:p>
          </table:table-cell>
          <table:table-cell table:formula="of:=[.A81]-[.G81]" office:value-type="float" office:value="-0.4762583" calcext:value-type="float">
            <text:p>-0.4762583</text:p>
          </table:table-cell>
          <table:table-cell table:formula="of:=[.B81]-[.H81]" office:value-type="float" office:value="0.53534" calcext:value-type="float">
            <text:p>0.53534</text:p>
          </table:table-cell>
          <table:table-cell table:formula="of:=[.C81]-[.I81]" office:value-type="float" office:value="-2.94894" calcext:value-type="float">
            <text:p>-2.94894</text:p>
          </table:table-cell>
          <table:table-cell/>
        </table:table-row>
        <table:table-row table:style-name="ro1">
          <table:table-cell office:value-type="float" office:value="0.139786" calcext:value-type="float">
            <text:p>0.139786</text:p>
          </table:table-cell>
          <table:table-cell office:value-type="float" office:value="-1.3119" calcext:value-type="float">
            <text:p>-1.3119</text:p>
          </table:table-cell>
          <table:table-cell office:value-type="float" office:value="-12.3121" calcext:value-type="float">
            <text:p>-12.3121</text:p>
          </table:table-cell>
          <table:table-cell office:value-type="float" office:value="2.80631" calcext:value-type="float">
            <text:p>2.80631</text:p>
          </table:table-cell>
          <table:table-cell office:value-type="float" office:value="-0.0582798" calcext:value-type="float">
            <text:p>-0.0582798</text:p>
          </table:table-cell>
          <table:table-cell office:value-type="float" office:value="2.96278" calcext:value-type="float">
            <text:p>2.96278</text:p>
          </table:table-cell>
          <table:table-cell office:value-type="float" office:value="0.570817" calcext:value-type="float">
            <text:p>0.570817</text:p>
          </table:table-cell>
          <table:table-cell office:value-type="float" office:value="-1.74013" calcext:value-type="float">
            <text:p>-1.74013</text:p>
          </table:table-cell>
          <table:table-cell office:value-type="float" office:value="-9.62736" calcext:value-type="float">
            <text:p>-9.62736</text:p>
          </table:table-cell>
          <table:table-cell/>
          <table:table-cell table:formula="of:= SQRT(([.G82]-[.A82])^2 + ([.H82]-[.B82])^2 + ([.I82]-[.C82])^2)" office:value-type="float" office:value="2.75263465128611" calcext:value-type="float">
            <text:p>2.7526346513</text:p>
          </table:table-cell>
          <table:table-cell table:formula="of:=[.A82]-[.G82]" office:value-type="float" office:value="-0.431031" calcext:value-type="float">
            <text:p>-0.431031</text:p>
          </table:table-cell>
          <table:table-cell table:formula="of:=[.B82]-[.H82]" office:value-type="float" office:value="0.42823" calcext:value-type="float">
            <text:p>0.42823</text:p>
          </table:table-cell>
          <table:table-cell table:formula="of:=[.C82]-[.I82]" office:value-type="float" office:value="-2.68474" calcext:value-type="float">
            <text:p>-2.68474</text:p>
          </table:table-cell>
          <table:table-cell/>
        </table:table-row>
        <table:table-row table:style-name="ro1">
          <table:table-cell office:value-type="float" office:value="0.139786" calcext:value-type="float">
            <text:p>0.139786</text:p>
          </table:table-cell>
          <table:table-cell office:value-type="float" office:value="-1.3119" calcext:value-type="float">
            <text:p>-1.3119</text:p>
          </table:table-cell>
          <table:table-cell office:value-type="float" office:value="-12.3121" calcext:value-type="float">
            <text:p>-12.3121</text:p>
          </table:table-cell>
          <table:table-cell office:value-type="float" office:value="2.80804" calcext:value-type="float">
            <text:p>2.80804</text:p>
          </table:table-cell>
          <table:table-cell office:value-type="float" office:value="-0.0578238" calcext:value-type="float">
            <text:p>-0.0578238</text:p>
          </table:table-cell>
          <table:table-cell office:value-type="float" office:value="2.9562" calcext:value-type="float">
            <text:p>2.9562</text:p>
          </table:table-cell>
          <table:table-cell office:value-type="float" office:value="0.566355" calcext:value-type="float">
            <text:p>0.566355</text:p>
          </table:table-cell>
          <table:table-cell office:value-type="float" office:value="-1.80348" calcext:value-type="float">
            <text:p>-1.80348</text:p>
          </table:table-cell>
          <table:table-cell office:value-type="float" office:value="-9.61596" calcext:value-type="float">
            <text:p>-9.61596</text:p>
          </table:table-cell>
          <table:table-cell/>
          <table:table-cell table:formula="of:= SQRT(([.G83]-[.A83])^2 + ([.H83]-[.B83])^2 + ([.I83]-[.C83])^2)" office:value-type="float" office:value="2.77358665048723" calcext:value-type="float">
            <text:p>2.7735866505</text:p>
          </table:table-cell>
          <table:table-cell table:formula="of:=[.A83]-[.G83]" office:value-type="float" office:value="-0.426569" calcext:value-type="float">
            <text:p>-0.426569</text:p>
          </table:table-cell>
          <table:table-cell table:formula="of:=[.B83]-[.H83]" office:value-type="float" office:value="0.49158" calcext:value-type="float">
            <text:p>0.49158</text:p>
          </table:table-cell>
          <table:table-cell table:formula="of:=[.C83]-[.I83]" office:value-type="float" office:value="-2.69614" calcext:value-type="float">
            <text:p>-2.69614</text:p>
          </table:table-cell>
          <table:table-cell/>
        </table:table-row>
        <table:table-row table:style-name="ro1">
          <table:table-cell office:value-type="float" office:value="0.270706" calcext:value-type="float">
            <text:p>0.270706</text:p>
          </table:table-cell>
          <table:table-cell office:value-type="float" office:value="-0.857254" calcext:value-type="float">
            <text:p>-0.857254</text:p>
          </table:table-cell>
          <table:table-cell office:value-type="float" office:value="-12.393" calcext:value-type="float">
            <text:p>-12.393</text:p>
          </table:table-cell>
          <table:table-cell office:value-type="float" office:value="2.8107" calcext:value-type="float">
            <text:p>2.8107</text:p>
          </table:table-cell>
          <table:table-cell office:value-type="float" office:value="-0.0568756" calcext:value-type="float">
            <text:p>-0.0568756</text:p>
          </table:table-cell>
          <table:table-cell office:value-type="float" office:value="2.9518" calcext:value-type="float">
            <text:p>2.9518</text:p>
          </table:table-cell>
          <table:table-cell office:value-type="float" office:value="0.557083" calcext:value-type="float">
            <text:p>0.557083</text:p>
          </table:table-cell>
          <table:table-cell office:value-type="float" office:value="-1.84588" calcext:value-type="float">
            <text:p>-1.84588</text:p>
          </table:table-cell>
          <table:table-cell office:value-type="float" office:value="-9.60845" calcext:value-type="float">
            <text:p>-9.60845</text:p>
          </table:table-cell>
          <table:table-cell/>
          <table:table-cell table:formula="of:= SQRT(([.G84]-[.A84])^2 + ([.H84]-[.B84])^2 + ([.I84]-[.C84])^2)" office:value-type="float" office:value="2.96868857519697" calcext:value-type="float">
            <text:p>2.9686885752</text:p>
          </table:table-cell>
          <table:table-cell table:formula="of:=[.A84]-[.G84]" office:value-type="float" office:value="-0.286377" calcext:value-type="float">
            <text:p>-0.286377</text:p>
          </table:table-cell>
          <table:table-cell table:formula="of:=[.B84]-[.H84]" office:value-type="float" office:value="0.988626" calcext:value-type="float">
            <text:p>0.988626</text:p>
          </table:table-cell>
          <table:table-cell table:formula="of:=[.C84]-[.I84]" office:value-type="float" office:value="-2.78455" calcext:value-type="float">
            <text:p>-2.78455</text:p>
          </table:table-cell>
          <table:table-cell/>
        </table:table-row>
        <table:table-row table:style-name="ro1">
          <table:table-cell office:value-type="float" office:value="0.382584" calcext:value-type="float">
            <text:p>0.382584</text:p>
          </table:table-cell>
          <table:table-cell office:value-type="float" office:value="-0.735855" calcext:value-type="float">
            <text:p>-0.735855</text:p>
          </table:table-cell>
          <table:table-cell office:value-type="float" office:value="-12.8096" calcext:value-type="float">
            <text:p>-12.8096</text:p>
          </table:table-cell>
          <table:table-cell office:value-type="float" office:value="2.8107" calcext:value-type="float">
            <text:p>2.8107</text:p>
          </table:table-cell>
          <table:table-cell office:value-type="float" office:value="-0.0568756" calcext:value-type="float">
            <text:p>-0.0568756</text:p>
          </table:table-cell>
          <table:table-cell office:value-type="float" office:value="2.9518" calcext:value-type="float">
            <text:p>2.9518</text:p>
          </table:table-cell>
          <table:table-cell office:value-type="float" office:value="0.557083" calcext:value-type="float">
            <text:p>0.557083</text:p>
          </table:table-cell>
          <table:table-cell office:value-type="float" office:value="-1.84588" calcext:value-type="float">
            <text:p>-1.84588</text:p>
          </table:table-cell>
          <table:table-cell office:value-type="float" office:value="-9.60845" calcext:value-type="float">
            <text:p>-9.60845</text:p>
          </table:table-cell>
          <table:table-cell/>
          <table:table-cell table:formula="of:= SQRT(([.G85]-[.A85])^2 + ([.H85]-[.B85])^2 + ([.I85]-[.C85])^2)" office:value-type="float" office:value="3.39263418660574" calcext:value-type="float">
            <text:p>3.3926341866</text:p>
          </table:table-cell>
          <table:table-cell table:formula="of:=[.A85]-[.G85]" office:value-type="float" office:value="-0.174499" calcext:value-type="float">
            <text:p>-0.174499</text:p>
          </table:table-cell>
          <table:table-cell table:formula="of:=[.B85]-[.H85]" office:value-type="float" office:value="1.110025" calcext:value-type="float">
            <text:p>1.110025</text:p>
          </table:table-cell>
          <table:table-cell table:formula="of:=[.C85]-[.I85]" office:value-type="float" office:value="-3.20115" calcext:value-type="float">
            <text:p>-3.20115</text:p>
          </table:table-cell>
          <table:table-cell/>
        </table:table-row>
        <table:table-row table:style-name="ro1">
          <table:table-cell office:value-type="float" office:value="0.384964" calcext:value-type="float">
            <text:p>0.384964</text:p>
          </table:table-cell>
          <table:table-cell office:value-type="float" office:value="-0.609695" calcext:value-type="float">
            <text:p>-0.609695</text:p>
          </table:table-cell>
          <table:table-cell office:value-type="float" office:value="-13.1238" calcext:value-type="float">
            <text:p>-13.1238</text:p>
          </table:table-cell>
          <table:table-cell office:value-type="float" office:value="2.81319" calcext:value-type="float">
            <text:p>2.81319</text:p>
          </table:table-cell>
          <table:table-cell office:value-type="float" office:value="-0.0540529" calcext:value-type="float">
            <text:p>-0.0540529</text:p>
          </table:table-cell>
          <table:table-cell office:value-type="float" office:value="2.94835" calcext:value-type="float">
            <text:p>2.94835</text:p>
          </table:table-cell>
          <table:table-cell office:value-type="float" office:value="0.529461" calcext:value-type="float">
            <text:p>0.529461</text:p>
          </table:table-cell>
          <table:table-cell office:value-type="float" office:value="-1.8793" calcext:value-type="float">
            <text:p>-1.8793</text:p>
          </table:table-cell>
          <table:table-cell office:value-type="float" office:value="-9.60354" calcext:value-type="float">
            <text:p>-9.60354</text:p>
          </table:table-cell>
          <table:table-cell/>
          <table:table-cell table:formula="of:= SQRT(([.G86]-[.A86])^2 + ([.H86]-[.B86])^2 + ([.I86]-[.C86])^2)" office:value-type="float" office:value="3.74499755762724" calcext:value-type="float">
            <text:p>3.7449975576</text:p>
          </table:table-cell>
          <table:table-cell table:formula="of:=[.A86]-[.G86]" office:value-type="float" office:value="-0.144497" calcext:value-type="float">
            <text:p>-0.144497</text:p>
          </table:table-cell>
          <table:table-cell table:formula="of:=[.B86]-[.H86]" office:value-type="float" office:value="1.269605" calcext:value-type="float">
            <text:p>1.269605</text:p>
          </table:table-cell>
          <table:table-cell table:formula="of:=[.C86]-[.I86]" office:value-type="float" office:value="-3.52026" calcext:value-type="float">
            <text:p>-3.52026</text:p>
          </table:table-cell>
          <table:table-cell/>
        </table:table-row>
        <table:table-row table:style-name="ro1">
          <table:table-cell office:value-type="float" office:value="0.384964" calcext:value-type="float">
            <text:p>0.384964</text:p>
          </table:table-cell>
          <table:table-cell office:value-type="float" office:value="-0.609695" calcext:value-type="float">
            <text:p>-0.609695</text:p>
          </table:table-cell>
          <table:table-cell office:value-type="float" office:value="-13.1238" calcext:value-type="float">
            <text:p>-13.1238</text:p>
          </table:table-cell>
          <table:table-cell office:value-type="float" office:value="2.81282" calcext:value-type="float">
            <text:p>2.81282</text:p>
          </table:table-cell>
          <table:table-cell office:value-type="float" office:value="-0.048676" calcext:value-type="float">
            <text:p>-0.048676</text:p>
          </table:table-cell>
          <table:table-cell office:value-type="float" office:value="2.94902" calcext:value-type="float">
            <text:p>2.94902</text:p>
          </table:table-cell>
          <table:table-cell office:value-type="float" office:value="0.476835" calcext:value-type="float">
            <text:p>0.476835</text:p>
          </table:table-cell>
          <table:table-cell office:value-type="float" office:value="-1.87336" calcext:value-type="float">
            <text:p>-1.87336</text:p>
          </table:table-cell>
          <table:table-cell office:value-type="float" office:value="-9.60745" calcext:value-type="float">
            <text:p>-9.60745</text:p>
          </table:table-cell>
          <table:table-cell/>
          <table:table-cell table:formula="of:= SQRT(([.G87]-[.A87])^2 + ([.H87]-[.B87])^2 + ([.I87]-[.C87])^2)" office:value-type="float" office:value="3.73764723260048" calcext:value-type="float">
            <text:p>3.7376472326</text:p>
          </table:table-cell>
          <table:table-cell table:formula="of:=[.A87]-[.G87]" office:value-type="float" office:value="-0.091871" calcext:value-type="float">
            <text:p>-0.091871</text:p>
          </table:table-cell>
          <table:table-cell table:formula="of:=[.B87]-[.H87]" office:value-type="float" office:value="1.263665" calcext:value-type="float">
            <text:p>1.263665</text:p>
          </table:table-cell>
          <table:table-cell table:formula="of:=[.C87]-[.I87]" office:value-type="float" office:value="-3.51635" calcext:value-type="float">
            <text:p>-3.51635</text:p>
          </table:table-cell>
          <table:table-cell/>
        </table:table-row>
        <table:table-row table:style-name="ro1">
          <table:table-cell office:value-type="float" office:value="0.299271" calcext:value-type="float">
            <text:p>0.299271</text:p>
          </table:table-cell>
          <table:table-cell office:value-type="float" office:value="-0.740616" calcext:value-type="float">
            <text:p>-0.740616</text:p>
          </table:table-cell>
          <table:table-cell office:value-type="float" office:value="-13.3023" calcext:value-type="float">
            <text:p>-13.3023</text:p>
          </table:table-cell>
          <table:table-cell office:value-type="float" office:value="2.81282" calcext:value-type="float">
            <text:p>2.81282</text:p>
          </table:table-cell>
          <table:table-cell office:value-type="float" office:value="-0.048676" calcext:value-type="float">
            <text:p>-0.048676</text:p>
          </table:table-cell>
          <table:table-cell office:value-type="float" office:value="2.94902" calcext:value-type="float">
            <text:p>2.94902</text:p>
          </table:table-cell>
          <table:table-cell office:value-type="float" office:value="0.476835" calcext:value-type="float">
            <text:p>0.476835</text:p>
          </table:table-cell>
          <table:table-cell office:value-type="float" office:value="-1.87336" calcext:value-type="float">
            <text:p>-1.87336</text:p>
          </table:table-cell>
          <table:table-cell office:value-type="float" office:value="-9.60745" calcext:value-type="float">
            <text:p>-9.60745</text:p>
          </table:table-cell>
          <table:table-cell/>
          <table:table-cell table:formula="of:= SQRT(([.G88]-[.A88])^2 + ([.H88]-[.B88])^2 + ([.I88]-[.C88])^2)" office:value-type="float" office:value="3.86866313681251" calcext:value-type="float">
            <text:p>3.8686631368</text:p>
          </table:table-cell>
          <table:table-cell table:formula="of:=[.A88]-[.G88]" office:value-type="float" office:value="-0.177564" calcext:value-type="float">
            <text:p>-0.177564</text:p>
          </table:table-cell>
          <table:table-cell table:formula="of:=[.B88]-[.H88]" office:value-type="float" office:value="1.132744" calcext:value-type="float">
            <text:p>1.132744</text:p>
          </table:table-cell>
          <table:table-cell table:formula="of:=[.C88]-[.I88]" office:value-type="float" office:value="-3.69485" calcext:value-type="float">
            <text:p>-3.69485</text:p>
          </table:table-cell>
          <table:table-cell/>
        </table:table-row>
        <table:table-row table:style-name="ro1">
          <table:table-cell office:value-type="float" office:value="0.315933" calcext:value-type="float">
            <text:p>0.315933</text:p>
          </table:table-cell>
          <table:table-cell office:value-type="float" office:value="-0.781082" calcext:value-type="float">
            <text:p>-0.781082</text:p>
          </table:table-cell>
          <table:table-cell office:value-type="float" office:value="-13.469" calcext:value-type="float">
            <text:p>-13.469</text:p>
          </table:table-cell>
          <table:table-cell office:value-type="float" office:value="2.80841" calcext:value-type="float">
            <text:p>2.80841</text:p>
          </table:table-cell>
          <table:table-cell office:value-type="float" office:value="-0.0384007" calcext:value-type="float">
            <text:p>-0.0384007</text:p>
          </table:table-cell>
          <table:table-cell office:value-type="float" office:value="2.95547" calcext:value-type="float">
            <text:p>2.95547</text:p>
          </table:table-cell>
          <table:table-cell office:value-type="float" office:value="0.376234" calcext:value-type="float">
            <text:p>0.376234</text:p>
          </table:table-cell>
          <table:table-cell office:value-type="float" office:value="-1.81214" calcext:value-type="float">
            <text:p>-1.81214</text:p>
          </table:table-cell>
          <table:table-cell office:value-type="float" office:value="-9.62365" calcext:value-type="float">
            <text:p>-9.62365</text:p>
          </table:table-cell>
          <table:table-cell/>
          <table:table-cell table:formula="of:= SQRT(([.G89]-[.A89])^2 + ([.H89]-[.B89])^2 + ([.I89]-[.C89])^2)" office:value-type="float" office:value="3.98163702922115" calcext:value-type="float">
            <text:p>3.9816370292</text:p>
          </table:table-cell>
          <table:table-cell table:formula="of:=[.A89]-[.G89]" office:value-type="float" office:value="-0.060301" calcext:value-type="float">
            <text:p>-0.060301</text:p>
          </table:table-cell>
          <table:table-cell table:formula="of:=[.B89]-[.H89]" office:value-type="float" office:value="1.031058" calcext:value-type="float">
            <text:p>1.031058</text:p>
          </table:table-cell>
          <table:table-cell table:formula="of:=[.C89]-[.I89]" office:value-type="float" office:value="-3.84535" calcext:value-type="float">
            <text:p>-3.84535</text:p>
          </table:table-cell>
          <table:table-cell/>
        </table:table-row>
        <table:table-row table:style-name="ro1">
          <table:table-cell office:value-type="float" office:value="0.318314" calcext:value-type="float">
            <text:p>0.318314</text:p>
          </table:table-cell>
          <table:table-cell office:value-type="float" office:value="-0.662064" calcext:value-type="float">
            <text:p>-0.662064</text:p>
          </table:table-cell>
          <table:table-cell office:value-type="float" office:value="-13.5808" calcext:value-type="float">
            <text:p>-13.5808</text:p>
          </table:table-cell>
          <table:table-cell office:value-type="float" office:value="2.80841" calcext:value-type="float">
            <text:p>2.80841</text:p>
          </table:table-cell>
          <table:table-cell office:value-type="float" office:value="-0.0384007" calcext:value-type="float">
            <text:p>-0.0384007</text:p>
          </table:table-cell>
          <table:table-cell office:value-type="float" office:value="2.95547" calcext:value-type="float">
            <text:p>2.95547</text:p>
          </table:table-cell>
          <table:table-cell office:value-type="float" office:value="0.376234" calcext:value-type="float">
            <text:p>0.376234</text:p>
          </table:table-cell>
          <table:table-cell office:value-type="float" office:value="-1.81214" calcext:value-type="float">
            <text:p>-1.81214</text:p>
          </table:table-cell>
          <table:table-cell office:value-type="float" office:value="-9.62365" calcext:value-type="float">
            <text:p>-9.62365</text:p>
          </table:table-cell>
          <table:table-cell/>
          <table:table-cell table:formula="of:= SQRT(([.G90]-[.A90])^2 + ([.H90]-[.B90])^2 + ([.I90]-[.C90])^2)" office:value-type="float" office:value="4.1212941723051" calcext:value-type="float">
            <text:p>4.1212941723</text:p>
          </table:table-cell>
          <table:table-cell table:formula="of:=[.A90]-[.G90]" office:value-type="float" office:value="-0.05792" calcext:value-type="float">
            <text:p>-0.05792</text:p>
          </table:table-cell>
          <table:table-cell table:formula="of:=[.B90]-[.H90]" office:value-type="float" office:value="1.150076" calcext:value-type="float">
            <text:p>1.150076</text:p>
          </table:table-cell>
          <table:table-cell table:formula="of:=[.C90]-[.I90]" office:value-type="float" office:value="-3.95715" calcext:value-type="float">
            <text:p>-3.95715</text:p>
          </table:table-cell>
          <table:table-cell/>
        </table:table-row>
        <table:table-row table:style-name="ro1">
          <table:table-cell office:value-type="float" office:value="0.318314" calcext:value-type="float">
            <text:p>0.318314</text:p>
          </table:table-cell>
          <table:table-cell office:value-type="float" office:value="-0.662064" calcext:value-type="float">
            <text:p>-0.662064</text:p>
          </table:table-cell>
          <table:table-cell office:value-type="float" office:value="-13.5808" calcext:value-type="float">
            <text:p>-13.5808</text:p>
          </table:table-cell>
          <table:table-cell office:value-type="float" office:value="2.80964" calcext:value-type="float">
            <text:p>2.80964</text:p>
          </table:table-cell>
          <table:table-cell office:value-type="float" office:value="-0.0345402" calcext:value-type="float">
            <text:p>-0.0345402</text:p>
          </table:table-cell>
          <table:table-cell office:value-type="float" office:value="2.95562" calcext:value-type="float">
            <text:p>2.95562</text:p>
          </table:table-cell>
          <table:table-cell office:value-type="float" office:value="0.338424" calcext:value-type="float">
            <text:p>0.338424</text:p>
          </table:table-cell>
          <table:table-cell office:value-type="float" office:value="-1.81094" calcext:value-type="float">
            <text:p>-1.81094</text:p>
          </table:table-cell>
          <table:table-cell office:value-type="float" office:value="-9.62528" calcext:value-type="float">
            <text:p>-9.62528</text:p>
          </table:table-cell>
          <table:table-cell/>
          <table:table-cell table:formula="of:= SQRT(([.G91]-[.A91])^2 + ([.H91]-[.B91])^2 + ([.I91]-[.C91])^2)" office:value-type="float" office:value="4.11903616709977" calcext:value-type="float">
            <text:p>4.1190361671</text:p>
          </table:table-cell>
          <table:table-cell table:formula="of:=[.A91]-[.G91]" office:value-type="float" office:value="-0.02011" calcext:value-type="float">
            <text:p>-0.02011</text:p>
          </table:table-cell>
          <table:table-cell table:formula="of:=[.B91]-[.H91]" office:value-type="float" office:value="1.148876" calcext:value-type="float">
            <text:p>1.148876</text:p>
          </table:table-cell>
          <table:table-cell table:formula="of:=[.C91]-[.I91]" office:value-type="float" office:value="-3.95552" calcext:value-type="float">
            <text:p>-3.95552</text:p>
          </table:table-cell>
          <table:table-cell/>
        </table:table-row>
        <table:table-row table:style-name="ro1">
          <table:table-cell office:value-type="float" office:value="0.432571" calcext:value-type="float">
            <text:p>0.432571</text:p>
          </table:table-cell>
          <table:table-cell office:value-type="float" office:value="-0.528763" calcext:value-type="float">
            <text:p>-0.528763</text:p>
          </table:table-cell>
          <table:table-cell office:value-type="float" office:value="-14.0212" calcext:value-type="float">
            <text:p>-14.0212</text:p>
          </table:table-cell>
          <table:table-cell office:value-type="float" office:value="2.81414" calcext:value-type="float">
            <text:p>2.81414</text:p>
          </table:table-cell>
          <table:table-cell office:value-type="float" office:value="-0.0299009" calcext:value-type="float">
            <text:p>-0.0299009</text:p>
          </table:table-cell>
          <table:table-cell office:value-type="float" office:value="2.95218" calcext:value-type="float">
            <text:p>2.95218</text:p>
          </table:table-cell>
          <table:table-cell office:value-type="float" office:value="0.292984" calcext:value-type="float">
            <text:p>0.292984</text:p>
          </table:table-cell>
          <table:table-cell office:value-type="float" office:value="-1.84431" calcext:value-type="float">
            <text:p>-1.84431</text:p>
          </table:table-cell>
          <table:table-cell office:value-type="float" office:value="-9.62043" calcext:value-type="float">
            <text:p>-9.62043</text:p>
          </table:table-cell>
          <table:table-cell/>
          <table:table-cell table:formula="of:= SQRT(([.G92]-[.A92])^2 + ([.H92]-[.B92])^2 + ([.I92]-[.C92])^2)" office:value-type="float" office:value="4.59531555311254" calcext:value-type="float">
            <text:p>4.5953155531</text:p>
          </table:table-cell>
          <table:table-cell table:formula="of:=[.A92]-[.G92]" office:value-type="float" office:value="0.139587" calcext:value-type="float">
            <text:p>0.139587</text:p>
          </table:table-cell>
          <table:table-cell table:formula="of:=[.B92]-[.H92]" office:value-type="float" office:value="1.315547" calcext:value-type="float">
            <text:p>1.315547</text:p>
          </table:table-cell>
          <table:table-cell table:formula="of:=[.C92]-[.I92]" office:value-type="float" office:value="-4.40077" calcext:value-type="float">
            <text:p>-4.40077</text:p>
          </table:table-cell>
          <table:table-cell/>
        </table:table-row>
        <table:table-row table:style-name="ro1">
          <table:table-cell office:value-type="float" office:value="0.637283" calcext:value-type="float">
            <text:p>0.637283</text:p>
          </table:table-cell>
          <table:table-cell office:value-type="float" office:value="-0.726334" calcext:value-type="float">
            <text:p>-0.726334</text:p>
          </table:table-cell>
          <table:table-cell office:value-type="float" office:value="-14.4378" calcext:value-type="float">
            <text:p>-14.4378</text:p>
          </table:table-cell>
          <table:table-cell office:value-type="float" office:value="2.81938" calcext:value-type="float">
            <text:p>2.81938</text:p>
          </table:table-cell>
          <table:table-cell office:value-type="float" office:value="-0.0253905" calcext:value-type="float">
            <text:p>-0.0253905</text:p>
          </table:table-cell>
          <table:table-cell office:value-type="float" office:value="2.94427" calcext:value-type="float">
            <text:p>2.94427</text:p>
          </table:table-cell>
          <table:table-cell office:value-type="float" office:value="0.248801" calcext:value-type="float">
            <text:p>0.248801</text:p>
          </table:table-cell>
          <table:table-cell office:value-type="float" office:value="-1.92064" calcext:value-type="float">
            <text:p>-1.92064</text:p>
          </table:table-cell>
          <table:table-cell office:value-type="float" office:value="-9.60673" calcext:value-type="float">
            <text:p>-9.60673</text:p>
          </table:table-cell>
          <table:table-cell/>
          <table:table-cell table:formula="of:= SQRT(([.G93]-[.A93])^2 + ([.H93]-[.B93])^2 + ([.I93]-[.C93])^2)" office:value-type="float" office:value="4.99164526292284" calcext:value-type="float">
            <text:p>4.9916452629</text:p>
          </table:table-cell>
          <table:table-cell table:formula="of:=[.A93]-[.G93]" office:value-type="float" office:value="0.388482" calcext:value-type="float">
            <text:p>0.388482</text:p>
          </table:table-cell>
          <table:table-cell table:formula="of:=[.B93]-[.H93]" office:value-type="float" office:value="1.194306" calcext:value-type="float">
            <text:p>1.194306</text:p>
          </table:table-cell>
          <table:table-cell table:formula="of:=[.C93]-[.I93]" office:value-type="float" office:value="-4.83107" calcext:value-type="float">
            <text:p>-4.83107</text:p>
          </table:table-cell>
          <table:table-cell/>
        </table:table-row>
        <table:table-row table:style-name="ro1">
          <table:table-cell office:value-type="float" office:value="0.637283" calcext:value-type="float">
            <text:p>0.637283</text:p>
          </table:table-cell>
          <table:table-cell office:value-type="float" office:value="-0.726334" calcext:value-type="float">
            <text:p>-0.726334</text:p>
          </table:table-cell>
          <table:table-cell office:value-type="float" office:value="-14.4378" calcext:value-type="float">
            <text:p>-14.4378</text:p>
          </table:table-cell>
          <table:table-cell office:value-type="float" office:value="2.81938" calcext:value-type="float">
            <text:p>2.81938</text:p>
          </table:table-cell>
          <table:table-cell office:value-type="float" office:value="-0.0253905" calcext:value-type="float">
            <text:p>-0.0253905</text:p>
          </table:table-cell>
          <table:table-cell office:value-type="float" office:value="2.94427" calcext:value-type="float">
            <text:p>2.94427</text:p>
          </table:table-cell>
          <table:table-cell office:value-type="float" office:value="0.248801" calcext:value-type="float">
            <text:p>0.248801</text:p>
          </table:table-cell>
          <table:table-cell office:value-type="float" office:value="-1.92064" calcext:value-type="float">
            <text:p>-1.92064</text:p>
          </table:table-cell>
          <table:table-cell office:value-type="float" office:value="-9.60673" calcext:value-type="float">
            <text:p>-9.60673</text:p>
          </table:table-cell>
          <table:table-cell/>
          <table:table-cell table:formula="of:= SQRT(([.G94]-[.A94])^2 + ([.H94]-[.B94])^2 + ([.I94]-[.C94])^2)" office:value-type="float" office:value="4.99164526292284" calcext:value-type="float">
            <text:p>4.9916452629</text:p>
          </table:table-cell>
          <table:table-cell table:formula="of:=[.A94]-[.G94]" office:value-type="float" office:value="0.388482" calcext:value-type="float">
            <text:p>0.388482</text:p>
          </table:table-cell>
          <table:table-cell table:formula="of:=[.B94]-[.H94]" office:value-type="float" office:value="1.194306" calcext:value-type="float">
            <text:p>1.194306</text:p>
          </table:table-cell>
          <table:table-cell table:formula="of:=[.C94]-[.I94]" office:value-type="float" office:value="-4.83107" calcext:value-type="float">
            <text:p>-4.83107</text:p>
          </table:table-cell>
          <table:table-cell/>
        </table:table-row>
        <table:table-row table:style-name="ro1">
          <table:table-cell office:value-type="float" office:value="0.644424" calcext:value-type="float">
            <text:p>0.644424</text:p>
          </table:table-cell>
          <table:table-cell office:value-type="float" office:value="-1.06911" calcext:value-type="float">
            <text:p>-1.06911</text:p>
          </table:table-cell>
          <table:table-cell office:value-type="float" office:value="-14.821" calcext:value-type="float">
            <text:p>-14.821</text:p>
          </table:table-cell>
          <table:table-cell office:value-type="float" office:value="2.82444" calcext:value-type="float">
            <text:p>2.82444</text:p>
          </table:table-cell>
          <table:table-cell office:value-type="float" office:value="-0.0248643" calcext:value-type="float">
            <text:p>-0.0248643</text:p>
          </table:table-cell>
          <table:table-cell office:value-type="float" office:value="2.93636" calcext:value-type="float">
            <text:p>2.93636</text:p>
          </table:table-cell>
          <table:table-cell office:value-type="float" office:value="0.243644" calcext:value-type="float">
            <text:p>0.243644</text:p>
          </table:table-cell>
          <table:table-cell office:value-type="float" office:value="-1.99654" calcext:value-type="float">
            <text:p>-1.99654</text:p>
          </table:table-cell>
          <table:table-cell office:value-type="float" office:value="-9.59138" calcext:value-type="float">
            <text:p>-9.59138</text:p>
          </table:table-cell>
          <table:table-cell/>
          <table:table-cell table:formula="of:= SQRT(([.G95]-[.A95])^2 + ([.H95]-[.B95])^2 + ([.I95]-[.C95])^2)" office:value-type="float" office:value="5.32631921289928" calcext:value-type="float">
            <text:p>5.3263192129</text:p>
          </table:table-cell>
          <table:table-cell table:formula="of:=[.A95]-[.G95]" office:value-type="float" office:value="0.40078" calcext:value-type="float">
            <text:p>0.40078</text:p>
          </table:table-cell>
          <table:table-cell table:formula="of:=[.B95]-[.H95]" office:value-type="float" office:value="0.92743" calcext:value-type="float">
            <text:p>0.92743</text:p>
          </table:table-cell>
          <table:table-cell table:formula="of:=[.C95]-[.I95]" office:value-type="float" office:value="-5.22962" calcext:value-type="float">
            <text:p>-5.22962</text:p>
          </table:table-cell>
          <table:table-cell/>
        </table:table-row>
        <table:table-row table:style-name="ro1">
          <table:table-cell office:value-type="float" office:value="0.644424" calcext:value-type="float">
            <text:p>0.644424</text:p>
          </table:table-cell>
          <table:table-cell office:value-type="float" office:value="-1.06911" calcext:value-type="float">
            <text:p>-1.06911</text:p>
          </table:table-cell>
          <table:table-cell office:value-type="float" office:value="-14.821" calcext:value-type="float">
            <text:p>-14.821</text:p>
          </table:table-cell>
          <table:table-cell office:value-type="float" office:value="2.82444" calcext:value-type="float">
            <text:p>2.82444</text:p>
          </table:table-cell>
          <table:table-cell office:value-type="float" office:value="-0.0248643" calcext:value-type="float">
            <text:p>-0.0248643</text:p>
          </table:table-cell>
          <table:table-cell office:value-type="float" office:value="2.93636" calcext:value-type="float">
            <text:p>2.93636</text:p>
          </table:table-cell>
          <table:table-cell office:value-type="float" office:value="0.243644" calcext:value-type="float">
            <text:p>0.243644</text:p>
          </table:table-cell>
          <table:table-cell office:value-type="float" office:value="-1.99654" calcext:value-type="float">
            <text:p>-1.99654</text:p>
          </table:table-cell>
          <table:table-cell office:value-type="float" office:value="-9.59138" calcext:value-type="float">
            <text:p>-9.59138</text:p>
          </table:table-cell>
          <table:table-cell/>
          <table:table-cell table:formula="of:= SQRT(([.G96]-[.A96])^2 + ([.H96]-[.B96])^2 + ([.I96]-[.C96])^2)" office:value-type="float" office:value="5.32631921289928" calcext:value-type="float">
            <text:p>5.3263192129</text:p>
          </table:table-cell>
          <table:table-cell table:formula="of:=[.A96]-[.G96]" office:value-type="float" office:value="0.40078" calcext:value-type="float">
            <text:p>0.40078</text:p>
          </table:table-cell>
          <table:table-cell table:formula="of:=[.B96]-[.H96]" office:value-type="float" office:value="0.92743" calcext:value-type="float">
            <text:p>0.92743</text:p>
          </table:table-cell>
          <table:table-cell table:formula="of:=[.C96]-[.I96]" office:value-type="float" office:value="-5.22962" calcext:value-type="float">
            <text:p>-5.22962</text:p>
          </table:table-cell>
          <table:table-cell/>
        </table:table-row>
        <table:table-row table:style-name="ro1">
          <table:table-cell office:value-type="float" office:value="0.651566" calcext:value-type="float">
            <text:p>0.651566</text:p>
          </table:table-cell>
          <table:table-cell office:value-type="float" office:value="-0.781082" calcext:value-type="float">
            <text:p>-0.781082</text:p>
          </table:table-cell>
          <table:table-cell office:value-type="float" office:value="-14.6044" calcext:value-type="float">
            <text:p>-14.6044</text:p>
          </table:table-cell>
          <table:table-cell office:value-type="float" office:value="2.82746" calcext:value-type="float">
            <text:p>2.82746</text:p>
          </table:table-cell>
          <table:table-cell office:value-type="float" office:value="-0.0249319" calcext:value-type="float">
            <text:p>-0.0249319</text:p>
          </table:table-cell>
          <table:table-cell office:value-type="float" office:value="2.93606" calcext:value-type="float">
            <text:p>2.93606</text:p>
          </table:table-cell>
          <table:table-cell office:value-type="float" office:value="0.244308" calcext:value-type="float">
            <text:p>0.244308</text:p>
          </table:table-cell>
          <table:table-cell office:value-type="float" office:value="-1.99942" calcext:value-type="float">
            <text:p>-1.99942</text:p>
          </table:table-cell>
          <table:table-cell office:value-type="float" office:value="-9.59076" calcext:value-type="float">
            <text:p>-9.59076</text:p>
          </table:table-cell>
          <table:table-cell/>
          <table:table-cell table:formula="of:= SQRT(([.G97]-[.A97])^2 + ([.H97]-[.B97])^2 + ([.I97]-[.C97])^2)" office:value-type="float" office:value="5.17559587008182" calcext:value-type="float">
            <text:p>5.1755958701</text:p>
          </table:table-cell>
          <table:table-cell table:formula="of:=[.A97]-[.G97]" office:value-type="float" office:value="0.407258" calcext:value-type="float">
            <text:p>0.407258</text:p>
          </table:table-cell>
          <table:table-cell table:formula="of:=[.B97]-[.H97]" office:value-type="float" office:value="1.218338" calcext:value-type="float">
            <text:p>1.218338</text:p>
          </table:table-cell>
          <table:table-cell table:formula="of:=[.C97]-[.I97]" office:value-type="float" office:value="-5.01364" calcext:value-type="float">
            <text:p>-5.01364</text:p>
          </table:table-cell>
          <table:table-cell/>
        </table:table-row>
        <table:table-row table:style-name="ro1">
          <table:table-cell office:value-type="float" office:value="0.389725" calcext:value-type="float">
            <text:p>0.389725</text:p>
          </table:table-cell>
          <table:table-cell office:value-type="float" office:value="-1.2762" calcext:value-type="float">
            <text:p>-1.2762</text:p>
          </table:table-cell>
          <table:table-cell office:value-type="float" office:value="-14.3259" calcext:value-type="float">
            <text:p>-14.3259</text:p>
          </table:table-cell>
          <table:table-cell office:value-type="float" office:value="2.82746" calcext:value-type="float">
            <text:p>2.82746</text:p>
          </table:table-cell>
          <table:table-cell office:value-type="float" office:value="-0.0249319" calcext:value-type="float">
            <text:p>-0.0249319</text:p>
          </table:table-cell>
          <table:table-cell office:value-type="float" office:value="2.93606" calcext:value-type="float">
            <text:p>2.93606</text:p>
          </table:table-cell>
          <table:table-cell office:value-type="float" office:value="0.244308" calcext:value-type="float">
            <text:p>0.244308</text:p>
          </table:table-cell>
          <table:table-cell office:value-type="float" office:value="-1.99942" calcext:value-type="float">
            <text:p>-1.99942</text:p>
          </table:table-cell>
          <table:table-cell office:value-type="float" office:value="-9.59076" calcext:value-type="float">
            <text:p>-9.59076</text:p>
          </table:table-cell>
          <table:table-cell/>
          <table:table-cell table:formula="of:= SQRT(([.G98]-[.A98])^2 + ([.H98]-[.B98])^2 + ([.I98]-[.C98])^2)" office:value-type="float" office:value="4.79225876720874" calcext:value-type="float">
            <text:p>4.7922587672</text:p>
          </table:table-cell>
          <table:table-cell table:formula="of:=[.A98]-[.G98]" office:value-type="float" office:value="0.145417" calcext:value-type="float">
            <text:p>0.145417</text:p>
          </table:table-cell>
          <table:table-cell table:formula="of:=[.B98]-[.H98]" office:value-type="float" office:value="0.72322" calcext:value-type="float">
            <text:p>0.72322</text:p>
          </table:table-cell>
          <table:table-cell table:formula="of:=[.C98]-[.I98]" office:value-type="float" office:value="-4.73514" calcext:value-type="float">
            <text:p>-4.73514</text:p>
          </table:table-cell>
          <table:table-cell/>
        </table:table-row>
        <table:table-row table:style-name="ro1">
          <table:table-cell office:value-type="float" office:value="0.544449" calcext:value-type="float">
            <text:p>0.544449</text:p>
          </table:table-cell>
          <table:table-cell office:value-type="float" office:value="-2.03554" calcext:value-type="float">
            <text:p>-2.03554</text:p>
          </table:table-cell>
          <table:table-cell office:value-type="float" office:value="-13.607" calcext:value-type="float">
            <text:p>-13.607</text:p>
          </table:table-cell>
          <table:table-cell office:value-type="float" office:value="2.82722" calcext:value-type="float">
            <text:p>2.82722</text:p>
          </table:table-cell>
          <table:table-cell office:value-type="float" office:value="-0.0169022" calcext:value-type="float">
            <text:p>-0.0169022</text:p>
          </table:table-cell>
          <table:table-cell office:value-type="float" office:value="2.9533" calcext:value-type="float">
            <text:p>2.9533</text:p>
          </table:table-cell>
          <table:table-cell office:value-type="float" office:value="0.165635" calcext:value-type="float">
            <text:p>0.165635</text:p>
          </table:table-cell>
          <table:table-cell office:value-type="float" office:value="-1.83416" calcext:value-type="float">
            <text:p>-1.83416</text:p>
          </table:table-cell>
          <table:table-cell office:value-type="float" office:value="-9.62541" calcext:value-type="float">
            <text:p>-9.62541</text:p>
          </table:table-cell>
          <table:table-cell/>
          <table:table-cell table:formula="of:= SQRT(([.G99]-[.A99])^2 + ([.H99]-[.B99])^2 + ([.I99]-[.C99])^2)" office:value-type="float" office:value="4.00463642283491" calcext:value-type="float">
            <text:p>4.0046364228</text:p>
          </table:table-cell>
          <table:table-cell table:formula="of:=[.A99]-[.G99]" office:value-type="float" office:value="0.378814" calcext:value-type="float">
            <text:p>0.378814</text:p>
          </table:table-cell>
          <table:table-cell table:formula="of:=[.B99]-[.H99]" office:value-type="float" office:value="-0.20138" calcext:value-type="float">
            <text:p>-0.20138</text:p>
          </table:table-cell>
          <table:table-cell table:formula="of:=[.C99]-[.I99]" office:value-type="float" office:value="-3.98159" calcext:value-type="float">
            <text:p>-3.98159</text:p>
          </table:table-cell>
          <table:table-cell/>
        </table:table-row>
        <table:table-row table:style-name="ro1">
          <table:table-cell office:value-type="float" office:value="0.68013" calcext:value-type="float">
            <text:p>0.68013</text:p>
          </table:table-cell>
          <table:table-cell office:value-type="float" office:value="-2.62349" calcext:value-type="float">
            <text:p>-2.62349</text:p>
          </table:table-cell>
          <table:table-cell office:value-type="float" office:value="-13.1952" calcext:value-type="float">
            <text:p>-13.1952</text:p>
          </table:table-cell>
          <table:table-cell office:value-type="float" office:value="2.82959" calcext:value-type="float">
            <text:p>2.82959</text:p>
          </table:table-cell>
          <table:table-cell office:value-type="float" office:value="-0.0140668" calcext:value-type="float">
            <text:p>-0.0140668</text:p>
          </table:table-cell>
          <table:table-cell office:value-type="float" office:value="2.95372" calcext:value-type="float">
            <text:p>2.95372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-1.8302" calcext:value-type="float">
            <text:p>-1.8302</text:p>
          </table:table-cell>
          <table:table-cell office:value-type="float" office:value="-9.6266" calcext:value-type="float">
            <text:p>-9.6266</text:p>
          </table:table-cell>
          <table:table-cell/>
          <table:table-cell table:formula="of:= SQRT(([.G100]-[.A100])^2 + ([.H100]-[.B100])^2 + ([.I100]-[.C100])^2)" office:value-type="float" office:value="3.69571123032374" calcext:value-type="float">
            <text:p>3.6957112303</text:p>
          </table:table-cell>
          <table:table-cell table:formula="of:=[.A100]-[.G100]" office:value-type="float" office:value="0.542279" calcext:value-type="float">
            <text:p>0.542279</text:p>
          </table:table-cell>
          <table:table-cell table:formula="of:=[.B100]-[.H100]" office:value-type="float" office:value="-0.79329" calcext:value-type="float">
            <text:p>-0.79329</text:p>
          </table:table-cell>
          <table:table-cell table:formula="of:=[.C100]-[.I100]" office:value-type="float" office:value="-3.5686" calcext:value-type="float">
            <text:p>-3.5686</text:p>
          </table:table-cell>
          <table:table-cell/>
        </table:table-row>
        <table:table-row table:style-name="ro1">
          <table:table-cell office:value-type="float" office:value="0.68013" calcext:value-type="float">
            <text:p>0.68013</text:p>
          </table:table-cell>
          <table:table-cell office:value-type="float" office:value="-2.62349" calcext:value-type="float">
            <text:p>-2.62349</text:p>
          </table:table-cell>
          <table:table-cell office:value-type="float" office:value="-13.1952" calcext:value-type="float">
            <text:p>-13.1952</text:p>
          </table:table-cell>
          <table:table-cell office:value-type="float" office:value="2.82959" calcext:value-type="float">
            <text:p>2.82959</text:p>
          </table:table-cell>
          <table:table-cell office:value-type="float" office:value="-0.0140668" calcext:value-type="float">
            <text:p>-0.0140668</text:p>
          </table:table-cell>
          <table:table-cell office:value-type="float" office:value="2.95372" calcext:value-type="float">
            <text:p>2.95372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-1.8302" calcext:value-type="float">
            <text:p>-1.8302</text:p>
          </table:table-cell>
          <table:table-cell office:value-type="float" office:value="-9.6266" calcext:value-type="float">
            <text:p>-9.6266</text:p>
          </table:table-cell>
          <table:table-cell/>
          <table:table-cell table:formula="of:= SQRT(([.G101]-[.A101])^2 + ([.H101]-[.B101])^2 + ([.I101]-[.C101])^2)" office:value-type="float" office:value="3.69571123032374" calcext:value-type="float">
            <text:p>3.6957112303</text:p>
          </table:table-cell>
          <table:table-cell table:formula="of:=[.A101]-[.G101]" office:value-type="float" office:value="0.542279" calcext:value-type="float">
            <text:p>0.542279</text:p>
          </table:table-cell>
          <table:table-cell table:formula="of:=[.B101]-[.H101]" office:value-type="float" office:value="-0.79329" calcext:value-type="float">
            <text:p>-0.79329</text:p>
          </table:table-cell>
          <table:table-cell table:formula="of:=[.C101]-[.I101]" office:value-type="float" office:value="-3.5686" calcext:value-type="float">
            <text:p>-3.5686</text:p>
          </table:table-cell>
          <table:table-cell/>
        </table:table-row>
        <table:table-row table:style-name="ro1">
          <table:table-cell office:value-type="float" office:value="0.734879" calcext:value-type="float">
            <text:p>0.734879</text:p>
          </table:table-cell>
          <table:table-cell office:value-type="float" office:value="-2.85677" calcext:value-type="float">
            <text:p>-2.85677</text:p>
          </table:table-cell>
          <table:table-cell office:value-type="float" office:value="-13.1381" calcext:value-type="float">
            <text:p>-13.1381</text:p>
          </table:table-cell>
          <table:table-cell office:value-type="float" office:value="2.83168" calcext:value-type="float">
            <text:p>2.83168</text:p>
          </table:table-cell>
          <table:table-cell office:value-type="float" office:value="-0.00973338" calcext:value-type="float">
            <text:p>-0.00973338</text:p>
          </table:table-cell>
          <table:table-cell office:value-type="float" office:value="2.94679" calcext:value-type="float">
            <text:p>2.94679</text:p>
          </table:table-cell>
          <table:table-cell office:value-type="float" office:value="0.0953871" calcext:value-type="float">
            <text:p>0.0953871</text:p>
          </table:table-cell>
          <table:table-cell office:value-type="float" office:value="-1.89693" calcext:value-type="float">
            <text:p>-1.89693</text:p>
          </table:table-cell>
          <table:table-cell office:value-type="float" office:value="-9.61419" calcext:value-type="float">
            <text:p>-9.61419</text:p>
          </table:table-cell>
          <table:table-cell/>
          <table:table-cell table:formula="of:= SQRT(([.G102]-[.A102])^2 + ([.H102]-[.B102])^2 + ([.I102]-[.C102])^2)" office:value-type="float" office:value="3.70785442053293" calcext:value-type="float">
            <text:p>3.7078544205</text:p>
          </table:table-cell>
          <table:table-cell table:formula="of:=[.A102]-[.G102]" office:value-type="float" office:value="0.6394919" calcext:value-type="float">
            <text:p>0.6394919</text:p>
          </table:table-cell>
          <table:table-cell table:formula="of:=[.B102]-[.H102]" office:value-type="float" office:value="-0.95984" calcext:value-type="float">
            <text:p>-0.95984</text:p>
          </table:table-cell>
          <table:table-cell table:formula="of:=[.C102]-[.I102]" office:value-type="float" office:value="-3.52391" calcext:value-type="float">
            <text:p>-3.52391</text:p>
          </table:table-cell>
          <table:table-cell/>
        </table:table-row>
        <table:table-row table:style-name="ro1">
          <table:table-cell office:value-type="float" office:value="0.822952" calcext:value-type="float">
            <text:p>0.822952</text:p>
          </table:table-cell>
          <table:table-cell office:value-type="float" office:value="-3.17097" calcext:value-type="float">
            <text:p>-3.17097</text:p>
          </table:table-cell>
          <table:table-cell office:value-type="float" office:value="-13.4237" calcext:value-type="float">
            <text:p>-13.4237</text:p>
          </table:table-cell>
          <table:table-cell office:value-type="float" office:value="2.82828" calcext:value-type="float">
            <text:p>2.82828</text:p>
          </table:table-cell>
          <table:table-cell office:value-type="float" office:value="-0.00301336" calcext:value-type="float">
            <text:p>-0.00301336</text:p>
          </table:table-cell>
          <table:table-cell office:value-type="float" office:value="2.94396" calcext:value-type="float">
            <text:p>2.94396</text:p>
          </table:table-cell>
          <table:table-cell office:value-type="float" office:value="0.0295309" calcext:value-type="float">
            <text:p>0.0295309</text:p>
          </table:table-cell>
          <table:table-cell office:value-type="float" office:value="-1.92422" calcext:value-type="float">
            <text:p>-1.92422</text:p>
          </table:table-cell>
          <table:table-cell office:value-type="float" office:value="-9.60919" calcext:value-type="float">
            <text:p>-9.60919</text:p>
          </table:table-cell>
          <table:table-cell/>
          <table:table-cell table:formula="of:= SQRT(([.G103]-[.A103])^2 + ([.H103]-[.B103])^2 + ([.I103]-[.C103])^2)" office:value-type="float" office:value="4.09076877182336" calcext:value-type="float">
            <text:p>4.0907687718</text:p>
          </table:table-cell>
          <table:table-cell table:formula="of:=[.A103]-[.G103]" office:value-type="float" office:value="0.7934211" calcext:value-type="float">
            <text:p>0.7934211</text:p>
          </table:table-cell>
          <table:table-cell table:formula="of:=[.B103]-[.H103]" office:value-type="float" office:value="-1.24675" calcext:value-type="float">
            <text:p>-1.24675</text:p>
          </table:table-cell>
          <table:table-cell table:formula="of:=[.C103]-[.I103]" office:value-type="float" office:value="-3.81451" calcext:value-type="float">
            <text:p>-3.81451</text:p>
          </table:table-cell>
          <table:table-cell/>
        </table:table-row>
        <table:table-row table:style-name="ro1">
          <table:table-cell office:value-type="float" office:value="0.822952" calcext:value-type="float">
            <text:p>0.822952</text:p>
          </table:table-cell>
          <table:table-cell office:value-type="float" office:value="-3.17097" calcext:value-type="float">
            <text:p>-3.17097</text:p>
          </table:table-cell>
          <table:table-cell office:value-type="float" office:value="-13.4237" calcext:value-type="float">
            <text:p>-13.4237</text:p>
          </table:table-cell>
          <table:table-cell office:value-type="float" office:value="2.82828" calcext:value-type="float">
            <text:p>2.82828</text:p>
          </table:table-cell>
          <table:table-cell office:value-type="float" office:value="-0.00301336" calcext:value-type="float">
            <text:p>-0.00301336</text:p>
          </table:table-cell>
          <table:table-cell office:value-type="float" office:value="2.94396" calcext:value-type="float">
            <text:p>2.94396</text:p>
          </table:table-cell>
          <table:table-cell office:value-type="float" office:value="0.0295309" calcext:value-type="float">
            <text:p>0.0295309</text:p>
          </table:table-cell>
          <table:table-cell office:value-type="float" office:value="-1.92422" calcext:value-type="float">
            <text:p>-1.92422</text:p>
          </table:table-cell>
          <table:table-cell office:value-type="float" office:value="-9.60919" calcext:value-type="float">
            <text:p>-9.60919</text:p>
          </table:table-cell>
          <table:table-cell/>
          <table:table-cell table:formula="of:= SQRT(([.G104]-[.A104])^2 + ([.H104]-[.B104])^2 + ([.I104]-[.C104])^2)" office:value-type="float" office:value="4.09076877182336" calcext:value-type="float">
            <text:p>4.0907687718</text:p>
          </table:table-cell>
          <table:table-cell table:formula="of:=[.A104]-[.G104]" office:value-type="float" office:value="0.7934211" calcext:value-type="float">
            <text:p>0.7934211</text:p>
          </table:table-cell>
          <table:table-cell table:formula="of:=[.B104]-[.H104]" office:value-type="float" office:value="-1.24675" calcext:value-type="float">
            <text:p>-1.24675</text:p>
          </table:table-cell>
          <table:table-cell table:formula="of:=[.C104]-[.I104]" office:value-type="float" office:value="-3.81451" calcext:value-type="float">
            <text:p>-3.81451</text:p>
          </table:table-cell>
          <table:table-cell/>
        </table:table-row>
        <table:table-row table:style-name="ro1">
          <table:table-cell office:value-type="float" office:value="0.732498" calcext:value-type="float">
            <text:p>0.732498</text:p>
          </table:table-cell>
          <table:table-cell office:value-type="float" office:value="-3.12813" calcext:value-type="float">
            <text:p>-3.12813</text:p>
          </table:table-cell>
          <table:table-cell office:value-type="float" office:value="-12.4216" calcext:value-type="float">
            <text:p>-12.4216</text:p>
          </table:table-cell>
          <table:table-cell office:value-type="float" office:value="2.82164" calcext:value-type="float">
            <text:p>2.82164</text:p>
          </table:table-cell>
          <table:table-cell office:value-type="float" office:value="-0.000552656" calcext:value-type="float">
            <text:p>-0.000552656</text:p>
          </table:table-cell>
          <table:table-cell office:value-type="float" office:value="2.94947" calcext:value-type="float">
            <text:p>2.94947</text:p>
          </table:table-cell>
          <table:table-cell office:value-type="float" office:value="0.00541722" calcext:value-type="float">
            <text:p>0.00541722</text:p>
          </table:table-cell>
          <table:table-cell office:value-type="float" office:value="-1.87121" calcext:value-type="float">
            <text:p>-1.87121</text:p>
          </table:table-cell>
          <table:table-cell office:value-type="float" office:value="-9.6197" calcext:value-type="float">
            <text:p>-9.6197</text:p>
          </table:table-cell>
          <table:table-cell/>
          <table:table-cell table:formula="of:= SQRT(([.G105]-[.A105])^2 + ([.H105]-[.B105])^2 + ([.I105]-[.C105])^2)" office:value-type="float" office:value="3.1558101902753" calcext:value-type="float">
            <text:p>3.1558101903</text:p>
          </table:table-cell>
          <table:table-cell table:formula="of:=[.A105]-[.G105]" office:value-type="float" office:value="0.72708078" calcext:value-type="float">
            <text:p>0.72708078</text:p>
          </table:table-cell>
          <table:table-cell table:formula="of:=[.B105]-[.H105]" office:value-type="float" office:value="-1.25692" calcext:value-type="float">
            <text:p>-1.25692</text:p>
          </table:table-cell>
          <table:table-cell table:formula="of:=[.C105]-[.I105]" office:value-type="float" office:value="-2.8019" calcext:value-type="float">
            <text:p>-2.8019</text:p>
          </table:table-cell>
          <table:table-cell/>
        </table:table-row>
        <table:table-row table:style-name="ro1">
          <table:table-cell office:value-type="float" office:value="0.630142" calcext:value-type="float">
            <text:p>0.630142</text:p>
          </table:table-cell>
          <table:table-cell office:value-type="float" office:value="-4.03267" calcext:value-type="float">
            <text:p>-4.03267</text:p>
          </table:table-cell>
          <table:table-cell office:value-type="float" office:value="-10.1936" calcext:value-type="float">
            <text:p>-10.1936</text:p>
          </table:table-cell>
          <table:table-cell office:value-type="float" office:value="2.81531" calcext:value-type="float">
            <text:p>2.81531</text:p>
          </table:table-cell>
          <table:table-cell office:value-type="float" office:value="-0.00465013" calcext:value-type="float">
            <text:p>-0.00465013</text:p>
          </table:table-cell>
          <table:table-cell office:value-type="float" office:value="2.96036" calcext:value-type="float">
            <text:p>2.96036</text:p>
          </table:table-cell>
          <table:table-cell office:value-type="float" office:value="0.045571" calcext:value-type="float">
            <text:p>0.045571</text:p>
          </table:table-cell>
          <table:table-cell office:value-type="float" office:value="-1.76634" calcext:value-type="float">
            <text:p>-1.76634</text:p>
          </table:table-cell>
          <table:table-cell office:value-type="float" office:value="-9.6394" calcext:value-type="float">
            <text:p>-9.6394</text:p>
          </table:table-cell>
          <table:table-cell/>
          <table:table-cell table:formula="of:= SQRT(([.G106]-[.A106])^2 + ([.H106]-[.B106])^2 + ([.I106]-[.C106])^2)" office:value-type="float" office:value="2.405226093934" calcext:value-type="float">
            <text:p>2.4052260939</text:p>
          </table:table-cell>
          <table:table-cell table:formula="of:=[.A106]-[.G106]" office:value-type="float" office:value="0.584571" calcext:value-type="float">
            <text:p>0.584571</text:p>
          </table:table-cell>
          <table:table-cell table:formula="of:=[.B106]-[.H106]" office:value-type="float" office:value="-2.26633" calcext:value-type="float">
            <text:p>-2.26633</text:p>
          </table:table-cell>
          <table:table-cell table:formula="of:=[.C106]-[.I106]" office:value-type="float" office:value="-0.5542" calcext:value-type="float">
            <text:p>-0.5542</text:p>
          </table:table-cell>
          <table:table-cell/>
        </table:table-row>
        <table:table-row table:style-name="ro1">
          <table:table-cell office:value-type="float" office:value="0.401627" calcext:value-type="float">
            <text:p>0.401627</text:p>
          </table:table-cell>
          <table:table-cell office:value-type="float" office:value="-3.90413" calcext:value-type="float">
            <text:p>-3.90413</text:p>
          </table:table-cell>
          <table:table-cell office:value-type="float" office:value="-10.1841" calcext:value-type="float">
            <text:p>-10.1841</text:p>
          </table:table-cell>
          <table:table-cell office:value-type="float" office:value="2.80332" calcext:value-type="float">
            <text:p>2.80332</text:p>
          </table:table-cell>
          <table:table-cell office:value-type="float" office:value="-0.00815419" calcext:value-type="float">
            <text:p>-0.00815419</text:p>
          </table:table-cell>
          <table:table-cell office:value-type="float" office:value="2.97179" calcext:value-type="float">
            <text:p>2.97179</text:p>
          </table:table-cell>
          <table:table-cell office:value-type="float" office:value="0.0799123" calcext:value-type="float">
            <text:p>0.0799123</text:p>
          </table:table-cell>
          <table:table-cell office:value-type="float" office:value="-1.65602" calcext:value-type="float">
            <text:p>-1.65602</text:p>
          </table:table-cell>
          <table:table-cell office:value-type="float" office:value="-9.65874" calcext:value-type="float">
            <text:p>-9.65874</text:p>
          </table:table-cell>
          <table:table-cell/>
          <table:table-cell table:formula="of:= SQRT(([.G107]-[.A107])^2 + ([.H107]-[.B107])^2 + ([.I107]-[.C107])^2)" office:value-type="float" office:value="2.33098735515577" calcext:value-type="float">
            <text:p>2.3309873552</text:p>
          </table:table-cell>
          <table:table-cell table:formula="of:=[.A107]-[.G107]" office:value-type="float" office:value="0.3217147" calcext:value-type="float">
            <text:p>0.3217147</text:p>
          </table:table-cell>
          <table:table-cell table:formula="of:=[.B107]-[.H107]" office:value-type="float" office:value="-2.24811" calcext:value-type="float">
            <text:p>-2.24811</text:p>
          </table:table-cell>
          <table:table-cell table:formula="of:=[.C107]-[.I107]" office:value-type="float" office:value="-0.525360000000001" calcext:value-type="float">
            <text:p>-0.52536</text:p>
          </table:table-cell>
          <table:table-cell/>
        </table:table-row>
        <table:table-row table:style-name="ro1">
          <table:table-cell office:value-type="float" office:value="0.68251" calcext:value-type="float">
            <text:p>0.68251</text:p>
          </table:table-cell>
          <table:table-cell office:value-type="float" office:value="-3.24715" calcext:value-type="float">
            <text:p>-3.24715</text:p>
          </table:table-cell>
          <table:table-cell office:value-type="float" office:value="-10.0698" calcext:value-type="float">
            <text:p>-10.0698</text:p>
          </table:table-cell>
          <table:table-cell office:value-type="float" office:value="2.80332" calcext:value-type="float">
            <text:p>2.80332</text:p>
          </table:table-cell>
          <table:table-cell office:value-type="float" office:value="-0.00815419" calcext:value-type="float">
            <text:p>-0.00815419</text:p>
          </table:table-cell>
          <table:table-cell office:value-type="float" office:value="2.97179" calcext:value-type="float">
            <text:p>2.97179</text:p>
          </table:table-cell>
          <table:table-cell office:value-type="float" office:value="0.0799123" calcext:value-type="float">
            <text:p>0.0799123</text:p>
          </table:table-cell>
          <table:table-cell office:value-type="float" office:value="-1.65602" calcext:value-type="float">
            <text:p>-1.65602</text:p>
          </table:table-cell>
          <table:table-cell office:value-type="float" office:value="-9.65874" calcext:value-type="float">
            <text:p>-9.65874</text:p>
          </table:table-cell>
          <table:table-cell/>
          <table:table-cell table:formula="of:= SQRT(([.G108]-[.A108])^2 + ([.H108]-[.B108])^2 + ([.I108]-[.C108])^2)" office:value-type="float" office:value="1.75036824369768" calcext:value-type="float">
            <text:p>1.7503682437</text:p>
          </table:table-cell>
          <table:table-cell table:formula="of:=[.A108]-[.G108]" office:value-type="float" office:value="0.6025977" calcext:value-type="float">
            <text:p>0.6025977</text:p>
          </table:table-cell>
          <table:table-cell table:formula="of:=[.B108]-[.H108]" office:value-type="float" office:value="-1.59113" calcext:value-type="float">
            <text:p>-1.59113</text:p>
          </table:table-cell>
          <table:table-cell table:formula="of:=[.C108]-[.I108]" office:value-type="float" office:value="-0.411060000000001" calcext:value-type="float">
            <text:p>-0.41106</text:p>
          </table:table-cell>
          <table:table-cell/>
        </table:table-row>
        <table:table-row table:style-name="ro1">
          <table:table-cell office:value-type="float" office:value="0.68251" calcext:value-type="float">
            <text:p>0.68251</text:p>
          </table:table-cell>
          <table:table-cell office:value-type="float" office:value="-3.24715" calcext:value-type="float">
            <text:p>-3.24715</text:p>
          </table:table-cell>
          <table:table-cell office:value-type="float" office:value="-10.0698" calcext:value-type="float">
            <text:p>-10.0698</text:p>
          </table:table-cell>
          <table:table-cell office:value-type="float" office:value="2.80017" calcext:value-type="float">
            <text:p>2.80017</text:p>
          </table:table-cell>
          <table:table-cell office:value-type="float" office:value="-0.00278938" calcext:value-type="float">
            <text:p>-0.00278938</text:p>
          </table:table-cell>
          <table:table-cell office:value-type="float" office:value="2.98599" calcext:value-type="float">
            <text:p>2.98599</text:p>
          </table:table-cell>
          <table:table-cell office:value-type="float" office:value="0.0273364" calcext:value-type="float">
            <text:p>0.0273364</text:p>
          </table:table-cell>
          <table:table-cell office:value-type="float" office:value="-1.51872" calcext:value-type="float">
            <text:p>-1.51872</text:p>
          </table:table-cell>
          <table:table-cell office:value-type="float" office:value="-9.68157" calcext:value-type="float">
            <text:p>-9.68157</text:p>
          </table:table-cell>
          <table:table-cell/>
          <table:table-cell table:formula="of:= SQRT(([.G109]-[.A109])^2 + ([.H109]-[.B109])^2 + ([.I109]-[.C109])^2)" office:value-type="float" office:value="1.88876818162975" calcext:value-type="float">
            <text:p>1.8887681816</text:p>
          </table:table-cell>
          <table:table-cell table:formula="of:=[.A109]-[.G109]" office:value-type="float" office:value="0.6551736" calcext:value-type="float">
            <text:p>0.6551736</text:p>
          </table:table-cell>
          <table:table-cell table:formula="of:=[.B109]-[.H109]" office:value-type="float" office:value="-1.72843" calcext:value-type="float">
            <text:p>-1.72843</text:p>
          </table:table-cell>
          <table:table-cell table:formula="of:=[.C109]-[.I109]" office:value-type="float" office:value="-0.38823" calcext:value-type="float">
            <text:p>-0.38823</text:p>
          </table:table-cell>
          <table:table-cell/>
        </table:table-row>
        <table:table-row table:style-name="ro1">
          <table:table-cell office:value-type="float" office:value="0.675369" calcext:value-type="float">
            <text:p>0.675369</text:p>
          </table:table-cell>
          <table:table-cell office:value-type="float" office:value="-3.27095" calcext:value-type="float">
            <text:p>-3.27095</text:p>
          </table:table-cell>
          <table:table-cell office:value-type="float" office:value="-9.42471" calcext:value-type="float">
            <text:p>-9.42471</text:p>
          </table:table-cell>
          <table:table-cell office:value-type="float" office:value="2.79822" calcext:value-type="float">
            <text:p>2.79822</text:p>
          </table:table-cell>
          <table:table-cell office:value-type="float" office:value="0.00426803" calcext:value-type="float">
            <text:p>0.00426803</text:p>
          </table:table-cell>
          <table:table-cell office:value-type="float" office:value="3.00791" calcext:value-type="float">
            <text:p>3.00791</text:p>
          </table:table-cell>
          <table:table-cell office:value-type="float" office:value="-0.0418251" calcext:value-type="float">
            <text:p>-0.0418251</text:p>
          </table:table-cell>
          <table:table-cell office:value-type="float" office:value="-1.30622" calcext:value-type="float">
            <text:p>-1.30622</text:p>
          </table:table-cell>
          <table:table-cell office:value-type="float" office:value="-9.71247" calcext:value-type="float">
            <text:p>-9.71247</text:p>
          </table:table-cell>
          <table:table-cell/>
          <table:table-cell table:formula="of:= SQRT(([.G110]-[.A110])^2 + ([.H110]-[.B110])^2 + ([.I110]-[.C110])^2)" office:value-type="float" office:value="2.11124067021617" calcext:value-type="float">
            <text:p>2.1112406702</text:p>
          </table:table-cell>
          <table:table-cell table:formula="of:=[.A110]-[.G110]" office:value-type="float" office:value="0.7171941" calcext:value-type="float">
            <text:p>0.7171941</text:p>
          </table:table-cell>
          <table:table-cell table:formula="of:=[.B110]-[.H110]" office:value-type="float" office:value="-1.96473" calcext:value-type="float">
            <text:p>-1.96473</text:p>
          </table:table-cell>
          <table:table-cell table:formula="of:=[.C110]-[.I110]" office:value-type="float" office:value="0.28776" calcext:value-type="float">
            <text:p>0.28776</text:p>
          </table:table-cell>
          <table:table-cell/>
        </table:table-row>
        <table:table-row table:style-name="ro1">
          <table:table-cell office:value-type="float" office:value="0.265945" calcext:value-type="float">
            <text:p>0.265945</text:p>
          </table:table-cell>
          <table:table-cell office:value-type="float" office:value="-3.1924" calcext:value-type="float">
            <text:p>-3.1924</text:p>
          </table:table-cell>
          <table:table-cell office:value-type="float" office:value="-8.76535" calcext:value-type="float">
            <text:p>-8.76535</text:p>
          </table:table-cell>
          <table:table-cell office:value-type="float" office:value="2.79526" calcext:value-type="float">
            <text:p>2.79526</text:p>
          </table:table-cell>
          <table:table-cell office:value-type="float" office:value="0.0111829" calcext:value-type="float">
            <text:p>0.0111829</text:p>
          </table:table-cell>
          <table:table-cell office:value-type="float" office:value="3.03133" calcext:value-type="float">
            <text:p>3.03133</text:p>
          </table:table-cell>
          <table:table-cell office:value-type="float" office:value="-0.109588" calcext:value-type="float">
            <text:p>-0.109588</text:p>
          </table:table-cell>
          <table:table-cell office:value-type="float" office:value="-1.07833" calcext:value-type="float">
            <text:p>-1.07833</text:p>
          </table:table-cell>
          <table:table-cell office:value-type="float" office:value="-9.73988" calcext:value-type="float">
            <text:p>-9.73988</text:p>
          </table:table-cell>
          <table:table-cell/>
          <table:table-cell table:formula="of:= SQRT(([.G111]-[.A111])^2 + ([.H111]-[.B111])^2 + ([.I111]-[.C111])^2)" office:value-type="float" office:value="2.35797067833529" calcext:value-type="float">
            <text:p>2.3579706783</text:p>
          </table:table-cell>
          <table:table-cell table:formula="of:=[.A111]-[.G111]" office:value-type="float" office:value="0.375533" calcext:value-type="float">
            <text:p>0.375533</text:p>
          </table:table-cell>
          <table:table-cell table:formula="of:=[.B111]-[.H111]" office:value-type="float" office:value="-2.11407" calcext:value-type="float">
            <text:p>-2.11407</text:p>
          </table:table-cell>
          <table:table-cell table:formula="of:=[.C111]-[.I111]" office:value-type="float" office:value="0.97453" calcext:value-type="float">
            <text:p>0.97453</text:p>
          </table:table-cell>
          <table:table-cell/>
        </table:table-row>
        <table:table-row table:style-name="ro1">
          <table:table-cell office:value-type="float" office:value="0.265945" calcext:value-type="float">
            <text:p>0.265945</text:p>
          </table:table-cell>
          <table:table-cell office:value-type="float" office:value="-3.1924" calcext:value-type="float">
            <text:p>-3.1924</text:p>
          </table:table-cell>
          <table:table-cell office:value-type="float" office:value="-8.76535" calcext:value-type="float">
            <text:p>-8.76535</text:p>
          </table:table-cell>
          <table:table-cell office:value-type="float" office:value="2.79526" calcext:value-type="float">
            <text:p>2.79526</text:p>
          </table:table-cell>
          <table:table-cell office:value-type="float" office:value="0.0111829" calcext:value-type="float">
            <text:p>0.0111829</text:p>
          </table:table-cell>
          <table:table-cell office:value-type="float" office:value="3.03133" calcext:value-type="float">
            <text:p>3.03133</text:p>
          </table:table-cell>
          <table:table-cell office:value-type="float" office:value="-0.109588" calcext:value-type="float">
            <text:p>-0.109588</text:p>
          </table:table-cell>
          <table:table-cell office:value-type="float" office:value="-1.07833" calcext:value-type="float">
            <text:p>-1.07833</text:p>
          </table:table-cell>
          <table:table-cell office:value-type="float" office:value="-9.73988" calcext:value-type="float">
            <text:p>-9.73988</text:p>
          </table:table-cell>
          <table:table-cell/>
          <table:table-cell table:formula="of:= SQRT(([.G112]-[.A112])^2 + ([.H112]-[.B112])^2 + ([.I112]-[.C112])^2)" office:value-type="float" office:value="2.35797067833529" calcext:value-type="float">
            <text:p>2.3579706783</text:p>
          </table:table-cell>
          <table:table-cell table:formula="of:=[.A112]-[.G112]" office:value-type="float" office:value="0.375533" calcext:value-type="float">
            <text:p>0.375533</text:p>
          </table:table-cell>
          <table:table-cell table:formula="of:=[.B112]-[.H112]" office:value-type="float" office:value="-2.11407" calcext:value-type="float">
            <text:p>-2.11407</text:p>
          </table:table-cell>
          <table:table-cell table:formula="of:=[.C112]-[.I112]" office:value-type="float" office:value="0.97453" calcext:value-type="float">
            <text:p>0.97453</text:p>
          </table:table-cell>
          <table:table-cell/>
        </table:table-row>
        <table:table-row table:style-name="ro1">
          <table:table-cell office:value-type="float" office:value="0.0683746" calcext:value-type="float">
            <text:p>0.0683746</text:p>
          </table:table-cell>
          <table:table-cell office:value-type="float" office:value="-3.14241" calcext:value-type="float">
            <text:p>-3.14241</text:p>
          </table:table-cell>
          <table:table-cell office:value-type="float" office:value="-8.34164" calcext:value-type="float">
            <text:p>-8.34164</text:p>
          </table:table-cell>
          <table:table-cell office:value-type="float" office:value="2.79387" calcext:value-type="float">
            <text:p>2.79387</text:p>
          </table:table-cell>
          <table:table-cell office:value-type="float" office:value="0.0208069" calcext:value-type="float">
            <text:p>0.0208069</text:p>
          </table:table-cell>
          <table:table-cell office:value-type="float" office:value="3.05729" calcext:value-type="float">
            <text:p>3.05729</text:p>
          </table:table-cell>
          <table:table-cell office:value-type="float" office:value="-0.203896" calcext:value-type="float">
            <text:p>-0.203896</text:p>
          </table:table-cell>
          <table:table-cell office:value-type="float" office:value="-0.82497" calcext:value-type="float">
            <text:p>-0.82497</text:p>
          </table:table-cell>
          <table:table-cell office:value-type="float" office:value="-9.76309" calcext:value-type="float">
            <text:p>-9.76309</text:p>
          </table:table-cell>
          <table:table-cell/>
          <table:table-cell table:formula="of:= SQRT(([.G113]-[.A113])^2 + ([.H113]-[.B113])^2 + ([.I113]-[.C113])^2)" office:value-type="float" office:value="2.73224807360612" calcext:value-type="float">
            <text:p>2.7322480736</text:p>
          </table:table-cell>
          <table:table-cell table:formula="of:=[.A113]-[.G113]" office:value-type="float" office:value="0.2722706" calcext:value-type="float">
            <text:p>0.2722706</text:p>
          </table:table-cell>
          <table:table-cell table:formula="of:=[.B113]-[.H113]" office:value-type="float" office:value="-2.31744" calcext:value-type="float">
            <text:p>-2.31744</text:p>
          </table:table-cell>
          <table:table-cell table:formula="of:=[.C113]-[.I113]" office:value-type="float" office:value="1.42145" calcext:value-type="float">
            <text:p>1.42145</text:p>
          </table:table-cell>
          <table:table-cell/>
        </table:table-row>
        <table:table-row table:style-name="ro1">
          <table:table-cell office:value-type="float" office:value="-0.162521" calcext:value-type="float">
            <text:p>-0.162521</text:p>
          </table:table-cell>
          <table:table-cell office:value-type="float" office:value="-2.90437" calcext:value-type="float">
            <text:p>-2.90437</text:p>
          </table:table-cell>
          <table:table-cell office:value-type="float" office:value="-8.40115" calcext:value-type="float">
            <text:p>-8.40115</text:p>
          </table:table-cell>
          <table:table-cell office:value-type="float" office:value="2.79248" calcext:value-type="float">
            <text:p>2.79248</text:p>
          </table:table-cell>
          <table:table-cell office:value-type="float" office:value="0.0354481" calcext:value-type="float">
            <text:p>0.0354481</text:p>
          </table:table-cell>
          <table:table-cell office:value-type="float" office:value="3.08222" calcext:value-type="float">
            <text:p>3.08222</text:p>
          </table:table-cell>
          <table:table-cell office:value-type="float" office:value="-0.347318" calcext:value-type="float">
            <text:p>-0.347318</text:p>
          </table:table-cell>
          <table:table-cell office:value-type="float" office:value="-0.58116" calcext:value-type="float">
            <text:p>-0.58116</text:p>
          </table:table-cell>
          <table:table-cell office:value-type="float" office:value="-9.77659" calcext:value-type="float">
            <text:p>-9.77659</text:p>
          </table:table-cell>
          <table:table-cell/>
          <table:table-cell table:formula="of:= SQRT(([.G114]-[.A114])^2 + ([.H114]-[.B114])^2 + ([.I114]-[.C114])^2)" office:value-type="float" office:value="2.70615776127502" calcext:value-type="float">
            <text:p>2.7061577613</text:p>
          </table:table-cell>
          <table:table-cell table:formula="of:=[.A114]-[.G114]" office:value-type="float" office:value="0.184797" calcext:value-type="float">
            <text:p>0.184797</text:p>
          </table:table-cell>
          <table:table-cell table:formula="of:=[.B114]-[.H114]" office:value-type="float" office:value="-2.32321" calcext:value-type="float">
            <text:p>-2.32321</text:p>
          </table:table-cell>
          <table:table-cell table:formula="of:=[.C114]-[.I114]" office:value-type="float" office:value="1.37544" calcext:value-type="float">
            <text:p>1.37544</text:p>
          </table:table-cell>
          <table:table-cell/>
        </table:table-row>
        <table:table-row table:style-name="ro1">
          <table:table-cell office:value-type="float" office:value="-0.274399" calcext:value-type="float">
            <text:p>-0.274399</text:p>
          </table:table-cell>
          <table:table-cell office:value-type="float" office:value="-2.68538" calcext:value-type="float">
            <text:p>-2.68538</text:p>
          </table:table-cell>
          <table:table-cell office:value-type="float" office:value="-8.12265" calcext:value-type="float">
            <text:p>-8.12265</text:p>
          </table:table-cell>
          <table:table-cell office:value-type="float" office:value="2.79248" calcext:value-type="float">
            <text:p>2.79248</text:p>
          </table:table-cell>
          <table:table-cell office:value-type="float" office:value="0.0354481" calcext:value-type="float">
            <text:p>0.0354481</text:p>
          </table:table-cell>
          <table:table-cell office:value-type="float" office:value="3.08222" calcext:value-type="float">
            <text:p>3.08222</text:p>
          </table:table-cell>
          <table:table-cell office:value-type="float" office:value="-0.347318" calcext:value-type="float">
            <text:p>-0.347318</text:p>
          </table:table-cell>
          <table:table-cell office:value-type="float" office:value="-0.58116" calcext:value-type="float">
            <text:p>-0.58116</text:p>
          </table:table-cell>
          <table:table-cell office:value-type="float" office:value="-9.77659" calcext:value-type="float">
            <text:p>-9.77659</text:p>
          </table:table-cell>
          <table:table-cell/>
          <table:table-cell table:formula="of:= SQRT(([.G115]-[.A115])^2 + ([.H115]-[.B115])^2 + ([.I115]-[.C115])^2)" office:value-type="float" office:value="2.67741974904216" calcext:value-type="float">
            <text:p>2.677419749</text:p>
          </table:table-cell>
          <table:table-cell table:formula="of:=[.A115]-[.G115]" office:value-type="float" office:value="0.072919" calcext:value-type="float">
            <text:p>0.072919</text:p>
          </table:table-cell>
          <table:table-cell table:formula="of:=[.B115]-[.H115]" office:value-type="float" office:value="-2.10422" calcext:value-type="float">
            <text:p>-2.10422</text:p>
          </table:table-cell>
          <table:table-cell table:formula="of:=[.C115]-[.I115]" office:value-type="float" office:value="1.65394" calcext:value-type="float">
            <text:p>1.65394</text:p>
          </table:table-cell>
          <table:table-cell/>
        </table:table-row>
        <table:table-row table:style-name="ro1">
          <table:table-cell office:value-type="float" office:value="-0.448166" calcext:value-type="float">
            <text:p>-0.448166</text:p>
          </table:table-cell>
          <table:table-cell office:value-type="float" office:value="-2.09267" calcext:value-type="float">
            <text:p>-2.09267</text:p>
          </table:table-cell>
          <table:table-cell office:value-type="float" office:value="-7.72275" calcext:value-type="float">
            <text:p>-7.72275</text:p>
          </table:table-cell>
          <table:table-cell office:value-type="float" office:value="2.78758" calcext:value-type="float">
            <text:p>2.78758</text:p>
          </table:table-cell>
          <table:table-cell office:value-type="float" office:value="0.0637216" calcext:value-type="float">
            <text:p>0.0637216</text:p>
          </table:table-cell>
          <table:table-cell office:value-type="float" office:value="3.11423" calcext:value-type="float">
            <text:p>3.11423</text:p>
          </table:table-cell>
          <table:table-cell office:value-type="float" office:value="-0.624049" calcext:value-type="float">
            <text:p>-0.624049</text:p>
          </table:table-cell>
          <table:table-cell office:value-type="float" office:value="-0.267617" calcext:value-type="float">
            <text:p>-0.267617</text:p>
          </table:table-cell>
          <table:table-cell office:value-type="float" office:value="-9.77645" calcext:value-type="float">
            <text:p>-9.77645</text:p>
          </table:table-cell>
          <table:table-cell/>
          <table:table-cell table:formula="of:= SQRT(([.G116]-[.A116])^2 + ([.H116]-[.B116])^2 + ([.I116]-[.C116])^2)" office:value-type="float" office:value="2.75307772728959" calcext:value-type="float">
            <text:p>2.7530777273</text:p>
          </table:table-cell>
          <table:table-cell table:formula="of:=[.A116]-[.G116]" office:value-type="float" office:value="0.175883" calcext:value-type="float">
            <text:p>0.175883</text:p>
          </table:table-cell>
          <table:table-cell table:formula="of:=[.B116]-[.H116]" office:value-type="float" office:value="-1.825053" calcext:value-type="float">
            <text:p>-1.825053</text:p>
          </table:table-cell>
          <table:table-cell table:formula="of:=[.C116]-[.I116]" office:value-type="float" office:value="2.0537" calcext:value-type="float">
            <text:p>2.0537</text:p>
          </table:table-cell>
          <table:table-cell/>
        </table:table-row>
        <table:table-row table:style-name="ro1">
          <table:table-cell office:value-type="float" office:value="-0.652878" calcext:value-type="float">
            <text:p>-0.652878</text:p>
          </table:table-cell>
          <table:table-cell office:value-type="float" office:value="-1.09291" calcext:value-type="float">
            <text:p>-1.09291</text:p>
          </table:table-cell>
          <table:table-cell office:value-type="float" office:value="-7.88223" calcext:value-type="float">
            <text:p>-7.88223</text:p>
          </table:table-cell>
          <table:table-cell office:value-type="float" office:value="2.78758" calcext:value-type="float">
            <text:p>2.78758</text:p>
          </table:table-cell>
          <table:table-cell office:value-type="float" office:value="0.0637216" calcext:value-type="float">
            <text:p>0.0637216</text:p>
          </table:table-cell>
          <table:table-cell office:value-type="float" office:value="3.11423" calcext:value-type="float">
            <text:p>3.11423</text:p>
          </table:table-cell>
          <table:table-cell office:value-type="float" office:value="-0.624049" calcext:value-type="float">
            <text:p>-0.624049</text:p>
          </table:table-cell>
          <table:table-cell office:value-type="float" office:value="-0.267617" calcext:value-type="float">
            <text:p>-0.267617</text:p>
          </table:table-cell>
          <table:table-cell office:value-type="float" office:value="-9.77645" calcext:value-type="float">
            <text:p>-9.77645</text:p>
          </table:table-cell>
          <table:table-cell/>
          <table:table-cell table:formula="of:= SQRT(([.G117]-[.A117])^2 + ([.H117]-[.B117])^2 + ([.I117]-[.C117])^2)" office:value-type="float" office:value="2.0664000231054" calcext:value-type="float">
            <text:p>2.0664000231</text:p>
          </table:table-cell>
          <table:table-cell table:formula="of:=[.A117]-[.G117]" office:value-type="float" office:value="-0.028829" calcext:value-type="float">
            <text:p>-0.028829</text:p>
          </table:table-cell>
          <table:table-cell table:formula="of:=[.B117]-[.H117]" office:value-type="float" office:value="-0.825293" calcext:value-type="float">
            <text:p>-0.825293</text:p>
          </table:table-cell>
          <table:table-cell table:formula="of:=[.C117]-[.I117]" office:value-type="float" office:value="1.89422" calcext:value-type="float">
            <text:p>1.89422</text:p>
          </table:table-cell>
          <table:table-cell/>
        </table:table-row>
        <table:table-row table:style-name="ro1">
          <table:table-cell office:value-type="float" office:value="-0.652878" calcext:value-type="float">
            <text:p>-0.652878</text:p>
          </table:table-cell>
          <table:table-cell office:value-type="float" office:value="-1.09291" calcext:value-type="float">
            <text:p>-1.09291</text:p>
          </table:table-cell>
          <table:table-cell office:value-type="float" office:value="-7.88223" calcext:value-type="float">
            <text:p>-7.88223</text:p>
          </table:table-cell>
          <table:table-cell office:value-type="float" office:value="2.78563" calcext:value-type="float">
            <text:p>2.78563</text:p>
          </table:table-cell>
          <table:table-cell office:value-type="float" office:value="0.0732508" calcext:value-type="float">
            <text:p>0.0732508</text:p>
          </table:table-cell>
          <table:table-cell office:value-type="float" office:value="3.12358" calcext:value-type="float">
            <text:p>3.12358</text:p>
          </table:table-cell>
          <table:table-cell office:value-type="float" office:value="-0.717217" calcext:value-type="float">
            <text:p>-0.717217</text:p>
          </table:table-cell>
          <table:table-cell office:value-type="float" office:value="-0.175999" calcext:value-type="float">
            <text:p>-0.175999</text:p>
          </table:table-cell>
          <table:table-cell office:value-type="float" office:value="-9.77213" calcext:value-type="float">
            <text:p>-9.77213</text:p>
          </table:table-cell>
          <table:table-cell/>
          <table:table-cell table:formula="of:= SQRT(([.G118]-[.A118])^2 + ([.H118]-[.B118])^2 + ([.I118]-[.C118])^2)" office:value-type="float" office:value="2.10156781923449" calcext:value-type="float">
            <text:p>2.1015678192</text:p>
          </table:table-cell>
          <table:table-cell table:formula="of:=[.A118]-[.G118]" office:value-type="float" office:value="0.064339" calcext:value-type="float">
            <text:p>0.064339</text:p>
          </table:table-cell>
          <table:table-cell table:formula="of:=[.B118]-[.H118]" office:value-type="float" office:value="-0.916911" calcext:value-type="float">
            <text:p>-0.916911</text:p>
          </table:table-cell>
          <table:table-cell table:formula="of:=[.C118]-[.I118]" office:value-type="float" office:value="1.8899" calcext:value-type="float">
            <text:p>1.8899</text:p>
          </table:table-cell>
          <table:table-cell/>
        </table:table-row>
        <table:table-row table:style-name="ro1">
          <table:table-cell office:value-type="float" office:value="-0.98613" calcext:value-type="float">
            <text:p>-0.98613</text:p>
          </table:table-cell>
          <table:table-cell office:value-type="float" office:value="-0.581131" calcext:value-type="float">
            <text:p>-0.581131</text:p>
          </table:table-cell>
          <table:table-cell office:value-type="float" office:value="-7.51089" calcext:value-type="float">
            <text:p>-7.51089</text:p>
          </table:table-cell>
          <table:table-cell office:value-type="float" office:value="2.78476" calcext:value-type="float">
            <text:p>2.78476</text:p>
          </table:table-cell>
          <table:table-cell office:value-type="float" office:value="0.0812834" calcext:value-type="float">
            <text:p>0.0812834</text:p>
          </table:table-cell>
          <table:table-cell office:value-type="float" office:value="3.13281" calcext:value-type="float">
            <text:p>3.13281</text:p>
          </table:table-cell>
          <table:table-cell office:value-type="float" office:value="-0.7957" calcext:value-type="float">
            <text:p>-0.7957</text:p>
          </table:table-cell>
          <table:table-cell office:value-type="float" office:value="-0.0857588" calcext:value-type="float">
            <text:p>-0.0857588</text:p>
          </table:table-cell>
          <table:table-cell office:value-type="float" office:value="-9.76727" calcext:value-type="float">
            <text:p>-9.76727</text:p>
          </table:table-cell>
          <table:table-cell/>
          <table:table-cell table:formula="of:= SQRT(([.G119]-[.A119])^2 + ([.H119]-[.B119])^2 + ([.I119]-[.C119])^2)" office:value-type="float" office:value="2.31795338732962" calcext:value-type="float">
            <text:p>2.3179533873</text:p>
          </table:table-cell>
          <table:table-cell table:formula="of:=[.A119]-[.G119]" office:value-type="float" office:value="-0.19043" calcext:value-type="float">
            <text:p>-0.19043</text:p>
          </table:table-cell>
          <table:table-cell table:formula="of:=[.B119]-[.H119]" office:value-type="float" office:value="-0.4953722" calcext:value-type="float">
            <text:p>-0.4953722</text:p>
          </table:table-cell>
          <table:table-cell table:formula="of:=[.C119]-[.I119]" office:value-type="float" office:value="2.25638" calcext:value-type="float">
            <text:p>2.25638</text:p>
          </table:table-cell>
          <table:table-cell/>
        </table:table-row>
        <table:table-row table:style-name="ro1">
          <table:table-cell office:value-type="float" office:value="-1.06944" calcext:value-type="float">
            <text:p>-1.06944</text:p>
          </table:table-cell>
          <table:table-cell office:value-type="float" office:value="-0.543045" calcext:value-type="float">
            <text:p>-0.543045</text:p>
          </table:table-cell>
          <table:table-cell office:value-type="float" office:value="-7.73227" calcext:value-type="float">
            <text:p>-7.73227</text:p>
          </table:table-cell>
          <table:table-cell office:value-type="float" office:value="2.78476" calcext:value-type="float">
            <text:p>2.78476</text:p>
          </table:table-cell>
          <table:table-cell office:value-type="float" office:value="0.0812834" calcext:value-type="float">
            <text:p>0.0812834</text:p>
          </table:table-cell>
          <table:table-cell office:value-type="float" office:value="3.13281" calcext:value-type="float">
            <text:p>3.13281</text:p>
          </table:table-cell>
          <table:table-cell office:value-type="float" office:value="-0.7957" calcext:value-type="float">
            <text:p>-0.7957</text:p>
          </table:table-cell>
          <table:table-cell office:value-type="float" office:value="-0.0857588" calcext:value-type="float">
            <text:p>-0.0857588</text:p>
          </table:table-cell>
          <table:table-cell office:value-type="float" office:value="-9.76727" calcext:value-type="float">
            <text:p>-9.76727</text:p>
          </table:table-cell>
          <table:table-cell/>
          <table:table-cell table:formula="of:= SQRT(([.G120]-[.A120])^2 + ([.H120]-[.B120])^2 + ([.I120]-[.C120])^2)" office:value-type="float" office:value="2.10363239571709" calcext:value-type="float">
            <text:p>2.1036323957</text:p>
          </table:table-cell>
          <table:table-cell table:formula="of:=[.A120]-[.G120]" office:value-type="float" office:value="-0.27374" calcext:value-type="float">
            <text:p>-0.27374</text:p>
          </table:table-cell>
          <table:table-cell table:formula="of:=[.B120]-[.H120]" office:value-type="float" office:value="-0.4572862" calcext:value-type="float">
            <text:p>-0.4572862</text:p>
          </table:table-cell>
          <table:table-cell table:formula="of:=[.C120]-[.I120]" office:value-type="float" office:value="2.035" calcext:value-type="float">
            <text:p>2.035</text:p>
          </table:table-cell>
          <table:table-cell/>
        </table:table-row>
        <table:table-row table:style-name="ro1">
          <table:table-cell office:value-type="float" office:value="-1.06944" calcext:value-type="float">
            <text:p>-1.06944</text:p>
          </table:table-cell>
          <table:table-cell office:value-type="float" office:value="-0.543045" calcext:value-type="float">
            <text:p>-0.543045</text:p>
          </table:table-cell>
          <table:table-cell office:value-type="float" office:value="-7.73227" calcext:value-type="float">
            <text:p>-7.73227</text:p>
          </table:table-cell>
          <table:table-cell office:value-type="float" office:value="2.78277" calcext:value-type="float">
            <text:p>2.78277</text:p>
          </table:table-cell>
          <table:table-cell office:value-type="float" office:value="0.0910799" calcext:value-type="float">
            <text:p>0.0910799</text:p>
          </table:table-cell>
          <table:table-cell office:value-type="float" office:value="-3.14008" calcext:value-type="float">
            <text:p>-3.14008</text:p>
          </table:table-cell>
          <table:table-cell office:value-type="float" office:value="-0.891349" calcext:value-type="float">
            <text:p>-0.891349</text:p>
          </table:table-cell>
          <table:table-cell office:value-type="float" office:value="0.0147352" calcext:value-type="float">
            <text:p>0.0147352</text:p>
          </table:table-cell>
          <table:table-cell office:value-type="float" office:value="-9.75937" calcext:value-type="float">
            <text:p>-9.75937</text:p>
          </table:table-cell>
          <table:table-cell/>
          <table:table-cell table:formula="of:= SQRT(([.G121]-[.A121])^2 + ([.H121]-[.B121])^2 + ([.I121]-[.C121])^2)" office:value-type="float" office:value="2.10996909119376" calcext:value-type="float">
            <text:p>2.1099690912</text:p>
          </table:table-cell>
          <table:table-cell table:formula="of:=[.A121]-[.G121]" office:value-type="float" office:value="-0.178091" calcext:value-type="float">
            <text:p>-0.178091</text:p>
          </table:table-cell>
          <table:table-cell table:formula="of:=[.B121]-[.H121]" office:value-type="float" office:value="-0.5577802" calcext:value-type="float">
            <text:p>-0.5577802</text:p>
          </table:table-cell>
          <table:table-cell table:formula="of:=[.C121]-[.I121]" office:value-type="float" office:value="2.0271" calcext:value-type="float">
            <text:p>2.0271</text:p>
          </table:table-cell>
          <table:table-cell/>
        </table:table-row>
        <table:table-row table:style-name="ro1">
          <table:table-cell office:value-type="float" office:value="-1.12657" calcext:value-type="float">
            <text:p>-1.12657</text:p>
          </table:table-cell>
          <table:table-cell office:value-type="float" office:value="-0.564468" calcext:value-type="float">
            <text:p>-0.564468</text:p>
          </table:table-cell>
          <table:table-cell office:value-type="float" office:value="-8.01791" calcext:value-type="float">
            <text:p>-8.01791</text:p>
          </table:table-cell>
          <table:table-cell office:value-type="float" office:value="2.78277" calcext:value-type="float">
            <text:p>2.78277</text:p>
          </table:table-cell>
          <table:table-cell office:value-type="float" office:value="0.0910799" calcext:value-type="float">
            <text:p>0.0910799</text:p>
          </table:table-cell>
          <table:table-cell office:value-type="float" office:value="-3.14008" calcext:value-type="float">
            <text:p>-3.14008</text:p>
          </table:table-cell>
          <table:table-cell office:value-type="float" office:value="-0.891349" calcext:value-type="float">
            <text:p>-0.891349</text:p>
          </table:table-cell>
          <table:table-cell office:value-type="float" office:value="0.0147352" calcext:value-type="float">
            <text:p>0.0147352</text:p>
          </table:table-cell>
          <table:table-cell office:value-type="float" office:value="-9.75937" calcext:value-type="float">
            <text:p>-9.75937</text:p>
          </table:table-cell>
          <table:table-cell/>
          <table:table-cell table:formula="of:= SQRT(([.G122]-[.A122])^2 + ([.H122]-[.B122])^2 + ([.I122]-[.C122])^2)" office:value-type="float" office:value="1.85026706108368" calcext:value-type="float">
            <text:p>1.8502670611</text:p>
          </table:table-cell>
          <table:table-cell table:formula="of:=[.A122]-[.G122]" office:value-type="float" office:value="-0.235221" calcext:value-type="float">
            <text:p>-0.235221</text:p>
          </table:table-cell>
          <table:table-cell table:formula="of:=[.B122]-[.H122]" office:value-type="float" office:value="-0.5792032" calcext:value-type="float">
            <text:p>-0.5792032</text:p>
          </table:table-cell>
          <table:table-cell table:formula="of:=[.C122]-[.I122]" office:value-type="float" office:value="1.74146" calcext:value-type="float">
            <text:p>1.74146</text:p>
          </table:table-cell>
          <table:table-cell/>
        </table:table-row>
        <table:table-row table:style-name="ro1">
          <table:table-cell office:value-type="float" office:value="-0.788559" calcext:value-type="float">
            <text:p>-0.788559</text:p>
          </table:table-cell>
          <table:table-cell office:value-type="float" office:value="-0.0312653" calcext:value-type="float">
            <text:p>-0.0312653</text:p>
          </table:table-cell>
          <table:table-cell office:value-type="float" office:value="-8.67014" calcext:value-type="float">
            <text:p>-8.67014</text:p>
          </table:table-cell>
          <table:table-cell office:value-type="float" office:value="2.77914" calcext:value-type="float">
            <text:p>2.77914</text:p>
          </table:table-cell>
          <table:table-cell office:value-type="float" office:value="0.102426" calcext:value-type="float">
            <text:p>0.102426</text:p>
          </table:table-cell>
          <table:table-cell office:value-type="float" office:value="-3.13257" calcext:value-type="float">
            <text:p>-3.13257</text:p>
          </table:table-cell>
          <table:table-cell office:value-type="float" office:value="-1.00202" calcext:value-type="float">
            <text:p>-1.00202</text:p>
          </table:table-cell>
          <table:table-cell office:value-type="float" office:value="0.0880027" calcext:value-type="float">
            <text:p>0.0880027</text:p>
          </table:table-cell>
          <table:table-cell office:value-type="float" office:value="-9.74824" calcext:value-type="float">
            <text:p>-9.74824</text:p>
          </table:table-cell>
          <table:table-cell/>
          <table:table-cell table:formula="of:= SQRT(([.G123]-[.A123])^2 + ([.H123]-[.B123])^2 + ([.I123]-[.C123])^2)" office:value-type="float" office:value="1.10548182452042" calcext:value-type="float">
            <text:p>1.1054818245</text:p>
          </table:table-cell>
          <table:table-cell table:formula="of:=[.A123]-[.G123]" office:value-type="float" office:value="0.213461" calcext:value-type="float">
            <text:p>0.213461</text:p>
          </table:table-cell>
          <table:table-cell table:formula="of:=[.B123]-[.H123]" office:value-type="float" office:value="-0.119268" calcext:value-type="float">
            <text:p>-0.119268</text:p>
          </table:table-cell>
          <table:table-cell table:formula="of:=[.C123]-[.I123]" office:value-type="float" office:value="1.0781" calcext:value-type="float">
            <text:p>1.0781</text:p>
          </table:table-cell>
          <table:table-cell/>
        </table:table-row>
        <table:table-row table:style-name="ro1">
          <table:table-cell office:value-type="float" office:value="-0.788559" calcext:value-type="float">
            <text:p>-0.788559</text:p>
          </table:table-cell>
          <table:table-cell office:value-type="float" office:value="-0.0312653" calcext:value-type="float">
            <text:p>-0.0312653</text:p>
          </table:table-cell>
          <table:table-cell office:value-type="float" office:value="-8.67014" calcext:value-type="float">
            <text:p>-8.67014</text:p>
          </table:table-cell>
          <table:table-cell office:value-type="float" office:value="2.77734" calcext:value-type="float">
            <text:p>2.77734</text:p>
          </table:table-cell>
          <table:table-cell office:value-type="float" office:value="0.112114" calcext:value-type="float">
            <text:p>0.112114</text:p>
          </table:table-cell>
          <table:table-cell office:value-type="float" office:value="-3.12961" calcext:value-type="float">
            <text:p>-3.12961</text:p>
          </table:table-cell>
          <table:table-cell office:value-type="float" office:value="-1.09642" calcext:value-type="float">
            <text:p>-1.09642</text:p>
          </table:table-cell>
          <table:table-cell office:value-type="float" office:value="0.116669" calcext:value-type="float">
            <text:p>0.116669</text:p>
          </table:table-cell>
          <table:table-cell office:value-type="float" office:value="-9.73777" calcext:value-type="float">
            <text:p>-9.73777</text:p>
          </table:table-cell>
          <table:table-cell/>
          <table:table-cell table:formula="of:= SQRT(([.G124]-[.A124])^2 + ([.H124]-[.B124])^2 + ([.I124]-[.C124])^2)" office:value-type="float" office:value="1.12093566690399" calcext:value-type="float">
            <text:p>1.1209356669</text:p>
          </table:table-cell>
          <table:table-cell table:formula="of:=[.A124]-[.G124]" office:value-type="float" office:value="0.307861" calcext:value-type="float">
            <text:p>0.307861</text:p>
          </table:table-cell>
          <table:table-cell table:formula="of:=[.B124]-[.H124]" office:value-type="float" office:value="-0.1479343" calcext:value-type="float">
            <text:p>-0.1479343</text:p>
          </table:table-cell>
          <table:table-cell table:formula="of:=[.C124]-[.I124]" office:value-type="float" office:value="1.06763" calcext:value-type="float">
            <text:p>1.06763</text:p>
          </table:table-cell>
          <table:table-cell/>
        </table:table-row>
        <table:table-row table:style-name="ro1">
          <table:table-cell office:value-type="float" office:value="-1.21227" calcext:value-type="float">
            <text:p>-1.21227</text:p>
          </table:table-cell>
          <table:table-cell office:value-type="float" office:value="0.844711" calcext:value-type="float">
            <text:p>0.844711</text:p>
          </table:table-cell>
          <table:table-cell office:value-type="float" office:value="-8.69156" calcext:value-type="float">
            <text:p>-8.69156</text:p>
          </table:table-cell>
          <table:table-cell office:value-type="float" office:value="2.77788" calcext:value-type="float">
            <text:p>2.77788</text:p>
          </table:table-cell>
          <table:table-cell office:value-type="float" office:value="0.117832" calcext:value-type="float">
            <text:p>0.117832</text:p>
          </table:table-cell>
          <table:table-cell office:value-type="float" office:value="-3.12435" calcext:value-type="float">
            <text:p>-3.12435</text:p>
          </table:table-cell>
          <table:table-cell office:value-type="float" office:value="-1.15208" calcext:value-type="float">
            <text:p>-1.15208</text:p>
          </table:table-cell>
          <table:table-cell office:value-type="float" office:value="0.167833" calcext:value-type="float">
            <text:p>0.167833</text:p>
          </table:table-cell>
          <table:table-cell office:value-type="float" office:value="-9.7306" calcext:value-type="float">
            <text:p>-9.7306</text:p>
          </table:table-cell>
          <table:table-cell/>
          <table:table-cell table:formula="of:= SQRT(([.G125]-[.A125])^2 + ([.H125]-[.B125])^2 + ([.I125]-[.C125])^2)" office:value-type="float" office:value="1.24152760121715" calcext:value-type="float">
            <text:p>1.2415276012</text:p>
          </table:table-cell>
          <table:table-cell table:formula="of:=[.A125]-[.G125]" office:value-type="float" office:value="-0.06019" calcext:value-type="float">
            <text:p>-0.06019</text:p>
          </table:table-cell>
          <table:table-cell table:formula="of:=[.B125]-[.H125]" office:value-type="float" office:value="0.676878" calcext:value-type="float">
            <text:p>0.676878</text:p>
          </table:table-cell>
          <table:table-cell table:formula="of:=[.C125]-[.I125]" office:value-type="float" office:value="1.03904" calcext:value-type="float">
            <text:p>1.03904</text:p>
          </table:table-cell>
          <table:table-cell/>
        </table:table-row>
        <table:table-row table:style-name="ro1">
          <table:table-cell office:value-type="float" office:value="-1.2932" calcext:value-type="float">
            <text:p>-1.2932</text:p>
          </table:table-cell>
          <table:table-cell office:value-type="float" office:value="0.637619" calcext:value-type="float">
            <text:p>0.637619</text:p>
          </table:table-cell>
          <table:table-cell office:value-type="float" office:value="-8.54398" calcext:value-type="float">
            <text:p>-8.54398</text:p>
          </table:table-cell>
          <table:table-cell office:value-type="float" office:value="2.77788" calcext:value-type="float">
            <text:p>2.77788</text:p>
          </table:table-cell>
          <table:table-cell office:value-type="float" office:value="0.117832" calcext:value-type="float">
            <text:p>0.117832</text:p>
          </table:table-cell>
          <table:table-cell office:value-type="float" office:value="-3.12435" calcext:value-type="float">
            <text:p>-3.12435</text:p>
          </table:table-cell>
          <table:table-cell office:value-type="float" office:value="-1.15208" calcext:value-type="float">
            <text:p>-1.15208</text:p>
          </table:table-cell>
          <table:table-cell office:value-type="float" office:value="0.167833" calcext:value-type="float">
            <text:p>0.167833</text:p>
          </table:table-cell>
          <table:table-cell office:value-type="float" office:value="-9.7306" calcext:value-type="float">
            <text:p>-9.7306</text:p>
          </table:table-cell>
          <table:table-cell/>
          <table:table-cell table:formula="of:= SQRT(([.G126]-[.A126])^2 + ([.H126]-[.B126])^2 + ([.I126]-[.C126])^2)" office:value-type="float" office:value="1.28400964349806" calcext:value-type="float">
            <text:p>1.2840096435</text:p>
          </table:table-cell>
          <table:table-cell table:formula="of:=[.A126]-[.G126]" office:value-type="float" office:value="-0.14112" calcext:value-type="float">
            <text:p>-0.14112</text:p>
          </table:table-cell>
          <table:table-cell table:formula="of:=[.B126]-[.H126]" office:value-type="float" office:value="0.469786" calcext:value-type="float">
            <text:p>0.469786</text:p>
          </table:table-cell>
          <table:table-cell table:formula="of:=[.C126]-[.I126]" office:value-type="float" office:value="1.18662" calcext:value-type="float">
            <text:p>1.18662</text:p>
          </table:table-cell>
          <table:table-cell/>
        </table:table-row>
        <table:table-row table:style-name="ro1">
          <table:table-cell office:value-type="float" office:value="-1.2932" calcext:value-type="float">
            <text:p>-1.2932</text:p>
          </table:table-cell>
          <table:table-cell office:value-type="float" office:value="0.637619" calcext:value-type="float">
            <text:p>0.637619</text:p>
          </table:table-cell>
          <table:table-cell office:value-type="float" office:value="-8.54398" calcext:value-type="float">
            <text:p>-8.54398</text:p>
          </table:table-cell>
          <table:table-cell office:value-type="float" office:value="2.77685" calcext:value-type="float">
            <text:p>2.77685</text:p>
          </table:table-cell>
          <table:table-cell office:value-type="float" office:value="0.120414" calcext:value-type="float">
            <text:p>0.120414</text:p>
          </table:table-cell>
          <table:table-cell office:value-type="float" office:value="-3.10937" calcext:value-type="float">
            <text:p>-3.10937</text:p>
          </table:table-cell>
          <table:table-cell office:value-type="float" office:value="-1.1772" calcext:value-type="float">
            <text:p>-1.1772</text:p>
          </table:table-cell>
          <table:table-cell office:value-type="float" office:value="0.313411" calcext:value-type="float">
            <text:p>0.313411</text:p>
          </table:table-cell>
          <table:table-cell office:value-type="float" office:value="-9.72399" calcext:value-type="float">
            <text:p>-9.72399</text:p>
          </table:table-cell>
          <table:table-cell/>
          <table:table-cell table:formula="of:= SQRT(([.G127]-[.A127])^2 + ([.H127]-[.B127])^2 + ([.I127]-[.C127])^2)" office:value-type="float" office:value="1.22922350586214" calcext:value-type="float">
            <text:p>1.2292235059</text:p>
          </table:table-cell>
          <table:table-cell table:formula="of:=[.A127]-[.G127]" office:value-type="float" office:value="-0.116" calcext:value-type="float">
            <text:p>-0.116</text:p>
          </table:table-cell>
          <table:table-cell table:formula="of:=[.B127]-[.H127]" office:value-type="float" office:value="0.324208" calcext:value-type="float">
            <text:p>0.324208</text:p>
          </table:table-cell>
          <table:table-cell table:formula="of:=[.C127]-[.I127]" office:value-type="float" office:value="1.18001" calcext:value-type="float">
            <text:p>1.18001</text:p>
          </table:table-cell>
          <table:table-cell/>
        </table:table-row>
        <table:table-row table:style-name="ro1">
          <table:table-cell office:value-type="float" office:value="-1.08134" calcext:value-type="float">
            <text:p>-1.08134</text:p>
          </table:table-cell>
          <table:table-cell office:value-type="float" office:value="0.168686" calcext:value-type="float">
            <text:p>0.168686</text:p>
          </table:table-cell>
          <table:table-cell office:value-type="float" office:value="-8.27737" calcext:value-type="float">
            <text:p>-8.27737</text:p>
          </table:table-cell>
          <table:table-cell office:value-type="float" office:value="2.77685" calcext:value-type="float">
            <text:p>2.77685</text:p>
          </table:table-cell>
          <table:table-cell office:value-type="float" office:value="0.120414" calcext:value-type="float">
            <text:p>0.120414</text:p>
          </table:table-cell>
          <table:table-cell office:value-type="float" office:value="-3.10937" calcext:value-type="float">
            <text:p>-3.10937</text:p>
          </table:table-cell>
          <table:table-cell office:value-type="float" office:value="-1.1772" calcext:value-type="float">
            <text:p>-1.1772</text:p>
          </table:table-cell>
          <table:table-cell office:value-type="float" office:value="0.313411" calcext:value-type="float">
            <text:p>0.313411</text:p>
          </table:table-cell>
          <table:table-cell office:value-type="float" office:value="-9.72399" calcext:value-type="float">
            <text:p>-9.72399</text:p>
          </table:table-cell>
          <table:table-cell/>
          <table:table-cell table:formula="of:= SQRT(([.G128]-[.A128])^2 + ([.H128]-[.B128])^2 + ([.I128]-[.C128])^2)" office:value-type="float" office:value="1.45699824626696" calcext:value-type="float">
            <text:p>1.4569982463</text:p>
          </table:table-cell>
          <table:table-cell table:formula="of:=[.A128]-[.G128]" office:value-type="float" office:value="0.0958600000000001" calcext:value-type="float">
            <text:p>0.09586</text:p>
          </table:table-cell>
          <table:table-cell table:formula="of:=[.B128]-[.H128]" office:value-type="float" office:value="-0.144725" calcext:value-type="float">
            <text:p>-0.144725</text:p>
          </table:table-cell>
          <table:table-cell table:formula="of:=[.C128]-[.I128]" office:value-type="float" office:value="1.44662" calcext:value-type="float">
            <text:p>1.44662</text:p>
          </table:table-cell>
          <table:table-cell/>
        </table:table-row>
        <table:table-row table:style-name="ro1">
          <table:table-cell office:value-type="float" office:value="-1.16704" calcext:value-type="float">
            <text:p>-1.16704</text:p>
          </table:table-cell>
          <table:table-cell office:value-type="float" office:value="0.0211029" calcext:value-type="float">
            <text:p>0.0211029</text:p>
          </table:table-cell>
          <table:table-cell office:value-type="float" office:value="-7.90842" calcext:value-type="float">
            <text:p>-7.90842</text:p>
          </table:table-cell>
          <table:table-cell office:value-type="float" office:value="2.77305" calcext:value-type="float">
            <text:p>2.77305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-3.089" calcext:value-type="float">
            <text:p>-3.089</text:p>
          </table:table-cell>
          <table:table-cell office:value-type="float" office:value="-1.20907" calcext:value-type="float">
            <text:p>-1.20907</text:p>
          </table:table-cell>
          <table:table-cell office:value-type="float" office:value="0.511232" calcext:value-type="float">
            <text:p>0.511232</text:p>
          </table:table-cell>
          <table:table-cell office:value-type="float" office:value="-9.71168" calcext:value-type="float">
            <text:p>-9.71168</text:p>
          </table:table-cell>
          <table:table-cell/>
          <table:table-cell table:formula="of:= SQRT(([.G129]-[.A129])^2 + ([.H129]-[.B129])^2 + ([.I129]-[.C129])^2)" office:value-type="float" office:value="1.86915480449502" calcext:value-type="float">
            <text:p>1.8691548045</text:p>
          </table:table-cell>
          <table:table-cell table:formula="of:=[.A129]-[.G129]" office:value-type="float" office:value="0.04203" calcext:value-type="float">
            <text:p>0.04203</text:p>
          </table:table-cell>
          <table:table-cell table:formula="of:=[.B129]-[.H129]" office:value-type="float" office:value="-0.4901291" calcext:value-type="float">
            <text:p>-0.4901291</text:p>
          </table:table-cell>
          <table:table-cell table:formula="of:=[.C129]-[.I129]" office:value-type="float" office:value="1.80326" calcext:value-type="float">
            <text:p>1.80326</text:p>
          </table:table-cell>
          <table:table-cell/>
        </table:table-row>
        <table:table-row table:style-name="ro1">
          <table:table-cell office:value-type="float" office:value="-0.874252" calcext:value-type="float">
            <text:p>-0.874252</text:p>
          </table:table-cell>
          <table:table-cell office:value-type="float" office:value="0.939926" calcext:value-type="float">
            <text:p>0.939926</text:p>
          </table:table-cell>
          <table:table-cell office:value-type="float" office:value="-7.81558" calcext:value-type="float">
            <text:p>-7.81558</text:p>
          </table:table-cell>
          <table:table-cell office:value-type="float" office:value="2.76786" calcext:value-type="float">
            <text:p>2.76786</text:p>
          </table:table-cell>
          <table:table-cell office:value-type="float" office:value="0.129697" calcext:value-type="float">
            <text:p>0.129697</text:p>
          </table:table-cell>
          <table:table-cell office:value-type="float" office:value="-3.07106" calcext:value-type="float">
            <text:p>-3.07106</text:p>
          </table:table-cell>
          <table:table-cell office:value-type="float" office:value="-1.26747" calcext:value-type="float">
            <text:p>-1.26747</text:p>
          </table:table-cell>
          <table:table-cell office:value-type="float" office:value="0.684834" calcext:value-type="float">
            <text:p>0.684834</text:p>
          </table:table-cell>
          <table:table-cell office:value-type="float" office:value="-9.69353" calcext:value-type="float">
            <text:p>-9.69353</text:p>
          </table:table-cell>
          <table:table-cell/>
          <table:table-cell table:formula="of:= SQRT(([.G130]-[.A130])^2 + ([.H130]-[.B130])^2 + ([.I130]-[.C130])^2)" office:value-type="float" office:value="1.93555897003631" calcext:value-type="float">
            <text:p>1.93555897</text:p>
          </table:table-cell>
          <table:table-cell table:formula="of:=[.A130]-[.G130]" office:value-type="float" office:value="0.393218" calcext:value-type="float">
            <text:p>0.393218</text:p>
          </table:table-cell>
          <table:table-cell table:formula="of:=[.B130]-[.H130]" office:value-type="float" office:value="0.255092" calcext:value-type="float">
            <text:p>0.255092</text:p>
          </table:table-cell>
          <table:table-cell table:formula="of:=[.C130]-[.I130]" office:value-type="float" office:value="1.87795" calcext:value-type="float">
            <text:p>1.87795</text:p>
          </table:table-cell>
          <table:table-cell/>
        </table:table-row>
        <table:table-row table:style-name="ro1">
          <table:table-cell office:value-type="float" office:value="-0.874252" calcext:value-type="float">
            <text:p>-0.874252</text:p>
          </table:table-cell>
          <table:table-cell office:value-type="float" office:value="0.939926" calcext:value-type="float">
            <text:p>0.939926</text:p>
          </table:table-cell>
          <table:table-cell office:value-type="float" office:value="-7.81558" calcext:value-type="float">
            <text:p>-7.81558</text:p>
          </table:table-cell>
          <table:table-cell office:value-type="float" office:value="2.76501" calcext:value-type="float">
            <text:p>2.76501</text:p>
          </table:table-cell>
          <table:table-cell office:value-type="float" office:value="0.139528" calcext:value-type="float">
            <text:p>0.139528</text:p>
          </table:table-cell>
          <table:table-cell office:value-type="float" office:value="-3.05924" calcext:value-type="float">
            <text:p>-3.05924</text:p>
          </table:table-cell>
          <table:table-cell office:value-type="float" office:value="-1.36294" calcext:value-type="float">
            <text:p>-1.36294</text:p>
          </table:table-cell>
          <table:table-cell office:value-type="float" office:value="0.798328" calcext:value-type="float">
            <text:p>0.798328</text:p>
          </table:table-cell>
          <table:table-cell office:value-type="float" office:value="-9.67187" calcext:value-type="float">
            <text:p>-9.67187</text:p>
          </table:table-cell>
          <table:table-cell/>
          <table:table-cell table:formula="of:= SQRT(([.G131]-[.A131])^2 + ([.H131]-[.B131])^2 + ([.I131]-[.C131])^2)" office:value-type="float" office:value="1.92475414509178" calcext:value-type="float">
            <text:p>1.9247541451</text:p>
          </table:table-cell>
          <table:table-cell table:formula="of:=[.A131]-[.G131]" office:value-type="float" office:value="0.488688" calcext:value-type="float">
            <text:p>0.488688</text:p>
          </table:table-cell>
          <table:table-cell table:formula="of:=[.B131]-[.H131]" office:value-type="float" office:value="0.141598" calcext:value-type="float">
            <text:p>0.141598</text:p>
          </table:table-cell>
          <table:table-cell table:formula="of:=[.C131]-[.I131]" office:value-type="float" office:value="1.85629" calcext:value-type="float">
            <text:p>1.85629</text:p>
          </table:table-cell>
          <table:table-cell/>
        </table:table-row>
        <table:table-row table:style-name="ro1">
          <table:table-cell office:value-type="float" office:value="-0.914719" calcext:value-type="float">
            <text:p>-0.914719</text:p>
          </table:table-cell>
          <table:table-cell office:value-type="float" office:value="1.17082" calcext:value-type="float">
            <text:p>1.17082</text:p>
          </table:table-cell>
          <table:table-cell office:value-type="float" office:value="-7.79416" calcext:value-type="float">
            <text:p>-7.79416</text:p>
          </table:table-cell>
          <table:table-cell office:value-type="float" office:value="2.7659" calcext:value-type="float">
            <text:p>2.7659</text:p>
          </table:table-cell>
          <table:table-cell office:value-type="float" office:value="0.150844" calcext:value-type="float">
            <text:p>0.150844</text:p>
          </table:table-cell>
          <table:table-cell office:value-type="float" office:value="-3.04891" calcext:value-type="float">
            <text:p>-3.04891</text:p>
          </table:table-cell>
          <table:table-cell office:value-type="float" office:value="-1.47267" calcext:value-type="float">
            <text:p>-1.47267</text:p>
          </table:table-cell>
          <table:table-cell office:value-type="float" office:value="0.896701" calcext:value-type="float">
            <text:p>0.896701</text:p>
          </table:table-cell>
          <table:table-cell office:value-type="float" office:value="-9.64713" calcext:value-type="float">
            <text:p>-9.64713</text:p>
          </table:table-cell>
          <table:table-cell/>
          <table:table-cell table:formula="of:= SQRT(([.G132]-[.A132])^2 + ([.H132]-[.B132])^2 + ([.I132]-[.C132])^2)" office:value-type="float" office:value="1.95446881926062" calcext:value-type="float">
            <text:p>1.9544688193</text:p>
          </table:table-cell>
          <table:table-cell table:formula="of:=[.A132]-[.G132]" office:value-type="float" office:value="0.557951" calcext:value-type="float">
            <text:p>0.557951</text:p>
          </table:table-cell>
          <table:table-cell table:formula="of:=[.B132]-[.H132]" office:value-type="float" office:value="0.274119" calcext:value-type="float">
            <text:p>0.274119</text:p>
          </table:table-cell>
          <table:table-cell table:formula="of:=[.C132]-[.I132]" office:value-type="float" office:value="1.85297" calcext:value-type="float">
            <text:p>1.85297</text:p>
          </table:table-cell>
          <table:table-cell/>
        </table:table-row>
        <table:table-row table:style-name="ro1">
          <table:table-cell office:value-type="float" office:value="-1.21703" calcext:value-type="float">
            <text:p>-1.21703</text:p>
          </table:table-cell>
          <table:table-cell office:value-type="float" office:value="0.954208" calcext:value-type="float">
            <text:p>0.954208</text:p>
          </table:table-cell>
          <table:table-cell office:value-type="float" office:value="-7.4133" calcext:value-type="float">
            <text:p>-7.4133</text:p>
          </table:table-cell>
          <table:table-cell office:value-type="float" office:value="2.76616" calcext:value-type="float">
            <text:p>2.76616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-3.03399" calcext:value-type="float">
            <text:p>-3.03399</text:p>
          </table:table-cell>
          <table:table-cell office:value-type="float" office:value="-1.56106" calcext:value-type="float">
            <text:p>-1.56106</text:p>
          </table:table-cell>
          <table:table-cell office:value-type="float" office:value="1.03908" calcext:value-type="float">
            <text:p>1.03908</text:p>
          </table:table-cell>
          <table:table-cell office:value-type="float" office:value="-9.61891" calcext:value-type="float">
            <text:p>-9.61891</text:p>
          </table:table-cell>
          <table:table-cell/>
          <table:table-cell table:formula="of:= SQRT(([.G133]-[.A133])^2 + ([.H133]-[.B133])^2 + ([.I133]-[.C133])^2)" office:value-type="float" office:value="2.23389242565169" calcext:value-type="float">
            <text:p>2.2338924257</text:p>
          </table:table-cell>
          <table:table-cell table:formula="of:=[.A133]-[.G133]" office:value-type="float" office:value="0.34403" calcext:value-type="float">
            <text:p>0.34403</text:p>
          </table:table-cell>
          <table:table-cell table:formula="of:=[.B133]-[.H133]" office:value-type="float" office:value="-0.0848720000000001" calcext:value-type="float">
            <text:p>-0.084872</text:p>
          </table:table-cell>
          <table:table-cell table:formula="of:=[.C133]-[.I133]" office:value-type="float" office:value="2.20561" calcext:value-type="float">
            <text:p>2.20561</text:p>
          </table:table-cell>
          <table:table-cell/>
        </table:table-row>
        <table:table-row table:style-name="ro1">
          <table:table-cell office:value-type="float" office:value="-1.21703" calcext:value-type="float">
            <text:p>-1.21703</text:p>
          </table:table-cell>
          <table:table-cell office:value-type="float" office:value="0.954208" calcext:value-type="float">
            <text:p>0.954208</text:p>
          </table:table-cell>
          <table:table-cell office:value-type="float" office:value="-7.4133" calcext:value-type="float">
            <text:p>-7.4133</text:p>
          </table:table-cell>
          <table:table-cell office:value-type="float" office:value="2.76616" calcext:value-type="float">
            <text:p>2.76616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-3.03399" calcext:value-type="float">
            <text:p>-3.03399</text:p>
          </table:table-cell>
          <table:table-cell office:value-type="float" office:value="-1.56106" calcext:value-type="float">
            <text:p>-1.56106</text:p>
          </table:table-cell>
          <table:table-cell office:value-type="float" office:value="1.03908" calcext:value-type="float">
            <text:p>1.03908</text:p>
          </table:table-cell>
          <table:table-cell office:value-type="float" office:value="-9.61891" calcext:value-type="float">
            <text:p>-9.61891</text:p>
          </table:table-cell>
          <table:table-cell/>
          <table:table-cell table:formula="of:= SQRT(([.G134]-[.A134])^2 + ([.H134]-[.B134])^2 + ([.I134]-[.C134])^2)" office:value-type="float" office:value="2.23389242565169" calcext:value-type="float">
            <text:p>2.2338924257</text:p>
          </table:table-cell>
          <table:table-cell table:formula="of:=[.A134]-[.G134]" office:value-type="float" office:value="0.34403" calcext:value-type="float">
            <text:p>0.34403</text:p>
          </table:table-cell>
          <table:table-cell table:formula="of:=[.B134]-[.H134]" office:value-type="float" office:value="-0.0848720000000001" calcext:value-type="float">
            <text:p>-0.084872</text:p>
          </table:table-cell>
          <table:table-cell table:formula="of:=[.C134]-[.I134]" office:value-type="float" office:value="2.20561" calcext:value-type="float">
            <text:p>2.20561</text:p>
          </table:table-cell>
          <table:table-cell/>
        </table:table-row>
        <table:table-row table:style-name="ro1">
          <table:table-cell office:value-type="float" office:value="-1.24083" calcext:value-type="float">
            <text:p>-1.24083</text:p>
          </table:table-cell>
          <table:table-cell office:value-type="float" office:value="0.530502" calcext:value-type="float">
            <text:p>0.530502</text:p>
          </table:table-cell>
          <table:table-cell office:value-type="float" office:value="-6.98007" calcext:value-type="float">
            <text:p>-6.98007</text:p>
          </table:table-cell>
          <table:table-cell office:value-type="float" office:value="2.76616" calcext:value-type="float">
            <text:p>2.76616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-3.03399" calcext:value-type="float">
            <text:p>-3.03399</text:p>
          </table:table-cell>
          <table:table-cell office:value-type="float" office:value="-1.56106" calcext:value-type="float">
            <text:p>-1.56106</text:p>
          </table:table-cell>
          <table:table-cell office:value-type="float" office:value="1.03908" calcext:value-type="float">
            <text:p>1.03908</text:p>
          </table:table-cell>
          <table:table-cell office:value-type="float" office:value="-9.61891" calcext:value-type="float">
            <text:p>-9.61891</text:p>
          </table:table-cell>
          <table:table-cell/>
          <table:table-cell table:formula="of:= SQRT(([.G135]-[.A135])^2 + ([.H135]-[.B135])^2 + ([.I135]-[.C135])^2)" office:value-type="float" office:value="2.70641374896448" calcext:value-type="float">
            <text:p>2.706413749</text:p>
          </table:table-cell>
          <table:table-cell table:formula="of:=[.A135]-[.G135]" office:value-type="float" office:value="0.32023" calcext:value-type="float">
            <text:p>0.32023</text:p>
          </table:table-cell>
          <table:table-cell table:formula="of:=[.B135]-[.H135]" office:value-type="float" office:value="-0.508578" calcext:value-type="float">
            <text:p>-0.508578</text:p>
          </table:table-cell>
          <table:table-cell table:formula="of:=[.C135]-[.I135]" office:value-type="float" office:value="2.63884" calcext:value-type="float">
            <text:p>2.63884</text:p>
          </table:table-cell>
          <table:table-cell/>
        </table:table-row>
        <table:table-row table:style-name="ro1">
          <table:table-cell office:value-type="float" office:value="-1.48839" calcext:value-type="float">
            <text:p>-1.48839</text:p>
          </table:table-cell>
          <table:table-cell office:value-type="float" office:value="0.628098" calcext:value-type="float">
            <text:p>0.628098</text:p>
          </table:table-cell>
          <table:table-cell office:value-type="float" office:value="-6.22311" calcext:value-type="float">
            <text:p>-6.22311</text:p>
          </table:table-cell>
          <table:table-cell office:value-type="float" office:value="2.7629" calcext:value-type="float">
            <text:p>2.7629</text:p>
          </table:table-cell>
          <table:table-cell office:value-type="float" office:value="0.173757" calcext:value-type="float">
            <text:p>0.173757</text:p>
          </table:table-cell>
          <table:table-cell office:value-type="float" office:value="-2.99811" calcext:value-type="float">
            <text:p>-2.99811</text:p>
          </table:table-cell>
          <table:table-cell office:value-type="float" office:value="-1.69426" calcext:value-type="float">
            <text:p>-1.69426</text:p>
          </table:table-cell>
          <table:table-cell office:value-type="float" office:value="1.38023" calcext:value-type="float">
            <text:p>1.38023</text:p>
          </table:table-cell>
          <table:table-cell office:value-type="float" office:value="-9.55324" calcext:value-type="float">
            <text:p>-9.55324</text:p>
          </table:table-cell>
          <table:table-cell/>
          <table:table-cell table:formula="of:= SQRT(([.G136]-[.A136])^2 + ([.H136]-[.B136])^2 + ([.I136]-[.C136])^2)" office:value-type="float" office:value="3.42021210149663" calcext:value-type="float">
            <text:p>3.4202121015</text:p>
          </table:table-cell>
          <table:table-cell table:formula="of:=[.A136]-[.G136]" office:value-type="float" office:value="0.20587" calcext:value-type="float">
            <text:p>0.20587</text:p>
          </table:table-cell>
          <table:table-cell table:formula="of:=[.B136]-[.H136]" office:value-type="float" office:value="-0.752132" calcext:value-type="float">
            <text:p>-0.752132</text:p>
          </table:table-cell>
          <table:table-cell table:formula="of:=[.C136]-[.I136]" office:value-type="float" office:value="3.33013" calcext:value-type="float">
            <text:p>3.33013</text:p>
          </table:table-cell>
          <table:table-cell/>
        </table:table-row>
        <table:table-row table:style-name="ro1">
          <table:table-cell office:value-type="float" office:value="-1.62883" calcext:value-type="float">
            <text:p>-1.62883</text:p>
          </table:table-cell>
          <table:table-cell office:value-type="float" office:value="0.842331" calcext:value-type="float">
            <text:p>0.842331</text:p>
          </table:table-cell>
          <table:table-cell office:value-type="float" office:value="-5.61374" calcext:value-type="float">
            <text:p>-5.61374</text:p>
          </table:table-cell>
          <table:table-cell office:value-type="float" office:value="2.7629" calcext:value-type="float">
            <text:p>2.7629</text:p>
          </table:table-cell>
          <table:table-cell office:value-type="float" office:value="0.173757" calcext:value-type="float">
            <text:p>0.173757</text:p>
          </table:table-cell>
          <table:table-cell office:value-type="float" office:value="-2.99811" calcext:value-type="float">
            <text:p>-2.99811</text:p>
          </table:table-cell>
          <table:table-cell office:value-type="float" office:value="-1.69426" calcext:value-type="float">
            <text:p>-1.69426</text:p>
          </table:table-cell>
          <table:table-cell office:value-type="float" office:value="1.38023" calcext:value-type="float">
            <text:p>1.38023</text:p>
          </table:table-cell>
          <table:table-cell office:value-type="float" office:value="-9.55324" calcext:value-type="float">
            <text:p>-9.55324</text:p>
          </table:table-cell>
          <table:table-cell/>
          <table:table-cell table:formula="of:= SQRT(([.G137]-[.A137])^2 + ([.H137]-[.B137])^2 + ([.I137]-[.C137])^2)" office:value-type="float" office:value="3.97659108648362" calcext:value-type="float">
            <text:p>3.9765910865</text:p>
          </table:table-cell>
          <table:table-cell table:formula="of:=[.A137]-[.G137]" office:value-type="float" office:value="0.0654300000000001" calcext:value-type="float">
            <text:p>0.06543</text:p>
          </table:table-cell>
          <table:table-cell table:formula="of:=[.B137]-[.H137]" office:value-type="float" office:value="-0.537899" calcext:value-type="float">
            <text:p>-0.537899</text:p>
          </table:table-cell>
          <table:table-cell table:formula="of:=[.C137]-[.I137]" office:value-type="float" office:value="3.9395" calcext:value-type="float">
            <text:p>3.9395</text:p>
          </table:table-cell>
          <table:table-cell/>
        </table:table-row>
        <table:table-row table:style-name="ro1">
          <table:table-cell office:value-type="float" office:value="-1.77403" calcext:value-type="float">
            <text:p>-1.77403</text:p>
          </table:table-cell>
          <table:table-cell office:value-type="float" office:value="1.04228" calcext:value-type="float">
            <text:p>1.04228</text:p>
          </table:table-cell>
          <table:table-cell office:value-type="float" office:value="-5.12338" calcext:value-type="float">
            <text:p>-5.12338</text:p>
          </table:table-cell>
          <table:table-cell office:value-type="float" office:value="2.76161" calcext:value-type="float">
            <text:p>2.76161</text:p>
          </table:table-cell>
          <table:table-cell office:value-type="float" office:value="0.187642" calcext:value-type="float">
            <text:p>0.187642</text:p>
          </table:table-cell>
          <table:table-cell office:value-type="float" office:value="-2.97072" calcext:value-type="float">
            <text:p>-2.97072</text:p>
          </table:table-cell>
          <table:table-cell office:value-type="float" office:value="-1.82812" calcext:value-type="float">
            <text:p>-1.82812</text:p>
          </table:table-cell>
          <table:table-cell office:value-type="float" office:value="1.63714" calcext:value-type="float">
            <text:p>1.63714</text:p>
          </table:table-cell>
          <table:table-cell office:value-type="float" office:value="-9.48777" calcext:value-type="float">
            <text:p>-9.48777</text:p>
          </table:table-cell>
          <table:table-cell/>
          <table:table-cell table:formula="of:= SQRT(([.G138]-[.A138])^2 + ([.H138]-[.B138])^2 + ([.I138]-[.C138])^2)" office:value-type="float" office:value="4.4050748256755" calcext:value-type="float">
            <text:p>4.4050748257</text:p>
          </table:table-cell>
          <table:table-cell table:formula="of:=[.A138]-[.G138]" office:value-type="float" office:value="0.05409" calcext:value-type="float">
            <text:p>0.05409</text:p>
          </table:table-cell>
          <table:table-cell table:formula="of:=[.B138]-[.H138]" office:value-type="float" office:value="-0.59486" calcext:value-type="float">
            <text:p>-0.59486</text:p>
          </table:table-cell>
          <table:table-cell table:formula="of:=[.C138]-[.I138]" office:value-type="float" office:value="4.36439" calcext:value-type="float">
            <text:p>4.36439</text:p>
          </table:table-cell>
          <table:table-cell/>
        </table:table-row>
        <table:table-row table:style-name="ro1">
          <table:table-cell office:value-type="float" office:value="-1.77403" calcext:value-type="float">
            <text:p>-1.77403</text:p>
          </table:table-cell>
          <table:table-cell office:value-type="float" office:value="1.04228" calcext:value-type="float">
            <text:p>1.04228</text:p>
          </table:table-cell>
          <table:table-cell office:value-type="float" office:value="-5.12338" calcext:value-type="float">
            <text:p>-5.12338</text:p>
          </table:table-cell>
          <table:table-cell office:value-type="float" office:value="2.76161" calcext:value-type="float">
            <text:p>2.76161</text:p>
          </table:table-cell>
          <table:table-cell office:value-type="float" office:value="0.187642" calcext:value-type="float">
            <text:p>0.187642</text:p>
          </table:table-cell>
          <table:table-cell office:value-type="float" office:value="-2.97072" calcext:value-type="float">
            <text:p>-2.97072</text:p>
          </table:table-cell>
          <table:table-cell office:value-type="float" office:value="-1.82812" calcext:value-type="float">
            <text:p>-1.82812</text:p>
          </table:table-cell>
          <table:table-cell office:value-type="float" office:value="1.63714" calcext:value-type="float">
            <text:p>1.63714</text:p>
          </table:table-cell>
          <table:table-cell office:value-type="float" office:value="-9.48777" calcext:value-type="float">
            <text:p>-9.48777</text:p>
          </table:table-cell>
          <table:table-cell/>
          <table:table-cell table:formula="of:= SQRT(([.G139]-[.A139])^2 + ([.H139]-[.B139])^2 + ([.I139]-[.C139])^2)" office:value-type="float" office:value="4.4050748256755" calcext:value-type="float">
            <text:p>4.4050748257</text:p>
          </table:table-cell>
          <table:table-cell table:formula="of:=[.A139]-[.G139]" office:value-type="float" office:value="0.05409" calcext:value-type="float">
            <text:p>0.05409</text:p>
          </table:table-cell>
          <table:table-cell table:formula="of:=[.B139]-[.H139]" office:value-type="float" office:value="-0.59486" calcext:value-type="float">
            <text:p>-0.59486</text:p>
          </table:table-cell>
          <table:table-cell table:formula="of:=[.C139]-[.I139]" office:value-type="float" office:value="4.36439" calcext:value-type="float">
            <text:p>4.36439</text:p>
          </table:table-cell>
          <table:table-cell/>
        </table:table-row>
        <table:table-row table:style-name="ro1">
          <table:table-cell office:value-type="float" office:value="-1.79308" calcext:value-type="float">
            <text:p>-1.79308</text:p>
          </table:table-cell>
          <table:table-cell office:value-type="float" office:value="0.661423" calcext:value-type="float">
            <text:p>0.661423</text:p>
          </table:table-cell>
          <table:table-cell office:value-type="float" office:value="-4.13077" calcext:value-type="float">
            <text:p>-4.13077</text:p>
          </table:table-cell>
          <table:table-cell office:value-type="float" office:value="2.76131" calcext:value-type="float">
            <text:p>2.76131</text:p>
          </table:table-cell>
          <table:table-cell office:value-type="float" office:value="0.194751" calcext:value-type="float">
            <text:p>0.194751</text:p>
          </table:table-cell>
          <table:table-cell office:value-type="float" office:value="-2.95863" calcext:value-type="float">
            <text:p>-2.95863</text:p>
          </table:table-cell>
          <table:table-cell office:value-type="float" office:value="-1.89652" calcext:value-type="float">
            <text:p>-1.89652</text:p>
          </table:table-cell>
          <table:table-cell office:value-type="float" office:value="1.74938" calcext:value-type="float">
            <text:p>1.74938</text:p>
          </table:table-cell>
          <table:table-cell office:value-type="float" office:value="-9.45425" calcext:value-type="float">
            <text:p>-9.45425</text:p>
          </table:table-cell>
          <table:table-cell/>
          <table:table-cell table:formula="of:= SQRT(([.G140]-[.A140])^2 + ([.H140]-[.B140])^2 + ([.I140]-[.C140])^2)" office:value-type="float" office:value="5.43449993815889" calcext:value-type="float">
            <text:p>5.4344999382</text:p>
          </table:table-cell>
          <table:table-cell table:formula="of:=[.A140]-[.G140]" office:value-type="float" office:value="0.10344" calcext:value-type="float">
            <text:p>0.10344</text:p>
          </table:table-cell>
          <table:table-cell table:formula="of:=[.B140]-[.H140]" office:value-type="float" office:value="-1.087957" calcext:value-type="float">
            <text:p>-1.087957</text:p>
          </table:table-cell>
          <table:table-cell table:formula="of:=[.C140]-[.I140]" office:value-type="float" office:value="5.32348" calcext:value-type="float">
            <text:p>5.32348</text:p>
          </table:table-cell>
          <table:table-cell/>
        </table:table-row>
        <table:table-row table:style-name="ro1">
          <table:table-cell office:value-type="float" office:value="-1.79308" calcext:value-type="float">
            <text:p>-1.79308</text:p>
          </table:table-cell>
          <table:table-cell office:value-type="float" office:value="0.661423" calcext:value-type="float">
            <text:p>0.661423</text:p>
          </table:table-cell>
          <table:table-cell office:value-type="float" office:value="-4.13077" calcext:value-type="float">
            <text:p>-4.13077</text:p>
          </table:table-cell>
          <table:table-cell office:value-type="float" office:value="2.76131" calcext:value-type="float">
            <text:p>2.76131</text:p>
          </table:table-cell>
          <table:table-cell office:value-type="float" office:value="0.194751" calcext:value-type="float">
            <text:p>0.194751</text:p>
          </table:table-cell>
          <table:table-cell office:value-type="float" office:value="-2.95863" calcext:value-type="float">
            <text:p>-2.95863</text:p>
          </table:table-cell>
          <table:table-cell office:value-type="float" office:value="-1.89652" calcext:value-type="float">
            <text:p>-1.89652</text:p>
          </table:table-cell>
          <table:table-cell office:value-type="float" office:value="1.74938" calcext:value-type="float">
            <text:p>1.74938</text:p>
          </table:table-cell>
          <table:table-cell office:value-type="float" office:value="-9.45425" calcext:value-type="float">
            <text:p>-9.45425</text:p>
          </table:table-cell>
          <table:table-cell/>
          <table:table-cell table:formula="of:= SQRT(([.G141]-[.A141])^2 + ([.H141]-[.B141])^2 + ([.I141]-[.C141])^2)" office:value-type="float" office:value="5.43449993815889" calcext:value-type="float">
            <text:p>5.4344999382</text:p>
          </table:table-cell>
          <table:table-cell table:formula="of:=[.A141]-[.G141]" office:value-type="float" office:value="0.10344" calcext:value-type="float">
            <text:p>0.10344</text:p>
          </table:table-cell>
          <table:table-cell table:formula="of:=[.B141]-[.H141]" office:value-type="float" office:value="-1.087957" calcext:value-type="float">
            <text:p>-1.087957</text:p>
          </table:table-cell>
          <table:table-cell table:formula="of:=[.C141]-[.I141]" office:value-type="float" office:value="5.32348" calcext:value-type="float">
            <text:p>5.32348</text:p>
          </table:table-cell>
          <table:table-cell/>
        </table:table-row>
        <table:table-row table:style-name="ro1">
          <table:table-cell office:value-type="float" office:value="-1.73595" calcext:value-type="float">
            <text:p>-1.73595</text:p>
          </table:table-cell>
          <table:table-cell office:value-type="float" office:value="1.35649" calcext:value-type="float">
            <text:p>1.35649</text:p>
          </table:table-cell>
          <table:table-cell office:value-type="float" office:value="-2.6716" calcext:value-type="float">
            <text:p>-2.6716</text:p>
          </table:table-cell>
          <table:table-cell office:value-type="float" office:value="2.75964" calcext:value-type="float">
            <text:p>2.75964</text:p>
          </table:table-cell>
          <table:table-cell office:value-type="float" office:value="0.203701" calcext:value-type="float">
            <text:p>0.203701</text:p>
          </table:table-cell>
          <table:table-cell office:value-type="float" office:value="-2.94883" calcext:value-type="float">
            <text:p>-2.94883</text:p>
          </table:table-cell>
          <table:table-cell office:value-type="float" office:value="-1.9825" calcext:value-type="float">
            <text:p>-1.9825</text:p>
          </table:table-cell>
          <table:table-cell office:value-type="float" office:value="1.83854" calcext:value-type="float">
            <text:p>1.83854</text:p>
          </table:table-cell>
          <table:table-cell office:value-type="float" office:value="-9.41963" calcext:value-type="float">
            <text:p>-9.41963</text:p>
          </table:table-cell>
          <table:table-cell/>
          <table:table-cell table:formula="of:= SQRT(([.G142]-[.A142])^2 + ([.H142]-[.B142])^2 + ([.I142]-[.C142])^2)" office:value-type="float" office:value="6.76971697974886" calcext:value-type="float">
            <text:p>6.7697169797</text:p>
          </table:table-cell>
          <table:table-cell table:formula="of:=[.A142]-[.G142]" office:value-type="float" office:value="0.24655" calcext:value-type="float">
            <text:p>0.24655</text:p>
          </table:table-cell>
          <table:table-cell table:formula="of:=[.B142]-[.H142]" office:value-type="float" office:value="-0.48205" calcext:value-type="float">
            <text:p>-0.48205</text:p>
          </table:table-cell>
          <table:table-cell table:formula="of:=[.C142]-[.I142]" office:value-type="float" office:value="6.74803" calcext:value-type="float">
            <text:p>6.74803</text:p>
          </table:table-cell>
          <table:table-cell/>
        </table:table-row>
        <table:table-row table:style-name="ro1">
          <table:table-cell office:value-type="float" office:value="-1.74309" calcext:value-type="float">
            <text:p>-1.74309</text:p>
          </table:table-cell>
          <table:table-cell office:value-type="float" office:value="1.79686" calcext:value-type="float">
            <text:p>1.79686</text:p>
          </table:table-cell>
          <table:table-cell office:value-type="float" office:value="-2.6716" calcext:value-type="float">
            <text:p>-2.6716</text:p>
          </table:table-cell>
          <table:table-cell office:value-type="float" office:value="2.75665" calcext:value-type="float">
            <text:p>2.75665</text:p>
          </table:table-cell>
          <table:table-cell office:value-type="float" office:value="0.214928" calcext:value-type="float">
            <text:p>0.214928</text:p>
          </table:table-cell>
          <table:table-cell office:value-type="float" office:value="-2.94384" calcext:value-type="float">
            <text:p>-2.94384</text:p>
          </table:table-cell>
          <table:table-cell office:value-type="float" office:value="-2.09011" calcext:value-type="float">
            <text:p>-2.09011</text:p>
          </table:table-cell>
          <table:table-cell office:value-type="float" office:value="1.88108" calcext:value-type="float">
            <text:p>1.88108</text:p>
          </table:table-cell>
          <table:table-cell office:value-type="float" office:value="-9.38792" calcext:value-type="float">
            <text:p>-9.38792</text:p>
          </table:table-cell>
          <table:table-cell/>
          <table:table-cell table:formula="of:= SQRT(([.G143]-[.A143])^2 + ([.H143]-[.B143])^2 + ([.I143]-[.C143])^2)" office:value-type="float" office:value="6.72580628855753" calcext:value-type="float">
            <text:p>6.7258062886</text:p>
          </table:table-cell>
          <table:table-cell table:formula="of:=[.A143]-[.G143]" office:value-type="float" office:value="0.34702" calcext:value-type="float">
            <text:p>0.34702</text:p>
          </table:table-cell>
          <table:table-cell table:formula="of:=[.B143]-[.H143]" office:value-type="float" office:value="-0.08422" calcext:value-type="float">
            <text:p>-0.08422</text:p>
          </table:table-cell>
          <table:table-cell table:formula="of:=[.C143]-[.I143]" office:value-type="float" office:value="6.71632" calcext:value-type="float">
            <text:p>6.71632</text:p>
          </table:table-cell>
          <table:table-cell/>
        </table:table-row>
        <table:table-row table:style-name="ro1">
          <table:table-cell office:value-type="float" office:value="-1.80736" calcext:value-type="float">
            <text:p>-1.80736</text:p>
          </table:table-cell>
          <table:table-cell office:value-type="float" office:value="1.47313" calcext:value-type="float">
            <text:p>1.47313</text:p>
          </table:table-cell>
          <table:table-cell office:value-type="float" office:value="-2.32883" calcext:value-type="float">
            <text:p>-2.32883</text:p>
          </table:table-cell>
          <table:table-cell office:value-type="float" office:value="2.75479" calcext:value-type="float">
            <text:p>2.75479</text:p>
          </table:table-cell>
          <table:table-cell office:value-type="float" office:value="0.223281" calcext:value-type="float">
            <text:p>0.223281</text:p>
          </table:table-cell>
          <table:table-cell office:value-type="float" office:value="-2.94231" calcext:value-type="float">
            <text:p>-2.94231</text:p>
          </table:table-cell>
          <table:table-cell office:value-type="float" office:value="-2.17001" calcext:value-type="float">
            <text:p>-2.17001</text:p>
          </table:table-cell>
          <table:table-cell office:value-type="float" office:value="1.89193" calcext:value-type="float">
            <text:p>1.89193</text:p>
          </table:table-cell>
          <table:table-cell office:value-type="float" office:value="-9.36758" calcext:value-type="float">
            <text:p>-9.36758</text:p>
          </table:table-cell>
          <table:table-cell/>
          <table:table-cell table:formula="of:= SQRT(([.G144]-[.A144])^2 + ([.H144]-[.B144])^2 + ([.I144]-[.C144])^2)" office:value-type="float" office:value="7.06051768817273" calcext:value-type="float">
            <text:p>7.0605176882</text:p>
          </table:table-cell>
          <table:table-cell table:formula="of:=[.A144]-[.G144]" office:value-type="float" office:value="0.36265" calcext:value-type="float">
            <text:p>0.36265</text:p>
          </table:table-cell>
          <table:table-cell table:formula="of:=[.B144]-[.H144]" office:value-type="float" office:value="-0.4188" calcext:value-type="float">
            <text:p>-0.4188</text:p>
          </table:table-cell>
          <table:table-cell table:formula="of:=[.C144]-[.I144]" office:value-type="float" office:value="7.03875" calcext:value-type="float">
            <text:p>7.03875</text:p>
          </table:table-cell>
          <table:table-cell/>
        </table:table-row>
        <table:table-row table:style-name="ro1">
          <table:table-cell office:value-type="float" office:value="-1.80736" calcext:value-type="float">
            <text:p>-1.80736</text:p>
          </table:table-cell>
          <table:table-cell office:value-type="float" office:value="1.47313" calcext:value-type="float">
            <text:p>1.47313</text:p>
          </table:table-cell>
          <table:table-cell office:value-type="float" office:value="-2.32883" calcext:value-type="float">
            <text:p>-2.32883</text:p>
          </table:table-cell>
          <table:table-cell office:value-type="float" office:value="2.75572" calcext:value-type="float">
            <text:p>2.75572</text:p>
          </table:table-cell>
          <table:table-cell office:value-type="float" office:value="0.224624" calcext:value-type="float">
            <text:p>0.224624</text:p>
          </table:table-cell>
          <table:table-cell office:value-type="float" office:value="-2.94116" calcext:value-type="float">
            <text:p>-2.94116</text:p>
          </table:table-cell>
          <table:table-cell office:value-type="float" office:value="-2.18285" calcext:value-type="float">
            <text:p>-2.18285</text:p>
          </table:table-cell>
          <table:table-cell office:value-type="float" office:value="1.90212" calcext:value-type="float">
            <text:p>1.90212</text:p>
          </table:table-cell>
          <table:table-cell office:value-type="float" office:value="-9.36254" calcext:value-type="float">
            <text:p>-9.36254</text:p>
          </table:table-cell>
          <table:table-cell/>
          <table:table-cell table:formula="of:= SQRT(([.G145]-[.A145])^2 + ([.H145]-[.B145])^2 + ([.I145]-[.C145])^2)" office:value-type="float" office:value="7.05677699267165" calcext:value-type="float">
            <text:p>7.0567769927</text:p>
          </table:table-cell>
          <table:table-cell table:formula="of:=[.A145]-[.G145]" office:value-type="float" office:value="0.37549" calcext:value-type="float">
            <text:p>0.37549</text:p>
          </table:table-cell>
          <table:table-cell table:formula="of:=[.B145]-[.H145]" office:value-type="float" office:value="-0.42899" calcext:value-type="float">
            <text:p>-0.42899</text:p>
          </table:table-cell>
          <table:table-cell table:formula="of:=[.C145]-[.I145]" office:value-type="float" office:value="7.03371" calcext:value-type="float">
            <text:p>7.03371</text:p>
          </table:table-cell>
          <table:table-cell/>
        </table:table-row>
        <table:table-row table:style-name="ro1">
          <table:table-cell office:value-type="float" office:value="-1.65025" calcext:value-type="float">
            <text:p>-1.65025</text:p>
          </table:table-cell>
          <table:table-cell office:value-type="float" office:value="0.687607" calcext:value-type="float">
            <text:p>0.687607</text:p>
          </table:table-cell>
          <table:table-cell office:value-type="float" office:value="-2.20029" calcext:value-type="float">
            <text:p>-2.20029</text:p>
          </table:table-cell>
          <table:table-cell office:value-type="float" office:value="2.75912" calcext:value-type="float">
            <text:p>2.75912</text:p>
          </table:table-cell>
          <table:table-cell office:value-type="float" office:value="0.22079" calcext:value-type="float">
            <text:p>0.22079</text:p>
          </table:table-cell>
          <table:table-cell office:value-type="float" office:value="-2.94154" calcext:value-type="float">
            <text:p>-2.94154</text:p>
          </table:table-cell>
          <table:table-cell office:value-type="float" office:value="-2.14621" calcext:value-type="float">
            <text:p>-2.14621</text:p>
          </table:table-cell>
          <table:table-cell office:value-type="float" office:value="1.90016" calcext:value-type="float">
            <text:p>1.90016</text:p>
          </table:table-cell>
          <table:table-cell office:value-type="float" office:value="-9.3714" calcext:value-type="float">
            <text:p>-9.3714</text:p>
          </table:table-cell>
          <table:table-cell/>
          <table:table-cell table:formula="of:= SQRT(([.G146]-[.A146])^2 + ([.H146]-[.B146])^2 + ([.I146]-[.C146])^2)" office:value-type="float" office:value="7.28979284558272" calcext:value-type="float">
            <text:p>7.2897928456</text:p>
          </table:table-cell>
          <table:table-cell table:formula="of:=[.A146]-[.G146]" office:value-type="float" office:value="0.49596" calcext:value-type="float">
            <text:p>0.49596</text:p>
          </table:table-cell>
          <table:table-cell table:formula="of:=[.B146]-[.H146]" office:value-type="float" office:value="-1.212553" calcext:value-type="float">
            <text:p>-1.212553</text:p>
          </table:table-cell>
          <table:table-cell table:formula="of:=[.C146]-[.I146]" office:value-type="float" office:value="7.17111" calcext:value-type="float">
            <text:p>7.17111</text:p>
          </table:table-cell>
          <table:table-cell/>
        </table:table-row>
        <table:table-row table:style-name="ro1">
          <table:table-cell office:value-type="float" office:value="-1.65025" calcext:value-type="float">
            <text:p>-1.65025</text:p>
          </table:table-cell>
          <table:table-cell office:value-type="float" office:value="0.687607" calcext:value-type="float">
            <text:p>0.687607</text:p>
          </table:table-cell>
          <table:table-cell office:value-type="float" office:value="-2.20029" calcext:value-type="float">
            <text:p>-2.20029</text:p>
          </table:table-cell>
          <table:table-cell office:value-type="float" office:value="2.75912" calcext:value-type="float">
            <text:p>2.75912</text:p>
          </table:table-cell>
          <table:table-cell office:value-type="float" office:value="0.22079" calcext:value-type="float">
            <text:p>0.22079</text:p>
          </table:table-cell>
          <table:table-cell office:value-type="float" office:value="-2.94154" calcext:value-type="float">
            <text:p>-2.94154</text:p>
          </table:table-cell>
          <table:table-cell office:value-type="float" office:value="-2.14621" calcext:value-type="float">
            <text:p>-2.14621</text:p>
          </table:table-cell>
          <table:table-cell office:value-type="float" office:value="1.90016" calcext:value-type="float">
            <text:p>1.90016</text:p>
          </table:table-cell>
          <table:table-cell office:value-type="float" office:value="-9.3714" calcext:value-type="float">
            <text:p>-9.3714</text:p>
          </table:table-cell>
          <table:table-cell/>
          <table:table-cell table:formula="of:= SQRT(([.G147]-[.A147])^2 + ([.H147]-[.B147])^2 + ([.I147]-[.C147])^2)" office:value-type="float" office:value="7.28979284558272" calcext:value-type="float">
            <text:p>7.2897928456</text:p>
          </table:table-cell>
          <table:table-cell table:formula="of:=[.A147]-[.G147]" office:value-type="float" office:value="0.49596" calcext:value-type="float">
            <text:p>0.49596</text:p>
          </table:table-cell>
          <table:table-cell table:formula="of:=[.B147]-[.H147]" office:value-type="float" office:value="-1.212553" calcext:value-type="float">
            <text:p>-1.212553</text:p>
          </table:table-cell>
          <table:table-cell table:formula="of:=[.C147]-[.I147]" office:value-type="float" office:value="7.17111" calcext:value-type="float">
            <text:p>7.17111</text:p>
          </table:table-cell>
          <table:table-cell/>
        </table:table-row>
        <table:table-row table:style-name="ro1">
          <table:table-cell office:value-type="float" office:value="-1.65025" calcext:value-type="float">
            <text:p>-1.65025</text:p>
          </table:table-cell>
          <table:table-cell office:value-type="float" office:value="0.687607" calcext:value-type="float">
            <text:p>0.687607</text:p>
          </table:table-cell>
          <table:table-cell office:value-type="float" office:value="-2.20029" calcext:value-type="float">
            <text:p>-2.20029</text:p>
          </table:table-cell>
          <table:table-cell office:value-type="float" office:value="2.75912" calcext:value-type="float">
            <text:p>2.75912</text:p>
          </table:table-cell>
          <table:table-cell office:value-type="float" office:value="0.22079" calcext:value-type="float">
            <text:p>0.22079</text:p>
          </table:table-cell>
          <table:table-cell office:value-type="float" office:value="-2.94154" calcext:value-type="float">
            <text:p>-2.94154</text:p>
          </table:table-cell>
          <table:table-cell office:value-type="float" office:value="-2.14621" calcext:value-type="float">
            <text:p>-2.14621</text:p>
          </table:table-cell>
          <table:table-cell office:value-type="float" office:value="1.90016" calcext:value-type="float">
            <text:p>1.90016</text:p>
          </table:table-cell>
          <table:table-cell office:value-type="float" office:value="-9.3714" calcext:value-type="float">
            <text:p>-9.3714</text:p>
          </table:table-cell>
          <table:table-cell/>
          <table:table-cell table:formula="of:= SQRT(([.G148]-[.A148])^2 + ([.H148]-[.B148])^2 + ([.I148]-[.C148])^2)" office:value-type="float" office:value="7.28979284558272" calcext:value-type="float">
            <text:p>7.2897928456</text:p>
          </table:table-cell>
          <table:table-cell table:formula="of:=[.A148]-[.G148]" office:value-type="float" office:value="0.49596" calcext:value-type="float">
            <text:p>0.49596</text:p>
          </table:table-cell>
          <table:table-cell table:formula="of:=[.B148]-[.H148]" office:value-type="float" office:value="-1.212553" calcext:value-type="float">
            <text:p>-1.212553</text:p>
          </table:table-cell>
          <table:table-cell table:formula="of:=[.C148]-[.I148]" office:value-type="float" office:value="7.17111" calcext:value-type="float">
            <text:p>7.17111</text:p>
          </table:table-cell>
          <table:table-cell/>
        </table:table-row>
        <table:table-row table:style-name="ro1">
          <table:table-cell office:value-type="float" office:value="-1.62883" calcext:value-type="float">
            <text:p>-1.62883</text:p>
          </table:table-cell>
          <table:table-cell office:value-type="float" office:value="0.285324" calcext:value-type="float">
            <text:p>0.285324</text:p>
          </table:table-cell>
          <table:table-cell office:value-type="float" office:value="-2.95486" calcext:value-type="float">
            <text:p>-2.95486</text:p>
          </table:table-cell>
          <table:table-cell office:value-type="float" office:value="2.75912" calcext:value-type="float">
            <text:p>2.75912</text:p>
          </table:table-cell>
          <table:table-cell office:value-type="float" office:value="0.22079" calcext:value-type="float">
            <text:p>0.22079</text:p>
          </table:table-cell>
          <table:table-cell office:value-type="float" office:value="-2.94154" calcext:value-type="float">
            <text:p>-2.94154</text:p>
          </table:table-cell>
          <table:table-cell office:value-type="float" office:value="-2.14621" calcext:value-type="float">
            <text:p>-2.14621</text:p>
          </table:table-cell>
          <table:table-cell office:value-type="float" office:value="1.90016" calcext:value-type="float">
            <text:p>1.90016</text:p>
          </table:table-cell>
          <table:table-cell office:value-type="float" office:value="-9.3714" calcext:value-type="float">
            <text:p>-9.3714</text:p>
          </table:table-cell>
          <table:table-cell/>
          <table:table-cell table:formula="of:= SQRT(([.G149]-[.A149])^2 + ([.H149]-[.B149])^2 + ([.I149]-[.C149])^2)" office:value-type="float" office:value="6.63681873663098" calcext:value-type="float">
            <text:p>6.6368187366</text:p>
          </table:table-cell>
          <table:table-cell table:formula="of:=[.A149]-[.G149]" office:value-type="float" office:value="0.51738" calcext:value-type="float">
            <text:p>0.51738</text:p>
          </table:table-cell>
          <table:table-cell table:formula="of:=[.B149]-[.H149]" office:value-type="float" office:value="-1.614836" calcext:value-type="float">
            <text:p>-1.614836</text:p>
          </table:table-cell>
          <table:table-cell table:formula="of:=[.C149]-[.I149]" office:value-type="float" office:value="6.41654" calcext:value-type="float">
            <text:p>6.41654</text:p>
          </table:table-cell>
          <table:table-cell/>
        </table:table-row>
        <table:table-row table:style-name="ro1">
          <table:table-cell office:value-type="float" office:value="-1.38603" calcext:value-type="float">
            <text:p>-1.38603</text:p>
          </table:table-cell>
          <table:table-cell office:value-type="float" office:value="-0.212173" calcext:value-type="float">
            <text:p>-0.212173</text:p>
          </table:table-cell>
          <table:table-cell office:value-type="float" office:value="-3.59518" calcext:value-type="float">
            <text:p>-3.59518</text:p>
          </table:table-cell>
          <table:table-cell office:value-type="float" office:value="2.76229" calcext:value-type="float">
            <text:p>2.76229</text:p>
          </table:table-cell>
          <table:table-cell office:value-type="float" office:value="0.206834" calcext:value-type="float">
            <text:p>0.206834</text:p>
          </table:table-cell>
          <table:table-cell office:value-type="float" office:value="-2.95864" calcext:value-type="float">
            <text:p>-2.95864</text:p>
          </table:table-cell>
          <table:table-cell office:value-type="float" office:value="-2.01255" calcext:value-type="float">
            <text:p>-2.01255</text:p>
          </table:table-cell>
          <table:table-cell office:value-type="float" office:value="1.74494" calcext:value-type="float">
            <text:p>1.74494</text:p>
          </table:table-cell>
          <table:table-cell office:value-type="float" office:value="-9.43106" calcext:value-type="float">
            <text:p>-9.43106</text:p>
          </table:table-cell>
          <table:table-cell/>
          <table:table-cell table:formula="of:= SQRT(([.G150]-[.A150])^2 + ([.H150]-[.B150])^2 + ([.I150]-[.C150])^2)" office:value-type="float" office:value="6.18710869304629" calcext:value-type="float">
            <text:p>6.187108693</text:p>
          </table:table-cell>
          <table:table-cell table:formula="of:=[.A150]-[.G150]" office:value-type="float" office:value="0.62652" calcext:value-type="float">
            <text:p>0.62652</text:p>
          </table:table-cell>
          <table:table-cell table:formula="of:=[.B150]-[.H150]" office:value-type="float" office:value="-1.957113" calcext:value-type="float">
            <text:p>-1.957113</text:p>
          </table:table-cell>
          <table:table-cell table:formula="of:=[.C150]-[.I150]" office:value-type="float" office:value="5.83588" calcext:value-type="float">
            <text:p>5.83588</text:p>
          </table:table-cell>
          <table:table-cell/>
        </table:table-row>
        <table:table-row table:style-name="ro1">
          <table:table-cell office:value-type="float" office:value="-1.06706" calcext:value-type="float">
            <text:p>-1.06706</text:p>
          </table:table-cell>
          <table:table-cell office:value-type="float" office:value="-0.105057" calcext:value-type="float">
            <text:p>-0.105057</text:p>
          </table:table-cell>
          <table:table-cell office:value-type="float" office:value="-4.89487" calcext:value-type="float">
            <text:p>-4.89487</text:p>
          </table:table-cell>
          <table:table-cell office:value-type="float" office:value="2.76242" calcext:value-type="float">
            <text:p>2.76242</text:p>
          </table:table-cell>
          <table:table-cell office:value-type="float" office:value="0.194892" calcext:value-type="float">
            <text:p>0.194892</text:p>
          </table:table-cell>
          <table:table-cell office:value-type="float" office:value="-2.97937" calcext:value-type="float">
            <text:p>-2.97937</text:p>
          </table:table-cell>
          <table:table-cell office:value-type="float" office:value="-1.89787" calcext:value-type="float">
            <text:p>-1.89787</text:p>
          </table:table-cell>
          <table:table-cell office:value-type="float" office:value="1.55287" calcext:value-type="float">
            <text:p>1.55287</text:p>
          </table:table-cell>
          <table:table-cell office:value-type="float" office:value="-9.48824" calcext:value-type="float">
            <text:p>-9.48824</text:p>
          </table:table-cell>
          <table:table-cell/>
          <table:table-cell table:formula="of:= SQRT(([.G151]-[.A151])^2 + ([.H151]-[.B151])^2 + ([.I151]-[.C151])^2)" office:value-type="float" office:value="4.95358608992808" calcext:value-type="float">
            <text:p>4.9535860899</text:p>
          </table:table-cell>
          <table:table-cell table:formula="of:=[.A151]-[.G151]" office:value-type="float" office:value="0.83081" calcext:value-type="float">
            <text:p>0.83081</text:p>
          </table:table-cell>
          <table:table-cell table:formula="of:=[.B151]-[.H151]" office:value-type="float" office:value="-1.657927" calcext:value-type="float">
            <text:p>-1.657927</text:p>
          </table:table-cell>
          <table:table-cell table:formula="of:=[.C151]-[.I151]" office:value-type="float" office:value="4.59337" calcext:value-type="float">
            <text:p>4.59337</text:p>
          </table:table-cell>
          <table:table-cell/>
        </table:table-row>
        <table:table-row table:style-name="ro1">
          <table:table-cell office:value-type="float" office:value="-1.16466" calcext:value-type="float">
            <text:p>-1.16466</text:p>
          </table:table-cell>
          <table:table-cell office:value-type="float" office:value="0.425766" calcext:value-type="float">
            <text:p>0.425766</text:p>
          </table:table-cell>
          <table:table-cell office:value-type="float" office:value="-5.25906" calcext:value-type="float">
            <text:p>-5.25906</text:p>
          </table:table-cell>
          <table:table-cell office:value-type="float" office:value="2.76374" calcext:value-type="float">
            <text:p>2.76374</text:p>
          </table:table-cell>
          <table:table-cell office:value-type="float" office:value="0.181727" calcext:value-type="float">
            <text:p>0.181727</text:p>
          </table:table-cell>
          <table:table-cell office:value-type="float" office:value="-3.00249" calcext:value-type="float">
            <text:p>-3.00249</text:p>
          </table:table-cell>
          <table:table-cell office:value-type="float" office:value="-1.77114" calcext:value-type="float">
            <text:p>-1.77114</text:p>
          </table:table-cell>
          <table:table-cell office:value-type="float" office:value="1.33648" calcext:value-type="float">
            <text:p>1.33648</text:p>
          </table:table-cell>
          <table:table-cell office:value-type="float" office:value="-9.54552" calcext:value-type="float">
            <text:p>-9.54552</text:p>
          </table:table-cell>
          <table:table-cell/>
          <table:table-cell table:formula="of:= SQRT(([.G152]-[.A152])^2 + ([.H152]-[.B152])^2 + ([.I152]-[.C152])^2)" office:value-type="float" office:value="4.42390747098038" calcext:value-type="float">
            <text:p>4.423907471</text:p>
          </table:table-cell>
          <table:table-cell table:formula="of:=[.A152]-[.G152]" office:value-type="float" office:value="0.60648" calcext:value-type="float">
            <text:p>0.60648</text:p>
          </table:table-cell>
          <table:table-cell table:formula="of:=[.B152]-[.H152]" office:value-type="float" office:value="-0.910714" calcext:value-type="float">
            <text:p>-0.910714</text:p>
          </table:table-cell>
          <table:table-cell table:formula="of:=[.C152]-[.I152]" office:value-type="float" office:value="4.28646" calcext:value-type="float">
            <text:p>4.28646</text:p>
          </table:table-cell>
          <table:table-cell/>
        </table:table-row>
        <table:table-row table:style-name="ro1">
          <table:table-cell office:value-type="float" office:value="-1.23131" calcext:value-type="float">
            <text:p>-1.23131</text:p>
          </table:table-cell>
          <table:table-cell office:value-type="float" office:value="0.309128" calcext:value-type="float">
            <text:p>0.309128</text:p>
          </table:table-cell>
          <table:table-cell office:value-type="float" office:value="-5.98746" calcext:value-type="float">
            <text:p>-5.98746</text:p>
          </table:table-cell>
          <table:table-cell office:value-type="float" office:value="2.76475" calcext:value-type="float">
            <text:p>2.76475</text:p>
          </table:table-cell>
          <table:table-cell office:value-type="float" office:value="0.171161" calcext:value-type="float">
            <text:p>0.171161</text:p>
          </table:table-cell>
          <table:table-cell office:value-type="float" office:value="-3.02285" calcext:value-type="float">
            <text:p>-3.02285</text:p>
          </table:table-cell>
          <table:table-cell office:value-type="float" office:value="-1.6692" calcext:value-type="float">
            <text:p>-1.6692</text:p>
          </table:table-cell>
          <table:table-cell office:value-type="float" office:value="1.14396" calcext:value-type="float">
            <text:p>1.14396</text:p>
          </table:table-cell>
          <table:table-cell office:value-type="float" office:value="-9.5888" calcext:value-type="float">
            <text:p>-9.5888</text:p>
          </table:table-cell>
          <table:table-cell/>
          <table:table-cell table:formula="of:= SQRT(([.G153]-[.A153])^2 + ([.H153]-[.B153])^2 + ([.I153]-[.C153])^2)" office:value-type="float" office:value="3.72267940009934" calcext:value-type="float">
            <text:p>3.7226794001</text:p>
          </table:table-cell>
          <table:table-cell table:formula="of:=[.A153]-[.G153]" office:value-type="float" office:value="0.43789" calcext:value-type="float">
            <text:p>0.43789</text:p>
          </table:table-cell>
          <table:table-cell table:formula="of:=[.B153]-[.H153]" office:value-type="float" office:value="-0.834832" calcext:value-type="float">
            <text:p>-0.834832</text:p>
          </table:table-cell>
          <table:table-cell table:formula="of:=[.C153]-[.I153]" office:value-type="float" office:value="3.60134" calcext:value-type="float">
            <text:p>3.60134</text:p>
          </table:table-cell>
          <table:table-cell/>
        </table:table-row>
        <table:table-row table:style-name="ro1">
          <table:table-cell office:value-type="float" office:value="-0.73381" calcext:value-type="float">
            <text:p>-0.73381</text:p>
          </table:table-cell>
          <table:table-cell office:value-type="float" office:value="-0.643021" calcext:value-type="float">
            <text:p>-0.643021</text:p>
          </table:table-cell>
          <table:table-cell office:value-type="float" office:value="-6.45877" calcext:value-type="float">
            <text:p>-6.45877</text:p>
          </table:table-cell>
          <table:table-cell office:value-type="float" office:value="2.76475" calcext:value-type="float">
            <text:p>2.76475</text:p>
          </table:table-cell>
          <table:table-cell office:value-type="float" office:value="0.171161" calcext:value-type="float">
            <text:p>0.171161</text:p>
          </table:table-cell>
          <table:table-cell office:value-type="float" office:value="-3.02285" calcext:value-type="float">
            <text:p>-3.02285</text:p>
          </table:table-cell>
          <table:table-cell office:value-type="float" office:value="-1.6692" calcext:value-type="float">
            <text:p>-1.6692</text:p>
          </table:table-cell>
          <table:table-cell office:value-type="float" office:value="1.14396" calcext:value-type="float">
            <text:p>1.14396</text:p>
          </table:table-cell>
          <table:table-cell office:value-type="float" office:value="-9.5888" calcext:value-type="float">
            <text:p>-9.5888</text:p>
          </table:table-cell>
          <table:table-cell/>
          <table:table-cell table:formula="of:= SQRT(([.G154]-[.A154])^2 + ([.H154]-[.B154])^2 + ([.I154]-[.C154])^2)" office:value-type="float" office:value="3.72361965664607" calcext:value-type="float">
            <text:p>3.7236196566</text:p>
          </table:table-cell>
          <table:table-cell table:formula="of:=[.A154]-[.G154]" office:value-type="float" office:value="0.93539" calcext:value-type="float">
            <text:p>0.93539</text:p>
          </table:table-cell>
          <table:table-cell table:formula="of:=[.B154]-[.H154]" office:value-type="float" office:value="-1.786981" calcext:value-type="float">
            <text:p>-1.786981</text:p>
          </table:table-cell>
          <table:table-cell table:formula="of:=[.C154]-[.I154]" office:value-type="float" office:value="3.13003" calcext:value-type="float">
            <text:p>3.13003</text:p>
          </table:table-cell>
          <table:table-cell/>
        </table:table-row>
        <table:table-row table:style-name="ro1">
          <table:table-cell office:value-type="float" office:value="-0.73381" calcext:value-type="float">
            <text:p>-0.73381</text:p>
          </table:table-cell>
          <table:table-cell office:value-type="float" office:value="-0.643021" calcext:value-type="float">
            <text:p>-0.643021</text:p>
          </table:table-cell>
          <table:table-cell office:value-type="float" office:value="-6.45877" calcext:value-type="float">
            <text:p>-6.45877</text:p>
          </table:table-cell>
          <table:table-cell office:value-type="float" office:value="2.76303" calcext:value-type="float">
            <text:p>2.76303</text:p>
          </table:table-cell>
          <table:table-cell office:value-type="float" office:value="0.162358" calcext:value-type="float">
            <text:p>0.162358</text:p>
          </table:table-cell>
          <table:table-cell office:value-type="float" office:value="-3.03955" calcext:value-type="float">
            <text:p>-3.03955</text:p>
          </table:table-cell>
          <table:table-cell office:value-type="float" office:value="-1.58413" calcext:value-type="float">
            <text:p>-1.58413</text:p>
          </table:table-cell>
          <table:table-cell office:value-type="float" office:value="0.985165" calcext:value-type="float">
            <text:p>0.985165</text:p>
          </table:table-cell>
          <table:table-cell office:value-type="float" office:value="-9.62081" calcext:value-type="float">
            <text:p>-9.62081</text:p>
          </table:table-cell>
          <table:table-cell/>
          <table:table-cell table:formula="of:= SQRT(([.G155]-[.A155])^2 + ([.H155]-[.B155])^2 + ([.I155]-[.C155])^2)" office:value-type="float" office:value="3.65684710024852" calcext:value-type="float">
            <text:p>3.6568471002</text:p>
          </table:table-cell>
          <table:table-cell table:formula="of:=[.A155]-[.G155]" office:value-type="float" office:value="0.85032" calcext:value-type="float">
            <text:p>0.85032</text:p>
          </table:table-cell>
          <table:table-cell table:formula="of:=[.B155]-[.H155]" office:value-type="float" office:value="-1.628186" calcext:value-type="float">
            <text:p>-1.628186</text:p>
          </table:table-cell>
          <table:table-cell table:formula="of:=[.C155]-[.I155]" office:value-type="float" office:value="3.16204" calcext:value-type="float">
            <text:p>3.16204</text:p>
          </table:table-cell>
          <table:table-cell/>
        </table:table-row>
        <table:table-row table:style-name="ro1">
          <table:table-cell office:value-type="float" office:value="0.10408" calcext:value-type="float">
            <text:p>0.10408</text:p>
          </table:table-cell>
          <table:table-cell office:value-type="float" office:value="-1.44997" calcext:value-type="float">
            <text:p>-1.44997</text:p>
          </table:table-cell>
          <table:table-cell office:value-type="float" office:value="-7.51566" calcext:value-type="float">
            <text:p>-7.51566</text:p>
          </table:table-cell>
          <table:table-cell office:value-type="float" office:value="2.75822" calcext:value-type="float">
            <text:p>2.75822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-3.05585" calcext:value-type="float">
            <text:p>-3.05585</text:p>
          </table:table-cell>
          <table:table-cell office:value-type="float" office:value="-1.45996" calcext:value-type="float">
            <text:p>-1.45996</text:p>
          </table:table-cell>
          <table:table-cell office:value-type="float" office:value="0.829922" calcext:value-type="float">
            <text:p>0.829922</text:p>
          </table:table-cell>
          <table:table-cell office:value-type="float" office:value="-9.65504" calcext:value-type="float">
            <text:p>-9.65504</text:p>
          </table:table-cell>
          <table:table-cell/>
          <table:table-cell table:formula="of:= SQRT(([.G156]-[.A156])^2 + ([.H156]-[.B156])^2 + ([.I156]-[.C156])^2)" office:value-type="float" office:value="3.49586547762696" calcext:value-type="float">
            <text:p>3.4958654776</text:p>
          </table:table-cell>
          <table:table-cell table:formula="of:=[.A156]-[.G156]" office:value-type="float" office:value="1.56404" calcext:value-type="float">
            <text:p>1.56404</text:p>
          </table:table-cell>
          <table:table-cell table:formula="of:=[.B156]-[.H156]" office:value-type="float" office:value="-2.279892" calcext:value-type="float">
            <text:p>-2.279892</text:p>
          </table:table-cell>
          <table:table-cell table:formula="of:=[.C156]-[.I156]" office:value-type="float" office:value="2.13938" calcext:value-type="float">
            <text:p>2.13938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0836334" calcext:value-type="float">
            <text:p>-0.0836334</text:p>
          </table:table-cell>
          <table:table-cell office:value-type="float" office:value="-8.79391" calcext:value-type="float">
            <text:p>-8.79391</text:p>
          </table:table-cell>
          <table:table-cell office:value-type="float" office:value="2.75822" calcext:value-type="float">
            <text:p>2.75822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-3.05585" calcext:value-type="float">
            <text:p>-3.05585</text:p>
          </table:table-cell>
          <table:table-cell office:value-type="float" office:value="-1.45996" calcext:value-type="float">
            <text:p>-1.45996</text:p>
          </table:table-cell>
          <table:table-cell office:value-type="float" office:value="0.829922" calcext:value-type="float">
            <text:p>0.829922</text:p>
          </table:table-cell>
          <table:table-cell office:value-type="float" office:value="-9.65504" calcext:value-type="float">
            <text:p>-9.65504</text:p>
          </table:table-cell>
          <table:table-cell/>
          <table:table-cell table:formula="of:= SQRT(([.G157]-[.A157])^2 + ([.H157]-[.B157])^2 + ([.I157]-[.C157])^2)" office:value-type="float" office:value="2.09971806280037" calcext:value-type="float">
            <text:p>2.0997180628</text:p>
          </table:table-cell>
          <table:table-cell table:formula="of:=[.A157]-[.G157]" office:value-type="float" office:value="1.683059" calcext:value-type="float">
            <text:p>1.683059</text:p>
          </table:table-cell>
          <table:table-cell table:formula="of:=[.B157]-[.H157]" office:value-type="float" office:value="-0.9135554" calcext:value-type="float">
            <text:p>-0.9135554</text:p>
          </table:table-cell>
          <table:table-cell table:formula="of:=[.C157]-[.I157]" office:value-type="float" office:value="0.861129999999999" calcext:value-type="float">
            <text:p>0.86113</text:p>
          </table:table-cell>
          <table:table-cell/>
        </table:table-row>
        <table:table-row table:style-name="ro1">
          <table:table-cell office:value-type="float" office:value="0.223099" calcext:value-type="float">
            <text:p>0.223099</text:p>
          </table:table-cell>
          <table:table-cell office:value-type="float" office:value="-0.0836334" calcext:value-type="float">
            <text:p>-0.0836334</text:p>
          </table:table-cell>
          <table:table-cell office:value-type="float" office:value="-8.79391" calcext:value-type="float">
            <text:p>-8.79391</text:p>
          </table:table-cell>
          <table:table-cell office:value-type="float" office:value="2.75414" calcext:value-type="float">
            <text:p>2.75414</text:p>
          </table:table-cell>
          <table:table-cell office:value-type="float" office:value="0.131784" calcext:value-type="float">
            <text:p>0.131784</text:p>
          </table:table-cell>
          <table:table-cell office:value-type="float" office:value="-3.07876" calcext:value-type="float">
            <text:p>-3.07876</text:p>
          </table:table-cell>
          <table:table-cell office:value-type="float" office:value="-1.28774" calcext:value-type="float">
            <text:p>-1.28774</text:p>
          </table:table-cell>
          <table:table-cell office:value-type="float" office:value="0.610055" calcext:value-type="float">
            <text:p>0.610055</text:p>
          </table:table-cell>
          <table:table-cell office:value-type="float" office:value="-9.69585" calcext:value-type="float">
            <text:p>-9.69585</text:p>
          </table:table-cell>
          <table:table-cell/>
          <table:table-cell table:formula="of:= SQRT(([.G158]-[.A158])^2 + ([.H158]-[.B158])^2 + ([.I158]-[.C158])^2)" office:value-type="float" office:value="1.89138410795258" calcext:value-type="float">
            <text:p>1.891384108</text:p>
          </table:table-cell>
          <table:table-cell table:formula="of:=[.A158]-[.G158]" office:value-type="float" office:value="1.510839" calcext:value-type="float">
            <text:p>1.510839</text:p>
          </table:table-cell>
          <table:table-cell table:formula="of:=[.B158]-[.H158]" office:value-type="float" office:value="-0.6936884" calcext:value-type="float">
            <text:p>-0.6936884</text:p>
          </table:table-cell>
          <table:table-cell table:formula="of:=[.C158]-[.I158]" office:value-type="float" office:value="0.90194" calcext:value-type="float">
            <text:p>0.90194</text:p>
          </table:table-cell>
          <table:table-cell/>
        </table:table-row>
        <table:table-row table:style-name="ro1">
          <table:table-cell office:value-type="float" office:value="-0.188705" calcext:value-type="float">
            <text:p>-0.188705</text:p>
          </table:table-cell>
          <table:table-cell office:value-type="float" office:value="0.618576" calcext:value-type="float">
            <text:p>0.618576</text:p>
          </table:table-cell>
          <table:table-cell office:value-type="float" office:value="-9.56039" calcext:value-type="float">
            <text:p>-9.56039</text:p>
          </table:table-cell>
          <table:table-cell office:value-type="float" office:value="2.75313" calcext:value-type="float">
            <text:p>2.75313</text:p>
          </table:table-cell>
          <table:table-cell office:value-type="float" office:value="0.111629" calcext:value-type="float">
            <text:p>0.111629</text:p>
          </table:table-cell>
          <table:table-cell office:value-type="float" office:value="-3.10413" calcext:value-type="float">
            <text:p>-3.10413</text:p>
          </table:table-cell>
          <table:table-cell office:value-type="float" office:value="-1.09169" calcext:value-type="float">
            <text:p>-1.09169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-9.73217" calcext:value-type="float">
            <text:p>-9.73217</text:p>
          </table:table-cell>
          <table:table-cell/>
          <table:table-cell table:formula="of:= SQRT(([.G159]-[.A159])^2 + ([.H159]-[.B159])^2 + ([.I159]-[.C159])^2)" office:value-type="float" office:value="0.953575503792961" calcext:value-type="float">
            <text:p>0.9535755038</text:p>
          </table:table-cell>
          <table:table-cell table:formula="of:=[.A159]-[.G159]" office:value-type="float" office:value="0.902985" calcext:value-type="float">
            <text:p>0.902985</text:p>
          </table:table-cell>
          <table:table-cell table:formula="of:=[.B159]-[.H159]" office:value-type="float" office:value="0.253803" calcext:value-type="float">
            <text:p>0.253803</text:p>
          </table:table-cell>
          <table:table-cell table:formula="of:=[.C159]-[.I159]" office:value-type="float" office:value="0.17178" calcext:value-type="float">
            <text:p>0.17178</text:p>
          </table:table-cell>
          <table:table-cell/>
        </table:table-row>
        <table:table-row table:style-name="ro1">
          <table:table-cell office:value-type="float" office:value="0.299271" calcext:value-type="float">
            <text:p>0.299271</text:p>
          </table:table-cell>
          <table:table-cell office:value-type="float" office:value="-0.364517" calcext:value-type="float">
            <text:p>-0.364517</text:p>
          </table:table-cell>
          <table:table-cell office:value-type="float" office:value="-10.7458" calcext:value-type="float">
            <text:p>-10.7458</text:p>
          </table:table-cell>
          <table:table-cell office:value-type="float" office:value="2.75313" calcext:value-type="float">
            <text:p>2.75313</text:p>
          </table:table-cell>
          <table:table-cell office:value-type="float" office:value="0.111629" calcext:value-type="float">
            <text:p>0.111629</text:p>
          </table:table-cell>
          <table:table-cell office:value-type="float" office:value="-3.10413" calcext:value-type="float">
            <text:p>-3.10413</text:p>
          </table:table-cell>
          <table:table-cell office:value-type="float" office:value="-1.09169" calcext:value-type="float">
            <text:p>-1.09169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-9.73217" calcext:value-type="float">
            <text:p>-9.73217</text:p>
          </table:table-cell>
          <table:table-cell/>
          <table:table-cell table:formula="of:= SQRT(([.G160]-[.A160])^2 + ([.H160]-[.B160])^2 + ([.I160]-[.C160])^2)" office:value-type="float" office:value="1.86924642156164" calcext:value-type="float">
            <text:p>1.8692464216</text:p>
          </table:table-cell>
          <table:table-cell table:formula="of:=[.A160]-[.G160]" office:value-type="float" office:value="1.390961" calcext:value-type="float">
            <text:p>1.390961</text:p>
          </table:table-cell>
          <table:table-cell table:formula="of:=[.B160]-[.H160]" office:value-type="float" office:value="-0.72929" calcext:value-type="float">
            <text:p>-0.72929</text:p>
          </table:table-cell>
          <table:table-cell table:formula="of:=[.C160]-[.I160]" office:value-type="float" office:value="-1.01363" calcext:value-type="float">
            <text:p>-1.01363</text:p>
          </table:table-cell>
          <table:table-cell/>
        </table:table-row>
        <table:table-row table:style-name="ro1">
          <table:table-cell office:value-type="float" office:value="0.299271" calcext:value-type="float">
            <text:p>0.299271</text:p>
          </table:table-cell>
          <table:table-cell office:value-type="float" office:value="-0.364517" calcext:value-type="float">
            <text:p>-0.364517</text:p>
          </table:table-cell>
          <table:table-cell office:value-type="float" office:value="-10.7458" calcext:value-type="float">
            <text:p>-10.7458</text:p>
          </table:table-cell>
          <table:table-cell office:value-type="float" office:value="2.75102" calcext:value-type="float">
            <text:p>2.75102</text:p>
          </table:table-cell>
          <table:table-cell office:value-type="float" office:value="0.0916659" calcext:value-type="float">
            <text:p>0.0916659</text:p>
          </table:table-cell>
          <table:table-cell office:value-type="float" office:value="-3.12298" calcext:value-type="float">
            <text:p>-3.12298</text:p>
          </table:table-cell>
          <table:table-cell office:value-type="float" office:value="-0.897068" calcext:value-type="float">
            <text:p>-0.897068</text:p>
          </table:table-cell>
          <table:table-cell office:value-type="float" office:value="0.18162" calcext:value-type="float">
            <text:p>0.18162</text:p>
          </table:table-cell>
          <table:table-cell office:value-type="float" office:value="-9.75717" calcext:value-type="float">
            <text:p>-9.75717</text:p>
          </table:table-cell>
          <table:table-cell/>
          <table:table-cell table:formula="of:= SQRT(([.G161]-[.A161])^2 + ([.H161]-[.B161])^2 + ([.I161]-[.C161])^2)" office:value-type="float" office:value="1.64526043609819" calcext:value-type="float">
            <text:p>1.6452604361</text:p>
          </table:table-cell>
          <table:table-cell table:formula="of:=[.A161]-[.G161]" office:value-type="float" office:value="1.196339" calcext:value-type="float">
            <text:p>1.196339</text:p>
          </table:table-cell>
          <table:table-cell table:formula="of:=[.B161]-[.H161]" office:value-type="float" office:value="-0.546137" calcext:value-type="float">
            <text:p>-0.546137</text:p>
          </table:table-cell>
          <table:table-cell table:formula="of:=[.C161]-[.I161]" office:value-type="float" office:value="-0.988629999999999" calcext:value-type="float">
            <text:p>-0.98863</text:p>
          </table:table-cell>
          <table:table-cell/>
        </table:table-row>
        <table:table-row table:style-name="ro1">
          <table:table-cell office:value-type="float" office:value="0.325455" calcext:value-type="float">
            <text:p>0.325455</text:p>
          </table:table-cell>
          <table:table-cell office:value-type="float" office:value="-0.333572" calcext:value-type="float">
            <text:p>-0.333572</text:p>
          </table:table-cell>
          <table:table-cell office:value-type="float" office:value="-11.8122" calcext:value-type="float">
            <text:p>-11.8122</text:p>
          </table:table-cell>
          <table:table-cell office:value-type="float" office:value="2.74667" calcext:value-type="float">
            <text:p>2.74667</text:p>
          </table:table-cell>
          <table:table-cell office:value-type="float" office:value="0.0729726" calcext:value-type="float">
            <text:p>0.0729726</text:p>
          </table:table-cell>
          <table:table-cell office:value-type="float" office:value="-3.14015" calcext:value-type="float">
            <text:p>-3.14015</text:p>
          </table:table-cell>
          <table:table-cell office:value-type="float" office:value="-0.714497" calcext:value-type="float">
            <text:p>-0.714497</text:p>
          </table:table-cell>
          <table:table-cell office:value-type="float" office:value="0.014093" calcext:value-type="float">
            <text:p>0.014093</text:p>
          </table:table-cell>
          <table:table-cell office:value-type="float" office:value="-9.77391" calcext:value-type="float">
            <text:p>-9.77391</text:p>
          </table:table-cell>
          <table:table-cell/>
          <table:table-cell table:formula="of:= SQRT(([.G162]-[.A162])^2 + ([.H162]-[.B162])^2 + ([.I162]-[.C162])^2)" office:value-type="float" office:value="2.3145187920233" calcext:value-type="float">
            <text:p>2.314518792</text:p>
          </table:table-cell>
          <table:table-cell table:formula="of:=[.A162]-[.G162]" office:value-type="float" office:value="1.039952" calcext:value-type="float">
            <text:p>1.039952</text:p>
          </table:table-cell>
          <table:table-cell table:formula="of:=[.B162]-[.H162]" office:value-type="float" office:value="-0.347665" calcext:value-type="float">
            <text:p>-0.347665</text:p>
          </table:table-cell>
          <table:table-cell table:formula="of:=[.C162]-[.I162]" office:value-type="float" office:value="-2.03829" calcext:value-type="float">
            <text:p>-2.03829</text:p>
          </table:table-cell>
          <table:table-cell/>
        </table:table-row>
        <table:table-row table:style-name="ro1">
          <table:table-cell office:value-type="float" office:value="0.492081" calcext:value-type="float">
            <text:p>0.492081</text:p>
          </table:table-cell>
          <table:table-cell office:value-type="float" office:value="-0.271683" calcext:value-type="float">
            <text:p>-0.271683</text:p>
          </table:table-cell>
          <table:table-cell office:value-type="float" office:value="-11.6551" calcext:value-type="float">
            <text:p>-11.6551</text:p>
          </table:table-cell>
          <table:table-cell office:value-type="float" office:value="2.74667" calcext:value-type="float">
            <text:p>2.74667</text:p>
          </table:table-cell>
          <table:table-cell office:value-type="float" office:value="0.0729726" calcext:value-type="float">
            <text:p>0.0729726</text:p>
          </table:table-cell>
          <table:table-cell office:value-type="float" office:value="-3.14015" calcext:value-type="float">
            <text:p>-3.14015</text:p>
          </table:table-cell>
          <table:table-cell office:value-type="float" office:value="-0.714497" calcext:value-type="float">
            <text:p>-0.714497</text:p>
          </table:table-cell>
          <table:table-cell office:value-type="float" office:value="0.014093" calcext:value-type="float">
            <text:p>0.014093</text:p>
          </table:table-cell>
          <table:table-cell office:value-type="float" office:value="-9.77391" calcext:value-type="float">
            <text:p>-9.77391</text:p>
          </table:table-cell>
          <table:table-cell/>
          <table:table-cell table:formula="of:= SQRT(([.G163]-[.A163])^2 + ([.H163]-[.B163])^2 + ([.I163]-[.C163])^2)" office:value-type="float" office:value="2.25308104788976" calcext:value-type="float">
            <text:p>2.2530810479</text:p>
          </table:table-cell>
          <table:table-cell table:formula="of:=[.A163]-[.G163]" office:value-type="float" office:value="1.206578" calcext:value-type="float">
            <text:p>1.206578</text:p>
          </table:table-cell>
          <table:table-cell table:formula="of:=[.B163]-[.H163]" office:value-type="float" office:value="-0.285776" calcext:value-type="float">
            <text:p>-0.285776</text:p>
          </table:table-cell>
          <table:table-cell table:formula="of:=[.C163]-[.I163]" office:value-type="float" office:value="-1.88119" calcext:value-type="float">
            <text:p>-1.88119</text:p>
          </table:table-cell>
          <table:table-cell/>
        </table:table-row>
        <table:table-row table:style-name="ro1">
          <table:table-cell office:value-type="float" office:value="0.492081" calcext:value-type="float">
            <text:p>0.492081</text:p>
          </table:table-cell>
          <table:table-cell office:value-type="float" office:value="-0.271683" calcext:value-type="float">
            <text:p>-0.271683</text:p>
          </table:table-cell>
          <table:table-cell office:value-type="float" office:value="-11.6551" calcext:value-type="float">
            <text:p>-11.6551</text:p>
          </table:table-cell>
          <table:table-cell office:value-type="float" office:value="2.7429" calcext:value-type="float">
            <text:p>2.7429</text:p>
          </table:table-cell>
          <table:table-cell office:value-type="float" office:value="0.0579439" calcext:value-type="float">
            <text:p>0.0579439</text:p>
          </table:table-cell>
          <table:table-cell office:value-type="float" office:value="3.12325" calcext:value-type="float">
            <text:p>3.12325</text:p>
          </table:table-cell>
          <table:table-cell office:value-type="float" office:value="-0.567533" calcext:value-type="float">
            <text:p>-0.567533</text:p>
          </table:table-cell>
          <table:table-cell office:value-type="float" office:value="-0.179412" calcext:value-type="float">
            <text:p>-0.179412</text:p>
          </table:table-cell>
          <table:table-cell office:value-type="float" office:value="-9.78191" calcext:value-type="float">
            <text:p>-9.78191</text:p>
          </table:table-cell>
          <table:table-cell/>
          <table:table-cell table:formula="of:= SQRT(([.G164]-[.A164])^2 + ([.H164]-[.B164])^2 + ([.I164]-[.C164])^2)" office:value-type="float" office:value="2.15409761676137" calcext:value-type="float">
            <text:p>2.1540976168</text:p>
          </table:table-cell>
          <table:table-cell table:formula="of:=[.A164]-[.G164]" office:value-type="float" office:value="1.059614" calcext:value-type="float">
            <text:p>1.059614</text:p>
          </table:table-cell>
          <table:table-cell table:formula="of:=[.B164]-[.H164]" office:value-type="float" office:value="-0.092271" calcext:value-type="float">
            <text:p>-0.092271</text:p>
          </table:table-cell>
          <table:table-cell table:formula="of:=[.C164]-[.I164]" office:value-type="float" office:value="-1.87319" calcext:value-type="float">
            <text:p>-1.87319</text:p>
          </table:table-cell>
          <table:table-cell/>
        </table:table-row>
        <table:table-row table:style-name="ro1">
          <table:table-cell office:value-type="float" office:value="1.03481" calcext:value-type="float">
            <text:p>1.03481</text:p>
          </table:table-cell>
          <table:table-cell office:value-type="float" office:value="-0.602554" calcext:value-type="float">
            <text:p>-0.602554</text:p>
          </table:table-cell>
          <table:table-cell office:value-type="float" office:value="-13.1524" calcext:value-type="float">
            <text:p>-13.1524</text:p>
          </table:table-cell>
          <table:table-cell office:value-type="float" office:value="2.74096" calcext:value-type="float">
            <text:p>2.74096</text:p>
          </table:table-cell>
          <table:table-cell office:value-type="float" office:value="0.0466513" calcext:value-type="float">
            <text:p>0.0466513</text:p>
          </table:table-cell>
          <table:table-cell office:value-type="float" office:value="3.10498" calcext:value-type="float">
            <text:p>3.10498</text:p>
          </table:table-cell>
          <table:table-cell office:value-type="float" office:value="-0.457016" calcext:value-type="float">
            <text:p>-0.457016</text:p>
          </table:table-cell>
          <table:table-cell office:value-type="float" office:value="-0.358361" calcext:value-type="float">
            <text:p>-0.358361</text:p>
          </table:table-cell>
          <table:table-cell office:value-type="float" office:value="-9.78278" calcext:value-type="float">
            <text:p>-9.78278</text:p>
          </table:table-cell>
          <table:table-cell/>
          <table:table-cell table:formula="of:= SQRT(([.G165]-[.A165])^2 + ([.H165]-[.B165])^2 + ([.I165]-[.C165])^2)" office:value-type="float" office:value="3.69317126328106" calcext:value-type="float">
            <text:p>3.6931712633</text:p>
          </table:table-cell>
          <table:table-cell table:formula="of:=[.A165]-[.G165]" office:value-type="float" office:value="1.491826" calcext:value-type="float">
            <text:p>1.491826</text:p>
          </table:table-cell>
          <table:table-cell table:formula="of:=[.B165]-[.H165]" office:value-type="float" office:value="-0.244193" calcext:value-type="float">
            <text:p>-0.244193</text:p>
          </table:table-cell>
          <table:table-cell table:formula="of:=[.C165]-[.I165]" office:value-type="float" office:value="-3.36962" calcext:value-type="float">
            <text:p>-3.36962</text:p>
          </table:table-cell>
          <table:table-cell/>
        </table:table-row>
        <table:table-row table:style-name="ro1">
          <table:table-cell office:value-type="float" office:value="1.12526" calcext:value-type="float">
            <text:p>1.12526</text:p>
          </table:table-cell>
          <table:table-cell office:value-type="float" office:value="-0.495438" calcext:value-type="float">
            <text:p>-0.495438</text:p>
          </table:table-cell>
          <table:table-cell office:value-type="float" office:value="-14.6401" calcext:value-type="float">
            <text:p>-14.6401</text:p>
          </table:table-cell>
          <table:table-cell office:value-type="float" office:value="2.74102" calcext:value-type="float">
            <text:p>2.74102</text:p>
          </table:table-cell>
          <table:table-cell office:value-type="float" office:value="0.0344504" calcext:value-type="float">
            <text:p>0.0344504</text:p>
          </table:table-cell>
          <table:table-cell office:value-type="float" office:value="3.08884" calcext:value-type="float">
            <text:p>3.08884</text:p>
          </table:table-cell>
          <table:table-cell office:value-type="float" office:value="-0.337547" calcext:value-type="float">
            <text:p>-0.337547</text:p>
          </table:table-cell>
          <table:table-cell office:value-type="float" office:value="-0.516395" calcext:value-type="float">
            <text:p>-0.516395</text:p>
          </table:table-cell>
          <table:table-cell office:value-type="float" office:value="-9.78056" calcext:value-type="float">
            <text:p>-9.78056</text:p>
          </table:table-cell>
          <table:table-cell/>
          <table:table-cell table:formula="of:= SQRT(([.G166]-[.A166])^2 + ([.H166]-[.B166])^2 + ([.I166]-[.C166])^2)" office:value-type="float" office:value="5.0749751257221" calcext:value-type="float">
            <text:p>5.0749751257</text:p>
          </table:table-cell>
          <table:table-cell table:formula="of:=[.A166]-[.G166]" office:value-type="float" office:value="1.462807" calcext:value-type="float">
            <text:p>1.462807</text:p>
          </table:table-cell>
          <table:table-cell table:formula="of:=[.B166]-[.H166]" office:value-type="float" office:value="0.0209569999999999" calcext:value-type="float">
            <text:p>0.020957</text:p>
          </table:table-cell>
          <table:table-cell table:formula="of:=[.C166]-[.I166]" office:value-type="float" office:value="-4.85954" calcext:value-type="float">
            <text:p>-4.85954</text:p>
          </table:table-cell>
          <table:table-cell/>
        </table:table-row>
        <table:table-row table:style-name="ro1">
          <table:table-cell office:value-type="float" office:value="0.7444" calcext:value-type="float">
            <text:p>0.7444</text:p>
          </table:table-cell>
          <table:table-cell office:value-type="float" office:value="-0.738235" calcext:value-type="float">
            <text:p>-0.738235</text:p>
          </table:table-cell>
          <table:table-cell office:value-type="float" office:value="-15.2423" calcext:value-type="float">
            <text:p>-15.2423</text:p>
          </table:table-cell>
          <table:table-cell office:value-type="float" office:value="2.74102" calcext:value-type="float">
            <text:p>2.74102</text:p>
          </table:table-cell>
          <table:table-cell office:value-type="float" office:value="0.0344504" calcext:value-type="float">
            <text:p>0.0344504</text:p>
          </table:table-cell>
          <table:table-cell office:value-type="float" office:value="3.08884" calcext:value-type="float">
            <text:p>3.08884</text:p>
          </table:table-cell>
          <table:table-cell office:value-type="float" office:value="-0.337547" calcext:value-type="float">
            <text:p>-0.337547</text:p>
          </table:table-cell>
          <table:table-cell office:value-type="float" office:value="-0.516395" calcext:value-type="float">
            <text:p>-0.516395</text:p>
          </table:table-cell>
          <table:table-cell office:value-type="float" office:value="-9.78056" calcext:value-type="float">
            <text:p>-9.78056</text:p>
          </table:table-cell>
          <table:table-cell/>
          <table:table-cell table:formula="of:= SQRT(([.G167]-[.A167])^2 + ([.H167]-[.B167])^2 + ([.I167]-[.C167])^2)" office:value-type="float" office:value="5.57229092241324" calcext:value-type="float">
            <text:p>5.5722909224</text:p>
          </table:table-cell>
          <table:table-cell table:formula="of:=[.A167]-[.G167]" office:value-type="float" office:value="1.081947" calcext:value-type="float">
            <text:p>1.081947</text:p>
          </table:table-cell>
          <table:table-cell table:formula="of:=[.B167]-[.H167]" office:value-type="float" office:value="-0.22184" calcext:value-type="float">
            <text:p>-0.22184</text:p>
          </table:table-cell>
          <table:table-cell table:formula="of:=[.C167]-[.I167]" office:value-type="float" office:value="-5.46174" calcext:value-type="float">
            <text:p>-5.46174</text:p>
          </table:table-cell>
          <table:table-cell/>
        </table:table-row>
        <table:table-row table:style-name="ro1">
          <table:table-cell office:value-type="float" office:value="0.7444" calcext:value-type="float">
            <text:p>0.7444</text:p>
          </table:table-cell>
          <table:table-cell office:value-type="float" office:value="-0.738235" calcext:value-type="float">
            <text:p>-0.738235</text:p>
          </table:table-cell>
          <table:table-cell office:value-type="float" office:value="-15.2423" calcext:value-type="float">
            <text:p>-15.2423</text:p>
          </table:table-cell>
          <table:table-cell office:value-type="float" office:value="2.74355" calcext:value-type="float">
            <text:p>2.74355</text:p>
          </table:table-cell>
          <table:table-cell office:value-type="float" office:value="0.0179639" calcext:value-type="float">
            <text:p>0.0179639</text:p>
          </table:table-cell>
          <table:table-cell office:value-type="float" office:value="3.07391" calcext:value-type="float">
            <text:p>3.07391</text:p>
          </table:table-cell>
          <table:table-cell office:value-type="float" office:value="-0.176038" calcext:value-type="float">
            <text:p>-0.176038</text:p>
          </table:table-cell>
          <table:table-cell office:value-type="float" office:value="-0.662696" calcext:value-type="float">
            <text:p>-0.662696</text:p>
          </table:table-cell>
          <table:table-cell office:value-type="float" office:value="-9.77598" calcext:value-type="float">
            <text:p>-9.77598</text:p>
          </table:table-cell>
          <table:table-cell/>
          <table:table-cell table:formula="of:= SQRT(([.G168]-[.A168])^2 + ([.H168]-[.B168])^2 + ([.I168]-[.C168])^2)" office:value-type="float" office:value="5.54378630493321" calcext:value-type="float">
            <text:p>5.5437863049</text:p>
          </table:table-cell>
          <table:table-cell table:formula="of:=[.A168]-[.G168]" office:value-type="float" office:value="0.920438" calcext:value-type="float">
            <text:p>0.920438</text:p>
          </table:table-cell>
          <table:table-cell table:formula="of:=[.B168]-[.H168]" office:value-type="float" office:value="-0.075539" calcext:value-type="float">
            <text:p>-0.075539</text:p>
          </table:table-cell>
          <table:table-cell table:formula="of:=[.C168]-[.I168]" office:value-type="float" office:value="-5.46632" calcext:value-type="float">
            <text:p>-5.46632</text:p>
          </table:table-cell>
          <table:table-cell/>
        </table:table-row>
        <table:table-row table:style-name="ro1">
          <table:table-cell office:value-type="float" office:value="0.7444" calcext:value-type="float">
            <text:p>0.7444</text:p>
          </table:table-cell>
          <table:table-cell office:value-type="float" office:value="-0.738235" calcext:value-type="float">
            <text:p>-0.738235</text:p>
          </table:table-cell>
          <table:table-cell office:value-type="float" office:value="-15.2423" calcext:value-type="float">
            <text:p>-15.2423</text:p>
          </table:table-cell>
          <table:table-cell office:value-type="float" office:value="2.74355" calcext:value-type="float">
            <text:p>2.74355</text:p>
          </table:table-cell>
          <table:table-cell office:value-type="float" office:value="0.0179639" calcext:value-type="float">
            <text:p>0.0179639</text:p>
          </table:table-cell>
          <table:table-cell office:value-type="float" office:value="3.07391" calcext:value-type="float">
            <text:p>3.07391</text:p>
          </table:table-cell>
          <table:table-cell office:value-type="float" office:value="-0.176038" calcext:value-type="float">
            <text:p>-0.176038</text:p>
          </table:table-cell>
          <table:table-cell office:value-type="float" office:value="-0.662696" calcext:value-type="float">
            <text:p>-0.662696</text:p>
          </table:table-cell>
          <table:table-cell office:value-type="float" office:value="-9.77598" calcext:value-type="float">
            <text:p>-9.77598</text:p>
          </table:table-cell>
          <table:table-cell/>
          <table:table-cell table:formula="of:= SQRT(([.G169]-[.A169])^2 + ([.H169]-[.B169])^2 + ([.I169]-[.C169])^2)" office:value-type="float" office:value="5.54378630493321" calcext:value-type="float">
            <text:p>5.5437863049</text:p>
          </table:table-cell>
          <table:table-cell table:formula="of:=[.A169]-[.G169]" office:value-type="float" office:value="0.920438" calcext:value-type="float">
            <text:p>0.920438</text:p>
          </table:table-cell>
          <table:table-cell table:formula="of:=[.B169]-[.H169]" office:value-type="float" office:value="-0.075539" calcext:value-type="float">
            <text:p>-0.075539</text:p>
          </table:table-cell>
          <table:table-cell table:formula="of:=[.C169]-[.I169]" office:value-type="float" office:value="-5.46632" calcext:value-type="float">
            <text:p>-5.46632</text:p>
          </table:table-cell>
          <table:table-cell/>
        </table:table-row>
        <table:table-row table:style-name="ro1">
          <table:table-cell office:value-type="float" office:value="0.189774" calcext:value-type="float">
            <text:p>0.189774</text:p>
          </table:table-cell>
          <table:table-cell office:value-type="float" office:value="-1.43806" calcext:value-type="float">
            <text:p>-1.43806</text:p>
          </table:table-cell>
          <table:table-cell office:value-type="float" office:value="-15.5946" calcext:value-type="float">
            <text:p>-15.5946</text:p>
          </table:table-cell>
          <table:table-cell office:value-type="float" office:value="2.74355" calcext:value-type="float">
            <text:p>2.74355</text:p>
          </table:table-cell>
          <table:table-cell office:value-type="float" office:value="0.0179639" calcext:value-type="float">
            <text:p>0.0179639</text:p>
          </table:table-cell>
          <table:table-cell office:value-type="float" office:value="3.07391" calcext:value-type="float">
            <text:p>3.07391</text:p>
          </table:table-cell>
          <table:table-cell office:value-type="float" office:value="-0.176038" calcext:value-type="float">
            <text:p>-0.176038</text:p>
          </table:table-cell>
          <table:table-cell office:value-type="float" office:value="-0.662696" calcext:value-type="float">
            <text:p>-0.662696</text:p>
          </table:table-cell>
          <table:table-cell office:value-type="float" office:value="-9.77598" calcext:value-type="float">
            <text:p>-9.77598</text:p>
          </table:table-cell>
          <table:table-cell/>
          <table:table-cell table:formula="of:= SQRT(([.G170]-[.A170])^2 + ([.H170]-[.B170])^2 + ([.I170]-[.C170])^2)" office:value-type="float" office:value="5.88144084865605" calcext:value-type="float">
            <text:p>5.8814408487</text:p>
          </table:table-cell>
          <table:table-cell table:formula="of:=[.A170]-[.G170]" office:value-type="float" office:value="0.365812" calcext:value-type="float">
            <text:p>0.365812</text:p>
          </table:table-cell>
          <table:table-cell table:formula="of:=[.B170]-[.H170]" office:value-type="float" office:value="-0.775364" calcext:value-type="float">
            <text:p>-0.775364</text:p>
          </table:table-cell>
          <table:table-cell table:formula="of:=[.C170]-[.I170]" office:value-type="float" office:value="-5.81862" calcext:value-type="float">
            <text:p>-5.81862</text:p>
          </table:table-cell>
          <table:table-cell/>
        </table:table-row>
        <table:table-row table:style-name="ro1">
          <table:table-cell office:value-type="float" office:value="0.111221" calcext:value-type="float">
            <text:p>0.111221</text:p>
          </table:table-cell>
          <table:table-cell office:value-type="float" office:value="-1.21193" calcext:value-type="float">
            <text:p>-1.21193</text:p>
          </table:table-cell>
          <table:table-cell office:value-type="float" office:value="-15.5542" calcext:value-type="float">
            <text:p>-15.5542</text:p>
          </table:table-cell>
          <table:table-cell office:value-type="float" office:value="2.74626" calcext:value-type="float">
            <text:p>2.74626</text:p>
          </table:table-cell>
          <table:table-cell office:value-type="float" office:value="0.000175685" calcext:value-type="float">
            <text:p>0.000175685</text:p>
          </table:table-cell>
          <table:table-cell office:value-type="float" office:value="3.05799" calcext:value-type="float">
            <text:p>3.05799</text:p>
          </table:table-cell>
          <table:table-cell office:value-type="float" office:value="-0.00171908" calcext:value-type="float">
            <text:p>-0.00171908</text:p>
          </table:table-cell>
          <table:table-cell office:value-type="float" office:value="-0.818385" calcext:value-type="float">
            <text:p>-0.818385</text:p>
          </table:table-cell>
          <table:table-cell office:value-type="float" office:value="-9.76577" calcext:value-type="float">
            <text:p>-9.76577</text:p>
          </table:table-cell>
          <table:table-cell/>
          <table:table-cell table:formula="of:= SQRT(([.G171]-[.A171])^2 + ([.H171]-[.B171])^2 + ([.I171]-[.C171])^2)" office:value-type="float" office:value="5.80289195088065" calcext:value-type="float">
            <text:p>5.8028919509</text:p>
          </table:table-cell>
          <table:table-cell table:formula="of:=[.A171]-[.G171]" office:value-type="float" office:value="0.11294008" calcext:value-type="float">
            <text:p>0.11294008</text:p>
          </table:table-cell>
          <table:table-cell table:formula="of:=[.B171]-[.H171]" office:value-type="float" office:value="-0.393545" calcext:value-type="float">
            <text:p>-0.393545</text:p>
          </table:table-cell>
          <table:table-cell table:formula="of:=[.C171]-[.I171]" office:value-type="float" office:value="-5.78843" calcext:value-type="float">
            <text:p>-5.78843</text:p>
          </table:table-cell>
          <table:table-cell/>
        </table:table-row>
        <table:table-row table:style-name="ro1">
          <table:table-cell office:value-type="float" office:value="0.111221" calcext:value-type="float">
            <text:p>0.111221</text:p>
          </table:table-cell>
          <table:table-cell office:value-type="float" office:value="-1.21193" calcext:value-type="float">
            <text:p>-1.21193</text:p>
          </table:table-cell>
          <table:table-cell office:value-type="float" office:value="-15.5542" calcext:value-type="float">
            <text:p>-15.5542</text:p>
          </table:table-cell>
          <table:table-cell office:value-type="float" office:value="2.74911" calcext:value-type="float">
            <text:p>2.74911</text:p>
          </table:table-cell>
          <table:table-cell office:value-type="float" office:value="-0.0112057" calcext:value-type="float">
            <text:p>-0.0112057</text:p>
          </table:table-cell>
          <table:table-cell office:value-type="float" office:value="3.04134" calcext:value-type="float">
            <text:p>3.04134</text:p>
          </table:table-cell>
          <table:table-cell office:value-type="float" office:value="0.109813" calcext:value-type="float">
            <text:p>0.109813</text:p>
          </table:table-cell>
          <table:table-cell office:value-type="float" office:value="-0.980791" calcext:value-type="float">
            <text:p>-0.980791</text:p>
          </table:table-cell>
          <table:table-cell office:value-type="float" office:value="-9.75018" calcext:value-type="float">
            <text:p>-9.75018</text:p>
          </table:table-cell>
          <table:table-cell/>
          <table:table-cell table:formula="of:= SQRT(([.G172]-[.A172])^2 + ([.H172]-[.B172])^2 + ([.I172]-[.C172])^2)" office:value-type="float" office:value="5.80862078123413" calcext:value-type="float">
            <text:p>5.8086207812</text:p>
          </table:table-cell>
          <table:table-cell table:formula="of:=[.A172]-[.G172]" office:value-type="float" office:value="0.00140800000000001" calcext:value-type="float">
            <text:p>0.001408</text:p>
          </table:table-cell>
          <table:table-cell table:formula="of:=[.B172]-[.H172]" office:value-type="float" office:value="-0.231139" calcext:value-type="float">
            <text:p>-0.231139</text:p>
          </table:table-cell>
          <table:table-cell table:formula="of:=[.C172]-[.I172]" office:value-type="float" office:value="-5.80402" calcext:value-type="float">
            <text:p>-5.80402</text:p>
          </table:table-cell>
          <table:table-cell/>
        </table:table-row>
        <table:table-row table:style-name="ro1">
          <table:table-cell office:value-type="float" office:value="0.0731354" calcext:value-type="float">
            <text:p>0.0731354</text:p>
          </table:table-cell>
          <table:table-cell office:value-type="float" office:value="-1.88319" calcext:value-type="float">
            <text:p>-1.88319</text:p>
          </table:table-cell>
          <table:table-cell office:value-type="float" office:value="-14.89" calcext:value-type="float">
            <text:p>-14.89</text:p>
          </table:table-cell>
          <table:table-cell office:value-type="float" office:value="2.75488" calcext:value-type="float">
            <text:p>2.75488</text:p>
          </table:table-cell>
          <table:table-cell office:value-type="float" office:value="-0.0248112" calcext:value-type="float">
            <text:p>-0.0248112</text:p>
          </table:table-cell>
          <table:table-cell office:value-type="float" office:value="3.02225" calcext:value-type="float">
            <text:p>3.02225</text:p>
          </table:table-cell>
          <table:table-cell office:value-type="float" office:value="0.243124" calcext:value-type="float">
            <text:p>0.243124</text:p>
          </table:table-cell>
          <table:table-cell office:value-type="float" office:value="-1.16646" calcext:value-type="float">
            <text:p>-1.16646</text:p>
          </table:table-cell>
          <table:table-cell office:value-type="float" office:value="-9.72729" calcext:value-type="float">
            <text:p>-9.72729</text:p>
          </table:table-cell>
          <table:table-cell/>
          <table:table-cell table:formula="of:= SQRT(([.G173]-[.A173])^2 + ([.H173]-[.B173])^2 + ([.I173]-[.C173])^2)" office:value-type="float" office:value="5.2149949723015" calcext:value-type="float">
            <text:p>5.2149949723</text:p>
          </table:table-cell>
          <table:table-cell table:formula="of:=[.A173]-[.G173]" office:value-type="float" office:value="-0.1699886" calcext:value-type="float">
            <text:p>-0.1699886</text:p>
          </table:table-cell>
          <table:table-cell table:formula="of:=[.B173]-[.H173]" office:value-type="float" office:value="-0.71673" calcext:value-type="float">
            <text:p>-0.71673</text:p>
          </table:table-cell>
          <table:table-cell table:formula="of:=[.C173]-[.I173]" office:value-type="float" office:value="-5.16271" calcext:value-type="float">
            <text:p>-5.16271</text:p>
          </table:table-cell>
          <table:table-cell/>
        </table:table-row>
        <table:table-row table:style-name="ro1">
          <table:table-cell office:value-type="float" office:value="0.0731354" calcext:value-type="float">
            <text:p>0.0731354</text:p>
          </table:table-cell>
          <table:table-cell office:value-type="float" office:value="-1.88319" calcext:value-type="float">
            <text:p>-1.88319</text:p>
          </table:table-cell>
          <table:table-cell office:value-type="float" office:value="-14.89" calcext:value-type="float">
            <text:p>-14.89</text:p>
          </table:table-cell>
          <table:table-cell office:value-type="float" office:value="2.75488" calcext:value-type="float">
            <text:p>2.75488</text:p>
          </table:table-cell>
          <table:table-cell office:value-type="float" office:value="-0.0248112" calcext:value-type="float">
            <text:p>-0.0248112</text:p>
          </table:table-cell>
          <table:table-cell office:value-type="float" office:value="3.02225" calcext:value-type="float">
            <text:p>3.02225</text:p>
          </table:table-cell>
          <table:table-cell office:value-type="float" office:value="0.243124" calcext:value-type="float">
            <text:p>0.243124</text:p>
          </table:table-cell>
          <table:table-cell office:value-type="float" office:value="-1.16646" calcext:value-type="float">
            <text:p>-1.16646</text:p>
          </table:table-cell>
          <table:table-cell office:value-type="float" office:value="-9.72729" calcext:value-type="float">
            <text:p>-9.72729</text:p>
          </table:table-cell>
          <table:table-cell/>
          <table:table-cell table:formula="of:= SQRT(([.G174]-[.A174])^2 + ([.H174]-[.B174])^2 + ([.I174]-[.C174])^2)" office:value-type="float" office:value="5.2149949723015" calcext:value-type="float">
            <text:p>5.2149949723</text:p>
          </table:table-cell>
          <table:table-cell table:formula="of:=[.A174]-[.G174]" office:value-type="float" office:value="-0.1699886" calcext:value-type="float">
            <text:p>-0.1699886</text:p>
          </table:table-cell>
          <table:table-cell table:formula="of:=[.B174]-[.H174]" office:value-type="float" office:value="-0.71673" calcext:value-type="float">
            <text:p>-0.71673</text:p>
          </table:table-cell>
          <table:table-cell table:formula="of:=[.C174]-[.I174]" office:value-type="float" office:value="-5.16271" calcext:value-type="float">
            <text:p>-5.16271</text:p>
          </table:table-cell>
          <table:table-cell/>
        </table:table-row>
        <table:table-row table:style-name="ro1">
          <table:table-cell office:value-type="float" office:value="-0.0673065" calcext:value-type="float">
            <text:p>-0.0673065</text:p>
          </table:table-cell>
          <table:table-cell office:value-type="float" office:value="-2.10695" calcext:value-type="float">
            <text:p>-2.10695</text:p>
          </table:table-cell>
          <table:table-cell office:value-type="float" office:value="-13.6023" calcext:value-type="float">
            <text:p>-13.6023</text:p>
          </table:table-cell>
          <table:table-cell office:value-type="float" office:value="2.75573" calcext:value-type="float">
            <text:p>2.75573</text:p>
          </table:table-cell>
          <table:table-cell office:value-type="float" office:value="-0.0319659" calcext:value-type="float">
            <text:p>-0.0319659</text:p>
          </table:table-cell>
          <table:table-cell office:value-type="float" office:value="3.0149" calcext:value-type="float">
            <text:p>3.0149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-1.23762" calcext:value-type="float">
            <text:p>-1.23762</text:p>
          </table:table-cell>
          <table:table-cell office:value-type="float" office:value="-9.71649" calcext:value-type="float">
            <text:p>-9.71649</text:p>
          </table:table-cell>
          <table:table-cell/>
          <table:table-cell table:formula="of:= SQRT(([.G175]-[.A175])^2 + ([.H175]-[.B175])^2 + ([.I175]-[.C175])^2)" office:value-type="float" office:value="4.00000585146725" calcext:value-type="float">
            <text:p>4.0000058515</text:p>
          </table:table-cell>
          <table:table-cell table:formula="of:=[.A175]-[.G175]" office:value-type="float" office:value="-0.3805165" calcext:value-type="float">
            <text:p>-0.3805165</text:p>
          </table:table-cell>
          <table:table-cell table:formula="of:=[.B175]-[.H175]" office:value-type="float" office:value="-0.86933" calcext:value-type="float">
            <text:p>-0.86933</text:p>
          </table:table-cell>
          <table:table-cell table:formula="of:=[.C175]-[.I175]" office:value-type="float" office:value="-3.88581" calcext:value-type="float">
            <text:p>-3.88581</text:p>
          </table:table-cell>
          <table:table-cell/>
        </table:table-row>
        <table:table-row table:style-name="ro1">
          <table:table-cell office:value-type="float" office:value="-0.0673065" calcext:value-type="float">
            <text:p>-0.0673065</text:p>
          </table:table-cell>
          <table:table-cell office:value-type="float" office:value="-2.10695" calcext:value-type="float">
            <text:p>-2.10695</text:p>
          </table:table-cell>
          <table:table-cell office:value-type="float" office:value="-13.6023" calcext:value-type="float">
            <text:p>-13.6023</text:p>
          </table:table-cell>
          <table:table-cell office:value-type="float" office:value="2.75573" calcext:value-type="float">
            <text:p>2.75573</text:p>
          </table:table-cell>
          <table:table-cell office:value-type="float" office:value="-0.0319659" calcext:value-type="float">
            <text:p>-0.0319659</text:p>
          </table:table-cell>
          <table:table-cell office:value-type="float" office:value="3.0149" calcext:value-type="float">
            <text:p>3.0149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-1.23762" calcext:value-type="float">
            <text:p>-1.23762</text:p>
          </table:table-cell>
          <table:table-cell office:value-type="float" office:value="-9.71649" calcext:value-type="float">
            <text:p>-9.71649</text:p>
          </table:table-cell>
          <table:table-cell/>
          <table:table-cell table:formula="of:= SQRT(([.G176]-[.A176])^2 + ([.H176]-[.B176])^2 + ([.I176]-[.C176])^2)" office:value-type="float" office:value="4.00000585146725" calcext:value-type="float">
            <text:p>4.0000058515</text:p>
          </table:table-cell>
          <table:table-cell table:formula="of:=[.A176]-[.G176]" office:value-type="float" office:value="-0.3805165" calcext:value-type="float">
            <text:p>-0.3805165</text:p>
          </table:table-cell>
          <table:table-cell table:formula="of:=[.B176]-[.H176]" office:value-type="float" office:value="-0.86933" calcext:value-type="float">
            <text:p>-0.86933</text:p>
          </table:table-cell>
          <table:table-cell table:formula="of:=[.C176]-[.I176]" office:value-type="float" office:value="-3.88581" calcext:value-type="float">
            <text:p>-3.88581</text:p>
          </table:table-cell>
          <table:table-cell/>
        </table:table-row>
        <table:table-row table:style-name="ro1">
          <table:table-cell office:value-type="float" office:value="0.0183868" calcext:value-type="float">
            <text:p>0.0183868</text:p>
          </table:table-cell>
          <table:table-cell office:value-type="float" office:value="-1.46663" calcext:value-type="float">
            <text:p>-1.46663</text:p>
          </table:table-cell>
          <table:table-cell office:value-type="float" office:value="-13.2047" calcext:value-type="float">
            <text:p>-13.2047</text:p>
          </table:table-cell>
          <table:table-cell office:value-type="float" office:value="2.75573" calcext:value-type="float">
            <text:p>2.75573</text:p>
          </table:table-cell>
          <table:table-cell office:value-type="float" office:value="-0.0319659" calcext:value-type="float">
            <text:p>-0.0319659</text:p>
          </table:table-cell>
          <table:table-cell office:value-type="float" office:value="3.0149" calcext:value-type="float">
            <text:p>3.0149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-1.23762" calcext:value-type="float">
            <text:p>-1.23762</text:p>
          </table:table-cell>
          <table:table-cell office:value-type="float" office:value="-9.71649" calcext:value-type="float">
            <text:p>-9.71649</text:p>
          </table:table-cell>
          <table:table-cell/>
          <table:table-cell table:formula="of:= SQRT(([.G177]-[.A177])^2 + ([.H177]-[.B177])^2 + ([.I177]-[.C177])^2)" office:value-type="float" office:value="3.50812988691386" calcext:value-type="float">
            <text:p>3.5081298869</text:p>
          </table:table-cell>
          <table:table-cell table:formula="of:=[.A177]-[.G177]" office:value-type="float" office:value="-0.2948232" calcext:value-type="float">
            <text:p>-0.2948232</text:p>
          </table:table-cell>
          <table:table-cell table:formula="of:=[.B177]-[.H177]" office:value-type="float" office:value="-0.22901" calcext:value-type="float">
            <text:p>-0.22901</text:p>
          </table:table-cell>
          <table:table-cell table:formula="of:=[.C177]-[.I177]" office:value-type="float" office:value="-3.48821" calcext:value-type="float">
            <text:p>-3.48821</text:p>
          </table:table-cell>
          <table:table-cell/>
        </table:table-row>
        <table:table-row table:style-name="ro1">
          <table:table-cell office:value-type="float" office:value="0.0659943" calcext:value-type="float">
            <text:p>0.0659943</text:p>
          </table:table-cell>
          <table:table-cell office:value-type="float" office:value="-0.83107" calcext:value-type="float">
            <text:p>-0.83107</text:p>
          </table:table-cell>
          <table:table-cell office:value-type="float" office:value="-13.2381" calcext:value-type="float">
            <text:p>-13.2381</text:p>
          </table:table-cell>
          <table:table-cell office:value-type="float" office:value="2.76369" calcext:value-type="float">
            <text:p>2.76369</text:p>
          </table:table-cell>
          <table:table-cell office:value-type="float" office:value="-0.0343453" calcext:value-type="float">
            <text:p>-0.0343453</text:p>
          </table:table-cell>
          <table:table-cell office:value-type="float" office:value="2.98597" calcext:value-type="float">
            <text:p>2.98597</text:p>
          </table:table-cell>
          <table:table-cell office:value-type="float" office:value="0.336517" calcext:value-type="float">
            <text:p>0.336517</text:p>
          </table:table-cell>
          <table:table-cell office:value-type="float" office:value="-1.51803" calcext:value-type="float">
            <text:p>-1.51803</text:p>
          </table:table-cell>
          <table:table-cell office:value-type="float" office:value="-9.67586" calcext:value-type="float">
            <text:p>-9.67586</text:p>
          </table:table-cell>
          <table:table-cell/>
          <table:table-cell table:formula="of:= SQRT(([.G178]-[.A178])^2 + ([.H178]-[.B178])^2 + ([.I178]-[.C178])^2)" office:value-type="float" office:value="3.63794590262352" calcext:value-type="float">
            <text:p>3.6379459026</text:p>
          </table:table-cell>
          <table:table-cell table:formula="of:=[.A178]-[.G178]" office:value-type="float" office:value="-0.2705227" calcext:value-type="float">
            <text:p>-0.2705227</text:p>
          </table:table-cell>
          <table:table-cell table:formula="of:=[.B178]-[.H178]" office:value-type="float" office:value="0.68696" calcext:value-type="float">
            <text:p>0.68696</text:p>
          </table:table-cell>
          <table:table-cell table:formula="of:=[.C178]-[.I178]" office:value-type="float" office:value="-3.56224" calcext:value-type="float">
            <text:p>-3.56224</text:p>
          </table:table-cell>
          <table:table-cell/>
        </table:table-row>
        <table:table-row table:style-name="ro1">
          <table:table-cell office:value-type="float" office:value="0.470657" calcext:value-type="float">
            <text:p>0.470657</text:p>
          </table:table-cell>
          <table:table-cell office:value-type="float" office:value="-1.54994" calcext:value-type="float">
            <text:p>-1.54994</text:p>
          </table:table-cell>
          <table:table-cell office:value-type="float" office:value="-12.6739" calcext:value-type="float">
            <text:p>-12.6739</text:p>
          </table:table-cell>
          <table:table-cell office:value-type="float" office:value="2.76369" calcext:value-type="float">
            <text:p>2.76369</text:p>
          </table:table-cell>
          <table:table-cell office:value-type="float" office:value="-0.0343453" calcext:value-type="float">
            <text:p>-0.0343453</text:p>
          </table:table-cell>
          <table:table-cell office:value-type="float" office:value="2.98597" calcext:value-type="float">
            <text:p>2.98597</text:p>
          </table:table-cell>
          <table:table-cell office:value-type="float" office:value="0.336517" calcext:value-type="float">
            <text:p>0.336517</text:p>
          </table:table-cell>
          <table:table-cell office:value-type="float" office:value="-1.51803" calcext:value-type="float">
            <text:p>-1.51803</text:p>
          </table:table-cell>
          <table:table-cell office:value-type="float" office:value="-9.67586" calcext:value-type="float">
            <text:p>-9.67586</text:p>
          </table:table-cell>
          <table:table-cell/>
          <table:table-cell table:formula="of:= SQRT(([.G179]-[.A179])^2 + ([.H179]-[.B179])^2 + ([.I179]-[.C179])^2)" office:value-type="float" office:value="3.00120902792525" calcext:value-type="float">
            <text:p>3.0012090279</text:p>
          </table:table-cell>
          <table:table-cell table:formula="of:=[.A179]-[.G179]" office:value-type="float" office:value="0.13414" calcext:value-type="float">
            <text:p>0.13414</text:p>
          </table:table-cell>
          <table:table-cell table:formula="of:=[.B179]-[.H179]" office:value-type="float" office:value="-0.0319100000000001" calcext:value-type="float">
            <text:p>-0.03191</text:p>
          </table:table-cell>
          <table:table-cell table:formula="of:=[.C179]-[.I179]" office:value-type="float" office:value="-2.99804" calcext:value-type="float">
            <text:p>-2.99804</text:p>
          </table:table-cell>
          <table:table-cell/>
        </table:table-row>
        <table:table-row table:style-name="ro1">
          <table:table-cell office:value-type="float" office:value="0.556351" calcext:value-type="float">
            <text:p>0.556351</text:p>
          </table:table-cell>
          <table:table-cell office:value-type="float" office:value="-1.71181" calcext:value-type="float">
            <text:p>-1.71181</text:p>
          </table:table-cell>
          <table:table-cell office:value-type="float" office:value="-11.9955" calcext:value-type="float">
            <text:p>-11.9955</text:p>
          </table:table-cell>
          <table:table-cell office:value-type="float" office:value="2.77036" calcext:value-type="float">
            <text:p>2.77036</text:p>
          </table:table-cell>
          <table:table-cell office:value-type="float" office:value="-0.0372194" calcext:value-type="float">
            <text:p>-0.0372194</text:p>
          </table:table-cell>
          <table:table-cell office:value-type="float" office:value="2.98016" calcext:value-type="float">
            <text:p>2.98016</text:p>
          </table:table-cell>
          <table:table-cell office:value-type="float" office:value="0.364666" calcext:value-type="float">
            <text:p>0.364666</text:p>
          </table:table-cell>
          <table:table-cell office:value-type="float" office:value="-1.5741" calcext:value-type="float">
            <text:p>-1.5741</text:p>
          </table:table-cell>
          <table:table-cell office:value-type="float" office:value="-9.66588" calcext:value-type="float">
            <text:p>-9.66588</text:p>
          </table:table-cell>
          <table:table-cell/>
          <table:table-cell table:formula="of:= SQRT(([.G180]-[.A180])^2 + ([.H180]-[.B180])^2 + ([.I180]-[.C180])^2)" office:value-type="float" office:value="2.34154575606051" calcext:value-type="float">
            <text:p>2.3415457561</text:p>
          </table:table-cell>
          <table:table-cell table:formula="of:=[.A180]-[.G180]" office:value-type="float" office:value="0.191685" calcext:value-type="float">
            <text:p>0.191685</text:p>
          </table:table-cell>
          <table:table-cell table:formula="of:=[.B180]-[.H180]" office:value-type="float" office:value="-0.13771" calcext:value-type="float">
            <text:p>-0.13771</text:p>
          </table:table-cell>
          <table:table-cell table:formula="of:=[.C180]-[.I180]" office:value-type="float" office:value="-2.32962" calcext:value-type="float">
            <text:p>-2.32962</text:p>
          </table:table-cell>
          <table:table-cell/>
        </table:table-row>
        <table:table-row table:style-name="ro1">
          <table:table-cell office:value-type="float" office:value="0.394485" calcext:value-type="float">
            <text:p>0.394485</text:p>
          </table:table-cell>
          <table:table-cell office:value-type="float" office:value="-1.49043" calcext:value-type="float">
            <text:p>-1.49043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2.77036" calcext:value-type="float">
            <text:p>2.77036</text:p>
          </table:table-cell>
          <table:table-cell office:value-type="float" office:value="-0.0372194" calcext:value-type="float">
            <text:p>-0.0372194</text:p>
          </table:table-cell>
          <table:table-cell office:value-type="float" office:value="2.98016" calcext:value-type="float">
            <text:p>2.98016</text:p>
          </table:table-cell>
          <table:table-cell office:value-type="float" office:value="0.364666" calcext:value-type="float">
            <text:p>0.364666</text:p>
          </table:table-cell>
          <table:table-cell office:value-type="float" office:value="-1.5741" calcext:value-type="float">
            <text:p>-1.5741</text:p>
          </table:table-cell>
          <table:table-cell office:value-type="float" office:value="-9.66588" calcext:value-type="float">
            <text:p>-9.66588</text:p>
          </table:table-cell>
          <table:table-cell/>
          <table:table-cell table:formula="of:= SQRT(([.G181]-[.A181])^2 + ([.H181]-[.B181])^2 + ([.I181]-[.C181])^2)" office:value-type="float" office:value="1.7486774025134" calcext:value-type="float">
            <text:p>1.7486774025</text:p>
          </table:table-cell>
          <table:table-cell table:formula="of:=[.A181]-[.G181]" office:value-type="float" office:value="0.029819" calcext:value-type="float">
            <text:p>0.029819</text:p>
          </table:table-cell>
          <table:table-cell table:formula="of:=[.B181]-[.H181]" office:value-type="float" office:value="0.0836700000000001" calcext:value-type="float">
            <text:p>0.08367</text:p>
          </table:table-cell>
          <table:table-cell table:formula="of:=[.C181]-[.I181]" office:value-type="float" office:value="-1.74642" calcext:value-type="float">
            <text:p>-1.74642</text:p>
          </table:table-cell>
          <table:table-cell/>
        </table:table-row>
        <table:table-row table:style-name="ro1">
          <table:table-cell office:value-type="float" office:value="0.394485" calcext:value-type="float">
            <text:p>0.394485</text:p>
          </table:table-cell>
          <table:table-cell office:value-type="float" office:value="-1.49043" calcext:value-type="float">
            <text:p>-1.49043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2.77339" calcext:value-type="float">
            <text:p>2.77339</text:p>
          </table:table-cell>
          <table:table-cell office:value-type="float" office:value="-0.0401189" calcext:value-type="float">
            <text:p>-0.0401189</text:p>
          </table:table-cell>
          <table:table-cell office:value-type="float" office:value="2.97824" calcext:value-type="float">
            <text:p>2.97824</text:p>
          </table:table-cell>
          <table:table-cell office:value-type="float" office:value="0.39306" calcext:value-type="float">
            <text:p>0.39306</text:p>
          </table:table-cell>
          <table:table-cell office:value-type="float" office:value="-1.59246" calcext:value-type="float">
            <text:p>-1.59246</text:p>
          </table:table-cell>
          <table:table-cell office:value-type="float" office:value="-9.66176" calcext:value-type="float">
            <text:p>-9.66176</text:p>
          </table:table-cell>
          <table:table-cell/>
          <table:table-cell table:formula="of:= SQRT(([.G182]-[.A182])^2 + ([.H182]-[.B182])^2 + ([.I182]-[.C182])^2)" office:value-type="float" office:value="1.75351146079089" calcext:value-type="float">
            <text:p>1.7535114608</text:p>
          </table:table-cell>
          <table:table-cell table:formula="of:=[.A182]-[.G182]" office:value-type="float" office:value="0.00142499999999995" calcext:value-type="float">
            <text:p>0.001425</text:p>
          </table:table-cell>
          <table:table-cell table:formula="of:=[.B182]-[.H182]" office:value-type="float" office:value="0.10203" calcext:value-type="float">
            <text:p>0.10203</text:p>
          </table:table-cell>
          <table:table-cell table:formula="of:=[.C182]-[.I182]" office:value-type="float" office:value="-1.75054" calcext:value-type="float">
            <text:p>-1.75054</text:p>
          </table:table-cell>
          <table:table-cell/>
        </table:table-row>
        <table:table-row table:style-name="ro1">
          <table:table-cell office:value-type="float" office:value="0.289749" calcext:value-type="float">
            <text:p>0.289749</text:p>
          </table:table-cell>
          <table:table-cell office:value-type="float" office:value="-1.34523" calcext:value-type="float">
            <text:p>-1.34523</text:p>
          </table:table-cell>
          <table:table-cell office:value-type="float" office:value="-10.8101" calcext:value-type="float">
            <text:p>-10.8101</text:p>
          </table:table-cell>
          <table:table-cell office:value-type="float" office:value="2.77631" calcext:value-type="float">
            <text:p>2.77631</text:p>
          </table:table-cell>
          <table:table-cell office:value-type="float" office:value="-0.043604" calcext:value-type="float">
            <text:p>-0.043604</text:p>
          </table:table-cell>
          <table:table-cell office:value-type="float" office:value="2.97546" calcext:value-type="float">
            <text:p>2.97546</text:p>
          </table:table-cell>
          <table:table-cell office:value-type="float" office:value="0.427185" calcext:value-type="float">
            <text:p>0.427185</text:p>
          </table:table-cell>
          <table:table-cell office:value-type="float" office:value="-1.61905" calcext:value-type="float">
            <text:p>-1.61905</text:p>
          </table:table-cell>
          <table:table-cell office:value-type="float" office:value="-9.65589" calcext:value-type="float">
            <text:p>-9.65589</text:p>
          </table:table-cell>
          <table:table-cell/>
          <table:table-cell table:formula="of:= SQRT(([.G183]-[.A183])^2 + ([.H183]-[.B183])^2 + ([.I183]-[.C183])^2)" office:value-type="float" office:value="1.19418037607223" calcext:value-type="float">
            <text:p>1.1941803761</text:p>
          </table:table-cell>
          <table:table-cell table:formula="of:=[.A183]-[.G183]" office:value-type="float" office:value="-0.137436" calcext:value-type="float">
            <text:p>-0.137436</text:p>
          </table:table-cell>
          <table:table-cell table:formula="of:=[.B183]-[.H183]" office:value-type="float" office:value="0.27382" calcext:value-type="float">
            <text:p>0.27382</text:p>
          </table:table-cell>
          <table:table-cell table:formula="of:=[.C183]-[.I183]" office:value-type="float" office:value="-1.15421" calcext:value-type="float">
            <text:p>-1.15421</text:p>
          </table:table-cell>
          <table:table-cell/>
        </table:table-row>
        <table:table-row table:style-name="ro1">
          <table:table-cell office:value-type="float" office:value="0.308792" calcext:value-type="float">
            <text:p>0.308792</text:p>
          </table:table-cell>
          <table:table-cell office:value-type="float" office:value="-1.31429" calcext:value-type="float">
            <text:p>-1.31429</text:p>
          </table:table-cell>
          <table:table-cell office:value-type="float" office:value="-10.7649" calcext:value-type="float">
            <text:p>-10.7649</text:p>
          </table:table-cell>
          <table:table-cell office:value-type="float" office:value="2.77837" calcext:value-type="float">
            <text:p>2.77837</text:p>
          </table:table-cell>
          <table:table-cell office:value-type="float" office:value="-0.046573" calcext:value-type="float">
            <text:p>-0.046573</text:p>
          </table:table-cell>
          <table:table-cell office:value-type="float" office:value="2.97467" calcext:value-type="float">
            <text:p>2.97467</text:p>
          </table:table-cell>
          <table:table-cell office:value-type="float" office:value="0.456248" calcext:value-type="float">
            <text:p>0.456248</text:p>
          </table:table-cell>
          <table:table-cell office:value-type="float" office:value="-1.6265" calcext:value-type="float">
            <text:p>-1.6265</text:p>
          </table:table-cell>
          <table:table-cell office:value-type="float" office:value="-9.65331" calcext:value-type="float">
            <text:p>-9.65331</text:p>
          </table:table-cell>
          <table:table-cell/>
          <table:table-cell table:formula="of:= SQRT(([.G184]-[.A184])^2 + ([.H184]-[.B184])^2 + ([.I184]-[.C184])^2)" office:value-type="float" office:value="1.16398053425992" calcext:value-type="float">
            <text:p>1.1639805343</text:p>
          </table:table-cell>
          <table:table-cell table:formula="of:=[.A184]-[.G184]" office:value-type="float" office:value="-0.147456" calcext:value-type="float">
            <text:p>-0.147456</text:p>
          </table:table-cell>
          <table:table-cell table:formula="of:=[.B184]-[.H184]" office:value-type="float" office:value="0.31221" calcext:value-type="float">
            <text:p>0.31221</text:p>
          </table:table-cell>
          <table:table-cell table:formula="of:=[.C184]-[.I184]" office:value-type="float" office:value="-1.11159" calcext:value-type="float">
            <text:p>-1.11159</text:p>
          </table:table-cell>
          <table:table-cell/>
        </table:table-row>
        <table:table-row table:style-name="ro1">
          <table:table-cell office:value-type="float" office:value="0.154068" calcext:value-type="float">
            <text:p>0.154068</text:p>
          </table:table-cell>
          <table:table-cell office:value-type="float" office:value="-1.31429" calcext:value-type="float">
            <text:p>-1.31429</text:p>
          </table:table-cell>
          <table:table-cell office:value-type="float" office:value="-10.703" calcext:value-type="float">
            <text:p>-10.703</text:p>
          </table:table-cell>
          <table:table-cell office:value-type="float" office:value="2.77837" calcext:value-type="float">
            <text:p>2.77837</text:p>
          </table:table-cell>
          <table:table-cell office:value-type="float" office:value="-0.046573" calcext:value-type="float">
            <text:p>-0.046573</text:p>
          </table:table-cell>
          <table:table-cell office:value-type="float" office:value="2.97467" calcext:value-type="float">
            <text:p>2.97467</text:p>
          </table:table-cell>
          <table:table-cell office:value-type="float" office:value="0.456248" calcext:value-type="float">
            <text:p>0.456248</text:p>
          </table:table-cell>
          <table:table-cell office:value-type="float" office:value="-1.6265" calcext:value-type="float">
            <text:p>-1.6265</text:p>
          </table:table-cell>
          <table:table-cell office:value-type="float" office:value="-9.65331" calcext:value-type="float">
            <text:p>-9.65331</text:p>
          </table:table-cell>
          <table:table-cell/>
          <table:table-cell table:formula="of:= SQRT(([.G185]-[.A185])^2 + ([.H185]-[.B185])^2 + ([.I185]-[.C185])^2)" office:value-type="float" office:value="1.1360620285002" calcext:value-type="float">
            <text:p>1.1360620285</text:p>
          </table:table-cell>
          <table:table-cell table:formula="of:=[.A185]-[.G185]" office:value-type="float" office:value="-0.30218" calcext:value-type="float">
            <text:p>-0.30218</text:p>
          </table:table-cell>
          <table:table-cell table:formula="of:=[.B185]-[.H185]" office:value-type="float" office:value="0.31221" calcext:value-type="float">
            <text:p>0.31221</text:p>
          </table:table-cell>
          <table:table-cell table:formula="of:=[.C185]-[.I185]" office:value-type="float" office:value="-1.04969" calcext:value-type="float">
            <text:p>-1.04969</text:p>
          </table:table-cell>
          <table:table-cell/>
        </table:table-row>
        <table:table-row table:style-name="ro1">
          <table:table-cell office:value-type="float" office:value="0.154068" calcext:value-type="float">
            <text:p>0.154068</text:p>
          </table:table-cell>
          <table:table-cell office:value-type="float" office:value="-1.31429" calcext:value-type="float">
            <text:p>-1.31429</text:p>
          </table:table-cell>
          <table:table-cell office:value-type="float" office:value="-10.703" calcext:value-type="float">
            <text:p>-10.703</text:p>
          </table:table-cell>
          <table:table-cell office:value-type="float" office:value="2.78147" calcext:value-type="float">
            <text:p>2.78147</text:p>
          </table:table-cell>
          <table:table-cell office:value-type="float" office:value="-0.0486478" calcext:value-type="float">
            <text:p>-0.0486478</text:p>
          </table:table-cell>
          <table:table-cell office:value-type="float" office:value="2.9778" calcext:value-type="float">
            <text:p>2.9778</text:p>
          </table:table-cell>
          <table:table-cell office:value-type="float" office:value="0.476559" calcext:value-type="float">
            <text:p>0.476559</text:p>
          </table:table-cell>
          <table:table-cell office:value-type="float" office:value="-1.59607" calcext:value-type="float">
            <text:p>-1.59607</text:p>
          </table:table-cell>
          <table:table-cell office:value-type="float" office:value="-9.6574" calcext:value-type="float">
            <text:p>-9.6574</text:p>
          </table:table-cell>
          <table:table-cell/>
          <table:table-cell table:formula="of:= SQRT(([.G186]-[.A186])^2 + ([.H186]-[.B186])^2 + ([.I186]-[.C186])^2)" office:value-type="float" office:value="1.12990255043566" calcext:value-type="float">
            <text:p>1.1299025504</text:p>
          </table:table-cell>
          <table:table-cell table:formula="of:=[.A186]-[.G186]" office:value-type="float" office:value="-0.322491" calcext:value-type="float">
            <text:p>-0.322491</text:p>
          </table:table-cell>
          <table:table-cell table:formula="of:=[.B186]-[.H186]" office:value-type="float" office:value="0.28178" calcext:value-type="float">
            <text:p>0.28178</text:p>
          </table:table-cell>
          <table:table-cell table:formula="of:=[.C186]-[.I186]" office:value-type="float" office:value="-1.0456" calcext:value-type="float">
            <text:p>-1.0456</text:p>
          </table:table-cell>
          <table:table-cell/>
        </table:table-row>
        <table:table-row table:style-name="ro1">
          <table:table-cell office:value-type="float" office:value="-0.129196" calcext:value-type="float">
            <text:p>-0.129196</text:p>
          </table:table-cell>
          <table:table-cell office:value-type="float" office:value="-1.86415" calcext:value-type="float">
            <text:p>-1.86415</text:p>
          </table:table-cell>
          <table:table-cell office:value-type="float" office:value="-10.146" calcext:value-type="float">
            <text:p>-10.146</text:p>
          </table:table-cell>
          <table:table-cell office:value-type="float" office:value="2.78451" calcext:value-type="float">
            <text:p>2.78451</text:p>
          </table:table-cell>
          <table:table-cell office:value-type="float" office:value="-0.0487401" calcext:value-type="float">
            <text:p>-0.0487401</text:p>
          </table:table-cell>
          <table:table-cell office:value-type="float" office:value="2.98324" calcext:value-type="float">
            <text:p>2.98324</text:p>
          </table:table-cell>
          <table:table-cell office:value-type="float" office:value="0.477466" calcext:value-type="float">
            <text:p>0.477466</text:p>
          </table:table-cell>
          <table:table-cell office:value-type="float" office:value="-1.54354" calcext:value-type="float">
            <text:p>-1.54354</text:p>
          </table:table-cell>
          <table:table-cell office:value-type="float" office:value="-9.66589" calcext:value-type="float">
            <text:p>-9.66589</text:p>
          </table:table-cell>
          <table:table-cell/>
          <table:table-cell table:formula="of:= SQRT(([.G187]-[.A187])^2 + ([.H187]-[.B187])^2 + ([.I187]-[.C187])^2)" office:value-type="float" office:value="0.837457560980853" calcext:value-type="float">
            <text:p>0.837457561</text:p>
          </table:table-cell>
          <table:table-cell table:formula="of:=[.A187]-[.G187]" office:value-type="float" office:value="-0.606662" calcext:value-type="float">
            <text:p>-0.606662</text:p>
          </table:table-cell>
          <table:table-cell table:formula="of:=[.B187]-[.H187]" office:value-type="float" office:value="-0.32061" calcext:value-type="float">
            <text:p>-0.32061</text:p>
          </table:table-cell>
          <table:table-cell table:formula="of:=[.C187]-[.I187]" office:value-type="float" office:value="-0.48011" calcext:value-type="float">
            <text:p>-0.48011</text:p>
          </table:table-cell>
          <table:table-cell/>
        </table:table-row>
        <table:table-row table:style-name="ro1">
          <table:table-cell office:value-type="float" office:value="-0.243454" calcext:value-type="float">
            <text:p>-0.243454</text:p>
          </table:table-cell>
          <table:table-cell office:value-type="float" office:value="-2.06886" calcext:value-type="float">
            <text:p>-2.06886</text:p>
          </table:table-cell>
          <table:table-cell office:value-type="float" office:value="-9.78177" calcext:value-type="float">
            <text:p>-9.78177</text:p>
          </table:table-cell>
          <table:table-cell office:value-type="float" office:value="2.78702" calcext:value-type="float">
            <text:p>2.78702</text:p>
          </table:table-cell>
          <table:table-cell office:value-type="float" office:value="-0.0467515" calcext:value-type="float">
            <text:p>-0.0467515</text:p>
          </table:table-cell>
          <table:table-cell office:value-type="float" office:value="2.98655" calcext:value-type="float">
            <text:p>2.98655</text:p>
          </table:table-cell>
          <table:table-cell office:value-type="float" office:value="0.457996" calcext:value-type="float">
            <text:p>0.457996</text:p>
          </table:table-cell>
          <table:table-cell office:value-type="float" office:value="-1.51164" calcext:value-type="float">
            <text:p>-1.51164</text:p>
          </table:table-cell>
          <table:table-cell office:value-type="float" office:value="-9.67188" calcext:value-type="float">
            <text:p>-9.67188</text:p>
          </table:table-cell>
          <table:table-cell/>
          <table:table-cell table:formula="of:= SQRT(([.G188]-[.A188])^2 + ([.H188]-[.B188])^2 + ([.I188]-[.C188])^2)" office:value-type="float" office:value="0.902553069353819" calcext:value-type="float">
            <text:p>0.9025530694</text:p>
          </table:table-cell>
          <table:table-cell table:formula="of:=[.A188]-[.G188]" office:value-type="float" office:value="-0.70145" calcext:value-type="float">
            <text:p>-0.70145</text:p>
          </table:table-cell>
          <table:table-cell table:formula="of:=[.B188]-[.H188]" office:value-type="float" office:value="-0.55722" calcext:value-type="float">
            <text:p>-0.55722</text:p>
          </table:table-cell>
          <table:table-cell table:formula="of:=[.C188]-[.I188]" office:value-type="float" office:value="-0.10989" calcext:value-type="float">
            <text:p>-0.10989</text:p>
          </table:table-cell>
          <table:table-cell/>
        </table:table-row>
        <table:table-row table:style-name="ro1">
          <table:table-cell office:value-type="float" office:value="-0.243454" calcext:value-type="float">
            <text:p>-0.243454</text:p>
          </table:table-cell>
          <table:table-cell office:value-type="float" office:value="-2.06886" calcext:value-type="float">
            <text:p>-2.06886</text:p>
          </table:table-cell>
          <table:table-cell office:value-type="float" office:value="-9.78177" calcext:value-type="float">
            <text:p>-9.78177</text:p>
          </table:table-cell>
          <table:table-cell office:value-type="float" office:value="2.78702" calcext:value-type="float">
            <text:p>2.78702</text:p>
          </table:table-cell>
          <table:table-cell office:value-type="float" office:value="-0.0467515" calcext:value-type="float">
            <text:p>-0.0467515</text:p>
          </table:table-cell>
          <table:table-cell office:value-type="float" office:value="2.98655" calcext:value-type="float">
            <text:p>2.98655</text:p>
          </table:table-cell>
          <table:table-cell office:value-type="float" office:value="0.457996" calcext:value-type="float">
            <text:p>0.457996</text:p>
          </table:table-cell>
          <table:table-cell office:value-type="float" office:value="-1.51164" calcext:value-type="float">
            <text:p>-1.51164</text:p>
          </table:table-cell>
          <table:table-cell office:value-type="float" office:value="-9.67188" calcext:value-type="float">
            <text:p>-9.67188</text:p>
          </table:table-cell>
          <table:table-cell/>
          <table:table-cell table:formula="of:= SQRT(([.G189]-[.A189])^2 + ([.H189]-[.B189])^2 + ([.I189]-[.C189])^2)" office:value-type="float" office:value="0.902553069353819" calcext:value-type="float">
            <text:p>0.9025530694</text:p>
          </table:table-cell>
          <table:table-cell table:formula="of:=[.A189]-[.G189]" office:value-type="float" office:value="-0.70145" calcext:value-type="float">
            <text:p>-0.70145</text:p>
          </table:table-cell>
          <table:table-cell table:formula="of:=[.B189]-[.H189]" office:value-type="float" office:value="-0.55722" calcext:value-type="float">
            <text:p>-0.55722</text:p>
          </table:table-cell>
          <table:table-cell table:formula="of:=[.C189]-[.I189]" office:value-type="float" office:value="-0.10989" calcext:value-type="float">
            <text:p>-0.10989</text:p>
          </table:table-cell>
          <table:table-cell/>
        </table:table-row>
        <table:table-row table:style-name="ro1">
          <table:table-cell office:value-type="float" office:value="-0.488632" calcext:value-type="float">
            <text:p>-0.488632</text:p>
          </table:table-cell>
          <table:table-cell office:value-type="float" office:value="-1.68324" calcext:value-type="float">
            <text:p>-1.68324</text:p>
          </table:table-cell>
          <table:table-cell office:value-type="float" office:value="-9.84128" calcext:value-type="float">
            <text:p>-9.84128</text:p>
          </table:table-cell>
          <table:table-cell office:value-type="float" office:value="2.78984" calcext:value-type="float">
            <text:p>2.78984</text:p>
          </table:table-cell>
          <table:table-cell office:value-type="float" office:value="-0.0442982" calcext:value-type="float">
            <text:p>-0.0442982</text:p>
          </table:table-cell>
          <table:table-cell office:value-type="float" office:value="2.98753" calcext:value-type="float">
            <text:p>2.98753</text:p>
          </table:table-cell>
          <table:table-cell office:value-type="float" office:value="0.433984" calcext:value-type="float">
            <text:p>0.433984</text:p>
          </table:table-cell>
          <table:table-cell office:value-type="float" office:value="-1.50242" calcext:value-type="float">
            <text:p>-1.50242</text:p>
          </table:table-cell>
          <table:table-cell office:value-type="float" office:value="-9.67442" calcext:value-type="float">
            <text:p>-9.67442</text:p>
          </table:table-cell>
          <table:table-cell/>
          <table:table-cell table:formula="of:= SQRT(([.G190]-[.A190])^2 + ([.H190]-[.B190])^2 + ([.I190]-[.C190])^2)" office:value-type="float" office:value="0.954860416739536" calcext:value-type="float">
            <text:p>0.9548604167</text:p>
          </table:table-cell>
          <table:table-cell table:formula="of:=[.A190]-[.G190]" office:value-type="float" office:value="-0.922616" calcext:value-type="float">
            <text:p>-0.922616</text:p>
          </table:table-cell>
          <table:table-cell table:formula="of:=[.B190]-[.H190]" office:value-type="float" office:value="-0.18082" calcext:value-type="float">
            <text:p>-0.18082</text:p>
          </table:table-cell>
          <table:table-cell table:formula="of:=[.C190]-[.I190]" office:value-type="float" office:value="-0.16686" calcext:value-type="float">
            <text:p>-0.16686</text:p>
          </table:table-cell>
          <table:table-cell/>
        </table:table-row>
        <table:table-row table:style-name="ro1">
          <table:table-cell office:value-type="float" office:value="-0.874252" calcext:value-type="float">
            <text:p>-0.874252</text:p>
          </table:table-cell>
          <table:table-cell office:value-type="float" office:value="-1.85939" calcext:value-type="float">
            <text:p>-1.85939</text:p>
          </table:table-cell>
          <table:table-cell office:value-type="float" office:value="-9.54373" calcext:value-type="float">
            <text:p>-9.54373</text:p>
          </table:table-cell>
          <table:table-cell office:value-type="float" office:value="2.79194" calcext:value-type="float">
            <text:p>2.79194</text:p>
          </table:table-cell>
          <table:table-cell office:value-type="float" office:value="-0.0431521" calcext:value-type="float">
            <text:p>-0.0431521</text:p>
          </table:table-cell>
          <table:table-cell office:value-type="float" office:value="2.98991" calcext:value-type="float">
            <text:p>2.98991</text:p>
          </table:table-cell>
          <table:table-cell office:value-type="float" office:value="0.422759" calcext:value-type="float">
            <text:p>0.422759</text:p>
          </table:table-cell>
          <table:table-cell office:value-type="float" office:value="-1.47943" calcext:value-type="float">
            <text:p>-1.47943</text:p>
          </table:table-cell>
          <table:table-cell office:value-type="float" office:value="-9.67846" calcext:value-type="float">
            <text:p>-9.67846</text:p>
          </table:table-cell>
          <table:table-cell/>
          <table:table-cell table:formula="of:= SQRT(([.G191]-[.A191])^2 + ([.H191]-[.B191])^2 + ([.I191]-[.C191])^2)" office:value-type="float" office:value="1.35821916810985" calcext:value-type="float">
            <text:p>1.3582191681</text:p>
          </table:table-cell>
          <table:table-cell table:formula="of:=[.A191]-[.G191]" office:value-type="float" office:value="-1.297011" calcext:value-type="float">
            <text:p>-1.297011</text:p>
          </table:table-cell>
          <table:table-cell table:formula="of:=[.B191]-[.H191]" office:value-type="float" office:value="-0.37996" calcext:value-type="float">
            <text:p>-0.37996</text:p>
          </table:table-cell>
          <table:table-cell table:formula="of:=[.C191]-[.I191]" office:value-type="float" office:value="0.134729999999999" calcext:value-type="float">
            <text:p>0.13473</text:p>
          </table:table-cell>
          <table:table-cell/>
        </table:table-row>
        <table:table-row table:style-name="ro1">
          <table:table-cell office:value-type="float" office:value="-1.21465" calcext:value-type="float">
            <text:p>-1.21465</text:p>
          </table:table-cell>
          <table:table-cell office:value-type="float" office:value="-1.81892" calcext:value-type="float">
            <text:p>-1.81892</text:p>
          </table:table-cell>
          <table:table-cell office:value-type="float" office:value="-9.28665" calcext:value-type="float">
            <text:p>-9.28665</text:p>
          </table:table-cell>
          <table:table-cell office:value-type="float" office:value="2.79345" calcext:value-type="float">
            <text:p>2.79345</text:p>
          </table:table-cell>
          <table:table-cell office:value-type="float" office:value="-0.0418427" calcext:value-type="float">
            <text:p>-0.0418427</text:p>
          </table:table-cell>
          <table:table-cell office:value-type="float" office:value="2.99478" calcext:value-type="float">
            <text:p>2.99478</text:p>
          </table:table-cell>
          <table:table-cell office:value-type="float" office:value="0.409936" calcext:value-type="float">
            <text:p>0.409936</text:p>
          </table:table-cell>
          <table:table-cell office:value-type="float" office:value="-1.43235" calcext:value-type="float">
            <text:p>-1.43235</text:p>
          </table:table-cell>
          <table:table-cell office:value-type="float" office:value="-9.68609" calcext:value-type="float">
            <text:p>-9.68609</text:p>
          </table:table-cell>
          <table:table-cell/>
          <table:table-cell table:formula="of:= SQRT(([.G192]-[.A192])^2 + ([.H192]-[.B192])^2 + ([.I192]-[.C192])^2)" office:value-type="float" office:value="1.71705222689818" calcext:value-type="float">
            <text:p>1.7170522269</text:p>
          </table:table-cell>
          <table:table-cell table:formula="of:=[.A192]-[.G192]" office:value-type="float" office:value="-1.624586" calcext:value-type="float">
            <text:p>-1.624586</text:p>
          </table:table-cell>
          <table:table-cell table:formula="of:=[.B192]-[.H192]" office:value-type="float" office:value="-0.38657" calcext:value-type="float">
            <text:p>-0.38657</text:p>
          </table:table-cell>
          <table:table-cell table:formula="of:=[.C192]-[.I192]" office:value-type="float" office:value="0.39944" calcext:value-type="float">
            <text:p>0.39944</text:p>
          </table:table-cell>
          <table:table-cell/>
        </table:table-row>
        <table:table-row table:style-name="ro1">
          <table:table-cell office:value-type="float" office:value="-1.40746" calcext:value-type="float">
            <text:p>-1.40746</text:p>
          </table:table-cell>
          <table:table-cell office:value-type="float" office:value="-1.90462" calcext:value-type="float">
            <text:p>-1.90462</text:p>
          </table:table-cell>
          <table:table-cell office:value-type="float" office:value="-9.16763" calcext:value-type="float">
            <text:p>-9.16763</text:p>
          </table:table-cell>
          <table:table-cell office:value-type="float" office:value="2.79475" calcext:value-type="float">
            <text:p>2.79475</text:p>
          </table:table-cell>
          <table:table-cell office:value-type="float" office:value="-0.0381415" calcext:value-type="float">
            <text:p>-0.0381415</text:p>
          </table:table-cell>
          <table:table-cell office:value-type="float" office:value="2.99873" calcext:value-type="float">
            <text:p>2.99873</text:p>
          </table:table-cell>
          <table:table-cell office:value-type="float" office:value="0.373697" calcext:value-type="float">
            <text:p>0.373697</text:p>
          </table:table-cell>
          <table:table-cell office:value-type="float" office:value="-1.39428" calcext:value-type="float">
            <text:p>-1.39428</text:p>
          </table:table-cell>
          <table:table-cell office:value-type="float" office:value="-9.69311" calcext:value-type="float">
            <text:p>-9.69311</text:p>
          </table:table-cell>
          <table:table-cell/>
          <table:table-cell table:formula="of:= SQRT(([.G193]-[.A193])^2 + ([.H193]-[.B193])^2 + ([.I193]-[.C193])^2)" office:value-type="float" office:value="1.92590145247596" calcext:value-type="float">
            <text:p>1.9259014525</text:p>
          </table:table-cell>
          <table:table-cell table:formula="of:=[.A193]-[.G193]" office:value-type="float" office:value="-1.781157" calcext:value-type="float">
            <text:p>-1.781157</text:p>
          </table:table-cell>
          <table:table-cell table:formula="of:=[.B193]-[.H193]" office:value-type="float" office:value="-0.51034" calcext:value-type="float">
            <text:p>-0.51034</text:p>
          </table:table-cell>
          <table:table-cell table:formula="of:=[.C193]-[.I193]" office:value-type="float" office:value="0.52548" calcext:value-type="float">
            <text:p>0.52548</text:p>
          </table:table-cell>
          <table:table-cell/>
        </table:table-row>
        <table:table-row table:style-name="ro1">
          <table:table-cell office:value-type="float" office:value="-1.72166" calcext:value-type="float">
            <text:p>-1.72166</text:p>
          </table:table-cell>
          <table:table-cell office:value-type="float" office:value="-1.61659" calcext:value-type="float">
            <text:p>-1.61659</text:p>
          </table:table-cell>
          <table:table-cell office:value-type="float" office:value="-9.62228" calcext:value-type="float">
            <text:p>-9.62228</text:p>
          </table:table-cell>
          <table:table-cell office:value-type="float" office:value="2.79475" calcext:value-type="float">
            <text:p>2.79475</text:p>
          </table:table-cell>
          <table:table-cell office:value-type="float" office:value="-0.0381415" calcext:value-type="float">
            <text:p>-0.0381415</text:p>
          </table:table-cell>
          <table:table-cell office:value-type="float" office:value="2.99873" calcext:value-type="float">
            <text:p>2.99873</text:p>
          </table:table-cell>
          <table:table-cell office:value-type="float" office:value="0.373697" calcext:value-type="float">
            <text:p>0.373697</text:p>
          </table:table-cell>
          <table:table-cell office:value-type="float" office:value="-1.39428" calcext:value-type="float">
            <text:p>-1.39428</text:p>
          </table:table-cell>
          <table:table-cell office:value-type="float" office:value="-9.69311" calcext:value-type="float">
            <text:p>-9.69311</text:p>
          </table:table-cell>
          <table:table-cell/>
          <table:table-cell table:formula="of:= SQRT(([.G194]-[.A194])^2 + ([.H194]-[.B194])^2 + ([.I194]-[.C194])^2)" office:value-type="float" office:value="2.10830727894418" calcext:value-type="float">
            <text:p>2.1083072789</text:p>
          </table:table-cell>
          <table:table-cell table:formula="of:=[.A194]-[.G194]" office:value-type="float" office:value="-2.095357" calcext:value-type="float">
            <text:p>-2.095357</text:p>
          </table:table-cell>
          <table:table-cell table:formula="of:=[.B194]-[.H194]" office:value-type="float" office:value="-0.22231" calcext:value-type="float">
            <text:p>-0.22231</text:p>
          </table:table-cell>
          <table:table-cell table:formula="of:=[.C194]-[.I194]" office:value-type="float" office:value="0.0708300000000008" calcext:value-type="float">
            <text:p>0.07083</text:p>
          </table:table-cell>
          <table:table-cell/>
        </table:table-row>
        <table:table-row table:style-name="ro1">
          <table:table-cell office:value-type="float" office:value="-2.52385" calcext:value-type="float">
            <text:p>-2.52385</text:p>
          </table:table-cell>
          <table:table-cell office:value-type="float" office:value="-1.26906" calcext:value-type="float">
            <text:p>-1.26906</text:p>
          </table:table-cell>
          <table:table-cell office:value-type="float" office:value="-9.89127" calcext:value-type="float">
            <text:p>-9.89127</text:p>
          </table:table-cell>
          <table:table-cell office:value-type="float" office:value="2.79682" calcext:value-type="float">
            <text:p>2.79682</text:p>
          </table:table-cell>
          <table:table-cell office:value-type="float" office:value="-0.0314644" calcext:value-type="float">
            <text:p>-0.0314644</text:p>
          </table:table-cell>
          <table:table-cell office:value-type="float" office:value="2.99893" calcext:value-type="float">
            <text:p>2.99893</text:p>
          </table:table-cell>
          <table:table-cell office:value-type="float" office:value="0.308299" calcext:value-type="float">
            <text:p>0.308299</text:p>
          </table:table-cell>
          <table:table-cell office:value-type="float" office:value="-1.39268" calcext:value-type="float">
            <text:p>-1.39268</text:p>
          </table:table-cell>
          <table:table-cell office:value-type="float" office:value="-9.69564" calcext:value-type="float">
            <text:p>-9.69564</text:p>
          </table:table-cell>
          <table:table-cell/>
          <table:table-cell table:formula="of:= SQRT(([.G195]-[.A195])^2 + ([.H195]-[.B195])^2 + ([.I195]-[.C195])^2)" office:value-type="float" office:value="2.84158775326418" calcext:value-type="float">
            <text:p>2.8415877533</text:p>
          </table:table-cell>
          <table:table-cell table:formula="of:=[.A195]-[.G195]" office:value-type="float" office:value="-2.832149" calcext:value-type="float">
            <text:p>-2.832149</text:p>
          </table:table-cell>
          <table:table-cell table:formula="of:=[.B195]-[.H195]" office:value-type="float" office:value="0.12362" calcext:value-type="float">
            <text:p>0.12362</text:p>
          </table:table-cell>
          <table:table-cell table:formula="of:=[.C195]-[.I195]" office:value-type="float" office:value="-0.19563" calcext:value-type="float">
            <text:p>-0.19563</text:p>
          </table:table-cell>
          <table:table-cell/>
        </table:table-row>
        <table:table-row table:style-name="ro1">
          <table:table-cell office:value-type="float" office:value="-2.52385" calcext:value-type="float">
            <text:p>-2.52385</text:p>
          </table:table-cell>
          <table:table-cell office:value-type="float" office:value="-1.26906" calcext:value-type="float">
            <text:p>-1.26906</text:p>
          </table:table-cell>
          <table:table-cell office:value-type="float" office:value="-9.89127" calcext:value-type="float">
            <text:p>-9.89127</text:p>
          </table:table-cell>
          <table:table-cell office:value-type="float" office:value="2.80038" calcext:value-type="float">
            <text:p>2.80038</text:p>
          </table:table-cell>
          <table:table-cell office:value-type="float" office:value="-0.0232793" calcext:value-type="float">
            <text:p>-0.0232793</text:p>
          </table:table-cell>
          <table:table-cell office:value-type="float" office:value="2.99693" calcext:value-type="float">
            <text:p>2.99693</text:p>
          </table:table-cell>
          <table:table-cell office:value-type="float" office:value="0.228117" calcext:value-type="float">
            <text:p>0.228117</text:p>
          </table:table-cell>
          <table:table-cell office:value-type="float" office:value="-1.41236" calcext:value-type="float">
            <text:p>-1.41236</text:p>
          </table:table-cell>
          <table:table-cell office:value-type="float" office:value="-9.69501" calcext:value-type="float">
            <text:p>-9.69501</text:p>
          </table:table-cell>
          <table:table-cell/>
          <table:table-cell table:formula="of:= SQRT(([.G196]-[.A196])^2 + ([.H196]-[.B196])^2 + ([.I196]-[.C196])^2)" office:value-type="float" office:value="2.76267537844912" calcext:value-type="float">
            <text:p>2.7626753784</text:p>
          </table:table-cell>
          <table:table-cell table:formula="of:=[.A196]-[.G196]" office:value-type="float" office:value="-2.751967" calcext:value-type="float">
            <text:p>-2.751967</text:p>
          </table:table-cell>
          <table:table-cell table:formula="of:=[.B196]-[.H196]" office:value-type="float" office:value="0.1433" calcext:value-type="float">
            <text:p>0.1433</text:p>
          </table:table-cell>
          <table:table-cell table:formula="of:=[.C196]-[.I196]" office:value-type="float" office:value="-0.196260000000001" calcext:value-type="float">
            <text:p>-0.19626</text:p>
          </table:table-cell>
          <table:table-cell/>
        </table:table-row>
        <table:table-row table:style-name="ro1">
          <table:table-cell office:value-type="float" office:value="-3.02611" calcext:value-type="float">
            <text:p>-3.02611</text:p>
          </table:table-cell>
          <table:table-cell office:value-type="float" office:value="-1.21669" calcext:value-type="float">
            <text:p>-1.21669</text:p>
          </table:table-cell>
          <table:table-cell office:value-type="float" office:value="-9.86984" calcext:value-type="float">
            <text:p>-9.86984</text:p>
          </table:table-cell>
          <table:table-cell office:value-type="float" office:value="2.80316" calcext:value-type="float">
            <text:p>2.80316</text:p>
          </table:table-cell>
          <table:table-cell office:value-type="float" office:value="-0.0142214" calcext:value-type="float">
            <text:p>-0.0142214</text:p>
          </table:table-cell>
          <table:table-cell office:value-type="float" office:value="2.99742" calcext:value-type="float">
            <text:p>2.99742</text:p>
          </table:table-cell>
          <table:table-cell office:value-type="float" office:value="0.139367" calcext:value-type="float">
            <text:p>0.139367</text:p>
          </table:table-cell>
          <table:table-cell office:value-type="float" office:value="-1.40786" calcext:value-type="float">
            <text:p>-1.40786</text:p>
          </table:table-cell>
          <table:table-cell office:value-type="float" office:value="-9.69735" calcext:value-type="float">
            <text:p>-9.69735</text:p>
          </table:table-cell>
          <table:table-cell/>
          <table:table-cell table:formula="of:= SQRT(([.G197]-[.A197])^2 + ([.H197]-[.B197])^2 + ([.I197]-[.C197])^2)" office:value-type="float" office:value="3.17593189576367" calcext:value-type="float">
            <text:p>3.1759318958</text:p>
          </table:table-cell>
          <table:table-cell table:formula="of:=[.A197]-[.G197]" office:value-type="float" office:value="-3.165477" calcext:value-type="float">
            <text:p>-3.165477</text:p>
          </table:table-cell>
          <table:table-cell table:formula="of:=[.B197]-[.H197]" office:value-type="float" office:value="0.19117" calcext:value-type="float">
            <text:p>0.19117</text:p>
          </table:table-cell>
          <table:table-cell table:formula="of:=[.C197]-[.I197]" office:value-type="float" office:value="-0.17249" calcext:value-type="float">
            <text:p>-0.17249</text:p>
          </table:table-cell>
          <table:table-cell/>
        </table:table-row>
        <table:table-row table:style-name="ro1">
          <table:table-cell office:value-type="float" office:value="-3.12608" calcext:value-type="float">
            <text:p>-3.12608</text:p>
          </table:table-cell>
          <table:table-cell office:value-type="float" office:value="-1.21907" calcext:value-type="float">
            <text:p>-1.21907</text:p>
          </table:table-cell>
          <table:table-cell office:value-type="float" office:value="-10.6268" calcext:value-type="float">
            <text:p>-10.6268</text:p>
          </table:table-cell>
          <table:table-cell office:value-type="float" office:value="2.80377" calcext:value-type="float">
            <text:p>2.80377</text:p>
          </table:table-cell>
          <table:table-cell office:value-type="float" office:value="-0.00372349" calcext:value-type="float">
            <text:p>-0.00372349</text:p>
          </table:table-cell>
          <table:table-cell office:value-type="float" office:value="3.0011" calcext:value-type="float">
            <text:p>3.0011</text:p>
          </table:table-cell>
          <table:table-cell office:value-type="float" office:value="0.0364914" calcext:value-type="float">
            <text:p>0.0364914</text:p>
          </table:table-cell>
          <table:table-cell office:value-type="float" office:value="-1.37228" calcext:value-type="float">
            <text:p>-1.37228</text:p>
          </table:table-cell>
          <table:table-cell office:value-type="float" office:value="-9.70338" calcext:value-type="float">
            <text:p>-9.70338</text:p>
          </table:table-cell>
          <table:table-cell/>
          <table:table-cell table:formula="of:= SQRT(([.G198]-[.A198])^2 + ([.H198]-[.B198])^2 + ([.I198]-[.C198])^2)" office:value-type="float" office:value="3.29818672312499" calcext:value-type="float">
            <text:p>3.2981867231</text:p>
          </table:table-cell>
          <table:table-cell table:formula="of:=[.A198]-[.G198]" office:value-type="float" office:value="-3.1625714" calcext:value-type="float">
            <text:p>-3.1625714</text:p>
          </table:table-cell>
          <table:table-cell table:formula="of:=[.B198]-[.H198]" office:value-type="float" office:value="0.15321" calcext:value-type="float">
            <text:p>0.15321</text:p>
          </table:table-cell>
          <table:table-cell table:formula="of:=[.C198]-[.I198]" office:value-type="float" office:value="-0.92342" calcext:value-type="float">
            <text:p>-0.92342</text:p>
          </table:table-cell>
          <table:table-cell/>
        </table:table-row>
        <table:table-row table:style-name="ro1">
          <table:table-cell office:value-type="float" office:value="-3.12608" calcext:value-type="float">
            <text:p>-3.12608</text:p>
          </table:table-cell>
          <table:table-cell office:value-type="float" office:value="-1.21907" calcext:value-type="float">
            <text:p>-1.21907</text:p>
          </table:table-cell>
          <table:table-cell office:value-type="float" office:value="-10.6268" calcext:value-type="float">
            <text:p>-10.6268</text:p>
          </table:table-cell>
          <table:table-cell office:value-type="float" office:value="2.80377" calcext:value-type="float">
            <text:p>2.80377</text:p>
          </table:table-cell>
          <table:table-cell office:value-type="float" office:value="-0.00372349" calcext:value-type="float">
            <text:p>-0.00372349</text:p>
          </table:table-cell>
          <table:table-cell office:value-type="float" office:value="3.0011" calcext:value-type="float">
            <text:p>3.0011</text:p>
          </table:table-cell>
          <table:table-cell office:value-type="float" office:value="0.0364914" calcext:value-type="float">
            <text:p>0.0364914</text:p>
          </table:table-cell>
          <table:table-cell office:value-type="float" office:value="-1.37228" calcext:value-type="float">
            <text:p>-1.37228</text:p>
          </table:table-cell>
          <table:table-cell office:value-type="float" office:value="-9.70338" calcext:value-type="float">
            <text:p>-9.70338</text:p>
          </table:table-cell>
          <table:table-cell/>
          <table:table-cell table:formula="of:= SQRT(([.G199]-[.A199])^2 + ([.H199]-[.B199])^2 + ([.I199]-[.C199])^2)" office:value-type="float" office:value="3.29818672312499" calcext:value-type="float">
            <text:p>3.2981867231</text:p>
          </table:table-cell>
          <table:table-cell table:formula="of:=[.A199]-[.G199]" office:value-type="float" office:value="-3.1625714" calcext:value-type="float">
            <text:p>-3.1625714</text:p>
          </table:table-cell>
          <table:table-cell table:formula="of:=[.B199]-[.H199]" office:value-type="float" office:value="0.15321" calcext:value-type="float">
            <text:p>0.15321</text:p>
          </table:table-cell>
          <table:table-cell table:formula="of:=[.C199]-[.I199]" office:value-type="float" office:value="-0.92342" calcext:value-type="float">
            <text:p>-0.92342</text:p>
          </table:table-cell>
          <table:table-cell/>
        </table:table-row>
        <table:table-row table:style-name="ro1">
          <table:table-cell office:value-type="float" office:value="-3.476" calcext:value-type="float">
            <text:p>-3.476</text:p>
          </table:table-cell>
          <table:table-cell office:value-type="float" office:value="-1.75941" calcext:value-type="float">
            <text:p>-1.75941</text:p>
          </table:table-cell>
          <table:table-cell office:value-type="float" office:value="-10.9529" calcext:value-type="float">
            <text:p>-10.9529</text:p>
          </table:table-cell>
          <table:table-cell office:value-type="float" office:value="2.80022" calcext:value-type="float">
            <text:p>2.80022</text:p>
          </table:table-cell>
          <table:table-cell office:value-type="float" office:value="0.00608703" calcext:value-type="float">
            <text:p>0.00608703</text:p>
          </table:table-cell>
          <table:table-cell office:value-type="float" office:value="3.00682" calcext:value-type="float">
            <text:p>3.00682</text:p>
          </table:table-cell>
          <table:table-cell office:value-type="float" office:value="-0.0596538" calcext:value-type="float">
            <text:p>-0.0596538</text:p>
          </table:table-cell>
          <table:table-cell office:value-type="float" office:value="-1.31678" calcext:value-type="float">
            <text:p>-1.31678</text:p>
          </table:table-cell>
          <table:table-cell office:value-type="float" office:value="-9.71095" calcext:value-type="float">
            <text:p>-9.71095</text:p>
          </table:table-cell>
          <table:table-cell/>
          <table:table-cell table:formula="of:= SQRT(([.G200]-[.A200])^2 + ([.H200]-[.B200])^2 + ([.I200]-[.C200])^2)" office:value-type="float" office:value="3.66193698439152" calcext:value-type="float">
            <text:p>3.6619369844</text:p>
          </table:table-cell>
          <table:table-cell table:formula="of:=[.A200]-[.G200]" office:value-type="float" office:value="-3.4163462" calcext:value-type="float">
            <text:p>-3.4163462</text:p>
          </table:table-cell>
          <table:table-cell table:formula="of:=[.B200]-[.H200]" office:value-type="float" office:value="-0.44263" calcext:value-type="float">
            <text:p>-0.44263</text:p>
          </table:table-cell>
          <table:table-cell table:formula="of:=[.C200]-[.I200]" office:value-type="float" office:value="-1.24195" calcext:value-type="float">
            <text:p>-1.24195</text:p>
          </table:table-cell>
          <table:table-cell/>
        </table:table-row>
        <table:table-row table:style-name="ro1">
          <table:table-cell office:value-type="float" office:value="-3.76878" calcext:value-type="float">
            <text:p>-3.76878</text:p>
          </table:table-cell>
          <table:table-cell office:value-type="float" office:value="-1.80702" calcext:value-type="float">
            <text:p>-1.80702</text:p>
          </table:table-cell>
          <table:table-cell office:value-type="float" office:value="-10.8648" calcext:value-type="float">
            <text:p>-10.8648</text:p>
          </table:table-cell>
          <table:table-cell office:value-type="float" office:value="2.80022" calcext:value-type="float">
            <text:p>2.80022</text:p>
          </table:table-cell>
          <table:table-cell office:value-type="float" office:value="0.00608703" calcext:value-type="float">
            <text:p>0.00608703</text:p>
          </table:table-cell>
          <table:table-cell office:value-type="float" office:value="3.00682" calcext:value-type="float">
            <text:p>3.00682</text:p>
          </table:table-cell>
          <table:table-cell office:value-type="float" office:value="-0.0596538" calcext:value-type="float">
            <text:p>-0.0596538</text:p>
          </table:table-cell>
          <table:table-cell office:value-type="float" office:value="-1.31678" calcext:value-type="float">
            <text:p>-1.31678</text:p>
          </table:table-cell>
          <table:table-cell office:value-type="float" office:value="-9.71095" calcext:value-type="float">
            <text:p>-9.71095</text:p>
          </table:table-cell>
          <table:table-cell/>
          <table:table-cell table:formula="of:= SQRT(([.G201]-[.A201])^2 + ([.H201]-[.B201])^2 + ([.I201]-[.C201])^2)" office:value-type="float" office:value="3.91526783855542" calcext:value-type="float">
            <text:p>3.9152678386</text:p>
          </table:table-cell>
          <table:table-cell table:formula="of:=[.A201]-[.G201]" office:value-type="float" office:value="-3.7091262" calcext:value-type="float">
            <text:p>-3.7091262</text:p>
          </table:table-cell>
          <table:table-cell table:formula="of:=[.B201]-[.H201]" office:value-type="float" office:value="-0.49024" calcext:value-type="float">
            <text:p>-0.49024</text:p>
          </table:table-cell>
          <table:table-cell table:formula="of:=[.C201]-[.I201]" office:value-type="float" office:value="-1.15385" calcext:value-type="float">
            <text:p>-1.15385</text:p>
          </table:table-cell>
          <table:table-cell/>
        </table:table-row>
        <table:table-row table:style-name="ro1">
          <table:table-cell office:value-type="float" office:value="-4.13536" calcext:value-type="float">
            <text:p>-4.13536</text:p>
          </table:table-cell>
          <table:table-cell office:value-type="float" office:value="-1.85701" calcext:value-type="float">
            <text:p>-1.85701</text:p>
          </table:table-cell>
          <table:table-cell office:value-type="float" office:value="-10.7791" calcext:value-type="float">
            <text:p>-10.7791</text:p>
          </table:table-cell>
          <table:table-cell office:value-type="float" office:value="2.79414" calcext:value-type="float">
            <text:p>2.79414</text:p>
          </table:table-cell>
          <table:table-cell office:value-type="float" office:value="0.0106235" calcext:value-type="float">
            <text:p>0.0106235</text:p>
          </table:table-cell>
          <table:table-cell office:value-type="float" office:value="3.01208" calcext:value-type="float">
            <text:p>3.01208</text:p>
          </table:table-cell>
          <table:table-cell office:value-type="float" office:value="-0.104106" calcext:value-type="float">
            <text:p>-0.104106</text:p>
          </table:table-cell>
          <table:table-cell office:value-type="float" office:value="-1.2656" calcext:value-type="float">
            <text:p>-1.2656</text:p>
          </table:table-cell>
          <table:table-cell office:value-type="float" office:value="-9.71738" calcext:value-type="float">
            <text:p>-9.71738</text:p>
          </table:table-cell>
          <table:table-cell/>
          <table:table-cell table:formula="of:= SQRT(([.G202]-[.A202])^2 + ([.H202]-[.B202])^2 + ([.I202]-[.C202])^2)" office:value-type="float" office:value="4.21046600259591" calcext:value-type="float">
            <text:p>4.2104660026</text:p>
          </table:table-cell>
          <table:table-cell table:formula="of:=[.A202]-[.G202]" office:value-type="float" office:value="-4.031254" calcext:value-type="float">
            <text:p>-4.031254</text:p>
          </table:table-cell>
          <table:table-cell table:formula="of:=[.B202]-[.H202]" office:value-type="float" office:value="-0.59141" calcext:value-type="float">
            <text:p>-0.59141</text:p>
          </table:table-cell>
          <table:table-cell table:formula="of:=[.C202]-[.I202]" office:value-type="float" office:value="-1.06172" calcext:value-type="float">
            <text:p>-1.06172</text:p>
          </table:table-cell>
          <table:table-cell/>
        </table:table-row>
        <table:table-row table:style-name="ro1">
          <table:table-cell office:value-type="float" office:value="-4.13536" calcext:value-type="float">
            <text:p>-4.13536</text:p>
          </table:table-cell>
          <table:table-cell office:value-type="float" office:value="-1.85701" calcext:value-type="float">
            <text:p>-1.85701</text:p>
          </table:table-cell>
          <table:table-cell office:value-type="float" office:value="-10.7791" calcext:value-type="float">
            <text:p>-10.7791</text:p>
          </table:table-cell>
          <table:table-cell office:value-type="float" office:value="2.78757" calcext:value-type="float">
            <text:p>2.78757</text:p>
          </table:table-cell>
          <table:table-cell office:value-type="float" office:value="0.0130211" calcext:value-type="float">
            <text:p>0.0130211</text:p>
          </table:table-cell>
          <table:table-cell office:value-type="float" office:value="3.01738" calcext:value-type="float">
            <text:p>3.01738</text:p>
          </table:table-cell>
          <table:table-cell office:value-type="float" office:value="-0.127602" calcext:value-type="float">
            <text:p>-0.127602</text:p>
          </table:table-cell>
          <table:table-cell office:value-type="float" office:value="-1.21407" calcext:value-type="float">
            <text:p>-1.21407</text:p>
          </table:table-cell>
          <table:table-cell office:value-type="float" office:value="-9.72367" calcext:value-type="float">
            <text:p>-9.72367</text:p>
          </table:table-cell>
          <table:table-cell/>
          <table:table-cell table:formula="of:= SQRT(([.G203]-[.A203])^2 + ([.H203]-[.B203])^2 + ([.I203]-[.C203])^2)" office:value-type="float" office:value="4.1939752640024" calcext:value-type="float">
            <text:p>4.193975264</text:p>
          </table:table-cell>
          <table:table-cell table:formula="of:=[.A203]-[.G203]" office:value-type="float" office:value="-4.007758" calcext:value-type="float">
            <text:p>-4.007758</text:p>
          </table:table-cell>
          <table:table-cell table:formula="of:=[.B203]-[.H203]" office:value-type="float" office:value="-0.64294" calcext:value-type="float">
            <text:p>-0.64294</text:p>
          </table:table-cell>
          <table:table-cell table:formula="of:=[.C203]-[.I203]" office:value-type="float" office:value="-1.05543" calcext:value-type="float">
            <text:p>-1.05543</text:p>
          </table:table-cell>
          <table:table-cell/>
        </table:table-row>
        <table:table-row table:style-name="ro1">
          <table:table-cell office:value-type="float" office:value="-4.12584" calcext:value-type="float">
            <text:p>-4.12584</text:p>
          </table:table-cell>
          <table:table-cell office:value-type="float" office:value="-2.02364" calcext:value-type="float">
            <text:p>-2.02364</text:p>
          </table:table-cell>
          <table:table-cell office:value-type="float" office:value="-10.7363" calcext:value-type="float">
            <text:p>-10.7363</text:p>
          </table:table-cell>
          <table:table-cell office:value-type="float" office:value="2.7753" calcext:value-type="float">
            <text:p>2.7753</text:p>
          </table:table-cell>
          <table:table-cell office:value-type="float" office:value="0.0186547" calcext:value-type="float">
            <text:p>0.0186547</text:p>
          </table:table-cell>
          <table:table-cell office:value-type="float" office:value="3.02617" calcext:value-type="float">
            <text:p>3.02617</text:p>
          </table:table-cell>
          <table:table-cell office:value-type="float" office:value="-0.182808" calcext:value-type="float">
            <text:p>-0.182808</text:p>
          </table:table-cell>
          <table:table-cell office:value-type="float" office:value="-1.12843" calcext:value-type="float">
            <text:p>-1.12843</text:p>
          </table:table-cell>
          <table:table-cell office:value-type="float" office:value="-9.7331" calcext:value-type="float">
            <text:p>-9.7331</text:p>
          </table:table-cell>
          <table:table-cell/>
          <table:table-cell table:formula="of:= SQRT(([.G204]-[.A204])^2 + ([.H204]-[.B204])^2 + ([.I204]-[.C204])^2)" office:value-type="float" office:value="4.16597077967717" calcext:value-type="float">
            <text:p>4.1659707797</text:p>
          </table:table-cell>
          <table:table-cell table:formula="of:=[.A204]-[.G204]" office:value-type="float" office:value="-3.943032" calcext:value-type="float">
            <text:p>-3.943032</text:p>
          </table:table-cell>
          <table:table-cell table:formula="of:=[.B204]-[.H204]" office:value-type="float" office:value="-0.89521" calcext:value-type="float">
            <text:p>-0.89521</text:p>
          </table:table-cell>
          <table:table-cell table:formula="of:=[.C204]-[.I204]" office:value-type="float" office:value="-1.0032" calcext:value-type="float">
            <text:p>-1.0032</text:p>
          </table:table-cell>
          <table:table-cell/>
        </table:table-row>
        <table:table-row table:style-name="ro1">
          <table:table-cell office:value-type="float" office:value="-3.79259" calcext:value-type="float">
            <text:p>-3.79259</text:p>
          </table:table-cell>
          <table:table-cell office:value-type="float" office:value="-1.78322" calcext:value-type="float">
            <text:p>-1.78322</text:p>
          </table:table-cell>
          <table:table-cell office:value-type="float" office:value="-10.9077" calcext:value-type="float">
            <text:p>-10.9077</text:p>
          </table:table-cell>
          <table:table-cell office:value-type="float" office:value="2.76297" calcext:value-type="float">
            <text:p>2.76297</text:p>
          </table:table-cell>
          <table:table-cell office:value-type="float" office:value="0.0277498" calcext:value-type="float">
            <text:p>0.0277498</text:p>
          </table:table-cell>
          <table:table-cell office:value-type="float" office:value="3.03168" calcext:value-type="float">
            <text:p>3.03168</text:p>
          </table:table-cell>
          <table:table-cell office:value-type="float" office:value="-0.271912" calcext:value-type="float">
            <text:p>-0.271912</text:p>
          </table:table-cell>
          <table:table-cell office:value-type="float" office:value="-1.07462" calcext:value-type="float">
            <text:p>-1.07462</text:p>
          </table:table-cell>
          <table:table-cell office:value-type="float" office:value="-9.73711" calcext:value-type="float">
            <text:p>-9.73711</text:p>
          </table:table-cell>
          <table:table-cell/>
          <table:table-cell table:formula="of:= SQRT(([.G205]-[.A205])^2 + ([.H205]-[.B205])^2 + ([.I205]-[.C205])^2)" office:value-type="float" office:value="3.77724350390387" calcext:value-type="float">
            <text:p>3.7772435039</text:p>
          </table:table-cell>
          <table:table-cell table:formula="of:=[.A205]-[.G205]" office:value-type="float" office:value="-3.520678" calcext:value-type="float">
            <text:p>-3.520678</text:p>
          </table:table-cell>
          <table:table-cell table:formula="of:=[.B205]-[.H205]" office:value-type="float" office:value="-0.7086" calcext:value-type="float">
            <text:p>-0.7086</text:p>
          </table:table-cell>
          <table:table-cell table:formula="of:=[.C205]-[.I205]" office:value-type="float" office:value="-1.17059" calcext:value-type="float">
            <text:p>-1.17059</text:p>
          </table:table-cell>
          <table:table-cell/>
        </table:table-row>
        <table:table-row table:style-name="ro1">
          <table:table-cell office:value-type="float" office:value="-3.56883" calcext:value-type="float">
            <text:p>-3.56883</text:p>
          </table:table-cell>
          <table:table-cell office:value-type="float" office:value="-1.87605" calcext:value-type="float">
            <text:p>-1.87605</text:p>
          </table:table-cell>
          <table:table-cell office:value-type="float" office:value="-10.9386" calcext:value-type="float">
            <text:p>-10.9386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416743" calcext:value-type="float">
            <text:p>0.0416743</text:p>
          </table:table-cell>
          <table:table-cell office:value-type="float" office:value="3.03579" calcext:value-type="float">
            <text:p>3.03579</text:p>
          </table:table-cell>
          <table:table-cell office:value-type="float" office:value="-0.408292" calcext:value-type="float">
            <text:p>-0.408292</text:p>
          </table:table-cell>
          <table:table-cell office:value-type="float" office:value="-1.03401" calcext:value-type="float">
            <text:p>-1.03401</text:p>
          </table:table-cell>
          <table:table-cell office:value-type="float" office:value="-9.73674" calcext:value-type="float">
            <text:p>-9.73674</text:p>
          </table:table-cell>
          <table:table-cell/>
          <table:table-cell table:formula="of:= SQRT(([.G206]-[.A206])^2 + ([.H206]-[.B206])^2 + ([.I206]-[.C206])^2)" office:value-type="float" office:value="3.48460891215126" calcext:value-type="float">
            <text:p>3.4846089122</text:p>
          </table:table-cell>
          <table:table-cell table:formula="of:=[.A206]-[.G206]" office:value-type="float" office:value="-3.160538" calcext:value-type="float">
            <text:p>-3.160538</text:p>
          </table:table-cell>
          <table:table-cell table:formula="of:=[.B206]-[.H206]" office:value-type="float" office:value="-0.84204" calcext:value-type="float">
            <text:p>-0.84204</text:p>
          </table:table-cell>
          <table:table-cell table:formula="of:=[.C206]-[.I206]" office:value-type="float" office:value="-1.20186" calcext:value-type="float">
            <text:p>-1.20186</text:p>
          </table:table-cell>
          <table:table-cell/>
        </table:table-row>
        <table:table-row table:style-name="ro1">
          <table:table-cell office:value-type="float" office:value="-3.56883" calcext:value-type="float">
            <text:p>-3.56883</text:p>
          </table:table-cell>
          <table:table-cell office:value-type="float" office:value="-1.87605" calcext:value-type="float">
            <text:p>-1.87605</text:p>
          </table:table-cell>
          <table:table-cell office:value-type="float" office:value="-10.9386" calcext:value-type="float">
            <text:p>-10.9386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416743" calcext:value-type="float">
            <text:p>0.0416743</text:p>
          </table:table-cell>
          <table:table-cell office:value-type="float" office:value="3.03579" calcext:value-type="float">
            <text:p>3.03579</text:p>
          </table:table-cell>
          <table:table-cell office:value-type="float" office:value="-0.408292" calcext:value-type="float">
            <text:p>-0.408292</text:p>
          </table:table-cell>
          <table:table-cell office:value-type="float" office:value="-1.03401" calcext:value-type="float">
            <text:p>-1.03401</text:p>
          </table:table-cell>
          <table:table-cell office:value-type="float" office:value="-9.73674" calcext:value-type="float">
            <text:p>-9.73674</text:p>
          </table:table-cell>
          <table:table-cell/>
          <table:table-cell table:formula="of:= SQRT(([.G207]-[.A207])^2 + ([.H207]-[.B207])^2 + ([.I207]-[.C207])^2)" office:value-type="float" office:value="3.48460891215126" calcext:value-type="float">
            <text:p>3.4846089122</text:p>
          </table:table-cell>
          <table:table-cell table:formula="of:=[.A207]-[.G207]" office:value-type="float" office:value="-3.160538" calcext:value-type="float">
            <text:p>-3.160538</text:p>
          </table:table-cell>
          <table:table-cell table:formula="of:=[.B207]-[.H207]" office:value-type="float" office:value="-0.84204" calcext:value-type="float">
            <text:p>-0.84204</text:p>
          </table:table-cell>
          <table:table-cell table:formula="of:=[.C207]-[.I207]" office:value-type="float" office:value="-1.20186" calcext:value-type="float">
            <text:p>-1.20186</text:p>
          </table:table-cell>
          <table:table-cell/>
        </table:table-row>
        <table:table-row table:style-name="ro1">
          <table:table-cell office:value-type="float" office:value="-3.27843" calcext:value-type="float">
            <text:p>-3.27843</text:p>
          </table:table-cell>
          <table:table-cell office:value-type="float" office:value="-1.80464" calcext:value-type="float">
            <text:p>-1.80464</text:p>
          </table:table-cell>
          <table:table-cell office:value-type="float" office:value="-10.8196" calcext:value-type="float">
            <text:p>-10.8196</text:p>
          </table:table-cell>
          <table:table-cell office:value-type="float" office:value="2.72318" calcext:value-type="float">
            <text:p>2.72318</text:p>
          </table:table-cell>
          <table:table-cell office:value-type="float" office:value="0.0560619" calcext:value-type="float">
            <text:p>0.0560619</text:p>
          </table:table-cell>
          <table:table-cell office:value-type="float" office:value="3.03945" calcext:value-type="float">
            <text:p>3.03945</text:p>
          </table:table-cell>
          <table:table-cell office:value-type="float" office:value="-0.54912" calcext:value-type="float">
            <text:p>-0.54912</text:p>
          </table:table-cell>
          <table:table-cell office:value-type="float" office:value="-0.997683" calcext:value-type="float">
            <text:p>-0.997683</text:p>
          </table:table-cell>
          <table:table-cell office:value-type="float" office:value="-9.73361" calcext:value-type="float">
            <text:p>-9.73361</text:p>
          </table:table-cell>
          <table:table-cell/>
          <table:table-cell table:formula="of:= SQRT(([.G208]-[.A208])^2 + ([.H208]-[.B208])^2 + ([.I208]-[.C208])^2)" office:value-type="float" office:value="3.04625786105658" calcext:value-type="float">
            <text:p>3.0462578611</text:p>
          </table:table-cell>
          <table:table-cell table:formula="of:=[.A208]-[.G208]" office:value-type="float" office:value="-2.72931" calcext:value-type="float">
            <text:p>-2.72931</text:p>
          </table:table-cell>
          <table:table-cell table:formula="of:=[.B208]-[.H208]" office:value-type="float" office:value="-0.806957" calcext:value-type="float">
            <text:p>-0.806957</text:p>
          </table:table-cell>
          <table:table-cell table:formula="of:=[.C208]-[.I208]" office:value-type="float" office:value="-1.08599" calcext:value-type="float">
            <text:p>-1.08599</text:p>
          </table:table-cell>
          <table:table-cell/>
        </table:table-row>
        <table:table-row table:style-name="ro1">
          <table:table-cell office:value-type="float" office:value="-3.27843" calcext:value-type="float">
            <text:p>-3.27843</text:p>
          </table:table-cell>
          <table:table-cell office:value-type="float" office:value="-1.80464" calcext:value-type="float">
            <text:p>-1.80464</text:p>
          </table:table-cell>
          <table:table-cell office:value-type="float" office:value="-10.8196" calcext:value-type="float">
            <text:p>-10.8196</text:p>
          </table:table-cell>
          <table:table-cell office:value-type="float" office:value="2.72318" calcext:value-type="float">
            <text:p>2.72318</text:p>
          </table:table-cell>
          <table:table-cell office:value-type="float" office:value="0.0560619" calcext:value-type="float">
            <text:p>0.0560619</text:p>
          </table:table-cell>
          <table:table-cell office:value-type="float" office:value="3.03945" calcext:value-type="float">
            <text:p>3.03945</text:p>
          </table:table-cell>
          <table:table-cell office:value-type="float" office:value="-0.54912" calcext:value-type="float">
            <text:p>-0.54912</text:p>
          </table:table-cell>
          <table:table-cell office:value-type="float" office:value="-0.997683" calcext:value-type="float">
            <text:p>-0.997683</text:p>
          </table:table-cell>
          <table:table-cell office:value-type="float" office:value="-9.73361" calcext:value-type="float">
            <text:p>-9.73361</text:p>
          </table:table-cell>
          <table:table-cell/>
          <table:table-cell table:formula="of:= SQRT(([.G209]-[.A209])^2 + ([.H209]-[.B209])^2 + ([.I209]-[.C209])^2)" office:value-type="float" office:value="3.04625786105658" calcext:value-type="float">
            <text:p>3.0462578611</text:p>
          </table:table-cell>
          <table:table-cell table:formula="of:=[.A209]-[.G209]" office:value-type="float" office:value="-2.72931" calcext:value-type="float">
            <text:p>-2.72931</text:p>
          </table:table-cell>
          <table:table-cell table:formula="of:=[.B209]-[.H209]" office:value-type="float" office:value="-0.806957" calcext:value-type="float">
            <text:p>-0.806957</text:p>
          </table:table-cell>
          <table:table-cell table:formula="of:=[.C209]-[.I209]" office:value-type="float" office:value="-1.08599" calcext:value-type="float">
            <text:p>-1.08599</text:p>
          </table:table-cell>
          <table:table-cell/>
        </table:table-row>
        <table:table-row table:style-name="ro1">
          <table:table-cell office:value-type="float" office:value="-3.05467" calcext:value-type="float">
            <text:p>-3.05467</text:p>
          </table:table-cell>
          <table:table-cell office:value-type="float" office:value="-2.02602" calcext:value-type="float">
            <text:p>-2.02602</text:p>
          </table:table-cell>
          <table:table-cell office:value-type="float" office:value="-10.2483" calcext:value-type="float">
            <text:p>-10.2483</text:p>
          </table:table-cell>
          <table:table-cell office:value-type="float" office:value="2.70526" calcext:value-type="float">
            <text:p>2.70526</text:p>
          </table:table-cell>
          <table:table-cell office:value-type="float" office:value="0.0619393" calcext:value-type="float">
            <text:p>0.0619393</text:p>
          </table:table-cell>
          <table:table-cell office:value-type="float" office:value="3.04292" calcext:value-type="float">
            <text:p>3.04292</text:p>
          </table:table-cell>
          <table:table-cell office:value-type="float" office:value="-0.606617" calcext:value-type="float">
            <text:p>-0.606617</text:p>
          </table:table-cell>
          <table:table-cell office:value-type="float" office:value="-0.963532" calcext:value-type="float">
            <text:p>-0.963532</text:p>
          </table:table-cell>
          <table:table-cell office:value-type="float" office:value="-9.73363" calcext:value-type="float">
            <text:p>-9.73363</text:p>
          </table:table-cell>
          <table:table-cell/>
          <table:table-cell table:formula="of:= SQRT(([.G210]-[.A210])^2 + ([.H210]-[.B210])^2 + ([.I210]-[.C210])^2)" office:value-type="float" office:value="2.71785383158348" calcext:value-type="float">
            <text:p>2.7178538316</text:p>
          </table:table-cell>
          <table:table-cell table:formula="of:=[.A210]-[.G210]" office:value-type="float" office:value="-2.448053" calcext:value-type="float">
            <text:p>-2.448053</text:p>
          </table:table-cell>
          <table:table-cell table:formula="of:=[.B210]-[.H210]" office:value-type="float" office:value="-1.062488" calcext:value-type="float">
            <text:p>-1.062488</text:p>
          </table:table-cell>
          <table:table-cell table:formula="of:=[.C210]-[.I210]" office:value-type="float" office:value="-0.514670000000001" calcext:value-type="float">
            <text:p>-0.51467</text:p>
          </table:table-cell>
          <table:table-cell/>
        </table:table-row>
        <table:table-row table:style-name="ro1">
          <table:table-cell office:value-type="float" office:value="-2.65715" calcext:value-type="float">
            <text:p>-2.65715</text:p>
          </table:table-cell>
          <table:table-cell office:value-type="float" office:value="-2.38069" calcext:value-type="float">
            <text:p>-2.38069</text:p>
          </table:table-cell>
          <table:table-cell office:value-type="float" office:value="-10.3816" calcext:value-type="float">
            <text:p>-10.3816</text:p>
          </table:table-cell>
          <table:table-cell office:value-type="float" office:value="2.68222" calcext:value-type="float">
            <text:p>2.68222</text:p>
          </table:table-cell>
          <table:table-cell office:value-type="float" office:value="0.0661908" calcext:value-type="float">
            <text:p>0.0661908</text:p>
          </table:table-cell>
          <table:table-cell office:value-type="float" office:value="3.04777" calcext:value-type="float">
            <text:p>3.04777</text:p>
          </table:table-cell>
          <table:table-cell office:value-type="float" office:value="-0.648196" calcext:value-type="float">
            <text:p>-0.648196</text:p>
          </table:table-cell>
          <table:table-cell office:value-type="float" office:value="-0.916071" calcext:value-type="float">
            <text:p>-0.916071</text:p>
          </table:table-cell>
          <table:table-cell office:value-type="float" office:value="-9.73554" calcext:value-type="float">
            <text:p>-9.73554</text:p>
          </table:table-cell>
          <table:table-cell/>
          <table:table-cell table:formula="of:= SQRT(([.G211]-[.A211])^2 + ([.H211]-[.B211])^2 + ([.I211]-[.C211])^2)" office:value-type="float" office:value="2.56873480781435" calcext:value-type="float">
            <text:p>2.5687348078</text:p>
          </table:table-cell>
          <table:table-cell table:formula="of:=[.A211]-[.G211]" office:value-type="float" office:value="-2.008954" calcext:value-type="float">
            <text:p>-2.008954</text:p>
          </table:table-cell>
          <table:table-cell table:formula="of:=[.B211]-[.H211]" office:value-type="float" office:value="-1.464619" calcext:value-type="float">
            <text:p>-1.464619</text:p>
          </table:table-cell>
          <table:table-cell table:formula="of:=[.C211]-[.I211]" office:value-type="float" office:value="-0.64606" calcext:value-type="float">
            <text:p>-0.64606</text:p>
          </table:table-cell>
          <table:table-cell/>
        </table:table-row>
        <table:table-row table:style-name="ro1">
          <table:table-cell office:value-type="float" office:value="-2.06444" calcext:value-type="float">
            <text:p>-2.06444</text:p>
          </table:table-cell>
          <table:table-cell office:value-type="float" office:value="-2.38545" calcext:value-type="float">
            <text:p>-2.38545</text:p>
          </table:table-cell>
          <table:table-cell office:value-type="float" office:value="-10.4268" calcext:value-type="float">
            <text:p>-10.4268</text:p>
          </table:table-cell>
          <table:table-cell office:value-type="float" office:value="2.68222" calcext:value-type="float">
            <text:p>2.68222</text:p>
          </table:table-cell>
          <table:table-cell office:value-type="float" office:value="0.0661908" calcext:value-type="float">
            <text:p>0.0661908</text:p>
          </table:table-cell>
          <table:table-cell office:value-type="float" office:value="3.04777" calcext:value-type="float">
            <text:p>3.04777</text:p>
          </table:table-cell>
          <table:table-cell office:value-type="float" office:value="-0.648196" calcext:value-type="float">
            <text:p>-0.648196</text:p>
          </table:table-cell>
          <table:table-cell office:value-type="float" office:value="-0.916071" calcext:value-type="float">
            <text:p>-0.916071</text:p>
          </table:table-cell>
          <table:table-cell office:value-type="float" office:value="-9.73554" calcext:value-type="float">
            <text:p>-9.73554</text:p>
          </table:table-cell>
          <table:table-cell/>
          <table:table-cell table:formula="of:= SQRT(([.G212]-[.A212])^2 + ([.H212]-[.B212])^2 + ([.I212]-[.C212])^2)" office:value-type="float" office:value="2.15468375887901" calcext:value-type="float">
            <text:p>2.1546837589</text:p>
          </table:table-cell>
          <table:table-cell table:formula="of:=[.A212]-[.G212]" office:value-type="float" office:value="-1.416244" calcext:value-type="float">
            <text:p>-1.416244</text:p>
          </table:table-cell>
          <table:table-cell table:formula="of:=[.B212]-[.H212]" office:value-type="float" office:value="-1.469379" calcext:value-type="float">
            <text:p>-1.469379</text:p>
          </table:table-cell>
          <table:table-cell table:formula="of:=[.C212]-[.I212]" office:value-type="float" office:value="-0.69126" calcext:value-type="float">
            <text:p>-0.69126</text:p>
          </table:table-cell>
          <table:table-cell/>
        </table:table-row>
        <table:table-row table:style-name="ro1">
          <table:table-cell office:value-type="float" office:value="-2.06444" calcext:value-type="float">
            <text:p>-2.06444</text:p>
          </table:table-cell>
          <table:table-cell office:value-type="float" office:value="-2.38545" calcext:value-type="float">
            <text:p>-2.38545</text:p>
          </table:table-cell>
          <table:table-cell office:value-type="float" office:value="-10.4268" calcext:value-type="float">
            <text:p>-10.4268</text:p>
          </table:table-cell>
          <table:table-cell office:value-type="float" office:value="2.65652" calcext:value-type="float">
            <text:p>2.65652</text:p>
          </table:table-cell>
          <table:table-cell office:value-type="float" office:value="0.0738091" calcext:value-type="float">
            <text:p>0.0738091</text:p>
          </table:table-cell>
          <table:table-cell office:value-type="float" office:value="3.05085" calcext:value-type="float">
            <text:p>3.05085</text:p>
          </table:table-cell>
          <table:table-cell office:value-type="float" office:value="-0.722673" calcext:value-type="float">
            <text:p>-0.722673</text:p>
          </table:table-cell>
          <table:table-cell office:value-type="float" office:value="-0.88563" calcext:value-type="float">
            <text:p>-0.88563</text:p>
          </table:table-cell>
          <table:table-cell office:value-type="float" office:value="-9.73311" calcext:value-type="float">
            <text:p>-9.73311</text:p>
          </table:table-cell>
          <table:table-cell/>
          <table:table-cell table:formula="of:= SQRT(([.G213]-[.A213])^2 + ([.H213]-[.B213])^2 + ([.I213]-[.C213])^2)" office:value-type="float" office:value="2.12861563716633" calcext:value-type="float">
            <text:p>2.1286156372</text:p>
          </table:table-cell>
          <table:table-cell table:formula="of:=[.A213]-[.G213]" office:value-type="float" office:value="-1.341767" calcext:value-type="float">
            <text:p>-1.341767</text:p>
          </table:table-cell>
          <table:table-cell table:formula="of:=[.B213]-[.H213]" office:value-type="float" office:value="-1.49982" calcext:value-type="float">
            <text:p>-1.49982</text:p>
          </table:table-cell>
          <table:table-cell table:formula="of:=[.C213]-[.I213]" office:value-type="float" office:value="-0.69369" calcext:value-type="float">
            <text:p>-0.69369</text:p>
          </table:table-cell>
          <table:table-cell/>
        </table:table-row>
        <table:table-row table:style-name="ro1">
          <table:table-cell office:value-type="float" office:value="-1.28606" calcext:value-type="float">
            <text:p>-1.28606</text:p>
          </table:table-cell>
          <table:table-cell office:value-type="float" office:value="-2.35213" calcext:value-type="float">
            <text:p>-2.35213</text:p>
          </table:table-cell>
          <table:table-cell office:value-type="float" office:value="-10.2507" calcext:value-type="float">
            <text:p>-10.2507</text:p>
          </table:table-cell>
          <table:table-cell office:value-type="float" office:value="2.65652" calcext:value-type="float">
            <text:p>2.65652</text:p>
          </table:table-cell>
          <table:table-cell office:value-type="float" office:value="0.0738091" calcext:value-type="float">
            <text:p>0.0738091</text:p>
          </table:table-cell>
          <table:table-cell office:value-type="float" office:value="3.05085" calcext:value-type="float">
            <text:p>3.05085</text:p>
          </table:table-cell>
          <table:table-cell office:value-type="float" office:value="-0.722673" calcext:value-type="float">
            <text:p>-0.722673</text:p>
          </table:table-cell>
          <table:table-cell office:value-type="float" office:value="-0.88563" calcext:value-type="float">
            <text:p>-0.88563</text:p>
          </table:table-cell>
          <table:table-cell office:value-type="float" office:value="-9.73311" calcext:value-type="float">
            <text:p>-9.73311</text:p>
          </table:table-cell>
          <table:table-cell/>
          <table:table-cell table:formula="of:= SQRT(([.G214]-[.A214])^2 + ([.H214]-[.B214])^2 + ([.I214]-[.C214])^2)" office:value-type="float" office:value="1.65406365351186" calcext:value-type="float">
            <text:p>1.6540636535</text:p>
          </table:table-cell>
          <table:table-cell table:formula="of:=[.A214]-[.G214]" office:value-type="float" office:value="-0.563387" calcext:value-type="float">
            <text:p>-0.563387</text:p>
          </table:table-cell>
          <table:table-cell table:formula="of:=[.B214]-[.H214]" office:value-type="float" office:value="-1.4665" calcext:value-type="float">
            <text:p>-1.4665</text:p>
          </table:table-cell>
          <table:table-cell table:formula="of:=[.C214]-[.I214]" office:value-type="float" office:value="-0.51759" calcext:value-type="float">
            <text:p>-0.51759</text:p>
          </table:table-cell>
          <table:table-cell/>
        </table:table-row>
        <table:table-row table:style-name="ro1">
          <table:table-cell office:value-type="float" office:value="0.175491" calcext:value-type="float">
            <text:p>0.175491</text:p>
          </table:table-cell>
          <table:table-cell office:value-type="float" office:value="-2.01411" calcext:value-type="float">
            <text:p>-2.01411</text:p>
          </table:table-cell>
          <table:table-cell office:value-type="float" office:value="-10.8839" calcext:value-type="float">
            <text:p>-10.8839</text:p>
          </table:table-cell>
          <table:table-cell office:value-type="float" office:value="2.62727" calcext:value-type="float">
            <text:p>2.62727</text:p>
          </table:table-cell>
          <table:table-cell office:value-type="float" office:value="0.0858083" calcext:value-type="float">
            <text:p>0.0858083</text:p>
          </table:table-cell>
          <table:table-cell office:value-type="float" office:value="3.05316" calcext:value-type="float">
            <text:p>3.05316</text:p>
          </table:table-cell>
          <table:table-cell office:value-type="float" office:value="-0.839891" calcext:value-type="float">
            <text:p>-0.839891</text:p>
          </table:table-cell>
          <table:table-cell office:value-type="float" office:value="-0.86236" calcext:value-type="float">
            <text:p>-0.86236</text:p>
          </table:table-cell>
          <table:table-cell office:value-type="float" office:value="-9.72579" calcext:value-type="float">
            <text:p>-9.72579</text:p>
          </table:table-cell>
          <table:table-cell/>
          <table:table-cell table:formula="of:= SQRT(([.G215]-[.A215])^2 + ([.H215]-[.B215])^2 + ([.I215]-[.C215])^2)" office:value-type="float" office:value="1.92321279127506" calcext:value-type="float">
            <text:p>1.9232127913</text:p>
          </table:table-cell>
          <table:table-cell table:formula="of:=[.A215]-[.G215]" office:value-type="float" office:value="1.015382" calcext:value-type="float">
            <text:p>1.015382</text:p>
          </table:table-cell>
          <table:table-cell table:formula="of:=[.B215]-[.H215]" office:value-type="float" office:value="-1.15175" calcext:value-type="float">
            <text:p>-1.15175</text:p>
          </table:table-cell>
          <table:table-cell table:formula="of:=[.C215]-[.I215]" office:value-type="float" office:value="-1.15811" calcext:value-type="float">
            <text:p>-1.15811</text:p>
          </table:table-cell>
          <table:table-cell/>
        </table:table-row>
        <table:table-row table:style-name="ro1">
          <table:table-cell office:value-type="float" office:value="0.175491" calcext:value-type="float">
            <text:p>0.175491</text:p>
          </table:table-cell>
          <table:table-cell office:value-type="float" office:value="-2.01411" calcext:value-type="float">
            <text:p>-2.01411</text:p>
          </table:table-cell>
          <table:table-cell office:value-type="float" office:value="-10.8839" calcext:value-type="float">
            <text:p>-10.8839</text:p>
          </table:table-cell>
          <table:table-cell office:value-type="float" office:value="2.60823" calcext:value-type="float">
            <text:p>2.60823</text:p>
          </table:table-cell>
          <table:table-cell office:value-type="float" office:value="0.093661" calcext:value-type="float">
            <text:p>0.093661</text:p>
          </table:table-cell>
          <table:table-cell office:value-type="float" office:value="3.05519" calcext:value-type="float">
            <text:p>3.05519</text:p>
          </table:table-cell>
          <table:table-cell office:value-type="float" office:value="-0.916536" calcext:value-type="float">
            <text:p>-0.916536</text:p>
          </table:table-cell>
          <table:table-cell office:value-type="float" office:value="-0.842024" calcext:value-type="float">
            <text:p>-0.842024</text:p>
          </table:table-cell>
          <table:table-cell office:value-type="float" office:value="-9.72065" calcext:value-type="float">
            <text:p>-9.72065</text:p>
          </table:table-cell>
          <table:table-cell/>
          <table:table-cell table:formula="of:= SQRT(([.G216]-[.A216])^2 + ([.H216]-[.B216])^2 + ([.I216]-[.C216])^2)" office:value-type="float" office:value="1.97976239044614" calcext:value-type="float">
            <text:p>1.9797623904</text:p>
          </table:table-cell>
          <table:table-cell table:formula="of:=[.A216]-[.G216]" office:value-type="float" office:value="1.092027" calcext:value-type="float">
            <text:p>1.092027</text:p>
          </table:table-cell>
          <table:table-cell table:formula="of:=[.B216]-[.H216]" office:value-type="float" office:value="-1.172086" calcext:value-type="float">
            <text:p>-1.172086</text:p>
          </table:table-cell>
          <table:table-cell table:formula="of:=[.C216]-[.I216]" office:value-type="float" office:value="-1.16325" calcext:value-type="float">
            <text:p>-1.16325</text:p>
          </table:table-cell>
          <table:table-cell/>
        </table:table-row>
        <table:table-row table:style-name="ro1">
          <table:table-cell office:value-type="float" office:value="0.42067" calcext:value-type="float">
            <text:p>0.42067</text:p>
          </table:table-cell>
          <table:table-cell office:value-type="float" office:value="-1.99983" calcext:value-type="float">
            <text:p>-1.99983</text:p>
          </table:table-cell>
          <table:table-cell office:value-type="float" office:value="-10.8625" calcext:value-type="float">
            <text:p>-10.8625</text:p>
          </table:table-cell>
          <table:table-cell office:value-type="float" office:value="2.58494" calcext:value-type="float">
            <text:p>2.58494</text:p>
          </table:table-cell>
          <table:table-cell office:value-type="float" office:value="0.0979215" calcext:value-type="float">
            <text:p>0.0979215</text:p>
          </table:table-cell>
          <table:table-cell office:value-type="float" office:value="3.06333" calcext:value-type="float">
            <text:p>3.06333</text:p>
          </table:table-cell>
          <table:table-cell office:value-type="float" office:value="-0.958099" calcext:value-type="float">
            <text:p>-0.958099</text:p>
          </table:table-cell>
          <table:table-cell office:value-type="float" office:value="-0.762536" calcext:value-type="float">
            <text:p>-0.762536</text:p>
          </table:table-cell>
          <table:table-cell office:value-type="float" office:value="-9.7232" calcext:value-type="float">
            <text:p>-9.7232</text:p>
          </table:table-cell>
          <table:table-cell/>
          <table:table-cell table:formula="of:= SQRT(([.G217]-[.A217])^2 + ([.H217]-[.B217])^2 + ([.I217]-[.C217])^2)" office:value-type="float" office:value="2.17483445066446" calcext:value-type="float">
            <text:p>2.1748344507</text:p>
          </table:table-cell>
          <table:table-cell table:formula="of:=[.A217]-[.G217]" office:value-type="float" office:value="1.378769" calcext:value-type="float">
            <text:p>1.378769</text:p>
          </table:table-cell>
          <table:table-cell table:formula="of:=[.B217]-[.H217]" office:value-type="float" office:value="-1.237294" calcext:value-type="float">
            <text:p>-1.237294</text:p>
          </table:table-cell>
          <table:table-cell table:formula="of:=[.C217]-[.I217]" office:value-type="float" office:value="-1.1393" calcext:value-type="float">
            <text:p>-1.1393</text:p>
          </table:table-cell>
          <table:table-cell/>
        </table:table-row>
        <table:table-row table:style-name="ro1">
          <table:table-cell office:value-type="float" office:value="0.377823" calcext:value-type="float">
            <text:p>0.377823</text:p>
          </table:table-cell>
          <table:table-cell office:value-type="float" office:value="-2.04982" calcext:value-type="float">
            <text:p>-2.04982</text:p>
          </table:table-cell>
          <table:table-cell office:value-type="float" office:value="-9.79367" calcext:value-type="float">
            <text:p>-9.79367</text:p>
          </table:table-cell>
          <table:table-cell office:value-type="float" office:value="2.58494" calcext:value-type="float">
            <text:p>2.58494</text:p>
          </table:table-cell>
          <table:table-cell office:value-type="float" office:value="0.0979215" calcext:value-type="float">
            <text:p>0.0979215</text:p>
          </table:table-cell>
          <table:table-cell office:value-type="float" office:value="3.06333" calcext:value-type="float">
            <text:p>3.06333</text:p>
          </table:table-cell>
          <table:table-cell office:value-type="float" office:value="-0.958099" calcext:value-type="float">
            <text:p>-0.958099</text:p>
          </table:table-cell>
          <table:table-cell office:value-type="float" office:value="-0.762536" calcext:value-type="float">
            <text:p>-0.762536</text:p>
          </table:table-cell>
          <table:table-cell office:value-type="float" office:value="-9.7232" calcext:value-type="float">
            <text:p>-9.7232</text:p>
          </table:table-cell>
          <table:table-cell/>
          <table:table-cell table:formula="of:= SQRT(([.G218]-[.A218])^2 + ([.H218]-[.B218])^2 + ([.I218]-[.C218])^2)" office:value-type="float" office:value="1.85654348390766" calcext:value-type="float">
            <text:p>1.8565434839</text:p>
          </table:table-cell>
          <table:table-cell table:formula="of:=[.A218]-[.G218]" office:value-type="float" office:value="1.335922" calcext:value-type="float">
            <text:p>1.335922</text:p>
          </table:table-cell>
          <table:table-cell table:formula="of:=[.B218]-[.H218]" office:value-type="float" office:value="-1.287284" calcext:value-type="float">
            <text:p>-1.287284</text:p>
          </table:table-cell>
          <table:table-cell table:formula="of:=[.C218]-[.I218]" office:value-type="float" office:value="-0.0704700000000003" calcext:value-type="float">
            <text:p>-0.07047</text:p>
          </table:table-cell>
          <table:table-cell/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-1.57613" calcext:value-type="float">
            <text:p>-1.57613</text:p>
          </table:table-cell>
          <table:table-cell office:value-type="float" office:value="-9.61038" calcext:value-type="float">
            <text:p>-9.61038</text:p>
          </table:table-cell>
          <table:table-cell office:value-type="float" office:value="2.5607" calcext:value-type="float">
            <text:p>2.5607</text:p>
          </table:table-cell>
          <table:table-cell office:value-type="float" office:value="0.0960589" calcext:value-type="float">
            <text:p>0.0960589</text:p>
          </table:table-cell>
          <table:table-cell office:value-type="float" office:value="3.07652" calcext:value-type="float">
            <text:p>3.07652</text:p>
          </table:table-cell>
          <table:table-cell office:value-type="float" office:value="-0.93993" calcext:value-type="float">
            <text:p>-0.93993</text:p>
          </table:table-cell>
          <table:table-cell office:value-type="float" office:value="-0.634299" calcext:value-type="float">
            <text:p>-0.634299</text:p>
          </table:table-cell>
          <table:table-cell office:value-type="float" office:value="-9.73418" calcext:value-type="float">
            <text:p>-9.73418</text:p>
          </table:table-cell>
          <table:table-cell/>
          <table:table-cell table:formula="of:= SQRT(([.G219]-[.A219])^2 + ([.H219]-[.B219])^2 + ([.I219]-[.C219])^2)" office:value-type="float" office:value="2.16990781773351" calcext:value-type="float">
            <text:p>2.1699078177</text:p>
          </table:table-cell>
          <table:table-cell table:formula="of:=[.A219]-[.G219]" office:value-type="float" office:value="1.95093" calcext:value-type="float">
            <text:p>1.95093</text:p>
          </table:table-cell>
          <table:table-cell table:formula="of:=[.B219]-[.H219]" office:value-type="float" office:value="-0.941831" calcext:value-type="float">
            <text:p>-0.941831</text:p>
          </table:table-cell>
          <table:table-cell table:formula="of:=[.C219]-[.I219]" office:value-type="float" office:value="0.123800000000001" calcext:value-type="float">
            <text:p>0.1238</text:p>
          </table:table-cell>
          <table:table-cell/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-1.57613" calcext:value-type="float">
            <text:p>-1.57613</text:p>
          </table:table-cell>
          <table:table-cell office:value-type="float" office:value="-9.61038" calcext:value-type="float">
            <text:p>-9.61038</text:p>
          </table:table-cell>
          <table:table-cell office:value-type="float" office:value="2.53672" calcext:value-type="float">
            <text:p>2.53672</text:p>
          </table:table-cell>
          <table:table-cell office:value-type="float" office:value="0.0961696" calcext:value-type="float">
            <text:p>0.0961696</text:p>
          </table:table-cell>
          <table:table-cell office:value-type="float" office:value="3.08779" calcext:value-type="float">
            <text:p>3.08779</text:p>
          </table:table-cell>
          <table:table-cell office:value-type="float" office:value="-0.94101" calcext:value-type="float">
            <text:p>-0.94101</text:p>
          </table:table-cell>
          <table:table-cell office:value-type="float" office:value="-0.524625" calcext:value-type="float">
            <text:p>-0.524625</text:p>
          </table:table-cell>
          <table:table-cell office:value-type="float" office:value="-9.7406" calcext:value-type="float">
            <text:p>-9.7406</text:p>
          </table:table-cell>
          <table:table-cell/>
          <table:table-cell table:formula="of:= SQRT(([.G220]-[.A220])^2 + ([.H220]-[.B220])^2 + ([.I220]-[.C220])^2)" office:value-type="float" office:value="2.2210274769856" calcext:value-type="float">
            <text:p>2.221027477</text:p>
          </table:table-cell>
          <table:table-cell table:formula="of:=[.A220]-[.G220]" office:value-type="float" office:value="1.95201" calcext:value-type="float">
            <text:p>1.95201</text:p>
          </table:table-cell>
          <table:table-cell table:formula="of:=[.B220]-[.H220]" office:value-type="float" office:value="-1.051505" calcext:value-type="float">
            <text:p>-1.051505</text:p>
          </table:table-cell>
          <table:table-cell table:formula="of:=[.C220]-[.I220]" office:value-type="float" office:value="0.130220000000001" calcext:value-type="float">
            <text:p>0.13022</text:p>
          </table:table-cell>
          <table:table-cell/>
        </table:table-row>
        <table:table-row table:style-name="ro1">
          <table:table-cell office:value-type="float" office:value="2.32497" calcext:value-type="float">
            <text:p>2.32497</text:p>
          </table:table-cell>
          <table:table-cell office:value-type="float" office:value="-1.25954" calcext:value-type="float">
            <text:p>-1.25954</text:p>
          </table:table-cell>
          <table:table-cell office:value-type="float" office:value="-9.97458" calcext:value-type="float">
            <text:p>-9.97458</text:p>
          </table:table-cell>
          <table:table-cell office:value-type="float" office:value="2.53672" calcext:value-type="float">
            <text:p>2.53672</text:p>
          </table:table-cell>
          <table:table-cell office:value-type="float" office:value="0.0961696" calcext:value-type="float">
            <text:p>0.0961696</text:p>
          </table:table-cell>
          <table:table-cell office:value-type="float" office:value="3.08779" calcext:value-type="float">
            <text:p>3.08779</text:p>
          </table:table-cell>
          <table:table-cell office:value-type="float" office:value="-0.94101" calcext:value-type="float">
            <text:p>-0.94101</text:p>
          </table:table-cell>
          <table:table-cell office:value-type="float" office:value="-0.524625" calcext:value-type="float">
            <text:p>-0.524625</text:p>
          </table:table-cell>
          <table:table-cell office:value-type="float" office:value="-9.7406" calcext:value-type="float">
            <text:p>-9.7406</text:p>
          </table:table-cell>
          <table:table-cell/>
          <table:table-cell table:formula="of:= SQRT(([.G221]-[.A221])^2 + ([.H221]-[.B221])^2 + ([.I221]-[.C221])^2)" office:value-type="float" office:value="3.35581168393356" calcext:value-type="float">
            <text:p>3.3558116839</text:p>
          </table:table-cell>
          <table:table-cell table:formula="of:=[.A221]-[.G221]" office:value-type="float" office:value="3.26598" calcext:value-type="float">
            <text:p>3.26598</text:p>
          </table:table-cell>
          <table:table-cell table:formula="of:=[.B221]-[.H221]" office:value-type="float" office:value="-0.734915" calcext:value-type="float">
            <text:p>-0.734915</text:p>
          </table:table-cell>
          <table:table-cell table:formula="of:=[.C221]-[.I221]" office:value-type="float" office:value="-0.233979999999999" calcext:value-type="float">
            <text:p>-0.23398</text:p>
          </table:table-cell>
          <table:table-cell/>
        </table:table-row>
        <table:table-row table:style-name="ro1">
          <table:table-cell office:value-type="float" office:value="2.77724" calcext:value-type="float">
            <text:p>2.77724</text:p>
          </table:table-cell>
          <table:table-cell office:value-type="float" office:value="-0.709671" calcext:value-type="float">
            <text:p>-0.709671</text:p>
          </table:table-cell>
          <table:table-cell office:value-type="float" office:value="-9.66275" calcext:value-type="float">
            <text:p>-9.66275</text:p>
          </table:table-cell>
          <table:table-cell office:value-type="float" office:value="2.49945" calcext:value-type="float">
            <text:p>2.49945</text:p>
          </table:table-cell>
          <table:table-cell office:value-type="float" office:value="0.107491" calcext:value-type="float">
            <text:p>0.107491</text:p>
          </table:table-cell>
          <table:table-cell office:value-type="float" office:value="3.09906" calcext:value-type="float">
            <text:p>3.09906</text:p>
          </table:table-cell>
          <table:table-cell office:value-type="float" office:value="-1.05138" calcext:value-type="float">
            <text:p>-1.05138</text:p>
          </table:table-cell>
          <table:table-cell office:value-type="float" office:value="-0.41433" calcext:value-type="float">
            <text:p>-0.41433</text:p>
          </table:table-cell>
          <table:table-cell office:value-type="float" office:value="-9.73463" calcext:value-type="float">
            <text:p>-9.73463</text:p>
          </table:table-cell>
          <table:table-cell/>
          <table:table-cell table:formula="of:= SQRT(([.G222]-[.A222])^2 + ([.H222]-[.B222])^2 + ([.I222]-[.C222])^2)" office:value-type="float" office:value="3.84066714843671" calcext:value-type="float">
            <text:p>3.8406671484</text:p>
          </table:table-cell>
          <table:table-cell table:formula="of:=[.A222]-[.G222]" office:value-type="float" office:value="3.82862" calcext:value-type="float">
            <text:p>3.82862</text:p>
          </table:table-cell>
          <table:table-cell table:formula="of:=[.B222]-[.H222]" office:value-type="float" office:value="-0.295341" calcext:value-type="float">
            <text:p>-0.295341</text:p>
          </table:table-cell>
          <table:table-cell table:formula="of:=[.C222]-[.I222]" office:value-type="float" office:value="0.0718799999999984" calcext:value-type="float">
            <text:p>0.07188</text:p>
          </table:table-cell>
          <table:table-cell/>
        </table:table-row>
        <table:table-row table:style-name="ro1">
          <table:table-cell office:value-type="float" office:value="2.77724" calcext:value-type="float">
            <text:p>2.77724</text:p>
          </table:table-cell>
          <table:table-cell office:value-type="float" office:value="-0.709671" calcext:value-type="float">
            <text:p>-0.709671</text:p>
          </table:table-cell>
          <table:table-cell office:value-type="float" office:value="-9.66275" calcext:value-type="float">
            <text:p>-9.66275</text:p>
          </table:table-cell>
          <table:table-cell office:value-type="float" office:value="2.49945" calcext:value-type="float">
            <text:p>2.49945</text:p>
          </table:table-cell>
          <table:table-cell office:value-type="float" office:value="0.107491" calcext:value-type="float">
            <text:p>0.107491</text:p>
          </table:table-cell>
          <table:table-cell office:value-type="float" office:value="3.09906" calcext:value-type="float">
            <text:p>3.09906</text:p>
          </table:table-cell>
          <table:table-cell office:value-type="float" office:value="-1.05138" calcext:value-type="float">
            <text:p>-1.05138</text:p>
          </table:table-cell>
          <table:table-cell office:value-type="float" office:value="-0.41433" calcext:value-type="float">
            <text:p>-0.41433</text:p>
          </table:table-cell>
          <table:table-cell office:value-type="float" office:value="-9.73463" calcext:value-type="float">
            <text:p>-9.73463</text:p>
          </table:table-cell>
          <table:table-cell/>
          <table:table-cell table:formula="of:= SQRT(([.G223]-[.A223])^2 + ([.H223]-[.B223])^2 + ([.I223]-[.C223])^2)" office:value-type="float" office:value="3.84066714843671" calcext:value-type="float">
            <text:p>3.8406671484</text:p>
          </table:table-cell>
          <table:table-cell table:formula="of:=[.A223]-[.G223]" office:value-type="float" office:value="3.82862" calcext:value-type="float">
            <text:p>3.82862</text:p>
          </table:table-cell>
          <table:table-cell table:formula="of:=[.B223]-[.H223]" office:value-type="float" office:value="-0.295341" calcext:value-type="float">
            <text:p>-0.295341</text:p>
          </table:table-cell>
          <table:table-cell table:formula="of:=[.C223]-[.I223]" office:value-type="float" office:value="0.0718799999999984" calcext:value-type="float">
            <text:p>0.07188</text:p>
          </table:table-cell>
          <table:table-cell/>
        </table:table-row>
        <table:table-row table:style-name="ro1">
          <table:table-cell office:value-type="float" office:value="2.78914" calcext:value-type="float">
            <text:p>2.78914</text:p>
          </table:table-cell>
          <table:table-cell office:value-type="float" office:value="-0.378799" calcext:value-type="float">
            <text:p>-0.378799</text:p>
          </table:table-cell>
          <table:table-cell office:value-type="float" office:value="-9.2081" calcext:value-type="float">
            <text:p>-9.2081</text:p>
          </table:table-cell>
          <table:table-cell office:value-type="float" office:value="2.48469" calcext:value-type="float">
            <text:p>2.48469</text:p>
          </table:table-cell>
          <table:table-cell office:value-type="float" office:value="0.107755" calcext:value-type="float">
            <text:p>0.107755</text:p>
          </table:table-cell>
          <table:table-cell office:value-type="float" office:value="3.10904" calcext:value-type="float">
            <text:p>3.10904</text:p>
          </table:table-cell>
          <table:table-cell office:value-type="float" office:value="-1.05396" calcext:value-type="float">
            <text:p>-1.05396</text:p>
          </table:table-cell>
          <table:table-cell office:value-type="float" office:value="-0.317139" calcext:value-type="float">
            <text:p>-0.317139</text:p>
          </table:table-cell>
          <table:table-cell office:value-type="float" office:value="-9.738" calcext:value-type="float">
            <text:p>-9.738</text:p>
          </table:table-cell>
          <table:table-cell/>
          <table:table-cell table:formula="of:= SQRT(([.G224]-[.A224])^2 + ([.H224]-[.B224])^2 + ([.I224]-[.C224])^2)" office:value-type="float" office:value="3.87995020272168" calcext:value-type="float">
            <text:p>3.8799502027</text:p>
          </table:table-cell>
          <table:table-cell table:formula="of:=[.A224]-[.G224]" office:value-type="float" office:value="3.8431" calcext:value-type="float">
            <text:p>3.8431</text:p>
          </table:table-cell>
          <table:table-cell table:formula="of:=[.B224]-[.H224]" office:value-type="float" office:value="-0.06166" calcext:value-type="float">
            <text:p>-0.06166</text:p>
          </table:table-cell>
          <table:table-cell table:formula="of:=[.C224]-[.I224]" office:value-type="float" office:value="0.5299" calcext:value-type="float">
            <text:p>0.5299</text:p>
          </table:table-cell>
          <table:table-cell/>
        </table:table-row>
        <table:table-row table:style-name="ro1">
          <table:table-cell office:value-type="float" office:value="3.26045" calcext:value-type="float">
            <text:p>3.26045</text:p>
          </table:table-cell>
          <table:table-cell office:value-type="float" office:value="-0.281204" calcext:value-type="float">
            <text:p>-0.281204</text:p>
          </table:table-cell>
          <table:table-cell office:value-type="float" office:value="-8.81296" calcext:value-type="float">
            <text:p>-8.81296</text:p>
          </table:table-cell>
          <table:table-cell office:value-type="float" office:value="2.47022" calcext:value-type="float">
            <text:p>2.47022</text:p>
          </table:table-cell>
          <table:table-cell office:value-type="float" office:value="0.104867" calcext:value-type="float">
            <text:p>0.104867</text:p>
          </table:table-cell>
          <table:table-cell office:value-type="float" office:value="3.12149" calcext:value-type="float">
            <text:p>3.12149</text:p>
          </table:table-cell>
          <table:table-cell office:value-type="float" office:value="-1.02581" calcext:value-type="float">
            <text:p>-1.02581</text:p>
          </table:table-cell>
          <table:table-cell office:value-type="float" office:value="-0.195911" calcext:value-type="float">
            <text:p>-0.195911</text:p>
          </table:table-cell>
          <table:table-cell office:value-type="float" office:value="-9.74419" calcext:value-type="float">
            <text:p>-9.74419</text:p>
          </table:table-cell>
          <table:table-cell/>
          <table:table-cell table:formula="of:= SQRT(([.G225]-[.A225])^2 + ([.H225]-[.B225])^2 + ([.I225]-[.C225])^2)" office:value-type="float" office:value="4.38708205945011" calcext:value-type="float">
            <text:p>4.3870820595</text:p>
          </table:table-cell>
          <table:table-cell table:formula="of:=[.A225]-[.G225]" office:value-type="float" office:value="4.28626" calcext:value-type="float">
            <text:p>4.28626</text:p>
          </table:table-cell>
          <table:table-cell table:formula="of:=[.B225]-[.H225]" office:value-type="float" office:value="-0.085293" calcext:value-type="float">
            <text:p>-0.085293</text:p>
          </table:table-cell>
          <table:table-cell table:formula="of:=[.C225]-[.I225]" office:value-type="float" office:value="0.931229999999999" calcext:value-type="float">
            <text:p>0.93123</text:p>
          </table:table-cell>
          <table:table-cell/>
        </table:table-row>
        <table:table-row table:style-name="ro1">
          <table:table-cell office:value-type="float" office:value="3.95314" calcext:value-type="float">
            <text:p>3.95314</text:p>
          </table:table-cell>
          <table:table-cell office:value-type="float" office:value="-0.19313" calcext:value-type="float">
            <text:p>-0.19313</text:p>
          </table:table-cell>
          <table:table-cell office:value-type="float" office:value="-8.67966" calcext:value-type="float">
            <text:p>-8.67966</text:p>
          </table:table-cell>
          <table:table-cell office:value-type="float" office:value="2.47022" calcext:value-type="float">
            <text:p>2.47022</text:p>
          </table:table-cell>
          <table:table-cell office:value-type="float" office:value="0.104867" calcext:value-type="float">
            <text:p>0.104867</text:p>
          </table:table-cell>
          <table:table-cell office:value-type="float" office:value="3.12149" calcext:value-type="float">
            <text:p>3.12149</text:p>
          </table:table-cell>
          <table:table-cell office:value-type="float" office:value="-1.02581" calcext:value-type="float">
            <text:p>-1.02581</text:p>
          </table:table-cell>
          <table:table-cell office:value-type="float" office:value="-0.195911" calcext:value-type="float">
            <text:p>-0.195911</text:p>
          </table:table-cell>
          <table:table-cell office:value-type="float" office:value="-9.74419" calcext:value-type="float">
            <text:p>-9.74419</text:p>
          </table:table-cell>
          <table:table-cell/>
          <table:table-cell table:formula="of:= SQRT(([.G226]-[.A226])^2 + ([.H226]-[.B226])^2 + ([.I226]-[.C226])^2)" office:value-type="float" office:value="5.09148062525637" calcext:value-type="float">
            <text:p>5.0914806253</text:p>
          </table:table-cell>
          <table:table-cell table:formula="of:=[.A226]-[.G226]" office:value-type="float" office:value="4.97895" calcext:value-type="float">
            <text:p>4.97895</text:p>
          </table:table-cell>
          <table:table-cell table:formula="of:=[.B226]-[.H226]" office:value-type="float" office:value="0.00278099999999998" calcext:value-type="float">
            <text:p>0.002781</text:p>
          </table:table-cell>
          <table:table-cell table:formula="of:=[.C226]-[.I226]" office:value-type="float" office:value="1.06453" calcext:value-type="float">
            <text:p>1.06453</text:p>
          </table:table-cell>
          <table:table-cell/>
        </table:table-row>
        <table:table-row table:style-name="ro1">
          <table:table-cell office:value-type="float" office:value="4.09596" calcext:value-type="float">
            <text:p>4.09596</text:p>
          </table:table-cell>
          <table:table-cell office:value-type="float" office:value="-0.276443" calcext:value-type="float">
            <text:p>-0.276443</text:p>
          </table:table-cell>
          <table:table-cell office:value-type="float" office:value="-8.50589" calcext:value-type="float">
            <text:p>-8.50589</text:p>
          </table:table-cell>
          <table:table-cell office:value-type="float" office:value="2.45809" calcext:value-type="float">
            <text:p>2.45809</text:p>
          </table:table-cell>
          <table:table-cell office:value-type="float" office:value="0.101014" calcext:value-type="float">
            <text:p>0.101014</text:p>
          </table:table-cell>
          <table:table-cell office:value-type="float" office:value="3.13196" calcext:value-type="float">
            <text:p>3.13196</text:p>
          </table:table-cell>
          <table:table-cell office:value-type="float" office:value="-0.988257" calcext:value-type="float">
            <text:p>-0.988257</text:p>
          </table:table-cell>
          <table:table-cell office:value-type="float" office:value="-0.0939124" calcext:value-type="float">
            <text:p>-0.0939124</text:p>
          </table:table-cell>
          <table:table-cell office:value-type="float" office:value="-9.74959" calcext:value-type="float">
            <text:p>-9.74959</text:p>
          </table:table-cell>
          <table:table-cell/>
          <table:table-cell table:formula="of:= SQRT(([.G227]-[.A227])^2 + ([.H227]-[.B227])^2 + ([.I227]-[.C227])^2)" office:value-type="float" office:value="5.23730556804025" calcext:value-type="float">
            <text:p>5.237305568</text:p>
          </table:table-cell>
          <table:table-cell table:formula="of:=[.A227]-[.G227]" office:value-type="float" office:value="5.084217" calcext:value-type="float">
            <text:p>5.084217</text:p>
          </table:table-cell>
          <table:table-cell table:formula="of:=[.B227]-[.H227]" office:value-type="float" office:value="-0.1825306" calcext:value-type="float">
            <text:p>-0.1825306</text:p>
          </table:table-cell>
          <table:table-cell table:formula="of:=[.C227]-[.I227]" office:value-type="float" office:value="1.2437" calcext:value-type="float">
            <text:p>1.2437</text:p>
          </table:table-cell>
          <table:table-cell/>
        </table:table-row>
        <table:table-row table:style-name="ro1">
          <table:table-cell office:value-type="float" office:value="4.09596" calcext:value-type="float">
            <text:p>4.09596</text:p>
          </table:table-cell>
          <table:table-cell office:value-type="float" office:value="-0.276443" calcext:value-type="float">
            <text:p>-0.276443</text:p>
          </table:table-cell>
          <table:table-cell office:value-type="float" office:value="-8.50589" calcext:value-type="float">
            <text:p>-8.50589</text:p>
          </table:table-cell>
          <table:table-cell office:value-type="float" office:value="2.44901" calcext:value-type="float">
            <text:p>2.44901</text:p>
          </table:table-cell>
          <table:table-cell office:value-type="float" office:value="0.0967858" calcext:value-type="float">
            <text:p>0.0967858</text:p>
          </table:table-cell>
          <table:table-cell office:value-type="float" office:value="3.14075" calcext:value-type="float">
            <text:p>3.14075</text:p>
          </table:table-cell>
          <table:table-cell office:value-type="float" office:value="-0.94702" calcext:value-type="float">
            <text:p>-0.94702</text:p>
          </table:table-cell>
          <table:table-cell office:value-type="float" office:value="-0.00817261" calcext:value-type="float">
            <text:p>-0.00817261</text:p>
          </table:table-cell>
          <table:table-cell office:value-type="float" office:value="-9.75413" calcext:value-type="float">
            <text:p>-9.75413</text:p>
          </table:table-cell>
          <table:table-cell/>
          <table:table-cell table:formula="of:= SQRT(([.G228]-[.A228])^2 + ([.H228]-[.B228])^2 + ([.I228]-[.C228])^2)" office:value-type="float" office:value="5.20208798273835" calcext:value-type="float">
            <text:p>5.2020879827</text:p>
          </table:table-cell>
          <table:table-cell table:formula="of:=[.A228]-[.G228]" office:value-type="float" office:value="5.04298" calcext:value-type="float">
            <text:p>5.04298</text:p>
          </table:table-cell>
          <table:table-cell table:formula="of:=[.B228]-[.H228]" office:value-type="float" office:value="-0.26827039" calcext:value-type="float">
            <text:p>-0.26827039</text:p>
          </table:table-cell>
          <table:table-cell table:formula="of:=[.C228]-[.I228]" office:value-type="float" office:value="1.24824" calcext:value-type="float">
            <text:p>1.24824</text:p>
          </table:table-cell>
          <table:table-cell/>
        </table:table-row>
        <table:table-row table:style-name="ro1">
          <table:table-cell office:value-type="float" office:value="4.08406" calcext:value-type="float">
            <text:p>4.08406</text:p>
          </table:table-cell>
          <table:table-cell office:value-type="float" office:value="-0.140762" calcext:value-type="float">
            <text:p>-0.140762</text:p>
          </table:table-cell>
          <table:table-cell office:value-type="float" office:value="-8.53445" calcext:value-type="float">
            <text:p>-8.53445</text:p>
          </table:table-cell>
          <table:table-cell office:value-type="float" office:value="2.44133" calcext:value-type="float">
            <text:p>2.44133</text:p>
          </table:table-cell>
          <table:table-cell office:value-type="float" office:value="0.0925688" calcext:value-type="float">
            <text:p>0.0925688</text:p>
          </table:table-cell>
          <table:table-cell office:value-type="float" office:value="-3.13572" calcext:value-type="float">
            <text:p>-3.13572</text:p>
          </table:table-cell>
          <table:table-cell office:value-type="float" office:value="-0.905878" calcext:value-type="float">
            <text:p>-0.905878</text:p>
          </table:table-cell>
          <table:table-cell office:value-type="float" office:value="0.0573222" calcext:value-type="float">
            <text:p>0.0573222</text:p>
          </table:table-cell>
          <table:table-cell office:value-type="float" office:value="-9.75787" calcext:value-type="float">
            <text:p>-9.75787</text:p>
          </table:table-cell>
          <table:table-cell/>
          <table:table-cell table:formula="of:= SQRT(([.G229]-[.A229])^2 + ([.H229]-[.B229])^2 + ([.I229]-[.C229])^2)" office:value-type="float" office:value="5.14154403759548" calcext:value-type="float">
            <text:p>5.1415440376</text:p>
          </table:table-cell>
          <table:table-cell table:formula="of:=[.A229]-[.G229]" office:value-type="float" office:value="4.989938" calcext:value-type="float">
            <text:p>4.989938</text:p>
          </table:table-cell>
          <table:table-cell table:formula="of:=[.B229]-[.H229]" office:value-type="float" office:value="-0.1980842" calcext:value-type="float">
            <text:p>-0.1980842</text:p>
          </table:table-cell>
          <table:table-cell table:formula="of:=[.C229]-[.I229]" office:value-type="float" office:value="1.22342" calcext:value-type="float">
            <text:p>1.22342</text:p>
          </table:table-cell>
          <table:table-cell/>
        </table:table-row>
        <table:table-row table:style-name="ro1">
          <table:table-cell office:value-type="float" office:value="4.51967" calcext:value-type="float">
            <text:p>4.51967</text:p>
          </table:table-cell>
          <table:table-cell office:value-type="float" office:value="0.392441" calcext:value-type="float">
            <text:p>0.392441</text:p>
          </table:table-cell>
          <table:table-cell office:value-type="float" office:value="-8.54874" calcext:value-type="float">
            <text:p>-8.54874</text:p>
          </table:table-cell>
          <table:table-cell office:value-type="float" office:value="2.4346" calcext:value-type="float">
            <text:p>2.4346</text:p>
          </table:table-cell>
          <table:table-cell office:value-type="float" office:value="0.0869228" calcext:value-type="float">
            <text:p>0.0869228</text:p>
          </table:table-cell>
          <table:table-cell office:value-type="float" office:value="-3.13037" calcext:value-type="float">
            <text:p>-3.13037</text:p>
          </table:table-cell>
          <table:table-cell office:value-type="float" office:value="-0.850771" calcext:value-type="float">
            <text:p>-0.850771</text:p>
          </table:table-cell>
          <table:table-cell office:value-type="float" office:value="0.109535" calcext:value-type="float">
            <text:p>0.109535</text:p>
          </table:table-cell>
          <table:table-cell office:value-type="float" office:value="-9.76239" calcext:value-type="float">
            <text:p>-9.76239</text:p>
          </table:table-cell>
          <table:table-cell/>
          <table:table-cell table:formula="of:= SQRT(([.G230]-[.A230])^2 + ([.H230]-[.B230])^2 + ([.I230]-[.C230])^2)" office:value-type="float" office:value="5.51313147510714" calcext:value-type="float">
            <text:p>5.5131314751</text:p>
          </table:table-cell>
          <table:table-cell table:formula="of:=[.A230]-[.G230]" office:value-type="float" office:value="5.370441" calcext:value-type="float">
            <text:p>5.370441</text:p>
          </table:table-cell>
          <table:table-cell table:formula="of:=[.B230]-[.H230]" office:value-type="float" office:value="0.282906" calcext:value-type="float">
            <text:p>0.282906</text:p>
          </table:table-cell>
          <table:table-cell table:formula="of:=[.C230]-[.I230]" office:value-type="float" office:value="1.21365" calcext:value-type="float">
            <text:p>1.21365</text:p>
          </table:table-cell>
          <table:table-cell/>
        </table:table-row>
        <table:table-row table:style-name="ro1">
          <table:table-cell office:value-type="float" office:value="4.51967" calcext:value-type="float">
            <text:p>4.51967</text:p>
          </table:table-cell>
          <table:table-cell office:value-type="float" office:value="0.392441" calcext:value-type="float">
            <text:p>0.392441</text:p>
          </table:table-cell>
          <table:table-cell office:value-type="float" office:value="-8.54874" calcext:value-type="float">
            <text:p>-8.54874</text:p>
          </table:table-cell>
          <table:table-cell office:value-type="float" office:value="2.4346" calcext:value-type="float">
            <text:p>2.4346</text:p>
          </table:table-cell>
          <table:table-cell office:value-type="float" office:value="0.0869228" calcext:value-type="float">
            <text:p>0.0869228</text:p>
          </table:table-cell>
          <table:table-cell office:value-type="float" office:value="-3.13037" calcext:value-type="float">
            <text:p>-3.13037</text:p>
          </table:table-cell>
          <table:table-cell office:value-type="float" office:value="-0.850771" calcext:value-type="float">
            <text:p>-0.850771</text:p>
          </table:table-cell>
          <table:table-cell office:value-type="float" office:value="0.109535" calcext:value-type="float">
            <text:p>0.109535</text:p>
          </table:table-cell>
          <table:table-cell office:value-type="float" office:value="-9.76239" calcext:value-type="float">
            <text:p>-9.76239</text:p>
          </table:table-cell>
          <table:table-cell/>
          <table:table-cell table:formula="of:= SQRT(([.G231]-[.A231])^2 + ([.H231]-[.B231])^2 + ([.I231]-[.C231])^2)" office:value-type="float" office:value="5.51313147510714" calcext:value-type="float">
            <text:p>5.5131314751</text:p>
          </table:table-cell>
          <table:table-cell table:formula="of:=[.A231]-[.G231]" office:value-type="float" office:value="5.370441" calcext:value-type="float">
            <text:p>5.370441</text:p>
          </table:table-cell>
          <table:table-cell table:formula="of:=[.B231]-[.H231]" office:value-type="float" office:value="0.282906" calcext:value-type="float">
            <text:p>0.282906</text:p>
          </table:table-cell>
          <table:table-cell table:formula="of:=[.C231]-[.I231]" office:value-type="float" office:value="1.21365" calcext:value-type="float">
            <text:p>1.21365</text:p>
          </table:table-cell>
          <table:table-cell/>
        </table:table-row>
        <table:table-row table:style-name="ro1">
          <table:table-cell office:value-type="float" office:value="4.88148" calcext:value-type="float">
            <text:p>4.88148</text:p>
          </table:table-cell>
          <table:table-cell office:value-type="float" office:value="0.347214" calcext:value-type="float">
            <text:p>0.347214</text:p>
          </table:table-cell>
          <table:table-cell office:value-type="float" office:value="-8.63205" calcext:value-type="float">
            <text:p>-8.63205</text:p>
          </table:table-cell>
          <table:table-cell office:value-type="float" office:value="2.42985" calcext:value-type="float">
            <text:p>2.42985</text:p>
          </table:table-cell>
          <table:table-cell office:value-type="float" office:value="0.0784894" calcext:value-type="float">
            <text:p>0.0784894</text:p>
          </table:table-cell>
          <table:table-cell office:value-type="float" office:value="-3.12445" calcext:value-type="float">
            <text:p>-3.12445</text:p>
          </table:table-cell>
          <table:table-cell office:value-type="float" office:value="-0.768406" calcext:value-type="float">
            <text:p>-0.768406</text:p>
          </table:table-cell>
          <table:table-cell office:value-type="float" office:value="0.167495" calcext:value-type="float">
            <text:p>0.167495</text:p>
          </table:table-cell>
          <table:table-cell office:value-type="float" office:value="-9.76839" calcext:value-type="float">
            <text:p>-9.76839</text:p>
          </table:table-cell>
          <table:table-cell/>
          <table:table-cell table:formula="of:= SQRT(([.G232]-[.A232])^2 + ([.H232]-[.B232])^2 + ([.I232]-[.C232])^2)" office:value-type="float" office:value="5.7658285898522" calcext:value-type="float">
            <text:p>5.7658285899</text:p>
          </table:table-cell>
          <table:table-cell table:formula="of:=[.A232]-[.G232]" office:value-type="float" office:value="5.649886" calcext:value-type="float">
            <text:p>5.649886</text:p>
          </table:table-cell>
          <table:table-cell table:formula="of:=[.B232]-[.H232]" office:value-type="float" office:value="0.179719" calcext:value-type="float">
            <text:p>0.179719</text:p>
          </table:table-cell>
          <table:table-cell table:formula="of:=[.C232]-[.I232]" office:value-type="float" office:value="1.13634" calcext:value-type="float">
            <text:p>1.13634</text:p>
          </table:table-cell>
          <table:table-cell/>
        </table:table-row>
        <table:table-row table:style-name="ro1">
          <table:table-cell office:value-type="float" office:value="4.93385" calcext:value-type="float">
            <text:p>4.93385</text:p>
          </table:table-cell>
          <table:table-cell office:value-type="float" office:value="0.911362" calcext:value-type="float">
            <text:p>0.911362</text:p>
          </table:table-cell>
          <table:table-cell office:value-type="float" office:value="-8.8201" calcext:value-type="float">
            <text:p>-8.8201</text:p>
          </table:table-cell>
          <table:table-cell office:value-type="float" office:value="2.42985" calcext:value-type="float">
            <text:p>2.42985</text:p>
          </table:table-cell>
          <table:table-cell office:value-type="float" office:value="0.0784894" calcext:value-type="float">
            <text:p>0.0784894</text:p>
          </table:table-cell>
          <table:table-cell office:value-type="float" office:value="-3.12445" calcext:value-type="float">
            <text:p>-3.12445</text:p>
          </table:table-cell>
          <table:table-cell office:value-type="float" office:value="-0.768406" calcext:value-type="float">
            <text:p>-0.768406</text:p>
          </table:table-cell>
          <table:table-cell office:value-type="float" office:value="0.167495" calcext:value-type="float">
            <text:p>0.167495</text:p>
          </table:table-cell>
          <table:table-cell office:value-type="float" office:value="-9.76839" calcext:value-type="float">
            <text:p>-9.76839</text:p>
          </table:table-cell>
          <table:table-cell/>
          <table:table-cell table:formula="of:= SQRT(([.G233]-[.A233])^2 + ([.H233]-[.B233])^2 + ([.I233]-[.C233])^2)" office:value-type="float" office:value="5.82823434046067" calcext:value-type="float">
            <text:p>5.8282343405</text:p>
          </table:table-cell>
          <table:table-cell table:formula="of:=[.A233]-[.G233]" office:value-type="float" office:value="5.702256" calcext:value-type="float">
            <text:p>5.702256</text:p>
          </table:table-cell>
          <table:table-cell table:formula="of:=[.B233]-[.H233]" office:value-type="float" office:value="0.743867" calcext:value-type="float">
            <text:p>0.743867</text:p>
          </table:table-cell>
          <table:table-cell table:formula="of:=[.C233]-[.I233]" office:value-type="float" office:value="0.94829" calcext:value-type="float">
            <text:p>0.94829</text:p>
          </table:table-cell>
          <table:table-cell/>
        </table:table-row>
        <table:table-row table:style-name="ro1">
          <table:table-cell office:value-type="float" office:value="4.70772" calcext:value-type="float">
            <text:p>4.70772</text:p>
          </table:table-cell>
          <table:table-cell office:value-type="float" office:value="0.866135" calcext:value-type="float">
            <text:p>0.866135</text:p>
          </table:table-cell>
          <table:table-cell office:value-type="float" office:value="-8.61777" calcext:value-type="float">
            <text:p>-8.61777</text:p>
          </table:table-cell>
          <table:table-cell office:value-type="float" office:value="2.42935" calcext:value-type="float">
            <text:p>2.42935</text:p>
          </table:table-cell>
          <table:table-cell office:value-type="float" office:value="0.0632177" calcext:value-type="float">
            <text:p>0.0632177</text:p>
          </table:table-cell>
          <table:table-cell office:value-type="float" office:value="-3.11329" calcext:value-type="float">
            <text:p>-3.11329</text:p>
          </table:table-cell>
          <table:table-cell office:value-type="float" office:value="-0.619121" calcext:value-type="float">
            <text:p>-0.619121</text:p>
          </table:table-cell>
          <table:table-cell office:value-type="float" office:value="0.276781" calcext:value-type="float">
            <text:p>0.276781</text:p>
          </table:table-cell>
          <table:table-cell office:value-type="float" office:value="-9.77651" calcext:value-type="float">
            <text:p>-9.77651</text:p>
          </table:table-cell>
          <table:table-cell/>
          <table:table-cell table:formula="of:= SQRT(([.G234]-[.A234])^2 + ([.H234]-[.B234])^2 + ([.I234]-[.C234])^2)" office:value-type="float" office:value="5.48317896518042" calcext:value-type="float">
            <text:p>5.4831789652</text:p>
          </table:table-cell>
          <table:table-cell table:formula="of:=[.A234]-[.G234]" office:value-type="float" office:value="5.326841" calcext:value-type="float">
            <text:p>5.326841</text:p>
          </table:table-cell>
          <table:table-cell table:formula="of:=[.B234]-[.H234]" office:value-type="float" office:value="0.589354" calcext:value-type="float">
            <text:p>0.589354</text:p>
          </table:table-cell>
          <table:table-cell table:formula="of:=[.C234]-[.I234]" office:value-type="float" office:value="1.15874" calcext:value-type="float">
            <text:p>1.15874</text:p>
          </table:table-cell>
          <table:table-cell/>
        </table:table-row>
        <table:table-row table:style-name="ro1">
          <table:table-cell office:value-type="float" office:value="4.79341" calcext:value-type="float">
            <text:p>4.79341</text:p>
          </table:table-cell>
          <table:table-cell office:value-type="float" office:value="0.801865" calcext:value-type="float">
            <text:p>0.801865</text:p>
          </table:table-cell>
          <table:table-cell office:value-type="float" office:value="-8.6011" calcext:value-type="float">
            <text:p>-8.6011</text:p>
          </table:table-cell>
          <table:table-cell office:value-type="float" office:value="2.42935" calcext:value-type="float">
            <text:p>2.42935</text:p>
          </table:table-cell>
          <table:table-cell office:value-type="float" office:value="0.0632177" calcext:value-type="float">
            <text:p>0.0632177</text:p>
          </table:table-cell>
          <table:table-cell office:value-type="float" office:value="-3.11329" calcext:value-type="float">
            <text:p>-3.11329</text:p>
          </table:table-cell>
          <table:table-cell office:value-type="float" office:value="-0.619121" calcext:value-type="float">
            <text:p>-0.619121</text:p>
          </table:table-cell>
          <table:table-cell office:value-type="float" office:value="0.276781" calcext:value-type="float">
            <text:p>0.276781</text:p>
          </table:table-cell>
          <table:table-cell office:value-type="float" office:value="-9.77651" calcext:value-type="float">
            <text:p>-9.77651</text:p>
          </table:table-cell>
          <table:table-cell/>
          <table:table-cell table:formula="of:= SQRT(([.G235]-[.A235])^2 + ([.H235]-[.B235])^2 + ([.I235]-[.C235])^2)" office:value-type="float" office:value="5.5635234969502" calcext:value-type="float">
            <text:p>5.563523497</text:p>
          </table:table-cell>
          <table:table-cell table:formula="of:=[.A235]-[.G235]" office:value-type="float" office:value="5.412531" calcext:value-type="float">
            <text:p>5.412531</text:p>
          </table:table-cell>
          <table:table-cell table:formula="of:=[.B235]-[.H235]" office:value-type="float" office:value="0.525084" calcext:value-type="float">
            <text:p>0.525084</text:p>
          </table:table-cell>
          <table:table-cell table:formula="of:=[.C235]-[.I235]" office:value-type="float" office:value="1.17541" calcext:value-type="float">
            <text:p>1.17541</text:p>
          </table:table-cell>
          <table:table-cell/>
        </table:table-row>
        <table:table-row table:style-name="ro1">
          <table:table-cell office:value-type="float" office:value="4.79341" calcext:value-type="float">
            <text:p>4.79341</text:p>
          </table:table-cell>
          <table:table-cell office:value-type="float" office:value="0.801865" calcext:value-type="float">
            <text:p>0.801865</text:p>
          </table:table-cell>
          <table:table-cell office:value-type="float" office:value="-8.6011" calcext:value-type="float">
            <text:p>-8.6011</text:p>
          </table:table-cell>
          <table:table-cell office:value-type="float" office:value="2.43364" calcext:value-type="float">
            <text:p>2.43364</text:p>
          </table:table-cell>
          <table:table-cell office:value-type="float" office:value="0.0595638" calcext:value-type="float">
            <text:p>0.0595638</text:p>
          </table:table-cell>
          <table:table-cell office:value-type="float" office:value="-3.10759" calcext:value-type="float">
            <text:p>-3.10759</text:p>
          </table:table-cell>
          <table:table-cell office:value-type="float" office:value="-0.583379" calcext:value-type="float">
            <text:p>-0.583379</text:p>
          </table:table-cell>
          <table:table-cell office:value-type="float" office:value="0.3326" calcext:value-type="float">
            <text:p>0.3326</text:p>
          </table:table-cell>
          <table:table-cell office:value-type="float" office:value="-9.77697" calcext:value-type="float">
            <text:p>-9.77697</text:p>
          </table:table-cell>
          <table:table-cell/>
          <table:table-cell table:formula="of:= SQRT(([.G236]-[.A236])^2 + ([.H236]-[.B236])^2 + ([.I236]-[.C236])^2)" office:value-type="float" office:value="5.52383379978489" calcext:value-type="float">
            <text:p>5.5238337998</text:p>
          </table:table-cell>
          <table:table-cell table:formula="of:=[.A236]-[.G236]" office:value-type="float" office:value="5.376789" calcext:value-type="float">
            <text:p>5.376789</text:p>
          </table:table-cell>
          <table:table-cell table:formula="of:=[.B236]-[.H236]" office:value-type="float" office:value="0.469265" calcext:value-type="float">
            <text:p>0.469265</text:p>
          </table:table-cell>
          <table:table-cell table:formula="of:=[.C236]-[.I236]" office:value-type="float" office:value="1.17587" calcext:value-type="float">
            <text:p>1.17587</text:p>
          </table:table-cell>
          <table:table-cell/>
        </table:table-row>
        <table:table-row table:style-name="ro1">
          <table:table-cell office:value-type="float" office:value="4.94337" calcext:value-type="float">
            <text:p>4.94337</text:p>
          </table:table-cell>
          <table:table-cell office:value-type="float" office:value="1.0042" calcext:value-type="float">
            <text:p>1.0042</text:p>
          </table:table-cell>
          <table:table-cell office:value-type="float" office:value="-8.79868" calcext:value-type="float">
            <text:p>-8.79868</text:p>
          </table:table-cell>
          <table:table-cell office:value-type="float" office:value="2.43364" calcext:value-type="float">
            <text:p>2.43364</text:p>
          </table:table-cell>
          <table:table-cell office:value-type="float" office:value="0.0595638" calcext:value-type="float">
            <text:p>0.0595638</text:p>
          </table:table-cell>
          <table:table-cell office:value-type="float" office:value="-3.10759" calcext:value-type="float">
            <text:p>-3.10759</text:p>
          </table:table-cell>
          <table:table-cell office:value-type="float" office:value="-0.583379" calcext:value-type="float">
            <text:p>-0.583379</text:p>
          </table:table-cell>
          <table:table-cell office:value-type="float" office:value="0.3326" calcext:value-type="float">
            <text:p>0.3326</text:p>
          </table:table-cell>
          <table:table-cell office:value-type="float" office:value="-9.77697" calcext:value-type="float">
            <text:p>-9.77697</text:p>
          </table:table-cell>
          <table:table-cell/>
          <table:table-cell table:formula="of:= SQRT(([.G237]-[.A237])^2 + ([.H237]-[.B237])^2 + ([.I237]-[.C237])^2)" office:value-type="float" office:value="5.65270310498446" calcext:value-type="float">
            <text:p>5.652703105</text:p>
          </table:table-cell>
          <table:table-cell table:formula="of:=[.A237]-[.G237]" office:value-type="float" office:value="5.526749" calcext:value-type="float">
            <text:p>5.526749</text:p>
          </table:table-cell>
          <table:table-cell table:formula="of:=[.B237]-[.H237]" office:value-type="float" office:value="0.6716" calcext:value-type="float">
            <text:p>0.6716</text:p>
          </table:table-cell>
          <table:table-cell table:formula="of:=[.C237]-[.I237]" office:value-type="float" office:value="0.978289999999999" calcext:value-type="float">
            <text:p>0.97829</text:p>
          </table:table-cell>
          <table:table-cell/>
        </table:table-row>
        <table:table-row table:style-name="ro1">
          <table:table-cell office:value-type="float" office:value="4.94337" calcext:value-type="float">
            <text:p>4.94337</text:p>
          </table:table-cell>
          <table:table-cell office:value-type="float" office:value="1.0042" calcext:value-type="float">
            <text:p>1.0042</text:p>
          </table:table-cell>
          <table:table-cell office:value-type="float" office:value="-8.79868" calcext:value-type="float">
            <text:p>-8.79868</text:p>
          </table:table-cell>
          <table:table-cell office:value-type="float" office:value="2.43364" calcext:value-type="float">
            <text:p>2.43364</text:p>
          </table:table-cell>
          <table:table-cell office:value-type="float" office:value="0.0595638" calcext:value-type="float">
            <text:p>0.0595638</text:p>
          </table:table-cell>
          <table:table-cell office:value-type="float" office:value="-3.10759" calcext:value-type="float">
            <text:p>-3.10759</text:p>
          </table:table-cell>
          <table:table-cell office:value-type="float" office:value="-0.583379" calcext:value-type="float">
            <text:p>-0.583379</text:p>
          </table:table-cell>
          <table:table-cell office:value-type="float" office:value="0.3326" calcext:value-type="float">
            <text:p>0.3326</text:p>
          </table:table-cell>
          <table:table-cell office:value-type="float" office:value="-9.77697" calcext:value-type="float">
            <text:p>-9.77697</text:p>
          </table:table-cell>
          <table:table-cell/>
          <table:table-cell table:formula="of:= SQRT(([.G238]-[.A238])^2 + ([.H238]-[.B238])^2 + ([.I238]-[.C238])^2)" office:value-type="float" office:value="5.65270310498446" calcext:value-type="float">
            <text:p>5.652703105</text:p>
          </table:table-cell>
          <table:table-cell table:formula="of:=[.A238]-[.G238]" office:value-type="float" office:value="5.526749" calcext:value-type="float">
            <text:p>5.526749</text:p>
          </table:table-cell>
          <table:table-cell table:formula="of:=[.B238]-[.H238]" office:value-type="float" office:value="0.6716" calcext:value-type="float">
            <text:p>0.6716</text:p>
          </table:table-cell>
          <table:table-cell table:formula="of:=[.C238]-[.I238]" office:value-type="float" office:value="0.978289999999999" calcext:value-type="float">
            <text:p>0.97829</text:p>
          </table:table-cell>
          <table:table-cell/>
        </table:table-row>
        <table:table-row table:style-name="ro1">
          <table:table-cell office:value-type="float" office:value="4.78389" calcext:value-type="float">
            <text:p>4.78389</text:p>
          </table:table-cell>
          <table:table-cell office:value-type="float" office:value="1.23985" calcext:value-type="float">
            <text:p>1.23985</text:p>
          </table:table-cell>
          <table:table-cell office:value-type="float" office:value="-8.9415" calcext:value-type="float">
            <text:p>-8.9415</text:p>
          </table:table-cell>
          <table:table-cell office:value-type="float" office:value="2.44129" calcext:value-type="float">
            <text:p>2.44129</text:p>
          </table:table-cell>
          <table:table-cell office:value-type="float" office:value="0.0584092" calcext:value-type="float">
            <text:p>0.0584092</text:p>
          </table:table-cell>
          <table:table-cell office:value-type="float" office:value="-3.10456" calcext:value-type="float">
            <text:p>-3.10456</text:p>
          </table:table-cell>
          <table:table-cell office:value-type="float" office:value="-0.572085" calcext:value-type="float">
            <text:p>-0.572085</text:p>
          </table:table-cell>
          <table:table-cell office:value-type="float" office:value="0.362244" calcext:value-type="float">
            <text:p>0.362244</text:p>
          </table:table-cell>
          <table:table-cell office:value-type="float" office:value="-9.77658" calcext:value-type="float">
            <text:p>-9.77658</text:p>
          </table:table-cell>
          <table:table-cell/>
          <table:table-cell table:formula="of:= SQRT(([.G239]-[.A239])^2 + ([.H239]-[.B239])^2 + ([.I239]-[.C239])^2)" office:value-type="float" office:value="5.49126753111347" calcext:value-type="float">
            <text:p>5.4912675311</text:p>
          </table:table-cell>
          <table:table-cell table:formula="of:=[.A239]-[.G239]" office:value-type="float" office:value="5.355975" calcext:value-type="float">
            <text:p>5.355975</text:p>
          </table:table-cell>
          <table:table-cell table:formula="of:=[.B239]-[.H239]" office:value-type="float" office:value="0.877606" calcext:value-type="float">
            <text:p>0.877606</text:p>
          </table:table-cell>
          <table:table-cell table:formula="of:=[.C239]-[.I239]" office:value-type="float" office:value="0.83508" calcext:value-type="float">
            <text:p>0.83508</text:p>
          </table:table-cell>
          <table:table-cell/>
        </table:table-row>
        <table:table-row table:style-name="ro1">
          <table:table-cell office:value-type="float" office:value="4.55775" calcext:value-type="float">
            <text:p>4.55775</text:p>
          </table:table-cell>
          <table:table-cell office:value-type="float" office:value="0.894699" calcext:value-type="float">
            <text:p>0.894699</text:p>
          </table:table-cell>
          <table:table-cell office:value-type="float" office:value="-9.21524" calcext:value-type="float">
            <text:p>-9.21524</text:p>
          </table:table-cell>
          <table:table-cell office:value-type="float" office:value="2.45187" calcext:value-type="float">
            <text:p>2.45187</text:p>
          </table:table-cell>
          <table:table-cell office:value-type="float" office:value="0.0575517" calcext:value-type="float">
            <text:p>0.0575517</text:p>
          </table:table-cell>
          <table:table-cell office:value-type="float" office:value="-3.10487" calcext:value-type="float">
            <text:p>-3.10487</text:p>
          </table:table-cell>
          <table:table-cell office:value-type="float" office:value="-0.563694" calcext:value-type="float">
            <text:p>-0.563694</text:p>
          </table:table-cell>
          <table:table-cell office:value-type="float" office:value="0.359245" calcext:value-type="float">
            <text:p>0.359245</text:p>
          </table:table-cell>
          <table:table-cell office:value-type="float" office:value="-9.77718" calcext:value-type="float">
            <text:p>-9.77718</text:p>
          </table:table-cell>
          <table:table-cell/>
          <table:table-cell table:formula="of:= SQRT(([.G240]-[.A240])^2 + ([.H240]-[.B240])^2 + ([.I240]-[.C240])^2)" office:value-type="float" office:value="5.17993013416706" calcext:value-type="float">
            <text:p>5.1799301342</text:p>
          </table:table-cell>
          <table:table-cell table:formula="of:=[.A240]-[.G240]" office:value-type="float" office:value="5.121444" calcext:value-type="float">
            <text:p>5.121444</text:p>
          </table:table-cell>
          <table:table-cell table:formula="of:=[.B240]-[.H240]" office:value-type="float" office:value="0.535454" calcext:value-type="float">
            <text:p>0.535454</text:p>
          </table:table-cell>
          <table:table-cell table:formula="of:=[.C240]-[.I240]" office:value-type="float" office:value="0.56194" calcext:value-type="float">
            <text:p>0.56194</text:p>
          </table:table-cell>
          <table:table-cell/>
        </table:table-row>
        <table:table-row table:style-name="ro1">
          <table:table-cell office:value-type="float" office:value="4.5768" calcext:value-type="float">
            <text:p>4.5768</text:p>
          </table:table-cell>
          <table:table-cell office:value-type="float" office:value="0.228195" calcext:value-type="float">
            <text:p>0.228195</text:p>
          </table:table-cell>
          <table:table-cell office:value-type="float" office:value="-9.74606" calcext:value-type="float">
            <text:p>-9.74606</text:p>
          </table:table-cell>
          <table:table-cell office:value-type="float" office:value="2.46521" calcext:value-type="float">
            <text:p>2.46521</text:p>
          </table:table-cell>
          <table:table-cell office:value-type="float" office:value="0.055457" calcext:value-type="float">
            <text:p>0.055457</text:p>
          </table:table-cell>
          <table:table-cell office:value-type="float" office:value="-3.10573" calcext:value-type="float">
            <text:p>-3.10573</text:p>
          </table:table-cell>
          <table:table-cell office:value-type="float" office:value="-0.5432" calcext:value-type="float">
            <text:p>-0.5432</text:p>
          </table:table-cell>
          <table:table-cell office:value-type="float" office:value="0.350861" calcext:value-type="float">
            <text:p>0.350861</text:p>
          </table:table-cell>
          <table:table-cell office:value-type="float" office:value="-9.77864" calcext:value-type="float">
            <text:p>-9.77864</text:p>
          </table:table-cell>
          <table:table-cell/>
          <table:table-cell table:formula="of:= SQRT(([.G241]-[.A241])^2 + ([.H241]-[.B241])^2 + ([.I241]-[.C241])^2)" office:value-type="float" office:value="5.12157284473784" calcext:value-type="float">
            <text:p>5.1215728447</text:p>
          </table:table-cell>
          <table:table-cell table:formula="of:=[.A241]-[.G241]" office:value-type="float" office:value="5.12" calcext:value-type="float">
            <text:p>5.12</text:p>
          </table:table-cell>
          <table:table-cell table:formula="of:=[.B241]-[.H241]" office:value-type="float" office:value="-0.122666" calcext:value-type="float">
            <text:p>-0.122666</text:p>
          </table:table-cell>
          <table:table-cell table:formula="of:=[.C241]-[.I241]" office:value-type="float" office:value="0.0325799999999994" calcext:value-type="float">
            <text:p>0.03258</text:p>
          </table:table-cell>
          <table:table-cell/>
        </table:table-row>
        <table:table-row table:style-name="ro1">
          <table:table-cell office:value-type="float" office:value="4.39351" calcext:value-type="float">
            <text:p>4.39351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10.1341" calcext:value-type="float">
            <text:p>-10.1341</text:p>
          </table:table-cell>
          <table:table-cell office:value-type="float" office:value="2.47965" calcext:value-type="float">
            <text:p>2.47965</text:p>
          </table:table-cell>
          <table:table-cell office:value-type="float" office:value="0.0522594" calcext:value-type="float">
            <text:p>0.0522594</text:p>
          </table:table-cell>
          <table:table-cell office:value-type="float" office:value="-3.10589" calcext:value-type="float">
            <text:p>-3.10589</text:p>
          </table:table-cell>
          <table:table-cell office:value-type="float" office:value="-0.51191" calcext:value-type="float">
            <text:p>-0.51191</text:p>
          </table:table-cell>
          <table:table-cell office:value-type="float" office:value="0.349295" calcext:value-type="float">
            <text:p>0.349295</text:p>
          </table:table-cell>
          <table:table-cell office:value-type="float" office:value="-9.78039" calcext:value-type="float">
            <text:p>-9.78039</text:p>
          </table:table-cell>
          <table:table-cell/>
          <table:table-cell table:formula="of:= SQRT(([.G242]-[.A242])^2 + ([.H242]-[.B242])^2 + ([.I242]-[.C242])^2)" office:value-type="float" office:value="4.92786254947628" calcext:value-type="float">
            <text:p>4.9278625495</text:p>
          </table:table-cell>
          <table:table-cell table:formula="of:=[.A242]-[.G242]" office:value-type="float" office:value="4.90542" calcext:value-type="float">
            <text:p>4.90542</text:p>
          </table:table-cell>
          <table:table-cell table:formula="of:=[.B242]-[.H242]" office:value-type="float" office:value="-0.3091491" calcext:value-type="float">
            <text:p>-0.3091491</text:p>
          </table:table-cell>
          <table:table-cell table:formula="of:=[.C242]-[.I242]" office:value-type="float" office:value="-0.35371" calcext:value-type="float">
            <text:p>-0.35371</text:p>
          </table:table-cell>
          <table:table-cell/>
        </table:table-row>
        <table:table-row table:style-name="ro1">
          <table:table-cell office:value-type="float" office:value="4.39351" calcext:value-type="float">
            <text:p>4.39351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10.1341" calcext:value-type="float">
            <text:p>-10.1341</text:p>
          </table:table-cell>
          <table:table-cell office:value-type="float" office:value="2.49697" calcext:value-type="float">
            <text:p>2.49697</text:p>
          </table:table-cell>
          <table:table-cell office:value-type="float" office:value="0.0492981" calcext:value-type="float">
            <text:p>0.0492981</text:p>
          </table:table-cell>
          <table:table-cell office:value-type="float" office:value="-3.10635" calcext:value-type="float">
            <text:p>-3.10635</text:p>
          </table:table-cell>
          <table:table-cell office:value-type="float" office:value="-0.482927" calcext:value-type="float">
            <text:p>-0.482927</text:p>
          </table:table-cell>
          <table:table-cell office:value-type="float" office:value="0.344911" calcext:value-type="float">
            <text:p>0.344911</text:p>
          </table:table-cell>
          <table:table-cell office:value-type="float" office:value="-9.78202" calcext:value-type="float">
            <text:p>-9.78202</text:p>
          </table:table-cell>
          <table:table-cell/>
          <table:table-cell table:formula="of:= SQRT(([.G243]-[.A243])^2 + ([.H243]-[.B243])^2 + ([.I243]-[.C243])^2)" office:value-type="float" office:value="4.89862020446033" calcext:value-type="float">
            <text:p>4.8986202045</text:p>
          </table:table-cell>
          <table:table-cell table:formula="of:=[.A243]-[.G243]" office:value-type="float" office:value="4.876437" calcext:value-type="float">
            <text:p>4.876437</text:p>
          </table:table-cell>
          <table:table-cell table:formula="of:=[.B243]-[.H243]" office:value-type="float" office:value="-0.3047651" calcext:value-type="float">
            <text:p>-0.3047651</text:p>
          </table:table-cell>
          <table:table-cell table:formula="of:=[.C243]-[.I243]" office:value-type="float" office:value="-0.352080000000001" calcext:value-type="float">
            <text:p>-0.35208</text:p>
          </table:table-cell>
          <table:table-cell/>
        </table:table-row>
        <table:table-row table:style-name="ro1">
          <table:table-cell office:value-type="float" office:value="4.01741" calcext:value-type="float">
            <text:p>4.01741</text:p>
          </table:table-cell>
          <table:table-cell office:value-type="float" office:value="0.161545" calcext:value-type="float">
            <text:p>0.161545</text:p>
          </table:table-cell>
          <table:table-cell office:value-type="float" office:value="-10.3554" calcext:value-type="float">
            <text:p>-10.3554</text:p>
          </table:table-cell>
          <table:table-cell office:value-type="float" office:value="2.51764" calcext:value-type="float">
            <text:p>2.51764</text:p>
          </table:table-cell>
          <table:table-cell office:value-type="float" office:value="0.0484704" calcext:value-type="float">
            <text:p>0.0484704</text:p>
          </table:table-cell>
          <table:table-cell office:value-type="float" office:value="-3.10853" calcext:value-type="float">
            <text:p>-3.10853</text:p>
          </table:table-cell>
          <table:table-cell office:value-type="float" office:value="-0.474822" calcext:value-type="float">
            <text:p>-0.474822</text:p>
          </table:table-cell>
          <table:table-cell office:value-type="float" office:value="0.323612" calcext:value-type="float">
            <text:p>0.323612</text:p>
          </table:table-cell>
          <table:table-cell office:value-type="float" office:value="-9.78314" calcext:value-type="float">
            <text:p>-9.78314</text:p>
          </table:table-cell>
          <table:table-cell/>
          <table:table-cell table:formula="of:= SQRT(([.G244]-[.A244])^2 + ([.H244]-[.B244])^2 + ([.I244]-[.C244])^2)" office:value-type="float" office:value="4.53143416171007" calcext:value-type="float">
            <text:p>4.5314341617</text:p>
          </table:table-cell>
          <table:table-cell table:formula="of:=[.A244]-[.G244]" office:value-type="float" office:value="4.492232" calcext:value-type="float">
            <text:p>4.492232</text:p>
          </table:table-cell>
          <table:table-cell table:formula="of:=[.B244]-[.H244]" office:value-type="float" office:value="-0.162067" calcext:value-type="float">
            <text:p>-0.162067</text:p>
          </table:table-cell>
          <table:table-cell table:formula="of:=[.C244]-[.I244]" office:value-type="float" office:value="-0.57226" calcext:value-type="float">
            <text:p>-0.57226</text:p>
          </table:table-cell>
          <table:table-cell/>
        </table:table-row>
        <table:table-row table:style-name="ro1">
          <table:table-cell office:value-type="float" office:value="3.95076" calcext:value-type="float">
            <text:p>3.95076</text:p>
          </table:table-cell>
          <table:table-cell office:value-type="float" office:value="0.275803" calcext:value-type="float">
            <text:p>0.275803</text:p>
          </table:table-cell>
          <table:table-cell office:value-type="float" office:value="-10.5816" calcext:value-type="float">
            <text:p>-10.5816</text:p>
          </table:table-cell>
          <table:table-cell office:value-type="float" office:value="2.53929" calcext:value-type="float">
            <text:p>2.53929</text:p>
          </table:table-cell>
          <table:table-cell office:value-type="float" office:value="0.0488686" calcext:value-type="float">
            <text:p>0.0488686</text:p>
          </table:table-cell>
          <table:table-cell office:value-type="float" office:value="-3.11168" calcext:value-type="float">
            <text:p>-3.11168</text:p>
          </table:table-cell>
          <table:table-cell office:value-type="float" office:value="-0.478723" calcext:value-type="float">
            <text:p>-0.478723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-9.78392" calcext:value-type="float">
            <text:p>-9.78392</text:p>
          </table:table-cell>
          <table:table-cell/>
          <table:table-cell table:formula="of:= SQRT(([.G245]-[.A245])^2 + ([.H245]-[.B245])^2 + ([.I245]-[.C245])^2)" office:value-type="float" office:value="4.50076676267256" calcext:value-type="float">
            <text:p>4.5007667627</text:p>
          </table:table-cell>
          <table:table-cell table:formula="of:=[.A245]-[.G245]" office:value-type="float" office:value="4.429483" calcext:value-type="float">
            <text:p>4.429483</text:p>
          </table:table-cell>
          <table:table-cell table:formula="of:=[.B245]-[.H245]" office:value-type="float" office:value="-0.016983" calcext:value-type="float">
            <text:p>-0.016983</text:p>
          </table:table-cell>
          <table:table-cell table:formula="of:=[.C245]-[.I245]" office:value-type="float" office:value="-0.79768" calcext:value-type="float">
            <text:p>-0.79768</text:p>
          </table:table-cell>
          <table:table-cell/>
        </table:table-row>
        <table:table-row table:style-name="ro1">
          <table:table-cell office:value-type="float" office:value="3.95076" calcext:value-type="float">
            <text:p>3.95076</text:p>
          </table:table-cell>
          <table:table-cell office:value-type="float" office:value="0.275803" calcext:value-type="float">
            <text:p>0.275803</text:p>
          </table:table-cell>
          <table:table-cell office:value-type="float" office:value="-10.5816" calcext:value-type="float">
            <text:p>-10.5816</text:p>
          </table:table-cell>
          <table:table-cell office:value-type="float" office:value="2.53929" calcext:value-type="float">
            <text:p>2.53929</text:p>
          </table:table-cell>
          <table:table-cell office:value-type="float" office:value="0.0488686" calcext:value-type="float">
            <text:p>0.0488686</text:p>
          </table:table-cell>
          <table:table-cell office:value-type="float" office:value="-3.11168" calcext:value-type="float">
            <text:p>-3.11168</text:p>
          </table:table-cell>
          <table:table-cell office:value-type="float" office:value="-0.478723" calcext:value-type="float">
            <text:p>-0.478723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-9.78392" calcext:value-type="float">
            <text:p>-9.78392</text:p>
          </table:table-cell>
          <table:table-cell/>
          <table:table-cell table:formula="of:= SQRT(([.G246]-[.A246])^2 + ([.H246]-[.B246])^2 + ([.I246]-[.C246])^2)" office:value-type="float" office:value="4.50076676267256" calcext:value-type="float">
            <text:p>4.5007667627</text:p>
          </table:table-cell>
          <table:table-cell table:formula="of:=[.A246]-[.G246]" office:value-type="float" office:value="4.429483" calcext:value-type="float">
            <text:p>4.429483</text:p>
          </table:table-cell>
          <table:table-cell table:formula="of:=[.B246]-[.H246]" office:value-type="float" office:value="-0.016983" calcext:value-type="float">
            <text:p>-0.016983</text:p>
          </table:table-cell>
          <table:table-cell table:formula="of:=[.C246]-[.I246]" office:value-type="float" office:value="-0.79768" calcext:value-type="float">
            <text:p>-0.79768</text:p>
          </table:table-cell>
          <table:table-cell/>
        </table:table-row>
        <table:table-row table:style-name="ro1">
          <table:table-cell office:value-type="float" office:value="3.95076" calcext:value-type="float">
            <text:p>3.95076</text:p>
          </table:table-cell>
          <table:table-cell office:value-type="float" office:value="0.275803" calcext:value-type="float">
            <text:p>0.275803</text:p>
          </table:table-cell>
          <table:table-cell office:value-type="float" office:value="-10.5816" calcext:value-type="float">
            <text:p>-10.5816</text:p>
          </table:table-cell>
          <table:table-cell office:value-type="float" office:value="2.53929" calcext:value-type="float">
            <text:p>2.53929</text:p>
          </table:table-cell>
          <table:table-cell office:value-type="float" office:value="0.0488686" calcext:value-type="float">
            <text:p>0.0488686</text:p>
          </table:table-cell>
          <table:table-cell office:value-type="float" office:value="-3.11168" calcext:value-type="float">
            <text:p>-3.11168</text:p>
          </table:table-cell>
          <table:table-cell office:value-type="float" office:value="-0.478723" calcext:value-type="float">
            <text:p>-0.478723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-9.78392" calcext:value-type="float">
            <text:p>-9.78392</text:p>
          </table:table-cell>
          <table:table-cell/>
          <table:table-cell table:formula="of:= SQRT(([.G247]-[.A247])^2 + ([.H247]-[.B247])^2 + ([.I247]-[.C247])^2)" office:value-type="float" office:value="4.50076676267256" calcext:value-type="float">
            <text:p>4.5007667627</text:p>
          </table:table-cell>
          <table:table-cell table:formula="of:=[.A247]-[.G247]" office:value-type="float" office:value="4.429483" calcext:value-type="float">
            <text:p>4.429483</text:p>
          </table:table-cell>
          <table:table-cell table:formula="of:=[.B247]-[.H247]" office:value-type="float" office:value="-0.016983" calcext:value-type="float">
            <text:p>-0.016983</text:p>
          </table:table-cell>
          <table:table-cell table:formula="of:=[.C247]-[.I247]" office:value-type="float" office:value="-0.79768" calcext:value-type="float">
            <text:p>-0.79768</text:p>
          </table:table-cell>
          <table:table-cell/>
        </table:table-row>
        <table:table-row table:style-name="ro1">
          <table:table-cell office:value-type="float" office:value="3.95076" calcext:value-type="float">
            <text:p>3.95076</text:p>
          </table:table-cell>
          <table:table-cell office:value-type="float" office:value="0.275803" calcext:value-type="float">
            <text:p>0.275803</text:p>
          </table:table-cell>
          <table:table-cell office:value-type="float" office:value="-10.5816" calcext:value-type="float">
            <text:p>-10.5816</text:p>
          </table:table-cell>
          <table:table-cell office:value-type="float" office:value="2.53929" calcext:value-type="float">
            <text:p>2.53929</text:p>
          </table:table-cell>
          <table:table-cell office:value-type="float" office:value="0.0488686" calcext:value-type="float">
            <text:p>0.0488686</text:p>
          </table:table-cell>
          <table:table-cell office:value-type="float" office:value="-3.11168" calcext:value-type="float">
            <text:p>-3.11168</text:p>
          </table:table-cell>
          <table:table-cell office:value-type="float" office:value="-0.478723" calcext:value-type="float">
            <text:p>-0.478723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-9.78392" calcext:value-type="float">
            <text:p>-9.78392</text:p>
          </table:table-cell>
          <table:table-cell/>
          <table:table-cell table:formula="of:= SQRT(([.G248]-[.A248])^2 + ([.H248]-[.B248])^2 + ([.I248]-[.C248])^2)" office:value-type="float" office:value="4.50076676267256" calcext:value-type="float">
            <text:p>4.5007667627</text:p>
          </table:table-cell>
          <table:table-cell table:formula="of:=[.A248]-[.G248]" office:value-type="float" office:value="4.429483" calcext:value-type="float">
            <text:p>4.429483</text:p>
          </table:table-cell>
          <table:table-cell table:formula="of:=[.B248]-[.H248]" office:value-type="float" office:value="-0.016983" calcext:value-type="float">
            <text:p>-0.016983</text:p>
          </table:table-cell>
          <table:table-cell table:formula="of:=[.C248]-[.I248]" office:value-type="float" office:value="-0.79768" calcext:value-type="float">
            <text:p>-0.79768</text:p>
          </table:table-cell>
          <table:table-cell/>
        </table:table-row>
        <table:table-row table:style-name="ro1">
          <table:table-cell office:value-type="float" office:value="3.80556" calcext:value-type="float">
            <text:p>3.80556</text:p>
          </table:table-cell>
          <table:table-cell office:value-type="float" office:value="0.230576" calcext:value-type="float">
            <text:p>0.230576</text:p>
          </table:table-cell>
          <table:table-cell office:value-type="float" office:value="-10.8529" calcext:value-type="float">
            <text:p>-10.8529</text:p>
          </table:table-cell>
          <table:table-cell office:value-type="float" office:value="2.53929" calcext:value-type="float">
            <text:p>2.53929</text:p>
          </table:table-cell>
          <table:table-cell office:value-type="float" office:value="0.0488686" calcext:value-type="float">
            <text:p>0.0488686</text:p>
          </table:table-cell>
          <table:table-cell office:value-type="float" office:value="-3.11168" calcext:value-type="float">
            <text:p>-3.11168</text:p>
          </table:table-cell>
          <table:table-cell office:value-type="float" office:value="-0.478723" calcext:value-type="float">
            <text:p>-0.478723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-9.78392" calcext:value-type="float">
            <text:p>-9.78392</text:p>
          </table:table-cell>
          <table:table-cell/>
          <table:table-cell table:formula="of:= SQRT(([.G249]-[.A249])^2 + ([.H249]-[.B249])^2 + ([.I249]-[.C249])^2)" office:value-type="float" office:value="4.41606942298114" calcext:value-type="float">
            <text:p>4.416069423</text:p>
          </table:table-cell>
          <table:table-cell table:formula="of:=[.A249]-[.G249]" office:value-type="float" office:value="4.284283" calcext:value-type="float">
            <text:p>4.284283</text:p>
          </table:table-cell>
          <table:table-cell table:formula="of:=[.B249]-[.H249]" office:value-type="float" office:value="-0.06221" calcext:value-type="float">
            <text:p>-0.06221</text:p>
          </table:table-cell>
          <table:table-cell table:formula="of:=[.C249]-[.I249]" office:value-type="float" office:value="-1.06898" calcext:value-type="float">
            <text:p>-1.06898</text:p>
          </table:table-cell>
          <table:table-cell/>
        </table:table-row>
        <table:table-row table:style-name="ro1">
          <table:table-cell office:value-type="float" office:value="2.63441" calcext:value-type="float">
            <text:p>2.63441</text:p>
          </table:table-cell>
          <table:table-cell office:value-type="float" office:value="-0.554947" calcext:value-type="float">
            <text:p>-0.554947</text:p>
          </table:table-cell>
          <table:table-cell office:value-type="float" office:value="-10.2293" calcext:value-type="float">
            <text:p>-10.2293</text:p>
          </table:table-cell>
          <table:table-cell office:value-type="float" office:value="2.61332" calcext:value-type="float">
            <text:p>2.61332</text:p>
          </table:table-cell>
          <table:table-cell office:value-type="float" office:value="0.0282195" calcext:value-type="float">
            <text:p>0.0282195</text:p>
          </table:table-cell>
          <table:table-cell office:value-type="float" office:value="-3.09619" calcext:value-type="float">
            <text:p>-3.09619</text:p>
          </table:table-cell>
          <table:table-cell office:value-type="float" office:value="-0.276514" calcext:value-type="float">
            <text:p>-0.276514</text:p>
          </table:table-cell>
          <table:table-cell office:value-type="float" office:value="0.4446" calcext:value-type="float">
            <text:p>0.4446</text:p>
          </table:table-cell>
          <table:table-cell office:value-type="float" office:value="-9.786" calcext:value-type="float">
            <text:p>-9.786</text:p>
          </table:table-cell>
          <table:table-cell/>
          <table:table-cell table:formula="of:= SQRT(([.G250]-[.A250])^2 + ([.H250]-[.B250])^2 + ([.I250]-[.C250])^2)" office:value-type="float" office:value="3.10951565826336" calcext:value-type="float">
            <text:p>3.1095156583</text:p>
          </table:table-cell>
          <table:table-cell table:formula="of:=[.A250]-[.G250]" office:value-type="float" office:value="2.910924" calcext:value-type="float">
            <text:p>2.910924</text:p>
          </table:table-cell>
          <table:table-cell table:formula="of:=[.B250]-[.H250]" office:value-type="float" office:value="-0.999547" calcext:value-type="float">
            <text:p>-0.999547</text:p>
          </table:table-cell>
          <table:table-cell table:formula="of:=[.C250]-[.I250]" office:value-type="float" office:value="-0.443300000000001" calcext:value-type="float">
            <text:p>-0.4433</text:p>
          </table:table-cell>
          <table:table-cell/>
        </table:table-row>
        <table:table-row table:style-name="ro1">
          <table:table-cell office:value-type="float" office:value="2.23689" calcext:value-type="float">
            <text:p>2.23689</text:p>
          </table:table-cell>
          <table:table-cell office:value-type="float" office:value="-0.493057" calcext:value-type="float">
            <text:p>-0.493057</text:p>
          </table:table-cell>
          <table:table-cell office:value-type="float" office:value="-10.3935" calcext:value-type="float">
            <text:p>-10.3935</text:p>
          </table:table-cell>
          <table:table-cell office:value-type="float" office:value="2.64008" calcext:value-type="float">
            <text:p>2.64008</text:p>
          </table:table-cell>
          <table:table-cell office:value-type="float" office:value="0.0232502" calcext:value-type="float">
            <text:p>0.0232502</text:p>
          </table:table-cell>
          <table:table-cell office:value-type="float" office:value="-3.09461" calcext:value-type="float">
            <text:p>-3.09461</text:p>
          </table:table-cell>
          <table:table-cell office:value-type="float" office:value="-0.227833" calcext:value-type="float">
            <text:p>-0.227833</text:p>
          </table:table-cell>
          <table:table-cell office:value-type="float" office:value="0.460133" calcext:value-type="float">
            <text:p>0.460133</text:p>
          </table:table-cell>
          <table:table-cell office:value-type="float" office:value="-9.78654" calcext:value-type="float">
            <text:p>-9.78654</text:p>
          </table:table-cell>
          <table:table-cell/>
          <table:table-cell table:formula="of:= SQRT(([.G251]-[.A251])^2 + ([.H251]-[.B251])^2 + ([.I251]-[.C251])^2)" office:value-type="float" office:value="2.71142602414836" calcext:value-type="float">
            <text:p>2.7114260241</text:p>
          </table:table-cell>
          <table:table-cell table:formula="of:=[.A251]-[.G251]" office:value-type="float" office:value="2.464723" calcext:value-type="float">
            <text:p>2.464723</text:p>
          </table:table-cell>
          <table:table-cell table:formula="of:=[.B251]-[.H251]" office:value-type="float" office:value="-0.95319" calcext:value-type="float">
            <text:p>-0.95319</text:p>
          </table:table-cell>
          <table:table-cell table:formula="of:=[.C251]-[.I251]" office:value-type="float" office:value="-0.606959999999999" calcext:value-type="float">
            <text:p>-0.60696</text:p>
          </table:table-cell>
          <table:table-cell/>
        </table:table-row>
        <table:table-row table:style-name="ro1">
          <table:table-cell office:value-type="float" office:value="1.70845" calcext:value-type="float">
            <text:p>1.70845</text:p>
          </table:table-cell>
          <table:table-cell office:value-type="float" office:value="-0.276443" calcext:value-type="float">
            <text:p>-0.276443</text:p>
          </table:table-cell>
          <table:table-cell office:value-type="float" office:value="-10.6958" calcext:value-type="float">
            <text:p>-10.6958</text:p>
          </table:table-cell>
          <table:table-cell office:value-type="float" office:value="2.64008" calcext:value-type="float">
            <text:p>2.64008</text:p>
          </table:table-cell>
          <table:table-cell office:value-type="float" office:value="0.0232502" calcext:value-type="float">
            <text:p>0.0232502</text:p>
          </table:table-cell>
          <table:table-cell office:value-type="float" office:value="-3.09461" calcext:value-type="float">
            <text:p>-3.09461</text:p>
          </table:table-cell>
          <table:table-cell office:value-type="float" office:value="-0.227833" calcext:value-type="float">
            <text:p>-0.227833</text:p>
          </table:table-cell>
          <table:table-cell office:value-type="float" office:value="0.460133" calcext:value-type="float">
            <text:p>0.460133</text:p>
          </table:table-cell>
          <table:table-cell office:value-type="float" office:value="-9.78654" calcext:value-type="float">
            <text:p>-9.78654</text:p>
          </table:table-cell>
          <table:table-cell/>
          <table:table-cell table:formula="of:= SQRT(([.G252]-[.A252])^2 + ([.H252]-[.B252])^2 + ([.I252]-[.C252])^2)" office:value-type="float" office:value="2.2624079666287" calcext:value-type="float">
            <text:p>2.2624079666</text:p>
          </table:table-cell>
          <table:table-cell table:formula="of:=[.A252]-[.G252]" office:value-type="float" office:value="1.936283" calcext:value-type="float">
            <text:p>1.936283</text:p>
          </table:table-cell>
          <table:table-cell table:formula="of:=[.B252]-[.H252]" office:value-type="float" office:value="-0.736576" calcext:value-type="float">
            <text:p>-0.736576</text:p>
          </table:table-cell>
          <table:table-cell table:formula="of:=[.C252]-[.I252]" office:value-type="float" office:value="-0.90926" calcext:value-type="float">
            <text:p>-0.90926</text:p>
          </table:table-cell>
          <table:table-cell/>
        </table:table-row>
        <table:table-row table:style-name="ro1">
          <table:table-cell office:value-type="float" office:value="1.70845" calcext:value-type="float">
            <text:p>1.70845</text:p>
          </table:table-cell>
          <table:table-cell office:value-type="float" office:value="-0.276443" calcext:value-type="float">
            <text:p>-0.276443</text:p>
          </table:table-cell>
          <table:table-cell office:value-type="float" office:value="-10.6958" calcext:value-type="float">
            <text:p>-10.6958</text:p>
          </table:table-cell>
          <table:table-cell office:value-type="float" office:value="2.6678" calcext:value-type="float">
            <text:p>2.6678</text:p>
          </table:table-cell>
          <table:table-cell office:value-type="float" office:value="0.0209514" calcext:value-type="float">
            <text:p>0.0209514</text:p>
          </table:table-cell>
          <table:table-cell office:value-type="float" office:value="-3.09812" calcext:value-type="float">
            <text:p>-3.09812</text:p>
          </table:table-cell>
          <table:table-cell office:value-type="float" office:value="-0.20531" calcext:value-type="float">
            <text:p>-0.20531</text:p>
          </table:table-cell>
          <table:table-cell office:value-type="float" office:value="0.425787" calcext:value-type="float">
            <text:p>0.425787</text:p>
          </table:table-cell>
          <table:table-cell office:value-type="float" office:value="-9.78859" calcext:value-type="float">
            <text:p>-9.78859</text:p>
          </table:table-cell>
          <table:table-cell/>
          <table:table-cell table:formula="of:= SQRT(([.G253]-[.A253])^2 + ([.H253]-[.B253])^2 + ([.I253]-[.C253])^2)" office:value-type="float" office:value="2.23128534584889" calcext:value-type="float">
            <text:p>2.2312853458</text:p>
          </table:table-cell>
          <table:table-cell table:formula="of:=[.A253]-[.G253]" office:value-type="float" office:value="1.91376" calcext:value-type="float">
            <text:p>1.91376</text:p>
          </table:table-cell>
          <table:table-cell table:formula="of:=[.B253]-[.H253]" office:value-type="float" office:value="-0.70223" calcext:value-type="float">
            <text:p>-0.70223</text:p>
          </table:table-cell>
          <table:table-cell table:formula="of:=[.C253]-[.I253]" office:value-type="float" office:value="-0.907210000000001" calcext:value-type="float">
            <text:p>-0.90721</text:p>
          </table:table-cell>
          <table:table-cell/>
        </table:table-row>
        <table:table-row table:style-name="ro1">
          <table:table-cell office:value-type="float" office:value="1.1562" calcext:value-type="float">
            <text:p>1.1562</text:p>
          </table:table-cell>
          <table:table-cell office:value-type="float" office:value="-0.152664" calcext:value-type="float">
            <text:p>-0.152664</text:p>
          </table:table-cell>
          <table:table-cell office:value-type="float" office:value="-10.5673" calcext:value-type="float">
            <text:p>-10.5673</text:p>
          </table:table-cell>
          <table:table-cell office:value-type="float" office:value="2.69635" calcext:value-type="float">
            <text:p>2.69635</text:p>
          </table:table-cell>
          <table:table-cell office:value-type="float" office:value="0.0176176" calcext:value-type="float">
            <text:p>0.0176176</text:p>
          </table:table-cell>
          <table:table-cell office:value-type="float" office:value="-3.10146" calcext:value-type="float">
            <text:p>-3.10146</text:p>
          </table:table-cell>
          <table:table-cell office:value-type="float" office:value="-0.172643" calcext:value-type="float">
            <text:p>-0.172643</text:p>
          </table:table-cell>
          <table:table-cell office:value-type="float" office:value="0.393098" calcext:value-type="float">
            <text:p>0.393098</text:p>
          </table:table-cell>
          <table:table-cell office:value-type="float" office:value="-9.79059" calcext:value-type="float">
            <text:p>-9.79059</text:p>
          </table:table-cell>
          <table:table-cell/>
          <table:table-cell table:formula="of:= SQRT(([.G254]-[.A254])^2 + ([.H254]-[.B254])^2 + ([.I254]-[.C254])^2)" office:value-type="float" office:value="1.63308245456039" calcext:value-type="float">
            <text:p>1.6330824546</text:p>
          </table:table-cell>
          <table:table-cell table:formula="of:=[.A254]-[.G254]" office:value-type="float" office:value="1.328843" calcext:value-type="float">
            <text:p>1.328843</text:p>
          </table:table-cell>
          <table:table-cell table:formula="of:=[.B254]-[.H254]" office:value-type="float" office:value="-0.545762" calcext:value-type="float">
            <text:p>-0.545762</text:p>
          </table:table-cell>
          <table:table-cell table:formula="of:=[.C254]-[.I254]" office:value-type="float" office:value="-0.77671" calcext:value-type="float">
            <text:p>-0.77671</text:p>
          </table:table-cell>
          <table:table-cell/>
        </table:table-row>
        <table:table-row table:style-name="ro1">
          <table:table-cell office:value-type="float" office:value="0.758682" calcext:value-type="float">
            <text:p>0.758682</text:p>
          </table:table-cell>
          <table:table-cell office:value-type="float" office:value="-0.404984" calcext:value-type="float">
            <text:p>-0.404984</text:p>
          </table:table-cell>
          <table:table-cell office:value-type="float" office:value="-10.7196" calcext:value-type="float">
            <text:p>-10.7196</text:p>
          </table:table-cell>
          <table:table-cell office:value-type="float" office:value="2.72469" calcext:value-type="float">
            <text:p>2.72469</text:p>
          </table:table-cell>
          <table:table-cell office:value-type="float" office:value="0.0108787" calcext:value-type="float">
            <text:p>0.0108787</text:p>
          </table:table-cell>
          <table:table-cell office:value-type="float" office:value="-3.09957" calcext:value-type="float">
            <text:p>-3.09957</text:p>
          </table:table-cell>
          <table:table-cell office:value-type="float" office:value="-0.106609" calcext:value-type="float">
            <text:p>-0.106609</text:p>
          </table:table-cell>
          <table:table-cell office:value-type="float" office:value="0.411709" calcext:value-type="float">
            <text:p>0.411709</text:p>
          </table:table-cell>
          <table:table-cell office:value-type="float" office:value="-9.79077" calcext:value-type="float">
            <text:p>-9.79077</text:p>
          </table:table-cell>
          <table:table-cell/>
          <table:table-cell table:formula="of:= SQRT(([.G255]-[.A255])^2 + ([.H255]-[.B255])^2 + ([.I255]-[.C255])^2)" office:value-type="float" office:value="1.50945060860897" calcext:value-type="float">
            <text:p>1.5094506086</text:p>
          </table:table-cell>
          <table:table-cell table:formula="of:=[.A255]-[.G255]" office:value-type="float" office:value="0.865291" calcext:value-type="float">
            <text:p>0.865291</text:p>
          </table:table-cell>
          <table:table-cell table:formula="of:=[.B255]-[.H255]" office:value-type="float" office:value="-0.816693" calcext:value-type="float">
            <text:p>-0.816693</text:p>
          </table:table-cell>
          <table:table-cell table:formula="of:=[.C255]-[.I255]" office:value-type="float" office:value="-0.92883" calcext:value-type="float">
            <text:p>-0.92883</text:p>
          </table:table-cell>
          <table:table-cell/>
        </table:table-row>
        <table:table-row table:style-name="ro1">
          <table:table-cell office:value-type="float" office:value="0.392105" calcext:value-type="float">
            <text:p>0.392105</text:p>
          </table:table-cell>
          <table:table-cell office:value-type="float" office:value="-0.57399" calcext:value-type="float">
            <text:p>-0.57399</text:p>
          </table:table-cell>
          <table:table-cell office:value-type="float" office:value="-10.6435" calcext:value-type="float">
            <text:p>-10.6435</text:p>
          </table:table-cell>
          <table:table-cell office:value-type="float" office:value="2.72469" calcext:value-type="float">
            <text:p>2.72469</text:p>
          </table:table-cell>
          <table:table-cell office:value-type="float" office:value="0.0108787" calcext:value-type="float">
            <text:p>0.0108787</text:p>
          </table:table-cell>
          <table:table-cell office:value-type="float" office:value="-3.09957" calcext:value-type="float">
            <text:p>-3.09957</text:p>
          </table:table-cell>
          <table:table-cell office:value-type="float" office:value="-0.106609" calcext:value-type="float">
            <text:p>-0.106609</text:p>
          </table:table-cell>
          <table:table-cell office:value-type="float" office:value="0.411709" calcext:value-type="float">
            <text:p>0.411709</text:p>
          </table:table-cell>
          <table:table-cell office:value-type="float" office:value="-9.79077" calcext:value-type="float">
            <text:p>-9.79077</text:p>
          </table:table-cell>
          <table:table-cell/>
          <table:table-cell table:formula="of:= SQRT(([.G256]-[.A256])^2 + ([.H256]-[.B256])^2 + ([.I256]-[.C256])^2)" office:value-type="float" office:value="1.39551661591577" calcext:value-type="float">
            <text:p>1.3955166159</text:p>
          </table:table-cell>
          <table:table-cell table:formula="of:=[.A256]-[.G256]" office:value-type="float" office:value="0.498714" calcext:value-type="float">
            <text:p>0.498714</text:p>
          </table:table-cell>
          <table:table-cell table:formula="of:=[.B256]-[.H256]" office:value-type="float" office:value="-0.985699" calcext:value-type="float">
            <text:p>-0.985699</text:p>
          </table:table-cell>
          <table:table-cell table:formula="of:=[.C256]-[.I256]" office:value-type="float" office:value="-0.852729999999999" calcext:value-type="float">
            <text:p>-0.85273</text:p>
          </table:table-cell>
          <table:table-cell/>
        </table:table-row>
        <table:table-row table:style-name="ro1">
          <table:table-cell office:value-type="float" office:value="0.392105" calcext:value-type="float">
            <text:p>0.392105</text:p>
          </table:table-cell>
          <table:table-cell office:value-type="float" office:value="-0.57399" calcext:value-type="float">
            <text:p>-0.57399</text:p>
          </table:table-cell>
          <table:table-cell office:value-type="float" office:value="-10.6435" calcext:value-type="float">
            <text:p>-10.6435</text:p>
          </table:table-cell>
          <table:table-cell office:value-type="float" office:value="2.75341" calcext:value-type="float">
            <text:p>2.75341</text:p>
          </table:table-cell>
          <table:table-cell office:value-type="float" office:value="0.00164635" calcext:value-type="float">
            <text:p>0.00164635</text:p>
          </table:table-cell>
          <table:table-cell office:value-type="float" office:value="-3.09469" calcext:value-type="float">
            <text:p>-3.09469</text:p>
          </table:table-cell>
          <table:table-cell office:value-type="float" office:value="-0.0161344" calcext:value-type="float">
            <text:p>-0.0161344</text:p>
          </table:table-cell>
          <table:table-cell office:value-type="float" office:value="0.459524" calcext:value-type="float">
            <text:p>0.459524</text:p>
          </table:table-cell>
          <table:table-cell office:value-type="float" office:value="-9.78921" calcext:value-type="float">
            <text:p>-9.78921</text:p>
          </table:table-cell>
          <table:table-cell/>
          <table:table-cell table:formula="of:= SQRT(([.G257]-[.A257])^2 + ([.H257]-[.B257])^2 + ([.I257]-[.C257])^2)" office:value-type="float" office:value="1.401649742271" calcext:value-type="float">
            <text:p>1.4016497423</text:p>
          </table:table-cell>
          <table:table-cell table:formula="of:=[.A257]-[.G257]" office:value-type="float" office:value="0.4082394" calcext:value-type="float">
            <text:p>0.4082394</text:p>
          </table:table-cell>
          <table:table-cell table:formula="of:=[.B257]-[.H257]" office:value-type="float" office:value="-1.033514" calcext:value-type="float">
            <text:p>-1.033514</text:p>
          </table:table-cell>
          <table:table-cell table:formula="of:=[.C257]-[.I257]" office:value-type="float" office:value="-0.854289999999999" calcext:value-type="float">
            <text:p>-0.85429</text:p>
          </table:table-cell>
          <table:table-cell/>
        </table:table-row>
        <table:table-row table:style-name="ro1">
          <table:table-cell office:value-type="float" office:value="-0.0268402" calcext:value-type="float">
            <text:p>-0.0268402</text:p>
          </table:table-cell>
          <table:table-cell office:value-type="float" office:value="-0.533524" calcext:value-type="float">
            <text:p>-0.533524</text:p>
          </table:table-cell>
          <table:table-cell office:value-type="float" office:value="-10.1269" calcext:value-type="float">
            <text:p>-10.1269</text:p>
          </table:table-cell>
          <table:table-cell office:value-type="float" office:value="2.78104" calcext:value-type="float">
            <text:p>2.78104</text:p>
          </table:table-cell>
          <table:table-cell office:value-type="float" office:value="-0.00629196" calcext:value-type="float">
            <text:p>-0.00629196</text:p>
          </table:table-cell>
          <table:table-cell office:value-type="float" office:value="-3.09377" calcext:value-type="float">
            <text:p>-3.09377</text:p>
          </table:table-cell>
          <table:table-cell office:value-type="float" office:value="0.0616608" calcext:value-type="float">
            <text:p>0.0616608</text:p>
          </table:table-cell>
          <table:table-cell office:value-type="float" office:value="0.468453" calcext:value-type="float">
            <text:p>0.468453</text:p>
          </table:table-cell>
          <table:table-cell office:value-type="float" office:value="-9.7886" calcext:value-type="float">
            <text:p>-9.7886</text:p>
          </table:table-cell>
          <table:table-cell/>
          <table:table-cell table:formula="of:= SQRT(([.G258]-[.A258])^2 + ([.H258]-[.B258])^2 + ([.I258]-[.C258])^2)" office:value-type="float" office:value="1.06124324522232" calcext:value-type="float">
            <text:p>1.0612432452</text:p>
          </table:table-cell>
          <table:table-cell table:formula="of:=[.A258]-[.G258]" office:value-type="float" office:value="-0.088501" calcext:value-type="float">
            <text:p>-0.088501</text:p>
          </table:table-cell>
          <table:table-cell table:formula="of:=[.B258]-[.H258]" office:value-type="float" office:value="-1.001977" calcext:value-type="float">
            <text:p>-1.001977</text:p>
          </table:table-cell>
          <table:table-cell table:formula="of:=[.C258]-[.I258]" office:value-type="float" office:value="-0.338299999999998" calcext:value-type="float">
            <text:p>-0.3383</text:p>
          </table:table-cell>
          <table:table-cell/>
        </table:table-row>
        <table:table-row table:style-name="ro1">
          <table:table-cell office:value-type="float" office:value="-0.0268402" calcext:value-type="float">
            <text:p>-0.0268402</text:p>
          </table:table-cell>
          <table:table-cell office:value-type="float" office:value="-0.533524" calcext:value-type="float">
            <text:p>-0.533524</text:p>
          </table:table-cell>
          <table:table-cell office:value-type="float" office:value="-10.1269" calcext:value-type="float">
            <text:p>-10.1269</text:p>
          </table:table-cell>
          <table:table-cell office:value-type="float" office:value="2.78104" calcext:value-type="float">
            <text:p>2.78104</text:p>
          </table:table-cell>
          <table:table-cell office:value-type="float" office:value="-0.00629196" calcext:value-type="float">
            <text:p>-0.00629196</text:p>
          </table:table-cell>
          <table:table-cell office:value-type="float" office:value="-3.09377" calcext:value-type="float">
            <text:p>-3.09377</text:p>
          </table:table-cell>
          <table:table-cell office:value-type="float" office:value="0.0616608" calcext:value-type="float">
            <text:p>0.0616608</text:p>
          </table:table-cell>
          <table:table-cell office:value-type="float" office:value="0.468453" calcext:value-type="float">
            <text:p>0.468453</text:p>
          </table:table-cell>
          <table:table-cell office:value-type="float" office:value="-9.7886" calcext:value-type="float">
            <text:p>-9.7886</text:p>
          </table:table-cell>
          <table:table-cell/>
          <table:table-cell table:formula="of:= SQRT(([.G259]-[.A259])^2 + ([.H259]-[.B259])^2 + ([.I259]-[.C259])^2)" office:value-type="float" office:value="1.06124324522232" calcext:value-type="float">
            <text:p>1.0612432452</text:p>
          </table:table-cell>
          <table:table-cell table:formula="of:=[.A259]-[.G259]" office:value-type="float" office:value="-0.088501" calcext:value-type="float">
            <text:p>-0.088501</text:p>
          </table:table-cell>
          <table:table-cell table:formula="of:=[.B259]-[.H259]" office:value-type="float" office:value="-1.001977" calcext:value-type="float">
            <text:p>-1.001977</text:p>
          </table:table-cell>
          <table:table-cell table:formula="of:=[.C259]-[.I259]" office:value-type="float" office:value="-0.338299999999998" calcext:value-type="float">
            <text:p>-0.3383</text:p>
          </table:table-cell>
          <table:table-cell/>
        </table:table-row>
        <table:table-row table:style-name="ro1">
          <table:table-cell office:value-type="float" office:value="-0.0268402" calcext:value-type="float">
            <text:p>-0.0268402</text:p>
          </table:table-cell>
          <table:table-cell office:value-type="float" office:value="-0.533524" calcext:value-type="float">
            <text:p>-0.533524</text:p>
          </table:table-cell>
          <table:table-cell office:value-type="float" office:value="-10.1269" calcext:value-type="float">
            <text:p>-10.1269</text:p>
          </table:table-cell>
          <table:table-cell office:value-type="float" office:value="2.78104" calcext:value-type="float">
            <text:p>2.78104</text:p>
          </table:table-cell>
          <table:table-cell office:value-type="float" office:value="-0.00629196" calcext:value-type="float">
            <text:p>-0.00629196</text:p>
          </table:table-cell>
          <table:table-cell office:value-type="float" office:value="-3.09377" calcext:value-type="float">
            <text:p>-3.09377</text:p>
          </table:table-cell>
          <table:table-cell office:value-type="float" office:value="0.0616608" calcext:value-type="float">
            <text:p>0.0616608</text:p>
          </table:table-cell>
          <table:table-cell office:value-type="float" office:value="0.468453" calcext:value-type="float">
            <text:p>0.468453</text:p>
          </table:table-cell>
          <table:table-cell office:value-type="float" office:value="-9.7886" calcext:value-type="float">
            <text:p>-9.7886</text:p>
          </table:table-cell>
          <table:table-cell/>
          <table:table-cell table:formula="of:= SQRT(([.G260]-[.A260])^2 + ([.H260]-[.B260])^2 + ([.I260]-[.C260])^2)" office:value-type="float" office:value="1.06124324522232" calcext:value-type="float">
            <text:p>1.0612432452</text:p>
          </table:table-cell>
          <table:table-cell table:formula="of:=[.A260]-[.G260]" office:value-type="float" office:value="-0.088501" calcext:value-type="float">
            <text:p>-0.088501</text:p>
          </table:table-cell>
          <table:table-cell table:formula="of:=[.B260]-[.H260]" office:value-type="float" office:value="-1.001977" calcext:value-type="float">
            <text:p>-1.001977</text:p>
          </table:table-cell>
          <table:table-cell table:formula="of:=[.C260]-[.I260]" office:value-type="float" office:value="-0.338299999999998" calcext:value-type="float">
            <text:p>-0.3383</text:p>
          </table:table-cell>
          <table:table-cell/>
        </table:table-row>
        <table:table-row table:style-name="ro1">
          <table:table-cell office:value-type="float" office:value="-0.0268402" calcext:value-type="float">
            <text:p>-0.0268402</text:p>
          </table:table-cell>
          <table:table-cell office:value-type="float" office:value="-0.533524" calcext:value-type="float">
            <text:p>-0.533524</text:p>
          </table:table-cell>
          <table:table-cell office:value-type="float" office:value="-10.1269" calcext:value-type="float">
            <text:p>-10.1269</text:p>
          </table:table-cell>
          <table:table-cell office:value-type="float" office:value="2.78104" calcext:value-type="float">
            <text:p>2.78104</text:p>
          </table:table-cell>
          <table:table-cell office:value-type="float" office:value="-0.00629196" calcext:value-type="float">
            <text:p>-0.00629196</text:p>
          </table:table-cell>
          <table:table-cell office:value-type="float" office:value="-3.09377" calcext:value-type="float">
            <text:p>-3.09377</text:p>
          </table:table-cell>
          <table:table-cell office:value-type="float" office:value="0.0616608" calcext:value-type="float">
            <text:p>0.0616608</text:p>
          </table:table-cell>
          <table:table-cell office:value-type="float" office:value="0.468453" calcext:value-type="float">
            <text:p>0.468453</text:p>
          </table:table-cell>
          <table:table-cell office:value-type="float" office:value="-9.7886" calcext:value-type="float">
            <text:p>-9.7886</text:p>
          </table:table-cell>
          <table:table-cell/>
          <table:table-cell table:formula="of:= SQRT(([.G261]-[.A261])^2 + ([.H261]-[.B261])^2 + ([.I261]-[.C261])^2)" office:value-type="float" office:value="1.06124324522232" calcext:value-type="float">
            <text:p>1.0612432452</text:p>
          </table:table-cell>
          <table:table-cell table:formula="of:=[.A261]-[.G261]" office:value-type="float" office:value="-0.088501" calcext:value-type="float">
            <text:p>-0.088501</text:p>
          </table:table-cell>
          <table:table-cell table:formula="of:=[.B261]-[.H261]" office:value-type="float" office:value="-1.001977" calcext:value-type="float">
            <text:p>-1.001977</text:p>
          </table:table-cell>
          <table:table-cell table:formula="of:=[.C261]-[.I261]" office:value-type="float" office:value="-0.338299999999998" calcext:value-type="float">
            <text:p>-0.3383</text:p>
          </table:table-cell>
          <table:table-cell/>
        </table:table-row>
        <table:table-row table:style-name="ro1">
          <table:table-cell office:value-type="float" office:value="-0.457687" calcext:value-type="float">
            <text:p>-0.457687</text:p>
          </table:table-cell>
          <table:table-cell office:value-type="float" office:value="-1.01912" calcext:value-type="float">
            <text:p>-1.01912</text:p>
          </table:table-cell>
          <table:table-cell office:value-type="float" office:value="-9.82938" calcext:value-type="float">
            <text:p>-9.82938</text:p>
          </table:table-cell>
          <table:table-cell office:value-type="float" office:value="2.80107" calcext:value-type="float">
            <text:p>2.80107</text:p>
          </table:table-cell>
          <table:table-cell office:value-type="float" office:value="-0.0113039" calcext:value-type="float">
            <text:p>-0.0113039</text:p>
          </table:table-cell>
          <table:table-cell office:value-type="float" office:value="-3.09888" calcext:value-type="float">
            <text:p>-3.09888</text:p>
          </table:table-cell>
          <table:table-cell office:value-type="float" office:value="0.110775" calcext:value-type="float">
            <text:p>0.110775</text:p>
          </table:table-cell>
          <table:table-cell office:value-type="float" office:value="0.418421" calcext:value-type="float">
            <text:p>0.418421</text:p>
          </table:table-cell>
          <table:table-cell office:value-type="float" office:value="-9.79044" calcext:value-type="float">
            <text:p>-9.79044</text:p>
          </table:table-cell>
          <table:table-cell/>
          <table:table-cell table:formula="of:= SQRT(([.G262]-[.A262])^2 + ([.H262]-[.B262])^2 + ([.I262]-[.C262])^2)" office:value-type="float" office:value="1.54634714592972" calcext:value-type="float">
            <text:p>1.5463471459</text:p>
          </table:table-cell>
          <table:table-cell table:formula="of:=[.A262]-[.G262]" office:value-type="float" office:value="-0.568462" calcext:value-type="float">
            <text:p>-0.568462</text:p>
          </table:table-cell>
          <table:table-cell table:formula="of:=[.B262]-[.H262]" office:value-type="float" office:value="-1.437541" calcext:value-type="float">
            <text:p>-1.437541</text:p>
          </table:table-cell>
          <table:table-cell table:formula="of:=[.C262]-[.I262]" office:value-type="float" office:value="-0.0389400000000002" calcext:value-type="float">
            <text:p>-0.03894</text:p>
          </table:table-cell>
          <table:table-cell/>
        </table:table-row>
        <table:table-row table:style-name="ro1">
          <table:table-cell office:value-type="float" office:value="-0.890915" calcext:value-type="float">
            <text:p>-0.890915</text:p>
          </table:table-cell>
          <table:table-cell office:value-type="float" office:value="-1.40236" calcext:value-type="float">
            <text:p>-1.40236</text:p>
          </table:table-cell>
          <table:table-cell office:value-type="float" office:value="-10.5125" calcext:value-type="float">
            <text:p>-10.5125</text:p>
          </table:table-cell>
          <table:table-cell office:value-type="float" office:value="2.81137" calcext:value-type="float">
            <text:p>2.81137</text:p>
          </table:table-cell>
          <table:table-cell office:value-type="float" office:value="-0.015533" calcext:value-type="float">
            <text:p>-0.015533</text:p>
          </table:table-cell>
          <table:table-cell office:value-type="float" office:value="-3.10672" calcext:value-type="float">
            <text:p>-3.10672</text:p>
          </table:table-cell>
          <table:table-cell office:value-type="float" office:value="0.152217" calcext:value-type="float">
            <text:p>0.152217</text:p>
          </table:table-cell>
          <table:table-cell office:value-type="float" office:value="0.341622" calcext:value-type="float">
            <text:p>0.341622</text:p>
          </table:table-cell>
          <table:table-cell office:value-type="float" office:value="-9.79286" calcext:value-type="float">
            <text:p>-9.79286</text:p>
          </table:table-cell>
          <table:table-cell/>
          <table:table-cell table:formula="of:= SQRT(([.G263]-[.A263])^2 + ([.H263]-[.B263])^2 + ([.I263]-[.C263])^2)" office:value-type="float" office:value="2.15580131629703" calcext:value-type="float">
            <text:p>2.1558013163</text:p>
          </table:table-cell>
          <table:table-cell table:formula="of:=[.A263]-[.G263]" office:value-type="float" office:value="-1.043132" calcext:value-type="float">
            <text:p>-1.043132</text:p>
          </table:table-cell>
          <table:table-cell table:formula="of:=[.B263]-[.H263]" office:value-type="float" office:value="-1.743982" calcext:value-type="float">
            <text:p>-1.743982</text:p>
          </table:table-cell>
          <table:table-cell table:formula="of:=[.C263]-[.I263]" office:value-type="float" office:value="-0.719639999999998" calcext:value-type="float">
            <text:p>-0.71964</text:p>
          </table:table-cell>
          <table:table-cell/>
        </table:table-row>
        <table:table-row table:style-name="ro1">
          <table:table-cell office:value-type="float" office:value="-1.50029" calcext:value-type="float">
            <text:p>-1.50029</text:p>
          </table:table-cell>
          <table:table-cell office:value-type="float" office:value="-0.812027" calcext:value-type="float">
            <text:p>-0.812027</text:p>
          </table:table-cell>
          <table:table-cell office:value-type="float" office:value="-10.6244" calcext:value-type="float">
            <text:p>-10.6244</text:p>
          </table:table-cell>
          <table:table-cell office:value-type="float" office:value="2.81137" calcext:value-type="float">
            <text:p>2.81137</text:p>
          </table:table-cell>
          <table:table-cell office:value-type="float" office:value="-0.015533" calcext:value-type="float">
            <text:p>-0.015533</text:p>
          </table:table-cell>
          <table:table-cell office:value-type="float" office:value="-3.10672" calcext:value-type="float">
            <text:p>-3.10672</text:p>
          </table:table-cell>
          <table:table-cell office:value-type="float" office:value="0.152217" calcext:value-type="float">
            <text:p>0.152217</text:p>
          </table:table-cell>
          <table:table-cell office:value-type="float" office:value="0.341622" calcext:value-type="float">
            <text:p>0.341622</text:p>
          </table:table-cell>
          <table:table-cell office:value-type="float" office:value="-9.79286" calcext:value-type="float">
            <text:p>-9.79286</text:p>
          </table:table-cell>
          <table:table-cell/>
          <table:table-cell table:formula="of:= SQRT(([.G264]-[.A264])^2 + ([.H264]-[.B264])^2 + ([.I264]-[.C264])^2)" office:value-type="float" office:value="2.18017067493579" calcext:value-type="float">
            <text:p>2.1801706749</text:p>
          </table:table-cell>
          <table:table-cell table:formula="of:=[.A264]-[.G264]" office:value-type="float" office:value="-1.652507" calcext:value-type="float">
            <text:p>-1.652507</text:p>
          </table:table-cell>
          <table:table-cell table:formula="of:=[.B264]-[.H264]" office:value-type="float" office:value="-1.153649" calcext:value-type="float">
            <text:p>-1.153649</text:p>
          </table:table-cell>
          <table:table-cell table:formula="of:=[.C264]-[.I264]" office:value-type="float" office:value="-0.831539999999999" calcext:value-type="float">
            <text:p>-0.83154</text:p>
          </table:table-cell>
          <table:table-cell/>
        </table:table-row>
        <table:table-row table:style-name="ro1">
          <table:table-cell office:value-type="float" office:value="-1.924" calcext:value-type="float">
            <text:p>-1.924</text:p>
          </table:table-cell>
          <table:table-cell office:value-type="float" office:value="-1.47853" calcext:value-type="float">
            <text:p>-1.47853</text:p>
          </table:table-cell>
          <table:table-cell office:value-type="float" office:value="-11.986" calcext:value-type="float">
            <text:p>-11.986</text:p>
          </table:table-cell>
          <table:table-cell office:value-type="float" office:value="2.82656" calcext:value-type="float">
            <text:p>2.82656</text:p>
          </table:table-cell>
          <table:table-cell office:value-type="float" office:value="-0.0209925" calcext:value-type="float">
            <text:p>-0.0209925</text:p>
          </table:table-cell>
          <table:table-cell office:value-type="float" office:value="-3.11689" calcext:value-type="float">
            <text:p>-3.11689</text:p>
          </table:table-cell>
          <table:table-cell office:value-type="float" office:value="0.20571" calcext:value-type="float">
            <text:p>0.20571</text:p>
          </table:table-cell>
          <table:table-cell office:value-type="float" office:value="0.242017" calcext:value-type="float">
            <text:p>0.242017</text:p>
          </table:table-cell>
          <table:table-cell office:value-type="float" office:value="-9.79485" calcext:value-type="float">
            <text:p>-9.79485</text:p>
          </table:table-cell>
          <table:table-cell/>
          <table:table-cell table:formula="of:= SQRT(([.G265]-[.A265])^2 + ([.H265]-[.B265])^2 + ([.I265]-[.C265])^2)" office:value-type="float" office:value="3.50671997539139" calcext:value-type="float">
            <text:p>3.5067199754</text:p>
          </table:table-cell>
          <table:table-cell table:formula="of:=[.A265]-[.G265]" office:value-type="float" office:value="-2.12971" calcext:value-type="float">
            <text:p>-2.12971</text:p>
          </table:table-cell>
          <table:table-cell table:formula="of:=[.B265]-[.H265]" office:value-type="float" office:value="-1.720547" calcext:value-type="float">
            <text:p>-1.720547</text:p>
          </table:table-cell>
          <table:table-cell table:formula="of:=[.C265]-[.I265]" office:value-type="float" office:value="-2.19115" calcext:value-type="float">
            <text:p>-2.19115</text:p>
          </table:table-cell>
          <table:table-cell/>
        </table:table-row>
        <table:table-row table:style-name="ro1">
          <table:table-cell office:value-type="float" office:value="-1.924" calcext:value-type="float">
            <text:p>-1.924</text:p>
          </table:table-cell>
          <table:table-cell office:value-type="float" office:value="-1.47853" calcext:value-type="float">
            <text:p>-1.47853</text:p>
          </table:table-cell>
          <table:table-cell office:value-type="float" office:value="-11.986" calcext:value-type="float">
            <text:p>-11.986</text:p>
          </table:table-cell>
          <table:table-cell office:value-type="float" office:value="2.83985" calcext:value-type="float">
            <text:p>2.83985</text:p>
          </table:table-cell>
          <table:table-cell office:value-type="float" office:value="-0.020781" calcext:value-type="float">
            <text:p>-0.020781</text:p>
          </table:table-cell>
          <table:table-cell office:value-type="float" office:value="-3.11955" calcext:value-type="float">
            <text:p>-3.11955</text:p>
          </table:table-cell>
          <table:table-cell office:value-type="float" office:value="0.203639" calcext:value-type="float">
            <text:p>0.203639</text:p>
          </table:table-cell>
          <table:table-cell office:value-type="float" office:value="0.215957" calcext:value-type="float">
            <text:p>0.215957</text:p>
          </table:table-cell>
          <table:table-cell office:value-type="float" office:value="-9.7955" calcext:value-type="float">
            <text:p>-9.7955</text:p>
          </table:table-cell>
          <table:table-cell/>
          <table:table-cell table:formula="of:= SQRT(([.G266]-[.A266])^2 + ([.H266]-[.B266])^2 + ([.I266]-[.C266])^2)" office:value-type="float" office:value="3.49233792143458" calcext:value-type="float">
            <text:p>3.4923379214</text:p>
          </table:table-cell>
          <table:table-cell table:formula="of:=[.A266]-[.G266]" office:value-type="float" office:value="-2.127639" calcext:value-type="float">
            <text:p>-2.127639</text:p>
          </table:table-cell>
          <table:table-cell table:formula="of:=[.B266]-[.H266]" office:value-type="float" office:value="-1.694487" calcext:value-type="float">
            <text:p>-1.694487</text:p>
          </table:table-cell>
          <table:table-cell table:formula="of:=[.C266]-[.I266]" office:value-type="float" office:value="-2.1905" calcext:value-type="float">
            <text:p>-2.1905</text:p>
          </table:table-cell>
          <table:table-cell/>
        </table:table-row>
        <table:table-row table:style-name="ro1">
          <table:table-cell office:value-type="float" office:value="-2.27391" calcext:value-type="float">
            <text:p>-2.27391</text:p>
          </table:table-cell>
          <table:table-cell office:value-type="float" office:value="-1.55232" calcext:value-type="float">
            <text:p>-1.55232</text:p>
          </table:table-cell>
          <table:table-cell office:value-type="float" office:value="-12.0836" calcext:value-type="float">
            <text:p>-12.0836</text:p>
          </table:table-cell>
          <table:table-cell office:value-type="float" office:value="2.83985" calcext:value-type="float">
            <text:p>2.83985</text:p>
          </table:table-cell>
          <table:table-cell office:value-type="float" office:value="-0.020781" calcext:value-type="float">
            <text:p>-0.020781</text:p>
          </table:table-cell>
          <table:table-cell office:value-type="float" office:value="-3.11955" calcext:value-type="float">
            <text:p>-3.11955</text:p>
          </table:table-cell>
          <table:table-cell office:value-type="float" office:value="0.203639" calcext:value-type="float">
            <text:p>0.203639</text:p>
          </table:table-cell>
          <table:table-cell office:value-type="float" office:value="0.215957" calcext:value-type="float">
            <text:p>0.215957</text:p>
          </table:table-cell>
          <table:table-cell office:value-type="float" office:value="-9.7955" calcext:value-type="float">
            <text:p>-9.7955</text:p>
          </table:table-cell>
          <table:table-cell/>
          <table:table-cell table:formula="of:= SQRT(([.G267]-[.A267])^2 + ([.H267]-[.B267])^2 + ([.I267]-[.C267])^2)" office:value-type="float" office:value="3.80794619265162" calcext:value-type="float">
            <text:p>3.8079461927</text:p>
          </table:table-cell>
          <table:table-cell table:formula="of:=[.A267]-[.G267]" office:value-type="float" office:value="-2.477549" calcext:value-type="float">
            <text:p>-2.477549</text:p>
          </table:table-cell>
          <table:table-cell table:formula="of:=[.B267]-[.H267]" office:value-type="float" office:value="-1.768277" calcext:value-type="float">
            <text:p>-1.768277</text:p>
          </table:table-cell>
          <table:table-cell table:formula="of:=[.C267]-[.I267]" office:value-type="float" office:value="-2.2881" calcext:value-type="float">
            <text:p>-2.2881</text:p>
          </table:table-cell>
          <table:table-cell/>
        </table:table-row>
        <table:table-row table:style-name="ro1">
          <table:table-cell office:value-type="float" office:value="-3.2332" calcext:value-type="float">
            <text:p>-3.2332</text:p>
          </table:table-cell>
          <table:table-cell office:value-type="float" office:value="-1.41664" calcext:value-type="float">
            <text:p>-1.41664</text:p>
          </table:table-cell>
          <table:table-cell office:value-type="float" office:value="-11.8003" calcext:value-type="float">
            <text:p>-11.8003</text:p>
          </table:table-cell>
          <table:table-cell office:value-type="float" office:value="2.8609" calcext:value-type="float">
            <text:p>2.8609</text:p>
          </table:table-cell>
          <table:table-cell office:value-type="float" office:value="-0.0210682" calcext:value-type="float">
            <text:p>-0.0210682</text:p>
          </table:table-cell>
          <table:table-cell office:value-type="float" office:value="-3.12171" calcext:value-type="float">
            <text:p>-3.12171</text:p>
          </table:table-cell>
          <table:table-cell office:value-type="float" office:value="0.206454" calcext:value-type="float">
            <text:p>0.206454</text:p>
          </table:table-cell>
          <table:table-cell office:value-type="float" office:value="0.194781" calcext:value-type="float">
            <text:p>0.194781</text:p>
          </table:table-cell>
          <table:table-cell office:value-type="float" office:value="-9.79589" calcext:value-type="float">
            <text:p>-9.79589</text:p>
          </table:table-cell>
          <table:table-cell/>
          <table:table-cell table:formula="of:= SQRT(([.G268]-[.A268])^2 + ([.H268]-[.B268])^2 + ([.I268]-[.C268])^2)" office:value-type="float" office:value="4.29482906843299" calcext:value-type="float">
            <text:p>4.2948290684</text:p>
          </table:table-cell>
          <table:table-cell table:formula="of:=[.A268]-[.G268]" office:value-type="float" office:value="-3.439654" calcext:value-type="float">
            <text:p>-3.439654</text:p>
          </table:table-cell>
          <table:table-cell table:formula="of:=[.B268]-[.H268]" office:value-type="float" office:value="-1.611421" calcext:value-type="float">
            <text:p>-1.611421</text:p>
          </table:table-cell>
          <table:table-cell table:formula="of:=[.C268]-[.I268]" office:value-type="float" office:value="-2.00441" calcext:value-type="float">
            <text:p>-2.00441</text:p>
          </table:table-cell>
          <table:table-cell/>
        </table:table-row>
        <table:table-row table:style-name="ro1">
          <table:table-cell office:value-type="float" office:value="-3.2332" calcext:value-type="float">
            <text:p>-3.2332</text:p>
          </table:table-cell>
          <table:table-cell office:value-type="float" office:value="-1.41664" calcext:value-type="float">
            <text:p>-1.41664</text:p>
          </table:table-cell>
          <table:table-cell office:value-type="float" office:value="-11.8003" calcext:value-type="float">
            <text:p>-11.8003</text:p>
          </table:table-cell>
          <table:table-cell office:value-type="float" office:value="2.88735" calcext:value-type="float">
            <text:p>2.88735</text:p>
          </table:table-cell>
          <table:table-cell office:value-type="float" office:value="-0.0213663" calcext:value-type="float">
            <text:p>-0.0213663</text:p>
          </table:table-cell>
          <table:table-cell office:value-type="float" office:value="-3.12119" calcext:value-type="float">
            <text:p>-3.12119</text:p>
          </table:table-cell>
          <table:table-cell office:value-type="float" office:value="0.209373" calcext:value-type="float">
            <text:p>0.209373</text:p>
          </table:table-cell>
          <table:table-cell office:value-type="float" office:value="0.19987" calcext:value-type="float">
            <text:p>0.19987</text:p>
          </table:table-cell>
          <table:table-cell office:value-type="float" office:value="-9.79572" calcext:value-type="float">
            <text:p>-9.79572</text:p>
          </table:table-cell>
          <table:table-cell/>
          <table:table-cell table:formula="of:= SQRT(([.G269]-[.A269])^2 + ([.H269]-[.B269])^2 + ([.I269]-[.C269])^2)" office:value-type="float" office:value="4.29915740777527" calcext:value-type="float">
            <text:p>4.2991574078</text:p>
          </table:table-cell>
          <table:table-cell table:formula="of:=[.A269]-[.G269]" office:value-type="float" office:value="-3.442573" calcext:value-type="float">
            <text:p>-3.442573</text:p>
          </table:table-cell>
          <table:table-cell table:formula="of:=[.B269]-[.H269]" office:value-type="float" office:value="-1.61651" calcext:value-type="float">
            <text:p>-1.61651</text:p>
          </table:table-cell>
          <table:table-cell table:formula="of:=[.C269]-[.I269]" office:value-type="float" office:value="-2.00458" calcext:value-type="float">
            <text:p>-2.00458</text:p>
          </table:table-cell>
          <table:table-cell/>
        </table:table-row>
        <table:table-row table:style-name="ro1">
          <table:table-cell office:value-type="float" office:value="-3.61644" calcext:value-type="float">
            <text:p>-3.61644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-11.3123" calcext:value-type="float">
            <text:p>-11.3123</text:p>
          </table:table-cell>
          <table:table-cell office:value-type="float" office:value="2.88735" calcext:value-type="float">
            <text:p>2.88735</text:p>
          </table:table-cell>
          <table:table-cell office:value-type="float" office:value="-0.0213663" calcext:value-type="float">
            <text:p>-0.0213663</text:p>
          </table:table-cell>
          <table:table-cell office:value-type="float" office:value="-3.12119" calcext:value-type="float">
            <text:p>-3.12119</text:p>
          </table:table-cell>
          <table:table-cell office:value-type="float" office:value="0.209373" calcext:value-type="float">
            <text:p>0.209373</text:p>
          </table:table-cell>
          <table:table-cell office:value-type="float" office:value="0.19987" calcext:value-type="float">
            <text:p>0.19987</text:p>
          </table:table-cell>
          <table:table-cell office:value-type="float" office:value="-9.79572" calcext:value-type="float">
            <text:p>-9.79572</text:p>
          </table:table-cell>
          <table:table-cell/>
          <table:table-cell table:formula="of:= SQRT(([.G270]-[.A270])^2 + ([.H270]-[.B270])^2 + ([.I270]-[.C270])^2)" office:value-type="float" office:value="4.46181133445476" calcext:value-type="float">
            <text:p>4.4618113345</text:p>
          </table:table-cell>
          <table:table-cell table:formula="of:=[.A270]-[.G270]" office:value-type="float" office:value="-3.825813" calcext:value-type="float">
            <text:p>-3.825813</text:p>
          </table:table-cell>
          <table:table-cell table:formula="of:=[.B270]-[.H270]" office:value-type="float" office:value="-1.72363" calcext:value-type="float">
            <text:p>-1.72363</text:p>
          </table:table-cell>
          <table:table-cell table:formula="of:=[.C270]-[.I270]" office:value-type="float" office:value="-1.51658" calcext:value-type="float">
            <text:p>-1.51658</text:p>
          </table:table-cell>
          <table:table-cell/>
        </table:table-row>
        <table:table-row table:style-name="ro1">
          <table:table-cell office:value-type="float" office:value="-3.67357" calcext:value-type="float">
            <text:p>-3.67357</text:p>
          </table:table-cell>
          <table:table-cell office:value-type="float" office:value="-2.10695" calcext:value-type="float">
            <text:p>-2.10695</text:p>
          </table:table-cell>
          <table:table-cell office:value-type="float" office:value="-10.5744" calcext:value-type="float">
            <text:p>-10.5744</text:p>
          </table:table-cell>
          <table:table-cell office:value-type="float" office:value="2.94172" calcext:value-type="float">
            <text:p>2.94172</text:p>
          </table:table-cell>
          <table:table-cell office:value-type="float" office:value="-0.0136866" calcext:value-type="float">
            <text:p>-0.0136866</text:p>
          </table:table-cell>
          <table:table-cell office:value-type="float" office:value="-3.1045" calcext:value-type="float">
            <text:p>-3.1045</text:p>
          </table:table-cell>
          <table:table-cell office:value-type="float" office:value="0.134123" calcext:value-type="float">
            <text:p>0.134123</text:p>
          </table:table-cell>
          <table:table-cell office:value-type="float" office:value="0.363402" calcext:value-type="float">
            <text:p>0.363402</text:p>
          </table:table-cell>
          <table:table-cell office:value-type="float" office:value="-9.79234" calcext:value-type="float">
            <text:p>-9.79234</text:p>
          </table:table-cell>
          <table:table-cell/>
          <table:table-cell table:formula="of:= SQRT(([.G271]-[.A271])^2 + ([.H271]-[.B271])^2 + ([.I271]-[.C271])^2)" office:value-type="float" office:value="4.60573369071129" calcext:value-type="float">
            <text:p>4.6057336907</text:p>
          </table:table-cell>
          <table:table-cell table:formula="of:=[.A271]-[.G271]" office:value-type="float" office:value="-3.807693" calcext:value-type="float">
            <text:p>-3.807693</text:p>
          </table:table-cell>
          <table:table-cell table:formula="of:=[.B271]-[.H271]" office:value-type="float" office:value="-2.470352" calcext:value-type="float">
            <text:p>-2.470352</text:p>
          </table:table-cell>
          <table:table-cell table:formula="of:=[.C271]-[.I271]" office:value-type="float" office:value="-0.782060000000001" calcext:value-type="float">
            <text:p>-0.78206</text:p>
          </table:table-cell>
          <table:table-cell/>
        </table:table-row>
        <table:table-row table:style-name="ro1">
          <table:table-cell office:value-type="float" office:value="-3.70689" calcext:value-type="float">
            <text:p>-3.70689</text:p>
          </table:table-cell>
          <table:table-cell office:value-type="float" office:value="-1.7618" calcext:value-type="float">
            <text:p>-1.7618</text:p>
          </table:table-cell>
          <table:table-cell office:value-type="float" office:value="-9.7056" calcext:value-type="float">
            <text:p>-9.7056</text:p>
          </table:table-cell>
          <table:table-cell office:value-type="float" office:value="2.96474" calcext:value-type="float">
            <text:p>2.96474</text:p>
          </table:table-cell>
          <table:table-cell office:value-type="float" office:value="-0.00706738" calcext:value-type="float">
            <text:p>-0.00706738</text:p>
          </table:table-cell>
          <table:table-cell office:value-type="float" office:value="-3.09161" calcext:value-type="float">
            <text:p>-3.09161</text:p>
          </table:table-cell>
          <table:table-cell office:value-type="float" office:value="0.0692599" calcext:value-type="float">
            <text:p>0.0692599</text:p>
          </table:table-cell>
          <table:table-cell office:value-type="float" office:value="0.489589" calcext:value-type="float">
            <text:p>0.489589</text:p>
          </table:table-cell>
          <table:table-cell office:value-type="float" office:value="-9.78752" calcext:value-type="float">
            <text:p>-9.78752</text:p>
          </table:table-cell>
          <table:table-cell/>
          <table:table-cell table:formula="of:= SQRT(([.G272]-[.A272])^2 + ([.H272]-[.B272])^2 + ([.I272]-[.C272])^2)" office:value-type="float" office:value="4.39713217711169" calcext:value-type="float">
            <text:p>4.3971321771</text:p>
          </table:table-cell>
          <table:table-cell table:formula="of:=[.A272]-[.G272]" office:value-type="float" office:value="-3.7761499" calcext:value-type="float">
            <text:p>-3.7761499</text:p>
          </table:table-cell>
          <table:table-cell table:formula="of:=[.B272]-[.H272]" office:value-type="float" office:value="-2.251389" calcext:value-type="float">
            <text:p>-2.251389</text:p>
          </table:table-cell>
          <table:table-cell table:formula="of:=[.C272]-[.I272]" office:value-type="float" office:value="0.0819200000000002" calcext:value-type="float">
            <text:p>0.08192</text:p>
          </table:table-cell>
          <table:table-cell/>
        </table:table-row>
        <table:table-row table:style-name="ro1">
          <table:table-cell office:value-type="float" office:value="-3.70689" calcext:value-type="float">
            <text:p>-3.70689</text:p>
          </table:table-cell>
          <table:table-cell office:value-type="float" office:value="-1.7618" calcext:value-type="float">
            <text:p>-1.7618</text:p>
          </table:table-cell>
          <table:table-cell office:value-type="float" office:value="-9.7056" calcext:value-type="float">
            <text:p>-9.7056</text:p>
          </table:table-cell>
          <table:table-cell office:value-type="float" office:value="2.96474" calcext:value-type="float">
            <text:p>2.96474</text:p>
          </table:table-cell>
          <table:table-cell office:value-type="float" office:value="-0.00706738" calcext:value-type="float">
            <text:p>-0.00706738</text:p>
          </table:table-cell>
          <table:table-cell office:value-type="float" office:value="-3.09161" calcext:value-type="float">
            <text:p>-3.09161</text:p>
          </table:table-cell>
          <table:table-cell office:value-type="float" office:value="0.0692599" calcext:value-type="float">
            <text:p>0.0692599</text:p>
          </table:table-cell>
          <table:table-cell office:value-type="float" office:value="0.489589" calcext:value-type="float">
            <text:p>0.489589</text:p>
          </table:table-cell>
          <table:table-cell office:value-type="float" office:value="-9.78752" calcext:value-type="float">
            <text:p>-9.78752</text:p>
          </table:table-cell>
          <table:table-cell/>
          <table:table-cell table:formula="of:= SQRT(([.G273]-[.A273])^2 + ([.H273]-[.B273])^2 + ([.I273]-[.C273])^2)" office:value-type="float" office:value="4.39713217711169" calcext:value-type="float">
            <text:p>4.3971321771</text:p>
          </table:table-cell>
          <table:table-cell table:formula="of:=[.A273]-[.G273]" office:value-type="float" office:value="-3.7761499" calcext:value-type="float">
            <text:p>-3.7761499</text:p>
          </table:table-cell>
          <table:table-cell table:formula="of:=[.B273]-[.H273]" office:value-type="float" office:value="-2.251389" calcext:value-type="float">
            <text:p>-2.251389</text:p>
          </table:table-cell>
          <table:table-cell table:formula="of:=[.C273]-[.I273]" office:value-type="float" office:value="0.0819200000000002" calcext:value-type="float">
            <text:p>0.08192</text:p>
          </table:table-cell>
          <table:table-cell/>
        </table:table-row>
        <table:table-row table:style-name="ro1">
          <table:table-cell office:value-type="float" office:value="-4.39482" calcext:value-type="float">
            <text:p>-4.39482</text:p>
          </table:table-cell>
          <table:table-cell office:value-type="float" office:value="-1.27382" calcext:value-type="float">
            <text:p>-1.27382</text:p>
          </table:table-cell>
          <table:table-cell office:value-type="float" office:value="-8.84866" calcext:value-type="float">
            <text:p>-8.84866</text:p>
          </table:table-cell>
          <table:table-cell office:value-type="float" office:value="2.98713" calcext:value-type="float">
            <text:p>2.98713</text:p>
          </table:table-cell>
          <table:table-cell office:value-type="float" office:value="-0.000121249" calcext:value-type="float">
            <text:p>-0.000121249</text:p>
          </table:table-cell>
          <table:table-cell office:value-type="float" office:value="-3.08116" calcext:value-type="float">
            <text:p>-3.08116</text:p>
          </table:table-cell>
          <table:table-cell office:value-type="float" office:value="0.0011882" calcext:value-type="float">
            <text:p>0.0011882</text:p>
          </table:table-cell>
          <table:table-cell office:value-type="float" office:value="0.591904" calcext:value-type="float">
            <text:p>0.591904</text:p>
          </table:table-cell>
          <table:table-cell office:value-type="float" office:value="-9.78211" calcext:value-type="float">
            <text:p>-9.78211</text:p>
          </table:table-cell>
          <table:table-cell/>
          <table:table-cell table:formula="of:= SQRT(([.G274]-[.A274])^2 + ([.H274]-[.B274])^2 + ([.I274]-[.C274])^2)" office:value-type="float" office:value="4.86591646466966" calcext:value-type="float">
            <text:p>4.8659164647</text:p>
          </table:table-cell>
          <table:table-cell table:formula="of:=[.A274]-[.G274]" office:value-type="float" office:value="-4.3960082" calcext:value-type="float">
            <text:p>-4.3960082</text:p>
          </table:table-cell>
          <table:table-cell table:formula="of:=[.B274]-[.H274]" office:value-type="float" office:value="-1.865724" calcext:value-type="float">
            <text:p>-1.865724</text:p>
          </table:table-cell>
          <table:table-cell table:formula="of:=[.C274]-[.I274]" office:value-type="float" office:value="0.933449999999999" calcext:value-type="float">
            <text:p>0.93345</text:p>
          </table:table-cell>
          <table:table-cell/>
        </table:table-row>
        <table:table-row table:style-name="ro1">
          <table:table-cell office:value-type="float" office:value="-4.19011" calcext:value-type="float">
            <text:p>-4.19011</text:p>
          </table:table-cell>
          <table:table-cell office:value-type="float" office:value="-0.89534" calcext:value-type="float">
            <text:p>-0.89534</text:p>
          </table:table-cell>
          <table:table-cell office:value-type="float" office:value="-8.74155" calcext:value-type="float">
            <text:p>-8.74155</text:p>
          </table:table-cell>
          <table:table-cell office:value-type="float" office:value="2.98713" calcext:value-type="float">
            <text:p>2.98713</text:p>
          </table:table-cell>
          <table:table-cell office:value-type="float" office:value="-0.000121249" calcext:value-type="float">
            <text:p>-0.000121249</text:p>
          </table:table-cell>
          <table:table-cell office:value-type="float" office:value="-3.08116" calcext:value-type="float">
            <text:p>-3.08116</text:p>
          </table:table-cell>
          <table:table-cell office:value-type="float" office:value="0.0011882" calcext:value-type="float">
            <text:p>0.0011882</text:p>
          </table:table-cell>
          <table:table-cell office:value-type="float" office:value="0.591904" calcext:value-type="float">
            <text:p>0.591904</text:p>
          </table:table-cell>
          <table:table-cell office:value-type="float" office:value="-9.78211" calcext:value-type="float">
            <text:p>-9.78211</text:p>
          </table:table-cell>
          <table:table-cell/>
          <table:table-cell table:formula="of:= SQRT(([.G275]-[.A275])^2 + ([.H275]-[.B275])^2 + ([.I275]-[.C275])^2)" office:value-type="float" office:value="4.56745448039269" calcext:value-type="float">
            <text:p>4.5674544804</text:p>
          </table:table-cell>
          <table:table-cell table:formula="of:=[.A275]-[.G275]" office:value-type="float" office:value="-4.1912982" calcext:value-type="float">
            <text:p>-4.1912982</text:p>
          </table:table-cell>
          <table:table-cell table:formula="of:=[.B275]-[.H275]" office:value-type="float" office:value="-1.487244" calcext:value-type="float">
            <text:p>-1.487244</text:p>
          </table:table-cell>
          <table:table-cell table:formula="of:=[.C275]-[.I275]" office:value-type="float" office:value="1.04056" calcext:value-type="float">
            <text:p>1.04056</text:p>
          </table:table-cell>
          <table:table-cell/>
        </table:table-row>
        <table:table-row table:style-name="ro1">
          <table:table-cell office:value-type="float" office:value="-4.99706" calcext:value-type="float">
            <text:p>-4.99706</text:p>
          </table:table-cell>
          <table:table-cell office:value-type="float" office:value="0.328171" calcext:value-type="float">
            <text:p>0.328171</text:p>
          </table:table-cell>
          <table:table-cell office:value-type="float" office:value="-8.21548" calcext:value-type="float">
            <text:p>-8.21548</text:p>
          </table:table-cell>
          <table:table-cell office:value-type="float" office:value="3.0093" calcext:value-type="float">
            <text:p>3.0093</text:p>
          </table:table-cell>
          <table:table-cell office:value-type="float" office:value="0.00621726" calcext:value-type="float">
            <text:p>0.00621726</text:p>
          </table:table-cell>
          <table:table-cell office:value-type="float" office:value="-3.0726" calcext:value-type="float">
            <text:p>-3.0726</text:p>
          </table:table-cell>
          <table:table-cell office:value-type="float" office:value="-0.0609285" calcext:value-type="float">
            <text:p>-0.0609285</text:p>
          </table:table-cell>
          <table:table-cell office:value-type="float" office:value="0.675594" calcext:value-type="float">
            <text:p>0.675594</text:p>
          </table:table-cell>
          <table:table-cell office:value-type="float" office:value="-9.77649" calcext:value-type="float">
            <text:p>-9.77649</text:p>
          </table:table-cell>
          <table:table-cell/>
          <table:table-cell table:formula="of:= SQRT(([.G276]-[.A276])^2 + ([.H276]-[.B276])^2 + ([.I276]-[.C276])^2)" office:value-type="float" office:value="5.1887232674639" calcext:value-type="float">
            <text:p>5.1887232675</text:p>
          </table:table-cell>
          <table:table-cell table:formula="of:=[.A276]-[.G276]" office:value-type="float" office:value="-4.9361315" calcext:value-type="float">
            <text:p>-4.9361315</text:p>
          </table:table-cell>
          <table:table-cell table:formula="of:=[.B276]-[.H276]" office:value-type="float" office:value="-0.347423" calcext:value-type="float">
            <text:p>-0.347423</text:p>
          </table:table-cell>
          <table:table-cell table:formula="of:=[.C276]-[.I276]" office:value-type="float" office:value="1.56101" calcext:value-type="float">
            <text:p>1.56101</text:p>
          </table:table-cell>
          <table:table-cell/>
        </table:table-row>
        <table:table-row table:style-name="ro1">
          <table:table-cell office:value-type="float" office:value="-4.99706" calcext:value-type="float">
            <text:p>-4.99706</text:p>
          </table:table-cell>
          <table:table-cell office:value-type="float" office:value="0.328171" calcext:value-type="float">
            <text:p>0.328171</text:p>
          </table:table-cell>
          <table:table-cell office:value-type="float" office:value="-8.21548" calcext:value-type="float">
            <text:p>-8.21548</text:p>
          </table:table-cell>
          <table:table-cell office:value-type="float" office:value="3.02829" calcext:value-type="float">
            <text:p>3.02829</text:p>
          </table:table-cell>
          <table:table-cell office:value-type="float" office:value="0.00854577" calcext:value-type="float">
            <text:p>0.00854577</text:p>
          </table:table-cell>
          <table:table-cell office:value-type="float" office:value="-3.06396" calcext:value-type="float">
            <text:p>-3.06396</text:p>
          </table:table-cell>
          <table:table-cell office:value-type="float" office:value="-0.0837474" calcext:value-type="float">
            <text:p>-0.0837474</text:p>
          </table:table-cell>
          <table:table-cell office:value-type="float" office:value="0.760057" calcext:value-type="float">
            <text:p>0.760057</text:p>
          </table:table-cell>
          <table:table-cell office:value-type="float" office:value="-9.77012" calcext:value-type="float">
            <text:p>-9.77012</text:p>
          </table:table-cell>
          <table:table-cell/>
          <table:table-cell table:formula="of:= SQRT(([.G277]-[.A277])^2 + ([.H277]-[.B277])^2 + ([.I277]-[.C277])^2)" office:value-type="float" office:value="5.17146707926433" calcext:value-type="float">
            <text:p>5.1714670793</text:p>
          </table:table-cell>
          <table:table-cell table:formula="of:=[.A277]-[.G277]" office:value-type="float" office:value="-4.9133126" calcext:value-type="float">
            <text:p>-4.9133126</text:p>
          </table:table-cell>
          <table:table-cell table:formula="of:=[.B277]-[.H277]" office:value-type="float" office:value="-0.431886" calcext:value-type="float">
            <text:p>-0.431886</text:p>
          </table:table-cell>
          <table:table-cell table:formula="of:=[.C277]-[.I277]" office:value-type="float" office:value="1.55464" calcext:value-type="float">
            <text:p>1.55464</text:p>
          </table:table-cell>
          <table:table-cell/>
        </table:table-row>
        <table:table-row table:style-name="ro1">
          <table:table-cell office:value-type="float" office:value="-5.95158" calcext:value-type="float">
            <text:p>-5.95158</text:p>
          </table:table-cell>
          <table:table-cell office:value-type="float" office:value="0.285324" calcext:value-type="float">
            <text:p>0.285324</text:p>
          </table:table-cell>
          <table:table-cell office:value-type="float" office:value="-7.31094" calcext:value-type="float">
            <text:p>-7.31094</text:p>
          </table:table-cell>
          <table:table-cell office:value-type="float" office:value="3.04495" calcext:value-type="float">
            <text:p>3.04495</text:p>
          </table:table-cell>
          <table:table-cell office:value-type="float" office:value="0.00720652" calcext:value-type="float">
            <text:p>0.00720652</text:p>
          </table:table-cell>
          <table:table-cell office:value-type="float" office:value="-3.05671" calcext:value-type="float">
            <text:p>-3.05671</text:p>
          </table:table-cell>
          <table:table-cell office:value-type="float" office:value="-0.0706233" calcext:value-type="float">
            <text:p>-0.0706233</text:p>
          </table:table-cell>
          <table:table-cell office:value-type="float" office:value="0.830829" calcext:value-type="float">
            <text:p>0.830829</text:p>
          </table:table-cell>
          <table:table-cell office:value-type="float" office:value="-9.76446" calcext:value-type="float">
            <text:p>-9.76446</text:p>
          </table:table-cell>
          <table:table-cell/>
          <table:table-cell table:formula="of:= SQRT(([.G278]-[.A278])^2 + ([.H278]-[.B278])^2 + ([.I278]-[.C278])^2)" office:value-type="float" office:value="6.39554437109929" calcext:value-type="float">
            <text:p>6.3955443711</text:p>
          </table:table-cell>
          <table:table-cell table:formula="of:=[.A278]-[.G278]" office:value-type="float" office:value="-5.8809567" calcext:value-type="float">
            <text:p>-5.8809567</text:p>
          </table:table-cell>
          <table:table-cell table:formula="of:=[.B278]-[.H278]" office:value-type="float" office:value="-0.545505" calcext:value-type="float">
            <text:p>-0.545505</text:p>
          </table:table-cell>
          <table:table-cell table:formula="of:=[.C278]-[.I278]" office:value-type="float" office:value="2.45352" calcext:value-type="float">
            <text:p>2.45352</text:p>
          </table:table-cell>
          <table:table-cell/>
        </table:table-row>
        <table:table-row table:style-name="ro1">
          <table:table-cell office:value-type="float" office:value="-6.17534" calcext:value-type="float">
            <text:p>-6.17534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-7.02768" calcext:value-type="float">
            <text:p>-7.02768</text:p>
          </table:table-cell>
          <table:table-cell office:value-type="float" office:value="3.06287" calcext:value-type="float">
            <text:p>3.06287</text:p>
          </table:table-cell>
          <table:table-cell office:value-type="float" office:value="0.00797389" calcext:value-type="float">
            <text:p>0.00797389</text:p>
          </table:table-cell>
          <table:table-cell office:value-type="float" office:value="-3.05441" calcext:value-type="float">
            <text:p>-3.05441</text:p>
          </table:table-cell>
          <table:table-cell office:value-type="float" office:value="-0.0781432" calcext:value-type="float">
            <text:p>-0.0781432</text:p>
          </table:table-cell>
          <table:table-cell office:value-type="float" office:value="0.853328" calcext:value-type="float">
            <text:p>0.853328</text:p>
          </table:table-cell>
          <table:table-cell office:value-type="float" office:value="-9.76247" calcext:value-type="float">
            <text:p>-9.76247</text:p>
          </table:table-cell>
          <table:table-cell/>
          <table:table-cell table:formula="of:= SQRT(([.G279]-[.A279])^2 + ([.H279]-[.B279])^2 + ([.I279]-[.C279])^2)" office:value-type="float" office:value="6.7147935262221" calcext:value-type="float">
            <text:p>6.7147935262</text:p>
          </table:table-cell>
          <table:table-cell table:formula="of:=[.A279]-[.G279]" office:value-type="float" office:value="-6.0971968" calcext:value-type="float">
            <text:p>-6.0971968</text:p>
          </table:table-cell>
          <table:table-cell table:formula="of:=[.B279]-[.H279]" office:value-type="float" office:value="-0.658458" calcext:value-type="float">
            <text:p>-0.658458</text:p>
          </table:table-cell>
          <table:table-cell table:formula="of:=[.C279]-[.I279]" office:value-type="float" office:value="2.73479" calcext:value-type="float">
            <text:p>2.73479</text:p>
          </table:table-cell>
          <table:table-cell/>
        </table:table-row>
        <table:table-row table:style-name="ro1">
          <table:table-cell office:value-type="float" office:value="-6.17534" calcext:value-type="float">
            <text:p>-6.17534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-7.02768" calcext:value-type="float">
            <text:p>-7.02768</text:p>
          </table:table-cell>
          <table:table-cell office:value-type="float" office:value="3.06287" calcext:value-type="float">
            <text:p>3.06287</text:p>
          </table:table-cell>
          <table:table-cell office:value-type="float" office:value="0.00797389" calcext:value-type="float">
            <text:p>0.00797389</text:p>
          </table:table-cell>
          <table:table-cell office:value-type="float" office:value="-3.05441" calcext:value-type="float">
            <text:p>-3.05441</text:p>
          </table:table-cell>
          <table:table-cell office:value-type="float" office:value="-0.0781432" calcext:value-type="float">
            <text:p>-0.0781432</text:p>
          </table:table-cell>
          <table:table-cell office:value-type="float" office:value="0.853328" calcext:value-type="float">
            <text:p>0.853328</text:p>
          </table:table-cell>
          <table:table-cell office:value-type="float" office:value="-9.76247" calcext:value-type="float">
            <text:p>-9.76247</text:p>
          </table:table-cell>
          <table:table-cell/>
          <table:table-cell table:formula="of:= SQRT(([.G280]-[.A280])^2 + ([.H280]-[.B280])^2 + ([.I280]-[.C280])^2)" office:value-type="float" office:value="6.7147935262221" calcext:value-type="float">
            <text:p>6.7147935262</text:p>
          </table:table-cell>
          <table:table-cell table:formula="of:=[.A280]-[.G280]" office:value-type="float" office:value="-6.0971968" calcext:value-type="float">
            <text:p>-6.0971968</text:p>
          </table:table-cell>
          <table:table-cell table:formula="of:=[.B280]-[.H280]" office:value-type="float" office:value="-0.658458" calcext:value-type="float">
            <text:p>-0.658458</text:p>
          </table:table-cell>
          <table:table-cell table:formula="of:=[.C280]-[.I280]" office:value-type="float" office:value="2.73479" calcext:value-type="float">
            <text:p>2.73479</text:p>
          </table:table-cell>
          <table:table-cell/>
        </table:table-row>
        <table:table-row table:style-name="ro1">
          <table:table-cell office:value-type="float" office:value="-6.49193" calcext:value-type="float">
            <text:p>-6.49193</text:p>
          </table:table-cell>
          <table:table-cell office:value-type="float" office:value="-0.885818" calcext:value-type="float">
            <text:p>-0.885818</text:p>
          </table:table-cell>
          <table:table-cell office:value-type="float" office:value="-7.43472" calcext:value-type="float">
            <text:p>-7.43472</text:p>
          </table:table-cell>
          <table:table-cell office:value-type="float" office:value="3.08115" calcext:value-type="float">
            <text:p>3.08115</text:p>
          </table:table-cell>
          <table:table-cell office:value-type="float" office:value="0.0123701" calcext:value-type="float">
            <text:p>0.0123701</text:p>
          </table:table-cell>
          <table:table-cell office:value-type="float" office:value="-3.05432" calcext:value-type="float">
            <text:p>-3.05432</text:p>
          </table:table-cell>
          <table:table-cell office:value-type="float" office:value="-0.121224" calcext:value-type="float">
            <text:p>-0.121224</text:p>
          </table:table-cell>
          <table:table-cell office:value-type="float" office:value="0.854123" calcext:value-type="float">
            <text:p>0.854123</text:p>
          </table:table-cell>
          <table:table-cell office:value-type="float" office:value="-9.76196" calcext:value-type="float">
            <text:p>-9.76196</text:p>
          </table:table-cell>
          <table:table-cell/>
          <table:table-cell table:formula="of:= SQRT(([.G281]-[.A281])^2 + ([.H281]-[.B281])^2 + ([.I281]-[.C281])^2)" office:value-type="float" office:value="7.00209508929413" calcext:value-type="float">
            <text:p>7.0020950893</text:p>
          </table:table-cell>
          <table:table-cell table:formula="of:=[.A281]-[.G281]" office:value-type="float" office:value="-6.370706" calcext:value-type="float">
            <text:p>-6.370706</text:p>
          </table:table-cell>
          <table:table-cell table:formula="of:=[.B281]-[.H281]" office:value-type="float" office:value="-1.739941" calcext:value-type="float">
            <text:p>-1.739941</text:p>
          </table:table-cell>
          <table:table-cell table:formula="of:=[.C281]-[.I281]" office:value-type="float" office:value="2.32724" calcext:value-type="float">
            <text:p>2.32724</text:p>
          </table:table-cell>
          <table:table-cell/>
        </table:table-row>
        <table:table-row table:style-name="ro1">
          <table:table-cell office:value-type="float" office:value="-6.67522" calcext:value-type="float">
            <text:p>-6.67522</text:p>
          </table:table-cell>
          <table:table-cell office:value-type="float" office:value="-2.22359" calcext:value-type="float">
            <text:p>-2.22359</text:p>
          </table:table-cell>
          <table:table-cell office:value-type="float" office:value="-7.81082" calcext:value-type="float">
            <text:p>-7.81082</text:p>
          </table:table-cell>
          <table:table-cell office:value-type="float" office:value="3.08115" calcext:value-type="float">
            <text:p>3.08115</text:p>
          </table:table-cell>
          <table:table-cell office:value-type="float" office:value="0.0123701" calcext:value-type="float">
            <text:p>0.0123701</text:p>
          </table:table-cell>
          <table:table-cell office:value-type="float" office:value="-3.05432" calcext:value-type="float">
            <text:p>-3.05432</text:p>
          </table:table-cell>
          <table:table-cell office:value-type="float" office:value="-0.121224" calcext:value-type="float">
            <text:p>-0.121224</text:p>
          </table:table-cell>
          <table:table-cell office:value-type="float" office:value="0.854123" calcext:value-type="float">
            <text:p>0.854123</text:p>
          </table:table-cell>
          <table:table-cell office:value-type="float" office:value="-9.76196" calcext:value-type="float">
            <text:p>-9.76196</text:p>
          </table:table-cell>
          <table:table-cell/>
          <table:table-cell table:formula="of:= SQRT(([.G282]-[.A282])^2 + ([.H282]-[.B282])^2 + ([.I282]-[.C282])^2)" office:value-type="float" office:value="7.4989418038804" calcext:value-type="float">
            <text:p>7.4989418039</text:p>
          </table:table-cell>
          <table:table-cell table:formula="of:=[.A282]-[.G282]" office:value-type="float" office:value="-6.553996" calcext:value-type="float">
            <text:p>-6.553996</text:p>
          </table:table-cell>
          <table:table-cell table:formula="of:=[.B282]-[.H282]" office:value-type="float" office:value="-3.077713" calcext:value-type="float">
            <text:p>-3.077713</text:p>
          </table:table-cell>
          <table:table-cell table:formula="of:=[.C282]-[.I282]" office:value-type="float" office:value="1.95114" calcext:value-type="float">
            <text:p>1.95114</text:p>
          </table:table-cell>
          <table:table-cell/>
        </table:table-row>
        <table:table-row table:style-name="ro1">
          <table:table-cell office:value-type="float" office:value="-6.23961" calcext:value-type="float">
            <text:p>-6.23961</text:p>
          </table:table-cell>
          <table:table-cell office:value-type="float" office:value="-2.64491" calcext:value-type="float">
            <text:p>-2.64491</text:p>
          </table:table-cell>
          <table:table-cell office:value-type="float" office:value="-8.18692" calcext:value-type="float">
            <text:p>-8.18692</text:p>
          </table:table-cell>
          <table:table-cell office:value-type="float" office:value="3.09583" calcext:value-type="float">
            <text:p>3.09583</text:p>
          </table:table-cell>
          <table:table-cell office:value-type="float" office:value="0.0200189" calcext:value-type="float">
            <text:p>0.0200189</text:p>
          </table:table-cell>
          <table:table-cell office:value-type="float" office:value="-3.05839" calcext:value-type="float">
            <text:p>-3.05839</text:p>
          </table:table-cell>
          <table:table-cell office:value-type="float" office:value="-0.196172" calcext:value-type="float">
            <text:p>-0.196172</text:p>
          </table:table-cell>
          <table:table-cell office:value-type="float" office:value="0.814313" calcext:value-type="float">
            <text:p>0.814313</text:p>
          </table:table-cell>
          <table:table-cell office:value-type="float" office:value="-9.76414" calcext:value-type="float">
            <text:p>-9.76414</text:p>
          </table:table-cell>
          <table:table-cell/>
          <table:table-cell table:formula="of:= SQRT(([.G283]-[.A283])^2 + ([.H283]-[.B283])^2 + ([.I283]-[.C283])^2)" office:value-type="float" office:value="7.1398171931761" calcext:value-type="float">
            <text:p>7.1398171932</text:p>
          </table:table-cell>
          <table:table-cell table:formula="of:=[.A283]-[.G283]" office:value-type="float" office:value="-6.043438" calcext:value-type="float">
            <text:p>-6.043438</text:p>
          </table:table-cell>
          <table:table-cell table:formula="of:=[.B283]-[.H283]" office:value-type="float" office:value="-3.459223" calcext:value-type="float">
            <text:p>-3.459223</text:p>
          </table:table-cell>
          <table:table-cell table:formula="of:=[.C283]-[.I283]" office:value-type="float" office:value="1.57722" calcext:value-type="float">
            <text:p>1.57722</text:p>
          </table:table-cell>
          <table:table-cell/>
        </table:table-row>
        <table:table-row table:style-name="ro1">
          <table:table-cell office:value-type="float" office:value="-5.59453" calcext:value-type="float">
            <text:p>-5.59453</text:p>
          </table:table-cell>
          <table:table-cell office:value-type="float" office:value="-2.12837" calcext:value-type="float">
            <text:p>-2.12837</text:p>
          </table:table-cell>
          <table:table-cell office:value-type="float" office:value="-8.78201" calcext:value-type="float">
            <text:p>-8.78201</text:p>
          </table:table-cell>
          <table:table-cell office:value-type="float" office:value="3.09102" calcext:value-type="float">
            <text:p>3.09102</text:p>
          </table:table-cell>
          <table:table-cell office:value-type="float" office:value="0.0229629" calcext:value-type="float">
            <text:p>0.0229629</text:p>
          </table:table-cell>
          <table:table-cell office:value-type="float" office:value="-3.06742" calcext:value-type="float">
            <text:p>-3.06742</text:p>
          </table:table-cell>
          <table:table-cell office:value-type="float" office:value="-0.225017" calcext:value-type="float">
            <text:p>-0.225017</text:p>
          </table:table-cell>
          <table:table-cell office:value-type="float" office:value="0.726023" calcext:value-type="float">
            <text:p>0.726023</text:p>
          </table:table-cell>
          <table:table-cell office:value-type="float" office:value="-9.77048" calcext:value-type="float">
            <text:p>-9.77048</text:p>
          </table:table-cell>
          <table:table-cell/>
          <table:table-cell table:formula="of:= SQRT(([.G284]-[.A284])^2 + ([.H284]-[.B284])^2 + ([.I284]-[.C284])^2)" office:value-type="float" office:value="6.16086862353987" calcext:value-type="float">
            <text:p>6.1608686235</text:p>
          </table:table-cell>
          <table:table-cell table:formula="of:=[.A284]-[.G284]" office:value-type="float" office:value="-5.369513" calcext:value-type="float">
            <text:p>-5.369513</text:p>
          </table:table-cell>
          <table:table-cell table:formula="of:=[.B284]-[.H284]" office:value-type="float" office:value="-2.854393" calcext:value-type="float">
            <text:p>-2.854393</text:p>
          </table:table-cell>
          <table:table-cell table:formula="of:=[.C284]-[.I284]" office:value-type="float" office:value="0.98847" calcext:value-type="float">
            <text:p>0.98847</text:p>
          </table:table-cell>
          <table:table-cell/>
        </table:table-row>
        <table:table-row table:style-name="ro1">
          <table:table-cell office:value-type="float" office:value="-5.21367" calcext:value-type="float">
            <text:p>-5.21367</text:p>
          </table:table-cell>
          <table:table-cell office:value-type="float" office:value="-1.54756" calcext:value-type="float">
            <text:p>-1.54756</text:p>
          </table:table-cell>
          <table:table-cell office:value-type="float" office:value="-9.02957" calcext:value-type="float">
            <text:p>-9.02957</text:p>
          </table:table-cell>
          <table:table-cell office:value-type="float" office:value="3.08184" calcext:value-type="float">
            <text:p>3.08184</text:p>
          </table:table-cell>
          <table:table-cell office:value-type="float" office:value="0.0244248" calcext:value-type="float">
            <text:p>0.0244248</text:p>
          </table:table-cell>
          <table:table-cell office:value-type="float" office:value="-3.07923" calcext:value-type="float">
            <text:p>-3.07923</text:p>
          </table:table-cell>
          <table:table-cell office:value-type="float" office:value="-0.239339" calcext:value-type="float">
            <text:p>-0.239339</text:p>
          </table:table-cell>
          <table:table-cell office:value-type="float" office:value="0.610558" calcext:value-type="float">
            <text:p>0.610558</text:p>
          </table:table-cell>
          <table:table-cell office:value-type="float" office:value="-9.77803" calcext:value-type="float">
            <text:p>-9.77803</text:p>
          </table:table-cell>
          <table:table-cell/>
          <table:table-cell table:formula="of:= SQRT(([.G285]-[.A285])^2 + ([.H285]-[.B285])^2 + ([.I285]-[.C285])^2)" office:value-type="float" office:value="5.473722186144" calcext:value-type="float">
            <text:p>5.4737221861</text:p>
          </table:table-cell>
          <table:table-cell table:formula="of:=[.A285]-[.G285]" office:value-type="float" office:value="-4.974331" calcext:value-type="float">
            <text:p>-4.974331</text:p>
          </table:table-cell>
          <table:table-cell table:formula="of:=[.B285]-[.H285]" office:value-type="float" office:value="-2.158118" calcext:value-type="float">
            <text:p>-2.158118</text:p>
          </table:table-cell>
          <table:table-cell table:formula="of:=[.C285]-[.I285]" office:value-type="float" office:value="0.74846" calcext:value-type="float">
            <text:p>0.74846</text:p>
          </table:table-cell>
          <table:table-cell/>
        </table:table-row>
        <table:table-row table:style-name="ro1">
          <table:table-cell office:value-type="float" office:value="-4.64476" calcext:value-type="float">
            <text:p>-4.64476</text:p>
          </table:table-cell>
          <table:table-cell office:value-type="float" office:value="-1.08339" calcext:value-type="float">
            <text:p>-1.08339</text:p>
          </table:table-cell>
          <table:table-cell office:value-type="float" office:value="-9.41281" calcext:value-type="float">
            <text:p>-9.41281</text:p>
          </table:table-cell>
          <table:table-cell office:value-type="float" office:value="3.08184" calcext:value-type="float">
            <text:p>3.08184</text:p>
          </table:table-cell>
          <table:table-cell office:value-type="float" office:value="0.0244248" calcext:value-type="float">
            <text:p>0.0244248</text:p>
          </table:table-cell>
          <table:table-cell office:value-type="float" office:value="-3.07923" calcext:value-type="float">
            <text:p>-3.07923</text:p>
          </table:table-cell>
          <table:table-cell office:value-type="float" office:value="-0.239339" calcext:value-type="float">
            <text:p>-0.239339</text:p>
          </table:table-cell>
          <table:table-cell office:value-type="float" office:value="0.610558" calcext:value-type="float">
            <text:p>0.610558</text:p>
          </table:table-cell>
          <table:table-cell office:value-type="float" office:value="-9.77803" calcext:value-type="float">
            <text:p>-9.77803</text:p>
          </table:table-cell>
          <table:table-cell/>
          <table:table-cell table:formula="of:= SQRT(([.G286]-[.A286])^2 + ([.H286]-[.B286])^2 + ([.I286]-[.C286])^2)" office:value-type="float" office:value="4.73398137536947" calcext:value-type="float">
            <text:p>4.7339813754</text:p>
          </table:table-cell>
          <table:table-cell table:formula="of:=[.A286]-[.G286]" office:value-type="float" office:value="-4.405421" calcext:value-type="float">
            <text:p>-4.405421</text:p>
          </table:table-cell>
          <table:table-cell table:formula="of:=[.B286]-[.H286]" office:value-type="float" office:value="-1.693948" calcext:value-type="float">
            <text:p>-1.693948</text:p>
          </table:table-cell>
          <table:table-cell table:formula="of:=[.C286]-[.I286]" office:value-type="float" office:value="0.365219999999999" calcext:value-type="float">
            <text:p>0.36522</text:p>
          </table:table-cell>
          <table:table-cell/>
        </table:table-row>
        <table:table-row table:style-name="ro1">
          <table:table-cell office:value-type="float" office:value="-4.64476" calcext:value-type="float">
            <text:p>-4.64476</text:p>
          </table:table-cell>
          <table:table-cell office:value-type="float" office:value="-1.08339" calcext:value-type="float">
            <text:p>-1.08339</text:p>
          </table:table-cell>
          <table:table-cell office:value-type="float" office:value="-9.41281" calcext:value-type="float">
            <text:p>-9.41281</text:p>
          </table:table-cell>
          <table:table-cell office:value-type="float" office:value="3.06855" calcext:value-type="float">
            <text:p>3.06855</text:p>
          </table:table-cell>
          <table:table-cell office:value-type="float" office:value="0.0246005" calcext:value-type="float">
            <text:p>0.0246005</text:p>
          </table:table-cell>
          <table:table-cell office:value-type="float" office:value="-3.091" calcext:value-type="float">
            <text:p>-3.091</text:p>
          </table:table-cell>
          <table:table-cell office:value-type="float" office:value="-0.241061" calcext:value-type="float">
            <text:p>-0.241061</text:p>
          </table:table-cell>
          <table:table-cell office:value-type="float" office:value="0.495455" calcext:value-type="float">
            <text:p>0.495455</text:p>
          </table:table-cell>
          <table:table-cell office:value-type="float" office:value="-9.7845" calcext:value-type="float">
            <text:p>-9.7845</text:p>
          </table:table-cell>
          <table:table-cell/>
          <table:table-cell table:formula="of:= SQRT(([.G287]-[.A287])^2 + ([.H287]-[.B287])^2 + ([.I287]-[.C287])^2)" office:value-type="float" office:value="4.69291698975445" calcext:value-type="float">
            <text:p>4.6929169898</text:p>
          </table:table-cell>
          <table:table-cell table:formula="of:=[.A287]-[.G287]" office:value-type="float" office:value="-4.403699" calcext:value-type="float">
            <text:p>-4.403699</text:p>
          </table:table-cell>
          <table:table-cell table:formula="of:=[.B287]-[.H287]" office:value-type="float" office:value="-1.578845" calcext:value-type="float">
            <text:p>-1.578845</text:p>
          </table:table-cell>
          <table:table-cell table:formula="of:=[.C287]-[.I287]" office:value-type="float" office:value="0.371689999999999" calcext:value-type="float">
            <text:p>0.37169</text:p>
          </table:table-cell>
          <table:table-cell/>
        </table:table-row>
        <table:table-row table:style-name="ro1">
          <table:table-cell office:value-type="float" office:value="-3.96635" calcext:value-type="float">
            <text:p>-3.96635</text:p>
          </table:table-cell>
          <table:table-cell office:value-type="float" office:value="-0.600174" calcext:value-type="float">
            <text:p>-0.600174</text:p>
          </table:table-cell>
          <table:table-cell office:value-type="float" office:value="-10.0722" calcext:value-type="float">
            <text:p>-10.0722</text:p>
          </table:table-cell>
          <table:table-cell office:value-type="float" office:value="3.05235" calcext:value-type="float">
            <text:p>3.05235</text:p>
          </table:table-cell>
          <table:table-cell office:value-type="float" office:value="0.0254407" calcext:value-type="float">
            <text:p>0.0254407</text:p>
          </table:table-cell>
          <table:table-cell office:value-type="float" office:value="-3.10135" calcext:value-type="float">
            <text:p>-3.10135</text:p>
          </table:table-cell>
          <table:table-cell office:value-type="float" office:value="-0.249293" calcext:value-type="float">
            <text:p>-0.249293</text:p>
          </table:table-cell>
          <table:table-cell office:value-type="float" office:value="0.394187" calcext:value-type="float">
            <text:p>0.394187</text:p>
          </table:table-cell>
          <table:table-cell office:value-type="float" office:value="-9.7889" calcext:value-type="float">
            <text:p>-9.7889</text:p>
          </table:table-cell>
          <table:table-cell/>
          <table:table-cell table:formula="of:= SQRT(([.G288]-[.A288])^2 + ([.H288]-[.B288])^2 + ([.I288]-[.C288])^2)" office:value-type="float" office:value="3.85817643836697" calcext:value-type="float">
            <text:p>3.8581764384</text:p>
          </table:table-cell>
          <table:table-cell table:formula="of:=[.A288]-[.G288]" office:value-type="float" office:value="-3.717057" calcext:value-type="float">
            <text:p>-3.717057</text:p>
          </table:table-cell>
          <table:table-cell table:formula="of:=[.B288]-[.H288]" office:value-type="float" office:value="-0.994361" calcext:value-type="float">
            <text:p>-0.994361</text:p>
          </table:table-cell>
          <table:table-cell table:formula="of:=[.C288]-[.I288]" office:value-type="float" office:value="-0.283300000000001" calcext:value-type="float">
            <text:p>-0.2833</text:p>
          </table:table-cell>
          <table:table-cell/>
        </table:table-row>
        <table:table-row table:style-name="ro1">
          <table:table-cell office:value-type="float" office:value="-3.75688" calcext:value-type="float">
            <text:p>-3.75688</text:p>
          </table:table-cell>
          <table:table-cell office:value-type="float" office:value="-0.395462" calcext:value-type="float">
            <text:p>-0.395462</text:p>
          </table:table-cell>
          <table:table-cell office:value-type="float" office:value="-10.1341" calcext:value-type="float">
            <text:p>-10.1341</text:p>
          </table:table-cell>
          <table:table-cell office:value-type="float" office:value="3.03368" calcext:value-type="float">
            <text:p>3.03368</text:p>
          </table:table-cell>
          <table:table-cell office:value-type="float" office:value="0.0269861" calcext:value-type="float">
            <text:p>0.0269861</text:p>
          </table:table-cell>
          <table:table-cell office:value-type="float" office:value="-3.11014" calcext:value-type="float">
            <text:p>-3.11014</text:p>
          </table:table-cell>
          <table:table-cell office:value-type="float" office:value="-0.264432" calcext:value-type="float">
            <text:p>-0.264432</text:p>
          </table:table-cell>
          <table:table-cell office:value-type="float" office:value="0.308057" calcext:value-type="float">
            <text:p>0.308057</text:p>
          </table:table-cell>
          <table:table-cell office:value-type="float" office:value="-9.79159" calcext:value-type="float">
            <text:p>-9.79159</text:p>
          </table:table-cell>
          <table:table-cell/>
          <table:table-cell table:formula="of:= SQRT(([.G289]-[.A289])^2 + ([.H289]-[.B289])^2 + ([.I289]-[.C289])^2)" office:value-type="float" office:value="3.57902851569598" calcext:value-type="float">
            <text:p>3.5790285157</text:p>
          </table:table-cell>
          <table:table-cell table:formula="of:=[.A289]-[.G289]" office:value-type="float" office:value="-3.492448" calcext:value-type="float">
            <text:p>-3.492448</text:p>
          </table:table-cell>
          <table:table-cell table:formula="of:=[.B289]-[.H289]" office:value-type="float" office:value="-0.703519" calcext:value-type="float">
            <text:p>-0.703519</text:p>
          </table:table-cell>
          <table:table-cell table:formula="of:=[.C289]-[.I289]" office:value-type="float" office:value="-0.342510000000001" calcext:value-type="float">
            <text:p>-0.34251</text:p>
          </table:table-cell>
          <table:table-cell/>
        </table:table-row>
        <table:table-row table:style-name="ro1">
          <table:table-cell office:value-type="float" office:value="-3.55217" calcext:value-type="float">
            <text:p>-3.55217</text:p>
          </table:table-cell>
          <table:table-cell office:value-type="float" office:value="-0.543045" calcext:value-type="float">
            <text:p>-0.543045</text:p>
          </table:table-cell>
          <table:table-cell office:value-type="float" office:value="-9.96268" calcext:value-type="float">
            <text:p>-9.96268</text:p>
          </table:table-cell>
          <table:table-cell office:value-type="float" office:value="3.01386" calcext:value-type="float">
            <text:p>3.01386</text:p>
          </table:table-cell>
          <table:table-cell office:value-type="float" office:value="0.0297432" calcext:value-type="float">
            <text:p>0.0297432</text:p>
          </table:table-cell>
          <table:table-cell office:value-type="float" office:value="-3.11796" calcext:value-type="float">
            <text:p>-3.11796</text:p>
          </table:table-cell>
          <table:table-cell office:value-type="float" office:value="-0.29144" calcext:value-type="float">
            <text:p>-0.29144</text:p>
          </table:table-cell>
          <table:table-cell office:value-type="float" office:value="0.231516" calcext:value-type="float">
            <text:p>0.231516</text:p>
          </table:table-cell>
          <table:table-cell office:value-type="float" office:value="-9.79293" calcext:value-type="float">
            <text:p>-9.79293</text:p>
          </table:table-cell>
          <table:table-cell/>
          <table:table-cell table:formula="of:= SQRT(([.G290]-[.A290])^2 + ([.H290]-[.B290])^2 + ([.I290]-[.C290])^2)" office:value-type="float" office:value="3.3557592193304" calcext:value-type="float">
            <text:p>3.3557592193</text:p>
          </table:table-cell>
          <table:table-cell table:formula="of:=[.A290]-[.G290]" office:value-type="float" office:value="-3.26073" calcext:value-type="float">
            <text:p>-3.26073</text:p>
          </table:table-cell>
          <table:table-cell table:formula="of:=[.B290]-[.H290]" office:value-type="float" office:value="-0.774561" calcext:value-type="float">
            <text:p>-0.774561</text:p>
          </table:table-cell>
          <table:table-cell table:formula="of:=[.C290]-[.I290]" office:value-type="float" office:value="-0.169750000000001" calcext:value-type="float">
            <text:p>-0.16975</text:p>
          </table:table-cell>
          <table:table-cell/>
        </table:table-row>
        <table:table-row table:style-name="ro1">
          <table:table-cell office:value-type="float" office:value="-3.55217" calcext:value-type="float">
            <text:p>-3.55217</text:p>
          </table:table-cell>
          <table:table-cell office:value-type="float" office:value="-0.543045" calcext:value-type="float">
            <text:p>-0.543045</text:p>
          </table:table-cell>
          <table:table-cell office:value-type="float" office:value="-9.96268" calcext:value-type="float">
            <text:p>-9.96268</text:p>
          </table:table-cell>
          <table:table-cell office:value-type="float" office:value="3.01386" calcext:value-type="float">
            <text:p>3.01386</text:p>
          </table:table-cell>
          <table:table-cell office:value-type="float" office:value="0.0297432" calcext:value-type="float">
            <text:p>0.0297432</text:p>
          </table:table-cell>
          <table:table-cell office:value-type="float" office:value="-3.11796" calcext:value-type="float">
            <text:p>-3.11796</text:p>
          </table:table-cell>
          <table:table-cell office:value-type="float" office:value="-0.29144" calcext:value-type="float">
            <text:p>-0.29144</text:p>
          </table:table-cell>
          <table:table-cell office:value-type="float" office:value="0.231516" calcext:value-type="float">
            <text:p>0.231516</text:p>
          </table:table-cell>
          <table:table-cell office:value-type="float" office:value="-9.79293" calcext:value-type="float">
            <text:p>-9.79293</text:p>
          </table:table-cell>
          <table:table-cell/>
          <table:table-cell table:formula="of:= SQRT(([.G291]-[.A291])^2 + ([.H291]-[.B291])^2 + ([.I291]-[.C291])^2)" office:value-type="float" office:value="3.3557592193304" calcext:value-type="float">
            <text:p>3.3557592193</text:p>
          </table:table-cell>
          <table:table-cell table:formula="of:=[.A291]-[.G291]" office:value-type="float" office:value="-3.26073" calcext:value-type="float">
            <text:p>-3.26073</text:p>
          </table:table-cell>
          <table:table-cell table:formula="of:=[.B291]-[.H291]" office:value-type="float" office:value="-0.774561" calcext:value-type="float">
            <text:p>-0.774561</text:p>
          </table:table-cell>
          <table:table-cell table:formula="of:=[.C291]-[.I291]" office:value-type="float" office:value="-0.169750000000001" calcext:value-type="float">
            <text:p>-0.16975</text:p>
          </table:table-cell>
          <table:table-cell/>
        </table:table-row>
        <table:table-row table:style-name="ro1">
          <table:table-cell office:value-type="float" office:value="-3.04753" calcext:value-type="float">
            <text:p>-3.04753</text:p>
          </table:table-cell>
          <table:table-cell office:value-type="float" office:value="-0.800125" calcext:value-type="float">
            <text:p>-0.800125</text:p>
          </table:table-cell>
          <table:table-cell office:value-type="float" office:value="-10.2459" calcext:value-type="float">
            <text:p>-10.2459</text:p>
          </table:table-cell>
          <table:table-cell office:value-type="float" office:value="2.99467" calcext:value-type="float">
            <text:p>2.99467</text:p>
          </table:table-cell>
          <table:table-cell office:value-type="float" office:value="0.0343324" calcext:value-type="float">
            <text:p>0.0343324</text:p>
          </table:table-cell>
          <table:table-cell office:value-type="float" office:value="-3.1259" calcext:value-type="float">
            <text:p>-3.1259</text:p>
          </table:table-cell>
          <table:table-cell office:value-type="float" office:value="-0.336392" calcext:value-type="float">
            <text:p>-0.336392</text:p>
          </table:table-cell>
          <table:table-cell office:value-type="float" office:value="0.153724" calcext:value-type="float">
            <text:p>0.153724</text:p>
          </table:table-cell>
          <table:table-cell office:value-type="float" office:value="-9.79302" calcext:value-type="float">
            <text:p>-9.79302</text:p>
          </table:table-cell>
          <table:table-cell/>
          <table:table-cell table:formula="of:= SQRT(([.G292]-[.A292])^2 + ([.H292]-[.B292])^2 + ([.I292]-[.C292])^2)" office:value-type="float" office:value="2.90950123977375" calcext:value-type="float">
            <text:p>2.9095012398</text:p>
          </table:table-cell>
          <table:table-cell table:formula="of:=[.A292]-[.G292]" office:value-type="float" office:value="-2.711138" calcext:value-type="float">
            <text:p>-2.711138</text:p>
          </table:table-cell>
          <table:table-cell table:formula="of:=[.B292]-[.H292]" office:value-type="float" office:value="-0.953849" calcext:value-type="float">
            <text:p>-0.953849</text:p>
          </table:table-cell>
          <table:table-cell table:formula="of:=[.C292]-[.I292]" office:value-type="float" office:value="-0.45288" calcext:value-type="float">
            <text:p>-0.45288</text:p>
          </table:table-cell>
          <table:table-cell/>
        </table:table-row>
        <table:table-row table:style-name="ro1">
          <table:table-cell office:value-type="float" office:value="-2.75475" calcext:value-type="float">
            <text:p>-2.75475</text:p>
          </table:table-cell>
          <table:table-cell office:value-type="float" office:value="-0.759659" calcext:value-type="float">
            <text:p>-0.759659</text:p>
          </table:table-cell>
          <table:table-cell office:value-type="float" office:value="-10.4887" calcext:value-type="float">
            <text:p>-10.4887</text:p>
          </table:table-cell>
          <table:table-cell office:value-type="float" office:value="2.99467" calcext:value-type="float">
            <text:p>2.99467</text:p>
          </table:table-cell>
          <table:table-cell office:value-type="float" office:value="0.0343324" calcext:value-type="float">
            <text:p>0.0343324</text:p>
          </table:table-cell>
          <table:table-cell office:value-type="float" office:value="-3.1259" calcext:value-type="float">
            <text:p>-3.1259</text:p>
          </table:table-cell>
          <table:table-cell office:value-type="float" office:value="-0.336392" calcext:value-type="float">
            <text:p>-0.336392</text:p>
          </table:table-cell>
          <table:table-cell office:value-type="float" office:value="0.153724" calcext:value-type="float">
            <text:p>0.153724</text:p>
          </table:table-cell>
          <table:table-cell office:value-type="float" office:value="-9.79302" calcext:value-type="float">
            <text:p>-9.79302</text:p>
          </table:table-cell>
          <table:table-cell/>
          <table:table-cell table:formula="of:= SQRT(([.G293]-[.A293])^2 + ([.H293]-[.B293])^2 + ([.I293]-[.C293])^2)" office:value-type="float" office:value="2.67706828139534" calcext:value-type="float">
            <text:p>2.6770682814</text:p>
          </table:table-cell>
          <table:table-cell table:formula="of:=[.A293]-[.G293]" office:value-type="float" office:value="-2.418358" calcext:value-type="float">
            <text:p>-2.418358</text:p>
          </table:table-cell>
          <table:table-cell table:formula="of:=[.B293]-[.H293]" office:value-type="float" office:value="-0.913383" calcext:value-type="float">
            <text:p>-0.913383</text:p>
          </table:table-cell>
          <table:table-cell table:formula="of:=[.C293]-[.I293]" office:value-type="float" office:value="-0.695679999999999" calcext:value-type="float">
            <text:p>-0.69568</text:p>
          </table:table-cell>
          <table:table-cell/>
        </table:table-row>
        <table:table-row table:style-name="ro1">
          <table:table-cell office:value-type="float" office:value="-2.47386" calcext:value-type="float">
            <text:p>-2.47386</text:p>
          </table:table-cell>
          <table:table-cell office:value-type="float" office:value="-0.654922" calcext:value-type="float">
            <text:p>-0.654922</text:p>
          </table:table-cell>
          <table:table-cell office:value-type="float" office:value="-10.5744" calcext:value-type="float">
            <text:p>-10.5744</text:p>
          </table:table-cell>
          <table:table-cell office:value-type="float" office:value="2.9737" calcext:value-type="float">
            <text:p>2.9737</text:p>
          </table:table-cell>
          <table:table-cell office:value-type="float" office:value="0.0398662" calcext:value-type="float">
            <text:p>0.0398662</text:p>
          </table:table-cell>
          <table:table-cell office:value-type="float" office:value="-3.13438" calcext:value-type="float">
            <text:p>-3.13438</text:p>
          </table:table-cell>
          <table:table-cell office:value-type="float" office:value="-0.390584" calcext:value-type="float">
            <text:p>-0.390584</text:p>
          </table:table-cell>
          <table:table-cell office:value-type="float" office:value="0.0706809" calcext:value-type="float">
            <text:p>0.0706809</text:p>
          </table:table-cell>
          <table:table-cell office:value-type="float" office:value="-9.79196" calcext:value-type="float">
            <text:p>-9.79196</text:p>
          </table:table-cell>
          <table:table-cell/>
          <table:table-cell table:formula="of:= SQRT(([.G294]-[.A294])^2 + ([.H294]-[.B294])^2 + ([.I294]-[.C294])^2)" office:value-type="float" office:value="2.34067315408718" calcext:value-type="float">
            <text:p>2.3406731541</text:p>
          </table:table-cell>
          <table:table-cell table:formula="of:=[.A294]-[.G294]" office:value-type="float" office:value="-2.083276" calcext:value-type="float">
            <text:p>-2.083276</text:p>
          </table:table-cell>
          <table:table-cell table:formula="of:=[.B294]-[.H294]" office:value-type="float" office:value="-0.7256029" calcext:value-type="float">
            <text:p>-0.7256029</text:p>
          </table:table-cell>
          <table:table-cell table:formula="of:=[.C294]-[.I294]" office:value-type="float" office:value="-0.782440000000001" calcext:value-type="float">
            <text:p>-0.78244</text:p>
          </table:table-cell>
          <table:table-cell/>
        </table:table-row>
        <table:table-row table:style-name="ro1">
          <table:table-cell office:value-type="float" office:value="-2.47386" calcext:value-type="float">
            <text:p>-2.47386</text:p>
          </table:table-cell>
          <table:table-cell office:value-type="float" office:value="-0.654922" calcext:value-type="float">
            <text:p>-0.654922</text:p>
          </table:table-cell>
          <table:table-cell office:value-type="float" office:value="-10.5744" calcext:value-type="float">
            <text:p>-10.5744</text:p>
          </table:table-cell>
          <table:table-cell office:value-type="float" office:value="2.95176" calcext:value-type="float">
            <text:p>2.95176</text:p>
          </table:table-cell>
          <table:table-cell office:value-type="float" office:value="0.0445931" calcext:value-type="float">
            <text:p>0.0445931</text:p>
          </table:table-cell>
          <table:table-cell office:value-type="float" office:value="3.14138" calcext:value-type="float">
            <text:p>3.14138</text:p>
          </table:table-cell>
          <table:table-cell office:value-type="float" office:value="-0.436868" calcext:value-type="float">
            <text:p>-0.436868</text:p>
          </table:table-cell>
          <table:table-cell office:value-type="float" office:value="-0.00205609" calcext:value-type="float">
            <text:p>-0.00205609</text:p>
          </table:table-cell>
          <table:table-cell office:value-type="float" office:value="-9.79026" calcext:value-type="float">
            <text:p>-9.79026</text:p>
          </table:table-cell>
          <table:table-cell/>
          <table:table-cell table:formula="of:= SQRT(([.G295]-[.A295])^2 + ([.H295]-[.B295])^2 + ([.I295]-[.C295])^2)" office:value-type="float" office:value="2.2782549997979" calcext:value-type="float">
            <text:p>2.2782549998</text:p>
          </table:table-cell>
          <table:table-cell table:formula="of:=[.A295]-[.G295]" office:value-type="float" office:value="-2.036992" calcext:value-type="float">
            <text:p>-2.036992</text:p>
          </table:table-cell>
          <table:table-cell table:formula="of:=[.B295]-[.H295]" office:value-type="float" office:value="-0.65286591" calcext:value-type="float">
            <text:p>-0.65286591</text:p>
          </table:table-cell>
          <table:table-cell table:formula="of:=[.C295]-[.I295]" office:value-type="float" office:value="-0.784140000000001" calcext:value-type="float">
            <text:p>-0.78414</text:p>
          </table:table-cell>
          <table:table-cell/>
        </table:table-row>
        <table:table-row table:style-name="ro1">
          <table:table-cell office:value-type="float" office:value="-2.13823" calcext:value-type="float">
            <text:p>-2.13823</text:p>
          </table:table-cell>
          <table:table-cell office:value-type="float" office:value="-0.63826" calcext:value-type="float">
            <text:p>-0.63826</text:p>
          </table:table-cell>
          <table:table-cell office:value-type="float" office:value="-10.3745" calcext:value-type="float">
            <text:p>-10.3745</text:p>
          </table:table-cell>
          <table:table-cell office:value-type="float" office:value="2.93175" calcext:value-type="float">
            <text:p>2.93175</text:p>
          </table:table-cell>
          <table:table-cell office:value-type="float" office:value="0.0476958" calcext:value-type="float">
            <text:p>0.0476958</text:p>
          </table:table-cell>
          <table:table-cell office:value-type="float" office:value="3.13594" calcext:value-type="float">
            <text:p>3.13594</text:p>
          </table:table-cell>
          <table:table-cell office:value-type="float" office:value="-0.467242" calcext:value-type="float">
            <text:p>-0.467242</text:p>
          </table:table-cell>
          <table:table-cell office:value-type="float" office:value="-0.055345" calcext:value-type="float">
            <text:p>-0.055345</text:p>
          </table:table-cell>
          <table:table-cell office:value-type="float" office:value="-9.7887" calcext:value-type="float">
            <text:p>-9.7887</text:p>
          </table:table-cell>
          <table:table-cell/>
          <table:table-cell table:formula="of:= SQRT(([.G296]-[.A296])^2 + ([.H296]-[.B296])^2 + ([.I296]-[.C296])^2)" office:value-type="float" office:value="1.86417607359632" calcext:value-type="float">
            <text:p>1.8641760736</text:p>
          </table:table-cell>
          <table:table-cell table:formula="of:=[.A296]-[.G296]" office:value-type="float" office:value="-1.670988" calcext:value-type="float">
            <text:p>-1.670988</text:p>
          </table:table-cell>
          <table:table-cell table:formula="of:=[.B296]-[.H296]" office:value-type="float" office:value="-0.582915" calcext:value-type="float">
            <text:p>-0.582915</text:p>
          </table:table-cell>
          <table:table-cell table:formula="of:=[.C296]-[.I296]" office:value-type="float" office:value="-0.585799999999999" calcext:value-type="float">
            <text:p>-0.5858</text:p>
          </table:table-cell>
          <table:table-cell/>
        </table:table-row>
        <table:table-row table:style-name="ro1">
          <table:table-cell office:value-type="float" office:value="-1.72881" calcext:value-type="float">
            <text:p>-1.72881</text:p>
          </table:table-cell>
          <table:table-cell office:value-type="float" office:value="-0.933426" calcext:value-type="float">
            <text:p>-0.933426</text:p>
          </table:table-cell>
          <table:table-cell office:value-type="float" office:value="-10.1888" calcext:value-type="float">
            <text:p>-10.1888</text:p>
          </table:table-cell>
          <table:table-cell office:value-type="float" office:value="2.91186" calcext:value-type="float">
            <text:p>2.91186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3.13108" calcext:value-type="float">
            <text:p>3.13108</text:p>
          </table:table-cell>
          <table:table-cell office:value-type="float" office:value="-0.487133" calcext:value-type="float">
            <text:p>-0.487133</text:p>
          </table:table-cell>
          <table:table-cell office:value-type="float" office:value="-0.102871" calcext:value-type="float">
            <text:p>-0.102871</text:p>
          </table:table-cell>
          <table:table-cell office:value-type="float" office:value="-9.78734" calcext:value-type="float">
            <text:p>-9.78734</text:p>
          </table:table-cell>
          <table:table-cell/>
          <table:table-cell table:formula="of:= SQRT(([.G297]-[.A297])^2 + ([.H297]-[.B297])^2 + ([.I297]-[.C297])^2)" office:value-type="float" office:value="1.54685277643155" calcext:value-type="float">
            <text:p>1.5468527764</text:p>
          </table:table-cell>
          <table:table-cell table:formula="of:=[.A297]-[.G297]" office:value-type="float" office:value="-1.241677" calcext:value-type="float">
            <text:p>-1.241677</text:p>
          </table:table-cell>
          <table:table-cell table:formula="of:=[.B297]-[.H297]" office:value-type="float" office:value="-0.830555" calcext:value-type="float">
            <text:p>-0.830555</text:p>
          </table:table-cell>
          <table:table-cell table:formula="of:=[.C297]-[.I297]" office:value-type="float" office:value="-0.40146" calcext:value-type="float">
            <text:p>-0.40146</text:p>
          </table:table-cell>
          <table:table-cell/>
        </table:table-row>
        <table:table-row table:style-name="ro1">
          <table:table-cell office:value-type="float" office:value="-0.959946" calcext:value-type="float">
            <text:p>-0.959946</text:p>
          </table:table-cell>
          <table:table-cell office:value-type="float" office:value="-1.85463" calcext:value-type="float">
            <text:p>-1.85463</text:p>
          </table:table-cell>
          <table:table-cell office:value-type="float" office:value="-10.0246" calcext:value-type="float">
            <text:p>-10.0246</text:p>
          </table:table-cell>
          <table:table-cell office:value-type="float" office:value="2.91186" calcext:value-type="float">
            <text:p>2.91186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3.13108" calcext:value-type="float">
            <text:p>3.13108</text:p>
          </table:table-cell>
          <table:table-cell office:value-type="float" office:value="-0.487133" calcext:value-type="float">
            <text:p>-0.487133</text:p>
          </table:table-cell>
          <table:table-cell office:value-type="float" office:value="-0.102871" calcext:value-type="float">
            <text:p>-0.102871</text:p>
          </table:table-cell>
          <table:table-cell office:value-type="float" office:value="-9.78734" calcext:value-type="float">
            <text:p>-9.78734</text:p>
          </table:table-cell>
          <table:table-cell/>
          <table:table-cell table:formula="of:= SQRT(([.G298]-[.A298])^2 + ([.H298]-[.B298])^2 + ([.I298]-[.C298])^2)" office:value-type="float" office:value="1.82989180954777" calcext:value-type="float">
            <text:p>1.8298918095</text:p>
          </table:table-cell>
          <table:table-cell table:formula="of:=[.A298]-[.G298]" office:value-type="float" office:value="-0.472813" calcext:value-type="float">
            <text:p>-0.472813</text:p>
          </table:table-cell>
          <table:table-cell table:formula="of:=[.B298]-[.H298]" office:value-type="float" office:value="-1.751759" calcext:value-type="float">
            <text:p>-1.751759</text:p>
          </table:table-cell>
          <table:table-cell table:formula="of:=[.C298]-[.I298]" office:value-type="float" office:value="-0.237259999999999" calcext:value-type="float">
            <text:p>-0.23726</text:p>
          </table:table-cell>
          <table:table-cell/>
        </table:table-row>
        <table:table-row table:style-name="ro1">
          <table:table-cell office:value-type="float" office:value="-0.959946" calcext:value-type="float">
            <text:p>-0.959946</text:p>
          </table:table-cell>
          <table:table-cell office:value-type="float" office:value="-1.85463" calcext:value-type="float">
            <text:p>-1.85463</text:p>
          </table:table-cell>
          <table:table-cell office:value-type="float" office:value="-10.0246" calcext:value-type="float">
            <text:p>-10.0246</text:p>
          </table:table-cell>
          <table:table-cell office:value-type="float" office:value="2.89041" calcext:value-type="float">
            <text:p>2.89041</text:p>
          </table:table-cell>
          <table:table-cell office:value-type="float" office:value="0.0521526" calcext:value-type="float">
            <text:p>0.0521526</text:p>
          </table:table-cell>
          <table:table-cell office:value-type="float" office:value="3.12681" calcext:value-type="float">
            <text:p>3.12681</text:p>
          </table:table-cell>
          <table:table-cell office:value-type="float" office:value="-0.510864" calcext:value-type="float">
            <text:p>-0.510864</text:p>
          </table:table-cell>
          <table:table-cell office:value-type="float" office:value="-0.144639" calcext:value-type="float">
            <text:p>-0.144639</text:p>
          </table:table-cell>
          <table:table-cell office:value-type="float" office:value="-9.78561" calcext:value-type="float">
            <text:p>-9.78561</text:p>
          </table:table-cell>
          <table:table-cell/>
          <table:table-cell table:formula="of:= SQRT(([.G299]-[.A299])^2 + ([.H299]-[.B299])^2 + ([.I299]-[.C299])^2)" office:value-type="float" office:value="1.78405719720669" calcext:value-type="float">
            <text:p>1.7840571972</text:p>
          </table:table-cell>
          <table:table-cell table:formula="of:=[.A299]-[.G299]" office:value-type="float" office:value="-0.449082" calcext:value-type="float">
            <text:p>-0.449082</text:p>
          </table:table-cell>
          <table:table-cell table:formula="of:=[.B299]-[.H299]" office:value-type="float" office:value="-1.709991" calcext:value-type="float">
            <text:p>-1.709991</text:p>
          </table:table-cell>
          <table:table-cell table:formula="of:=[.C299]-[.I299]" office:value-type="float" office:value="-0.238989999999999" calcext:value-type="float">
            <text:p>-0.23899</text:p>
          </table:table-cell>
          <table:table-cell/>
        </table:table-row>
        <table:table-row table:style-name="ro1">
          <table:table-cell office:value-type="float" office:value="-0.076828" calcext:value-type="float">
            <text:p>-0.076828</text:p>
          </table:table-cell>
          <table:table-cell office:value-type="float" office:value="-2.14503" calcext:value-type="float">
            <text:p>-2.14503</text:p>
          </table:table-cell>
          <table:table-cell office:value-type="float" office:value="-10.3673" calcext:value-type="float">
            <text:p>-10.3673</text:p>
          </table:table-cell>
          <table:table-cell office:value-type="float" office:value="2.86774" calcext:value-type="float">
            <text:p>2.86774</text:p>
          </table:table-cell>
          <table:table-cell office:value-type="float" office:value="0.056973" calcext:value-type="float">
            <text:p>0.056973</text:p>
          </table:table-cell>
          <table:table-cell office:value-type="float" office:value="3.12197" calcext:value-type="float">
            <text:p>3.12197</text:p>
          </table:table-cell>
          <table:table-cell office:value-type="float" office:value="-0.558032" calcext:value-type="float">
            <text:p>-0.558032</text:p>
          </table:table-cell>
          <table:table-cell office:value-type="float" office:value="-0.191954" calcext:value-type="float">
            <text:p>-0.191954</text:p>
          </table:table-cell>
          <table:table-cell office:value-type="float" office:value="-9.78222" calcext:value-type="float">
            <text:p>-9.78222</text:p>
          </table:table-cell>
          <table:table-cell/>
          <table:table-cell table:formula="of:= SQRT(([.G300]-[.A300])^2 + ([.H300]-[.B300])^2 + ([.I300]-[.C300])^2)" office:value-type="float" office:value="2.09484647594806" calcext:value-type="float">
            <text:p>2.0948464759</text:p>
          </table:table-cell>
          <table:table-cell table:formula="of:=[.A300]-[.G300]" office:value-type="float" office:value="0.481204" calcext:value-type="float">
            <text:p>0.481204</text:p>
          </table:table-cell>
          <table:table-cell table:formula="of:=[.B300]-[.H300]" office:value-type="float" office:value="-1.953076" calcext:value-type="float">
            <text:p>-1.953076</text:p>
          </table:table-cell>
          <table:table-cell table:formula="of:=[.C300]-[.I300]" office:value-type="float" office:value="-0.58508" calcext:value-type="float">
            <text:p>-0.58508</text:p>
          </table:table-cell>
          <table:table-cell/>
        </table:table-row>
        <table:table-row table:style-name="ro1">
          <table:table-cell office:value-type="float" office:value="0.958633" calcext:value-type="float">
            <text:p>0.958633</text:p>
          </table:table-cell>
          <table:table-cell office:value-type="float" office:value="-1.65468" calcext:value-type="float">
            <text:p>-1.65468</text:p>
          </table:table-cell>
          <table:table-cell office:value-type="float" office:value="-10.8696" calcext:value-type="float">
            <text:p>-10.8696</text:p>
          </table:table-cell>
          <table:table-cell office:value-type="float" office:value="2.86774" calcext:value-type="float">
            <text:p>2.86774</text:p>
          </table:table-cell>
          <table:table-cell office:value-type="float" office:value="0.056973" calcext:value-type="float">
            <text:p>0.056973</text:p>
          </table:table-cell>
          <table:table-cell office:value-type="float" office:value="3.12197" calcext:value-type="float">
            <text:p>3.12197</text:p>
          </table:table-cell>
          <table:table-cell office:value-type="float" office:value="-0.558032" calcext:value-type="float">
            <text:p>-0.558032</text:p>
          </table:table-cell>
          <table:table-cell office:value-type="float" office:value="-0.191954" calcext:value-type="float">
            <text:p>-0.191954</text:p>
          </table:table-cell>
          <table:table-cell office:value-type="float" office:value="-9.78222" calcext:value-type="float">
            <text:p>-9.78222</text:p>
          </table:table-cell>
          <table:table-cell/>
          <table:table-cell table:formula="of:= SQRT(([.G301]-[.A301])^2 + ([.H301]-[.B301])^2 + ([.I301]-[.C301])^2)" office:value-type="float" office:value="2.37112533150422" calcext:value-type="float">
            <text:p>2.3711253315</text:p>
          </table:table-cell>
          <table:table-cell table:formula="of:=[.A301]-[.G301]" office:value-type="float" office:value="1.516665" calcext:value-type="float">
            <text:p>1.516665</text:p>
          </table:table-cell>
          <table:table-cell table:formula="of:=[.B301]-[.H301]" office:value-type="float" office:value="-1.462726" calcext:value-type="float">
            <text:p>-1.462726</text:p>
          </table:table-cell>
          <table:table-cell table:formula="of:=[.C301]-[.I301]" office:value-type="float" office:value="-1.08738" calcext:value-type="float">
            <text:p>-1.08738</text:p>
          </table:table-cell>
          <table:table-cell/>
        </table:table-row>
        <table:table-row table:style-name="ro1">
          <table:table-cell office:value-type="float" office:value="0.958633" calcext:value-type="float">
            <text:p>0.958633</text:p>
          </table:table-cell>
          <table:table-cell office:value-type="float" office:value="-1.65468" calcext:value-type="float">
            <text:p>-1.65468</text:p>
          </table:table-cell>
          <table:table-cell office:value-type="float" office:value="-10.8696" calcext:value-type="float">
            <text:p>-10.8696</text:p>
          </table:table-cell>
          <table:table-cell office:value-type="float" office:value="2.84543" calcext:value-type="float">
            <text:p>2.84543</text:p>
          </table:table-cell>
          <table:table-cell office:value-type="float" office:value="0.0638981" calcext:value-type="float">
            <text:p>0.0638981</text:p>
          </table:table-cell>
          <table:table-cell office:value-type="float" office:value="3.11349" calcext:value-type="float">
            <text:p>3.11349</text:p>
          </table:table-cell>
          <table:table-cell office:value-type="float" office:value="-0.625774" calcext:value-type="float">
            <text:p>-0.625774</text:p>
          </table:table-cell>
          <table:table-cell office:value-type="float" office:value="-0.274848" calcext:value-type="float">
            <text:p>-0.274848</text:p>
          </table:table-cell>
          <table:table-cell office:value-type="float" office:value="-9.77614" calcext:value-type="float">
            <text:p>-9.77614</text:p>
          </table:table-cell>
          <table:table-cell/>
          <table:table-cell table:formula="of:= SQRT(([.G302]-[.A302])^2 + ([.H302]-[.B302])^2 + ([.I302]-[.C302])^2)" office:value-type="float" office:value="2.36853048565413" calcext:value-type="float">
            <text:p>2.3685304857</text:p>
          </table:table-cell>
          <table:table-cell table:formula="of:=[.A302]-[.G302]" office:value-type="float" office:value="1.584407" calcext:value-type="float">
            <text:p>1.584407</text:p>
          </table:table-cell>
          <table:table-cell table:formula="of:=[.B302]-[.H302]" office:value-type="float" office:value="-1.379832" calcext:value-type="float">
            <text:p>-1.379832</text:p>
          </table:table-cell>
          <table:table-cell table:formula="of:=[.C302]-[.I302]" office:value-type="float" office:value="-1.09346" calcext:value-type="float">
            <text:p>-1.09346</text:p>
          </table:table-cell>
          <table:table-cell/>
        </table:table-row>
        <table:table-row table:style-name="ro1">
          <table:table-cell office:value-type="float" office:value="1.62752" calcext:value-type="float">
            <text:p>1.62752</text:p>
          </table:table-cell>
          <table:table-cell office:value-type="float" office:value="-1.20717" calcext:value-type="float">
            <text:p>-1.20717</text:p>
          </table:table-cell>
          <table:table-cell office:value-type="float" office:value="-10.6054" calcext:value-type="float">
            <text:p>-10.6054</text:p>
          </table:table-cell>
          <table:table-cell office:value-type="float" office:value="2.82605" calcext:value-type="float">
            <text:p>2.82605</text:p>
          </table:table-cell>
          <table:table-cell office:value-type="float" office:value="0.0689836" calcext:value-type="float">
            <text:p>0.0689836</text:p>
          </table:table-cell>
          <table:table-cell office:value-type="float" office:value="3.102" calcext:value-type="float">
            <text:p>3.102</text:p>
          </table:table-cell>
          <table:table-cell office:value-type="float" office:value="-0.675503" calcext:value-type="float">
            <text:p>-0.675503</text:p>
          </table:table-cell>
          <table:table-cell office:value-type="float" office:value="-0.386958" calcext:value-type="float">
            <text:p>-0.386958</text:p>
          </table:table-cell>
          <table:table-cell office:value-type="float" office:value="-9.76903" calcext:value-type="float">
            <text:p>-9.76903</text:p>
          </table:table-cell>
          <table:table-cell/>
          <table:table-cell table:formula="of:= SQRT(([.G303]-[.A303])^2 + ([.H303]-[.B303])^2 + ([.I303]-[.C303])^2)" office:value-type="float" office:value="2.58382999447971" calcext:value-type="float">
            <text:p>2.5838299945</text:p>
          </table:table-cell>
          <table:table-cell table:formula="of:=[.A303]-[.G303]" office:value-type="float" office:value="2.303023" calcext:value-type="float">
            <text:p>2.303023</text:p>
          </table:table-cell>
          <table:table-cell table:formula="of:=[.B303]-[.H303]" office:value-type="float" office:value="-0.820212" calcext:value-type="float">
            <text:p>-0.820212</text:p>
          </table:table-cell>
          <table:table-cell table:formula="of:=[.C303]-[.I303]" office:value-type="float" office:value="-0.836369999999999" calcext:value-type="float">
            <text:p>-0.83637</text:p>
          </table:table-cell>
          <table:table-cell/>
        </table:table-row>
        <table:table-row table:style-name="ro1">
          <table:table-cell office:value-type="float" office:value="2.951" calcext:value-type="float">
            <text:p>2.951</text:p>
          </table:table-cell>
          <table:table-cell office:value-type="float" office:value="-1.24049" calcext:value-type="float">
            <text:p>-1.24049</text:p>
          </table:table-cell>
          <table:table-cell office:value-type="float" office:value="-10.5292" calcext:value-type="float">
            <text:p>-10.5292</text:p>
          </table:table-cell>
          <table:table-cell office:value-type="float" office:value="2.8109" calcext:value-type="float">
            <text:p>2.8109</text:p>
          </table:table-cell>
          <table:table-cell office:value-type="float" office:value="0.0697851" calcext:value-type="float">
            <text:p>0.0697851</text:p>
          </table:table-cell>
          <table:table-cell office:value-type="float" office:value="3.09174" calcext:value-type="float">
            <text:p>3.09174</text:p>
          </table:table-cell>
          <table:table-cell office:value-type="float" office:value="-0.68334" calcext:value-type="float">
            <text:p>-0.68334</text:p>
          </table:table-cell>
          <table:table-cell office:value-type="float" office:value="-0.487188" calcext:value-type="float">
            <text:p>-0.487188</text:p>
          </table:table-cell>
          <table:table-cell office:value-type="float" office:value="-9.764" calcext:value-type="float">
            <text:p>-9.764</text:p>
          </table:table-cell>
          <table:table-cell/>
          <table:table-cell table:formula="of:= SQRT(([.G304]-[.A304])^2 + ([.H304]-[.B304])^2 + ([.I304]-[.C304])^2)" office:value-type="float" office:value="3.78964670896958" calcext:value-type="float">
            <text:p>3.789646709</text:p>
          </table:table-cell>
          <table:table-cell table:formula="of:=[.A304]-[.G304]" office:value-type="float" office:value="3.63434" calcext:value-type="float">
            <text:p>3.63434</text:p>
          </table:table-cell>
          <table:table-cell table:formula="of:=[.B304]-[.H304]" office:value-type="float" office:value="-0.753302" calcext:value-type="float">
            <text:p>-0.753302</text:p>
          </table:table-cell>
          <table:table-cell table:formula="of:=[.C304]-[.I304]" office:value-type="float" office:value="-0.7652" calcext:value-type="float">
            <text:p>-0.7652</text:p>
          </table:table-cell>
          <table:table-cell/>
        </table:table-row>
        <table:table-row table:style-name="ro1">
          <table:table-cell office:value-type="float" office:value="3.73653" calcext:value-type="float">
            <text:p>3.73653</text:p>
          </table:table-cell>
          <table:table-cell office:value-type="float" office:value="-0.707291" calcext:value-type="float">
            <text:p>-0.707291</text:p>
          </table:table-cell>
          <table:table-cell office:value-type="float" office:value="-11.4861" calcext:value-type="float">
            <text:p>-11.4861</text:p>
          </table:table-cell>
          <table:table-cell office:value-type="float" office:value="2.79352" calcext:value-type="float">
            <text:p>2.79352</text:p>
          </table:table-cell>
          <table:table-cell office:value-type="float" office:value="0.0672671" calcext:value-type="float">
            <text:p>0.0672671</text:p>
          </table:table-cell>
          <table:table-cell office:value-type="float" office:value="3.08445" calcext:value-type="float">
            <text:p>3.08445</text:p>
          </table:table-cell>
          <table:table-cell office:value-type="float" office:value="-0.65872" calcext:value-type="float">
            <text:p>-0.65872</text:p>
          </table:table-cell>
          <table:table-cell office:value-type="float" office:value="-0.558448" calcext:value-type="float">
            <text:p>-0.558448</text:p>
          </table:table-cell>
          <table:table-cell office:value-type="float" office:value="-9.76188" calcext:value-type="float">
            <text:p>-9.76188</text:p>
          </table:table-cell>
          <table:table-cell/>
          <table:table-cell table:formula="of:= SQRT(([.G305]-[.A305])^2 + ([.H305]-[.B305])^2 + ([.I305]-[.C305])^2)" office:value-type="float" office:value="4.72369679483654" calcext:value-type="float">
            <text:p>4.7236967948</text:p>
          </table:table-cell>
          <table:table-cell table:formula="of:=[.A305]-[.G305]" office:value-type="float" office:value="4.39525" calcext:value-type="float">
            <text:p>4.39525</text:p>
          </table:table-cell>
          <table:table-cell table:formula="of:=[.B305]-[.H305]" office:value-type="float" office:value="-0.148843" calcext:value-type="float">
            <text:p>-0.148843</text:p>
          </table:table-cell>
          <table:table-cell table:formula="of:=[.C305]-[.I305]" office:value-type="float" office:value="-1.72422" calcext:value-type="float">
            <text:p>-1.72422</text:p>
          </table:table-cell>
          <table:table-cell/>
        </table:table-row>
        <table:table-row table:style-name="ro1">
          <table:table-cell office:value-type="float" office:value="3.73653" calcext:value-type="float">
            <text:p>3.73653</text:p>
          </table:table-cell>
          <table:table-cell office:value-type="float" office:value="-0.707291" calcext:value-type="float">
            <text:p>-0.707291</text:p>
          </table:table-cell>
          <table:table-cell office:value-type="float" office:value="-11.4861" calcext:value-type="float">
            <text:p>-11.4861</text:p>
          </table:table-cell>
          <table:table-cell office:value-type="float" office:value="2.79352" calcext:value-type="float">
            <text:p>2.79352</text:p>
          </table:table-cell>
          <table:table-cell office:value-type="float" office:value="0.0672671" calcext:value-type="float">
            <text:p>0.0672671</text:p>
          </table:table-cell>
          <table:table-cell office:value-type="float" office:value="3.08445" calcext:value-type="float">
            <text:p>3.08445</text:p>
          </table:table-cell>
          <table:table-cell office:value-type="float" office:value="-0.65872" calcext:value-type="float">
            <text:p>-0.65872</text:p>
          </table:table-cell>
          <table:table-cell office:value-type="float" office:value="-0.558448" calcext:value-type="float">
            <text:p>-0.558448</text:p>
          </table:table-cell>
          <table:table-cell office:value-type="float" office:value="-9.76188" calcext:value-type="float">
            <text:p>-9.76188</text:p>
          </table:table-cell>
          <table:table-cell/>
          <table:table-cell table:formula="of:= SQRT(([.G306]-[.A306])^2 + ([.H306]-[.B306])^2 + ([.I306]-[.C306])^2)" office:value-type="float" office:value="4.72369679483654" calcext:value-type="float">
            <text:p>4.7236967948</text:p>
          </table:table-cell>
          <table:table-cell table:formula="of:=[.A306]-[.G306]" office:value-type="float" office:value="4.39525" calcext:value-type="float">
            <text:p>4.39525</text:p>
          </table:table-cell>
          <table:table-cell table:formula="of:=[.B306]-[.H306]" office:value-type="float" office:value="-0.148843" calcext:value-type="float">
            <text:p>-0.148843</text:p>
          </table:table-cell>
          <table:table-cell table:formula="of:=[.C306]-[.I306]" office:value-type="float" office:value="-1.72422" calcext:value-type="float">
            <text:p>-1.72422</text:p>
          </table:table-cell>
          <table:table-cell/>
        </table:table-row>
        <table:table-row table:style-name="ro1">
          <table:table-cell office:value-type="float" office:value="4.15309" calcext:value-type="float">
            <text:p>4.15309</text:p>
          </table:table-cell>
          <table:table-cell office:value-type="float" office:value="-0.64064" calcext:value-type="float">
            <text:p>-0.64064</text:p>
          </table:table-cell>
          <table:table-cell office:value-type="float" office:value="-11.0005" calcext:value-type="float">
            <text:p>-11.0005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0.0641845" calcext:value-type="float">
            <text:p>0.0641845</text:p>
          </table:table-cell>
          <table:table-cell office:value-type="float" office:value="3.08153" calcext:value-type="float">
            <text:p>3.08153</text:p>
          </table:table-cell>
          <table:table-cell office:value-type="float" office:value="-0.628576" calcext:value-type="float">
            <text:p>-0.628576</text:p>
          </table:table-cell>
          <table:table-cell office:value-type="float" office:value="-0.587035" calcext:value-type="float">
            <text:p>-0.587035</text:p>
          </table:table-cell>
          <table:table-cell office:value-type="float" office:value="-9.76219" calcext:value-type="float">
            <text:p>-9.76219</text:p>
          </table:table-cell>
          <table:table-cell/>
          <table:table-cell table:formula="of:= SQRT(([.G307]-[.A307])^2 + ([.H307]-[.B307])^2 + ([.I307]-[.C307])^2)" office:value-type="float" office:value="4.9396978538855" calcext:value-type="float">
            <text:p>4.9396978539</text:p>
          </table:table-cell>
          <table:table-cell table:formula="of:=[.A307]-[.G307]" office:value-type="float" office:value="4.781666" calcext:value-type="float">
            <text:p>4.781666</text:p>
          </table:table-cell>
          <table:table-cell table:formula="of:=[.B307]-[.H307]" office:value-type="float" office:value="-0.0536050000000001" calcext:value-type="float">
            <text:p>-0.053605</text:p>
          </table:table-cell>
          <table:table-cell table:formula="of:=[.C307]-[.I307]" office:value-type="float" office:value="-1.23831" calcext:value-type="float">
            <text:p>-1.23831</text:p>
          </table:table-cell>
          <table:table-cell/>
        </table:table-row>
        <table:table-row table:style-name="ro1">
          <table:table-cell office:value-type="float" office:value="4.56728" calcext:value-type="float">
            <text:p>4.56728</text:p>
          </table:table-cell>
          <table:table-cell office:value-type="float" office:value="0.121078" calcext:value-type="float">
            <text:p>0.121078</text:p>
          </table:table-cell>
          <table:table-cell office:value-type="float" office:value="-10.7577" calcext:value-type="float">
            <text:p>-10.7577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0.0641845" calcext:value-type="float">
            <text:p>0.0641845</text:p>
          </table:table-cell>
          <table:table-cell office:value-type="float" office:value="3.08153" calcext:value-type="float">
            <text:p>3.08153</text:p>
          </table:table-cell>
          <table:table-cell office:value-type="float" office:value="-0.628576" calcext:value-type="float">
            <text:p>-0.628576</text:p>
          </table:table-cell>
          <table:table-cell office:value-type="float" office:value="-0.587035" calcext:value-type="float">
            <text:p>-0.587035</text:p>
          </table:table-cell>
          <table:table-cell office:value-type="float" office:value="-9.76219" calcext:value-type="float">
            <text:p>-9.76219</text:p>
          </table:table-cell>
          <table:table-cell/>
          <table:table-cell table:formula="of:= SQRT(([.G308]-[.A308])^2 + ([.H308]-[.B308])^2 + ([.I308]-[.C308])^2)" office:value-type="float" office:value="5.33754473082943" calcext:value-type="float">
            <text:p>5.3375447308</text:p>
          </table:table-cell>
          <table:table-cell table:formula="of:=[.A308]-[.G308]" office:value-type="float" office:value="5.195856" calcext:value-type="float">
            <text:p>5.195856</text:p>
          </table:table-cell>
          <table:table-cell table:formula="of:=[.B308]-[.H308]" office:value-type="float" office:value="0.708113" calcext:value-type="float">
            <text:p>0.708113</text:p>
          </table:table-cell>
          <table:table-cell table:formula="of:=[.C308]-[.I308]" office:value-type="float" office:value="-0.995509999999999" calcext:value-type="float">
            <text:p>-0.99551</text:p>
          </table:table-cell>
          <table:table-cell/>
        </table:table-row>
        <table:table-row table:style-name="ro1">
          <table:table-cell office:value-type="float" office:value="4.43159" calcext:value-type="float">
            <text:p>4.43159</text:p>
          </table:table-cell>
          <table:table-cell office:value-type="float" office:value="0.38768" calcext:value-type="float">
            <text:p>0.38768</text:p>
          </table:table-cell>
          <table:table-cell office:value-type="float" office:value="-10.2079" calcext:value-type="float">
            <text:p>-10.2079</text:p>
          </table:table-cell>
          <table:table-cell office:value-type="float" office:value="2.75321" calcext:value-type="float">
            <text:p>2.75321</text:p>
          </table:table-cell>
          <table:table-cell office:value-type="float" office:value="0.0625817" calcext:value-type="float">
            <text:p>0.0625817</text:p>
          </table:table-cell>
          <table:table-cell office:value-type="float" office:value="3.0809" calcext:value-type="float">
            <text:p>3.0809</text:p>
          </table:table-cell>
          <table:table-cell office:value-type="float" office:value="-0.6129" calcext:value-type="float">
            <text:p>-0.6129</text:p>
          </table:table-cell>
          <table:table-cell office:value-type="float" office:value="-0.593305" calcext:value-type="float">
            <text:p>-0.593305</text:p>
          </table:table-cell>
          <table:table-cell office:value-type="float" office:value="-9.7628" calcext:value-type="float">
            <text:p>-9.7628</text:p>
          </table:table-cell>
          <table:table-cell/>
          <table:table-cell table:formula="of:= SQRT(([.G309]-[.A309])^2 + ([.H309]-[.B309])^2 + ([.I309]-[.C309])^2)" office:value-type="float" office:value="5.15822885691639" calcext:value-type="float">
            <text:p>5.1582288569</text:p>
          </table:table-cell>
          <table:table-cell table:formula="of:=[.A309]-[.G309]" office:value-type="float" office:value="5.04449" calcext:value-type="float">
            <text:p>5.04449</text:p>
          </table:table-cell>
          <table:table-cell table:formula="of:=[.B309]-[.H309]" office:value-type="float" office:value="0.980985" calcext:value-type="float">
            <text:p>0.980985</text:p>
          </table:table-cell>
          <table:table-cell table:formula="of:=[.C309]-[.I309]" office:value-type="float" office:value="-0.4451" calcext:value-type="float">
            <text:p>-0.4451</text:p>
          </table:table-cell>
          <table:table-cell/>
        </table:table-row>
        <table:table-row table:style-name="ro1">
          <table:table-cell office:value-type="float" office:value="4.04597" calcext:value-type="float">
            <text:p>4.04597</text:p>
          </table:table-cell>
          <table:table-cell office:value-type="float" office:value="0.559067" calcext:value-type="float">
            <text:p>0.559067</text:p>
          </table:table-cell>
          <table:table-cell office:value-type="float" office:value="-9.92935" calcext:value-type="float">
            <text:p>-9.92935</text:p>
          </table:table-cell>
          <table:table-cell office:value-type="float" office:value="2.73313" calcext:value-type="float">
            <text:p>2.73313</text:p>
          </table:table-cell>
          <table:table-cell office:value-type="float" office:value="0.0600444" calcext:value-type="float">
            <text:p>0.0600444</text:p>
          </table:table-cell>
          <table:table-cell office:value-type="float" office:value="3.07848" calcext:value-type="float">
            <text:p>3.07848</text:p>
          </table:table-cell>
          <table:table-cell office:value-type="float" office:value="-0.588081" calcext:value-type="float">
            <text:p>-0.588081</text:p>
          </table:table-cell>
          <table:table-cell office:value-type="float" office:value="-0.616949" calcext:value-type="float">
            <text:p>-0.616949</text:p>
          </table:table-cell>
          <table:table-cell office:value-type="float" office:value="-9.76287" calcext:value-type="float">
            <text:p>-9.76287</text:p>
          </table:table-cell>
          <table:table-cell/>
          <table:table-cell table:formula="of:= SQRT(([.G310]-[.A310])^2 + ([.H310]-[.B310])^2 + ([.I310]-[.C310])^2)" office:value-type="float" office:value="4.78384342273626" calcext:value-type="float">
            <text:p>4.7838434227</text:p>
          </table:table-cell>
          <table:table-cell table:formula="of:=[.A310]-[.G310]" office:value-type="float" office:value="4.634051" calcext:value-type="float">
            <text:p>4.634051</text:p>
          </table:table-cell>
          <table:table-cell table:formula="of:=[.B310]-[.H310]" office:value-type="float" office:value="1.176016" calcext:value-type="float">
            <text:p>1.176016</text:p>
          </table:table-cell>
          <table:table-cell table:formula="of:=[.C310]-[.I310]" office:value-type="float" office:value="-0.16648" calcext:value-type="float">
            <text:p>-0.16648</text:p>
          </table:table-cell>
          <table:table-cell/>
        </table:table-row>
        <table:table-row table:style-name="ro1">
          <table:table-cell office:value-type="float" office:value="3.28188" calcext:value-type="float">
            <text:p>3.28188</text:p>
          </table:table-cell>
          <table:table-cell office:value-type="float" office:value="0.299606" calcext:value-type="float">
            <text:p>0.299606</text:p>
          </table:table-cell>
          <table:table-cell office:value-type="float" office:value="-9.9841" calcext:value-type="float">
            <text:p>-9.9841</text:p>
          </table:table-cell>
          <table:table-cell office:value-type="float" office:value="2.73313" calcext:value-type="float">
            <text:p>2.73313</text:p>
          </table:table-cell>
          <table:table-cell office:value-type="float" office:value="0.0600444" calcext:value-type="float">
            <text:p>0.0600444</text:p>
          </table:table-cell>
          <table:table-cell office:value-type="float" office:value="3.07848" calcext:value-type="float">
            <text:p>3.07848</text:p>
          </table:table-cell>
          <table:table-cell office:value-type="float" office:value="-0.588081" calcext:value-type="float">
            <text:p>-0.588081</text:p>
          </table:table-cell>
          <table:table-cell office:value-type="float" office:value="-0.616949" calcext:value-type="float">
            <text:p>-0.616949</text:p>
          </table:table-cell>
          <table:table-cell office:value-type="float" office:value="-9.76287" calcext:value-type="float">
            <text:p>-9.76287</text:p>
          </table:table-cell>
          <table:table-cell/>
          <table:table-cell table:formula="of:= SQRT(([.G311]-[.A311])^2 + ([.H311]-[.B311])^2 + ([.I311]-[.C311])^2)" office:value-type="float" office:value="3.9831663187025" calcext:value-type="float">
            <text:p>3.9831663187</text:p>
          </table:table-cell>
          <table:table-cell table:formula="of:=[.A311]-[.G311]" office:value-type="float" office:value="3.869961" calcext:value-type="float">
            <text:p>3.869961</text:p>
          </table:table-cell>
          <table:table-cell table:formula="of:=[.B311]-[.H311]" office:value-type="float" office:value="0.916555" calcext:value-type="float">
            <text:p>0.916555</text:p>
          </table:table-cell>
          <table:table-cell table:formula="of:=[.C311]-[.I311]" office:value-type="float" office:value="-0.22123" calcext:value-type="float">
            <text:p>-0.22123</text:p>
          </table:table-cell>
          <table:table-cell/>
        </table:table-row>
        <table:table-row table:style-name="ro1">
          <table:table-cell office:value-type="float" office:value="3.28188" calcext:value-type="float">
            <text:p>3.28188</text:p>
          </table:table-cell>
          <table:table-cell office:value-type="float" office:value="0.299606" calcext:value-type="float">
            <text:p>0.299606</text:p>
          </table:table-cell>
          <table:table-cell office:value-type="float" office:value="-9.9841" calcext:value-type="float">
            <text:p>-9.9841</text:p>
          </table:table-cell>
          <table:table-cell office:value-type="float" office:value="2.72959" calcext:value-type="float">
            <text:p>2.72959</text:p>
          </table:table-cell>
          <table:table-cell office:value-type="float" office:value="0.0576374" calcext:value-type="float">
            <text:p>0.0576374</text:p>
          </table:table-cell>
          <table:table-cell office:value-type="float" office:value="3.07628" calcext:value-type="float">
            <text:p>3.07628</text:p>
          </table:table-cell>
          <table:table-cell office:value-type="float" office:value="-0.564534" calcext:value-type="float">
            <text:p>-0.564534</text:p>
          </table:table-cell>
          <table:table-cell office:value-type="float" office:value="-0.638547" calcext:value-type="float">
            <text:p>-0.638547</text:p>
          </table:table-cell>
          <table:table-cell office:value-type="float" office:value="-9.76287" calcext:value-type="float">
            <text:p>-9.76287</text:p>
          </table:table-cell>
          <table:table-cell/>
          <table:table-cell table:formula="of:= SQRT(([.G312]-[.A312])^2 + ([.H312]-[.B312])^2 + ([.I312]-[.C312])^2)" office:value-type="float" office:value="3.96534669653298" calcext:value-type="float">
            <text:p>3.9653466965</text:p>
          </table:table-cell>
          <table:table-cell table:formula="of:=[.A312]-[.G312]" office:value-type="float" office:value="3.846414" calcext:value-type="float">
            <text:p>3.846414</text:p>
          </table:table-cell>
          <table:table-cell table:formula="of:=[.B312]-[.H312]" office:value-type="float" office:value="0.938153" calcext:value-type="float">
            <text:p>0.938153</text:p>
          </table:table-cell>
          <table:table-cell table:formula="of:=[.C312]-[.I312]" office:value-type="float" office:value="-0.22123" calcext:value-type="float">
            <text:p>-0.22123</text:p>
          </table:table-cell>
          <table:table-cell/>
        </table:table-row>
        <table:table-row table:style-name="ro1">
          <table:table-cell office:value-type="float" office:value="2.50349" calcext:value-type="float">
            <text:p>2.50349</text:p>
          </table:table-cell>
          <table:table-cell office:value-type="float" office:value="-0.38356" calcext:value-type="float">
            <text:p>-0.38356</text:p>
          </table:table-cell>
          <table:table-cell office:value-type="float" office:value="-9.76035" calcext:value-type="float">
            <text:p>-9.76035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0.0544235" calcext:value-type="float">
            <text:p>0.0544235</text:p>
          </table:table-cell>
          <table:table-cell office:value-type="float" office:value="3.07441" calcext:value-type="float">
            <text:p>3.07441</text:p>
          </table:table-cell>
          <table:table-cell office:value-type="float" office:value="-0.533088" calcext:value-type="float">
            <text:p>-0.533088</text:p>
          </table:table-cell>
          <table:table-cell office:value-type="float" office:value="-0.656968" calcext:value-type="float">
            <text:p>-0.656968</text:p>
          </table:table-cell>
          <table:table-cell office:value-type="float" office:value="-9.76341" calcext:value-type="float">
            <text:p>-9.76341</text:p>
          </table:table-cell>
          <table:table-cell/>
          <table:table-cell table:formula="of:= SQRT(([.G313]-[.A313])^2 + ([.H313]-[.B313])^2 + ([.I313]-[.C313])^2)" office:value-type="float" office:value="3.0488632714748" calcext:value-type="float">
            <text:p>3.0488632715</text:p>
          </table:table-cell>
          <table:table-cell table:formula="of:=[.A313]-[.G313]" office:value-type="float" office:value="3.036578" calcext:value-type="float">
            <text:p>3.036578</text:p>
          </table:table-cell>
          <table:table-cell table:formula="of:=[.B313]-[.H313]" office:value-type="float" office:value="0.273408" calcext:value-type="float">
            <text:p>0.273408</text:p>
          </table:table-cell>
          <table:table-cell table:formula="of:=[.C313]-[.I313]" office:value-type="float" office:value="0.00305999999999962" calcext:value-type="float">
            <text:p>0.00306</text:p>
          </table:table-cell>
          <table:table-cell/>
        </table:table-row>
        <table:table-row table:style-name="ro1">
          <table:table-cell office:value-type="float" office:value="2.07503" calcext:value-type="float">
            <text:p>2.07503</text:p>
          </table:table-cell>
          <table:table-cell office:value-type="float" office:value="-0.483536" calcext:value-type="float">
            <text:p>-0.483536</text:p>
          </table:table-cell>
          <table:table-cell office:value-type="float" office:value="-10.1483" calcext:value-type="float">
            <text:p>-10.1483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0.0544235" calcext:value-type="float">
            <text:p>0.0544235</text:p>
          </table:table-cell>
          <table:table-cell office:value-type="float" office:value="3.07441" calcext:value-type="float">
            <text:p>3.07441</text:p>
          </table:table-cell>
          <table:table-cell office:value-type="float" office:value="-0.533088" calcext:value-type="float">
            <text:p>-0.533088</text:p>
          </table:table-cell>
          <table:table-cell office:value-type="float" office:value="-0.656968" calcext:value-type="float">
            <text:p>-0.656968</text:p>
          </table:table-cell>
          <table:table-cell office:value-type="float" office:value="-9.76341" calcext:value-type="float">
            <text:p>-9.76341</text:p>
          </table:table-cell>
          <table:table-cell/>
          <table:table-cell table:formula="of:= SQRT(([.G314]-[.A314])^2 + ([.H314]-[.B314])^2 + ([.I314]-[.C314])^2)" office:value-type="float" office:value="2.64206329838026" calcext:value-type="float">
            <text:p>2.6420632984</text:p>
          </table:table-cell>
          <table:table-cell table:formula="of:=[.A314]-[.G314]" office:value-type="float" office:value="2.608118" calcext:value-type="float">
            <text:p>2.608118</text:p>
          </table:table-cell>
          <table:table-cell table:formula="of:=[.B314]-[.H314]" office:value-type="float" office:value="0.173432" calcext:value-type="float">
            <text:p>0.173432</text:p>
          </table:table-cell>
          <table:table-cell table:formula="of:=[.C314]-[.I314]" office:value-type="float" office:value="-0.38489" calcext:value-type="float">
            <text:p>-0.38489</text:p>
          </table:table-cell>
          <table:table-cell/>
        </table:table-row>
        <table:table-row table:style-name="ro1">
          <table:table-cell office:value-type="float" office:value="1.91316" calcext:value-type="float">
            <text:p>1.91316</text:p>
          </table:table-cell>
          <table:table-cell office:value-type="float" office:value="-0.207413" calcext:value-type="float">
            <text:p>-0.207413</text:p>
          </table:table-cell>
          <table:table-cell office:value-type="float" office:value="-10.4649" calcext:value-type="float">
            <text:p>-10.4649</text:p>
          </table:table-cell>
          <table:table-cell office:value-type="float" office:value="2.72016" calcext:value-type="float">
            <text:p>2.72016</text:p>
          </table:table-cell>
          <table:table-cell office:value-type="float" office:value="0.0505627" calcext:value-type="float">
            <text:p>0.0505627</text:p>
          </table:table-cell>
          <table:table-cell office:value-type="float" office:value="3.07166" calcext:value-type="float">
            <text:p>3.07166</text:p>
          </table:table-cell>
          <table:table-cell office:value-type="float" office:value="-0.495303" calcext:value-type="float">
            <text:p>-0.495303</text:p>
          </table:table-cell>
          <table:table-cell office:value-type="float" office:value="-0.683898" calcext:value-type="float">
            <text:p>-0.683898</text:p>
          </table:table-cell>
          <table:table-cell office:value-type="float" office:value="-9.76355" calcext:value-type="float">
            <text:p>-9.76355</text:p>
          </table:table-cell>
          <table:table-cell/>
          <table:table-cell table:formula="of:= SQRT(([.G315]-[.A315])^2 + ([.H315]-[.B315])^2 + ([.I315]-[.C315])^2)" office:value-type="float" office:value="2.55335540027118" calcext:value-type="float">
            <text:p>2.5533554003</text:p>
          </table:table-cell>
          <table:table-cell table:formula="of:=[.A315]-[.G315]" office:value-type="float" office:value="2.408463" calcext:value-type="float">
            <text:p>2.408463</text:p>
          </table:table-cell>
          <table:table-cell table:formula="of:=[.B315]-[.H315]" office:value-type="float" office:value="0.476485" calcext:value-type="float">
            <text:p>0.476485</text:p>
          </table:table-cell>
          <table:table-cell table:formula="of:=[.C315]-[.I315]" office:value-type="float" office:value="-0.70135" calcext:value-type="float">
            <text:p>-0.70135</text:p>
          </table:table-cell>
          <table:table-cell/>
        </table:table-row>
        <table:table-row table:style-name="ro1">
          <table:table-cell office:value-type="float" office:value="1.91316" calcext:value-type="float">
            <text:p>1.91316</text:p>
          </table:table-cell>
          <table:table-cell office:value-type="float" office:value="-0.207413" calcext:value-type="float">
            <text:p>-0.207413</text:p>
          </table:table-cell>
          <table:table-cell office:value-type="float" office:value="-10.4649" calcext:value-type="float">
            <text:p>-10.4649</text:p>
          </table:table-cell>
          <table:table-cell office:value-type="float" office:value="2.71705" calcext:value-type="float">
            <text:p>2.71705</text:p>
          </table:table-cell>
          <table:table-cell office:value-type="float" office:value="0.0455178" calcext:value-type="float">
            <text:p>0.0455178</text:p>
          </table:table-cell>
          <table:table-cell office:value-type="float" office:value="3.06855" calcext:value-type="float">
            <text:p>3.06855</text:p>
          </table:table-cell>
          <table:table-cell office:value-type="float" office:value="-0.445921" calcext:value-type="float">
            <text:p>-0.445921</text:p>
          </table:table-cell>
          <table:table-cell office:value-type="float" office:value="-0.71445" calcext:value-type="float">
            <text:p>-0.71445</text:p>
          </table:table-cell>
          <table:table-cell office:value-type="float" office:value="-9.76375" calcext:value-type="float">
            <text:p>-9.76375</text:p>
          </table:table-cell>
          <table:table-cell/>
          <table:table-cell table:formula="of:= SQRT(([.G316]-[.A316])^2 + ([.H316]-[.B316])^2 + ([.I316]-[.C316])^2)" office:value-type="float" office:value="2.51275963960543" calcext:value-type="float">
            <text:p>2.5127596396</text:p>
          </table:table-cell>
          <table:table-cell table:formula="of:=[.A316]-[.G316]" office:value-type="float" office:value="2.359081" calcext:value-type="float">
            <text:p>2.359081</text:p>
          </table:table-cell>
          <table:table-cell table:formula="of:=[.B316]-[.H316]" office:value-type="float" office:value="0.507037" calcext:value-type="float">
            <text:p>0.507037</text:p>
          </table:table-cell>
          <table:table-cell table:formula="of:=[.C316]-[.I316]" office:value-type="float" office:value="-0.70115" calcext:value-type="float">
            <text:p>-0.70115</text:p>
          </table:table-cell>
          <table:table-cell/>
        </table:table-row>
        <table:table-row table:style-name="ro1">
          <table:table-cell office:value-type="float" office:value="1.70845" calcext:value-type="float">
            <text:p>1.70845</text:p>
          </table:table-cell>
          <table:table-cell office:value-type="float" office:value="-0.271683" calcext:value-type="float">
            <text:p>-0.271683</text:p>
          </table:table-cell>
          <table:table-cell office:value-type="float" office:value="-10.6649" calcext:value-type="float">
            <text:p>-10.6649</text:p>
          </table:table-cell>
          <table:table-cell office:value-type="float" office:value="2.71597" calcext:value-type="float">
            <text:p>2.71597</text:p>
          </table:table-cell>
          <table:table-cell office:value-type="float" office:value="0.0379551" calcext:value-type="float">
            <text:p>0.0379551</text:p>
          </table:table-cell>
          <table:table-cell office:value-type="float" office:value="3.06713" calcext:value-type="float">
            <text:p>3.06713</text:p>
          </table:table-cell>
          <table:table-cell office:value-type="float" office:value="-0.371871" calcext:value-type="float">
            <text:p>-0.371871</text:p>
          </table:table-cell>
          <table:table-cell office:value-type="float" office:value="-0.728532" calcext:value-type="float">
            <text:p>-0.728532</text:p>
          </table:table-cell>
          <table:table-cell office:value-type="float" office:value="-9.76581" calcext:value-type="float">
            <text:p>-9.76581</text:p>
          </table:table-cell>
          <table:table-cell/>
          <table:table-cell table:formula="of:= SQRT(([.G317]-[.A317])^2 + ([.H317]-[.B317])^2 + ([.I317]-[.C317])^2)" office:value-type="float" office:value="2.31188436128237" calcext:value-type="float">
            <text:p>2.3118843613</text:p>
          </table:table-cell>
          <table:table-cell table:formula="of:=[.A317]-[.G317]" office:value-type="float" office:value="2.080321" calcext:value-type="float">
            <text:p>2.080321</text:p>
          </table:table-cell>
          <table:table-cell table:formula="of:=[.B317]-[.H317]" office:value-type="float" office:value="0.456849" calcext:value-type="float">
            <text:p>0.456849</text:p>
          </table:table-cell>
          <table:table-cell table:formula="of:=[.C317]-[.I317]" office:value-type="float" office:value="-0.899089999999999" calcext:value-type="float">
            <text:p>-0.89909</text:p>
          </table:table-cell>
          <table:table-cell/>
        </table:table-row>
        <table:table-row table:style-name="ro1">
          <table:table-cell office:value-type="float" office:value="1.29665" calcext:value-type="float">
            <text:p>1.29665</text:p>
          </table:table-cell>
          <table:table-cell office:value-type="float" office:value="-0.631119" calcext:value-type="float">
            <text:p>-0.631119</text:p>
          </table:table-cell>
          <table:table-cell office:value-type="float" office:value="-10.3078" calcext:value-type="float">
            <text:p>-10.3078</text:p>
          </table:table-cell>
          <table:table-cell office:value-type="float" office:value="2.71358" calcext:value-type="float">
            <text:p>2.71358</text:p>
          </table:table-cell>
          <table:table-cell office:value-type="float" office:value="0.0293137" calcext:value-type="float">
            <text:p>0.0293137</text:p>
          </table:table-cell>
          <table:table-cell office:value-type="float" office:value="3.06737" calcext:value-type="float">
            <text:p>3.06737</text:p>
          </table:table-cell>
          <table:table-cell office:value-type="float" office:value="-0.287232" calcext:value-type="float">
            <text:p>-0.287232</text:p>
          </table:table-cell>
          <table:table-cell office:value-type="float" office:value="-0.726413" calcext:value-type="float">
            <text:p>-0.726413</text:p>
          </table:table-cell>
          <table:table-cell office:value-type="float" office:value="-9.76882" calcext:value-type="float">
            <text:p>-9.76882</text:p>
          </table:table-cell>
          <table:table-cell/>
          <table:table-cell table:formula="of:= SQRT(([.G318]-[.A318])^2 + ([.H318]-[.B318])^2 + ([.I318]-[.C318])^2)" office:value-type="float" office:value="1.67578715138886" calcext:value-type="float">
            <text:p>1.6757871514</text:p>
          </table:table-cell>
          <table:table-cell table:formula="of:=[.A318]-[.G318]" office:value-type="float" office:value="1.583882" calcext:value-type="float">
            <text:p>1.583882</text:p>
          </table:table-cell>
          <table:table-cell table:formula="of:=[.B318]-[.H318]" office:value-type="float" office:value="0.095294" calcext:value-type="float">
            <text:p>0.095294</text:p>
          </table:table-cell>
          <table:table-cell table:formula="of:=[.C318]-[.I318]" office:value-type="float" office:value="-0.53898" calcext:value-type="float">
            <text:p>-0.53898</text:p>
          </table:table-cell>
          <table:table-cell/>
        </table:table-row>
        <table:table-row table:style-name="ro1">
          <table:table-cell office:value-type="float" office:value="0.913406" calcext:value-type="float">
            <text:p>0.913406</text:p>
          </table:table-cell>
          <table:table-cell office:value-type="float" office:value="-0.621597" calcext:value-type="float">
            <text:p>-0.621597</text:p>
          </table:table-cell>
          <table:table-cell office:value-type="float" office:value="-10.4102" calcext:value-type="float">
            <text:p>-10.4102</text:p>
          </table:table-cell>
          <table:table-cell office:value-type="float" office:value="2.71358" calcext:value-type="float">
            <text:p>2.71358</text:p>
          </table:table-cell>
          <table:table-cell office:value-type="float" office:value="0.0293137" calcext:value-type="float">
            <text:p>0.0293137</text:p>
          </table:table-cell>
          <table:table-cell office:value-type="float" office:value="3.06737" calcext:value-type="float">
            <text:p>3.06737</text:p>
          </table:table-cell>
          <table:table-cell office:value-type="float" office:value="-0.287232" calcext:value-type="float">
            <text:p>-0.287232</text:p>
          </table:table-cell>
          <table:table-cell office:value-type="float" office:value="-0.726413" calcext:value-type="float">
            <text:p>-0.726413</text:p>
          </table:table-cell>
          <table:table-cell office:value-type="float" office:value="-9.76882" calcext:value-type="float">
            <text:p>-9.76882</text:p>
          </table:table-cell>
          <table:table-cell/>
          <table:table-cell table:formula="of:= SQRT(([.G319]-[.A319])^2 + ([.H319]-[.B319])^2 + ([.I319]-[.C319])^2)" office:value-type="float" office:value="1.3652422148835" calcext:value-type="float">
            <text:p>1.3652422149</text:p>
          </table:table-cell>
          <table:table-cell table:formula="of:=[.A319]-[.G319]" office:value-type="float" office:value="1.200638" calcext:value-type="float">
            <text:p>1.200638</text:p>
          </table:table-cell>
          <table:table-cell table:formula="of:=[.B319]-[.H319]" office:value-type="float" office:value="0.104816" calcext:value-type="float">
            <text:p>0.104816</text:p>
          </table:table-cell>
          <table:table-cell table:formula="of:=[.C319]-[.I319]" office:value-type="float" office:value="-0.64138" calcext:value-type="float">
            <text:p>-0.64138</text:p>
          </table:table-cell>
          <table:table-cell/>
        </table:table-row>
        <table:table-row table:style-name="ro1">
          <table:table-cell office:value-type="float" office:value="0.913406" calcext:value-type="float">
            <text:p>0.913406</text:p>
          </table:table-cell>
          <table:table-cell office:value-type="float" office:value="-0.621597" calcext:value-type="float">
            <text:p>-0.621597</text:p>
          </table:table-cell>
          <table:table-cell office:value-type="float" office:value="-10.4102" calcext:value-type="float">
            <text:p>-10.4102</text:p>
          </table:table-cell>
          <table:table-cell office:value-type="float" office:value="2.71059" calcext:value-type="float">
            <text:p>2.71059</text:p>
          </table:table-cell>
          <table:table-cell office:value-type="float" office:value="0.0233147" calcext:value-type="float">
            <text:p>0.0233147</text:p>
          </table:table-cell>
          <table:table-cell office:value-type="float" office:value="3.06731" calcext:value-type="float">
            <text:p>3.06731</text:p>
          </table:table-cell>
          <table:table-cell office:value-type="float" office:value="-0.22846" calcext:value-type="float">
            <text:p>-0.22846</text:p>
          </table:table-cell>
          <table:table-cell office:value-type="float" office:value="-0.727144" calcext:value-type="float">
            <text:p>-0.727144</text:p>
          </table:table-cell>
          <table:table-cell office:value-type="float" office:value="-9.77032" calcext:value-type="float">
            <text:p>-9.77032</text:p>
          </table:table-cell>
          <table:table-cell/>
          <table:table-cell table:formula="of:= SQRT(([.G320]-[.A320])^2 + ([.H320]-[.B320])^2 + ([.I320]-[.C320])^2)" office:value-type="float" office:value="1.31318107874162" calcext:value-type="float">
            <text:p>1.3131810787</text:p>
          </table:table-cell>
          <table:table-cell table:formula="of:=[.A320]-[.G320]" office:value-type="float" office:value="1.141866" calcext:value-type="float">
            <text:p>1.141866</text:p>
          </table:table-cell>
          <table:table-cell table:formula="of:=[.B320]-[.H320]" office:value-type="float" office:value="0.105547" calcext:value-type="float">
            <text:p>0.105547</text:p>
          </table:table-cell>
          <table:table-cell table:formula="of:=[.C320]-[.I320]" office:value-type="float" office:value="-0.63988" calcext:value-type="float">
            <text:p>-0.63988</text:p>
          </table:table-cell>
          <table:table-cell/>
        </table:table-row>
        <table:table-row table:style-name="ro1">
          <table:table-cell office:value-type="float" office:value="0.803909" calcext:value-type="float">
            <text:p>0.803909</text:p>
          </table:table-cell>
          <table:table-cell office:value-type="float" office:value="-0.214554" calcext:value-type="float">
            <text:p>-0.214554</text:p>
          </table:table-cell>
          <table:table-cell office:value-type="float" office:value="-10.6316" calcext:value-type="float">
            <text:p>-10.6316</text:p>
          </table:table-cell>
          <table:table-cell office:value-type="float" office:value="2.70946" calcext:value-type="float">
            <text:p>2.70946</text:p>
          </table:table-cell>
          <table:table-cell office:value-type="float" office:value="0.0208424" calcext:value-type="float">
            <text:p>0.0208424</text:p>
          </table:table-cell>
          <table:table-cell office:value-type="float" office:value="3.06721" calcext:value-type="float">
            <text:p>3.06721</text:p>
          </table:table-cell>
          <table:table-cell office:value-type="float" office:value="-0.204243" calcext:value-type="float">
            <text:p>-0.204243</text:p>
          </table:table-cell>
          <table:table-cell office:value-type="float" office:value="-0.728084" calcext:value-type="float">
            <text:p>-0.728084</text:p>
          </table:table-cell>
          <table:table-cell office:value-type="float" office:value="-9.77078" calcext:value-type="float">
            <text:p>-9.77078</text:p>
          </table:table-cell>
          <table:table-cell/>
          <table:table-cell table:formula="of:= SQRT(([.G321]-[.A321])^2 + ([.H321]-[.B321])^2 + ([.I321]-[.C321])^2)" office:value-type="float" office:value="1.42165206306044" calcext:value-type="float">
            <text:p>1.4216520631</text:p>
          </table:table-cell>
          <table:table-cell table:formula="of:=[.A321]-[.G321]" office:value-type="float" office:value="1.008152" calcext:value-type="float">
            <text:p>1.008152</text:p>
          </table:table-cell>
          <table:table-cell table:formula="of:=[.B321]-[.H321]" office:value-type="float" office:value="0.51353" calcext:value-type="float">
            <text:p>0.51353</text:p>
          </table:table-cell>
          <table:table-cell table:formula="of:=[.C321]-[.I321]" office:value-type="float" office:value="-0.86082" calcext:value-type="float">
            <text:p>-0.86082</text:p>
          </table:table-cell>
          <table:table-cell/>
        </table:table-row>
        <table:table-row table:style-name="ro1">
          <table:table-cell office:value-type="float" office:value="0.587296" calcext:value-type="float">
            <text:p>0.587296</text:p>
          </table:table-cell>
          <table:table-cell office:value-type="float" office:value="0.06633" calcext:value-type="float">
            <text:p>0.06633</text:p>
          </table:table-cell>
          <table:table-cell office:value-type="float" office:value="-10.5887" calcext:value-type="float">
            <text:p>-10.5887</text:p>
          </table:table-cell>
          <table:table-cell office:value-type="float" office:value="2.70946" calcext:value-type="float">
            <text:p>2.70946</text:p>
          </table:table-cell>
          <table:table-cell office:value-type="float" office:value="0.0208424" calcext:value-type="float">
            <text:p>0.0208424</text:p>
          </table:table-cell>
          <table:table-cell office:value-type="float" office:value="3.06721" calcext:value-type="float">
            <text:p>3.06721</text:p>
          </table:table-cell>
          <table:table-cell office:value-type="float" office:value="-0.204243" calcext:value-type="float">
            <text:p>-0.204243</text:p>
          </table:table-cell>
          <table:table-cell office:value-type="float" office:value="-0.728084" calcext:value-type="float">
            <text:p>-0.728084</text:p>
          </table:table-cell>
          <table:table-cell office:value-type="float" office:value="-9.77078" calcext:value-type="float">
            <text:p>-9.77078</text:p>
          </table:table-cell>
          <table:table-cell/>
          <table:table-cell table:formula="of:= SQRT(([.G322]-[.A322])^2 + ([.H322]-[.B322])^2 + ([.I322]-[.C322])^2)" office:value-type="float" office:value="1.38802763600621" calcext:value-type="float">
            <text:p>1.388027636</text:p>
          </table:table-cell>
          <table:table-cell table:formula="of:=[.A322]-[.G322]" office:value-type="float" office:value="0.791539" calcext:value-type="float">
            <text:p>0.791539</text:p>
          </table:table-cell>
          <table:table-cell table:formula="of:=[.B322]-[.H322]" office:value-type="float" office:value="0.794414" calcext:value-type="float">
            <text:p>0.794414</text:p>
          </table:table-cell>
          <table:table-cell table:formula="of:=[.C322]-[.I322]" office:value-type="float" office:value="-0.817919999999999" calcext:value-type="float">
            <text:p>-0.81792</text:p>
          </table:table-cell>
          <table:table-cell/>
        </table:table-row>
        <table:table-row table:style-name="ro1">
          <table:table-cell office:value-type="float" office:value="0.587296" calcext:value-type="float">
            <text:p>0.587296</text:p>
          </table:table-cell>
          <table:table-cell office:value-type="float" office:value="0.06633" calcext:value-type="float">
            <text:p>0.06633</text:p>
          </table:table-cell>
          <table:table-cell office:value-type="float" office:value="-10.5887" calcext:value-type="float">
            <text:p>-10.5887</text:p>
          </table:table-cell>
          <table:table-cell office:value-type="float" office:value="2.71084" calcext:value-type="float">
            <text:p>2.71084</text:p>
          </table:table-cell>
          <table:table-cell office:value-type="float" office:value="0.0201555" calcext:value-type="float">
            <text:p>0.0201555</text:p>
          </table:table-cell>
          <table:table-cell office:value-type="float" office:value="3.06805" calcext:value-type="float">
            <text:p>3.06805</text:p>
          </table:table-cell>
          <table:table-cell office:value-type="float" office:value="-0.197508" calcext:value-type="float">
            <text:p>-0.197508</text:p>
          </table:table-cell>
          <table:table-cell office:value-type="float" office:value="-0.719908" calcext:value-type="float">
            <text:p>-0.719908</text:p>
          </table:table-cell>
          <table:table-cell office:value-type="float" office:value="-9.77153" calcext:value-type="float">
            <text:p>-9.77153</text:p>
          </table:table-cell>
          <table:table-cell/>
          <table:table-cell table:formula="of:= SQRT(([.G323]-[.A323])^2 + ([.H323]-[.B323])^2 + ([.I323]-[.C323])^2)" office:value-type="float" office:value="1.37907734371934" calcext:value-type="float">
            <text:p>1.3790773437</text:p>
          </table:table-cell>
          <table:table-cell table:formula="of:=[.A323]-[.G323]" office:value-type="float" office:value="0.784804" calcext:value-type="float">
            <text:p>0.784804</text:p>
          </table:table-cell>
          <table:table-cell table:formula="of:=[.B323]-[.H323]" office:value-type="float" office:value="0.786238" calcext:value-type="float">
            <text:p>0.786238</text:p>
          </table:table-cell>
          <table:table-cell table:formula="of:=[.C323]-[.I323]" office:value-type="float" office:value="-0.817169999999999" calcext:value-type="float">
            <text:p>-0.81717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0.32341" calcext:value-type="float">
            <text:p>0.32341</text:p>
          </table:table-cell>
          <table:table-cell office:value-type="float" office:value="-10.4149" calcext:value-type="float">
            <text:p>-10.4149</text:p>
          </table:table-cell>
          <table:table-cell office:value-type="float" office:value="2.7125" calcext:value-type="float">
            <text:p>2.7125</text:p>
          </table:table-cell>
          <table:table-cell office:value-type="float" office:value="0.0194538" calcext:value-type="float">
            <text:p>0.0194538</text:p>
          </table:table-cell>
          <table:table-cell office:value-type="float" office:value="3.06896" calcext:value-type="float">
            <text:p>3.06896</text:p>
          </table:table-cell>
          <table:table-cell office:value-type="float" office:value="-0.190637" calcext:value-type="float">
            <text:p>-0.190637</text:p>
          </table:table-cell>
          <table:table-cell office:value-type="float" office:value="-0.711056" calcext:value-type="float">
            <text:p>-0.711056</text:p>
          </table:table-cell>
          <table:table-cell office:value-type="float" office:value="-9.77231" calcext:value-type="float">
            <text:p>-9.77231</text:p>
          </table:table-cell>
          <table:table-cell/>
          <table:table-cell table:formula="of:= SQRT(([.G324]-[.A324])^2 + ([.H324]-[.B324])^2 + ([.I324]-[.C324])^2)" office:value-type="float" office:value="1.29482486061089" calcext:value-type="float">
            <text:p>1.2948248606</text:p>
          </table:table-cell>
          <table:table-cell table:formula="of:=[.A324]-[.G324]" office:value-type="float" office:value="0.43992" calcext:value-type="float">
            <text:p>0.43992</text:p>
          </table:table-cell>
          <table:table-cell table:formula="of:=[.B324]-[.H324]" office:value-type="float" office:value="1.034466" calcext:value-type="float">
            <text:p>1.034466</text:p>
          </table:table-cell>
          <table:table-cell table:formula="of:=[.C324]-[.I324]" office:value-type="float" office:value="-0.642589999999998" calcext:value-type="float">
            <text:p>-0.64259</text:p>
          </table:table-cell>
          <table:table-cell/>
        </table:table-row>
        <table:table-row table:style-name="ro1">
          <table:table-cell office:value-type="float" office:value="-0.057785" calcext:value-type="float">
            <text:p>-0.057785</text:p>
          </table:table-cell>
          <table:table-cell office:value-type="float" office:value="0.421005" calcext:value-type="float">
            <text:p>0.421005</text:p>
          </table:table-cell>
          <table:table-cell office:value-type="float" office:value="-10.2888" calcext:value-type="float">
            <text:p>-10.2888</text:p>
          </table:table-cell>
          <table:table-cell office:value-type="float" office:value="2.7125" calcext:value-type="float">
            <text:p>2.7125</text:p>
          </table:table-cell>
          <table:table-cell office:value-type="float" office:value="0.0194538" calcext:value-type="float">
            <text:p>0.0194538</text:p>
          </table:table-cell>
          <table:table-cell office:value-type="float" office:value="3.06896" calcext:value-type="float">
            <text:p>3.06896</text:p>
          </table:table-cell>
          <table:table-cell office:value-type="float" office:value="-0.190637" calcext:value-type="float">
            <text:p>-0.190637</text:p>
          </table:table-cell>
          <table:table-cell office:value-type="float" office:value="-0.711056" calcext:value-type="float">
            <text:p>-0.711056</text:p>
          </table:table-cell>
          <table:table-cell office:value-type="float" office:value="-9.77231" calcext:value-type="float">
            <text:p>-9.77231</text:p>
          </table:table-cell>
          <table:table-cell/>
          <table:table-cell table:formula="of:= SQRT(([.G325]-[.A325])^2 + ([.H325]-[.B325])^2 + ([.I325]-[.C325])^2)" office:value-type="float" office:value="1.25138870129349" calcext:value-type="float">
            <text:p>1.2513887013</text:p>
          </table:table-cell>
          <table:table-cell table:formula="of:=[.A325]-[.G325]" office:value-type="float" office:value="0.132852" calcext:value-type="float">
            <text:p>0.132852</text:p>
          </table:table-cell>
          <table:table-cell table:formula="of:=[.B325]-[.H325]" office:value-type="float" office:value="1.132061" calcext:value-type="float">
            <text:p>1.132061</text:p>
          </table:table-cell>
          <table:table-cell table:formula="of:=[.C325]-[.I325]" office:value-type="float" office:value="-0.516489999999999" calcext:value-type="float">
            <text:p>-0.51649</text:p>
          </table:table-cell>
          <table:table-cell/>
        </table:table-row>
        <table:table-row table:style-name="ro1">
          <table:table-cell office:value-type="float" office:value="-0.057785" calcext:value-type="float">
            <text:p>-0.057785</text:p>
          </table:table-cell>
          <table:table-cell office:value-type="float" office:value="0.421005" calcext:value-type="float">
            <text:p>0.421005</text:p>
          </table:table-cell>
          <table:table-cell office:value-type="float" office:value="-10.2888" calcext:value-type="float">
            <text:p>-10.2888</text:p>
          </table:table-cell>
          <table:table-cell office:value-type="float" office:value="2.7141" calcext:value-type="float">
            <text:p>2.7141</text:p>
          </table:table-cell>
          <table:table-cell office:value-type="float" office:value="0.0187788" calcext:value-type="float">
            <text:p>0.0187788</text:p>
          </table:table-cell>
          <table:table-cell office:value-type="float" office:value="3.0702" calcext:value-type="float">
            <text:p>3.0702</text:p>
          </table:table-cell>
          <table:table-cell office:value-type="float" office:value="-0.18402" calcext:value-type="float">
            <text:p>-0.18402</text:p>
          </table:table-cell>
          <table:table-cell office:value-type="float" office:value="-0.698973" calcext:value-type="float">
            <text:p>-0.698973</text:p>
          </table:table-cell>
          <table:table-cell office:value-type="float" office:value="-9.77331" calcext:value-type="float">
            <text:p>-9.77331</text:p>
          </table:table-cell>
          <table:table-cell/>
          <table:table-cell table:formula="of:= SQRT(([.G326]-[.A326])^2 + ([.H326]-[.B326])^2 + ([.I326]-[.C326])^2)" office:value-type="float" office:value="1.239361099845" calcext:value-type="float">
            <text:p>1.2393610998</text:p>
          </table:table-cell>
          <table:table-cell table:formula="of:=[.A326]-[.G326]" office:value-type="float" office:value="0.126235" calcext:value-type="float">
            <text:p>0.126235</text:p>
          </table:table-cell>
          <table:table-cell table:formula="of:=[.B326]-[.H326]" office:value-type="float" office:value="1.119978" calcext:value-type="float">
            <text:p>1.119978</text:p>
          </table:table-cell>
          <table:table-cell table:formula="of:=[.C326]-[.I326]" office:value-type="float" office:value="-0.51549" calcext:value-type="float">
            <text:p>-0.51549</text:p>
          </table:table-cell>
          <table:table-cell/>
        </table:table-row>
        <table:table-row table:style-name="ro1">
          <table:table-cell office:value-type="float" office:value="-0.224411" calcext:value-type="float">
            <text:p>-0.224411</text:p>
          </table:table-cell>
          <table:table-cell office:value-type="float" office:value="0.456711" calcext:value-type="float">
            <text:p>0.456711</text:p>
          </table:table-cell>
          <table:table-cell office:value-type="float" office:value="-10.2626" calcext:value-type="float">
            <text:p>-10.2626</text:p>
          </table:table-cell>
          <table:table-cell office:value-type="float" office:value="2.71686" calcext:value-type="float">
            <text:p>2.71686</text:p>
          </table:table-cell>
          <table:table-cell office:value-type="float" office:value="0.0194449" calcext:value-type="float">
            <text:p>0.0194449</text:p>
          </table:table-cell>
          <table:table-cell office:value-type="float" office:value="3.07249" calcext:value-type="float">
            <text:p>3.07249</text:p>
          </table:table-cell>
          <table:table-cell office:value-type="float" office:value="-0.19055" calcext:value-type="float">
            <text:p>-0.19055</text:p>
          </table:table-cell>
          <table:table-cell office:value-type="float" office:value="-0.676502" calcext:value-type="float">
            <text:p>-0.676502</text:p>
          </table:table-cell>
          <table:table-cell office:value-type="float" office:value="-9.77477" calcext:value-type="float">
            <text:p>-9.77477</text:p>
          </table:table-cell>
          <table:table-cell/>
          <table:table-cell table:formula="of:= SQRT(([.G327]-[.A327])^2 + ([.H327]-[.B327])^2 + ([.I327]-[.C327])^2)" office:value-type="float" office:value="1.23421893503138" calcext:value-type="float">
            <text:p>1.234218935</text:p>
          </table:table-cell>
          <table:table-cell table:formula="of:=[.A327]-[.G327]" office:value-type="float" office:value="-0.033861" calcext:value-type="float">
            <text:p>-0.033861</text:p>
          </table:table-cell>
          <table:table-cell table:formula="of:=[.B327]-[.H327]" office:value-type="float" office:value="1.133213" calcext:value-type="float">
            <text:p>1.133213</text:p>
          </table:table-cell>
          <table:table-cell table:formula="of:=[.C327]-[.I327]" office:value-type="float" office:value="-0.487830000000001" calcext:value-type="float">
            <text:p>-0.48783</text:p>
          </table:table-cell>
          <table:table-cell/>
        </table:table-row>
        <table:table-row table:style-name="ro1">
          <table:table-cell office:value-type="float" office:value="-0.255356" calcext:value-type="float">
            <text:p>-0.255356</text:p>
          </table:table-cell>
          <table:table-cell office:value-type="float" office:value="0.39006" calcext:value-type="float">
            <text:p>0.39006</text:p>
          </table:table-cell>
          <table:table-cell office:value-type="float" office:value="-10.4388" calcext:value-type="float">
            <text:p>-10.4388</text:p>
          </table:table-cell>
          <table:table-cell office:value-type="float" office:value="2.72088" calcext:value-type="float">
            <text:p>2.72088</text:p>
          </table:table-cell>
          <table:table-cell office:value-type="float" office:value="0.0227304" calcext:value-type="float">
            <text:p>0.0227304</text:p>
          </table:table-cell>
          <table:table-cell office:value-type="float" office:value="3.07567" calcext:value-type="float">
            <text:p>3.07567</text:p>
          </table:table-cell>
          <table:table-cell office:value-type="float" office:value="-0.222736" calcext:value-type="float">
            <text:p>-0.222736</text:p>
          </table:table-cell>
          <table:table-cell office:value-type="float" office:value="-0.645427" calcext:value-type="float">
            <text:p>-0.645427</text:p>
          </table:table-cell>
          <table:table-cell office:value-type="float" office:value="-9.77619" calcext:value-type="float">
            <text:p>-9.77619</text:p>
          </table:table-cell>
          <table:table-cell/>
          <table:table-cell table:formula="of:= SQRT(([.G328]-[.A328])^2 + ([.H328]-[.B328])^2 + ([.I328]-[.C328])^2)" office:value-type="float" office:value="1.22977615998563" calcext:value-type="float">
            <text:p>1.22977616</text:p>
          </table:table-cell>
          <table:table-cell table:formula="of:=[.A328]-[.G328]" office:value-type="float" office:value="-0.03262" calcext:value-type="float">
            <text:p>-0.03262</text:p>
          </table:table-cell>
          <table:table-cell table:formula="of:=[.B328]-[.H328]" office:value-type="float" office:value="1.035487" calcext:value-type="float">
            <text:p>1.035487</text:p>
          </table:table-cell>
          <table:table-cell table:formula="of:=[.C328]-[.I328]" office:value-type="float" office:value="-0.662610000000001" calcext:value-type="float">
            <text:p>-0.66261</text:p>
          </table:table-cell>
          <table:table-cell/>
        </table:table-row>
        <table:table-row table:style-name="ro1">
          <table:table-cell office:value-type="float" office:value="-0.210129" calcext:value-type="float">
            <text:p>-0.210129</text:p>
          </table:table-cell>
          <table:table-cell office:value-type="float" office:value="0.45195" calcext:value-type="float">
            <text:p>0.45195</text:p>
          </table:table-cell>
          <table:table-cell office:value-type="float" office:value="-10.334" calcext:value-type="float">
            <text:p>-10.334</text:p>
          </table:table-cell>
          <table:table-cell office:value-type="float" office:value="2.72088" calcext:value-type="float">
            <text:p>2.72088</text:p>
          </table:table-cell>
          <table:table-cell office:value-type="float" office:value="0.0227304" calcext:value-type="float">
            <text:p>0.0227304</text:p>
          </table:table-cell>
          <table:table-cell office:value-type="float" office:value="3.07567" calcext:value-type="float">
            <text:p>3.07567</text:p>
          </table:table-cell>
          <table:table-cell office:value-type="float" office:value="-0.222736" calcext:value-type="float">
            <text:p>-0.222736</text:p>
          </table:table-cell>
          <table:table-cell office:value-type="float" office:value="-0.645427" calcext:value-type="float">
            <text:p>-0.645427</text:p>
          </table:table-cell>
          <table:table-cell office:value-type="float" office:value="-9.77619" calcext:value-type="float">
            <text:p>-9.77619</text:p>
          </table:table-cell>
          <table:table-cell/>
          <table:table-cell table:formula="of:= SQRT(([.G329]-[.A329])^2 + ([.H329]-[.B329])^2 + ([.I329]-[.C329])^2)" office:value-type="float" office:value="1.23107563239551" calcext:value-type="float">
            <text:p>1.2310756324</text:p>
          </table:table-cell>
          <table:table-cell table:formula="of:=[.A329]-[.G329]" office:value-type="float" office:value="0.012607" calcext:value-type="float">
            <text:p>0.012607</text:p>
          </table:table-cell>
          <table:table-cell table:formula="of:=[.B329]-[.H329]" office:value-type="float" office:value="1.097377" calcext:value-type="float">
            <text:p>1.097377</text:p>
          </table:table-cell>
          <table:table-cell table:formula="of:=[.C329]-[.I329]" office:value-type="float" office:value="-0.55781" calcext:value-type="float">
            <text:p>-0.55781</text:p>
          </table:table-cell>
          <table:table-cell/>
        </table:table-row>
        <table:table-row table:style-name="ro1">
          <table:table-cell office:value-type="float" office:value="-0.210129" calcext:value-type="float">
            <text:p>-0.210129</text:p>
          </table:table-cell>
          <table:table-cell office:value-type="float" office:value="0.45195" calcext:value-type="float">
            <text:p>0.45195</text:p>
          </table:table-cell>
          <table:table-cell office:value-type="float" office:value="-10.334" calcext:value-type="float">
            <text:p>-10.334</text:p>
          </table:table-cell>
          <table:table-cell office:value-type="float" office:value="2.7252" calcext:value-type="float">
            <text:p>2.7252</text:p>
          </table:table-cell>
          <table:table-cell office:value-type="float" office:value="0.0286535" calcext:value-type="float">
            <text:p>0.0286535</text:p>
          </table:table-cell>
          <table:table-cell office:value-type="float" office:value="3.07902" calcext:value-type="float">
            <text:p>3.07902</text:p>
          </table:table-cell>
          <table:table-cell office:value-type="float" office:value="-0.280766" calcext:value-type="float">
            <text:p>-0.280766</text:p>
          </table:table-cell>
          <table:table-cell office:value-type="float" office:value="-0.612608" calcext:value-type="float">
            <text:p>-0.612608</text:p>
          </table:table-cell>
          <table:table-cell office:value-type="float" office:value="-9.7768" calcext:value-type="float">
            <text:p>-9.7768</text:p>
          </table:table-cell>
          <table:table-cell/>
          <table:table-cell table:formula="of:= SQRT(([.G330]-[.A330])^2 + ([.H330]-[.B330])^2 + ([.I330]-[.C330])^2)" office:value-type="float" office:value="1.20363830162263" calcext:value-type="float">
            <text:p>1.2036383016</text:p>
          </table:table-cell>
          <table:table-cell table:formula="of:=[.A330]-[.G330]" office:value-type="float" office:value="0.070637" calcext:value-type="float">
            <text:p>0.070637</text:p>
          </table:table-cell>
          <table:table-cell table:formula="of:=[.B330]-[.H330]" office:value-type="float" office:value="1.064558" calcext:value-type="float">
            <text:p>1.064558</text:p>
          </table:table-cell>
          <table:table-cell table:formula="of:=[.C330]-[.I330]" office:value-type="float" office:value="-0.5572" calcext:value-type="float">
            <text:p>-0.5572</text:p>
          </table:table-cell>
          <table:table-cell/>
        </table:table-row>
        <table:table-row table:style-name="ro1">
          <table:table-cell office:value-type="float" office:value="-0.364853" calcext:value-type="float">
            <text:p>-0.364853</text:p>
          </table:table-cell>
          <table:table-cell office:value-type="float" office:value="0.561447" calcext:value-type="float">
            <text:p>0.561447</text:p>
          </table:table-cell>
          <table:table-cell office:value-type="float" office:value="-10.2697" calcext:value-type="float">
            <text:p>-10.2697</text:p>
          </table:table-cell>
          <table:table-cell office:value-type="float" office:value="2.73008" calcext:value-type="float">
            <text:p>2.73008</text:p>
          </table:table-cell>
          <table:table-cell office:value-type="float" office:value="0.0355571" calcext:value-type="float">
            <text:p>0.0355571</text:p>
          </table:table-cell>
          <table:table-cell office:value-type="float" office:value="3.08188" calcext:value-type="float">
            <text:p>3.08188</text:p>
          </table:table-cell>
          <table:table-cell office:value-type="float" office:value="-0.348386" calcext:value-type="float">
            <text:p>-0.348386</text:p>
          </table:table-cell>
          <table:table-cell office:value-type="float" office:value="-0.5845" calcext:value-type="float">
            <text:p>-0.5845</text:p>
          </table:table-cell>
          <table:table-cell office:value-type="float" office:value="-9.77635" calcext:value-type="float">
            <text:p>-9.77635</text:p>
          </table:table-cell>
          <table:table-cell/>
          <table:table-cell table:formula="of:= SQRT(([.G331]-[.A331])^2 + ([.H331]-[.B331])^2 + ([.I331]-[.C331])^2)" office:value-type="float" office:value="1.24774192499811" calcext:value-type="float">
            <text:p>1.247741925</text:p>
          </table:table-cell>
          <table:table-cell table:formula="of:=[.A331]-[.G331]" office:value-type="float" office:value="-0.016467" calcext:value-type="float">
            <text:p>-0.016467</text:p>
          </table:table-cell>
          <table:table-cell table:formula="of:=[.B331]-[.H331]" office:value-type="float" office:value="1.145947" calcext:value-type="float">
            <text:p>1.145947</text:p>
          </table:table-cell>
          <table:table-cell table:formula="of:=[.C331]-[.I331]" office:value-type="float" office:value="-0.49335" calcext:value-type="float">
            <text:p>-0.49335</text:p>
          </table:table-cell>
          <table:table-cell/>
        </table:table-row>
        <table:table-row table:style-name="ro1">
          <table:table-cell office:value-type="float" office:value="-0.371994" calcext:value-type="float">
            <text:p>-0.371994</text:p>
          </table:table-cell>
          <table:table-cell office:value-type="float" office:value="0.916122" calcext:value-type="float">
            <text:p>0.916122</text:p>
          </table:table-cell>
          <table:table-cell office:value-type="float" office:value="-10.1864" calcext:value-type="float">
            <text:p>-10.1864</text:p>
          </table:table-cell>
          <table:table-cell office:value-type="float" office:value="2.7364" calcext:value-type="float">
            <text:p>2.7364</text:p>
          </table:table-cell>
          <table:table-cell office:value-type="float" office:value="0.0412658" calcext:value-type="float">
            <text:p>0.0412658</text:p>
          </table:table-cell>
          <table:table-cell office:value-type="float" office:value="3.08484" calcext:value-type="float">
            <text:p>3.08484</text:p>
          </table:table-cell>
          <table:table-cell office:value-type="float" office:value="-0.404289" calcext:value-type="float">
            <text:p>-0.404289</text:p>
          </table:table-cell>
          <table:table-cell office:value-type="float" office:value="-0.555434" calcext:value-type="float">
            <text:p>-0.555434</text:p>
          </table:table-cell>
          <table:table-cell office:value-type="float" office:value="-9.77589" calcext:value-type="float">
            <text:p>-9.77589</text:p>
          </table:table-cell>
          <table:table-cell/>
          <table:table-cell table:formula="of:= SQRT(([.G332]-[.A332])^2 + ([.H332]-[.B332])^2 + ([.I332]-[.C332])^2)" office:value-type="float" office:value="1.52808327268543" calcext:value-type="float">
            <text:p>1.5280832727</text:p>
          </table:table-cell>
          <table:table-cell table:formula="of:=[.A332]-[.G332]" office:value-type="float" office:value="0.032295" calcext:value-type="float">
            <text:p>0.032295</text:p>
          </table:table-cell>
          <table:table-cell table:formula="of:=[.B332]-[.H332]" office:value-type="float" office:value="1.471556" calcext:value-type="float">
            <text:p>1.471556</text:p>
          </table:table-cell>
          <table:table-cell table:formula="of:=[.C332]-[.I332]" office:value-type="float" office:value="-0.41051" calcext:value-type="float">
            <text:p>-0.41051</text:p>
          </table:table-cell>
          <table:table-cell/>
        </table:table-row>
        <table:table-row table:style-name="ro1">
          <table:table-cell office:value-type="float" office:value="-0.455307" calcext:value-type="float">
            <text:p>-0.455307</text:p>
          </table:table-cell>
          <table:table-cell office:value-type="float" office:value="0.880417" calcext:value-type="float">
            <text:p>0.880417</text:p>
          </table:table-cell>
          <table:table-cell office:value-type="float" office:value="-10.1674" calcext:value-type="float">
            <text:p>-10.1674</text:p>
          </table:table-cell>
          <table:table-cell office:value-type="float" office:value="2.74431" calcext:value-type="float">
            <text:p>2.74431</text:p>
          </table:table-cell>
          <table:table-cell office:value-type="float" office:value="0.0459466" calcext:value-type="float">
            <text:p>0.0459466</text:p>
          </table:table-cell>
          <table:table-cell office:value-type="float" office:value="3.08956" calcext:value-type="float">
            <text:p>3.08956</text:p>
          </table:table-cell>
          <table:table-cell office:value-type="float" office:value="-0.450118" calcext:value-type="float">
            <text:p>-0.450118</text:p>
          </table:table-cell>
          <table:table-cell office:value-type="float" office:value="-0.509138" calcext:value-type="float">
            <text:p>-0.509138</text:p>
          </table:table-cell>
          <table:table-cell office:value-type="float" office:value="-9.77641" calcext:value-type="float">
            <text:p>-9.77641</text:p>
          </table:table-cell>
          <table:table-cell/>
          <table:table-cell table:formula="of:= SQRT(([.G333]-[.A333])^2 + ([.H333]-[.B333])^2 + ([.I333]-[.C333])^2)" office:value-type="float" office:value="1.44352457680706" calcext:value-type="float">
            <text:p>1.4435245768</text:p>
          </table:table-cell>
          <table:table-cell table:formula="of:=[.A333]-[.G333]" office:value-type="float" office:value="-0.005189" calcext:value-type="float">
            <text:p>-0.005189</text:p>
          </table:table-cell>
          <table:table-cell table:formula="of:=[.B333]-[.H333]" office:value-type="float" office:value="1.389555" calcext:value-type="float">
            <text:p>1.389555</text:p>
          </table:table-cell>
          <table:table-cell table:formula="of:=[.C333]-[.I333]" office:value-type="float" office:value="-0.39099" calcext:value-type="float">
            <text:p>-0.39099</text:p>
          </table:table-cell>
          <table:table-cell/>
        </table:table-row>
        <table:table-row table:style-name="ro1">
          <table:table-cell office:value-type="float" office:value="-0.574326" calcext:value-type="float">
            <text:p>-0.574326</text:p>
          </table:table-cell>
          <table:table-cell office:value-type="float" office:value="0.668564" calcext:value-type="float">
            <text:p>0.668564</text:p>
          </table:table-cell>
          <table:table-cell office:value-type="float" office:value="-10.2459" calcext:value-type="float">
            <text:p>-10.2459</text:p>
          </table:table-cell>
          <table:table-cell office:value-type="float" office:value="2.74431" calcext:value-type="float">
            <text:p>2.74431</text:p>
          </table:table-cell>
          <table:table-cell office:value-type="float" office:value="0.0459466" calcext:value-type="float">
            <text:p>0.0459466</text:p>
          </table:table-cell>
          <table:table-cell office:value-type="float" office:value="3.08956" calcext:value-type="float">
            <text:p>3.08956</text:p>
          </table:table-cell>
          <table:table-cell office:value-type="float" office:value="-0.450118" calcext:value-type="float">
            <text:p>-0.450118</text:p>
          </table:table-cell>
          <table:table-cell office:value-type="float" office:value="-0.509138" calcext:value-type="float">
            <text:p>-0.509138</text:p>
          </table:table-cell>
          <table:table-cell office:value-type="float" office:value="-9.77641" calcext:value-type="float">
            <text:p>-9.77641</text:p>
          </table:table-cell>
          <table:table-cell/>
          <table:table-cell table:formula="of:= SQRT(([.G334]-[.A334])^2 + ([.H334]-[.B334])^2 + ([.I334]-[.C334])^2)" office:value-type="float" office:value="1.27390364163386" calcext:value-type="float">
            <text:p>1.2739036416</text:p>
          </table:table-cell>
          <table:table-cell table:formula="of:=[.A334]-[.G334]" office:value-type="float" office:value="-0.124208" calcext:value-type="float">
            <text:p>-0.124208</text:p>
          </table:table-cell>
          <table:table-cell table:formula="of:=[.B334]-[.H334]" office:value-type="float" office:value="1.177702" calcext:value-type="float">
            <text:p>1.177702</text:p>
          </table:table-cell>
          <table:table-cell table:formula="of:=[.C334]-[.I334]" office:value-type="float" office:value="-0.46949" calcext:value-type="float">
            <text:p>-0.46949</text:p>
          </table:table-cell>
          <table:table-cell/>
        </table:table-row>
        <table:table-row table:style-name="ro1">
          <table:table-cell office:value-type="float" office:value="-0.574326" calcext:value-type="float">
            <text:p>-0.574326</text:p>
          </table:table-cell>
          <table:table-cell office:value-type="float" office:value="0.668564" calcext:value-type="float">
            <text:p>0.668564</text:p>
          </table:table-cell>
          <table:table-cell office:value-type="float" office:value="-10.2459" calcext:value-type="float">
            <text:p>-10.2459</text:p>
          </table:table-cell>
          <table:table-cell office:value-type="float" office:value="2.7518" calcext:value-type="float">
            <text:p>2.7518</text:p>
          </table:table-cell>
          <table:table-cell office:value-type="float" office:value="0.0510489" calcext:value-type="float">
            <text:p>0.0510489</text:p>
          </table:table-cell>
          <table:table-cell office:value-type="float" office:value="3.0966" calcext:value-type="float">
            <text:p>3.0966</text:p>
          </table:table-cell>
          <table:table-cell office:value-type="float" office:value="-0.500062" calcext:value-type="float">
            <text:p>-0.500062</text:p>
          </table:table-cell>
          <table:table-cell office:value-type="float" office:value="-0.440179" calcext:value-type="float">
            <text:p>-0.440179</text:p>
          </table:table-cell>
          <table:table-cell office:value-type="float" office:value="-9.77733" calcext:value-type="float">
            <text:p>-9.77733</text:p>
          </table:table-cell>
          <table:table-cell/>
          <table:table-cell table:formula="of:= SQRT(([.G335]-[.A335])^2 + ([.H335]-[.B335])^2 + ([.I335]-[.C335])^2)" office:value-type="float" office:value="1.20597845198204" calcext:value-type="float">
            <text:p>1.205978452</text:p>
          </table:table-cell>
          <table:table-cell table:formula="of:=[.A335]-[.G335]" office:value-type="float" office:value="-0.074264" calcext:value-type="float">
            <text:p>-0.074264</text:p>
          </table:table-cell>
          <table:table-cell table:formula="of:=[.B335]-[.H335]" office:value-type="float" office:value="1.108743" calcext:value-type="float">
            <text:p>1.108743</text:p>
          </table:table-cell>
          <table:table-cell table:formula="of:=[.C335]-[.I335]" office:value-type="float" office:value="-0.468570000000002" calcext:value-type="float">
            <text:p>-0.46857</text:p>
          </table:table-cell>
          <table:table-cell/>
        </table:table-row>
        <table:table-row table:style-name="ro1">
          <table:table-cell office:value-type="float" office:value="-0.717148" calcext:value-type="float">
            <text:p>-0.717148</text:p>
          </table:table-cell>
          <table:table-cell office:value-type="float" office:value="0.378159" calcext:value-type="float">
            <text:p>0.378159</text:p>
          </table:table-cell>
          <table:table-cell office:value-type="float" office:value="-9.9841" calcext:value-type="float">
            <text:p>-9.9841</text:p>
          </table:table-cell>
          <table:table-cell office:value-type="float" office:value="2.7518" calcext:value-type="float">
            <text:p>2.7518</text:p>
          </table:table-cell>
          <table:table-cell office:value-type="float" office:value="0.0510489" calcext:value-type="float">
            <text:p>0.0510489</text:p>
          </table:table-cell>
          <table:table-cell office:value-type="float" office:value="3.0966" calcext:value-type="float">
            <text:p>3.0966</text:p>
          </table:table-cell>
          <table:table-cell office:value-type="float" office:value="-0.500062" calcext:value-type="float">
            <text:p>-0.500062</text:p>
          </table:table-cell>
          <table:table-cell office:value-type="float" office:value="-0.440179" calcext:value-type="float">
            <text:p>-0.440179</text:p>
          </table:table-cell>
          <table:table-cell office:value-type="float" office:value="-9.77733" calcext:value-type="float">
            <text:p>-9.77733</text:p>
          </table:table-cell>
          <table:table-cell/>
          <table:table-cell table:formula="of:= SQRT(([.G336]-[.A336])^2 + ([.H336]-[.B336])^2 + ([.I336]-[.C336])^2)" office:value-type="float" office:value="0.871525815188512" calcext:value-type="float">
            <text:p>0.8715258152</text:p>
          </table:table-cell>
          <table:table-cell table:formula="of:=[.A336]-[.G336]" office:value-type="float" office:value="-0.217086" calcext:value-type="float">
            <text:p>-0.217086</text:p>
          </table:table-cell>
          <table:table-cell table:formula="of:=[.B336]-[.H336]" office:value-type="float" office:value="0.818338" calcext:value-type="float">
            <text:p>0.818338</text:p>
          </table:table-cell>
          <table:table-cell table:formula="of:=[.C336]-[.I336]" office:value-type="float" office:value="-0.206770000000001" calcext:value-type="float">
            <text:p>-0.20677</text:p>
          </table:table-cell>
          <table:table-cell/>
        </table:table-row>
        <table:table-row table:style-name="ro1">
          <table:table-cell office:value-type="float" office:value="-0.676682" calcext:value-type="float">
            <text:p>-0.676682</text:p>
          </table:table-cell>
          <table:table-cell office:value-type="float" office:value="0.444809" calcext:value-type="float">
            <text:p>0.444809</text:p>
          </table:table-cell>
          <table:table-cell office:value-type="float" office:value="-10.1341" calcext:value-type="float">
            <text:p>-10.1341</text:p>
          </table:table-cell>
          <table:table-cell office:value-type="float" office:value="2.75826" calcext:value-type="float">
            <text:p>2.75826</text:p>
          </table:table-cell>
          <table:table-cell office:value-type="float" office:value="0.0574606" calcext:value-type="float">
            <text:p>0.0574606</text:p>
          </table:table-cell>
          <table:table-cell office:value-type="float" office:value="3.10346" calcext:value-type="float">
            <text:p>3.10346</text:p>
          </table:table-cell>
          <table:table-cell office:value-type="float" office:value="-0.562804" calcext:value-type="float">
            <text:p>-0.562804</text:p>
          </table:table-cell>
          <table:table-cell office:value-type="float" office:value="-0.373008" calcext:value-type="float">
            <text:p>-0.373008</text:p>
          </table:table-cell>
          <table:table-cell office:value-type="float" office:value="-9.77671" calcext:value-type="float">
            <text:p>-9.77671</text:p>
          </table:table-cell>
          <table:table-cell/>
          <table:table-cell table:formula="of:= SQRT(([.G337]-[.A337])^2 + ([.H337]-[.B337])^2 + ([.I337]-[.C337])^2)" office:value-type="float" office:value="0.899733547486699" calcext:value-type="float">
            <text:p>0.8997335475</text:p>
          </table:table-cell>
          <table:table-cell table:formula="of:=[.A337]-[.G337]" office:value-type="float" office:value="-0.113878" calcext:value-type="float">
            <text:p>-0.113878</text:p>
          </table:table-cell>
          <table:table-cell table:formula="of:=[.B337]-[.H337]" office:value-type="float" office:value="0.817817" calcext:value-type="float">
            <text:p>0.817817</text:p>
          </table:table-cell>
          <table:table-cell table:formula="of:=[.C337]-[.I337]" office:value-type="float" office:value="-0.357390000000001" calcext:value-type="float">
            <text:p>-0.35739</text:p>
          </table:table-cell>
          <table:table-cell/>
        </table:table-row>
        <table:table-row table:style-name="ro1">
          <table:table-cell office:value-type="float" office:value="-0.676682" calcext:value-type="float">
            <text:p>-0.676682</text:p>
          </table:table-cell>
          <table:table-cell office:value-type="float" office:value="0.444809" calcext:value-type="float">
            <text:p>0.444809</text:p>
          </table:table-cell>
          <table:table-cell office:value-type="float" office:value="-10.1341" calcext:value-type="float">
            <text:p>-10.1341</text:p>
          </table:table-cell>
          <table:table-cell office:value-type="float" office:value="2.76563" calcext:value-type="float">
            <text:p>2.76563</text:p>
          </table:table-cell>
          <table:table-cell office:value-type="float" office:value="0.0653729" calcext:value-type="float">
            <text:p>0.0653729</text:p>
          </table:table-cell>
          <table:table-cell office:value-type="float" office:value="3.10814" calcext:value-type="float">
            <text:p>3.10814</text:p>
          </table:table-cell>
          <table:table-cell office:value-type="float" office:value="-0.640199" calcext:value-type="float">
            <text:p>-0.640199</text:p>
          </table:table-cell>
          <table:table-cell office:value-type="float" office:value="-0.327056" calcext:value-type="float">
            <text:p>-0.327056</text:p>
          </table:table-cell>
          <table:table-cell office:value-type="float" office:value="-9.7736" calcext:value-type="float">
            <text:p>-9.7736</text:p>
          </table:table-cell>
          <table:table-cell/>
          <table:table-cell table:formula="of:= SQRT(([.G338]-[.A338])^2 + ([.H338]-[.B338])^2 + ([.I338]-[.C338])^2)" office:value-type="float" office:value="0.852682143306637" calcext:value-type="float">
            <text:p>0.8526821433</text:p>
          </table:table-cell>
          <table:table-cell table:formula="of:=[.A338]-[.G338]" office:value-type="float" office:value="-0.036483" calcext:value-type="float">
            <text:p>-0.036483</text:p>
          </table:table-cell>
          <table:table-cell table:formula="of:=[.B338]-[.H338]" office:value-type="float" office:value="0.771865" calcext:value-type="float">
            <text:p>0.771865</text:p>
          </table:table-cell>
          <table:table-cell table:formula="of:=[.C338]-[.I338]" office:value-type="float" office:value="-0.3605" calcext:value-type="float">
            <text:p>-0.3605</text:p>
          </table:table-cell>
          <table:table-cell/>
        </table:table-row>
        <table:table-row table:style-name="ro1">
          <table:table-cell office:value-type="float" office:value="-0.752853" calcext:value-type="float">
            <text:p>-0.752853</text:p>
          </table:table-cell>
          <table:table-cell office:value-type="float" office:value="0.751877" calcext:value-type="float">
            <text:p>0.751877</text:p>
          </table:table-cell>
          <table:table-cell office:value-type="float" office:value="-10.0769" calcext:value-type="float">
            <text:p>-10.0769</text:p>
          </table:table-cell>
          <table:table-cell office:value-type="float" office:value="2.77495" calcext:value-type="float">
            <text:p>2.77495</text:p>
          </table:table-cell>
          <table:table-cell office:value-type="float" office:value="0.0734081" calcext:value-type="float">
            <text:p>0.0734081</text:p>
          </table:table-cell>
          <table:table-cell office:value-type="float" office:value="3.11111" calcext:value-type="float">
            <text:p>3.11111</text:p>
          </table:table-cell>
          <table:table-cell office:value-type="float" office:value="-0.718753" calcext:value-type="float">
            <text:p>-0.718753</text:p>
          </table:table-cell>
          <table:table-cell office:value-type="float" office:value="-0.297893" calcext:value-type="float">
            <text:p>-0.297893</text:p>
          </table:table-cell>
          <table:table-cell office:value-type="float" office:value="-9.76907" calcext:value-type="float">
            <text:p>-9.76907</text:p>
          </table:table-cell>
          <table:table-cell/>
          <table:table-cell table:formula="of:= SQRT(([.G339]-[.A339])^2 + ([.H339]-[.B339])^2 + ([.I339]-[.C339])^2)" office:value-type="float" office:value="1.09450407573476" calcext:value-type="float">
            <text:p>1.0945040757</text:p>
          </table:table-cell>
          <table:table-cell table:formula="of:=[.A339]-[.G339]" office:value-type="float" office:value="-0.0341" calcext:value-type="float">
            <text:p>-0.0341</text:p>
          </table:table-cell>
          <table:table-cell table:formula="of:=[.B339]-[.H339]" office:value-type="float" office:value="1.04977" calcext:value-type="float">
            <text:p>1.04977</text:p>
          </table:table-cell>
          <table:table-cell table:formula="of:=[.C339]-[.I339]" office:value-type="float" office:value="-0.307830000000001" calcext:value-type="float">
            <text:p>-0.30783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-10.0555" calcext:value-type="float">
            <text:p>-10.0555</text:p>
          </table:table-cell>
          <table:table-cell office:value-type="float" office:value="2.77495" calcext:value-type="float">
            <text:p>2.77495</text:p>
          </table:table-cell>
          <table:table-cell office:value-type="float" office:value="0.0734081" calcext:value-type="float">
            <text:p>0.0734081</text:p>
          </table:table-cell>
          <table:table-cell office:value-type="float" office:value="3.11111" calcext:value-type="float">
            <text:p>3.11111</text:p>
          </table:table-cell>
          <table:table-cell office:value-type="float" office:value="-0.718753" calcext:value-type="float">
            <text:p>-0.718753</text:p>
          </table:table-cell>
          <table:table-cell office:value-type="float" office:value="-0.297893" calcext:value-type="float">
            <text:p>-0.297893</text:p>
          </table:table-cell>
          <table:table-cell office:value-type="float" office:value="-9.76907" calcext:value-type="float">
            <text:p>-9.76907</text:p>
          </table:table-cell>
          <table:table-cell/>
          <table:table-cell table:formula="of:= SQRT(([.G340]-[.A340])^2 + ([.H340]-[.B340])^2 + ([.I340]-[.C340])^2)" office:value-type="float" office:value="1.40810107909837" calcext:value-type="float">
            <text:p>1.4081010791</text:p>
          </table:table-cell>
          <table:table-cell table:formula="of:=[.A340]-[.G340]" office:value-type="float" office:value="-0.303087" calcext:value-type="float">
            <text:p>-0.303087</text:p>
          </table:table-cell>
          <table:table-cell table:formula="of:=[.B340]-[.H340]" office:value-type="float" office:value="1.344933" calcext:value-type="float">
            <text:p>1.344933</text:p>
          </table:table-cell>
          <table:table-cell table:formula="of:=[.C340]-[.I340]" office:value-type="float" office:value="-0.286430000000001" calcext:value-type="float">
            <text:p>-0.28643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-10.0555" calcext:value-type="float">
            <text:p>-10.0555</text:p>
          </table:table-cell>
          <table:table-cell office:value-type="float" office:value="2.78372" calcext:value-type="float">
            <text:p>2.78372</text:p>
          </table:table-cell>
          <table:table-cell office:value-type="float" office:value="0.0804282" calcext:value-type="float">
            <text:p>0.0804282</text:p>
          </table:table-cell>
          <table:table-cell office:value-type="float" office:value="3.11525" calcext:value-type="float">
            <text:p>3.11525</text:p>
          </table:table-cell>
          <table:table-cell office:value-type="float" office:value="-0.787347" calcext:value-type="float">
            <text:p>-0.787347</text:p>
          </table:table-cell>
          <table:table-cell office:value-type="float" office:value="-0.257326" calcext:value-type="float">
            <text:p>-0.257326</text:p>
          </table:table-cell>
          <table:table-cell office:value-type="float" office:value="-9.76493" calcext:value-type="float">
            <text:p>-9.76493</text:p>
          </table:table-cell>
          <table:table-cell/>
          <table:table-cell table:formula="of:= SQRT(([.G341]-[.A341])^2 + ([.H341]-[.B341])^2 + ([.I341]-[.C341])^2)" office:value-type="float" office:value="1.35675663031547" calcext:value-type="float">
            <text:p>1.3567566303</text:p>
          </table:table-cell>
          <table:table-cell table:formula="of:=[.A341]-[.G341]" office:value-type="float" office:value="-0.234493" calcext:value-type="float">
            <text:p>-0.234493</text:p>
          </table:table-cell>
          <table:table-cell table:formula="of:=[.B341]-[.H341]" office:value-type="float" office:value="1.304366" calcext:value-type="float">
            <text:p>1.304366</text:p>
          </table:table-cell>
          <table:table-cell table:formula="of:=[.C341]-[.I341]" office:value-type="float" office:value="-0.290570000000001" calcext:value-type="float">
            <text:p>-0.29057</text:p>
          </table:table-cell>
          <table:table-cell/>
        </table:table-row>
        <table:table-row table:style-name="ro1">
          <table:table-cell office:value-type="float" office:value="-1.08134" calcext:value-type="float">
            <text:p>-1.08134</text:p>
          </table:table-cell>
          <table:table-cell office:value-type="float" office:value="0.999435" calcext:value-type="float">
            <text:p>0.999435</text:p>
          </table:table-cell>
          <table:table-cell office:value-type="float" office:value="-9.9603" calcext:value-type="float">
            <text:p>-9.9603</text:p>
          </table:table-cell>
          <table:table-cell office:value-type="float" office:value="2.79275" calcext:value-type="float">
            <text:p>2.79275</text:p>
          </table:table-cell>
          <table:table-cell office:value-type="float" office:value="0.0875045" calcext:value-type="float">
            <text:p>0.0875045</text:p>
          </table:table-cell>
          <table:table-cell office:value-type="float" office:value="3.12392" calcext:value-type="float">
            <text:p>3.12392</text:p>
          </table:table-cell>
          <table:table-cell office:value-type="float" office:value="-0.85645" calcext:value-type="float">
            <text:p>-0.85645</text:p>
          </table:table-cell>
          <table:table-cell office:value-type="float" office:value="-0.172541" calcext:value-type="float">
            <text:p>-0.172541</text:p>
          </table:table-cell>
          <table:table-cell office:value-type="float" office:value="-9.76098" calcext:value-type="float">
            <text:p>-9.76098</text:p>
          </table:table-cell>
          <table:table-cell/>
          <table:table-cell table:formula="of:= SQRT(([.G342]-[.A342])^2 + ([.H342]-[.B342])^2 + ([.I342]-[.C342])^2)" office:value-type="float" office:value="1.20988913503511" calcext:value-type="float">
            <text:p>1.209889135</text:p>
          </table:table-cell>
          <table:table-cell table:formula="of:=[.A342]-[.G342]" office:value-type="float" office:value="-0.22489" calcext:value-type="float">
            <text:p>-0.22489</text:p>
          </table:table-cell>
          <table:table-cell table:formula="of:=[.B342]-[.H342]" office:value-type="float" office:value="1.171976" calcext:value-type="float">
            <text:p>1.171976</text:p>
          </table:table-cell>
          <table:table-cell table:formula="of:=[.C342]-[.I342]" office:value-type="float" office:value="-0.19932" calcext:value-type="float">
            <text:p>-0.19932</text:p>
          </table:table-cell>
          <table:table-cell/>
        </table:table-row>
        <table:table-row table:style-name="ro1">
          <table:table-cell office:value-type="float" office:value="-0.902817" calcext:value-type="float">
            <text:p>-0.902817</text:p>
          </table:table-cell>
          <table:table-cell office:value-type="float" office:value="0.768539" calcext:value-type="float">
            <text:p>0.768539</text:p>
          </table:table-cell>
          <table:table-cell office:value-type="float" office:value="-9.58182" calcext:value-type="float">
            <text:p>-9.58182</text:p>
          </table:table-cell>
          <table:table-cell office:value-type="float" office:value="2.79275" calcext:value-type="float">
            <text:p>2.79275</text:p>
          </table:table-cell>
          <table:table-cell office:value-type="float" office:value="0.0875045" calcext:value-type="float">
            <text:p>0.0875045</text:p>
          </table:table-cell>
          <table:table-cell office:value-type="float" office:value="3.12392" calcext:value-type="float">
            <text:p>3.12392</text:p>
          </table:table-cell>
          <table:table-cell office:value-type="float" office:value="-0.85645" calcext:value-type="float">
            <text:p>-0.85645</text:p>
          </table:table-cell>
          <table:table-cell office:value-type="float" office:value="-0.172541" calcext:value-type="float">
            <text:p>-0.172541</text:p>
          </table:table-cell>
          <table:table-cell office:value-type="float" office:value="-9.76098" calcext:value-type="float">
            <text:p>-9.76098</text:p>
          </table:table-cell>
          <table:table-cell/>
          <table:table-cell table:formula="of:= SQRT(([.G343]-[.A343])^2 + ([.H343]-[.B343])^2 + ([.I343]-[.C343])^2)" office:value-type="float" office:value="0.959103628753952" calcext:value-type="float">
            <text:p>0.9591036288</text:p>
          </table:table-cell>
          <table:table-cell table:formula="of:=[.A343]-[.G343]" office:value-type="float" office:value="-0.0463669999999999" calcext:value-type="float">
            <text:p>-0.046367</text:p>
          </table:table-cell>
          <table:table-cell table:formula="of:=[.B343]-[.H343]" office:value-type="float" office:value="0.94108" calcext:value-type="float">
            <text:p>0.94108</text:p>
          </table:table-cell>
          <table:table-cell table:formula="of:=[.C343]-[.I343]" office:value-type="float" office:value="0.17916" calcext:value-type="float">
            <text:p>0.17916</text:p>
          </table:table-cell>
          <table:table-cell/>
        </table:table-row>
        <table:table-row table:style-name="ro1">
          <table:table-cell office:value-type="float" office:value="-0.902817" calcext:value-type="float">
            <text:p>-0.902817</text:p>
          </table:table-cell>
          <table:table-cell office:value-type="float" office:value="0.768539" calcext:value-type="float">
            <text:p>0.768539</text:p>
          </table:table-cell>
          <table:table-cell office:value-type="float" office:value="-9.58182" calcext:value-type="float">
            <text:p>-9.58182</text:p>
          </table:table-cell>
          <table:table-cell office:value-type="float" office:value="2.80333" calcext:value-type="float">
            <text:p>2.80333</text:p>
          </table:table-cell>
          <table:table-cell office:value-type="float" office:value="0.0959108" calcext:value-type="float">
            <text:p>0.0959108</text:p>
          </table:table-cell>
          <table:table-cell office:value-type="float" office:value="3.13443" calcext:value-type="float">
            <text:p>3.13443</text:p>
          </table:table-cell>
          <table:table-cell office:value-type="float" office:value="-0.938486" calcext:value-type="float">
            <text:p>-0.938486</text:p>
          </table:table-cell>
          <table:table-cell office:value-type="float" office:value="-0.0698901" calcext:value-type="float">
            <text:p>-0.0698901</text:p>
          </table:table-cell>
          <table:table-cell office:value-type="float" office:value="-9.75471" calcext:value-type="float">
            <text:p>-9.75471</text:p>
          </table:table-cell>
          <table:table-cell/>
          <table:table-cell table:formula="of:= SQRT(([.G344]-[.A344])^2 + ([.H344]-[.B344])^2 + ([.I344]-[.C344])^2)" office:value-type="float" office:value="0.856811872809784" calcext:value-type="float">
            <text:p>0.8568118728</text:p>
          </table:table-cell>
          <table:table-cell table:formula="of:=[.A344]-[.G344]" office:value-type="float" office:value="0.0356689999999999" calcext:value-type="float">
            <text:p>0.035669</text:p>
          </table:table-cell>
          <table:table-cell table:formula="of:=[.B344]-[.H344]" office:value-type="float" office:value="0.8384291" calcext:value-type="float">
            <text:p>0.8384291</text:p>
          </table:table-cell>
          <table:table-cell table:formula="of:=[.C344]-[.I344]" office:value-type="float" office:value="0.172889999999999" calcext:value-type="float">
            <text:p>0.17289</text:p>
          </table:table-cell>
          <table:table-cell/>
        </table:table-row>
        <table:table-row table:style-name="ro1">
          <table:table-cell office:value-type="float" office:value="-0.869492" calcext:value-type="float">
            <text:p>-0.869492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-9.43661" calcext:value-type="float">
            <text:p>-9.43661</text:p>
          </table:table-cell>
          <table:table-cell office:value-type="float" office:value="2.81547" calcext:value-type="float">
            <text:p>2.81547</text:p>
          </table:table-cell>
          <table:table-cell office:value-type="float" office:value="0.107832" calcext:value-type="float">
            <text:p>0.107832</text:p>
          </table:table-cell>
          <table:table-cell office:value-type="float" office:value="3.14088" calcext:value-type="float">
            <text:p>3.14088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-0.00691714" calcext:value-type="float">
            <text:p>-0.00691714</text:p>
          </table:table-cell>
          <table:table-cell office:value-type="float" office:value="-9.74308" calcext:value-type="float">
            <text:p>-9.74308</text:p>
          </table:table-cell>
          <table:table-cell/>
          <table:table-cell table:formula="of:= SQRT(([.G345]-[.A345])^2 + ([.H345]-[.B345])^2 + ([.I345]-[.C345])^2)" office:value-type="float" office:value="0.930435543162631" calcext:value-type="float">
            <text:p>0.9304355432</text:p>
          </table:table-cell>
          <table:table-cell table:formula="of:=[.A345]-[.G345]" office:value-type="float" office:value="0.185208" calcext:value-type="float">
            <text:p>0.185208</text:p>
          </table:table-cell>
          <table:table-cell table:formula="of:=[.B345]-[.H345]" office:value-type="float" office:value="0.85876914" calcext:value-type="float">
            <text:p>0.85876914</text:p>
          </table:table-cell>
          <table:table-cell table:formula="of:=[.C345]-[.I345]" office:value-type="float" office:value="0.306470000000001" calcext:value-type="float">
            <text:p>0.30647</text:p>
          </table:table-cell>
          <table:table-cell/>
        </table:table-row>
        <table:table-row table:style-name="ro1">
          <table:table-cell office:value-type="float" office:value="-0.771896" calcext:value-type="float">
            <text:p>-0.771896</text:p>
          </table:table-cell>
          <table:table-cell office:value-type="float" office:value="1.27556" calcext:value-type="float">
            <text:p>1.27556</text:p>
          </table:table-cell>
          <table:table-cell office:value-type="float" office:value="-9.49374" calcext:value-type="float">
            <text:p>-9.49374</text:p>
          </table:table-cell>
          <table:table-cell office:value-type="float" office:value="2.81547" calcext:value-type="float">
            <text:p>2.81547</text:p>
          </table:table-cell>
          <table:table-cell office:value-type="float" office:value="0.107832" calcext:value-type="float">
            <text:p>0.107832</text:p>
          </table:table-cell>
          <table:table-cell office:value-type="float" office:value="3.14088" calcext:value-type="float">
            <text:p>3.14088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-0.00691714" calcext:value-type="float">
            <text:p>-0.00691714</text:p>
          </table:table-cell>
          <table:table-cell office:value-type="float" office:value="-9.74308" calcext:value-type="float">
            <text:p>-9.74308</text:p>
          </table:table-cell>
          <table:table-cell/>
          <table:table-cell table:formula="of:= SQRT(([.G346]-[.A346])^2 + ([.H346]-[.B346])^2 + ([.I346]-[.C346])^2)" office:value-type="float" office:value="1.33674835052772" calcext:value-type="float">
            <text:p>1.3367483505</text:p>
          </table:table-cell>
          <table:table-cell table:formula="of:=[.A346]-[.G346]" office:value-type="float" office:value="0.282804" calcext:value-type="float">
            <text:p>0.282804</text:p>
          </table:table-cell>
          <table:table-cell table:formula="of:=[.B346]-[.H346]" office:value-type="float" office:value="1.28247714" calcext:value-type="float">
            <text:p>1.28247714</text:p>
          </table:table-cell>
          <table:table-cell table:formula="of:=[.C346]-[.I346]" office:value-type="float" office:value="0.24934" calcext:value-type="float">
            <text:p>0.24934</text:p>
          </table:table-cell>
          <table:table-cell/>
        </table:table-row>
        <table:table-row table:style-name="ro1">
          <table:table-cell office:value-type="float" office:value="-0.771896" calcext:value-type="float">
            <text:p>-0.771896</text:p>
          </table:table-cell>
          <table:table-cell office:value-type="float" office:value="1.27556" calcext:value-type="float">
            <text:p>1.27556</text:p>
          </table:table-cell>
          <table:table-cell office:value-type="float" office:value="-9.49374" calcext:value-type="float">
            <text:p>-9.49374</text:p>
          </table:table-cell>
          <table:table-cell office:value-type="float" office:value="2.82523" calcext:value-type="float">
            <text:p>2.82523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3.1413" calcext:value-type="float">
            <text:p>3.1413</text:p>
          </table:table-cell>
          <table:table-cell office:value-type="float" office:value="-1.14619" calcext:value-type="float">
            <text:p>-1.14619</text:p>
          </table:table-cell>
          <table:table-cell office:value-type="float" office:value="-0.002816" calcext:value-type="float">
            <text:p>-0.002816</text:p>
          </table:table-cell>
          <table:table-cell office:value-type="float" office:value="-9.73274" calcext:value-type="float">
            <text:p>-9.73274</text:p>
          </table:table-cell>
          <table:table-cell/>
          <table:table-cell table:formula="of:= SQRT(([.G347]-[.A347])^2 + ([.H347]-[.B347])^2 + ([.I347]-[.C347])^2)" office:value-type="float" office:value="1.35331526105782" calcext:value-type="float">
            <text:p>1.3533152611</text:p>
          </table:table-cell>
          <table:table-cell table:formula="of:=[.A347]-[.G347]" office:value-type="float" office:value="0.374294" calcext:value-type="float">
            <text:p>0.374294</text:p>
          </table:table-cell>
          <table:table-cell table:formula="of:=[.B347]-[.H347]" office:value-type="float" office:value="1.278376" calcext:value-type="float">
            <text:p>1.278376</text:p>
          </table:table-cell>
          <table:table-cell table:formula="of:=[.C347]-[.I347]" office:value-type="float" office:value="0.238999999999999" calcext:value-type="float">
            <text:p>0.239</text:p>
          </table:table-cell>
          <table:table-cell/>
        </table:table-row>
        <table:table-row table:style-name="ro1">
          <table:table-cell office:value-type="float" office:value="-0.771896" calcext:value-type="float">
            <text:p>-0.771896</text:p>
          </table:table-cell>
          <table:table-cell office:value-type="float" office:value="1.27556" calcext:value-type="float">
            <text:p>1.27556</text:p>
          </table:table-cell>
          <table:table-cell office:value-type="float" office:value="-9.49374" calcext:value-type="float">
            <text:p>-9.49374</text:p>
          </table:table-cell>
          <table:table-cell office:value-type="float" office:value="2.82523" calcext:value-type="float">
            <text:p>2.82523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3.1413" calcext:value-type="float">
            <text:p>3.1413</text:p>
          </table:table-cell>
          <table:table-cell office:value-type="float" office:value="-1.14619" calcext:value-type="float">
            <text:p>-1.14619</text:p>
          </table:table-cell>
          <table:table-cell office:value-type="float" office:value="-0.002816" calcext:value-type="float">
            <text:p>-0.002816</text:p>
          </table:table-cell>
          <table:table-cell office:value-type="float" office:value="-9.73274" calcext:value-type="float">
            <text:p>-9.73274</text:p>
          </table:table-cell>
          <table:table-cell/>
          <table:table-cell table:formula="of:= SQRT(([.G348]-[.A348])^2 + ([.H348]-[.B348])^2 + ([.I348]-[.C348])^2)" office:value-type="float" office:value="1.35331526105782" calcext:value-type="float">
            <text:p>1.3533152611</text:p>
          </table:table-cell>
          <table:table-cell table:formula="of:=[.A348]-[.G348]" office:value-type="float" office:value="0.374294" calcext:value-type="float">
            <text:p>0.374294</text:p>
          </table:table-cell>
          <table:table-cell table:formula="of:=[.B348]-[.H348]" office:value-type="float" office:value="1.278376" calcext:value-type="float">
            <text:p>1.278376</text:p>
          </table:table-cell>
          <table:table-cell table:formula="of:=[.C348]-[.I348]" office:value-type="float" office:value="0.238999999999999" calcext:value-type="float">
            <text:p>0.239</text:p>
          </table:table-cell>
          <table:table-cell/>
        </table:table-row>
        <table:table-row table:style-name="ro1">
          <table:table-cell office:value-type="float" office:value="-0.855209" calcext:value-type="float">
            <text:p>-0.855209</text:p>
          </table:table-cell>
          <table:table-cell office:value-type="float" office:value="1.55168" calcext:value-type="float">
            <text:p>1.55168</text:p>
          </table:table-cell>
          <table:table-cell office:value-type="float" office:value="-9.4509" calcext:value-type="float">
            <text:p>-9.4509</text:p>
          </table:table-cell>
          <table:table-cell office:value-type="float" office:value="2.82523" calcext:value-type="float">
            <text:p>2.82523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3.1413" calcext:value-type="float">
            <text:p>3.1413</text:p>
          </table:table-cell>
          <table:table-cell office:value-type="float" office:value="-1.14619" calcext:value-type="float">
            <text:p>-1.14619</text:p>
          </table:table-cell>
          <table:table-cell office:value-type="float" office:value="-0.002816" calcext:value-type="float">
            <text:p>-0.002816</text:p>
          </table:table-cell>
          <table:table-cell office:value-type="float" office:value="-9.73274" calcext:value-type="float">
            <text:p>-9.73274</text:p>
          </table:table-cell>
          <table:table-cell/>
          <table:table-cell table:formula="of:= SQRT(([.G349]-[.A349])^2 + ([.H349]-[.B349])^2 + ([.I349]-[.C349])^2)" office:value-type="float" office:value="1.60641263129278" calcext:value-type="float">
            <text:p>1.6064126313</text:p>
          </table:table-cell>
          <table:table-cell table:formula="of:=[.A349]-[.G349]" office:value-type="float" office:value="0.290981" calcext:value-type="float">
            <text:p>0.290981</text:p>
          </table:table-cell>
          <table:table-cell table:formula="of:=[.B349]-[.H349]" office:value-type="float" office:value="1.554496" calcext:value-type="float">
            <text:p>1.554496</text:p>
          </table:table-cell>
          <table:table-cell table:formula="of:=[.C349]-[.I349]" office:value-type="float" office:value="0.281839999999999" calcext:value-type="float">
            <text:p>0.28184</text:p>
          </table:table-cell>
          <table:table-cell/>
        </table:table-row>
        <table:table-row table:style-name="ro1">
          <table:table-cell office:value-type="float" office:value="-0.855209" calcext:value-type="float">
            <text:p>-0.855209</text:p>
          </table:table-cell>
          <table:table-cell office:value-type="float" office:value="1.55168" calcext:value-type="float">
            <text:p>1.55168</text:p>
          </table:table-cell>
          <table:table-cell office:value-type="float" office:value="-9.4509" calcext:value-type="float">
            <text:p>-9.4509</text:p>
          </table:table-cell>
          <table:table-cell office:value-type="float" office:value="2.83843" calcext:value-type="float">
            <text:p>2.83843</text:p>
          </table:table-cell>
          <table:table-cell office:value-type="float" office:value="0.126655" calcext:value-type="float">
            <text:p>0.126655</text:p>
          </table:table-cell>
          <table:table-cell office:value-type="float" office:value="3.14116" calcext:value-type="float">
            <text:p>3.14116</text:p>
          </table:table-cell>
          <table:table-cell office:value-type="float" office:value="-1.2379" calcext:value-type="float">
            <text:p>-1.2379</text:p>
          </table:table-cell>
          <table:table-cell office:value-type="float" office:value="-0.00425375" calcext:value-type="float">
            <text:p>-0.00425375</text:p>
          </table:table-cell>
          <table:table-cell office:value-type="float" office:value="-9.7215" calcext:value-type="float">
            <text:p>-9.7215</text:p>
          </table:table-cell>
          <table:table-cell/>
          <table:table-cell table:formula="of:= SQRT(([.G350]-[.A350])^2 + ([.H350]-[.B350])^2 + ([.I350]-[.C350])^2)" office:value-type="float" office:value="1.62499433718092" calcext:value-type="float">
            <text:p>1.6249943372</text:p>
          </table:table-cell>
          <table:table-cell table:formula="of:=[.A350]-[.G350]" office:value-type="float" office:value="0.382691" calcext:value-type="float">
            <text:p>0.382691</text:p>
          </table:table-cell>
          <table:table-cell table:formula="of:=[.B350]-[.H350]" office:value-type="float" office:value="1.55593375" calcext:value-type="float">
            <text:p>1.55593375</text:p>
          </table:table-cell>
          <table:table-cell table:formula="of:=[.C350]-[.I350]" office:value-type="float" office:value="0.2706" calcext:value-type="float">
            <text:p>0.2706</text:p>
          </table:table-cell>
          <table:table-cell/>
        </table:table-row>
        <table:table-row table:style-name="ro1">
          <table:table-cell office:value-type="float" office:value="-0.905197" calcext:value-type="float">
            <text:p>-0.905197</text:p>
          </table:table-cell>
          <table:table-cell office:value-type="float" office:value="1.33745" calcext:value-type="float">
            <text:p>1.33745</text:p>
          </table:table-cell>
          <table:table-cell office:value-type="float" office:value="-9.48898" calcext:value-type="float">
            <text:p>-9.48898</text:p>
          </table:table-cell>
          <table:table-cell office:value-type="float" office:value="2.85287" calcext:value-type="float">
            <text:p>2.85287</text:p>
          </table:table-cell>
          <table:table-cell office:value-type="float" office:value="0.133605" calcext:value-type="float">
            <text:p>0.133605</text:p>
          </table:table-cell>
          <table:table-cell office:value-type="float" office:value="-3.1398" calcext:value-type="float">
            <text:p>-3.1398</text:p>
          </table:table-cell>
          <table:table-cell office:value-type="float" office:value="-1.30544" calcext:value-type="float">
            <text:p>-1.30544</text:p>
          </table:table-cell>
          <table:table-cell office:value-type="float" office:value="0.0174259" calcext:value-type="float">
            <text:p>0.0174259</text:p>
          </table:table-cell>
          <table:table-cell office:value-type="float" office:value="-9.71265" calcext:value-type="float">
            <text:p>-9.71265</text:p>
          </table:table-cell>
          <table:table-cell/>
          <table:table-cell table:formula="of:= SQRT(([.G351]-[.A351])^2 + ([.H351]-[.B351])^2 + ([.I351]-[.C351])^2)" office:value-type="float" office:value="1.39738554183511" calcext:value-type="float">
            <text:p>1.3973855418</text:p>
          </table:table-cell>
          <table:table-cell table:formula="of:=[.A351]-[.G351]" office:value-type="float" office:value="0.400243" calcext:value-type="float">
            <text:p>0.400243</text:p>
          </table:table-cell>
          <table:table-cell table:formula="of:=[.B351]-[.H351]" office:value-type="float" office:value="1.3200241" calcext:value-type="float">
            <text:p>1.3200241</text:p>
          </table:table-cell>
          <table:table-cell table:formula="of:=[.C351]-[.I351]" office:value-type="float" office:value="0.22367" calcext:value-type="float">
            <text:p>0.22367</text:p>
          </table:table-cell>
          <table:table-cell/>
        </table:table-row>
        <table:table-row table:style-name="ro1">
          <table:table-cell office:value-type="float" office:value="-1.13847" calcext:value-type="float">
            <text:p>-1.13847</text:p>
          </table:table-cell>
          <table:table-cell office:value-type="float" office:value="0.920883" calcext:value-type="float">
            <text:p>0.920883</text:p>
          </table:table-cell>
          <table:table-cell office:value-type="float" office:value="-9.90317" calcext:value-type="float">
            <text:p>-9.90317</text:p>
          </table:table-cell>
          <table:table-cell office:value-type="float" office:value="2.87782" calcext:value-type="float">
            <text:p>2.87782</text:p>
          </table:table-cell>
          <table:table-cell office:value-type="float" office:value="0.145903" calcext:value-type="float">
            <text:p>0.145903</text:p>
          </table:table-cell>
          <table:table-cell office:value-type="float" office:value="-3.13229" calcext:value-type="float">
            <text:p>-3.13229</text:p>
          </table:table-cell>
          <table:table-cell office:value-type="float" office:value="-1.42478" calcext:value-type="float">
            <text:p>-1.42478</text:p>
          </table:table-cell>
          <table:table-cell office:value-type="float" office:value="0.090165" calcext:value-type="float">
            <text:p>0.090165</text:p>
          </table:table-cell>
          <table:table-cell office:value-type="float" office:value="-9.69546" calcext:value-type="float">
            <text:p>-9.69546</text:p>
          </table:table-cell>
          <table:table-cell/>
          <table:table-cell table:formula="of:= SQRT(([.G352]-[.A352])^2 + ([.H352]-[.B352])^2 + ([.I352]-[.C352])^2)" office:value-type="float" office:value="0.902889392851638" calcext:value-type="float">
            <text:p>0.9028893929</text:p>
          </table:table-cell>
          <table:table-cell table:formula="of:=[.A352]-[.G352]" office:value-type="float" office:value="0.28631" calcext:value-type="float">
            <text:p>0.28631</text:p>
          </table:table-cell>
          <table:table-cell table:formula="of:=[.B352]-[.H352]" office:value-type="float" office:value="0.830718" calcext:value-type="float">
            <text:p>0.830718</text:p>
          </table:table-cell>
          <table:table-cell table:formula="of:=[.C352]-[.I352]" office:value-type="float" office:value="-0.207709999999999" calcext:value-type="float">
            <text:p>-0.20771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1.10179" calcext:value-type="float">
            <text:p>1.10179</text:p>
          </table:table-cell>
          <table:table-cell office:value-type="float" office:value="-9.95078" calcext:value-type="float">
            <text:p>-9.95078</text:p>
          </table:table-cell>
          <table:table-cell office:value-type="float" office:value="2.89046" calcext:value-type="float">
            <text:p>2.89046</text:p>
          </table:table-cell>
          <table:table-cell office:value-type="float" office:value="0.149714" calcext:value-type="float">
            <text:p>0.149714</text:p>
          </table:table-cell>
          <table:table-cell office:value-type="float" office:value="-3.12912" calcext:value-type="float">
            <text:p>-3.12912</text:p>
          </table:table-cell>
          <table:table-cell office:value-type="float" office:value="-1.46173" calcext:value-type="float">
            <text:p>-1.46173</text:p>
          </table:table-cell>
          <table:table-cell office:value-type="float" office:value="0.120864" calcext:value-type="float">
            <text:p>0.120864</text:p>
          </table:table-cell>
          <table:table-cell office:value-type="float" office:value="-9.68962" calcext:value-type="float">
            <text:p>-9.68962</text:p>
          </table:table-cell>
          <table:table-cell/>
          <table:table-cell table:formula="of:= SQRT(([.G353]-[.A353])^2 + ([.H353]-[.B353])^2 + ([.I353]-[.C353])^2)" office:value-type="float" office:value="1.10631079501919" calcext:value-type="float">
            <text:p>1.106310795</text:p>
          </table:table-cell>
          <table:table-cell table:formula="of:=[.A353]-[.G353]" office:value-type="float" office:value="0.43989" calcext:value-type="float">
            <text:p>0.43989</text:p>
          </table:table-cell>
          <table:table-cell table:formula="of:=[.B353]-[.H353]" office:value-type="float" office:value="0.980926" calcext:value-type="float">
            <text:p>0.980926</text:p>
          </table:table-cell>
          <table:table-cell table:formula="of:=[.C353]-[.I353]" office:value-type="float" office:value="-0.26116" calcext:value-type="float">
            <text:p>-0.26116</text:p>
          </table:table-cell>
          <table:table-cell/>
        </table:table-row>
        <table:table-row table:style-name="ro1">
          <table:table-cell office:value-type="float" office:value="-0.948044" calcext:value-type="float">
            <text:p>-0.948044</text:p>
          </table:table-cell>
          <table:table-cell office:value-type="float" office:value="1.27556" calcext:value-type="float">
            <text:p>1.27556</text:p>
          </table:table-cell>
          <table:table-cell office:value-type="float" office:value="-9.93649" calcext:value-type="float">
            <text:p>-9.93649</text:p>
          </table:table-cell>
          <table:table-cell office:value-type="float" office:value="2.90649" calcext:value-type="float">
            <text:p>2.90649</text:p>
          </table:table-cell>
          <table:table-cell office:value-type="float" office:value="0.149845" calcext:value-type="float">
            <text:p>0.149845</text:p>
          </table:table-cell>
          <table:table-cell office:value-type="float" office:value="-3.12588" calcext:value-type="float">
            <text:p>-3.12588</text:p>
          </table:table-cell>
          <table:table-cell office:value-type="float" office:value="-1.46299" calcext:value-type="float">
            <text:p>-1.46299</text:p>
          </table:table-cell>
          <table:table-cell office:value-type="float" office:value="0.152274" calcext:value-type="float">
            <text:p>0.152274</text:p>
          </table:table-cell>
          <table:table-cell office:value-type="float" office:value="-9.68899" calcext:value-type="float">
            <text:p>-9.68899</text:p>
          </table:table-cell>
          <table:table-cell/>
          <table:table-cell table:formula="of:= SQRT(([.G354]-[.A354])^2 + ([.H354]-[.B354])^2 + ([.I354]-[.C354])^2)" office:value-type="float" office:value="1.26023691054976" calcext:value-type="float">
            <text:p>1.2602369105</text:p>
          </table:table-cell>
          <table:table-cell table:formula="of:=[.A354]-[.G354]" office:value-type="float" office:value="0.514946" calcext:value-type="float">
            <text:p>0.514946</text:p>
          </table:table-cell>
          <table:table-cell table:formula="of:=[.B354]-[.H354]" office:value-type="float" office:value="1.123286" calcext:value-type="float">
            <text:p>1.123286</text:p>
          </table:table-cell>
          <table:table-cell table:formula="of:=[.C354]-[.I354]" office:value-type="float" office:value="-0.247499999999999" calcext:value-type="float">
            <text:p>-0.2475</text:p>
          </table:table-cell>
          <table:table-cell/>
        </table:table-row>
        <table:table-row table:style-name="ro1">
          <table:table-cell office:value-type="float" office:value="-1.06468" calcext:value-type="float">
            <text:p>-1.06468</text:p>
          </table:table-cell>
          <table:table-cell office:value-type="float" office:value="1.31841" calcext:value-type="float">
            <text:p>1.31841</text:p>
          </table:table-cell>
          <table:table-cell office:value-type="float" office:value="-10.196" calcext:value-type="float">
            <text:p>-10.196</text:p>
          </table:table-cell>
          <table:table-cell office:value-type="float" office:value="2.92358" calcext:value-type="float">
            <text:p>2.92358</text:p>
          </table:table-cell>
          <table:table-cell office:value-type="float" office:value="0.146887" calcext:value-type="float">
            <text:p>0.146887</text:p>
          </table:table-cell>
          <table:table-cell office:value-type="float" office:value="-3.12011" calcext:value-type="float">
            <text:p>-3.12011</text:p>
          </table:table-cell>
          <table:table-cell office:value-type="float" office:value="-1.43432" calcext:value-type="float">
            <text:p>-1.43432</text:p>
          </table:table-cell>
          <table:table-cell office:value-type="float" office:value="0.208225" calcext:value-type="float">
            <text:p>0.208225</text:p>
          </table:table-cell>
          <table:table-cell office:value-type="float" office:value="-9.69223" calcext:value-type="float">
            <text:p>-9.69223</text:p>
          </table:table-cell>
          <table:table-cell/>
          <table:table-cell table:formula="of:= SQRT(([.G355]-[.A355])^2 + ([.H355]-[.B355])^2 + ([.I355]-[.C355])^2)" office:value-type="float" office:value="1.2739421795062" calcext:value-type="float">
            <text:p>1.2739421795</text:p>
          </table:table-cell>
          <table:table-cell table:formula="of:=[.A355]-[.G355]" office:value-type="float" office:value="0.36964" calcext:value-type="float">
            <text:p>0.36964</text:p>
          </table:table-cell>
          <table:table-cell table:formula="of:=[.B355]-[.H355]" office:value-type="float" office:value="1.110185" calcext:value-type="float">
            <text:p>1.110185</text:p>
          </table:table-cell>
          <table:table-cell table:formula="of:=[.C355]-[.I355]" office:value-type="float" office:value="-0.503769999999999" calcext:value-type="float">
            <text:p>-0.50377</text:p>
          </table:table-cell>
          <table:table-cell/>
        </table:table-row>
        <table:table-row table:style-name="ro1">
          <table:table-cell office:value-type="float" office:value="-1.00279" calcext:value-type="float">
            <text:p>-1.00279</text:p>
          </table:table-cell>
          <table:table-cell office:value-type="float" office:value="0.678085" calcext:value-type="float">
            <text:p>0.678085</text:p>
          </table:table-cell>
          <table:table-cell office:value-type="float" office:value="-10.4102" calcext:value-type="float">
            <text:p>-10.4102</text:p>
          </table:table-cell>
          <table:table-cell office:value-type="float" office:value="2.93745" calcext:value-type="float">
            <text:p>2.93745</text:p>
          </table:table-cell>
          <table:table-cell office:value-type="float" office:value="0.143401" calcext:value-type="float">
            <text:p>0.143401</text:p>
          </table:table-cell>
          <table:table-cell office:value-type="float" office:value="-3.1108" calcext:value-type="float">
            <text:p>-3.1108</text:p>
          </table:table-cell>
          <table:table-cell office:value-type="float" office:value="-1.40052" calcext:value-type="float">
            <text:p>-1.40052</text:p>
          </table:table-cell>
          <table:table-cell office:value-type="float" office:value="0.298599" calcext:value-type="float">
            <text:p>0.298599</text:p>
          </table:table-cell>
          <table:table-cell office:value-type="float" office:value="-9.69481" calcext:value-type="float">
            <text:p>-9.69481</text:p>
          </table:table-cell>
          <table:table-cell/>
          <table:table-cell table:formula="of:= SQRT(([.G356]-[.A356])^2 + ([.H356]-[.B356])^2 + ([.I356]-[.C356])^2)" office:value-type="float" office:value="0.902209304538586" calcext:value-type="float">
            <text:p>0.9022093045</text:p>
          </table:table-cell>
          <table:table-cell table:formula="of:=[.A356]-[.G356]" office:value-type="float" office:value="0.39773" calcext:value-type="float">
            <text:p>0.39773</text:p>
          </table:table-cell>
          <table:table-cell table:formula="of:=[.B356]-[.H356]" office:value-type="float" office:value="0.379486" calcext:value-type="float">
            <text:p>0.379486</text:p>
          </table:table-cell>
          <table:table-cell table:formula="of:=[.C356]-[.I356]" office:value-type="float" office:value="-0.715389999999999" calcext:value-type="float">
            <text:p>-0.71539</text:p>
          </table:table-cell>
          <table:table-cell/>
        </table:table-row>
        <table:table-row table:style-name="ro1">
          <table:table-cell office:value-type="float" office:value="-1.00279" calcext:value-type="float">
            <text:p>-1.00279</text:p>
          </table:table-cell>
          <table:table-cell office:value-type="float" office:value="0.678085" calcext:value-type="float">
            <text:p>0.678085</text:p>
          </table:table-cell>
          <table:table-cell office:value-type="float" office:value="-10.4102" calcext:value-type="float">
            <text:p>-10.4102</text:p>
          </table:table-cell>
          <table:table-cell office:value-type="float" office:value="2.93745" calcext:value-type="float">
            <text:p>2.93745</text:p>
          </table:table-cell>
          <table:table-cell office:value-type="float" office:value="0.143401" calcext:value-type="float">
            <text:p>0.143401</text:p>
          </table:table-cell>
          <table:table-cell office:value-type="float" office:value="-3.1108" calcext:value-type="float">
            <text:p>-3.1108</text:p>
          </table:table-cell>
          <table:table-cell office:value-type="float" office:value="-1.40052" calcext:value-type="float">
            <text:p>-1.40052</text:p>
          </table:table-cell>
          <table:table-cell office:value-type="float" office:value="0.298599" calcext:value-type="float">
            <text:p>0.298599</text:p>
          </table:table-cell>
          <table:table-cell office:value-type="float" office:value="-9.69481" calcext:value-type="float">
            <text:p>-9.69481</text:p>
          </table:table-cell>
          <table:table-cell/>
          <table:table-cell table:formula="of:= SQRT(([.G357]-[.A357])^2 + ([.H357]-[.B357])^2 + ([.I357]-[.C357])^2)" office:value-type="float" office:value="0.902209304538586" calcext:value-type="float">
            <text:p>0.9022093045</text:p>
          </table:table-cell>
          <table:table-cell table:formula="of:=[.A357]-[.G357]" office:value-type="float" office:value="0.39773" calcext:value-type="float">
            <text:p>0.39773</text:p>
          </table:table-cell>
          <table:table-cell table:formula="of:=[.B357]-[.H357]" office:value-type="float" office:value="0.379486" calcext:value-type="float">
            <text:p>0.379486</text:p>
          </table:table-cell>
          <table:table-cell table:formula="of:=[.C357]-[.I357]" office:value-type="float" office:value="-0.715389999999999" calcext:value-type="float">
            <text:p>-0.71539</text:p>
          </table:table-cell>
          <table:table-cell/>
        </table:table-row>
        <table:table-row table:style-name="ro1">
          <table:table-cell office:value-type="float" office:value="-0.738571" calcext:value-type="float">
            <text:p>-0.738571</text:p>
          </table:table-cell>
          <table:table-cell office:value-type="float" office:value="-0.354996" calcext:value-type="float">
            <text:p>-0.354996</text:p>
          </table:table-cell>
          <table:table-cell office:value-type="float" office:value="-10.8125" calcext:value-type="float">
            <text:p>-10.8125</text:p>
          </table:table-cell>
          <table:table-cell office:value-type="float" office:value="2.9492" calcext:value-type="float">
            <text:p>2.9492</text:p>
          </table:table-cell>
          <table:table-cell office:value-type="float" office:value="0.138796" calcext:value-type="float">
            <text:p>0.138796</text:p>
          </table:table-cell>
          <table:table-cell office:value-type="float" office:value="-3.10002" calcext:value-type="float">
            <text:p>-3.10002</text:p>
          </table:table-cell>
          <table:table-cell office:value-type="float" office:value="-1.35584" calcext:value-type="float">
            <text:p>-1.35584</text:p>
          </table:table-cell>
          <table:table-cell office:value-type="float" office:value="0.403337" calcext:value-type="float">
            <text:p>0.403337</text:p>
          </table:table-cell>
          <table:table-cell office:value-type="float" office:value="-9.69737" calcext:value-type="float">
            <text:p>-9.69737</text:p>
          </table:table-cell>
          <table:table-cell/>
          <table:table-cell table:formula="of:= SQRT(([.G358]-[.A358])^2 + ([.H358]-[.B358])^2 + ([.I358]-[.C358])^2)" office:value-type="float" office:value="1.4831064945411" calcext:value-type="float">
            <text:p>1.4831064945</text:p>
          </table:table-cell>
          <table:table-cell table:formula="of:=[.A358]-[.G358]" office:value-type="float" office:value="0.617269" calcext:value-type="float">
            <text:p>0.617269</text:p>
          </table:table-cell>
          <table:table-cell table:formula="of:=[.B358]-[.H358]" office:value-type="float" office:value="-0.758333" calcext:value-type="float">
            <text:p>-0.758333</text:p>
          </table:table-cell>
          <table:table-cell table:formula="of:=[.C358]-[.I358]" office:value-type="float" office:value="-1.11513" calcext:value-type="float">
            <text:p>-1.11513</text:p>
          </table:table-cell>
          <table:table-cell/>
        </table:table-row>
        <table:table-row table:style-name="ro1">
          <table:table-cell office:value-type="float" office:value="-0.686203" calcext:value-type="float">
            <text:p>-0.686203</text:p>
          </table:table-cell>
          <table:table-cell office:value-type="float" office:value="-0.243118" calcext:value-type="float">
            <text:p>-0.243118</text:p>
          </table:table-cell>
          <table:table-cell office:value-type="float" office:value="-10.5863" calcext:value-type="float">
            <text:p>-10.5863</text:p>
          </table:table-cell>
          <table:table-cell office:value-type="float" office:value="2.96254" calcext:value-type="float">
            <text:p>2.96254</text:p>
          </table:table-cell>
          <table:table-cell office:value-type="float" office:value="0.130504" calcext:value-type="float">
            <text:p>0.130504</text:p>
          </table:table-cell>
          <table:table-cell office:value-type="float" office:value="-3.09313" calcext:value-type="float">
            <text:p>-3.09313</text:p>
          </table:table-cell>
          <table:table-cell office:value-type="float" office:value="-1.27531" calcext:value-type="float">
            <text:p>-1.27531</text:p>
          </table:table-cell>
          <table:table-cell office:value-type="float" office:value="0.470757" calcext:value-type="float">
            <text:p>0.470757</text:p>
          </table:table-cell>
          <table:table-cell office:value-type="float" office:value="-9.70525" calcext:value-type="float">
            <text:p>-9.70525</text:p>
          </table:table-cell>
          <table:table-cell/>
          <table:table-cell table:formula="of:= SQRT(([.G359]-[.A359])^2 + ([.H359]-[.B359])^2 + ([.I359]-[.C359])^2)" office:value-type="float" office:value="1.27785510742572" calcext:value-type="float">
            <text:p>1.2778551074</text:p>
          </table:table-cell>
          <table:table-cell table:formula="of:=[.A359]-[.G359]" office:value-type="float" office:value="0.589107" calcext:value-type="float">
            <text:p>0.589107</text:p>
          </table:table-cell>
          <table:table-cell table:formula="of:=[.B359]-[.H359]" office:value-type="float" office:value="-0.713875" calcext:value-type="float">
            <text:p>-0.713875</text:p>
          </table:table-cell>
          <table:table-cell table:formula="of:=[.C359]-[.I359]" office:value-type="float" office:value="-0.88105" calcext:value-type="float">
            <text:p>-0.88105</text:p>
          </table:table-cell>
          <table:table-cell/>
        </table:table-row>
        <table:table-row table:style-name="ro1">
          <table:table-cell office:value-type="float" office:value="-0.550522" calcext:value-type="float">
            <text:p>-0.550522</text:p>
          </table:table-cell>
          <table:table-cell office:value-type="float" office:value="-0.362137" calcext:value-type="float">
            <text:p>-0.362137</text:p>
          </table:table-cell>
          <table:table-cell office:value-type="float" office:value="-10.1983" calcext:value-type="float">
            <text:p>-10.1983</text:p>
          </table:table-cell>
          <table:table-cell office:value-type="float" office:value="2.9801" calcext:value-type="float">
            <text:p>2.9801</text:p>
          </table:table-cell>
          <table:table-cell office:value-type="float" office:value="0.119287" calcext:value-type="float">
            <text:p>0.119287</text:p>
          </table:table-cell>
          <table:table-cell office:value-type="float" office:value="-3.08971" calcext:value-type="float">
            <text:p>-3.08971</text:p>
          </table:table-cell>
          <table:table-cell office:value-type="float" office:value="-1.16624" calcext:value-type="float">
            <text:p>-1.16624</text:p>
          </table:table-cell>
          <table:table-cell office:value-type="float" office:value="0.504594" calcext:value-type="float">
            <text:p>0.504594</text:p>
          </table:table-cell>
          <table:table-cell office:value-type="float" office:value="-9.71727" calcext:value-type="float">
            <text:p>-9.71727</text:p>
          </table:table-cell>
          <table:table-cell/>
          <table:table-cell table:formula="of:= SQRT(([.G360]-[.A360])^2 + ([.H360]-[.B360])^2 + ([.I360]-[.C360])^2)" office:value-type="float" office:value="1.16692807952547" calcext:value-type="float">
            <text:p>1.1669280795</text:p>
          </table:table-cell>
          <table:table-cell table:formula="of:=[.A360]-[.G360]" office:value-type="float" office:value="0.615718" calcext:value-type="float">
            <text:p>0.615718</text:p>
          </table:table-cell>
          <table:table-cell table:formula="of:=[.B360]-[.H360]" office:value-type="float" office:value="-0.866731" calcext:value-type="float">
            <text:p>-0.866731</text:p>
          </table:table-cell>
          <table:table-cell table:formula="of:=[.C360]-[.I360]" office:value-type="float" office:value="-0.481030000000001" calcext:value-type="float">
            <text:p>-0.48103</text:p>
          </table:table-cell>
          <table:table-cell/>
        </table:table-row>
        <table:table-row table:style-name="ro1">
          <table:table-cell office:value-type="float" office:value="-0.550522" calcext:value-type="float">
            <text:p>-0.550522</text:p>
          </table:table-cell>
          <table:table-cell office:value-type="float" office:value="-0.362137" calcext:value-type="float">
            <text:p>-0.362137</text:p>
          </table:table-cell>
          <table:table-cell office:value-type="float" office:value="-10.1983" calcext:value-type="float">
            <text:p>-10.1983</text:p>
          </table:table-cell>
          <table:table-cell office:value-type="float" office:value="2.9801" calcext:value-type="float">
            <text:p>2.9801</text:p>
          </table:table-cell>
          <table:table-cell office:value-type="float" office:value="0.119287" calcext:value-type="float">
            <text:p>0.119287</text:p>
          </table:table-cell>
          <table:table-cell office:value-type="float" office:value="-3.08971" calcext:value-type="float">
            <text:p>-3.08971</text:p>
          </table:table-cell>
          <table:table-cell office:value-type="float" office:value="-1.16624" calcext:value-type="float">
            <text:p>-1.16624</text:p>
          </table:table-cell>
          <table:table-cell office:value-type="float" office:value="0.504594" calcext:value-type="float">
            <text:p>0.504594</text:p>
          </table:table-cell>
          <table:table-cell office:value-type="float" office:value="-9.71727" calcext:value-type="float">
            <text:p>-9.71727</text:p>
          </table:table-cell>
          <table:table-cell/>
          <table:table-cell table:formula="of:= SQRT(([.G361]-[.A361])^2 + ([.H361]-[.B361])^2 + ([.I361]-[.C361])^2)" office:value-type="float" office:value="1.16692807952547" calcext:value-type="float">
            <text:p>1.1669280795</text:p>
          </table:table-cell>
          <table:table-cell table:formula="of:=[.A361]-[.G361]" office:value-type="float" office:value="0.615718" calcext:value-type="float">
            <text:p>0.615718</text:p>
          </table:table-cell>
          <table:table-cell table:formula="of:=[.B361]-[.H361]" office:value-type="float" office:value="-0.866731" calcext:value-type="float">
            <text:p>-0.866731</text:p>
          </table:table-cell>
          <table:table-cell table:formula="of:=[.C361]-[.I361]" office:value-type="float" office:value="-0.481030000000001" calcext:value-type="float">
            <text:p>-0.48103</text:p>
          </table:table-cell>
          <table:table-cell/>
        </table:table-row>
        <table:table-row table:style-name="ro1">
          <table:table-cell office:value-type="float" office:value="-0.769516" calcext:value-type="float">
            <text:p>-0.769516</text:p>
          </table:table-cell>
          <table:table-cell office:value-type="float" office:value="-1.00008" calcext:value-type="float">
            <text:p>-1.00008</text:p>
          </table:table-cell>
          <table:table-cell office:value-type="float" office:value="-10.2031" calcext:value-type="float">
            <text:p>-10.2031</text:p>
          </table:table-cell>
          <table:table-cell office:value-type="float" office:value="3.00018" calcext:value-type="float">
            <text:p>3.00018</text:p>
          </table:table-cell>
          <table:table-cell office:value-type="float" office:value="0.108771" calcext:value-type="float">
            <text:p>0.108771</text:p>
          </table:table-cell>
          <table:table-cell office:value-type="float" office:value="-3.08497" calcext:value-type="float">
            <text:p>-3.08497</text:p>
          </table:table-cell>
          <table:table-cell office:value-type="float" office:value="-1.06386" calcext:value-type="float">
            <text:p>-1.06386</text:p>
          </table:table-cell>
          <table:table-cell office:value-type="float" office:value="0.551373" calcext:value-type="float">
            <text:p>0.551373</text:p>
          </table:table-cell>
          <table:table-cell office:value-type="float" office:value="-9.72647" calcext:value-type="float">
            <text:p>-9.72647</text:p>
          </table:table-cell>
          <table:table-cell/>
          <table:table-cell table:formula="of:= SQRT(([.G362]-[.A362])^2 + ([.H362]-[.B362])^2 + ([.I362]-[.C362])^2)" office:value-type="float" office:value="1.64949112105673" calcext:value-type="float">
            <text:p>1.6494911211</text:p>
          </table:table-cell>
          <table:table-cell table:formula="of:=[.A362]-[.G362]" office:value-type="float" office:value="0.294344" calcext:value-type="float">
            <text:p>0.294344</text:p>
          </table:table-cell>
          <table:table-cell table:formula="of:=[.B362]-[.H362]" office:value-type="float" office:value="-1.551453" calcext:value-type="float">
            <text:p>-1.551453</text:p>
          </table:table-cell>
          <table:table-cell table:formula="of:=[.C362]-[.I362]" office:value-type="float" office:value="-0.476629999999998" calcext:value-type="float">
            <text:p>-0.47663</text:p>
          </table:table-cell>
          <table:table-cell/>
        </table:table-row>
        <table:table-row table:style-name="ro1">
          <table:table-cell office:value-type="float" office:value="-0.769516" calcext:value-type="float">
            <text:p>-0.769516</text:p>
          </table:table-cell>
          <table:table-cell office:value-type="float" office:value="-1.00008" calcext:value-type="float">
            <text:p>-1.00008</text:p>
          </table:table-cell>
          <table:table-cell office:value-type="float" office:value="-10.2031" calcext:value-type="float">
            <text:p>-10.2031</text:p>
          </table:table-cell>
          <table:table-cell office:value-type="float" office:value="3.02068" calcext:value-type="float">
            <text:p>3.02068</text:p>
          </table:table-cell>
          <table:table-cell office:value-type="float" office:value="0.104619" calcext:value-type="float">
            <text:p>0.104619</text:p>
          </table:table-cell>
          <table:table-cell office:value-type="float" office:value="-3.08043" calcext:value-type="float">
            <text:p>-3.08043</text:p>
          </table:table-cell>
          <table:table-cell office:value-type="float" office:value="-1.0234" calcext:value-type="float">
            <text:p>-1.0234</text:p>
          </table:table-cell>
          <table:table-cell office:value-type="float" office:value="0.595733" calcext:value-type="float">
            <text:p>0.595733</text:p>
          </table:table-cell>
          <table:table-cell office:value-type="float" office:value="-9.72819" calcext:value-type="float">
            <text:p>-9.72819</text:p>
          </table:table-cell>
          <table:table-cell/>
          <table:table-cell table:formula="of:= SQRT(([.G363]-[.A363])^2 + ([.H363]-[.B363])^2 + ([.I363]-[.C363])^2)" office:value-type="float" office:value="1.68422555630919" calcext:value-type="float">
            <text:p>1.6842255563</text:p>
          </table:table-cell>
          <table:table-cell table:formula="of:=[.A363]-[.G363]" office:value-type="float" office:value="0.253884" calcext:value-type="float">
            <text:p>0.253884</text:p>
          </table:table-cell>
          <table:table-cell table:formula="of:=[.B363]-[.H363]" office:value-type="float" office:value="-1.595813" calcext:value-type="float">
            <text:p>-1.595813</text:p>
          </table:table-cell>
          <table:table-cell table:formula="of:=[.C363]-[.I363]" office:value-type="float" office:value="-0.47491" calcext:value-type="float">
            <text:p>-0.47491</text:p>
          </table:table-cell>
          <table:table-cell/>
        </table:table-row>
        <table:table-row table:style-name="ro1">
          <table:table-cell office:value-type="float" office:value="-0.702866" calcext:value-type="float">
            <text:p>-0.702866</text:p>
          </table:table-cell>
          <table:table-cell office:value-type="float" office:value="-1.31667" calcext:value-type="float">
            <text:p>-1.31667</text:p>
          </table:table-cell>
          <table:table-cell office:value-type="float" office:value="-10.2935" calcext:value-type="float">
            <text:p>-10.2935</text:p>
          </table:table-cell>
          <table:table-cell office:value-type="float" office:value="3.02068" calcext:value-type="float">
            <text:p>3.02068</text:p>
          </table:table-cell>
          <table:table-cell office:value-type="float" office:value="0.104619" calcext:value-type="float">
            <text:p>0.104619</text:p>
          </table:table-cell>
          <table:table-cell office:value-type="float" office:value="-3.08043" calcext:value-type="float">
            <text:p>-3.08043</text:p>
          </table:table-cell>
          <table:table-cell office:value-type="float" office:value="-1.0234" calcext:value-type="float">
            <text:p>-1.0234</text:p>
          </table:table-cell>
          <table:table-cell office:value-type="float" office:value="0.595733" calcext:value-type="float">
            <text:p>0.595733</text:p>
          </table:table-cell>
          <table:table-cell office:value-type="float" office:value="-9.72819" calcext:value-type="float">
            <text:p>-9.72819</text:p>
          </table:table-cell>
          <table:table-cell/>
          <table:table-cell table:formula="of:= SQRT(([.G364]-[.A364])^2 + ([.H364]-[.B364])^2 + ([.I364]-[.C364])^2)" office:value-type="float" office:value="2.01980263284931" calcext:value-type="float">
            <text:p>2.0198026328</text:p>
          </table:table-cell>
          <table:table-cell table:formula="of:=[.A364]-[.G364]" office:value-type="float" office:value="0.320534" calcext:value-type="float">
            <text:p>0.320534</text:p>
          </table:table-cell>
          <table:table-cell table:formula="of:=[.B364]-[.H364]" office:value-type="float" office:value="-1.912403" calcext:value-type="float">
            <text:p>-1.912403</text:p>
          </table:table-cell>
          <table:table-cell table:formula="of:=[.C364]-[.I364]" office:value-type="float" office:value="-0.56531" calcext:value-type="float">
            <text:p>-0.56531</text:p>
          </table:table-cell>
          <table:table-cell/>
        </table:table-row>
        <table:table-row table:style-name="ro1">
          <table:table-cell office:value-type="float" office:value="-0.00779724" calcext:value-type="float">
            <text:p>-0.00779724</text:p>
          </table:table-cell>
          <table:table-cell office:value-type="float" office:value="-1.27144" calcext:value-type="float">
            <text:p>-1.27144</text:p>
          </table:table-cell>
          <table:table-cell office:value-type="float" office:value="-9.92697" calcext:value-type="float">
            <text:p>-9.92697</text:p>
          </table:table-cell>
          <table:table-cell office:value-type="float" office:value="3.04056" calcext:value-type="float">
            <text:p>3.04056</text:p>
          </table:table-cell>
          <table:table-cell office:value-type="float" office:value="0.107777" calcext:value-type="float">
            <text:p>0.107777</text:p>
          </table:table-cell>
          <table:table-cell office:value-type="float" office:value="-3.08007" calcext:value-type="float">
            <text:p>-3.08007</text:p>
          </table:table-cell>
          <table:table-cell office:value-type="float" office:value="-1.05417" calcext:value-type="float">
            <text:p>-1.05417</text:p>
          </table:table-cell>
          <table:table-cell office:value-type="float" office:value="0.599043" calcext:value-type="float">
            <text:p>0.599043</text:p>
          </table:table-cell>
          <table:table-cell office:value-type="float" office:value="-9.7247" calcext:value-type="float">
            <text:p>-9.7247</text:p>
          </table:table-cell>
          <table:table-cell/>
          <table:table-cell table:formula="of:= SQRT(([.G365]-[.A365])^2 + ([.H365]-[.B365])^2 + ([.I365]-[.C365])^2)" office:value-type="float" office:value="2.15279254900676" calcext:value-type="float">
            <text:p>2.152792549</text:p>
          </table:table-cell>
          <table:table-cell table:formula="of:=[.A365]-[.G365]" office:value-type="float" office:value="1.04637276" calcext:value-type="float">
            <text:p>1.04637276</text:p>
          </table:table-cell>
          <table:table-cell table:formula="of:=[.B365]-[.H365]" office:value-type="float" office:value="-1.870483" calcext:value-type="float">
            <text:p>-1.870483</text:p>
          </table:table-cell>
          <table:table-cell table:formula="of:=[.C365]-[.I365]" office:value-type="float" office:value="-0.20227" calcext:value-type="float">
            <text:p>-0.20227</text:p>
          </table:table-cell>
          <table:table-cell/>
        </table:table-row>
        <table:table-row table:style-name="ro1">
          <table:table-cell office:value-type="float" office:value="-0.00779724" calcext:value-type="float">
            <text:p>-0.00779724</text:p>
          </table:table-cell>
          <table:table-cell office:value-type="float" office:value="-1.27144" calcext:value-type="float">
            <text:p>-1.27144</text:p>
          </table:table-cell>
          <table:table-cell office:value-type="float" office:value="-9.92697" calcext:value-type="float">
            <text:p>-9.92697</text:p>
          </table:table-cell>
          <table:table-cell office:value-type="float" office:value="3.06238" calcext:value-type="float">
            <text:p>3.06238</text:p>
          </table:table-cell>
          <table:table-cell office:value-type="float" office:value="0.112109" calcext:value-type="float">
            <text:p>0.112109</text:p>
          </table:table-cell>
          <table:table-cell office:value-type="float" office:value="-3.08016" calcext:value-type="float">
            <text:p>-3.08016</text:p>
          </table:table-cell>
          <table:table-cell office:value-type="float" office:value="-1.09637" calcext:value-type="float">
            <text:p>-1.09637</text:p>
          </table:table-cell>
          <table:table-cell office:value-type="float" office:value="0.597891" calcext:value-type="float">
            <text:p>0.597891</text:p>
          </table:table-cell>
          <table:table-cell office:value-type="float" office:value="-9.72011" calcext:value-type="float">
            <text:p>-9.72011</text:p>
          </table:table-cell>
          <table:table-cell/>
          <table:table-cell table:formula="of:= SQRT(([.G366]-[.A366])^2 + ([.H366]-[.B366])^2 + ([.I366]-[.C366])^2)" office:value-type="float" office:value="2.1730577767227" calcext:value-type="float">
            <text:p>2.1730577767</text:p>
          </table:table-cell>
          <table:table-cell table:formula="of:=[.A366]-[.G366]" office:value-type="float" office:value="1.08857276" calcext:value-type="float">
            <text:p>1.08857276</text:p>
          </table:table-cell>
          <table:table-cell table:formula="of:=[.B366]-[.H366]" office:value-type="float" office:value="-1.869331" calcext:value-type="float">
            <text:p>-1.869331</text:p>
          </table:table-cell>
          <table:table-cell table:formula="of:=[.C366]-[.I366]" office:value-type="float" office:value="-0.206860000000001" calcext:value-type="float">
            <text:p>-0.20686</text:p>
          </table:table-cell>
          <table:table-cell/>
        </table:table-row>
        <table:table-row table:style-name="ro1">
          <table:table-cell office:value-type="float" office:value="-0.122055" calcext:value-type="float">
            <text:p>-0.122055</text:p>
          </table:table-cell>
          <table:table-cell office:value-type="float" office:value="-1.62135" calcext:value-type="float">
            <text:p>-1.62135</text:p>
          </table:table-cell>
          <table:table-cell office:value-type="float" office:value="-10.3126" calcext:value-type="float">
            <text:p>-10.3126</text:p>
          </table:table-cell>
          <table:table-cell office:value-type="float" office:value="3.06238" calcext:value-type="float">
            <text:p>3.06238</text:p>
          </table:table-cell>
          <table:table-cell office:value-type="float" office:value="0.112109" calcext:value-type="float">
            <text:p>0.112109</text:p>
          </table:table-cell>
          <table:table-cell office:value-type="float" office:value="-3.08016" calcext:value-type="float">
            <text:p>-3.08016</text:p>
          </table:table-cell>
          <table:table-cell office:value-type="float" office:value="-1.09637" calcext:value-type="float">
            <text:p>-1.09637</text:p>
          </table:table-cell>
          <table:table-cell office:value-type="float" office:value="0.597891" calcext:value-type="float">
            <text:p>0.597891</text:p>
          </table:table-cell>
          <table:table-cell office:value-type="float" office:value="-9.72011" calcext:value-type="float">
            <text:p>-9.72011</text:p>
          </table:table-cell>
          <table:table-cell/>
          <table:table-cell table:formula="of:= SQRT(([.G367]-[.A367])^2 + ([.H367]-[.B367])^2 + ([.I367]-[.C367])^2)" office:value-type="float" office:value="2.4950680823188" calcext:value-type="float">
            <text:p>2.4950680823</text:p>
          </table:table-cell>
          <table:table-cell table:formula="of:=[.A367]-[.G367]" office:value-type="float" office:value="0.974315" calcext:value-type="float">
            <text:p>0.974315</text:p>
          </table:table-cell>
          <table:table-cell table:formula="of:=[.B367]-[.H367]" office:value-type="float" office:value="-2.219241" calcext:value-type="float">
            <text:p>-2.219241</text:p>
          </table:table-cell>
          <table:table-cell table:formula="of:=[.C367]-[.I367]" office:value-type="float" office:value="-0.59249" calcext:value-type="float">
            <text:p>-0.59249</text:p>
          </table:table-cell>
          <table:table-cell/>
        </table:table-row>
        <table:table-row table:style-name="ro1">
          <table:table-cell office:value-type="float" office:value="-0.564804" calcext:value-type="float">
            <text:p>-0.564804</text:p>
          </table:table-cell>
          <table:table-cell office:value-type="float" office:value="-1.79512" calcext:value-type="float">
            <text:p>-1.79512</text:p>
          </table:table-cell>
          <table:table-cell office:value-type="float" office:value="-9.12717" calcext:value-type="float">
            <text:p>-9.12717</text:p>
          </table:table-cell>
          <table:table-cell office:value-type="float" office:value="3.08499" calcext:value-type="float">
            <text:p>3.08499</text:p>
          </table:table-cell>
          <table:table-cell office:value-type="float" office:value="0.11144" calcext:value-type="float">
            <text:p>0.11144</text:p>
          </table:table-cell>
          <table:table-cell office:value-type="float" office:value="-3.07681" calcext:value-type="float">
            <text:p>-3.07681</text:p>
          </table:table-cell>
          <table:table-cell office:value-type="float" office:value="-1.08985" calcext:value-type="float">
            <text:p>-1.08985</text:p>
          </table:table-cell>
          <table:table-cell office:value-type="float" office:value="0.630487" calcext:value-type="float">
            <text:p>0.630487</text:p>
          </table:table-cell>
          <table:table-cell office:value-type="float" office:value="-9.71878" calcext:value-type="float">
            <text:p>-9.71878</text:p>
          </table:table-cell>
          <table:table-cell/>
          <table:table-cell table:formula="of:= SQRT(([.G368]-[.A368])^2 + ([.H368]-[.B368])^2 + ([.I368]-[.C368])^2)" office:value-type="float" office:value="2.55132220871159" calcext:value-type="float">
            <text:p>2.5513222087</text:p>
          </table:table-cell>
          <table:table-cell table:formula="of:=[.A368]-[.G368]" office:value-type="float" office:value="0.525046" calcext:value-type="float">
            <text:p>0.525046</text:p>
          </table:table-cell>
          <table:table-cell table:formula="of:=[.B368]-[.H368]" office:value-type="float" office:value="-2.425607" calcext:value-type="float">
            <text:p>-2.425607</text:p>
          </table:table-cell>
          <table:table-cell table:formula="of:=[.C368]-[.I368]" office:value-type="float" office:value="0.591610000000001" calcext:value-type="float">
            <text:p>0.59161</text:p>
          </table:table-cell>
          <table:table-cell/>
        </table:table-row>
        <table:table-row table:style-name="ro1">
          <table:table-cell office:value-type="float" office:value="0.00410461" calcext:value-type="float">
            <text:p>0.00410461</text:p>
          </table:table-cell>
          <table:table-cell office:value-type="float" office:value="-2.10219" calcext:value-type="float">
            <text:p>-2.10219</text:p>
          </table:table-cell>
          <table:table-cell office:value-type="float" office:value="-8.89151" calcext:value-type="float">
            <text:p>-8.89151</text:p>
          </table:table-cell>
          <table:table-cell office:value-type="float" office:value="3.08499" calcext:value-type="float">
            <text:p>3.08499</text:p>
          </table:table-cell>
          <table:table-cell office:value-type="float" office:value="0.11144" calcext:value-type="float">
            <text:p>0.11144</text:p>
          </table:table-cell>
          <table:table-cell office:value-type="float" office:value="-3.07681" calcext:value-type="float">
            <text:p>-3.07681</text:p>
          </table:table-cell>
          <table:table-cell office:value-type="float" office:value="-1.08985" calcext:value-type="float">
            <text:p>-1.08985</text:p>
          </table:table-cell>
          <table:table-cell office:value-type="float" office:value="0.630487" calcext:value-type="float">
            <text:p>0.630487</text:p>
          </table:table-cell>
          <table:table-cell office:value-type="float" office:value="-9.71878" calcext:value-type="float">
            <text:p>-9.71878</text:p>
          </table:table-cell>
          <table:table-cell/>
          <table:table-cell table:formula="of:= SQRT(([.G369]-[.A369])^2 + ([.H369]-[.B369])^2 + ([.I369]-[.C369])^2)" office:value-type="float" office:value="3.05755391252047" calcext:value-type="float">
            <text:p>3.0575539125</text:p>
          </table:table-cell>
          <table:table-cell table:formula="of:=[.A369]-[.G369]" office:value-type="float" office:value="1.09395461" calcext:value-type="float">
            <text:p>1.09395461</text:p>
          </table:table-cell>
          <table:table-cell table:formula="of:=[.B369]-[.H369]" office:value-type="float" office:value="-2.732677" calcext:value-type="float">
            <text:p>-2.732677</text:p>
          </table:table-cell>
          <table:table-cell table:formula="of:=[.C369]-[.I369]" office:value-type="float" office:value="0.82727" calcext:value-type="float">
            <text:p>0.82727</text:p>
          </table:table-cell>
          <table:table-cell/>
        </table:table-row>
        <table:table-row table:style-name="ro1">
          <table:table-cell office:value-type="float" office:value="0.00410461" calcext:value-type="float">
            <text:p>0.00410461</text:p>
          </table:table-cell>
          <table:table-cell office:value-type="float" office:value="-2.10219" calcext:value-type="float">
            <text:p>-2.10219</text:p>
          </table:table-cell>
          <table:table-cell office:value-type="float" office:value="-8.89151" calcext:value-type="float">
            <text:p>-8.89151</text:p>
          </table:table-cell>
          <table:table-cell office:value-type="float" office:value="3.10604" calcext:value-type="float">
            <text:p>3.10604</text:p>
          </table:table-cell>
          <table:table-cell office:value-type="float" office:value="0.109253" calcext:value-type="float">
            <text:p>0.109253</text:p>
          </table:table-cell>
          <table:table-cell office:value-type="float" office:value="-3.07278" calcext:value-type="float">
            <text:p>-3.07278</text:p>
          </table:table-cell>
          <table:table-cell office:value-type="float" office:value="-1.06855" calcext:value-type="float">
            <text:p>-1.06855</text:p>
          </table:table-cell>
          <table:table-cell office:value-type="float" office:value="0.669785" calcext:value-type="float">
            <text:p>0.669785</text:p>
          </table:table-cell>
          <table:table-cell office:value-type="float" office:value="-9.71852" calcext:value-type="float">
            <text:p>-9.71852</text:p>
          </table:table-cell>
          <table:table-cell/>
          <table:table-cell table:formula="of:= SQRT(([.G370]-[.A370])^2 + ([.H370]-[.B370])^2 + ([.I370]-[.C370])^2)" office:value-type="float" office:value="3.08518700455568" calcext:value-type="float">
            <text:p>3.0851870046</text:p>
          </table:table-cell>
          <table:table-cell table:formula="of:=[.A370]-[.G370]" office:value-type="float" office:value="1.07265461" calcext:value-type="float">
            <text:p>1.07265461</text:p>
          </table:table-cell>
          <table:table-cell table:formula="of:=[.B370]-[.H370]" office:value-type="float" office:value="-2.771975" calcext:value-type="float">
            <text:p>-2.771975</text:p>
          </table:table-cell>
          <table:table-cell table:formula="of:=[.C370]-[.I370]" office:value-type="float" office:value="0.82701" calcext:value-type="float">
            <text:p>0.82701</text:p>
          </table:table-cell>
          <table:table-cell/>
        </table:table-row>
        <table:table-row table:style-name="ro1">
          <table:table-cell office:value-type="float" office:value="-0.386276" calcext:value-type="float">
            <text:p>-0.386276</text:p>
          </table:table-cell>
          <table:table-cell office:value-type="float" office:value="-2.63539" calcext:value-type="float">
            <text:p>-2.63539</text:p>
          </table:table-cell>
          <table:table-cell office:value-type="float" office:value="-9.7294" calcext:value-type="float">
            <text:p>-9.7294</text:p>
          </table:table-cell>
          <table:table-cell office:value-type="float" office:value="3.12751" calcext:value-type="float">
            <text:p>3.12751</text:p>
          </table:table-cell>
          <table:table-cell office:value-type="float" office:value="0.1092" calcext:value-type="float">
            <text:p>0.1092</text:p>
          </table:table-cell>
          <table:table-cell office:value-type="float" office:value="-3.07052" calcext:value-type="float">
            <text:p>-3.07052</text:p>
          </table:table-cell>
          <table:table-cell office:value-type="float" office:value="-1.06803" calcext:value-type="float">
            <text:p>-1.06803</text:p>
          </table:table-cell>
          <table:table-cell office:value-type="float" office:value="0.691797" calcext:value-type="float">
            <text:p>0.691797</text:p>
          </table:table-cell>
          <table:table-cell office:value-type="float" office:value="-9.71703" calcext:value-type="float">
            <text:p>-9.71703</text:p>
          </table:table-cell>
          <table:table-cell/>
          <table:table-cell table:formula="of:= SQRT(([.G371]-[.A371])^2 + ([.H371]-[.B371])^2 + ([.I371]-[.C371])^2)" office:value-type="float" office:value="3.39633844991706" calcext:value-type="float">
            <text:p>3.3963384499</text:p>
          </table:table-cell>
          <table:table-cell table:formula="of:=[.A371]-[.G371]" office:value-type="float" office:value="0.681754" calcext:value-type="float">
            <text:p>0.681754</text:p>
          </table:table-cell>
          <table:table-cell table:formula="of:=[.B371]-[.H371]" office:value-type="float" office:value="-3.327187" calcext:value-type="float">
            <text:p>-3.327187</text:p>
          </table:table-cell>
          <table:table-cell table:formula="of:=[.C371]-[.I371]" office:value-type="float" office:value="-0.0123700000000007" calcext:value-type="float">
            <text:p>-0.01237</text:p>
          </table:table-cell>
          <table:table-cell/>
        </table:table-row>
        <table:table-row table:style-name="ro1">
          <table:table-cell office:value-type="float" office:value="-1.57408" calcext:value-type="float">
            <text:p>-1.57408</text:p>
          </table:table-cell>
          <table:table-cell office:value-type="float" office:value="-3.23763" calcext:value-type="float">
            <text:p>-3.23763</text:p>
          </table:table-cell>
          <table:table-cell office:value-type="float" office:value="-9.63657" calcext:value-type="float">
            <text:p>-9.63657</text:p>
          </table:table-cell>
          <table:table-cell office:value-type="float" office:value="-3.13039" calcext:value-type="float">
            <text:p>-3.13039</text:p>
          </table:table-cell>
          <table:table-cell office:value-type="float" office:value="0.109022" calcext:value-type="float">
            <text:p>0.109022</text:p>
          </table:table-cell>
          <table:table-cell office:value-type="float" office:value="-3.07286" calcext:value-type="float">
            <text:p>-3.07286</text:p>
          </table:table-cell>
          <table:table-cell office:value-type="float" office:value="-1.0663" calcext:value-type="float">
            <text:p>-1.0663</text:p>
          </table:table-cell>
          <table:table-cell office:value-type="float" office:value="0.669019" calcext:value-type="float">
            <text:p>0.669019</text:p>
          </table:table-cell>
          <table:table-cell office:value-type="float" office:value="-9.71882" calcext:value-type="float">
            <text:p>-9.71882</text:p>
          </table:table-cell>
          <table:table-cell/>
          <table:table-cell table:formula="of:= SQRT(([.G372]-[.A372])^2 + ([.H372]-[.B372])^2 + ([.I372]-[.C372])^2)" office:value-type="float" office:value="3.94036952583143" calcext:value-type="float">
            <text:p>3.9403695258</text:p>
          </table:table-cell>
          <table:table-cell table:formula="of:=[.A372]-[.G372]" office:value-type="float" office:value="-0.50778" calcext:value-type="float">
            <text:p>-0.50778</text:p>
          </table:table-cell>
          <table:table-cell table:formula="of:=[.B372]-[.H372]" office:value-type="float" office:value="-3.906649" calcext:value-type="float">
            <text:p>-3.906649</text:p>
          </table:table-cell>
          <table:table-cell table:formula="of:=[.C372]-[.I372]" office:value-type="float" office:value="0.0822500000000002" calcext:value-type="float">
            <text:p>0.08225</text:p>
          </table:table-cell>
          <table:table-cell/>
        </table:table-row>
        <table:table-row table:style-name="ro1">
          <table:table-cell office:value-type="float" office:value="-2.36436" calcext:value-type="float">
            <text:p>-2.36436</text:p>
          </table:table-cell>
          <table:table-cell office:value-type="float" office:value="-2.90675" calcext:value-type="float">
            <text:p>-2.90675</text:p>
          </table:table-cell>
          <table:table-cell office:value-type="float" office:value="-9.22952" calcext:value-type="float">
            <text:p>-9.22952</text:p>
          </table:table-cell>
          <table:table-cell office:value-type="float" office:value="-3.10481" calcext:value-type="float">
            <text:p>-3.10481</text:p>
          </table:table-cell>
          <table:table-cell office:value-type="float" office:value="0.109707" calcext:value-type="float">
            <text:p>0.109707</text:p>
          </table:table-cell>
          <table:table-cell office:value-type="float" office:value="-3.08159" calcext:value-type="float">
            <text:p>-3.08159</text:p>
          </table:table-cell>
          <table:table-cell office:value-type="float" office:value="-1.07298" calcext:value-type="float">
            <text:p>-1.07298</text:p>
          </table:table-cell>
          <table:table-cell office:value-type="float" office:value="0.584174" calcext:value-type="float">
            <text:p>0.584174</text:p>
          </table:table-cell>
          <table:table-cell office:value-type="float" office:value="-9.72355" calcext:value-type="float">
            <text:p>-9.72355</text:p>
          </table:table-cell>
          <table:table-cell/>
          <table:table-cell table:formula="of:= SQRT(([.G373]-[.A373])^2 + ([.H373]-[.B373])^2 + ([.I373]-[.C373])^2)" office:value-type="float" office:value="3.75476741211436" calcext:value-type="float">
            <text:p>3.7547674121</text:p>
          </table:table-cell>
          <table:table-cell table:formula="of:=[.A373]-[.G373]" office:value-type="float" office:value="-1.29138" calcext:value-type="float">
            <text:p>-1.29138</text:p>
          </table:table-cell>
          <table:table-cell table:formula="of:=[.B373]-[.H373]" office:value-type="float" office:value="-3.490924" calcext:value-type="float">
            <text:p>-3.490924</text:p>
          </table:table-cell>
          <table:table-cell table:formula="of:=[.C373]-[.I373]" office:value-type="float" office:value="0.494029999999999" calcext:value-type="float">
            <text:p>0.49403</text:p>
          </table:table-cell>
          <table:table-cell/>
        </table:table-row>
        <table:table-row table:style-name="ro1">
          <table:table-cell office:value-type="float" office:value="-2.36436" calcext:value-type="float">
            <text:p>-2.36436</text:p>
          </table:table-cell>
          <table:table-cell office:value-type="float" office:value="-2.90675" calcext:value-type="float">
            <text:p>-2.90675</text:p>
          </table:table-cell>
          <table:table-cell office:value-type="float" office:value="-9.22952" calcext:value-type="float">
            <text:p>-9.22952</text:p>
          </table:table-cell>
          <table:table-cell office:value-type="float" office:value="-3.10481" calcext:value-type="float">
            <text:p>-3.10481</text:p>
          </table:table-cell>
          <table:table-cell office:value-type="float" office:value="0.109707" calcext:value-type="float">
            <text:p>0.109707</text:p>
          </table:table-cell>
          <table:table-cell office:value-type="float" office:value="-3.08159" calcext:value-type="float">
            <text:p>-3.08159</text:p>
          </table:table-cell>
          <table:table-cell office:value-type="float" office:value="-1.07298" calcext:value-type="float">
            <text:p>-1.07298</text:p>
          </table:table-cell>
          <table:table-cell office:value-type="float" office:value="0.584174" calcext:value-type="float">
            <text:p>0.584174</text:p>
          </table:table-cell>
          <table:table-cell office:value-type="float" office:value="-9.72355" calcext:value-type="float">
            <text:p>-9.72355</text:p>
          </table:table-cell>
          <table:table-cell/>
          <table:table-cell table:formula="of:= SQRT(([.G374]-[.A374])^2 + ([.H374]-[.B374])^2 + ([.I374]-[.C374])^2)" office:value-type="float" office:value="3.75476741211436" calcext:value-type="float">
            <text:p>3.7547674121</text:p>
          </table:table-cell>
          <table:table-cell table:formula="of:=[.A374]-[.G374]" office:value-type="float" office:value="-1.29138" calcext:value-type="float">
            <text:p>-1.29138</text:p>
          </table:table-cell>
          <table:table-cell table:formula="of:=[.B374]-[.H374]" office:value-type="float" office:value="-3.490924" calcext:value-type="float">
            <text:p>-3.490924</text:p>
          </table:table-cell>
          <table:table-cell table:formula="of:=[.C374]-[.I374]" office:value-type="float" office:value="0.494029999999999" calcext:value-type="float">
            <text:p>0.49403</text:p>
          </table:table-cell>
          <table:table-cell/>
        </table:table-row>
        <table:table-row table:style-name="ro1">
          <table:table-cell office:value-type="float" office:value="-1.67406" calcext:value-type="float">
            <text:p>-1.67406</text:p>
          </table:table-cell>
          <table:table-cell office:value-type="float" office:value="-1.24763" calcext:value-type="float">
            <text:p>-1.24763</text:p>
          </table:table-cell>
          <table:table-cell office:value-type="float" office:value="-9.94601" calcext:value-type="float">
            <text:p>-9.94601</text:p>
          </table:table-cell>
          <table:table-cell office:value-type="float" office:value="-3.08487" calcext:value-type="float">
            <text:p>-3.08487</text:p>
          </table:table-cell>
          <table:table-cell office:value-type="float" office:value="0.116333" calcext:value-type="float">
            <text:p>0.116333</text:p>
          </table:table-cell>
          <table:table-cell office:value-type="float" office:value="-3.09274" calcext:value-type="float">
            <text:p>-3.09274</text:p>
          </table:table-cell>
          <table:table-cell office:value-type="float" office:value="-1.1375" calcext:value-type="float">
            <text:p>-1.1375</text:p>
          </table:table-cell>
          <table:table-cell office:value-type="float" office:value="0.475353" calcext:value-type="float">
            <text:p>0.475353</text:p>
          </table:table-cell>
          <table:table-cell office:value-type="float" office:value="-9.72215" calcext:value-type="float">
            <text:p>-9.72215</text:p>
          </table:table-cell>
          <table:table-cell/>
          <table:table-cell table:formula="of:= SQRT(([.G375]-[.A375])^2 + ([.H375]-[.B375])^2 + ([.I375]-[.C375])^2)" office:value-type="float" office:value="1.81842798908535" calcext:value-type="float">
            <text:p>1.8184279891</text:p>
          </table:table-cell>
          <table:table-cell table:formula="of:=[.A375]-[.G375]" office:value-type="float" office:value="-0.53656" calcext:value-type="float">
            <text:p>-0.53656</text:p>
          </table:table-cell>
          <table:table-cell table:formula="of:=[.B375]-[.H375]" office:value-type="float" office:value="-1.722983" calcext:value-type="float">
            <text:p>-1.722983</text:p>
          </table:table-cell>
          <table:table-cell table:formula="of:=[.C375]-[.I375]" office:value-type="float" office:value="-0.22386" calcext:value-type="float">
            <text:p>-0.22386</text:p>
          </table:table-cell>
          <table:table-cell/>
        </table:table-row>
        <table:table-row table:style-name="ro1">
          <table:table-cell office:value-type="float" office:value="-0.912338" calcext:value-type="float">
            <text:p>-0.912338</text:p>
          </table:table-cell>
          <table:table-cell office:value-type="float" office:value="-1.15956" calcext:value-type="float">
            <text:p>-1.15956</text:p>
          </table:table-cell>
          <table:table-cell office:value-type="float" office:value="-9.48898" calcext:value-type="float">
            <text:p>-9.48898</text:p>
          </table:table-cell>
          <table:table-cell office:value-type="float" office:value="-3.08487" calcext:value-type="float">
            <text:p>-3.08487</text:p>
          </table:table-cell>
          <table:table-cell office:value-type="float" office:value="0.116333" calcext:value-type="float">
            <text:p>0.116333</text:p>
          </table:table-cell>
          <table:table-cell office:value-type="float" office:value="-3.09274" calcext:value-type="float">
            <text:p>-3.09274</text:p>
          </table:table-cell>
          <table:table-cell office:value-type="float" office:value="-1.1375" calcext:value-type="float">
            <text:p>-1.1375</text:p>
          </table:table-cell>
          <table:table-cell office:value-type="float" office:value="0.475353" calcext:value-type="float">
            <text:p>0.475353</text:p>
          </table:table-cell>
          <table:table-cell office:value-type="float" office:value="-9.72215" calcext:value-type="float">
            <text:p>-9.72215</text:p>
          </table:table-cell>
          <table:table-cell/>
          <table:table-cell table:formula="of:= SQRT(([.G376]-[.A376])^2 + ([.H376]-[.B376])^2 + ([.I376]-[.C376])^2)" office:value-type="float" office:value="1.66673533973244" calcext:value-type="float">
            <text:p>1.6667353397</text:p>
          </table:table-cell>
          <table:table-cell table:formula="of:=[.A376]-[.G376]" office:value-type="float" office:value="0.225162" calcext:value-type="float">
            <text:p>0.225162</text:p>
          </table:table-cell>
          <table:table-cell table:formula="of:=[.B376]-[.H376]" office:value-type="float" office:value="-1.634913" calcext:value-type="float">
            <text:p>-1.634913</text:p>
          </table:table-cell>
          <table:table-cell table:formula="of:=[.C376]-[.I376]" office:value-type="float" office:value="0.233169999999999" calcext:value-type="float">
            <text:p>0.23317</text:p>
          </table:table-cell>
          <table:table-cell/>
        </table:table-row>
        <table:table-row table:style-name="ro1">
          <table:table-cell office:value-type="float" office:value="-0.781418" calcext:value-type="float">
            <text:p>-0.781418</text:p>
          </table:table-cell>
          <table:table-cell office:value-type="float" office:value="-1.69753" calcext:value-type="float">
            <text:p>-1.69753</text:p>
          </table:table-cell>
          <table:table-cell office:value-type="float" office:value="-8.10361" calcext:value-type="float">
            <text:p>-8.10361</text:p>
          </table:table-cell>
          <table:table-cell office:value-type="float" office:value="-3.07522" calcext:value-type="float">
            <text:p>-3.07522</text:p>
          </table:table-cell>
          <table:table-cell office:value-type="float" office:value="0.123313" calcext:value-type="float">
            <text:p>0.123313</text:p>
          </table:table-cell>
          <table:table-cell office:value-type="float" office:value="-3.09581" calcext:value-type="float">
            <text:p>-3.09581</text:p>
          </table:table-cell>
          <table:table-cell office:value-type="float" office:value="-1.20541" calcext:value-type="float">
            <text:p>-1.20541</text:p>
          </table:table-cell>
          <table:table-cell office:value-type="float" office:value="0.445072" calcext:value-type="float">
            <text:p>0.445072</text:p>
          </table:table-cell>
          <table:table-cell office:value-type="float" office:value="-9.71539" calcext:value-type="float">
            <text:p>-9.71539</text:p>
          </table:table-cell>
          <table:table-cell/>
          <table:table-cell table:formula="of:= SQRT(([.G377]-[.A377])^2 + ([.H377]-[.B377])^2 + ([.I377]-[.C377])^2)" office:value-type="float" office:value="2.71446998783704" calcext:value-type="float">
            <text:p>2.7144699878</text:p>
          </table:table-cell>
          <table:table-cell table:formula="of:=[.A377]-[.G377]" office:value-type="float" office:value="0.423992" calcext:value-type="float">
            <text:p>0.423992</text:p>
          </table:table-cell>
          <table:table-cell table:formula="of:=[.B377]-[.H377]" office:value-type="float" office:value="-2.142602" calcext:value-type="float">
            <text:p>-2.142602</text:p>
          </table:table-cell>
          <table:table-cell table:formula="of:=[.C377]-[.I377]" office:value-type="float" office:value="1.61178" calcext:value-type="float">
            <text:p>1.61178</text:p>
          </table:table-cell>
          <table:table-cell/>
        </table:table-row>
        <table:table-row table:style-name="ro1">
          <table:table-cell office:value-type="float" office:value="-0.781418" calcext:value-type="float">
            <text:p>-0.781418</text:p>
          </table:table-cell>
          <table:table-cell office:value-type="float" office:value="-1.69753" calcext:value-type="float">
            <text:p>-1.69753</text:p>
          </table:table-cell>
          <table:table-cell office:value-type="float" office:value="-8.10361" calcext:value-type="float">
            <text:p>-8.10361</text:p>
          </table:table-cell>
          <table:table-cell office:value-type="float" office:value="-3.07338" calcext:value-type="float">
            <text:p>-3.07338</text:p>
          </table:table-cell>
          <table:table-cell office:value-type="float" office:value="0.123209" calcext:value-type="float">
            <text:p>0.123209</text:p>
          </table:table-cell>
          <table:table-cell office:value-type="float" office:value="-3.09011" calcext:value-type="float">
            <text:p>-3.09011</text:p>
          </table:table-cell>
          <table:table-cell office:value-type="float" office:value="-1.2044" calcext:value-type="float">
            <text:p>-1.2044</text:p>
          </table:table-cell>
          <table:table-cell office:value-type="float" office:value="0.500516" calcext:value-type="float">
            <text:p>0.500516</text:p>
          </table:table-cell>
          <table:table-cell office:value-type="float" office:value="-9.71282" calcext:value-type="float">
            <text:p>-9.71282</text:p>
          </table:table-cell>
          <table:table-cell/>
          <table:table-cell table:formula="of:= SQRT(([.G378]-[.A378])^2 + ([.H378]-[.B378])^2 + ([.I378]-[.C378])^2)" office:value-type="float" office:value="2.75678740829611" calcext:value-type="float">
            <text:p>2.7567874083</text:p>
          </table:table-cell>
          <table:table-cell table:formula="of:=[.A378]-[.G378]" office:value-type="float" office:value="0.422982" calcext:value-type="float">
            <text:p>0.422982</text:p>
          </table:table-cell>
          <table:table-cell table:formula="of:=[.B378]-[.H378]" office:value-type="float" office:value="-2.198046" calcext:value-type="float">
            <text:p>-2.198046</text:p>
          </table:table-cell>
          <table:table-cell table:formula="of:=[.C378]-[.I378]" office:value-type="float" office:value="1.60921" calcext:value-type="float">
            <text:p>1.60921</text:p>
          </table:table-cell>
          <table:table-cell/>
        </table:table-row>
        <table:table-row table:style-name="ro1">
          <table:table-cell office:value-type="float" office:value="-0.707626" calcext:value-type="float">
            <text:p>-0.707626</text:p>
          </table:table-cell>
          <table:table-cell office:value-type="float" office:value="-1.55946" calcext:value-type="float">
            <text:p>-1.55946</text:p>
          </table:table-cell>
          <table:table-cell office:value-type="float" office:value="-8.57254" calcext:value-type="float">
            <text:p>-8.57254</text:p>
          </table:table-cell>
          <table:table-cell office:value-type="float" office:value="-3.07156" calcext:value-type="float">
            <text:p>-3.07156</text:p>
          </table:table-cell>
          <table:table-cell office:value-type="float" office:value="0.120711" calcext:value-type="float">
            <text:p>0.120711</text:p>
          </table:table-cell>
          <table:table-cell office:value-type="float" office:value="-3.08785" calcext:value-type="float">
            <text:p>-3.08785</text:p>
          </table:table-cell>
          <table:table-cell office:value-type="float" office:value="-1.1801" calcext:value-type="float">
            <text:p>-1.1801</text:p>
          </table:table-cell>
          <table:table-cell office:value-type="float" office:value="0.522569" calcext:value-type="float">
            <text:p>0.522569</text:p>
          </table:table-cell>
          <table:table-cell office:value-type="float" office:value="-9.71464" calcext:value-type="float">
            <text:p>-9.71464</text:p>
          </table:table-cell>
          <table:table-cell/>
          <table:table-cell table:formula="of:= SQRT(([.G379]-[.A379])^2 + ([.H379]-[.B379])^2 + ([.I379]-[.C379])^2)" office:value-type="float" office:value="2.42125356943815" calcext:value-type="float">
            <text:p>2.4212535694</text:p>
          </table:table-cell>
          <table:table-cell table:formula="of:=[.A379]-[.G379]" office:value-type="float" office:value="0.472474" calcext:value-type="float">
            <text:p>0.472474</text:p>
          </table:table-cell>
          <table:table-cell table:formula="of:=[.B379]-[.H379]" office:value-type="float" office:value="-2.082029" calcext:value-type="float">
            <text:p>-2.082029</text:p>
          </table:table-cell>
          <table:table-cell table:formula="of:=[.C379]-[.I379]" office:value-type="float" office:value="1.1421" calcext:value-type="float">
            <text:p>1.1421</text:p>
          </table:table-cell>
          <table:table-cell/>
        </table:table-row>
        <table:table-row table:style-name="ro1">
          <table:table-cell office:value-type="float" office:value="-0.936142" calcext:value-type="float">
            <text:p>-0.936142</text:p>
          </table:table-cell>
          <table:table-cell office:value-type="float" office:value="-0.645401" calcext:value-type="float">
            <text:p>-0.645401</text:p>
          </table:table-cell>
          <table:table-cell office:value-type="float" office:value="-9.53897" calcext:value-type="float">
            <text:p>-9.53897</text:p>
          </table:table-cell>
          <table:table-cell office:value-type="float" office:value="-3.06889" calcext:value-type="float">
            <text:p>-3.06889</text:p>
          </table:table-cell>
          <table:table-cell office:value-type="float" office:value="0.117818" calcext:value-type="float">
            <text:p>0.117818</text:p>
          </table:table-cell>
          <table:table-cell office:value-type="float" office:value="-3.09414" calcext:value-type="float">
            <text:p>-3.09414</text:p>
          </table:table-cell>
          <table:table-cell office:value-type="float" office:value="-1.15195" calcext:value-type="float">
            <text:p>-1.15195</text:p>
          </table:table-cell>
          <table:table-cell office:value-type="float" office:value="0.461675" calcext:value-type="float">
            <text:p>0.461675</text:p>
          </table:table-cell>
          <table:table-cell office:value-type="float" office:value="-9.7211" calcext:value-type="float">
            <text:p>-9.7211</text:p>
          </table:table-cell>
          <table:table-cell/>
          <table:table-cell table:formula="of:= SQRT(([.G380]-[.A380])^2 + ([.H380]-[.B380])^2 + ([.I380]-[.C380])^2)" office:value-type="float" office:value="1.1425242664994" calcext:value-type="float">
            <text:p>1.1425242665</text:p>
          </table:table-cell>
          <table:table-cell table:formula="of:=[.A380]-[.G380]" office:value-type="float" office:value="0.215808" calcext:value-type="float">
            <text:p>0.215808</text:p>
          </table:table-cell>
          <table:table-cell table:formula="of:=[.B380]-[.H380]" office:value-type="float" office:value="-1.107076" calcext:value-type="float">
            <text:p>-1.107076</text:p>
          </table:table-cell>
          <table:table-cell table:formula="of:=[.C380]-[.I380]" office:value-type="float" office:value="0.182129999999999" calcext:value-type="float">
            <text:p>0.18213</text:p>
          </table:table-cell>
          <table:table-cell/>
        </table:table-row>
        <table:table-row table:style-name="ro1">
          <table:table-cell office:value-type="float" office:value="-0.936142" calcext:value-type="float">
            <text:p>-0.936142</text:p>
          </table:table-cell>
          <table:table-cell office:value-type="float" office:value="-0.645401" calcext:value-type="float">
            <text:p>-0.645401</text:p>
          </table:table-cell>
          <table:table-cell office:value-type="float" office:value="-9.53897" calcext:value-type="float">
            <text:p>-9.53897</text:p>
          </table:table-cell>
          <table:table-cell office:value-type="float" office:value="-3.06889" calcext:value-type="float">
            <text:p>-3.06889</text:p>
          </table:table-cell>
          <table:table-cell office:value-type="float" office:value="0.117818" calcext:value-type="float">
            <text:p>0.117818</text:p>
          </table:table-cell>
          <table:table-cell office:value-type="float" office:value="-3.09414" calcext:value-type="float">
            <text:p>-3.09414</text:p>
          </table:table-cell>
          <table:table-cell office:value-type="float" office:value="-1.15195" calcext:value-type="float">
            <text:p>-1.15195</text:p>
          </table:table-cell>
          <table:table-cell office:value-type="float" office:value="0.461675" calcext:value-type="float">
            <text:p>0.461675</text:p>
          </table:table-cell>
          <table:table-cell office:value-type="float" office:value="-9.7211" calcext:value-type="float">
            <text:p>-9.7211</text:p>
          </table:table-cell>
          <table:table-cell/>
          <table:table-cell table:formula="of:= SQRT(([.G381]-[.A381])^2 + ([.H381]-[.B381])^2 + ([.I381]-[.C381])^2)" office:value-type="float" office:value="1.1425242664994" calcext:value-type="float">
            <text:p>1.1425242665</text:p>
          </table:table-cell>
          <table:table-cell table:formula="of:=[.A381]-[.G381]" office:value-type="float" office:value="0.215808" calcext:value-type="float">
            <text:p>0.215808</text:p>
          </table:table-cell>
          <table:table-cell table:formula="of:=[.B381]-[.H381]" office:value-type="float" office:value="-1.107076" calcext:value-type="float">
            <text:p>-1.107076</text:p>
          </table:table-cell>
          <table:table-cell table:formula="of:=[.C381]-[.I381]" office:value-type="float" office:value="0.182129999999999" calcext:value-type="float">
            <text:p>0.18213</text:p>
          </table:table-cell>
          <table:table-cell/>
        </table:table-row>
        <table:table-row table:style-name="ro1">
          <table:table-cell office:value-type="float" office:value="-1.26463" calcext:value-type="float">
            <text:p>-1.26463</text:p>
          </table:table-cell>
          <table:table-cell office:value-type="float" office:value="-0.750137" calcext:value-type="float">
            <text:p>-0.750137</text:p>
          </table:table-cell>
          <table:table-cell office:value-type="float" office:value="-10.0841" calcext:value-type="float">
            <text:p>-10.0841</text:p>
          </table:table-cell>
          <table:table-cell office:value-type="float" office:value="-3.06882" calcext:value-type="float">
            <text:p>-3.06882</text:p>
          </table:table-cell>
          <table:table-cell office:value-type="float" office:value="0.111991" calcext:value-type="float">
            <text:p>0.111991</text:p>
          </table:table-cell>
          <table:table-cell office:value-type="float" office:value="-3.09943" calcext:value-type="float">
            <text:p>-3.09943</text:p>
          </table:table-cell>
          <table:table-cell office:value-type="float" office:value="-1.09522" calcext:value-type="float">
            <text:p>-1.09522</text:p>
          </table:table-cell>
          <table:table-cell office:value-type="float" office:value="0.410441" calcext:value-type="float">
            <text:p>0.410441</text:p>
          </table:table-cell>
          <table:table-cell office:value-type="float" office:value="-9.72996" calcext:value-type="float">
            <text:p>-9.72996</text:p>
          </table:table-cell>
          <table:table-cell/>
          <table:table-cell table:formula="of:= SQRT(([.G382]-[.A382])^2 + ([.H382]-[.B382])^2 + ([.I382]-[.C382])^2)" office:value-type="float" office:value="1.22517597992452" calcext:value-type="float">
            <text:p>1.2251759799</text:p>
          </table:table-cell>
          <table:table-cell table:formula="of:=[.A382]-[.G382]" office:value-type="float" office:value="-0.16941" calcext:value-type="float">
            <text:p>-0.16941</text:p>
          </table:table-cell>
          <table:table-cell table:formula="of:=[.B382]-[.H382]" office:value-type="float" office:value="-1.160578" calcext:value-type="float">
            <text:p>-1.160578</text:p>
          </table:table-cell>
          <table:table-cell table:formula="of:=[.C382]-[.I382]" office:value-type="float" office:value="-0.354139999999999" calcext:value-type="float">
            <text:p>-0.35414</text:p>
          </table:table-cell>
          <table:table-cell/>
        </table:table-row>
        <table:table-row table:style-name="ro1">
          <table:table-cell office:value-type="float" office:value="-0.779037" calcext:value-type="float">
            <text:p>-0.779037</text:p>
          </table:table-cell>
          <table:table-cell office:value-type="float" office:value="-0.228836" calcext:value-type="float">
            <text:p>-0.228836</text:p>
          </table:table-cell>
          <table:table-cell office:value-type="float" office:value="-9.55563" calcext:value-type="float">
            <text:p>-9.55563</text:p>
          </table:table-cell>
          <table:table-cell office:value-type="float" office:value="-3.07329" calcext:value-type="float">
            <text:p>-3.07329</text:p>
          </table:table-cell>
          <table:table-cell office:value-type="float" office:value="0.104196" calcext:value-type="float">
            <text:p>0.104196</text:p>
          </table:table-cell>
          <table:table-cell office:value-type="float" office:value="-3.09792" calcext:value-type="float">
            <text:p>-3.09792</text:p>
          </table:table-cell>
          <table:table-cell office:value-type="float" office:value="-1.01927" calcext:value-type="float">
            <text:p>-1.01927</text:p>
          </table:table-cell>
          <table:table-cell office:value-type="float" office:value="0.425576" calcext:value-type="float">
            <text:p>0.425576</text:p>
          </table:table-cell>
          <table:table-cell office:value-type="float" office:value="-9.73755" calcext:value-type="float">
            <text:p>-9.73755</text:p>
          </table:table-cell>
          <table:table-cell/>
          <table:table-cell table:formula="of:= SQRT(([.G383]-[.A383])^2 + ([.H383]-[.B383])^2 + ([.I383]-[.C383])^2)" office:value-type="float" office:value="0.720459468973099" calcext:value-type="float">
            <text:p>0.720459469</text:p>
          </table:table-cell>
          <table:table-cell table:formula="of:=[.A383]-[.G383]" office:value-type="float" office:value="0.240233" calcext:value-type="float">
            <text:p>0.240233</text:p>
          </table:table-cell>
          <table:table-cell table:formula="of:=[.B383]-[.H383]" office:value-type="float" office:value="-0.654412" calcext:value-type="float">
            <text:p>-0.654412</text:p>
          </table:table-cell>
          <table:table-cell table:formula="of:=[.C383]-[.I383]" office:value-type="float" office:value="0.18192" calcext:value-type="float">
            <text:p>0.18192</text:p>
          </table:table-cell>
          <table:table-cell/>
        </table:table-row>
        <table:table-row table:style-name="ro1">
          <table:table-cell office:value-type="float" office:value="-0.438644" calcext:value-type="float">
            <text:p>-0.438644</text:p>
          </table:table-cell>
          <table:table-cell office:value-type="float" office:value="-0.290726" calcext:value-type="float">
            <text:p>-0.290726</text:p>
          </table:table-cell>
          <table:table-cell office:value-type="float" office:value="-9.36996" calcext:value-type="float">
            <text:p>-9.36996</text:p>
          </table:table-cell>
          <table:table-cell office:value-type="float" office:value="-3.07875" calcext:value-type="float">
            <text:p>-3.07875</text:p>
          </table:table-cell>
          <table:table-cell office:value-type="float" office:value="0.0978616" calcext:value-type="float">
            <text:p>0.0978616</text:p>
          </table:table-cell>
          <table:table-cell office:value-type="float" office:value="-3.0936" calcext:value-type="float">
            <text:p>-3.0936</text:p>
          </table:table-cell>
          <table:table-cell office:value-type="float" office:value="-0.957513" calcext:value-type="float">
            <text:p>-0.957513</text:p>
          </table:table-cell>
          <table:table-cell office:value-type="float" office:value="0.467874" calcext:value-type="float">
            <text:p>0.467874</text:p>
          </table:table-cell>
          <table:table-cell office:value-type="float" office:value="-9.74188" calcext:value-type="float">
            <text:p>-9.74188</text:p>
          </table:table-cell>
          <table:table-cell/>
          <table:table-cell table:formula="of:= SQRT(([.G384]-[.A384])^2 + ([.H384]-[.B384])^2 + ([.I384]-[.C384])^2)" office:value-type="float" office:value="0.991475408449952" calcext:value-type="float">
            <text:p>0.9914754084</text:p>
          </table:table-cell>
          <table:table-cell table:formula="of:=[.A384]-[.G384]" office:value-type="float" office:value="0.518869" calcext:value-type="float">
            <text:p>0.518869</text:p>
          </table:table-cell>
          <table:table-cell table:formula="of:=[.B384]-[.H384]" office:value-type="float" office:value="-0.7586" calcext:value-type="float">
            <text:p>-0.7586</text:p>
          </table:table-cell>
          <table:table-cell table:formula="of:=[.C384]-[.I384]" office:value-type="float" office:value="0.371919999999999" calcext:value-type="float">
            <text:p>0.37192</text:p>
          </table:table-cell>
          <table:table-cell/>
        </table:table-row>
        <table:table-row table:style-name="ro1">
          <table:table-cell office:value-type="float" office:value="-0.493393" calcext:value-type="float">
            <text:p>-0.493393</text:p>
          </table:table-cell>
          <table:table-cell office:value-type="float" office:value="-0.633499" calcext:value-type="float">
            <text:p>-0.633499</text:p>
          </table:table-cell>
          <table:table-cell office:value-type="float" office:value="-9.17715" calcext:value-type="float">
            <text:p>-9.17715</text:p>
          </table:table-cell>
          <table:table-cell office:value-type="float" office:value="-3.08107" calcext:value-type="float">
            <text:p>-3.08107</text:p>
          </table:table-cell>
          <table:table-cell office:value-type="float" office:value="0.0941674" calcext:value-type="float">
            <text:p>0.0941674</text:p>
          </table:table-cell>
          <table:table-cell office:value-type="float" office:value="-3.09339" calcext:value-type="float">
            <text:p>-3.09339</text:p>
          </table:table-cell>
          <table:table-cell office:value-type="float" office:value="-0.921478" calcext:value-type="float">
            <text:p>-0.921478</text:p>
          </table:table-cell>
          <table:table-cell office:value-type="float" office:value="0.470135" calcext:value-type="float">
            <text:p>0.470135</text:p>
          </table:table-cell>
          <table:table-cell office:value-type="float" office:value="-9.74525" calcext:value-type="float">
            <text:p>-9.74525</text:p>
          </table:table-cell>
          <table:table-cell/>
          <table:table-cell table:formula="of:= SQRT(([.G385]-[.A385])^2 + ([.H385]-[.B385])^2 + ([.I385]-[.C385])^2)" office:value-type="float" office:value="1.31301271249787" calcext:value-type="float">
            <text:p>1.3130127125</text:p>
          </table:table-cell>
          <table:table-cell table:formula="of:=[.A385]-[.G385]" office:value-type="float" office:value="0.428085" calcext:value-type="float">
            <text:p>0.428085</text:p>
          </table:table-cell>
          <table:table-cell table:formula="of:=[.B385]-[.H385]" office:value-type="float" office:value="-1.103634" calcext:value-type="float">
            <text:p>-1.103634</text:p>
          </table:table-cell>
          <table:table-cell table:formula="of:=[.C385]-[.I385]" office:value-type="float" office:value="0.568100000000001" calcext:value-type="float">
            <text:p>0.5681</text:p>
          </table:table-cell>
          <table:table-cell/>
        </table:table-row>
        <table:table-row table:style-name="ro1">
          <table:table-cell office:value-type="float" office:value="-0.786179" calcext:value-type="float">
            <text:p>-0.786179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-9.64371" calcext:value-type="float">
            <text:p>-9.64371</text:p>
          </table:table-cell>
          <table:table-cell office:value-type="float" office:value="-3.07847" calcext:value-type="float">
            <text:p>-3.07847</text:p>
          </table:table-cell>
          <table:table-cell office:value-type="float" office:value="0.0924708" calcext:value-type="float">
            <text:p>0.0924708</text:p>
          </table:table-cell>
          <table:table-cell office:value-type="float" office:value="-3.09968" calcext:value-type="float">
            <text:p>-3.09968</text:p>
          </table:table-cell>
          <table:table-cell office:value-type="float" office:value="-0.904923" calcext:value-type="float">
            <text:p>-0.904923</text:p>
          </table:table-cell>
          <table:table-cell office:value-type="float" office:value="0.408842" calcext:value-type="float">
            <text:p>0.408842</text:p>
          </table:table-cell>
          <table:table-cell office:value-type="float" office:value="-9.74956" calcext:value-type="float">
            <text:p>-9.74956</text:p>
          </table:table-cell>
          <table:table-cell/>
          <table:table-cell table:formula="of:= SQRT(([.G386]-[.A386])^2 + ([.H386]-[.B386])^2 + ([.I386]-[.C386])^2)" office:value-type="float" office:value="1.38239585626007" calcext:value-type="float">
            <text:p>1.3823958563</text:p>
          </table:table-cell>
          <table:table-cell table:formula="of:=[.A386]-[.G386]" office:value-type="float" office:value="0.118744" calcext:value-type="float">
            <text:p>0.118744</text:p>
          </table:table-cell>
          <table:table-cell table:formula="of:=[.B386]-[.H386]" office:value-type="float" office:value="-1.373213" calcext:value-type="float">
            <text:p>-1.373213</text:p>
          </table:table-cell>
          <table:table-cell table:formula="of:=[.C386]-[.I386]" office:value-type="float" office:value="0.10585" calcext:value-type="float">
            <text:p>0.10585</text:p>
          </table:table-cell>
          <table:table-cell/>
        </table:table-row>
        <table:table-row table:style-name="ro1">
          <table:table-cell office:value-type="float" office:value="-0.786179" calcext:value-type="float">
            <text:p>-0.786179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-9.64371" calcext:value-type="float">
            <text:p>-9.64371</text:p>
          </table:table-cell>
          <table:table-cell office:value-type="float" office:value="-3.07847" calcext:value-type="float">
            <text:p>-3.07847</text:p>
          </table:table-cell>
          <table:table-cell office:value-type="float" office:value="0.0924708" calcext:value-type="float">
            <text:p>0.0924708</text:p>
          </table:table-cell>
          <table:table-cell office:value-type="float" office:value="-3.09968" calcext:value-type="float">
            <text:p>-3.09968</text:p>
          </table:table-cell>
          <table:table-cell office:value-type="float" office:value="-0.904923" calcext:value-type="float">
            <text:p>-0.904923</text:p>
          </table:table-cell>
          <table:table-cell office:value-type="float" office:value="0.408842" calcext:value-type="float">
            <text:p>0.408842</text:p>
          </table:table-cell>
          <table:table-cell office:value-type="float" office:value="-9.74956" calcext:value-type="float">
            <text:p>-9.74956</text:p>
          </table:table-cell>
          <table:table-cell/>
          <table:table-cell table:formula="of:= SQRT(([.G387]-[.A387])^2 + ([.H387]-[.B387])^2 + ([.I387]-[.C387])^2)" office:value-type="float" office:value="1.38239585626007" calcext:value-type="float">
            <text:p>1.3823958563</text:p>
          </table:table-cell>
          <table:table-cell table:formula="of:=[.A387]-[.G387]" office:value-type="float" office:value="0.118744" calcext:value-type="float">
            <text:p>0.118744</text:p>
          </table:table-cell>
          <table:table-cell table:formula="of:=[.B387]-[.H387]" office:value-type="float" office:value="-1.373213" calcext:value-type="float">
            <text:p>-1.373213</text:p>
          </table:table-cell>
          <table:table-cell table:formula="of:=[.C387]-[.I387]" office:value-type="float" office:value="0.10585" calcext:value-type="float">
            <text:p>0.10585</text:p>
          </table:table-cell>
          <table:table-cell/>
        </table:table-row>
        <table:table-row table:style-name="ro1">
          <table:table-cell office:value-type="float" office:value="-0.786179" calcext:value-type="float">
            <text:p>-0.786179</text:p>
          </table:table-cell>
          <table:table-cell office:value-type="float" office:value="-0.964371" calcext:value-type="float">
            <text:p>-0.964371</text:p>
          </table:table-cell>
          <table:table-cell office:value-type="float" office:value="-9.64371" calcext:value-type="float">
            <text:p>-9.64371</text:p>
          </table:table-cell>
          <table:table-cell office:value-type="float" office:value="-3.07847" calcext:value-type="float">
            <text:p>-3.07847</text:p>
          </table:table-cell>
          <table:table-cell office:value-type="float" office:value="0.0924708" calcext:value-type="float">
            <text:p>0.0924708</text:p>
          </table:table-cell>
          <table:table-cell office:value-type="float" office:value="-3.09968" calcext:value-type="float">
            <text:p>-3.09968</text:p>
          </table:table-cell>
          <table:table-cell office:value-type="float" office:value="-0.904923" calcext:value-type="float">
            <text:p>-0.904923</text:p>
          </table:table-cell>
          <table:table-cell office:value-type="float" office:value="0.408842" calcext:value-type="float">
            <text:p>0.408842</text:p>
          </table:table-cell>
          <table:table-cell office:value-type="float" office:value="-9.74956" calcext:value-type="float">
            <text:p>-9.74956</text:p>
          </table:table-cell>
          <table:table-cell/>
          <table:table-cell table:formula="of:= SQRT(([.G388]-[.A388])^2 + ([.H388]-[.B388])^2 + ([.I388]-[.C388])^2)" office:value-type="float" office:value="1.38239585626007" calcext:value-type="float">
            <text:p>1.3823958563</text:p>
          </table:table-cell>
          <table:table-cell table:formula="of:=[.A388]-[.G388]" office:value-type="float" office:value="0.118744" calcext:value-type="float">
            <text:p>0.118744</text:p>
          </table:table-cell>
          <table:table-cell table:formula="of:=[.B388]-[.H388]" office:value-type="float" office:value="-1.373213" calcext:value-type="float">
            <text:p>-1.373213</text:p>
          </table:table-cell>
          <table:table-cell table:formula="of:=[.C388]-[.I388]" office:value-type="float" office:value="0.10585" calcext:value-type="float">
            <text:p>0.10585</text:p>
          </table:table-cell>
          <table:table-cell/>
        </table:table-row>
        <table:table-row table:style-name="ro1">
          <table:table-cell office:value-type="float" office:value="-1.72404" calcext:value-type="float">
            <text:p>-1.72404</text:p>
          </table:table-cell>
          <table:table-cell office:value-type="float" office:value="-1.60707" calcext:value-type="float">
            <text:p>-1.60707</text:p>
          </table:table-cell>
          <table:table-cell office:value-type="float" office:value="-10.2912" calcext:value-type="float">
            <text:p>-10.2912</text:p>
          </table:table-cell>
          <table:table-cell office:value-type="float" office:value="-3.07328" calcext:value-type="float">
            <text:p>-3.07328</text:p>
          </table:table-cell>
          <table:table-cell office:value-type="float" office:value="0.0918041" calcext:value-type="float">
            <text:p>0.0918041</text:p>
          </table:table-cell>
          <table:table-cell office:value-type="float" office:value="-3.11067" calcext:value-type="float">
            <text:p>-3.11067</text:p>
          </table:table-cell>
          <table:table-cell office:value-type="float" office:value="-0.898417" calcext:value-type="float">
            <text:p>-0.898417</text:p>
          </table:table-cell>
          <table:table-cell office:value-type="float" office:value="0.301684" calcext:value-type="float">
            <text:p>0.301684</text:p>
          </table:table-cell>
          <table:table-cell office:value-type="float" office:value="-9.75407" calcext:value-type="float">
            <text:p>-9.75407</text:p>
          </table:table-cell>
          <table:table-cell/>
          <table:table-cell table:formula="of:= SQRT(([.G389]-[.A389])^2 + ([.H389]-[.B389])^2 + ([.I389]-[.C389])^2)" office:value-type="float" office:value="2.14790684331165" calcext:value-type="float">
            <text:p>2.1479068433</text:p>
          </table:table-cell>
          <table:table-cell table:formula="of:=[.A389]-[.G389]" office:value-type="float" office:value="-0.825623" calcext:value-type="float">
            <text:p>-0.825623</text:p>
          </table:table-cell>
          <table:table-cell table:formula="of:=[.B389]-[.H389]" office:value-type="float" office:value="-1.908754" calcext:value-type="float">
            <text:p>-1.908754</text:p>
          </table:table-cell>
          <table:table-cell table:formula="of:=[.C389]-[.I389]" office:value-type="float" office:value="-0.537129999999999" calcext:value-type="float">
            <text:p>-0.53713</text:p>
          </table:table-cell>
          <table:table-cell/>
        </table:table-row>
        <table:table-row table:style-name="ro1">
          <table:table-cell office:value-type="float" office:value="-1.72404" calcext:value-type="float">
            <text:p>-1.72404</text:p>
          </table:table-cell>
          <table:table-cell office:value-type="float" office:value="-1.60707" calcext:value-type="float">
            <text:p>-1.60707</text:p>
          </table:table-cell>
          <table:table-cell office:value-type="float" office:value="-10.2912" calcext:value-type="float">
            <text:p>-10.2912</text:p>
          </table:table-cell>
          <table:table-cell office:value-type="float" office:value="-3.06749" calcext:value-type="float">
            <text:p>-3.06749</text:p>
          </table:table-cell>
          <table:table-cell office:value-type="float" office:value="0.0896782" calcext:value-type="float">
            <text:p>0.0896782</text:p>
          </table:table-cell>
          <table:table-cell office:value-type="float" office:value="-3.12106" calcext:value-type="float">
            <text:p>-3.12106</text:p>
          </table:table-cell>
          <table:table-cell office:value-type="float" office:value="-0.877669" calcext:value-type="float">
            <text:p>-0.877669</text:p>
          </table:table-cell>
          <table:table-cell office:value-type="float" office:value="0.200416" calcext:value-type="float">
            <text:p>0.200416</text:p>
          </table:table-cell>
          <table:table-cell office:value-type="float" office:value="-9.75856" calcext:value-type="float">
            <text:p>-9.75856</text:p>
          </table:table-cell>
          <table:table-cell/>
          <table:table-cell table:formula="of:= SQRT(([.G390]-[.A390])^2 + ([.H390]-[.B390])^2 + ([.I390]-[.C390])^2)" office:value-type="float" office:value="2.06568508718948" calcext:value-type="float">
            <text:p>2.0656850872</text:p>
          </table:table-cell>
          <table:table-cell table:formula="of:=[.A390]-[.G390]" office:value-type="float" office:value="-0.846371" calcext:value-type="float">
            <text:p>-0.846371</text:p>
          </table:table-cell>
          <table:table-cell table:formula="of:=[.B390]-[.H390]" office:value-type="float" office:value="-1.807486" calcext:value-type="float">
            <text:p>-1.807486</text:p>
          </table:table-cell>
          <table:table-cell table:formula="of:=[.C390]-[.I390]" office:value-type="float" office:value="-0.532640000000001" calcext:value-type="float">
            <text:p>-0.53264</text:p>
          </table:table-cell>
          <table:table-cell/>
        </table:table-row>
        <table:table-row table:style-name="ro1">
          <table:table-cell office:value-type="float" office:value="-1.65739" calcext:value-type="float">
            <text:p>-1.65739</text:p>
          </table:table-cell>
          <table:table-cell office:value-type="float" office:value="-2.21883" calcext:value-type="float">
            <text:p>-2.21883</text:p>
          </table:table-cell>
          <table:table-cell office:value-type="float" office:value="-10.503" calcext:value-type="float">
            <text:p>-10.503</text:p>
          </table:table-cell>
          <table:table-cell office:value-type="float" office:value="-3.06346" calcext:value-type="float">
            <text:p>-3.06346</text:p>
          </table:table-cell>
          <table:table-cell office:value-type="float" office:value="0.0855912" calcext:value-type="float">
            <text:p>0.0855912</text:p>
          </table:table-cell>
          <table:table-cell office:value-type="float" office:value="-3.13123" calcext:value-type="float">
            <text:p>-3.13123</text:p>
          </table:table-cell>
          <table:table-cell office:value-type="float" office:value="-0.83777" calcext:value-type="float">
            <text:p>-0.83777</text:p>
          </table:table-cell>
          <table:table-cell office:value-type="float" office:value="0.101197" calcext:value-type="float">
            <text:p>0.101197</text:p>
          </table:table-cell>
          <table:table-cell office:value-type="float" office:value="-9.7636" calcext:value-type="float">
            <text:p>-9.7636</text:p>
          </table:table-cell>
          <table:table-cell/>
          <table:table-cell table:formula="of:= SQRT(([.G391]-[.A391])^2 + ([.H391]-[.B391])^2 + ([.I391]-[.C391])^2)" office:value-type="float" office:value="2.56924397150777" calcext:value-type="float">
            <text:p>2.5692439715</text:p>
          </table:table-cell>
          <table:table-cell table:formula="of:=[.A391]-[.G391]" office:value-type="float" office:value="-0.81962" calcext:value-type="float">
            <text:p>-0.81962</text:p>
          </table:table-cell>
          <table:table-cell table:formula="of:=[.B391]-[.H391]" office:value-type="float" office:value="-2.320027" calcext:value-type="float">
            <text:p>-2.320027</text:p>
          </table:table-cell>
          <table:table-cell table:formula="of:=[.C391]-[.I391]" office:value-type="float" office:value="-0.7394" calcext:value-type="float">
            <text:p>-0.7394</text:p>
          </table:table-cell>
          <table:table-cell/>
        </table:table-row>
        <table:table-row table:style-name="ro1">
          <table:table-cell office:value-type="float" office:value="-1.25035" calcext:value-type="float">
            <text:p>-1.25035</text:p>
          </table:table-cell>
          <table:table-cell office:value-type="float" office:value="-1.70467" calcext:value-type="float">
            <text:p>-1.70467</text:p>
          </table:table-cell>
          <table:table-cell office:value-type="float" office:value="-9.67465" calcext:value-type="float">
            <text:p>-9.67465</text:p>
          </table:table-cell>
          <table:table-cell office:value-type="float" office:value="-3.06346" calcext:value-type="float">
            <text:p>-3.06346</text:p>
          </table:table-cell>
          <table:table-cell office:value-type="float" office:value="0.0855912" calcext:value-type="float">
            <text:p>0.0855912</text:p>
          </table:table-cell>
          <table:table-cell office:value-type="float" office:value="-3.13123" calcext:value-type="float">
            <text:p>-3.13123</text:p>
          </table:table-cell>
          <table:table-cell office:value-type="float" office:value="-0.83777" calcext:value-type="float">
            <text:p>-0.83777</text:p>
          </table:table-cell>
          <table:table-cell office:value-type="float" office:value="0.101197" calcext:value-type="float">
            <text:p>0.101197</text:p>
          </table:table-cell>
          <table:table-cell office:value-type="float" office:value="-9.7636" calcext:value-type="float">
            <text:p>-9.7636</text:p>
          </table:table-cell>
          <table:table-cell/>
          <table:table-cell table:formula="of:= SQRT(([.G392]-[.A392])^2 + ([.H392]-[.B392])^2 + ([.I392]-[.C392])^2)" office:value-type="float" office:value="1.85453228081611" calcext:value-type="float">
            <text:p>1.8545322808</text:p>
          </table:table-cell>
          <table:table-cell table:formula="of:=[.A392]-[.G392]" office:value-type="float" office:value="-0.41258" calcext:value-type="float">
            <text:p>-0.41258</text:p>
          </table:table-cell>
          <table:table-cell table:formula="of:=[.B392]-[.H392]" office:value-type="float" office:value="-1.805867" calcext:value-type="float">
            <text:p>-1.805867</text:p>
          </table:table-cell>
          <table:table-cell table:formula="of:=[.C392]-[.I392]" office:value-type="float" office:value="0.0889500000000005" calcext:value-type="float">
            <text:p>0.08895</text:p>
          </table:table-cell>
          <table:table-cell/>
        </table:table-row>
        <table:table-row table:style-name="ro1">
          <table:table-cell office:value-type="float" office:value="-1.02422" calcext:value-type="float">
            <text:p>-1.02422</text:p>
          </table:table-cell>
          <table:table-cell office:value-type="float" office:value="-1.49995" calcext:value-type="float">
            <text:p>-1.49995</text:p>
          </table:table-cell>
          <table:table-cell office:value-type="float" office:value="-10.2816" calcext:value-type="float">
            <text:p>-10.2816</text:p>
          </table:table-cell>
          <table:table-cell office:value-type="float" office:value="-3.06127" calcext:value-type="float">
            <text:p>-3.06127</text:p>
          </table:table-cell>
          <table:table-cell office:value-type="float" office:value="0.0808319" calcext:value-type="float">
            <text:p>0.0808319</text:p>
          </table:table-cell>
          <table:table-cell office:value-type="float" office:value="3.13946" calcext:value-type="float">
            <text:p>3.13946</text:p>
          </table:table-cell>
          <table:table-cell office:value-type="float" office:value="-0.791291" calcext:value-type="float">
            <text:p>-0.791291</text:p>
          </table:table-cell>
          <table:table-cell office:value-type="float" office:value="-0.020829" calcext:value-type="float">
            <text:p>-0.020829</text:p>
          </table:table-cell>
          <table:table-cell office:value-type="float" office:value="-9.76798" calcext:value-type="float">
            <text:p>-9.76798</text:p>
          </table:table-cell>
          <table:table-cell/>
          <table:table-cell table:formula="of:= SQRT(([.G393]-[.A393])^2 + ([.H393]-[.B393])^2 + ([.I393]-[.C393])^2)" office:value-type="float" office:value="1.58299095262165" calcext:value-type="float">
            <text:p>1.5829909526</text:p>
          </table:table-cell>
          <table:table-cell table:formula="of:=[.A393]-[.G393]" office:value-type="float" office:value="-0.232929" calcext:value-type="float">
            <text:p>-0.232929</text:p>
          </table:table-cell>
          <table:table-cell table:formula="of:=[.B393]-[.H393]" office:value-type="float" office:value="-1.479121" calcext:value-type="float">
            <text:p>-1.479121</text:p>
          </table:table-cell>
          <table:table-cell table:formula="of:=[.C393]-[.I393]" office:value-type="float" office:value="-0.51362" calcext:value-type="float">
            <text:p>-0.51362</text:p>
          </table:table-cell>
          <table:table-cell/>
        </table:table-row>
        <table:table-row table:style-name="ro1">
          <table:table-cell office:value-type="float" office:value="-1.02422" calcext:value-type="float">
            <text:p>-1.02422</text:p>
          </table:table-cell>
          <table:table-cell office:value-type="float" office:value="-1.49995" calcext:value-type="float">
            <text:p>-1.49995</text:p>
          </table:table-cell>
          <table:table-cell office:value-type="float" office:value="-10.2816" calcext:value-type="float">
            <text:p>-10.2816</text:p>
          </table:table-cell>
          <table:table-cell office:value-type="float" office:value="-3.06279" calcext:value-type="float">
            <text:p>-3.06279</text:p>
          </table:table-cell>
          <table:table-cell office:value-type="float" office:value="0.0771852" calcext:value-type="float">
            <text:p>0.0771852</text:p>
          </table:table-cell>
          <table:table-cell office:value-type="float" office:value="3.12753" calcext:value-type="float">
            <text:p>3.12753</text:p>
          </table:table-cell>
          <table:table-cell office:value-type="float" office:value="-0.755664" calcext:value-type="float">
            <text:p>-0.755664</text:p>
          </table:table-cell>
          <table:table-cell office:value-type="float" office:value="-0.137418" calcext:value-type="float">
            <text:p>-0.137418</text:p>
          </table:table-cell>
          <table:table-cell office:value-type="float" office:value="-9.76986" calcext:value-type="float">
            <text:p>-9.76986</text:p>
          </table:table-cell>
          <table:table-cell/>
          <table:table-cell table:formula="of:= SQRT(([.G394]-[.A394])^2 + ([.H394]-[.B394])^2 + ([.I394]-[.C394])^2)" office:value-type="float" office:value="1.48003162255406" calcext:value-type="float">
            <text:p>1.4800316226</text:p>
          </table:table-cell>
          <table:table-cell table:formula="of:=[.A394]-[.G394]" office:value-type="float" office:value="-0.268556" calcext:value-type="float">
            <text:p>-0.268556</text:p>
          </table:table-cell>
          <table:table-cell table:formula="of:=[.B394]-[.H394]" office:value-type="float" office:value="-1.362532" calcext:value-type="float">
            <text:p>-1.362532</text:p>
          </table:table-cell>
          <table:table-cell table:formula="of:=[.C394]-[.I394]" office:value-type="float" office:value="-0.51174" calcext:value-type="float">
            <text:p>-0.51174</text:p>
          </table:table-cell>
          <table:table-cell/>
        </table:table-row>
        <table:table-row table:style-name="ro1">
          <table:table-cell office:value-type="float" office:value="-0.838547" calcext:value-type="float">
            <text:p>-0.838547</text:p>
          </table:table-cell>
          <table:table-cell office:value-type="float" office:value="-1.80464" calcext:value-type="float">
            <text:p>-1.80464</text:p>
          </table:table-cell>
          <table:table-cell office:value-type="float" office:value="-10.1912" calcext:value-type="float">
            <text:p>-10.1912</text:p>
          </table:table-cell>
          <table:table-cell office:value-type="float" office:value="-3.06769" calcext:value-type="float">
            <text:p>-3.06769</text:p>
          </table:table-cell>
          <table:table-cell office:value-type="float" office:value="0.0721682" calcext:value-type="float">
            <text:p>0.0721682</text:p>
          </table:table-cell>
          <table:table-cell office:value-type="float" office:value="3.12071" calcext:value-type="float">
            <text:p>3.12071</text:p>
          </table:table-cell>
          <table:table-cell office:value-type="float" office:value="-0.706635" calcext:value-type="float">
            <text:p>-0.706635</text:p>
          </table:table-cell>
          <table:table-cell office:value-type="float" office:value="-0.204067" calcext:value-type="float">
            <text:p>-0.204067</text:p>
          </table:table-cell>
          <table:table-cell office:value-type="float" office:value="-9.77236" calcext:value-type="float">
            <text:p>-9.77236</text:p>
          </table:table-cell>
          <table:table-cell/>
          <table:table-cell table:formula="of:= SQRT(([.G395]-[.A395])^2 + ([.H395]-[.B395])^2 + ([.I395]-[.C395])^2)" office:value-type="float" office:value="1.65971734029412" calcext:value-type="float">
            <text:p>1.6597173403</text:p>
          </table:table-cell>
          <table:table-cell table:formula="of:=[.A395]-[.G395]" office:value-type="float" office:value="-0.131912" calcext:value-type="float">
            <text:p>-0.131912</text:p>
          </table:table-cell>
          <table:table-cell table:formula="of:=[.B395]-[.H395]" office:value-type="float" office:value="-1.600573" calcext:value-type="float">
            <text:p>-1.600573</text:p>
          </table:table-cell>
          <table:table-cell table:formula="of:=[.C395]-[.I395]" office:value-type="float" office:value="-0.418839999999999" calcext:value-type="float">
            <text:p>-0.41884</text:p>
          </table:table-cell>
          <table:table-cell/>
        </table:table-row>
        <table:table-row table:style-name="ro1">
          <table:table-cell office:value-type="float" office:value="-0.883774" calcext:value-type="float">
            <text:p>-0.883774</text:p>
          </table:table-cell>
          <table:table-cell office:value-type="float" office:value="-2.3069" calcext:value-type="float">
            <text:p>-2.3069</text:p>
          </table:table-cell>
          <table:table-cell office:value-type="float" office:value="-9.29379" calcext:value-type="float">
            <text:p>-9.29379</text:p>
          </table:table-cell>
          <table:table-cell office:value-type="float" office:value="-3.06769" calcext:value-type="float">
            <text:p>-3.06769</text:p>
          </table:table-cell>
          <table:table-cell office:value-type="float" office:value="0.0721682" calcext:value-type="float">
            <text:p>0.0721682</text:p>
          </table:table-cell>
          <table:table-cell office:value-type="float" office:value="3.12071" calcext:value-type="float">
            <text:p>3.12071</text:p>
          </table:table-cell>
          <table:table-cell office:value-type="float" office:value="-0.706635" calcext:value-type="float">
            <text:p>-0.706635</text:p>
          </table:table-cell>
          <table:table-cell office:value-type="float" office:value="-0.204067" calcext:value-type="float">
            <text:p>-0.204067</text:p>
          </table:table-cell>
          <table:table-cell office:value-type="float" office:value="-9.77236" calcext:value-type="float">
            <text:p>-9.77236</text:p>
          </table:table-cell>
          <table:table-cell/>
          <table:table-cell table:formula="of:= SQRT(([.G396]-[.A396])^2 + ([.H396]-[.B396])^2 + ([.I396]-[.C396])^2)" office:value-type="float" office:value="2.16386554483175" calcext:value-type="float">
            <text:p>2.1638655448</text:p>
          </table:table-cell>
          <table:table-cell table:formula="of:=[.A396]-[.G396]" office:value-type="float" office:value="-0.177139" calcext:value-type="float">
            <text:p>-0.177139</text:p>
          </table:table-cell>
          <table:table-cell table:formula="of:=[.B396]-[.H396]" office:value-type="float" office:value="-2.102833" calcext:value-type="float">
            <text:p>-2.102833</text:p>
          </table:table-cell>
          <table:table-cell table:formula="of:=[.C396]-[.I396]" office:value-type="float" office:value="0.478570000000001" calcext:value-type="float">
            <text:p>0.47857</text:p>
          </table:table-cell>
          <table:table-cell/>
        </table:table-row>
        <table:table-row table:style-name="ro1">
          <table:table-cell office:value-type="float" office:value="-1.34081" calcext:value-type="float">
            <text:p>-1.34081</text:p>
          </table:table-cell>
          <table:table-cell office:value-type="float" office:value="-1.66182" calcext:value-type="float">
            <text:p>-1.66182</text:p>
          </table:table-cell>
          <table:table-cell office:value-type="float" office:value="-9.18906" calcext:value-type="float">
            <text:p>-9.18906</text:p>
          </table:table-cell>
          <table:table-cell office:value-type="float" office:value="-3.0745" calcext:value-type="float">
            <text:p>-3.0745</text:p>
          </table:table-cell>
          <table:table-cell office:value-type="float" office:value="0.0652231" calcext:value-type="float">
            <text:p>0.0652231</text:p>
          </table:table-cell>
          <table:table-cell office:value-type="float" office:value="3.1186" calcext:value-type="float">
            <text:p>3.1186</text:p>
          </table:table-cell>
          <table:table-cell office:value-type="float" office:value="-0.638734" calcext:value-type="float">
            <text:p>-0.638734</text:p>
          </table:table-cell>
          <table:table-cell office:value-type="float" office:value="-0.224805" calcext:value-type="float">
            <text:p>-0.224805</text:p>
          </table:table-cell>
          <table:table-cell office:value-type="float" office:value="-9.77658" calcext:value-type="float">
            <text:p>-9.77658</text:p>
          </table:table-cell>
          <table:table-cell/>
          <table:table-cell table:formula="of:= SQRT(([.G397]-[.A397])^2 + ([.H397]-[.B397])^2 + ([.I397]-[.C397])^2)" office:value-type="float" office:value="1.70384933911452" calcext:value-type="float">
            <text:p>1.7038493391</text:p>
          </table:table-cell>
          <table:table-cell table:formula="of:=[.A397]-[.G397]" office:value-type="float" office:value="-0.702076" calcext:value-type="float">
            <text:p>-0.702076</text:p>
          </table:table-cell>
          <table:table-cell table:formula="of:=[.B397]-[.H397]" office:value-type="float" office:value="-1.437015" calcext:value-type="float">
            <text:p>-1.437015</text:p>
          </table:table-cell>
          <table:table-cell table:formula="of:=[.C397]-[.I397]" office:value-type="float" office:value="0.58752" calcext:value-type="float">
            <text:p>0.58752</text:p>
          </table:table-cell>
          <table:table-cell/>
        </table:table-row>
        <table:table-row table:style-name="ro1">
          <table:table-cell office:value-type="float" office:value="-1.34081" calcext:value-type="float">
            <text:p>-1.34081</text:p>
          </table:table-cell>
          <table:table-cell office:value-type="float" office:value="-1.66182" calcext:value-type="float">
            <text:p>-1.66182</text:p>
          </table:table-cell>
          <table:table-cell office:value-type="float" office:value="-9.18906" calcext:value-type="float">
            <text:p>-9.18906</text:p>
          </table:table-cell>
          <table:table-cell office:value-type="float" office:value="-3.08246" calcext:value-type="float">
            <text:p>-3.08246</text:p>
          </table:table-cell>
          <table:table-cell office:value-type="float" office:value="0.0628209" calcext:value-type="float">
            <text:p>0.0628209</text:p>
          </table:table-cell>
          <table:table-cell office:value-type="float" office:value="3.11516" calcext:value-type="float">
            <text:p>3.11516</text:p>
          </table:table-cell>
          <table:table-cell office:value-type="float" office:value="-0.61524" calcext:value-type="float">
            <text:p>-0.61524</text:p>
          </table:table-cell>
          <table:table-cell office:value-type="float" office:value="-0.258543" calcext:value-type="float">
            <text:p>-0.258543</text:p>
          </table:table-cell>
          <table:table-cell office:value-type="float" office:value="-9.77725" calcext:value-type="float">
            <text:p>-9.77725</text:p>
          </table:table-cell>
          <table:table-cell/>
          <table:table-cell table:formula="of:= SQRT(([.G398]-[.A398])^2 + ([.H398]-[.B398])^2 + ([.I398]-[.C398])^2)" office:value-type="float" office:value="1.68570627326619" calcext:value-type="float">
            <text:p>1.6857062733</text:p>
          </table:table-cell>
          <table:table-cell table:formula="of:=[.A398]-[.G398]" office:value-type="float" office:value="-0.72557" calcext:value-type="float">
            <text:p>-0.72557</text:p>
          </table:table-cell>
          <table:table-cell table:formula="of:=[.B398]-[.H398]" office:value-type="float" office:value="-1.403277" calcext:value-type="float">
            <text:p>-1.403277</text:p>
          </table:table-cell>
          <table:table-cell table:formula="of:=[.C398]-[.I398]" office:value-type="float" office:value="0.588190000000001" calcext:value-type="float">
            <text:p>0.58819</text:p>
          </table:table-cell>
          <table:table-cell/>
        </table:table-row>
        <table:table-row table:style-name="ro1">
          <table:table-cell office:value-type="float" office:value="-0.969467" calcext:value-type="float">
            <text:p>-0.969467</text:p>
          </table:table-cell>
          <table:table-cell office:value-type="float" office:value="-1.37379" calcext:value-type="float">
            <text:p>-1.37379</text:p>
          </table:table-cell>
          <table:table-cell office:value-type="float" office:value="-9.9841" calcext:value-type="float">
            <text:p>-9.9841</text:p>
          </table:table-cell>
          <table:table-cell office:value-type="float" office:value="-3.08937" calcext:value-type="float">
            <text:p>-3.08937</text:p>
          </table:table-cell>
          <table:table-cell office:value-type="float" office:value="0.0660436" calcext:value-type="float">
            <text:p>0.0660436</text:p>
          </table:table-cell>
          <table:table-cell office:value-type="float" office:value="3.10811" calcext:value-type="float">
            <text:p>3.10811</text:p>
          </table:table-cell>
          <table:table-cell office:value-type="float" office:value="-0.646757" calcext:value-type="float">
            <text:p>-0.646757</text:p>
          </table:table-cell>
          <table:table-cell office:value-type="float" office:value="-0.327367" calcext:value-type="float">
            <text:p>-0.327367</text:p>
          </table:table-cell>
          <table:table-cell office:value-type="float" office:value="-9.77315" calcext:value-type="float">
            <text:p>-9.77315</text:p>
          </table:table-cell>
          <table:table-cell/>
          <table:table-cell table:formula="of:= SQRT(([.G399]-[.A399])^2 + ([.H399]-[.B399])^2 + ([.I399]-[.C399])^2)" office:value-type="float" office:value="1.11518731230632" calcext:value-type="float">
            <text:p>1.1151873123</text:p>
          </table:table-cell>
          <table:table-cell table:formula="of:=[.A399]-[.G399]" office:value-type="float" office:value="-0.32271" calcext:value-type="float">
            <text:p>-0.32271</text:p>
          </table:table-cell>
          <table:table-cell table:formula="of:=[.B399]-[.H399]" office:value-type="float" office:value="-1.046423" calcext:value-type="float">
            <text:p>-1.046423</text:p>
          </table:table-cell>
          <table:table-cell table:formula="of:=[.C399]-[.I399]" office:value-type="float" office:value="-0.21095" calcext:value-type="float">
            <text:p>-0.21095</text:p>
          </table:table-cell>
          <table:table-cell/>
        </table:table-row>
        <table:table-row table:style-name="ro1">
          <table:table-cell office:value-type="float" office:value="-0.302963" calcext:value-type="float">
            <text:p>-0.302963</text:p>
          </table:table-cell>
          <table:table-cell office:value-type="float" office:value="-1.67372" calcext:value-type="float">
            <text:p>-1.67372</text:p>
          </table:table-cell>
          <table:table-cell office:value-type="float" office:value="-10.703" calcext:value-type="float">
            <text:p>-10.703</text:p>
          </table:table-cell>
          <table:table-cell office:value-type="float" office:value="-3.09449" calcext:value-type="float">
            <text:p>-3.09449</text:p>
          </table:table-cell>
          <table:table-cell office:value-type="float" office:value="0.0662781" calcext:value-type="float">
            <text:p>0.0662781</text:p>
          </table:table-cell>
          <table:table-cell office:value-type="float" office:value="3.09997" calcext:value-type="float">
            <text:p>3.09997</text:p>
          </table:table-cell>
          <table:table-cell office:value-type="float" office:value="-0.64905" calcext:value-type="float">
            <text:p>-0.64905</text:p>
          </table:table-cell>
          <table:table-cell office:value-type="float" office:value="-0.406863" calcext:value-type="float">
            <text:p>-0.406863</text:p>
          </table:table-cell>
          <table:table-cell office:value-type="float" office:value="-9.77002" calcext:value-type="float">
            <text:p>-9.77002</text:p>
          </table:table-cell>
          <table:table-cell/>
          <table:table-cell table:formula="of:= SQRT(([.G400]-[.A400])^2 + ([.H400]-[.B400])^2 + ([.I400]-[.C400])^2)" office:value-type="float" office:value="1.61094833884206" calcext:value-type="float">
            <text:p>1.6109483388</text:p>
          </table:table-cell>
          <table:table-cell table:formula="of:=[.A400]-[.G400]" office:value-type="float" office:value="0.346087" calcext:value-type="float">
            <text:p>0.346087</text:p>
          </table:table-cell>
          <table:table-cell table:formula="of:=[.B400]-[.H400]" office:value-type="float" office:value="-1.266857" calcext:value-type="float">
            <text:p>-1.266857</text:p>
          </table:table-cell>
          <table:table-cell table:formula="of:=[.C400]-[.I400]" office:value-type="float" office:value="-0.932979999999999" calcext:value-type="float">
            <text:p>-0.93298</text:p>
          </table:table-cell>
          <table:table-cell/>
        </table:table-row>
        <table:table-row table:style-name="ro1">
          <table:table-cell office:value-type="float" office:value="-0.255356" calcext:value-type="float">
            <text:p>-0.255356</text:p>
          </table:table-cell>
          <table:table-cell office:value-type="float" office:value="-1.95699" calcext:value-type="float">
            <text:p>-1.95699</text:p>
          </table:table-cell>
          <table:table-cell office:value-type="float" office:value="-9.56277" calcext:value-type="float">
            <text:p>-9.56277</text:p>
          </table:table-cell>
          <table:table-cell office:value-type="float" office:value="-3.09777" calcext:value-type="float">
            <text:p>-3.09777</text:p>
          </table:table-cell>
          <table:table-cell office:value-type="float" office:value="0.0576467" calcext:value-type="float">
            <text:p>0.0576467</text:p>
          </table:table-cell>
          <table:table-cell office:value-type="float" office:value="3.09448" calcext:value-type="float">
            <text:p>3.09448</text:p>
          </table:table-cell>
          <table:table-cell office:value-type="float" office:value="-0.564624" calcext:value-type="float">
            <text:p>-0.564624</text:p>
          </table:table-cell>
          <table:table-cell office:value-type="float" office:value="-0.460771" calcext:value-type="float">
            <text:p>-0.460771</text:p>
          </table:table-cell>
          <table:table-cell office:value-type="float" office:value="-9.77287" calcext:value-type="float">
            <text:p>-9.77287</text:p>
          </table:table-cell>
          <table:table-cell/>
          <table:table-cell table:formula="of:= SQRT(([.G401]-[.A401])^2 + ([.H401]-[.B401])^2 + ([.I401]-[.C401])^2)" office:value-type="float" office:value="1.5422256650001" calcext:value-type="float">
            <text:p>1.542225665</text:p>
          </table:table-cell>
          <table:table-cell table:formula="of:=[.A401]-[.G401]" office:value-type="float" office:value="0.309268" calcext:value-type="float">
            <text:p>0.309268</text:p>
          </table:table-cell>
          <table:table-cell table:formula="of:=[.B401]-[.H401]" office:value-type="float" office:value="-1.496219" calcext:value-type="float">
            <text:p>-1.496219</text:p>
          </table:table-cell>
          <table:table-cell table:formula="of:=[.C401]-[.I401]" office:value-type="float" office:value="0.210099999999999" calcext:value-type="float">
            <text:p>0.2101</text:p>
          </table:table-cell>
          <table:table-cell/>
        </table:table-row>
        <table:table-row table:style-name="ro1">
          <table:table-cell office:value-type="float" office:value="-0.255356" calcext:value-type="float">
            <text:p>-0.255356</text:p>
          </table:table-cell>
          <table:table-cell office:value-type="float" office:value="-1.95699" calcext:value-type="float">
            <text:p>-1.95699</text:p>
          </table:table-cell>
          <table:table-cell office:value-type="float" office:value="-9.56277" calcext:value-type="float">
            <text:p>-9.56277</text:p>
          </table:table-cell>
          <table:table-cell office:value-type="float" office:value="-3.09777" calcext:value-type="float">
            <text:p>-3.09777</text:p>
          </table:table-cell>
          <table:table-cell office:value-type="float" office:value="0.0576467" calcext:value-type="float">
            <text:p>0.0576467</text:p>
          </table:table-cell>
          <table:table-cell office:value-type="float" office:value="3.09448" calcext:value-type="float">
            <text:p>3.09448</text:p>
          </table:table-cell>
          <table:table-cell office:value-type="float" office:value="-0.564624" calcext:value-type="float">
            <text:p>-0.564624</text:p>
          </table:table-cell>
          <table:table-cell office:value-type="float" office:value="-0.460771" calcext:value-type="float">
            <text:p>-0.460771</text:p>
          </table:table-cell>
          <table:table-cell office:value-type="float" office:value="-9.77287" calcext:value-type="float">
            <text:p>-9.77287</text:p>
          </table:table-cell>
          <table:table-cell/>
          <table:table-cell table:formula="of:= SQRT(([.G402]-[.A402])^2 + ([.H402]-[.B402])^2 + ([.I402]-[.C402])^2)" office:value-type="float" office:value="1.5422256650001" calcext:value-type="float">
            <text:p>1.542225665</text:p>
          </table:table-cell>
          <table:table-cell table:formula="of:=[.A402]-[.G402]" office:value-type="float" office:value="0.309268" calcext:value-type="float">
            <text:p>0.309268</text:p>
          </table:table-cell>
          <table:table-cell table:formula="of:=[.B402]-[.H402]" office:value-type="float" office:value="-1.496219" calcext:value-type="float">
            <text:p>-1.496219</text:p>
          </table:table-cell>
          <table:table-cell table:formula="of:=[.C402]-[.I402]" office:value-type="float" office:value="0.210099999999999" calcext:value-type="float">
            <text:p>0.2101</text:p>
          </table:table-cell>
          <table:table-cell/>
        </table:table-row>
        <table:table-row table:style-name="ro1">
          <table:table-cell office:value-type="float" office:value="-0.650497" calcext:value-type="float">
            <text:p>-0.650497</text:p>
          </table:table-cell>
          <table:table-cell office:value-type="float" office:value="-2.25215" calcext:value-type="float">
            <text:p>-2.25215</text:p>
          </table:table-cell>
          <table:table-cell office:value-type="float" office:value="-9.89603" calcext:value-type="float">
            <text:p>-9.89603</text:p>
          </table:table-cell>
          <table:table-cell office:value-type="float" office:value="-3.09777" calcext:value-type="float">
            <text:p>-3.09777</text:p>
          </table:table-cell>
          <table:table-cell office:value-type="float" office:value="0.0576467" calcext:value-type="float">
            <text:p>0.0576467</text:p>
          </table:table-cell>
          <table:table-cell office:value-type="float" office:value="3.09448" calcext:value-type="float">
            <text:p>3.09448</text:p>
          </table:table-cell>
          <table:table-cell office:value-type="float" office:value="-0.564624" calcext:value-type="float">
            <text:p>-0.564624</text:p>
          </table:table-cell>
          <table:table-cell office:value-type="float" office:value="-0.460771" calcext:value-type="float">
            <text:p>-0.460771</text:p>
          </table:table-cell>
          <table:table-cell office:value-type="float" office:value="-9.77287" calcext:value-type="float">
            <text:p>-9.77287</text:p>
          </table:table-cell>
          <table:table-cell/>
          <table:table-cell table:formula="of:= SQRT(([.G403]-[.A403])^2 + ([.H403]-[.B403])^2 + ([.I403]-[.C403])^2)" office:value-type="float" office:value="1.79765994542071" calcext:value-type="float">
            <text:p>1.7976599454</text:p>
          </table:table-cell>
          <table:table-cell table:formula="of:=[.A403]-[.G403]" office:value-type="float" office:value="-0.085873" calcext:value-type="float">
            <text:p>-0.085873</text:p>
          </table:table-cell>
          <table:table-cell table:formula="of:=[.B403]-[.H403]" office:value-type="float" office:value="-1.791379" calcext:value-type="float">
            <text:p>-1.791379</text:p>
          </table:table-cell>
          <table:table-cell table:formula="of:=[.C403]-[.I403]" office:value-type="float" office:value="-0.12316" calcext:value-type="float">
            <text:p>-0.12316</text:p>
          </table:table-cell>
          <table:table-cell/>
        </table:table-row>
        <table:table-row table:style-name="ro1">
          <table:table-cell office:value-type="float" office:value="-0.350571" calcext:value-type="float">
            <text:p>-0.350571</text:p>
          </table:table-cell>
          <table:table-cell office:value-type="float" office:value="-2.50209" calcext:value-type="float">
            <text:p>-2.50209</text:p>
          </table:table-cell>
          <table:table-cell office:value-type="float" office:value="-9.62466" calcext:value-type="float">
            <text:p>-9.62466</text:p>
          </table:table-cell>
          <table:table-cell office:value-type="float" office:value="-3.10319" calcext:value-type="float">
            <text:p>-3.10319</text:p>
          </table:table-cell>
          <table:table-cell office:value-type="float" office:value="0.0457115" calcext:value-type="float">
            <text:p>0.0457115</text:p>
          </table:table-cell>
          <table:table-cell office:value-type="float" office:value="3.09176" calcext:value-type="float">
            <text:p>3.09176</text:p>
          </table:table-cell>
          <table:table-cell office:value-type="float" office:value="-0.447816" calcext:value-type="float">
            <text:p>-0.447816</text:p>
          </table:table-cell>
          <table:table-cell office:value-type="float" office:value="-0.487624" calcext:value-type="float">
            <text:p>-0.487624</text:p>
          </table:table-cell>
          <table:table-cell office:value-type="float" office:value="-9.77761" calcext:value-type="float">
            <text:p>-9.77761</text:p>
          </table:table-cell>
          <table:table-cell/>
          <table:table-cell table:formula="of:= SQRT(([.G404]-[.A404])^2 + ([.H404]-[.B404])^2 + ([.I404]-[.C404])^2)" office:value-type="float" office:value="2.0226031636683" calcext:value-type="float">
            <text:p>2.0226031637</text:p>
          </table:table-cell>
          <table:table-cell table:formula="of:=[.A404]-[.G404]" office:value-type="float" office:value="0.097245" calcext:value-type="float">
            <text:p>0.097245</text:p>
          </table:table-cell>
          <table:table-cell table:formula="of:=[.B404]-[.H404]" office:value-type="float" office:value="-2.014466" calcext:value-type="float">
            <text:p>-2.014466</text:p>
          </table:table-cell>
          <table:table-cell table:formula="of:=[.C404]-[.I404]" office:value-type="float" office:value="0.152949999999999" calcext:value-type="float">
            <text:p>0.15295</text:p>
          </table:table-cell>
          <table:table-cell/>
        </table:table-row>
        <table:table-row table:style-name="ro1">
          <table:table-cell office:value-type="float" office:value="-0.350571" calcext:value-type="float">
            <text:p>-0.350571</text:p>
          </table:table-cell>
          <table:table-cell office:value-type="float" office:value="-2.50209" calcext:value-type="float">
            <text:p>-2.50209</text:p>
          </table:table-cell>
          <table:table-cell office:value-type="float" office:value="-9.62466" calcext:value-type="float">
            <text:p>-9.62466</text:p>
          </table:table-cell>
          <table:table-cell office:value-type="float" office:value="-3.10319" calcext:value-type="float">
            <text:p>-3.10319</text:p>
          </table:table-cell>
          <table:table-cell office:value-type="float" office:value="0.0457115" calcext:value-type="float">
            <text:p>0.0457115</text:p>
          </table:table-cell>
          <table:table-cell office:value-type="float" office:value="3.09176" calcext:value-type="float">
            <text:p>3.09176</text:p>
          </table:table-cell>
          <table:table-cell office:value-type="float" office:value="-0.447816" calcext:value-type="float">
            <text:p>-0.447816</text:p>
          </table:table-cell>
          <table:table-cell office:value-type="float" office:value="-0.487624" calcext:value-type="float">
            <text:p>-0.487624</text:p>
          </table:table-cell>
          <table:table-cell office:value-type="float" office:value="-9.77761" calcext:value-type="float">
            <text:p>-9.77761</text:p>
          </table:table-cell>
          <table:table-cell/>
          <table:table-cell table:formula="of:= SQRT(([.G405]-[.A405])^2 + ([.H405]-[.B405])^2 + ([.I405]-[.C405])^2)" office:value-type="float" office:value="2.0226031636683" calcext:value-type="float">
            <text:p>2.0226031637</text:p>
          </table:table-cell>
          <table:table-cell table:formula="of:=[.A405]-[.G405]" office:value-type="float" office:value="0.097245" calcext:value-type="float">
            <text:p>0.097245</text:p>
          </table:table-cell>
          <table:table-cell table:formula="of:=[.B405]-[.H405]" office:value-type="float" office:value="-2.014466" calcext:value-type="float">
            <text:p>-2.014466</text:p>
          </table:table-cell>
          <table:table-cell table:formula="of:=[.C405]-[.I405]" office:value-type="float" office:value="0.152949999999999" calcext:value-type="float">
            <text:p>0.15295</text:p>
          </table:table-cell>
          <table:table-cell/>
        </table:table-row>
        <table:table-row table:style-name="ro1">
          <table:table-cell office:value-type="float" office:value="-0.0435028" calcext:value-type="float">
            <text:p>-0.0435028</text:p>
          </table:table-cell>
          <table:table-cell office:value-type="float" office:value="-1.74275" calcext:value-type="float">
            <text:p>-1.74275</text:p>
          </table:table-cell>
          <table:table-cell office:value-type="float" office:value="-10.1245" calcext:value-type="float">
            <text:p>-10.1245</text:p>
          </table:table-cell>
          <table:table-cell office:value-type="float" office:value="-3.12047" calcext:value-type="float">
            <text:p>-3.12047</text:p>
          </table:table-cell>
          <table:table-cell office:value-type="float" office:value="0.0353889" calcext:value-type="float">
            <text:p>0.0353889</text:p>
          </table:table-cell>
          <table:table-cell office:value-type="float" office:value="3.08317" calcext:value-type="float">
            <text:p>3.08317</text:p>
          </table:table-cell>
          <table:table-cell office:value-type="float" office:value="-0.346739" calcext:value-type="float">
            <text:p>-0.346739</text:p>
          </table:table-cell>
          <table:table-cell office:value-type="float" office:value="-0.571882" calcext:value-type="float">
            <text:p>-0.571882</text:p>
          </table:table-cell>
          <table:table-cell office:value-type="float" office:value="-9.77715" calcext:value-type="float">
            <text:p>-9.77715</text:p>
          </table:table-cell>
          <table:table-cell/>
          <table:table-cell table:formula="of:= SQRT(([.G406]-[.A406])^2 + ([.H406]-[.B406])^2 + ([.I406]-[.C406])^2)" office:value-type="float" office:value="1.25838630353101" calcext:value-type="float">
            <text:p>1.2583863035</text:p>
          </table:table-cell>
          <table:table-cell table:formula="of:=[.A406]-[.G406]" office:value-type="float" office:value="0.3032362" calcext:value-type="float">
            <text:p>0.3032362</text:p>
          </table:table-cell>
          <table:table-cell table:formula="of:=[.B406]-[.H406]" office:value-type="float" office:value="-1.170868" calcext:value-type="float">
            <text:p>-1.170868</text:p>
          </table:table-cell>
          <table:table-cell table:formula="of:=[.C406]-[.I406]" office:value-type="float" office:value="-0.347349999999999" calcext:value-type="float">
            <text:p>-0.34735</text:p>
          </table:table-cell>
          <table:table-cell/>
        </table:table-row>
        <table:table-row table:style-name="ro1">
          <table:table-cell office:value-type="float" office:value="0.35878" calcext:value-type="float">
            <text:p>0.35878</text:p>
          </table:table-cell>
          <table:table-cell office:value-type="float" office:value="-1.83797" calcext:value-type="float">
            <text:p>-1.83797</text:p>
          </table:table-cell>
          <table:table-cell office:value-type="float" office:value="-10.015" calcext:value-type="float">
            <text:p>-10.015</text:p>
          </table:table-cell>
          <table:table-cell office:value-type="float" office:value="-3.12553" calcext:value-type="float">
            <text:p>-3.12553</text:p>
          </table:table-cell>
          <table:table-cell office:value-type="float" office:value="0.0335015" calcext:value-type="float">
            <text:p>0.0335015</text:p>
          </table:table-cell>
          <table:table-cell office:value-type="float" office:value="3.07482" calcext:value-type="float">
            <text:p>3.07482</text:p>
          </table:table-cell>
          <table:table-cell office:value-type="float" office:value="-0.328253" calcext:value-type="float">
            <text:p>-0.328253</text:p>
          </table:table-cell>
          <table:table-cell office:value-type="float" office:value="-0.653514" calcext:value-type="float">
            <text:p>-0.653514</text:p>
          </table:table-cell>
          <table:table-cell office:value-type="float" office:value="-9.77268" calcext:value-type="float">
            <text:p>-9.77268</text:p>
          </table:table-cell>
          <table:table-cell/>
          <table:table-cell table:formula="of:= SQRT(([.G407]-[.A407])^2 + ([.H407]-[.B407])^2 + ([.I407]-[.C407])^2)" office:value-type="float" office:value="1.39056439671991" calcext:value-type="float">
            <text:p>1.3905643967</text:p>
          </table:table-cell>
          <table:table-cell table:formula="of:=[.A407]-[.G407]" office:value-type="float" office:value="0.687033" calcext:value-type="float">
            <text:p>0.687033</text:p>
          </table:table-cell>
          <table:table-cell table:formula="of:=[.B407]-[.H407]" office:value-type="float" office:value="-1.184456" calcext:value-type="float">
            <text:p>-1.184456</text:p>
          </table:table-cell>
          <table:table-cell table:formula="of:=[.C407]-[.I407]" office:value-type="float" office:value="-0.242320000000001" calcext:value-type="float">
            <text:p>-0.24232</text:p>
          </table:table-cell>
          <table:table-cell/>
        </table:table-row>
        <table:table-row table:style-name="ro1">
          <table:table-cell office:value-type="float" office:value="0.4897" calcext:value-type="float">
            <text:p>0.4897</text:p>
          </table:table-cell>
          <table:table-cell office:value-type="float" office:value="-2.22121" calcext:value-type="float">
            <text:p>-2.22121</text:p>
          </table:table-cell>
          <table:table-cell office:value-type="float" office:value="-9.20096" calcext:value-type="float">
            <text:p>-9.20096</text:p>
          </table:table-cell>
          <table:table-cell office:value-type="float" office:value="-3.12742" calcext:value-type="float">
            <text:p>-3.12742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3.06712" calcext:value-type="float">
            <text:p>3.06712</text:p>
          </table:table-cell>
          <table:table-cell office:value-type="float" office:value="-0.26783" calcext:value-type="float">
            <text:p>-0.26783</text:p>
          </table:table-cell>
          <table:table-cell office:value-type="float" office:value="-0.728888" calcext:value-type="float">
            <text:p>-0.728888</text:p>
          </table:table-cell>
          <table:table-cell office:value-type="float" office:value="-9.76919" calcext:value-type="float">
            <text:p>-9.76919</text:p>
          </table:table-cell>
          <table:table-cell/>
          <table:table-cell table:formula="of:= SQRT(([.G408]-[.A408])^2 + ([.H408]-[.B408])^2 + ([.I408]-[.C408])^2)" office:value-type="float" office:value="1.76741675489512" calcext:value-type="float">
            <text:p>1.7674167549</text:p>
          </table:table-cell>
          <table:table-cell table:formula="of:=[.A408]-[.G408]" office:value-type="float" office:value="0.75753" calcext:value-type="float">
            <text:p>0.75753</text:p>
          </table:table-cell>
          <table:table-cell table:formula="of:=[.B408]-[.H408]" office:value-type="float" office:value="-1.492322" calcext:value-type="float">
            <text:p>-1.492322</text:p>
          </table:table-cell>
          <table:table-cell table:formula="of:=[.C408]-[.I408]" office:value-type="float" office:value="0.56823" calcext:value-type="float">
            <text:p>0.56823</text:p>
          </table:table-cell>
          <table:table-cell/>
        </table:table-row>
        <table:table-row table:style-name="ro1">
          <table:table-cell office:value-type="float" office:value="0.4897" calcext:value-type="float">
            <text:p>0.4897</text:p>
          </table:table-cell>
          <table:table-cell office:value-type="float" office:value="-2.22121" calcext:value-type="float">
            <text:p>-2.22121</text:p>
          </table:table-cell>
          <table:table-cell office:value-type="float" office:value="-9.20096" calcext:value-type="float">
            <text:p>-9.20096</text:p>
          </table:table-cell>
          <table:table-cell office:value-type="float" office:value="-3.12742" calcext:value-type="float">
            <text:p>-3.12742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3.06712" calcext:value-type="float">
            <text:p>3.06712</text:p>
          </table:table-cell>
          <table:table-cell office:value-type="float" office:value="-0.26783" calcext:value-type="float">
            <text:p>-0.26783</text:p>
          </table:table-cell>
          <table:table-cell office:value-type="float" office:value="-0.728888" calcext:value-type="float">
            <text:p>-0.728888</text:p>
          </table:table-cell>
          <table:table-cell office:value-type="float" office:value="-9.76919" calcext:value-type="float">
            <text:p>-9.76919</text:p>
          </table:table-cell>
          <table:table-cell/>
          <table:table-cell table:formula="of:= SQRT(([.G409]-[.A409])^2 + ([.H409]-[.B409])^2 + ([.I409]-[.C409])^2)" office:value-type="float" office:value="1.76741675489512" calcext:value-type="float">
            <text:p>1.7674167549</text:p>
          </table:table-cell>
          <table:table-cell table:formula="of:=[.A409]-[.G409]" office:value-type="float" office:value="0.75753" calcext:value-type="float">
            <text:p>0.75753</text:p>
          </table:table-cell>
          <table:table-cell table:formula="of:=[.B409]-[.H409]" office:value-type="float" office:value="-1.492322" calcext:value-type="float">
            <text:p>-1.492322</text:p>
          </table:table-cell>
          <table:table-cell table:formula="of:=[.C409]-[.I409]" office:value-type="float" office:value="0.56823" calcext:value-type="float">
            <text:p>0.56823</text:p>
          </table:table-cell>
          <table:table-cell/>
        </table:table-row>
        <table:table-row table:style-name="ro1">
          <table:table-cell office:value-type="float" office:value="-0.638596" calcext:value-type="float">
            <text:p>-0.638596</text:p>
          </table:table-cell>
          <table:table-cell office:value-type="float" office:value="-1.71895" calcext:value-type="float">
            <text:p>-1.71895</text:p>
          </table:table-cell>
          <table:table-cell office:value-type="float" office:value="-9.97696" calcext:value-type="float">
            <text:p>-9.97696</text:p>
          </table:table-cell>
          <table:table-cell office:value-type="float" office:value="-3.13132" calcext:value-type="float">
            <text:p>-3.13132</text:p>
          </table:table-cell>
          <table:table-cell office:value-type="float" office:value="0.0214513" calcext:value-type="float">
            <text:p>0.0214513</text:p>
          </table:table-cell>
          <table:table-cell office:value-type="float" office:value="3.06236" calcext:value-type="float">
            <text:p>3.06236</text:p>
          </table:table-cell>
          <table:table-cell office:value-type="float" office:value="-0.210206" calcext:value-type="float">
            <text:p>-0.210206</text:p>
          </table:table-cell>
          <table:table-cell office:value-type="float" office:value="-0.775445" calcext:value-type="float">
            <text:p>-0.775445</text:p>
          </table:table-cell>
          <table:table-cell office:value-type="float" office:value="-9.76701" calcext:value-type="float">
            <text:p>-9.76701</text:p>
          </table:table-cell>
          <table:table-cell/>
          <table:table-cell table:formula="of:= SQRT(([.G410]-[.A410])^2 + ([.H410]-[.B410])^2 + ([.I410]-[.C410])^2)" office:value-type="float" office:value="1.05725998677005" calcext:value-type="float">
            <text:p>1.0572599868</text:p>
          </table:table-cell>
          <table:table-cell table:formula="of:=[.A410]-[.G410]" office:value-type="float" office:value="-0.42839" calcext:value-type="float">
            <text:p>-0.42839</text:p>
          </table:table-cell>
          <table:table-cell table:formula="of:=[.B410]-[.H410]" office:value-type="float" office:value="-0.943505" calcext:value-type="float">
            <text:p>-0.943505</text:p>
          </table:table-cell>
          <table:table-cell table:formula="of:=[.C410]-[.I410]" office:value-type="float" office:value="-0.209949999999999" calcext:value-type="float">
            <text:p>-0.20995</text:p>
          </table:table-cell>
          <table:table-cell/>
        </table:table-row>
        <table:table-row table:style-name="ro1">
          <table:table-cell office:value-type="float" office:value="-0.638596" calcext:value-type="float">
            <text:p>-0.638596</text:p>
          </table:table-cell>
          <table:table-cell office:value-type="float" office:value="-1.71895" calcext:value-type="float">
            <text:p>-1.71895</text:p>
          </table:table-cell>
          <table:table-cell office:value-type="float" office:value="-9.97696" calcext:value-type="float">
            <text:p>-9.97696</text:p>
          </table:table-cell>
          <table:table-cell office:value-type="float" office:value="3.14109" calcext:value-type="float">
            <text:p>3.14109</text:p>
          </table:table-cell>
          <table:table-cell office:value-type="float" office:value="0.0222352" calcext:value-type="float">
            <text:p>0.0222352</text:p>
          </table:table-cell>
          <table:table-cell office:value-type="float" office:value="3.05927" calcext:value-type="float">
            <text:p>3.05927</text:p>
          </table:table-cell>
          <table:table-cell office:value-type="float" office:value="-0.217886" calcext:value-type="float">
            <text:p>-0.217886</text:p>
          </table:table-cell>
          <table:table-cell office:value-type="float" office:value="-0.805629" calcext:value-type="float">
            <text:p>-0.805629</text:p>
          </table:table-cell>
          <table:table-cell office:value-type="float" office:value="-9.7644" calcext:value-type="float">
            <text:p>-9.7644</text:p>
          </table:table-cell>
          <table:table-cell/>
          <table:table-cell table:formula="of:= SQRT(([.G411]-[.A411])^2 + ([.H411]-[.B411])^2 + ([.I411]-[.C411])^2)" office:value-type="float" office:value="1.02778105973062" calcext:value-type="float">
            <text:p>1.0277810597</text:p>
          </table:table-cell>
          <table:table-cell table:formula="of:=[.A411]-[.G411]" office:value-type="float" office:value="-0.42071" calcext:value-type="float">
            <text:p>-0.42071</text:p>
          </table:table-cell>
          <table:table-cell table:formula="of:=[.B411]-[.H411]" office:value-type="float" office:value="-0.913321" calcext:value-type="float">
            <text:p>-0.913321</text:p>
          </table:table-cell>
          <table:table-cell table:formula="of:=[.C411]-[.I411]" office:value-type="float" office:value="-0.21256" calcext:value-type="float">
            <text:p>-0.21256</text:p>
          </table:table-cell>
          <table:table-cell/>
        </table:table-row>
        <table:table-row table:style-name="ro1">
          <table:table-cell office:value-type="float" office:value="0.0564728" calcext:value-type="float">
            <text:p>0.0564728</text:p>
          </table:table-cell>
          <table:table-cell office:value-type="float" office:value="-1.10957" calcext:value-type="float">
            <text:p>-1.10957</text:p>
          </table:table-cell>
          <table:table-cell office:value-type="float" office:value="-11.0172" calcext:value-type="float">
            <text:p>-11.0172</text:p>
          </table:table-cell>
          <table:table-cell office:value-type="float" office:value="3.14109" calcext:value-type="float">
            <text:p>3.14109</text:p>
          </table:table-cell>
          <table:table-cell office:value-type="float" office:value="0.0222352" calcext:value-type="float">
            <text:p>0.0222352</text:p>
          </table:table-cell>
          <table:table-cell office:value-type="float" office:value="3.05927" calcext:value-type="float">
            <text:p>3.05927</text:p>
          </table:table-cell>
          <table:table-cell office:value-type="float" office:value="-0.217886" calcext:value-type="float">
            <text:p>-0.217886</text:p>
          </table:table-cell>
          <table:table-cell office:value-type="float" office:value="-0.805629" calcext:value-type="float">
            <text:p>-0.805629</text:p>
          </table:table-cell>
          <table:table-cell office:value-type="float" office:value="-9.7644" calcext:value-type="float">
            <text:p>-9.7644</text:p>
          </table:table-cell>
          <table:table-cell/>
          <table:table-cell table:formula="of:= SQRT(([.G412]-[.A412])^2 + ([.H412]-[.B412])^2 + ([.I412]-[.C412])^2)" office:value-type="float" office:value="1.31801393111698" calcext:value-type="float">
            <text:p>1.3180139311</text:p>
          </table:table-cell>
          <table:table-cell table:formula="of:=[.A412]-[.G412]" office:value-type="float" office:value="0.2743588" calcext:value-type="float">
            <text:p>0.2743588</text:p>
          </table:table-cell>
          <table:table-cell table:formula="of:=[.B412]-[.H412]" office:value-type="float" office:value="-0.303941" calcext:value-type="float">
            <text:p>-0.303941</text:p>
          </table:table-cell>
          <table:table-cell table:formula="of:=[.C412]-[.I412]" office:value-type="float" office:value="-1.2528" calcext:value-type="float">
            <text:p>-1.2528</text:p>
          </table:table-cell>
          <table:table-cell/>
        </table:table-row>
        <table:table-row table:style-name="ro1">
          <table:table-cell office:value-type="float" office:value="0.235001" calcext:value-type="float">
            <text:p>0.235001</text:p>
          </table:table-cell>
          <table:table-cell office:value-type="float" office:value="-1.34285" calcext:value-type="float">
            <text:p>-1.34285</text:p>
          </table:table-cell>
          <table:table-cell office:value-type="float" office:value="-11.0005" calcext:value-type="float">
            <text:p>-11.0005</text:p>
          </table:table-cell>
          <table:table-cell office:value-type="float" office:value="3.11583" calcext:value-type="float">
            <text:p>3.11583</text:p>
          </table:table-cell>
          <table:table-cell office:value-type="float" office:value="0.0201086" calcext:value-type="float">
            <text:p>0.0201086</text:p>
          </table:table-cell>
          <table:table-cell office:value-type="float" office:value="3.06359" calcext:value-type="float">
            <text:p>3.06359</text:p>
          </table:table-cell>
          <table:table-cell office:value-type="float" office:value="-0.197051" calcext:value-type="float">
            <text:p>-0.197051</text:p>
          </table:table-cell>
          <table:table-cell office:value-type="float" office:value="-0.763496" calcext:value-type="float">
            <text:p>-0.763496</text:p>
          </table:table-cell>
          <table:table-cell office:value-type="float" office:value="-9.76823" calcext:value-type="float">
            <text:p>-9.76823</text:p>
          </table:table-cell>
          <table:table-cell/>
          <table:table-cell table:formula="of:= SQRT(([.G413]-[.A413])^2 + ([.H413]-[.B413])^2 + ([.I413]-[.C413])^2)" office:value-type="float" office:value="1.42856898360562" calcext:value-type="float">
            <text:p>1.4285689836</text:p>
          </table:table-cell>
          <table:table-cell table:formula="of:=[.A413]-[.G413]" office:value-type="float" office:value="0.432052" calcext:value-type="float">
            <text:p>0.432052</text:p>
          </table:table-cell>
          <table:table-cell table:formula="of:=[.B413]-[.H413]" office:value-type="float" office:value="-0.579354" calcext:value-type="float">
            <text:p>-0.579354</text:p>
          </table:table-cell>
          <table:table-cell table:formula="of:=[.C413]-[.I413]" office:value-type="float" office:value="-1.23227" calcext:value-type="float">
            <text:p>-1.23227</text:p>
          </table:table-cell>
          <table:table-cell/>
        </table:table-row>
        <table:table-row table:style-name="ro1">
          <table:table-cell office:value-type="float" office:value="-0.4077" calcext:value-type="float">
            <text:p>-0.4077</text:p>
          </table:table-cell>
          <table:table-cell office:value-type="float" office:value="-2.10219" calcext:value-type="float">
            <text:p>-2.10219</text:p>
          </table:table-cell>
          <table:table-cell office:value-type="float" office:value="-10.4292" calcext:value-type="float">
            <text:p>-10.4292</text:p>
          </table:table-cell>
          <table:table-cell office:value-type="float" office:value="3.10785" calcext:value-type="float">
            <text:p>3.10785</text:p>
          </table:table-cell>
          <table:table-cell office:value-type="float" office:value="0.012297" calcext:value-type="float">
            <text:p>0.012297</text:p>
          </table:table-cell>
          <table:table-cell office:value-type="float" office:value="3.07016" calcext:value-type="float">
            <text:p>3.07016</text:p>
          </table:table-cell>
          <table:table-cell office:value-type="float" office:value="-0.120508" calcext:value-type="float">
            <text:p>-0.120508</text:p>
          </table:table-cell>
          <table:table-cell office:value-type="float" office:value="-0.699396" calcext:value-type="float">
            <text:p>-0.699396</text:p>
          </table:table-cell>
          <table:table-cell office:value-type="float" office:value="-9.77427" calcext:value-type="float">
            <text:p>-9.77427</text:p>
          </table:table-cell>
          <table:table-cell/>
          <table:table-cell table:formula="of:= SQRT(([.G414]-[.A414])^2 + ([.H414]-[.B414])^2 + ([.I414]-[.C414])^2)" office:value-type="float" office:value="1.57456138533879" calcext:value-type="float">
            <text:p>1.5745613853</text:p>
          </table:table-cell>
          <table:table-cell table:formula="of:=[.A414]-[.G414]" office:value-type="float" office:value="-0.287192" calcext:value-type="float">
            <text:p>-0.287192</text:p>
          </table:table-cell>
          <table:table-cell table:formula="of:=[.B414]-[.H414]" office:value-type="float" office:value="-1.402794" calcext:value-type="float">
            <text:p>-1.402794</text:p>
          </table:table-cell>
          <table:table-cell table:formula="of:=[.C414]-[.I414]" office:value-type="float" office:value="-0.65493" calcext:value-type="float">
            <text:p>-0.65493</text:p>
          </table:table-cell>
          <table:table-cell/>
        </table:table-row>
        <table:table-row table:style-name="ro1">
          <table:table-cell office:value-type="float" office:value="-0.690964" calcext:value-type="float">
            <text:p>-0.690964</text:p>
          </table:table-cell>
          <table:table-cell office:value-type="float" office:value="-2.10457" calcext:value-type="float">
            <text:p>-2.10457</text:p>
          </table:table-cell>
          <table:table-cell office:value-type="float" office:value="-10.3435" calcext:value-type="float">
            <text:p>-10.3435</text:p>
          </table:table-cell>
          <table:table-cell office:value-type="float" office:value="3.10785" calcext:value-type="float">
            <text:p>3.10785</text:p>
          </table:table-cell>
          <table:table-cell office:value-type="float" office:value="0.012297" calcext:value-type="float">
            <text:p>0.012297</text:p>
          </table:table-cell>
          <table:table-cell office:value-type="float" office:value="3.07016" calcext:value-type="float">
            <text:p>3.07016</text:p>
          </table:table-cell>
          <table:table-cell office:value-type="float" office:value="-0.120508" calcext:value-type="float">
            <text:p>-0.120508</text:p>
          </table:table-cell>
          <table:table-cell office:value-type="float" office:value="-0.699396" calcext:value-type="float">
            <text:p>-0.699396</text:p>
          </table:table-cell>
          <table:table-cell office:value-type="float" office:value="-9.77427" calcext:value-type="float">
            <text:p>-9.77427</text:p>
          </table:table-cell>
          <table:table-cell/>
          <table:table-cell table:formula="of:= SQRT(([.G415]-[.A415])^2 + ([.H415]-[.B415])^2 + ([.I415]-[.C415])^2)" office:value-type="float" office:value="1.61986320753081" calcext:value-type="float">
            <text:p>1.6198632075</text:p>
          </table:table-cell>
          <table:table-cell table:formula="of:=[.A415]-[.G415]" office:value-type="float" office:value="-0.570456" calcext:value-type="float">
            <text:p>-0.570456</text:p>
          </table:table-cell>
          <table:table-cell table:formula="of:=[.B415]-[.H415]" office:value-type="float" office:value="-1.405174" calcext:value-type="float">
            <text:p>-1.405174</text:p>
          </table:table-cell>
          <table:table-cell table:formula="of:=[.C415]-[.I415]" office:value-type="float" office:value="-0.569230000000001" calcext:value-type="float">
            <text:p>-0.56923</text:p>
          </table:table-cell>
          <table:table-cell/>
        </table:table-row>
        <table:table-row table:style-name="ro1">
          <table:table-cell office:value-type="float" office:value="-0.690964" calcext:value-type="float">
            <text:p>-0.690964</text:p>
          </table:table-cell>
          <table:table-cell office:value-type="float" office:value="-2.10457" calcext:value-type="float">
            <text:p>-2.10457</text:p>
          </table:table-cell>
          <table:table-cell office:value-type="float" office:value="-10.3435" calcext:value-type="float">
            <text:p>-10.3435</text:p>
          </table:table-cell>
          <table:table-cell office:value-type="float" office:value="3.09973" calcext:value-type="float">
            <text:p>3.09973</text:p>
          </table:table-cell>
          <table:table-cell office:value-type="float" office:value="0.00948884" calcext:value-type="float">
            <text:p>0.00948884</text:p>
          </table:table-cell>
          <table:table-cell office:value-type="float" office:value="3.06992" calcext:value-type="float">
            <text:p>3.06992</text:p>
          </table:table-cell>
          <table:table-cell office:value-type="float" office:value="-0.0929892" calcext:value-type="float">
            <text:p>-0.0929892</text:p>
          </table:table-cell>
          <table:table-cell office:value-type="float" office:value="-0.701733" calcext:value-type="float">
            <text:p>-0.701733</text:p>
          </table:table-cell>
          <table:table-cell office:value-type="float" office:value="-9.7744" calcext:value-type="float">
            <text:p>-9.7744</text:p>
          </table:table-cell>
          <table:table-cell/>
          <table:table-cell table:formula="of:= SQRT(([.G416]-[.A416])^2 + ([.H416]-[.B416])^2 + ([.I416]-[.C416])^2)" office:value-type="float" office:value="1.6276978589419" calcext:value-type="float">
            <text:p>1.6276978589</text:p>
          </table:table-cell>
          <table:table-cell table:formula="of:=[.A416]-[.G416]" office:value-type="float" office:value="-0.5979748" calcext:value-type="float">
            <text:p>-0.5979748</text:p>
          </table:table-cell>
          <table:table-cell table:formula="of:=[.B416]-[.H416]" office:value-type="float" office:value="-1.402837" calcext:value-type="float">
            <text:p>-1.402837</text:p>
          </table:table-cell>
          <table:table-cell table:formula="of:=[.C416]-[.I416]" office:value-type="float" office:value="-0.569100000000001" calcext:value-type="float">
            <text:p>-0.5691</text:p>
          </table:table-cell>
          <table:table-cell/>
        </table:table-row>
        <table:table-row table:style-name="ro1">
          <table:table-cell office:value-type="float" office:value="0.0398102" calcext:value-type="float">
            <text:p>0.0398102</text:p>
          </table:table-cell>
          <table:table-cell office:value-type="float" office:value="-2.09743" calcext:value-type="float">
            <text:p>-2.09743</text:p>
          </table:table-cell>
          <table:table-cell office:value-type="float" office:value="-11.0957" calcext:value-type="float">
            <text:p>-11.0957</text:p>
          </table:table-cell>
          <table:table-cell office:value-type="float" office:value="3.09099" calcext:value-type="float">
            <text:p>3.09099</text:p>
          </table:table-cell>
          <table:table-cell office:value-type="float" office:value="0.0140906" calcext:value-type="float">
            <text:p>0.0140906</text:p>
          </table:table-cell>
          <table:table-cell office:value-type="float" office:value="3.06186" calcext:value-type="float">
            <text:p>3.06186</text:p>
          </table:table-cell>
          <table:table-cell office:value-type="float" office:value="-0.138083" calcext:value-type="float">
            <text:p>-0.138083</text:p>
          </table:table-cell>
          <table:table-cell office:value-type="float" office:value="-0.780453" calcext:value-type="float">
            <text:p>-0.780453</text:p>
          </table:table-cell>
          <table:table-cell office:value-type="float" office:value="-9.7679" calcext:value-type="float">
            <text:p>-9.7679</text:p>
          </table:table-cell>
          <table:table-cell/>
          <table:table-cell table:formula="of:= SQRT(([.G417]-[.A417])^2 + ([.H417]-[.B417])^2 + ([.I417]-[.C417])^2)" office:value-type="float" office:value="1.87859714924069" calcext:value-type="float">
            <text:p>1.8785971492</text:p>
          </table:table-cell>
          <table:table-cell table:formula="of:=[.A417]-[.G417]" office:value-type="float" office:value="0.1778932" calcext:value-type="float">
            <text:p>0.1778932</text:p>
          </table:table-cell>
          <table:table-cell table:formula="of:=[.B417]-[.H417]" office:value-type="float" office:value="-1.316977" calcext:value-type="float">
            <text:p>-1.316977</text:p>
          </table:table-cell>
          <table:table-cell table:formula="of:=[.C417]-[.I417]" office:value-type="float" office:value="-1.3278" calcext:value-type="float">
            <text:p>-1.3278</text:p>
          </table:table-cell>
          <table:table-cell/>
        </table:table-row>
        <table:table-row table:style-name="ro1">
          <table:table-cell office:value-type="float" office:value="-0.133957" calcext:value-type="float">
            <text:p>-0.133957</text:p>
          </table:table-cell>
          <table:table-cell office:value-type="float" office:value="-1.6523" calcext:value-type="float">
            <text:p>-1.6523</text:p>
          </table:table-cell>
          <table:table-cell office:value-type="float" office:value="-11.1029" calcext:value-type="float">
            <text:p>-11.1029</text:p>
          </table:table-cell>
          <table:table-cell office:value-type="float" office:value="3.08392" calcext:value-type="float">
            <text:p>3.08392</text:p>
          </table:table-cell>
          <table:table-cell office:value-type="float" office:value="0.0220039" calcext:value-type="float">
            <text:p>0.0220039</text:p>
          </table:table-cell>
          <table:table-cell office:value-type="float" office:value="3.051" calcext:value-type="float">
            <text:p>3.051</text:p>
          </table:table-cell>
          <table:table-cell office:value-type="float" office:value="-0.138083" calcext:value-type="float">
            <text:p>-0.138083</text:p>
          </table:table-cell>
          <table:table-cell office:value-type="float" office:value="-0.780453" calcext:value-type="float">
            <text:p>-0.780453</text:p>
          </table:table-cell>
          <table:table-cell office:value-type="float" office:value="-9.7679" calcext:value-type="float">
            <text:p>-9.7679</text:p>
          </table:table-cell>
          <table:table-cell/>
          <table:table-cell table:formula="of:= SQRT(([.G418]-[.A418])^2 + ([.H418]-[.B418])^2 + ([.I418]-[.C418])^2)" office:value-type="float" office:value="1.59447772492594" calcext:value-type="float">
            <text:p>1.5944777249</text:p>
          </table:table-cell>
          <table:table-cell table:formula="of:=[.A418]-[.G418]" office:value-type="float" office:value="0.00412599999999999" calcext:value-type="float">
            <text:p>0.004126</text:p>
          </table:table-cell>
          <table:table-cell table:formula="of:=[.B418]-[.H418]" office:value-type="float" office:value="-0.871847" calcext:value-type="float">
            <text:p>-0.871847</text:p>
          </table:table-cell>
          <table:table-cell table:formula="of:=[.C418]-[.I418]" office:value-type="float" office:value="-1.335" calcext:value-type="float">
            <text:p>-1.335</text:p>
          </table:table-cell>
          <table:table-cell/>
        </table:table-row>
        <table:table-row table:style-name="ro1">
          <table:table-cell office:value-type="float" office:value="-0.133957" calcext:value-type="float">
            <text:p>-0.133957</text:p>
          </table:table-cell>
          <table:table-cell office:value-type="float" office:value="-1.6523" calcext:value-type="float">
            <text:p>-1.6523</text:p>
          </table:table-cell>
          <table:table-cell office:value-type="float" office:value="-11.1029" calcext:value-type="float">
            <text:p>-11.1029</text:p>
          </table:table-cell>
          <table:table-cell office:value-type="float" office:value="3.08392" calcext:value-type="float">
            <text:p>3.08392</text:p>
          </table:table-cell>
          <table:table-cell office:value-type="float" office:value="0.0220039" calcext:value-type="float">
            <text:p>0.0220039</text:p>
          </table:table-cell>
          <table:table-cell office:value-type="float" office:value="3.051" calcext:value-type="float">
            <text:p>3.051</text:p>
          </table:table-cell>
          <table:table-cell office:value-type="float" office:value="-0.215621" calcext:value-type="float">
            <text:p>-0.215621</text:p>
          </table:table-cell>
          <table:table-cell office:value-type="float" office:value="-0.886398" calcext:value-type="float">
            <text:p>-0.886398</text:p>
          </table:table-cell>
          <table:table-cell office:value-type="float" office:value="-9.75745" calcext:value-type="float">
            <text:p>-9.75745</text:p>
          </table:table-cell>
          <table:table-cell/>
          <table:table-cell table:formula="of:= SQRT(([.G419]-[.A419])^2 + ([.H419]-[.B419])^2 + ([.I419]-[.C419])^2)" office:value-type="float" office:value="1.55032596088694" calcext:value-type="float">
            <text:p>1.5503259609</text:p>
          </table:table-cell>
          <table:table-cell table:formula="of:=[.A419]-[.G419]" office:value-type="float" office:value="0.081664" calcext:value-type="float">
            <text:p>0.081664</text:p>
          </table:table-cell>
          <table:table-cell table:formula="of:=[.B419]-[.H419]" office:value-type="float" office:value="-0.765902" calcext:value-type="float">
            <text:p>-0.765902</text:p>
          </table:table-cell>
          <table:table-cell table:formula="of:=[.C419]-[.I419]" office:value-type="float" office:value="-1.34545" calcext:value-type="float">
            <text:p>-1.34545</text:p>
          </table:table-cell>
          <table:table-cell/>
        </table:table-row>
        <table:table-row table:style-name="ro1">
          <table:table-cell office:value-type="float" office:value="-0.526718" calcext:value-type="float">
            <text:p>-0.526718</text:p>
          </table:table-cell>
          <table:table-cell office:value-type="float" office:value="-1.99031" calcext:value-type="float">
            <text:p>-1.99031</text:p>
          </table:table-cell>
          <table:table-cell office:value-type="float" office:value="-10.5411" calcext:value-type="float">
            <text:p>-10.5411</text:p>
          </table:table-cell>
          <table:table-cell office:value-type="float" office:value="3.07891" calcext:value-type="float">
            <text:p>3.07891</text:p>
          </table:table-cell>
          <table:table-cell office:value-type="float" office:value="0.0284359" calcext:value-type="float">
            <text:p>0.0284359</text:p>
          </table:table-cell>
          <table:table-cell office:value-type="float" office:value="3.04511" calcext:value-type="float">
            <text:p>3.04511</text:p>
          </table:table-cell>
          <table:table-cell office:value-type="float" office:value="-0.278635" calcext:value-type="float">
            <text:p>-0.278635</text:p>
          </table:table-cell>
          <table:table-cell office:value-type="float" office:value="-0.943653" calcext:value-type="float">
            <text:p>-0.943653</text:p>
          </table:table-cell>
          <table:table-cell office:value-type="float" office:value="-9.75048" calcext:value-type="float">
            <text:p>-9.75048</text:p>
          </table:table-cell>
          <table:table-cell/>
          <table:table-cell table:formula="of:= SQRT(([.G420]-[.A420])^2 + ([.H420]-[.B420])^2 + ([.I420]-[.C420])^2)" office:value-type="float" office:value="1.33495918849154" calcext:value-type="float">
            <text:p>1.3349591885</text:p>
          </table:table-cell>
          <table:table-cell table:formula="of:=[.A420]-[.G420]" office:value-type="float" office:value="-0.248083" calcext:value-type="float">
            <text:p>-0.248083</text:p>
          </table:table-cell>
          <table:table-cell table:formula="of:=[.B420]-[.H420]" office:value-type="float" office:value="-1.046657" calcext:value-type="float">
            <text:p>-1.046657</text:p>
          </table:table-cell>
          <table:table-cell table:formula="of:=[.C420]-[.I420]" office:value-type="float" office:value="-0.790620000000001" calcext:value-type="float">
            <text:p>-0.79062</text:p>
          </table:table-cell>
          <table:table-cell/>
        </table:table-row>
        <table:table-row table:style-name="ro1">
          <table:table-cell office:value-type="float" office:value="-0.541" calcext:value-type="float">
            <text:p>-0.541</text:p>
          </table:table-cell>
          <table:table-cell office:value-type="float" office:value="-2.03554" calcext:value-type="float">
            <text:p>-2.03554</text:p>
          </table:table-cell>
          <table:table-cell office:value-type="float" office:value="-10.0365" calcext:value-type="float">
            <text:p>-10.0365</text:p>
          </table:table-cell>
          <table:table-cell office:value-type="float" office:value="3.0727" calcext:value-type="float">
            <text:p>3.0727</text:p>
          </table:table-cell>
          <table:table-cell office:value-type="float" office:value="0.0302619" calcext:value-type="float">
            <text:p>0.0302619</text:p>
          </table:table-cell>
          <table:table-cell office:value-type="float" office:value="3.04642" calcext:value-type="float">
            <text:p>3.04642</text:p>
          </table:table-cell>
          <table:table-cell office:value-type="float" office:value="-0.296521" calcext:value-type="float">
            <text:p>-0.296521</text:p>
          </table:table-cell>
          <table:table-cell office:value-type="float" office:value="-0.930814" calcext:value-type="float">
            <text:p>-0.930814</text:p>
          </table:table-cell>
          <table:table-cell office:value-type="float" office:value="-9.75119" calcext:value-type="float">
            <text:p>-9.75119</text:p>
          </table:table-cell>
          <table:table-cell/>
          <table:table-cell table:formula="of:= SQRT(([.G421]-[.A421])^2 + ([.H421]-[.B421])^2 + ([.I421]-[.C421])^2)" office:value-type="float" office:value="1.16687244916358" calcext:value-type="float">
            <text:p>1.1668724492</text:p>
          </table:table-cell>
          <table:table-cell table:formula="of:=[.A421]-[.G421]" office:value-type="float" office:value="-0.244479" calcext:value-type="float">
            <text:p>-0.244479</text:p>
          </table:table-cell>
          <table:table-cell table:formula="of:=[.B421]-[.H421]" office:value-type="float" office:value="-1.104726" calcext:value-type="float">
            <text:p>-1.104726</text:p>
          </table:table-cell>
          <table:table-cell table:formula="of:=[.C421]-[.I421]" office:value-type="float" office:value="-0.285310000000001" calcext:value-type="float">
            <text:p>-0.28531</text:p>
          </table:table-cell>
          <table:table-cell/>
        </table:table-row>
        <table:table-row table:style-name="ro1">
          <table:table-cell office:value-type="float" office:value="-0.541" calcext:value-type="float">
            <text:p>-0.541</text:p>
          </table:table-cell>
          <table:table-cell office:value-type="float" office:value="-2.03554" calcext:value-type="float">
            <text:p>-2.03554</text:p>
          </table:table-cell>
          <table:table-cell office:value-type="float" office:value="-10.0365" calcext:value-type="float">
            <text:p>-10.0365</text:p>
          </table:table-cell>
          <table:table-cell office:value-type="float" office:value="3.0727" calcext:value-type="float">
            <text:p>3.0727</text:p>
          </table:table-cell>
          <table:table-cell office:value-type="float" office:value="0.0302619" calcext:value-type="float">
            <text:p>0.0302619</text:p>
          </table:table-cell>
          <table:table-cell office:value-type="float" office:value="3.04642" calcext:value-type="float">
            <text:p>3.04642</text:p>
          </table:table-cell>
          <table:table-cell office:value-type="float" office:value="-0.296521" calcext:value-type="float">
            <text:p>-0.296521</text:p>
          </table:table-cell>
          <table:table-cell office:value-type="float" office:value="-0.930814" calcext:value-type="float">
            <text:p>-0.930814</text:p>
          </table:table-cell>
          <table:table-cell office:value-type="float" office:value="-9.75119" calcext:value-type="float">
            <text:p>-9.75119</text:p>
          </table:table-cell>
          <table:table-cell/>
          <table:table-cell table:formula="of:= SQRT(([.G422]-[.A422])^2 + ([.H422]-[.B422])^2 + ([.I422]-[.C422])^2)" office:value-type="float" office:value="1.16687244916358" calcext:value-type="float">
            <text:p>1.1668724492</text:p>
          </table:table-cell>
          <table:table-cell table:formula="of:=[.A422]-[.G422]" office:value-type="float" office:value="-0.244479" calcext:value-type="float">
            <text:p>-0.244479</text:p>
          </table:table-cell>
          <table:table-cell table:formula="of:=[.B422]-[.H422]" office:value-type="float" office:value="-1.104726" calcext:value-type="float">
            <text:p>-1.104726</text:p>
          </table:table-cell>
          <table:table-cell table:formula="of:=[.C422]-[.I422]" office:value-type="float" office:value="-0.285310000000001" calcext:value-type="float">
            <text:p>-0.28531</text:p>
          </table:table-cell>
          <table:table-cell/>
        </table:table-row>
        <table:table-row table:style-name="ro1">
          <table:table-cell office:value-type="float" office:value="-0.141098" calcext:value-type="float">
            <text:p>-0.141098</text:p>
          </table:table-cell>
          <table:table-cell office:value-type="float" office:value="-2.10695" calcext:value-type="float">
            <text:p>-2.10695</text:p>
          </table:table-cell>
          <table:table-cell office:value-type="float" office:value="-10.0555" calcext:value-type="float">
            <text:p>-10.0555</text:p>
          </table:table-cell>
          <table:table-cell office:value-type="float" office:value="3.06317" calcext:value-type="float">
            <text:p>3.06317</text:p>
          </table:table-cell>
          <table:table-cell office:value-type="float" office:value="0.0299265" calcext:value-type="float">
            <text:p>0.0299265</text:p>
          </table:table-cell>
          <table:table-cell office:value-type="float" office:value="3.04804" calcext:value-type="float">
            <text:p>3.04804</text:p>
          </table:table-cell>
          <table:table-cell office:value-type="float" office:value="-0.293236" calcext:value-type="float">
            <text:p>-0.293236</text:p>
          </table:table-cell>
          <table:table-cell office:value-type="float" office:value="-0.915087" calcext:value-type="float">
            <text:p>-0.915087</text:p>
          </table:table-cell>
          <table:table-cell office:value-type="float" office:value="-9.75278" calcext:value-type="float">
            <text:p>-9.75278</text:p>
          </table:table-cell>
          <table:table-cell/>
          <table:table-cell table:formula="of:= SQRT(([.G423]-[.A423])^2 + ([.H423]-[.B423])^2 + ([.I423]-[.C423])^2)" office:value-type="float" office:value="1.23908142598176" calcext:value-type="float">
            <text:p>1.239081426</text:p>
          </table:table-cell>
          <table:table-cell table:formula="of:=[.A423]-[.G423]" office:value-type="float" office:value="0.152138" calcext:value-type="float">
            <text:p>0.152138</text:p>
          </table:table-cell>
          <table:table-cell table:formula="of:=[.B423]-[.H423]" office:value-type="float" office:value="-1.191863" calcext:value-type="float">
            <text:p>-1.191863</text:p>
          </table:table-cell>
          <table:table-cell table:formula="of:=[.C423]-[.I423]" office:value-type="float" office:value="-0.302720000000001" calcext:value-type="float">
            <text:p>-0.30272</text:p>
          </table:table-cell>
          <table:table-cell/>
        </table:table-row>
        <table:table-row table:style-name="ro1">
          <table:table-cell office:value-type="float" office:value="-0.0744476" calcext:value-type="float">
            <text:p>-0.0744476</text:p>
          </table:table-cell>
          <table:table-cell office:value-type="float" office:value="-2.6711" calcext:value-type="float">
            <text:p>-2.6711</text:p>
          </table:table-cell>
          <table:table-cell office:value-type="float" office:value="-10.0627" calcext:value-type="float">
            <text:p>-10.0627</text:p>
          </table:table-cell>
          <table:table-cell office:value-type="float" office:value="3.06317" calcext:value-type="float">
            <text:p>3.06317</text:p>
          </table:table-cell>
          <table:table-cell office:value-type="float" office:value="0.0299265" calcext:value-type="float">
            <text:p>0.0299265</text:p>
          </table:table-cell>
          <table:table-cell office:value-type="float" office:value="3.04804" calcext:value-type="float">
            <text:p>3.04804</text:p>
          </table:table-cell>
          <table:table-cell office:value-type="float" office:value="-0.293236" calcext:value-type="float">
            <text:p>-0.293236</text:p>
          </table:table-cell>
          <table:table-cell office:value-type="float" office:value="-0.915087" calcext:value-type="float">
            <text:p>-0.915087</text:p>
          </table:table-cell>
          <table:table-cell office:value-type="float" office:value="-9.75278" calcext:value-type="float">
            <text:p>-9.75278</text:p>
          </table:table-cell>
          <table:table-cell/>
          <table:table-cell table:formula="of:= SQRT(([.G424]-[.A424])^2 + ([.H424]-[.B424])^2 + ([.I424]-[.C424])^2)" office:value-type="float" office:value="1.79652454103571" calcext:value-type="float">
            <text:p>1.796524541</text:p>
          </table:table-cell>
          <table:table-cell table:formula="of:=[.A424]-[.G424]" office:value-type="float" office:value="0.2187884" calcext:value-type="float">
            <text:p>0.2187884</text:p>
          </table:table-cell>
          <table:table-cell table:formula="of:=[.B424]-[.H424]" office:value-type="float" office:value="-1.756013" calcext:value-type="float">
            <text:p>-1.756013</text:p>
          </table:table-cell>
          <table:table-cell table:formula="of:=[.C424]-[.I424]" office:value-type="float" office:value="-0.30992" calcext:value-type="float">
            <text:p>-0.30992</text:p>
          </table:table-cell>
          <table:table-cell/>
        </table:table-row>
        <table:table-row table:style-name="ro1">
          <table:table-cell office:value-type="float" office:value="-0.307724" calcext:value-type="float">
            <text:p>-0.307724</text:p>
          </table:table-cell>
          <table:table-cell office:value-type="float" office:value="-1.68562" calcext:value-type="float">
            <text:p>-1.68562</text:p>
          </table:table-cell>
          <table:table-cell office:value-type="float" office:value="-9.3295" calcext:value-type="float">
            <text:p>-9.3295</text:p>
          </table:table-cell>
          <table:table-cell office:value-type="float" office:value="3.05284" calcext:value-type="float">
            <text:p>3.05284</text:p>
          </table:table-cell>
          <table:table-cell office:value-type="float" office:value="0.0314895" calcext:value-type="float">
            <text:p>0.0314895</text:p>
          </table:table-cell>
          <table:table-cell office:value-type="float" office:value="3.04328" calcext:value-type="float">
            <text:p>3.04328</text:p>
          </table:table-cell>
          <table:table-cell office:value-type="float" office:value="-0.308546" calcext:value-type="float">
            <text:p>-0.308546</text:p>
          </table:table-cell>
          <table:table-cell office:value-type="float" office:value="-0.961458" calcext:value-type="float">
            <text:p>-0.961458</text:p>
          </table:table-cell>
          <table:table-cell office:value-type="float" office:value="-9.74784" calcext:value-type="float">
            <text:p>-9.74784</text:p>
          </table:table-cell>
          <table:table-cell/>
          <table:table-cell table:formula="of:= SQRT(([.G425]-[.A425])^2 + ([.H425]-[.B425])^2 + ([.I425]-[.C425])^2)" office:value-type="float" office:value="0.836313119308791" calcext:value-type="float">
            <text:p>0.8363131193</text:p>
          </table:table-cell>
          <table:table-cell table:formula="of:=[.A425]-[.G425]" office:value-type="float" office:value="0.000821999999999989" calcext:value-type="float">
            <text:p>0.000822</text:p>
          </table:table-cell>
          <table:table-cell table:formula="of:=[.B425]-[.H425]" office:value-type="float" office:value="-0.724162" calcext:value-type="float">
            <text:p>-0.724162</text:p>
          </table:table-cell>
          <table:table-cell table:formula="of:=[.C425]-[.I425]" office:value-type="float" office:value="0.418340000000001" calcext:value-type="float">
            <text:p>0.41834</text:p>
          </table:table-cell>
          <table:table-cell/>
        </table:table-row>
        <table:table-row table:style-name="ro1">
          <table:table-cell office:value-type="float" office:value="-0.307724" calcext:value-type="float">
            <text:p>-0.307724</text:p>
          </table:table-cell>
          <table:table-cell office:value-type="float" office:value="-1.68562" calcext:value-type="float">
            <text:p>-1.68562</text:p>
          </table:table-cell>
          <table:table-cell office:value-type="float" office:value="-9.3295" calcext:value-type="float">
            <text:p>-9.3295</text:p>
          </table:table-cell>
          <table:table-cell office:value-type="float" office:value="3.04409" calcext:value-type="float">
            <text:p>3.04409</text:p>
          </table:table-cell>
          <table:table-cell office:value-type="float" office:value="0.0337603" calcext:value-type="float">
            <text:p>0.0337603</text:p>
          </table:table-cell>
          <table:table-cell office:value-type="float" office:value="3.03648" calcext:value-type="float">
            <text:p>3.03648</text:p>
          </table:table-cell>
          <table:table-cell office:value-type="float" office:value="-0.330788" calcext:value-type="float">
            <text:p>-0.330788</text:p>
          </table:table-cell>
          <table:table-cell office:value-type="float" office:value="-1.02761" calcext:value-type="float">
            <text:p>-1.02761</text:p>
          </table:table-cell>
          <table:table-cell office:value-type="float" office:value="-9.74036" calcext:value-type="float">
            <text:p>-9.74036</text:p>
          </table:table-cell>
          <table:table-cell/>
          <table:table-cell table:formula="of:= SQRT(([.G426]-[.A426])^2 + ([.H426]-[.B426])^2 + ([.I426]-[.C426])^2)" office:value-type="float" office:value="0.776089587480725" calcext:value-type="float">
            <text:p>0.7760895875</text:p>
          </table:table-cell>
          <table:table-cell table:formula="of:=[.A426]-[.G426]" office:value-type="float" office:value="0.023064" calcext:value-type="float">
            <text:p>0.023064</text:p>
          </table:table-cell>
          <table:table-cell table:formula="of:=[.B426]-[.H426]" office:value-type="float" office:value="-0.65801" calcext:value-type="float">
            <text:p>-0.65801</text:p>
          </table:table-cell>
          <table:table-cell table:formula="of:=[.C426]-[.I426]" office:value-type="float" office:value="0.410860000000001" calcext:value-type="float">
            <text:p>0.41086</text:p>
          </table:table-cell>
          <table:table-cell/>
        </table:table-row>
        <table:table-row table:style-name="ro1">
          <table:table-cell office:value-type="float" office:value="0.142166" calcext:value-type="float">
            <text:p>0.142166</text:p>
          </table:table-cell>
          <table:table-cell office:value-type="float" office:value="-2.1736" calcext:value-type="float">
            <text:p>-2.1736</text:p>
          </table:table-cell>
          <table:table-cell office:value-type="float" office:value="-9.41043" calcext:value-type="float">
            <text:p>-9.41043</text:p>
          </table:table-cell>
          <table:table-cell office:value-type="float" office:value="3.03304" calcext:value-type="float">
            <text:p>3.03304</text:p>
          </table:table-cell>
          <table:table-cell office:value-type="float" office:value="0.0343678" calcext:value-type="float">
            <text:p>0.0343678</text:p>
          </table:table-cell>
          <table:table-cell office:value-type="float" office:value="3.03474" calcext:value-type="float">
            <text:p>3.03474</text:p>
          </table:table-cell>
          <table:table-cell office:value-type="float" office:value="-0.336738" calcext:value-type="float">
            <text:p>-0.336738</text:p>
          </table:table-cell>
          <table:table-cell office:value-type="float" office:value="-1.04456" calcext:value-type="float">
            <text:p>-1.04456</text:p>
          </table:table-cell>
          <table:table-cell office:value-type="float" office:value="-9.73835" calcext:value-type="float">
            <text:p>-9.73835</text:p>
          </table:table-cell>
          <table:table-cell/>
          <table:table-cell table:formula="of:= SQRT(([.G427]-[.A427])^2 + ([.H427]-[.B427])^2 + ([.I427]-[.C427])^2)" office:value-type="float" office:value="1.26949276847724" calcext:value-type="float">
            <text:p>1.2694927685</text:p>
          </table:table-cell>
          <table:table-cell table:formula="of:=[.A427]-[.G427]" office:value-type="float" office:value="0.478904" calcext:value-type="float">
            <text:p>0.478904</text:p>
          </table:table-cell>
          <table:table-cell table:formula="of:=[.B427]-[.H427]" office:value-type="float" office:value="-1.12904" calcext:value-type="float">
            <text:p>-1.12904</text:p>
          </table:table-cell>
          <table:table-cell table:formula="of:=[.C427]-[.I427]" office:value-type="float" office:value="0.327920000000001" calcext:value-type="float">
            <text:p>0.32792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2.01888" calcext:value-type="float">
            <text:p>-2.01888</text:p>
          </table:table-cell>
          <table:table-cell office:value-type="float" office:value="-10.0936" calcext:value-type="float">
            <text:p>-10.0936</text:p>
          </table:table-cell>
          <table:table-cell office:value-type="float" office:value="3.01772" calcext:value-type="float">
            <text:p>3.01772</text:p>
          </table:table-cell>
          <table:table-cell office:value-type="float" office:value="0.0326801" calcext:value-type="float">
            <text:p>0.0326801</text:p>
          </table:table-cell>
          <table:table-cell office:value-type="float" office:value="3.03504" calcext:value-type="float">
            <text:p>3.03504</text:p>
          </table:table-cell>
          <table:table-cell office:value-type="float" office:value="-0.320208" calcext:value-type="float">
            <text:p>-0.320208</text:p>
          </table:table-cell>
          <table:table-cell office:value-type="float" office:value="-1.04165" calcext:value-type="float">
            <text:p>-1.04165</text:p>
          </table:table-cell>
          <table:table-cell office:value-type="float" office:value="-9.73922" calcext:value-type="float">
            <text:p>-9.73922</text:p>
          </table:table-cell>
          <table:table-cell/>
          <table:table-cell table:formula="of:= SQRT(([.G428]-[.A428])^2 + ([.H428]-[.B428])^2 + ([.I428]-[.C428])^2)" office:value-type="float" office:value="1.18757274168954" calcext:value-type="float">
            <text:p>1.1875727417</text:p>
          </table:table-cell>
          <table:table-cell table:formula="of:=[.A428]-[.G428]" office:value-type="float" office:value="0.574252" calcext:value-type="float">
            <text:p>0.574252</text:p>
          </table:table-cell>
          <table:table-cell table:formula="of:=[.B428]-[.H428]" office:value-type="float" office:value="-0.97723" calcext:value-type="float">
            <text:p>-0.97723</text:p>
          </table:table-cell>
          <table:table-cell table:formula="of:=[.C428]-[.I428]" office:value-type="float" office:value="-0.354380000000001" calcext:value-type="float">
            <text:p>-0.35438</text:p>
          </table:table-cell>
          <table:table-cell/>
        </table:table-row>
        <table:table-row table:style-name="ro1">
          <table:table-cell office:value-type="float" office:value="0.254044" calcext:value-type="float">
            <text:p>0.254044</text:p>
          </table:table-cell>
          <table:table-cell office:value-type="float" office:value="-2.01888" calcext:value-type="float">
            <text:p>-2.01888</text:p>
          </table:table-cell>
          <table:table-cell office:value-type="float" office:value="-10.0936" calcext:value-type="float">
            <text:p>-10.0936</text:p>
          </table:table-cell>
          <table:table-cell office:value-type="float" office:value="3.01772" calcext:value-type="float">
            <text:p>3.01772</text:p>
          </table:table-cell>
          <table:table-cell office:value-type="float" office:value="0.0326801" calcext:value-type="float">
            <text:p>0.0326801</text:p>
          </table:table-cell>
          <table:table-cell office:value-type="float" office:value="3.03504" calcext:value-type="float">
            <text:p>3.03504</text:p>
          </table:table-cell>
          <table:table-cell office:value-type="float" office:value="-0.320208" calcext:value-type="float">
            <text:p>-0.320208</text:p>
          </table:table-cell>
          <table:table-cell office:value-type="float" office:value="-1.04165" calcext:value-type="float">
            <text:p>-1.04165</text:p>
          </table:table-cell>
          <table:table-cell office:value-type="float" office:value="-9.73922" calcext:value-type="float">
            <text:p>-9.73922</text:p>
          </table:table-cell>
          <table:table-cell/>
          <table:table-cell table:formula="of:= SQRT(([.G429]-[.A429])^2 + ([.H429]-[.B429])^2 + ([.I429]-[.C429])^2)" office:value-type="float" office:value="1.18757274168954" calcext:value-type="float">
            <text:p>1.1875727417</text:p>
          </table:table-cell>
          <table:table-cell table:formula="of:=[.A429]-[.G429]" office:value-type="float" office:value="0.574252" calcext:value-type="float">
            <text:p>0.574252</text:p>
          </table:table-cell>
          <table:table-cell table:formula="of:=[.B429]-[.H429]" office:value-type="float" office:value="-0.97723" calcext:value-type="float">
            <text:p>-0.97723</text:p>
          </table:table-cell>
          <table:table-cell table:formula="of:=[.C429]-[.I429]" office:value-type="float" office:value="-0.354380000000001" calcext:value-type="float">
            <text:p>-0.35438</text:p>
          </table:table-cell>
          <table:table-cell/>
        </table:table-row>
        <table:table-row table:style-name="ro1">
          <table:table-cell office:value-type="float" office:value="-0.0149384" calcext:value-type="float">
            <text:p>-0.0149384</text:p>
          </table:table-cell>
          <table:table-cell office:value-type="float" office:value="-1.20717" calcext:value-type="float">
            <text:p>-1.20717</text:p>
          </table:table-cell>
          <table:table-cell office:value-type="float" office:value="-9.41757" calcext:value-type="float">
            <text:p>-9.41757</text:p>
          </table:table-cell>
          <table:table-cell office:value-type="float" office:value="3.0028" calcext:value-type="float">
            <text:p>3.0028</text:p>
          </table:table-cell>
          <table:table-cell office:value-type="float" office:value="0.0291736" calcext:value-type="float">
            <text:p>0.0291736</text:p>
          </table:table-cell>
          <table:table-cell office:value-type="float" office:value="3.03378" calcext:value-type="float">
            <text:p>3.03378</text:p>
          </table:table-cell>
          <table:table-cell office:value-type="float" office:value="-0.285862" calcext:value-type="float">
            <text:p>-0.285862</text:p>
          </table:table-cell>
          <table:table-cell office:value-type="float" office:value="-1.05411" calcext:value-type="float">
            <text:p>-1.05411</text:p>
          </table:table-cell>
          <table:table-cell office:value-type="float" office:value="-9.73895" calcext:value-type="float">
            <text:p>-9.73895</text:p>
          </table:table-cell>
          <table:table-cell/>
          <table:table-cell table:formula="of:= SQRT(([.G430]-[.A430])^2 + ([.H430]-[.B430])^2 + ([.I430]-[.C430])^2)" office:value-type="float" office:value="0.447338870474007" calcext:value-type="float">
            <text:p>0.4473388705</text:p>
          </table:table-cell>
          <table:table-cell table:formula="of:=[.A430]-[.G430]" office:value-type="float" office:value="0.2709236" calcext:value-type="float">
            <text:p>0.2709236</text:p>
          </table:table-cell>
          <table:table-cell table:formula="of:=[.B430]-[.H430]" office:value-type="float" office:value="-0.15306" calcext:value-type="float">
            <text:p>-0.15306</text:p>
          </table:table-cell>
          <table:table-cell table:formula="of:=[.C430]-[.I430]" office:value-type="float" office:value="0.321380000000001" calcext:value-type="float">
            <text:p>0.32138</text:p>
          </table:table-cell>
          <table:table-cell/>
        </table:table-row>
        <table:table-row table:style-name="ro1">
          <table:table-cell office:value-type="float" office:value="0.089798" calcext:value-type="float">
            <text:p>0.089798</text:p>
          </table:table-cell>
          <table:table-cell office:value-type="float" office:value="-1.75465" calcext:value-type="float">
            <text:p>-1.75465</text:p>
          </table:table-cell>
          <table:table-cell office:value-type="float" office:value="-9.13431" calcext:value-type="float">
            <text:p>-9.13431</text:p>
          </table:table-cell>
          <table:table-cell office:value-type="float" office:value="3.0028" calcext:value-type="float">
            <text:p>3.0028</text:p>
          </table:table-cell>
          <table:table-cell office:value-type="float" office:value="0.0291736" calcext:value-type="float">
            <text:p>0.0291736</text:p>
          </table:table-cell>
          <table:table-cell office:value-type="float" office:value="3.03378" calcext:value-type="float">
            <text:p>3.03378</text:p>
          </table:table-cell>
          <table:table-cell office:value-type="float" office:value="-0.285862" calcext:value-type="float">
            <text:p>-0.285862</text:p>
          </table:table-cell>
          <table:table-cell office:value-type="float" office:value="-1.05411" calcext:value-type="float">
            <text:p>-1.05411</text:p>
          </table:table-cell>
          <table:table-cell office:value-type="float" office:value="-9.73895" calcext:value-type="float">
            <text:p>-9.73895</text:p>
          </table:table-cell>
          <table:table-cell/>
          <table:table-cell table:formula="of:= SQRT(([.G431]-[.A431])^2 + ([.H431]-[.B431])^2 + ([.I431]-[.C431])^2)" office:value-type="float" office:value="0.998732324899921" calcext:value-type="float">
            <text:p>0.9987323249</text:p>
          </table:table-cell>
          <table:table-cell table:formula="of:=[.A431]-[.G431]" office:value-type="float" office:value="0.37566" calcext:value-type="float">
            <text:p>0.37566</text:p>
          </table:table-cell>
          <table:table-cell table:formula="of:=[.B431]-[.H431]" office:value-type="float" office:value="-0.70054" calcext:value-type="float">
            <text:p>-0.70054</text:p>
          </table:table-cell>
          <table:table-cell table:formula="of:=[.C431]-[.I431]" office:value-type="float" office:value="0.604640000000002" calcext:value-type="float">
            <text:p>0.60464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490677" calcext:value-type="float">
            <text:p>-0.490677</text:p>
          </table:table-cell>
          <table:table-cell office:value-type="float" office:value="-10.5006" calcext:value-type="float">
            <text:p>-10.5006</text:p>
          </table:table-cell>
          <table:table-cell office:value-type="float" office:value="2.98636" calcext:value-type="float">
            <text:p>2.98636</text:p>
          </table:table-cell>
          <table:table-cell office:value-type="float" office:value="0.0249512" calcext:value-type="float">
            <text:p>0.0249512</text:p>
          </table:table-cell>
          <table:table-cell office:value-type="float" office:value="3.03143" calcext:value-type="float">
            <text:p>3.03143</text:p>
          </table:table-cell>
          <table:table-cell office:value-type="float" office:value="-0.244496" calcext:value-type="float">
            <text:p>-0.244496</text:p>
          </table:table-cell>
          <table:table-cell office:value-type="float" office:value="-1.07712" calcext:value-type="float">
            <text:p>-1.07712</text:p>
          </table:table-cell>
          <table:table-cell office:value-type="float" office:value="-9.73756" calcext:value-type="float">
            <text:p>-9.73756</text:p>
          </table:table-cell>
          <table:table-cell/>
          <table:table-cell table:formula="of:= SQRT(([.G432]-[.A432])^2 + ([.H432]-[.B432])^2 + ([.I432]-[.C432])^2)" office:value-type="float" office:value="1.08164834150938" calcext:value-type="float">
            <text:p>1.0816483415</text:p>
          </table:table-cell>
          <table:table-cell table:formula="of:=[.A432]-[.G432]" office:value-type="float" office:value="0.493779" calcext:value-type="float">
            <text:p>0.493779</text:p>
          </table:table-cell>
          <table:table-cell table:formula="of:=[.B432]-[.H432]" office:value-type="float" office:value="0.586443" calcext:value-type="float">
            <text:p>0.586443</text:p>
          </table:table-cell>
          <table:table-cell table:formula="of:=[.C432]-[.I432]" office:value-type="float" office:value="-0.76304" calcext:value-type="float">
            <text:p>-0.76304</text:p>
          </table:table-cell>
          <table:table-cell/>
        </table:table-row>
        <table:table-row table:style-name="ro1">
          <table:table-cell office:value-type="float" office:value="0.249283" calcext:value-type="float">
            <text:p>0.249283</text:p>
          </table:table-cell>
          <table:table-cell office:value-type="float" office:value="-0.490677" calcext:value-type="float">
            <text:p>-0.490677</text:p>
          </table:table-cell>
          <table:table-cell office:value-type="float" office:value="-10.5006" calcext:value-type="float">
            <text:p>-10.5006</text:p>
          </table:table-cell>
          <table:table-cell office:value-type="float" office:value="2.96278" calcext:value-type="float">
            <text:p>2.96278</text:p>
          </table:table-cell>
          <table:table-cell office:value-type="float" office:value="0.0191699" calcext:value-type="float">
            <text:p>0.0191699</text:p>
          </table:table-cell>
          <table:table-cell office:value-type="float" office:value="3.02546" calcext:value-type="float">
            <text:p>3.02546</text:p>
          </table:table-cell>
          <table:table-cell office:value-type="float" office:value="-0.187853" calcext:value-type="float">
            <text:p>-0.187853</text:p>
          </table:table-cell>
          <table:table-cell office:value-type="float" office:value="-1.13533" calcext:value-type="float">
            <text:p>-1.13533</text:p>
          </table:table-cell>
          <table:table-cell office:value-type="float" office:value="-9.7322" calcext:value-type="float">
            <text:p>-9.7322</text:p>
          </table:table-cell>
          <table:table-cell/>
          <table:table-cell table:formula="of:= SQRT(([.G433]-[.A433])^2 + ([.H433]-[.B433])^2 + ([.I433]-[.C433])^2)" office:value-type="float" office:value="1.09412244877116" calcext:value-type="float">
            <text:p>1.0941224488</text:p>
          </table:table-cell>
          <table:table-cell table:formula="of:=[.A433]-[.G433]" office:value-type="float" office:value="0.437136" calcext:value-type="float">
            <text:p>0.437136</text:p>
          </table:table-cell>
          <table:table-cell table:formula="of:=[.B433]-[.H433]" office:value-type="float" office:value="0.644653" calcext:value-type="float">
            <text:p>0.644653</text:p>
          </table:table-cell>
          <table:table-cell table:formula="of:=[.C433]-[.I433]" office:value-type="float" office:value="-0.7684" calcext:value-type="float">
            <text:p>-0.7684</text:p>
          </table:table-cell>
          <table:table-cell/>
        </table:table-row>
        <table:table-row table:style-name="ro1">
          <table:table-cell office:value-type="float" office:value="0.408768" calcext:value-type="float">
            <text:p>0.408768</text:p>
          </table:table-cell>
          <table:table-cell office:value-type="float" office:value="-0.659683" calcext:value-type="float">
            <text:p>-0.659683</text:p>
          </table:table-cell>
          <table:table-cell office:value-type="float" office:value="-10.0246" calcext:value-type="float">
            <text:p>-10.0246</text:p>
          </table:table-cell>
          <table:table-cell office:value-type="float" office:value="2.94099" calcext:value-type="float">
            <text:p>2.94099</text:p>
          </table:table-cell>
          <table:table-cell office:value-type="float" office:value="0.011615" calcext:value-type="float">
            <text:p>0.011615</text:p>
          </table:table-cell>
          <table:table-cell office:value-type="float" office:value="3.01798" calcext:value-type="float">
            <text:p>3.01798</text:p>
          </table:table-cell>
          <table:table-cell office:value-type="float" office:value="-0.113822" calcext:value-type="float">
            <text:p>-0.113822</text:p>
          </table:table-cell>
          <table:table-cell office:value-type="float" office:value="-1.2082" calcext:value-type="float">
            <text:p>-1.2082</text:p>
          </table:table-cell>
          <table:table-cell office:value-type="float" office:value="-9.72457" calcext:value-type="float">
            <text:p>-9.72457</text:p>
          </table:table-cell>
          <table:table-cell/>
          <table:table-cell table:formula="of:= SQRT(([.G434]-[.A434])^2 + ([.H434]-[.B434])^2 + ([.I434]-[.C434])^2)" office:value-type="float" office:value="0.814855329668402" calcext:value-type="float">
            <text:p>0.8148553297</text:p>
          </table:table-cell>
          <table:table-cell table:formula="of:=[.A434]-[.G434]" office:value-type="float" office:value="0.52259" calcext:value-type="float">
            <text:p>0.52259</text:p>
          </table:table-cell>
          <table:table-cell table:formula="of:=[.B434]-[.H434]" office:value-type="float" office:value="0.548517" calcext:value-type="float">
            <text:p>0.548517</text:p>
          </table:table-cell>
          <table:table-cell table:formula="of:=[.C434]-[.I434]" office:value-type="float" office:value="-0.30003" calcext:value-type="float">
            <text:p>-0.30003</text:p>
          </table:table-cell>
          <table:table-cell/>
        </table:table-row>
        <table:table-row table:style-name="ro1">
          <table:table-cell office:value-type="float" office:value="0.496841" calcext:value-type="float">
            <text:p>0.496841</text:p>
          </table:table-cell>
          <table:table-cell office:value-type="float" office:value="-0.466873" calcext:value-type="float">
            <text:p>-0.466873</text:p>
          </table:table-cell>
          <table:table-cell office:value-type="float" office:value="-9.72702" calcext:value-type="float">
            <text:p>-9.72702</text:p>
          </table:table-cell>
          <table:table-cell office:value-type="float" office:value="2.91721" calcext:value-type="float">
            <text:p>2.91721</text:p>
          </table:table-cell>
          <table:table-cell office:value-type="float" office:value="0.00277687" calcext:value-type="float">
            <text:p>0.00277687</text:p>
          </table:table-cell>
          <table:table-cell office:value-type="float" office:value="3.00842" calcext:value-type="float">
            <text:p>3.00842</text:p>
          </table:table-cell>
          <table:table-cell office:value-type="float" office:value="-0.0272123" calcext:value-type="float">
            <text:p>-0.0272123</text:p>
          </table:table-cell>
          <table:table-cell office:value-type="float" office:value="-1.30125" calcext:value-type="float">
            <text:p>-1.30125</text:p>
          </table:table-cell>
          <table:table-cell office:value-type="float" office:value="-9.71319" calcext:value-type="float">
            <text:p>-9.71319</text:p>
          </table:table-cell>
          <table:table-cell/>
          <table:table-cell table:formula="of:= SQRT(([.G435]-[.A435])^2 + ([.H435]-[.B435])^2 + ([.I435]-[.C435])^2)" office:value-type="float" office:value="0.985397436707591" calcext:value-type="float">
            <text:p>0.9853974367</text:p>
          </table:table-cell>
          <table:table-cell table:formula="of:=[.A435]-[.G435]" office:value-type="float" office:value="0.5240533" calcext:value-type="float">
            <text:p>0.5240533</text:p>
          </table:table-cell>
          <table:table-cell table:formula="of:=[.B435]-[.H435]" office:value-type="float" office:value="0.834377" calcext:value-type="float">
            <text:p>0.834377</text:p>
          </table:table-cell>
          <table:table-cell table:formula="of:=[.C435]-[.I435]" office:value-type="float" office:value="-0.0138299999999987" calcext:value-type="float">
            <text:p>-0.01383</text:p>
          </table:table-cell>
          <table:table-cell/>
        </table:table-row>
        <table:table-row table:style-name="ro1">
          <table:table-cell office:value-type="float" office:value="0.642044" calcext:value-type="float">
            <text:p>0.642044</text:p>
          </table:table-cell>
          <table:table-cell office:value-type="float" office:value="-0.393082" calcext:value-type="float">
            <text:p>-0.393082</text:p>
          </table:table-cell>
          <table:table-cell office:value-type="float" office:value="-9.45566" calcext:value-type="float">
            <text:p>-9.45566</text:p>
          </table:table-cell>
          <table:table-cell office:value-type="float" office:value="2.91721" calcext:value-type="float">
            <text:p>2.91721</text:p>
          </table:table-cell>
          <table:table-cell office:value-type="float" office:value="0.00277687" calcext:value-type="float">
            <text:p>0.00277687</text:p>
          </table:table-cell>
          <table:table-cell office:value-type="float" office:value="3.00842" calcext:value-type="float">
            <text:p>3.00842</text:p>
          </table:table-cell>
          <table:table-cell office:value-type="float" office:value="-0.0272123" calcext:value-type="float">
            <text:p>-0.0272123</text:p>
          </table:table-cell>
          <table:table-cell office:value-type="float" office:value="-1.30125" calcext:value-type="float">
            <text:p>-1.30125</text:p>
          </table:table-cell>
          <table:table-cell office:value-type="float" office:value="-9.71319" calcext:value-type="float">
            <text:p>-9.71319</text:p>
          </table:table-cell>
          <table:table-cell/>
          <table:table-cell table:formula="of:= SQRT(([.G436]-[.A436])^2 + ([.H436]-[.B436])^2 + ([.I436]-[.C436])^2)" office:value-type="float" office:value="1.15714943383026" calcext:value-type="float">
            <text:p>1.1571494338</text:p>
          </table:table-cell>
          <table:table-cell table:formula="of:=[.A436]-[.G436]" office:value-type="float" office:value="0.6692563" calcext:value-type="float">
            <text:p>0.6692563</text:p>
          </table:table-cell>
          <table:table-cell table:formula="of:=[.B436]-[.H436]" office:value-type="float" office:value="0.908168" calcext:value-type="float">
            <text:p>0.908168</text:p>
          </table:table-cell>
          <table:table-cell table:formula="of:=[.C436]-[.I436]" office:value-type="float" office:value="0.257530000000001" calcext:value-type="float">
            <text:p>0.25753</text:p>
          </table:table-cell>
          <table:table-cell/>
        </table:table-row>
        <table:table-row table:style-name="ro1">
          <table:table-cell office:value-type="float" office:value="0.696793" calcext:value-type="float">
            <text:p>0.696793</text:p>
          </table:table-cell>
          <table:table-cell office:value-type="float" office:value="-0.714432" calcext:value-type="float">
            <text:p>-0.714432</text:p>
          </table:table-cell>
          <table:table-cell office:value-type="float" office:value="-9.50089" calcext:value-type="float">
            <text:p>-9.50089</text:p>
          </table:table-cell>
          <table:table-cell office:value-type="float" office:value="2.89187" calcext:value-type="float">
            <text:p>2.89187</text:p>
          </table:table-cell>
          <table:table-cell office:value-type="float" office:value="-0.00364916" calcext:value-type="float">
            <text:p>-0.00364916</text:p>
          </table:table-cell>
          <table:table-cell office:value-type="float" office:value="3.0005" calcext:value-type="float">
            <text:p>3.0005</text:p>
          </table:table-cell>
          <table:table-cell office:value-type="float" office:value="0.0357626" calcext:value-type="float">
            <text:p>0.0357626</text:p>
          </table:table-cell>
          <table:table-cell office:value-type="float" office:value="-1.37814" calcext:value-type="float">
            <text:p>-1.37814</text:p>
          </table:table-cell>
          <table:table-cell office:value-type="float" office:value="-9.70255" calcext:value-type="float">
            <text:p>-9.70255</text:p>
          </table:table-cell>
          <table:table-cell/>
          <table:table-cell table:formula="of:= SQRT(([.G437]-[.A437])^2 + ([.H437]-[.B437])^2 + ([.I437]-[.C437])^2)" office:value-type="float" office:value="0.958194267666093" calcext:value-type="float">
            <text:p>0.9581942677</text:p>
          </table:table-cell>
          <table:table-cell table:formula="of:=[.A437]-[.G437]" office:value-type="float" office:value="0.6610304" calcext:value-type="float">
            <text:p>0.6610304</text:p>
          </table:table-cell>
          <table:table-cell table:formula="of:=[.B437]-[.H437]" office:value-type="float" office:value="0.663708" calcext:value-type="float">
            <text:p>0.663708</text:p>
          </table:table-cell>
          <table:table-cell table:formula="of:=[.C437]-[.I437]" office:value-type="float" office:value="0.20166" calcext:value-type="float">
            <text:p>0.20166</text:p>
          </table:table-cell>
          <table:table-cell/>
        </table:table-row>
        <table:table-row table:style-name="ro1">
          <table:table-cell office:value-type="float" office:value="0.696793" calcext:value-type="float">
            <text:p>0.696793</text:p>
          </table:table-cell>
          <table:table-cell office:value-type="float" office:value="-0.714432" calcext:value-type="float">
            <text:p>-0.714432</text:p>
          </table:table-cell>
          <table:table-cell office:value-type="float" office:value="-9.50089" calcext:value-type="float">
            <text:p>-9.50089</text:p>
          </table:table-cell>
          <table:table-cell office:value-type="float" office:value="2.86509" calcext:value-type="float">
            <text:p>2.86509</text:p>
          </table:table-cell>
          <table:table-cell office:value-type="float" office:value="-0.00762181" calcext:value-type="float">
            <text:p>-0.00762181</text:p>
          </table:table-cell>
          <table:table-cell office:value-type="float" office:value="2.99869" calcext:value-type="float">
            <text:p>2.99869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-1.39568" calcext:value-type="float">
            <text:p>-1.39568</text:p>
          </table:table-cell>
          <table:table-cell office:value-type="float" office:value="-9.69982" calcext:value-type="float">
            <text:p>-9.69982</text:p>
          </table:table-cell>
          <table:table-cell/>
          <table:table-cell table:formula="of:= SQRT(([.G438]-[.A438])^2 + ([.H438]-[.B438])^2 + ([.I438]-[.C438])^2)" office:value-type="float" office:value="0.943760629086105" calcext:value-type="float">
            <text:p>0.9437606291</text:p>
          </table:table-cell>
          <table:table-cell table:formula="of:=[.A438]-[.G438]" office:value-type="float" office:value="0.622103" calcext:value-type="float">
            <text:p>0.622103</text:p>
          </table:table-cell>
          <table:table-cell table:formula="of:=[.B438]-[.H438]" office:value-type="float" office:value="0.681248" calcext:value-type="float">
            <text:p>0.681248</text:p>
          </table:table-cell>
          <table:table-cell table:formula="of:=[.C438]-[.I438]" office:value-type="float" office:value="0.198930000000001" calcext:value-type="float">
            <text:p>0.19893</text:p>
          </table:table-cell>
          <table:table-cell/>
        </table:table-row>
        <table:table-row table:style-name="ro1">
          <table:table-cell office:value-type="float" office:value="0.596817" calcext:value-type="float">
            <text:p>0.596817</text:p>
          </table:table-cell>
          <table:table-cell office:value-type="float" office:value="-0.916763" calcext:value-type="float">
            <text:p>-0.916763</text:p>
          </table:table-cell>
          <table:table-cell office:value-type="float" office:value="-8.64871" calcext:value-type="float">
            <text:p>-8.64871</text:p>
          </table:table-cell>
          <table:table-cell office:value-type="float" office:value="2.83525" calcext:value-type="float">
            <text:p>2.83525</text:p>
          </table:table-cell>
          <table:table-cell office:value-type="float" office:value="-0.00948704" calcext:value-type="float">
            <text:p>-0.00948704</text:p>
          </table:table-cell>
          <table:table-cell office:value-type="float" office:value="3.00037" calcext:value-type="float">
            <text:p>3.00037</text:p>
          </table:table-cell>
          <table:table-cell office:value-type="float" office:value="0.0929727" calcext:value-type="float">
            <text:p>0.0929727</text:p>
          </table:table-cell>
          <table:table-cell office:value-type="float" office:value="-1.37936" calcext:value-type="float">
            <text:p>-1.37936</text:p>
          </table:table-cell>
          <table:table-cell office:value-type="float" office:value="-9.702" calcext:value-type="float">
            <text:p>-9.702</text:p>
          </table:table-cell>
          <table:table-cell/>
          <table:table-cell table:formula="of:= SQRT(([.G439]-[.A439])^2 + ([.H439]-[.B439])^2 + ([.I439]-[.C439])^2)" office:value-type="float" office:value="1.25589604950071" calcext:value-type="float">
            <text:p>1.2558960495</text:p>
          </table:table-cell>
          <table:table-cell table:formula="of:=[.A439]-[.G439]" office:value-type="float" office:value="0.5038443" calcext:value-type="float">
            <text:p>0.5038443</text:p>
          </table:table-cell>
          <table:table-cell table:formula="of:=[.B439]-[.H439]" office:value-type="float" office:value="0.462597" calcext:value-type="float">
            <text:p>0.462597</text:p>
          </table:table-cell>
          <table:table-cell table:formula="of:=[.C439]-[.I439]" office:value-type="float" office:value="1.05329" calcext:value-type="float">
            <text:p>1.05329</text:p>
          </table:table-cell>
          <table:table-cell/>
        </table:table-row>
        <table:table-row table:style-name="ro1">
          <table:table-cell office:value-type="float" office:value="1.55849" calcext:value-type="float">
            <text:p>1.55849</text:p>
          </table:table-cell>
          <table:table-cell office:value-type="float" office:value="-0.288345" calcext:value-type="float">
            <text:p>-0.288345</text:p>
          </table:table-cell>
          <table:table-cell office:value-type="float" office:value="-9.50089" calcext:value-type="float">
            <text:p>-9.50089</text:p>
          </table:table-cell>
          <table:table-cell office:value-type="float" office:value="2.80355" calcext:value-type="float">
            <text:p>2.80355</text:p>
          </table:table-cell>
          <table:table-cell office:value-type="float" office:value="-0.00733139" calcext:value-type="float">
            <text:p>-0.00733139</text:p>
          </table:table-cell>
          <table:table-cell office:value-type="float" office:value="2.99777" calcext:value-type="float">
            <text:p>2.99777</text:p>
          </table:table-cell>
          <table:table-cell office:value-type="float" office:value="0.0718457" calcext:value-type="float">
            <text:p>0.0718457</text:p>
          </table:table-cell>
          <table:table-cell office:value-type="float" office:value="-1.4046" calcext:value-type="float">
            <text:p>-1.4046</text:p>
          </table:table-cell>
          <table:table-cell office:value-type="float" office:value="-9.69855" calcext:value-type="float">
            <text:p>-9.69855</text:p>
          </table:table-cell>
          <table:table-cell/>
          <table:table-cell table:formula="of:= SQRT(([.G440]-[.A440])^2 + ([.H440]-[.B440])^2 + ([.I440]-[.C440])^2)" office:value-type="float" office:value="1.86954699736259" calcext:value-type="float">
            <text:p>1.8695469974</text:p>
          </table:table-cell>
          <table:table-cell table:formula="of:=[.A440]-[.G440]" office:value-type="float" office:value="1.4866443" calcext:value-type="float">
            <text:p>1.4866443</text:p>
          </table:table-cell>
          <table:table-cell table:formula="of:=[.B440]-[.H440]" office:value-type="float" office:value="1.116255" calcext:value-type="float">
            <text:p>1.116255</text:p>
          </table:table-cell>
          <table:table-cell table:formula="of:=[.C440]-[.I440]" office:value-type="float" office:value="0.197660000000001" calcext:value-type="float">
            <text:p>0.19766</text:p>
          </table:table-cell>
          <table:table-cell/>
        </table:table-row>
        <table:table-row table:style-name="ro1">
          <table:table-cell office:value-type="float" office:value="1.52516" calcext:value-type="float">
            <text:p>1.52516</text:p>
          </table:table-cell>
          <table:table-cell office:value-type="float" office:value="0.904221" calcext:value-type="float">
            <text:p>0.904221</text:p>
          </table:table-cell>
          <table:table-cell office:value-type="float" office:value="-10.6958" calcext:value-type="float">
            <text:p>-10.6958</text:p>
          </table:table-cell>
          <table:table-cell office:value-type="float" office:value="2.77493" calcext:value-type="float">
            <text:p>2.77493</text:p>
          </table:table-cell>
          <table:table-cell office:value-type="float" office:value="-0.00699723" calcext:value-type="float">
            <text:p>-0.00699723</text:p>
          </table:table-cell>
          <table:table-cell office:value-type="float" office:value="2.99402" calcext:value-type="float">
            <text:p>2.99402</text:p>
          </table:table-cell>
          <table:table-cell office:value-type="float" office:value="0.068571" calcext:value-type="float">
            <text:p>0.068571</text:p>
          </table:table-cell>
          <table:table-cell office:value-type="float" office:value="-1.44091" calcext:value-type="float">
            <text:p>-1.44091</text:p>
          </table:table-cell>
          <table:table-cell office:value-type="float" office:value="-9.69325" calcext:value-type="float">
            <text:p>-9.69325</text:p>
          </table:table-cell>
          <table:table-cell/>
          <table:table-cell table:formula="of:= SQRT(([.G441]-[.A441])^2 + ([.H441]-[.B441])^2 + ([.I441]-[.C441])^2)" office:value-type="float" office:value="2.9370729348421" calcext:value-type="float">
            <text:p>2.9370729348</text:p>
          </table:table-cell>
          <table:table-cell table:formula="of:=[.A441]-[.G441]" office:value-type="float" office:value="1.456589" calcext:value-type="float">
            <text:p>1.456589</text:p>
          </table:table-cell>
          <table:table-cell table:formula="of:=[.B441]-[.H441]" office:value-type="float" office:value="2.345131" calcext:value-type="float">
            <text:p>2.345131</text:p>
          </table:table-cell>
          <table:table-cell table:formula="of:=[.C441]-[.I441]" office:value-type="float" office:value="-1.00255" calcext:value-type="float">
            <text:p>-1.00255</text:p>
          </table:table-cell>
          <table:table-cell/>
        </table:table-row>
        <table:table-row table:style-name="ro1">
          <table:table-cell office:value-type="float" office:value="1.52516" calcext:value-type="float">
            <text:p>1.52516</text:p>
          </table:table-cell>
          <table:table-cell office:value-type="float" office:value="0.904221" calcext:value-type="float">
            <text:p>0.904221</text:p>
          </table:table-cell>
          <table:table-cell office:value-type="float" office:value="-10.6958" calcext:value-type="float">
            <text:p>-10.6958</text:p>
          </table:table-cell>
          <table:table-cell office:value-type="float" office:value="2.77493" calcext:value-type="float">
            <text:p>2.77493</text:p>
          </table:table-cell>
          <table:table-cell office:value-type="float" office:value="-0.00699723" calcext:value-type="float">
            <text:p>-0.00699723</text:p>
          </table:table-cell>
          <table:table-cell office:value-type="float" office:value="2.99402" calcext:value-type="float">
            <text:p>2.99402</text:p>
          </table:table-cell>
          <table:table-cell office:value-type="float" office:value="0.068571" calcext:value-type="float">
            <text:p>0.068571</text:p>
          </table:table-cell>
          <table:table-cell office:value-type="float" office:value="-1.44091" calcext:value-type="float">
            <text:p>-1.44091</text:p>
          </table:table-cell>
          <table:table-cell office:value-type="float" office:value="-9.69325" calcext:value-type="float">
            <text:p>-9.69325</text:p>
          </table:table-cell>
          <table:table-cell/>
          <table:table-cell table:formula="of:= SQRT(([.G442]-[.A442])^2 + ([.H442]-[.B442])^2 + ([.I442]-[.C442])^2)" office:value-type="float" office:value="2.9370729348421" calcext:value-type="float">
            <text:p>2.9370729348</text:p>
          </table:table-cell>
          <table:table-cell table:formula="of:=[.A442]-[.G442]" office:value-type="float" office:value="1.456589" calcext:value-type="float">
            <text:p>1.456589</text:p>
          </table:table-cell>
          <table:table-cell table:formula="of:=[.B442]-[.H442]" office:value-type="float" office:value="2.345131" calcext:value-type="float">
            <text:p>2.345131</text:p>
          </table:table-cell>
          <table:table-cell table:formula="of:=[.C442]-[.I442]" office:value-type="float" office:value="-1.00255" calcext:value-type="float">
            <text:p>-1.00255</text:p>
          </table:table-cell>
          <table:table-cell/>
        </table:table-row>
        <table:table-row table:style-name="ro1">
          <table:table-cell office:value-type="float" office:value="1.01338" calcext:value-type="float">
            <text:p>1.01338</text:p>
          </table:table-cell>
          <table:table-cell office:value-type="float" office:value="0.556686" calcext:value-type="float">
            <text:p>0.556686</text:p>
          </table:table-cell>
          <table:table-cell office:value-type="float" office:value="-9.91031" calcext:value-type="float">
            <text:p>-9.91031</text:p>
          </table:table-cell>
          <table:table-cell office:value-type="float" office:value="2.77493" calcext:value-type="float">
            <text:p>2.77493</text:p>
          </table:table-cell>
          <table:table-cell office:value-type="float" office:value="-0.00699723" calcext:value-type="float">
            <text:p>-0.00699723</text:p>
          </table:table-cell>
          <table:table-cell office:value-type="float" office:value="2.99402" calcext:value-type="float">
            <text:p>2.99402</text:p>
          </table:table-cell>
          <table:table-cell office:value-type="float" office:value="0.068571" calcext:value-type="float">
            <text:p>0.068571</text:p>
          </table:table-cell>
          <table:table-cell office:value-type="float" office:value="-1.44091" calcext:value-type="float">
            <text:p>-1.44091</text:p>
          </table:table-cell>
          <table:table-cell office:value-type="float" office:value="-9.69325" calcext:value-type="float">
            <text:p>-9.69325</text:p>
          </table:table-cell>
          <table:table-cell/>
          <table:table-cell table:formula="of:= SQRT(([.G443]-[.A443])^2 + ([.H443]-[.B443])^2 + ([.I443]-[.C443])^2)" office:value-type="float" office:value="2.22039835824498" calcext:value-type="float">
            <text:p>2.2203983582</text:p>
          </table:table-cell>
          <table:table-cell table:formula="of:=[.A443]-[.G443]" office:value-type="float" office:value="0.944809" calcext:value-type="float">
            <text:p>0.944809</text:p>
          </table:table-cell>
          <table:table-cell table:formula="of:=[.B443]-[.H443]" office:value-type="float" office:value="1.997596" calcext:value-type="float">
            <text:p>1.997596</text:p>
          </table:table-cell>
          <table:table-cell table:formula="of:=[.C443]-[.I443]" office:value-type="float" office:value="-0.21706" calcext:value-type="float">
            <text:p>-0.21706</text:p>
          </table:table-cell>
          <table:table-cell/>
        </table:table-row>
        <table:table-row table:style-name="ro1">
          <table:table-cell office:value-type="float" office:value="0.784866" calcext:value-type="float">
            <text:p>0.784866</text:p>
          </table:table-cell>
          <table:table-cell office:value-type="float" office:value="0.461472" calcext:value-type="float">
            <text:p>0.461472</text:p>
          </table:table-cell>
          <table:table-cell office:value-type="float" office:value="-9.79367" calcext:value-type="float">
            <text:p>-9.79367</text:p>
          </table:table-cell>
          <table:table-cell office:value-type="float" office:value="2.74742" calcext:value-type="float">
            <text:p>2.74742</text:p>
          </table:table-cell>
          <table:table-cell office:value-type="float" office:value="-0.0136226" calcext:value-type="float">
            <text:p>-0.0136226</text:p>
          </table:table-cell>
          <table:table-cell office:value-type="float" office:value="2.99652" calcext:value-type="float">
            <text:p>2.99652</text:p>
          </table:table-cell>
          <table:table-cell office:value-type="float" office:value="0.133495" calcext:value-type="float">
            <text:p>0.133495</text:p>
          </table:table-cell>
          <table:table-cell office:value-type="float" office:value="-1.41659" calcext:value-type="float">
            <text:p>-1.41659</text:p>
          </table:table-cell>
          <table:table-cell office:value-type="float" office:value="-9.69616" calcext:value-type="float">
            <text:p>-9.69616</text:p>
          </table:table-cell>
          <table:table-cell/>
          <table:table-cell table:formula="of:= SQRT(([.G444]-[.A444])^2 + ([.H444]-[.B444])^2 + ([.I444]-[.C444])^2)" office:value-type="float" office:value="1.99020332016229" calcext:value-type="float">
            <text:p>1.9902033202</text:p>
          </table:table-cell>
          <table:table-cell table:formula="of:=[.A444]-[.G444]" office:value-type="float" office:value="0.651371" calcext:value-type="float">
            <text:p>0.651371</text:p>
          </table:table-cell>
          <table:table-cell table:formula="of:=[.B444]-[.H444]" office:value-type="float" office:value="1.878062" calcext:value-type="float">
            <text:p>1.878062</text:p>
          </table:table-cell>
          <table:table-cell table:formula="of:=[.C444]-[.I444]" office:value-type="float" office:value="-0.0975099999999998" calcext:value-type="float">
            <text:p>-0.09751</text:p>
          </table:table-cell>
          <table:table-cell/>
        </table:table-row>
        <table:table-row table:style-name="ro1">
          <table:table-cell office:value-type="float" office:value="1.41328" calcext:value-type="float">
            <text:p>1.41328</text:p>
          </table:table-cell>
          <table:table-cell office:value-type="float" office:value="1.17082" calcext:value-type="float">
            <text:p>1.17082</text:p>
          </table:table-cell>
          <table:table-cell office:value-type="float" office:value="-10.6482" calcext:value-type="float">
            <text:p>-10.6482</text:p>
          </table:table-cell>
          <table:table-cell office:value-type="float" office:value="2.71789" calcext:value-type="float">
            <text:p>2.71789</text:p>
          </table:table-cell>
          <table:table-cell office:value-type="float" office:value="-0.0192279" calcext:value-type="float">
            <text:p>-0.0192279</text:p>
          </table:table-cell>
          <table:table-cell office:value-type="float" office:value="2.99795" calcext:value-type="float">
            <text:p>2.99795</text:p>
          </table:table-cell>
          <table:table-cell office:value-type="float" office:value="0.188422" calcext:value-type="float">
            <text:p>0.188422</text:p>
          </table:table-cell>
          <table:table-cell office:value-type="float" office:value="-1.40264" calcext:value-type="float">
            <text:p>-1.40264</text:p>
          </table:table-cell>
          <table:table-cell office:value-type="float" office:value="-9.69727" calcext:value-type="float">
            <text:p>-9.69727</text:p>
          </table:table-cell>
          <table:table-cell/>
          <table:table-cell table:formula="of:= SQRT(([.G445]-[.A445])^2 + ([.H445]-[.B445])^2 + ([.I445]-[.C445])^2)" office:value-type="float" office:value="3.00453679569148" calcext:value-type="float">
            <text:p>3.0045367957</text:p>
          </table:table-cell>
          <table:table-cell table:formula="of:=[.A445]-[.G445]" office:value-type="float" office:value="1.224858" calcext:value-type="float">
            <text:p>1.224858</text:p>
          </table:table-cell>
          <table:table-cell table:formula="of:=[.B445]-[.H445]" office:value-type="float" office:value="2.57346" calcext:value-type="float">
            <text:p>2.57346</text:p>
          </table:table-cell>
          <table:table-cell table:formula="of:=[.C445]-[.I445]" office:value-type="float" office:value="-0.95093" calcext:value-type="float">
            <text:p>-0.95093</text:p>
          </table:table-cell>
          <table:table-cell/>
        </table:table-row>
        <table:table-row table:style-name="ro1">
          <table:table-cell office:value-type="float" office:value="1.41328" calcext:value-type="float">
            <text:p>1.41328</text:p>
          </table:table-cell>
          <table:table-cell office:value-type="float" office:value="1.17082" calcext:value-type="float">
            <text:p>1.17082</text:p>
          </table:table-cell>
          <table:table-cell office:value-type="float" office:value="-10.6482" calcext:value-type="float">
            <text:p>-10.6482</text:p>
          </table:table-cell>
          <table:table-cell office:value-type="float" office:value="2.68932" calcext:value-type="float">
            <text:p>2.68932</text:p>
          </table:table-cell>
          <table:table-cell office:value-type="float" office:value="-0.017185" calcext:value-type="float">
            <text:p>-0.017185</text:p>
          </table:table-cell>
          <table:table-cell office:value-type="float" office:value="2.98934" calcext:value-type="float">
            <text:p>2.98934</text:p>
          </table:table-cell>
          <table:table-cell office:value-type="float" office:value="0.168404" calcext:value-type="float">
            <text:p>0.168404</text:p>
          </table:table-cell>
          <table:table-cell office:value-type="float" office:value="-1.48609" calcext:value-type="float">
            <text:p>-1.48609</text:p>
          </table:table-cell>
          <table:table-cell office:value-type="float" office:value="-9.6852" calcext:value-type="float">
            <text:p>-9.6852</text:p>
          </table:table-cell>
          <table:table-cell/>
          <table:table-cell table:formula="of:= SQRT(([.G446]-[.A446])^2 + ([.H446]-[.B446])^2 + ([.I446]-[.C446])^2)" office:value-type="float" office:value="3.08808290100444" calcext:value-type="float">
            <text:p>3.088082901</text:p>
          </table:table-cell>
          <table:table-cell table:formula="of:=[.A446]-[.G446]" office:value-type="float" office:value="1.244876" calcext:value-type="float">
            <text:p>1.244876</text:p>
          </table:table-cell>
          <table:table-cell table:formula="of:=[.B446]-[.H446]" office:value-type="float" office:value="2.65691" calcext:value-type="float">
            <text:p>2.65691</text:p>
          </table:table-cell>
          <table:table-cell table:formula="of:=[.C446]-[.I446]" office:value-type="float" office:value="-0.962999999999999" calcext:value-type="float">
            <text:p>-0.963</text:p>
          </table:table-cell>
          <table:table-cell/>
        </table:table-row>
        <table:table-row table:style-name="ro1">
          <table:table-cell office:value-type="float" office:value="1.55373" calcext:value-type="float">
            <text:p>1.55373</text:p>
          </table:table-cell>
          <table:table-cell office:value-type="float" office:value="1.28984" calcext:value-type="float">
            <text:p>1.28984</text:p>
          </table:table-cell>
          <table:table-cell office:value-type="float" office:value="-11.2409" calcext:value-type="float">
            <text:p>-11.2409</text:p>
          </table:table-cell>
          <table:table-cell office:value-type="float" office:value="2.66491" calcext:value-type="float">
            <text:p>2.66491</text:p>
          </table:table-cell>
          <table:table-cell office:value-type="float" office:value="-0.0137207" calcext:value-type="float">
            <text:p>-0.0137207</text:p>
          </table:table-cell>
          <table:table-cell office:value-type="float" office:value="2.97797" calcext:value-type="float">
            <text:p>2.97797</text:p>
          </table:table-cell>
          <table:table-cell office:value-type="float" office:value="0.134457" calcext:value-type="float">
            <text:p>0.134457</text:p>
          </table:table-cell>
          <table:table-cell office:value-type="float" office:value="-1.59619" calcext:value-type="float">
            <text:p>-1.59619</text:p>
          </table:table-cell>
          <table:table-cell office:value-type="float" office:value="-9.6682" calcext:value-type="float">
            <text:p>-9.6682</text:p>
          </table:table-cell>
          <table:table-cell/>
          <table:table-cell table:formula="of:= SQRT(([.G447]-[.A447])^2 + ([.H447]-[.B447])^2 + ([.I447]-[.C447])^2)" office:value-type="float" office:value="3.58006847691898" calcext:value-type="float">
            <text:p>3.5800684769</text:p>
          </table:table-cell>
          <table:table-cell table:formula="of:=[.A447]-[.G447]" office:value-type="float" office:value="1.419273" calcext:value-type="float">
            <text:p>1.419273</text:p>
          </table:table-cell>
          <table:table-cell table:formula="of:=[.B447]-[.H447]" office:value-type="float" office:value="2.88603" calcext:value-type="float">
            <text:p>2.88603</text:p>
          </table:table-cell>
          <table:table-cell table:formula="of:=[.C447]-[.I447]" office:value-type="float" office:value="-1.5727" calcext:value-type="float">
            <text:p>-1.5727</text:p>
          </table:table-cell>
          <table:table-cell/>
        </table:table-row>
        <table:table-row table:style-name="ro1">
          <table:table-cell office:value-type="float" office:value="0.889603" calcext:value-type="float">
            <text:p>0.889603</text:p>
          </table:table-cell>
          <table:table-cell office:value-type="float" office:value="1.12083" calcext:value-type="float">
            <text:p>1.12083</text:p>
          </table:table-cell>
          <table:table-cell office:value-type="float" office:value="-10.7268" calcext:value-type="float">
            <text:p>-10.7268</text:p>
          </table:table-cell>
          <table:table-cell office:value-type="float" office:value="2.64507" calcext:value-type="float">
            <text:p>2.64507</text:p>
          </table:table-cell>
          <table:table-cell office:value-type="float" office:value="-0.0140231" calcext:value-type="float">
            <text:p>-0.0140231</text:p>
          </table:table-cell>
          <table:table-cell office:value-type="float" office:value="2.97543" calcext:value-type="float">
            <text:p>2.97543</text:p>
          </table:table-cell>
          <table:table-cell office:value-type="float" office:value="0.137421" calcext:value-type="float">
            <text:p>0.137421</text:p>
          </table:table-cell>
          <table:table-cell office:value-type="float" office:value="-1.62077" calcext:value-type="float">
            <text:p>-1.62077</text:p>
          </table:table-cell>
          <table:table-cell office:value-type="float" office:value="-9.66407" calcext:value-type="float">
            <text:p>-9.66407</text:p>
          </table:table-cell>
          <table:table-cell/>
          <table:table-cell table:formula="of:= SQRT(([.G448]-[.A448])^2 + ([.H448]-[.B448])^2 + ([.I448]-[.C448])^2)" office:value-type="float" office:value="3.0350524499626" calcext:value-type="float">
            <text:p>3.03505245</text:p>
          </table:table-cell>
          <table:table-cell table:formula="of:=[.A448]-[.G448]" office:value-type="float" office:value="0.752182" calcext:value-type="float">
            <text:p>0.752182</text:p>
          </table:table-cell>
          <table:table-cell table:formula="of:=[.B448]-[.H448]" office:value-type="float" office:value="2.7416" calcext:value-type="float">
            <text:p>2.7416</text:p>
          </table:table-cell>
          <table:table-cell table:formula="of:=[.C448]-[.I448]" office:value-type="float" office:value="-1.06273" calcext:value-type="float">
            <text:p>-1.06273</text:p>
          </table:table-cell>
          <table:table-cell/>
        </table:table-row>
        <table:table-row table:style-name="ro1">
          <table:table-cell office:value-type="float" office:value="0.889603" calcext:value-type="float">
            <text:p>0.889603</text:p>
          </table:table-cell>
          <table:table-cell office:value-type="float" office:value="1.12083" calcext:value-type="float">
            <text:p>1.12083</text:p>
          </table:table-cell>
          <table:table-cell office:value-type="float" office:value="-10.7268" calcext:value-type="float">
            <text:p>-10.7268</text:p>
          </table:table-cell>
          <table:table-cell office:value-type="float" office:value="2.64507" calcext:value-type="float">
            <text:p>2.64507</text:p>
          </table:table-cell>
          <table:table-cell office:value-type="float" office:value="-0.0140231" calcext:value-type="float">
            <text:p>-0.0140231</text:p>
          </table:table-cell>
          <table:table-cell office:value-type="float" office:value="2.97543" calcext:value-type="float">
            <text:p>2.97543</text:p>
          </table:table-cell>
          <table:table-cell office:value-type="float" office:value="0.137421" calcext:value-type="float">
            <text:p>0.137421</text:p>
          </table:table-cell>
          <table:table-cell office:value-type="float" office:value="-1.62077" calcext:value-type="float">
            <text:p>-1.62077</text:p>
          </table:table-cell>
          <table:table-cell office:value-type="float" office:value="-9.66407" calcext:value-type="float">
            <text:p>-9.66407</text:p>
          </table:table-cell>
          <table:table-cell/>
          <table:table-cell table:formula="of:= SQRT(([.G449]-[.A449])^2 + ([.H449]-[.B449])^2 + ([.I449]-[.C449])^2)" office:value-type="float" office:value="3.0350524499626" calcext:value-type="float">
            <text:p>3.03505245</text:p>
          </table:table-cell>
          <table:table-cell table:formula="of:=[.A449]-[.G449]" office:value-type="float" office:value="0.752182" calcext:value-type="float">
            <text:p>0.752182</text:p>
          </table:table-cell>
          <table:table-cell table:formula="of:=[.B449]-[.H449]" office:value-type="float" office:value="2.7416" calcext:value-type="float">
            <text:p>2.7416</text:p>
          </table:table-cell>
          <table:table-cell table:formula="of:=[.C449]-[.I449]" office:value-type="float" office:value="-1.06273" calcext:value-type="float">
            <text:p>-1.06273</text:p>
          </table:table-cell>
          <table:table-cell/>
        </table:table-row>
        <table:table-row table:style-name="ro1">
          <table:table-cell office:value-type="float" office:value="0.649185" calcext:value-type="float">
            <text:p>0.649185</text:p>
          </table:table-cell>
          <table:table-cell office:value-type="float" office:value="0.820908" calcext:value-type="float">
            <text:p>0.820908</text:p>
          </table:table-cell>
          <table:table-cell office:value-type="float" office:value="-10.1222" calcext:value-type="float">
            <text:p>-10.1222</text:p>
          </table:table-cell>
          <table:table-cell office:value-type="float" office:value="2.62618" calcext:value-type="float">
            <text:p>2.62618</text:p>
          </table:table-cell>
          <table:table-cell office:value-type="float" office:value="-0.0142346" calcext:value-type="float">
            <text:p>-0.0142346</text:p>
          </table:table-cell>
          <table:table-cell office:value-type="float" office:value="2.97764" calcext:value-type="float">
            <text:p>2.97764</text:p>
          </table:table-cell>
          <table:table-cell office:value-type="float" office:value="0.139496" calcext:value-type="float">
            <text:p>0.139496</text:p>
          </table:table-cell>
          <table:table-cell office:value-type="float" office:value="-1.59941" calcext:value-type="float">
            <text:p>-1.59941</text:p>
          </table:table-cell>
          <table:table-cell office:value-type="float" office:value="-9.6676" calcext:value-type="float">
            <text:p>-9.6676</text:p>
          </table:table-cell>
          <table:table-cell/>
          <table:table-cell table:formula="of:= SQRT(([.G450]-[.A450])^2 + ([.H450]-[.B450])^2 + ([.I450]-[.C450])^2)" office:value-type="float" office:value="2.5148326500674" calcext:value-type="float">
            <text:p>2.5148326501</text:p>
          </table:table-cell>
          <table:table-cell table:formula="of:=[.A450]-[.G450]" office:value-type="float" office:value="0.509689" calcext:value-type="float">
            <text:p>0.509689</text:p>
          </table:table-cell>
          <table:table-cell table:formula="of:=[.B450]-[.H450]" office:value-type="float" office:value="2.420318" calcext:value-type="float">
            <text:p>2.420318</text:p>
          </table:table-cell>
          <table:table-cell table:formula="of:=[.C450]-[.I450]" office:value-type="float" office:value="-0.454599999999999" calcext:value-type="float">
            <text:p>-0.4546</text:p>
          </table:table-cell>
          <table:table-cell/>
        </table:table-row>
        <table:table-row table:style-name="ro1">
          <table:table-cell office:value-type="float" office:value="0.896744" calcext:value-type="float">
            <text:p>0.896744</text:p>
          </table:table-cell>
          <table:table-cell office:value-type="float" office:value="1.19939" calcext:value-type="float">
            <text:p>1.19939</text:p>
          </table:table-cell>
          <table:table-cell office:value-type="float" office:value="-10.015" calcext:value-type="float">
            <text:p>-10.015</text:p>
          </table:table-cell>
          <table:table-cell office:value-type="float" office:value="2.60616" calcext:value-type="float">
            <text:p>2.60616</text:p>
          </table:table-cell>
          <table:table-cell office:value-type="float" office:value="-0.00655626" calcext:value-type="float">
            <text:p>-0.00655626</text:p>
          </table:table-cell>
          <table:table-cell office:value-type="float" office:value="2.97242" calcext:value-type="float">
            <text:p>2.97242</text:p>
          </table:table-cell>
          <table:table-cell office:value-type="float" office:value="0.0642521" calcext:value-type="float">
            <text:p>0.0642521</text:p>
          </table:table-cell>
          <table:table-cell office:value-type="float" office:value="-1.64991" calcext:value-type="float">
            <text:p>-1.64991</text:p>
          </table:table-cell>
          <table:table-cell office:value-type="float" office:value="-9.6599" calcext:value-type="float">
            <text:p>-9.6599</text:p>
          </table:table-cell>
          <table:table-cell/>
          <table:table-cell table:formula="of:= SQRT(([.G451]-[.A451])^2 + ([.H451]-[.B451])^2 + ([.I451]-[.C451])^2)" office:value-type="float" office:value="2.98959014976395" calcext:value-type="float">
            <text:p>2.9895901498</text:p>
          </table:table-cell>
          <table:table-cell table:formula="of:=[.A451]-[.G451]" office:value-type="float" office:value="0.8324919" calcext:value-type="float">
            <text:p>0.8324919</text:p>
          </table:table-cell>
          <table:table-cell table:formula="of:=[.B451]-[.H451]" office:value-type="float" office:value="2.8493" calcext:value-type="float">
            <text:p>2.8493</text:p>
          </table:table-cell>
          <table:table-cell table:formula="of:=[.C451]-[.I451]" office:value-type="float" office:value="-0.3551" calcext:value-type="float">
            <text:p>-0.3551</text:p>
          </table:table-cell>
          <table:table-cell/>
        </table:table-row>
        <table:table-row table:style-name="ro1">
          <table:table-cell office:value-type="float" office:value="0.989578" calcext:value-type="float">
            <text:p>0.989578</text:p>
          </table:table-cell>
          <table:table-cell office:value-type="float" office:value="1.65404" calcext:value-type="float">
            <text:p>1.65404</text:p>
          </table:table-cell>
          <table:table-cell office:value-type="float" office:value="-9.95316" calcext:value-type="float">
            <text:p>-9.95316</text:p>
          </table:table-cell>
          <table:table-cell office:value-type="float" office:value="2.60616" calcext:value-type="float">
            <text:p>2.60616</text:p>
          </table:table-cell>
          <table:table-cell office:value-type="float" office:value="-0.00655626" calcext:value-type="float">
            <text:p>-0.00655626</text:p>
          </table:table-cell>
          <table:table-cell office:value-type="float" office:value="2.97242" calcext:value-type="float">
            <text:p>2.97242</text:p>
          </table:table-cell>
          <table:table-cell office:value-type="float" office:value="0.0642521" calcext:value-type="float">
            <text:p>0.0642521</text:p>
          </table:table-cell>
          <table:table-cell office:value-type="float" office:value="-1.64991" calcext:value-type="float">
            <text:p>-1.64991</text:p>
          </table:table-cell>
          <table:table-cell office:value-type="float" office:value="-9.6599" calcext:value-type="float">
            <text:p>-9.6599</text:p>
          </table:table-cell>
          <table:table-cell/>
          <table:table-cell table:formula="of:= SQRT(([.G452]-[.A452])^2 + ([.H452]-[.B452])^2 + ([.I452]-[.C452])^2)" office:value-type="float" office:value="3.44359043025021" calcext:value-type="float">
            <text:p>3.4435904303</text:p>
          </table:table-cell>
          <table:table-cell table:formula="of:=[.A452]-[.G452]" office:value-type="float" office:value="0.9253259" calcext:value-type="float">
            <text:p>0.9253259</text:p>
          </table:table-cell>
          <table:table-cell table:formula="of:=[.B452]-[.H452]" office:value-type="float" office:value="3.30395" calcext:value-type="float">
            <text:p>3.30395</text:p>
          </table:table-cell>
          <table:table-cell table:formula="of:=[.C452]-[.I452]" office:value-type="float" office:value="-0.29326" calcext:value-type="float">
            <text:p>-0.29326</text:p>
          </table:table-cell>
          <table:table-cell/>
        </table:table-row>
        <table:table-row table:style-name="ro1">
          <table:table-cell office:value-type="float" office:value="0.7444" calcext:value-type="float">
            <text:p>0.7444</text:p>
          </table:table-cell>
          <table:table-cell office:value-type="float" office:value="0.997055" calcext:value-type="float">
            <text:p>0.997055</text:p>
          </table:table-cell>
          <table:table-cell office:value-type="float" office:value="-9.86032" calcext:value-type="float">
            <text:p>-9.86032</text:p>
          </table:table-cell>
          <table:table-cell office:value-type="float" office:value="2.59035" calcext:value-type="float">
            <text:p>2.59035</text:p>
          </table:table-cell>
          <table:table-cell office:value-type="float" office:value="0.00741898" calcext:value-type="float">
            <text:p>0.00741898</text:p>
          </table:table-cell>
          <table:table-cell office:value-type="float" office:value="2.96328" calcext:value-type="float">
            <text:p>2.96328</text:p>
          </table:table-cell>
          <table:table-cell office:value-type="float" office:value="-0.0727029" calcext:value-type="float">
            <text:p>-0.0727029</text:p>
          </table:table-cell>
          <table:table-cell office:value-type="float" office:value="-1.73821" calcext:value-type="float">
            <text:p>-1.73821</text:p>
          </table:table-cell>
          <table:table-cell office:value-type="float" office:value="-9.64434" calcext:value-type="float">
            <text:p>-9.64434</text:p>
          </table:table-cell>
          <table:table-cell/>
          <table:table-cell table:formula="of:= SQRT(([.G453]-[.A453])^2 + ([.H453]-[.B453])^2 + ([.I453]-[.C453])^2)" office:value-type="float" office:value="2.8628620521802" calcext:value-type="float">
            <text:p>2.8628620522</text:p>
          </table:table-cell>
          <table:table-cell table:formula="of:=[.A453]-[.G453]" office:value-type="float" office:value="0.8171029" calcext:value-type="float">
            <text:p>0.8171029</text:p>
          </table:table-cell>
          <table:table-cell table:formula="of:=[.B453]-[.H453]" office:value-type="float" office:value="2.735265" calcext:value-type="float">
            <text:p>2.735265</text:p>
          </table:table-cell>
          <table:table-cell table:formula="of:=[.C453]-[.I453]" office:value-type="float" office:value="-0.21598" calcext:value-type="float">
            <text:p>-0.21598</text:p>
          </table:table-cell>
          <table:table-cell/>
        </table:table-row>
        <table:table-row table:style-name="ro1">
          <table:table-cell office:value-type="float" office:value="0.7444" calcext:value-type="float">
            <text:p>0.7444</text:p>
          </table:table-cell>
          <table:table-cell office:value-type="float" office:value="0.997055" calcext:value-type="float">
            <text:p>0.997055</text:p>
          </table:table-cell>
          <table:table-cell office:value-type="float" office:value="-9.86032" calcext:value-type="float">
            <text:p>-9.86032</text:p>
          </table:table-cell>
          <table:table-cell office:value-type="float" office:value="2.57813" calcext:value-type="float">
            <text:p>2.57813</text:p>
          </table:table-cell>
          <table:table-cell office:value-type="float" office:value="0.0170328" calcext:value-type="float">
            <text:p>0.0170328</text:p>
          </table:table-cell>
          <table:table-cell office:value-type="float" office:value="2.96298" calcext:value-type="float">
            <text:p>2.96298</text:p>
          </table:table-cell>
          <table:table-cell office:value-type="float" office:value="-0.166915" calcext:value-type="float">
            <text:p>-0.166915</text:p>
          </table:table-cell>
          <table:table-cell office:value-type="float" office:value="-1.74084" calcext:value-type="float">
            <text:p>-1.74084</text:p>
          </table:table-cell>
          <table:table-cell office:value-type="float" office:value="-9.6427" calcext:value-type="float">
            <text:p>-9.6427</text:p>
          </table:table-cell>
          <table:table-cell/>
          <table:table-cell table:formula="of:= SQRT(([.G454]-[.A454])^2 + ([.H454]-[.B454])^2 + ([.I454]-[.C454])^2)" office:value-type="float" office:value="2.8937730603228" calcext:value-type="float">
            <text:p>2.8937730603</text:p>
          </table:table-cell>
          <table:table-cell table:formula="of:=[.A454]-[.G454]" office:value-type="float" office:value="0.911315" calcext:value-type="float">
            <text:p>0.911315</text:p>
          </table:table-cell>
          <table:table-cell table:formula="of:=[.B454]-[.H454]" office:value-type="float" office:value="2.737895" calcext:value-type="float">
            <text:p>2.737895</text:p>
          </table:table-cell>
          <table:table-cell table:formula="of:=[.C454]-[.I454]" office:value-type="float" office:value="-0.21762" calcext:value-type="float">
            <text:p>-0.21762</text:p>
          </table:table-cell>
          <table:table-cell/>
        </table:table-row>
        <table:table-row table:style-name="ro1">
          <table:table-cell office:value-type="float" office:value="0.599197" calcext:value-type="float">
            <text:p>0.599197</text:p>
          </table:table-cell>
          <table:table-cell office:value-type="float" office:value="1.18034" calcext:value-type="float">
            <text:p>1.18034</text:p>
          </table:table-cell>
          <table:table-cell office:value-type="float" office:value="-9.90793" calcext:value-type="float">
            <text:p>-9.90793</text:p>
          </table:table-cell>
          <table:table-cell office:value-type="float" office:value="2.56531" calcext:value-type="float">
            <text:p>2.56531</text:p>
          </table:table-cell>
          <table:table-cell office:value-type="float" office:value="0.0211818" calcext:value-type="float">
            <text:p>0.0211818</text:p>
          </table:table-cell>
          <table:table-cell office:value-type="float" office:value="2.9674" calcext:value-type="float">
            <text:p>2.9674</text:p>
          </table:table-cell>
          <table:table-cell office:value-type="float" office:value="-0.207566" calcext:value-type="float">
            <text:p>-0.207566</text:p>
          </table:table-cell>
          <table:table-cell office:value-type="float" office:value="-1.69811" calcext:value-type="float">
            <text:p>-1.69811</text:p>
          </table:table-cell>
          <table:table-cell office:value-type="float" office:value="-9.64952" calcext:value-type="float">
            <text:p>-9.64952</text:p>
          </table:table-cell>
          <table:table-cell/>
          <table:table-cell table:formula="of:= SQRT(([.G455]-[.A455])^2 + ([.H455]-[.B455])^2 + ([.I455]-[.C455])^2)" office:value-type="float" office:value="3.00051939983214" calcext:value-type="float">
            <text:p>3.0005193998</text:p>
          </table:table-cell>
          <table:table-cell table:formula="of:=[.A455]-[.G455]" office:value-type="float" office:value="0.806763" calcext:value-type="float">
            <text:p>0.806763</text:p>
          </table:table-cell>
          <table:table-cell table:formula="of:=[.B455]-[.H455]" office:value-type="float" office:value="2.87845" calcext:value-type="float">
            <text:p>2.87845</text:p>
          </table:table-cell>
          <table:table-cell table:formula="of:=[.C455]-[.I455]" office:value-type="float" office:value="-0.25841" calcext:value-type="float">
            <text:p>-0.25841</text:p>
          </table:table-cell>
          <table:table-cell/>
        </table:table-row>
        <table:table-row table:style-name="ro1">
          <table:table-cell office:value-type="float" office:value="0.599197" calcext:value-type="float">
            <text:p>0.599197</text:p>
          </table:table-cell>
          <table:table-cell office:value-type="float" office:value="1.18034" calcext:value-type="float">
            <text:p>1.18034</text:p>
          </table:table-cell>
          <table:table-cell office:value-type="float" office:value="-9.90793" calcext:value-type="float">
            <text:p>-9.90793</text:p>
          </table:table-cell>
          <table:table-cell office:value-type="float" office:value="2.56531" calcext:value-type="float">
            <text:p>2.56531</text:p>
          </table:table-cell>
          <table:table-cell office:value-type="float" office:value="0.0211818" calcext:value-type="float">
            <text:p>0.0211818</text:p>
          </table:table-cell>
          <table:table-cell office:value-type="float" office:value="2.9674" calcext:value-type="float">
            <text:p>2.9674</text:p>
          </table:table-cell>
          <table:table-cell office:value-type="float" office:value="-0.207566" calcext:value-type="float">
            <text:p>-0.207566</text:p>
          </table:table-cell>
          <table:table-cell office:value-type="float" office:value="-1.69811" calcext:value-type="float">
            <text:p>-1.69811</text:p>
          </table:table-cell>
          <table:table-cell office:value-type="float" office:value="-9.64952" calcext:value-type="float">
            <text:p>-9.64952</text:p>
          </table:table-cell>
          <table:table-cell/>
          <table:table-cell table:formula="of:= SQRT(([.G456]-[.A456])^2 + ([.H456]-[.B456])^2 + ([.I456]-[.C456])^2)" office:value-type="float" office:value="3.00051939983214" calcext:value-type="float">
            <text:p>3.0005193998</text:p>
          </table:table-cell>
          <table:table-cell table:formula="of:=[.A456]-[.G456]" office:value-type="float" office:value="0.806763" calcext:value-type="float">
            <text:p>0.806763</text:p>
          </table:table-cell>
          <table:table-cell table:formula="of:=[.B456]-[.H456]" office:value-type="float" office:value="2.87845" calcext:value-type="float">
            <text:p>2.87845</text:p>
          </table:table-cell>
          <table:table-cell table:formula="of:=[.C456]-[.I456]" office:value-type="float" office:value="-0.25841" calcext:value-type="float">
            <text:p>-0.25841</text:p>
          </table:table-cell>
          <table:table-cell/>
        </table:table-row>
        <table:table-row table:style-name="ro1">
          <table:table-cell office:value-type="float" office:value="0.589676" calcext:value-type="float">
            <text:p>0.589676</text:p>
          </table:table-cell>
          <table:table-cell office:value-type="float" office:value="1.50407" calcext:value-type="float">
            <text:p>1.50407</text:p>
          </table:table-cell>
          <table:table-cell office:value-type="float" office:value="-10.0769" calcext:value-type="float">
            <text:p>-10.0769</text:p>
          </table:table-cell>
          <table:table-cell office:value-type="float" office:value="2.56531" calcext:value-type="float">
            <text:p>2.56531</text:p>
          </table:table-cell>
          <table:table-cell office:value-type="float" office:value="0.0211818" calcext:value-type="float">
            <text:p>0.0211818</text:p>
          </table:table-cell>
          <table:table-cell office:value-type="float" office:value="2.9674" calcext:value-type="float">
            <text:p>2.9674</text:p>
          </table:table-cell>
          <table:table-cell office:value-type="float" office:value="-0.207566" calcext:value-type="float">
            <text:p>-0.207566</text:p>
          </table:table-cell>
          <table:table-cell office:value-type="float" office:value="-1.69811" calcext:value-type="float">
            <text:p>-1.69811</text:p>
          </table:table-cell>
          <table:table-cell office:value-type="float" office:value="-9.64952" calcext:value-type="float">
            <text:p>-9.64952</text:p>
          </table:table-cell>
          <table:table-cell/>
          <table:table-cell table:formula="of:= SQRT(([.G457]-[.A457])^2 + ([.H457]-[.B457])^2 + ([.I457]-[.C457])^2)" office:value-type="float" office:value="3.32749233257779" calcext:value-type="float">
            <text:p>3.3274923326</text:p>
          </table:table-cell>
          <table:table-cell table:formula="of:=[.A457]-[.G457]" office:value-type="float" office:value="0.797242" calcext:value-type="float">
            <text:p>0.797242</text:p>
          </table:table-cell>
          <table:table-cell table:formula="of:=[.B457]-[.H457]" office:value-type="float" office:value="3.20218" calcext:value-type="float">
            <text:p>3.20218</text:p>
          </table:table-cell>
          <table:table-cell table:formula="of:=[.C457]-[.I457]" office:value-type="float" office:value="-0.427379999999999" calcext:value-type="float">
            <text:p>-0.42738</text:p>
          </table:table-cell>
          <table:table-cell/>
        </table:table-row>
        <table:table-row table:style-name="ro1">
          <table:table-cell office:value-type="float" office:value="0.630142" calcext:value-type="float">
            <text:p>0.630142</text:p>
          </table:table-cell>
          <table:table-cell office:value-type="float" office:value="1.57787" calcext:value-type="float">
            <text:p>1.57787</text:p>
          </table:table-cell>
          <table:table-cell office:value-type="float" office:value="-9.95792" calcext:value-type="float">
            <text:p>-9.95792</text:p>
          </table:table-cell>
          <table:table-cell office:value-type="float" office:value="2.55538" calcext:value-type="float">
            <text:p>2.55538</text:p>
          </table:table-cell>
          <table:table-cell office:value-type="float" office:value="0.0248363" calcext:value-type="float">
            <text:p>0.0248363</text:p>
          </table:table-cell>
          <table:table-cell office:value-type="float" office:value="2.96533" calcext:value-type="float">
            <text:p>2.96533</text:p>
          </table:table-cell>
          <table:table-cell office:value-type="float" office:value="-0.243369" calcext:value-type="float">
            <text:p>-0.243369</text:p>
          </table:table-cell>
          <table:table-cell office:value-type="float" office:value="-1.71791" calcext:value-type="float">
            <text:p>-1.71791</text:p>
          </table:table-cell>
          <table:table-cell office:value-type="float" office:value="-9.64518" calcext:value-type="float">
            <text:p>-9.64518</text:p>
          </table:table-cell>
          <table:table-cell/>
          <table:table-cell table:formula="of:= SQRT(([.G458]-[.A458])^2 + ([.H458]-[.B458])^2 + ([.I458]-[.C458])^2)" office:value-type="float" office:value="3.42388574329241" calcext:value-type="float">
            <text:p>3.4238857433</text:p>
          </table:table-cell>
          <table:table-cell table:formula="of:=[.A458]-[.G458]" office:value-type="float" office:value="0.873511" calcext:value-type="float">
            <text:p>0.873511</text:p>
          </table:table-cell>
          <table:table-cell table:formula="of:=[.B458]-[.H458]" office:value-type="float" office:value="3.29578" calcext:value-type="float">
            <text:p>3.29578</text:p>
          </table:table-cell>
          <table:table-cell table:formula="of:=[.C458]-[.I458]" office:value-type="float" office:value="-0.31274" calcext:value-type="float">
            <text:p>-0.31274</text:p>
          </table:table-cell>
          <table:table-cell/>
        </table:table-row>
        <table:table-row table:style-name="ro1">
          <table:table-cell office:value-type="float" office:value="0.384964" calcext:value-type="float">
            <text:p>0.384964</text:p>
          </table:table-cell>
          <table:table-cell office:value-type="float" office:value="1.7802" calcext:value-type="float">
            <text:p>1.7802</text:p>
          </table:table-cell>
          <table:table-cell office:value-type="float" office:value="-9.7175" calcext:value-type="float">
            <text:p>-9.717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3007" calcext:value-type="float">
            <text:p>0.03007</text:p>
          </table:table-cell>
          <table:table-cell office:value-type="float" office:value="2.9572" calcext:value-type="float">
            <text:p>2.9572</text:p>
          </table:table-cell>
          <table:table-cell office:value-type="float" office:value="-0.29464" calcext:value-type="float">
            <text:p>-0.29464</text:p>
          </table:table-cell>
          <table:table-cell office:value-type="float" office:value="-1.79598" calcext:value-type="float">
            <text:p>-1.79598</text:p>
          </table:table-cell>
          <table:table-cell office:value-type="float" office:value="-9.62952" calcext:value-type="float">
            <text:p>-9.62952</text:p>
          </table:table-cell>
          <table:table-cell/>
          <table:table-cell table:formula="of:= SQRT(([.G459]-[.A459])^2 + ([.H459]-[.B459])^2 + ([.I459]-[.C459])^2)" office:value-type="float" office:value="3.64124504388485" calcext:value-type="float">
            <text:p>3.6412450439</text:p>
          </table:table-cell>
          <table:table-cell table:formula="of:=[.A459]-[.G459]" office:value-type="float" office:value="0.679604" calcext:value-type="float">
            <text:p>0.679604</text:p>
          </table:table-cell>
          <table:table-cell table:formula="of:=[.B459]-[.H459]" office:value-type="float" office:value="3.57618" calcext:value-type="float">
            <text:p>3.57618</text:p>
          </table:table-cell>
          <table:table-cell table:formula="of:=[.C459]-[.I459]" office:value-type="float" office:value="-0.08798" calcext:value-type="float">
            <text:p>-0.08798</text:p>
          </table:table-cell>
          <table:table-cell/>
        </table:table-row>
        <table:table-row table:style-name="ro1">
          <table:table-cell office:value-type="float" office:value="0.384964" calcext:value-type="float">
            <text:p>0.384964</text:p>
          </table:table-cell>
          <table:table-cell office:value-type="float" office:value="1.7802" calcext:value-type="float">
            <text:p>1.7802</text:p>
          </table:table-cell>
          <table:table-cell office:value-type="float" office:value="-9.7175" calcext:value-type="float">
            <text:p>-9.7175</text:p>
          </table:table-cell>
          <table:table-cell office:value-type="float" office:value="2.55122" calcext:value-type="float">
            <text:p>2.55122</text:p>
          </table:table-cell>
          <table:table-cell office:value-type="float" office:value="0.0348847" calcext:value-type="float">
            <text:p>0.0348847</text:p>
          </table:table-cell>
          <table:table-cell office:value-type="float" office:value="2.95397" calcext:value-type="float">
            <text:p>2.95397</text:p>
          </table:table-cell>
          <table:table-cell office:value-type="float" office:value="-0.341801" calcext:value-type="float">
            <text:p>-0.341801</text:p>
          </table:table-cell>
          <table:table-cell office:value-type="float" office:value="-1.82681" calcext:value-type="float">
            <text:p>-1.82681</text:p>
          </table:table-cell>
          <table:table-cell office:value-type="float" office:value="-9.62216" calcext:value-type="float">
            <text:p>-9.62216</text:p>
          </table:table-cell>
          <table:table-cell/>
          <table:table-cell table:formula="of:= SQRT(([.G460]-[.A460])^2 + ([.H460]-[.B460])^2 + ([.I460]-[.C460])^2)" office:value-type="float" office:value="3.68073338085292" calcext:value-type="float">
            <text:p>3.6807333809</text:p>
          </table:table-cell>
          <table:table-cell table:formula="of:=[.A460]-[.G460]" office:value-type="float" office:value="0.726765" calcext:value-type="float">
            <text:p>0.726765</text:p>
          </table:table-cell>
          <table:table-cell table:formula="of:=[.B460]-[.H460]" office:value-type="float" office:value="3.60701" calcext:value-type="float">
            <text:p>3.60701</text:p>
          </table:table-cell>
          <table:table-cell table:formula="of:=[.C460]-[.I460]" office:value-type="float" office:value="-0.0953399999999984" calcext:value-type="float">
            <text:p>-0.09534</text:p>
          </table:table-cell>
          <table:table-cell/>
        </table:table-row>
        <table:table-row table:style-name="ro1">
          <table:table-cell office:value-type="float" office:value="0.480179" calcext:value-type="float">
            <text:p>0.480179</text:p>
          </table:table-cell>
          <table:table-cell office:value-type="float" office:value="0.299606" calcext:value-type="float">
            <text:p>0.299606</text:p>
          </table:table-cell>
          <table:table-cell office:value-type="float" office:value="-10.265" calcext:value-type="float">
            <text:p>-10.265</text:p>
          </table:table-cell>
          <table:table-cell office:value-type="float" office:value="2.55179" calcext:value-type="float">
            <text:p>2.55179</text:p>
          </table:table-cell>
          <table:table-cell office:value-type="float" office:value="0.0374817" calcext:value-type="float">
            <text:p>0.0374817</text:p>
          </table:table-cell>
          <table:table-cell office:value-type="float" office:value="2.96228" calcext:value-type="float">
            <text:p>2.96228</text:p>
          </table:table-cell>
          <table:table-cell office:value-type="float" office:value="-0.367237" calcext:value-type="float">
            <text:p>-0.367237</text:p>
          </table:table-cell>
          <table:table-cell office:value-type="float" office:value="-1.74659" calcext:value-type="float">
            <text:p>-1.74659</text:p>
          </table:table-cell>
          <table:table-cell office:value-type="float" office:value="-9.63611" calcext:value-type="float">
            <text:p>-9.63611</text:p>
          </table:table-cell>
          <table:table-cell/>
          <table:table-cell table:formula="of:= SQRT(([.G461]-[.A461])^2 + ([.H461]-[.B461])^2 + ([.I461]-[.C461])^2)" office:value-type="float" office:value="2.30228898698057" calcext:value-type="float">
            <text:p>2.302288987</text:p>
          </table:table-cell>
          <table:table-cell table:formula="of:=[.A461]-[.G461]" office:value-type="float" office:value="0.847416" calcext:value-type="float">
            <text:p>0.847416</text:p>
          </table:table-cell>
          <table:table-cell table:formula="of:=[.B461]-[.H461]" office:value-type="float" office:value="2.046196" calcext:value-type="float">
            <text:p>2.046196</text:p>
          </table:table-cell>
          <table:table-cell table:formula="of:=[.C461]-[.I461]" office:value-type="float" office:value="-0.62889" calcext:value-type="float">
            <text:p>-0.62889</text:p>
          </table:table-cell>
          <table:table-cell/>
        </table:table-row>
        <table:table-row table:style-name="ro1">
          <table:table-cell office:value-type="float" office:value="0.318314" calcext:value-type="float">
            <text:p>0.318314</text:p>
          </table:table-cell>
          <table:table-cell office:value-type="float" office:value="-0.795364" calcext:value-type="float">
            <text:p>-0.795364</text:p>
          </table:table-cell>
          <table:table-cell office:value-type="float" office:value="-10.7077" calcext:value-type="float">
            <text:p>-10.7077</text:p>
          </table:table-cell>
          <table:table-cell office:value-type="float" office:value="2.55314" calcext:value-type="float">
            <text:p>2.55314</text:p>
          </table:table-cell>
          <table:table-cell office:value-type="float" office:value="0.0384611" calcext:value-type="float">
            <text:p>0.0384611</text:p>
          </table:table-cell>
          <table:table-cell office:value-type="float" office:value="2.972" calcext:value-type="float">
            <text:p>2.972</text:p>
          </table:table-cell>
          <table:table-cell office:value-type="float" office:value="-0.376825" calcext:value-type="float">
            <text:p>-0.376825</text:p>
          </table:table-cell>
          <table:table-cell office:value-type="float" office:value="-1.65283" calcext:value-type="float">
            <text:p>-1.65283</text:p>
          </table:table-cell>
          <table:table-cell office:value-type="float" office:value="-9.65226" calcext:value-type="float">
            <text:p>-9.65226</text:p>
          </table:table-cell>
          <table:table-cell/>
          <table:table-cell table:formula="of:= SQRT(([.G462]-[.A462])^2 + ([.H462]-[.B462])^2 + ([.I462]-[.C462])^2)" office:value-type="float" office:value="1.52722616664232" calcext:value-type="float">
            <text:p>1.5272261666</text:p>
          </table:table-cell>
          <table:table-cell table:formula="of:=[.A462]-[.G462]" office:value-type="float" office:value="0.695139" calcext:value-type="float">
            <text:p>0.695139</text:p>
          </table:table-cell>
          <table:table-cell table:formula="of:=[.B462]-[.H462]" office:value-type="float" office:value="0.857466" calcext:value-type="float">
            <text:p>0.857466</text:p>
          </table:table-cell>
          <table:table-cell table:formula="of:=[.C462]-[.I462]" office:value-type="float" office:value="-1.05544" calcext:value-type="float">
            <text:p>-1.05544</text:p>
          </table:table-cell>
          <table:table-cell/>
        </table:table-row>
        <table:table-row table:style-name="ro1">
          <table:table-cell office:value-type="float" office:value="0.318314" calcext:value-type="float">
            <text:p>0.318314</text:p>
          </table:table-cell>
          <table:table-cell office:value-type="float" office:value="-0.795364" calcext:value-type="float">
            <text:p>-0.795364</text:p>
          </table:table-cell>
          <table:table-cell office:value-type="float" office:value="-10.7077" calcext:value-type="float">
            <text:p>-10.7077</text:p>
          </table:table-cell>
          <table:table-cell office:value-type="float" office:value="2.55314" calcext:value-type="float">
            <text:p>2.55314</text:p>
          </table:table-cell>
          <table:table-cell office:value-type="float" office:value="0.0384611" calcext:value-type="float">
            <text:p>0.0384611</text:p>
          </table:table-cell>
          <table:table-cell office:value-type="float" office:value="2.972" calcext:value-type="float">
            <text:p>2.972</text:p>
          </table:table-cell>
          <table:table-cell office:value-type="float" office:value="-0.376825" calcext:value-type="float">
            <text:p>-0.376825</text:p>
          </table:table-cell>
          <table:table-cell office:value-type="float" office:value="-1.65283" calcext:value-type="float">
            <text:p>-1.65283</text:p>
          </table:table-cell>
          <table:table-cell office:value-type="float" office:value="-9.65226" calcext:value-type="float">
            <text:p>-9.65226</text:p>
          </table:table-cell>
          <table:table-cell/>
          <table:table-cell table:formula="of:= SQRT(([.G463]-[.A463])^2 + ([.H463]-[.B463])^2 + ([.I463]-[.C463])^2)" office:value-type="float" office:value="1.52722616664232" calcext:value-type="float">
            <text:p>1.5272261666</text:p>
          </table:table-cell>
          <table:table-cell table:formula="of:=[.A463]-[.G463]" office:value-type="float" office:value="0.695139" calcext:value-type="float">
            <text:p>0.695139</text:p>
          </table:table-cell>
          <table:table-cell table:formula="of:=[.B463]-[.H463]" office:value-type="float" office:value="0.857466" calcext:value-type="float">
            <text:p>0.857466</text:p>
          </table:table-cell>
          <table:table-cell table:formula="of:=[.C463]-[.I463]" office:value-type="float" office:value="-1.05544" calcext:value-type="float">
            <text:p>-1.05544</text:p>
          </table:table-cell>
          <table:table-cell/>
        </table:table-row>
        <table:table-row table:style-name="ro1">
          <table:table-cell office:value-type="float" office:value="-0.103012" calcext:value-type="float">
            <text:p>-0.103012</text:p>
          </table:table-cell>
          <table:table-cell office:value-type="float" office:value="-0.390701" calcext:value-type="float">
            <text:p>-0.390701</text:p>
          </table:table-cell>
          <table:table-cell office:value-type="float" office:value="-9.94363" calcext:value-type="float">
            <text:p>-9.94363</text:p>
          </table:table-cell>
          <table:table-cell office:value-type="float" office:value="2.55314" calcext:value-type="float">
            <text:p>2.55314</text:p>
          </table:table-cell>
          <table:table-cell office:value-type="float" office:value="0.0384611" calcext:value-type="float">
            <text:p>0.0384611</text:p>
          </table:table-cell>
          <table:table-cell office:value-type="float" office:value="2.972" calcext:value-type="float">
            <text:p>2.972</text:p>
          </table:table-cell>
          <table:table-cell office:value-type="float" office:value="-0.376825" calcext:value-type="float">
            <text:p>-0.376825</text:p>
          </table:table-cell>
          <table:table-cell office:value-type="float" office:value="-1.65283" calcext:value-type="float">
            <text:p>-1.65283</text:p>
          </table:table-cell>
          <table:table-cell office:value-type="float" office:value="-9.65226" calcext:value-type="float">
            <text:p>-9.65226</text:p>
          </table:table-cell>
          <table:table-cell/>
          <table:table-cell table:formula="of:= SQRT(([.G464]-[.A464])^2 + ([.H464]-[.B464])^2 + ([.I464]-[.C464])^2)" office:value-type="float" office:value="1.32394850674413" calcext:value-type="float">
            <text:p>1.3239485067</text:p>
          </table:table-cell>
          <table:table-cell table:formula="of:=[.A464]-[.G464]" office:value-type="float" office:value="0.273813" calcext:value-type="float">
            <text:p>0.273813</text:p>
          </table:table-cell>
          <table:table-cell table:formula="of:=[.B464]-[.H464]" office:value-type="float" office:value="1.262129" calcext:value-type="float">
            <text:p>1.262129</text:p>
          </table:table-cell>
          <table:table-cell table:formula="of:=[.C464]-[.I464]" office:value-type="float" office:value="-0.291370000000001" calcext:value-type="float">
            <text:p>-0.29137</text:p>
          </table:table-cell>
          <table:table-cell/>
        </table:table-row>
        <table:table-row table:style-name="ro1">
          <table:table-cell office:value-type="float" office:value="-0.117294" calcext:value-type="float">
            <text:p>-0.117294</text:p>
          </table:table-cell>
          <table:table-cell office:value-type="float" office:value="-0.462112" calcext:value-type="float">
            <text:p>-0.462112</text:p>
          </table:table-cell>
          <table:table-cell office:value-type="float" office:value="-9.7532" calcext:value-type="float">
            <text:p>-9.7532</text:p>
          </table:table-cell>
          <table:table-cell office:value-type="float" office:value="2.55717" calcext:value-type="float">
            <text:p>2.55717</text:p>
          </table:table-cell>
          <table:table-cell office:value-type="float" office:value="0.0379587" calcext:value-type="float">
            <text:p>0.0379587</text:p>
          </table:table-cell>
          <table:table-cell office:value-type="float" office:value="2.97468" calcext:value-type="float">
            <text:p>2.97468</text:p>
          </table:table-cell>
          <table:table-cell office:value-type="float" office:value="-0.371904" calcext:value-type="float">
            <text:p>-0.371904</text:p>
          </table:table-cell>
          <table:table-cell office:value-type="float" office:value="-1.62703" calcext:value-type="float">
            <text:p>-1.62703</text:p>
          </table:table-cell>
          <table:table-cell office:value-type="float" office:value="-9.65684" calcext:value-type="float">
            <text:p>-9.65684</text:p>
          </table:table-cell>
          <table:table-cell/>
          <table:table-cell table:formula="of:= SQRT(([.G465]-[.A465])^2 + ([.H465]-[.B465])^2 + ([.I465]-[.C465])^2)" office:value-type="float" office:value="1.19630491448627" calcext:value-type="float">
            <text:p>1.1963049145</text:p>
          </table:table-cell>
          <table:table-cell table:formula="of:=[.A465]-[.G465]" office:value-type="float" office:value="0.25461" calcext:value-type="float">
            <text:p>0.25461</text:p>
          </table:table-cell>
          <table:table-cell table:formula="of:=[.B465]-[.H465]" office:value-type="float" office:value="1.164918" calcext:value-type="float">
            <text:p>1.164918</text:p>
          </table:table-cell>
          <table:table-cell table:formula="of:=[.C465]-[.I465]" office:value-type="float" office:value="-0.0963599999999989" calcext:value-type="float">
            <text:p>-0.09636</text:p>
          </table:table-cell>
          <table:table-cell/>
        </table:table-row>
        <table:table-row table:style-name="ro1">
          <table:table-cell office:value-type="float" office:value="-0.181564" calcext:value-type="float">
            <text:p>-0.181564</text:p>
          </table:table-cell>
          <table:table-cell office:value-type="float" office:value="-1.08577" calcext:value-type="float">
            <text:p>-1.08577</text:p>
          </table:table-cell>
          <table:table-cell office:value-type="float" office:value="-10.0531" calcext:value-type="float">
            <text:p>-10.0531</text:p>
          </table:table-cell>
          <table:table-cell office:value-type="float" office:value="2.56363" calcext:value-type="float">
            <text:p>2.56363</text:p>
          </table:table-cell>
          <table:table-cell office:value-type="float" office:value="0.0370873" calcext:value-type="float">
            <text:p>0.0370873</text:p>
          </table:table-cell>
          <table:table-cell office:value-type="float" office:value="2.97636" calcext:value-type="float">
            <text:p>2.97636</text:p>
          </table:table-cell>
          <table:table-cell office:value-type="float" office:value="-0.363374" calcext:value-type="float">
            <text:p>-0.363374</text:p>
          </table:table-cell>
          <table:table-cell office:value-type="float" office:value="-1.61082" calcext:value-type="float">
            <text:p>-1.61082</text:p>
          </table:table-cell>
          <table:table-cell office:value-type="float" office:value="-9.65988" calcext:value-type="float">
            <text:p>-9.65988</text:p>
          </table:table-cell>
          <table:table-cell/>
          <table:table-cell table:formula="of:= SQRT(([.G466]-[.A466])^2 + ([.H466]-[.B466])^2 + ([.I466]-[.C466])^2)" office:value-type="float" office:value="0.680701364035655" calcext:value-type="float">
            <text:p>0.680701364</text:p>
          </table:table-cell>
          <table:table-cell table:formula="of:=[.A466]-[.G466]" office:value-type="float" office:value="0.18181" calcext:value-type="float">
            <text:p>0.18181</text:p>
          </table:table-cell>
          <table:table-cell table:formula="of:=[.B466]-[.H466]" office:value-type="float" office:value="0.52505" calcext:value-type="float">
            <text:p>0.52505</text:p>
          </table:table-cell>
          <table:table-cell table:formula="of:=[.C466]-[.I466]" office:value-type="float" office:value="-0.393220000000001" calcext:value-type="float">
            <text:p>-0.39322</text:p>
          </table:table-cell>
          <table:table-cell/>
        </table:table-row>
        <table:table-row table:style-name="ro1">
          <table:table-cell office:value-type="float" office:value="-0.355331" calcext:value-type="float">
            <text:p>-0.355331</text:p>
          </table:table-cell>
          <table:table-cell office:value-type="float" office:value="-1.53566" calcext:value-type="float">
            <text:p>-1.53566</text:p>
          </table:table-cell>
          <table:table-cell office:value-type="float" office:value="-10.0008" calcext:value-type="float">
            <text:p>-10.0008</text:p>
          </table:table-cell>
          <table:table-cell office:value-type="float" office:value="2.57078" calcext:value-type="float">
            <text:p>2.57078</text:p>
          </table:table-cell>
          <table:table-cell office:value-type="float" office:value="0.0363426" calcext:value-type="float">
            <text:p>0.0363426</text:p>
          </table:table-cell>
          <table:table-cell office:value-type="float" office:value="2.98367" calcext:value-type="float">
            <text:p>2.98367</text:p>
          </table:table-cell>
          <table:table-cell office:value-type="float" office:value="-0.356079" calcext:value-type="float">
            <text:p>-0.356079</text:p>
          </table:table-cell>
          <table:table-cell office:value-type="float" office:value="-1.54024" calcext:value-type="float">
            <text:p>-1.54024</text:p>
          </table:table-cell>
          <table:table-cell office:value-type="float" office:value="-9.67165" calcext:value-type="float">
            <text:p>-9.67165</text:p>
          </table:table-cell>
          <table:table-cell/>
          <table:table-cell table:formula="of:= SQRT(([.G467]-[.A467])^2 + ([.H467]-[.B467])^2 + ([.I467]-[.C467])^2)" office:value-type="float" office:value="0.329182712796405" calcext:value-type="float">
            <text:p>0.3291827128</text:p>
          </table:table-cell>
          <table:table-cell table:formula="of:=[.A467]-[.G467]" office:value-type="float" office:value="0.000747999999999971" calcext:value-type="float">
            <text:p>0.000748</text:p>
          </table:table-cell>
          <table:table-cell table:formula="of:=[.B467]-[.H467]" office:value-type="float" office:value="0.00458000000000003" calcext:value-type="float">
            <text:p>0.00458</text:p>
          </table:table-cell>
          <table:table-cell table:formula="of:=[.C467]-[.I467]" office:value-type="float" office:value="-0.32915" calcext:value-type="float">
            <text:p>-0.32915</text:p>
          </table:table-cell>
          <table:table-cell/>
        </table:table-row>
        <table:table-row table:style-name="ro1">
          <table:table-cell office:value-type="float" office:value="-0.355331" calcext:value-type="float">
            <text:p>-0.355331</text:p>
          </table:table-cell>
          <table:table-cell office:value-type="float" office:value="-1.53566" calcext:value-type="float">
            <text:p>-1.53566</text:p>
          </table:table-cell>
          <table:table-cell office:value-type="float" office:value="-10.0008" calcext:value-type="float">
            <text:p>-10.0008</text:p>
          </table:table-cell>
          <table:table-cell office:value-type="float" office:value="2.57677" calcext:value-type="float">
            <text:p>2.57677</text:p>
          </table:table-cell>
          <table:table-cell office:value-type="float" office:value="0.0351786" calcext:value-type="float">
            <text:p>0.0351786</text:p>
          </table:table-cell>
          <table:table-cell office:value-type="float" office:value="2.99291" calcext:value-type="float">
            <text:p>2.99291</text:p>
          </table:table-cell>
          <table:table-cell office:value-type="float" office:value="-0.344677" calcext:value-type="float">
            <text:p>-0.344677</text:p>
          </table:table-cell>
          <table:table-cell office:value-type="float" office:value="-1.45086" calcext:value-type="float">
            <text:p>-1.45086</text:p>
          </table:table-cell>
          <table:table-cell office:value-type="float" office:value="-9.68588" calcext:value-type="float">
            <text:p>-9.68588</text:p>
          </table:table-cell>
          <table:table-cell/>
          <table:table-cell table:formula="of:= SQRT(([.G468]-[.A468])^2 + ([.H468]-[.B468])^2 + ([.I468]-[.C468])^2)" office:value-type="float" office:value="0.326311437304915" calcext:value-type="float">
            <text:p>0.3263114373</text:p>
          </table:table-cell>
          <table:table-cell table:formula="of:=[.A468]-[.G468]" office:value-type="float" office:value="-0.010654" calcext:value-type="float">
            <text:p>-0.010654</text:p>
          </table:table-cell>
          <table:table-cell table:formula="of:=[.B468]-[.H468]" office:value-type="float" office:value="-0.0848" calcext:value-type="float">
            <text:p>-0.0848</text:p>
          </table:table-cell>
          <table:table-cell table:formula="of:=[.C468]-[.I468]" office:value-type="float" office:value="-0.314919999999999" calcext:value-type="float">
            <text:p>-0.31492</text:p>
          </table:table-cell>
          <table:table-cell/>
        </table:table-row>
        <table:table-row table:style-name="ro1">
          <table:table-cell office:value-type="float" office:value="-0.267258" calcext:value-type="float">
            <text:p>-0.267258</text:p>
          </table:table-cell>
          <table:table-cell office:value-type="float" office:value="-1.71181" calcext:value-type="float">
            <text:p>-1.71181</text:p>
          </table:table-cell>
          <table:table-cell office:value-type="float" office:value="-10.1745" calcext:value-type="float">
            <text:p>-10.1745</text:p>
          </table:table-cell>
          <table:table-cell office:value-type="float" office:value="2.58254" calcext:value-type="float">
            <text:p>2.58254</text:p>
          </table:table-cell>
          <table:table-cell office:value-type="float" office:value="0.0339359" calcext:value-type="float">
            <text:p>0.0339359</text:p>
          </table:table-cell>
          <table:table-cell office:value-type="float" office:value="2.99756" calcext:value-type="float">
            <text:p>2.99756</text:p>
          </table:table-cell>
          <table:table-cell office:value-type="float" office:value="-0.332506" calcext:value-type="float">
            <text:p>-0.332506</text:p>
          </table:table-cell>
          <table:table-cell office:value-type="float" office:value="-1.40582" calcext:value-type="float">
            <text:p>-1.40582</text:p>
          </table:table-cell>
          <table:table-cell office:value-type="float" office:value="-9.69294" calcext:value-type="float">
            <text:p>-9.69294</text:p>
          </table:table-cell>
          <table:table-cell/>
          <table:table-cell table:formula="of:= SQRT(([.G469]-[.A469])^2 + ([.H469]-[.B469])^2 + ([.I469]-[.C469])^2)" office:value-type="float" office:value="0.574271029396399" calcext:value-type="float">
            <text:p>0.5742710294</text:p>
          </table:table-cell>
          <table:table-cell table:formula="of:=[.A469]-[.G469]" office:value-type="float" office:value="0.065248" calcext:value-type="float">
            <text:p>0.065248</text:p>
          </table:table-cell>
          <table:table-cell table:formula="of:=[.B469]-[.H469]" office:value-type="float" office:value="-0.30599" calcext:value-type="float">
            <text:p>-0.30599</text:p>
          </table:table-cell>
          <table:table-cell table:formula="of:=[.C469]-[.I469]" office:value-type="float" office:value="-0.48156" calcext:value-type="float">
            <text:p>-0.48156</text:p>
          </table:table-cell>
          <table:table-cell/>
        </table:table-row>
        <table:table-row table:style-name="ro1">
          <table:table-cell office:value-type="float" office:value="-0.267258" calcext:value-type="float">
            <text:p>-0.267258</text:p>
          </table:table-cell>
          <table:table-cell office:value-type="float" office:value="-1.71181" calcext:value-type="float">
            <text:p>-1.71181</text:p>
          </table:table-cell>
          <table:table-cell office:value-type="float" office:value="-10.1745" calcext:value-type="float">
            <text:p>-10.1745</text:p>
          </table:table-cell>
          <table:table-cell office:value-type="float" office:value="2.58254" calcext:value-type="float">
            <text:p>2.58254</text:p>
          </table:table-cell>
          <table:table-cell office:value-type="float" office:value="0.0339359" calcext:value-type="float">
            <text:p>0.0339359</text:p>
          </table:table-cell>
          <table:table-cell office:value-type="float" office:value="2.99756" calcext:value-type="float">
            <text:p>2.99756</text:p>
          </table:table-cell>
          <table:table-cell office:value-type="float" office:value="-0.332506" calcext:value-type="float">
            <text:p>-0.332506</text:p>
          </table:table-cell>
          <table:table-cell office:value-type="float" office:value="-1.40582" calcext:value-type="float">
            <text:p>-1.40582</text:p>
          </table:table-cell>
          <table:table-cell office:value-type="float" office:value="-9.69294" calcext:value-type="float">
            <text:p>-9.69294</text:p>
          </table:table-cell>
          <table:table-cell/>
          <table:table-cell table:formula="of:= SQRT(([.G470]-[.A470])^2 + ([.H470]-[.B470])^2 + ([.I470]-[.C470])^2)" office:value-type="float" office:value="0.574271029396399" calcext:value-type="float">
            <text:p>0.5742710294</text:p>
          </table:table-cell>
          <table:table-cell table:formula="of:=[.A470]-[.G470]" office:value-type="float" office:value="0.065248" calcext:value-type="float">
            <text:p>0.065248</text:p>
          </table:table-cell>
          <table:table-cell table:formula="of:=[.B470]-[.H470]" office:value-type="float" office:value="-0.30599" calcext:value-type="float">
            <text:p>-0.30599</text:p>
          </table:table-cell>
          <table:table-cell table:formula="of:=[.C470]-[.I470]" office:value-type="float" office:value="-0.48156" calcext:value-type="float">
            <text:p>-0.48156</text:p>
          </table:table-cell>
          <table:table-cell/>
        </table:table-row>
        <table:table-row table:style-name="ro1">
          <table:table-cell office:value-type="float" office:value="-0.452927" calcext:value-type="float">
            <text:p>-0.452927</text:p>
          </table:table-cell>
          <table:table-cell office:value-type="float" office:value="-1.29048" calcext:value-type="float">
            <text:p>-1.29048</text:p>
          </table:table-cell>
          <table:table-cell office:value-type="float" office:value="-10.1293" calcext:value-type="float">
            <text:p>-10.1293</text:p>
          </table:table-cell>
          <table:table-cell office:value-type="float" office:value="2.58962" calcext:value-type="float">
            <text:p>2.58962</text:p>
          </table:table-cell>
          <table:table-cell office:value-type="float" office:value="0.0326513" calcext:value-type="float">
            <text:p>0.0326513</text:p>
          </table:table-cell>
          <table:table-cell office:value-type="float" office:value="2.99836" calcext:value-type="float">
            <text:p>2.99836</text:p>
          </table:table-cell>
          <table:table-cell office:value-type="float" office:value="-0.319925" calcext:value-type="float">
            <text:p>-0.319925</text:p>
          </table:table-cell>
          <table:table-cell office:value-type="float" office:value="-1.39815" calcext:value-type="float">
            <text:p>-1.39815</text:p>
          </table:table-cell>
          <table:table-cell office:value-type="float" office:value="-9.69447" calcext:value-type="float">
            <text:p>-9.69447</text:p>
          </table:table-cell>
          <table:table-cell/>
          <table:table-cell table:formula="of:= SQRT(([.G471]-[.A471])^2 + ([.H471]-[.B471])^2 + ([.I471]-[.C471])^2)" office:value-type="float" office:value="0.467289513903319" calcext:value-type="float">
            <text:p>0.4672895139</text:p>
          </table:table-cell>
          <table:table-cell table:formula="of:=[.A471]-[.G471]" office:value-type="float" office:value="-0.133002" calcext:value-type="float">
            <text:p>-0.133002</text:p>
          </table:table-cell>
          <table:table-cell table:formula="of:=[.B471]-[.H471]" office:value-type="float" office:value="0.10767" calcext:value-type="float">
            <text:p>0.10767</text:p>
          </table:table-cell>
          <table:table-cell table:formula="of:=[.C471]-[.I471]" office:value-type="float" office:value="-0.43483" calcext:value-type="float">
            <text:p>-0.43483</text:p>
          </table:table-cell>
          <table:table-cell/>
        </table:table-row>
        <table:table-row table:style-name="ro1">
          <table:table-cell office:value-type="float" office:value="-0.636215" calcext:value-type="float">
            <text:p>-0.636215</text:p>
          </table:table-cell>
          <table:table-cell office:value-type="float" office:value="-1.23811" calcext:value-type="float">
            <text:p>-1.23811</text:p>
          </table:table-cell>
          <table:table-cell office:value-type="float" office:value="-9.88889" calcext:value-type="float">
            <text:p>-9.88889</text:p>
          </table:table-cell>
          <table:table-cell office:value-type="float" office:value="2.59701" calcext:value-type="float">
            <text:p>2.59701</text:p>
          </table:table-cell>
          <table:table-cell office:value-type="float" office:value="0.0310404" calcext:value-type="float">
            <text:p>0.0310404</text:p>
          </table:table-cell>
          <table:table-cell office:value-type="float" office:value="3.00093" calcext:value-type="float">
            <text:p>3.00093</text:p>
          </table:table-cell>
          <table:table-cell office:value-type="float" office:value="-0.304147" calcext:value-type="float">
            <text:p>-0.304147</text:p>
          </table:table-cell>
          <table:table-cell office:value-type="float" office:value="-1.37331" calcext:value-type="float">
            <text:p>-1.37331</text:p>
          </table:table-cell>
          <table:table-cell office:value-type="float" office:value="-9.69853" calcext:value-type="float">
            <text:p>-9.69853</text:p>
          </table:table-cell>
          <table:table-cell/>
          <table:table-cell table:formula="of:= SQRT(([.G472]-[.A472])^2 + ([.H472]-[.B472])^2 + ([.I472]-[.C472])^2)" office:value-type="float" office:value="0.405937342731609" calcext:value-type="float">
            <text:p>0.4059373427</text:p>
          </table:table-cell>
          <table:table-cell table:formula="of:=[.A472]-[.G472]" office:value-type="float" office:value="-0.332068" calcext:value-type="float">
            <text:p>-0.332068</text:p>
          </table:table-cell>
          <table:table-cell table:formula="of:=[.B472]-[.H472]" office:value-type="float" office:value="0.1352" calcext:value-type="float">
            <text:p>0.1352</text:p>
          </table:table-cell>
          <table:table-cell table:formula="of:=[.C472]-[.I472]" office:value-type="float" office:value="-0.19036" calcext:value-type="float">
            <text:p>-0.19036</text:p>
          </table:table-cell>
          <table:table-cell/>
        </table:table-row>
        <table:table-row table:style-name="ro1">
          <table:table-cell office:value-type="float" office:value="-0.614792" calcext:value-type="float">
            <text:p>-0.614792</text:p>
          </table:table-cell>
          <table:table-cell office:value-type="float" office:value="-1.39284" calcext:value-type="float">
            <text:p>-1.39284</text:p>
          </table:table-cell>
          <table:table-cell office:value-type="float" office:value="-10.0079" calcext:value-type="float">
            <text:p>-10.0079</text:p>
          </table:table-cell>
          <table:table-cell office:value-type="float" office:value="2.60338" calcext:value-type="float">
            <text:p>2.60338</text:p>
          </table:table-cell>
          <table:table-cell office:value-type="float" office:value="0.0305659" calcext:value-type="float">
            <text:p>0.0305659</text:p>
          </table:table-cell>
          <table:table-cell office:value-type="float" office:value="3.00651" calcext:value-type="float">
            <text:p>3.00651</text:p>
          </table:table-cell>
          <table:table-cell office:value-type="float" office:value="-0.299499" calcext:value-type="float">
            <text:p>-0.299499</text:p>
          </table:table-cell>
          <table:table-cell office:value-type="float" office:value="-1.31919" calcext:value-type="float">
            <text:p>-1.31919</text:p>
          </table:table-cell>
          <table:table-cell office:value-type="float" office:value="-9.70619" calcext:value-type="float">
            <text:p>-9.70619</text:p>
          </table:table-cell>
          <table:table-cell/>
          <table:table-cell table:formula="of:= SQRT(([.G473]-[.A473])^2 + ([.H473]-[.B473])^2 + ([.I473]-[.C473])^2)" office:value-type="float" office:value="0.442564032032654" calcext:value-type="float">
            <text:p>0.442564032</text:p>
          </table:table-cell>
          <table:table-cell table:formula="of:=[.A473]-[.G473]" office:value-type="float" office:value="-0.315293" calcext:value-type="float">
            <text:p>-0.315293</text:p>
          </table:table-cell>
          <table:table-cell table:formula="of:=[.B473]-[.H473]" office:value-type="float" office:value="-0.07365" calcext:value-type="float">
            <text:p>-0.07365</text:p>
          </table:table-cell>
          <table:table-cell table:formula="of:=[.C473]-[.I473]" office:value-type="float" office:value="-0.30171" calcext:value-type="float">
            <text:p>-0.30171</text:p>
          </table:table-cell>
          <table:table-cell/>
        </table:table-row>
        <table:table-row table:style-name="ro1">
          <table:table-cell office:value-type="float" office:value="-0.47673" calcext:value-type="float">
            <text:p>-0.47673</text:p>
          </table:table-cell>
          <table:table-cell office:value-type="float" office:value="-1.11195" calcext:value-type="float">
            <text:p>-1.11195</text:p>
          </table:table-cell>
          <table:table-cell office:value-type="float" office:value="-10.1222" calcext:value-type="float">
            <text:p>-10.1222</text:p>
          </table:table-cell>
          <table:table-cell office:value-type="float" office:value="2.60807" calcext:value-type="float">
            <text:p>2.60807</text:p>
          </table:table-cell>
          <table:table-cell office:value-type="float" office:value="0.0325687" calcext:value-type="float">
            <text:p>0.0325687</text:p>
          </table:table-cell>
          <table:table-cell office:value-type="float" office:value="3.01073" calcext:value-type="float">
            <text:p>3.01073</text:p>
          </table:table-cell>
          <table:table-cell office:value-type="float" office:value="-0.319118" calcext:value-type="float">
            <text:p>-0.319118</text:p>
          </table:table-cell>
          <table:table-cell office:value-type="float" office:value="-1.27815" calcext:value-type="float">
            <text:p>-1.27815</text:p>
          </table:table-cell>
          <table:table-cell office:value-type="float" office:value="-9.71105" calcext:value-type="float">
            <text:p>-9.71105</text:p>
          </table:table-cell>
          <table:table-cell/>
          <table:table-cell table:formula="of:= SQRT(([.G474]-[.A474])^2 + ([.H474]-[.B474])^2 + ([.I474]-[.C474])^2)" office:value-type="float" office:value="0.470646688126029" calcext:value-type="float">
            <text:p>0.4706466881</text:p>
          </table:table-cell>
          <table:table-cell table:formula="of:=[.A474]-[.G474]" office:value-type="float" office:value="-0.157612" calcext:value-type="float">
            <text:p>-0.157612</text:p>
          </table:table-cell>
          <table:table-cell table:formula="of:=[.B474]-[.H474]" office:value-type="float" office:value="0.1662" calcext:value-type="float">
            <text:p>0.1662</text:p>
          </table:table-cell>
          <table:table-cell table:formula="of:=[.C474]-[.I474]" office:value-type="float" office:value="-0.411149999999999" calcext:value-type="float">
            <text:p>-0.41115</text:p>
          </table:table-cell>
          <table:table-cell/>
        </table:table-row>
        <table:table-row table:style-name="ro1">
          <table:table-cell office:value-type="float" office:value="-0.374374" calcext:value-type="float">
            <text:p>-0.374374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-9.91031" calcext:value-type="float">
            <text:p>-9.91031</text:p>
          </table:table-cell>
          <table:table-cell office:value-type="float" office:value="2.61343" calcext:value-type="float">
            <text:p>2.61343</text:p>
          </table:table-cell>
          <table:table-cell office:value-type="float" office:value="0.0351475" calcext:value-type="float">
            <text:p>0.0351475</text:p>
          </table:table-cell>
          <table:table-cell office:value-type="float" office:value="3.01349" calcext:value-type="float">
            <text:p>3.01349</text:p>
          </table:table-cell>
          <table:table-cell office:value-type="float" office:value="-0.344373" calcext:value-type="float">
            <text:p>-0.344373</text:p>
          </table:table-cell>
          <table:table-cell office:value-type="float" office:value="-1.25119" calcext:value-type="float">
            <text:p>-1.25119</text:p>
          </table:table-cell>
          <table:table-cell office:value-type="float" office:value="-9.7137" calcext:value-type="float">
            <text:p>-9.7137</text:p>
          </table:table-cell>
          <table:table-cell/>
          <table:table-cell table:formula="of:= SQRT(([.G475]-[.A475])^2 + ([.H475]-[.B475])^2 + ([.I475]-[.C475])^2)" office:value-type="float" office:value="0.376892203205374" calcext:value-type="float">
            <text:p>0.3768922032</text:p>
          </table:table-cell>
          <table:table-cell table:formula="of:=[.A475]-[.G475]" office:value-type="float" office:value="-0.030001" calcext:value-type="float">
            <text:p>-0.030001</text:p>
          </table:table-cell>
          <table:table-cell table:formula="of:=[.B475]-[.H475]" office:value-type="float" office:value="0.320144" calcext:value-type="float">
            <text:p>0.320144</text:p>
          </table:table-cell>
          <table:table-cell table:formula="of:=[.C475]-[.I475]" office:value-type="float" office:value="-0.196610000000002" calcext:value-type="float">
            <text:p>-0.19661</text:p>
          </table:table-cell>
          <table:table-cell/>
        </table:table-row>
        <table:table-row table:style-name="ro1">
          <table:table-cell office:value-type="float" office:value="-0.374374" calcext:value-type="float">
            <text:p>-0.374374</text:p>
          </table:table-cell>
          <table:table-cell office:value-type="float" office:value="-0.931046" calcext:value-type="float">
            <text:p>-0.931046</text:p>
          </table:table-cell>
          <table:table-cell office:value-type="float" office:value="-9.91031" calcext:value-type="float">
            <text:p>-9.91031</text:p>
          </table:table-cell>
          <table:table-cell office:value-type="float" office:value="2.61343" calcext:value-type="float">
            <text:p>2.61343</text:p>
          </table:table-cell>
          <table:table-cell office:value-type="float" office:value="0.0351475" calcext:value-type="float">
            <text:p>0.0351475</text:p>
          </table:table-cell>
          <table:table-cell office:value-type="float" office:value="3.01349" calcext:value-type="float">
            <text:p>3.01349</text:p>
          </table:table-cell>
          <table:table-cell office:value-type="float" office:value="-0.344373" calcext:value-type="float">
            <text:p>-0.344373</text:p>
          </table:table-cell>
          <table:table-cell office:value-type="float" office:value="-1.25119" calcext:value-type="float">
            <text:p>-1.25119</text:p>
          </table:table-cell>
          <table:table-cell office:value-type="float" office:value="-9.7137" calcext:value-type="float">
            <text:p>-9.7137</text:p>
          </table:table-cell>
          <table:table-cell/>
          <table:table-cell table:formula="of:= SQRT(([.G476]-[.A476])^2 + ([.H476]-[.B476])^2 + ([.I476]-[.C476])^2)" office:value-type="float" office:value="0.376892203205374" calcext:value-type="float">
            <text:p>0.3768922032</text:p>
          </table:table-cell>
          <table:table-cell table:formula="of:=[.A476]-[.G476]" office:value-type="float" office:value="-0.030001" calcext:value-type="float">
            <text:p>-0.030001</text:p>
          </table:table-cell>
          <table:table-cell table:formula="of:=[.B476]-[.H476]" office:value-type="float" office:value="0.320144" calcext:value-type="float">
            <text:p>0.320144</text:p>
          </table:table-cell>
          <table:table-cell table:formula="of:=[.C476]-[.I476]" office:value-type="float" office:value="-0.196610000000002" calcext:value-type="float">
            <text:p>-0.19661</text:p>
          </table:table-cell>
          <table:table-cell/>
        </table:table-row>
        <table:table-row table:style-name="ro1">
          <table:table-cell office:value-type="float" office:value="-0.569565" calcext:value-type="float">
            <text:p>-0.569565</text:p>
          </table:table-cell>
          <table:table-cell office:value-type="float" office:value="-0.623978" calcext:value-type="float">
            <text:p>-0.623978</text:p>
          </table:table-cell>
          <table:table-cell office:value-type="float" office:value="-9.64847" calcext:value-type="float">
            <text:p>-9.64847</text:p>
          </table:table-cell>
          <table:table-cell office:value-type="float" office:value="2.61343" calcext:value-type="float">
            <text:p>2.61343</text:p>
          </table:table-cell>
          <table:table-cell office:value-type="float" office:value="0.0351475" calcext:value-type="float">
            <text:p>0.0351475</text:p>
          </table:table-cell>
          <table:table-cell office:value-type="float" office:value="3.01349" calcext:value-type="float">
            <text:p>3.01349</text:p>
          </table:table-cell>
          <table:table-cell office:value-type="float" office:value="-0.344373" calcext:value-type="float">
            <text:p>-0.344373</text:p>
          </table:table-cell>
          <table:table-cell office:value-type="float" office:value="-1.25119" calcext:value-type="float">
            <text:p>-1.25119</text:p>
          </table:table-cell>
          <table:table-cell office:value-type="float" office:value="-9.7137" calcext:value-type="float">
            <text:p>-9.7137</text:p>
          </table:table-cell>
          <table:table-cell/>
          <table:table-cell table:formula="of:= SQRT(([.G477]-[.A477])^2 + ([.H477]-[.B477])^2 + ([.I477]-[.C477])^2)" office:value-type="float" office:value="0.669597851481021" calcext:value-type="float">
            <text:p>0.6695978515</text:p>
          </table:table-cell>
          <table:table-cell table:formula="of:=[.A477]-[.G477]" office:value-type="float" office:value="-0.225192" calcext:value-type="float">
            <text:p>-0.225192</text:p>
          </table:table-cell>
          <table:table-cell table:formula="of:=[.B477]-[.H477]" office:value-type="float" office:value="0.627212" calcext:value-type="float">
            <text:p>0.627212</text:p>
          </table:table-cell>
          <table:table-cell table:formula="of:=[.C477]-[.I477]" office:value-type="float" office:value="0.0652299999999997" calcext:value-type="float">
            <text:p>0.06523</text:p>
          </table:table-cell>
          <table:table-cell/>
        </table:table-row>
        <table:table-row table:style-name="ro1">
          <table:table-cell office:value-type="float" office:value="-0.571945" calcext:value-type="float">
            <text:p>-0.571945</text:p>
          </table:table-cell>
          <table:table-cell office:value-type="float" office:value="-0.623978" calcext:value-type="float">
            <text:p>-0.623978</text:p>
          </table:table-cell>
          <table:table-cell office:value-type="float" office:value="-9.81509" calcext:value-type="float">
            <text:p>-9.81509</text:p>
          </table:table-cell>
          <table:table-cell office:value-type="float" office:value="2.61952" calcext:value-type="float">
            <text:p>2.61952</text:p>
          </table:table-cell>
          <table:table-cell office:value-type="float" office:value="0.0362858" calcext:value-type="float">
            <text:p>0.0362858</text:p>
          </table:table-cell>
          <table:table-cell office:value-type="float" office:value="3.01665" calcext:value-type="float">
            <text:p>3.01665</text:p>
          </table:table-cell>
          <table:table-cell office:value-type="float" office:value="-0.355524" calcext:value-type="float">
            <text:p>-0.355524</text:p>
          </table:table-cell>
          <table:table-cell office:value-type="float" office:value="-1.22048" calcext:value-type="float">
            <text:p>-1.22048</text:p>
          </table:table-cell>
          <table:table-cell office:value-type="float" office:value="-9.7172" calcext:value-type="float">
            <text:p>-9.7172</text:p>
          </table:table-cell>
          <table:table-cell/>
          <table:table-cell table:formula="of:= SQRT(([.G478]-[.A478])^2 + ([.H478]-[.B478])^2 + ([.I478]-[.C478])^2)" office:value-type="float" office:value="0.64205540052631" calcext:value-type="float">
            <text:p>0.6420554005</text:p>
          </table:table-cell>
          <table:table-cell table:formula="of:=[.A478]-[.G478]" office:value-type="float" office:value="-0.216421" calcext:value-type="float">
            <text:p>-0.216421</text:p>
          </table:table-cell>
          <table:table-cell table:formula="of:=[.B478]-[.H478]" office:value-type="float" office:value="0.596502" calcext:value-type="float">
            <text:p>0.596502</text:p>
          </table:table-cell>
          <table:table-cell table:formula="of:=[.C478]-[.I478]" office:value-type="float" office:value="-0.0978899999999996" calcext:value-type="float">
            <text:p>-0.09789</text:p>
          </table:table-cell>
          <table:table-cell/>
        </table:table-row>
        <table:table-row table:style-name="ro1">
          <table:table-cell office:value-type="float" office:value="-0.552902" calcext:value-type="float">
            <text:p>-0.552902</text:p>
          </table:table-cell>
          <table:table-cell office:value-type="float" office:value="-0.862015" calcext:value-type="float">
            <text:p>-0.862015</text:p>
          </table:table-cell>
          <table:table-cell office:value-type="float" office:value="-9.64371" calcext:value-type="float">
            <text:p>-9.64371</text:p>
          </table:table-cell>
          <table:table-cell office:value-type="float" office:value="2.62553" calcext:value-type="float">
            <text:p>2.62553</text:p>
          </table:table-cell>
          <table:table-cell office:value-type="float" office:value="0.0361831" calcext:value-type="float">
            <text:p>0.0361831</text:p>
          </table:table-cell>
          <table:table-cell office:value-type="float" office:value="3.02181" calcext:value-type="float">
            <text:p>3.02181</text:p>
          </table:table-cell>
          <table:table-cell office:value-type="float" office:value="-0.354517" calcext:value-type="float">
            <text:p>-0.354517</text:p>
          </table:table-cell>
          <table:table-cell office:value-type="float" office:value="-1.17028" calcext:value-type="float">
            <text:p>-1.17028</text:p>
          </table:table-cell>
          <table:table-cell office:value-type="float" office:value="-9.72341" calcext:value-type="float">
            <text:p>-9.72341</text:p>
          </table:table-cell>
          <table:table-cell/>
          <table:table-cell table:formula="of:= SQRT(([.G479]-[.A479])^2 + ([.H479]-[.B479])^2 + ([.I479]-[.C479])^2)" office:value-type="float" office:value="0.37514798206841" calcext:value-type="float">
            <text:p>0.3751479821</text:p>
          </table:table-cell>
          <table:table-cell table:formula="of:=[.A479]-[.G479]" office:value-type="float" office:value="-0.198385" calcext:value-type="float">
            <text:p>-0.198385</text:p>
          </table:table-cell>
          <table:table-cell table:formula="of:=[.B479]-[.H479]" office:value-type="float" office:value="0.308265" calcext:value-type="float">
            <text:p>0.308265</text:p>
          </table:table-cell>
          <table:table-cell table:formula="of:=[.C479]-[.I479]" office:value-type="float" office:value="0.079699999999999" calcext:value-type="float">
            <text:p>0.0797</text:p>
          </table:table-cell>
          <table:table-cell/>
        </table:table-row>
        <table:table-row table:style-name="ro1">
          <table:table-cell office:value-type="float" office:value="-0.552902" calcext:value-type="float">
            <text:p>-0.552902</text:p>
          </table:table-cell>
          <table:table-cell office:value-type="float" office:value="-0.862015" calcext:value-type="float">
            <text:p>-0.862015</text:p>
          </table:table-cell>
          <table:table-cell office:value-type="float" office:value="-9.64371" calcext:value-type="float">
            <text:p>-9.64371</text:p>
          </table:table-cell>
          <table:table-cell office:value-type="float" office:value="2.63246" calcext:value-type="float">
            <text:p>2.63246</text:p>
          </table:table-cell>
          <table:table-cell office:value-type="float" office:value="0.0363984" calcext:value-type="float">
            <text:p>0.0363984</text:p>
          </table:table-cell>
          <table:table-cell office:value-type="float" office:value="3.02916" calcext:value-type="float">
            <text:p>3.02916</text:p>
          </table:table-cell>
          <table:table-cell office:value-type="float" office:value="-0.356627" calcext:value-type="float">
            <text:p>-0.356627</text:p>
          </table:table-cell>
          <table:table-cell office:value-type="float" office:value="-1.09884" calcext:value-type="float">
            <text:p>-1.09884</text:p>
          </table:table-cell>
          <table:table-cell office:value-type="float" office:value="-9.73167" calcext:value-type="float">
            <text:p>-9.73167</text:p>
          </table:table-cell>
          <table:table-cell/>
          <table:table-cell table:formula="of:= SQRT(([.G480]-[.A480])^2 + ([.H480]-[.B480])^2 + ([.I480]-[.C480])^2)" office:value-type="float" office:value="0.31991704838911" calcext:value-type="float">
            <text:p>0.3199170484</text:p>
          </table:table-cell>
          <table:table-cell table:formula="of:=[.A480]-[.G480]" office:value-type="float" office:value="-0.196275" calcext:value-type="float">
            <text:p>-0.196275</text:p>
          </table:table-cell>
          <table:table-cell table:formula="of:=[.B480]-[.H480]" office:value-type="float" office:value="0.236825" calcext:value-type="float">
            <text:p>0.236825</text:p>
          </table:table-cell>
          <table:table-cell table:formula="of:=[.C480]-[.I480]" office:value-type="float" office:value="0.0879599999999989" calcext:value-type="float">
            <text:p>0.08796</text:p>
          </table:table-cell>
          <table:table-cell/>
        </table:table-row>
        <table:table-row table:style-name="ro1">
          <table:table-cell office:value-type="float" office:value="-0.517197" calcext:value-type="float">
            <text:p>-0.517197</text:p>
          </table:table-cell>
          <table:table-cell office:value-type="float" office:value="-0.683487" calcext:value-type="float">
            <text:p>-0.683487</text:p>
          </table:table-cell>
          <table:table-cell office:value-type="float" office:value="-9.50089" calcext:value-type="float">
            <text:p>-9.50089</text:p>
          </table:table-cell>
          <table:table-cell office:value-type="float" office:value="2.63874" calcext:value-type="float">
            <text:p>2.63874</text:p>
          </table:table-cell>
          <table:table-cell office:value-type="float" office:value="0.0383288" calcext:value-type="float">
            <text:p>0.0383288</text:p>
          </table:table-cell>
          <table:table-cell office:value-type="float" office:value="3.03333" calcext:value-type="float">
            <text:p>3.03333</text:p>
          </table:table-cell>
          <table:table-cell office:value-type="float" office:value="-0.375529" calcext:value-type="float">
            <text:p>-0.375529</text:p>
          </table:table-cell>
          <table:table-cell office:value-type="float" office:value="-1.05815" calcext:value-type="float">
            <text:p>-1.05815</text:p>
          </table:table-cell>
          <table:table-cell office:value-type="float" office:value="-9.73547" calcext:value-type="float">
            <text:p>-9.73547</text:p>
          </table:table-cell>
          <table:table-cell/>
          <table:table-cell table:formula="of:= SQRT(([.G481]-[.A481])^2 + ([.H481]-[.B481])^2 + ([.I481]-[.C481])^2)" office:value-type="float" office:value="0.46418742140756" calcext:value-type="float">
            <text:p>0.4641874214</text:p>
          </table:table-cell>
          <table:table-cell table:formula="of:=[.A481]-[.G481]" office:value-type="float" office:value="-0.141668" calcext:value-type="float">
            <text:p>-0.141668</text:p>
          </table:table-cell>
          <table:table-cell table:formula="of:=[.B481]-[.H481]" office:value-type="float" office:value="0.374663" calcext:value-type="float">
            <text:p>0.374663</text:p>
          </table:table-cell>
          <table:table-cell table:formula="of:=[.C481]-[.I481]" office:value-type="float" office:value="0.234579999999999" calcext:value-type="float">
            <text:p>0.23458</text:p>
          </table:table-cell>
          <table:table-cell/>
        </table:table-row>
        <table:table-row table:style-name="ro1">
          <table:table-cell office:value-type="float" office:value="-0.317245" calcext:value-type="float">
            <text:p>-0.317245</text:p>
          </table:table-cell>
          <table:table-cell office:value-type="float" office:value="-0.590652" calcext:value-type="float">
            <text:p>-0.590652</text:p>
          </table:table-cell>
          <table:table-cell office:value-type="float" office:value="-9.6199" calcext:value-type="float">
            <text:p>-9.6199</text:p>
          </table:table-cell>
          <table:table-cell office:value-type="float" office:value="2.64533" calcext:value-type="float">
            <text:p>2.64533</text:p>
          </table:table-cell>
          <table:table-cell office:value-type="float" office:value="0.0412511" calcext:value-type="float">
            <text:p>0.0412511</text:p>
          </table:table-cell>
          <table:table-cell office:value-type="float" office:value="3.03652" calcext:value-type="float">
            <text:p>3.03652</text:p>
          </table:table-cell>
          <table:table-cell office:value-type="float" office:value="-0.404146" calcext:value-type="float">
            <text:p>-0.404146</text:p>
          </table:table-cell>
          <table:table-cell office:value-type="float" office:value="-1.02693" calcext:value-type="float">
            <text:p>-1.02693</text:p>
          </table:table-cell>
          <table:table-cell office:value-type="float" office:value="-9.73766" calcext:value-type="float">
            <text:p>-9.73766</text:p>
          </table:table-cell>
          <table:table-cell/>
          <table:table-cell table:formula="of:= SQRT(([.G482]-[.A482])^2 + ([.H482]-[.B482])^2 + ([.I482]-[.C482])^2)" office:value-type="float" office:value="0.460171375342926" calcext:value-type="float">
            <text:p>0.4601713753</text:p>
          </table:table-cell>
          <table:table-cell table:formula="of:=[.A482]-[.G482]" office:value-type="float" office:value="0.086901" calcext:value-type="float">
            <text:p>0.086901</text:p>
          </table:table-cell>
          <table:table-cell table:formula="of:=[.B482]-[.H482]" office:value-type="float" office:value="0.436278" calcext:value-type="float">
            <text:p>0.436278</text:p>
          </table:table-cell>
          <table:table-cell table:formula="of:=[.C482]-[.I482]" office:value-type="float" office:value="0.117760000000001" calcext:value-type="float">
            <text:p>0.11776</text:p>
          </table:table-cell>
          <table:table-cell/>
        </table:table-row>
        <table:table-row table:style-name="ro1">
          <table:table-cell office:value-type="float" office:value="-0.317245" calcext:value-type="float">
            <text:p>-0.317245</text:p>
          </table:table-cell>
          <table:table-cell office:value-type="float" office:value="-0.590652" calcext:value-type="float">
            <text:p>-0.590652</text:p>
          </table:table-cell>
          <table:table-cell office:value-type="float" office:value="-9.6199" calcext:value-type="float">
            <text:p>-9.6199</text:p>
          </table:table-cell>
          <table:table-cell office:value-type="float" office:value="2.64533" calcext:value-type="float">
            <text:p>2.64533</text:p>
          </table:table-cell>
          <table:table-cell office:value-type="float" office:value="0.0412511" calcext:value-type="float">
            <text:p>0.0412511</text:p>
          </table:table-cell>
          <table:table-cell office:value-type="float" office:value="3.03652" calcext:value-type="float">
            <text:p>3.03652</text:p>
          </table:table-cell>
          <table:table-cell office:value-type="float" office:value="-0.404146" calcext:value-type="float">
            <text:p>-0.404146</text:p>
          </table:table-cell>
          <table:table-cell office:value-type="float" office:value="-1.02693" calcext:value-type="float">
            <text:p>-1.02693</text:p>
          </table:table-cell>
          <table:table-cell office:value-type="float" office:value="-9.73766" calcext:value-type="float">
            <text:p>-9.73766</text:p>
          </table:table-cell>
          <table:table-cell/>
          <table:table-cell table:formula="of:= SQRT(([.G483]-[.A483])^2 + ([.H483]-[.B483])^2 + ([.I483]-[.C483])^2)" office:value-type="float" office:value="0.460171375342926" calcext:value-type="float">
            <text:p>0.4601713753</text:p>
          </table:table-cell>
          <table:table-cell table:formula="of:=[.A483]-[.G483]" office:value-type="float" office:value="0.086901" calcext:value-type="float">
            <text:p>0.086901</text:p>
          </table:table-cell>
          <table:table-cell table:formula="of:=[.B483]-[.H483]" office:value-type="float" office:value="0.436278" calcext:value-type="float">
            <text:p>0.436278</text:p>
          </table:table-cell>
          <table:table-cell table:formula="of:=[.C483]-[.I483]" office:value-type="float" office:value="0.117760000000001" calcext:value-type="float">
            <text:p>0.11776</text:p>
          </table:table-cell>
          <table:table-cell/>
        </table:table-row>
        <table:table-row table:style-name="ro1">
          <table:table-cell office:value-type="float" office:value="-0.291061" calcext:value-type="float">
            <text:p>-0.291061</text:p>
          </table:table-cell>
          <table:table-cell office:value-type="float" office:value="-0.683487" calcext:value-type="float">
            <text:p>-0.683487</text:p>
          </table:table-cell>
          <table:table-cell office:value-type="float" office:value="-9.87698" calcext:value-type="float">
            <text:p>-9.87698</text:p>
          </table:table-cell>
          <table:table-cell office:value-type="float" office:value="2.64533" calcext:value-type="float">
            <text:p>2.64533</text:p>
          </table:table-cell>
          <table:table-cell office:value-type="float" office:value="0.0412511" calcext:value-type="float">
            <text:p>0.0412511</text:p>
          </table:table-cell>
          <table:table-cell office:value-type="float" office:value="3.03652" calcext:value-type="float">
            <text:p>3.03652</text:p>
          </table:table-cell>
          <table:table-cell office:value-type="float" office:value="-0.404146" calcext:value-type="float">
            <text:p>-0.404146</text:p>
          </table:table-cell>
          <table:table-cell office:value-type="float" office:value="-1.02693" calcext:value-type="float">
            <text:p>-1.02693</text:p>
          </table:table-cell>
          <table:table-cell office:value-type="float" office:value="-9.73766" calcext:value-type="float">
            <text:p>-9.73766</text:p>
          </table:table-cell>
          <table:table-cell/>
          <table:table-cell table:formula="of:= SQRT(([.G484]-[.A484])^2 + ([.H484]-[.B484])^2 + ([.I484]-[.C484])^2)" office:value-type="float" office:value="0.387493708173436" calcext:value-type="float">
            <text:p>0.3874937082</text:p>
          </table:table-cell>
          <table:table-cell table:formula="of:=[.A484]-[.G484]" office:value-type="float" office:value="0.113085" calcext:value-type="float">
            <text:p>0.113085</text:p>
          </table:table-cell>
          <table:table-cell table:formula="of:=[.B484]-[.H484]" office:value-type="float" office:value="0.343443" calcext:value-type="float">
            <text:p>0.343443</text:p>
          </table:table-cell>
          <table:table-cell table:formula="of:=[.C484]-[.I484]" office:value-type="float" office:value="-0.13932" calcext:value-type="float">
            <text:p>-0.13932</text:p>
          </table:table-cell>
          <table:table-cell/>
        </table:table-row>
        <table:table-row table:style-name="ro1">
          <table:table-cell office:value-type="float" office:value="-0.364853" calcext:value-type="float">
            <text:p>-0.364853</text:p>
          </table:table-cell>
          <table:table-cell office:value-type="float" office:value="-0.926285" calcext:value-type="float">
            <text:p>-0.926285</text:p>
          </table:table-cell>
          <table:table-cell office:value-type="float" office:value="-9.52945" calcext:value-type="float">
            <text:p>-9.52945</text:p>
          </table:table-cell>
          <table:table-cell office:value-type="float" office:value="2.65185" calcext:value-type="float">
            <text:p>2.65185</text:p>
          </table:table-cell>
          <table:table-cell office:value-type="float" office:value="0.0419822" calcext:value-type="float">
            <text:p>0.0419822</text:p>
          </table:table-cell>
          <table:table-cell office:value-type="float" office:value="3.04243" calcext:value-type="float">
            <text:p>3.04243</text:p>
          </table:table-cell>
          <table:table-cell office:value-type="float" office:value="-0.411305" calcext:value-type="float">
            <text:p>-0.411305</text:p>
          </table:table-cell>
          <table:table-cell office:value-type="float" office:value="-0.969327" calcext:value-type="float">
            <text:p>-0.969327</text:p>
          </table:table-cell>
          <table:table-cell office:value-type="float" office:value="-9.74327" calcext:value-type="float">
            <text:p>-9.74327</text:p>
          </table:table-cell>
          <table:table-cell/>
          <table:table-cell table:formula="of:= SQRT(([.G485]-[.A485])^2 + ([.H485]-[.B485])^2 + ([.I485]-[.C485])^2)" office:value-type="float" office:value="0.223000884455645" calcext:value-type="float">
            <text:p>0.2230008845</text:p>
          </table:table-cell>
          <table:table-cell table:formula="of:=[.A485]-[.G485]" office:value-type="float" office:value="0.046452" calcext:value-type="float">
            <text:p>0.046452</text:p>
          </table:table-cell>
          <table:table-cell table:formula="of:=[.B485]-[.H485]" office:value-type="float" office:value="0.043042" calcext:value-type="float">
            <text:p>0.043042</text:p>
          </table:table-cell>
          <table:table-cell table:formula="of:=[.C485]-[.I485]" office:value-type="float" office:value="0.21382" calcext:value-type="float">
            <text:p>0.21382</text:p>
          </table:table-cell>
          <table:table-cell/>
        </table:table-row>
        <table:table-row table:style-name="ro1">
          <table:table-cell office:value-type="float" office:value="-0.455307" calcext:value-type="float">
            <text:p>-0.455307</text:p>
          </table:table-cell>
          <table:table-cell office:value-type="float" office:value="-0.900101" calcext:value-type="float">
            <text:p>-0.900101</text:p>
          </table:table-cell>
          <table:table-cell office:value-type="float" office:value="-9.71512" calcext:value-type="float">
            <text:p>-9.71512</text:p>
          </table:table-cell>
          <table:table-cell office:value-type="float" office:value="2.65912" calcext:value-type="float">
            <text:p>2.65912</text:p>
          </table:table-cell>
          <table:table-cell office:value-type="float" office:value="0.040531" calcext:value-type="float">
            <text:p>0.040531</text:p>
          </table:table-cell>
          <table:table-cell office:value-type="float" office:value="3.04951" calcext:value-type="float">
            <text:p>3.04951</text:p>
          </table:table-cell>
          <table:table-cell office:value-type="float" office:value="-0.397094" calcext:value-type="float">
            <text:p>-0.397094</text:p>
          </table:table-cell>
          <table:table-cell office:value-type="float" office:value="-0.900444" calcext:value-type="float">
            <text:p>-0.900444</text:p>
          </table:table-cell>
          <table:table-cell office:value-type="float" office:value="-9.75046" calcext:value-type="float">
            <text:p>-9.75046</text:p>
          </table:table-cell>
          <table:table-cell/>
          <table:table-cell table:formula="of:= SQRT(([.G486]-[.A486])^2 + ([.H486]-[.B486])^2 + ([.I486]-[.C486])^2)" office:value-type="float" office:value="0.0681012967424261" calcext:value-type="float">
            <text:p>0.0681012967</text:p>
          </table:table-cell>
          <table:table-cell table:formula="of:=[.A486]-[.G486]" office:value-type="float" office:value="-0.058213" calcext:value-type="float">
            <text:p>-0.058213</text:p>
          </table:table-cell>
          <table:table-cell table:formula="of:=[.B486]-[.H486]" office:value-type="float" office:value="0.000342999999999982" calcext:value-type="float">
            <text:p>0.000343</text:p>
          </table:table-cell>
          <table:table-cell table:formula="of:=[.C486]-[.I486]" office:value-type="float" office:value="0.0353399999999997" calcext:value-type="float">
            <text:p>0.03534</text:p>
          </table:table-cell>
          <table:table-cell/>
        </table:table-row>
        <table:table-row table:style-name="ro1">
          <table:table-cell office:value-type="float" office:value="-0.414841" calcext:value-type="float">
            <text:p>-0.414841</text:p>
          </table:table-cell>
          <table:table-cell office:value-type="float" office:value="-0.807266" calcext:value-type="float">
            <text:p>-0.807266</text:p>
          </table:table-cell>
          <table:table-cell office:value-type="float" office:value="-9.93411" calcext:value-type="float">
            <text:p>-9.93411</text:p>
          </table:table-cell>
          <table:table-cell office:value-type="float" office:value="2.67663" calcext:value-type="float">
            <text:p>2.67663</text:p>
          </table:table-cell>
          <table:table-cell office:value-type="float" office:value="0.0403629" calcext:value-type="float">
            <text:p>0.0403629</text:p>
          </table:table-cell>
          <table:table-cell office:value-type="float" office:value="3.05436" calcext:value-type="float">
            <text:p>3.05436</text:p>
          </table:table-cell>
          <table:table-cell office:value-type="float" office:value="-0.395447" calcext:value-type="float">
            <text:p>-0.395447</text:p>
          </table:table-cell>
          <table:table-cell office:value-type="float" office:value="-0.85308" calcext:value-type="float">
            <text:p>-0.85308</text:p>
          </table:table-cell>
          <table:table-cell office:value-type="float" office:value="-9.75479" calcext:value-type="float">
            <text:p>-9.75479</text:p>
          </table:table-cell>
          <table:table-cell/>
          <table:table-cell table:formula="of:= SQRT(([.G487]-[.A487])^2 + ([.H487]-[.B487])^2 + ([.I487]-[.C487])^2)" office:value-type="float" office:value="0.18609328905686" calcext:value-type="float">
            <text:p>0.1860932891</text:p>
          </table:table-cell>
          <table:table-cell table:formula="of:=[.A487]-[.G487]" office:value-type="float" office:value="-0.019394" calcext:value-type="float">
            <text:p>-0.019394</text:p>
          </table:table-cell>
          <table:table-cell table:formula="of:=[.B487]-[.H487]" office:value-type="float" office:value="0.0458140000000001" calcext:value-type="float">
            <text:p>0.045814</text:p>
          </table:table-cell>
          <table:table-cell table:formula="of:=[.C487]-[.I487]" office:value-type="float" office:value="-0.179320000000001" calcext:value-type="float">
            <text:p>-0.17932</text:p>
          </table:table-cell>
          <table:table-cell/>
        </table:table-row>
        <table:table-row table:style-name="ro1">
          <table:table-cell office:value-type="float" office:value="-0.414841" calcext:value-type="float">
            <text:p>-0.414841</text:p>
          </table:table-cell>
          <table:table-cell office:value-type="float" office:value="-0.807266" calcext:value-type="float">
            <text:p>-0.807266</text:p>
          </table:table-cell>
          <table:table-cell office:value-type="float" office:value="-9.93411" calcext:value-type="float">
            <text:p>-9.93411</text:p>
          </table:table-cell>
          <table:table-cell office:value-type="float" office:value="2.67663" calcext:value-type="float">
            <text:p>2.67663</text:p>
          </table:table-cell>
          <table:table-cell office:value-type="float" office:value="0.0403629" calcext:value-type="float">
            <text:p>0.0403629</text:p>
          </table:table-cell>
          <table:table-cell office:value-type="float" office:value="3.05436" calcext:value-type="float">
            <text:p>3.05436</text:p>
          </table:table-cell>
          <table:table-cell office:value-type="float" office:value="-0.395447" calcext:value-type="float">
            <text:p>-0.395447</text:p>
          </table:table-cell>
          <table:table-cell office:value-type="float" office:value="-0.85308" calcext:value-type="float">
            <text:p>-0.85308</text:p>
          </table:table-cell>
          <table:table-cell office:value-type="float" office:value="-9.75479" calcext:value-type="float">
            <text:p>-9.75479</text:p>
          </table:table-cell>
          <table:table-cell/>
          <table:table-cell table:formula="of:= SQRT(([.G488]-[.A488])^2 + ([.H488]-[.B488])^2 + ([.I488]-[.C488])^2)" office:value-type="float" office:value="0.18609328905686" calcext:value-type="float">
            <text:p>0.1860932891</text:p>
          </table:table-cell>
          <table:table-cell table:formula="of:=[.A488]-[.G488]" office:value-type="float" office:value="-0.019394" calcext:value-type="float">
            <text:p>-0.019394</text:p>
          </table:table-cell>
          <table:table-cell table:formula="of:=[.B488]-[.H488]" office:value-type="float" office:value="0.0458140000000001" calcext:value-type="float">
            <text:p>0.045814</text:p>
          </table:table-cell>
          <table:table-cell table:formula="of:=[.C488]-[.I488]" office:value-type="float" office:value="-0.179320000000001" calcext:value-type="float">
            <text:p>-0.17932</text:p>
          </table:table-cell>
          <table:table-cell/>
        </table:table-row>
        <table:table-row table:style-name="ro1">
          <table:table-cell office:value-type="float" office:value="-0.464828" calcext:value-type="float">
            <text:p>-0.464828</text:p>
          </table:table-cell>
          <table:table-cell office:value-type="float" office:value="-0.785843" calcext:value-type="float">
            <text:p>-0.785843</text:p>
          </table:table-cell>
          <table:table-cell office:value-type="float" office:value="-10.1007" calcext:value-type="float">
            <text:p>-10.1007</text:p>
          </table:table-cell>
          <table:table-cell office:value-type="float" office:value="2.6853" calcext:value-type="float">
            <text:p>2.6853</text:p>
          </table:table-cell>
          <table:table-cell office:value-type="float" office:value="0.0390174" calcext:value-type="float">
            <text:p>0.0390174</text:p>
          </table:table-cell>
          <table:table-cell office:value-type="float" office:value="3.05709" calcext:value-type="float">
            <text:p>3.05709</text:p>
          </table:table-cell>
          <table:table-cell office:value-type="float" office:value="-0.382274" calcext:value-type="float">
            <text:p>-0.382274</text:p>
          </table:table-cell>
          <table:table-cell office:value-type="float" office:value="-0.826549" calcext:value-type="float">
            <text:p>-0.826549</text:p>
          </table:table-cell>
          <table:table-cell office:value-type="float" office:value="-9.7576" calcext:value-type="float">
            <text:p>-9.7576</text:p>
          </table:table-cell>
          <table:table-cell/>
          <table:table-cell table:formula="of:= SQRT(([.G489]-[.A489])^2 + ([.H489]-[.B489])^2 + ([.I489]-[.C489])^2)" office:value-type="float" office:value="0.355231968369965" calcext:value-type="float">
            <text:p>0.3552319684</text:p>
          </table:table-cell>
          <table:table-cell table:formula="of:=[.A489]-[.G489]" office:value-type="float" office:value="-0.082554" calcext:value-type="float">
            <text:p>-0.082554</text:p>
          </table:table-cell>
          <table:table-cell table:formula="of:=[.B489]-[.H489]" office:value-type="float" office:value="0.040706" calcext:value-type="float">
            <text:p>0.040706</text:p>
          </table:table-cell>
          <table:table-cell table:formula="of:=[.C489]-[.I489]" office:value-type="float" office:value="-0.3431" calcext:value-type="float">
            <text:p>-0.3431</text:p>
          </table:table-cell>
          <table:table-cell/>
        </table:table-row>
        <table:table-row table:style-name="ro1">
          <table:table-cell office:value-type="float" office:value="-0.464828" calcext:value-type="float">
            <text:p>-0.464828</text:p>
          </table:table-cell>
          <table:table-cell office:value-type="float" office:value="-0.785843" calcext:value-type="float">
            <text:p>-0.785843</text:p>
          </table:table-cell>
          <table:table-cell office:value-type="float" office:value="-10.1007" calcext:value-type="float">
            <text:p>-10.1007</text:p>
          </table:table-cell>
          <table:table-cell office:value-type="float" office:value="2.6853" calcext:value-type="float">
            <text:p>2.6853</text:p>
          </table:table-cell>
          <table:table-cell office:value-type="float" office:value="0.0390174" calcext:value-type="float">
            <text:p>0.0390174</text:p>
          </table:table-cell>
          <table:table-cell office:value-type="float" office:value="3.05709" calcext:value-type="float">
            <text:p>3.05709</text:p>
          </table:table-cell>
          <table:table-cell office:value-type="float" office:value="-0.382274" calcext:value-type="float">
            <text:p>-0.382274</text:p>
          </table:table-cell>
          <table:table-cell office:value-type="float" office:value="-0.826549" calcext:value-type="float">
            <text:p>-0.826549</text:p>
          </table:table-cell>
          <table:table-cell office:value-type="float" office:value="-9.7576" calcext:value-type="float">
            <text:p>-9.7576</text:p>
          </table:table-cell>
          <table:table-cell/>
          <table:table-cell table:formula="of:= SQRT(([.G490]-[.A490])^2 + ([.H490]-[.B490])^2 + ([.I490]-[.C490])^2)" office:value-type="float" office:value="0.355231968369965" calcext:value-type="float">
            <text:p>0.3552319684</text:p>
          </table:table-cell>
          <table:table-cell table:formula="of:=[.A490]-[.G490]" office:value-type="float" office:value="-0.082554" calcext:value-type="float">
            <text:p>-0.082554</text:p>
          </table:table-cell>
          <table:table-cell table:formula="of:=[.B490]-[.H490]" office:value-type="float" office:value="0.040706" calcext:value-type="float">
            <text:p>0.040706</text:p>
          </table:table-cell>
          <table:table-cell table:formula="of:=[.C490]-[.I490]" office:value-type="float" office:value="-0.3431" calcext:value-type="float">
            <text:p>-0.3431</text:p>
          </table:table-cell>
          <table:table-cell/>
        </table:table-row>
        <table:table-row table:style-name="ro1">
          <table:table-cell office:value-type="float" office:value="-0.636215" calcext:value-type="float">
            <text:p>-0.636215</text:p>
          </table:table-cell>
          <table:table-cell office:value-type="float" office:value="-0.745377" calcext:value-type="float">
            <text:p>-0.745377</text:p>
          </table:table-cell>
          <table:table-cell office:value-type="float" office:value="-10.2555" calcext:value-type="float">
            <text:p>-10.2555</text:p>
          </table:table-cell>
          <table:table-cell office:value-type="float" office:value="2.6853" calcext:value-type="float">
            <text:p>2.6853</text:p>
          </table:table-cell>
          <table:table-cell office:value-type="float" office:value="0.0390174" calcext:value-type="float">
            <text:p>0.0390174</text:p>
          </table:table-cell>
          <table:table-cell office:value-type="float" office:value="3.05709" calcext:value-type="float">
            <text:p>3.05709</text:p>
          </table:table-cell>
          <table:table-cell office:value-type="float" office:value="-0.382274" calcext:value-type="float">
            <text:p>-0.382274</text:p>
          </table:table-cell>
          <table:table-cell office:value-type="float" office:value="-0.826549" calcext:value-type="float">
            <text:p>-0.826549</text:p>
          </table:table-cell>
          <table:table-cell office:value-type="float" office:value="-9.7576" calcext:value-type="float">
            <text:p>-9.7576</text:p>
          </table:table-cell>
          <table:table-cell/>
          <table:table-cell table:formula="of:= SQRT(([.G491]-[.A491])^2 + ([.H491]-[.B491])^2 + ([.I491]-[.C491])^2)" office:value-type="float" office:value="0.564782555560102" calcext:value-type="float">
            <text:p>0.5647825556</text:p>
          </table:table-cell>
          <table:table-cell table:formula="of:=[.A491]-[.G491]" office:value-type="float" office:value="-0.253941" calcext:value-type="float">
            <text:p>-0.253941</text:p>
          </table:table-cell>
          <table:table-cell table:formula="of:=[.B491]-[.H491]" office:value-type="float" office:value="0.081172" calcext:value-type="float">
            <text:p>0.081172</text:p>
          </table:table-cell>
          <table:table-cell table:formula="of:=[.C491]-[.I491]" office:value-type="float" office:value="-0.4979" calcext:value-type="float">
            <text:p>-0.4979</text:p>
          </table:table-cell>
          <table:table-cell/>
        </table:table-row>
        <table:table-row table:style-name="ro1">
          <table:table-cell office:value-type="float" office:value="-0.633835" calcext:value-type="float">
            <text:p>-0.633835</text:p>
          </table:table-cell>
          <table:table-cell office:value-type="float" office:value="-0.707291" calcext:value-type="float">
            <text:p>-0.707291</text:p>
          </table:table-cell>
          <table:table-cell office:value-type="float" office:value="-10.2293" calcext:value-type="float">
            <text:p>-10.2293</text:p>
          </table:table-cell>
          <table:table-cell office:value-type="float" office:value="2.69168" calcext:value-type="float">
            <text:p>2.69168</text:p>
          </table:table-cell>
          <table:table-cell office:value-type="float" office:value="0.0360881" calcext:value-type="float">
            <text:p>0.0360881</text:p>
          </table:table-cell>
          <table:table-cell office:value-type="float" office:value="3.06245" calcext:value-type="float">
            <text:p>3.06245</text:p>
          </table:table-cell>
          <table:table-cell office:value-type="float" office:value="-0.353586" calcext:value-type="float">
            <text:p>-0.353586</text:p>
          </table:table-cell>
          <table:table-cell office:value-type="float" office:value="-0.774317" calcext:value-type="float">
            <text:p>-0.774317</text:p>
          </table:table-cell>
          <table:table-cell office:value-type="float" office:value="-9.76296" calcext:value-type="float">
            <text:p>-9.76296</text:p>
          </table:table-cell>
          <table:table-cell/>
          <table:table-cell table:formula="of:= SQRT(([.G492]-[.A492])^2 + ([.H492]-[.B492])^2 + ([.I492]-[.C492])^2)" office:value-type="float" office:value="0.548183347318213" calcext:value-type="float">
            <text:p>0.5481833473</text:p>
          </table:table-cell>
          <table:table-cell table:formula="of:=[.A492]-[.G492]" office:value-type="float" office:value="-0.280249" calcext:value-type="float">
            <text:p>-0.280249</text:p>
          </table:table-cell>
          <table:table-cell table:formula="of:=[.B492]-[.H492]" office:value-type="float" office:value="0.0670259999999999" calcext:value-type="float">
            <text:p>0.067026</text:p>
          </table:table-cell>
          <table:table-cell table:formula="of:=[.C492]-[.I492]" office:value-type="float" office:value="-0.466340000000001" calcext:value-type="float">
            <text:p>-0.46634</text:p>
          </table:table-cell>
          <table:table-cell/>
        </table:table-row>
        <table:table-row table:style-name="ro1">
          <table:table-cell office:value-type="float" office:value="-0.576706" calcext:value-type="float">
            <text:p>-0.576706</text:p>
          </table:table-cell>
          <table:table-cell office:value-type="float" office:value="-0.762039" calcext:value-type="float">
            <text:p>-0.762039</text:p>
          </table:table-cell>
          <table:table-cell office:value-type="float" office:value="-10.3983" calcext:value-type="float">
            <text:p>-10.3983</text:p>
          </table:table-cell>
          <table:table-cell office:value-type="float" office:value="2.70531" calcext:value-type="float">
            <text:p>2.70531</text:p>
          </table:table-cell>
          <table:table-cell office:value-type="float" office:value="0.034466" calcext:value-type="float">
            <text:p>0.034466</text:p>
          </table:table-cell>
          <table:table-cell office:value-type="float" office:value="3.0694" calcext:value-type="float">
            <text:p>3.0694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-0.706414" calcext:value-type="float">
            <text:p>-0.706414</text:p>
          </table:table-cell>
          <table:table-cell office:value-type="float" office:value="-9.76867" calcext:value-type="float">
            <text:p>-9.76867</text:p>
          </table:table-cell>
          <table:table-cell/>
          <table:table-cell table:formula="of:= SQRT(([.G493]-[.A493])^2 + ([.H493]-[.B493])^2 + ([.I493]-[.C493])^2)" office:value-type="float" office:value="0.675760272257108" calcext:value-type="float">
            <text:p>0.6757602723</text:p>
          </table:table-cell>
          <table:table-cell table:formula="of:=[.A493]-[.G493]" office:value-type="float" office:value="-0.239006" calcext:value-type="float">
            <text:p>-0.239006</text:p>
          </table:table-cell>
          <table:table-cell table:formula="of:=[.B493]-[.H493]" office:value-type="float" office:value="-0.0556249999999999" calcext:value-type="float">
            <text:p>-0.055625</text:p>
          </table:table-cell>
          <table:table-cell table:formula="of:=[.C493]-[.I493]" office:value-type="float" office:value="-0.629630000000001" calcext:value-type="float">
            <text:p>-0.62963</text:p>
          </table:table-cell>
          <table:table-cell/>
        </table:table-row>
        <table:table-row table:style-name="ro1">
          <table:table-cell office:value-type="float" office:value="-0.695724" calcext:value-type="float">
            <text:p>-0.695724</text:p>
          </table:table-cell>
          <table:table-cell office:value-type="float" office:value="-0.404984" calcext:value-type="float">
            <text:p>-0.404984</text:p>
          </table:table-cell>
          <table:table-cell office:value-type="float" office:value="-10.2793" calcext:value-type="float">
            <text:p>-10.2793</text:p>
          </table:table-cell>
          <table:table-cell office:value-type="float" office:value="2.71045" calcext:value-type="float">
            <text:p>2.71045</text:p>
          </table:table-cell>
          <table:table-cell office:value-type="float" office:value="0.035618" calcext:value-type="float">
            <text:p>0.035618</text:p>
          </table:table-cell>
          <table:table-cell office:value-type="float" office:value="3.07107" calcext:value-type="float">
            <text:p>3.07107</text:p>
          </table:table-cell>
          <table:table-cell office:value-type="float" office:value="-0.348982" calcext:value-type="float">
            <text:p>-0.348982</text:p>
          </table:table-cell>
          <table:table-cell office:value-type="float" office:value="-0.690132" calcext:value-type="float">
            <text:p>-0.690132</text:p>
          </table:table-cell>
          <table:table-cell office:value-type="float" office:value="-9.76944" calcext:value-type="float">
            <text:p>-9.76944</text:p>
          </table:table-cell>
          <table:table-cell/>
          <table:table-cell table:formula="of:= SQRT(([.G494]-[.A494])^2 + ([.H494]-[.B494])^2 + ([.I494]-[.C494])^2)" office:value-type="float" office:value="0.679335422356291" calcext:value-type="float">
            <text:p>0.6793354224</text:p>
          </table:table-cell>
          <table:table-cell table:formula="of:=[.A494]-[.G494]" office:value-type="float" office:value="-0.346742" calcext:value-type="float">
            <text:p>-0.346742</text:p>
          </table:table-cell>
          <table:table-cell table:formula="of:=[.B494]-[.H494]" office:value-type="float" office:value="0.285148" calcext:value-type="float">
            <text:p>0.285148</text:p>
          </table:table-cell>
          <table:table-cell table:formula="of:=[.C494]-[.I494]" office:value-type="float" office:value="-0.50986" calcext:value-type="float">
            <text:p>-0.50986</text:p>
          </table:table-cell>
          <table:table-cell/>
        </table:table-row>
        <table:table-row table:style-name="ro1">
          <table:table-cell office:value-type="float" office:value="-0.755234" calcext:value-type="float">
            <text:p>-0.755234</text:p>
          </table:table-cell>
          <table:table-cell office:value-type="float" office:value="-0.116959" calcext:value-type="float">
            <text:p>-0.116959</text:p>
          </table:table-cell>
          <table:table-cell office:value-type="float" office:value="-9.97458" calcext:value-type="float">
            <text:p>-9.97458</text:p>
          </table:table-cell>
          <table:table-cell office:value-type="float" office:value="2.71753" calcext:value-type="float">
            <text:p>2.71753</text:p>
          </table:table-cell>
          <table:table-cell office:value-type="float" office:value="0.038248" calcext:value-type="float">
            <text:p>0.038248</text:p>
          </table:table-cell>
          <table:table-cell office:value-type="float" office:value="3.0762" calcext:value-type="float">
            <text:p>3.0762</text:p>
          </table:table-cell>
          <table:table-cell office:value-type="float" office:value="-0.374739" calcext:value-type="float">
            <text:p>-0.374739</text:p>
          </table:table-cell>
          <table:table-cell office:value-type="float" office:value="-0.639933" calcext:value-type="float">
            <text:p>-0.639933</text:p>
          </table:table-cell>
          <table:table-cell office:value-type="float" office:value="-9.7719" calcext:value-type="float">
            <text:p>-9.7719</text:p>
          </table:table-cell>
          <table:table-cell/>
          <table:table-cell table:formula="of:= SQRT(([.G495]-[.A495])^2 + ([.H495]-[.B495])^2 + ([.I495]-[.C495])^2)" office:value-type="float" office:value="0.677759125428053" calcext:value-type="float">
            <text:p>0.6777591254</text:p>
          </table:table-cell>
          <table:table-cell table:formula="of:=[.A495]-[.G495]" office:value-type="float" office:value="-0.380495" calcext:value-type="float">
            <text:p>-0.380495</text:p>
          </table:table-cell>
          <table:table-cell table:formula="of:=[.B495]-[.H495]" office:value-type="float" office:value="0.522974" calcext:value-type="float">
            <text:p>0.522974</text:p>
          </table:table-cell>
          <table:table-cell table:formula="of:=[.C495]-[.I495]" office:value-type="float" office:value="-0.202679999999999" calcext:value-type="float">
            <text:p>-0.20268</text:p>
          </table:table-cell>
          <table:table-cell/>
        </table:table-row>
        <table:table-row table:style-name="ro1">
          <table:table-cell office:value-type="float" office:value="-0.755234" calcext:value-type="float">
            <text:p>-0.755234</text:p>
          </table:table-cell>
          <table:table-cell office:value-type="float" office:value="-0.116959" calcext:value-type="float">
            <text:p>-0.116959</text:p>
          </table:table-cell>
          <table:table-cell office:value-type="float" office:value="-9.97458" calcext:value-type="float">
            <text:p>-9.97458</text:p>
          </table:table-cell>
          <table:table-cell office:value-type="float" office:value="2.71753" calcext:value-type="float">
            <text:p>2.71753</text:p>
          </table:table-cell>
          <table:table-cell office:value-type="float" office:value="0.038248" calcext:value-type="float">
            <text:p>0.038248</text:p>
          </table:table-cell>
          <table:table-cell office:value-type="float" office:value="3.0762" calcext:value-type="float">
            <text:p>3.0762</text:p>
          </table:table-cell>
          <table:table-cell office:value-type="float" office:value="-0.374739" calcext:value-type="float">
            <text:p>-0.374739</text:p>
          </table:table-cell>
          <table:table-cell office:value-type="float" office:value="-0.639933" calcext:value-type="float">
            <text:p>-0.639933</text:p>
          </table:table-cell>
          <table:table-cell office:value-type="float" office:value="-9.7719" calcext:value-type="float">
            <text:p>-9.7719</text:p>
          </table:table-cell>
          <table:table-cell/>
          <table:table-cell table:formula="of:= SQRT(([.G496]-[.A496])^2 + ([.H496]-[.B496])^2 + ([.I496]-[.C496])^2)" office:value-type="float" office:value="0.677759125428053" calcext:value-type="float">
            <text:p>0.6777591254</text:p>
          </table:table-cell>
          <table:table-cell table:formula="of:=[.A496]-[.G496]" office:value-type="float" office:value="-0.380495" calcext:value-type="float">
            <text:p>-0.380495</text:p>
          </table:table-cell>
          <table:table-cell table:formula="of:=[.B496]-[.H496]" office:value-type="float" office:value="0.522974" calcext:value-type="float">
            <text:p>0.522974</text:p>
          </table:table-cell>
          <table:table-cell table:formula="of:=[.C496]-[.I496]" office:value-type="float" office:value="-0.202679999999999" calcext:value-type="float">
            <text:p>-0.20268</text:p>
          </table:table-cell>
          <table:table-cell/>
        </table:table-row>
        <table:table-row table:style-name="ro1">
          <table:table-cell office:value-type="float" office:value="-0.755234" calcext:value-type="float">
            <text:p>-0.755234</text:p>
          </table:table-cell>
          <table:table-cell office:value-type="float" office:value="-0.116959" calcext:value-type="float">
            <text:p>-0.116959</text:p>
          </table:table-cell>
          <table:table-cell office:value-type="float" office:value="-9.97458" calcext:value-type="float">
            <text:p>-9.97458</text:p>
          </table:table-cell>
          <table:table-cell office:value-type="float" office:value="2.71753" calcext:value-type="float">
            <text:p>2.71753</text:p>
          </table:table-cell>
          <table:table-cell office:value-type="float" office:value="0.038248" calcext:value-type="float">
            <text:p>0.038248</text:p>
          </table:table-cell>
          <table:table-cell office:value-type="float" office:value="3.0762" calcext:value-type="float">
            <text:p>3.0762</text:p>
          </table:table-cell>
          <table:table-cell office:value-type="float" office:value="-0.374739" calcext:value-type="float">
            <text:p>-0.374739</text:p>
          </table:table-cell>
          <table:table-cell office:value-type="float" office:value="-0.639933" calcext:value-type="float">
            <text:p>-0.639933</text:p>
          </table:table-cell>
          <table:table-cell office:value-type="float" office:value="-9.7719" calcext:value-type="float">
            <text:p>-9.7719</text:p>
          </table:table-cell>
          <table:table-cell/>
          <table:table-cell table:formula="of:= SQRT(([.G497]-[.A497])^2 + ([.H497]-[.B497])^2 + ([.I497]-[.C497])^2)" office:value-type="float" office:value="0.677759125428053" calcext:value-type="float">
            <text:p>0.6777591254</text:p>
          </table:table-cell>
          <table:table-cell table:formula="of:=[.A497]-[.G497]" office:value-type="float" office:value="-0.380495" calcext:value-type="float">
            <text:p>-0.380495</text:p>
          </table:table-cell>
          <table:table-cell table:formula="of:=[.B497]-[.H497]" office:value-type="float" office:value="0.522974" calcext:value-type="float">
            <text:p>0.522974</text:p>
          </table:table-cell>
          <table:table-cell table:formula="of:=[.C497]-[.I497]" office:value-type="float" office:value="-0.202679999999999" calcext:value-type="float">
            <text:p>-0.20268</text:p>
          </table:table-cell>
          <table:table-cell/>
        </table:table-row>
        <table:table-row table:style-name="ro1">
          <table:table-cell office:value-type="float" office:value="-0.686203" calcext:value-type="float">
            <text:p>-0.686203</text:p>
          </table:table-cell>
          <table:table-cell office:value-type="float" office:value="-0.197891" calcext:value-type="float">
            <text:p>-0.197891</text:p>
          </table:table-cell>
          <table:table-cell office:value-type="float" office:value="-9.73416" calcext:value-type="float">
            <text:p>-9.73416</text:p>
          </table:table-cell>
          <table:table-cell office:value-type="float" office:value="2.72541" calcext:value-type="float">
            <text:p>2.72541</text:p>
          </table:table-cell>
          <table:table-cell office:value-type="float" office:value="0.0421345" calcext:value-type="float">
            <text:p>0.0421345</text:p>
          </table:table-cell>
          <table:table-cell office:value-type="float" office:value="3.08524" calcext:value-type="float">
            <text:p>3.08524</text:p>
          </table:table-cell>
          <table:table-cell office:value-type="float" office:value="-0.412796" calcext:value-type="float">
            <text:p>-0.412796</text:p>
          </table:table-cell>
          <table:table-cell office:value-type="float" office:value="-0.551481" calcext:value-type="float">
            <text:p>-0.551481</text:p>
          </table:table-cell>
          <table:table-cell office:value-type="float" office:value="-9.77576" calcext:value-type="float">
            <text:p>-9.77576</text:p>
          </table:table-cell>
          <table:table-cell/>
          <table:table-cell table:formula="of:= SQRT(([.G498]-[.A498])^2 + ([.H498]-[.B498])^2 + ([.I498]-[.C498])^2)" office:value-type="float" office:value="0.448896241629399" calcext:value-type="float">
            <text:p>0.4488962416</text:p>
          </table:table-cell>
          <table:table-cell table:formula="of:=[.A498]-[.G498]" office:value-type="float" office:value="-0.273407" calcext:value-type="float">
            <text:p>-0.273407</text:p>
          </table:table-cell>
          <table:table-cell table:formula="of:=[.B498]-[.H498]" office:value-type="float" office:value="0.35359" calcext:value-type="float">
            <text:p>0.35359</text:p>
          </table:table-cell>
          <table:table-cell table:formula="of:=[.C498]-[.I498]" office:value-type="float" office:value="0.0416000000000008" calcext:value-type="float">
            <text:p>0.0416</text:p>
          </table:table-cell>
          <table:table-cell/>
        </table:table-row>
        <table:table-row table:style-name="ro1">
          <table:table-cell office:value-type="float" office:value="-0.486252" calcext:value-type="float">
            <text:p>-0.486252</text:p>
          </table:table-cell>
          <table:table-cell office:value-type="float" office:value="-0.278824" calcext:value-type="float">
            <text:p>-0.278824</text:p>
          </table:table-cell>
          <table:table-cell office:value-type="float" office:value="-9.81509" calcext:value-type="float">
            <text:p>-9.81509</text:p>
          </table:table-cell>
          <table:table-cell office:value-type="float" office:value="2.731" calcext:value-type="float">
            <text:p>2.731</text:p>
          </table:table-cell>
          <table:table-cell office:value-type="float" office:value="0.045946" calcext:value-type="float">
            <text:p>0.045946</text:p>
          </table:table-cell>
          <table:table-cell office:value-type="float" office:value="3.09135" calcext:value-type="float">
            <text:p>3.09135</text:p>
          </table:table-cell>
          <table:table-cell office:value-type="float" office:value="-0.450113" calcext:value-type="float">
            <text:p>-0.450113</text:p>
          </table:table-cell>
          <table:table-cell office:value-type="float" office:value="-0.491648" calcext:value-type="float">
            <text:p>-0.491648</text:p>
          </table:table-cell>
          <table:table-cell office:value-type="float" office:value="-9.7773" calcext:value-type="float">
            <text:p>-9.7773</text:p>
          </table:table-cell>
          <table:table-cell/>
          <table:table-cell table:formula="of:= SQRT(([.G499]-[.A499])^2 + ([.H499]-[.B499])^2 + ([.I499]-[.C499])^2)" office:value-type="float" office:value="0.219153294287355" calcext:value-type="float">
            <text:p>0.2191532943</text:p>
          </table:table-cell>
          <table:table-cell table:formula="of:=[.A499]-[.G499]" office:value-type="float" office:value="-0.036139" calcext:value-type="float">
            <text:p>-0.036139</text:p>
          </table:table-cell>
          <table:table-cell table:formula="of:=[.B499]-[.H499]" office:value-type="float" office:value="0.212824" calcext:value-type="float">
            <text:p>0.212824</text:p>
          </table:table-cell>
          <table:table-cell table:formula="of:=[.C499]-[.I499]" office:value-type="float" office:value="-0.0377899999999993" calcext:value-type="float">
            <text:p>-0.03779</text:p>
          </table:table-cell>
          <table:table-cell/>
        </table:table-row>
        <table:table-row table:style-name="ro1">
          <table:table-cell office:value-type="float" office:value="-0.598129" calcext:value-type="float">
            <text:p>-0.598129</text:p>
          </table:table-cell>
          <table:table-cell office:value-type="float" office:value="0.0972748" calcext:value-type="float">
            <text:p>0.0972748</text:p>
          </table:table-cell>
          <table:table-cell office:value-type="float" office:value="-9.55325" calcext:value-type="float">
            <text:p>-9.55325</text:p>
          </table:table-cell>
          <table:table-cell office:value-type="float" office:value="2.73809" calcext:value-type="float">
            <text:p>2.73809</text:p>
          </table:table-cell>
          <table:table-cell office:value-type="float" office:value="0.0494718" calcext:value-type="float">
            <text:p>0.0494718</text:p>
          </table:table-cell>
          <table:table-cell office:value-type="float" office:value="3.09653" calcext:value-type="float">
            <text:p>3.09653</text:p>
          </table:table-cell>
          <table:table-cell office:value-type="float" office:value="-0.484625" calcext:value-type="float">
            <text:p>-0.484625</text:p>
          </table:table-cell>
          <table:table-cell office:value-type="float" office:value="-0.440939" calcext:value-type="float">
            <text:p>-0.440939</text:p>
          </table:table-cell>
          <table:table-cell office:value-type="float" office:value="-9.77807" calcext:value-type="float">
            <text:p>-9.77807</text:p>
          </table:table-cell>
          <table:table-cell/>
          <table:table-cell table:formula="of:= SQRT(([.G500]-[.A500])^2 + ([.H500]-[.B500])^2 + ([.I500]-[.C500])^2)" office:value-type="float" office:value="0.594223261852344" calcext:value-type="float">
            <text:p>0.5942232619</text:p>
          </table:table-cell>
          <table:table-cell table:formula="of:=[.A500]-[.G500]" office:value-type="float" office:value="-0.113504" calcext:value-type="float">
            <text:p>-0.113504</text:p>
          </table:table-cell>
          <table:table-cell table:formula="of:=[.B500]-[.H500]" office:value-type="float" office:value="0.5382138" calcext:value-type="float">
            <text:p>0.5382138</text:p>
          </table:table-cell>
          <table:table-cell table:formula="of:=[.C500]-[.I500]" office:value-type="float" office:value="0.224819999999999" calcext:value-type="float">
            <text:p>0.22482</text:p>
          </table:table-cell>
          <table:table-cell/>
        </table:table-row>
        <table:table-row table:style-name="ro1">
          <table:table-cell office:value-type="float" office:value="-0.381516" calcext:value-type="float">
            <text:p>-0.381516</text:p>
          </table:table-cell>
          <table:table-cell office:value-type="float" office:value="0.335312" calcext:value-type="float">
            <text:p>0.335312</text:p>
          </table:table-cell>
          <table:table-cell office:value-type="float" office:value="-9.59848" calcext:value-type="float">
            <text:p>-9.59848</text:p>
          </table:table-cell>
          <table:table-cell office:value-type="float" office:value="2.74663" calcext:value-type="float">
            <text:p>2.74663</text:p>
          </table:table-cell>
          <table:table-cell office:value-type="float" office:value="0.052311" calcext:value-type="float">
            <text:p>0.052311</text:p>
          </table:table-cell>
          <table:table-cell office:value-type="float" office:value="3.10269" calcext:value-type="float">
            <text:p>3.10269</text:p>
          </table:table-cell>
          <table:table-cell office:value-type="float" office:value="-0.512413" calcext:value-type="float">
            <text:p>-0.512413</text:p>
          </table:table-cell>
          <table:table-cell office:value-type="float" office:value="-0.380647" calcext:value-type="float">
            <text:p>-0.380647</text:p>
          </table:table-cell>
          <table:table-cell office:value-type="float" office:value="-9.77919" calcext:value-type="float">
            <text:p>-9.77919</text:p>
          </table:table-cell>
          <table:table-cell/>
          <table:table-cell table:formula="of:= SQRT(([.G501]-[.A501])^2 + ([.H501]-[.B501])^2 + ([.I501]-[.C501])^2)" office:value-type="float" office:value="0.749924941837515" calcext:value-type="float">
            <text:p>0.7499249418</text:p>
          </table:table-cell>
          <table:table-cell table:formula="of:=[.A501]-[.G501]" office:value-type="float" office:value="0.130897" calcext:value-type="float">
            <text:p>0.130897</text:p>
          </table:table-cell>
          <table:table-cell table:formula="of:=[.B501]-[.H501]" office:value-type="float" office:value="0.715959" calcext:value-type="float">
            <text:p>0.715959</text:p>
          </table:table-cell>
          <table:table-cell table:formula="of:=[.C501]-[.I501]" office:value-type="float" office:value="0.180709999999999" calcext:value-type="float">
            <text:p>0.18071</text:p>
          </table:table-cell>
          <table:table-cell/>
        </table:table-row>
        <table:table-row table:style-name="ro1">
          <table:table-cell office:value-type="float" office:value="-0.224411" calcext:value-type="float">
            <text:p>-0.224411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9.87936" calcext:value-type="float">
            <text:p>-9.87936</text:p>
          </table:table-cell>
          <table:table-cell office:value-type="float" office:value="2.75613" calcext:value-type="float">
            <text:p>2.75613</text:p>
          </table:table-cell>
          <table:table-cell office:value-type="float" office:value="0.0528512" calcext:value-type="float">
            <text:p>0.0528512</text:p>
          </table:table-cell>
          <table:table-cell office:value-type="float" office:value="3.11094" calcext:value-type="float">
            <text:p>3.11094</text:p>
          </table:table-cell>
          <table:table-cell office:value-type="float" office:value="-0.517701" calcext:value-type="float">
            <text:p>-0.517701</text:p>
          </table:table-cell>
          <table:table-cell office:value-type="float" office:value="-0.299956" calcext:value-type="float">
            <text:p>-0.299956</text:p>
          </table:table-cell>
          <table:table-cell office:value-type="float" office:value="-9.78172" calcext:value-type="float">
            <text:p>-9.78172</text:p>
          </table:table-cell>
          <table:table-cell/>
          <table:table-cell table:formula="of:= SQRT(([.G502]-[.A502])^2 + ([.H502]-[.B502])^2 + ([.I502]-[.C502])^2)" office:value-type="float" office:value="0.459588833723808" calcext:value-type="float">
            <text:p>0.4595888337</text:p>
          </table:table-cell>
          <table:table-cell table:formula="of:=[.A502]-[.G502]" office:value-type="float" office:value="0.29329" calcext:value-type="float">
            <text:p>0.29329</text:p>
          </table:table-cell>
          <table:table-cell table:formula="of:=[.B502]-[.H502]" office:value-type="float" office:value="0.3401019" calcext:value-type="float">
            <text:p>0.3401019</text:p>
          </table:table-cell>
          <table:table-cell table:formula="of:=[.C502]-[.I502]" office:value-type="float" office:value="-0.0976400000000002" calcext:value-type="float">
            <text:p>-0.09764</text:p>
          </table:table-cell>
          <table:table-cell/>
        </table:table-row>
        <table:table-row table:style-name="ro1">
          <table:table-cell office:value-type="float" office:value="-0.224411" calcext:value-type="float">
            <text:p>-0.224411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9.87936" calcext:value-type="float">
            <text:p>-9.87936</text:p>
          </table:table-cell>
          <table:table-cell office:value-type="float" office:value="2.75613" calcext:value-type="float">
            <text:p>2.75613</text:p>
          </table:table-cell>
          <table:table-cell office:value-type="float" office:value="0.0528512" calcext:value-type="float">
            <text:p>0.0528512</text:p>
          </table:table-cell>
          <table:table-cell office:value-type="float" office:value="3.11094" calcext:value-type="float">
            <text:p>3.11094</text:p>
          </table:table-cell>
          <table:table-cell office:value-type="float" office:value="-0.517701" calcext:value-type="float">
            <text:p>-0.517701</text:p>
          </table:table-cell>
          <table:table-cell office:value-type="float" office:value="-0.299956" calcext:value-type="float">
            <text:p>-0.299956</text:p>
          </table:table-cell>
          <table:table-cell office:value-type="float" office:value="-9.78172" calcext:value-type="float">
            <text:p>-9.78172</text:p>
          </table:table-cell>
          <table:table-cell/>
          <table:table-cell table:formula="of:= SQRT(([.G503]-[.A503])^2 + ([.H503]-[.B503])^2 + ([.I503]-[.C503])^2)" office:value-type="float" office:value="0.459588833723808" calcext:value-type="float">
            <text:p>0.4595888337</text:p>
          </table:table-cell>
          <table:table-cell table:formula="of:=[.A503]-[.G503]" office:value-type="float" office:value="0.29329" calcext:value-type="float">
            <text:p>0.29329</text:p>
          </table:table-cell>
          <table:table-cell table:formula="of:=[.B503]-[.H503]" office:value-type="float" office:value="0.3401019" calcext:value-type="float">
            <text:p>0.3401019</text:p>
          </table:table-cell>
          <table:table-cell table:formula="of:=[.C503]-[.I503]" office:value-type="float" office:value="-0.0976400000000002" calcext:value-type="float">
            <text:p>-0.09764</text:p>
          </table:table-cell>
          <table:table-cell/>
        </table:table-row>
        <table:table-row table:style-name="ro1">
          <table:table-cell office:value-type="float" office:value="-0.333908" calcext:value-type="float">
            <text:p>-0.333908</text:p>
          </table:table-cell>
          <table:table-cell office:value-type="float" office:value="-0.297867" calcext:value-type="float">
            <text:p>-0.297867</text:p>
          </table:table-cell>
          <table:table-cell office:value-type="float" office:value="-9.96744" calcext:value-type="float">
            <text:p>-9.96744</text:p>
          </table:table-cell>
          <table:table-cell office:value-type="float" office:value="2.76421" calcext:value-type="float">
            <text:p>2.76421</text:p>
          </table:table-cell>
          <table:table-cell office:value-type="float" office:value="0.050984" calcext:value-type="float">
            <text:p>0.050984</text:p>
          </table:table-cell>
          <table:table-cell office:value-type="float" office:value="3.11841" calcext:value-type="float">
            <text:p>3.11841</text:p>
          </table:table-cell>
          <table:table-cell office:value-type="float" office:value="-0.499427" calcext:value-type="float">
            <text:p>-0.499427</text:p>
          </table:table-cell>
          <table:table-cell office:value-type="float" office:value="-0.2269" calcext:value-type="float">
            <text:p>-0.2269</text:p>
          </table:table-cell>
          <table:table-cell office:value-type="float" office:value="-9.78464" calcext:value-type="float">
            <text:p>-9.78464</text:p>
          </table:table-cell>
          <table:table-cell/>
          <table:table-cell table:formula="of:= SQRT(([.G504]-[.A504])^2 + ([.H504]-[.B504])^2 + ([.I504]-[.C504])^2)" office:value-type="float" office:value="0.256610004578933" calcext:value-type="float">
            <text:p>0.2566100046</text:p>
          </table:table-cell>
          <table:table-cell table:formula="of:=[.A504]-[.G504]" office:value-type="float" office:value="0.165519" calcext:value-type="float">
            <text:p>0.165519</text:p>
          </table:table-cell>
          <table:table-cell table:formula="of:=[.B504]-[.H504]" office:value-type="float" office:value="-0.070967" calcext:value-type="float">
            <text:p>-0.070967</text:p>
          </table:table-cell>
          <table:table-cell table:formula="of:=[.C504]-[.I504]" office:value-type="float" office:value="-0.1828" calcext:value-type="float">
            <text:p>-0.1828</text:p>
          </table:table-cell>
          <table:table-cell/>
        </table:table-row>
        <table:table-row table:style-name="ro1">
          <table:table-cell office:value-type="float" office:value="-0.426743" calcext:value-type="float">
            <text:p>-0.426743</text:p>
          </table:table-cell>
          <table:table-cell office:value-type="float" office:value="-0.524002" calcext:value-type="float">
            <text:p>-0.524002</text:p>
          </table:table-cell>
          <table:table-cell office:value-type="float" office:value="-9.95316" calcext:value-type="float">
            <text:p>-9.95316</text:p>
          </table:table-cell>
          <table:table-cell office:value-type="float" office:value="2.76421" calcext:value-type="float">
            <text:p>2.76421</text:p>
          </table:table-cell>
          <table:table-cell office:value-type="float" office:value="0.050984" calcext:value-type="float">
            <text:p>0.050984</text:p>
          </table:table-cell>
          <table:table-cell office:value-type="float" office:value="3.11841" calcext:value-type="float">
            <text:p>3.11841</text:p>
          </table:table-cell>
          <table:table-cell office:value-type="float" office:value="-0.499427" calcext:value-type="float">
            <text:p>-0.499427</text:p>
          </table:table-cell>
          <table:table-cell office:value-type="float" office:value="-0.2269" calcext:value-type="float">
            <text:p>-0.2269</text:p>
          </table:table-cell>
          <table:table-cell office:value-type="float" office:value="-9.78464" calcext:value-type="float">
            <text:p>-9.78464</text:p>
          </table:table-cell>
          <table:table-cell/>
          <table:table-cell table:formula="of:= SQRT(([.G505]-[.A505])^2 + ([.H505]-[.B505])^2 + ([.I505]-[.C505])^2)" office:value-type="float" office:value="0.349215624879529" calcext:value-type="float">
            <text:p>0.3492156249</text:p>
          </table:table-cell>
          <table:table-cell table:formula="of:=[.A505]-[.G505]" office:value-type="float" office:value="0.072684" calcext:value-type="float">
            <text:p>0.072684</text:p>
          </table:table-cell>
          <table:table-cell table:formula="of:=[.B505]-[.H505]" office:value-type="float" office:value="-0.297102" calcext:value-type="float">
            <text:p>-0.297102</text:p>
          </table:table-cell>
          <table:table-cell table:formula="of:=[.C505]-[.I505]" office:value-type="float" office:value="-0.168520000000001" calcext:value-type="float">
            <text:p>-0.16852</text:p>
          </table:table-cell>
          <table:table-cell/>
        </table:table-row>
        <table:table-row table:style-name="ro1">
          <table:table-cell office:value-type="float" office:value="-0.426743" calcext:value-type="float">
            <text:p>-0.426743</text:p>
          </table:table-cell>
          <table:table-cell office:value-type="float" office:value="-0.524002" calcext:value-type="float">
            <text:p>-0.524002</text:p>
          </table:table-cell>
          <table:table-cell office:value-type="float" office:value="-9.95316" calcext:value-type="float">
            <text:p>-9.95316</text:p>
          </table:table-cell>
          <table:table-cell office:value-type="float" office:value="2.77142" calcext:value-type="float">
            <text:p>2.77142</text:p>
          </table:table-cell>
          <table:table-cell office:value-type="float" office:value="0.048901" calcext:value-type="float">
            <text:p>0.048901</text:p>
          </table:table-cell>
          <table:table-cell office:value-type="float" office:value="3.12308" calcext:value-type="float">
            <text:p>3.12308</text:p>
          </table:table-cell>
          <table:table-cell office:value-type="float" office:value="-0.479039" calcext:value-type="float">
            <text:p>-0.479039</text:p>
          </table:table-cell>
          <table:table-cell office:value-type="float" office:value="-0.181171" calcext:value-type="float">
            <text:p>-0.181171</text:p>
          </table:table-cell>
          <table:table-cell office:value-type="float" office:value="-9.78661" calcext:value-type="float">
            <text:p>-9.78661</text:p>
          </table:table-cell>
          <table:table-cell/>
          <table:table-cell table:formula="of:= SQRT(([.G506]-[.A506])^2 + ([.H506]-[.B506])^2 + ([.I506]-[.C506])^2)" office:value-type="float" office:value="0.384716608267697" calcext:value-type="float">
            <text:p>0.3847166083</text:p>
          </table:table-cell>
          <table:table-cell table:formula="of:=[.A506]-[.G506]" office:value-type="float" office:value="0.052296" calcext:value-type="float">
            <text:p>0.052296</text:p>
          </table:table-cell>
          <table:table-cell table:formula="of:=[.B506]-[.H506]" office:value-type="float" office:value="-0.342831" calcext:value-type="float">
            <text:p>-0.342831</text:p>
          </table:table-cell>
          <table:table-cell table:formula="of:=[.C506]-[.I506]" office:value-type="float" office:value="-0.166550000000001" calcext:value-type="float">
            <text:p>-0.16655</text:p>
          </table:table-cell>
          <table:table-cell/>
        </table:table-row>
        <table:table-row table:style-name="ro1">
          <table:table-cell office:value-type="float" office:value="-0.455307" calcext:value-type="float">
            <text:p>-0.455307</text:p>
          </table:table-cell>
          <table:table-cell office:value-type="float" office:value="-0.169327" calcext:value-type="float">
            <text:p>-0.169327</text:p>
          </table:table-cell>
          <table:table-cell office:value-type="float" office:value="-9.50327" calcext:value-type="float">
            <text:p>-9.50327</text:p>
          </table:table-cell>
          <table:table-cell office:value-type="float" office:value="2.77685" calcext:value-type="float">
            <text:p>2.77685</text:p>
          </table:table-cell>
          <table:table-cell office:value-type="float" office:value="0.0485227" calcext:value-type="float">
            <text:p>0.0485227</text:p>
          </table:table-cell>
          <table:table-cell office:value-type="float" office:value="3.12542" calcext:value-type="float">
            <text:p>3.12542</text:p>
          </table:table-cell>
          <table:table-cell office:value-type="float" office:value="-0.475335" calcext:value-type="float">
            <text:p>-0.475335</text:p>
          </table:table-cell>
          <table:table-cell office:value-type="float" office:value="-0.158333" calcext:value-type="float">
            <text:p>-0.158333</text:p>
          </table:table-cell>
          <table:table-cell office:value-type="float" office:value="-9.78718" calcext:value-type="float">
            <text:p>-9.78718</text:p>
          </table:table-cell>
          <table:table-cell/>
          <table:table-cell table:formula="of:= SQRT(([.G507]-[.A507])^2 + ([.H507]-[.B507])^2 + ([.I507]-[.C507])^2)" office:value-type="float" office:value="0.28482780222443" calcext:value-type="float">
            <text:p>0.2848278022</text:p>
          </table:table-cell>
          <table:table-cell table:formula="of:=[.A507]-[.G507]" office:value-type="float" office:value="0.020028" calcext:value-type="float">
            <text:p>0.020028</text:p>
          </table:table-cell>
          <table:table-cell table:formula="of:=[.B507]-[.H507]" office:value-type="float" office:value="-0.010994" calcext:value-type="float">
            <text:p>-0.010994</text:p>
          </table:table-cell>
          <table:table-cell table:formula="of:=[.C507]-[.I507]" office:value-type="float" office:value="0.283909999999999" calcext:value-type="float">
            <text:p>0.28391</text:p>
          </table:table-cell>
          <table:table-cell/>
        </table:table-row>
        <table:table-row table:style-name="ro1">
          <table:table-cell office:value-type="float" office:value="-0.248215" calcext:value-type="float">
            <text:p>-0.248215</text:p>
          </table:table-cell>
          <table:table-cell office:value-type="float" office:value="-0.114578" calcext:value-type="float">
            <text:p>-0.114578</text:p>
          </table:table-cell>
          <table:table-cell office:value-type="float" office:value="-9.82938" calcext:value-type="float">
            <text:p>-9.82938</text:p>
          </table:table-cell>
          <table:table-cell office:value-type="float" office:value="2.78445" calcext:value-type="float">
            <text:p>2.78445</text:p>
          </table:table-cell>
          <table:table-cell office:value-type="float" office:value="0.0495325" calcext:value-type="float">
            <text:p>0.0495325</text:p>
          </table:table-cell>
          <table:table-cell office:value-type="float" office:value="3.12991" calcext:value-type="float">
            <text:p>3.12991</text:p>
          </table:table-cell>
          <table:table-cell office:value-type="float" office:value="-0.485219" calcext:value-type="float">
            <text:p>-0.485219</text:p>
          </table:table-cell>
          <table:table-cell office:value-type="float" office:value="-0.114316" calcext:value-type="float">
            <text:p>-0.114316</text:p>
          </table:table-cell>
          <table:table-cell office:value-type="float" office:value="-9.78731" calcext:value-type="float">
            <text:p>-9.78731</text:p>
          </table:table-cell>
          <table:table-cell/>
          <table:table-cell table:formula="of:= SQRT(([.G508]-[.A508])^2 + ([.H508]-[.B508])^2 + ([.I508]-[.C508])^2)" office:value-type="float" office:value="0.24070905583297" calcext:value-type="float">
            <text:p>0.2407090558</text:p>
          </table:table-cell>
          <table:table-cell table:formula="of:=[.A508]-[.G508]" office:value-type="float" office:value="0.237004" calcext:value-type="float">
            <text:p>0.237004</text:p>
          </table:table-cell>
          <table:table-cell table:formula="of:=[.B508]-[.H508]" office:value-type="float" office:value="-0.000261999999999998" calcext:value-type="float">
            <text:p>-0.000262</text:p>
          </table:table-cell>
          <table:table-cell table:formula="of:=[.C508]-[.I508]" office:value-type="float" office:value="-0.0420700000000007" calcext:value-type="float">
            <text:p>-0.04207</text:p>
          </table:table-cell>
          <table:table-cell/>
        </table:table-row>
        <table:table-row table:style-name="ro1">
          <table:table-cell office:value-type="float" office:value="-0.260117" calcext:value-type="float">
            <text:p>-0.260117</text:p>
          </table:table-cell>
          <table:table-cell office:value-type="float" office:value="-0.619217" calcext:value-type="float">
            <text:p>-0.619217</text:p>
          </table:table-cell>
          <table:table-cell office:value-type="float" office:value="-10.0698" calcext:value-type="float">
            <text:p>-10.0698</text:p>
          </table:table-cell>
          <table:table-cell office:value-type="float" office:value="2.79206" calcext:value-type="float">
            <text:p>2.79206</text:p>
          </table:table-cell>
          <table:table-cell office:value-type="float" office:value="0.0486948" calcext:value-type="float">
            <text:p>0.0486948</text:p>
          </table:table-cell>
          <table:table-cell office:value-type="float" office:value="3.13674" calcext:value-type="float">
            <text:p>3.13674</text:p>
          </table:table-cell>
          <table:table-cell office:value-type="float" office:value="-0.477021" calcext:value-type="float">
            <text:p>-0.477021</text:p>
          </table:table-cell>
          <table:table-cell office:value-type="float" office:value="-0.0474845" calcext:value-type="float">
            <text:p>-0.0474845</text:p>
          </table:table-cell>
          <table:table-cell office:value-type="float" office:value="-9.78827" calcext:value-type="float">
            <text:p>-9.78827</text:p>
          </table:table-cell>
          <table:table-cell/>
          <table:table-cell table:formula="of:= SQRT(([.G509]-[.A509])^2 + ([.H509]-[.B509])^2 + ([.I509]-[.C509])^2)" office:value-type="float" office:value="0.67318982291197" calcext:value-type="float">
            <text:p>0.6731898229</text:p>
          </table:table-cell>
          <table:table-cell table:formula="of:=[.A509]-[.G509]" office:value-type="float" office:value="0.216904" calcext:value-type="float">
            <text:p>0.216904</text:p>
          </table:table-cell>
          <table:table-cell table:formula="of:=[.B509]-[.H509]" office:value-type="float" office:value="-0.5717325" calcext:value-type="float">
            <text:p>-0.5717325</text:p>
          </table:table-cell>
          <table:table-cell table:formula="of:=[.C509]-[.I509]" office:value-type="float" office:value="-0.28153" calcext:value-type="float">
            <text:p>-0.28153</text:p>
          </table:table-cell>
          <table:table-cell/>
        </table:table-row>
        <table:table-row table:style-name="ro1">
          <table:table-cell office:value-type="float" office:value="-0.260117" calcext:value-type="float">
            <text:p>-0.260117</text:p>
          </table:table-cell>
          <table:table-cell office:value-type="float" office:value="-0.619217" calcext:value-type="float">
            <text:p>-0.619217</text:p>
          </table:table-cell>
          <table:table-cell office:value-type="float" office:value="-10.0698" calcext:value-type="float">
            <text:p>-10.0698</text:p>
          </table:table-cell>
          <table:table-cell office:value-type="float" office:value="2.79206" calcext:value-type="float">
            <text:p>2.79206</text:p>
          </table:table-cell>
          <table:table-cell office:value-type="float" office:value="0.0486948" calcext:value-type="float">
            <text:p>0.0486948</text:p>
          </table:table-cell>
          <table:table-cell office:value-type="float" office:value="3.13674" calcext:value-type="float">
            <text:p>3.13674</text:p>
          </table:table-cell>
          <table:table-cell office:value-type="float" office:value="-0.477021" calcext:value-type="float">
            <text:p>-0.477021</text:p>
          </table:table-cell>
          <table:table-cell office:value-type="float" office:value="-0.0474845" calcext:value-type="float">
            <text:p>-0.0474845</text:p>
          </table:table-cell>
          <table:table-cell office:value-type="float" office:value="-9.78827" calcext:value-type="float">
            <text:p>-9.78827</text:p>
          </table:table-cell>
          <table:table-cell/>
          <table:table-cell table:formula="of:= SQRT(([.G510]-[.A510])^2 + ([.H510]-[.B510])^2 + ([.I510]-[.C510])^2)" office:value-type="float" office:value="0.67318982291197" calcext:value-type="float">
            <text:p>0.6731898229</text:p>
          </table:table-cell>
          <table:table-cell table:formula="of:=[.A510]-[.G510]" office:value-type="float" office:value="0.216904" calcext:value-type="float">
            <text:p>0.216904</text:p>
          </table:table-cell>
          <table:table-cell table:formula="of:=[.B510]-[.H510]" office:value-type="float" office:value="-0.5717325" calcext:value-type="float">
            <text:p>-0.5717325</text:p>
          </table:table-cell>
          <table:table-cell table:formula="of:=[.C510]-[.I510]" office:value-type="float" office:value="-0.28153" calcext:value-type="float">
            <text:p>-0.28153</text:p>
          </table:table-cell>
          <table:table-cell/>
        </table:table-row>
        <table:table-row table:style-name="ro1">
          <table:table-cell office:value-type="float" office:value="-0.391037" calcext:value-type="float">
            <text:p>-0.391037</text:p>
          </table:table-cell>
          <table:table-cell office:value-type="float" office:value="-0.493057" calcext:value-type="float">
            <text:p>-0.493057</text:p>
          </table:table-cell>
          <table:table-cell office:value-type="float" office:value="-9.89603" calcext:value-type="float">
            <text:p>-9.89603</text:p>
          </table:table-cell>
          <table:table-cell office:value-type="float" office:value="2.79558" calcext:value-type="float">
            <text:p>2.79558</text:p>
          </table:table-cell>
          <table:table-cell office:value-type="float" office:value="0.0461698" calcext:value-type="float">
            <text:p>0.0461698</text:p>
          </table:table-cell>
          <table:table-cell office:value-type="float" office:value="3.14052" calcext:value-type="float">
            <text:p>3.14052</text:p>
          </table:table-cell>
          <table:table-cell office:value-type="float" office:value="-0.452303" calcext:value-type="float">
            <text:p>-0.452303</text:p>
          </table:table-cell>
          <table:table-cell office:value-type="float" office:value="-0.0104687" calcext:value-type="float">
            <text:p>-0.0104687</text:p>
          </table:table-cell>
          <table:table-cell office:value-type="float" office:value="-9.78955" calcext:value-type="float">
            <text:p>-9.78955</text:p>
          </table:table-cell>
          <table:table-cell/>
          <table:table-cell table:formula="of:= SQRT(([.G511]-[.A511])^2 + ([.H511]-[.B511])^2 + ([.I511]-[.C511])^2)" office:value-type="float" office:value="0.497978895589853" calcext:value-type="float">
            <text:p>0.4979788956</text:p>
          </table:table-cell>
          <table:table-cell table:formula="of:=[.A511]-[.G511]" office:value-type="float" office:value="0.061266" calcext:value-type="float">
            <text:p>0.061266</text:p>
          </table:table-cell>
          <table:table-cell table:formula="of:=[.B511]-[.H511]" office:value-type="float" office:value="-0.4825883" calcext:value-type="float">
            <text:p>-0.4825883</text:p>
          </table:table-cell>
          <table:table-cell table:formula="of:=[.C511]-[.I511]" office:value-type="float" office:value="-0.106479999999999" calcext:value-type="float">
            <text:p>-0.10648</text:p>
          </table:table-cell>
          <table:table-cell/>
        </table:table-row>
        <table:table-row table:style-name="ro1">
          <table:table-cell office:value-type="float" office:value="-0.341049" calcext:value-type="float">
            <text:p>-0.341049</text:p>
          </table:table-cell>
          <table:table-cell office:value-type="float" office:value="-0.0217438" calcext:value-type="float">
            <text:p>-0.0217438</text:p>
          </table:table-cell>
          <table:table-cell office:value-type="float" office:value="-10.0746" calcext:value-type="float">
            <text:p>-10.0746</text:p>
          </table:table-cell>
          <table:table-cell office:value-type="float" office:value="2.79558" calcext:value-type="float">
            <text:p>2.79558</text:p>
          </table:table-cell>
          <table:table-cell office:value-type="float" office:value="0.0461698" calcext:value-type="float">
            <text:p>0.0461698</text:p>
          </table:table-cell>
          <table:table-cell office:value-type="float" office:value="3.14052" calcext:value-type="float">
            <text:p>3.14052</text:p>
          </table:table-cell>
          <table:table-cell office:value-type="float" office:value="-0.452303" calcext:value-type="float">
            <text:p>-0.452303</text:p>
          </table:table-cell>
          <table:table-cell office:value-type="float" office:value="-0.0104687" calcext:value-type="float">
            <text:p>-0.0104687</text:p>
          </table:table-cell>
          <table:table-cell office:value-type="float" office:value="-9.78955" calcext:value-type="float">
            <text:p>-9.78955</text:p>
          </table:table-cell>
          <table:table-cell/>
          <table:table-cell table:formula="of:= SQRT(([.G512]-[.A512])^2 + ([.H512]-[.B512])^2 + ([.I512]-[.C512])^2)" office:value-type="float" office:value="0.306199416877319" calcext:value-type="float">
            <text:p>0.3061994169</text:p>
          </table:table-cell>
          <table:table-cell table:formula="of:=[.A512]-[.G512]" office:value-type="float" office:value="0.111254" calcext:value-type="float">
            <text:p>0.111254</text:p>
          </table:table-cell>
          <table:table-cell table:formula="of:=[.B512]-[.H512]" office:value-type="float" office:value="-0.0112751" calcext:value-type="float">
            <text:p>-0.0112751</text:p>
          </table:table-cell>
          <table:table-cell table:formula="of:=[.C512]-[.I512]" office:value-type="float" office:value="-0.28505" calcext:value-type="float">
            <text:p>-0.28505</text:p>
          </table:table-cell>
          <table:table-cell/>
        </table:table-row>
        <table:table-row table:style-name="ro1">
          <table:table-cell office:value-type="float" office:value="-0.341049" calcext:value-type="float">
            <text:p>-0.341049</text:p>
          </table:table-cell>
          <table:table-cell office:value-type="float" office:value="-0.0217438" calcext:value-type="float">
            <text:p>-0.0217438</text:p>
          </table:table-cell>
          <table:table-cell office:value-type="float" office:value="-10.0746" calcext:value-type="float">
            <text:p>-10.0746</text:p>
          </table:table-cell>
          <table:table-cell office:value-type="float" office:value="2.79984" calcext:value-type="float">
            <text:p>2.79984</text:p>
          </table:table-cell>
          <table:table-cell office:value-type="float" office:value="0.044455" calcext:value-type="float">
            <text:p>0.044455</text:p>
          </table:table-cell>
          <table:table-cell office:value-type="float" office:value="-3.14137" calcext:value-type="float">
            <text:p>-3.14137</text:p>
          </table:table-cell>
          <table:table-cell office:value-type="float" office:value="-0.435515" calcext:value-type="float">
            <text:p>-0.435515</text:p>
          </table:table-cell>
          <table:table-cell office:value-type="float" office:value="0.00217557" calcext:value-type="float">
            <text:p>0.00217557</text:p>
          </table:table-cell>
          <table:table-cell office:value-type="float" office:value="-9.79032" calcext:value-type="float">
            <text:p>-9.79032</text:p>
          </table:table-cell>
          <table:table-cell/>
          <table:table-cell table:formula="of:= SQRT(([.G513]-[.A513])^2 + ([.H513]-[.B513])^2 + ([.I513]-[.C513])^2)" office:value-type="float" office:value="0.30051801912231" calcext:value-type="float">
            <text:p>0.3005180191</text:p>
          </table:table-cell>
          <table:table-cell table:formula="of:=[.A513]-[.G513]" office:value-type="float" office:value="0.094466" calcext:value-type="float">
            <text:p>0.094466</text:p>
          </table:table-cell>
          <table:table-cell table:formula="of:=[.B513]-[.H513]" office:value-type="float" office:value="-0.02391937" calcext:value-type="float">
            <text:p>-0.02391937</text:p>
          </table:table-cell>
          <table:table-cell table:formula="of:=[.C513]-[.I513]" office:value-type="float" office:value="-0.284280000000001" calcext:value-type="float">
            <text:p>-0.28428</text:p>
          </table:table-cell>
          <table:table-cell/>
        </table:table-row>
        <table:table-row table:style-name="ro1">
          <table:table-cell office:value-type="float" office:value="-0.338669" calcext:value-type="float">
            <text:p>-0.338669</text:p>
          </table:table-cell>
          <table:table-cell office:value-type="float" office:value="-0.214554" calcext:value-type="float">
            <text:p>-0.214554</text:p>
          </table:table-cell>
          <table:table-cell office:value-type="float" office:value="-10.3864" calcext:value-type="float">
            <text:p>-10.3864</text:p>
          </table:table-cell>
          <table:table-cell office:value-type="float" office:value="2.80645" calcext:value-type="float">
            <text:p>2.80645</text:p>
          </table:table-cell>
          <table:table-cell office:value-type="float" office:value="0.0432572" calcext:value-type="float">
            <text:p>0.0432572</text:p>
          </table:table-cell>
          <table:table-cell office:value-type="float" office:value="-3.13833" calcext:value-type="float">
            <text:p>-3.13833</text:p>
          </table:table-cell>
          <table:table-cell office:value-type="float" office:value="-0.423788" calcext:value-type="float">
            <text:p>-0.423788</text:p>
          </table:table-cell>
          <table:table-cell office:value-type="float" office:value="0.0319867" calcext:value-type="float">
            <text:p>0.0319867</text:p>
          </table:table-cell>
          <table:table-cell office:value-type="float" office:value="-9.79078" calcext:value-type="float">
            <text:p>-9.79078</text:p>
          </table:table-cell>
          <table:table-cell/>
          <table:table-cell table:formula="of:= SQRT(([.G514]-[.A514])^2 + ([.H514]-[.B514])^2 + ([.I514]-[.C514])^2)" office:value-type="float" office:value="0.650223611780971" calcext:value-type="float">
            <text:p>0.6502236118</text:p>
          </table:table-cell>
          <table:table-cell table:formula="of:=[.A514]-[.G514]" office:value-type="float" office:value="0.085119" calcext:value-type="float">
            <text:p>0.085119</text:p>
          </table:table-cell>
          <table:table-cell table:formula="of:=[.B514]-[.H514]" office:value-type="float" office:value="-0.2465407" calcext:value-type="float">
            <text:p>-0.2465407</text:p>
          </table:table-cell>
          <table:table-cell table:formula="of:=[.C514]-[.I514]" office:value-type="float" office:value="-0.59562" calcext:value-type="float">
            <text:p>-0.59562</text:p>
          </table:table-cell>
          <table:table-cell/>
        </table:table-row>
        <table:table-row table:style-name="ro1">
          <table:table-cell office:value-type="float" office:value="-0.702866" calcext:value-type="float">
            <text:p>-0.702866</text:p>
          </table:table-cell>
          <table:table-cell office:value-type="float" office:value="-0.00508118" calcext:value-type="float">
            <text:p>-0.00508118</text:p>
          </table:table-cell>
          <table:table-cell office:value-type="float" office:value="-9.84842" calcext:value-type="float">
            <text:p>-9.84842</text:p>
          </table:table-cell>
          <table:table-cell office:value-type="float" office:value="2.80645" calcext:value-type="float">
            <text:p>2.80645</text:p>
          </table:table-cell>
          <table:table-cell office:value-type="float" office:value="0.0432572" calcext:value-type="float">
            <text:p>0.0432572</text:p>
          </table:table-cell>
          <table:table-cell office:value-type="float" office:value="-3.13833" calcext:value-type="float">
            <text:p>-3.13833</text:p>
          </table:table-cell>
          <table:table-cell office:value-type="float" office:value="-0.423788" calcext:value-type="float">
            <text:p>-0.423788</text:p>
          </table:table-cell>
          <table:table-cell office:value-type="float" office:value="0.0319867" calcext:value-type="float">
            <text:p>0.0319867</text:p>
          </table:table-cell>
          <table:table-cell office:value-type="float" office:value="-9.79078" calcext:value-type="float">
            <text:p>-9.79078</text:p>
          </table:table-cell>
          <table:table-cell/>
          <table:table-cell table:formula="of:= SQRT(([.G515]-[.A515])^2 + ([.H515]-[.B515])^2 + ([.I515]-[.C515])^2)" office:value-type="float" office:value="0.28736897433734" calcext:value-type="float">
            <text:p>0.2873689743</text:p>
          </table:table-cell>
          <table:table-cell table:formula="of:=[.A515]-[.G515]" office:value-type="float" office:value="-0.279078" calcext:value-type="float">
            <text:p>-0.279078</text:p>
          </table:table-cell>
          <table:table-cell table:formula="of:=[.B515]-[.H515]" office:value-type="float" office:value="-0.03706788" calcext:value-type="float">
            <text:p>-0.03706788</text:p>
          </table:table-cell>
          <table:table-cell table:formula="of:=[.C515]-[.I515]" office:value-type="float" office:value="-0.057640000000001" calcext:value-type="float">
            <text:p>-0.05764</text:p>
          </table:table-cell>
          <table:table-cell/>
        </table:table-row>
        <table:table-row table:style-name="ro1">
          <table:table-cell office:value-type="float" office:value="-0.702866" calcext:value-type="float">
            <text:p>-0.702866</text:p>
          </table:table-cell>
          <table:table-cell office:value-type="float" office:value="-0.00508118" calcext:value-type="float">
            <text:p>-0.00508118</text:p>
          </table:table-cell>
          <table:table-cell office:value-type="float" office:value="-9.84842" calcext:value-type="float">
            <text:p>-9.84842</text:p>
          </table:table-cell>
          <table:table-cell office:value-type="float" office:value="2.80977" calcext:value-type="float">
            <text:p>2.80977</text:p>
          </table:table-cell>
          <table:table-cell office:value-type="float" office:value="0.0421593" calcext:value-type="float">
            <text:p>0.0421593</text:p>
          </table:table-cell>
          <table:table-cell office:value-type="float" office:value="-3.13377" calcext:value-type="float">
            <text:p>-3.13377</text:p>
          </table:table-cell>
          <table:table-cell office:value-type="float" office:value="-0.413038" calcext:value-type="float">
            <text:p>-0.413038</text:p>
          </table:table-cell>
          <table:table-cell office:value-type="float" office:value="0.076607" calcext:value-type="float">
            <text:p>0.076607</text:p>
          </table:table-cell>
          <table:table-cell office:value-type="float" office:value="-9.79099" calcext:value-type="float">
            <text:p>-9.79099</text:p>
          </table:table-cell>
          <table:table-cell/>
          <table:table-cell table:formula="of:= SQRT(([.G516]-[.A516])^2 + ([.H516]-[.B516])^2 + ([.I516]-[.C516])^2)" office:value-type="float" office:value="0.30654760353934" calcext:value-type="float">
            <text:p>0.3065476035</text:p>
          </table:table-cell>
          <table:table-cell table:formula="of:=[.A516]-[.G516]" office:value-type="float" office:value="-0.289828" calcext:value-type="float">
            <text:p>-0.289828</text:p>
          </table:table-cell>
          <table:table-cell table:formula="of:=[.B516]-[.H516]" office:value-type="float" office:value="-0.08168818" calcext:value-type="float">
            <text:p>-0.08168818</text:p>
          </table:table-cell>
          <table:table-cell table:formula="of:=[.C516]-[.I516]" office:value-type="float" office:value="-0.0574300000000001" calcext:value-type="float">
            <text:p>-0.05743</text:p>
          </table:table-cell>
          <table:table-cell/>
        </table:table-row>
        <table:table-row table:style-name="ro1">
          <table:table-cell office:value-type="float" office:value="-0.367233" calcext:value-type="float">
            <text:p>-0.367233</text:p>
          </table:table-cell>
          <table:table-cell office:value-type="float" office:value="-0.302628" calcext:value-type="float">
            <text:p>-0.302628</text:p>
          </table:table-cell>
          <table:table-cell office:value-type="float" office:value="-10.1174" calcext:value-type="float">
            <text:p>-10.1174</text:p>
          </table:table-cell>
          <table:table-cell office:value-type="float" office:value="2.812" calcext:value-type="float">
            <text:p>2.812</text:p>
          </table:table-cell>
          <table:table-cell office:value-type="float" office:value="0.0437001" calcext:value-type="float">
            <text:p>0.0437001</text:p>
          </table:table-cell>
          <table:table-cell office:value-type="float" office:value="-3.12755" calcext:value-type="float">
            <text:p>-3.12755</text:p>
          </table:table-cell>
          <table:table-cell office:value-type="float" office:value="-0.428124" calcext:value-type="float">
            <text:p>-0.428124</text:p>
          </table:table-cell>
          <table:table-cell office:value-type="float" office:value="0.137484" calcext:value-type="float">
            <text:p>0.137484</text:p>
          </table:table-cell>
          <table:table-cell office:value-type="float" office:value="-9.78968" calcext:value-type="float">
            <text:p>-9.78968</text:p>
          </table:table-cell>
          <table:table-cell/>
          <table:table-cell table:formula="of:= SQRT(([.G517]-[.A517])^2 + ([.H517]-[.B517])^2 + ([.I517]-[.C517])^2)" office:value-type="float" office:value="0.552093003781971" calcext:value-type="float">
            <text:p>0.5520930038</text:p>
          </table:table-cell>
          <table:table-cell table:formula="of:=[.A517]-[.G517]" office:value-type="float" office:value="0.060891" calcext:value-type="float">
            <text:p>0.060891</text:p>
          </table:table-cell>
          <table:table-cell table:formula="of:=[.B517]-[.H517]" office:value-type="float" office:value="-0.440112" calcext:value-type="float">
            <text:p>-0.440112</text:p>
          </table:table-cell>
          <table:table-cell table:formula="of:=[.C517]-[.I517]" office:value-type="float" office:value="-0.327719999999999" calcext:value-type="float">
            <text:p>-0.32772</text:p>
          </table:table-cell>
          <table:table-cell/>
        </table:table-row>
        <table:table-row table:style-name="ro1">
          <table:table-cell office:value-type="float" office:value="-0.431503" calcext:value-type="float">
            <text:p>-0.431503</text:p>
          </table:table-cell>
          <table:table-cell office:value-type="float" office:value="-0.000320435" calcext:value-type="float">
            <text:p>-0.000320435</text:p>
          </table:table-cell>
          <table:table-cell office:value-type="float" office:value="-10.3007" calcext:value-type="float">
            <text:p>-10.3007</text:p>
          </table:table-cell>
          <table:table-cell office:value-type="float" office:value="2.81356" calcext:value-type="float">
            <text:p>2.81356</text:p>
          </table:table-cell>
          <table:table-cell office:value-type="float" office:value="0.0440309" calcext:value-type="float">
            <text:p>0.0440309</text:p>
          </table:table-cell>
          <table:table-cell office:value-type="float" office:value="-3.12316" calcext:value-type="float">
            <text:p>-3.12316</text:p>
          </table:table-cell>
          <table:table-cell office:value-type="float" office:value="-0.431364" calcext:value-type="float">
            <text:p>-0.431364</text:p>
          </table:table-cell>
          <table:table-cell office:value-type="float" office:value="0.180496" calcext:value-type="float">
            <text:p>0.180496</text:p>
          </table:table-cell>
          <table:table-cell office:value-type="float" office:value="-9.78884" calcext:value-type="float">
            <text:p>-9.78884</text:p>
          </table:table-cell>
          <table:table-cell/>
          <table:table-cell table:formula="of:= SQRT(([.G518]-[.A518])^2 + ([.H518]-[.B518])^2 + ([.I518]-[.C518])^2)" office:value-type="float" office:value="0.542858418086254" calcext:value-type="float">
            <text:p>0.5428584181</text:p>
          </table:table-cell>
          <table:table-cell table:formula="of:=[.A518]-[.G518]" office:value-type="float" office:value="-0.000139" calcext:value-type="float">
            <text:p>-0.000139</text:p>
          </table:table-cell>
          <table:table-cell table:formula="of:=[.B518]-[.H518]" office:value-type="float" office:value="-0.180816435" calcext:value-type="float">
            <text:p>-0.180816435</text:p>
          </table:table-cell>
          <table:table-cell table:formula="of:=[.C518]-[.I518]" office:value-type="float" office:value="-0.51186" calcext:value-type="float">
            <text:p>-0.51186</text:p>
          </table:table-cell>
          <table:table-cell/>
        </table:table-row>
        <table:table-row table:style-name="ro1">
          <table:table-cell office:value-type="float" office:value="-0.631454" calcext:value-type="float">
            <text:p>-0.631454</text:p>
          </table:table-cell>
          <table:table-cell office:value-type="float" office:value="0.340073" calcext:value-type="float">
            <text:p>0.340073</text:p>
          </table:table-cell>
          <table:table-cell office:value-type="float" office:value="-10.0174" calcext:value-type="float">
            <text:p>-10.0174</text:p>
          </table:table-cell>
          <table:table-cell office:value-type="float" office:value="2.81356" calcext:value-type="float">
            <text:p>2.81356</text:p>
          </table:table-cell>
          <table:table-cell office:value-type="float" office:value="0.0440309" calcext:value-type="float">
            <text:p>0.0440309</text:p>
          </table:table-cell>
          <table:table-cell office:value-type="float" office:value="-3.12316" calcext:value-type="float">
            <text:p>-3.12316</text:p>
          </table:table-cell>
          <table:table-cell office:value-type="float" office:value="-0.431364" calcext:value-type="float">
            <text:p>-0.431364</text:p>
          </table:table-cell>
          <table:table-cell office:value-type="float" office:value="0.180496" calcext:value-type="float">
            <text:p>0.180496</text:p>
          </table:table-cell>
          <table:table-cell office:value-type="float" office:value="-9.78884" calcext:value-type="float">
            <text:p>-9.78884</text:p>
          </table:table-cell>
          <table:table-cell/>
          <table:table-cell table:formula="of:= SQRT(([.G519]-[.A519])^2 + ([.H519]-[.B519])^2 + ([.I519]-[.C519])^2)" office:value-type="float" office:value="0.343133356916811" calcext:value-type="float">
            <text:p>0.3431333569</text:p>
          </table:table-cell>
          <table:table-cell table:formula="of:=[.A519]-[.G519]" office:value-type="float" office:value="-0.20009" calcext:value-type="float">
            <text:p>-0.20009</text:p>
          </table:table-cell>
          <table:table-cell table:formula="of:=[.B519]-[.H519]" office:value-type="float" office:value="0.159577" calcext:value-type="float">
            <text:p>0.159577</text:p>
          </table:table-cell>
          <table:table-cell table:formula="of:=[.C519]-[.I519]" office:value-type="float" office:value="-0.22856" calcext:value-type="float">
            <text:p>-0.22856</text:p>
          </table:table-cell>
          <table:table-cell/>
        </table:table-row>
        <table:table-row table:style-name="ro1">
          <table:table-cell office:value-type="float" office:value="-0.631454" calcext:value-type="float">
            <text:p>-0.631454</text:p>
          </table:table-cell>
          <table:table-cell office:value-type="float" office:value="0.340073" calcext:value-type="float">
            <text:p>0.340073</text:p>
          </table:table-cell>
          <table:table-cell office:value-type="float" office:value="-10.0174" calcext:value-type="float">
            <text:p>-10.0174</text:p>
          </table:table-cell>
          <table:table-cell office:value-type="float" office:value="2.81765" calcext:value-type="float">
            <text:p>2.81765</text:p>
          </table:table-cell>
          <table:table-cell office:value-type="float" office:value="0.0422404" calcext:value-type="float">
            <text:p>0.0422404</text:p>
          </table:table-cell>
          <table:table-cell office:value-type="float" office:value="-3.11846" calcext:value-type="float">
            <text:p>-3.11846</text:p>
          </table:table-cell>
          <table:table-cell office:value-type="float" office:value="-0.413833" calcext:value-type="float">
            <text:p>-0.413833</text:p>
          </table:table-cell>
          <table:table-cell office:value-type="float" office:value="0.226508" calcext:value-type="float">
            <text:p>0.226508</text:p>
          </table:table-cell>
          <table:table-cell office:value-type="float" office:value="-9.78864" calcext:value-type="float">
            <text:p>-9.78864</text:p>
          </table:table-cell>
          <table:table-cell/>
          <table:table-cell table:formula="of:= SQRT(([.G520]-[.A520])^2 + ([.H520]-[.B520])^2 + ([.I520]-[.C520])^2)" office:value-type="float" office:value="0.335539932744226" calcext:value-type="float">
            <text:p>0.3355399327</text:p>
          </table:table-cell>
          <table:table-cell table:formula="of:=[.A520]-[.G520]" office:value-type="float" office:value="-0.217621" calcext:value-type="float">
            <text:p>-0.217621</text:p>
          </table:table-cell>
          <table:table-cell table:formula="of:=[.B520]-[.H520]" office:value-type="float" office:value="0.113565" calcext:value-type="float">
            <text:p>0.113565</text:p>
          </table:table-cell>
          <table:table-cell table:formula="of:=[.C520]-[.I520]" office:value-type="float" office:value="-0.228759999999999" calcext:value-type="float">
            <text:p>-0.22876</text:p>
          </table:table-cell>
          <table:table-cell/>
        </table:table-row>
        <table:table-row table:style-name="ro1">
          <table:table-cell office:value-type="float" office:value="-0.576706" calcext:value-type="float">
            <text:p>-0.576706</text:p>
          </table:table-cell>
          <table:table-cell office:value-type="float" office:value="0.356735" calcext:value-type="float">
            <text:p>0.356735</text:p>
          </table:table-cell>
          <table:table-cell office:value-type="float" office:value="-9.75558" calcext:value-type="float">
            <text:p>-9.75558</text:p>
          </table:table-cell>
          <table:table-cell office:value-type="float" office:value="2.82087" calcext:value-type="float">
            <text:p>2.82087</text:p>
          </table:table-cell>
          <table:table-cell office:value-type="float" office:value="0.0421707" calcext:value-type="float">
            <text:p>0.0421707</text:p>
          </table:table-cell>
          <table:table-cell office:value-type="float" office:value="-3.11621" calcext:value-type="float">
            <text:p>-3.11621</text:p>
          </table:table-cell>
          <table:table-cell office:value-type="float" office:value="-0.41315" calcext:value-type="float">
            <text:p>-0.41315</text:p>
          </table:table-cell>
          <table:table-cell office:value-type="float" office:value="0.248552" calcext:value-type="float">
            <text:p>0.248552</text:p>
          </table:table-cell>
          <table:table-cell office:value-type="float" office:value="-9.78813" calcext:value-type="float">
            <text:p>-9.78813</text:p>
          </table:table-cell>
          <table:table-cell/>
          <table:table-cell table:formula="of:= SQRT(([.G521]-[.A521])^2 + ([.H521]-[.B521])^2 + ([.I521]-[.C521])^2)" office:value-type="float" office:value="0.198780353971412" calcext:value-type="float">
            <text:p>0.198780354</text:p>
          </table:table-cell>
          <table:table-cell table:formula="of:=[.A521]-[.G521]" office:value-type="float" office:value="-0.163556" calcext:value-type="float">
            <text:p>-0.163556</text:p>
          </table:table-cell>
          <table:table-cell table:formula="of:=[.B521]-[.H521]" office:value-type="float" office:value="0.108183" calcext:value-type="float">
            <text:p>0.108183</text:p>
          </table:table-cell>
          <table:table-cell table:formula="of:=[.C521]-[.I521]" office:value-type="float" office:value="0.0325500000000005" calcext:value-type="float">
            <text:p>0.03255</text:p>
          </table:table-cell>
          <table:table-cell/>
        </table:table-row>
        <table:table-row table:style-name="ro1">
          <table:table-cell office:value-type="float" office:value="-0.529099" calcext:value-type="float">
            <text:p>-0.529099</text:p>
          </table:table-cell>
          <table:table-cell office:value-type="float" office:value="0.96373" calcext:value-type="float">
            <text:p>0.96373</text:p>
          </table:table-cell>
          <table:table-cell office:value-type="float" office:value="-9.97458" calcext:value-type="float">
            <text:p>-9.97458</text:p>
          </table:table-cell>
          <table:table-cell office:value-type="float" office:value="2.82087" calcext:value-type="float">
            <text:p>2.82087</text:p>
          </table:table-cell>
          <table:table-cell office:value-type="float" office:value="0.0421707" calcext:value-type="float">
            <text:p>0.0421707</text:p>
          </table:table-cell>
          <table:table-cell office:value-type="float" office:value="-3.11621" calcext:value-type="float">
            <text:p>-3.11621</text:p>
          </table:table-cell>
          <table:table-cell office:value-type="float" office:value="-0.41315" calcext:value-type="float">
            <text:p>-0.41315</text:p>
          </table:table-cell>
          <table:table-cell office:value-type="float" office:value="0.248552" calcext:value-type="float">
            <text:p>0.248552</text:p>
          </table:table-cell>
          <table:table-cell office:value-type="float" office:value="-9.78813" calcext:value-type="float">
            <text:p>-9.78813</text:p>
          </table:table-cell>
          <table:table-cell/>
          <table:table-cell table:formula="of:= SQRT(([.G522]-[.A522])^2 + ([.H522]-[.B522])^2 + ([.I522]-[.C522])^2)" office:value-type="float" office:value="0.74812254663591" calcext:value-type="float">
            <text:p>0.7481225466</text:p>
          </table:table-cell>
          <table:table-cell table:formula="of:=[.A522]-[.G522]" office:value-type="float" office:value="-0.115949" calcext:value-type="float">
            <text:p>-0.115949</text:p>
          </table:table-cell>
          <table:table-cell table:formula="of:=[.B522]-[.H522]" office:value-type="float" office:value="0.715178" calcext:value-type="float">
            <text:p>0.715178</text:p>
          </table:table-cell>
          <table:table-cell table:formula="of:=[.C522]-[.I522]" office:value-type="float" office:value="-0.186449999999999" calcext:value-type="float">
            <text:p>-0.18645</text:p>
          </table:table-cell>
          <table:table-cell/>
        </table:table-row>
        <table:table-row table:style-name="ro1">
          <table:table-cell office:value-type="float" office:value="-0.383896" calcext:value-type="float">
            <text:p>-0.383896</text:p>
          </table:table-cell>
          <table:table-cell office:value-type="float" office:value="0.585251" calcext:value-type="float">
            <text:p>0.585251</text:p>
          </table:table-cell>
          <table:table-cell office:value-type="float" office:value="-10.2031" calcext:value-type="float">
            <text:p>-10.2031</text:p>
          </table:table-cell>
          <table:table-cell office:value-type="float" office:value="2.83349" calcext:value-type="float">
            <text:p>2.83349</text:p>
          </table:table-cell>
          <table:table-cell office:value-type="float" office:value="0.0454651" calcext:value-type="float">
            <text:p>0.0454651</text:p>
          </table:table-cell>
          <table:table-cell office:value-type="float" office:value="-3.10788" calcext:value-type="float">
            <text:p>-3.10788</text:p>
          </table:table-cell>
          <table:table-cell office:value-type="float" office:value="-0.445404" calcext:value-type="float">
            <text:p>-0.445404</text:p>
          </table:table-cell>
          <table:table-cell office:value-type="float" office:value="0.330018" calcext:value-type="float">
            <text:p>0.330018</text:p>
          </table:table-cell>
          <table:table-cell office:value-type="float" office:value="-9.78431" calcext:value-type="float">
            <text:p>-9.78431</text:p>
          </table:table-cell>
          <table:table-cell/>
          <table:table-cell table:formula="of:= SQRT(([.G523]-[.A523])^2 + ([.H523]-[.B523])^2 + ([.I523]-[.C523])^2)" office:value-type="float" office:value="0.494279457850516" calcext:value-type="float">
            <text:p>0.4942794579</text:p>
          </table:table-cell>
          <table:table-cell table:formula="of:=[.A523]-[.G523]" office:value-type="float" office:value="0.061508" calcext:value-type="float">
            <text:p>0.061508</text:p>
          </table:table-cell>
          <table:table-cell table:formula="of:=[.B523]-[.H523]" office:value-type="float" office:value="0.255233" calcext:value-type="float">
            <text:p>0.255233</text:p>
          </table:table-cell>
          <table:table-cell table:formula="of:=[.C523]-[.I523]" office:value-type="float" office:value="-0.41879" calcext:value-type="float">
            <text:p>-0.41879</text:p>
          </table:table-cell>
          <table:table-cell/>
        </table:table-row>
        <table:table-row table:style-name="ro1">
          <table:table-cell office:value-type="float" office:value="-0.631454" calcext:value-type="float">
            <text:p>-0.631454</text:p>
          </table:table-cell>
          <table:table-cell office:value-type="float" office:value="0.363876" calcext:value-type="float">
            <text:p>0.363876</text:p>
          </table:table-cell>
          <table:table-cell office:value-type="float" office:value="-9.85794" calcext:value-type="float">
            <text:p>-9.85794</text:p>
          </table:table-cell>
          <table:table-cell office:value-type="float" office:value="2.83349" calcext:value-type="float">
            <text:p>2.83349</text:p>
          </table:table-cell>
          <table:table-cell office:value-type="float" office:value="0.0454651" calcext:value-type="float">
            <text:p>0.0454651</text:p>
          </table:table-cell>
          <table:table-cell office:value-type="float" office:value="-3.10788" calcext:value-type="float">
            <text:p>-3.10788</text:p>
          </table:table-cell>
          <table:table-cell office:value-type="float" office:value="-0.445404" calcext:value-type="float">
            <text:p>-0.445404</text:p>
          </table:table-cell>
          <table:table-cell office:value-type="float" office:value="0.330018" calcext:value-type="float">
            <text:p>0.330018</text:p>
          </table:table-cell>
          <table:table-cell office:value-type="float" office:value="-9.78431" calcext:value-type="float">
            <text:p>-9.78431</text:p>
          </table:table-cell>
          <table:table-cell/>
          <table:table-cell table:formula="of:= SQRT(([.G524]-[.A524])^2 + ([.H524]-[.B524])^2 + ([.I524]-[.C524])^2)" office:value-type="float" office:value="0.202934333132666" calcext:value-type="float">
            <text:p>0.2029343331</text:p>
          </table:table-cell>
          <table:table-cell table:formula="of:=[.A524]-[.G524]" office:value-type="float" office:value="-0.18605" calcext:value-type="float">
            <text:p>-0.18605</text:p>
          </table:table-cell>
          <table:table-cell table:formula="of:=[.B524]-[.H524]" office:value-type="float" office:value="0.033858" calcext:value-type="float">
            <text:p>0.033858</text:p>
          </table:table-cell>
          <table:table-cell table:formula="of:=[.C524]-[.I524]" office:value-type="float" office:value="-0.0736299999999996" calcext:value-type="float">
            <text:p>-0.07363</text:p>
          </table:table-cell>
          <table:table-cell/>
        </table:table-row>
        <table:table-row table:style-name="ro1">
          <table:table-cell office:value-type="float" office:value="-0.631454" calcext:value-type="float">
            <text:p>-0.631454</text:p>
          </table:table-cell>
          <table:table-cell office:value-type="float" office:value="0.363876" calcext:value-type="float">
            <text:p>0.363876</text:p>
          </table:table-cell>
          <table:table-cell office:value-type="float" office:value="-9.85794" calcext:value-type="float">
            <text:p>-9.85794</text:p>
          </table:table-cell>
          <table:table-cell office:value-type="float" office:value="2.8381" calcext:value-type="float">
            <text:p>2.8381</text:p>
          </table:table-cell>
          <table:table-cell office:value-type="float" office:value="0.0436288" calcext:value-type="float">
            <text:p>0.0436288</text:p>
          </table:table-cell>
          <table:table-cell office:value-type="float" office:value="-3.09903" calcext:value-type="float">
            <text:p>-3.09903</text:p>
          </table:table-cell>
          <table:table-cell office:value-type="float" office:value="-0.427426" calcext:value-type="float">
            <text:p>-0.427426</text:p>
          </table:table-cell>
          <table:table-cell office:value-type="float" office:value="0.416641" calcext:value-type="float">
            <text:p>0.416641</text:p>
          </table:table-cell>
          <table:table-cell office:value-type="float" office:value="-9.78181" calcext:value-type="float">
            <text:p>-9.78181</text:p>
          </table:table-cell>
          <table:table-cell/>
          <table:table-cell table:formula="of:= SQRT(([.G525]-[.A525])^2 + ([.H525]-[.B525])^2 + ([.I525]-[.C525])^2)" office:value-type="float" office:value="0.22406995985406" calcext:value-type="float">
            <text:p>0.2240699599</text:p>
          </table:table-cell>
          <table:table-cell table:formula="of:=[.A525]-[.G525]" office:value-type="float" office:value="-0.204028" calcext:value-type="float">
            <text:p>-0.204028</text:p>
          </table:table-cell>
          <table:table-cell table:formula="of:=[.B525]-[.H525]" office:value-type="float" office:value="-0.052765" calcext:value-type="float">
            <text:p>-0.052765</text:p>
          </table:table-cell>
          <table:table-cell table:formula="of:=[.C525]-[.I525]" office:value-type="float" office:value="-0.0761299999999991" calcext:value-type="float">
            <text:p>-0.07613</text:p>
          </table:table-cell>
          <table:table-cell/>
        </table:table-row>
        <table:table-row table:style-name="ro1">
          <table:table-cell office:value-type="float" office:value="-0.802841" calcext:value-type="float">
            <text:p>-0.802841</text:p>
          </table:table-cell>
          <table:table-cell office:value-type="float" office:value="0.292465" calcext:value-type="float">
            <text:p>0.292465</text:p>
          </table:table-cell>
          <table:table-cell office:value-type="float" office:value="-9.59848" calcext:value-type="float">
            <text:p>-9.59848</text:p>
          </table:table-cell>
          <table:table-cell office:value-type="float" office:value="2.8381" calcext:value-type="float">
            <text:p>2.8381</text:p>
          </table:table-cell>
          <table:table-cell office:value-type="float" office:value="0.0436288" calcext:value-type="float">
            <text:p>0.0436288</text:p>
          </table:table-cell>
          <table:table-cell office:value-type="float" office:value="-3.09903" calcext:value-type="float">
            <text:p>-3.09903</text:p>
          </table:table-cell>
          <table:table-cell office:value-type="float" office:value="-0.427426" calcext:value-type="float">
            <text:p>-0.427426</text:p>
          </table:table-cell>
          <table:table-cell office:value-type="float" office:value="0.416641" calcext:value-type="float">
            <text:p>0.416641</text:p>
          </table:table-cell>
          <table:table-cell office:value-type="float" office:value="-9.78181" calcext:value-type="float">
            <text:p>-9.78181</text:p>
          </table:table-cell>
          <table:table-cell/>
          <table:table-cell table:formula="of:= SQRT(([.G526]-[.A526])^2 + ([.H526]-[.B526])^2 + ([.I526]-[.C526])^2)" office:value-type="float" office:value="0.435850880578438" calcext:value-type="float">
            <text:p>0.4358508806</text:p>
          </table:table-cell>
          <table:table-cell table:formula="of:=[.A526]-[.G526]" office:value-type="float" office:value="-0.375415" calcext:value-type="float">
            <text:p>-0.375415</text:p>
          </table:table-cell>
          <table:table-cell table:formula="of:=[.B526]-[.H526]" office:value-type="float" office:value="-0.124176" calcext:value-type="float">
            <text:p>-0.124176</text:p>
          </table:table-cell>
          <table:table-cell table:formula="of:=[.C526]-[.I526]" office:value-type="float" office:value="0.18333" calcext:value-type="float">
            <text:p>0.18333</text:p>
          </table:table-cell>
          <table:table-cell/>
        </table:table-row>
        <table:table-row table:style-name="ro1">
          <table:table-cell office:value-type="float" office:value="-0.514816" calcext:value-type="float">
            <text:p>-0.514816</text:p>
          </table:table-cell>
          <table:table-cell office:value-type="float" office:value="0.632858" calcext:value-type="float">
            <text:p>0.632858</text:p>
          </table:table-cell>
          <table:table-cell office:value-type="float" office:value="-9.40805" calcext:value-type="float">
            <text:p>-9.40805</text:p>
          </table:table-cell>
          <table:table-cell office:value-type="float" office:value="2.84041" calcext:value-type="float">
            <text:p>2.84041</text:p>
          </table:table-cell>
          <table:table-cell office:value-type="float" office:value="0.0431668" calcext:value-type="float">
            <text:p>0.0431668</text:p>
          </table:table-cell>
          <table:table-cell office:value-type="float" office:value="-3.09358" calcext:value-type="float">
            <text:p>-3.09358</text:p>
          </table:table-cell>
          <table:table-cell office:value-type="float" office:value="-0.422903" calcext:value-type="float">
            <text:p>-0.422903</text:p>
          </table:table-cell>
          <table:table-cell office:value-type="float" office:value="0.469878" calcext:value-type="float">
            <text:p>0.469878</text:p>
          </table:table-cell>
          <table:table-cell office:value-type="float" office:value="-9.77959" calcext:value-type="float">
            <text:p>-9.77959</text:p>
          </table:table-cell>
          <table:table-cell/>
          <table:table-cell table:formula="of:= SQRT(([.G527]-[.A527])^2 + ([.H527]-[.B527])^2 + ([.I527]-[.C527])^2)" office:value-type="float" office:value="0.415995735037033" calcext:value-type="float">
            <text:p>0.415995735</text:p>
          </table:table-cell>
          <table:table-cell table:formula="of:=[.A527]-[.G527]" office:value-type="float" office:value="-0.091913" calcext:value-type="float">
            <text:p>-0.091913</text:p>
          </table:table-cell>
          <table:table-cell table:formula="of:=[.B527]-[.H527]" office:value-type="float" office:value="0.16298" calcext:value-type="float">
            <text:p>0.16298</text:p>
          </table:table-cell>
          <table:table-cell table:formula="of:=[.C527]-[.I527]" office:value-type="float" office:value="0.371540000000001" calcext:value-type="float">
            <text:p>0.37154</text:p>
          </table:table-cell>
          <table:table-cell/>
        </table:table-row>
        <table:table-row table:style-name="ro1">
          <table:table-cell office:value-type="float" office:value="-0.324387" calcext:value-type="float">
            <text:p>-0.324387</text:p>
          </table:table-cell>
          <table:table-cell office:value-type="float" office:value="1.14702" calcext:value-type="float">
            <text:p>1.14702</text:p>
          </table:table-cell>
          <table:table-cell office:value-type="float" office:value="-9.88651" calcext:value-type="float">
            <text:p>-9.88651</text:p>
          </table:table-cell>
          <table:table-cell office:value-type="float" office:value="2.84319" calcext:value-type="float">
            <text:p>2.84319</text:p>
          </table:table-cell>
          <table:table-cell office:value-type="float" office:value="0.0477584" calcext:value-type="float">
            <text:p>0.0477584</text:p>
          </table:table-cell>
          <table:table-cell office:value-type="float" office:value="-3.09593" calcext:value-type="float">
            <text:p>-3.09593</text:p>
          </table:table-cell>
          <table:table-cell office:value-type="float" office:value="-0.467854" calcext:value-type="float">
            <text:p>-0.467854</text:p>
          </table:table-cell>
          <table:table-cell office:value-type="float" office:value="0.446878" calcext:value-type="float">
            <text:p>0.446878</text:p>
          </table:table-cell>
          <table:table-cell office:value-type="float" office:value="-9.77862" calcext:value-type="float">
            <text:p>-9.77862</text:p>
          </table:table-cell>
          <table:table-cell/>
          <table:table-cell table:formula="of:= SQRT(([.G528]-[.A528])^2 + ([.H528]-[.B528])^2 + ([.I528]-[.C528])^2)" office:value-type="float" office:value="0.722787556860935" calcext:value-type="float">
            <text:p>0.7227875569</text:p>
          </table:table-cell>
          <table:table-cell table:formula="of:=[.A528]-[.G528]" office:value-type="float" office:value="0.143467" calcext:value-type="float">
            <text:p>0.143467</text:p>
          </table:table-cell>
          <table:table-cell table:formula="of:=[.B528]-[.H528]" office:value-type="float" office:value="0.700142" calcext:value-type="float">
            <text:p>0.700142</text:p>
          </table:table-cell>
          <table:table-cell table:formula="of:=[.C528]-[.I528]" office:value-type="float" office:value="-0.107889999999999" calcext:value-type="float">
            <text:p>-0.10789</text:p>
          </table:table-cell>
          <table:table-cell/>
        </table:table-row>
        <table:table-row table:style-name="ro1">
          <table:table-cell office:value-type="float" office:value="-0.324387" calcext:value-type="float">
            <text:p>-0.324387</text:p>
          </table:table-cell>
          <table:table-cell office:value-type="float" office:value="1.14702" calcext:value-type="float">
            <text:p>1.14702</text:p>
          </table:table-cell>
          <table:table-cell office:value-type="float" office:value="-9.88651" calcext:value-type="float">
            <text:p>-9.88651</text:p>
          </table:table-cell>
          <table:table-cell office:value-type="float" office:value="2.85113" calcext:value-type="float">
            <text:p>2.85113</text:p>
          </table:table-cell>
          <table:table-cell office:value-type="float" office:value="0.0552872" calcext:value-type="float">
            <text:p>0.0552872</text:p>
          </table:table-cell>
          <table:table-cell office:value-type="float" office:value="-3.1013" calcext:value-type="float">
            <text:p>-3.1013</text:p>
          </table:table-cell>
          <table:table-cell office:value-type="float" office:value="-0.541538" calcext:value-type="float">
            <text:p>-0.541538</text:p>
          </table:table-cell>
          <table:table-cell office:value-type="float" office:value="0.394139" calcext:value-type="float">
            <text:p>0.394139</text:p>
          </table:table-cell>
          <table:table-cell office:value-type="float" office:value="-9.77709" calcext:value-type="float">
            <text:p>-9.77709</text:p>
          </table:table-cell>
          <table:table-cell/>
          <table:table-cell table:formula="of:= SQRT(([.G529]-[.A529])^2 + ([.H529]-[.B529])^2 + ([.I529]-[.C529])^2)" office:value-type="float" office:value="0.791174502472116" calcext:value-type="float">
            <text:p>0.7911745025</text:p>
          </table:table-cell>
          <table:table-cell table:formula="of:=[.A529]-[.G529]" office:value-type="float" office:value="0.217151" calcext:value-type="float">
            <text:p>0.217151</text:p>
          </table:table-cell>
          <table:table-cell table:formula="of:=[.B529]-[.H529]" office:value-type="float" office:value="0.752881" calcext:value-type="float">
            <text:p>0.752881</text:p>
          </table:table-cell>
          <table:table-cell table:formula="of:=[.C529]-[.I529]" office:value-type="float" office:value="-0.10942" calcext:value-type="float">
            <text:p>-0.10942</text:p>
          </table:table-cell>
          <table:table-cell/>
        </table:table-row>
        <table:table-row table:style-name="ro1">
          <table:table-cell office:value-type="float" office:value="-0.443405" calcext:value-type="float">
            <text:p>-0.443405</text:p>
          </table:table-cell>
          <table:table-cell office:value-type="float" office:value="1.07561" calcext:value-type="float">
            <text:p>1.07561</text:p>
          </table:table-cell>
          <table:table-cell office:value-type="float" office:value="-9.87698" calcext:value-type="float">
            <text:p>-9.87698</text:p>
          </table:table-cell>
          <table:table-cell office:value-type="float" office:value="2.86258" calcext:value-type="float">
            <text:p>2.86258</text:p>
          </table:table-cell>
          <table:table-cell office:value-type="float" office:value="0.0597114" calcext:value-type="float">
            <text:p>0.0597114</text:p>
          </table:table-cell>
          <table:table-cell office:value-type="float" office:value="-3.09829" calcext:value-type="float">
            <text:p>-3.09829</text:p>
          </table:table-cell>
          <table:table-cell office:value-type="float" office:value="-0.584823" calcext:value-type="float">
            <text:p>-0.584823</text:p>
          </table:table-cell>
          <table:table-cell office:value-type="float" office:value="0.423494" calcext:value-type="float">
            <text:p>0.423494</text:p>
          </table:table-cell>
          <table:table-cell office:value-type="float" office:value="-9.77336" calcext:value-type="float">
            <text:p>-9.77336</text:p>
          </table:table-cell>
          <table:table-cell/>
          <table:table-cell table:formula="of:= SQRT(([.G530]-[.A530])^2 + ([.H530]-[.B530])^2 + ([.I530]-[.C530])^2)" office:value-type="float" office:value="0.675271376988541" calcext:value-type="float">
            <text:p>0.675271377</text:p>
          </table:table-cell>
          <table:table-cell table:formula="of:=[.A530]-[.G530]" office:value-type="float" office:value="0.141418" calcext:value-type="float">
            <text:p>0.141418</text:p>
          </table:table-cell>
          <table:table-cell table:formula="of:=[.B530]-[.H530]" office:value-type="float" office:value="0.652116" calcext:value-type="float">
            <text:p>0.652116</text:p>
          </table:table-cell>
          <table:table-cell table:formula="of:=[.C530]-[.I530]" office:value-type="float" office:value="-0.103619999999999" calcext:value-type="float">
            <text:p>-0.10362</text:p>
          </table:table-cell>
          <table:table-cell/>
        </table:table-row>
        <table:table-row table:style-name="ro1">
          <table:table-cell office:value-type="float" office:value="-0.47673" calcext:value-type="float">
            <text:p>-0.47673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9.55087" calcext:value-type="float">
            <text:p>-9.55087</text:p>
          </table:table-cell>
          <table:table-cell office:value-type="float" office:value="2.87019" calcext:value-type="float">
            <text:p>2.87019</text:p>
          </table:table-cell>
          <table:table-cell office:value-type="float" office:value="0.0597311" calcext:value-type="float">
            <text:p>0.0597311</text:p>
          </table:table-cell>
          <table:table-cell office:value-type="float" office:value="-3.08811" calcext:value-type="float">
            <text:p>-3.08811</text:p>
          </table:table-cell>
          <table:table-cell office:value-type="float" office:value="-0.585016" calcext:value-type="float">
            <text:p>-0.585016</text:p>
          </table:table-cell>
          <table:table-cell office:value-type="float" office:value="0.522967" calcext:value-type="float">
            <text:p>0.522967</text:p>
          </table:table-cell>
          <table:table-cell office:value-type="float" office:value="-9.76853" calcext:value-type="float">
            <text:p>-9.76853</text:p>
          </table:table-cell>
          <table:table-cell/>
          <table:table-cell table:formula="of:= SQRT(([.G531]-[.A531])^2 + ([.H531]-[.B531])^2 + ([.I531]-[.C531])^2)" office:value-type="float" office:value="0.540571871263397" calcext:value-type="float">
            <text:p>0.5405718713</text:p>
          </table:table-cell>
          <table:table-cell table:formula="of:=[.A531]-[.G531]" office:value-type="float" office:value="0.108286" calcext:value-type="float">
            <text:p>0.108286</text:p>
          </table:table-cell>
          <table:table-cell table:formula="of:=[.B531]-[.H531]" office:value-type="float" office:value="-0.4828211" calcext:value-type="float">
            <text:p>-0.4828211</text:p>
          </table:table-cell>
          <table:table-cell table:formula="of:=[.C531]-[.I531]" office:value-type="float" office:value="0.21766" calcext:value-type="float">
            <text:p>0.21766</text:p>
          </table:table-cell>
          <table:table-cell/>
        </table:table-row>
        <table:table-row table:style-name="ro1">
          <table:table-cell office:value-type="float" office:value="-0.47673" calcext:value-type="float">
            <text:p>-0.47673</text:p>
          </table:table-cell>
          <table:table-cell office:value-type="float" office:value="0.0401459" calcext:value-type="float">
            <text:p>0.0401459</text:p>
          </table:table-cell>
          <table:table-cell office:value-type="float" office:value="-9.55087" calcext:value-type="float">
            <text:p>-9.55087</text:p>
          </table:table-cell>
          <table:table-cell office:value-type="float" office:value="2.87019" calcext:value-type="float">
            <text:p>2.87019</text:p>
          </table:table-cell>
          <table:table-cell office:value-type="float" office:value="0.0597311" calcext:value-type="float">
            <text:p>0.0597311</text:p>
          </table:table-cell>
          <table:table-cell office:value-type="float" office:value="-3.08811" calcext:value-type="float">
            <text:p>-3.08811</text:p>
          </table:table-cell>
          <table:table-cell office:value-type="float" office:value="-0.585016" calcext:value-type="float">
            <text:p>-0.585016</text:p>
          </table:table-cell>
          <table:table-cell office:value-type="float" office:value="0.522967" calcext:value-type="float">
            <text:p>0.522967</text:p>
          </table:table-cell>
          <table:table-cell office:value-type="float" office:value="-9.76853" calcext:value-type="float">
            <text:p>-9.76853</text:p>
          </table:table-cell>
          <table:table-cell/>
          <table:table-cell table:formula="of:= SQRT(([.G532]-[.A532])^2 + ([.H532]-[.B532])^2 + ([.I532]-[.C532])^2)" office:value-type="float" office:value="0.540571871263397" calcext:value-type="float">
            <text:p>0.5405718713</text:p>
          </table:table-cell>
          <table:table-cell table:formula="of:=[.A532]-[.G532]" office:value-type="float" office:value="0.108286" calcext:value-type="float">
            <text:p>0.108286</text:p>
          </table:table-cell>
          <table:table-cell table:formula="of:=[.B532]-[.H532]" office:value-type="float" office:value="-0.4828211" calcext:value-type="float">
            <text:p>-0.4828211</text:p>
          </table:table-cell>
          <table:table-cell table:formula="of:=[.C532]-[.I532]" office:value-type="float" office:value="0.21766" calcext:value-type="float">
            <text:p>0.21766</text:p>
          </table:table-cell>
          <table:table-cell/>
        </table:table-row>
        <table:table-row table:style-name="ro1">
          <table:table-cell office:value-type="float" office:value="-0.688583" calcext:value-type="float">
            <text:p>-0.688583</text:p>
          </table:table-cell>
          <table:table-cell office:value-type="float" office:value="0.435287" calcext:value-type="float">
            <text:p>0.435287</text:p>
          </table:table-cell>
          <table:table-cell office:value-type="float" office:value="-8.96768" calcext:value-type="float">
            <text:p>-8.96768</text:p>
          </table:table-cell>
          <table:table-cell office:value-type="float" office:value="2.86969" calcext:value-type="float">
            <text:p>2.86969</text:p>
          </table:table-cell>
          <table:table-cell office:value-type="float" office:value="0.0608054" calcext:value-type="float">
            <text:p>0.0608054</text:p>
          </table:table-cell>
          <table:table-cell office:value-type="float" office:value="-3.08448" calcext:value-type="float">
            <text:p>-3.08448</text:p>
          </table:table-cell>
          <table:table-cell office:value-type="float" office:value="-0.595526" calcext:value-type="float">
            <text:p>-0.595526</text:p>
          </table:table-cell>
          <table:table-cell office:value-type="float" office:value="0.558333" calcext:value-type="float">
            <text:p>0.558333</text:p>
          </table:table-cell>
          <table:table-cell office:value-type="float" office:value="-9.76594" calcext:value-type="float">
            <text:p>-9.76594</text:p>
          </table:table-cell>
          <table:table-cell/>
          <table:table-cell table:formula="of:= SQRT(([.G533]-[.A533])^2 + ([.H533]-[.B533])^2 + ([.I533]-[.C533])^2)" office:value-type="float" office:value="0.813030719570301" calcext:value-type="float">
            <text:p>0.8130307196</text:p>
          </table:table-cell>
          <table:table-cell table:formula="of:=[.A533]-[.G533]" office:value-type="float" office:value="-0.0930569999999999" calcext:value-type="float">
            <text:p>-0.093057</text:p>
          </table:table-cell>
          <table:table-cell table:formula="of:=[.B533]-[.H533]" office:value-type="float" office:value="-0.123046" calcext:value-type="float">
            <text:p>-0.123046</text:p>
          </table:table-cell>
          <table:table-cell table:formula="of:=[.C533]-[.I533]" office:value-type="float" office:value="0.798260000000001" calcext:value-type="float">
            <text:p>0.79826</text:p>
          </table:table-cell>
          <table:table-cell/>
        </table:table-row>
        <table:table-row table:style-name="ro1">
          <table:table-cell office:value-type="float" office:value="-0.690964" calcext:value-type="float">
            <text:p>-0.690964</text:p>
          </table:table-cell>
          <table:table-cell office:value-type="float" office:value="0.918503" calcext:value-type="float">
            <text:p>0.918503</text:p>
          </table:table-cell>
          <table:table-cell office:value-type="float" office:value="-8.49399" calcext:value-type="float">
            <text:p>-8.49399</text:p>
          </table:table-cell>
          <table:table-cell office:value-type="float" office:value="2.86969" calcext:value-type="float">
            <text:p>2.86969</text:p>
          </table:table-cell>
          <table:table-cell office:value-type="float" office:value="0.0608054" calcext:value-type="float">
            <text:p>0.0608054</text:p>
          </table:table-cell>
          <table:table-cell office:value-type="float" office:value="-3.08448" calcext:value-type="float">
            <text:p>-3.08448</text:p>
          </table:table-cell>
          <table:table-cell office:value-type="float" office:value="-0.595526" calcext:value-type="float">
            <text:p>-0.595526</text:p>
          </table:table-cell>
          <table:table-cell office:value-type="float" office:value="0.558333" calcext:value-type="float">
            <text:p>0.558333</text:p>
          </table:table-cell>
          <table:table-cell office:value-type="float" office:value="-9.76594" calcext:value-type="float">
            <text:p>-9.76594</text:p>
          </table:table-cell>
          <table:table-cell/>
          <table:table-cell table:formula="of:= SQRT(([.G534]-[.A534])^2 + ([.H534]-[.B534])^2 + ([.I534]-[.C534])^2)" office:value-type="float" office:value="1.32540093679007" calcext:value-type="float">
            <text:p>1.3254009368</text:p>
          </table:table-cell>
          <table:table-cell table:formula="of:=[.A534]-[.G534]" office:value-type="float" office:value="-0.095438" calcext:value-type="float">
            <text:p>-0.095438</text:p>
          </table:table-cell>
          <table:table-cell table:formula="of:=[.B534]-[.H534]" office:value-type="float" office:value="0.36017" calcext:value-type="float">
            <text:p>0.36017</text:p>
          </table:table-cell>
          <table:table-cell table:formula="of:=[.C534]-[.I534]" office:value-type="float" office:value="1.27195" calcext:value-type="float">
            <text:p>1.27195</text:p>
          </table:table-cell>
          <table:table-cell/>
        </table:table-row>
        <table:table-row table:style-name="ro1">
          <table:table-cell office:value-type="float" office:value="-0.424362" calcext:value-type="float">
            <text:p>-0.424362</text:p>
          </table:table-cell>
          <table:table-cell office:value-type="float" office:value="1.71593" calcext:value-type="float">
            <text:p>1.71593</text:p>
          </table:table-cell>
          <table:table-cell office:value-type="float" office:value="-8.75107" calcext:value-type="float">
            <text:p>-8.75107</text:p>
          </table:table-cell>
          <table:table-cell office:value-type="float" office:value="2.87318" calcext:value-type="float">
            <text:p>2.87318</text:p>
          </table:table-cell>
          <table:table-cell office:value-type="float" office:value="0.0682313" calcext:value-type="float">
            <text:p>0.0682313</text:p>
          </table:table-cell>
          <table:table-cell office:value-type="float" office:value="-3.08945" calcext:value-type="float">
            <text:p>-3.08945</text:p>
          </table:table-cell>
          <table:table-cell office:value-type="float" office:value="-0.668148" calcext:value-type="float">
            <text:p>-0.668148</text:p>
          </table:table-cell>
          <table:table-cell office:value-type="float" office:value="0.509611" calcext:value-type="float">
            <text:p>0.509611</text:p>
          </table:table-cell>
          <table:table-cell office:value-type="float" office:value="-9.76391" calcext:value-type="float">
            <text:p>-9.76391</text:p>
          </table:table-cell>
          <table:table-cell/>
          <table:table-cell table:formula="of:= SQRT(([.G535]-[.A535])^2 + ([.H535]-[.B535])^2 + ([.I535]-[.C535])^2)" office:value-type="float" office:value="1.5938889575993" calcext:value-type="float">
            <text:p>1.5938889576</text:p>
          </table:table-cell>
          <table:table-cell table:formula="of:=[.A535]-[.G535]" office:value-type="float" office:value="0.243786" calcext:value-type="float">
            <text:p>0.243786</text:p>
          </table:table-cell>
          <table:table-cell table:formula="of:=[.B535]-[.H535]" office:value-type="float" office:value="1.206319" calcext:value-type="float">
            <text:p>1.206319</text:p>
          </table:table-cell>
          <table:table-cell table:formula="of:=[.C535]-[.I535]" office:value-type="float" office:value="1.01284" calcext:value-type="float">
            <text:p>1.01284</text:p>
          </table:table-cell>
          <table:table-cell/>
        </table:table-row>
        <table:table-row table:style-name="ro1">
          <table:table-cell office:value-type="float" office:value="-0.424362" calcext:value-type="float">
            <text:p>-0.424362</text:p>
          </table:table-cell>
          <table:table-cell office:value-type="float" office:value="1.71593" calcext:value-type="float">
            <text:p>1.71593</text:p>
          </table:table-cell>
          <table:table-cell office:value-type="float" office:value="-8.75107" calcext:value-type="float">
            <text:p>-8.75107</text:p>
          </table:table-cell>
          <table:table-cell office:value-type="float" office:value="2.87873" calcext:value-type="float">
            <text:p>2.87873</text:p>
          </table:table-cell>
          <table:table-cell office:value-type="float" office:value="0.0803756" calcext:value-type="float">
            <text:p>0.0803756</text:p>
          </table:table-cell>
          <table:table-cell office:value-type="float" office:value="-3.10221" calcext:value-type="float">
            <text:p>-3.10221</text:p>
          </table:table-cell>
          <table:table-cell office:value-type="float" office:value="-0.786833" calcext:value-type="float">
            <text:p>-0.786833</text:p>
          </table:table-cell>
          <table:table-cell office:value-type="float" office:value="0.384589" calcext:value-type="float">
            <text:p>0.384589</text:p>
          </table:table-cell>
          <table:table-cell office:value-type="float" office:value="-9.76079" calcext:value-type="float">
            <text:p>-9.76079</text:p>
          </table:table-cell>
          <table:table-cell/>
          <table:table-cell table:formula="of:= SQRT(([.G536]-[.A536])^2 + ([.H536]-[.B536])^2 + ([.I536]-[.C536])^2)" office:value-type="float" office:value="1.70979196469103" calcext:value-type="float">
            <text:p>1.7097919647</text:p>
          </table:table-cell>
          <table:table-cell table:formula="of:=[.A536]-[.G536]" office:value-type="float" office:value="0.362471" calcext:value-type="float">
            <text:p>0.362471</text:p>
          </table:table-cell>
          <table:table-cell table:formula="of:=[.B536]-[.H536]" office:value-type="float" office:value="1.331341" calcext:value-type="float">
            <text:p>1.331341</text:p>
          </table:table-cell>
          <table:table-cell table:formula="of:=[.C536]-[.I536]" office:value-type="float" office:value="1.00972" calcext:value-type="float">
            <text:p>1.00972</text:p>
          </table:table-cell>
          <table:table-cell/>
        </table:table-row>
        <table:table-row table:style-name="ro1">
          <table:table-cell office:value-type="float" office:value="-0.464828" calcext:value-type="float">
            <text:p>-0.464828</text:p>
          </table:table-cell>
          <table:table-cell office:value-type="float" office:value="1.2946" calcext:value-type="float">
            <text:p>1.2946</text:p>
          </table:table-cell>
          <table:table-cell office:value-type="float" office:value="-9.3533" calcext:value-type="float">
            <text:p>-9.3533</text:p>
          </table:table-cell>
          <table:table-cell office:value-type="float" office:value="2.87873" calcext:value-type="float">
            <text:p>2.87873</text:p>
          </table:table-cell>
          <table:table-cell office:value-type="float" office:value="0.0803756" calcext:value-type="float">
            <text:p>0.0803756</text:p>
          </table:table-cell>
          <table:table-cell office:value-type="float" office:value="-3.10221" calcext:value-type="float">
            <text:p>-3.10221</text:p>
          </table:table-cell>
          <table:table-cell office:value-type="float" office:value="-0.786833" calcext:value-type="float">
            <text:p>-0.786833</text:p>
          </table:table-cell>
          <table:table-cell office:value-type="float" office:value="0.384589" calcext:value-type="float">
            <text:p>0.384589</text:p>
          </table:table-cell>
          <table:table-cell office:value-type="float" office:value="-9.76079" calcext:value-type="float">
            <text:p>-9.76079</text:p>
          </table:table-cell>
          <table:table-cell/>
          <table:table-cell table:formula="of:= SQRT(([.G537]-[.A537])^2 + ([.H537]-[.B537])^2 + ([.I537]-[.C537])^2)" office:value-type="float" office:value="1.04778592290887" calcext:value-type="float">
            <text:p>1.0477859229</text:p>
          </table:table-cell>
          <table:table-cell table:formula="of:=[.A537]-[.G537]" office:value-type="float" office:value="0.322005" calcext:value-type="float">
            <text:p>0.322005</text:p>
          </table:table-cell>
          <table:table-cell table:formula="of:=[.B537]-[.H537]" office:value-type="float" office:value="0.910011" calcext:value-type="float">
            <text:p>0.910011</text:p>
          </table:table-cell>
          <table:table-cell table:formula="of:=[.C537]-[.I537]" office:value-type="float" office:value="0.407489999999999" calcext:value-type="float">
            <text:p>0.40749</text:p>
          </table:table-cell>
          <table:table-cell/>
        </table:table-row>
        <table:table-row table:style-name="ro1">
          <table:table-cell office:value-type="float" office:value="-0.621933" calcext:value-type="float">
            <text:p>-0.621933</text:p>
          </table:table-cell>
          <table:table-cell office:value-type="float" office:value="0.366257" calcext:value-type="float">
            <text:p>0.366257</text:p>
          </table:table-cell>
          <table:table-cell office:value-type="float" office:value="-9.49374" calcext:value-type="float">
            <text:p>-9.49374</text:p>
          </table:table-cell>
          <table:table-cell office:value-type="float" office:value="2.88866" calcext:value-type="float">
            <text:p>2.88866</text:p>
          </table:table-cell>
          <table:table-cell office:value-type="float" office:value="0.0947482" calcext:value-type="float">
            <text:p>0.0947482</text:p>
          </table:table-cell>
          <table:table-cell office:value-type="float" office:value="-3.11456" calcext:value-type="float">
            <text:p>-3.11456</text:p>
          </table:table-cell>
          <table:table-cell office:value-type="float" office:value="-0.927144" calcext:value-type="float">
            <text:p>-0.927144</text:p>
          </table:table-cell>
          <table:table-cell office:value-type="float" office:value="0.263679" calcext:value-type="float">
            <text:p>0.263679</text:p>
          </table:table-cell>
          <table:table-cell office:value-type="float" office:value="-9.75248" calcext:value-type="float">
            <text:p>-9.75248</text:p>
          </table:table-cell>
          <table:table-cell/>
          <table:table-cell table:formula="of:= SQRT(([.G538]-[.A538])^2 + ([.H538]-[.B538])^2 + ([.I538]-[.C538])^2)" office:value-type="float" office:value="0.413064629573872" calcext:value-type="float">
            <text:p>0.4130646296</text:p>
          </table:table-cell>
          <table:table-cell table:formula="of:=[.A538]-[.G538]" office:value-type="float" office:value="0.305211" calcext:value-type="float">
            <text:p>0.305211</text:p>
          </table:table-cell>
          <table:table-cell table:formula="of:=[.B538]-[.H538]" office:value-type="float" office:value="0.102578" calcext:value-type="float">
            <text:p>0.102578</text:p>
          </table:table-cell>
          <table:table-cell table:formula="of:=[.C538]-[.I538]" office:value-type="float" office:value="0.25874" calcext:value-type="float">
            <text:p>0.25874</text:p>
          </table:table-cell>
          <table:table-cell/>
        </table:table-row>
        <table:table-row table:style-name="ro1">
          <table:table-cell office:value-type="float" office:value="-0.621933" calcext:value-type="float">
            <text:p>-0.621933</text:p>
          </table:table-cell>
          <table:table-cell office:value-type="float" office:value="0.366257" calcext:value-type="float">
            <text:p>0.366257</text:p>
          </table:table-cell>
          <table:table-cell office:value-type="float" office:value="-9.49374" calcext:value-type="float">
            <text:p>-9.49374</text:p>
          </table:table-cell>
          <table:table-cell office:value-type="float" office:value="2.88866" calcext:value-type="float">
            <text:p>2.88866</text:p>
          </table:table-cell>
          <table:table-cell office:value-type="float" office:value="0.0947482" calcext:value-type="float">
            <text:p>0.0947482</text:p>
          </table:table-cell>
          <table:table-cell office:value-type="float" office:value="-3.11456" calcext:value-type="float">
            <text:p>-3.11456</text:p>
          </table:table-cell>
          <table:table-cell office:value-type="float" office:value="-0.927144" calcext:value-type="float">
            <text:p>-0.927144</text:p>
          </table:table-cell>
          <table:table-cell office:value-type="float" office:value="0.263679" calcext:value-type="float">
            <text:p>0.263679</text:p>
          </table:table-cell>
          <table:table-cell office:value-type="float" office:value="-9.75248" calcext:value-type="float">
            <text:p>-9.75248</text:p>
          </table:table-cell>
          <table:table-cell/>
          <table:table-cell table:formula="of:= SQRT(([.G539]-[.A539])^2 + ([.H539]-[.B539])^2 + ([.I539]-[.C539])^2)" office:value-type="float" office:value="0.413064629573872" calcext:value-type="float">
            <text:p>0.4130646296</text:p>
          </table:table-cell>
          <table:table-cell table:formula="of:=[.A539]-[.G539]" office:value-type="float" office:value="0.305211" calcext:value-type="float">
            <text:p>0.305211</text:p>
          </table:table-cell>
          <table:table-cell table:formula="of:=[.B539]-[.H539]" office:value-type="float" office:value="0.102578" calcext:value-type="float">
            <text:p>0.102578</text:p>
          </table:table-cell>
          <table:table-cell table:formula="of:=[.C539]-[.I539]" office:value-type="float" office:value="0.25874" calcext:value-type="float">
            <text:p>0.25874</text:p>
          </table:table-cell>
          <table:table-cell/>
        </table:table-row>
        <table:table-row table:style-name="ro1">
          <table:table-cell office:value-type="float" office:value="-0.588608" calcext:value-type="float">
            <text:p>-0.588608</text:p>
          </table:table-cell>
          <table:table-cell office:value-type="float" office:value="-0.371658" calcext:value-type="float">
            <text:p>-0.371658</text:p>
          </table:table-cell>
          <table:table-cell office:value-type="float" office:value="-9.76749" calcext:value-type="float">
            <text:p>-9.76749</text:p>
          </table:table-cell>
          <table:table-cell office:value-type="float" office:value="2.89068" calcext:value-type="float">
            <text:p>2.89068</text:p>
          </table:table-cell>
          <table:table-cell office:value-type="float" office:value="0.094591" calcext:value-type="float">
            <text:p>0.094591</text:p>
          </table:table-cell>
          <table:table-cell office:value-type="float" office:value="-3.11318" calcext:value-type="float">
            <text:p>-3.11318</text:p>
          </table:table-cell>
          <table:table-cell office:value-type="float" office:value="-0.92561" calcext:value-type="float">
            <text:p>-0.92561</text:p>
          </table:table-cell>
          <table:table-cell office:value-type="float" office:value="0.277214" calcext:value-type="float">
            <text:p>0.277214</text:p>
          </table:table-cell>
          <table:table-cell office:value-type="float" office:value="-9.75225" calcext:value-type="float">
            <text:p>-9.75225</text:p>
          </table:table-cell>
          <table:table-cell/>
          <table:table-cell table:formula="of:= SQRT(([.G540]-[.A540])^2 + ([.H540]-[.B540])^2 + ([.I540]-[.C540])^2)" office:value-type="float" office:value="0.731325835717568" calcext:value-type="float">
            <text:p>0.7313258357</text:p>
          </table:table-cell>
          <table:table-cell table:formula="of:=[.A540]-[.G540]" office:value-type="float" office:value="0.337002" calcext:value-type="float">
            <text:p>0.337002</text:p>
          </table:table-cell>
          <table:table-cell table:formula="of:=[.B540]-[.H540]" office:value-type="float" office:value="-0.648872" calcext:value-type="float">
            <text:p>-0.648872</text:p>
          </table:table-cell>
          <table:table-cell table:formula="of:=[.C540]-[.I540]" office:value-type="float" office:value="-0.0152400000000004" calcext:value-type="float">
            <text:p>-0.01524</text:p>
          </table:table-cell>
          <table:table-cell/>
        </table:table-row>
        <table:table-row table:style-name="ro1">
          <table:table-cell office:value-type="float" office:value="-0.726669" calcext:value-type="float">
            <text:p>-0.726669</text:p>
          </table:table-cell>
          <table:table-cell office:value-type="float" office:value="0.368637" calcext:value-type="float">
            <text:p>0.368637</text:p>
          </table:table-cell>
          <table:table-cell office:value-type="float" office:value="-10.146" calcext:value-type="float">
            <text:p>-10.146</text:p>
          </table:table-cell>
          <table:table-cell office:value-type="float" office:value="2.89068" calcext:value-type="float">
            <text:p>2.89068</text:p>
          </table:table-cell>
          <table:table-cell office:value-type="float" office:value="0.094591" calcext:value-type="float">
            <text:p>0.094591</text:p>
          </table:table-cell>
          <table:table-cell office:value-type="float" office:value="-3.11318" calcext:value-type="float">
            <text:p>-3.11318</text:p>
          </table:table-cell>
          <table:table-cell office:value-type="float" office:value="-0.92561" calcext:value-type="float">
            <text:p>-0.92561</text:p>
          </table:table-cell>
          <table:table-cell office:value-type="float" office:value="0.277214" calcext:value-type="float">
            <text:p>0.277214</text:p>
          </table:table-cell>
          <table:table-cell office:value-type="float" office:value="-9.75225" calcext:value-type="float">
            <text:p>-9.75225</text:p>
          </table:table-cell>
          <table:table-cell/>
          <table:table-cell table:formula="of:= SQRT(([.G541]-[.A541])^2 + ([.H541]-[.B541])^2 + ([.I541]-[.C541])^2)" office:value-type="float" office:value="0.450527189978586" calcext:value-type="float">
            <text:p>0.45052719</text:p>
          </table:table-cell>
          <table:table-cell table:formula="of:=[.A541]-[.G541]" office:value-type="float" office:value="0.198941" calcext:value-type="float">
            <text:p>0.198941</text:p>
          </table:table-cell>
          <table:table-cell table:formula="of:=[.B541]-[.H541]" office:value-type="float" office:value="0.091423" calcext:value-type="float">
            <text:p>0.091423</text:p>
          </table:table-cell>
          <table:table-cell table:formula="of:=[.C541]-[.I541]" office:value-type="float" office:value="-0.393750000000001" calcext:value-type="float">
            <text:p>-0.39375</text:p>
          </table:table-cell>
          <table:table-cell/>
        </table:table-row>
        <table:table-row table:style-name="ro1">
          <table:table-cell office:value-type="float" office:value="-0.914719" calcext:value-type="float">
            <text:p>-0.914719</text:p>
          </table:table-cell>
          <table:table-cell office:value-type="float" office:value="0.204391" calcext:value-type="float">
            <text:p>0.204391</text:p>
          </table:table-cell>
          <table:table-cell office:value-type="float" office:value="-9.91983" calcext:value-type="float">
            <text:p>-9.91983</text:p>
          </table:table-cell>
          <table:table-cell office:value-type="float" office:value="2.89242" calcext:value-type="float">
            <text:p>2.89242</text:p>
          </table:table-cell>
          <table:table-cell office:value-type="float" office:value="0.0939463" calcext:value-type="float">
            <text:p>0.0939463</text:p>
          </table:table-cell>
          <table:table-cell office:value-type="float" office:value="-3.11159" calcext:value-type="float">
            <text:p>-3.11159</text:p>
          </table:table-cell>
          <table:table-cell office:value-type="float" office:value="-0.91932" calcext:value-type="float">
            <text:p>-0.91932</text:p>
          </table:table-cell>
          <table:table-cell office:value-type="float" office:value="0.292698" calcext:value-type="float">
            <text:p>0.292698</text:p>
          </table:table-cell>
          <table:table-cell office:value-type="float" office:value="-9.75239" calcext:value-type="float">
            <text:p>-9.75239</text:p>
          </table:table-cell>
          <table:table-cell/>
          <table:table-cell table:formula="of:= SQRT(([.G542]-[.A542])^2 + ([.H542]-[.B542])^2 + ([.I542]-[.C542])^2)" office:value-type="float" office:value="0.189355351257892" calcext:value-type="float">
            <text:p>0.1893553513</text:p>
          </table:table-cell>
          <table:table-cell table:formula="of:=[.A542]-[.G542]" office:value-type="float" office:value="0.00460100000000008" calcext:value-type="float">
            <text:p>0.004601</text:p>
          </table:table-cell>
          <table:table-cell table:formula="of:=[.B542]-[.H542]" office:value-type="float" office:value="-0.088307" calcext:value-type="float">
            <text:p>-0.088307</text:p>
          </table:table-cell>
          <table:table-cell table:formula="of:=[.C542]-[.I542]" office:value-type="float" office:value="-0.167439999999999" calcext:value-type="float">
            <text:p>-0.16744</text:p>
          </table:table-cell>
          <table:table-cell/>
        </table:table-row>
        <table:table-row table:style-name="ro1">
          <table:table-cell office:value-type="float" office:value="-0.85997" calcext:value-type="float">
            <text:p>-0.85997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-9.9603" calcext:value-type="float">
            <text:p>-9.9603</text:p>
          </table:table-cell>
          <table:table-cell office:value-type="float" office:value="2.89321" calcext:value-type="float">
            <text:p>2.89321</text:p>
          </table:table-cell>
          <table:table-cell office:value-type="float" office:value="0.0930284" calcext:value-type="float">
            <text:p>0.0930284</text:p>
          </table:table-cell>
          <table:table-cell office:value-type="float" office:value="-3.10886" calcext:value-type="float">
            <text:p>-3.10886</text:p>
          </table:table-cell>
          <table:table-cell office:value-type="float" office:value="-0.910364" calcext:value-type="float">
            <text:p>-0.910364</text:p>
          </table:table-cell>
          <table:table-cell office:value-type="float" office:value="0.319381" calcext:value-type="float">
            <text:p>0.319381</text:p>
          </table:table-cell>
          <table:table-cell office:value-type="float" office:value="-9.7524" calcext:value-type="float">
            <text:p>-9.7524</text:p>
          </table:table-cell>
          <table:table-cell/>
          <table:table-cell table:formula="of:= SQRT(([.G543]-[.A543])^2 + ([.H543]-[.B543])^2 + ([.I543]-[.C543])^2)" office:value-type="float" office:value="0.222897633179449" calcext:value-type="float">
            <text:p>0.2228976332</text:p>
          </table:table-cell>
          <table:table-cell table:formula="of:=[.A543]-[.G543]" office:value-type="float" office:value="0.0503939999999998" calcext:value-type="float">
            <text:p>0.050394</text:p>
          </table:table-cell>
          <table:table-cell table:formula="of:=[.B543]-[.H543]" office:value-type="float" office:value="-0.0626209999999999" calcext:value-type="float">
            <text:p>-0.062621</text:p>
          </table:table-cell>
          <table:table-cell table:formula="of:=[.C543]-[.I543]" office:value-type="float" office:value="-0.2079" calcext:value-type="float">
            <text:p>-0.2079</text:p>
          </table:table-cell>
          <table:table-cell/>
        </table:table-row>
        <table:table-row table:style-name="ro1">
          <table:table-cell office:value-type="float" office:value="-0.85997" calcext:value-type="float">
            <text:p>-0.85997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-9.9603" calcext:value-type="float">
            <text:p>-9.9603</text:p>
          </table:table-cell>
          <table:table-cell office:value-type="float" office:value="2.88979" calcext:value-type="float">
            <text:p>2.88979</text:p>
          </table:table-cell>
          <table:table-cell office:value-type="float" office:value="0.0930046" calcext:value-type="float">
            <text:p>0.0930046</text:p>
          </table:table-cell>
          <table:table-cell office:value-type="float" office:value="-3.10753" calcext:value-type="float">
            <text:p>-3.10753</text:p>
          </table:table-cell>
          <table:table-cell office:value-type="float" office:value="-0.910131" calcext:value-type="float">
            <text:p>-0.910131</text:p>
          </table:table-cell>
          <table:table-cell office:value-type="float" office:value="0.332349" calcext:value-type="float">
            <text:p>0.332349</text:p>
          </table:table-cell>
          <table:table-cell office:value-type="float" office:value="-9.75198" calcext:value-type="float">
            <text:p>-9.75198</text:p>
          </table:table-cell>
          <table:table-cell/>
          <table:table-cell table:formula="of:= SQRT(([.G544]-[.A544])^2 + ([.H544]-[.B544])^2 + ([.I544]-[.C544])^2)" office:value-type="float" office:value="0.227215856053226" calcext:value-type="float">
            <text:p>0.2272158561</text:p>
          </table:table-cell>
          <table:table-cell table:formula="of:=[.A544]-[.G544]" office:value-type="float" office:value="0.0501609999999998" calcext:value-type="float">
            <text:p>0.050161</text:p>
          </table:table-cell>
          <table:table-cell table:formula="of:=[.B544]-[.H544]" office:value-type="float" office:value="-0.075589" calcext:value-type="float">
            <text:p>-0.075589</text:p>
          </table:table-cell>
          <table:table-cell table:formula="of:=[.C544]-[.I544]" office:value-type="float" office:value="-0.20832" calcext:value-type="float">
            <text:p>-0.20832</text:p>
          </table:table-cell>
          <table:table-cell/>
        </table:table-row>
        <table:table-row table:style-name="ro1">
          <table:table-cell office:value-type="float" office:value="-0.645737" calcext:value-type="float">
            <text:p>-0.645737</text:p>
          </table:table-cell>
          <table:table-cell office:value-type="float" office:value="0.378159" calcext:value-type="float">
            <text:p>0.378159</text:p>
          </table:table-cell>
          <table:table-cell office:value-type="float" office:value="-9.34616" calcext:value-type="float">
            <text:p>-9.34616</text:p>
          </table:table-cell>
          <table:table-cell office:value-type="float" office:value="2.88647" calcext:value-type="float">
            <text:p>2.88647</text:p>
          </table:table-cell>
          <table:table-cell office:value-type="float" office:value="0.0936835" calcext:value-type="float">
            <text:p>0.0936835</text:p>
          </table:table-cell>
          <table:table-cell office:value-type="float" office:value="-3.10762" calcext:value-type="float">
            <text:p>-3.10762</text:p>
          </table:table-cell>
          <table:table-cell office:value-type="float" office:value="-0.916755" calcext:value-type="float">
            <text:p>-0.916755</text:p>
          </table:table-cell>
          <table:table-cell office:value-type="float" office:value="0.33146" calcext:value-type="float">
            <text:p>0.33146</text:p>
          </table:table-cell>
          <table:table-cell office:value-type="float" office:value="-9.7514" calcext:value-type="float">
            <text:p>-9.7514</text:p>
          </table:table-cell>
          <table:table-cell/>
          <table:table-cell table:formula="of:= SQRT(([.G545]-[.A545])^2 + ([.H545]-[.B545])^2 + ([.I545]-[.C545])^2)" office:value-type="float" office:value="0.489745863203561" calcext:value-type="float">
            <text:p>0.4897458632</text:p>
          </table:table-cell>
          <table:table-cell table:formula="of:=[.A545]-[.G545]" office:value-type="float" office:value="0.271018" calcext:value-type="float">
            <text:p>0.271018</text:p>
          </table:table-cell>
          <table:table-cell table:formula="of:=[.B545]-[.H545]" office:value-type="float" office:value="0.0466989999999999" calcext:value-type="float">
            <text:p>0.046699</text:p>
          </table:table-cell>
          <table:table-cell table:formula="of:=[.C545]-[.I545]" office:value-type="float" office:value="0.405240000000001" calcext:value-type="float">
            <text:p>0.40524</text:p>
          </table:table-cell>
          <table:table-cell/>
        </table:table-row>
        <table:table-row table:style-name="ro1">
          <table:table-cell office:value-type="float" office:value="-0.371994" calcext:value-type="float">
            <text:p>-0.371994</text:p>
          </table:table-cell>
          <table:table-cell office:value-type="float" office:value="0.654282" calcext:value-type="float">
            <text:p>0.654282</text:p>
          </table:table-cell>
          <table:table-cell office:value-type="float" office:value="-10.0722" calcext:value-type="float">
            <text:p>-10.0722</text:p>
          </table:table-cell>
          <table:table-cell office:value-type="float" office:value="2.88647" calcext:value-type="float">
            <text:p>2.88647</text:p>
          </table:table-cell>
          <table:table-cell office:value-type="float" office:value="0.0936835" calcext:value-type="float">
            <text:p>0.0936835</text:p>
          </table:table-cell>
          <table:table-cell office:value-type="float" office:value="-3.10762" calcext:value-type="float">
            <text:p>-3.10762</text:p>
          </table:table-cell>
          <table:table-cell office:value-type="float" office:value="-0.916755" calcext:value-type="float">
            <text:p>-0.916755</text:p>
          </table:table-cell>
          <table:table-cell office:value-type="float" office:value="0.33146" calcext:value-type="float">
            <text:p>0.33146</text:p>
          </table:table-cell>
          <table:table-cell office:value-type="float" office:value="-9.7514" calcext:value-type="float">
            <text:p>-9.7514</text:p>
          </table:table-cell>
          <table:table-cell/>
          <table:table-cell table:formula="of:= SQRT(([.G546]-[.A546])^2 + ([.H546]-[.B546])^2 + ([.I546]-[.C546])^2)" office:value-type="float" office:value="0.709852964215125" calcext:value-type="float">
            <text:p>0.7098529642</text:p>
          </table:table-cell>
          <table:table-cell table:formula="of:=[.A546]-[.G546]" office:value-type="float" office:value="0.544761" calcext:value-type="float">
            <text:p>0.544761</text:p>
          </table:table-cell>
          <table:table-cell table:formula="of:=[.B546]-[.H546]" office:value-type="float" office:value="0.322822" calcext:value-type="float">
            <text:p>0.322822</text:p>
          </table:table-cell>
          <table:table-cell table:formula="of:=[.C546]-[.I546]" office:value-type="float" office:value="-0.3208" calcext:value-type="float">
            <text:p>-0.3208</text:p>
          </table:table-cell>
          <table:table-cell/>
        </table:table-row>
        <table:table-row table:style-name="ro1">
          <table:table-cell office:value-type="float" office:value="-0.371994" calcext:value-type="float">
            <text:p>-0.371994</text:p>
          </table:table-cell>
          <table:table-cell office:value-type="float" office:value="-0.000320435" calcext:value-type="float">
            <text:p>-0.000320435</text:p>
          </table:table-cell>
          <table:table-cell office:value-type="float" office:value="-10.1103" calcext:value-type="float">
            <text:p>-10.1103</text:p>
          </table:table-cell>
          <table:table-cell office:value-type="float" office:value="2.88765" calcext:value-type="float">
            <text:p>2.88765</text:p>
          </table:table-cell>
          <table:table-cell office:value-type="float" office:value="0.0950702" calcext:value-type="float">
            <text:p>0.0950702</text:p>
          </table:table-cell>
          <table:table-cell office:value-type="float" office:value="-3.1048" calcext:value-type="float">
            <text:p>-3.1048</text:p>
          </table:table-cell>
          <table:table-cell office:value-type="float" office:value="-0.930285" calcext:value-type="float">
            <text:p>-0.930285</text:p>
          </table:table-cell>
          <table:table-cell office:value-type="float" office:value="0.358862" calcext:value-type="float">
            <text:p>0.358862</text:p>
          </table:table-cell>
          <table:table-cell office:value-type="float" office:value="-9.74914" calcext:value-type="float">
            <text:p>-9.74914</text:p>
          </table:table-cell>
          <table:table-cell/>
          <table:table-cell table:formula="of:= SQRT(([.G547]-[.A547])^2 + ([.H547]-[.B547])^2 + ([.I547]-[.C547])^2)" office:value-type="float" office:value="0.755736334903602" calcext:value-type="float">
            <text:p>0.7557363349</text:p>
          </table:table-cell>
          <table:table-cell table:formula="of:=[.A547]-[.G547]" office:value-type="float" office:value="0.558291" calcext:value-type="float">
            <text:p>0.558291</text:p>
          </table:table-cell>
          <table:table-cell table:formula="of:=[.B547]-[.H547]" office:value-type="float" office:value="-0.359182435" calcext:value-type="float">
            <text:p>-0.359182435</text:p>
          </table:table-cell>
          <table:table-cell table:formula="of:=[.C547]-[.I547]" office:value-type="float" office:value="-0.36116" calcext:value-type="float">
            <text:p>-0.36116</text:p>
          </table:table-cell>
          <table:table-cell/>
        </table:table-row>
        <table:table-row table:style-name="ro1">
          <table:table-cell office:value-type="float" office:value="-0.371994" calcext:value-type="float">
            <text:p>-0.371994</text:p>
          </table:table-cell>
          <table:table-cell office:value-type="float" office:value="-0.000320435" calcext:value-type="float">
            <text:p>-0.000320435</text:p>
          </table:table-cell>
          <table:table-cell office:value-type="float" office:value="-10.1103" calcext:value-type="float">
            <text:p>-10.1103</text:p>
          </table:table-cell>
          <table:table-cell office:value-type="float" office:value="2.88765" calcext:value-type="float">
            <text:p>2.88765</text:p>
          </table:table-cell>
          <table:table-cell office:value-type="float" office:value="0.0950702" calcext:value-type="float">
            <text:p>0.0950702</text:p>
          </table:table-cell>
          <table:table-cell office:value-type="float" office:value="-3.1048" calcext:value-type="float">
            <text:p>-3.1048</text:p>
          </table:table-cell>
          <table:table-cell office:value-type="float" office:value="-0.930285" calcext:value-type="float">
            <text:p>-0.930285</text:p>
          </table:table-cell>
          <table:table-cell office:value-type="float" office:value="0.358862" calcext:value-type="float">
            <text:p>0.358862</text:p>
          </table:table-cell>
          <table:table-cell office:value-type="float" office:value="-9.74914" calcext:value-type="float">
            <text:p>-9.74914</text:p>
          </table:table-cell>
          <table:table-cell/>
          <table:table-cell table:formula="of:= SQRT(([.G548]-[.A548])^2 + ([.H548]-[.B548])^2 + ([.I548]-[.C548])^2)" office:value-type="float" office:value="0.755736334903602" calcext:value-type="float">
            <text:p>0.7557363349</text:p>
          </table:table-cell>
          <table:table-cell table:formula="of:=[.A548]-[.G548]" office:value-type="float" office:value="0.558291" calcext:value-type="float">
            <text:p>0.558291</text:p>
          </table:table-cell>
          <table:table-cell table:formula="of:=[.B548]-[.H548]" office:value-type="float" office:value="-0.359182435" calcext:value-type="float">
            <text:p>-0.359182435</text:p>
          </table:table-cell>
          <table:table-cell table:formula="of:=[.C548]-[.I548]" office:value-type="float" office:value="-0.36116" calcext:value-type="float">
            <text:p>-0.36116</text:p>
          </table:table-cell>
          <table:table-cell/>
        </table:table-row>
        <table:table-row table:style-name="ro1">
          <table:table-cell office:value-type="float" office:value="-0.371994" calcext:value-type="float">
            <text:p>-0.371994</text:p>
          </table:table-cell>
          <table:table-cell office:value-type="float" office:value="-0.000320435" calcext:value-type="float">
            <text:p>-0.000320435</text:p>
          </table:table-cell>
          <table:table-cell office:value-type="float" office:value="-10.1103" calcext:value-type="float">
            <text:p>-10.1103</text:p>
          </table:table-cell>
          <table:table-cell office:value-type="float" office:value="2.88765" calcext:value-type="float">
            <text:p>2.88765</text:p>
          </table:table-cell>
          <table:table-cell office:value-type="float" office:value="0.0950702" calcext:value-type="float">
            <text:p>0.0950702</text:p>
          </table:table-cell>
          <table:table-cell office:value-type="float" office:value="-3.1048" calcext:value-type="float">
            <text:p>-3.1048</text:p>
          </table:table-cell>
          <table:table-cell office:value-type="float" office:value="-0.930285" calcext:value-type="float">
            <text:p>-0.930285</text:p>
          </table:table-cell>
          <table:table-cell office:value-type="float" office:value="0.358862" calcext:value-type="float">
            <text:p>0.358862</text:p>
          </table:table-cell>
          <table:table-cell office:value-type="float" office:value="-9.74914" calcext:value-type="float">
            <text:p>-9.74914</text:p>
          </table:table-cell>
          <table:table-cell/>
          <table:table-cell table:formula="of:= SQRT(([.G549]-[.A549])^2 + ([.H549]-[.B549])^2 + ([.I549]-[.C549])^2)" office:value-type="float" office:value="0.755736334903602" calcext:value-type="float">
            <text:p>0.7557363349</text:p>
          </table:table-cell>
          <table:table-cell table:formula="of:=[.A549]-[.G549]" office:value-type="float" office:value="0.558291" calcext:value-type="float">
            <text:p>0.558291</text:p>
          </table:table-cell>
          <table:table-cell table:formula="of:=[.B549]-[.H549]" office:value-type="float" office:value="-0.359182435" calcext:value-type="float">
            <text:p>-0.359182435</text:p>
          </table:table-cell>
          <table:table-cell table:formula="of:=[.C549]-[.I549]" office:value-type="float" office:value="-0.36116" calcext:value-type="float">
            <text:p>-0.36116</text:p>
          </table:table-cell>
          <table:table-cell/>
        </table:table-row>
        <table:table-row table:style-name="ro1">
          <table:table-cell office:value-type="float" office:value="-0.371994" calcext:value-type="float">
            <text:p>-0.371994</text:p>
          </table:table-cell>
          <table:table-cell office:value-type="float" office:value="-0.000320435" calcext:value-type="float">
            <text:p>-0.000320435</text:p>
          </table:table-cell>
          <table:table-cell office:value-type="float" office:value="-10.1103" calcext:value-type="float">
            <text:p>-10.1103</text:p>
          </table:table-cell>
          <table:table-cell office:value-type="float" office:value="2.89178" calcext:value-type="float">
            <text:p>2.89178</text:p>
          </table:table-cell>
          <table:table-cell office:value-type="float" office:value="0.0954321" calcext:value-type="float">
            <text:p>0.0954321</text:p>
          </table:table-cell>
          <table:table-cell office:value-type="float" office:value="-3.09864" calcext:value-type="float">
            <text:p>-3.09864</text:p>
          </table:table-cell>
          <table:table-cell office:value-type="float" office:value="-0.933815" calcext:value-type="float">
            <text:p>-0.933815</text:p>
          </table:table-cell>
          <table:table-cell office:value-type="float" office:value="0.418924" calcext:value-type="float">
            <text:p>0.418924</text:p>
          </table:table-cell>
          <table:table-cell office:value-type="float" office:value="-9.74641" calcext:value-type="float">
            <text:p>-9.74641</text:p>
          </table:table-cell>
          <table:table-cell/>
          <table:table-cell table:formula="of:= SQRT(([.G550]-[.A550])^2 + ([.H550]-[.B550])^2 + ([.I550]-[.C550])^2)" office:value-type="float" office:value="0.789825717750105" calcext:value-type="float">
            <text:p>0.7898257178</text:p>
          </table:table-cell>
          <table:table-cell table:formula="of:=[.A550]-[.G550]" office:value-type="float" office:value="0.561821" calcext:value-type="float">
            <text:p>0.561821</text:p>
          </table:table-cell>
          <table:table-cell table:formula="of:=[.B550]-[.H550]" office:value-type="float" office:value="-0.419244435" calcext:value-type="float">
            <text:p>-0.419244435</text:p>
          </table:table-cell>
          <table:table-cell table:formula="of:=[.C550]-[.I550]" office:value-type="float" office:value="-0.36389" calcext:value-type="float">
            <text:p>-0.36389</text:p>
          </table:table-cell>
          <table:table-cell/>
        </table:table-row>
        <table:table-row table:style-name="ro1">
          <table:table-cell office:value-type="float" office:value="-0.486252" calcext:value-type="float">
            <text:p>-0.486252</text:p>
          </table:table-cell>
          <table:table-cell office:value-type="float" office:value="-0.838211" calcext:value-type="float">
            <text:p>-0.838211</text:p>
          </table:table-cell>
          <table:table-cell office:value-type="float" office:value="-10.0079" calcext:value-type="float">
            <text:p>-10.0079</text:p>
          </table:table-cell>
          <table:table-cell office:value-type="float" office:value="2.89178" calcext:value-type="float">
            <text:p>2.89178</text:p>
          </table:table-cell>
          <table:table-cell office:value-type="float" office:value="0.0954321" calcext:value-type="float">
            <text:p>0.0954321</text:p>
          </table:table-cell>
          <table:table-cell office:value-type="float" office:value="-3.09864" calcext:value-type="float">
            <text:p>-3.09864</text:p>
          </table:table-cell>
          <table:table-cell office:value-type="float" office:value="-0.933815" calcext:value-type="float">
            <text:p>-0.933815</text:p>
          </table:table-cell>
          <table:table-cell office:value-type="float" office:value="0.418924" calcext:value-type="float">
            <text:p>0.418924</text:p>
          </table:table-cell>
          <table:table-cell office:value-type="float" office:value="-9.74641" calcext:value-type="float">
            <text:p>-9.74641</text:p>
          </table:table-cell>
          <table:table-cell/>
          <table:table-cell table:formula="of:= SQRT(([.G551]-[.A551])^2 + ([.H551]-[.B551])^2 + ([.I551]-[.C551])^2)" office:value-type="float" office:value="1.35980809943683" calcext:value-type="float">
            <text:p>1.3598080994</text:p>
          </table:table-cell>
          <table:table-cell table:formula="of:=[.A551]-[.G551]" office:value-type="float" office:value="0.447563" calcext:value-type="float">
            <text:p>0.447563</text:p>
          </table:table-cell>
          <table:table-cell table:formula="of:=[.B551]-[.H551]" office:value-type="float" office:value="-1.257135" calcext:value-type="float">
            <text:p>-1.257135</text:p>
          </table:table-cell>
          <table:table-cell table:formula="of:=[.C551]-[.I551]" office:value-type="float" office:value="-0.261489999999998" calcext:value-type="float">
            <text:p>-0.26149</text:p>
          </table:table-cell>
          <table:table-cell/>
        </table:table-row>
        <table:table-row table:style-name="ro1">
          <table:table-cell office:value-type="float" office:value="-0.460068" calcext:value-type="float">
            <text:p>-0.460068</text:p>
          </table:table-cell>
          <table:table-cell office:value-type="float" office:value="-1.01674" calcext:value-type="float">
            <text:p>-1.01674</text:p>
          </table:table-cell>
          <table:table-cell office:value-type="float" office:value="-10.3364" calcext:value-type="float">
            <text:p>-10.3364</text:p>
          </table:table-cell>
          <table:table-cell office:value-type="float" office:value="2.90145" calcext:value-type="float">
            <text:p>2.90145</text:p>
          </table:table-cell>
          <table:table-cell office:value-type="float" office:value="0.088475" calcext:value-type="float">
            <text:p>0.088475</text:p>
          </table:table-cell>
          <table:table-cell office:value-type="float" office:value="-3.09644" calcext:value-type="float">
            <text:p>-3.09644</text:p>
          </table:table-cell>
          <table:table-cell office:value-type="float" office:value="-0.865924" calcext:value-type="float">
            <text:p>-0.865924</text:p>
          </table:table-cell>
          <table:table-cell office:value-type="float" office:value="0.440663" calcext:value-type="float">
            <text:p>0.440663</text:p>
          </table:table-cell>
          <table:table-cell office:value-type="float" office:value="-9.75172" calcext:value-type="float">
            <text:p>-9.75172</text:p>
          </table:table-cell>
          <table:table-cell/>
          <table:table-cell table:formula="of:= SQRT(([.G552]-[.A552])^2 + ([.H552]-[.B552])^2 + ([.I552]-[.C552])^2)" office:value-type="float" office:value="1.62191038579356" calcext:value-type="float">
            <text:p>1.6219103858</text:p>
          </table:table-cell>
          <table:table-cell table:formula="of:=[.A552]-[.G552]" office:value-type="float" office:value="0.405856" calcext:value-type="float">
            <text:p>0.405856</text:p>
          </table:table-cell>
          <table:table-cell table:formula="of:=[.B552]-[.H552]" office:value-type="float" office:value="-1.457403" calcext:value-type="float">
            <text:p>-1.457403</text:p>
          </table:table-cell>
          <table:table-cell table:formula="of:=[.C552]-[.I552]" office:value-type="float" office:value="-0.584679999999999" calcext:value-type="float">
            <text:p>-0.58468</text:p>
          </table:table-cell>
          <table:table-cell/>
        </table:table-row>
        <table:table-row table:style-name="ro1">
          <table:table-cell office:value-type="float" office:value="-0.650497" calcext:value-type="float">
            <text:p>-0.650497</text:p>
          </table:table-cell>
          <table:table-cell office:value-type="float" office:value="-1.28334" calcext:value-type="float">
            <text:p>-1.28334</text:p>
          </table:table-cell>
          <table:table-cell office:value-type="float" office:value="-10.4388" calcext:value-type="float">
            <text:p>-10.4388</text:p>
          </table:table-cell>
          <table:table-cell office:value-type="float" office:value="2.91152" calcext:value-type="float">
            <text:p>2.91152</text:p>
          </table:table-cell>
          <table:table-cell office:value-type="float" office:value="0.0842777" calcext:value-type="float">
            <text:p>0.0842777</text:p>
          </table:table-cell>
          <table:table-cell office:value-type="float" office:value="-3.09989" calcext:value-type="float">
            <text:p>-3.09989</text:p>
          </table:table-cell>
          <table:table-cell office:value-type="float" office:value="-0.824944" calcext:value-type="float">
            <text:p>-0.824944</text:p>
          </table:table-cell>
          <table:table-cell office:value-type="float" office:value="0.407108" calcext:value-type="float">
            <text:p>0.407108</text:p>
          </table:table-cell>
          <table:table-cell office:value-type="float" office:value="-9.75673" calcext:value-type="float">
            <text:p>-9.75673</text:p>
          </table:table-cell>
          <table:table-cell/>
          <table:table-cell table:formula="of:= SQRT(([.G553]-[.A553])^2 + ([.H553]-[.B553])^2 + ([.I553]-[.C553])^2)" office:value-type="float" office:value="1.83119242064099" calcext:value-type="float">
            <text:p>1.8311924206</text:p>
          </table:table-cell>
          <table:table-cell table:formula="of:=[.A553]-[.G553]" office:value-type="float" office:value="0.174447" calcext:value-type="float">
            <text:p>0.174447</text:p>
          </table:table-cell>
          <table:table-cell table:formula="of:=[.B553]-[.H553]" office:value-type="float" office:value="-1.690448" calcext:value-type="float">
            <text:p>-1.690448</text:p>
          </table:table-cell>
          <table:table-cell table:formula="of:=[.C553]-[.I553]" office:value-type="float" office:value="-0.682070000000001" calcext:value-type="float">
            <text:p>-0.68207</text:p>
          </table:table-cell>
          <table:table-cell/>
        </table:table-row>
        <table:table-row table:style-name="ro1">
          <table:table-cell office:value-type="float" office:value="-0.724289" calcext:value-type="float">
            <text:p>-0.724289</text:p>
          </table:table-cell>
          <table:table-cell office:value-type="float" office:value="-1.36903" calcext:value-type="float">
            <text:p>-1.36903</text:p>
          </table:table-cell>
          <table:table-cell office:value-type="float" office:value="-10.265" calcext:value-type="float">
            <text:p>-10.265</text:p>
          </table:table-cell>
          <table:table-cell office:value-type="float" office:value="2.92214" calcext:value-type="float">
            <text:p>2.92214</text:p>
          </table:table-cell>
          <table:table-cell office:value-type="float" office:value="0.0791595" calcext:value-type="float">
            <text:p>0.0791595</text:p>
          </table:table-cell>
          <table:table-cell office:value-type="float" office:value="-3.10206" calcext:value-type="float">
            <text:p>-3.10206</text:p>
          </table:table-cell>
          <table:table-cell office:value-type="float" office:value="-0.774953" calcext:value-type="float">
            <text:p>-0.774953</text:p>
          </table:table-cell>
          <table:table-cell office:value-type="float" office:value="0.386148" calcext:value-type="float">
            <text:p>0.386148</text:p>
          </table:table-cell>
          <table:table-cell office:value-type="float" office:value="-9.76168" calcext:value-type="float">
            <text:p>-9.76168</text:p>
          </table:table-cell>
          <table:table-cell/>
          <table:table-cell table:formula="of:= SQRT(([.G554]-[.A554])^2 + ([.H554]-[.B554])^2 + ([.I554]-[.C554])^2)" office:value-type="float" office:value="1.82662192995157" calcext:value-type="float">
            <text:p>1.82662193</text:p>
          </table:table-cell>
          <table:table-cell table:formula="of:=[.A554]-[.G554]" office:value-type="float" office:value="0.050664" calcext:value-type="float">
            <text:p>0.050664</text:p>
          </table:table-cell>
          <table:table-cell table:formula="of:=[.B554]-[.H554]" office:value-type="float" office:value="-1.755178" calcext:value-type="float">
            <text:p>-1.755178</text:p>
          </table:table-cell>
          <table:table-cell table:formula="of:=[.C554]-[.I554]" office:value-type="float" office:value="-0.50332" calcext:value-type="float">
            <text:p>-0.50332</text:p>
          </table:table-cell>
          <table:table-cell/>
        </table:table-row>
        <table:table-row table:style-name="ro1">
          <table:table-cell office:value-type="float" office:value="-0.724289" calcext:value-type="float">
            <text:p>-0.724289</text:p>
          </table:table-cell>
          <table:table-cell office:value-type="float" office:value="-1.36903" calcext:value-type="float">
            <text:p>-1.36903</text:p>
          </table:table-cell>
          <table:table-cell office:value-type="float" office:value="-10.265" calcext:value-type="float">
            <text:p>-10.265</text:p>
          </table:table-cell>
          <table:table-cell office:value-type="float" office:value="2.93134" calcext:value-type="float">
            <text:p>2.93134</text:p>
          </table:table-cell>
          <table:table-cell office:value-type="float" office:value="0.0738168" calcext:value-type="float">
            <text:p>0.0738168</text:p>
          </table:table-cell>
          <table:table-cell office:value-type="float" office:value="-3.10382" calcext:value-type="float">
            <text:p>-3.10382</text:p>
          </table:table-cell>
          <table:table-cell office:value-type="float" office:value="-0.722748" calcext:value-type="float">
            <text:p>-0.722748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-9.76634" calcext:value-type="float">
            <text:p>-9.76634</text:p>
          </table:table-cell>
          <table:table-cell/>
          <table:table-cell table:formula="of:= SQRT(([.G555]-[.A555])^2 + ([.H555]-[.B555])^2 + ([.I555]-[.C555])^2)" office:value-type="float" office:value="1.80822087497214" calcext:value-type="float">
            <text:p>1.808220875</text:p>
          </table:table-cell>
          <table:table-cell table:formula="of:=[.A555]-[.G555]" office:value-type="float" office:value="-0.00154100000000001" calcext:value-type="float">
            <text:p>-0.001541</text:p>
          </table:table-cell>
          <table:table-cell table:formula="of:=[.B555]-[.H555]" office:value-type="float" office:value="-1.738102" calcext:value-type="float">
            <text:p>-1.738102</text:p>
          </table:table-cell>
          <table:table-cell table:formula="of:=[.C555]-[.I555]" office:value-type="float" office:value="-0.498660000000001" calcext:value-type="float">
            <text:p>-0.49866</text:p>
          </table:table-cell>
          <table:table-cell/>
        </table:table-row>
        <table:table-row table:style-name="ro1">
          <table:table-cell office:value-type="float" office:value="-0.66478" calcext:value-type="float">
            <text:p>-0.66478</text:p>
          </table:table-cell>
          <table:table-cell office:value-type="float" office:value="-1.50471" calcext:value-type="float">
            <text:p>-1.50471</text:p>
          </table:table-cell>
          <table:table-cell office:value-type="float" office:value="-10.3364" calcext:value-type="float">
            <text:p>-10.3364</text:p>
          </table:table-cell>
          <table:table-cell office:value-type="float" office:value="2.93134" calcext:value-type="float">
            <text:p>2.93134</text:p>
          </table:table-cell>
          <table:table-cell office:value-type="float" office:value="0.0738168" calcext:value-type="float">
            <text:p>0.0738168</text:p>
          </table:table-cell>
          <table:table-cell office:value-type="float" office:value="-3.10382" calcext:value-type="float">
            <text:p>-3.10382</text:p>
          </table:table-cell>
          <table:table-cell office:value-type="float" office:value="-0.722748" calcext:value-type="float">
            <text:p>-0.722748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-9.76634" calcext:value-type="float">
            <text:p>-9.76634</text:p>
          </table:table-cell>
          <table:table-cell/>
          <table:table-cell table:formula="of:= SQRT(([.G556]-[.A556])^2 + ([.H556]-[.B556])^2 + ([.I556]-[.C556])^2)" office:value-type="float" office:value="1.95943555039404" calcext:value-type="float">
            <text:p>1.9594355504</text:p>
          </table:table-cell>
          <table:table-cell table:formula="of:=[.A556]-[.G556]" office:value-type="float" office:value="0.0579679999999999" calcext:value-type="float">
            <text:p>0.057968</text:p>
          </table:table-cell>
          <table:table-cell table:formula="of:=[.B556]-[.H556]" office:value-type="float" office:value="-1.873782" calcext:value-type="float">
            <text:p>-1.873782</text:p>
          </table:table-cell>
          <table:table-cell table:formula="of:=[.C556]-[.I556]" office:value-type="float" office:value="-0.57006" calcext:value-type="float">
            <text:p>-0.57006</text:p>
          </table:table-cell>
          <table:table-cell/>
        </table:table-row>
        <table:table-row table:style-name="ro1">
          <table:table-cell office:value-type="float" office:value="-0.864731" calcext:value-type="float">
            <text:p>-0.864731</text:p>
          </table:table-cell>
          <table:table-cell office:value-type="float" office:value="-1.73561" calcext:value-type="float">
            <text:p>-1.73561</text:p>
          </table:table-cell>
          <table:table-cell office:value-type="float" office:value="-10.5649" calcext:value-type="float">
            <text:p>-10.5649</text:p>
          </table:table-cell>
          <table:table-cell office:value-type="float" office:value="2.94577" calcext:value-type="float">
            <text:p>2.94577</text:p>
          </table:table-cell>
          <table:table-cell office:value-type="float" office:value="0.0693545" calcext:value-type="float">
            <text:p>0.0693545</text:p>
          </table:table-cell>
          <table:table-cell office:value-type="float" office:value="-3.1116" calcext:value-type="float">
            <text:p>-3.1116</text:p>
          </table:table-cell>
          <table:table-cell office:value-type="float" office:value="-0.679129" calcext:value-type="float">
            <text:p>-0.679129</text:p>
          </table:table-cell>
          <table:table-cell office:value-type="float" office:value="0.293146" calcext:value-type="float">
            <text:p>0.293146</text:p>
          </table:table-cell>
          <table:table-cell office:value-type="float" office:value="-9.77204" calcext:value-type="float">
            <text:p>-9.77204</text:p>
          </table:table-cell>
          <table:table-cell/>
          <table:table-cell table:formula="of:= SQRT(([.G557]-[.A557])^2 + ([.H557]-[.B557])^2 + ([.I557]-[.C557])^2)" office:value-type="float" office:value="2.18607547663387" calcext:value-type="float">
            <text:p>2.1860754766</text:p>
          </table:table-cell>
          <table:table-cell table:formula="of:=[.A557]-[.G557]" office:value-type="float" office:value="-0.185602" calcext:value-type="float">
            <text:p>-0.185602</text:p>
          </table:table-cell>
          <table:table-cell table:formula="of:=[.B557]-[.H557]" office:value-type="float" office:value="-2.028756" calcext:value-type="float">
            <text:p>-2.028756</text:p>
          </table:table-cell>
          <table:table-cell table:formula="of:=[.C557]-[.I557]" office:value-type="float" office:value="-0.792859999999999" calcext:value-type="float">
            <text:p>-0.79286</text:p>
          </table:table-cell>
          <table:table-cell/>
        </table:table-row>
        <table:table-row table:style-name="ro1">
          <table:table-cell office:value-type="float" office:value="-0.864731" calcext:value-type="float">
            <text:p>-0.864731</text:p>
          </table:table-cell>
          <table:table-cell office:value-type="float" office:value="-1.73561" calcext:value-type="float">
            <text:p>-1.73561</text:p>
          </table:table-cell>
          <table:table-cell office:value-type="float" office:value="-10.5649" calcext:value-type="float">
            <text:p>-10.5649</text:p>
          </table:table-cell>
          <table:table-cell office:value-type="float" office:value="2.94577" calcext:value-type="float">
            <text:p>2.94577</text:p>
          </table:table-cell>
          <table:table-cell office:value-type="float" office:value="0.0693545" calcext:value-type="float">
            <text:p>0.0693545</text:p>
          </table:table-cell>
          <table:table-cell office:value-type="float" office:value="-3.1116" calcext:value-type="float">
            <text:p>-3.1116</text:p>
          </table:table-cell>
          <table:table-cell office:value-type="float" office:value="-0.679129" calcext:value-type="float">
            <text:p>-0.679129</text:p>
          </table:table-cell>
          <table:table-cell office:value-type="float" office:value="0.293146" calcext:value-type="float">
            <text:p>0.293146</text:p>
          </table:table-cell>
          <table:table-cell office:value-type="float" office:value="-9.77204" calcext:value-type="float">
            <text:p>-9.77204</text:p>
          </table:table-cell>
          <table:table-cell/>
          <table:table-cell table:formula="of:= SQRT(([.G558]-[.A558])^2 + ([.H558]-[.B558])^2 + ([.I558]-[.C558])^2)" office:value-type="float" office:value="2.18607547663387" calcext:value-type="float">
            <text:p>2.1860754766</text:p>
          </table:table-cell>
          <table:table-cell table:formula="of:=[.A558]-[.G558]" office:value-type="float" office:value="-0.185602" calcext:value-type="float">
            <text:p>-0.185602</text:p>
          </table:table-cell>
          <table:table-cell table:formula="of:=[.B558]-[.H558]" office:value-type="float" office:value="-2.028756" calcext:value-type="float">
            <text:p>-2.028756</text:p>
          </table:table-cell>
          <table:table-cell table:formula="of:=[.C558]-[.I558]" office:value-type="float" office:value="-0.792859999999999" calcext:value-type="float">
            <text:p>-0.79286</text:p>
          </table:table-cell>
          <table:table-cell/>
        </table:table-row>
        <table:table-row table:style-name="ro1">
          <table:table-cell office:value-type="float" office:value="-0.952805" calcext:value-type="float">
            <text:p>-0.952805</text:p>
          </table:table-cell>
          <table:table-cell office:value-type="float" office:value="-1.70467" calcext:value-type="float">
            <text:p>-1.70467</text:p>
          </table:table-cell>
          <table:table-cell office:value-type="float" office:value="-10.5078" calcext:value-type="float">
            <text:p>-10.5078</text:p>
          </table:table-cell>
          <table:table-cell office:value-type="float" office:value="2.95243" calcext:value-type="float">
            <text:p>2.95243</text:p>
          </table:table-cell>
          <table:table-cell office:value-type="float" office:value="0.0697264" calcext:value-type="float">
            <text:p>0.0697264</text:p>
          </table:table-cell>
          <table:table-cell office:value-type="float" office:value="-3.11568" calcext:value-type="float">
            <text:p>-3.11568</text:p>
          </table:table-cell>
          <table:table-cell office:value-type="float" office:value="-0.682765" calcext:value-type="float">
            <text:p>-0.682765</text:p>
          </table:table-cell>
          <table:table-cell office:value-type="float" office:value="0.253252" calcext:value-type="float">
            <text:p>0.253252</text:p>
          </table:table-cell>
          <table:table-cell office:value-type="float" office:value="-9.77291" calcext:value-type="float">
            <text:p>-9.77291</text:p>
          </table:table-cell>
          <table:table-cell/>
          <table:table-cell table:formula="of:= SQRT(([.G559]-[.A559])^2 + ([.H559]-[.B559])^2 + ([.I559]-[.C559])^2)" office:value-type="float" office:value="2.10865916444171" calcext:value-type="float">
            <text:p>2.1086591644</text:p>
          </table:table-cell>
          <table:table-cell table:formula="of:=[.A559]-[.G559]" office:value-type="float" office:value="-0.27004" calcext:value-type="float">
            <text:p>-0.27004</text:p>
          </table:table-cell>
          <table:table-cell table:formula="of:=[.B559]-[.H559]" office:value-type="float" office:value="-1.957922" calcext:value-type="float">
            <text:p>-1.957922</text:p>
          </table:table-cell>
          <table:table-cell table:formula="of:=[.C559]-[.I559]" office:value-type="float" office:value="-0.73489" calcext:value-type="float">
            <text:p>-0.73489</text:p>
          </table:table-cell>
          <table:table-cell/>
        </table:table-row>
        <table:table-row table:style-name="ro1">
          <table:table-cell office:value-type="float" office:value="-0.952805" calcext:value-type="float">
            <text:p>-0.952805</text:p>
          </table:table-cell>
          <table:table-cell office:value-type="float" office:value="-1.62373" calcext:value-type="float">
            <text:p>-1.62373</text:p>
          </table:table-cell>
          <table:table-cell office:value-type="float" office:value="-10.5554" calcext:value-type="float">
            <text:p>-10.5554</text:p>
          </table:table-cell>
          <table:table-cell office:value-type="float" office:value="2.95243" calcext:value-type="float">
            <text:p>2.95243</text:p>
          </table:table-cell>
          <table:table-cell office:value-type="float" office:value="0.0697264" calcext:value-type="float">
            <text:p>0.0697264</text:p>
          </table:table-cell>
          <table:table-cell office:value-type="float" office:value="-3.11568" calcext:value-type="float">
            <text:p>-3.11568</text:p>
          </table:table-cell>
          <table:table-cell office:value-type="float" office:value="-0.682765" calcext:value-type="float">
            <text:p>-0.682765</text:p>
          </table:table-cell>
          <table:table-cell office:value-type="float" office:value="0.253252" calcext:value-type="float">
            <text:p>0.253252</text:p>
          </table:table-cell>
          <table:table-cell office:value-type="float" office:value="-9.77291" calcext:value-type="float">
            <text:p>-9.77291</text:p>
          </table:table-cell>
          <table:table-cell/>
          <table:table-cell table:formula="of:= SQRT(([.G560]-[.A560])^2 + ([.H560]-[.B560])^2 + ([.I560]-[.C560])^2)" office:value-type="float" office:value="2.05140771910998" calcext:value-type="float">
            <text:p>2.0514077191</text:p>
          </table:table-cell>
          <table:table-cell table:formula="of:=[.A560]-[.G560]" office:value-type="float" office:value="-0.27004" calcext:value-type="float">
            <text:p>-0.27004</text:p>
          </table:table-cell>
          <table:table-cell table:formula="of:=[.B560]-[.H560]" office:value-type="float" office:value="-1.876982" calcext:value-type="float">
            <text:p>-1.876982</text:p>
          </table:table-cell>
          <table:table-cell table:formula="of:=[.C560]-[.I560]" office:value-type="float" office:value="-0.782490000000001" calcext:value-type="float">
            <text:p>-0.78249</text:p>
          </table:table-cell>
          <table:table-cell/>
        </table:table-row>
        <table:table-row table:style-name="ro1">
          <table:table-cell office:value-type="float" office:value="-0.967087" calcext:value-type="float">
            <text:p>-0.967087</text:p>
          </table:table-cell>
          <table:table-cell office:value-type="float" office:value="-1.39284" calcext:value-type="float">
            <text:p>-1.39284</text:p>
          </table:table-cell>
          <table:table-cell office:value-type="float" office:value="-10.365" calcext:value-type="float">
            <text:p>-10.365</text:p>
          </table:table-cell>
          <table:table-cell office:value-type="float" office:value="2.95755" calcext:value-type="float">
            <text:p>2.95755</text:p>
          </table:table-cell>
          <table:table-cell office:value-type="float" office:value="0.071071" calcext:value-type="float">
            <text:p>0.071071</text:p>
          </table:table-cell>
          <table:table-cell office:value-type="float" office:value="-3.11935" calcext:value-type="float">
            <text:p>-3.11935</text:p>
          </table:table-cell>
          <table:table-cell office:value-type="float" office:value="-0.69591" calcext:value-type="float">
            <text:p>-0.69591</text:p>
          </table:table-cell>
          <table:table-cell office:value-type="float" office:value="0.217395" calcext:value-type="float">
            <text:p>0.217395</text:p>
          </table:table-cell>
          <table:table-cell office:value-type="float" office:value="-9.77284" calcext:value-type="float">
            <text:p>-9.77284</text:p>
          </table:table-cell>
          <table:table-cell/>
          <table:table-cell table:formula="of:= SQRT(([.G561]-[.A561])^2 + ([.H561]-[.B561])^2 + ([.I561]-[.C561])^2)" office:value-type="float" office:value="1.73696493521142" calcext:value-type="float">
            <text:p>1.7369649352</text:p>
          </table:table-cell>
          <table:table-cell table:formula="of:=[.A561]-[.G561]" office:value-type="float" office:value="-0.271177" calcext:value-type="float">
            <text:p>-0.271177</text:p>
          </table:table-cell>
          <table:table-cell table:formula="of:=[.B561]-[.H561]" office:value-type="float" office:value="-1.610235" calcext:value-type="float">
            <text:p>-1.610235</text:p>
          </table:table-cell>
          <table:table-cell table:formula="of:=[.C561]-[.I561]" office:value-type="float" office:value="-0.59216" calcext:value-type="float">
            <text:p>-0.59216</text:p>
          </table:table-cell>
          <table:table-cell/>
        </table:table-row>
        <table:table-row table:style-name="ro1">
          <table:table-cell office:value-type="float" office:value="-0.967087" calcext:value-type="float">
            <text:p>-0.967087</text:p>
          </table:table-cell>
          <table:table-cell office:value-type="float" office:value="-1.39284" calcext:value-type="float">
            <text:p>-1.39284</text:p>
          </table:table-cell>
          <table:table-cell office:value-type="float" office:value="-10.365" calcext:value-type="float">
            <text:p>-10.365</text:p>
          </table:table-cell>
          <table:table-cell office:value-type="float" office:value="2.96117" calcext:value-type="float">
            <text:p>2.96117</text:p>
          </table:table-cell>
          <table:table-cell office:value-type="float" office:value="0.0727238" calcext:value-type="float">
            <text:p>0.0727238</text:p>
          </table:table-cell>
          <table:table-cell office:value-type="float" office:value="-3.1222" calcext:value-type="float">
            <text:p>-3.1222</text:p>
          </table:table-cell>
          <table:table-cell office:value-type="float" office:value="-0.712066" calcext:value-type="float">
            <text:p>-0.712066</text:p>
          </table:table-cell>
          <table:table-cell office:value-type="float" office:value="0.189497" calcext:value-type="float">
            <text:p>0.189497</text:p>
          </table:table-cell>
          <table:table-cell office:value-type="float" office:value="-9.77226" calcext:value-type="float">
            <text:p>-9.77226</text:p>
          </table:table-cell>
          <table:table-cell/>
          <table:table-cell table:formula="of:= SQRT(([.G562]-[.A562])^2 + ([.H562]-[.B562])^2 + ([.I562]-[.C562])^2)" office:value-type="float" office:value="1.7088495544108" calcext:value-type="float">
            <text:p>1.7088495544</text:p>
          </table:table-cell>
          <table:table-cell table:formula="of:=[.A562]-[.G562]" office:value-type="float" office:value="-0.255021" calcext:value-type="float">
            <text:p>-0.255021</text:p>
          </table:table-cell>
          <table:table-cell table:formula="of:=[.B562]-[.H562]" office:value-type="float" office:value="-1.582337" calcext:value-type="float">
            <text:p>-1.582337</text:p>
          </table:table-cell>
          <table:table-cell table:formula="of:=[.C562]-[.I562]" office:value-type="float" office:value="-0.592740000000001" calcext:value-type="float">
            <text:p>-0.59274</text:p>
          </table:table-cell>
          <table:table-cell/>
        </table:table-row>
        <table:table-row table:style-name="ro1">
          <table:table-cell office:value-type="float" office:value="-0.976608" calcext:value-type="float">
            <text:p>-0.976608</text:p>
          </table:table-cell>
          <table:table-cell office:value-type="float" office:value="-1.2643" calcext:value-type="float">
            <text:p>-1.2643</text:p>
          </table:table-cell>
          <table:table-cell office:value-type="float" office:value="-10.2555" calcext:value-type="float">
            <text:p>-10.2555</text:p>
          </table:table-cell>
          <table:table-cell office:value-type="float" office:value="2.96379" calcext:value-type="float">
            <text:p>2.96379</text:p>
          </table:table-cell>
          <table:table-cell office:value-type="float" office:value="0.0748093" calcext:value-type="float">
            <text:p>0.0748093</text:p>
          </table:table-cell>
          <table:table-cell office:value-type="float" office:value="-3.12389" calcext:value-type="float">
            <text:p>-3.12389</text:p>
          </table:table-cell>
          <table:table-cell office:value-type="float" office:value="-0.732448" calcext:value-type="float">
            <text:p>-0.732448</text:p>
          </table:table-cell>
          <table:table-cell office:value-type="float" office:value="0.173041" calcext:value-type="float">
            <text:p>0.173041</text:p>
          </table:table-cell>
          <table:table-cell office:value-type="float" office:value="-9.77106" calcext:value-type="float">
            <text:p>-9.77106</text:p>
          </table:table-cell>
          <table:table-cell/>
          <table:table-cell table:formula="of:= SQRT(([.G563]-[.A563])^2 + ([.H563]-[.B563])^2 + ([.I563]-[.C563])^2)" office:value-type="float" office:value="1.53630900846184" calcext:value-type="float">
            <text:p>1.5363090085</text:p>
          </table:table-cell>
          <table:table-cell table:formula="of:=[.A563]-[.G563]" office:value-type="float" office:value="-0.24416" calcext:value-type="float">
            <text:p>-0.24416</text:p>
          </table:table-cell>
          <table:table-cell table:formula="of:=[.B563]-[.H563]" office:value-type="float" office:value="-1.437341" calcext:value-type="float">
            <text:p>-1.437341</text:p>
          </table:table-cell>
          <table:table-cell table:formula="of:=[.C563]-[.I563]" office:value-type="float" office:value="-0.484439999999999" calcext:value-type="float">
            <text:p>-0.48444</text:p>
          </table:table-cell>
          <table:table-cell/>
        </table:table-row>
        <table:table-row table:style-name="ro1">
          <table:table-cell office:value-type="float" office:value="-0.967087" calcext:value-type="float">
            <text:p>-0.967087</text:p>
          </table:table-cell>
          <table:table-cell office:value-type="float" office:value="-1.23573" calcext:value-type="float">
            <text:p>-1.23573</text:p>
          </table:table-cell>
          <table:table-cell office:value-type="float" office:value="-10.2055" calcext:value-type="float">
            <text:p>-10.2055</text:p>
          </table:table-cell>
          <table:table-cell office:value-type="float" office:value="2.96605" calcext:value-type="float">
            <text:p>2.96605</text:p>
          </table:table-cell>
          <table:table-cell office:value-type="float" office:value="0.0773457" calcext:value-type="float">
            <text:p>0.0773457</text:p>
          </table:table-cell>
          <table:table-cell office:value-type="float" office:value="-3.12483" calcext:value-type="float">
            <text:p>-3.12483</text:p>
          </table:table-cell>
          <table:table-cell office:value-type="float" office:value="-0.757232" calcext:value-type="float">
            <text:p>-0.757232</text:p>
          </table:table-cell>
          <table:table-cell office:value-type="float" office:value="0.16376" calcext:value-type="float">
            <text:p>0.16376</text:p>
          </table:table-cell>
          <table:table-cell office:value-type="float" office:value="-9.76933" calcext:value-type="float">
            <text:p>-9.76933</text:p>
          </table:table-cell>
          <table:table-cell/>
          <table:table-cell table:formula="of:= SQRT(([.G564]-[.A564])^2 + ([.H564]-[.B564])^2 + ([.I564]-[.C564])^2)" office:value-type="float" office:value="1.48082937910652" calcext:value-type="float">
            <text:p>1.4808293791</text:p>
          </table:table-cell>
          <table:table-cell table:formula="of:=[.A564]-[.G564]" office:value-type="float" office:value="-0.209855" calcext:value-type="float">
            <text:p>-0.209855</text:p>
          </table:table-cell>
          <table:table-cell table:formula="of:=[.B564]-[.H564]" office:value-type="float" office:value="-1.39949" calcext:value-type="float">
            <text:p>-1.39949</text:p>
          </table:table-cell>
          <table:table-cell table:formula="of:=[.C564]-[.I564]" office:value-type="float" office:value="-0.436170000000001" calcext:value-type="float">
            <text:p>-0.43617</text:p>
          </table:table-cell>
          <table:table-cell/>
        </table:table-row>
        <table:table-row table:style-name="ro1">
          <table:table-cell office:value-type="float" office:value="-1.03374" calcext:value-type="float">
            <text:p>-1.03374</text:p>
          </table:table-cell>
          <table:table-cell office:value-type="float" office:value="-1.06673" calcext:value-type="float">
            <text:p>-1.06673</text:p>
          </table:table-cell>
          <table:table-cell office:value-type="float" office:value="-10.1245" calcext:value-type="float">
            <text:p>-10.1245</text:p>
          </table:table-cell>
          <table:table-cell office:value-type="float" office:value="2.96826" calcext:value-type="float">
            <text:p>2.96826</text:p>
          </table:table-cell>
          <table:table-cell office:value-type="float" office:value="0.0797361" calcext:value-type="float">
            <text:p>0.0797361</text:p>
          </table:table-cell>
          <table:table-cell office:value-type="float" office:value="-3.12609" calcext:value-type="float">
            <text:p>-3.12609</text:p>
          </table:table-cell>
          <table:table-cell office:value-type="float" office:value="-0.780586" calcext:value-type="float">
            <text:p>-0.780586</text:p>
          </table:table-cell>
          <table:table-cell office:value-type="float" office:value="0.151412" calcext:value-type="float">
            <text:p>0.151412</text:p>
          </table:table-cell>
          <table:table-cell office:value-type="float" office:value="-9.76769" calcext:value-type="float">
            <text:p>-9.76769</text:p>
          </table:table-cell>
          <table:table-cell/>
          <table:table-cell table:formula="of:= SQRT(([.G565]-[.A565])^2 + ([.H565]-[.B565])^2 + ([.I565]-[.C565])^2)" office:value-type="float" office:value="1.29432231533726" calcext:value-type="float">
            <text:p>1.2943223153</text:p>
          </table:table-cell>
          <table:table-cell table:formula="of:=[.A565]-[.G565]" office:value-type="float" office:value="-0.253154" calcext:value-type="float">
            <text:p>-0.253154</text:p>
          </table:table-cell>
          <table:table-cell table:formula="of:=[.B565]-[.H565]" office:value-type="float" office:value="-1.218142" calcext:value-type="float">
            <text:p>-1.218142</text:p>
          </table:table-cell>
          <table:table-cell table:formula="of:=[.C565]-[.I565]" office:value-type="float" office:value="-0.356809999999999" calcext:value-type="float">
            <text:p>-0.35681</text:p>
          </table:table-cell>
          <table:table-cell/>
        </table:table-row>
        <table:table-row table:style-name="ro1">
          <table:table-cell office:value-type="float" office:value="-1.03374" calcext:value-type="float">
            <text:p>-1.03374</text:p>
          </table:table-cell>
          <table:table-cell office:value-type="float" office:value="-1.06673" calcext:value-type="float">
            <text:p>-1.06673</text:p>
          </table:table-cell>
          <table:table-cell office:value-type="float" office:value="-10.1245" calcext:value-type="float">
            <text:p>-10.1245</text:p>
          </table:table-cell>
          <table:table-cell office:value-type="float" office:value="2.96826" calcext:value-type="float">
            <text:p>2.96826</text:p>
          </table:table-cell>
          <table:table-cell office:value-type="float" office:value="0.0797361" calcext:value-type="float">
            <text:p>0.0797361</text:p>
          </table:table-cell>
          <table:table-cell office:value-type="float" office:value="-3.12609" calcext:value-type="float">
            <text:p>-3.12609</text:p>
          </table:table-cell>
          <table:table-cell office:value-type="float" office:value="-0.780586" calcext:value-type="float">
            <text:p>-0.780586</text:p>
          </table:table-cell>
          <table:table-cell office:value-type="float" office:value="0.151412" calcext:value-type="float">
            <text:p>0.151412</text:p>
          </table:table-cell>
          <table:table-cell office:value-type="float" office:value="-9.76769" calcext:value-type="float">
            <text:p>-9.76769</text:p>
          </table:table-cell>
          <table:table-cell/>
          <table:table-cell table:formula="of:= SQRT(([.G566]-[.A566])^2 + ([.H566]-[.B566])^2 + ([.I566]-[.C566])^2)" office:value-type="float" office:value="1.29432231533726" calcext:value-type="float">
            <text:p>1.2943223153</text:p>
          </table:table-cell>
          <table:table-cell table:formula="of:=[.A566]-[.G566]" office:value-type="float" office:value="-0.253154" calcext:value-type="float">
            <text:p>-0.253154</text:p>
          </table:table-cell>
          <table:table-cell table:formula="of:=[.B566]-[.H566]" office:value-type="float" office:value="-1.218142" calcext:value-type="float">
            <text:p>-1.218142</text:p>
          </table:table-cell>
          <table:table-cell table:formula="of:=[.C566]-[.I566]" office:value-type="float" office:value="-0.356809999999999" calcext:value-type="float">
            <text:p>-0.35681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-0.662064" calcext:value-type="float">
            <text:p>-0.662064</text:p>
          </table:table-cell>
          <table:table-cell office:value-type="float" office:value="-9.98886" calcext:value-type="float">
            <text:p>-9.98886</text:p>
          </table:table-cell>
          <table:table-cell office:value-type="float" office:value="2.97047" calcext:value-type="float">
            <text:p>2.97047</text:p>
          </table:table-cell>
          <table:table-cell office:value-type="float" office:value="0.0818" calcext:value-type="float">
            <text:p>0.0818</text:p>
          </table:table-cell>
          <table:table-cell office:value-type="float" office:value="-3.12826" calcext:value-type="float">
            <text:p>-3.12826</text:p>
          </table:table-cell>
          <table:table-cell office:value-type="float" office:value="-0.800746" calcext:value-type="float">
            <text:p>-0.800746</text:p>
          </table:table-cell>
          <table:table-cell office:value-type="float" office:value="0.130195" calcext:value-type="float">
            <text:p>0.130195</text:p>
          </table:table-cell>
          <table:table-cell office:value-type="float" office:value="-9.76636" calcext:value-type="float">
            <text:p>-9.76636</text:p>
          </table:table-cell>
          <table:table-cell/>
          <table:table-cell table:formula="of:= SQRT(([.G567]-[.A567])^2 + ([.H567]-[.B567])^2 + ([.I567]-[.C567])^2)" office:value-type="float" office:value="0.85209338098415" calcext:value-type="float">
            <text:p>0.852093381</text:p>
          </table:table-cell>
          <table:table-cell table:formula="of:=[.A567]-[.G567]" office:value-type="float" office:value="-0.221094" calcext:value-type="float">
            <text:p>-0.221094</text:p>
          </table:table-cell>
          <table:table-cell table:formula="of:=[.B567]-[.H567]" office:value-type="float" office:value="-0.792259" calcext:value-type="float">
            <text:p>-0.792259</text:p>
          </table:table-cell>
          <table:table-cell table:formula="of:=[.C567]-[.I567]" office:value-type="float" office:value="-0.2225" calcext:value-type="float">
            <text:p>-0.2225</text:p>
          </table:table-cell>
          <table:table-cell/>
        </table:table-row>
        <table:table-row table:style-name="ro1">
          <table:table-cell office:value-type="float" office:value="-0.98851" calcext:value-type="float">
            <text:p>-0.98851</text:p>
          </table:table-cell>
          <table:table-cell office:value-type="float" office:value="-0.297867" calcext:value-type="float">
            <text:p>-0.297867</text:p>
          </table:table-cell>
          <table:table-cell office:value-type="float" office:value="-9.91983" calcext:value-type="float">
            <text:p>-9.91983</text:p>
          </table:table-cell>
          <table:table-cell office:value-type="float" office:value="2.97149" calcext:value-type="float">
            <text:p>2.97149</text:p>
          </table:table-cell>
          <table:table-cell office:value-type="float" office:value="0.083409" calcext:value-type="float">
            <text:p>0.083409</text:p>
          </table:table-cell>
          <table:table-cell office:value-type="float" office:value="-3.1304" calcext:value-type="float">
            <text:p>-3.1304</text:p>
          </table:table-cell>
          <table:table-cell office:value-type="float" office:value="-0.816461" calcext:value-type="float">
            <text:p>-0.816461</text:p>
          </table:table-cell>
          <table:table-cell office:value-type="float" office:value="0.109284" calcext:value-type="float">
            <text:p>0.109284</text:p>
          </table:table-cell>
          <table:table-cell office:value-type="float" office:value="-9.76532" calcext:value-type="float">
            <text:p>-9.76532</text:p>
          </table:table-cell>
          <table:table-cell/>
          <table:table-cell table:formula="of:= SQRT(([.G568]-[.A568])^2 + ([.H568]-[.B568])^2 + ([.I568]-[.C568])^2)" office:value-type="float" office:value="0.468237263897268" calcext:value-type="float">
            <text:p>0.4682372639</text:p>
          </table:table-cell>
          <table:table-cell table:formula="of:=[.A568]-[.G568]" office:value-type="float" office:value="-0.172049" calcext:value-type="float">
            <text:p>-0.172049</text:p>
          </table:table-cell>
          <table:table-cell table:formula="of:=[.B568]-[.H568]" office:value-type="float" office:value="-0.407151" calcext:value-type="float">
            <text:p>-0.407151</text:p>
          </table:table-cell>
          <table:table-cell table:formula="of:=[.C568]-[.I568]" office:value-type="float" office:value="-0.154509999999998" calcext:value-type="float">
            <text:p>-0.15451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-0.100296" calcext:value-type="float">
            <text:p>-0.100296</text:p>
          </table:table-cell>
          <table:table-cell office:value-type="float" office:value="-9.82224" calcext:value-type="float">
            <text:p>-9.82224</text:p>
          </table:table-cell>
          <table:table-cell office:value-type="float" office:value="2.97149" calcext:value-type="float">
            <text:p>2.97149</text:p>
          </table:table-cell>
          <table:table-cell office:value-type="float" office:value="0.083409" calcext:value-type="float">
            <text:p>0.083409</text:p>
          </table:table-cell>
          <table:table-cell office:value-type="float" office:value="-3.1304" calcext:value-type="float">
            <text:p>-3.1304</text:p>
          </table:table-cell>
          <table:table-cell office:value-type="float" office:value="-0.816461" calcext:value-type="float">
            <text:p>-0.816461</text:p>
          </table:table-cell>
          <table:table-cell office:value-type="float" office:value="0.109284" calcext:value-type="float">
            <text:p>0.109284</text:p>
          </table:table-cell>
          <table:table-cell office:value-type="float" office:value="-9.76532" calcext:value-type="float">
            <text:p>-9.76532</text:p>
          </table:table-cell>
          <table:table-cell/>
          <table:table-cell table:formula="of:= SQRT(([.G569]-[.A569])^2 + ([.H569]-[.B569])^2 + ([.I569]-[.C569])^2)" office:value-type="float" office:value="0.298904995677556" calcext:value-type="float">
            <text:p>0.2989049957</text:p>
          </table:table-cell>
          <table:table-cell table:formula="of:=[.A569]-[.G569]" office:value-type="float" office:value="-0.205379" calcext:value-type="float">
            <text:p>-0.205379</text:p>
          </table:table-cell>
          <table:table-cell table:formula="of:=[.B569]-[.H569]" office:value-type="float" office:value="-0.20958" calcext:value-type="float">
            <text:p>-0.20958</text:p>
          </table:table-cell>
          <table:table-cell table:formula="of:=[.C569]-[.I569]" office:value-type="float" office:value="-0.0569199999999999" calcext:value-type="float">
            <text:p>-0.05692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-0.100296" calcext:value-type="float">
            <text:p>-0.100296</text:p>
          </table:table-cell>
          <table:table-cell office:value-type="float" office:value="-9.82224" calcext:value-type="float">
            <text:p>-9.82224</text:p>
          </table:table-cell>
          <table:table-cell office:value-type="float" office:value="2.97188" calcext:value-type="float">
            <text:p>2.97188</text:p>
          </table:table-cell>
          <table:table-cell office:value-type="float" office:value="0.0839709" calcext:value-type="float">
            <text:p>0.0839709</text:p>
          </table:table-cell>
          <table:table-cell office:value-type="float" office:value="-3.13125" calcext:value-type="float">
            <text:p>-3.13125</text:p>
          </table:table-cell>
          <table:table-cell office:value-type="float" office:value="-0.821948" calcext:value-type="float">
            <text:p>-0.821948</text:p>
          </table:table-cell>
          <table:table-cell office:value-type="float" office:value="0.101003" calcext:value-type="float">
            <text:p>0.101003</text:p>
          </table:table-cell>
          <table:table-cell office:value-type="float" office:value="-9.76495" calcext:value-type="float">
            <text:p>-9.76495</text:p>
          </table:table-cell>
          <table:table-cell/>
          <table:table-cell table:formula="of:= SQRT(([.G570]-[.A570])^2 + ([.H570]-[.B570])^2 + ([.I570]-[.C570])^2)" office:value-type="float" office:value="0.289413619522302" calcext:value-type="float">
            <text:p>0.2894136195</text:p>
          </table:table-cell>
          <table:table-cell table:formula="of:=[.A570]-[.G570]" office:value-type="float" office:value="-0.199892" calcext:value-type="float">
            <text:p>-0.199892</text:p>
          </table:table-cell>
          <table:table-cell table:formula="of:=[.B570]-[.H570]" office:value-type="float" office:value="-0.201299" calcext:value-type="float">
            <text:p>-0.201299</text:p>
          </table:table-cell>
          <table:table-cell table:formula="of:=[.C570]-[.I570]" office:value-type="float" office:value="-0.0572900000000001" calcext:value-type="float">
            <text:p>-0.05729</text:p>
          </table:table-cell>
          <table:table-cell/>
        </table:table-row>
        <table:table-row table:style-name="ro1">
          <table:table-cell office:value-type="float" office:value="-1.07658" calcext:value-type="float">
            <text:p>-1.07658</text:p>
          </table:table-cell>
          <table:table-cell office:value-type="float" office:value="-0.112198" calcext:value-type="float">
            <text:p>-0.112198</text:p>
          </table:table-cell>
          <table:table-cell office:value-type="float" office:value="-9.84366" calcext:value-type="float">
            <text:p>-9.84366</text:p>
          </table:table-cell>
          <table:table-cell office:value-type="float" office:value="2.97159" calcext:value-type="float">
            <text:p>2.97159</text:p>
          </table:table-cell>
          <table:table-cell office:value-type="float" office:value="0.0841134" calcext:value-type="float">
            <text:p>0.0841134</text:p>
          </table:table-cell>
          <table:table-cell office:value-type="float" office:value="-3.13119" calcext:value-type="float">
            <text:p>-3.13119</text:p>
          </table:table-cell>
          <table:table-cell office:value-type="float" office:value="-0.82334" calcext:value-type="float">
            <text:p>-0.82334</text:p>
          </table:table-cell>
          <table:table-cell office:value-type="float" office:value="0.101608" calcext:value-type="float">
            <text:p>0.101608</text:p>
          </table:table-cell>
          <table:table-cell office:value-type="float" office:value="-9.76482" calcext:value-type="float">
            <text:p>-9.76482</text:p>
          </table:table-cell>
          <table:table-cell/>
          <table:table-cell table:formula="of:= SQRT(([.G571]-[.A571])^2 + ([.H571]-[.B571])^2 + ([.I571]-[.C571])^2)" office:value-type="float" office:value="0.340674696500929" calcext:value-type="float">
            <text:p>0.3406746965</text:p>
          </table:table-cell>
          <table:table-cell table:formula="of:=[.A571]-[.G571]" office:value-type="float" office:value="-0.25324" calcext:value-type="float">
            <text:p>-0.25324</text:p>
          </table:table-cell>
          <table:table-cell table:formula="of:=[.B571]-[.H571]" office:value-type="float" office:value="-0.213806" calcext:value-type="float">
            <text:p>-0.213806</text:p>
          </table:table-cell>
          <table:table-cell table:formula="of:=[.C571]-[.I571]" office:value-type="float" office:value="-0.0788399999999996" calcext:value-type="float">
            <text:p>-0.07884</text:p>
          </table:table-cell>
          <table:table-cell/>
        </table:table-row>
        <table:table-row table:style-name="ro1">
          <table:table-cell office:value-type="float" office:value="-1.05754" calcext:value-type="float">
            <text:p>-1.05754</text:p>
          </table:table-cell>
          <table:table-cell office:value-type="float" office:value="-0.00984192" calcext:value-type="float">
            <text:p>-0.00984192</text:p>
          </table:table-cell>
          <table:table-cell office:value-type="float" office:value="-9.92459" calcext:value-type="float">
            <text:p>-9.92459</text:p>
          </table:table-cell>
          <table:table-cell office:value-type="float" office:value="2.97159" calcext:value-type="float">
            <text:p>2.97159</text:p>
          </table:table-cell>
          <table:table-cell office:value-type="float" office:value="0.0841134" calcext:value-type="float">
            <text:p>0.0841134</text:p>
          </table:table-cell>
          <table:table-cell office:value-type="float" office:value="-3.13119" calcext:value-type="float">
            <text:p>-3.13119</text:p>
          </table:table-cell>
          <table:table-cell office:value-type="float" office:value="-0.82334" calcext:value-type="float">
            <text:p>-0.82334</text:p>
          </table:table-cell>
          <table:table-cell office:value-type="float" office:value="0.101608" calcext:value-type="float">
            <text:p>0.101608</text:p>
          </table:table-cell>
          <table:table-cell office:value-type="float" office:value="-9.76482" calcext:value-type="float">
            <text:p>-9.76482</text:p>
          </table:table-cell>
          <table:table-cell/>
          <table:table-cell table:formula="of:= SQRT(([.G572]-[.A572])^2 + ([.H572]-[.B572])^2 + ([.I572]-[.C572])^2)" office:value-type="float" office:value="0.304626291655869" calcext:value-type="float">
            <text:p>0.3046262917</text:p>
          </table:table-cell>
          <table:table-cell table:formula="of:=[.A572]-[.G572]" office:value-type="float" office:value="-0.2342" calcext:value-type="float">
            <text:p>-0.2342</text:p>
          </table:table-cell>
          <table:table-cell table:formula="of:=[.B572]-[.H572]" office:value-type="float" office:value="-0.11144992" calcext:value-type="float">
            <text:p>-0.11144992</text:p>
          </table:table-cell>
          <table:table-cell table:formula="of:=[.C572]-[.I572]" office:value-type="float" office:value="-0.15977" calcext:value-type="float">
            <text:p>-0.15977</text:p>
          </table:table-cell>
          <table:table-cell/>
        </table:table-row>
        <table:table-row table:style-name="ro1">
          <table:table-cell office:value-type="float" office:value="-1.05754" calcext:value-type="float">
            <text:p>-1.05754</text:p>
          </table:table-cell>
          <table:table-cell office:value-type="float" office:value="-0.00984192" calcext:value-type="float">
            <text:p>-0.00984192</text:p>
          </table:table-cell>
          <table:table-cell office:value-type="float" office:value="-9.92459" calcext:value-type="float">
            <text:p>-9.92459</text:p>
          </table:table-cell>
          <table:table-cell office:value-type="float" office:value="2.97097" calcext:value-type="float">
            <text:p>2.97097</text:p>
          </table:table-cell>
          <table:table-cell office:value-type="float" office:value="0.0846933" calcext:value-type="float">
            <text:p>0.0846933</text:p>
          </table:table-cell>
          <table:table-cell office:value-type="float" office:value="-3.13131" calcext:value-type="float">
            <text:p>-3.13131</text:p>
          </table:table-cell>
          <table:table-cell office:value-type="float" office:value="-0.829002" calcext:value-type="float">
            <text:p>-0.829002</text:p>
          </table:table-cell>
          <table:table-cell office:value-type="float" office:value="0.100385" calcext:value-type="float">
            <text:p>0.100385</text:p>
          </table:table-cell>
          <table:table-cell office:value-type="float" office:value="-9.76436" calcext:value-type="float">
            <text:p>-9.76436</text:p>
          </table:table-cell>
          <table:table-cell/>
          <table:table-cell table:formula="of:= SQRT(([.G573]-[.A573])^2 + ([.H573]-[.B573])^2 + ([.I573]-[.C573])^2)" office:value-type="float" office:value="0.300088727273596" calcext:value-type="float">
            <text:p>0.3000887273</text:p>
          </table:table-cell>
          <table:table-cell table:formula="of:=[.A573]-[.G573]" office:value-type="float" office:value="-0.228538" calcext:value-type="float">
            <text:p>-0.228538</text:p>
          </table:table-cell>
          <table:table-cell table:formula="of:=[.B573]-[.H573]" office:value-type="float" office:value="-0.11022692" calcext:value-type="float">
            <text:p>-0.11022692</text:p>
          </table:table-cell>
          <table:table-cell table:formula="of:=[.C573]-[.I573]" office:value-type="float" office:value="-0.16023" calcext:value-type="float">
            <text:p>-0.16023</text:p>
          </table:table-cell>
          <table:table-cell/>
        </table:table-row>
        <table:table-row table:style-name="ro1">
          <table:table-cell office:value-type="float" office:value="-1.04326" calcext:value-type="float">
            <text:p>-1.04326</text:p>
          </table:table-cell>
          <table:table-cell office:value-type="float" office:value="-0.0503082" calcext:value-type="float">
            <text:p>-0.0503082</text:p>
          </table:table-cell>
          <table:table-cell office:value-type="float" office:value="-9.90079" calcext:value-type="float">
            <text:p>-9.90079</text:p>
          </table:table-cell>
          <table:table-cell office:value-type="float" office:value="2.97029" calcext:value-type="float">
            <text:p>2.97029</text:p>
          </table:table-cell>
          <table:table-cell office:value-type="float" office:value="0.085146" calcext:value-type="float">
            <text:p>0.085146</text:p>
          </table:table-cell>
          <table:table-cell office:value-type="float" office:value="-3.13175" calcext:value-type="float">
            <text:p>-3.13175</text:p>
          </table:table-cell>
          <table:table-cell office:value-type="float" office:value="-0.833423" calcext:value-type="float">
            <text:p>-0.833423</text:p>
          </table:table-cell>
          <table:table-cell office:value-type="float" office:value="0.0960931" calcext:value-type="float">
            <text:p>0.0960931</text:p>
          </table:table-cell>
          <table:table-cell office:value-type="float" office:value="-9.76402" calcext:value-type="float">
            <text:p>-9.76402</text:p>
          </table:table-cell>
          <table:table-cell/>
          <table:table-cell table:formula="of:= SQRT(([.G574]-[.A574])^2 + ([.H574]-[.B574])^2 + ([.I574]-[.C574])^2)" office:value-type="float" office:value="0.290122284753671" calcext:value-type="float">
            <text:p>0.2901222848</text:p>
          </table:table-cell>
          <table:table-cell table:formula="of:=[.A574]-[.G574]" office:value-type="float" office:value="-0.209837" calcext:value-type="float">
            <text:p>-0.209837</text:p>
          </table:table-cell>
          <table:table-cell table:formula="of:=[.B574]-[.H574]" office:value-type="float" office:value="-0.1464013" calcext:value-type="float">
            <text:p>-0.1464013</text:p>
          </table:table-cell>
          <table:table-cell table:formula="of:=[.C574]-[.I574]" office:value-type="float" office:value="-0.13677" calcext:value-type="float">
            <text:p>-0.13677</text:p>
          </table:table-cell>
          <table:table-cell/>
        </table:table-row>
        <table:table-row table:style-name="ro1">
          <table:table-cell office:value-type="float" office:value="-0.952805" calcext:value-type="float">
            <text:p>-0.952805</text:p>
          </table:table-cell>
          <table:table-cell office:value-type="float" office:value="-0.0812531" calcext:value-type="float">
            <text:p>-0.0812531</text:p>
          </table:table-cell>
          <table:table-cell office:value-type="float" office:value="-9.90317" calcext:value-type="float">
            <text:p>-9.90317</text:p>
          </table:table-cell>
          <table:table-cell office:value-type="float" office:value="2.96938" calcext:value-type="float">
            <text:p>2.96938</text:p>
          </table:table-cell>
          <table:table-cell office:value-type="float" office:value="0.0851654" calcext:value-type="float">
            <text:p>0.0851654</text:p>
          </table:table-cell>
          <table:table-cell office:value-type="float" office:value="-3.1326" calcext:value-type="float">
            <text:p>-3.1326</text:p>
          </table:table-cell>
          <table:table-cell office:value-type="float" office:value="-0.833613" calcext:value-type="float">
            <text:p>-0.833613</text:p>
          </table:table-cell>
          <table:table-cell office:value-type="float" office:value="0.08776" calcext:value-type="float">
            <text:p>0.08776</text:p>
          </table:table-cell>
          <table:table-cell office:value-type="float" office:value="-9.76409" calcext:value-type="float">
            <text:p>-9.76409</text:p>
          </table:table-cell>
          <table:table-cell/>
          <table:table-cell table:formula="of:= SQRT(([.G575]-[.A575])^2 + ([.H575]-[.B575])^2 + ([.I575]-[.C575])^2)" office:value-type="float" office:value="0.249229627523715" calcext:value-type="float">
            <text:p>0.2492296275</text:p>
          </table:table-cell>
          <table:table-cell table:formula="of:=[.A575]-[.G575]" office:value-type="float" office:value="-0.119192" calcext:value-type="float">
            <text:p>-0.119192</text:p>
          </table:table-cell>
          <table:table-cell table:formula="of:=[.B575]-[.H575]" office:value-type="float" office:value="-0.1690131" calcext:value-type="float">
            <text:p>-0.1690131</text:p>
          </table:table-cell>
          <table:table-cell table:formula="of:=[.C575]-[.I575]" office:value-type="float" office:value="-0.13908" calcext:value-type="float">
            <text:p>-0.13908</text:p>
          </table:table-cell>
          <table:table-cell/>
        </table:table-row>
        <table:table-row table:style-name="ro1">
          <table:table-cell office:value-type="float" office:value="-1.02184" calcext:value-type="float">
            <text:p>-1.02184</text:p>
          </table:table-cell>
          <table:table-cell office:value-type="float" office:value="-0.300247" calcext:value-type="float">
            <text:p>-0.300247</text:p>
          </table:table-cell>
          <table:table-cell office:value-type="float" office:value="-9.53659" calcext:value-type="float">
            <text:p>-9.53659</text:p>
          </table:table-cell>
          <table:table-cell office:value-type="float" office:value="2.96938" calcext:value-type="float">
            <text:p>2.96938</text:p>
          </table:table-cell>
          <table:table-cell office:value-type="float" office:value="0.0851654" calcext:value-type="float">
            <text:p>0.0851654</text:p>
          </table:table-cell>
          <table:table-cell office:value-type="float" office:value="-3.1326" calcext:value-type="float">
            <text:p>-3.1326</text:p>
          </table:table-cell>
          <table:table-cell office:value-type="float" office:value="-0.833613" calcext:value-type="float">
            <text:p>-0.833613</text:p>
          </table:table-cell>
          <table:table-cell office:value-type="float" office:value="0.08776" calcext:value-type="float">
            <text:p>0.08776</text:p>
          </table:table-cell>
          <table:table-cell office:value-type="float" office:value="-9.76409" calcext:value-type="float">
            <text:p>-9.76409</text:p>
          </table:table-cell>
          <table:table-cell/>
          <table:table-cell table:formula="of:= SQRT(([.G576]-[.A576])^2 + ([.H576]-[.B576])^2 + ([.I576]-[.C576])^2)" office:value-type="float" office:value="0.487580850298696" calcext:value-type="float">
            <text:p>0.4875808503</text:p>
          </table:table-cell>
          <table:table-cell table:formula="of:=[.A576]-[.G576]" office:value-type="float" office:value="-0.188227" calcext:value-type="float">
            <text:p>-0.188227</text:p>
          </table:table-cell>
          <table:table-cell table:formula="of:=[.B576]-[.H576]" office:value-type="float" office:value="-0.388007" calcext:value-type="float">
            <text:p>-0.388007</text:p>
          </table:table-cell>
          <table:table-cell table:formula="of:=[.C576]-[.I576]" office:value-type="float" office:value="0.227499999999999" calcext:value-type="float">
            <text:p>0.2275</text:p>
          </table:table-cell>
          <table:table-cell/>
        </table:table-row>
        <table:table-row table:style-name="ro1">
          <table:table-cell office:value-type="float" office:value="-0.957565" calcext:value-type="float">
            <text:p>-0.957565</text:p>
          </table:table-cell>
          <table:table-cell office:value-type="float" office:value="-0.0883942" calcext:value-type="float">
            <text:p>-0.0883942</text:p>
          </table:table-cell>
          <table:table-cell office:value-type="float" office:value="-9.78415" calcext:value-type="float">
            <text:p>-9.78415</text:p>
          </table:table-cell>
          <table:table-cell office:value-type="float" office:value="2.96827" calcext:value-type="float">
            <text:p>2.96827</text:p>
          </table:table-cell>
          <table:table-cell office:value-type="float" office:value="0.0848822" calcext:value-type="float">
            <text:p>0.0848822</text:p>
          </table:table-cell>
          <table:table-cell office:value-type="float" office:value="-3.13276" calcext:value-type="float">
            <text:p>-3.13276</text:p>
          </table:table-cell>
          <table:table-cell office:value-type="float" office:value="-0.830847" calcext:value-type="float">
            <text:p>-0.830847</text:p>
          </table:table-cell>
          <table:table-cell office:value-type="float" office:value="0.0862875" calcext:value-type="float">
            <text:p>0.0862875</text:p>
          </table:table-cell>
          <table:table-cell office:value-type="float" office:value="-9.76434" calcext:value-type="float">
            <text:p>-9.76434</text:p>
          </table:table-cell>
          <table:table-cell/>
          <table:table-cell table:formula="of:= SQRT(([.G577]-[.A577])^2 + ([.H577]-[.B577])^2 + ([.I577]-[.C577])^2)" office:value-type="float" office:value="0.216710830229802" calcext:value-type="float">
            <text:p>0.2167108302</text:p>
          </table:table-cell>
          <table:table-cell table:formula="of:=[.A577]-[.G577]" office:value-type="float" office:value="-0.126718" calcext:value-type="float">
            <text:p>-0.126718</text:p>
          </table:table-cell>
          <table:table-cell table:formula="of:=[.B577]-[.H577]" office:value-type="float" office:value="-0.1746817" calcext:value-type="float">
            <text:p>-0.1746817</text:p>
          </table:table-cell>
          <table:table-cell table:formula="of:=[.C577]-[.I577]" office:value-type="float" office:value="-0.0198099999999997" calcext:value-type="float">
            <text:p>-0.01981</text:p>
          </table:table-cell>
          <table:table-cell/>
        </table:table-row>
        <table:table-row table:style-name="ro1">
          <table:table-cell office:value-type="float" office:value="-0.957565" calcext:value-type="float">
            <text:p>-0.957565</text:p>
          </table:table-cell>
          <table:table-cell office:value-type="float" office:value="-0.0883942" calcext:value-type="float">
            <text:p>-0.0883942</text:p>
          </table:table-cell>
          <table:table-cell office:value-type="float" office:value="-9.78415" calcext:value-type="float">
            <text:p>-9.78415</text:p>
          </table:table-cell>
          <table:table-cell office:value-type="float" office:value="2.96688" calcext:value-type="float">
            <text:p>2.96688</text:p>
          </table:table-cell>
          <table:table-cell office:value-type="float" office:value="0.0849454" calcext:value-type="float">
            <text:p>0.0849454</text:p>
          </table:table-cell>
          <table:table-cell office:value-type="float" office:value="-3.13273" calcext:value-type="float">
            <text:p>-3.13273</text:p>
          </table:table-cell>
          <table:table-cell office:value-type="float" office:value="-0.831464" calcext:value-type="float">
            <text:p>-0.831464</text:p>
          </table:table-cell>
          <table:table-cell office:value-type="float" office:value="0.0865505" calcext:value-type="float">
            <text:p>0.0865505</text:p>
          </table:table-cell>
          <table:table-cell office:value-type="float" office:value="-9.76428" calcext:value-type="float">
            <text:p>-9.76428</text:p>
          </table:table-cell>
          <table:table-cell/>
          <table:table-cell table:formula="of:= SQRT(([.G578]-[.A578])^2 + ([.H578]-[.B578])^2 + ([.I578]-[.C578])^2)" office:value-type="float" office:value="0.216568527628301" calcext:value-type="float">
            <text:p>0.2165685276</text:p>
          </table:table-cell>
          <table:table-cell table:formula="of:=[.A578]-[.G578]" office:value-type="float" office:value="-0.126101" calcext:value-type="float">
            <text:p>-0.126101</text:p>
          </table:table-cell>
          <table:table-cell table:formula="of:=[.B578]-[.H578]" office:value-type="float" office:value="-0.1749447" calcext:value-type="float">
            <text:p>-0.1749447</text:p>
          </table:table-cell>
          <table:table-cell table:formula="of:=[.C578]-[.I578]" office:value-type="float" office:value="-0.0198700000000009" calcext:value-type="float">
            <text:p>-0.01987</text:p>
          </table:table-cell>
          <table:table-cell/>
        </table:table-row>
        <table:table-row table:style-name="ro1">
          <table:table-cell office:value-type="float" office:value="-0.983749" calcext:value-type="float">
            <text:p>-0.983749</text:p>
          </table:table-cell>
          <table:table-cell office:value-type="float" office:value="0.0163422" calcext:value-type="float">
            <text:p>0.0163422</text:p>
          </table:table-cell>
          <table:table-cell office:value-type="float" office:value="-9.81509" calcext:value-type="float">
            <text:p>-9.81509</text:p>
          </table:table-cell>
          <table:table-cell office:value-type="float" office:value="2.96579" calcext:value-type="float">
            <text:p>2.96579</text:p>
          </table:table-cell>
          <table:table-cell office:value-type="float" office:value="0.0851823" calcext:value-type="float">
            <text:p>0.0851823</text:p>
          </table:table-cell>
          <table:table-cell office:value-type="float" office:value="-3.13297" calcext:value-type="float">
            <text:p>-3.13297</text:p>
          </table:table-cell>
          <table:table-cell office:value-type="float" office:value="-0.833777" calcext:value-type="float">
            <text:p>-0.833777</text:p>
          </table:table-cell>
          <table:table-cell office:value-type="float" office:value="0.0842216" calcext:value-type="float">
            <text:p>0.0842216</text:p>
          </table:table-cell>
          <table:table-cell office:value-type="float" office:value="-9.7641" calcext:value-type="float">
            <text:p>-9.7641</text:p>
          </table:table-cell>
          <table:table-cell/>
          <table:table-cell table:formula="of:= SQRT(([.G579]-[.A579])^2 + ([.H579]-[.B579])^2 + ([.I579]-[.C579])^2)" office:value-type="float" office:value="0.172334540439112" calcext:value-type="float">
            <text:p>0.1723345404</text:p>
          </table:table-cell>
          <table:table-cell table:formula="of:=[.A579]-[.G579]" office:value-type="float" office:value="-0.149972" calcext:value-type="float">
            <text:p>-0.149972</text:p>
          </table:table-cell>
          <table:table-cell table:formula="of:=[.B579]-[.H579]" office:value-type="float" office:value="-0.0678794" calcext:value-type="float">
            <text:p>-0.0678794</text:p>
          </table:table-cell>
          <table:table-cell table:formula="of:=[.C579]-[.I579]" office:value-type="float" office:value="-0.0509900000000005" calcext:value-type="float">
            <text:p>-0.05099</text:p>
          </table:table-cell>
          <table:table-cell/>
        </table:table-row>
        <table:table-row table:style-name="ro1">
          <table:table-cell office:value-type="float" office:value="-1.00993" calcext:value-type="float">
            <text:p>-1.00993</text:p>
          </table:table-cell>
          <table:table-cell office:value-type="float" office:value="-0.240738" calcext:value-type="float">
            <text:p>-0.240738</text:p>
          </table:table-cell>
          <table:table-cell office:value-type="float" office:value="-9.56754" calcext:value-type="float">
            <text:p>-9.56754</text:p>
          </table:table-cell>
          <table:table-cell office:value-type="float" office:value="2.96437" calcext:value-type="float">
            <text:p>2.96437</text:p>
          </table:table-cell>
          <table:table-cell office:value-type="float" office:value="0.084983" calcext:value-type="float">
            <text:p>0.084983</text:p>
          </table:table-cell>
          <table:table-cell office:value-type="float" office:value="-3.13227" calcext:value-type="float">
            <text:p>-3.13227</text:p>
          </table:table-cell>
          <table:table-cell office:value-type="float" office:value="-0.831831" calcext:value-type="float">
            <text:p>-0.831831</text:p>
          </table:table-cell>
          <table:table-cell office:value-type="float" office:value="0.0910115" calcext:value-type="float">
            <text:p>0.0910115</text:p>
          </table:table-cell>
          <table:table-cell office:value-type="float" office:value="-9.76421" calcext:value-type="float">
            <text:p>-9.76421</text:p>
          </table:table-cell>
          <table:table-cell/>
          <table:table-cell table:formula="of:= SQRT(([.G580]-[.A580])^2 + ([.H580]-[.B580])^2 + ([.I580]-[.C580])^2)" office:value-type="float" office:value="0.424801216395681" calcext:value-type="float">
            <text:p>0.4248012164</text:p>
          </table:table-cell>
          <table:table-cell table:formula="of:=[.A580]-[.G580]" office:value-type="float" office:value="-0.178099" calcext:value-type="float">
            <text:p>-0.178099</text:p>
          </table:table-cell>
          <table:table-cell table:formula="of:=[.B580]-[.H580]" office:value-type="float" office:value="-0.3317495" calcext:value-type="float">
            <text:p>-0.3317495</text:p>
          </table:table-cell>
          <table:table-cell table:formula="of:=[.C580]-[.I580]" office:value-type="float" office:value="0.196670000000001" calcext:value-type="float">
            <text:p>0.19667</text:p>
          </table:table-cell>
          <table:table-cell/>
        </table:table-row>
        <table:table-row table:style-name="ro1">
          <table:table-cell office:value-type="float" office:value="-0.871872" calcext:value-type="float">
            <text:p>-0.871872</text:p>
          </table:table-cell>
          <table:table-cell office:value-type="float" office:value="-0.121719" calcext:value-type="float">
            <text:p>-0.121719</text:p>
          </table:table-cell>
          <table:table-cell office:value-type="float" office:value="-9.62466" calcext:value-type="float">
            <text:p>-9.62466</text:p>
          </table:table-cell>
          <table:table-cell office:value-type="float" office:value="2.96253" calcext:value-type="float">
            <text:p>2.96253</text:p>
          </table:table-cell>
          <table:table-cell office:value-type="float" office:value="0.0846764" calcext:value-type="float">
            <text:p>0.0846764</text:p>
          </table:table-cell>
          <table:table-cell office:value-type="float" office:value="-3.13231" calcext:value-type="float">
            <text:p>-3.13231</text:p>
          </table:table-cell>
          <table:table-cell office:value-type="float" office:value="-0.828836" calcext:value-type="float">
            <text:p>-0.828836</text:p>
          </table:table-cell>
          <table:table-cell office:value-type="float" office:value="0.0906209" calcext:value-type="float">
            <text:p>0.0906209</text:p>
          </table:table-cell>
          <table:table-cell office:value-type="float" office:value="-9.76447" calcext:value-type="float">
            <text:p>-9.76447</text:p>
          </table:table-cell>
          <table:table-cell/>
          <table:table-cell table:formula="of:= SQRT(([.G581]-[.A581])^2 + ([.H581]-[.B581])^2 + ([.I581]-[.C581])^2)" office:value-type="float" office:value="0.257851054929022" calcext:value-type="float">
            <text:p>0.2578510549</text:p>
          </table:table-cell>
          <table:table-cell table:formula="of:=[.A581]-[.G581]" office:value-type="float" office:value="-0.043036" calcext:value-type="float">
            <text:p>-0.043036</text:p>
          </table:table-cell>
          <table:table-cell table:formula="of:=[.B581]-[.H581]" office:value-type="float" office:value="-0.2123399" calcext:value-type="float">
            <text:p>-0.2123399</text:p>
          </table:table-cell>
          <table:table-cell table:formula="of:=[.C581]-[.I581]" office:value-type="float" office:value="0.139809999999999" calcext:value-type="float">
            <text:p>0.13981</text:p>
          </table:table-cell>
          <table:table-cell/>
        </table:table-row>
        <table:table-row table:style-name="ro1">
          <table:table-cell office:value-type="float" office:value="-0.850449" calcext:value-type="float">
            <text:p>-0.850449</text:p>
          </table:table-cell>
          <table:table-cell office:value-type="float" office:value="-0.0883942" calcext:value-type="float">
            <text:p>-0.0883942</text:p>
          </table:table-cell>
          <table:table-cell office:value-type="float" office:value="-9.63419" calcext:value-type="float">
            <text:p>-9.63419</text:p>
          </table:table-cell>
          <table:table-cell office:value-type="float" office:value="2.96253" calcext:value-type="float">
            <text:p>2.96253</text:p>
          </table:table-cell>
          <table:table-cell office:value-type="float" office:value="0.0846764" calcext:value-type="float">
            <text:p>0.0846764</text:p>
          </table:table-cell>
          <table:table-cell office:value-type="float" office:value="-3.13231" calcext:value-type="float">
            <text:p>-3.13231</text:p>
          </table:table-cell>
          <table:table-cell office:value-type="float" office:value="-0.828836" calcext:value-type="float">
            <text:p>-0.828836</text:p>
          </table:table-cell>
          <table:table-cell office:value-type="float" office:value="0.0906209" calcext:value-type="float">
            <text:p>0.0906209</text:p>
          </table:table-cell>
          <table:table-cell office:value-type="float" office:value="-9.76447" calcext:value-type="float">
            <text:p>-9.76447</text:p>
          </table:table-cell>
          <table:table-cell/>
          <table:table-cell table:formula="of:= SQRT(([.G582]-[.A582])^2 + ([.H582]-[.B582])^2 + ([.I582]-[.C582])^2)" office:value-type="float" office:value="0.222455402714813" calcext:value-type="float">
            <text:p>0.2224554027</text:p>
          </table:table-cell>
          <table:table-cell table:formula="of:=[.A582]-[.G582]" office:value-type="float" office:value="-0.021613" calcext:value-type="float">
            <text:p>-0.021613</text:p>
          </table:table-cell>
          <table:table-cell table:formula="of:=[.B582]-[.H582]" office:value-type="float" office:value="-0.1790151" calcext:value-type="float">
            <text:p>-0.1790151</text:p>
          </table:table-cell>
          <table:table-cell table:formula="of:=[.C582]-[.I582]" office:value-type="float" office:value="0.130279999999999" calcext:value-type="float">
            <text:p>0.13028</text:p>
          </table:table-cell>
          <table:table-cell/>
        </table:table-row>
        <table:table-row table:style-name="ro1">
          <table:table-cell office:value-type="float" office:value="-0.92186" calcext:value-type="float">
            <text:p>-0.92186</text:p>
          </table:table-cell>
          <table:table-cell office:value-type="float" office:value="-0.169327" calcext:value-type="float">
            <text:p>-0.169327</text:p>
          </table:table-cell>
          <table:table-cell office:value-type="float" office:value="-9.55325" calcext:value-type="float">
            <text:p>-9.55325</text:p>
          </table:table-cell>
          <table:table-cell office:value-type="float" office:value="2.96175" calcext:value-type="float">
            <text:p>2.96175</text:p>
          </table:table-cell>
          <table:table-cell office:value-type="float" office:value="0.0832543" calcext:value-type="float">
            <text:p>0.0832543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-0.81495" calcext:value-type="float">
            <text:p>-0.81495</text:p>
          </table:table-cell>
          <table:table-cell office:value-type="float" office:value="0.0499197" calcext:value-type="float">
            <text:p>0.0499197</text:p>
          </table:table-cell>
          <table:table-cell office:value-type="float" office:value="-9.76593" calcext:value-type="float">
            <text:p>-9.76593</text:p>
          </table:table-cell>
          <table:table-cell/>
          <table:table-cell table:formula="of:= SQRT(([.G583]-[.A583])^2 + ([.H583]-[.B583])^2 + ([.I583]-[.C583])^2)" office:value-type="float" office:value="0.323622690738598" calcext:value-type="float">
            <text:p>0.3236226907</text:p>
          </table:table-cell>
          <table:table-cell table:formula="of:=[.A583]-[.G583]" office:value-type="float" office:value="-0.10691" calcext:value-type="float">
            <text:p>-0.10691</text:p>
          </table:table-cell>
          <table:table-cell table:formula="of:=[.B583]-[.H583]" office:value-type="float" office:value="-0.2192467" calcext:value-type="float">
            <text:p>-0.2192467</text:p>
          </table:table-cell>
          <table:table-cell table:formula="of:=[.C583]-[.I583]" office:value-type="float" office:value="0.212680000000001" calcext:value-type="float">
            <text:p>0.21268</text:p>
          </table:table-cell>
          <table:table-cell/>
        </table:table-row>
        <table:table-row table:style-name="ro1">
          <table:table-cell office:value-type="float" office:value="-0.843307" calcext:value-type="float">
            <text:p>-0.843307</text:p>
          </table:table-cell>
          <table:table-cell office:value-type="float" office:value="-0.0836334" calcext:value-type="float">
            <text:p>-0.0836334</text:p>
          </table:table-cell>
          <table:table-cell office:value-type="float" office:value="-9.86508" calcext:value-type="float">
            <text:p>-9.86508</text:p>
          </table:table-cell>
          <table:table-cell office:value-type="float" office:value="2.96175" calcext:value-type="float">
            <text:p>2.96175</text:p>
          </table:table-cell>
          <table:table-cell office:value-type="float" office:value="0.0832543" calcext:value-type="float">
            <text:p>0.0832543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-0.81495" calcext:value-type="float">
            <text:p>-0.81495</text:p>
          </table:table-cell>
          <table:table-cell office:value-type="float" office:value="0.0499197" calcext:value-type="float">
            <text:p>0.0499197</text:p>
          </table:table-cell>
          <table:table-cell office:value-type="float" office:value="-9.76593" calcext:value-type="float">
            <text:p>-9.76593</text:p>
          </table:table-cell>
          <table:table-cell/>
          <table:table-cell table:formula="of:= SQRT(([.G584]-[.A584])^2 + ([.H584]-[.B584])^2 + ([.I584]-[.C584])^2)" office:value-type="float" office:value="0.168734325104911" calcext:value-type="float">
            <text:p>0.1687343251</text:p>
          </table:table-cell>
          <table:table-cell table:formula="of:=[.A584]-[.G584]" office:value-type="float" office:value="-0.0283569999999999" calcext:value-type="float">
            <text:p>-0.028357</text:p>
          </table:table-cell>
          <table:table-cell table:formula="of:=[.B584]-[.H584]" office:value-type="float" office:value="-0.1335531" calcext:value-type="float">
            <text:p>-0.1335531</text:p>
          </table:table-cell>
          <table:table-cell table:formula="of:=[.C584]-[.I584]" office:value-type="float" office:value="-0.0991499999999999" calcext:value-type="float">
            <text:p>-0.09915</text:p>
          </table:table-cell>
          <table:table-cell/>
        </table:table-row>
        <table:table-row table:style-name="ro1">
          <table:table-cell office:value-type="float" office:value="-0.843307" calcext:value-type="float">
            <text:p>-0.843307</text:p>
          </table:table-cell>
          <table:table-cell office:value-type="float" office:value="-0.0836334" calcext:value-type="float">
            <text:p>-0.0836334</text:p>
          </table:table-cell>
          <table:table-cell office:value-type="float" office:value="-9.86508" calcext:value-type="float">
            <text:p>-9.86508</text:p>
          </table:table-cell>
          <table:table-cell office:value-type="float" office:value="2.96206" calcext:value-type="float">
            <text:p>2.96206</text:p>
          </table:table-cell>
          <table:table-cell office:value-type="float" office:value="0.0832855" calcext:value-type="float">
            <text:p>0.0832855</text:p>
          </table:table-cell>
          <table:table-cell office:value-type="float" office:value="-3.14002" calcext:value-type="float">
            <text:p>-3.14002</text:p>
          </table:table-cell>
          <table:table-cell office:value-type="float" office:value="-0.815254" calcext:value-type="float">
            <text:p>-0.815254</text:p>
          </table:table-cell>
          <table:table-cell office:value-type="float" office:value="0.0153722" calcext:value-type="float">
            <text:p>0.0153722</text:p>
          </table:table-cell>
          <table:table-cell office:value-type="float" office:value="-9.76602" calcext:value-type="float">
            <text:p>-9.76602</text:p>
          </table:table-cell>
          <table:table-cell/>
          <table:table-cell table:formula="of:= SQRT(([.G585]-[.A585])^2 + ([.H585]-[.B585])^2 + ([.I585]-[.C585])^2)" office:value-type="float" office:value="0.142835441121454" calcext:value-type="float">
            <text:p>0.1428354411</text:p>
          </table:table-cell>
          <table:table-cell table:formula="of:=[.A585]-[.G585]" office:value-type="float" office:value="-0.028053" calcext:value-type="float">
            <text:p>-0.028053</text:p>
          </table:table-cell>
          <table:table-cell table:formula="of:=[.B585]-[.H585]" office:value-type="float" office:value="-0.0990056" calcext:value-type="float">
            <text:p>-0.0990056</text:p>
          </table:table-cell>
          <table:table-cell table:formula="of:=[.C585]-[.I585]" office:value-type="float" office:value="-0.0990600000000015" calcext:value-type="float">
            <text:p>-0.09906</text:p>
          </table:table-cell>
          <table:table-cell/>
        </table:table-row>
        <table:table-row table:style-name="ro1">
          <table:table-cell office:value-type="float" office:value="-0.85759" calcext:value-type="float">
            <text:p>-0.85759</text:p>
          </table:table-cell>
          <table:table-cell office:value-type="float" office:value="-0.164566" calcext:value-type="float">
            <text:p>-0.164566</text:p>
          </table:table-cell>
          <table:table-cell office:value-type="float" office:value="-9.82224" calcext:value-type="float">
            <text:p>-9.82224</text:p>
          </table:table-cell>
          <table:table-cell office:value-type="float" office:value="2.96206" calcext:value-type="float">
            <text:p>2.96206</text:p>
          </table:table-cell>
          <table:table-cell office:value-type="float" office:value="0.0832855" calcext:value-type="float">
            <text:p>0.0832855</text:p>
          </table:table-cell>
          <table:table-cell office:value-type="float" office:value="-3.14002" calcext:value-type="float">
            <text:p>-3.14002</text:p>
          </table:table-cell>
          <table:table-cell office:value-type="float" office:value="-0.815254" calcext:value-type="float">
            <text:p>-0.815254</text:p>
          </table:table-cell>
          <table:table-cell office:value-type="float" office:value="0.0153722" calcext:value-type="float">
            <text:p>0.0153722</text:p>
          </table:table-cell>
          <table:table-cell office:value-type="float" office:value="-9.76602" calcext:value-type="float">
            <text:p>-9.76602</text:p>
          </table:table-cell>
          <table:table-cell/>
          <table:table-cell table:formula="of:= SQRT(([.G586]-[.A586])^2 + ([.H586]-[.B586])^2 + ([.I586]-[.C586])^2)" office:value-type="float" office:value="0.193211752011207" calcext:value-type="float">
            <text:p>0.193211752</text:p>
          </table:table-cell>
          <table:table-cell table:formula="of:=[.A586]-[.G586]" office:value-type="float" office:value="-0.0423360000000002" calcext:value-type="float">
            <text:p>-0.042336</text:p>
          </table:table-cell>
          <table:table-cell table:formula="of:=[.B586]-[.H586]" office:value-type="float" office:value="-0.1799382" calcext:value-type="float">
            <text:p>-0.1799382</text:p>
          </table:table-cell>
          <table:table-cell table:formula="of:=[.C586]-[.I586]" office:value-type="float" office:value="-0.0562200000000015" calcext:value-type="float">
            <text:p>-0.05622</text:p>
          </table:table-cell>
          <table:table-cell/>
        </table:table-row>
        <table:table-row table:style-name="ro1">
          <table:table-cell office:value-type="float" office:value="-0.73143" calcext:value-type="float">
            <text:p>-0.73143</text:p>
          </table:table-cell>
          <table:table-cell office:value-type="float" office:value="-0.245499" calcext:value-type="float">
            <text:p>-0.245499</text:p>
          </table:table-cell>
          <table:table-cell office:value-type="float" office:value="-9.85318" calcext:value-type="float">
            <text:p>-9.85318</text:p>
          </table:table-cell>
          <table:table-cell office:value-type="float" office:value="2.96191" calcext:value-type="float">
            <text:p>2.96191</text:p>
          </table:table-cell>
          <table:table-cell office:value-type="float" office:value="0.0837663" calcext:value-type="float">
            <text:p>0.0837663</text:p>
          </table:table-cell>
          <table:table-cell office:value-type="float" office:value="3.1399" calcext:value-type="float">
            <text:p>3.1399</text:p>
          </table:table-cell>
          <table:table-cell office:value-type="float" office:value="-0.81995" calcext:value-type="float">
            <text:p>-0.81995</text:p>
          </table:table-cell>
          <table:table-cell office:value-type="float" office:value="-0.0165393" calcext:value-type="float">
            <text:p>-0.0165393</text:p>
          </table:table-cell>
          <table:table-cell office:value-type="float" office:value="-9.76562" calcext:value-type="float">
            <text:p>-9.76562</text:p>
          </table:table-cell>
          <table:table-cell/>
          <table:table-cell table:formula="of:= SQRT(([.G587]-[.A587])^2 + ([.H587]-[.B587])^2 + ([.I587]-[.C587])^2)" office:value-type="float" office:value="0.260624419853724" calcext:value-type="float">
            <text:p>0.2606244199</text:p>
          </table:table-cell>
          <table:table-cell table:formula="of:=[.A587]-[.G587]" office:value-type="float" office:value="0.08852" calcext:value-type="float">
            <text:p>0.08852</text:p>
          </table:table-cell>
          <table:table-cell table:formula="of:=[.B587]-[.H587]" office:value-type="float" office:value="-0.2289597" calcext:value-type="float">
            <text:p>-0.2289597</text:p>
          </table:table-cell>
          <table:table-cell table:formula="of:=[.C587]-[.I587]" office:value-type="float" office:value="-0.0875599999999999" calcext:value-type="float">
            <text:p>-0.08756</text:p>
          </table:table-cell>
          <table:table-cell/>
        </table:table-row>
        <table:table-row table:style-name="ro1">
          <table:table-cell office:value-type="float" office:value="-0.848068" calcext:value-type="float">
            <text:p>-0.848068</text:p>
          </table:table-cell>
          <table:table-cell office:value-type="float" office:value="-0.036026" calcext:value-type="float">
            <text:p>-0.036026</text:p>
          </table:table-cell>
          <table:table-cell office:value-type="float" office:value="-9.91745" calcext:value-type="float">
            <text:p>-9.91745</text:p>
          </table:table-cell>
          <table:table-cell office:value-type="float" office:value="2.96202" calcext:value-type="float">
            <text:p>2.96202</text:p>
          </table:table-cell>
          <table:table-cell office:value-type="float" office:value="0.0842899" calcext:value-type="float">
            <text:p>0.0842899</text:p>
          </table:table-cell>
          <table:table-cell office:value-type="float" office:value="3.13732" calcext:value-type="float">
            <text:p>3.13732</text:p>
          </table:table-cell>
          <table:table-cell office:value-type="float" office:value="-0.825063" calcext:value-type="float">
            <text:p>-0.825063</text:p>
          </table:table-cell>
          <table:table-cell office:value-type="float" office:value="-0.0417611" calcext:value-type="float">
            <text:p>-0.0417611</text:p>
          </table:table-cell>
          <table:table-cell office:value-type="float" office:value="-9.76512" calcext:value-type="float">
            <text:p>-9.76512</text:p>
          </table:table-cell>
          <table:table-cell/>
          <table:table-cell table:formula="of:= SQRT(([.G588]-[.A588])^2 + ([.H588]-[.B588])^2 + ([.I588]-[.C588])^2)" office:value-type="float" office:value="0.154164036976885" calcext:value-type="float">
            <text:p>0.154164037</text:p>
          </table:table-cell>
          <table:table-cell table:formula="of:=[.A588]-[.G588]" office:value-type="float" office:value="-0.0230049999999999" calcext:value-type="float">
            <text:p>-0.023005</text:p>
          </table:table-cell>
          <table:table-cell table:formula="of:=[.B588]-[.H588]" office:value-type="float" office:value="0.0057351" calcext:value-type="float">
            <text:p>0.0057351</text:p>
          </table:table-cell>
          <table:table-cell table:formula="of:=[.C588]-[.I588]" office:value-type="float" office:value="-0.152330000000001" calcext:value-type="float">
            <text:p>-0.15233</text:p>
          </table:table-cell>
          <table:table-cell/>
        </table:table-row>
        <table:table-row table:style-name="ro1">
          <table:table-cell office:value-type="float" office:value="-0.848068" calcext:value-type="float">
            <text:p>-0.848068</text:p>
          </table:table-cell>
          <table:table-cell office:value-type="float" office:value="-0.036026" calcext:value-type="float">
            <text:p>-0.036026</text:p>
          </table:table-cell>
          <table:table-cell office:value-type="float" office:value="-9.91745" calcext:value-type="float">
            <text:p>-9.91745</text:p>
          </table:table-cell>
          <table:table-cell office:value-type="float" office:value="2.96148" calcext:value-type="float">
            <text:p>2.96148</text:p>
          </table:table-cell>
          <table:table-cell office:value-type="float" office:value="0.083817" calcext:value-type="float">
            <text:p>0.083817</text:p>
          </table:table-cell>
          <table:table-cell office:value-type="float" office:value="3.13541" calcext:value-type="float">
            <text:p>3.13541</text:p>
          </table:table-cell>
          <table:table-cell office:value-type="float" office:value="-0.820445" calcext:value-type="float">
            <text:p>-0.820445</text:p>
          </table:table-cell>
          <table:table-cell office:value-type="float" office:value="-0.060342" calcext:value-type="float">
            <text:p>-0.060342</text:p>
          </table:table-cell>
          <table:table-cell office:value-type="float" office:value="-9.76541" calcext:value-type="float">
            <text:p>-9.76541</text:p>
          </table:table-cell>
          <table:table-cell/>
          <table:table-cell table:formula="of:= SQRT(([.G589]-[.A589])^2 + ([.H589]-[.B589])^2 + ([.I589]-[.C589])^2)" office:value-type="float" office:value="0.156430366569283" calcext:value-type="float">
            <text:p>0.1564303666</text:p>
          </table:table-cell>
          <table:table-cell table:formula="of:=[.A589]-[.G589]" office:value-type="float" office:value="-0.027623" calcext:value-type="float">
            <text:p>-0.027623</text:p>
          </table:table-cell>
          <table:table-cell table:formula="of:=[.B589]-[.H589]" office:value-type="float" office:value="0.024316" calcext:value-type="float">
            <text:p>0.024316</text:p>
          </table:table-cell>
          <table:table-cell table:formula="of:=[.C589]-[.I589]" office:value-type="float" office:value="-0.152040000000001" calcext:value-type="float">
            <text:p>-0.15204</text:p>
          </table:table-cell>
          <table:table-cell/>
        </table:table-row>
        <table:table-row table:style-name="ro1">
          <table:table-cell office:value-type="float" office:value="-0.86235" calcext:value-type="float">
            <text:p>-0.86235</text:p>
          </table:table-cell>
          <table:table-cell office:value-type="float" office:value="-0.131241" calcext:value-type="float">
            <text:p>-0.131241</text:p>
          </table:table-cell>
          <table:table-cell office:value-type="float" office:value="-9.62228" calcext:value-type="float">
            <text:p>-9.62228</text:p>
          </table:table-cell>
          <table:table-cell office:value-type="float" office:value="2.96005" calcext:value-type="float">
            <text:p>2.96005</text:p>
          </table:table-cell>
          <table:table-cell office:value-type="float" office:value="0.0813793" calcext:value-type="float">
            <text:p>0.0813793</text:p>
          </table:table-cell>
          <table:table-cell office:value-type="float" office:value="3.13498" calcext:value-type="float">
            <text:p>3.13498</text:p>
          </table:table-cell>
          <table:table-cell office:value-type="float" office:value="-0.796637" calcext:value-type="float">
            <text:p>-0.796637</text:p>
          </table:table-cell>
          <table:table-cell office:value-type="float" office:value="-0.0645807" calcext:value-type="float">
            <text:p>-0.0645807</text:p>
          </table:table-cell>
          <table:table-cell office:value-type="float" office:value="-9.76735" calcext:value-type="float">
            <text:p>-9.76735</text:p>
          </table:table-cell>
          <table:table-cell/>
          <table:table-cell table:formula="of:= SQRT(([.G590]-[.A590])^2 + ([.H590]-[.B590])^2 + ([.I590]-[.C590])^2)" office:value-type="float" office:value="0.172647325102621" calcext:value-type="float">
            <text:p>0.1726473251</text:p>
          </table:table-cell>
          <table:table-cell table:formula="of:=[.A590]-[.G590]" office:value-type="float" office:value="-0.0657130000000001" calcext:value-type="float">
            <text:p>-0.065713</text:p>
          </table:table-cell>
          <table:table-cell table:formula="of:=[.B590]-[.H590]" office:value-type="float" office:value="-0.0666603" calcext:value-type="float">
            <text:p>-0.0666603</text:p>
          </table:table-cell>
          <table:table-cell table:formula="of:=[.C590]-[.I590]" office:value-type="float" office:value="0.14507" calcext:value-type="float">
            <text:p>0.14507</text:p>
          </table:table-cell>
          <table:table-cell/>
        </table:table-row>
        <table:table-row table:style-name="ro1">
          <table:table-cell office:value-type="float" office:value="-0.826645" calcext:value-type="float">
            <text:p>-0.826645</text:p>
          </table:table-cell>
          <table:table-cell office:value-type="float" office:value="0.0639496" calcext:value-type="float">
            <text:p>0.0639496</text:p>
          </table:table-cell>
          <table:table-cell office:value-type="float" office:value="-9.73416" calcext:value-type="float">
            <text:p>-9.73416</text:p>
          </table:table-cell>
          <table:table-cell office:value-type="float" office:value="2.95852" calcext:value-type="float">
            <text:p>2.95852</text:p>
          </table:table-cell>
          <table:table-cell office:value-type="float" office:value="0.0782949" calcext:value-type="float">
            <text:p>0.0782949</text:p>
          </table:table-cell>
          <table:table-cell office:value-type="float" office:value="3.13429" calcext:value-type="float">
            <text:p>3.13429</text:p>
          </table:table-cell>
          <table:table-cell office:value-type="float" office:value="-0.766506" calcext:value-type="float">
            <text:p>-0.766506</text:p>
          </table:table-cell>
          <table:table-cell office:value-type="float" office:value="-0.0713098" calcext:value-type="float">
            <text:p>-0.0713098</text:p>
          </table:table-cell>
          <table:table-cell office:value-type="float" office:value="-9.76972" calcext:value-type="float">
            <text:p>-9.76972</text:p>
          </table:table-cell>
          <table:table-cell/>
          <table:table-cell table:formula="of:= SQRT(([.G591]-[.A591])^2 + ([.H591]-[.B591])^2 + ([.I591]-[.C591])^2)" office:value-type="float" office:value="0.152237702982408" calcext:value-type="float">
            <text:p>0.152237703</text:p>
          </table:table-cell>
          <table:table-cell table:formula="of:=[.A591]-[.G591]" office:value-type="float" office:value="-0.0601389999999999" calcext:value-type="float">
            <text:p>-0.060139</text:p>
          </table:table-cell>
          <table:table-cell table:formula="of:=[.B591]-[.H591]" office:value-type="float" office:value="0.1352594" calcext:value-type="float">
            <text:p>0.1352594</text:p>
          </table:table-cell>
          <table:table-cell table:formula="of:=[.C591]-[.I591]" office:value-type="float" office:value="0.0355600000000003" calcext:value-type="float">
            <text:p>0.03556</text:p>
          </table:table-cell>
          <table:table-cell/>
        </table:table-row>
        <table:table-row table:style-name="ro1">
          <table:table-cell office:value-type="float" office:value="-0.826645" calcext:value-type="float">
            <text:p>-0.826645</text:p>
          </table:table-cell>
          <table:table-cell office:value-type="float" office:value="0.0639496" calcext:value-type="float">
            <text:p>0.0639496</text:p>
          </table:table-cell>
          <table:table-cell office:value-type="float" office:value="-9.73416" calcext:value-type="float">
            <text:p>-9.73416</text:p>
          </table:table-cell>
          <table:table-cell office:value-type="float" office:value="2.95852" calcext:value-type="float">
            <text:p>2.95852</text:p>
          </table:table-cell>
          <table:table-cell office:value-type="float" office:value="0.0782949" calcext:value-type="float">
            <text:p>0.0782949</text:p>
          </table:table-cell>
          <table:table-cell office:value-type="float" office:value="3.13429" calcext:value-type="float">
            <text:p>3.13429</text:p>
          </table:table-cell>
          <table:table-cell office:value-type="float" office:value="-0.766506" calcext:value-type="float">
            <text:p>-0.766506</text:p>
          </table:table-cell>
          <table:table-cell office:value-type="float" office:value="-0.0713098" calcext:value-type="float">
            <text:p>-0.0713098</text:p>
          </table:table-cell>
          <table:table-cell office:value-type="float" office:value="-9.76972" calcext:value-type="float">
            <text:p>-9.76972</text:p>
          </table:table-cell>
          <table:table-cell/>
          <table:table-cell table:formula="of:= SQRT(([.G592]-[.A592])^2 + ([.H592]-[.B592])^2 + ([.I592]-[.C592])^2)" office:value-type="float" office:value="0.152237702982408" calcext:value-type="float">
            <text:p>0.152237703</text:p>
          </table:table-cell>
          <table:table-cell table:formula="of:=[.A592]-[.G592]" office:value-type="float" office:value="-0.0601389999999999" calcext:value-type="float">
            <text:p>-0.060139</text:p>
          </table:table-cell>
          <table:table-cell table:formula="of:=[.B592]-[.H592]" office:value-type="float" office:value="0.1352594" calcext:value-type="float">
            <text:p>0.1352594</text:p>
          </table:table-cell>
          <table:table-cell table:formula="of:=[.C592]-[.I592]" office:value-type="float" office:value="0.0355600000000003" calcext:value-type="float">
            <text:p>0.03556</text:p>
          </table:table-cell>
          <table:table-cell/>
        </table:table-row>
        <table:table-row table:style-name="ro1">
          <table:table-cell office:value-type="float" office:value="-0.724289" calcext:value-type="float">
            <text:p>-0.724289</text:p>
          </table:table-cell>
          <table:table-cell office:value-type="float" office:value="0.0449066" calcext:value-type="float">
            <text:p>0.0449066</text:p>
          </table:table-cell>
          <table:table-cell office:value-type="float" office:value="-9.61038" calcext:value-type="float">
            <text:p>-9.61038</text:p>
          </table:table-cell>
          <table:table-cell office:value-type="float" office:value="2.95852" calcext:value-type="float">
            <text:p>2.95852</text:p>
          </table:table-cell>
          <table:table-cell office:value-type="float" office:value="0.0782949" calcext:value-type="float">
            <text:p>0.0782949</text:p>
          </table:table-cell>
          <table:table-cell office:value-type="float" office:value="3.13429" calcext:value-type="float">
            <text:p>3.13429</text:p>
          </table:table-cell>
          <table:table-cell office:value-type="float" office:value="-0.766506" calcext:value-type="float">
            <text:p>-0.766506</text:p>
          </table:table-cell>
          <table:table-cell office:value-type="float" office:value="-0.0713098" calcext:value-type="float">
            <text:p>-0.0713098</text:p>
          </table:table-cell>
          <table:table-cell office:value-type="float" office:value="-9.76972" calcext:value-type="float">
            <text:p>-9.76972</text:p>
          </table:table-cell>
          <table:table-cell/>
          <table:table-cell table:formula="of:= SQRT(([.G593]-[.A593])^2 + ([.H593]-[.B593])^2 + ([.I593]-[.C593])^2)" office:value-type="float" office:value="0.201687288439207" calcext:value-type="float">
            <text:p>0.2016872884</text:p>
          </table:table-cell>
          <table:table-cell table:formula="of:=[.A593]-[.G593]" office:value-type="float" office:value="0.0422170000000001" calcext:value-type="float">
            <text:p>0.042217</text:p>
          </table:table-cell>
          <table:table-cell table:formula="of:=[.B593]-[.H593]" office:value-type="float" office:value="0.1162164" calcext:value-type="float">
            <text:p>0.1162164</text:p>
          </table:table-cell>
          <table:table-cell table:formula="of:=[.C593]-[.I593]" office:value-type="float" office:value="0.15934" calcext:value-type="float">
            <text:p>0.15934</text:p>
          </table:table-cell>
          <table:table-cell/>
        </table:table-row>
        <table:table-row table:style-name="ro1">
          <table:table-cell office:value-type="float" office:value="-0.60527" calcext:value-type="float">
            <text:p>-0.60527</text:p>
          </table:table-cell>
          <table:table-cell office:value-type="float" office:value="-0.0741119" calcext:value-type="float">
            <text:p>-0.0741119</text:p>
          </table:table-cell>
          <table:table-cell office:value-type="float" office:value="-9.81747" calcext:value-type="float">
            <text:p>-9.81747</text:p>
          </table:table-cell>
          <table:table-cell office:value-type="float" office:value="2.95778" calcext:value-type="float">
            <text:p>2.95778</text:p>
          </table:table-cell>
          <table:table-cell office:value-type="float" office:value="0.0755" calcext:value-type="float">
            <text:p>0.0755</text:p>
          </table:table-cell>
          <table:table-cell office:value-type="float" office:value="3.1323" calcext:value-type="float">
            <text:p>3.1323</text:p>
          </table:table-cell>
          <table:table-cell office:value-type="float" office:value="-0.739197" calcext:value-type="float">
            <text:p>-0.739197</text:p>
          </table:table-cell>
          <table:table-cell office:value-type="float" office:value="-0.0908333" calcext:value-type="float">
            <text:p>-0.0908333</text:p>
          </table:table-cell>
          <table:table-cell office:value-type="float" office:value="-9.77166" calcext:value-type="float">
            <text:p>-9.77166</text:p>
          </table:table-cell>
          <table:table-cell/>
          <table:table-cell table:formula="of:= SQRT(([.G594]-[.A594])^2 + ([.H594]-[.B594])^2 + ([.I594]-[.C594])^2)" office:value-type="float" office:value="0.142529304520018" calcext:value-type="float">
            <text:p>0.1425293045</text:p>
          </table:table-cell>
          <table:table-cell table:formula="of:=[.A594]-[.G594]" office:value-type="float" office:value="0.133927" calcext:value-type="float">
            <text:p>0.133927</text:p>
          </table:table-cell>
          <table:table-cell table:formula="of:=[.B594]-[.H594]" office:value-type="float" office:value="0.0167214" calcext:value-type="float">
            <text:p>0.0167214</text:p>
          </table:table-cell>
          <table:table-cell table:formula="of:=[.C594]-[.I594]" office:value-type="float" office:value="-0.0458099999999995" calcext:value-type="float">
            <text:p>-0.04581</text:p>
          </table:table-cell>
          <table:table-cell/>
        </table:table-row>
        <table:table-row table:style-name="ro1">
          <table:table-cell office:value-type="float" office:value="-0.633835" calcext:value-type="float">
            <text:p>-0.633835</text:p>
          </table:table-cell>
          <table:table-cell office:value-type="float" office:value="0.171066" calcext:value-type="float">
            <text:p>0.171066</text:p>
          </table:table-cell>
          <table:table-cell office:value-type="float" office:value="-9.83414" calcext:value-type="float">
            <text:p>-9.83414</text:p>
          </table:table-cell>
          <table:table-cell office:value-type="float" office:value="2.95852" calcext:value-type="float">
            <text:p>2.95852</text:p>
          </table:table-cell>
          <table:table-cell office:value-type="float" office:value="0.072537" calcext:value-type="float">
            <text:p>0.072537</text:p>
          </table:table-cell>
          <table:table-cell office:value-type="float" office:value="3.12943" calcext:value-type="float">
            <text:p>3.12943</text:p>
          </table:table-cell>
          <table:table-cell office:value-type="float" office:value="-0.71024" calcext:value-type="float">
            <text:p>-0.71024</text:p>
          </table:table-cell>
          <table:table-cell office:value-type="float" office:value="-0.118926" calcext:value-type="float">
            <text:p>-0.118926</text:p>
          </table:table-cell>
          <table:table-cell office:value-type="float" office:value="-9.77351" calcext:value-type="float">
            <text:p>-9.77351</text:p>
          </table:table-cell>
          <table:table-cell/>
          <table:table-cell table:formula="of:= SQRT(([.G595]-[.A595])^2 + ([.H595]-[.B595])^2 + ([.I595]-[.C595])^2)" office:value-type="float" office:value="0.305956011526167" calcext:value-type="float">
            <text:p>0.3059560115</text:p>
          </table:table-cell>
          <table:table-cell table:formula="of:=[.A595]-[.G595]" office:value-type="float" office:value="0.0764050000000002" calcext:value-type="float">
            <text:p>0.076405</text:p>
          </table:table-cell>
          <table:table-cell table:formula="of:=[.B595]-[.H595]" office:value-type="float" office:value="0.289992" calcext:value-type="float">
            <text:p>0.289992</text:p>
          </table:table-cell>
          <table:table-cell table:formula="of:=[.C595]-[.I595]" office:value-type="float" office:value="-0.0606299999999997" calcext:value-type="float">
            <text:p>-0.06063</text:p>
          </table:table-cell>
          <table:table-cell/>
        </table:table-row>
        <table:table-row table:style-name="ro1">
          <table:table-cell office:value-type="float" office:value="-0.652878" calcext:value-type="float">
            <text:p>-0.652878</text:p>
          </table:table-cell>
          <table:table-cell office:value-type="float" office:value="0.00205994" calcext:value-type="float">
            <text:p>0.00205994</text:p>
          </table:table-cell>
          <table:table-cell office:value-type="float" office:value="-9.88889" calcext:value-type="float">
            <text:p>-9.88889</text:p>
          </table:table-cell>
          <table:table-cell office:value-type="float" office:value="2.96255" calcext:value-type="float">
            <text:p>2.96255</text:p>
          </table:table-cell>
          <table:table-cell office:value-type="float" office:value="0.0636689" calcext:value-type="float">
            <text:p>0.0636689</text:p>
          </table:table-cell>
          <table:table-cell office:value-type="float" office:value="3.12591" calcext:value-type="float">
            <text:p>3.12591</text:p>
          </table:table-cell>
          <table:table-cell office:value-type="float" office:value="-0.623535" calcext:value-type="float">
            <text:p>-0.623535</text:p>
          </table:table-cell>
          <table:table-cell office:value-type="float" office:value="-0.153329" calcext:value-type="float">
            <text:p>-0.153329</text:p>
          </table:table-cell>
          <table:table-cell office:value-type="float" office:value="-9.77894" calcext:value-type="float">
            <text:p>-9.77894</text:p>
          </table:table-cell>
          <table:table-cell/>
          <table:table-cell table:formula="of:= SQRT(([.G596]-[.A596])^2 + ([.H596]-[.B596])^2 + ([.I596]-[.C596])^2)" office:value-type="float" office:value="0.1926025358694" calcext:value-type="float">
            <text:p>0.1926025359</text:p>
          </table:table-cell>
          <table:table-cell table:formula="of:=[.A596]-[.G596]" office:value-type="float" office:value="-0.029343" calcext:value-type="float">
            <text:p>-0.029343</text:p>
          </table:table-cell>
          <table:table-cell table:formula="of:=[.B596]-[.H596]" office:value-type="float" office:value="0.15538894" calcext:value-type="float">
            <text:p>0.15538894</text:p>
          </table:table-cell>
          <table:table-cell table:formula="of:=[.C596]-[.I596]" office:value-type="float" office:value="-0.10995" calcext:value-type="float">
            <text:p>-0.10995</text:p>
          </table:table-cell>
          <table:table-cell/>
        </table:table-row>
        <table:table-row table:style-name="ro1">
          <table:table-cell office:value-type="float" office:value="-0.612411" calcext:value-type="float">
            <text:p>-0.612411</text:p>
          </table:table-cell>
          <table:table-cell office:value-type="float" office:value="-0.176468" calcext:value-type="float">
            <text:p>-0.176468</text:p>
          </table:table-cell>
          <table:table-cell office:value-type="float" office:value="-9.8746" calcext:value-type="float">
            <text:p>-9.8746</text:p>
          </table:table-cell>
          <table:table-cell office:value-type="float" office:value="2.96255" calcext:value-type="float">
            <text:p>2.96255</text:p>
          </table:table-cell>
          <table:table-cell office:value-type="float" office:value="0.0636689" calcext:value-type="float">
            <text:p>0.0636689</text:p>
          </table:table-cell>
          <table:table-cell office:value-type="float" office:value="3.12591" calcext:value-type="float">
            <text:p>3.12591</text:p>
          </table:table-cell>
          <table:table-cell office:value-type="float" office:value="-0.623535" calcext:value-type="float">
            <text:p>-0.623535</text:p>
          </table:table-cell>
          <table:table-cell office:value-type="float" office:value="-0.153329" calcext:value-type="float">
            <text:p>-0.153329</text:p>
          </table:table-cell>
          <table:table-cell office:value-type="float" office:value="-9.77894" calcext:value-type="float">
            <text:p>-9.77894</text:p>
          </table:table-cell>
          <table:table-cell/>
          <table:table-cell table:formula="of:= SQRT(([.G597]-[.A597])^2 + ([.H597]-[.B597])^2 + ([.I597]-[.C597])^2)" office:value-type="float" office:value="0.0990454052291175" calcext:value-type="float">
            <text:p>0.0990454052</text:p>
          </table:table-cell>
          <table:table-cell table:formula="of:=[.A597]-[.G597]" office:value-type="float" office:value="0.011124" calcext:value-type="float">
            <text:p>0.011124</text:p>
          </table:table-cell>
          <table:table-cell table:formula="of:=[.B597]-[.H597]" office:value-type="float" office:value="-0.023139" calcext:value-type="float">
            <text:p>-0.023139</text:p>
          </table:table-cell>
          <table:table-cell table:formula="of:=[.C597]-[.I597]" office:value-type="float" office:value="-0.0956600000000005" calcext:value-type="float">
            <text:p>-0.09566</text:p>
          </table:table-cell>
          <table:table-cell/>
        </table:table-row>
        <table:table-row table:style-name="ro1">
          <table:table-cell table:number-columns-repeated="11"/>
          <table:table-cell table:formula="of:=[.A598]-[.G598]" office:value-type="float" office:value="0" calcext:value-type="float">
            <text:p>0</text:p>
          </table:table-cell>
          <table:table-cell table:formula="of:=[.B598]-[.H598]" office:value-type="float" office:value="0" calcext:value-type="float">
            <text:p>0</text:p>
          </table:table-cell>
          <table:table-cell table:formula="of:=[.C598]-[.I5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599]-[.G599]" office:value-type="float" office:value="0" calcext:value-type="float">
            <text:p>0</text:p>
          </table:table-cell>
          <table:table-cell table:formula="of:=[.B599]-[.H599]" office:value-type="float" office:value="0" calcext:value-type="float">
            <text:p>0</text:p>
          </table:table-cell>
          <table:table-cell table:formula="of:=[.C599]-[.I5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0]-[.G600]" office:value-type="float" office:value="0" calcext:value-type="float">
            <text:p>0</text:p>
          </table:table-cell>
          <table:table-cell table:formula="of:=[.B600]-[.H600]" office:value-type="float" office:value="0" calcext:value-type="float">
            <text:p>0</text:p>
          </table:table-cell>
          <table:table-cell table:formula="of:=[.C600]-[.I6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1]-[.G601]" office:value-type="float" office:value="0" calcext:value-type="float">
            <text:p>0</text:p>
          </table:table-cell>
          <table:table-cell table:formula="of:=[.B601]-[.H601]" office:value-type="float" office:value="0" calcext:value-type="float">
            <text:p>0</text:p>
          </table:table-cell>
          <table:table-cell table:formula="of:=[.C601]-[.I6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2]-[.G602]" office:value-type="float" office:value="0" calcext:value-type="float">
            <text:p>0</text:p>
          </table:table-cell>
          <table:table-cell table:formula="of:=[.B602]-[.H602]" office:value-type="float" office:value="0" calcext:value-type="float">
            <text:p>0</text:p>
          </table:table-cell>
          <table:table-cell table:formula="of:=[.C602]-[.I6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3]-[.G603]" office:value-type="float" office:value="0" calcext:value-type="float">
            <text:p>0</text:p>
          </table:table-cell>
          <table:table-cell table:formula="of:=[.B603]-[.H603]" office:value-type="float" office:value="0" calcext:value-type="float">
            <text:p>0</text:p>
          </table:table-cell>
          <table:table-cell table:formula="of:=[.C603]-[.I6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4]-[.G604]" office:value-type="float" office:value="0" calcext:value-type="float">
            <text:p>0</text:p>
          </table:table-cell>
          <table:table-cell table:formula="of:=[.B604]-[.H604]" office:value-type="float" office:value="0" calcext:value-type="float">
            <text:p>0</text:p>
          </table:table-cell>
          <table:table-cell table:formula="of:=[.C604]-[.I6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5]-[.G605]" office:value-type="float" office:value="0" calcext:value-type="float">
            <text:p>0</text:p>
          </table:table-cell>
          <table:table-cell table:formula="of:=[.B605]-[.H605]" office:value-type="float" office:value="0" calcext:value-type="float">
            <text:p>0</text:p>
          </table:table-cell>
          <table:table-cell table:formula="of:=[.C605]-[.I6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6]-[.G606]" office:value-type="float" office:value="0" calcext:value-type="float">
            <text:p>0</text:p>
          </table:table-cell>
          <table:table-cell table:formula="of:=[.B606]-[.H606]" office:value-type="float" office:value="0" calcext:value-type="float">
            <text:p>0</text:p>
          </table:table-cell>
          <table:table-cell table:formula="of:=[.C606]-[.I6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7]-[.G607]" office:value-type="float" office:value="0" calcext:value-type="float">
            <text:p>0</text:p>
          </table:table-cell>
          <table:table-cell table:formula="of:=[.B607]-[.H607]" office:value-type="float" office:value="0" calcext:value-type="float">
            <text:p>0</text:p>
          </table:table-cell>
          <table:table-cell table:formula="of:=[.C607]-[.I6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8]-[.G608]" office:value-type="float" office:value="0" calcext:value-type="float">
            <text:p>0</text:p>
          </table:table-cell>
          <table:table-cell table:formula="of:=[.B608]-[.H608]" office:value-type="float" office:value="0" calcext:value-type="float">
            <text:p>0</text:p>
          </table:table-cell>
          <table:table-cell table:formula="of:=[.C608]-[.I6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09]-[.G609]" office:value-type="float" office:value="0" calcext:value-type="float">
            <text:p>0</text:p>
          </table:table-cell>
          <table:table-cell table:formula="of:=[.B609]-[.H609]" office:value-type="float" office:value="0" calcext:value-type="float">
            <text:p>0</text:p>
          </table:table-cell>
          <table:table-cell table:formula="of:=[.C609]-[.I6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0]-[.G610]" office:value-type="float" office:value="0" calcext:value-type="float">
            <text:p>0</text:p>
          </table:table-cell>
          <table:table-cell table:formula="of:=[.B610]-[.H610]" office:value-type="float" office:value="0" calcext:value-type="float">
            <text:p>0</text:p>
          </table:table-cell>
          <table:table-cell table:formula="of:=[.C610]-[.I6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1]-[.G611]" office:value-type="float" office:value="0" calcext:value-type="float">
            <text:p>0</text:p>
          </table:table-cell>
          <table:table-cell table:formula="of:=[.B611]-[.H611]" office:value-type="float" office:value="0" calcext:value-type="float">
            <text:p>0</text:p>
          </table:table-cell>
          <table:table-cell table:formula="of:=[.C611]-[.I6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2]-[.G612]" office:value-type="float" office:value="0" calcext:value-type="float">
            <text:p>0</text:p>
          </table:table-cell>
          <table:table-cell table:formula="of:=[.B612]-[.H612]" office:value-type="float" office:value="0" calcext:value-type="float">
            <text:p>0</text:p>
          </table:table-cell>
          <table:table-cell table:formula="of:=[.C612]-[.I6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3]-[.G613]" office:value-type="float" office:value="0" calcext:value-type="float">
            <text:p>0</text:p>
          </table:table-cell>
          <table:table-cell table:formula="of:=[.B613]-[.H613]" office:value-type="float" office:value="0" calcext:value-type="float">
            <text:p>0</text:p>
          </table:table-cell>
          <table:table-cell table:formula="of:=[.C613]-[.I6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4]-[.G614]" office:value-type="float" office:value="0" calcext:value-type="float">
            <text:p>0</text:p>
          </table:table-cell>
          <table:table-cell table:formula="of:=[.B614]-[.H614]" office:value-type="float" office:value="0" calcext:value-type="float">
            <text:p>0</text:p>
          </table:table-cell>
          <table:table-cell table:formula="of:=[.C614]-[.I6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5]-[.G615]" office:value-type="float" office:value="0" calcext:value-type="float">
            <text:p>0</text:p>
          </table:table-cell>
          <table:table-cell table:formula="of:=[.B615]-[.H615]" office:value-type="float" office:value="0" calcext:value-type="float">
            <text:p>0</text:p>
          </table:table-cell>
          <table:table-cell table:formula="of:=[.C615]-[.I6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6]-[.G616]" office:value-type="float" office:value="0" calcext:value-type="float">
            <text:p>0</text:p>
          </table:table-cell>
          <table:table-cell table:formula="of:=[.B616]-[.H616]" office:value-type="float" office:value="0" calcext:value-type="float">
            <text:p>0</text:p>
          </table:table-cell>
          <table:table-cell table:formula="of:=[.C616]-[.I6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7]-[.G617]" office:value-type="float" office:value="0" calcext:value-type="float">
            <text:p>0</text:p>
          </table:table-cell>
          <table:table-cell table:formula="of:=[.B617]-[.H617]" office:value-type="float" office:value="0" calcext:value-type="float">
            <text:p>0</text:p>
          </table:table-cell>
          <table:table-cell table:formula="of:=[.C617]-[.I6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8]-[.G618]" office:value-type="float" office:value="0" calcext:value-type="float">
            <text:p>0</text:p>
          </table:table-cell>
          <table:table-cell table:formula="of:=[.B618]-[.H618]" office:value-type="float" office:value="0" calcext:value-type="float">
            <text:p>0</text:p>
          </table:table-cell>
          <table:table-cell table:formula="of:=[.C618]-[.I6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19]-[.G619]" office:value-type="float" office:value="0" calcext:value-type="float">
            <text:p>0</text:p>
          </table:table-cell>
          <table:table-cell table:formula="of:=[.B619]-[.H619]" office:value-type="float" office:value="0" calcext:value-type="float">
            <text:p>0</text:p>
          </table:table-cell>
          <table:table-cell table:formula="of:=[.C619]-[.I6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0]-[.G620]" office:value-type="float" office:value="0" calcext:value-type="float">
            <text:p>0</text:p>
          </table:table-cell>
          <table:table-cell table:formula="of:=[.B620]-[.H620]" office:value-type="float" office:value="0" calcext:value-type="float">
            <text:p>0</text:p>
          </table:table-cell>
          <table:table-cell table:formula="of:=[.C620]-[.I6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1]-[.G621]" office:value-type="float" office:value="0" calcext:value-type="float">
            <text:p>0</text:p>
          </table:table-cell>
          <table:table-cell table:formula="of:=[.B621]-[.H621]" office:value-type="float" office:value="0" calcext:value-type="float">
            <text:p>0</text:p>
          </table:table-cell>
          <table:table-cell table:formula="of:=[.C621]-[.I6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2]-[.G622]" office:value-type="float" office:value="0" calcext:value-type="float">
            <text:p>0</text:p>
          </table:table-cell>
          <table:table-cell table:formula="of:=[.B622]-[.H622]" office:value-type="float" office:value="0" calcext:value-type="float">
            <text:p>0</text:p>
          </table:table-cell>
          <table:table-cell table:formula="of:=[.C622]-[.I6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3]-[.G623]" office:value-type="float" office:value="0" calcext:value-type="float">
            <text:p>0</text:p>
          </table:table-cell>
          <table:table-cell table:formula="of:=[.B623]-[.H623]" office:value-type="float" office:value="0" calcext:value-type="float">
            <text:p>0</text:p>
          </table:table-cell>
          <table:table-cell table:formula="of:=[.C623]-[.I6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4]-[.G624]" office:value-type="float" office:value="0" calcext:value-type="float">
            <text:p>0</text:p>
          </table:table-cell>
          <table:table-cell table:formula="of:=[.B624]-[.H624]" office:value-type="float" office:value="0" calcext:value-type="float">
            <text:p>0</text:p>
          </table:table-cell>
          <table:table-cell table:formula="of:=[.C624]-[.I6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5]-[.G625]" office:value-type="float" office:value="0" calcext:value-type="float">
            <text:p>0</text:p>
          </table:table-cell>
          <table:table-cell table:formula="of:=[.B625]-[.H625]" office:value-type="float" office:value="0" calcext:value-type="float">
            <text:p>0</text:p>
          </table:table-cell>
          <table:table-cell table:formula="of:=[.C625]-[.I6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6]-[.G626]" office:value-type="float" office:value="0" calcext:value-type="float">
            <text:p>0</text:p>
          </table:table-cell>
          <table:table-cell table:formula="of:=[.B626]-[.H626]" office:value-type="float" office:value="0" calcext:value-type="float">
            <text:p>0</text:p>
          </table:table-cell>
          <table:table-cell table:formula="of:=[.C626]-[.I6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7]-[.G627]" office:value-type="float" office:value="0" calcext:value-type="float">
            <text:p>0</text:p>
          </table:table-cell>
          <table:table-cell table:formula="of:=[.B627]-[.H627]" office:value-type="float" office:value="0" calcext:value-type="float">
            <text:p>0</text:p>
          </table:table-cell>
          <table:table-cell table:formula="of:=[.C627]-[.I6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8]-[.G628]" office:value-type="float" office:value="0" calcext:value-type="float">
            <text:p>0</text:p>
          </table:table-cell>
          <table:table-cell table:formula="of:=[.B628]-[.H628]" office:value-type="float" office:value="0" calcext:value-type="float">
            <text:p>0</text:p>
          </table:table-cell>
          <table:table-cell table:formula="of:=[.C628]-[.I6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29]-[.G629]" office:value-type="float" office:value="0" calcext:value-type="float">
            <text:p>0</text:p>
          </table:table-cell>
          <table:table-cell table:formula="of:=[.B629]-[.H629]" office:value-type="float" office:value="0" calcext:value-type="float">
            <text:p>0</text:p>
          </table:table-cell>
          <table:table-cell table:formula="of:=[.C629]-[.I6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0]-[.G630]" office:value-type="float" office:value="0" calcext:value-type="float">
            <text:p>0</text:p>
          </table:table-cell>
          <table:table-cell table:formula="of:=[.B630]-[.H630]" office:value-type="float" office:value="0" calcext:value-type="float">
            <text:p>0</text:p>
          </table:table-cell>
          <table:table-cell table:formula="of:=[.C630]-[.I6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1]-[.G631]" office:value-type="float" office:value="0" calcext:value-type="float">
            <text:p>0</text:p>
          </table:table-cell>
          <table:table-cell table:formula="of:=[.B631]-[.H631]" office:value-type="float" office:value="0" calcext:value-type="float">
            <text:p>0</text:p>
          </table:table-cell>
          <table:table-cell table:formula="of:=[.C631]-[.I6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2]-[.G632]" office:value-type="float" office:value="0" calcext:value-type="float">
            <text:p>0</text:p>
          </table:table-cell>
          <table:table-cell table:formula="of:=[.B632]-[.H632]" office:value-type="float" office:value="0" calcext:value-type="float">
            <text:p>0</text:p>
          </table:table-cell>
          <table:table-cell table:formula="of:=[.C632]-[.I6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3]-[.G633]" office:value-type="float" office:value="0" calcext:value-type="float">
            <text:p>0</text:p>
          </table:table-cell>
          <table:table-cell table:formula="of:=[.B633]-[.H633]" office:value-type="float" office:value="0" calcext:value-type="float">
            <text:p>0</text:p>
          </table:table-cell>
          <table:table-cell table:formula="of:=[.C633]-[.I6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4]-[.G634]" office:value-type="float" office:value="0" calcext:value-type="float">
            <text:p>0</text:p>
          </table:table-cell>
          <table:table-cell table:formula="of:=[.B634]-[.H634]" office:value-type="float" office:value="0" calcext:value-type="float">
            <text:p>0</text:p>
          </table:table-cell>
          <table:table-cell table:formula="of:=[.C634]-[.I6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5]-[.G635]" office:value-type="float" office:value="0" calcext:value-type="float">
            <text:p>0</text:p>
          </table:table-cell>
          <table:table-cell table:formula="of:=[.B635]-[.H635]" office:value-type="float" office:value="0" calcext:value-type="float">
            <text:p>0</text:p>
          </table:table-cell>
          <table:table-cell table:formula="of:=[.C635]-[.I6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6]-[.G636]" office:value-type="float" office:value="0" calcext:value-type="float">
            <text:p>0</text:p>
          </table:table-cell>
          <table:table-cell table:formula="of:=[.B636]-[.H636]" office:value-type="float" office:value="0" calcext:value-type="float">
            <text:p>0</text:p>
          </table:table-cell>
          <table:table-cell table:formula="of:=[.C636]-[.I6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7]-[.G637]" office:value-type="float" office:value="0" calcext:value-type="float">
            <text:p>0</text:p>
          </table:table-cell>
          <table:table-cell table:formula="of:=[.B637]-[.H637]" office:value-type="float" office:value="0" calcext:value-type="float">
            <text:p>0</text:p>
          </table:table-cell>
          <table:table-cell table:formula="of:=[.C637]-[.I6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8]-[.G638]" office:value-type="float" office:value="0" calcext:value-type="float">
            <text:p>0</text:p>
          </table:table-cell>
          <table:table-cell table:formula="of:=[.B638]-[.H638]" office:value-type="float" office:value="0" calcext:value-type="float">
            <text:p>0</text:p>
          </table:table-cell>
          <table:table-cell table:formula="of:=[.C638]-[.I6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39]-[.G639]" office:value-type="float" office:value="0" calcext:value-type="float">
            <text:p>0</text:p>
          </table:table-cell>
          <table:table-cell table:formula="of:=[.B639]-[.H639]" office:value-type="float" office:value="0" calcext:value-type="float">
            <text:p>0</text:p>
          </table:table-cell>
          <table:table-cell table:formula="of:=[.C639]-[.I6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0]-[.G640]" office:value-type="float" office:value="0" calcext:value-type="float">
            <text:p>0</text:p>
          </table:table-cell>
          <table:table-cell table:formula="of:=[.B640]-[.H640]" office:value-type="float" office:value="0" calcext:value-type="float">
            <text:p>0</text:p>
          </table:table-cell>
          <table:table-cell table:formula="of:=[.C640]-[.I6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1]-[.G641]" office:value-type="float" office:value="0" calcext:value-type="float">
            <text:p>0</text:p>
          </table:table-cell>
          <table:table-cell table:formula="of:=[.B641]-[.H641]" office:value-type="float" office:value="0" calcext:value-type="float">
            <text:p>0</text:p>
          </table:table-cell>
          <table:table-cell table:formula="of:=[.C641]-[.I6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2]-[.G642]" office:value-type="float" office:value="0" calcext:value-type="float">
            <text:p>0</text:p>
          </table:table-cell>
          <table:table-cell table:formula="of:=[.B642]-[.H642]" office:value-type="float" office:value="0" calcext:value-type="float">
            <text:p>0</text:p>
          </table:table-cell>
          <table:table-cell table:formula="of:=[.C642]-[.I6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3]-[.G643]" office:value-type="float" office:value="0" calcext:value-type="float">
            <text:p>0</text:p>
          </table:table-cell>
          <table:table-cell table:formula="of:=[.B643]-[.H643]" office:value-type="float" office:value="0" calcext:value-type="float">
            <text:p>0</text:p>
          </table:table-cell>
          <table:table-cell table:formula="of:=[.C643]-[.I6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4]-[.G644]" office:value-type="float" office:value="0" calcext:value-type="float">
            <text:p>0</text:p>
          </table:table-cell>
          <table:table-cell table:formula="of:=[.B644]-[.H644]" office:value-type="float" office:value="0" calcext:value-type="float">
            <text:p>0</text:p>
          </table:table-cell>
          <table:table-cell table:formula="of:=[.C644]-[.I6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5]-[.G645]" office:value-type="float" office:value="0" calcext:value-type="float">
            <text:p>0</text:p>
          </table:table-cell>
          <table:table-cell table:formula="of:=[.B645]-[.H645]" office:value-type="float" office:value="0" calcext:value-type="float">
            <text:p>0</text:p>
          </table:table-cell>
          <table:table-cell table:formula="of:=[.C645]-[.I6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6]-[.G646]" office:value-type="float" office:value="0" calcext:value-type="float">
            <text:p>0</text:p>
          </table:table-cell>
          <table:table-cell table:formula="of:=[.B646]-[.H646]" office:value-type="float" office:value="0" calcext:value-type="float">
            <text:p>0</text:p>
          </table:table-cell>
          <table:table-cell table:formula="of:=[.C646]-[.I6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7]-[.G647]" office:value-type="float" office:value="0" calcext:value-type="float">
            <text:p>0</text:p>
          </table:table-cell>
          <table:table-cell table:formula="of:=[.B647]-[.H647]" office:value-type="float" office:value="0" calcext:value-type="float">
            <text:p>0</text:p>
          </table:table-cell>
          <table:table-cell table:formula="of:=[.C647]-[.I6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8]-[.G648]" office:value-type="float" office:value="0" calcext:value-type="float">
            <text:p>0</text:p>
          </table:table-cell>
          <table:table-cell table:formula="of:=[.B648]-[.H648]" office:value-type="float" office:value="0" calcext:value-type="float">
            <text:p>0</text:p>
          </table:table-cell>
          <table:table-cell table:formula="of:=[.C648]-[.I6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49]-[.G649]" office:value-type="float" office:value="0" calcext:value-type="float">
            <text:p>0</text:p>
          </table:table-cell>
          <table:table-cell table:formula="of:=[.B649]-[.H649]" office:value-type="float" office:value="0" calcext:value-type="float">
            <text:p>0</text:p>
          </table:table-cell>
          <table:table-cell table:formula="of:=[.C649]-[.I6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0]-[.G650]" office:value-type="float" office:value="0" calcext:value-type="float">
            <text:p>0</text:p>
          </table:table-cell>
          <table:table-cell table:formula="of:=[.B650]-[.H650]" office:value-type="float" office:value="0" calcext:value-type="float">
            <text:p>0</text:p>
          </table:table-cell>
          <table:table-cell table:formula="of:=[.C650]-[.I6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1]-[.G651]" office:value-type="float" office:value="0" calcext:value-type="float">
            <text:p>0</text:p>
          </table:table-cell>
          <table:table-cell table:formula="of:=[.B651]-[.H651]" office:value-type="float" office:value="0" calcext:value-type="float">
            <text:p>0</text:p>
          </table:table-cell>
          <table:table-cell table:formula="of:=[.C651]-[.I6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2]-[.G652]" office:value-type="float" office:value="0" calcext:value-type="float">
            <text:p>0</text:p>
          </table:table-cell>
          <table:table-cell table:formula="of:=[.B652]-[.H652]" office:value-type="float" office:value="0" calcext:value-type="float">
            <text:p>0</text:p>
          </table:table-cell>
          <table:table-cell table:formula="of:=[.C652]-[.I6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3]-[.G653]" office:value-type="float" office:value="0" calcext:value-type="float">
            <text:p>0</text:p>
          </table:table-cell>
          <table:table-cell table:formula="of:=[.B653]-[.H653]" office:value-type="float" office:value="0" calcext:value-type="float">
            <text:p>0</text:p>
          </table:table-cell>
          <table:table-cell table:formula="of:=[.C653]-[.I6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4]-[.G654]" office:value-type="float" office:value="0" calcext:value-type="float">
            <text:p>0</text:p>
          </table:table-cell>
          <table:table-cell table:formula="of:=[.B654]-[.H654]" office:value-type="float" office:value="0" calcext:value-type="float">
            <text:p>0</text:p>
          </table:table-cell>
          <table:table-cell table:formula="of:=[.C654]-[.I6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5]-[.G655]" office:value-type="float" office:value="0" calcext:value-type="float">
            <text:p>0</text:p>
          </table:table-cell>
          <table:table-cell table:formula="of:=[.B655]-[.H655]" office:value-type="float" office:value="0" calcext:value-type="float">
            <text:p>0</text:p>
          </table:table-cell>
          <table:table-cell table:formula="of:=[.C655]-[.I6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6]-[.G656]" office:value-type="float" office:value="0" calcext:value-type="float">
            <text:p>0</text:p>
          </table:table-cell>
          <table:table-cell table:formula="of:=[.B656]-[.H656]" office:value-type="float" office:value="0" calcext:value-type="float">
            <text:p>0</text:p>
          </table:table-cell>
          <table:table-cell table:formula="of:=[.C656]-[.I6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7]-[.G657]" office:value-type="float" office:value="0" calcext:value-type="float">
            <text:p>0</text:p>
          </table:table-cell>
          <table:table-cell table:formula="of:=[.B657]-[.H657]" office:value-type="float" office:value="0" calcext:value-type="float">
            <text:p>0</text:p>
          </table:table-cell>
          <table:table-cell table:formula="of:=[.C657]-[.I6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8]-[.G658]" office:value-type="float" office:value="0" calcext:value-type="float">
            <text:p>0</text:p>
          </table:table-cell>
          <table:table-cell table:formula="of:=[.B658]-[.H658]" office:value-type="float" office:value="0" calcext:value-type="float">
            <text:p>0</text:p>
          </table:table-cell>
          <table:table-cell table:formula="of:=[.C658]-[.I6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59]-[.G659]" office:value-type="float" office:value="0" calcext:value-type="float">
            <text:p>0</text:p>
          </table:table-cell>
          <table:table-cell table:formula="of:=[.B659]-[.H659]" office:value-type="float" office:value="0" calcext:value-type="float">
            <text:p>0</text:p>
          </table:table-cell>
          <table:table-cell table:formula="of:=[.C659]-[.I6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0]-[.G660]" office:value-type="float" office:value="0" calcext:value-type="float">
            <text:p>0</text:p>
          </table:table-cell>
          <table:table-cell table:formula="of:=[.B660]-[.H660]" office:value-type="float" office:value="0" calcext:value-type="float">
            <text:p>0</text:p>
          </table:table-cell>
          <table:table-cell table:formula="of:=[.C660]-[.I6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1]-[.G661]" office:value-type="float" office:value="0" calcext:value-type="float">
            <text:p>0</text:p>
          </table:table-cell>
          <table:table-cell table:formula="of:=[.B661]-[.H661]" office:value-type="float" office:value="0" calcext:value-type="float">
            <text:p>0</text:p>
          </table:table-cell>
          <table:table-cell table:formula="of:=[.C661]-[.I6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2]-[.G662]" office:value-type="float" office:value="0" calcext:value-type="float">
            <text:p>0</text:p>
          </table:table-cell>
          <table:table-cell table:formula="of:=[.B662]-[.H662]" office:value-type="float" office:value="0" calcext:value-type="float">
            <text:p>0</text:p>
          </table:table-cell>
          <table:table-cell table:formula="of:=[.C662]-[.I6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3]-[.G663]" office:value-type="float" office:value="0" calcext:value-type="float">
            <text:p>0</text:p>
          </table:table-cell>
          <table:table-cell table:formula="of:=[.B663]-[.H663]" office:value-type="float" office:value="0" calcext:value-type="float">
            <text:p>0</text:p>
          </table:table-cell>
          <table:table-cell table:formula="of:=[.C663]-[.I6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4]-[.G664]" office:value-type="float" office:value="0" calcext:value-type="float">
            <text:p>0</text:p>
          </table:table-cell>
          <table:table-cell table:formula="of:=[.B664]-[.H664]" office:value-type="float" office:value="0" calcext:value-type="float">
            <text:p>0</text:p>
          </table:table-cell>
          <table:table-cell table:formula="of:=[.C664]-[.I6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5]-[.G665]" office:value-type="float" office:value="0" calcext:value-type="float">
            <text:p>0</text:p>
          </table:table-cell>
          <table:table-cell table:formula="of:=[.B665]-[.H665]" office:value-type="float" office:value="0" calcext:value-type="float">
            <text:p>0</text:p>
          </table:table-cell>
          <table:table-cell table:formula="of:=[.C665]-[.I6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6]-[.G666]" office:value-type="float" office:value="0" calcext:value-type="float">
            <text:p>0</text:p>
          </table:table-cell>
          <table:table-cell table:formula="of:=[.B666]-[.H666]" office:value-type="float" office:value="0" calcext:value-type="float">
            <text:p>0</text:p>
          </table:table-cell>
          <table:table-cell table:formula="of:=[.C666]-[.I6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7]-[.G667]" office:value-type="float" office:value="0" calcext:value-type="float">
            <text:p>0</text:p>
          </table:table-cell>
          <table:table-cell table:formula="of:=[.B667]-[.H667]" office:value-type="float" office:value="0" calcext:value-type="float">
            <text:p>0</text:p>
          </table:table-cell>
          <table:table-cell table:formula="of:=[.C667]-[.I6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8]-[.G668]" office:value-type="float" office:value="0" calcext:value-type="float">
            <text:p>0</text:p>
          </table:table-cell>
          <table:table-cell table:formula="of:=[.B668]-[.H668]" office:value-type="float" office:value="0" calcext:value-type="float">
            <text:p>0</text:p>
          </table:table-cell>
          <table:table-cell table:formula="of:=[.C668]-[.I6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69]-[.G669]" office:value-type="float" office:value="0" calcext:value-type="float">
            <text:p>0</text:p>
          </table:table-cell>
          <table:table-cell table:formula="of:=[.B669]-[.H669]" office:value-type="float" office:value="0" calcext:value-type="float">
            <text:p>0</text:p>
          </table:table-cell>
          <table:table-cell table:formula="of:=[.C669]-[.I6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0]-[.G670]" office:value-type="float" office:value="0" calcext:value-type="float">
            <text:p>0</text:p>
          </table:table-cell>
          <table:table-cell table:formula="of:=[.B670]-[.H670]" office:value-type="float" office:value="0" calcext:value-type="float">
            <text:p>0</text:p>
          </table:table-cell>
          <table:table-cell table:formula="of:=[.C670]-[.I6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1]-[.G671]" office:value-type="float" office:value="0" calcext:value-type="float">
            <text:p>0</text:p>
          </table:table-cell>
          <table:table-cell table:formula="of:=[.B671]-[.H671]" office:value-type="float" office:value="0" calcext:value-type="float">
            <text:p>0</text:p>
          </table:table-cell>
          <table:table-cell table:formula="of:=[.C671]-[.I6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2]-[.G672]" office:value-type="float" office:value="0" calcext:value-type="float">
            <text:p>0</text:p>
          </table:table-cell>
          <table:table-cell table:formula="of:=[.B672]-[.H672]" office:value-type="float" office:value="0" calcext:value-type="float">
            <text:p>0</text:p>
          </table:table-cell>
          <table:table-cell table:formula="of:=[.C672]-[.I6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3]-[.G673]" office:value-type="float" office:value="0" calcext:value-type="float">
            <text:p>0</text:p>
          </table:table-cell>
          <table:table-cell table:formula="of:=[.B673]-[.H673]" office:value-type="float" office:value="0" calcext:value-type="float">
            <text:p>0</text:p>
          </table:table-cell>
          <table:table-cell table:formula="of:=[.C673]-[.I6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4]-[.G674]" office:value-type="float" office:value="0" calcext:value-type="float">
            <text:p>0</text:p>
          </table:table-cell>
          <table:table-cell table:formula="of:=[.B674]-[.H674]" office:value-type="float" office:value="0" calcext:value-type="float">
            <text:p>0</text:p>
          </table:table-cell>
          <table:table-cell table:formula="of:=[.C674]-[.I6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5]-[.G675]" office:value-type="float" office:value="0" calcext:value-type="float">
            <text:p>0</text:p>
          </table:table-cell>
          <table:table-cell table:formula="of:=[.B675]-[.H675]" office:value-type="float" office:value="0" calcext:value-type="float">
            <text:p>0</text:p>
          </table:table-cell>
          <table:table-cell table:formula="of:=[.C675]-[.I6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6]-[.G676]" office:value-type="float" office:value="0" calcext:value-type="float">
            <text:p>0</text:p>
          </table:table-cell>
          <table:table-cell table:formula="of:=[.B676]-[.H676]" office:value-type="float" office:value="0" calcext:value-type="float">
            <text:p>0</text:p>
          </table:table-cell>
          <table:table-cell table:formula="of:=[.C676]-[.I6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7]-[.G677]" office:value-type="float" office:value="0" calcext:value-type="float">
            <text:p>0</text:p>
          </table:table-cell>
          <table:table-cell table:formula="of:=[.B677]-[.H677]" office:value-type="float" office:value="0" calcext:value-type="float">
            <text:p>0</text:p>
          </table:table-cell>
          <table:table-cell table:formula="of:=[.C677]-[.I6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8]-[.G678]" office:value-type="float" office:value="0" calcext:value-type="float">
            <text:p>0</text:p>
          </table:table-cell>
          <table:table-cell table:formula="of:=[.B678]-[.H678]" office:value-type="float" office:value="0" calcext:value-type="float">
            <text:p>0</text:p>
          </table:table-cell>
          <table:table-cell table:formula="of:=[.C678]-[.I6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79]-[.G679]" office:value-type="float" office:value="0" calcext:value-type="float">
            <text:p>0</text:p>
          </table:table-cell>
          <table:table-cell table:formula="of:=[.B679]-[.H679]" office:value-type="float" office:value="0" calcext:value-type="float">
            <text:p>0</text:p>
          </table:table-cell>
          <table:table-cell table:formula="of:=[.C679]-[.I6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0]-[.G680]" office:value-type="float" office:value="0" calcext:value-type="float">
            <text:p>0</text:p>
          </table:table-cell>
          <table:table-cell table:formula="of:=[.B680]-[.H680]" office:value-type="float" office:value="0" calcext:value-type="float">
            <text:p>0</text:p>
          </table:table-cell>
          <table:table-cell table:formula="of:=[.C680]-[.I6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1]-[.G681]" office:value-type="float" office:value="0" calcext:value-type="float">
            <text:p>0</text:p>
          </table:table-cell>
          <table:table-cell table:formula="of:=[.B681]-[.H681]" office:value-type="float" office:value="0" calcext:value-type="float">
            <text:p>0</text:p>
          </table:table-cell>
          <table:table-cell table:formula="of:=[.C681]-[.I6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2]-[.G682]" office:value-type="float" office:value="0" calcext:value-type="float">
            <text:p>0</text:p>
          </table:table-cell>
          <table:table-cell table:formula="of:=[.B682]-[.H682]" office:value-type="float" office:value="0" calcext:value-type="float">
            <text:p>0</text:p>
          </table:table-cell>
          <table:table-cell table:formula="of:=[.C682]-[.I6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3]-[.G683]" office:value-type="float" office:value="0" calcext:value-type="float">
            <text:p>0</text:p>
          </table:table-cell>
          <table:table-cell table:formula="of:=[.B683]-[.H683]" office:value-type="float" office:value="0" calcext:value-type="float">
            <text:p>0</text:p>
          </table:table-cell>
          <table:table-cell table:formula="of:=[.C683]-[.I6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4]-[.G684]" office:value-type="float" office:value="0" calcext:value-type="float">
            <text:p>0</text:p>
          </table:table-cell>
          <table:table-cell table:formula="of:=[.B684]-[.H684]" office:value-type="float" office:value="0" calcext:value-type="float">
            <text:p>0</text:p>
          </table:table-cell>
          <table:table-cell table:formula="of:=[.C684]-[.I6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5]-[.G685]" office:value-type="float" office:value="0" calcext:value-type="float">
            <text:p>0</text:p>
          </table:table-cell>
          <table:table-cell table:formula="of:=[.B685]-[.H685]" office:value-type="float" office:value="0" calcext:value-type="float">
            <text:p>0</text:p>
          </table:table-cell>
          <table:table-cell table:formula="of:=[.C685]-[.I6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6]-[.G686]" office:value-type="float" office:value="0" calcext:value-type="float">
            <text:p>0</text:p>
          </table:table-cell>
          <table:table-cell table:formula="of:=[.B686]-[.H686]" office:value-type="float" office:value="0" calcext:value-type="float">
            <text:p>0</text:p>
          </table:table-cell>
          <table:table-cell table:formula="of:=[.C686]-[.I6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7]-[.G687]" office:value-type="float" office:value="0" calcext:value-type="float">
            <text:p>0</text:p>
          </table:table-cell>
          <table:table-cell table:formula="of:=[.B687]-[.H687]" office:value-type="float" office:value="0" calcext:value-type="float">
            <text:p>0</text:p>
          </table:table-cell>
          <table:table-cell table:formula="of:=[.C687]-[.I6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8]-[.G688]" office:value-type="float" office:value="0" calcext:value-type="float">
            <text:p>0</text:p>
          </table:table-cell>
          <table:table-cell table:formula="of:=[.B688]-[.H688]" office:value-type="float" office:value="0" calcext:value-type="float">
            <text:p>0</text:p>
          </table:table-cell>
          <table:table-cell table:formula="of:=[.C688]-[.I6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89]-[.G689]" office:value-type="float" office:value="0" calcext:value-type="float">
            <text:p>0</text:p>
          </table:table-cell>
          <table:table-cell table:formula="of:=[.B689]-[.H689]" office:value-type="float" office:value="0" calcext:value-type="float">
            <text:p>0</text:p>
          </table:table-cell>
          <table:table-cell table:formula="of:=[.C689]-[.I6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0]-[.G690]" office:value-type="float" office:value="0" calcext:value-type="float">
            <text:p>0</text:p>
          </table:table-cell>
          <table:table-cell table:formula="of:=[.B690]-[.H690]" office:value-type="float" office:value="0" calcext:value-type="float">
            <text:p>0</text:p>
          </table:table-cell>
          <table:table-cell table:formula="of:=[.C690]-[.I6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1]-[.G691]" office:value-type="float" office:value="0" calcext:value-type="float">
            <text:p>0</text:p>
          </table:table-cell>
          <table:table-cell table:formula="of:=[.B691]-[.H691]" office:value-type="float" office:value="0" calcext:value-type="float">
            <text:p>0</text:p>
          </table:table-cell>
          <table:table-cell table:formula="of:=[.C691]-[.I6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2]-[.G692]" office:value-type="float" office:value="0" calcext:value-type="float">
            <text:p>0</text:p>
          </table:table-cell>
          <table:table-cell table:formula="of:=[.B692]-[.H692]" office:value-type="float" office:value="0" calcext:value-type="float">
            <text:p>0</text:p>
          </table:table-cell>
          <table:table-cell table:formula="of:=[.C692]-[.I6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3]-[.G693]" office:value-type="float" office:value="0" calcext:value-type="float">
            <text:p>0</text:p>
          </table:table-cell>
          <table:table-cell table:formula="of:=[.B693]-[.H693]" office:value-type="float" office:value="0" calcext:value-type="float">
            <text:p>0</text:p>
          </table:table-cell>
          <table:table-cell table:formula="of:=[.C693]-[.I6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4]-[.G694]" office:value-type="float" office:value="0" calcext:value-type="float">
            <text:p>0</text:p>
          </table:table-cell>
          <table:table-cell table:formula="of:=[.B694]-[.H694]" office:value-type="float" office:value="0" calcext:value-type="float">
            <text:p>0</text:p>
          </table:table-cell>
          <table:table-cell table:formula="of:=[.C694]-[.I6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5]-[.G695]" office:value-type="float" office:value="0" calcext:value-type="float">
            <text:p>0</text:p>
          </table:table-cell>
          <table:table-cell table:formula="of:=[.B695]-[.H695]" office:value-type="float" office:value="0" calcext:value-type="float">
            <text:p>0</text:p>
          </table:table-cell>
          <table:table-cell table:formula="of:=[.C695]-[.I6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6]-[.G696]" office:value-type="float" office:value="0" calcext:value-type="float">
            <text:p>0</text:p>
          </table:table-cell>
          <table:table-cell table:formula="of:=[.B696]-[.H696]" office:value-type="float" office:value="0" calcext:value-type="float">
            <text:p>0</text:p>
          </table:table-cell>
          <table:table-cell table:formula="of:=[.C696]-[.I6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7]-[.G697]" office:value-type="float" office:value="0" calcext:value-type="float">
            <text:p>0</text:p>
          </table:table-cell>
          <table:table-cell table:formula="of:=[.B697]-[.H697]" office:value-type="float" office:value="0" calcext:value-type="float">
            <text:p>0</text:p>
          </table:table-cell>
          <table:table-cell table:formula="of:=[.C697]-[.I6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8]-[.G698]" office:value-type="float" office:value="0" calcext:value-type="float">
            <text:p>0</text:p>
          </table:table-cell>
          <table:table-cell table:formula="of:=[.B698]-[.H698]" office:value-type="float" office:value="0" calcext:value-type="float">
            <text:p>0</text:p>
          </table:table-cell>
          <table:table-cell table:formula="of:=[.C698]-[.I6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699]-[.G699]" office:value-type="float" office:value="0" calcext:value-type="float">
            <text:p>0</text:p>
          </table:table-cell>
          <table:table-cell table:formula="of:=[.B699]-[.H699]" office:value-type="float" office:value="0" calcext:value-type="float">
            <text:p>0</text:p>
          </table:table-cell>
          <table:table-cell table:formula="of:=[.C699]-[.I6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0]-[.G700]" office:value-type="float" office:value="0" calcext:value-type="float">
            <text:p>0</text:p>
          </table:table-cell>
          <table:table-cell table:formula="of:=[.B700]-[.H700]" office:value-type="float" office:value="0" calcext:value-type="float">
            <text:p>0</text:p>
          </table:table-cell>
          <table:table-cell table:formula="of:=[.C700]-[.I7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1]-[.G701]" office:value-type="float" office:value="0" calcext:value-type="float">
            <text:p>0</text:p>
          </table:table-cell>
          <table:table-cell table:formula="of:=[.B701]-[.H701]" office:value-type="float" office:value="0" calcext:value-type="float">
            <text:p>0</text:p>
          </table:table-cell>
          <table:table-cell table:formula="of:=[.C701]-[.I7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2]-[.G702]" office:value-type="float" office:value="0" calcext:value-type="float">
            <text:p>0</text:p>
          </table:table-cell>
          <table:table-cell table:formula="of:=[.B702]-[.H702]" office:value-type="float" office:value="0" calcext:value-type="float">
            <text:p>0</text:p>
          </table:table-cell>
          <table:table-cell table:formula="of:=[.C702]-[.I7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3]-[.G703]" office:value-type="float" office:value="0" calcext:value-type="float">
            <text:p>0</text:p>
          </table:table-cell>
          <table:table-cell table:formula="of:=[.B703]-[.H703]" office:value-type="float" office:value="0" calcext:value-type="float">
            <text:p>0</text:p>
          </table:table-cell>
          <table:table-cell table:formula="of:=[.C703]-[.I7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4]-[.G704]" office:value-type="float" office:value="0" calcext:value-type="float">
            <text:p>0</text:p>
          </table:table-cell>
          <table:table-cell table:formula="of:=[.B704]-[.H704]" office:value-type="float" office:value="0" calcext:value-type="float">
            <text:p>0</text:p>
          </table:table-cell>
          <table:table-cell table:formula="of:=[.C704]-[.I7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5]-[.G705]" office:value-type="float" office:value="0" calcext:value-type="float">
            <text:p>0</text:p>
          </table:table-cell>
          <table:table-cell table:formula="of:=[.B705]-[.H705]" office:value-type="float" office:value="0" calcext:value-type="float">
            <text:p>0</text:p>
          </table:table-cell>
          <table:table-cell table:formula="of:=[.C705]-[.I7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6]-[.G706]" office:value-type="float" office:value="0" calcext:value-type="float">
            <text:p>0</text:p>
          </table:table-cell>
          <table:table-cell table:formula="of:=[.B706]-[.H706]" office:value-type="float" office:value="0" calcext:value-type="float">
            <text:p>0</text:p>
          </table:table-cell>
          <table:table-cell table:formula="of:=[.C706]-[.I7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7]-[.G707]" office:value-type="float" office:value="0" calcext:value-type="float">
            <text:p>0</text:p>
          </table:table-cell>
          <table:table-cell table:formula="of:=[.B707]-[.H707]" office:value-type="float" office:value="0" calcext:value-type="float">
            <text:p>0</text:p>
          </table:table-cell>
          <table:table-cell table:formula="of:=[.C707]-[.I7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8]-[.G708]" office:value-type="float" office:value="0" calcext:value-type="float">
            <text:p>0</text:p>
          </table:table-cell>
          <table:table-cell table:formula="of:=[.B708]-[.H708]" office:value-type="float" office:value="0" calcext:value-type="float">
            <text:p>0</text:p>
          </table:table-cell>
          <table:table-cell table:formula="of:=[.C708]-[.I7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09]-[.G709]" office:value-type="float" office:value="0" calcext:value-type="float">
            <text:p>0</text:p>
          </table:table-cell>
          <table:table-cell table:formula="of:=[.B709]-[.H709]" office:value-type="float" office:value="0" calcext:value-type="float">
            <text:p>0</text:p>
          </table:table-cell>
          <table:table-cell table:formula="of:=[.C709]-[.I7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0]-[.G710]" office:value-type="float" office:value="0" calcext:value-type="float">
            <text:p>0</text:p>
          </table:table-cell>
          <table:table-cell table:formula="of:=[.B710]-[.H710]" office:value-type="float" office:value="0" calcext:value-type="float">
            <text:p>0</text:p>
          </table:table-cell>
          <table:table-cell table:formula="of:=[.C710]-[.I7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1]-[.G711]" office:value-type="float" office:value="0" calcext:value-type="float">
            <text:p>0</text:p>
          </table:table-cell>
          <table:table-cell table:formula="of:=[.B711]-[.H711]" office:value-type="float" office:value="0" calcext:value-type="float">
            <text:p>0</text:p>
          </table:table-cell>
          <table:table-cell table:formula="of:=[.C711]-[.I7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2]-[.G712]" office:value-type="float" office:value="0" calcext:value-type="float">
            <text:p>0</text:p>
          </table:table-cell>
          <table:table-cell table:formula="of:=[.B712]-[.H712]" office:value-type="float" office:value="0" calcext:value-type="float">
            <text:p>0</text:p>
          </table:table-cell>
          <table:table-cell table:formula="of:=[.C712]-[.I7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3]-[.G713]" office:value-type="float" office:value="0" calcext:value-type="float">
            <text:p>0</text:p>
          </table:table-cell>
          <table:table-cell table:formula="of:=[.B713]-[.H713]" office:value-type="float" office:value="0" calcext:value-type="float">
            <text:p>0</text:p>
          </table:table-cell>
          <table:table-cell table:formula="of:=[.C713]-[.I7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4]-[.G714]" office:value-type="float" office:value="0" calcext:value-type="float">
            <text:p>0</text:p>
          </table:table-cell>
          <table:table-cell table:formula="of:=[.B714]-[.H714]" office:value-type="float" office:value="0" calcext:value-type="float">
            <text:p>0</text:p>
          </table:table-cell>
          <table:table-cell table:formula="of:=[.C714]-[.I7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5]-[.G715]" office:value-type="float" office:value="0" calcext:value-type="float">
            <text:p>0</text:p>
          </table:table-cell>
          <table:table-cell table:formula="of:=[.B715]-[.H715]" office:value-type="float" office:value="0" calcext:value-type="float">
            <text:p>0</text:p>
          </table:table-cell>
          <table:table-cell table:formula="of:=[.C715]-[.I7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6]-[.G716]" office:value-type="float" office:value="0" calcext:value-type="float">
            <text:p>0</text:p>
          </table:table-cell>
          <table:table-cell table:formula="of:=[.B716]-[.H716]" office:value-type="float" office:value="0" calcext:value-type="float">
            <text:p>0</text:p>
          </table:table-cell>
          <table:table-cell table:formula="of:=[.C716]-[.I7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7]-[.G717]" office:value-type="float" office:value="0" calcext:value-type="float">
            <text:p>0</text:p>
          </table:table-cell>
          <table:table-cell table:formula="of:=[.B717]-[.H717]" office:value-type="float" office:value="0" calcext:value-type="float">
            <text:p>0</text:p>
          </table:table-cell>
          <table:table-cell table:formula="of:=[.C717]-[.I7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8]-[.G718]" office:value-type="float" office:value="0" calcext:value-type="float">
            <text:p>0</text:p>
          </table:table-cell>
          <table:table-cell table:formula="of:=[.B718]-[.H718]" office:value-type="float" office:value="0" calcext:value-type="float">
            <text:p>0</text:p>
          </table:table-cell>
          <table:table-cell table:formula="of:=[.C718]-[.I7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19]-[.G719]" office:value-type="float" office:value="0" calcext:value-type="float">
            <text:p>0</text:p>
          </table:table-cell>
          <table:table-cell table:formula="of:=[.B719]-[.H719]" office:value-type="float" office:value="0" calcext:value-type="float">
            <text:p>0</text:p>
          </table:table-cell>
          <table:table-cell table:formula="of:=[.C719]-[.I7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0]-[.G720]" office:value-type="float" office:value="0" calcext:value-type="float">
            <text:p>0</text:p>
          </table:table-cell>
          <table:table-cell table:formula="of:=[.B720]-[.H720]" office:value-type="float" office:value="0" calcext:value-type="float">
            <text:p>0</text:p>
          </table:table-cell>
          <table:table-cell table:formula="of:=[.C720]-[.I7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1]-[.G721]" office:value-type="float" office:value="0" calcext:value-type="float">
            <text:p>0</text:p>
          </table:table-cell>
          <table:table-cell table:formula="of:=[.B721]-[.H721]" office:value-type="float" office:value="0" calcext:value-type="float">
            <text:p>0</text:p>
          </table:table-cell>
          <table:table-cell table:formula="of:=[.C721]-[.I7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2]-[.G722]" office:value-type="float" office:value="0" calcext:value-type="float">
            <text:p>0</text:p>
          </table:table-cell>
          <table:table-cell table:formula="of:=[.B722]-[.H722]" office:value-type="float" office:value="0" calcext:value-type="float">
            <text:p>0</text:p>
          </table:table-cell>
          <table:table-cell table:formula="of:=[.C722]-[.I7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3]-[.G723]" office:value-type="float" office:value="0" calcext:value-type="float">
            <text:p>0</text:p>
          </table:table-cell>
          <table:table-cell table:formula="of:=[.B723]-[.H723]" office:value-type="float" office:value="0" calcext:value-type="float">
            <text:p>0</text:p>
          </table:table-cell>
          <table:table-cell table:formula="of:=[.C723]-[.I7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4]-[.G724]" office:value-type="float" office:value="0" calcext:value-type="float">
            <text:p>0</text:p>
          </table:table-cell>
          <table:table-cell table:formula="of:=[.B724]-[.H724]" office:value-type="float" office:value="0" calcext:value-type="float">
            <text:p>0</text:p>
          </table:table-cell>
          <table:table-cell table:formula="of:=[.C724]-[.I7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5]-[.G725]" office:value-type="float" office:value="0" calcext:value-type="float">
            <text:p>0</text:p>
          </table:table-cell>
          <table:table-cell table:formula="of:=[.B725]-[.H725]" office:value-type="float" office:value="0" calcext:value-type="float">
            <text:p>0</text:p>
          </table:table-cell>
          <table:table-cell table:formula="of:=[.C725]-[.I7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6]-[.G726]" office:value-type="float" office:value="0" calcext:value-type="float">
            <text:p>0</text:p>
          </table:table-cell>
          <table:table-cell table:formula="of:=[.B726]-[.H726]" office:value-type="float" office:value="0" calcext:value-type="float">
            <text:p>0</text:p>
          </table:table-cell>
          <table:table-cell table:formula="of:=[.C726]-[.I7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7]-[.G727]" office:value-type="float" office:value="0" calcext:value-type="float">
            <text:p>0</text:p>
          </table:table-cell>
          <table:table-cell table:formula="of:=[.B727]-[.H727]" office:value-type="float" office:value="0" calcext:value-type="float">
            <text:p>0</text:p>
          </table:table-cell>
          <table:table-cell table:formula="of:=[.C727]-[.I7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8]-[.G728]" office:value-type="float" office:value="0" calcext:value-type="float">
            <text:p>0</text:p>
          </table:table-cell>
          <table:table-cell table:formula="of:=[.B728]-[.H728]" office:value-type="float" office:value="0" calcext:value-type="float">
            <text:p>0</text:p>
          </table:table-cell>
          <table:table-cell table:formula="of:=[.C728]-[.I7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29]-[.G729]" office:value-type="float" office:value="0" calcext:value-type="float">
            <text:p>0</text:p>
          </table:table-cell>
          <table:table-cell table:formula="of:=[.B729]-[.H729]" office:value-type="float" office:value="0" calcext:value-type="float">
            <text:p>0</text:p>
          </table:table-cell>
          <table:table-cell table:formula="of:=[.C729]-[.I7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0]-[.G730]" office:value-type="float" office:value="0" calcext:value-type="float">
            <text:p>0</text:p>
          </table:table-cell>
          <table:table-cell table:formula="of:=[.B730]-[.H730]" office:value-type="float" office:value="0" calcext:value-type="float">
            <text:p>0</text:p>
          </table:table-cell>
          <table:table-cell table:formula="of:=[.C730]-[.I7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1]-[.G731]" office:value-type="float" office:value="0" calcext:value-type="float">
            <text:p>0</text:p>
          </table:table-cell>
          <table:table-cell table:formula="of:=[.B731]-[.H731]" office:value-type="float" office:value="0" calcext:value-type="float">
            <text:p>0</text:p>
          </table:table-cell>
          <table:table-cell table:formula="of:=[.C731]-[.I7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2]-[.G732]" office:value-type="float" office:value="0" calcext:value-type="float">
            <text:p>0</text:p>
          </table:table-cell>
          <table:table-cell table:formula="of:=[.B732]-[.H732]" office:value-type="float" office:value="0" calcext:value-type="float">
            <text:p>0</text:p>
          </table:table-cell>
          <table:table-cell table:formula="of:=[.C732]-[.I7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3]-[.G733]" office:value-type="float" office:value="0" calcext:value-type="float">
            <text:p>0</text:p>
          </table:table-cell>
          <table:table-cell table:formula="of:=[.B733]-[.H733]" office:value-type="float" office:value="0" calcext:value-type="float">
            <text:p>0</text:p>
          </table:table-cell>
          <table:table-cell table:formula="of:=[.C733]-[.I7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4]-[.G734]" office:value-type="float" office:value="0" calcext:value-type="float">
            <text:p>0</text:p>
          </table:table-cell>
          <table:table-cell table:formula="of:=[.B734]-[.H734]" office:value-type="float" office:value="0" calcext:value-type="float">
            <text:p>0</text:p>
          </table:table-cell>
          <table:table-cell table:formula="of:=[.C734]-[.I7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5]-[.G735]" office:value-type="float" office:value="0" calcext:value-type="float">
            <text:p>0</text:p>
          </table:table-cell>
          <table:table-cell table:formula="of:=[.B735]-[.H735]" office:value-type="float" office:value="0" calcext:value-type="float">
            <text:p>0</text:p>
          </table:table-cell>
          <table:table-cell table:formula="of:=[.C735]-[.I7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6]-[.G736]" office:value-type="float" office:value="0" calcext:value-type="float">
            <text:p>0</text:p>
          </table:table-cell>
          <table:table-cell table:formula="of:=[.B736]-[.H736]" office:value-type="float" office:value="0" calcext:value-type="float">
            <text:p>0</text:p>
          </table:table-cell>
          <table:table-cell table:formula="of:=[.C736]-[.I7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7]-[.G737]" office:value-type="float" office:value="0" calcext:value-type="float">
            <text:p>0</text:p>
          </table:table-cell>
          <table:table-cell table:formula="of:=[.B737]-[.H737]" office:value-type="float" office:value="0" calcext:value-type="float">
            <text:p>0</text:p>
          </table:table-cell>
          <table:table-cell table:formula="of:=[.C737]-[.I7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8]-[.G738]" office:value-type="float" office:value="0" calcext:value-type="float">
            <text:p>0</text:p>
          </table:table-cell>
          <table:table-cell table:formula="of:=[.B738]-[.H738]" office:value-type="float" office:value="0" calcext:value-type="float">
            <text:p>0</text:p>
          </table:table-cell>
          <table:table-cell table:formula="of:=[.C738]-[.I7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39]-[.G739]" office:value-type="float" office:value="0" calcext:value-type="float">
            <text:p>0</text:p>
          </table:table-cell>
          <table:table-cell table:formula="of:=[.B739]-[.H739]" office:value-type="float" office:value="0" calcext:value-type="float">
            <text:p>0</text:p>
          </table:table-cell>
          <table:table-cell table:formula="of:=[.C739]-[.I7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0]-[.G740]" office:value-type="float" office:value="0" calcext:value-type="float">
            <text:p>0</text:p>
          </table:table-cell>
          <table:table-cell table:formula="of:=[.B740]-[.H740]" office:value-type="float" office:value="0" calcext:value-type="float">
            <text:p>0</text:p>
          </table:table-cell>
          <table:table-cell table:formula="of:=[.C740]-[.I7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1]-[.G741]" office:value-type="float" office:value="0" calcext:value-type="float">
            <text:p>0</text:p>
          </table:table-cell>
          <table:table-cell table:formula="of:=[.B741]-[.H741]" office:value-type="float" office:value="0" calcext:value-type="float">
            <text:p>0</text:p>
          </table:table-cell>
          <table:table-cell table:formula="of:=[.C741]-[.I7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2]-[.G742]" office:value-type="float" office:value="0" calcext:value-type="float">
            <text:p>0</text:p>
          </table:table-cell>
          <table:table-cell table:formula="of:=[.B742]-[.H742]" office:value-type="float" office:value="0" calcext:value-type="float">
            <text:p>0</text:p>
          </table:table-cell>
          <table:table-cell table:formula="of:=[.C742]-[.I7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3]-[.G743]" office:value-type="float" office:value="0" calcext:value-type="float">
            <text:p>0</text:p>
          </table:table-cell>
          <table:table-cell table:formula="of:=[.B743]-[.H743]" office:value-type="float" office:value="0" calcext:value-type="float">
            <text:p>0</text:p>
          </table:table-cell>
          <table:table-cell table:formula="of:=[.C743]-[.I7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4]-[.G744]" office:value-type="float" office:value="0" calcext:value-type="float">
            <text:p>0</text:p>
          </table:table-cell>
          <table:table-cell table:formula="of:=[.B744]-[.H744]" office:value-type="float" office:value="0" calcext:value-type="float">
            <text:p>0</text:p>
          </table:table-cell>
          <table:table-cell table:formula="of:=[.C744]-[.I7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5]-[.G745]" office:value-type="float" office:value="0" calcext:value-type="float">
            <text:p>0</text:p>
          </table:table-cell>
          <table:table-cell table:formula="of:=[.B745]-[.H745]" office:value-type="float" office:value="0" calcext:value-type="float">
            <text:p>0</text:p>
          </table:table-cell>
          <table:table-cell table:formula="of:=[.C745]-[.I7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6]-[.G746]" office:value-type="float" office:value="0" calcext:value-type="float">
            <text:p>0</text:p>
          </table:table-cell>
          <table:table-cell table:formula="of:=[.B746]-[.H746]" office:value-type="float" office:value="0" calcext:value-type="float">
            <text:p>0</text:p>
          </table:table-cell>
          <table:table-cell table:formula="of:=[.C746]-[.I7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7]-[.G747]" office:value-type="float" office:value="0" calcext:value-type="float">
            <text:p>0</text:p>
          </table:table-cell>
          <table:table-cell table:formula="of:=[.B747]-[.H747]" office:value-type="float" office:value="0" calcext:value-type="float">
            <text:p>0</text:p>
          </table:table-cell>
          <table:table-cell table:formula="of:=[.C747]-[.I7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8]-[.G748]" office:value-type="float" office:value="0" calcext:value-type="float">
            <text:p>0</text:p>
          </table:table-cell>
          <table:table-cell table:formula="of:=[.B748]-[.H748]" office:value-type="float" office:value="0" calcext:value-type="float">
            <text:p>0</text:p>
          </table:table-cell>
          <table:table-cell table:formula="of:=[.C748]-[.I7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49]-[.G749]" office:value-type="float" office:value="0" calcext:value-type="float">
            <text:p>0</text:p>
          </table:table-cell>
          <table:table-cell table:formula="of:=[.B749]-[.H749]" office:value-type="float" office:value="0" calcext:value-type="float">
            <text:p>0</text:p>
          </table:table-cell>
          <table:table-cell table:formula="of:=[.C749]-[.I7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0]-[.G750]" office:value-type="float" office:value="0" calcext:value-type="float">
            <text:p>0</text:p>
          </table:table-cell>
          <table:table-cell table:formula="of:=[.B750]-[.H750]" office:value-type="float" office:value="0" calcext:value-type="float">
            <text:p>0</text:p>
          </table:table-cell>
          <table:table-cell table:formula="of:=[.C750]-[.I7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1]-[.G751]" office:value-type="float" office:value="0" calcext:value-type="float">
            <text:p>0</text:p>
          </table:table-cell>
          <table:table-cell table:formula="of:=[.B751]-[.H751]" office:value-type="float" office:value="0" calcext:value-type="float">
            <text:p>0</text:p>
          </table:table-cell>
          <table:table-cell table:formula="of:=[.C751]-[.I7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2]-[.G752]" office:value-type="float" office:value="0" calcext:value-type="float">
            <text:p>0</text:p>
          </table:table-cell>
          <table:table-cell table:formula="of:=[.B752]-[.H752]" office:value-type="float" office:value="0" calcext:value-type="float">
            <text:p>0</text:p>
          </table:table-cell>
          <table:table-cell table:formula="of:=[.C752]-[.I7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3]-[.G753]" office:value-type="float" office:value="0" calcext:value-type="float">
            <text:p>0</text:p>
          </table:table-cell>
          <table:table-cell table:formula="of:=[.B753]-[.H753]" office:value-type="float" office:value="0" calcext:value-type="float">
            <text:p>0</text:p>
          </table:table-cell>
          <table:table-cell table:formula="of:=[.C753]-[.I7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4]-[.G754]" office:value-type="float" office:value="0" calcext:value-type="float">
            <text:p>0</text:p>
          </table:table-cell>
          <table:table-cell table:formula="of:=[.B754]-[.H754]" office:value-type="float" office:value="0" calcext:value-type="float">
            <text:p>0</text:p>
          </table:table-cell>
          <table:table-cell table:formula="of:=[.C754]-[.I7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5]-[.G755]" office:value-type="float" office:value="0" calcext:value-type="float">
            <text:p>0</text:p>
          </table:table-cell>
          <table:table-cell table:formula="of:=[.B755]-[.H755]" office:value-type="float" office:value="0" calcext:value-type="float">
            <text:p>0</text:p>
          </table:table-cell>
          <table:table-cell table:formula="of:=[.C755]-[.I7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6]-[.G756]" office:value-type="float" office:value="0" calcext:value-type="float">
            <text:p>0</text:p>
          </table:table-cell>
          <table:table-cell table:formula="of:=[.B756]-[.H756]" office:value-type="float" office:value="0" calcext:value-type="float">
            <text:p>0</text:p>
          </table:table-cell>
          <table:table-cell table:formula="of:=[.C756]-[.I7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7]-[.G757]" office:value-type="float" office:value="0" calcext:value-type="float">
            <text:p>0</text:p>
          </table:table-cell>
          <table:table-cell table:formula="of:=[.B757]-[.H757]" office:value-type="float" office:value="0" calcext:value-type="float">
            <text:p>0</text:p>
          </table:table-cell>
          <table:table-cell table:formula="of:=[.C757]-[.I7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8]-[.G758]" office:value-type="float" office:value="0" calcext:value-type="float">
            <text:p>0</text:p>
          </table:table-cell>
          <table:table-cell table:formula="of:=[.B758]-[.H758]" office:value-type="float" office:value="0" calcext:value-type="float">
            <text:p>0</text:p>
          </table:table-cell>
          <table:table-cell table:formula="of:=[.C758]-[.I7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59]-[.G759]" office:value-type="float" office:value="0" calcext:value-type="float">
            <text:p>0</text:p>
          </table:table-cell>
          <table:table-cell table:formula="of:=[.B759]-[.H759]" office:value-type="float" office:value="0" calcext:value-type="float">
            <text:p>0</text:p>
          </table:table-cell>
          <table:table-cell table:formula="of:=[.C759]-[.I7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0]-[.G760]" office:value-type="float" office:value="0" calcext:value-type="float">
            <text:p>0</text:p>
          </table:table-cell>
          <table:table-cell table:formula="of:=[.B760]-[.H760]" office:value-type="float" office:value="0" calcext:value-type="float">
            <text:p>0</text:p>
          </table:table-cell>
          <table:table-cell table:formula="of:=[.C760]-[.I7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1]-[.G761]" office:value-type="float" office:value="0" calcext:value-type="float">
            <text:p>0</text:p>
          </table:table-cell>
          <table:table-cell table:formula="of:=[.B761]-[.H761]" office:value-type="float" office:value="0" calcext:value-type="float">
            <text:p>0</text:p>
          </table:table-cell>
          <table:table-cell table:formula="of:=[.C761]-[.I7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2]-[.G762]" office:value-type="float" office:value="0" calcext:value-type="float">
            <text:p>0</text:p>
          </table:table-cell>
          <table:table-cell table:formula="of:=[.B762]-[.H762]" office:value-type="float" office:value="0" calcext:value-type="float">
            <text:p>0</text:p>
          </table:table-cell>
          <table:table-cell table:formula="of:=[.C762]-[.I7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3]-[.G763]" office:value-type="float" office:value="0" calcext:value-type="float">
            <text:p>0</text:p>
          </table:table-cell>
          <table:table-cell table:formula="of:=[.B763]-[.H763]" office:value-type="float" office:value="0" calcext:value-type="float">
            <text:p>0</text:p>
          </table:table-cell>
          <table:table-cell table:formula="of:=[.C763]-[.I7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4]-[.G764]" office:value-type="float" office:value="0" calcext:value-type="float">
            <text:p>0</text:p>
          </table:table-cell>
          <table:table-cell table:formula="of:=[.B764]-[.H764]" office:value-type="float" office:value="0" calcext:value-type="float">
            <text:p>0</text:p>
          </table:table-cell>
          <table:table-cell table:formula="of:=[.C764]-[.I7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5]-[.G765]" office:value-type="float" office:value="0" calcext:value-type="float">
            <text:p>0</text:p>
          </table:table-cell>
          <table:table-cell table:formula="of:=[.B765]-[.H765]" office:value-type="float" office:value="0" calcext:value-type="float">
            <text:p>0</text:p>
          </table:table-cell>
          <table:table-cell table:formula="of:=[.C765]-[.I7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6]-[.G766]" office:value-type="float" office:value="0" calcext:value-type="float">
            <text:p>0</text:p>
          </table:table-cell>
          <table:table-cell table:formula="of:=[.B766]-[.H766]" office:value-type="float" office:value="0" calcext:value-type="float">
            <text:p>0</text:p>
          </table:table-cell>
          <table:table-cell table:formula="of:=[.C766]-[.I7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7]-[.G767]" office:value-type="float" office:value="0" calcext:value-type="float">
            <text:p>0</text:p>
          </table:table-cell>
          <table:table-cell table:formula="of:=[.B767]-[.H767]" office:value-type="float" office:value="0" calcext:value-type="float">
            <text:p>0</text:p>
          </table:table-cell>
          <table:table-cell table:formula="of:=[.C767]-[.I7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8]-[.G768]" office:value-type="float" office:value="0" calcext:value-type="float">
            <text:p>0</text:p>
          </table:table-cell>
          <table:table-cell table:formula="of:=[.B768]-[.H768]" office:value-type="float" office:value="0" calcext:value-type="float">
            <text:p>0</text:p>
          </table:table-cell>
          <table:table-cell table:formula="of:=[.C768]-[.I7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69]-[.G769]" office:value-type="float" office:value="0" calcext:value-type="float">
            <text:p>0</text:p>
          </table:table-cell>
          <table:table-cell table:formula="of:=[.B769]-[.H769]" office:value-type="float" office:value="0" calcext:value-type="float">
            <text:p>0</text:p>
          </table:table-cell>
          <table:table-cell table:formula="of:=[.C769]-[.I7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0]-[.G770]" office:value-type="float" office:value="0" calcext:value-type="float">
            <text:p>0</text:p>
          </table:table-cell>
          <table:table-cell table:formula="of:=[.B770]-[.H770]" office:value-type="float" office:value="0" calcext:value-type="float">
            <text:p>0</text:p>
          </table:table-cell>
          <table:table-cell table:formula="of:=[.C770]-[.I7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1]-[.G771]" office:value-type="float" office:value="0" calcext:value-type="float">
            <text:p>0</text:p>
          </table:table-cell>
          <table:table-cell table:formula="of:=[.B771]-[.H771]" office:value-type="float" office:value="0" calcext:value-type="float">
            <text:p>0</text:p>
          </table:table-cell>
          <table:table-cell table:formula="of:=[.C771]-[.I7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2]-[.G772]" office:value-type="float" office:value="0" calcext:value-type="float">
            <text:p>0</text:p>
          </table:table-cell>
          <table:table-cell table:formula="of:=[.B772]-[.H772]" office:value-type="float" office:value="0" calcext:value-type="float">
            <text:p>0</text:p>
          </table:table-cell>
          <table:table-cell table:formula="of:=[.C772]-[.I7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3]-[.G773]" office:value-type="float" office:value="0" calcext:value-type="float">
            <text:p>0</text:p>
          </table:table-cell>
          <table:table-cell table:formula="of:=[.B773]-[.H773]" office:value-type="float" office:value="0" calcext:value-type="float">
            <text:p>0</text:p>
          </table:table-cell>
          <table:table-cell table:formula="of:=[.C773]-[.I7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4]-[.G774]" office:value-type="float" office:value="0" calcext:value-type="float">
            <text:p>0</text:p>
          </table:table-cell>
          <table:table-cell table:formula="of:=[.B774]-[.H774]" office:value-type="float" office:value="0" calcext:value-type="float">
            <text:p>0</text:p>
          </table:table-cell>
          <table:table-cell table:formula="of:=[.C774]-[.I7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5]-[.G775]" office:value-type="float" office:value="0" calcext:value-type="float">
            <text:p>0</text:p>
          </table:table-cell>
          <table:table-cell table:formula="of:=[.B775]-[.H775]" office:value-type="float" office:value="0" calcext:value-type="float">
            <text:p>0</text:p>
          </table:table-cell>
          <table:table-cell table:formula="of:=[.C775]-[.I7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6]-[.G776]" office:value-type="float" office:value="0" calcext:value-type="float">
            <text:p>0</text:p>
          </table:table-cell>
          <table:table-cell table:formula="of:=[.B776]-[.H776]" office:value-type="float" office:value="0" calcext:value-type="float">
            <text:p>0</text:p>
          </table:table-cell>
          <table:table-cell table:formula="of:=[.C776]-[.I7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7]-[.G777]" office:value-type="float" office:value="0" calcext:value-type="float">
            <text:p>0</text:p>
          </table:table-cell>
          <table:table-cell table:formula="of:=[.B777]-[.H777]" office:value-type="float" office:value="0" calcext:value-type="float">
            <text:p>0</text:p>
          </table:table-cell>
          <table:table-cell table:formula="of:=[.C777]-[.I7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8]-[.G778]" office:value-type="float" office:value="0" calcext:value-type="float">
            <text:p>0</text:p>
          </table:table-cell>
          <table:table-cell table:formula="of:=[.B778]-[.H778]" office:value-type="float" office:value="0" calcext:value-type="float">
            <text:p>0</text:p>
          </table:table-cell>
          <table:table-cell table:formula="of:=[.C778]-[.I7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79]-[.G779]" office:value-type="float" office:value="0" calcext:value-type="float">
            <text:p>0</text:p>
          </table:table-cell>
          <table:table-cell table:formula="of:=[.B779]-[.H779]" office:value-type="float" office:value="0" calcext:value-type="float">
            <text:p>0</text:p>
          </table:table-cell>
          <table:table-cell table:formula="of:=[.C779]-[.I7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0]-[.G780]" office:value-type="float" office:value="0" calcext:value-type="float">
            <text:p>0</text:p>
          </table:table-cell>
          <table:table-cell table:formula="of:=[.B780]-[.H780]" office:value-type="float" office:value="0" calcext:value-type="float">
            <text:p>0</text:p>
          </table:table-cell>
          <table:table-cell table:formula="of:=[.C780]-[.I7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1]-[.G781]" office:value-type="float" office:value="0" calcext:value-type="float">
            <text:p>0</text:p>
          </table:table-cell>
          <table:table-cell table:formula="of:=[.B781]-[.H781]" office:value-type="float" office:value="0" calcext:value-type="float">
            <text:p>0</text:p>
          </table:table-cell>
          <table:table-cell table:formula="of:=[.C781]-[.I7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2]-[.G782]" office:value-type="float" office:value="0" calcext:value-type="float">
            <text:p>0</text:p>
          </table:table-cell>
          <table:table-cell table:formula="of:=[.B782]-[.H782]" office:value-type="float" office:value="0" calcext:value-type="float">
            <text:p>0</text:p>
          </table:table-cell>
          <table:table-cell table:formula="of:=[.C782]-[.I7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3]-[.G783]" office:value-type="float" office:value="0" calcext:value-type="float">
            <text:p>0</text:p>
          </table:table-cell>
          <table:table-cell table:formula="of:=[.B783]-[.H783]" office:value-type="float" office:value="0" calcext:value-type="float">
            <text:p>0</text:p>
          </table:table-cell>
          <table:table-cell table:formula="of:=[.C783]-[.I7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4]-[.G784]" office:value-type="float" office:value="0" calcext:value-type="float">
            <text:p>0</text:p>
          </table:table-cell>
          <table:table-cell table:formula="of:=[.B784]-[.H784]" office:value-type="float" office:value="0" calcext:value-type="float">
            <text:p>0</text:p>
          </table:table-cell>
          <table:table-cell table:formula="of:=[.C784]-[.I7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5]-[.G785]" office:value-type="float" office:value="0" calcext:value-type="float">
            <text:p>0</text:p>
          </table:table-cell>
          <table:table-cell table:formula="of:=[.B785]-[.H785]" office:value-type="float" office:value="0" calcext:value-type="float">
            <text:p>0</text:p>
          </table:table-cell>
          <table:table-cell table:formula="of:=[.C785]-[.I7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6]-[.G786]" office:value-type="float" office:value="0" calcext:value-type="float">
            <text:p>0</text:p>
          </table:table-cell>
          <table:table-cell table:formula="of:=[.B786]-[.H786]" office:value-type="float" office:value="0" calcext:value-type="float">
            <text:p>0</text:p>
          </table:table-cell>
          <table:table-cell table:formula="of:=[.C786]-[.I7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7]-[.G787]" office:value-type="float" office:value="0" calcext:value-type="float">
            <text:p>0</text:p>
          </table:table-cell>
          <table:table-cell table:formula="of:=[.B787]-[.H787]" office:value-type="float" office:value="0" calcext:value-type="float">
            <text:p>0</text:p>
          </table:table-cell>
          <table:table-cell table:formula="of:=[.C787]-[.I7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8]-[.G788]" office:value-type="float" office:value="0" calcext:value-type="float">
            <text:p>0</text:p>
          </table:table-cell>
          <table:table-cell table:formula="of:=[.B788]-[.H788]" office:value-type="float" office:value="0" calcext:value-type="float">
            <text:p>0</text:p>
          </table:table-cell>
          <table:table-cell table:formula="of:=[.C788]-[.I7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89]-[.G789]" office:value-type="float" office:value="0" calcext:value-type="float">
            <text:p>0</text:p>
          </table:table-cell>
          <table:table-cell table:formula="of:=[.B789]-[.H789]" office:value-type="float" office:value="0" calcext:value-type="float">
            <text:p>0</text:p>
          </table:table-cell>
          <table:table-cell table:formula="of:=[.C789]-[.I7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0]-[.G790]" office:value-type="float" office:value="0" calcext:value-type="float">
            <text:p>0</text:p>
          </table:table-cell>
          <table:table-cell table:formula="of:=[.B790]-[.H790]" office:value-type="float" office:value="0" calcext:value-type="float">
            <text:p>0</text:p>
          </table:table-cell>
          <table:table-cell table:formula="of:=[.C790]-[.I7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1]-[.G791]" office:value-type="float" office:value="0" calcext:value-type="float">
            <text:p>0</text:p>
          </table:table-cell>
          <table:table-cell table:formula="of:=[.B791]-[.H791]" office:value-type="float" office:value="0" calcext:value-type="float">
            <text:p>0</text:p>
          </table:table-cell>
          <table:table-cell table:formula="of:=[.C791]-[.I7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2]-[.G792]" office:value-type="float" office:value="0" calcext:value-type="float">
            <text:p>0</text:p>
          </table:table-cell>
          <table:table-cell table:formula="of:=[.B792]-[.H792]" office:value-type="float" office:value="0" calcext:value-type="float">
            <text:p>0</text:p>
          </table:table-cell>
          <table:table-cell table:formula="of:=[.C792]-[.I7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3]-[.G793]" office:value-type="float" office:value="0" calcext:value-type="float">
            <text:p>0</text:p>
          </table:table-cell>
          <table:table-cell table:formula="of:=[.B793]-[.H793]" office:value-type="float" office:value="0" calcext:value-type="float">
            <text:p>0</text:p>
          </table:table-cell>
          <table:table-cell table:formula="of:=[.C793]-[.I7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4]-[.G794]" office:value-type="float" office:value="0" calcext:value-type="float">
            <text:p>0</text:p>
          </table:table-cell>
          <table:table-cell table:formula="of:=[.B794]-[.H794]" office:value-type="float" office:value="0" calcext:value-type="float">
            <text:p>0</text:p>
          </table:table-cell>
          <table:table-cell table:formula="of:=[.C794]-[.I7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5]-[.G795]" office:value-type="float" office:value="0" calcext:value-type="float">
            <text:p>0</text:p>
          </table:table-cell>
          <table:table-cell table:formula="of:=[.B795]-[.H795]" office:value-type="float" office:value="0" calcext:value-type="float">
            <text:p>0</text:p>
          </table:table-cell>
          <table:table-cell table:formula="of:=[.C795]-[.I7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6]-[.G796]" office:value-type="float" office:value="0" calcext:value-type="float">
            <text:p>0</text:p>
          </table:table-cell>
          <table:table-cell table:formula="of:=[.B796]-[.H796]" office:value-type="float" office:value="0" calcext:value-type="float">
            <text:p>0</text:p>
          </table:table-cell>
          <table:table-cell table:formula="of:=[.C796]-[.I7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7]-[.G797]" office:value-type="float" office:value="0" calcext:value-type="float">
            <text:p>0</text:p>
          </table:table-cell>
          <table:table-cell table:formula="of:=[.B797]-[.H797]" office:value-type="float" office:value="0" calcext:value-type="float">
            <text:p>0</text:p>
          </table:table-cell>
          <table:table-cell table:formula="of:=[.C797]-[.I7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8]-[.G798]" office:value-type="float" office:value="0" calcext:value-type="float">
            <text:p>0</text:p>
          </table:table-cell>
          <table:table-cell table:formula="of:=[.B798]-[.H798]" office:value-type="float" office:value="0" calcext:value-type="float">
            <text:p>0</text:p>
          </table:table-cell>
          <table:table-cell table:formula="of:=[.C798]-[.I7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799]-[.G799]" office:value-type="float" office:value="0" calcext:value-type="float">
            <text:p>0</text:p>
          </table:table-cell>
          <table:table-cell table:formula="of:=[.B799]-[.H799]" office:value-type="float" office:value="0" calcext:value-type="float">
            <text:p>0</text:p>
          </table:table-cell>
          <table:table-cell table:formula="of:=[.C799]-[.I7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0]-[.G800]" office:value-type="float" office:value="0" calcext:value-type="float">
            <text:p>0</text:p>
          </table:table-cell>
          <table:table-cell table:formula="of:=[.B800]-[.H800]" office:value-type="float" office:value="0" calcext:value-type="float">
            <text:p>0</text:p>
          </table:table-cell>
          <table:table-cell table:formula="of:=[.C800]-[.I8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1]-[.G801]" office:value-type="float" office:value="0" calcext:value-type="float">
            <text:p>0</text:p>
          </table:table-cell>
          <table:table-cell table:formula="of:=[.B801]-[.H801]" office:value-type="float" office:value="0" calcext:value-type="float">
            <text:p>0</text:p>
          </table:table-cell>
          <table:table-cell table:formula="of:=[.C801]-[.I8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2]-[.G802]" office:value-type="float" office:value="0" calcext:value-type="float">
            <text:p>0</text:p>
          </table:table-cell>
          <table:table-cell table:formula="of:=[.B802]-[.H802]" office:value-type="float" office:value="0" calcext:value-type="float">
            <text:p>0</text:p>
          </table:table-cell>
          <table:table-cell table:formula="of:=[.C802]-[.I8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3]-[.G803]" office:value-type="float" office:value="0" calcext:value-type="float">
            <text:p>0</text:p>
          </table:table-cell>
          <table:table-cell table:formula="of:=[.B803]-[.H803]" office:value-type="float" office:value="0" calcext:value-type="float">
            <text:p>0</text:p>
          </table:table-cell>
          <table:table-cell table:formula="of:=[.C803]-[.I8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4]-[.G804]" office:value-type="float" office:value="0" calcext:value-type="float">
            <text:p>0</text:p>
          </table:table-cell>
          <table:table-cell table:formula="of:=[.B804]-[.H804]" office:value-type="float" office:value="0" calcext:value-type="float">
            <text:p>0</text:p>
          </table:table-cell>
          <table:table-cell table:formula="of:=[.C804]-[.I8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5]-[.G805]" office:value-type="float" office:value="0" calcext:value-type="float">
            <text:p>0</text:p>
          </table:table-cell>
          <table:table-cell table:formula="of:=[.B805]-[.H805]" office:value-type="float" office:value="0" calcext:value-type="float">
            <text:p>0</text:p>
          </table:table-cell>
          <table:table-cell table:formula="of:=[.C805]-[.I8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6]-[.G806]" office:value-type="float" office:value="0" calcext:value-type="float">
            <text:p>0</text:p>
          </table:table-cell>
          <table:table-cell table:formula="of:=[.B806]-[.H806]" office:value-type="float" office:value="0" calcext:value-type="float">
            <text:p>0</text:p>
          </table:table-cell>
          <table:table-cell table:formula="of:=[.C806]-[.I8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7]-[.G807]" office:value-type="float" office:value="0" calcext:value-type="float">
            <text:p>0</text:p>
          </table:table-cell>
          <table:table-cell table:formula="of:=[.B807]-[.H807]" office:value-type="float" office:value="0" calcext:value-type="float">
            <text:p>0</text:p>
          </table:table-cell>
          <table:table-cell table:formula="of:=[.C807]-[.I8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8]-[.G808]" office:value-type="float" office:value="0" calcext:value-type="float">
            <text:p>0</text:p>
          </table:table-cell>
          <table:table-cell table:formula="of:=[.B808]-[.H808]" office:value-type="float" office:value="0" calcext:value-type="float">
            <text:p>0</text:p>
          </table:table-cell>
          <table:table-cell table:formula="of:=[.C808]-[.I8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09]-[.G809]" office:value-type="float" office:value="0" calcext:value-type="float">
            <text:p>0</text:p>
          </table:table-cell>
          <table:table-cell table:formula="of:=[.B809]-[.H809]" office:value-type="float" office:value="0" calcext:value-type="float">
            <text:p>0</text:p>
          </table:table-cell>
          <table:table-cell table:formula="of:=[.C809]-[.I8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0]-[.G810]" office:value-type="float" office:value="0" calcext:value-type="float">
            <text:p>0</text:p>
          </table:table-cell>
          <table:table-cell table:formula="of:=[.B810]-[.H810]" office:value-type="float" office:value="0" calcext:value-type="float">
            <text:p>0</text:p>
          </table:table-cell>
          <table:table-cell table:formula="of:=[.C810]-[.I8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1]-[.G811]" office:value-type="float" office:value="0" calcext:value-type="float">
            <text:p>0</text:p>
          </table:table-cell>
          <table:table-cell table:formula="of:=[.B811]-[.H811]" office:value-type="float" office:value="0" calcext:value-type="float">
            <text:p>0</text:p>
          </table:table-cell>
          <table:table-cell table:formula="of:=[.C811]-[.I8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2]-[.G812]" office:value-type="float" office:value="0" calcext:value-type="float">
            <text:p>0</text:p>
          </table:table-cell>
          <table:table-cell table:formula="of:=[.B812]-[.H812]" office:value-type="float" office:value="0" calcext:value-type="float">
            <text:p>0</text:p>
          </table:table-cell>
          <table:table-cell table:formula="of:=[.C812]-[.I8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3]-[.G813]" office:value-type="float" office:value="0" calcext:value-type="float">
            <text:p>0</text:p>
          </table:table-cell>
          <table:table-cell table:formula="of:=[.B813]-[.H813]" office:value-type="float" office:value="0" calcext:value-type="float">
            <text:p>0</text:p>
          </table:table-cell>
          <table:table-cell table:formula="of:=[.C813]-[.I8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4]-[.G814]" office:value-type="float" office:value="0" calcext:value-type="float">
            <text:p>0</text:p>
          </table:table-cell>
          <table:table-cell table:formula="of:=[.B814]-[.H814]" office:value-type="float" office:value="0" calcext:value-type="float">
            <text:p>0</text:p>
          </table:table-cell>
          <table:table-cell table:formula="of:=[.C814]-[.I8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5]-[.G815]" office:value-type="float" office:value="0" calcext:value-type="float">
            <text:p>0</text:p>
          </table:table-cell>
          <table:table-cell table:formula="of:=[.B815]-[.H815]" office:value-type="float" office:value="0" calcext:value-type="float">
            <text:p>0</text:p>
          </table:table-cell>
          <table:table-cell table:formula="of:=[.C815]-[.I8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6]-[.G816]" office:value-type="float" office:value="0" calcext:value-type="float">
            <text:p>0</text:p>
          </table:table-cell>
          <table:table-cell table:formula="of:=[.B816]-[.H816]" office:value-type="float" office:value="0" calcext:value-type="float">
            <text:p>0</text:p>
          </table:table-cell>
          <table:table-cell table:formula="of:=[.C816]-[.I8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7]-[.G817]" office:value-type="float" office:value="0" calcext:value-type="float">
            <text:p>0</text:p>
          </table:table-cell>
          <table:table-cell table:formula="of:=[.B817]-[.H817]" office:value-type="float" office:value="0" calcext:value-type="float">
            <text:p>0</text:p>
          </table:table-cell>
          <table:table-cell table:formula="of:=[.C817]-[.I8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8]-[.G818]" office:value-type="float" office:value="0" calcext:value-type="float">
            <text:p>0</text:p>
          </table:table-cell>
          <table:table-cell table:formula="of:=[.B818]-[.H818]" office:value-type="float" office:value="0" calcext:value-type="float">
            <text:p>0</text:p>
          </table:table-cell>
          <table:table-cell table:formula="of:=[.C818]-[.I8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19]-[.G819]" office:value-type="float" office:value="0" calcext:value-type="float">
            <text:p>0</text:p>
          </table:table-cell>
          <table:table-cell table:formula="of:=[.B819]-[.H819]" office:value-type="float" office:value="0" calcext:value-type="float">
            <text:p>0</text:p>
          </table:table-cell>
          <table:table-cell table:formula="of:=[.C819]-[.I8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0]-[.G820]" office:value-type="float" office:value="0" calcext:value-type="float">
            <text:p>0</text:p>
          </table:table-cell>
          <table:table-cell table:formula="of:=[.B820]-[.H820]" office:value-type="float" office:value="0" calcext:value-type="float">
            <text:p>0</text:p>
          </table:table-cell>
          <table:table-cell table:formula="of:=[.C820]-[.I8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1]-[.G821]" office:value-type="float" office:value="0" calcext:value-type="float">
            <text:p>0</text:p>
          </table:table-cell>
          <table:table-cell table:formula="of:=[.B821]-[.H821]" office:value-type="float" office:value="0" calcext:value-type="float">
            <text:p>0</text:p>
          </table:table-cell>
          <table:table-cell table:formula="of:=[.C821]-[.I8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2]-[.G822]" office:value-type="float" office:value="0" calcext:value-type="float">
            <text:p>0</text:p>
          </table:table-cell>
          <table:table-cell table:formula="of:=[.B822]-[.H822]" office:value-type="float" office:value="0" calcext:value-type="float">
            <text:p>0</text:p>
          </table:table-cell>
          <table:table-cell table:formula="of:=[.C822]-[.I8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3]-[.G823]" office:value-type="float" office:value="0" calcext:value-type="float">
            <text:p>0</text:p>
          </table:table-cell>
          <table:table-cell table:formula="of:=[.B823]-[.H823]" office:value-type="float" office:value="0" calcext:value-type="float">
            <text:p>0</text:p>
          </table:table-cell>
          <table:table-cell table:formula="of:=[.C823]-[.I8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4]-[.G824]" office:value-type="float" office:value="0" calcext:value-type="float">
            <text:p>0</text:p>
          </table:table-cell>
          <table:table-cell table:formula="of:=[.B824]-[.H824]" office:value-type="float" office:value="0" calcext:value-type="float">
            <text:p>0</text:p>
          </table:table-cell>
          <table:table-cell table:formula="of:=[.C824]-[.I8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5]-[.G825]" office:value-type="float" office:value="0" calcext:value-type="float">
            <text:p>0</text:p>
          </table:table-cell>
          <table:table-cell table:formula="of:=[.B825]-[.H825]" office:value-type="float" office:value="0" calcext:value-type="float">
            <text:p>0</text:p>
          </table:table-cell>
          <table:table-cell table:formula="of:=[.C825]-[.I8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6]-[.G826]" office:value-type="float" office:value="0" calcext:value-type="float">
            <text:p>0</text:p>
          </table:table-cell>
          <table:table-cell table:formula="of:=[.B826]-[.H826]" office:value-type="float" office:value="0" calcext:value-type="float">
            <text:p>0</text:p>
          </table:table-cell>
          <table:table-cell table:formula="of:=[.C826]-[.I8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7]-[.G827]" office:value-type="float" office:value="0" calcext:value-type="float">
            <text:p>0</text:p>
          </table:table-cell>
          <table:table-cell table:formula="of:=[.B827]-[.H827]" office:value-type="float" office:value="0" calcext:value-type="float">
            <text:p>0</text:p>
          </table:table-cell>
          <table:table-cell table:formula="of:=[.C827]-[.I8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8]-[.G828]" office:value-type="float" office:value="0" calcext:value-type="float">
            <text:p>0</text:p>
          </table:table-cell>
          <table:table-cell table:formula="of:=[.B828]-[.H828]" office:value-type="float" office:value="0" calcext:value-type="float">
            <text:p>0</text:p>
          </table:table-cell>
          <table:table-cell table:formula="of:=[.C828]-[.I8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29]-[.G829]" office:value-type="float" office:value="0" calcext:value-type="float">
            <text:p>0</text:p>
          </table:table-cell>
          <table:table-cell table:formula="of:=[.B829]-[.H829]" office:value-type="float" office:value="0" calcext:value-type="float">
            <text:p>0</text:p>
          </table:table-cell>
          <table:table-cell table:formula="of:=[.C829]-[.I8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0]-[.G830]" office:value-type="float" office:value="0" calcext:value-type="float">
            <text:p>0</text:p>
          </table:table-cell>
          <table:table-cell table:formula="of:=[.B830]-[.H830]" office:value-type="float" office:value="0" calcext:value-type="float">
            <text:p>0</text:p>
          </table:table-cell>
          <table:table-cell table:formula="of:=[.C830]-[.I8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1]-[.G831]" office:value-type="float" office:value="0" calcext:value-type="float">
            <text:p>0</text:p>
          </table:table-cell>
          <table:table-cell table:formula="of:=[.B831]-[.H831]" office:value-type="float" office:value="0" calcext:value-type="float">
            <text:p>0</text:p>
          </table:table-cell>
          <table:table-cell table:formula="of:=[.C831]-[.I8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2]-[.G832]" office:value-type="float" office:value="0" calcext:value-type="float">
            <text:p>0</text:p>
          </table:table-cell>
          <table:table-cell table:formula="of:=[.B832]-[.H832]" office:value-type="float" office:value="0" calcext:value-type="float">
            <text:p>0</text:p>
          </table:table-cell>
          <table:table-cell table:formula="of:=[.C832]-[.I8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3]-[.G833]" office:value-type="float" office:value="0" calcext:value-type="float">
            <text:p>0</text:p>
          </table:table-cell>
          <table:table-cell table:formula="of:=[.B833]-[.H833]" office:value-type="float" office:value="0" calcext:value-type="float">
            <text:p>0</text:p>
          </table:table-cell>
          <table:table-cell table:formula="of:=[.C833]-[.I8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4]-[.G834]" office:value-type="float" office:value="0" calcext:value-type="float">
            <text:p>0</text:p>
          </table:table-cell>
          <table:table-cell table:formula="of:=[.B834]-[.H834]" office:value-type="float" office:value="0" calcext:value-type="float">
            <text:p>0</text:p>
          </table:table-cell>
          <table:table-cell table:formula="of:=[.C834]-[.I8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5]-[.G835]" office:value-type="float" office:value="0" calcext:value-type="float">
            <text:p>0</text:p>
          </table:table-cell>
          <table:table-cell table:formula="of:=[.B835]-[.H835]" office:value-type="float" office:value="0" calcext:value-type="float">
            <text:p>0</text:p>
          </table:table-cell>
          <table:table-cell table:formula="of:=[.C835]-[.I8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6]-[.G836]" office:value-type="float" office:value="0" calcext:value-type="float">
            <text:p>0</text:p>
          </table:table-cell>
          <table:table-cell table:formula="of:=[.B836]-[.H836]" office:value-type="float" office:value="0" calcext:value-type="float">
            <text:p>0</text:p>
          </table:table-cell>
          <table:table-cell table:formula="of:=[.C836]-[.I8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7]-[.G837]" office:value-type="float" office:value="0" calcext:value-type="float">
            <text:p>0</text:p>
          </table:table-cell>
          <table:table-cell table:formula="of:=[.B837]-[.H837]" office:value-type="float" office:value="0" calcext:value-type="float">
            <text:p>0</text:p>
          </table:table-cell>
          <table:table-cell table:formula="of:=[.C837]-[.I8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8]-[.G838]" office:value-type="float" office:value="0" calcext:value-type="float">
            <text:p>0</text:p>
          </table:table-cell>
          <table:table-cell table:formula="of:=[.B838]-[.H838]" office:value-type="float" office:value="0" calcext:value-type="float">
            <text:p>0</text:p>
          </table:table-cell>
          <table:table-cell table:formula="of:=[.C838]-[.I8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39]-[.G839]" office:value-type="float" office:value="0" calcext:value-type="float">
            <text:p>0</text:p>
          </table:table-cell>
          <table:table-cell table:formula="of:=[.B839]-[.H839]" office:value-type="float" office:value="0" calcext:value-type="float">
            <text:p>0</text:p>
          </table:table-cell>
          <table:table-cell table:formula="of:=[.C839]-[.I8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0]-[.G840]" office:value-type="float" office:value="0" calcext:value-type="float">
            <text:p>0</text:p>
          </table:table-cell>
          <table:table-cell table:formula="of:=[.B840]-[.H840]" office:value-type="float" office:value="0" calcext:value-type="float">
            <text:p>0</text:p>
          </table:table-cell>
          <table:table-cell table:formula="of:=[.C840]-[.I8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1]-[.G841]" office:value-type="float" office:value="0" calcext:value-type="float">
            <text:p>0</text:p>
          </table:table-cell>
          <table:table-cell table:formula="of:=[.B841]-[.H841]" office:value-type="float" office:value="0" calcext:value-type="float">
            <text:p>0</text:p>
          </table:table-cell>
          <table:table-cell table:formula="of:=[.C841]-[.I8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2]-[.G842]" office:value-type="float" office:value="0" calcext:value-type="float">
            <text:p>0</text:p>
          </table:table-cell>
          <table:table-cell table:formula="of:=[.B842]-[.H842]" office:value-type="float" office:value="0" calcext:value-type="float">
            <text:p>0</text:p>
          </table:table-cell>
          <table:table-cell table:formula="of:=[.C842]-[.I8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3]-[.G843]" office:value-type="float" office:value="0" calcext:value-type="float">
            <text:p>0</text:p>
          </table:table-cell>
          <table:table-cell table:formula="of:=[.B843]-[.H843]" office:value-type="float" office:value="0" calcext:value-type="float">
            <text:p>0</text:p>
          </table:table-cell>
          <table:table-cell table:formula="of:=[.C843]-[.I8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4]-[.G844]" office:value-type="float" office:value="0" calcext:value-type="float">
            <text:p>0</text:p>
          </table:table-cell>
          <table:table-cell table:formula="of:=[.B844]-[.H844]" office:value-type="float" office:value="0" calcext:value-type="float">
            <text:p>0</text:p>
          </table:table-cell>
          <table:table-cell table:formula="of:=[.C844]-[.I8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5]-[.G845]" office:value-type="float" office:value="0" calcext:value-type="float">
            <text:p>0</text:p>
          </table:table-cell>
          <table:table-cell table:formula="of:=[.B845]-[.H845]" office:value-type="float" office:value="0" calcext:value-type="float">
            <text:p>0</text:p>
          </table:table-cell>
          <table:table-cell table:formula="of:=[.C845]-[.I8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6]-[.G846]" office:value-type="float" office:value="0" calcext:value-type="float">
            <text:p>0</text:p>
          </table:table-cell>
          <table:table-cell table:formula="of:=[.B846]-[.H846]" office:value-type="float" office:value="0" calcext:value-type="float">
            <text:p>0</text:p>
          </table:table-cell>
          <table:table-cell table:formula="of:=[.C846]-[.I8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7]-[.G847]" office:value-type="float" office:value="0" calcext:value-type="float">
            <text:p>0</text:p>
          </table:table-cell>
          <table:table-cell table:formula="of:=[.B847]-[.H847]" office:value-type="float" office:value="0" calcext:value-type="float">
            <text:p>0</text:p>
          </table:table-cell>
          <table:table-cell table:formula="of:=[.C847]-[.I8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8]-[.G848]" office:value-type="float" office:value="0" calcext:value-type="float">
            <text:p>0</text:p>
          </table:table-cell>
          <table:table-cell table:formula="of:=[.B848]-[.H848]" office:value-type="float" office:value="0" calcext:value-type="float">
            <text:p>0</text:p>
          </table:table-cell>
          <table:table-cell table:formula="of:=[.C848]-[.I8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49]-[.G849]" office:value-type="float" office:value="0" calcext:value-type="float">
            <text:p>0</text:p>
          </table:table-cell>
          <table:table-cell table:formula="of:=[.B849]-[.H849]" office:value-type="float" office:value="0" calcext:value-type="float">
            <text:p>0</text:p>
          </table:table-cell>
          <table:table-cell table:formula="of:=[.C849]-[.I8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0]-[.G850]" office:value-type="float" office:value="0" calcext:value-type="float">
            <text:p>0</text:p>
          </table:table-cell>
          <table:table-cell table:formula="of:=[.B850]-[.H850]" office:value-type="float" office:value="0" calcext:value-type="float">
            <text:p>0</text:p>
          </table:table-cell>
          <table:table-cell table:formula="of:=[.C850]-[.I8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1]-[.G851]" office:value-type="float" office:value="0" calcext:value-type="float">
            <text:p>0</text:p>
          </table:table-cell>
          <table:table-cell table:formula="of:=[.B851]-[.H851]" office:value-type="float" office:value="0" calcext:value-type="float">
            <text:p>0</text:p>
          </table:table-cell>
          <table:table-cell table:formula="of:=[.C851]-[.I8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2]-[.G852]" office:value-type="float" office:value="0" calcext:value-type="float">
            <text:p>0</text:p>
          </table:table-cell>
          <table:table-cell table:formula="of:=[.B852]-[.H852]" office:value-type="float" office:value="0" calcext:value-type="float">
            <text:p>0</text:p>
          </table:table-cell>
          <table:table-cell table:formula="of:=[.C852]-[.I8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3]-[.G853]" office:value-type="float" office:value="0" calcext:value-type="float">
            <text:p>0</text:p>
          </table:table-cell>
          <table:table-cell table:formula="of:=[.B853]-[.H853]" office:value-type="float" office:value="0" calcext:value-type="float">
            <text:p>0</text:p>
          </table:table-cell>
          <table:table-cell table:formula="of:=[.C853]-[.I8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4]-[.G854]" office:value-type="float" office:value="0" calcext:value-type="float">
            <text:p>0</text:p>
          </table:table-cell>
          <table:table-cell table:formula="of:=[.B854]-[.H854]" office:value-type="float" office:value="0" calcext:value-type="float">
            <text:p>0</text:p>
          </table:table-cell>
          <table:table-cell table:formula="of:=[.C854]-[.I8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5]-[.G855]" office:value-type="float" office:value="0" calcext:value-type="float">
            <text:p>0</text:p>
          </table:table-cell>
          <table:table-cell table:formula="of:=[.B855]-[.H855]" office:value-type="float" office:value="0" calcext:value-type="float">
            <text:p>0</text:p>
          </table:table-cell>
          <table:table-cell table:formula="of:=[.C855]-[.I8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6]-[.G856]" office:value-type="float" office:value="0" calcext:value-type="float">
            <text:p>0</text:p>
          </table:table-cell>
          <table:table-cell table:formula="of:=[.B856]-[.H856]" office:value-type="float" office:value="0" calcext:value-type="float">
            <text:p>0</text:p>
          </table:table-cell>
          <table:table-cell table:formula="of:=[.C856]-[.I8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7]-[.G857]" office:value-type="float" office:value="0" calcext:value-type="float">
            <text:p>0</text:p>
          </table:table-cell>
          <table:table-cell table:formula="of:=[.B857]-[.H857]" office:value-type="float" office:value="0" calcext:value-type="float">
            <text:p>0</text:p>
          </table:table-cell>
          <table:table-cell table:formula="of:=[.C857]-[.I8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8]-[.G858]" office:value-type="float" office:value="0" calcext:value-type="float">
            <text:p>0</text:p>
          </table:table-cell>
          <table:table-cell table:formula="of:=[.B858]-[.H858]" office:value-type="float" office:value="0" calcext:value-type="float">
            <text:p>0</text:p>
          </table:table-cell>
          <table:table-cell table:formula="of:=[.C858]-[.I8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59]-[.G859]" office:value-type="float" office:value="0" calcext:value-type="float">
            <text:p>0</text:p>
          </table:table-cell>
          <table:table-cell table:formula="of:=[.B859]-[.H859]" office:value-type="float" office:value="0" calcext:value-type="float">
            <text:p>0</text:p>
          </table:table-cell>
          <table:table-cell table:formula="of:=[.C859]-[.I8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0]-[.G860]" office:value-type="float" office:value="0" calcext:value-type="float">
            <text:p>0</text:p>
          </table:table-cell>
          <table:table-cell table:formula="of:=[.B860]-[.H860]" office:value-type="float" office:value="0" calcext:value-type="float">
            <text:p>0</text:p>
          </table:table-cell>
          <table:table-cell table:formula="of:=[.C860]-[.I8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1]-[.G861]" office:value-type="float" office:value="0" calcext:value-type="float">
            <text:p>0</text:p>
          </table:table-cell>
          <table:table-cell table:formula="of:=[.B861]-[.H861]" office:value-type="float" office:value="0" calcext:value-type="float">
            <text:p>0</text:p>
          </table:table-cell>
          <table:table-cell table:formula="of:=[.C861]-[.I8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2]-[.G862]" office:value-type="float" office:value="0" calcext:value-type="float">
            <text:p>0</text:p>
          </table:table-cell>
          <table:table-cell table:formula="of:=[.B862]-[.H862]" office:value-type="float" office:value="0" calcext:value-type="float">
            <text:p>0</text:p>
          </table:table-cell>
          <table:table-cell table:formula="of:=[.C862]-[.I8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3]-[.G863]" office:value-type="float" office:value="0" calcext:value-type="float">
            <text:p>0</text:p>
          </table:table-cell>
          <table:table-cell table:formula="of:=[.B863]-[.H863]" office:value-type="float" office:value="0" calcext:value-type="float">
            <text:p>0</text:p>
          </table:table-cell>
          <table:table-cell table:formula="of:=[.C863]-[.I8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4]-[.G864]" office:value-type="float" office:value="0" calcext:value-type="float">
            <text:p>0</text:p>
          </table:table-cell>
          <table:table-cell table:formula="of:=[.B864]-[.H864]" office:value-type="float" office:value="0" calcext:value-type="float">
            <text:p>0</text:p>
          </table:table-cell>
          <table:table-cell table:formula="of:=[.C864]-[.I8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5]-[.G865]" office:value-type="float" office:value="0" calcext:value-type="float">
            <text:p>0</text:p>
          </table:table-cell>
          <table:table-cell table:formula="of:=[.B865]-[.H865]" office:value-type="float" office:value="0" calcext:value-type="float">
            <text:p>0</text:p>
          </table:table-cell>
          <table:table-cell table:formula="of:=[.C865]-[.I8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6]-[.G866]" office:value-type="float" office:value="0" calcext:value-type="float">
            <text:p>0</text:p>
          </table:table-cell>
          <table:table-cell table:formula="of:=[.B866]-[.H866]" office:value-type="float" office:value="0" calcext:value-type="float">
            <text:p>0</text:p>
          </table:table-cell>
          <table:table-cell table:formula="of:=[.C866]-[.I8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7]-[.G867]" office:value-type="float" office:value="0" calcext:value-type="float">
            <text:p>0</text:p>
          </table:table-cell>
          <table:table-cell table:formula="of:=[.B867]-[.H867]" office:value-type="float" office:value="0" calcext:value-type="float">
            <text:p>0</text:p>
          </table:table-cell>
          <table:table-cell table:formula="of:=[.C867]-[.I8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8]-[.G868]" office:value-type="float" office:value="0" calcext:value-type="float">
            <text:p>0</text:p>
          </table:table-cell>
          <table:table-cell table:formula="of:=[.B868]-[.H868]" office:value-type="float" office:value="0" calcext:value-type="float">
            <text:p>0</text:p>
          </table:table-cell>
          <table:table-cell table:formula="of:=[.C868]-[.I8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69]-[.G869]" office:value-type="float" office:value="0" calcext:value-type="float">
            <text:p>0</text:p>
          </table:table-cell>
          <table:table-cell table:formula="of:=[.B869]-[.H869]" office:value-type="float" office:value="0" calcext:value-type="float">
            <text:p>0</text:p>
          </table:table-cell>
          <table:table-cell table:formula="of:=[.C869]-[.I8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0]-[.G870]" office:value-type="float" office:value="0" calcext:value-type="float">
            <text:p>0</text:p>
          </table:table-cell>
          <table:table-cell table:formula="of:=[.B870]-[.H870]" office:value-type="float" office:value="0" calcext:value-type="float">
            <text:p>0</text:p>
          </table:table-cell>
          <table:table-cell table:formula="of:=[.C870]-[.I8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1]-[.G871]" office:value-type="float" office:value="0" calcext:value-type="float">
            <text:p>0</text:p>
          </table:table-cell>
          <table:table-cell table:formula="of:=[.B871]-[.H871]" office:value-type="float" office:value="0" calcext:value-type="float">
            <text:p>0</text:p>
          </table:table-cell>
          <table:table-cell table:formula="of:=[.C871]-[.I8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2]-[.G872]" office:value-type="float" office:value="0" calcext:value-type="float">
            <text:p>0</text:p>
          </table:table-cell>
          <table:table-cell table:formula="of:=[.B872]-[.H872]" office:value-type="float" office:value="0" calcext:value-type="float">
            <text:p>0</text:p>
          </table:table-cell>
          <table:table-cell table:formula="of:=[.C872]-[.I8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3]-[.G873]" office:value-type="float" office:value="0" calcext:value-type="float">
            <text:p>0</text:p>
          </table:table-cell>
          <table:table-cell table:formula="of:=[.B873]-[.H873]" office:value-type="float" office:value="0" calcext:value-type="float">
            <text:p>0</text:p>
          </table:table-cell>
          <table:table-cell table:formula="of:=[.C873]-[.I8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4]-[.G874]" office:value-type="float" office:value="0" calcext:value-type="float">
            <text:p>0</text:p>
          </table:table-cell>
          <table:table-cell table:formula="of:=[.B874]-[.H874]" office:value-type="float" office:value="0" calcext:value-type="float">
            <text:p>0</text:p>
          </table:table-cell>
          <table:table-cell table:formula="of:=[.C874]-[.I8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5]-[.G875]" office:value-type="float" office:value="0" calcext:value-type="float">
            <text:p>0</text:p>
          </table:table-cell>
          <table:table-cell table:formula="of:=[.B875]-[.H875]" office:value-type="float" office:value="0" calcext:value-type="float">
            <text:p>0</text:p>
          </table:table-cell>
          <table:table-cell table:formula="of:=[.C875]-[.I8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6]-[.G876]" office:value-type="float" office:value="0" calcext:value-type="float">
            <text:p>0</text:p>
          </table:table-cell>
          <table:table-cell table:formula="of:=[.B876]-[.H876]" office:value-type="float" office:value="0" calcext:value-type="float">
            <text:p>0</text:p>
          </table:table-cell>
          <table:table-cell table:formula="of:=[.C876]-[.I8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7]-[.G877]" office:value-type="float" office:value="0" calcext:value-type="float">
            <text:p>0</text:p>
          </table:table-cell>
          <table:table-cell table:formula="of:=[.B877]-[.H877]" office:value-type="float" office:value="0" calcext:value-type="float">
            <text:p>0</text:p>
          </table:table-cell>
          <table:table-cell table:formula="of:=[.C877]-[.I8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8]-[.G878]" office:value-type="float" office:value="0" calcext:value-type="float">
            <text:p>0</text:p>
          </table:table-cell>
          <table:table-cell table:formula="of:=[.B878]-[.H878]" office:value-type="float" office:value="0" calcext:value-type="float">
            <text:p>0</text:p>
          </table:table-cell>
          <table:table-cell table:formula="of:=[.C878]-[.I8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79]-[.G879]" office:value-type="float" office:value="0" calcext:value-type="float">
            <text:p>0</text:p>
          </table:table-cell>
          <table:table-cell table:formula="of:=[.B879]-[.H879]" office:value-type="float" office:value="0" calcext:value-type="float">
            <text:p>0</text:p>
          </table:table-cell>
          <table:table-cell table:formula="of:=[.C879]-[.I8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0]-[.G880]" office:value-type="float" office:value="0" calcext:value-type="float">
            <text:p>0</text:p>
          </table:table-cell>
          <table:table-cell table:formula="of:=[.B880]-[.H880]" office:value-type="float" office:value="0" calcext:value-type="float">
            <text:p>0</text:p>
          </table:table-cell>
          <table:table-cell table:formula="of:=[.C880]-[.I8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1]-[.G881]" office:value-type="float" office:value="0" calcext:value-type="float">
            <text:p>0</text:p>
          </table:table-cell>
          <table:table-cell table:formula="of:=[.B881]-[.H881]" office:value-type="float" office:value="0" calcext:value-type="float">
            <text:p>0</text:p>
          </table:table-cell>
          <table:table-cell table:formula="of:=[.C881]-[.I8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2]-[.G882]" office:value-type="float" office:value="0" calcext:value-type="float">
            <text:p>0</text:p>
          </table:table-cell>
          <table:table-cell table:formula="of:=[.B882]-[.H882]" office:value-type="float" office:value="0" calcext:value-type="float">
            <text:p>0</text:p>
          </table:table-cell>
          <table:table-cell table:formula="of:=[.C882]-[.I8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3]-[.G883]" office:value-type="float" office:value="0" calcext:value-type="float">
            <text:p>0</text:p>
          </table:table-cell>
          <table:table-cell table:formula="of:=[.B883]-[.H883]" office:value-type="float" office:value="0" calcext:value-type="float">
            <text:p>0</text:p>
          </table:table-cell>
          <table:table-cell table:formula="of:=[.C883]-[.I8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4]-[.G884]" office:value-type="float" office:value="0" calcext:value-type="float">
            <text:p>0</text:p>
          </table:table-cell>
          <table:table-cell table:formula="of:=[.B884]-[.H884]" office:value-type="float" office:value="0" calcext:value-type="float">
            <text:p>0</text:p>
          </table:table-cell>
          <table:table-cell table:formula="of:=[.C884]-[.I8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5]-[.G885]" office:value-type="float" office:value="0" calcext:value-type="float">
            <text:p>0</text:p>
          </table:table-cell>
          <table:table-cell table:formula="of:=[.B885]-[.H885]" office:value-type="float" office:value="0" calcext:value-type="float">
            <text:p>0</text:p>
          </table:table-cell>
          <table:table-cell table:formula="of:=[.C885]-[.I8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6]-[.G886]" office:value-type="float" office:value="0" calcext:value-type="float">
            <text:p>0</text:p>
          </table:table-cell>
          <table:table-cell table:formula="of:=[.B886]-[.H886]" office:value-type="float" office:value="0" calcext:value-type="float">
            <text:p>0</text:p>
          </table:table-cell>
          <table:table-cell table:formula="of:=[.C886]-[.I8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7]-[.G887]" office:value-type="float" office:value="0" calcext:value-type="float">
            <text:p>0</text:p>
          </table:table-cell>
          <table:table-cell table:formula="of:=[.B887]-[.H887]" office:value-type="float" office:value="0" calcext:value-type="float">
            <text:p>0</text:p>
          </table:table-cell>
          <table:table-cell table:formula="of:=[.C887]-[.I8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8]-[.G888]" office:value-type="float" office:value="0" calcext:value-type="float">
            <text:p>0</text:p>
          </table:table-cell>
          <table:table-cell table:formula="of:=[.B888]-[.H888]" office:value-type="float" office:value="0" calcext:value-type="float">
            <text:p>0</text:p>
          </table:table-cell>
          <table:table-cell table:formula="of:=[.C888]-[.I8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89]-[.G889]" office:value-type="float" office:value="0" calcext:value-type="float">
            <text:p>0</text:p>
          </table:table-cell>
          <table:table-cell table:formula="of:=[.B889]-[.H889]" office:value-type="float" office:value="0" calcext:value-type="float">
            <text:p>0</text:p>
          </table:table-cell>
          <table:table-cell table:formula="of:=[.C889]-[.I8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0]-[.G890]" office:value-type="float" office:value="0" calcext:value-type="float">
            <text:p>0</text:p>
          </table:table-cell>
          <table:table-cell table:formula="of:=[.B890]-[.H890]" office:value-type="float" office:value="0" calcext:value-type="float">
            <text:p>0</text:p>
          </table:table-cell>
          <table:table-cell table:formula="of:=[.C890]-[.I8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1]-[.G891]" office:value-type="float" office:value="0" calcext:value-type="float">
            <text:p>0</text:p>
          </table:table-cell>
          <table:table-cell table:formula="of:=[.B891]-[.H891]" office:value-type="float" office:value="0" calcext:value-type="float">
            <text:p>0</text:p>
          </table:table-cell>
          <table:table-cell table:formula="of:=[.C891]-[.I8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2]-[.G892]" office:value-type="float" office:value="0" calcext:value-type="float">
            <text:p>0</text:p>
          </table:table-cell>
          <table:table-cell table:formula="of:=[.B892]-[.H892]" office:value-type="float" office:value="0" calcext:value-type="float">
            <text:p>0</text:p>
          </table:table-cell>
          <table:table-cell table:formula="of:=[.C892]-[.I8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3]-[.G893]" office:value-type="float" office:value="0" calcext:value-type="float">
            <text:p>0</text:p>
          </table:table-cell>
          <table:table-cell table:formula="of:=[.B893]-[.H893]" office:value-type="float" office:value="0" calcext:value-type="float">
            <text:p>0</text:p>
          </table:table-cell>
          <table:table-cell table:formula="of:=[.C893]-[.I8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4]-[.G894]" office:value-type="float" office:value="0" calcext:value-type="float">
            <text:p>0</text:p>
          </table:table-cell>
          <table:table-cell table:formula="of:=[.B894]-[.H894]" office:value-type="float" office:value="0" calcext:value-type="float">
            <text:p>0</text:p>
          </table:table-cell>
          <table:table-cell table:formula="of:=[.C894]-[.I8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5]-[.G895]" office:value-type="float" office:value="0" calcext:value-type="float">
            <text:p>0</text:p>
          </table:table-cell>
          <table:table-cell table:formula="of:=[.B895]-[.H895]" office:value-type="float" office:value="0" calcext:value-type="float">
            <text:p>0</text:p>
          </table:table-cell>
          <table:table-cell table:formula="of:=[.C895]-[.I8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6]-[.G896]" office:value-type="float" office:value="0" calcext:value-type="float">
            <text:p>0</text:p>
          </table:table-cell>
          <table:table-cell table:formula="of:=[.B896]-[.H896]" office:value-type="float" office:value="0" calcext:value-type="float">
            <text:p>0</text:p>
          </table:table-cell>
          <table:table-cell table:formula="of:=[.C896]-[.I8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7]-[.G897]" office:value-type="float" office:value="0" calcext:value-type="float">
            <text:p>0</text:p>
          </table:table-cell>
          <table:table-cell table:formula="of:=[.B897]-[.H897]" office:value-type="float" office:value="0" calcext:value-type="float">
            <text:p>0</text:p>
          </table:table-cell>
          <table:table-cell table:formula="of:=[.C897]-[.I8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8]-[.G898]" office:value-type="float" office:value="0" calcext:value-type="float">
            <text:p>0</text:p>
          </table:table-cell>
          <table:table-cell table:formula="of:=[.B898]-[.H898]" office:value-type="float" office:value="0" calcext:value-type="float">
            <text:p>0</text:p>
          </table:table-cell>
          <table:table-cell table:formula="of:=[.C898]-[.I8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899]-[.G899]" office:value-type="float" office:value="0" calcext:value-type="float">
            <text:p>0</text:p>
          </table:table-cell>
          <table:table-cell table:formula="of:=[.B899]-[.H899]" office:value-type="float" office:value="0" calcext:value-type="float">
            <text:p>0</text:p>
          </table:table-cell>
          <table:table-cell table:formula="of:=[.C899]-[.I8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0]-[.G900]" office:value-type="float" office:value="0" calcext:value-type="float">
            <text:p>0</text:p>
          </table:table-cell>
          <table:table-cell table:formula="of:=[.B900]-[.H900]" office:value-type="float" office:value="0" calcext:value-type="float">
            <text:p>0</text:p>
          </table:table-cell>
          <table:table-cell table:formula="of:=[.C900]-[.I9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1]-[.G901]" office:value-type="float" office:value="0" calcext:value-type="float">
            <text:p>0</text:p>
          </table:table-cell>
          <table:table-cell table:formula="of:=[.B901]-[.H901]" office:value-type="float" office:value="0" calcext:value-type="float">
            <text:p>0</text:p>
          </table:table-cell>
          <table:table-cell table:formula="of:=[.C901]-[.I9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2]-[.G902]" office:value-type="float" office:value="0" calcext:value-type="float">
            <text:p>0</text:p>
          </table:table-cell>
          <table:table-cell table:formula="of:=[.B902]-[.H902]" office:value-type="float" office:value="0" calcext:value-type="float">
            <text:p>0</text:p>
          </table:table-cell>
          <table:table-cell table:formula="of:=[.C902]-[.I9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3]-[.G903]" office:value-type="float" office:value="0" calcext:value-type="float">
            <text:p>0</text:p>
          </table:table-cell>
          <table:table-cell table:formula="of:=[.B903]-[.H903]" office:value-type="float" office:value="0" calcext:value-type="float">
            <text:p>0</text:p>
          </table:table-cell>
          <table:table-cell table:formula="of:=[.C903]-[.I9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4]-[.G904]" office:value-type="float" office:value="0" calcext:value-type="float">
            <text:p>0</text:p>
          </table:table-cell>
          <table:table-cell table:formula="of:=[.B904]-[.H904]" office:value-type="float" office:value="0" calcext:value-type="float">
            <text:p>0</text:p>
          </table:table-cell>
          <table:table-cell table:formula="of:=[.C904]-[.I9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5]-[.G905]" office:value-type="float" office:value="0" calcext:value-type="float">
            <text:p>0</text:p>
          </table:table-cell>
          <table:table-cell table:formula="of:=[.B905]-[.H905]" office:value-type="float" office:value="0" calcext:value-type="float">
            <text:p>0</text:p>
          </table:table-cell>
          <table:table-cell table:formula="of:=[.C905]-[.I9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6]-[.G906]" office:value-type="float" office:value="0" calcext:value-type="float">
            <text:p>0</text:p>
          </table:table-cell>
          <table:table-cell table:formula="of:=[.B906]-[.H906]" office:value-type="float" office:value="0" calcext:value-type="float">
            <text:p>0</text:p>
          </table:table-cell>
          <table:table-cell table:formula="of:=[.C906]-[.I9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7]-[.G907]" office:value-type="float" office:value="0" calcext:value-type="float">
            <text:p>0</text:p>
          </table:table-cell>
          <table:table-cell table:formula="of:=[.B907]-[.H907]" office:value-type="float" office:value="0" calcext:value-type="float">
            <text:p>0</text:p>
          </table:table-cell>
          <table:table-cell table:formula="of:=[.C907]-[.I9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8]-[.G908]" office:value-type="float" office:value="0" calcext:value-type="float">
            <text:p>0</text:p>
          </table:table-cell>
          <table:table-cell table:formula="of:=[.B908]-[.H908]" office:value-type="float" office:value="0" calcext:value-type="float">
            <text:p>0</text:p>
          </table:table-cell>
          <table:table-cell table:formula="of:=[.C908]-[.I9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09]-[.G909]" office:value-type="float" office:value="0" calcext:value-type="float">
            <text:p>0</text:p>
          </table:table-cell>
          <table:table-cell table:formula="of:=[.B909]-[.H909]" office:value-type="float" office:value="0" calcext:value-type="float">
            <text:p>0</text:p>
          </table:table-cell>
          <table:table-cell table:formula="of:=[.C909]-[.I9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0]-[.G910]" office:value-type="float" office:value="0" calcext:value-type="float">
            <text:p>0</text:p>
          </table:table-cell>
          <table:table-cell table:formula="of:=[.B910]-[.H910]" office:value-type="float" office:value="0" calcext:value-type="float">
            <text:p>0</text:p>
          </table:table-cell>
          <table:table-cell table:formula="of:=[.C910]-[.I9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1]-[.G911]" office:value-type="float" office:value="0" calcext:value-type="float">
            <text:p>0</text:p>
          </table:table-cell>
          <table:table-cell table:formula="of:=[.B911]-[.H911]" office:value-type="float" office:value="0" calcext:value-type="float">
            <text:p>0</text:p>
          </table:table-cell>
          <table:table-cell table:formula="of:=[.C911]-[.I9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2]-[.G912]" office:value-type="float" office:value="0" calcext:value-type="float">
            <text:p>0</text:p>
          </table:table-cell>
          <table:table-cell table:formula="of:=[.B912]-[.H912]" office:value-type="float" office:value="0" calcext:value-type="float">
            <text:p>0</text:p>
          </table:table-cell>
          <table:table-cell table:formula="of:=[.C912]-[.I9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3]-[.G913]" office:value-type="float" office:value="0" calcext:value-type="float">
            <text:p>0</text:p>
          </table:table-cell>
          <table:table-cell table:formula="of:=[.B913]-[.H913]" office:value-type="float" office:value="0" calcext:value-type="float">
            <text:p>0</text:p>
          </table:table-cell>
          <table:table-cell table:formula="of:=[.C913]-[.I9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4]-[.G914]" office:value-type="float" office:value="0" calcext:value-type="float">
            <text:p>0</text:p>
          </table:table-cell>
          <table:table-cell table:formula="of:=[.B914]-[.H914]" office:value-type="float" office:value="0" calcext:value-type="float">
            <text:p>0</text:p>
          </table:table-cell>
          <table:table-cell table:formula="of:=[.C914]-[.I9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5]-[.G915]" office:value-type="float" office:value="0" calcext:value-type="float">
            <text:p>0</text:p>
          </table:table-cell>
          <table:table-cell table:formula="of:=[.B915]-[.H915]" office:value-type="float" office:value="0" calcext:value-type="float">
            <text:p>0</text:p>
          </table:table-cell>
          <table:table-cell table:formula="of:=[.C915]-[.I9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6]-[.G916]" office:value-type="float" office:value="0" calcext:value-type="float">
            <text:p>0</text:p>
          </table:table-cell>
          <table:table-cell table:formula="of:=[.B916]-[.H916]" office:value-type="float" office:value="0" calcext:value-type="float">
            <text:p>0</text:p>
          </table:table-cell>
          <table:table-cell table:formula="of:=[.C916]-[.I9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7]-[.G917]" office:value-type="float" office:value="0" calcext:value-type="float">
            <text:p>0</text:p>
          </table:table-cell>
          <table:table-cell table:formula="of:=[.B917]-[.H917]" office:value-type="float" office:value="0" calcext:value-type="float">
            <text:p>0</text:p>
          </table:table-cell>
          <table:table-cell table:formula="of:=[.C917]-[.I9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8]-[.G918]" office:value-type="float" office:value="0" calcext:value-type="float">
            <text:p>0</text:p>
          </table:table-cell>
          <table:table-cell table:formula="of:=[.B918]-[.H918]" office:value-type="float" office:value="0" calcext:value-type="float">
            <text:p>0</text:p>
          </table:table-cell>
          <table:table-cell table:formula="of:=[.C918]-[.I9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19]-[.G919]" office:value-type="float" office:value="0" calcext:value-type="float">
            <text:p>0</text:p>
          </table:table-cell>
          <table:table-cell table:formula="of:=[.B919]-[.H919]" office:value-type="float" office:value="0" calcext:value-type="float">
            <text:p>0</text:p>
          </table:table-cell>
          <table:table-cell table:formula="of:=[.C919]-[.I9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0]-[.G920]" office:value-type="float" office:value="0" calcext:value-type="float">
            <text:p>0</text:p>
          </table:table-cell>
          <table:table-cell table:formula="of:=[.B920]-[.H920]" office:value-type="float" office:value="0" calcext:value-type="float">
            <text:p>0</text:p>
          </table:table-cell>
          <table:table-cell table:formula="of:=[.C920]-[.I9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1]-[.G921]" office:value-type="float" office:value="0" calcext:value-type="float">
            <text:p>0</text:p>
          </table:table-cell>
          <table:table-cell table:formula="of:=[.B921]-[.H921]" office:value-type="float" office:value="0" calcext:value-type="float">
            <text:p>0</text:p>
          </table:table-cell>
          <table:table-cell table:formula="of:=[.C921]-[.I9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2]-[.G922]" office:value-type="float" office:value="0" calcext:value-type="float">
            <text:p>0</text:p>
          </table:table-cell>
          <table:table-cell table:formula="of:=[.B922]-[.H922]" office:value-type="float" office:value="0" calcext:value-type="float">
            <text:p>0</text:p>
          </table:table-cell>
          <table:table-cell table:formula="of:=[.C922]-[.I9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3]-[.G923]" office:value-type="float" office:value="0" calcext:value-type="float">
            <text:p>0</text:p>
          </table:table-cell>
          <table:table-cell table:formula="of:=[.B923]-[.H923]" office:value-type="float" office:value="0" calcext:value-type="float">
            <text:p>0</text:p>
          </table:table-cell>
          <table:table-cell table:formula="of:=[.C923]-[.I9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4]-[.G924]" office:value-type="float" office:value="0" calcext:value-type="float">
            <text:p>0</text:p>
          </table:table-cell>
          <table:table-cell table:formula="of:=[.B924]-[.H924]" office:value-type="float" office:value="0" calcext:value-type="float">
            <text:p>0</text:p>
          </table:table-cell>
          <table:table-cell table:formula="of:=[.C924]-[.I9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5]-[.G925]" office:value-type="float" office:value="0" calcext:value-type="float">
            <text:p>0</text:p>
          </table:table-cell>
          <table:table-cell table:formula="of:=[.B925]-[.H925]" office:value-type="float" office:value="0" calcext:value-type="float">
            <text:p>0</text:p>
          </table:table-cell>
          <table:table-cell table:formula="of:=[.C925]-[.I9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6]-[.G926]" office:value-type="float" office:value="0" calcext:value-type="float">
            <text:p>0</text:p>
          </table:table-cell>
          <table:table-cell table:formula="of:=[.B926]-[.H926]" office:value-type="float" office:value="0" calcext:value-type="float">
            <text:p>0</text:p>
          </table:table-cell>
          <table:table-cell table:formula="of:=[.C926]-[.I9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7]-[.G927]" office:value-type="float" office:value="0" calcext:value-type="float">
            <text:p>0</text:p>
          </table:table-cell>
          <table:table-cell table:formula="of:=[.B927]-[.H927]" office:value-type="float" office:value="0" calcext:value-type="float">
            <text:p>0</text:p>
          </table:table-cell>
          <table:table-cell table:formula="of:=[.C927]-[.I9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8]-[.G928]" office:value-type="float" office:value="0" calcext:value-type="float">
            <text:p>0</text:p>
          </table:table-cell>
          <table:table-cell table:formula="of:=[.B928]-[.H928]" office:value-type="float" office:value="0" calcext:value-type="float">
            <text:p>0</text:p>
          </table:table-cell>
          <table:table-cell table:formula="of:=[.C928]-[.I9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29]-[.G929]" office:value-type="float" office:value="0" calcext:value-type="float">
            <text:p>0</text:p>
          </table:table-cell>
          <table:table-cell table:formula="of:=[.B929]-[.H929]" office:value-type="float" office:value="0" calcext:value-type="float">
            <text:p>0</text:p>
          </table:table-cell>
          <table:table-cell table:formula="of:=[.C929]-[.I9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0]-[.G930]" office:value-type="float" office:value="0" calcext:value-type="float">
            <text:p>0</text:p>
          </table:table-cell>
          <table:table-cell table:formula="of:=[.B930]-[.H930]" office:value-type="float" office:value="0" calcext:value-type="float">
            <text:p>0</text:p>
          </table:table-cell>
          <table:table-cell table:formula="of:=[.C930]-[.I9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1]-[.G931]" office:value-type="float" office:value="0" calcext:value-type="float">
            <text:p>0</text:p>
          </table:table-cell>
          <table:table-cell table:formula="of:=[.B931]-[.H931]" office:value-type="float" office:value="0" calcext:value-type="float">
            <text:p>0</text:p>
          </table:table-cell>
          <table:table-cell table:formula="of:=[.C931]-[.I9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2]-[.G932]" office:value-type="float" office:value="0" calcext:value-type="float">
            <text:p>0</text:p>
          </table:table-cell>
          <table:table-cell table:formula="of:=[.B932]-[.H932]" office:value-type="float" office:value="0" calcext:value-type="float">
            <text:p>0</text:p>
          </table:table-cell>
          <table:table-cell table:formula="of:=[.C932]-[.I9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3]-[.G933]" office:value-type="float" office:value="0" calcext:value-type="float">
            <text:p>0</text:p>
          </table:table-cell>
          <table:table-cell table:formula="of:=[.B933]-[.H933]" office:value-type="float" office:value="0" calcext:value-type="float">
            <text:p>0</text:p>
          </table:table-cell>
          <table:table-cell table:formula="of:=[.C933]-[.I9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4]-[.G934]" office:value-type="float" office:value="0" calcext:value-type="float">
            <text:p>0</text:p>
          </table:table-cell>
          <table:table-cell table:formula="of:=[.B934]-[.H934]" office:value-type="float" office:value="0" calcext:value-type="float">
            <text:p>0</text:p>
          </table:table-cell>
          <table:table-cell table:formula="of:=[.C934]-[.I9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5]-[.G935]" office:value-type="float" office:value="0" calcext:value-type="float">
            <text:p>0</text:p>
          </table:table-cell>
          <table:table-cell table:formula="of:=[.B935]-[.H935]" office:value-type="float" office:value="0" calcext:value-type="float">
            <text:p>0</text:p>
          </table:table-cell>
          <table:table-cell table:formula="of:=[.C935]-[.I9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6]-[.G936]" office:value-type="float" office:value="0" calcext:value-type="float">
            <text:p>0</text:p>
          </table:table-cell>
          <table:table-cell table:formula="of:=[.B936]-[.H936]" office:value-type="float" office:value="0" calcext:value-type="float">
            <text:p>0</text:p>
          </table:table-cell>
          <table:table-cell table:formula="of:=[.C936]-[.I9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7]-[.G937]" office:value-type="float" office:value="0" calcext:value-type="float">
            <text:p>0</text:p>
          </table:table-cell>
          <table:table-cell table:formula="of:=[.B937]-[.H937]" office:value-type="float" office:value="0" calcext:value-type="float">
            <text:p>0</text:p>
          </table:table-cell>
          <table:table-cell table:formula="of:=[.C937]-[.I9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8]-[.G938]" office:value-type="float" office:value="0" calcext:value-type="float">
            <text:p>0</text:p>
          </table:table-cell>
          <table:table-cell table:formula="of:=[.B938]-[.H938]" office:value-type="float" office:value="0" calcext:value-type="float">
            <text:p>0</text:p>
          </table:table-cell>
          <table:table-cell table:formula="of:=[.C938]-[.I9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39]-[.G939]" office:value-type="float" office:value="0" calcext:value-type="float">
            <text:p>0</text:p>
          </table:table-cell>
          <table:table-cell table:formula="of:=[.B939]-[.H939]" office:value-type="float" office:value="0" calcext:value-type="float">
            <text:p>0</text:p>
          </table:table-cell>
          <table:table-cell table:formula="of:=[.C939]-[.I9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0]-[.G940]" office:value-type="float" office:value="0" calcext:value-type="float">
            <text:p>0</text:p>
          </table:table-cell>
          <table:table-cell table:formula="of:=[.B940]-[.H940]" office:value-type="float" office:value="0" calcext:value-type="float">
            <text:p>0</text:p>
          </table:table-cell>
          <table:table-cell table:formula="of:=[.C940]-[.I9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1]-[.G941]" office:value-type="float" office:value="0" calcext:value-type="float">
            <text:p>0</text:p>
          </table:table-cell>
          <table:table-cell table:formula="of:=[.B941]-[.H941]" office:value-type="float" office:value="0" calcext:value-type="float">
            <text:p>0</text:p>
          </table:table-cell>
          <table:table-cell table:formula="of:=[.C941]-[.I9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2]-[.G942]" office:value-type="float" office:value="0" calcext:value-type="float">
            <text:p>0</text:p>
          </table:table-cell>
          <table:table-cell table:formula="of:=[.B942]-[.H942]" office:value-type="float" office:value="0" calcext:value-type="float">
            <text:p>0</text:p>
          </table:table-cell>
          <table:table-cell table:formula="of:=[.C942]-[.I9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3]-[.G943]" office:value-type="float" office:value="0" calcext:value-type="float">
            <text:p>0</text:p>
          </table:table-cell>
          <table:table-cell table:formula="of:=[.B943]-[.H943]" office:value-type="float" office:value="0" calcext:value-type="float">
            <text:p>0</text:p>
          </table:table-cell>
          <table:table-cell table:formula="of:=[.C943]-[.I9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4]-[.G944]" office:value-type="float" office:value="0" calcext:value-type="float">
            <text:p>0</text:p>
          </table:table-cell>
          <table:table-cell table:formula="of:=[.B944]-[.H944]" office:value-type="float" office:value="0" calcext:value-type="float">
            <text:p>0</text:p>
          </table:table-cell>
          <table:table-cell table:formula="of:=[.C944]-[.I9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5]-[.G945]" office:value-type="float" office:value="0" calcext:value-type="float">
            <text:p>0</text:p>
          </table:table-cell>
          <table:table-cell table:formula="of:=[.B945]-[.H945]" office:value-type="float" office:value="0" calcext:value-type="float">
            <text:p>0</text:p>
          </table:table-cell>
          <table:table-cell table:formula="of:=[.C945]-[.I9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6]-[.G946]" office:value-type="float" office:value="0" calcext:value-type="float">
            <text:p>0</text:p>
          </table:table-cell>
          <table:table-cell table:formula="of:=[.B946]-[.H946]" office:value-type="float" office:value="0" calcext:value-type="float">
            <text:p>0</text:p>
          </table:table-cell>
          <table:table-cell table:formula="of:=[.C946]-[.I9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7]-[.G947]" office:value-type="float" office:value="0" calcext:value-type="float">
            <text:p>0</text:p>
          </table:table-cell>
          <table:table-cell table:formula="of:=[.B947]-[.H947]" office:value-type="float" office:value="0" calcext:value-type="float">
            <text:p>0</text:p>
          </table:table-cell>
          <table:table-cell table:formula="of:=[.C947]-[.I9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8]-[.G948]" office:value-type="float" office:value="0" calcext:value-type="float">
            <text:p>0</text:p>
          </table:table-cell>
          <table:table-cell table:formula="of:=[.B948]-[.H948]" office:value-type="float" office:value="0" calcext:value-type="float">
            <text:p>0</text:p>
          </table:table-cell>
          <table:table-cell table:formula="of:=[.C948]-[.I9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49]-[.G949]" office:value-type="float" office:value="0" calcext:value-type="float">
            <text:p>0</text:p>
          </table:table-cell>
          <table:table-cell table:formula="of:=[.B949]-[.H949]" office:value-type="float" office:value="0" calcext:value-type="float">
            <text:p>0</text:p>
          </table:table-cell>
          <table:table-cell table:formula="of:=[.C949]-[.I9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0]-[.G950]" office:value-type="float" office:value="0" calcext:value-type="float">
            <text:p>0</text:p>
          </table:table-cell>
          <table:table-cell table:formula="of:=[.B950]-[.H950]" office:value-type="float" office:value="0" calcext:value-type="float">
            <text:p>0</text:p>
          </table:table-cell>
          <table:table-cell table:formula="of:=[.C950]-[.I9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1]-[.G951]" office:value-type="float" office:value="0" calcext:value-type="float">
            <text:p>0</text:p>
          </table:table-cell>
          <table:table-cell table:formula="of:=[.B951]-[.H951]" office:value-type="float" office:value="0" calcext:value-type="float">
            <text:p>0</text:p>
          </table:table-cell>
          <table:table-cell table:formula="of:=[.C951]-[.I9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2]-[.G952]" office:value-type="float" office:value="0" calcext:value-type="float">
            <text:p>0</text:p>
          </table:table-cell>
          <table:table-cell table:formula="of:=[.B952]-[.H952]" office:value-type="float" office:value="0" calcext:value-type="float">
            <text:p>0</text:p>
          </table:table-cell>
          <table:table-cell table:formula="of:=[.C952]-[.I9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3]-[.G953]" office:value-type="float" office:value="0" calcext:value-type="float">
            <text:p>0</text:p>
          </table:table-cell>
          <table:table-cell table:formula="of:=[.B953]-[.H953]" office:value-type="float" office:value="0" calcext:value-type="float">
            <text:p>0</text:p>
          </table:table-cell>
          <table:table-cell table:formula="of:=[.C953]-[.I9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4]-[.G954]" office:value-type="float" office:value="0" calcext:value-type="float">
            <text:p>0</text:p>
          </table:table-cell>
          <table:table-cell table:formula="of:=[.B954]-[.H954]" office:value-type="float" office:value="0" calcext:value-type="float">
            <text:p>0</text:p>
          </table:table-cell>
          <table:table-cell table:formula="of:=[.C954]-[.I9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5]-[.G955]" office:value-type="float" office:value="0" calcext:value-type="float">
            <text:p>0</text:p>
          </table:table-cell>
          <table:table-cell table:formula="of:=[.B955]-[.H955]" office:value-type="float" office:value="0" calcext:value-type="float">
            <text:p>0</text:p>
          </table:table-cell>
          <table:table-cell table:formula="of:=[.C955]-[.I9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6]-[.G956]" office:value-type="float" office:value="0" calcext:value-type="float">
            <text:p>0</text:p>
          </table:table-cell>
          <table:table-cell table:formula="of:=[.B956]-[.H956]" office:value-type="float" office:value="0" calcext:value-type="float">
            <text:p>0</text:p>
          </table:table-cell>
          <table:table-cell table:formula="of:=[.C956]-[.I9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7]-[.G957]" office:value-type="float" office:value="0" calcext:value-type="float">
            <text:p>0</text:p>
          </table:table-cell>
          <table:table-cell table:formula="of:=[.B957]-[.H957]" office:value-type="float" office:value="0" calcext:value-type="float">
            <text:p>0</text:p>
          </table:table-cell>
          <table:table-cell table:formula="of:=[.C957]-[.I9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8]-[.G958]" office:value-type="float" office:value="0" calcext:value-type="float">
            <text:p>0</text:p>
          </table:table-cell>
          <table:table-cell table:formula="of:=[.B958]-[.H958]" office:value-type="float" office:value="0" calcext:value-type="float">
            <text:p>0</text:p>
          </table:table-cell>
          <table:table-cell table:formula="of:=[.C958]-[.I9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59]-[.G959]" office:value-type="float" office:value="0" calcext:value-type="float">
            <text:p>0</text:p>
          </table:table-cell>
          <table:table-cell table:formula="of:=[.B959]-[.H959]" office:value-type="float" office:value="0" calcext:value-type="float">
            <text:p>0</text:p>
          </table:table-cell>
          <table:table-cell table:formula="of:=[.C959]-[.I9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0]-[.G960]" office:value-type="float" office:value="0" calcext:value-type="float">
            <text:p>0</text:p>
          </table:table-cell>
          <table:table-cell table:formula="of:=[.B960]-[.H960]" office:value-type="float" office:value="0" calcext:value-type="float">
            <text:p>0</text:p>
          </table:table-cell>
          <table:table-cell table:formula="of:=[.C960]-[.I9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1]-[.G961]" office:value-type="float" office:value="0" calcext:value-type="float">
            <text:p>0</text:p>
          </table:table-cell>
          <table:table-cell table:formula="of:=[.B961]-[.H961]" office:value-type="float" office:value="0" calcext:value-type="float">
            <text:p>0</text:p>
          </table:table-cell>
          <table:table-cell table:formula="of:=[.C961]-[.I9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2]-[.G962]" office:value-type="float" office:value="0" calcext:value-type="float">
            <text:p>0</text:p>
          </table:table-cell>
          <table:table-cell table:formula="of:=[.B962]-[.H962]" office:value-type="float" office:value="0" calcext:value-type="float">
            <text:p>0</text:p>
          </table:table-cell>
          <table:table-cell table:formula="of:=[.C962]-[.I9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3]-[.G963]" office:value-type="float" office:value="0" calcext:value-type="float">
            <text:p>0</text:p>
          </table:table-cell>
          <table:table-cell table:formula="of:=[.B963]-[.H963]" office:value-type="float" office:value="0" calcext:value-type="float">
            <text:p>0</text:p>
          </table:table-cell>
          <table:table-cell table:formula="of:=[.C963]-[.I9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4]-[.G964]" office:value-type="float" office:value="0" calcext:value-type="float">
            <text:p>0</text:p>
          </table:table-cell>
          <table:table-cell table:formula="of:=[.B964]-[.H964]" office:value-type="float" office:value="0" calcext:value-type="float">
            <text:p>0</text:p>
          </table:table-cell>
          <table:table-cell table:formula="of:=[.C964]-[.I9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5]-[.G965]" office:value-type="float" office:value="0" calcext:value-type="float">
            <text:p>0</text:p>
          </table:table-cell>
          <table:table-cell table:formula="of:=[.B965]-[.H965]" office:value-type="float" office:value="0" calcext:value-type="float">
            <text:p>0</text:p>
          </table:table-cell>
          <table:table-cell table:formula="of:=[.C965]-[.I9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6]-[.G966]" office:value-type="float" office:value="0" calcext:value-type="float">
            <text:p>0</text:p>
          </table:table-cell>
          <table:table-cell table:formula="of:=[.B966]-[.H966]" office:value-type="float" office:value="0" calcext:value-type="float">
            <text:p>0</text:p>
          </table:table-cell>
          <table:table-cell table:formula="of:=[.C966]-[.I9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7]-[.G967]" office:value-type="float" office:value="0" calcext:value-type="float">
            <text:p>0</text:p>
          </table:table-cell>
          <table:table-cell table:formula="of:=[.B967]-[.H967]" office:value-type="float" office:value="0" calcext:value-type="float">
            <text:p>0</text:p>
          </table:table-cell>
          <table:table-cell table:formula="of:=[.C967]-[.I9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8]-[.G968]" office:value-type="float" office:value="0" calcext:value-type="float">
            <text:p>0</text:p>
          </table:table-cell>
          <table:table-cell table:formula="of:=[.B968]-[.H968]" office:value-type="float" office:value="0" calcext:value-type="float">
            <text:p>0</text:p>
          </table:table-cell>
          <table:table-cell table:formula="of:=[.C968]-[.I9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69]-[.G969]" office:value-type="float" office:value="0" calcext:value-type="float">
            <text:p>0</text:p>
          </table:table-cell>
          <table:table-cell table:formula="of:=[.B969]-[.H969]" office:value-type="float" office:value="0" calcext:value-type="float">
            <text:p>0</text:p>
          </table:table-cell>
          <table:table-cell table:formula="of:=[.C969]-[.I9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0]-[.G970]" office:value-type="float" office:value="0" calcext:value-type="float">
            <text:p>0</text:p>
          </table:table-cell>
          <table:table-cell table:formula="of:=[.B970]-[.H970]" office:value-type="float" office:value="0" calcext:value-type="float">
            <text:p>0</text:p>
          </table:table-cell>
          <table:table-cell table:formula="of:=[.C970]-[.I9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1]-[.G971]" office:value-type="float" office:value="0" calcext:value-type="float">
            <text:p>0</text:p>
          </table:table-cell>
          <table:table-cell table:formula="of:=[.B971]-[.H971]" office:value-type="float" office:value="0" calcext:value-type="float">
            <text:p>0</text:p>
          </table:table-cell>
          <table:table-cell table:formula="of:=[.C971]-[.I9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2]-[.G972]" office:value-type="float" office:value="0" calcext:value-type="float">
            <text:p>0</text:p>
          </table:table-cell>
          <table:table-cell table:formula="of:=[.B972]-[.H972]" office:value-type="float" office:value="0" calcext:value-type="float">
            <text:p>0</text:p>
          </table:table-cell>
          <table:table-cell table:formula="of:=[.C972]-[.I9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3]-[.G973]" office:value-type="float" office:value="0" calcext:value-type="float">
            <text:p>0</text:p>
          </table:table-cell>
          <table:table-cell table:formula="of:=[.B973]-[.H973]" office:value-type="float" office:value="0" calcext:value-type="float">
            <text:p>0</text:p>
          </table:table-cell>
          <table:table-cell table:formula="of:=[.C973]-[.I9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4]-[.G974]" office:value-type="float" office:value="0" calcext:value-type="float">
            <text:p>0</text:p>
          </table:table-cell>
          <table:table-cell table:formula="of:=[.B974]-[.H974]" office:value-type="float" office:value="0" calcext:value-type="float">
            <text:p>0</text:p>
          </table:table-cell>
          <table:table-cell table:formula="of:=[.C974]-[.I9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5]-[.G975]" office:value-type="float" office:value="0" calcext:value-type="float">
            <text:p>0</text:p>
          </table:table-cell>
          <table:table-cell table:formula="of:=[.B975]-[.H975]" office:value-type="float" office:value="0" calcext:value-type="float">
            <text:p>0</text:p>
          </table:table-cell>
          <table:table-cell table:formula="of:=[.C975]-[.I9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6]-[.G976]" office:value-type="float" office:value="0" calcext:value-type="float">
            <text:p>0</text:p>
          </table:table-cell>
          <table:table-cell table:formula="of:=[.B976]-[.H976]" office:value-type="float" office:value="0" calcext:value-type="float">
            <text:p>0</text:p>
          </table:table-cell>
          <table:table-cell table:formula="of:=[.C976]-[.I9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7]-[.G977]" office:value-type="float" office:value="0" calcext:value-type="float">
            <text:p>0</text:p>
          </table:table-cell>
          <table:table-cell table:formula="of:=[.B977]-[.H977]" office:value-type="float" office:value="0" calcext:value-type="float">
            <text:p>0</text:p>
          </table:table-cell>
          <table:table-cell table:formula="of:=[.C977]-[.I9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8]-[.G978]" office:value-type="float" office:value="0" calcext:value-type="float">
            <text:p>0</text:p>
          </table:table-cell>
          <table:table-cell table:formula="of:=[.B978]-[.H978]" office:value-type="float" office:value="0" calcext:value-type="float">
            <text:p>0</text:p>
          </table:table-cell>
          <table:table-cell table:formula="of:=[.C978]-[.I9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79]-[.G979]" office:value-type="float" office:value="0" calcext:value-type="float">
            <text:p>0</text:p>
          </table:table-cell>
          <table:table-cell table:formula="of:=[.B979]-[.H979]" office:value-type="float" office:value="0" calcext:value-type="float">
            <text:p>0</text:p>
          </table:table-cell>
          <table:table-cell table:formula="of:=[.C979]-[.I9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0]-[.G980]" office:value-type="float" office:value="0" calcext:value-type="float">
            <text:p>0</text:p>
          </table:table-cell>
          <table:table-cell table:formula="of:=[.B980]-[.H980]" office:value-type="float" office:value="0" calcext:value-type="float">
            <text:p>0</text:p>
          </table:table-cell>
          <table:table-cell table:formula="of:=[.C980]-[.I9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1]-[.G981]" office:value-type="float" office:value="0" calcext:value-type="float">
            <text:p>0</text:p>
          </table:table-cell>
          <table:table-cell table:formula="of:=[.B981]-[.H981]" office:value-type="float" office:value="0" calcext:value-type="float">
            <text:p>0</text:p>
          </table:table-cell>
          <table:table-cell table:formula="of:=[.C981]-[.I9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2]-[.G982]" office:value-type="float" office:value="0" calcext:value-type="float">
            <text:p>0</text:p>
          </table:table-cell>
          <table:table-cell table:formula="of:=[.B982]-[.H982]" office:value-type="float" office:value="0" calcext:value-type="float">
            <text:p>0</text:p>
          </table:table-cell>
          <table:table-cell table:formula="of:=[.C982]-[.I9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3]-[.G983]" office:value-type="float" office:value="0" calcext:value-type="float">
            <text:p>0</text:p>
          </table:table-cell>
          <table:table-cell table:formula="of:=[.B983]-[.H983]" office:value-type="float" office:value="0" calcext:value-type="float">
            <text:p>0</text:p>
          </table:table-cell>
          <table:table-cell table:formula="of:=[.C983]-[.I9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4]-[.G984]" office:value-type="float" office:value="0" calcext:value-type="float">
            <text:p>0</text:p>
          </table:table-cell>
          <table:table-cell table:formula="of:=[.B984]-[.H984]" office:value-type="float" office:value="0" calcext:value-type="float">
            <text:p>0</text:p>
          </table:table-cell>
          <table:table-cell table:formula="of:=[.C984]-[.I9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5]-[.G985]" office:value-type="float" office:value="0" calcext:value-type="float">
            <text:p>0</text:p>
          </table:table-cell>
          <table:table-cell table:formula="of:=[.B985]-[.H985]" office:value-type="float" office:value="0" calcext:value-type="float">
            <text:p>0</text:p>
          </table:table-cell>
          <table:table-cell table:formula="of:=[.C985]-[.I9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6]-[.G986]" office:value-type="float" office:value="0" calcext:value-type="float">
            <text:p>0</text:p>
          </table:table-cell>
          <table:table-cell table:formula="of:=[.B986]-[.H986]" office:value-type="float" office:value="0" calcext:value-type="float">
            <text:p>0</text:p>
          </table:table-cell>
          <table:table-cell table:formula="of:=[.C986]-[.I9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7]-[.G987]" office:value-type="float" office:value="0" calcext:value-type="float">
            <text:p>0</text:p>
          </table:table-cell>
          <table:table-cell table:formula="of:=[.B987]-[.H987]" office:value-type="float" office:value="0" calcext:value-type="float">
            <text:p>0</text:p>
          </table:table-cell>
          <table:table-cell table:formula="of:=[.C987]-[.I9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8]-[.G988]" office:value-type="float" office:value="0" calcext:value-type="float">
            <text:p>0</text:p>
          </table:table-cell>
          <table:table-cell table:formula="of:=[.B988]-[.H988]" office:value-type="float" office:value="0" calcext:value-type="float">
            <text:p>0</text:p>
          </table:table-cell>
          <table:table-cell table:formula="of:=[.C988]-[.I9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89]-[.G989]" office:value-type="float" office:value="0" calcext:value-type="float">
            <text:p>0</text:p>
          </table:table-cell>
          <table:table-cell table:formula="of:=[.B989]-[.H989]" office:value-type="float" office:value="0" calcext:value-type="float">
            <text:p>0</text:p>
          </table:table-cell>
          <table:table-cell table:formula="of:=[.C989]-[.I9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0]-[.G990]" office:value-type="float" office:value="0" calcext:value-type="float">
            <text:p>0</text:p>
          </table:table-cell>
          <table:table-cell table:formula="of:=[.B990]-[.H990]" office:value-type="float" office:value="0" calcext:value-type="float">
            <text:p>0</text:p>
          </table:table-cell>
          <table:table-cell table:formula="of:=[.C990]-[.I9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1]-[.G991]" office:value-type="float" office:value="0" calcext:value-type="float">
            <text:p>0</text:p>
          </table:table-cell>
          <table:table-cell table:formula="of:=[.B991]-[.H991]" office:value-type="float" office:value="0" calcext:value-type="float">
            <text:p>0</text:p>
          </table:table-cell>
          <table:table-cell table:formula="of:=[.C991]-[.I9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2]-[.G992]" office:value-type="float" office:value="0" calcext:value-type="float">
            <text:p>0</text:p>
          </table:table-cell>
          <table:table-cell table:formula="of:=[.B992]-[.H992]" office:value-type="float" office:value="0" calcext:value-type="float">
            <text:p>0</text:p>
          </table:table-cell>
          <table:table-cell table:formula="of:=[.C992]-[.I9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3]-[.G993]" office:value-type="float" office:value="0" calcext:value-type="float">
            <text:p>0</text:p>
          </table:table-cell>
          <table:table-cell table:formula="of:=[.B993]-[.H993]" office:value-type="float" office:value="0" calcext:value-type="float">
            <text:p>0</text:p>
          </table:table-cell>
          <table:table-cell table:formula="of:=[.C993]-[.I9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4]-[.G994]" office:value-type="float" office:value="0" calcext:value-type="float">
            <text:p>0</text:p>
          </table:table-cell>
          <table:table-cell table:formula="of:=[.B994]-[.H994]" office:value-type="float" office:value="0" calcext:value-type="float">
            <text:p>0</text:p>
          </table:table-cell>
          <table:table-cell table:formula="of:=[.C994]-[.I9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5]-[.G995]" office:value-type="float" office:value="0" calcext:value-type="float">
            <text:p>0</text:p>
          </table:table-cell>
          <table:table-cell table:formula="of:=[.B995]-[.H995]" office:value-type="float" office:value="0" calcext:value-type="float">
            <text:p>0</text:p>
          </table:table-cell>
          <table:table-cell table:formula="of:=[.C995]-[.I9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6]-[.G996]" office:value-type="float" office:value="0" calcext:value-type="float">
            <text:p>0</text:p>
          </table:table-cell>
          <table:table-cell table:formula="of:=[.B996]-[.H996]" office:value-type="float" office:value="0" calcext:value-type="float">
            <text:p>0</text:p>
          </table:table-cell>
          <table:table-cell table:formula="of:=[.C996]-[.I9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7]-[.G997]" office:value-type="float" office:value="0" calcext:value-type="float">
            <text:p>0</text:p>
          </table:table-cell>
          <table:table-cell table:formula="of:=[.B997]-[.H997]" office:value-type="float" office:value="0" calcext:value-type="float">
            <text:p>0</text:p>
          </table:table-cell>
          <table:table-cell table:formula="of:=[.C997]-[.I9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8]-[.G998]" office:value-type="float" office:value="0" calcext:value-type="float">
            <text:p>0</text:p>
          </table:table-cell>
          <table:table-cell table:formula="of:=[.B998]-[.H998]" office:value-type="float" office:value="0" calcext:value-type="float">
            <text:p>0</text:p>
          </table:table-cell>
          <table:table-cell table:formula="of:=[.C998]-[.I9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999]-[.G999]" office:value-type="float" office:value="0" calcext:value-type="float">
            <text:p>0</text:p>
          </table:table-cell>
          <table:table-cell table:formula="of:=[.B999]-[.H999]" office:value-type="float" office:value="0" calcext:value-type="float">
            <text:p>0</text:p>
          </table:table-cell>
          <table:table-cell table:formula="of:=[.C999]-[.I9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0]-[.G1000]" office:value-type="float" office:value="0" calcext:value-type="float">
            <text:p>0</text:p>
          </table:table-cell>
          <table:table-cell table:formula="of:=[.B1000]-[.H1000]" office:value-type="float" office:value="0" calcext:value-type="float">
            <text:p>0</text:p>
          </table:table-cell>
          <table:table-cell table:formula="of:=[.C1000]-[.I10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1]-[.G1001]" office:value-type="float" office:value="0" calcext:value-type="float">
            <text:p>0</text:p>
          </table:table-cell>
          <table:table-cell table:formula="of:=[.B1001]-[.H1001]" office:value-type="float" office:value="0" calcext:value-type="float">
            <text:p>0</text:p>
          </table:table-cell>
          <table:table-cell table:formula="of:=[.C1001]-[.I10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2]-[.G1002]" office:value-type="float" office:value="0" calcext:value-type="float">
            <text:p>0</text:p>
          </table:table-cell>
          <table:table-cell table:formula="of:=[.B1002]-[.H1002]" office:value-type="float" office:value="0" calcext:value-type="float">
            <text:p>0</text:p>
          </table:table-cell>
          <table:table-cell table:formula="of:=[.C1002]-[.I10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3]-[.G1003]" office:value-type="float" office:value="0" calcext:value-type="float">
            <text:p>0</text:p>
          </table:table-cell>
          <table:table-cell table:formula="of:=[.B1003]-[.H1003]" office:value-type="float" office:value="0" calcext:value-type="float">
            <text:p>0</text:p>
          </table:table-cell>
          <table:table-cell table:formula="of:=[.C1003]-[.I10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4]-[.G1004]" office:value-type="float" office:value="0" calcext:value-type="float">
            <text:p>0</text:p>
          </table:table-cell>
          <table:table-cell table:formula="of:=[.B1004]-[.H1004]" office:value-type="float" office:value="0" calcext:value-type="float">
            <text:p>0</text:p>
          </table:table-cell>
          <table:table-cell table:formula="of:=[.C1004]-[.I10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5]-[.G1005]" office:value-type="float" office:value="0" calcext:value-type="float">
            <text:p>0</text:p>
          </table:table-cell>
          <table:table-cell table:formula="of:=[.B1005]-[.H1005]" office:value-type="float" office:value="0" calcext:value-type="float">
            <text:p>0</text:p>
          </table:table-cell>
          <table:table-cell table:formula="of:=[.C1005]-[.I10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6]-[.G1006]" office:value-type="float" office:value="0" calcext:value-type="float">
            <text:p>0</text:p>
          </table:table-cell>
          <table:table-cell table:formula="of:=[.B1006]-[.H1006]" office:value-type="float" office:value="0" calcext:value-type="float">
            <text:p>0</text:p>
          </table:table-cell>
          <table:table-cell table:formula="of:=[.C1006]-[.I10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7]-[.G1007]" office:value-type="float" office:value="0" calcext:value-type="float">
            <text:p>0</text:p>
          </table:table-cell>
          <table:table-cell table:formula="of:=[.B1007]-[.H1007]" office:value-type="float" office:value="0" calcext:value-type="float">
            <text:p>0</text:p>
          </table:table-cell>
          <table:table-cell table:formula="of:=[.C1007]-[.I10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8]-[.G1008]" office:value-type="float" office:value="0" calcext:value-type="float">
            <text:p>0</text:p>
          </table:table-cell>
          <table:table-cell table:formula="of:=[.B1008]-[.H1008]" office:value-type="float" office:value="0" calcext:value-type="float">
            <text:p>0</text:p>
          </table:table-cell>
          <table:table-cell table:formula="of:=[.C1008]-[.I10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09]-[.G1009]" office:value-type="float" office:value="0" calcext:value-type="float">
            <text:p>0</text:p>
          </table:table-cell>
          <table:table-cell table:formula="of:=[.B1009]-[.H1009]" office:value-type="float" office:value="0" calcext:value-type="float">
            <text:p>0</text:p>
          </table:table-cell>
          <table:table-cell table:formula="of:=[.C1009]-[.I10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0]-[.G1010]" office:value-type="float" office:value="0" calcext:value-type="float">
            <text:p>0</text:p>
          </table:table-cell>
          <table:table-cell table:formula="of:=[.B1010]-[.H1010]" office:value-type="float" office:value="0" calcext:value-type="float">
            <text:p>0</text:p>
          </table:table-cell>
          <table:table-cell table:formula="of:=[.C1010]-[.I10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1]-[.G1011]" office:value-type="float" office:value="0" calcext:value-type="float">
            <text:p>0</text:p>
          </table:table-cell>
          <table:table-cell table:formula="of:=[.B1011]-[.H1011]" office:value-type="float" office:value="0" calcext:value-type="float">
            <text:p>0</text:p>
          </table:table-cell>
          <table:table-cell table:formula="of:=[.C1011]-[.I10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2]-[.G1012]" office:value-type="float" office:value="0" calcext:value-type="float">
            <text:p>0</text:p>
          </table:table-cell>
          <table:table-cell table:formula="of:=[.B1012]-[.H1012]" office:value-type="float" office:value="0" calcext:value-type="float">
            <text:p>0</text:p>
          </table:table-cell>
          <table:table-cell table:formula="of:=[.C1012]-[.I10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3]-[.G1013]" office:value-type="float" office:value="0" calcext:value-type="float">
            <text:p>0</text:p>
          </table:table-cell>
          <table:table-cell table:formula="of:=[.B1013]-[.H1013]" office:value-type="float" office:value="0" calcext:value-type="float">
            <text:p>0</text:p>
          </table:table-cell>
          <table:table-cell table:formula="of:=[.C1013]-[.I10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4]-[.G1014]" office:value-type="float" office:value="0" calcext:value-type="float">
            <text:p>0</text:p>
          </table:table-cell>
          <table:table-cell table:formula="of:=[.B1014]-[.H1014]" office:value-type="float" office:value="0" calcext:value-type="float">
            <text:p>0</text:p>
          </table:table-cell>
          <table:table-cell table:formula="of:=[.C1014]-[.I10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5]-[.G1015]" office:value-type="float" office:value="0" calcext:value-type="float">
            <text:p>0</text:p>
          </table:table-cell>
          <table:table-cell table:formula="of:=[.B1015]-[.H1015]" office:value-type="float" office:value="0" calcext:value-type="float">
            <text:p>0</text:p>
          </table:table-cell>
          <table:table-cell table:formula="of:=[.C1015]-[.I10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6]-[.G1016]" office:value-type="float" office:value="0" calcext:value-type="float">
            <text:p>0</text:p>
          </table:table-cell>
          <table:table-cell table:formula="of:=[.B1016]-[.H1016]" office:value-type="float" office:value="0" calcext:value-type="float">
            <text:p>0</text:p>
          </table:table-cell>
          <table:table-cell table:formula="of:=[.C1016]-[.I10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7]-[.G1017]" office:value-type="float" office:value="0" calcext:value-type="float">
            <text:p>0</text:p>
          </table:table-cell>
          <table:table-cell table:formula="of:=[.B1017]-[.H1017]" office:value-type="float" office:value="0" calcext:value-type="float">
            <text:p>0</text:p>
          </table:table-cell>
          <table:table-cell table:formula="of:=[.C1017]-[.I10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8]-[.G1018]" office:value-type="float" office:value="0" calcext:value-type="float">
            <text:p>0</text:p>
          </table:table-cell>
          <table:table-cell table:formula="of:=[.B1018]-[.H1018]" office:value-type="float" office:value="0" calcext:value-type="float">
            <text:p>0</text:p>
          </table:table-cell>
          <table:table-cell table:formula="of:=[.C1018]-[.I10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19]-[.G1019]" office:value-type="float" office:value="0" calcext:value-type="float">
            <text:p>0</text:p>
          </table:table-cell>
          <table:table-cell table:formula="of:=[.B1019]-[.H1019]" office:value-type="float" office:value="0" calcext:value-type="float">
            <text:p>0</text:p>
          </table:table-cell>
          <table:table-cell table:formula="of:=[.C1019]-[.I10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0]-[.G1020]" office:value-type="float" office:value="0" calcext:value-type="float">
            <text:p>0</text:p>
          </table:table-cell>
          <table:table-cell table:formula="of:=[.B1020]-[.H1020]" office:value-type="float" office:value="0" calcext:value-type="float">
            <text:p>0</text:p>
          </table:table-cell>
          <table:table-cell table:formula="of:=[.C1020]-[.I10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1]-[.G1021]" office:value-type="float" office:value="0" calcext:value-type="float">
            <text:p>0</text:p>
          </table:table-cell>
          <table:table-cell table:formula="of:=[.B1021]-[.H1021]" office:value-type="float" office:value="0" calcext:value-type="float">
            <text:p>0</text:p>
          </table:table-cell>
          <table:table-cell table:formula="of:=[.C1021]-[.I10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2]-[.G1022]" office:value-type="float" office:value="0" calcext:value-type="float">
            <text:p>0</text:p>
          </table:table-cell>
          <table:table-cell table:formula="of:=[.B1022]-[.H1022]" office:value-type="float" office:value="0" calcext:value-type="float">
            <text:p>0</text:p>
          </table:table-cell>
          <table:table-cell table:formula="of:=[.C1022]-[.I10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3]-[.G1023]" office:value-type="float" office:value="0" calcext:value-type="float">
            <text:p>0</text:p>
          </table:table-cell>
          <table:table-cell table:formula="of:=[.B1023]-[.H1023]" office:value-type="float" office:value="0" calcext:value-type="float">
            <text:p>0</text:p>
          </table:table-cell>
          <table:table-cell table:formula="of:=[.C1023]-[.I10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4]-[.G1024]" office:value-type="float" office:value="0" calcext:value-type="float">
            <text:p>0</text:p>
          </table:table-cell>
          <table:table-cell table:formula="of:=[.B1024]-[.H1024]" office:value-type="float" office:value="0" calcext:value-type="float">
            <text:p>0</text:p>
          </table:table-cell>
          <table:table-cell table:formula="of:=[.C1024]-[.I10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5]-[.G1025]" office:value-type="float" office:value="0" calcext:value-type="float">
            <text:p>0</text:p>
          </table:table-cell>
          <table:table-cell table:formula="of:=[.B1025]-[.H1025]" office:value-type="float" office:value="0" calcext:value-type="float">
            <text:p>0</text:p>
          </table:table-cell>
          <table:table-cell table:formula="of:=[.C1025]-[.I10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6]-[.G1026]" office:value-type="float" office:value="0" calcext:value-type="float">
            <text:p>0</text:p>
          </table:table-cell>
          <table:table-cell table:formula="of:=[.B1026]-[.H1026]" office:value-type="float" office:value="0" calcext:value-type="float">
            <text:p>0</text:p>
          </table:table-cell>
          <table:table-cell table:formula="of:=[.C1026]-[.I10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7]-[.G1027]" office:value-type="float" office:value="0" calcext:value-type="float">
            <text:p>0</text:p>
          </table:table-cell>
          <table:table-cell table:formula="of:=[.B1027]-[.H1027]" office:value-type="float" office:value="0" calcext:value-type="float">
            <text:p>0</text:p>
          </table:table-cell>
          <table:table-cell table:formula="of:=[.C1027]-[.I10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8]-[.G1028]" office:value-type="float" office:value="0" calcext:value-type="float">
            <text:p>0</text:p>
          </table:table-cell>
          <table:table-cell table:formula="of:=[.B1028]-[.H1028]" office:value-type="float" office:value="0" calcext:value-type="float">
            <text:p>0</text:p>
          </table:table-cell>
          <table:table-cell table:formula="of:=[.C1028]-[.I10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29]-[.G1029]" office:value-type="float" office:value="0" calcext:value-type="float">
            <text:p>0</text:p>
          </table:table-cell>
          <table:table-cell table:formula="of:=[.B1029]-[.H1029]" office:value-type="float" office:value="0" calcext:value-type="float">
            <text:p>0</text:p>
          </table:table-cell>
          <table:table-cell table:formula="of:=[.C1029]-[.I10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0]-[.G1030]" office:value-type="float" office:value="0" calcext:value-type="float">
            <text:p>0</text:p>
          </table:table-cell>
          <table:table-cell table:formula="of:=[.B1030]-[.H1030]" office:value-type="float" office:value="0" calcext:value-type="float">
            <text:p>0</text:p>
          </table:table-cell>
          <table:table-cell table:formula="of:=[.C1030]-[.I10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1]-[.G1031]" office:value-type="float" office:value="0" calcext:value-type="float">
            <text:p>0</text:p>
          </table:table-cell>
          <table:table-cell table:formula="of:=[.B1031]-[.H1031]" office:value-type="float" office:value="0" calcext:value-type="float">
            <text:p>0</text:p>
          </table:table-cell>
          <table:table-cell table:formula="of:=[.C1031]-[.I10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2]-[.G1032]" office:value-type="float" office:value="0" calcext:value-type="float">
            <text:p>0</text:p>
          </table:table-cell>
          <table:table-cell table:formula="of:=[.B1032]-[.H1032]" office:value-type="float" office:value="0" calcext:value-type="float">
            <text:p>0</text:p>
          </table:table-cell>
          <table:table-cell table:formula="of:=[.C1032]-[.I10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3]-[.G1033]" office:value-type="float" office:value="0" calcext:value-type="float">
            <text:p>0</text:p>
          </table:table-cell>
          <table:table-cell table:formula="of:=[.B1033]-[.H1033]" office:value-type="float" office:value="0" calcext:value-type="float">
            <text:p>0</text:p>
          </table:table-cell>
          <table:table-cell table:formula="of:=[.C1033]-[.I10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4]-[.G1034]" office:value-type="float" office:value="0" calcext:value-type="float">
            <text:p>0</text:p>
          </table:table-cell>
          <table:table-cell table:formula="of:=[.B1034]-[.H1034]" office:value-type="float" office:value="0" calcext:value-type="float">
            <text:p>0</text:p>
          </table:table-cell>
          <table:table-cell table:formula="of:=[.C1034]-[.I10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5]-[.G1035]" office:value-type="float" office:value="0" calcext:value-type="float">
            <text:p>0</text:p>
          </table:table-cell>
          <table:table-cell table:formula="of:=[.B1035]-[.H1035]" office:value-type="float" office:value="0" calcext:value-type="float">
            <text:p>0</text:p>
          </table:table-cell>
          <table:table-cell table:formula="of:=[.C1035]-[.I10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6]-[.G1036]" office:value-type="float" office:value="0" calcext:value-type="float">
            <text:p>0</text:p>
          </table:table-cell>
          <table:table-cell table:formula="of:=[.B1036]-[.H1036]" office:value-type="float" office:value="0" calcext:value-type="float">
            <text:p>0</text:p>
          </table:table-cell>
          <table:table-cell table:formula="of:=[.C1036]-[.I10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7]-[.G1037]" office:value-type="float" office:value="0" calcext:value-type="float">
            <text:p>0</text:p>
          </table:table-cell>
          <table:table-cell table:formula="of:=[.B1037]-[.H1037]" office:value-type="float" office:value="0" calcext:value-type="float">
            <text:p>0</text:p>
          </table:table-cell>
          <table:table-cell table:formula="of:=[.C1037]-[.I10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8]-[.G1038]" office:value-type="float" office:value="0" calcext:value-type="float">
            <text:p>0</text:p>
          </table:table-cell>
          <table:table-cell table:formula="of:=[.B1038]-[.H1038]" office:value-type="float" office:value="0" calcext:value-type="float">
            <text:p>0</text:p>
          </table:table-cell>
          <table:table-cell table:formula="of:=[.C1038]-[.I10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39]-[.G1039]" office:value-type="float" office:value="0" calcext:value-type="float">
            <text:p>0</text:p>
          </table:table-cell>
          <table:table-cell table:formula="of:=[.B1039]-[.H1039]" office:value-type="float" office:value="0" calcext:value-type="float">
            <text:p>0</text:p>
          </table:table-cell>
          <table:table-cell table:formula="of:=[.C1039]-[.I10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0]-[.G1040]" office:value-type="float" office:value="0" calcext:value-type="float">
            <text:p>0</text:p>
          </table:table-cell>
          <table:table-cell table:formula="of:=[.B1040]-[.H1040]" office:value-type="float" office:value="0" calcext:value-type="float">
            <text:p>0</text:p>
          </table:table-cell>
          <table:table-cell table:formula="of:=[.C1040]-[.I10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1]-[.G1041]" office:value-type="float" office:value="0" calcext:value-type="float">
            <text:p>0</text:p>
          </table:table-cell>
          <table:table-cell table:formula="of:=[.B1041]-[.H1041]" office:value-type="float" office:value="0" calcext:value-type="float">
            <text:p>0</text:p>
          </table:table-cell>
          <table:table-cell table:formula="of:=[.C1041]-[.I10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2]-[.G1042]" office:value-type="float" office:value="0" calcext:value-type="float">
            <text:p>0</text:p>
          </table:table-cell>
          <table:table-cell table:formula="of:=[.B1042]-[.H1042]" office:value-type="float" office:value="0" calcext:value-type="float">
            <text:p>0</text:p>
          </table:table-cell>
          <table:table-cell table:formula="of:=[.C1042]-[.I10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3]-[.G1043]" office:value-type="float" office:value="0" calcext:value-type="float">
            <text:p>0</text:p>
          </table:table-cell>
          <table:table-cell table:formula="of:=[.B1043]-[.H1043]" office:value-type="float" office:value="0" calcext:value-type="float">
            <text:p>0</text:p>
          </table:table-cell>
          <table:table-cell table:formula="of:=[.C1043]-[.I10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4]-[.G1044]" office:value-type="float" office:value="0" calcext:value-type="float">
            <text:p>0</text:p>
          </table:table-cell>
          <table:table-cell table:formula="of:=[.B1044]-[.H1044]" office:value-type="float" office:value="0" calcext:value-type="float">
            <text:p>0</text:p>
          </table:table-cell>
          <table:table-cell table:formula="of:=[.C1044]-[.I10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5]-[.G1045]" office:value-type="float" office:value="0" calcext:value-type="float">
            <text:p>0</text:p>
          </table:table-cell>
          <table:table-cell table:formula="of:=[.B1045]-[.H1045]" office:value-type="float" office:value="0" calcext:value-type="float">
            <text:p>0</text:p>
          </table:table-cell>
          <table:table-cell table:formula="of:=[.C1045]-[.I10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6]-[.G1046]" office:value-type="float" office:value="0" calcext:value-type="float">
            <text:p>0</text:p>
          </table:table-cell>
          <table:table-cell table:formula="of:=[.B1046]-[.H1046]" office:value-type="float" office:value="0" calcext:value-type="float">
            <text:p>0</text:p>
          </table:table-cell>
          <table:table-cell table:formula="of:=[.C1046]-[.I10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7]-[.G1047]" office:value-type="float" office:value="0" calcext:value-type="float">
            <text:p>0</text:p>
          </table:table-cell>
          <table:table-cell table:formula="of:=[.B1047]-[.H1047]" office:value-type="float" office:value="0" calcext:value-type="float">
            <text:p>0</text:p>
          </table:table-cell>
          <table:table-cell table:formula="of:=[.C1047]-[.I10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8]-[.G1048]" office:value-type="float" office:value="0" calcext:value-type="float">
            <text:p>0</text:p>
          </table:table-cell>
          <table:table-cell table:formula="of:=[.B1048]-[.H1048]" office:value-type="float" office:value="0" calcext:value-type="float">
            <text:p>0</text:p>
          </table:table-cell>
          <table:table-cell table:formula="of:=[.C1048]-[.I10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49]-[.G1049]" office:value-type="float" office:value="0" calcext:value-type="float">
            <text:p>0</text:p>
          </table:table-cell>
          <table:table-cell table:formula="of:=[.B1049]-[.H1049]" office:value-type="float" office:value="0" calcext:value-type="float">
            <text:p>0</text:p>
          </table:table-cell>
          <table:table-cell table:formula="of:=[.C1049]-[.I10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0]-[.G1050]" office:value-type="float" office:value="0" calcext:value-type="float">
            <text:p>0</text:p>
          </table:table-cell>
          <table:table-cell table:formula="of:=[.B1050]-[.H1050]" office:value-type="float" office:value="0" calcext:value-type="float">
            <text:p>0</text:p>
          </table:table-cell>
          <table:table-cell table:formula="of:=[.C1050]-[.I10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1]-[.G1051]" office:value-type="float" office:value="0" calcext:value-type="float">
            <text:p>0</text:p>
          </table:table-cell>
          <table:table-cell table:formula="of:=[.B1051]-[.H1051]" office:value-type="float" office:value="0" calcext:value-type="float">
            <text:p>0</text:p>
          </table:table-cell>
          <table:table-cell table:formula="of:=[.C1051]-[.I10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2]-[.G1052]" office:value-type="float" office:value="0" calcext:value-type="float">
            <text:p>0</text:p>
          </table:table-cell>
          <table:table-cell table:formula="of:=[.B1052]-[.H1052]" office:value-type="float" office:value="0" calcext:value-type="float">
            <text:p>0</text:p>
          </table:table-cell>
          <table:table-cell table:formula="of:=[.C1052]-[.I10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3]-[.G1053]" office:value-type="float" office:value="0" calcext:value-type="float">
            <text:p>0</text:p>
          </table:table-cell>
          <table:table-cell table:formula="of:=[.B1053]-[.H1053]" office:value-type="float" office:value="0" calcext:value-type="float">
            <text:p>0</text:p>
          </table:table-cell>
          <table:table-cell table:formula="of:=[.C1053]-[.I10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4]-[.G1054]" office:value-type="float" office:value="0" calcext:value-type="float">
            <text:p>0</text:p>
          </table:table-cell>
          <table:table-cell table:formula="of:=[.B1054]-[.H1054]" office:value-type="float" office:value="0" calcext:value-type="float">
            <text:p>0</text:p>
          </table:table-cell>
          <table:table-cell table:formula="of:=[.C1054]-[.I10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5]-[.G1055]" office:value-type="float" office:value="0" calcext:value-type="float">
            <text:p>0</text:p>
          </table:table-cell>
          <table:table-cell table:formula="of:=[.B1055]-[.H1055]" office:value-type="float" office:value="0" calcext:value-type="float">
            <text:p>0</text:p>
          </table:table-cell>
          <table:table-cell table:formula="of:=[.C1055]-[.I10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6]-[.G1056]" office:value-type="float" office:value="0" calcext:value-type="float">
            <text:p>0</text:p>
          </table:table-cell>
          <table:table-cell table:formula="of:=[.B1056]-[.H1056]" office:value-type="float" office:value="0" calcext:value-type="float">
            <text:p>0</text:p>
          </table:table-cell>
          <table:table-cell table:formula="of:=[.C1056]-[.I10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7]-[.G1057]" office:value-type="float" office:value="0" calcext:value-type="float">
            <text:p>0</text:p>
          </table:table-cell>
          <table:table-cell table:formula="of:=[.B1057]-[.H1057]" office:value-type="float" office:value="0" calcext:value-type="float">
            <text:p>0</text:p>
          </table:table-cell>
          <table:table-cell table:formula="of:=[.C1057]-[.I10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8]-[.G1058]" office:value-type="float" office:value="0" calcext:value-type="float">
            <text:p>0</text:p>
          </table:table-cell>
          <table:table-cell table:formula="of:=[.B1058]-[.H1058]" office:value-type="float" office:value="0" calcext:value-type="float">
            <text:p>0</text:p>
          </table:table-cell>
          <table:table-cell table:formula="of:=[.C1058]-[.I10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59]-[.G1059]" office:value-type="float" office:value="0" calcext:value-type="float">
            <text:p>0</text:p>
          </table:table-cell>
          <table:table-cell table:formula="of:=[.B1059]-[.H1059]" office:value-type="float" office:value="0" calcext:value-type="float">
            <text:p>0</text:p>
          </table:table-cell>
          <table:table-cell table:formula="of:=[.C1059]-[.I10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60]-[.G1060]" office:value-type="float" office:value="0" calcext:value-type="float">
            <text:p>0</text:p>
          </table:table-cell>
          <table:table-cell table:formula="of:=[.B1060]-[.H1060]" office:value-type="float" office:value="0" calcext:value-type="float">
            <text:p>0</text:p>
          </table:table-cell>
          <table:table-cell table:formula="of:=[.C1060]-[.I10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61]-[.G1061]" office:value-type="float" office:value="0" calcext:value-type="float">
            <text:p>0</text:p>
          </table:table-cell>
          <table:table-cell table:formula="of:=[.B1061]-[.H1061]" office:value-type="float" office:value="0" calcext:value-type="float">
            <text:p>0</text:p>
          </table:table-cell>
          <table:table-cell table:formula="of:=[.C1061]-[.I10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A1062]-[.G1062]" office:value-type="float" office:value="0" calcext:value-type="float">
            <text:p>0</text:p>
          </table:table-cell>
          <table:table-cell table:formula="of:=[.B1062]-[.H1062]" office:value-type="float" office:value="0" calcext:value-type="float">
            <text:p>0</text:p>
          </table:table-cell>
          <table:table-cell table:formula="of:=[.C1062]-[.I1062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5-08-03T22:32:12.396000000</dc:date>
    <meta:editing-duration>PT3M39S</meta:editing-duration>
    <meta:editing-cycles>2</meta:editing-cycles>
    <meta:document-statistic meta:table-count="1" meta:cell-count="91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6cm" chart:style-name="ch2">
          <text:p>X error</text:p>
        </chart:title>
        <chart:legend chart:legend-position="end" svg:x="13.518cm" svg:y="4.201cm" style:legend-expansion="high" chart:style-name="ch3"/>
        <chart:plot-area chart:style-name="ch4" table:cell-range-address="Sheet1.L1:Sheet1.L1062" chart:data-source-has-labels="row" svg:x="0.77cm" svg:y="1.635cm" svg:width="12.108cm" svg:height="6.765cm">
          <chartooo:coordinate-region svg:x="1.312cm" svg:y="1.834cm" svg:width="11.194cm" svg:height="6.3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1062" chart:label-cell-address="Sheet1.L1:Sheet1.L1" chart:class="chart:scatter">
            <chart:data-point chart:repeated="10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in X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5837">
                <text:p>0.215837</text:p>
                <draw:g>
                  <svg:desc>Sheet1.L2:Sheet1.L10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537">
                <text:p>0.17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952">
                <text:p>0.197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608">
                <text:p>0.243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6479">
                <text:p>0.186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3515">
                <text:p>0.19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418">
                <text:p>0.18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248">
                <text:p>0.103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625">
                <text:p>0.123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103">
                <text:p>0.114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037">
                <text:p>0.14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1269">
                <text:p>0.031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6338">
                <text:p>-0.016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377">
                <text:p>0.077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10512">
                <text:p>0.1110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7098">
                <text:p>0.0627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9186">
                <text:p>0.149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34927">
                <text:p>0.0634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9705">
                <text:p>0.0809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423272">
                <text:p>0.03423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06381">
                <text:p>0.1006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87245">
                <text:p>0.1387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6254">
                <text:p>0.1386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6254">
                <text:p>0.1386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08771">
                <text:p>0.1508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51833">
                <text:p>0.0651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0393">
                <text:p>0.0110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8308">
                <text:p>0.0848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35884">
                <text:p>0.0935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601310000000001">
                <text:p>-0.0060131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059887">
                <text:p>-0.1059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059887">
                <text:p>-0.1059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059887">
                <text:p>-0.1059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59887">
                <text:p>-0.1059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532294">
                <text:p>-0.2532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72238">
                <text:p>-0.372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0535">
                <text:p>-0.70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46867">
                <text:p>-0.946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46867">
                <text:p>-0.946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94999">
                <text:p>-0.294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55084">
                <text:p>-0.155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0643">
                <text:p>0.060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65492">
                <text:p>-0.165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664950000000002">
                <text:p>-0.06649500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253">
                <text:p>0.368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6326">
                <text:p>0.456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5026">
                <text:p>0.585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363">
                <text:p>0.653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363">
                <text:p>0.65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0956">
                <text:p>1.270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69778">
                <text:p>1.469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03152">
                <text:p>1.303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47932">
                <text:p>1.447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09846">
                <text:p>1.409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126">
                <text:p>1.54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6731">
                <text:p>0.9567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178">
                <text:p>0.34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178">
                <text:p>0.34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178">
                <text:p>0.34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4781">
                <text:p>0.7847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1723">
                <text:p>-0.11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719979999999999">
                <text:p>-0.071997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408">
                <text:p>0.486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6408">
                <text:p>0.486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9473">
                <text:p>0.799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9473">
                <text:p>0.799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9473">
                <text:p>0.799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00307">
                <text:p>-0.100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970541">
                <text:p>-0.2970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66274">
                <text:p>0.0566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43405">
                <text:p>-0.543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196499">
                <text:p>-0.3196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2006">
                <text:p>-0.042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2006">
                <text:p>-0.042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77294">
                <text:p>-0.277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48367">
                <text:p>-0.448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48367">
                <text:p>-0.4483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6091">
                <text:p>-0.36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69142">
                <text:p>-0.369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62583">
                <text:p>-0.4762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31031">
                <text:p>-0.431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26569">
                <text:p>-0.426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6377">
                <text:p>-0.286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4499">
                <text:p>-0.174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44497">
                <text:p>-0.144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91871">
                <text:p>-0.091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77564">
                <text:p>-0.177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60301">
                <text:p>-0.060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792">
                <text:p>-0.057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2011">
                <text:p>-0.02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9587">
                <text:p>0.139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8482">
                <text:p>0.3884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8482">
                <text:p>0.388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078">
                <text:p>0.40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078">
                <text:p>0.40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7258">
                <text:p>0.4072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5417">
                <text:p>0.1454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78814">
                <text:p>0.3788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42279">
                <text:p>0.5422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42279">
                <text:p>0.542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394919">
                <text:p>0.63949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34211">
                <text:p>0.79342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934211">
                <text:p>0.7934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2708078">
                <text:p>0.72708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4571">
                <text:p>0.5845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17147">
                <text:p>0.3217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25977">
                <text:p>0.60259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551736">
                <text:p>0.6551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71941">
                <text:p>0.7171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5533">
                <text:p>0.375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5533">
                <text:p>0.3755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22706">
                <text:p>0.27227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84797">
                <text:p>0.1847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19">
                <text:p>0.0729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5883">
                <text:p>0.1758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28829">
                <text:p>-0.0288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4339">
                <text:p>0.064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9043">
                <text:p>-0.190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27374">
                <text:p>-0.27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78091">
                <text:p>-0.178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35221">
                <text:p>-0.2352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3461">
                <text:p>0.213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7861">
                <text:p>0.3078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019">
                <text:p>-0.06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4112">
                <text:p>-0.14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58600000000001">
                <text:p>0.09586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93218">
                <text:p>0.3932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8688">
                <text:p>0.4886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7951">
                <text:p>0.557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4403">
                <text:p>0.34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4403">
                <text:p>0.34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023">
                <text:p>0.320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587">
                <text:p>0.20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54300000000001">
                <text:p>0.06543000000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09">
                <text:p>0.05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09">
                <text:p>0.054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344">
                <text:p>0.10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344">
                <text:p>0.10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655">
                <text:p>0.246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265">
                <text:p>0.36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549">
                <text:p>0.37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9596">
                <text:p>0.495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9596">
                <text:p>0.495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9596">
                <text:p>0.49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1738">
                <text:p>0.51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652">
                <text:p>0.626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081">
                <text:p>0.830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648">
                <text:p>0.606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3789">
                <text:p>0.437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539">
                <text:p>0.935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5032">
                <text:p>0.85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6404">
                <text:p>1.564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83059">
                <text:p>1.6830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10839">
                <text:p>1.5108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2985">
                <text:p>0.9029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90961">
                <text:p>1.3909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96339">
                <text:p>1.1963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39952">
                <text:p>1.0399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06578">
                <text:p>1.206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59614">
                <text:p>1.0596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91826">
                <text:p>1.4918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62807">
                <text:p>1.4628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81947">
                <text:p>1.081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0438">
                <text:p>0.920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20438">
                <text:p>0.920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5812">
                <text:p>0.365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294008">
                <text:p>0.11294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0800000000001">
                <text:p>0.001408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699886">
                <text:p>-0.16998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699886">
                <text:p>-0.16998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3805165">
                <text:p>-0.38051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805165">
                <text:p>-0.38051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948232">
                <text:p>-0.29482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705227">
                <text:p>-0.27052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14">
                <text:p>0.13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1685">
                <text:p>0.1916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819">
                <text:p>0.029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42499999999995">
                <text:p>0.00142499999999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37436">
                <text:p>-0.1374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47456">
                <text:p>-0.147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30218">
                <text:p>-0.30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22491">
                <text:p>-0.3224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06662">
                <text:p>-0.606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70145">
                <text:p>-0.70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0145">
                <text:p>-0.701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22616">
                <text:p>-0.9226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97011">
                <text:p>-1.2970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24586">
                <text:p>-1.624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781157">
                <text:p>-1.781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095357">
                <text:p>-2.0953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832149">
                <text:p>-2.832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751967">
                <text:p>-2.7519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165477">
                <text:p>-3.1654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.1625714">
                <text:p>-3.16257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1625714">
                <text:p>-3.1625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4163462">
                <text:p>-3.41634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.7091262">
                <text:p>-3.7091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.031254">
                <text:p>-4.0312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07758">
                <text:p>-4.0077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.943032">
                <text:p>-3.9430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520678">
                <text:p>-3.5206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160538">
                <text:p>-3.1605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160538">
                <text:p>-3.1605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72931">
                <text:p>-2.729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72931">
                <text:p>-2.729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.448053">
                <text:p>-2.448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008954">
                <text:p>-2.0089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416244">
                <text:p>-1.4162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341767">
                <text:p>-1.3417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63387">
                <text:p>-0.5633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15382">
                <text:p>1.0153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92027">
                <text:p>1.0920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78769">
                <text:p>1.3787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35922">
                <text:p>1.335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5093">
                <text:p>1.95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5201">
                <text:p>1.952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26598">
                <text:p>3.265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2862">
                <text:p>3.82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82862">
                <text:p>3.82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8431">
                <text:p>3.84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8626">
                <text:p>4.286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97895">
                <text:p>4.978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084217">
                <text:p>5.0842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04298">
                <text:p>5.042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989938">
                <text:p>4.9899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370441">
                <text:p>5.370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370441">
                <text:p>5.3704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649886">
                <text:p>5.6498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702256">
                <text:p>5.7022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326841">
                <text:p>5.326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412531">
                <text:p>5.4125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376789">
                <text:p>5.3767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526749">
                <text:p>5.5267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26749">
                <text:p>5.5267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355975">
                <text:p>5.3559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121444">
                <text:p>5.1214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90542">
                <text:p>4.905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76437">
                <text:p>4.8764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492232">
                <text:p>4.4922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429483">
                <text:p>4.429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29483">
                <text:p>4.4294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429483">
                <text:p>4.4294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429483">
                <text:p>4.4294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284283">
                <text:p>4.2842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10924">
                <text:p>2.9109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64723">
                <text:p>2.4647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36283">
                <text:p>1.9362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1376">
                <text:p>1.913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28843">
                <text:p>1.3288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65291">
                <text:p>0.8652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8714">
                <text:p>0.4987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82394">
                <text:p>0.40823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88501">
                <text:p>-0.0885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88501">
                <text:p>-0.0885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88501">
                <text:p>-0.0885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88501">
                <text:p>-0.0885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68462">
                <text:p>-0.5684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043132">
                <text:p>-1.0431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652507">
                <text:p>-1.6525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12971">
                <text:p>-2.129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127639">
                <text:p>-2.1276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477549">
                <text:p>-2.4775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.439654">
                <text:p>-3.4396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.442573">
                <text:p>-3.4425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.825813">
                <text:p>-3.8258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.807693">
                <text:p>-3.8076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7761499">
                <text:p>-3.77614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7761499">
                <text:p>-3.77614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.3960082">
                <text:p>-4.39600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1912982">
                <text:p>-4.19129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.9361315">
                <text:p>-4.9361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9133126">
                <text:p>-4.9133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5.8809567">
                <text:p>-5.88095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6.0971968">
                <text:p>-6.09719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6.0971968">
                <text:p>-6.09719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6.370706">
                <text:p>-6.3707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.553996">
                <text:p>-6.5539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.043438">
                <text:p>-6.0434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.369513">
                <text:p>-5.3695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.974331">
                <text:p>-4.9743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.405421">
                <text:p>-4.4054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403699">
                <text:p>-4.4036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717057">
                <text:p>-3.7170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.492448">
                <text:p>-3.4924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.26073">
                <text:p>-3.260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.26073">
                <text:p>-3.26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711138">
                <text:p>-2.7111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418358">
                <text:p>-2.418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083276">
                <text:p>-2.0832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.036992">
                <text:p>-2.0369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670988">
                <text:p>-1.6709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241677">
                <text:p>-1.2416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72813">
                <text:p>-0.4728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449082">
                <text:p>-0.4490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81204">
                <text:p>0.4812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16665">
                <text:p>1.5166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84407">
                <text:p>1.5844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303023">
                <text:p>2.3030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63434">
                <text:p>3.634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39525">
                <text:p>4.395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39525">
                <text:p>4.395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81666">
                <text:p>4.7816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195856">
                <text:p>5.1958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04449">
                <text:p>5.044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634051">
                <text:p>4.6340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869961">
                <text:p>3.869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846414">
                <text:p>3.846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036578">
                <text:p>3.0365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608118">
                <text:p>2.6081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408463">
                <text:p>2.4084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359081">
                <text:p>2.3590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080321">
                <text:p>2.0803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83882">
                <text:p>1.5838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00638">
                <text:p>1.2006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41866">
                <text:p>1.1418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08152">
                <text:p>1.0081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91539">
                <text:p>0.7915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4804">
                <text:p>0.7848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992">
                <text:p>0.439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2852">
                <text:p>0.1328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6235">
                <text:p>0.1262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33861">
                <text:p>-0.0338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3262">
                <text:p>-0.03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2607">
                <text:p>0.0126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0637">
                <text:p>0.0706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16467">
                <text:p>-0.0164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2295">
                <text:p>0.0322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5189">
                <text:p>-0.0051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24208">
                <text:p>-0.1242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74264">
                <text:p>-0.0742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217086">
                <text:p>-0.2170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113878">
                <text:p>-0.1138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36483">
                <text:p>-0.0364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341">
                <text:p>-0.03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303087">
                <text:p>-0.3030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34493">
                <text:p>-0.2344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2489">
                <text:p>-0.224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463669999999999">
                <text:p>-0.0463669999999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56689999999999">
                <text:p>0.03566899999999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5208">
                <text:p>0.1852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82804">
                <text:p>0.2828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74294">
                <text:p>0.3742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74294">
                <text:p>0.374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90981">
                <text:p>0.2909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2691">
                <text:p>0.3826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00243">
                <text:p>0.4002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8631">
                <text:p>0.286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3989">
                <text:p>0.439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14946">
                <text:p>0.5149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964">
                <text:p>0.369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773">
                <text:p>0.397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9773">
                <text:p>0.397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17269">
                <text:p>0.6172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89107">
                <text:p>0.5891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15718">
                <text:p>0.6157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15718">
                <text:p>0.6157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94344">
                <text:p>0.2943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53884">
                <text:p>0.2538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20534">
                <text:p>0.3205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4637276">
                <text:p>1.046372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8857276">
                <text:p>1.088572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4315">
                <text:p>0.9743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25046">
                <text:p>0.5250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09395461">
                <text:p>1.093954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7265461">
                <text:p>1.072654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81754">
                <text:p>0.6817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50778">
                <text:p>-0.507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29138">
                <text:p>-1.291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29138">
                <text:p>-1.291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53656">
                <text:p>-0.536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25162">
                <text:p>0.2251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23992">
                <text:p>0.4239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22982">
                <text:p>0.4229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72474">
                <text:p>0.4724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15808">
                <text:p>0.2158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15808">
                <text:p>0.2158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6941">
                <text:p>-0.169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40233">
                <text:p>0.2402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18869">
                <text:p>0.5188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8085">
                <text:p>0.4280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18744">
                <text:p>0.118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18744">
                <text:p>0.1187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18744">
                <text:p>0.1187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825623">
                <text:p>-0.8256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846371">
                <text:p>-0.8463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81962">
                <text:p>-0.81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41258">
                <text:p>-0.412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232929">
                <text:p>-0.2329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68556">
                <text:p>-0.2685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31912">
                <text:p>-0.1319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77139">
                <text:p>-0.177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702076">
                <text:p>-0.7020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72557">
                <text:p>-0.725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32271">
                <text:p>-0.322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46087">
                <text:p>0.3460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09268">
                <text:p>0.3092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09268">
                <text:p>0.3092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85873">
                <text:p>-0.0858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7245">
                <text:p>0.0972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7245">
                <text:p>0.0972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032362">
                <text:p>0.30323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87033">
                <text:p>0.6870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5753">
                <text:p>0.757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5753">
                <text:p>0.757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42839">
                <text:p>-0.428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42071">
                <text:p>-0.420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743588">
                <text:p>0.27435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32052">
                <text:p>0.4320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87192">
                <text:p>-0.2871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570456">
                <text:p>-0.5704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5979748">
                <text:p>-0.59797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778932">
                <text:p>0.17789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412599999999999">
                <text:p>0.004125999999999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1664">
                <text:p>0.0816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248083">
                <text:p>-0.2480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244479">
                <text:p>-0.2444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244479">
                <text:p>-0.2444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52138">
                <text:p>0.1521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187884">
                <text:p>0.21878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821999999999989">
                <text:p>0.0008219999999999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3064">
                <text:p>0.0230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78904">
                <text:p>0.4789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74252">
                <text:p>0.5742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74252">
                <text:p>0.5742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709236">
                <text:p>0.27092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7566">
                <text:p>0.375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93779">
                <text:p>0.4937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7136">
                <text:p>0.4371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2259">
                <text:p>0.522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240533">
                <text:p>0.52405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692563">
                <text:p>0.66925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610304">
                <text:p>0.66103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22103">
                <text:p>0.6221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038443">
                <text:p>0.50384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866443">
                <text:p>1.48664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56589">
                <text:p>1.4565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56589">
                <text:p>1.4565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44809">
                <text:p>0.9448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51371">
                <text:p>0.6513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24858">
                <text:p>1.2248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244876">
                <text:p>1.2448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419273">
                <text:p>1.4192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52182">
                <text:p>0.7521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52182">
                <text:p>0.7521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9689">
                <text:p>0.5096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324919">
                <text:p>0.83249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253259">
                <text:p>0.92532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171029">
                <text:p>0.81710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11315">
                <text:p>0.9113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06763">
                <text:p>0.8067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06763">
                <text:p>0.8067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97242">
                <text:p>0.797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73511">
                <text:p>0.8735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79604">
                <text:p>0.6796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26765">
                <text:p>0.7267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47416">
                <text:p>0.8474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95139">
                <text:p>0.6951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95139">
                <text:p>0.6951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73813">
                <text:p>0.2738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5461">
                <text:p>0.254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181">
                <text:p>0.181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747999999999971">
                <text:p>0.0007479999999999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10654">
                <text:p>-0.0106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5248">
                <text:p>0.0652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5248">
                <text:p>0.0652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33002">
                <text:p>-0.133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332068">
                <text:p>-0.3320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315293">
                <text:p>-0.3152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157612">
                <text:p>-0.1576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30001">
                <text:p>-0.0300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30001">
                <text:p>-0.030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225192">
                <text:p>-0.2251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216421">
                <text:p>-0.2164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98385">
                <text:p>-0.1983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196275">
                <text:p>-0.196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41668">
                <text:p>-0.1416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86901">
                <text:p>0.0869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6901">
                <text:p>0.0869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13085">
                <text:p>0.1130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6452">
                <text:p>0.046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58213">
                <text:p>-0.0582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19394">
                <text:p>-0.0193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19394">
                <text:p>-0.0193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82554">
                <text:p>-0.0825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82554">
                <text:p>-0.0825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253941">
                <text:p>-0.2539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280249">
                <text:p>-0.2802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239006">
                <text:p>-0.2390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346742">
                <text:p>-0.3467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380495">
                <text:p>-0.3804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380495">
                <text:p>-0.3804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380495">
                <text:p>-0.3804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73407">
                <text:p>-0.273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36139">
                <text:p>-0.0361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13504">
                <text:p>-0.1135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30897">
                <text:p>0.1308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9329">
                <text:p>0.293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9329">
                <text:p>0.293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65519">
                <text:p>0.1655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2684">
                <text:p>0.0726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52296">
                <text:p>0.0522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0028">
                <text:p>0.0200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37004">
                <text:p>0.2370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16904">
                <text:p>0.2169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16904">
                <text:p>0.2169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61266">
                <text:p>0.0612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1254">
                <text:p>0.1112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94466">
                <text:p>0.0944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5119">
                <text:p>0.0851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279078">
                <text:p>-0.2790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289828">
                <text:p>-0.2898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60891">
                <text:p>0.060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0139">
                <text:p>-0.0001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20009">
                <text:p>-0.200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217621">
                <text:p>-0.2176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163556">
                <text:p>-0.1635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15949">
                <text:p>-0.1159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61508">
                <text:p>0.0615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18605">
                <text:p>-0.186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204028">
                <text:p>-0.2040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375415">
                <text:p>-0.3754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91913">
                <text:p>-0.0919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43467">
                <text:p>0.1434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7151">
                <text:p>0.217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41418">
                <text:p>0.1414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08286">
                <text:p>0.1082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08286">
                <text:p>0.1082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930569999999999">
                <text:p>-0.09305699999999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95438">
                <text:p>-0.0954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43786">
                <text:p>0.2437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62471">
                <text:p>0.3624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22005">
                <text:p>0.3220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05211">
                <text:p>0.3052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05211">
                <text:p>0.3052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37002">
                <text:p>0.3370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98941">
                <text:p>0.1989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60100000000008">
                <text:p>0.004601000000000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03939999999998">
                <text:p>0.05039399999999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01609999999998">
                <text:p>0.05016099999999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71018">
                <text:p>0.2710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761">
                <text:p>0.5447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58291">
                <text:p>0.5582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58291">
                <text:p>0.5582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58291">
                <text:p>0.5582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61821">
                <text:p>0.5618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47563">
                <text:p>0.4475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05856">
                <text:p>0.4058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74447">
                <text:p>0.1744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0664">
                <text:p>0.0506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0154100000000001">
                <text:p>-0.001541000000000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79679999999999">
                <text:p>0.05796799999999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185602">
                <text:p>-0.1856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185602">
                <text:p>-0.1856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27004">
                <text:p>-0.270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27004">
                <text:p>-0.270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271177">
                <text:p>-0.2711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255021">
                <text:p>-0.2550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24416">
                <text:p>-0.244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209855">
                <text:p>-0.2098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253154">
                <text:p>-0.2531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53154">
                <text:p>-0.2531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221094">
                <text:p>-0.2210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72049">
                <text:p>-0.1720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205379">
                <text:p>-0.2053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99892">
                <text:p>-0.1998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25324">
                <text:p>-0.253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2342">
                <text:p>-0.234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228538">
                <text:p>-0.2285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09837">
                <text:p>-0.2098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19192">
                <text:p>-0.1191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188227">
                <text:p>-0.1882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126718">
                <text:p>-0.1267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26101">
                <text:p>-0.1261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149972">
                <text:p>-0.1499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178099">
                <text:p>-0.1780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43036">
                <text:p>-0.0430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21613">
                <text:p>-0.0216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0691">
                <text:p>-0.106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283569999999999">
                <text:p>-0.0283569999999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28053">
                <text:p>-0.0280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423360000000002">
                <text:p>-0.04233600000000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852">
                <text:p>0.088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230049999999999">
                <text:p>-0.0230049999999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27623">
                <text:p>-0.0276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657130000000001">
                <text:p>-0.06571300000000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601389999999999">
                <text:p>-0.06013899999999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601389999999999">
                <text:p>-0.06013899999999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22170000000001">
                <text:p>0.04221700000000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33927">
                <text:p>0.1339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764050000000002">
                <text:p>0.07640500000000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29343">
                <text:p>-0.0293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1124">
                <text:p>0.0111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29cm" svg:y="0.316cm" chart:style-name="ch2">
          <text:p>Y error</text:p>
        </chart:title>
        <chart:legend chart:legend-position="end" svg:x="13.465cm" svg:y="4.201cm" style:legend-expansion="high" chart:style-name="ch3"/>
        <chart:plot-area chart:style-name="ch4" table:cell-range-address="Sheet1.M1:Sheet1.M1062" chart:data-source-has-labels="row" svg:x="0.77cm" svg:y="1.635cm" svg:width="12.055cm" svg:height="6.765cm">
          <chartooo:coordinate-region svg:x="1.312cm" svg:y="1.834cm" svg:width="11.513cm" svg:height="6.3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1062" chart:label-cell-address="Sheet1.M1:Sheet1.M1" chart:class="chart:line">
            <chart:data-point chart:repeated="10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in Y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802527">
                <text:p>-0.1802527</text:p>
                <draw:g>
                  <svg:desc>Sheet1.M2:Sheet1.M10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44547">
                <text:p>-0.144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716">
                <text:p>-0.12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431">
                <text:p>-0.0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0973">
                <text:p>-0.050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2779">
                <text:p>-0.052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3797">
                <text:p>-0.043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485332">
                <text:p>-0.148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465402">
                <text:p>-0.1465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46261">
                <text:p>-0.1846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34631">
                <text:p>-0.1734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1169892">
                <text:p>-0.21169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5061">
                <text:p>-0.095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216039">
                <text:p>-0.2216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217309">
                <text:p>-0.2217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9299681">
                <text:p>-0.19299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7988">
                <text:p>-0.047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31325">
                <text:p>-0.031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1833">
                <text:p>-0.031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6178">
                <text:p>-0.06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00267">
                <text:p>-0.100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33617">
                <text:p>-0.033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105152">
                <text:p>-0.1105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105152">
                <text:p>-0.1105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92497">
                <text:p>-0.0892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3082">
                <text:p>0.113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0015">
                <text:p>-0.030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776223">
                <text:p>-0.0776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758253">
                <text:p>-0.0758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579">
                <text:p>0.014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9328">
                <text:p>0.069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9328">
                <text:p>0.069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9328">
                <text:p>0.069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9328">
                <text:p>0.069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58324">
                <text:p>-0.058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402">
                <text:p>0.033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07928">
                <text:p>-0.1079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032553">
                <text:p>-0.2032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032553">
                <text:p>-0.2032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04409">
                <text:p>-0.804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7989">
                <text:p>-0.877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0115092">
                <text:p>-0.50115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416172">
                <text:p>-0.5416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418912">
                <text:p>-0.6418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03887">
                <text:p>-0.803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13311">
                <text:p>-1.213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1351">
                <text:p>-1.321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799748">
                <text:p>-0.97997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799748">
                <text:p>-0.9799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09864">
                <text:p>-0.909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375696">
                <text:p>-1.375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46353">
                <text:p>-2.46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45215">
                <text:p>-2.452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814206">
                <text:p>-1.814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2418">
                <text:p>-0.012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48226">
                <text:p>-0.948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463334">
                <text:p>-2.46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463334">
                <text:p>-2.46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463334">
                <text:p>-2.463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0795">
                <text:p>0.470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117214">
                <text:p>-0.4117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5828604">
                <text:p>-1.5828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68345">
                <text:p>-0.268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68345">
                <text:p>-0.268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56548">
                <text:p>1.456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56548">
                <text:p>1.456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56548">
                <text:p>1.456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52582">
                <text:p>-0.152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404026">
                <text:p>-0.404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8268">
                <text:p>0.418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82000000000016">
                <text:p>0.00582000000000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816">
                <text:p>0.158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5352">
                <text:p>0.555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55352">
                <text:p>0.5553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08">
                <text:p>0.3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618">
                <text:p>0.446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4618">
                <text:p>0.446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119">
                <text:p>0.53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485">
                <text:p>0.594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534">
                <text:p>0.53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823">
                <text:p>0.42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9158">
                <text:p>0.49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8626">
                <text:p>0.988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10025">
                <text:p>1.11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69605">
                <text:p>1.2696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63665">
                <text:p>1.263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32744">
                <text:p>1.132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31058">
                <text:p>1.0310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50076">
                <text:p>1.150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48876">
                <text:p>1.148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15547">
                <text:p>1.315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94306">
                <text:p>1.194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4306">
                <text:p>1.194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743">
                <text:p>0.92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2743">
                <text:p>0.92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18338">
                <text:p>1.218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322">
                <text:p>0.72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0138">
                <text:p>-0.20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9329">
                <text:p>-0.79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79329">
                <text:p>-0.793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5984">
                <text:p>-0.95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24675">
                <text:p>-1.246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4675">
                <text:p>-1.24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5692">
                <text:p>-1.25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26633">
                <text:p>-2.26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24811">
                <text:p>-2.248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59113">
                <text:p>-1.59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72843">
                <text:p>-1.72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96473">
                <text:p>-1.964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11407">
                <text:p>-2.114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11407">
                <text:p>-2.114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31744">
                <text:p>-2.31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32321">
                <text:p>-2.32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10422">
                <text:p>-2.104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825053">
                <text:p>-1.825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825293">
                <text:p>-0.8252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16911">
                <text:p>-0.9169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953722">
                <text:p>-0.49537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572862">
                <text:p>-0.45728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577802">
                <text:p>-0.55778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5792032">
                <text:p>-0.5792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19268">
                <text:p>-0.1192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479343">
                <text:p>-0.14793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76878">
                <text:p>0.6768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9786">
                <text:p>0.4697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4208">
                <text:p>0.3242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44725">
                <text:p>-0.1447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901291">
                <text:p>-0.4901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5092">
                <text:p>0.255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1598">
                <text:p>0.1415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74119">
                <text:p>0.274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848720000000001">
                <text:p>-0.084872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848720000000001">
                <text:p>-0.084872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508578">
                <text:p>-0.5085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52132">
                <text:p>-0.7521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537899">
                <text:p>-0.5378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59486">
                <text:p>-0.594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9486">
                <text:p>-0.59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087957">
                <text:p>-1.0879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087957">
                <text:p>-1.0879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48205">
                <text:p>-0.48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8422">
                <text:p>-0.084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4188">
                <text:p>-0.4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42899">
                <text:p>-0.42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12553">
                <text:p>-1.2125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12553">
                <text:p>-1.212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12553">
                <text:p>-1.2125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14836">
                <text:p>-1.614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957113">
                <text:p>-1.9571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657927">
                <text:p>-1.6579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10714">
                <text:p>-0.910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834832">
                <text:p>-0.8348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786981">
                <text:p>-1.7869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628186">
                <text:p>-1.628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79892">
                <text:p>-2.2798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9135554">
                <text:p>-0.91355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936884">
                <text:p>-0.69368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3803">
                <text:p>0.2538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2929">
                <text:p>-0.729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46137">
                <text:p>-0.5461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47665">
                <text:p>-0.3476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85776">
                <text:p>-0.2857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92271">
                <text:p>-0.092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244193">
                <text:p>-0.244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09569999999999">
                <text:p>0.020956999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22184">
                <text:p>-0.221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5539">
                <text:p>-0.0755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75539">
                <text:p>-0.0755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775364">
                <text:p>-0.7753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93545">
                <text:p>-0.3935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31139">
                <text:p>-0.231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1673">
                <text:p>-0.716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71673">
                <text:p>-0.716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86933">
                <text:p>-0.869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86933">
                <text:p>-0.869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2901">
                <text:p>-0.229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8696">
                <text:p>0.68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319100000000001">
                <text:p>-0.03191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3771">
                <text:p>-0.137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36700000000001">
                <text:p>0.08367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0203">
                <text:p>0.102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382">
                <text:p>0.273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1221">
                <text:p>0.312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1221">
                <text:p>0.312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178">
                <text:p>0.281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2061">
                <text:p>-0.320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55722">
                <text:p>-0.557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55722">
                <text:p>-0.557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8082">
                <text:p>-0.180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37996">
                <text:p>-0.37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8657">
                <text:p>-0.386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1034">
                <text:p>-0.510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22231">
                <text:p>-0.222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362">
                <text:p>0.123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433">
                <text:p>0.14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117">
                <text:p>0.191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321">
                <text:p>0.15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5321">
                <text:p>0.15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44263">
                <text:p>-0.442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49024">
                <text:p>-0.490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9141">
                <text:p>-0.591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4294">
                <text:p>-0.642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89521">
                <text:p>-0.895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086">
                <text:p>-0.70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84204">
                <text:p>-0.842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84204">
                <text:p>-0.842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806957">
                <text:p>-0.8069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806957">
                <text:p>-0.8069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062488">
                <text:p>-1.062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464619">
                <text:p>-1.4646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469379">
                <text:p>-1.4693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49982">
                <text:p>-1.499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4665">
                <text:p>-1.46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15175">
                <text:p>-1.151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172086">
                <text:p>-1.1720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237294">
                <text:p>-1.2372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287284">
                <text:p>-1.2872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41831">
                <text:p>-0.9418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051505">
                <text:p>-1.0515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734915">
                <text:p>-0.7349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95341">
                <text:p>-0.2953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95341">
                <text:p>-0.2953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6166">
                <text:p>-0.061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85293">
                <text:p>-0.0852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78099999999998">
                <text:p>0.00278099999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825306">
                <text:p>-0.18253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26827039">
                <text:p>-0.26827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980842">
                <text:p>-0.1980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2906">
                <text:p>0.2829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82906">
                <text:p>0.2829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9719">
                <text:p>0.1797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43867">
                <text:p>0.743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9354">
                <text:p>0.5893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25084">
                <text:p>0.525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9265">
                <text:p>0.4692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716">
                <text:p>0.67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716">
                <text:p>0.6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77606">
                <text:p>0.8776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35454">
                <text:p>0.535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22666">
                <text:p>-0.1226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3091491">
                <text:p>-0.30914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3047651">
                <text:p>-0.30476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62067">
                <text:p>-0.1620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16983">
                <text:p>-0.0169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16983">
                <text:p>-0.0169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16983">
                <text:p>-0.0169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6983">
                <text:p>-0.016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6221">
                <text:p>-0.062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999547">
                <text:p>-0.9995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95319">
                <text:p>-0.953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736576">
                <text:p>-0.7365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70223">
                <text:p>-0.702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45762">
                <text:p>-0.5457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816693">
                <text:p>-0.8166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85699">
                <text:p>-0.9856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033514">
                <text:p>-1.0335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001977">
                <text:p>-1.0019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001977">
                <text:p>-1.0019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001977">
                <text:p>-1.0019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001977">
                <text:p>-1.001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437541">
                <text:p>-1.4375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743982">
                <text:p>-1.7439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153649">
                <text:p>-1.1536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720547">
                <text:p>-1.7205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694487">
                <text:p>-1.6944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768277">
                <text:p>-1.7682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611421">
                <text:p>-1.6114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61651">
                <text:p>-1.616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72363">
                <text:p>-1.723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470352">
                <text:p>-2.4703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251389">
                <text:p>-2.2513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251389">
                <text:p>-2.2513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865724">
                <text:p>-1.8657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487244">
                <text:p>-1.4872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347423">
                <text:p>-0.347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31886">
                <text:p>-0.4318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545505">
                <text:p>-0.5455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658458">
                <text:p>-0.6584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58458">
                <text:p>-0.6584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739941">
                <text:p>-1.7399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077713">
                <text:p>-3.0777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459223">
                <text:p>-3.4592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854393">
                <text:p>-2.8543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158118">
                <text:p>-2.158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693948">
                <text:p>-1.693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578845">
                <text:p>-1.5788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994361">
                <text:p>-0.9943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703519">
                <text:p>-0.7035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774561">
                <text:p>-0.7745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774561">
                <text:p>-0.7745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953849">
                <text:p>-0.9538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913383">
                <text:p>-0.9133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7256029">
                <text:p>-0.72560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65286591">
                <text:p>-0.652865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582915">
                <text:p>-0.5829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830555">
                <text:p>-0.8305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751759">
                <text:p>-1.7517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709991">
                <text:p>-1.709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953076">
                <text:p>-1.9530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462726">
                <text:p>-1.4627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379832">
                <text:p>-1.3798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820212">
                <text:p>-0.8202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753302">
                <text:p>-0.7533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48843">
                <text:p>-0.1488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48843">
                <text:p>-0.1488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536050000000001">
                <text:p>-0.0536050000000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08113">
                <text:p>0.7081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0985">
                <text:p>0.9809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76016">
                <text:p>1.1760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16555">
                <text:p>0.9165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38153">
                <text:p>0.9381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73408">
                <text:p>0.2734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73432">
                <text:p>0.1734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76485">
                <text:p>0.4764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07037">
                <text:p>0.5070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56849">
                <text:p>0.4568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5294">
                <text:p>0.0952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04816">
                <text:p>0.1048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05547">
                <text:p>0.1055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1353">
                <text:p>0.513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94414">
                <text:p>0.794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6238">
                <text:p>0.7862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34466">
                <text:p>1.0344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32061">
                <text:p>1.1320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9978">
                <text:p>1.1199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33213">
                <text:p>1.1332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35487">
                <text:p>1.0354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97377">
                <text:p>1.0973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64558">
                <text:p>1.0645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45947">
                <text:p>1.1459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71556">
                <text:p>1.4715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89555">
                <text:p>1.3895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77702">
                <text:p>1.1777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08743">
                <text:p>1.1087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18338">
                <text:p>0.818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17817">
                <text:p>0.8178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71865">
                <text:p>0.7718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4977">
                <text:p>1.049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44933">
                <text:p>1.3449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04366">
                <text:p>1.3043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71976">
                <text:p>1.1719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4108">
                <text:p>0.941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384291">
                <text:p>0.8384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5876914">
                <text:p>0.858769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28247714">
                <text:p>1.282477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278376">
                <text:p>1.2783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78376">
                <text:p>1.2783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54496">
                <text:p>1.5544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5593375">
                <text:p>1.55593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200241">
                <text:p>1.3200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0718">
                <text:p>0.8307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80926">
                <text:p>0.9809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23286">
                <text:p>1.1232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10185">
                <text:p>1.1101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79486">
                <text:p>0.3794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79486">
                <text:p>0.379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758333">
                <text:p>-0.758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713875">
                <text:p>-0.713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866731">
                <text:p>-0.8667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866731">
                <text:p>-0.8667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551453">
                <text:p>-1.5514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595813">
                <text:p>-1.5958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912403">
                <text:p>-1.9124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870483">
                <text:p>-1.8704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869331">
                <text:p>-1.8693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219241">
                <text:p>-2.2192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.425607">
                <text:p>-2.4256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732677">
                <text:p>-2.7326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771975">
                <text:p>-2.7719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.327187">
                <text:p>-3.3271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.906649">
                <text:p>-3.9066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.490924">
                <text:p>-3.4909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.490924">
                <text:p>-3.4909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722983">
                <text:p>-1.7229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634913">
                <text:p>-1.634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142602">
                <text:p>-2.1426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198046">
                <text:p>-2.1980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082029">
                <text:p>-2.0820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107076">
                <text:p>-1.1070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107076">
                <text:p>-1.1070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160578">
                <text:p>-1.1605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654412">
                <text:p>-0.6544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7586">
                <text:p>-0.75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103634">
                <text:p>-1.1036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373213">
                <text:p>-1.3732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373213">
                <text:p>-1.3732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373213">
                <text:p>-1.3732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908754">
                <text:p>-1.9087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807486">
                <text:p>-1.8074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320027">
                <text:p>-2.3200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805867">
                <text:p>-1.8058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479121">
                <text:p>-1.4791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362532">
                <text:p>-1.3625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600573">
                <text:p>-1.6005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102833">
                <text:p>-2.1028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437015">
                <text:p>-1.4370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403277">
                <text:p>-1.4032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046423">
                <text:p>-1.0464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66857">
                <text:p>-1.2668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496219">
                <text:p>-1.4962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496219">
                <text:p>-1.4962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791379">
                <text:p>-1.7913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014466">
                <text:p>-2.0144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014466">
                <text:p>-2.0144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170868">
                <text:p>-1.1708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184456">
                <text:p>-1.184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492322">
                <text:p>-1.4923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492322">
                <text:p>-1.4923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943505">
                <text:p>-0.9435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913321">
                <text:p>-0.9133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03941">
                <text:p>-0.3039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579354">
                <text:p>-0.5793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402794">
                <text:p>-1.4027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405174">
                <text:p>-1.405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402837">
                <text:p>-1.4028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316977">
                <text:p>-1.3169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871847">
                <text:p>-0.8718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765902">
                <text:p>-0.7659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046657">
                <text:p>-1.0466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104726">
                <text:p>-1.1047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104726">
                <text:p>-1.1047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191863">
                <text:p>-1.1918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756013">
                <text:p>-1.7560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724162">
                <text:p>-0.7241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65801">
                <text:p>-0.658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12904">
                <text:p>-1.129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97723">
                <text:p>-0.977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97723">
                <text:p>-0.97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5306">
                <text:p>-0.153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70054">
                <text:p>-0.700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86443">
                <text:p>0.5864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44653">
                <text:p>0.6446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48517">
                <text:p>0.5485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34377">
                <text:p>0.8343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08168">
                <text:p>0.9081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63708">
                <text:p>0.6637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81248">
                <text:p>0.6812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62597">
                <text:p>0.4625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116255">
                <text:p>1.1162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345131">
                <text:p>2.3451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345131">
                <text:p>2.3451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97596">
                <text:p>1.9975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878062">
                <text:p>1.878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57346">
                <text:p>2.573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65691">
                <text:p>2.656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88603">
                <text:p>2.886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7416">
                <text:p>2.74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7416">
                <text:p>2.74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420318">
                <text:p>2.4203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8493">
                <text:p>2.84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30395">
                <text:p>3.303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735265">
                <text:p>2.735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737895">
                <text:p>2.7378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87845">
                <text:p>2.878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87845">
                <text:p>2.878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20218">
                <text:p>3.202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29578">
                <text:p>3.295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57618">
                <text:p>3.57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60701">
                <text:p>3.607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046196">
                <text:p>2.0461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57466">
                <text:p>0.8574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7466">
                <text:p>0.8574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62129">
                <text:p>1.2621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64918">
                <text:p>1.1649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2505">
                <text:p>0.525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458000000000003">
                <text:p>0.004580000000000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848">
                <text:p>-0.08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30599">
                <text:p>-0.305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30599">
                <text:p>-0.305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0767">
                <text:p>0.107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7365">
                <text:p>-0.073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662">
                <text:p>0.16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20144">
                <text:p>0.3201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20144">
                <text:p>0.3201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27212">
                <text:p>0.6272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96502">
                <text:p>0.5965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08265">
                <text:p>0.308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36825">
                <text:p>0.2368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74663">
                <text:p>0.3746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36278">
                <text:p>0.4362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36278">
                <text:p>0.4362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43443">
                <text:p>0.3434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3042">
                <text:p>0.0430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342999999999982">
                <text:p>0.0003429999999999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58140000000001">
                <text:p>0.04581400000000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58140000000001">
                <text:p>0.04581400000000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0706">
                <text:p>0.0407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0706">
                <text:p>0.0407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1172">
                <text:p>0.0811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670259999999999">
                <text:p>0.06702599999999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556249999999999">
                <text:p>-0.0556249999999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85148">
                <text:p>0.2851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22974">
                <text:p>0.5229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22974">
                <text:p>0.5229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22974">
                <text:p>0.5229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5359">
                <text:p>0.353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12824">
                <text:p>0.2128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382138">
                <text:p>0.53821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15959">
                <text:p>0.7159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401019">
                <text:p>0.34010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401019">
                <text:p>0.34010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70967">
                <text:p>-0.0709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297102">
                <text:p>-0.2971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342831">
                <text:p>-0.3428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10994">
                <text:p>-0.0109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0261999999999998">
                <text:p>-0.0002619999999999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5717325">
                <text:p>-0.57173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5717325">
                <text:p>-0.57173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4825883">
                <text:p>-0.48258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112751">
                <text:p>-0.01127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2391937">
                <text:p>-0.023919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2465407">
                <text:p>-0.24654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3706788">
                <text:p>-0.037067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8168818">
                <text:p>-0.081688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440112">
                <text:p>-0.4401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80816435">
                <text:p>-0.1808164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59577">
                <text:p>0.1595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13565">
                <text:p>0.1135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08183">
                <text:p>0.1081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15178">
                <text:p>0.7151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55233">
                <text:p>0.2552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33858">
                <text:p>0.0338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52765">
                <text:p>-0.0527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124176">
                <text:p>-0.1241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6298">
                <text:p>0.162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00142">
                <text:p>0.7001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52881">
                <text:p>0.7528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52116">
                <text:p>0.6521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4828211">
                <text:p>-0.48282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4828211">
                <text:p>-0.48282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23046">
                <text:p>-0.1230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6017">
                <text:p>0.360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06319">
                <text:p>1.2063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331341">
                <text:p>1.3313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10011">
                <text:p>0.9100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02578">
                <text:p>0.1025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2578">
                <text:p>0.1025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648872">
                <text:p>-0.6488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91423">
                <text:p>0.0914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88307">
                <text:p>-0.0883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626209999999999">
                <text:p>-0.06262099999999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75589">
                <text:p>-0.0755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466989999999999">
                <text:p>0.0466989999999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22822">
                <text:p>0.3228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359182435">
                <text:p>-0.3591824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359182435">
                <text:p>-0.3591824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359182435">
                <text:p>-0.3591824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419244435">
                <text:p>-0.4192444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257135">
                <text:p>-1.2571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457403">
                <text:p>-1.4574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690448">
                <text:p>-1.6904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755178">
                <text:p>-1.7551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738102">
                <text:p>-1.7381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873782">
                <text:p>-1.8737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.028756">
                <text:p>-2.0287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.028756">
                <text:p>-2.0287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957922">
                <text:p>-1.9579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876982">
                <text:p>-1.8769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610235">
                <text:p>-1.61023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582337">
                <text:p>-1.5823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.437341">
                <text:p>-1.4373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39949">
                <text:p>-1.399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218142">
                <text:p>-1.2181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218142">
                <text:p>-1.2181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792259">
                <text:p>-0.7922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407151">
                <text:p>-0.407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20958">
                <text:p>-0.209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201299">
                <text:p>-0.2012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213806">
                <text:p>-0.2138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11144992">
                <text:p>-0.111449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1022692">
                <text:p>-0.110226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1464013">
                <text:p>-0.14640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690131">
                <text:p>-0.16901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388007">
                <text:p>-0.3880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1746817">
                <text:p>-0.17468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749447">
                <text:p>-0.17494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678794">
                <text:p>-0.06787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317495">
                <text:p>-0.33174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2123399">
                <text:p>-0.21233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1790151">
                <text:p>-0.17901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2192467">
                <text:p>-0.21924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335531">
                <text:p>-0.13355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990056">
                <text:p>-0.09900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1799382">
                <text:p>-0.17993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289597">
                <text:p>-0.22895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57351">
                <text:p>0.00573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4316">
                <text:p>0.0243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666603">
                <text:p>-0.06666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352594">
                <text:p>0.13525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352594">
                <text:p>0.13525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162164">
                <text:p>0.11621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67214">
                <text:p>0.01672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89992">
                <text:p>0.2899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5538894">
                <text:p>0.15538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23139">
                <text:p>-0.0231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55cm" svg:y="0.316cm" chart:style-name="ch2">
          <text:p>Z error</text:p>
        </chart:title>
        <chart:legend chart:legend-position="end" svg:x="13.518cm" svg:y="4.201cm" style:legend-expansion="high" chart:style-name="ch3"/>
        <chart:plot-area chart:style-name="ch4" table:cell-range-address="Sheet1.N1:Sheet1.N1062" chart:data-source-has-labels="row" svg:x="0.77cm" svg:y="1.635cm" svg:width="12.108cm" svg:height="6.765cm">
          <chartooo:coordinate-region svg:x="1.312cm" svg:y="1.834cm" svg:width="11.566cm" svg:height="6.3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1062" chart:label-cell-address="Sheet1.N1:Sheet1.N1" chart:class="chart:line">
            <chart:data-point chart:repeated="10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in Z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21499999999999">
                <text:p>-0.0221499999999999</text:p>
                <draw:g>
                  <svg:desc>Sheet1.N2:Sheet1.N10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0309">
                <text:p>-0.10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205">
                <text:p>-0.10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2049">
                <text:p>-0.22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289">
                <text:p>-0.22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22760000000001">
                <text:p>-0.22276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20140000000001">
                <text:p>-0.22014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734">
                <text:p>-0.22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686">
                <text:p>-0.22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449">
                <text:p>-0.12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373">
                <text:p>-0.12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256">
                <text:p>-0.13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20610000000001">
                <text:p>-0.22061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51000000000001">
                <text:p>-0.251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5065">
                <text:p>-0.25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02809999999999">
                <text:p>-0.20280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883199999999995">
                <text:p>-0.0883199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2699999999997">
                <text:p>0.0592699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3000000000004">
                <text:p>0.0593000000000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16199999999996">
                <text:p>0.0616199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339999999999563">
                <text:p>-0.000339999999999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60299999999992">
                <text:p>-0.0860299999999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5500000000003">
                <text:p>0.0425500000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5500000000003">
                <text:p>0.0425500000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5549999999999">
                <text:p>0.13554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8099999999989">
                <text:p>0.0308099999999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712">
                <text:p>0.10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6160000000001">
                <text:p>0.12616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6140000000001">
                <text:p>0.12614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5640000000001">
                <text:p>0.18564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3230000000001">
                <text:p>0.28323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3230000000001">
                <text:p>0.28323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3230000000001">
                <text:p>0.28323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3230000000001">
                <text:p>0.28323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535">
                <text:p>0.68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1986">
                <text:p>0.91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0703">
                <text:p>2.30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9461">
                <text:p>2.99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9461">
                <text:p>2.99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2429">
                <text:p>3.82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1252">
                <text:p>3.812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203">
                <text:p>3.8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0835">
                <text:p>4.00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9392">
                <text:p>3.99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4099">
                <text:p>4.44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4806">
                <text:p>4.74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2527">
                <text:p>4.72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3264">
                <text:p>4.43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264">
                <text:p>4.43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437">
                <text:p>3.0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8851">
                <text:p>2.58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6466">
                <text:p>2.76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3913">
                <text:p>2.73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633">
                <text:p>1.2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878639999999999">
                <text:p>-0.87863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09">
                <text:p>-1.28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2668">
                <text:p>-0.62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2668">
                <text:p>-0.62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2668">
                <text:p>-0.62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82689">
                <text:p>-3.82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81576">
                <text:p>-2.815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21596">
                <text:p>-2.21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34291">
                <text:p>-3.34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34291">
                <text:p>-3.34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73896">
                <text:p>-3.738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73896">
                <text:p>-3.738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73896">
                <text:p>-3.73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9376">
                <text:p>-3.29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67866">
                <text:p>-2.678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47122">
                <text:p>-3.47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16067">
                <text:p>-3.16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73927">
                <text:p>-2.73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0274">
                <text:p>-2.70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274">
                <text:p>-2.70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3413">
                <text:p>-2.3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0143">
                <text:p>-2.40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143">
                <text:p>-2.40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91096">
                <text:p>-2.91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92274">
                <text:p>-2.92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94894">
                <text:p>-2.948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68474">
                <text:p>-2.68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69614">
                <text:p>-2.696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78455">
                <text:p>-2.78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20115">
                <text:p>-3.20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52026">
                <text:p>-3.52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51635">
                <text:p>-3.51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69485">
                <text:p>-3.694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84535">
                <text:p>-3.84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95715">
                <text:p>-3.957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95552">
                <text:p>-3.955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0077">
                <text:p>-4.40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83107">
                <text:p>-4.83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.83107">
                <text:p>-4.83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22962">
                <text:p>-5.229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22962">
                <text:p>-5.22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01364">
                <text:p>-5.013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73514">
                <text:p>-4.735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98159">
                <text:p>-3.981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5686">
                <text:p>-3.5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5686">
                <text:p>-3.56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.52391">
                <text:p>-3.52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.81451">
                <text:p>-3.814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81451">
                <text:p>-3.814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8019">
                <text:p>-2.8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542">
                <text:p>-0.55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25360000000001">
                <text:p>-0.52536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11060000000001">
                <text:p>-0.41106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823">
                <text:p>-0.388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776">
                <text:p>0.28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453">
                <text:p>0.974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7453">
                <text:p>0.97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2145">
                <text:p>1.42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7544">
                <text:p>1.375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5394">
                <text:p>1.653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537">
                <text:p>2.0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9422">
                <text:p>1.89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899">
                <text:p>1.88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5638">
                <text:p>2.256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271">
                <text:p>2.02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4146">
                <text:p>1.74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781">
                <text:p>1.07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6763">
                <text:p>1.067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3904">
                <text:p>1.039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8662">
                <text:p>1.18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001">
                <text:p>1.18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662">
                <text:p>1.446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0326">
                <text:p>1.803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7795">
                <text:p>1.877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5629">
                <text:p>1.856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5297">
                <text:p>1.85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0561">
                <text:p>2.20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0561">
                <text:p>2.205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3884">
                <text:p>2.63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3013">
                <text:p>3.33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9395">
                <text:p>3.93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6439">
                <text:p>4.36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6439">
                <text:p>4.36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2348">
                <text:p>5.323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32348">
                <text:p>5.32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74803">
                <text:p>6.74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71632">
                <text:p>6.716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3875">
                <text:p>7.03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03371">
                <text:p>7.033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7111">
                <text:p>7.17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17111">
                <text:p>7.171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17111">
                <text:p>7.17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41654">
                <text:p>6.41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83588">
                <text:p>5.83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9337">
                <text:p>4.593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28646">
                <text:p>4.286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0134">
                <text:p>3.60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3003">
                <text:p>3.13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6204">
                <text:p>3.162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3938">
                <text:p>2.13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61129999999999">
                <text:p>0.861129999999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194">
                <text:p>0.90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178">
                <text:p>0.171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1363">
                <text:p>-1.01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988629999999999">
                <text:p>-0.988629999999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03829">
                <text:p>-2.038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88119">
                <text:p>-1.88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87319">
                <text:p>-1.873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36962">
                <text:p>-3.369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85954">
                <text:p>-4.859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46174">
                <text:p>-5.46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46632">
                <text:p>-5.466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46632">
                <text:p>-5.466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.81862">
                <text:p>-5.81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78843">
                <text:p>-5.788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80402">
                <text:p>-5.804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16271">
                <text:p>-5.16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16271">
                <text:p>-5.162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88581">
                <text:p>-3.885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88581">
                <text:p>-3.885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48821">
                <text:p>-3.488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56224">
                <text:p>-3.56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99804">
                <text:p>-2.99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2962">
                <text:p>-2.329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74642">
                <text:p>-1.74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75054">
                <text:p>-1.750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5421">
                <text:p>-1.154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11159">
                <text:p>-1.111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04969">
                <text:p>-1.049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0456">
                <text:p>-1.04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8011">
                <text:p>-0.48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989">
                <text:p>-0.109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0989">
                <text:p>-0.109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6686">
                <text:p>-0.166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729999999999">
                <text:p>0.134729999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9944">
                <text:p>0.399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548">
                <text:p>0.525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08300000000008">
                <text:p>0.07083000000000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9563">
                <text:p>-0.195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96260000000001">
                <text:p>-0.19626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7249">
                <text:p>-0.17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2342">
                <text:p>-0.923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2342">
                <text:p>-0.923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24195">
                <text:p>-1.24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15385">
                <text:p>-1.153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06172">
                <text:p>-1.061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05543">
                <text:p>-1.055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0032">
                <text:p>-1.00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17059">
                <text:p>-1.170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20186">
                <text:p>-1.201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20186">
                <text:p>-1.201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08599">
                <text:p>-1.085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08599">
                <text:p>-1.085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14670000000001">
                <text:p>-0.5146700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4606">
                <text:p>-0.646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69126">
                <text:p>-0.691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9369">
                <text:p>-0.69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1759">
                <text:p>-0.517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15811">
                <text:p>-1.158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16325">
                <text:p>-1.16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1393">
                <text:p>-1.13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704700000000003">
                <text:p>-0.07047000000000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23800000000001">
                <text:p>0.12380000000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30220000000001">
                <text:p>0.13022000000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33979999999999">
                <text:p>-0.233979999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18799999999984">
                <text:p>0.07187999999999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18799999999984">
                <text:p>0.07187999999999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299">
                <text:p>0.52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1229999999999">
                <text:p>0.931229999999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6453">
                <text:p>1.064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437">
                <text:p>1.24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4824">
                <text:p>1.248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2342">
                <text:p>1.223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1365">
                <text:p>1.213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1365">
                <text:p>1.213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3634">
                <text:p>1.136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829">
                <text:p>0.948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5874">
                <text:p>1.158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7541">
                <text:p>1.175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7587">
                <text:p>1.175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8289999999999">
                <text:p>0.9782899999999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8289999999999">
                <text:p>0.9782899999999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3508">
                <text:p>0.83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6194">
                <text:p>0.561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5799999999994">
                <text:p>0.03257999999999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35371">
                <text:p>-0.35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352080000000001">
                <text:p>-0.35208000000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57226">
                <text:p>-0.57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79768">
                <text:p>-0.79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79768">
                <text:p>-0.797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9768">
                <text:p>-0.79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9768">
                <text:p>-0.797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06898">
                <text:p>-1.068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443300000000001">
                <text:p>-0.443300000000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606959999999999">
                <text:p>-0.606959999999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0926">
                <text:p>-0.909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907210000000001">
                <text:p>-0.907210000000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77671">
                <text:p>-0.776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2883">
                <text:p>-0.928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852729999999999">
                <text:p>-0.8527299999999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854289999999999">
                <text:p>-0.8542899999999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38299999999998">
                <text:p>-0.33829999999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338299999999998">
                <text:p>-0.338299999999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338299999999998">
                <text:p>-0.3382999999999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338299999999998">
                <text:p>-0.3382999999999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389400000000002">
                <text:p>-0.03894000000000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719639999999998">
                <text:p>-0.719639999999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831539999999999">
                <text:p>-0.8315399999999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19115">
                <text:p>-2.191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1905">
                <text:p>-2.19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2881">
                <text:p>-2.28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00441">
                <text:p>-2.004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00458">
                <text:p>-2.004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1658">
                <text:p>-1.516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782060000000001">
                <text:p>-0.7820600000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19200000000002">
                <text:p>0.0819200000000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19200000000002">
                <text:p>0.08192000000000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33449999999999">
                <text:p>0.9334499999999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4056">
                <text:p>1.040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6101">
                <text:p>1.561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5464">
                <text:p>1.554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45352">
                <text:p>2.453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3479">
                <text:p>2.734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3479">
                <text:p>2.734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32724">
                <text:p>2.32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5114">
                <text:p>1.951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7722">
                <text:p>1.577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847">
                <text:p>0.988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4846">
                <text:p>0.748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65219999999999">
                <text:p>0.36521999999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1689999999999">
                <text:p>0.3716899999999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83300000000001">
                <text:p>-0.283300000000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42510000000001">
                <text:p>-0.34251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69750000000001">
                <text:p>-0.16975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69750000000001">
                <text:p>-0.16975000000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45288">
                <text:p>-0.452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95679999999999">
                <text:p>-0.6956799999999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782440000000001">
                <text:p>-0.782440000000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784140000000001">
                <text:p>-0.784140000000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585799999999999">
                <text:p>-0.585799999999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0146">
                <text:p>-0.401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37259999999999">
                <text:p>-0.2372599999999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238989999999999">
                <text:p>-0.2389899999999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58508">
                <text:p>-0.58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08738">
                <text:p>-1.087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09346">
                <text:p>-1.093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836369999999999">
                <text:p>-0.836369999999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7652">
                <text:p>-0.76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72422">
                <text:p>-1.724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72422">
                <text:p>-1.724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23831">
                <text:p>-1.238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995509999999999">
                <text:p>-0.9955099999999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4451">
                <text:p>-0.44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6648">
                <text:p>-0.166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22123">
                <text:p>-0.221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2123">
                <text:p>-0.221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05999999999962">
                <text:p>0.00305999999999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38489">
                <text:p>-0.384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70135">
                <text:p>-0.70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70115">
                <text:p>-0.701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899089999999999">
                <text:p>-0.8990899999999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53898">
                <text:p>-0.538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64138">
                <text:p>-0.64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63988">
                <text:p>-0.639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86082">
                <text:p>-0.860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817919999999999">
                <text:p>-0.8179199999999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817169999999999">
                <text:p>-0.817169999999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642589999999998">
                <text:p>-0.6425899999999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516489999999999">
                <text:p>-0.516489999999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1549">
                <text:p>-0.515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87830000000001">
                <text:p>-0.4878300000000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662610000000001">
                <text:p>-0.66261000000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55781">
                <text:p>-0.557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5572">
                <text:p>-0.55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9335">
                <text:p>-0.493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1051">
                <text:p>-0.410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39099">
                <text:p>-0.390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46949">
                <text:p>-0.469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468570000000002">
                <text:p>-0.4685700000000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206770000000001">
                <text:p>-0.206770000000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57390000000001">
                <text:p>-0.35739000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3605">
                <text:p>-0.36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307830000000001">
                <text:p>-0.3078300000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86430000000001">
                <text:p>-0.2864300000000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90570000000001">
                <text:p>-0.290570000000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9932">
                <text:p>-0.199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7916">
                <text:p>0.179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72889999999999">
                <text:p>0.1728899999999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06470000000001">
                <text:p>0.306470000000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4934">
                <text:p>0.249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38999999999999">
                <text:p>0.2389999999999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8999999999999">
                <text:p>0.2389999999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81839999999999">
                <text:p>0.2818399999999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706">
                <text:p>0.27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2367">
                <text:p>0.223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207709999999999">
                <text:p>-0.2077099999999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26116">
                <text:p>-0.261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247499999999999">
                <text:p>-0.247499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503769999999999">
                <text:p>-0.503769999999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715389999999999">
                <text:p>-0.715389999999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715389999999999">
                <text:p>-0.715389999999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11513">
                <text:p>-1.115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88105">
                <text:p>-0.881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481030000000001">
                <text:p>-0.481030000000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481030000000001">
                <text:p>-0.481030000000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76629999999998">
                <text:p>-0.4766299999999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47491">
                <text:p>-0.474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56531">
                <text:p>-0.565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20227">
                <text:p>-0.202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06860000000001">
                <text:p>-0.206860000000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59249">
                <text:p>-0.59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91610000000001">
                <text:p>0.591610000000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2727">
                <text:p>0.827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2701">
                <text:p>0.827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123700000000007">
                <text:p>-0.01237000000000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22500000000002">
                <text:p>0.0822500000000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94029999999999">
                <text:p>0.494029999999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94029999999999">
                <text:p>0.4940299999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2386">
                <text:p>-0.223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33169999999999">
                <text:p>0.2331699999999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61178">
                <text:p>1.611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0921">
                <text:p>1.609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421">
                <text:p>1.14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82129999999999">
                <text:p>0.1821299999999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82129999999999">
                <text:p>0.1821299999999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354139999999999">
                <text:p>-0.3541399999999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8192">
                <text:p>0.181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71919999999999">
                <text:p>0.3719199999999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68100000000001">
                <text:p>0.568100000000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0585">
                <text:p>0.105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0585">
                <text:p>0.105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585">
                <text:p>0.105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537129999999999">
                <text:p>-0.5371299999999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532640000000001">
                <text:p>-0.532640000000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7394">
                <text:p>-0.73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889500000000005">
                <text:p>0.08895000000000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51362">
                <text:p>-0.513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51174">
                <text:p>-0.511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418839999999999">
                <text:p>-0.418839999999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78570000000001">
                <text:p>0.478570000000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8752">
                <text:p>0.587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88190000000001">
                <text:p>0.58819000000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1095">
                <text:p>-0.210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932979999999999">
                <text:p>-0.932979999999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10099999999999">
                <text:p>0.2100999999999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10099999999999">
                <text:p>0.210099999999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2316">
                <text:p>-0.123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52949999999999">
                <text:p>0.1529499999999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52949999999999">
                <text:p>0.152949999999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347349999999999">
                <text:p>-0.3473499999999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242320000000001">
                <text:p>-0.242320000000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6823">
                <text:p>0.568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6823">
                <text:p>0.568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209949999999999">
                <text:p>-0.2099499999999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1256">
                <text:p>-0.212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2528">
                <text:p>-1.25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23227">
                <text:p>-1.232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65493">
                <text:p>-0.654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569230000000001">
                <text:p>-0.5692300000000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569100000000001">
                <text:p>-0.5691000000000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3278">
                <text:p>-1.32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335">
                <text:p>-1.3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34545">
                <text:p>-1.345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790620000000001">
                <text:p>-0.7906200000000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285310000000001">
                <text:p>-0.285310000000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285310000000001">
                <text:p>-0.285310000000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302720000000001">
                <text:p>-0.3027200000000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30992">
                <text:p>-0.309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8340000000001">
                <text:p>0.4183400000000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10860000000001">
                <text:p>0.4108600000000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27920000000001">
                <text:p>0.3279200000000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354380000000001">
                <text:p>-0.3543800000000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354380000000001">
                <text:p>-0.3543800000000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21380000000001">
                <text:p>0.32138000000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04640000000002">
                <text:p>0.6046400000000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76304">
                <text:p>-0.763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7684">
                <text:p>-0.76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30003">
                <text:p>-0.300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138299999999987">
                <text:p>-0.01382999999999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57530000000001">
                <text:p>0.2575300000000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98930000000001">
                <text:p>0.1989300000000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5329">
                <text:p>1.053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97660000000001">
                <text:p>0.1976600000000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00255">
                <text:p>-1.002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00255">
                <text:p>-1.002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21706">
                <text:p>-0.217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975099999999998">
                <text:p>-0.09750999999999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95093">
                <text:p>-0.950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962999999999999">
                <text:p>-0.9629999999999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5727">
                <text:p>-1.57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06273">
                <text:p>-1.062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06273">
                <text:p>-1.062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454599999999999">
                <text:p>-0.4545999999999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3551">
                <text:p>-0.35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29326">
                <text:p>-0.293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21598">
                <text:p>-0.215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21762">
                <text:p>-0.217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25841">
                <text:p>-0.258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25841">
                <text:p>-0.258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427379999999999">
                <text:p>-0.4273799999999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31274">
                <text:p>-0.312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8798">
                <text:p>-0.087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953399999999984">
                <text:p>-0.09533999999999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62889">
                <text:p>-0.628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05544">
                <text:p>-1.055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05544">
                <text:p>-1.055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291370000000001">
                <text:p>-0.2913700000000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963599999999989">
                <text:p>-0.09635999999999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393220000000001">
                <text:p>-0.3932200000000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32915">
                <text:p>-0.329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314919999999999">
                <text:p>-0.3149199999999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48156">
                <text:p>-0.481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48156">
                <text:p>-0.481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43483">
                <text:p>-0.434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9036">
                <text:p>-0.190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30171">
                <text:p>-0.30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411149999999999">
                <text:p>-0.4111499999999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96610000000002">
                <text:p>-0.1966100000000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96610000000002">
                <text:p>-0.1966100000000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652299999999997">
                <text:p>0.06522999999999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978899999999996">
                <text:p>-0.09788999999999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9699999999999">
                <text:p>0.0796999999999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879599999999989">
                <text:p>0.08795999999999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34579999999999">
                <text:p>0.2345799999999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17760000000001">
                <text:p>0.1177600000000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17760000000001">
                <text:p>0.1177600000000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3932">
                <text:p>-0.139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1382">
                <text:p>0.213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53399999999997">
                <text:p>0.03533999999999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79320000000001">
                <text:p>-0.1793200000000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79320000000001">
                <text:p>-0.1793200000000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3431">
                <text:p>-0.34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3431">
                <text:p>-0.34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4979">
                <text:p>-0.49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66340000000001">
                <text:p>-0.4663400000000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629630000000001">
                <text:p>-0.6296300000000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50986">
                <text:p>-0.509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202679999999999">
                <text:p>-0.2026799999999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202679999999999">
                <text:p>-0.202679999999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202679999999999">
                <text:p>-0.2026799999999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16000000000008">
                <text:p>0.04160000000000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377899999999993">
                <text:p>-0.03778999999999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24819999999999">
                <text:p>0.2248199999999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0709999999999">
                <text:p>0.1807099999999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976400000000002">
                <text:p>-0.0976400000000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976400000000002">
                <text:p>-0.09764000000000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828">
                <text:p>-0.18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68520000000001">
                <text:p>-0.1685200000000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66550000000001">
                <text:p>-0.1665500000000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83909999999999">
                <text:p>0.283909999999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420700000000007">
                <text:p>-0.04207000000000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28153">
                <text:p>-0.281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28153">
                <text:p>-0.281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06479999999999">
                <text:p>-0.1064799999999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28505">
                <text:p>-0.285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284280000000001">
                <text:p>-0.2842800000000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59562">
                <text:p>-0.595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57640000000001">
                <text:p>-0.0576400000000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574300000000001">
                <text:p>-0.05743000000000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327719999999999">
                <text:p>-0.3277199999999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51186">
                <text:p>-0.511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22856">
                <text:p>-0.228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228759999999999">
                <text:p>-0.2287599999999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25500000000005">
                <text:p>0.0325500000000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86449999999999">
                <text:p>-0.1864499999999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41879">
                <text:p>-0.418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736299999999996">
                <text:p>-0.07362999999999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761299999999991">
                <text:p>-0.07612999999999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8333">
                <text:p>0.18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71540000000001">
                <text:p>0.3715400000000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07889999999999">
                <text:p>-0.1078899999999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0942">
                <text:p>-0.109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03619999999999">
                <text:p>-0.1036199999999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1766">
                <text:p>0.217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766">
                <text:p>0.217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98260000000001">
                <text:p>0.7982600000000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7195">
                <text:p>1.271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1284">
                <text:p>1.012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0972">
                <text:p>1.009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07489999999999">
                <text:p>0.4074899999999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5874">
                <text:p>0.258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5874">
                <text:p>0.258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152400000000004">
                <text:p>-0.01524000000000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393750000000001">
                <text:p>-0.3937500000000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67439999999999">
                <text:p>-0.1674399999999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2079">
                <text:p>-0.20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20832">
                <text:p>-0.208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05240000000001">
                <text:p>0.4052400000000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3208">
                <text:p>-0.32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36116">
                <text:p>-0.361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36116">
                <text:p>-0.361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36116">
                <text:p>-0.36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36389">
                <text:p>-0.3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261489999999998">
                <text:p>-0.2614899999999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584679999999999">
                <text:p>-0.5846799999999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682070000000001">
                <text:p>-0.6820700000000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50332">
                <text:p>-0.503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498660000000001">
                <text:p>-0.4986600000000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57006">
                <text:p>-0.570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792859999999999">
                <text:p>-0.792859999999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792859999999999">
                <text:p>-0.7928599999999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73489">
                <text:p>-0.734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782490000000001">
                <text:p>-0.7824900000000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59216">
                <text:p>-0.592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592740000000001">
                <text:p>-0.5927400000000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484439999999999">
                <text:p>-0.4844399999999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436170000000001">
                <text:p>-0.4361700000000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356809999999999">
                <text:p>-0.3568099999999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356809999999999">
                <text:p>-0.3568099999999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2225">
                <text:p>-0.22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54509999999998">
                <text:p>-0.1545099999999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569199999999999">
                <text:p>-0.05691999999999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572900000000001">
                <text:p>-0.05729000000000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788399999999996">
                <text:p>-0.07883999999999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15977">
                <text:p>-0.159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6023">
                <text:p>-0.160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13677">
                <text:p>-0.136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3908">
                <text:p>-0.139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27499999999999">
                <text:p>0.2274999999999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198099999999997">
                <text:p>-0.01980999999999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198700000000009">
                <text:p>-0.01987000000000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509900000000005">
                <text:p>-0.05099000000000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96670000000001">
                <text:p>0.1966700000000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39809999999999">
                <text:p>0.1398099999999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30279999999999">
                <text:p>0.130279999999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12680000000001">
                <text:p>0.2126800000000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991499999999999">
                <text:p>-0.0991499999999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990600000000015">
                <text:p>-0.09906000000000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562200000000015">
                <text:p>-0.05622000000000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875599999999999">
                <text:p>-0.08755999999999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52330000000001">
                <text:p>-0.1523300000000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152040000000001">
                <text:p>-0.1520400000000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4507">
                <text:p>0.145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55600000000003">
                <text:p>0.03556000000000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55600000000003">
                <text:p>0.03556000000000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5934">
                <text:p>0.159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458099999999995">
                <text:p>-0.04580999999999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606299999999997">
                <text:p>-0.06062999999999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0995">
                <text:p>-0.109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956600000000005">
                <text:p>-0.09566000000000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